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32.26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28.29mm" fo:break-before="auto" style:use-optimal-row-height="true"/>
    </style:style>
    <style:style style:name="ro6" style:family="table-row">
      <style:table-row-properties style:row-height="44.17mm" fo:break-before="auto" style:use-optimal-row-height="true"/>
    </style:style>
    <style:style style:name="ro7" style:family="table-row">
      <style:table-row-properties style:row-height="16.39mm" fo:break-before="auto" style:use-optimal-row-height="true"/>
    </style:style>
    <style:style style:name="ro8" style:family="table-row">
      <style:table-row-properties style:row-height="262.45mm" fo:break-before="auto" style:use-optimal-row-height="true"/>
    </style:style>
    <style:style style:name="ro9" style:family="table-row">
      <style:table-row-properties style:row-height="64.01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office:value-type="string" calcext:value-type="string">
            <text:p>geoChatMessagesId</text:p>
          </table:table-cell>
          <table:table-cell office:value-type="string" calcext:value-type="string">
            <text:p>geoChatId</text:p>
          </table:table-cell>
          <table:table-cell office:value-type="string" calcext:value-type="string">
            <text:p>trailId</text:p>
          </table:table-cell>
          <table:table-cell office:value-type="string" calcext:value-type="string">
            <text:p>userId</text:p>
          </table:table-cell>
          <table:table-cell office:value-type="string" calcext:value-type="string">
            <text:p>userMessage</text:p>
          </table:table-cell>
          <table:table-cell office:value-type="string" calcext:value-type="string">
            <text:p>Flag</text:p>
          </table:table-cell>
        </table:table-row>
        <table:table-row table:style-name="ro1">
          <table:table-cell office:value-type="float" office:value="277831" calcext:value-type="float">
            <text:p>277831</text:p>
          </table:table-cell>
          <table:table-cell office:value-type="float" office:value="0" calcext:value-type="float">
            <text:p>0</text:p>
          </table:table-cell>
          <table:table-cell office:value-type="float" office:value="1296201" calcext:value-type="float">
            <text:p>1296201</text:p>
          </table:table-cell>
          <table:table-cell office:value-type="float" office:value="199910" calcext:value-type="float">
            <text:p>199910</text:p>
          </table:table-cell>
          <table:table-cell office:value-type="string" calcext:value-type="string">
            <text:p>[[@1]] <text:s/>Weekend challenge #42 <text:s/>: The Aquaholic Project</text:p>
          </table:table-cell>
          <table:table-cell/>
        </table:table-row>
        <table:table-row table:style-name="ro1">
          <table:table-cell office:value-type="float" office:value="359943" calcext:value-type="float">
            <text:p>359943</text:p>
          </table:table-cell>
          <table:table-cell office:value-type="float" office:value="0" calcext:value-type="float">
            <text:p>0</text:p>
          </table:table-cell>
          <table:table-cell office:value-type="float" office:value="2014377" calcext:value-type="float">
            <text:p>2014377</text:p>
          </table:table-cell>
          <table:table-cell office:value-type="float" office:value="629063" calcext:value-type="float">
            <text:p>629063</text:p>
          </table:table-cell>
          <table:table-cell office:value-type="string" calcext:value-type="string">
            <text:p>Come and visit Iran and Isfahan and our cafe[[@42526]]</text:p>
          </table:table-cell>
          <table:table-cell/>
        </table:table-row>
        <table:table-row table:style-name="ro1">
          <table:table-cell office:value-type="float" office:value="414454" calcext:value-type="float">
            <text:p>414454</text:p>
          </table:table-cell>
          <table:table-cell office:value-type="float" office:value="0" calcext:value-type="float">
            <text:p>0</text:p>
          </table:table-cell>
          <table:table-cell office:value-type="float" office:value="2254376" calcext:value-type="float">
            <text:p>2254376</text:p>
          </table:table-cell>
          <table:table-cell office:value-type="float" office:value="1340803" calcext:value-type="float">
            <text:p>1340803</text:p>
          </table:table-cell>
          <table:table-cell office:value-type="string" calcext:value-type="string">
            <text:p>Moti</text:p>
          </table:table-cell>
          <table:table-cell/>
        </table:table-row>
        <table:table-row table:style-name="ro1">
          <table:table-cell office:value-type="float" office:value="68670" calcext:value-type="float">
            <text:p>68670</text:p>
          </table:table-cell>
          <table:table-cell office:value-type="float" office:value="0" calcext:value-type="float">
            <text:p>0</text:p>
          </table:table-cell>
          <table:table-cell office:value-type="float" office:value="698291" calcext:value-type="float">
            <text:p>698291</text:p>
          </table:table-cell>
          <table:table-cell office:value-type="float" office:value="208239" calcext:value-type="float">
            <text:p>208239</text:p>
          </table:table-cell>
          <table:table-cell office:value-type="string" calcext:value-type="string">
            <text:p>@aryan.jambekar thank you</text:p>
          </table:table-cell>
          <table:table-cell/>
        </table:table-row>
        <table:table-row table:style-name="ro1">
          <table:table-cell office:value-type="float" office:value="115860" calcext:value-type="float">
            <text:p>115860</text:p>
          </table:table-cell>
          <table:table-cell office:value-type="float" office:value="0" calcext:value-type="float">
            <text:p>0</text:p>
          </table:table-cell>
          <table:table-cell office:value-type="float" office:value="814176" calcext:value-type="float">
            <text:p>814176</text:p>
          </table:table-cell>
          <table:table-cell office:value-type="float" office:value="208340" calcext:value-type="float">
            <text:p>208340</text:p>
          </table:table-cell>
          <table:table-cell office:value-type="string" calcext:value-type="string">
            <text:p>[[@85205]] yeh.. i posted on instagram. You can see their if you want. And thank you soo much for the complement. ?</text:p>
          </table:table-cell>
          <table:table-cell/>
        </table:table-row>
        <table:table-row table:style-name="ro1">
          <table:table-cell office:value-type="float" office:value="139752" calcext:value-type="float">
            <text:p>139752</text:p>
          </table:table-cell>
          <table:table-cell office:value-type="float" office:value="0" calcext:value-type="float">
            <text:p>0</text:p>
          </table:table-cell>
          <table:table-cell office:value-type="float" office:value="866449" calcext:value-type="float">
            <text:p>866449</text:p>
          </table:table-cell>
          <table:table-cell office:value-type="float" office:value="78651" calcext:value-type="float">
            <text:p>78651</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39774" calcext:value-type="float">
            <text:p>139774</text:p>
          </table:table-cell>
          <table:table-cell office:value-type="float" office:value="0" calcext:value-type="float">
            <text:p>0</text:p>
          </table:table-cell>
          <table:table-cell office:value-type="float" office:value="865655" calcext:value-type="float">
            <text:p>865655</text:p>
          </table:table-cell>
          <table:table-cell office:value-type="float" office:value="136344" calcext:value-type="float">
            <text:p>136344</text:p>
          </table:table-cell>
          <table:table-cell office:value-type="string" calcext:value-type="string">
            <text:p>Chal yaha jaate hai, chal waha jaate hai :D</text:p>
          </table:table-cell>
          <table:table-cell/>
        </table:table-row>
        <table:table-row table:style-name="ro1">
          <table:table-cell office:value-type="float" office:value="353872" calcext:value-type="float">
            <text:p>353872</text:p>
          </table:table-cell>
          <table:table-cell office:value-type="float" office:value="0" calcext:value-type="float">
            <text:p>0</text:p>
          </table:table-cell>
          <table:table-cell office:value-type="float" office:value="1920185" calcext:value-type="float">
            <text:p>1920185</text:p>
          </table:table-cell>
          <table:table-cell office:value-type="float" office:value="87994" calcext:value-type="float">
            <text:p>8799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76834" calcext:value-type="float">
            <text:p>376834</text:p>
          </table:table-cell>
          <table:table-cell office:value-type="float" office:value="0" calcext:value-type="float">
            <text:p>0</text:p>
          </table:table-cell>
          <table:table-cell office:value-type="float" office:value="2228895" calcext:value-type="float">
            <text:p>2228895</text:p>
          </table:table-cell>
          <table:table-cell office:value-type="float" office:value="41056" calcext:value-type="float">
            <text:p>41056</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94023" calcext:value-type="float">
            <text:p>394023</text:p>
          </table:table-cell>
          <table:table-cell office:value-type="float" office:value="0" calcext:value-type="float">
            <text:p>0</text:p>
          </table:table-cell>
          <table:table-cell office:value-type="float" office:value="1910509" calcext:value-type="float">
            <text:p>1910509</text:p>
          </table:table-cell>
          <table:table-cell office:value-type="float" office:value="938610" calcext:value-type="float">
            <text:p>938610</text:p>
          </table:table-cell>
          <table:table-cell office:value-type="string" calcext:value-type="string">
            <text:p>Good phud</text:p>
          </table:table-cell>
          <table:table-cell/>
        </table:table-row>
        <table:table-row table:style-name="ro2">
          <table:table-cell office:value-type="float" office:value="457191" calcext:value-type="float">
            <text:p>457191</text:p>
          </table:table-cell>
          <table:table-cell office:value-type="float" office:value="0" calcext:value-type="float">
            <text:p>0</text:p>
          </table:table-cell>
          <table:table-cell office:value-type="float" office:value="2269119" calcext:value-type="float">
            <text:p>2269119</text:p>
          </table:table-cell>
          <table:table-cell office:value-type="float" office:value="1893961" calcext:value-type="float">
            <text:p>1893961</text:p>
          </table:table-cell>
          <table:table-cell office:value-type="string" calcext:value-type="string">
            <text:p>Hello</text:p>
            <text:p>9351658481</text:p>
          </table:table-cell>
          <table:table-cell/>
        </table:table-row>
        <table:table-row table:style-name="ro1">
          <table:table-cell office:value-type="float" office:value="13779" calcext:value-type="float">
            <text:p>13779</text:p>
          </table:table-cell>
          <table:table-cell office:value-type="float" office:value="0" calcext:value-type="float">
            <text:p>0</text:p>
          </table:table-cell>
          <table:table-cell office:value-type="float" office:value="447841" calcext:value-type="float">
            <text:p>447841</text:p>
          </table:table-cell>
          <table:table-cell office:value-type="float" office:value="4786" calcext:value-type="float">
            <text:p>4786</text:p>
          </table:table-cell>
          <table:table-cell office:value-type="string" calcext:value-type="string">
            <text:p>That video is awesome! :D</text:p>
          </table:table-cell>
          <table:table-cell/>
        </table:table-row>
        <table:table-row table:style-name="ro1">
          <table:table-cell office:value-type="float" office:value="145284" calcext:value-type="float">
            <text:p>145284</text:p>
          </table:table-cell>
          <table:table-cell office:value-type="float" office:value="0" calcext:value-type="float">
            <text:p>0</text:p>
          </table:table-cell>
          <table:table-cell office:value-type="float" office:value="880300" calcext:value-type="float">
            <text:p>880300</text:p>
          </table:table-cell>
          <table:table-cell office:value-type="float" office:value="79922" calcext:value-type="float">
            <text:p>79922</text:p>
          </table:table-cell>
          <table:table-cell office:value-type="string" calcext:value-type="string">
            <text:p>i love your trails,Where to next? </text:p>
          </table:table-cell>
          <table:table-cell/>
        </table:table-row>
        <table:table-row table:style-name="ro1">
          <table:table-cell office:value-type="float" office:value="162561" calcext:value-type="float">
            <text:p>162561</text:p>
          </table:table-cell>
          <table:table-cell office:value-type="float" office:value="0" calcext:value-type="float">
            <text:p>0</text:p>
          </table:table-cell>
          <table:table-cell office:value-type="float" office:value="803909" calcext:value-type="float">
            <text:p>803909</text:p>
          </table:table-cell>
          <table:table-cell office:value-type="float" office:value="136509" calcext:value-type="float">
            <text:p>136509</text:p>
          </table:table-cell>
          <table:table-cell office:value-type="string" calcext:value-type="string">
            <text:p>The photos are just so cool, what camera do you use?</text:p>
          </table:table-cell>
          <table:table-cell/>
        </table:table-row>
        <table:table-row table:style-name="ro1">
          <table:table-cell office:value-type="float" office:value="168988" calcext:value-type="float">
            <text:p>168988</text:p>
          </table:table-cell>
          <table:table-cell office:value-type="float" office:value="0" calcext:value-type="float">
            <text:p>0</text:p>
          </table:table-cell>
          <table:table-cell office:value-type="float" office:value="940246" calcext:value-type="float">
            <text:p>940246</text:p>
          </table:table-cell>
          <table:table-cell office:value-type="float" office:value="82547" calcext:value-type="float">
            <text:p>82547</text:p>
          </table:table-cell>
          <table:table-cell office:value-type="string" calcext:value-type="string">
            <text:p>Dekhne mein mast lag rahi hai yeh jagah</text:p>
          </table:table-cell>
          <table:table-cell/>
        </table:table-row>
        <table:table-row table:style-name="ro2">
          <table:table-cell office:value-type="float" office:value="208026" calcext:value-type="float">
            <text:p>208026</text:p>
          </table:table-cell>
          <table:table-cell office:value-type="float" office:value="0" calcext:value-type="float">
            <text:p>0</text:p>
          </table:table-cell>
          <table:table-cell office:value-type="float" office:value="1067936" calcext:value-type="float">
            <text:p>1067936</text:p>
          </table:table-cell>
          <table:table-cell office:value-type="float" office:value="321282" calcext:value-type="float">
            <text:p>321282</text:p>
          </table:table-cell>
          <table:table-cell office:value-type="string" calcext:value-type="string">
            <text:p>[[@79443]] </text:p>
            <text:p>I also went to Gulmarg, Srinagar and Pehelgam.</text:p>
          </table:table-cell>
          <table:table-cell/>
        </table:table-row>
        <table:table-row table:style-name="ro1">
          <table:table-cell office:value-type="float" office:value="306307" calcext:value-type="float">
            <text:p>306307</text:p>
          </table:table-cell>
          <table:table-cell office:value-type="float" office:value="0" calcext:value-type="float">
            <text:p>0</text:p>
          </table:table-cell>
          <table:table-cell office:value-type="float" office:value="1619804" calcext:value-type="float">
            <text:p>1619804</text:p>
          </table:table-cell>
          <table:table-cell office:value-type="float" office:value="499112" calcext:value-type="float">
            <text:p>499112</text:p>
          </table:table-cell>
          <table:table-cell office:value-type="string" calcext:value-type="string">
            <text:p>Thanks</text:p>
          </table:table-cell>
          <table:table-cell/>
        </table:table-row>
        <table:table-row table:style-name="ro1">
          <table:table-cell office:value-type="float" office:value="332520" calcext:value-type="float">
            <text:p>332520</text:p>
          </table:table-cell>
          <table:table-cell office:value-type="float" office:value="0" calcext:value-type="float">
            <text:p>0</text:p>
          </table:table-cell>
          <table:table-cell office:value-type="float" office:value="1775183" calcext:value-type="float">
            <text:p>1775183</text:p>
          </table:table-cell>
          <table:table-cell office:value-type="float" office:value="78797" calcext:value-type="float">
            <text:p>78797</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83648" calcext:value-type="float">
            <text:p>383648</text:p>
          </table:table-cell>
          <table:table-cell office:value-type="float" office:value="0" calcext:value-type="float">
            <text:p>0</text:p>
          </table:table-cell>
          <table:table-cell office:value-type="float" office:value="2176971" calcext:value-type="float">
            <text:p>2176971</text:p>
          </table:table-cell>
          <table:table-cell office:value-type="float" office:value="809756" calcext:value-type="float">
            <text:p>809756</text:p>
          </table:table-cell>
          <table:table-cell office:value-type="string" calcext:value-type="string">
            <text:p>[[@576096]] <text:s/>noo</text:p>
          </table:table-cell>
          <table:table-cell/>
        </table:table-row>
        <table:table-row table:style-name="ro1">
          <table:table-cell office:value-type="float" office:value="462911" calcext:value-type="float">
            <text:p>462911</text:p>
          </table:table-cell>
          <table:table-cell office:value-type="float" office:value="0" calcext:value-type="float">
            <text:p>0</text:p>
          </table:table-cell>
          <table:table-cell office:value-type="float" office:value="2269162" calcext:value-type="float">
            <text:p>2269162</text:p>
          </table:table-cell>
          <table:table-cell office:value-type="float" office:value="2229158" calcext:value-type="float">
            <text:p>2229158</text:p>
          </table:table-cell>
          <table:table-cell office:value-type="string" calcext:value-type="string">
            <text:p>Good image</text:p>
          </table:table-cell>
          <table:table-cell/>
        </table:table-row>
        <table:table-row table:style-name="ro1">
          <table:table-cell office:value-type="float" office:value="43418" calcext:value-type="float">
            <text:p>43418</text:p>
          </table:table-cell>
          <table:table-cell office:value-type="float" office:value="0" calcext:value-type="float">
            <text:p>0</text:p>
          </table:table-cell>
          <table:table-cell office:value-type="float" office:value="641213" calcext:value-type="float">
            <text:p>641213</text:p>
          </table:table-cell>
          <table:table-cell office:value-type="float" office:value="191624" calcext:value-type="float">
            <text:p>191624</text:p>
          </table:table-cell>
          <table:table-cell office:value-type="string" calcext:value-type="string">
            <text:p>Thanks @foodiecouple.pv <text:s/>?❤.I appreciate it?</text:p>
          </table:table-cell>
          <table:table-cell/>
        </table:table-row>
        <table:table-row table:style-name="ro1">
          <table:table-cell office:value-type="float" office:value="107527" calcext:value-type="float">
            <text:p>107527</text:p>
          </table:table-cell>
          <table:table-cell office:value-type="float" office:value="0" calcext:value-type="float">
            <text:p>0</text:p>
          </table:table-cell>
          <table:table-cell office:value-type="float" office:value="773057" calcext:value-type="float">
            <text:p>773057</text:p>
          </table:table-cell>
          <table:table-cell office:value-type="float" office:value="236420" calcext:value-type="float">
            <text:p>236420</text:p>
          </table:table-cell>
          <table:table-cell office:value-type="string" calcext:value-type="string">
            <text:p>Nice looking</text:p>
          </table:table-cell>
          <table:table-cell/>
        </table:table-row>
        <table:table-row table:style-name="ro1">
          <table:table-cell office:value-type="float" office:value="134900" calcext:value-type="float">
            <text:p>134900</text:p>
          </table:table-cell>
          <table:table-cell office:value-type="float" office:value="0" calcext:value-type="float">
            <text:p>0</text:p>
          </table:table-cell>
          <table:table-cell office:value-type="float" office:value="853167" calcext:value-type="float">
            <text:p>853167</text:p>
          </table:table-cell>
          <table:table-cell office:value-type="float" office:value="83960" calcext:value-type="float">
            <text:p>8396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81581" calcext:value-type="float">
            <text:p>181581</text:p>
          </table:table-cell>
          <table:table-cell office:value-type="float" office:value="0" calcext:value-type="float">
            <text:p>0</text:p>
          </table:table-cell>
          <table:table-cell office:value-type="float" office:value="97415" calcext:value-type="float">
            <text:p>97415</text:p>
          </table:table-cell>
          <table:table-cell office:value-type="float" office:value="79671" calcext:value-type="float">
            <text:p>79671</text:p>
          </table:table-cell>
          <table:table-cell office:value-type="string" calcext:value-type="string">
            <text:p>The photos are just so cool, what camera do you use?</text:p>
          </table:table-cell>
          <table:table-cell/>
        </table:table-row>
        <table:table-row table:style-name="ro1">
          <table:table-cell office:value-type="float" office:value="228163" calcext:value-type="float">
            <text:p>228163</text:p>
          </table:table-cell>
          <table:table-cell office:value-type="float" office:value="0" calcext:value-type="float">
            <text:p>0</text:p>
          </table:table-cell>
          <table:table-cell office:value-type="float" office:value="1172056" calcext:value-type="float">
            <text:p>1172056</text:p>
          </table:table-cell>
          <table:table-cell office:value-type="float" office:value="45179" calcext:value-type="float">
            <text:p>4517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62986" calcext:value-type="float">
            <text:p>262986</text:p>
          </table:table-cell>
          <table:table-cell office:value-type="float" office:value="0" calcext:value-type="float">
            <text:p>0</text:p>
          </table:table-cell>
          <table:table-cell office:value-type="float" office:value="1366971" calcext:value-type="float">
            <text:p>1366971</text:p>
          </table:table-cell>
          <table:table-cell office:value-type="float" office:value="80322" calcext:value-type="float">
            <text:p>80322</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30755" calcext:value-type="float">
            <text:p>330755</text:p>
          </table:table-cell>
          <table:table-cell office:value-type="float" office:value="0" calcext:value-type="float">
            <text:p>0</text:p>
          </table:table-cell>
          <table:table-cell office:value-type="float" office:value="1768526" calcext:value-type="float">
            <text:p>1768526</text:p>
          </table:table-cell>
          <table:table-cell office:value-type="float" office:value="81540" calcext:value-type="float">
            <text:p>81540</text:p>
          </table:table-cell>
          <table:table-cell office:value-type="string" calcext:value-type="string">
            <text:p>Awesome! I too am heading there next week</text:p>
          </table:table-cell>
          <table:table-cell/>
        </table:table-row>
        <table:table-row table:style-name="ro1">
          <table:table-cell office:value-type="float" office:value="350480" calcext:value-type="float">
            <text:p>350480</text:p>
          </table:table-cell>
          <table:table-cell office:value-type="float" office:value="0" calcext:value-type="float">
            <text:p>0</text:p>
          </table:table-cell>
          <table:table-cell office:value-type="float" office:value="1888594" calcext:value-type="float">
            <text:p>1888594</text:p>
          </table:table-cell>
          <table:table-cell office:value-type="float" office:value="87600" calcext:value-type="float">
            <text:p>87600</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67409" calcext:value-type="float">
            <text:p>367409</text:p>
          </table:table-cell>
          <table:table-cell office:value-type="float" office:value="0" calcext:value-type="float">
            <text:p>0</text:p>
          </table:table-cell>
          <table:table-cell office:value-type="float" office:value="2151918" calcext:value-type="float">
            <text:p>2151918</text:p>
          </table:table-cell>
          <table:table-cell office:value-type="float" office:value="77745" calcext:value-type="float">
            <text:p>77745</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450139" calcext:value-type="float">
            <text:p>450139</text:p>
          </table:table-cell>
          <table:table-cell office:value-type="float" office:value="0" calcext:value-type="float">
            <text:p>0</text:p>
          </table:table-cell>
          <table:table-cell office:value-type="float" office:value="2262233" calcext:value-type="float">
            <text:p>2262233</text:p>
          </table:table-cell>
          <table:table-cell office:value-type="float" office:value="1895748" calcext:value-type="float">
            <text:p>1895748</text:p>
          </table:table-cell>
          <table:table-cell office:value-type="string" calcext:value-type="string">
            <text:p>Nice</text:p>
          </table:table-cell>
          <table:table-cell/>
        </table:table-row>
        <table:table-row table:style-name="ro1">
          <table:table-cell office:value-type="float" office:value="2493" calcext:value-type="float">
            <text:p>2493</text:p>
          </table:table-cell>
          <table:table-cell office:value-type="float" office:value="8250" calcext:value-type="float">
            <text:p>8250</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You do some amazing explorations! Keep going ☺️</text:p>
          </table:table-cell>
          <table:table-cell/>
        </table:table-row>
        <table:table-row table:style-name="ro1">
          <table:table-cell office:value-type="float" office:value="16745" calcext:value-type="float">
            <text:p>16745</text:p>
          </table:table-cell>
          <table:table-cell office:value-type="float" office:value="223223" calcext:value-type="float">
            <text:p>223223</text:p>
          </table:table-cell>
          <table:table-cell office:value-type="float" office:value="0" calcext:value-type="float">
            <text:p>0</text:p>
          </table:table-cell>
          <table:table-cell office:value-type="float" office:value="158122" calcext:value-type="float">
            <text:p>158122</text:p>
          </table:table-cell>
          <table:table-cell office:value-type="string" calcext:value-type="string">
            <text:p>This was a most romantic and fascinating place to visit. Somehow I felt like one of the princesses during that era. A good guide adds to the beauty of the place. A memorable experience</text:p>
          </table:table-cell>
          <table:table-cell/>
        </table:table-row>
        <table:table-row table:style-name="ro1">
          <table:table-cell office:value-type="float" office:value="81729" calcext:value-type="float">
            <text:p>81729</text:p>
          </table:table-cell>
          <table:table-cell office:value-type="float" office:value="0" calcext:value-type="float">
            <text:p>0</text:p>
          </table:table-cell>
          <table:table-cell office:value-type="float" office:value="740007" calcext:value-type="float">
            <text:p>740007</text:p>
          </table:table-cell>
          <table:table-cell office:value-type="float" office:value="40225" calcext:value-type="float">
            <text:p>40225</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19331" calcext:value-type="float">
            <text:p>119331</text:p>
          </table:table-cell>
          <table:table-cell office:value-type="float" office:value="0" calcext:value-type="float">
            <text:p>0</text:p>
          </table:table-cell>
          <table:table-cell office:value-type="float" office:value="764405" calcext:value-type="float">
            <text:p>764405</text:p>
          </table:table-cell>
          <table:table-cell office:value-type="float" office:value="40558" calcext:value-type="float">
            <text:p>40558</text:p>
          </table:table-cell>
          <table:table-cell office:value-type="string" calcext:value-type="string">
            <text:p>Sahi khel gaye tum toh</text:p>
          </table:table-cell>
          <table:table-cell/>
        </table:table-row>
        <table:table-row table:style-name="ro1">
          <table:table-cell office:value-type="float" office:value="359765" calcext:value-type="float">
            <text:p>359765</text:p>
          </table:table-cell>
          <table:table-cell office:value-type="float" office:value="0" calcext:value-type="float">
            <text:p>0</text:p>
          </table:table-cell>
          <table:table-cell office:value-type="float" office:value="2011313" calcext:value-type="float">
            <text:p>2011313</text:p>
          </table:table-cell>
          <table:table-cell office:value-type="float" office:value="86197" calcext:value-type="float">
            <text:p>8619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77769" calcext:value-type="float">
            <text:p>377769</text:p>
          </table:table-cell>
          <table:table-cell office:value-type="float" office:value="0" calcext:value-type="float">
            <text:p>0</text:p>
          </table:table-cell>
          <table:table-cell office:value-type="float" office:value="2230084" calcext:value-type="float">
            <text:p>2230084</text:p>
          </table:table-cell>
          <table:table-cell office:value-type="float" office:value="83478" calcext:value-type="float">
            <text:p>83478</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403450" calcext:value-type="float">
            <text:p>403450</text:p>
          </table:table-cell>
          <table:table-cell office:value-type="float" office:value="0" calcext:value-type="float">
            <text:p>0</text:p>
          </table:table-cell>
          <table:table-cell office:value-type="float" office:value="2299180" calcext:value-type="float">
            <text:p>2299180</text:p>
          </table:table-cell>
          <table:table-cell office:value-type="float" office:value="6885" calcext:value-type="float">
            <text:p>6885</text:p>
          </table:table-cell>
          <table:table-cell office:value-type="string" calcext:value-type="string">
            <text:p>Good job </text:p>
          </table:table-cell>
          <table:table-cell/>
        </table:table-row>
        <table:table-row table:style-name="ro1">
          <table:table-cell office:value-type="float" office:value="443430" calcext:value-type="float">
            <text:p>443430</text:p>
          </table:table-cell>
          <table:table-cell office:value-type="float" office:value="0" calcext:value-type="float">
            <text:p>0</text:p>
          </table:table-cell>
          <table:table-cell office:value-type="float" office:value="2317326" calcext:value-type="float">
            <text:p>2317326</text:p>
          </table:table-cell>
          <table:table-cell office:value-type="float" office:value="1733116" calcext:value-type="float">
            <text:p>1733116</text:p>
          </table:table-cell>
          <table:table-cell office:value-type="string" calcext:value-type="string">
            <text:p>Can I fuck you</text:p>
          </table:table-cell>
          <table:table-cell/>
        </table:table-row>
        <table:table-row table:style-name="ro1">
          <table:table-cell office:value-type="float" office:value="206682" calcext:value-type="float">
            <text:p>206682</text:p>
          </table:table-cell>
          <table:table-cell office:value-type="float" office:value="0" calcext:value-type="float">
            <text:p>0</text:p>
          </table:table-cell>
          <table:table-cell office:value-type="float" office:value="1064390" calcext:value-type="float">
            <text:p>1064390</text:p>
          </table:table-cell>
          <table:table-cell office:value-type="float" office:value="136534" calcext:value-type="float">
            <text:p>136534</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27602" calcext:value-type="float">
            <text:p>327602</text:p>
          </table:table-cell>
          <table:table-cell office:value-type="float" office:value="0" calcext:value-type="float">
            <text:p>0</text:p>
          </table:table-cell>
          <table:table-cell office:value-type="float" office:value="1752604" calcext:value-type="float">
            <text:p>1752604</text:p>
          </table:table-cell>
          <table:table-cell office:value-type="float" office:value="42944" calcext:value-type="float">
            <text:p>42944</text:p>
          </table:table-cell>
          <table:table-cell office:value-type="string" calcext:value-type="string">
            <text:p>Nice Foto ?</text:p>
          </table:table-cell>
          <table:table-cell/>
        </table:table-row>
        <table:table-row table:style-name="ro1">
          <table:table-cell office:value-type="float" office:value="365493" calcext:value-type="float">
            <text:p>365493</text:p>
          </table:table-cell>
          <table:table-cell office:value-type="float" office:value="0" calcext:value-type="float">
            <text:p>0</text:p>
          </table:table-cell>
          <table:table-cell office:value-type="float" office:value="2122633" calcext:value-type="float">
            <text:p>2122633</text:p>
          </table:table-cell>
          <table:table-cell office:value-type="float" office:value="625915" calcext:value-type="float">
            <text:p>625915</text:p>
          </table:table-cell>
          <table:table-cell office:value-type="string" calcext:value-type="string">
            <text:p>[[@1]]</text:p>
          </table:table-cell>
          <table:table-cell/>
        </table:table-row>
        <table:table-row table:style-name="ro1">
          <table:table-cell office:value-type="float" office:value="383676" calcext:value-type="float">
            <text:p>383676</text:p>
          </table:table-cell>
          <table:table-cell office:value-type="float" office:value="0" calcext:value-type="float">
            <text:p>0</text:p>
          </table:table-cell>
          <table:table-cell office:value-type="float" office:value="2260042" calcext:value-type="float">
            <text:p>2260042</text:p>
          </table:table-cell>
          <table:table-cell office:value-type="float" office:value="863850" calcext:value-type="float">
            <text:p>863850</text:p>
          </table:table-cell>
          <table:table-cell office:value-type="string" calcext:value-type="string">
            <text:p>Hello</text:p>
          </table:table-cell>
          <table:table-cell/>
        </table:table-row>
        <table:table-row table:style-name="ro1">
          <table:table-cell office:value-type="float" office:value="385775" calcext:value-type="float">
            <text:p>385775</text:p>
          </table:table-cell>
          <table:table-cell office:value-type="float" office:value="0" calcext:value-type="float">
            <text:p>0</text:p>
          </table:table-cell>
          <table:table-cell office:value-type="float" office:value="2266088" calcext:value-type="float">
            <text:p>2266088</text:p>
          </table:table-cell>
          <table:table-cell office:value-type="float" office:value="796264" calcext:value-type="float">
            <text:p>796264</text:p>
          </table:table-cell>
          <table:table-cell office:value-type="string" calcext:value-type="string">
            <text:p>u r baby face</text:p>
          </table:table-cell>
          <table:table-cell/>
        </table:table-row>
        <table:table-row table:style-name="ro1">
          <table:table-cell office:value-type="float" office:value="412714" calcext:value-type="float">
            <text:p>412714</text:p>
          </table:table-cell>
          <table:table-cell office:value-type="float" office:value="0" calcext:value-type="float">
            <text:p>0</text:p>
          </table:table-cell>
          <table:table-cell office:value-type="float" office:value="2340371" calcext:value-type="float">
            <text:p>2340371</text:p>
          </table:table-cell>
          <table:table-cell office:value-type="float" office:value="1033012" calcext:value-type="float">
            <text:p>1033012</text:p>
          </table:table-cell>
          <table:table-cell office:value-type="string" calcext:value-type="string">
            <text:p>Happy holi</text:p>
          </table:table-cell>
          <table:table-cell/>
        </table:table-row>
        <table:table-row table:style-name="ro1">
          <table:table-cell office:value-type="float" office:value="8118" calcext:value-type="float">
            <text:p>8118</text:p>
          </table:table-cell>
          <table:table-cell office:value-type="float" office:value="0" calcext:value-type="float">
            <text:p>0</text:p>
          </table:table-cell>
          <table:table-cell office:value-type="float" office:value="337013" calcext:value-type="float">
            <text:p>337013</text:p>
          </table:table-cell>
          <table:table-cell office:value-type="float" office:value="111374" calcext:value-type="float">
            <text:p>111374</text:p>
          </table:table-cell>
          <table:table-cell office:value-type="string" calcext:value-type="string">
            <text:p>[[@1]]</text:p>
          </table:table-cell>
          <table:table-cell/>
        </table:table-row>
        <table:table-row table:style-name="ro1">
          <table:table-cell office:value-type="float" office:value="141380" calcext:value-type="float">
            <text:p>141380</text:p>
          </table:table-cell>
          <table:table-cell office:value-type="float" office:value="0" calcext:value-type="float">
            <text:p>0</text:p>
          </table:table-cell>
          <table:table-cell office:value-type="float" office:value="870397" calcext:value-type="float">
            <text:p>870397</text:p>
          </table:table-cell>
          <table:table-cell office:value-type="float" office:value="83020" calcext:value-type="float">
            <text:p>8302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71972" calcext:value-type="float">
            <text:p>171972</text:p>
          </table:table-cell>
          <table:table-cell office:value-type="float" office:value="0" calcext:value-type="float">
            <text:p>0</text:p>
          </table:table-cell>
          <table:table-cell office:value-type="float" office:value="950976" calcext:value-type="float">
            <text:p>950976</text:p>
          </table:table-cell>
          <table:table-cell office:value-type="float" office:value="286196" calcext:value-type="float">
            <text:p>286196</text:p>
          </table:table-cell>
          <table:table-cell office:value-type="string" calcext:value-type="string">
            <text:p>[[@81155]] yes it was an amazing</text:p>
          </table:table-cell>
          <table:table-cell/>
        </table:table-row>
        <table:table-row table:style-name="ro1">
          <table:table-cell office:value-type="float" office:value="194798" calcext:value-type="float">
            <text:p>194798</text:p>
          </table:table-cell>
          <table:table-cell office:value-type="float" office:value="0" calcext:value-type="float">
            <text:p>0</text:p>
          </table:table-cell>
          <table:table-cell office:value-type="float" office:value="452070" calcext:value-type="float">
            <text:p>452070</text:p>
          </table:table-cell>
          <table:table-cell office:value-type="float" office:value="305052" calcext:value-type="float">
            <text:p>305052</text:p>
          </table:table-cell>
          <table:table-cell office:value-type="string" calcext:value-type="string">
            <text:p>[[@232106]] haha</text:p>
          </table:table-cell>
          <table:table-cell/>
        </table:table-row>
        <table:table-row table:style-name="ro1">
          <table:table-cell office:value-type="float" office:value="245760" calcext:value-type="float">
            <text:p>245760</text:p>
          </table:table-cell>
          <table:table-cell office:value-type="float" office:value="0" calcext:value-type="float">
            <text:p>0</text:p>
          </table:table-cell>
          <table:table-cell office:value-type="float" office:value="1232799" calcext:value-type="float">
            <text:p>1232799</text:p>
          </table:table-cell>
          <table:table-cell office:value-type="float" office:value="81580" calcext:value-type="float">
            <text:p>81580</text:p>
          </table:table-cell>
          <table:table-cell office:value-type="string" calcext:value-type="string">
            <text:p>Amazing trail</text:p>
          </table:table-cell>
          <table:table-cell/>
        </table:table-row>
        <table:table-row table:style-name="ro1">
          <table:table-cell office:value-type="float" office:value="382058" calcext:value-type="float">
            <text:p>382058</text:p>
          </table:table-cell>
          <table:table-cell office:value-type="float" office:value="0" calcext:value-type="float">
            <text:p>0</text:p>
          </table:table-cell>
          <table:table-cell office:value-type="float" office:value="2252449" calcext:value-type="float">
            <text:p>2252449</text:p>
          </table:table-cell>
          <table:table-cell office:value-type="float" office:value="699355" calcext:value-type="float">
            <text:p>699355</text:p>
          </table:table-cell>
          <table:table-cell office:value-type="string" calcext:value-type="string">
            <text:p>[[@1]]</text:p>
          </table:table-cell>
          <table:table-cell/>
        </table:table-row>
        <table:table-row table:style-name="ro1">
          <table:table-cell office:value-type="float" office:value="413281" calcext:value-type="float">
            <text:p>413281</text:p>
          </table:table-cell>
          <table:table-cell office:value-type="float" office:value="0" calcext:value-type="float">
            <text:p>0</text:p>
          </table:table-cell>
          <table:table-cell office:value-type="float" office:value="2265462" calcext:value-type="float">
            <text:p>2265462</text:p>
          </table:table-cell>
          <table:table-cell office:value-type="float" office:value="1236155" calcext:value-type="float">
            <text:p>1236155</text:p>
          </table:table-cell>
          <table:table-cell office:value-type="string" calcext:value-type="string">
            <text:p>Hi</text:p>
          </table:table-cell>
          <table:table-cell/>
        </table:table-row>
        <table:table-row table:style-name="ro1">
          <table:table-cell office:value-type="float" office:value="430406" calcext:value-type="float">
            <text:p>430406</text:p>
          </table:table-cell>
          <table:table-cell office:value-type="float" office:value="0" calcext:value-type="float">
            <text:p>0</text:p>
          </table:table-cell>
          <table:table-cell office:value-type="float" office:value="774061" calcext:value-type="float">
            <text:p>774061</text:p>
          </table:table-cell>
          <table:table-cell office:value-type="float" office:value="47436" calcext:value-type="float">
            <text:p>47436</text:p>
          </table:table-cell>
          <table:table-cell office:value-type="string" calcext:value-type="string">
            <text:p>one of the 8th wonders of the world!</text:p>
          </table:table-cell>
          <table:table-cell/>
        </table:table-row>
        <table:table-row table:style-name="ro1">
          <table:table-cell office:value-type="float" office:value="16384" calcext:value-type="float">
            <text:p>16384</text:p>
          </table:table-cell>
          <table:table-cell office:value-type="float" office:value="0" calcext:value-type="float">
            <text:p>0</text:p>
          </table:table-cell>
          <table:table-cell office:value-type="float" office:value="473704" calcext:value-type="float">
            <text:p>473704</text:p>
          </table:table-cell>
          <table:table-cell office:value-type="float" office:value="140735" calcext:value-type="float">
            <text:p>140735</text:p>
          </table:table-cell>
          <table:table-cell office:value-type="string" calcext:value-type="string">
            <text:p>[[@1]]</text:p>
          </table:table-cell>
          <table:table-cell/>
        </table:table-row>
        <table:table-row table:style-name="ro1">
          <table:table-cell office:value-type="float" office:value="190524" calcext:value-type="float">
            <text:p>190524</text:p>
          </table:table-cell>
          <table:table-cell office:value-type="float" office:value="0" calcext:value-type="float">
            <text:p>0</text:p>
          </table:table-cell>
          <table:table-cell office:value-type="float" office:value="632523" calcext:value-type="float">
            <text:p>632523</text:p>
          </table:table-cell>
          <table:table-cell office:value-type="float" office:value="292575" calcext:value-type="float">
            <text:p>292575</text:p>
          </table:table-cell>
          <table:table-cell office:value-type="string" calcext:value-type="string">
            <text:p>Wow</text:p>
          </table:table-cell>
          <table:table-cell/>
        </table:table-row>
        <table:table-row table:style-name="ro1">
          <table:table-cell office:value-type="float" office:value="195647" calcext:value-type="float">
            <text:p>195647</text:p>
          </table:table-cell>
          <table:table-cell office:value-type="float" office:value="0" calcext:value-type="float">
            <text:p>0</text:p>
          </table:table-cell>
          <table:table-cell office:value-type="float" office:value="1014804" calcext:value-type="float">
            <text:p>1014804</text:p>
          </table:table-cell>
          <table:table-cell office:value-type="float" office:value="42574" calcext:value-type="float">
            <text:p>42574</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75465" calcext:value-type="float">
            <text:p>275465</text:p>
          </table:table-cell>
          <table:table-cell office:value-type="float" office:value="0" calcext:value-type="float">
            <text:p>0</text:p>
          </table:table-cell>
          <table:table-cell office:value-type="float" office:value="1440214" calcext:value-type="float">
            <text:p>1440214</text:p>
          </table:table-cell>
          <table:table-cell office:value-type="float" office:value="49522" calcext:value-type="float">
            <text:p>49522</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29852" calcext:value-type="float">
            <text:p>329852</text:p>
          </table:table-cell>
          <table:table-cell office:value-type="float" office:value="0" calcext:value-type="float">
            <text:p>0</text:p>
          </table:table-cell>
          <table:table-cell office:value-type="float" office:value="1763837" calcext:value-type="float">
            <text:p>1763837</text:p>
          </table:table-cell>
          <table:table-cell office:value-type="float" office:value="44441" calcext:value-type="float">
            <text:p>4444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96826" calcext:value-type="float">
            <text:p>396826</text:p>
          </table:table-cell>
          <table:table-cell office:value-type="float" office:value="0" calcext:value-type="float">
            <text:p>0</text:p>
          </table:table-cell>
          <table:table-cell office:value-type="float" office:value="2288020" calcext:value-type="float">
            <text:p>2288020</text:p>
          </table:table-cell>
          <table:table-cell office:value-type="float" office:value="979449" calcext:value-type="float">
            <text:p>979449</text:p>
          </table:table-cell>
          <table:table-cell office:value-type="string" calcext:value-type="string">
            <text:p>Hi</text:p>
          </table:table-cell>
          <table:table-cell/>
        </table:table-row>
        <table:table-row table:style-name="ro1">
          <table:table-cell office:value-type="float" office:value="405601" calcext:value-type="float">
            <text:p>405601</text:p>
          </table:table-cell>
          <table:table-cell office:value-type="float" office:value="0" calcext:value-type="float">
            <text:p>0</text:p>
          </table:table-cell>
          <table:table-cell office:value-type="float" office:value="2254669" calcext:value-type="float">
            <text:p>2254669</text:p>
          </table:table-cell>
          <table:table-cell office:value-type="float" office:value="447962" calcext:value-type="float">
            <text:p>447962</text:p>
          </table:table-cell>
          <table:table-cell office:value-type="string" calcext:value-type="string">
            <text:p>Nice</text:p>
          </table:table-cell>
          <table:table-cell/>
        </table:table-row>
        <table:table-row table:style-name="ro1">
          <table:table-cell office:value-type="float" office:value="45075" calcext:value-type="float">
            <text:p>45075</text:p>
          </table:table-cell>
          <table:table-cell office:value-type="float" office:value="261956" calcext:value-type="float">
            <text:p>261956</text:p>
          </table:table-cell>
          <table:table-cell office:value-type="float" office:value="0" calcext:value-type="float">
            <text:p>0</text:p>
          </table:table-cell>
          <table:table-cell office:value-type="float" office:value="190472" calcext:value-type="float">
            <text:p>190472</text:p>
          </table:table-cell>
          <table:table-cell office:value-type="string" calcext:value-type="string">
            <text:p>Tu thanyat Ali hotis tar call karaycha na</text:p>
          </table:table-cell>
          <table:table-cell/>
        </table:table-row>
        <table:table-row table:style-name="ro1">
          <table:table-cell office:value-type="float" office:value="48270" calcext:value-type="float">
            <text:p>48270</text:p>
          </table:table-cell>
          <table:table-cell office:value-type="float" office:value="0" calcext:value-type="float">
            <text:p>0</text:p>
          </table:table-cell>
          <table:table-cell office:value-type="float" office:value="131271" calcext:value-type="float">
            <text:p>131271</text:p>
          </table:table-cell>
          <table:table-cell office:value-type="float" office:value="194458" calcext:value-type="float">
            <text:p>194458</text:p>
          </table:table-cell>
          <table:table-cell office:value-type="string" calcext:value-type="string">
            <text:p>Suggestions please to do this</text:p>
          </table:table-cell>
          <table:table-cell/>
        </table:table-row>
        <table:table-row table:style-name="ro1">
          <table:table-cell office:value-type="float" office:value="64215" calcext:value-type="float">
            <text:p>64215</text:p>
          </table:table-cell>
          <table:table-cell office:value-type="float" office:value="0" calcext:value-type="float">
            <text:p>0</text:p>
          </table:table-cell>
          <table:table-cell office:value-type="float" office:value="687975" calcext:value-type="float">
            <text:p>687975</text:p>
          </table:table-cell>
          <table:table-cell office:value-type="float" office:value="83367" calcext:value-type="float">
            <text:p>83367</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43666" calcext:value-type="float">
            <text:p>143666</text:p>
          </table:table-cell>
          <table:table-cell office:value-type="float" office:value="0" calcext:value-type="float">
            <text:p>0</text:p>
          </table:table-cell>
          <table:table-cell office:value-type="float" office:value="876678" calcext:value-type="float">
            <text:p>876678</text:p>
          </table:table-cell>
          <table:table-cell office:value-type="float" office:value="244590" calcext:value-type="float">
            <text:p>244590</text:p>
          </table:table-cell>
          <table:table-cell office:value-type="string" calcext:value-type="string">
            <text:p>[[@1]]</text:p>
          </table:table-cell>
          <table:table-cell/>
        </table:table-row>
        <table:table-row table:style-name="ro1">
          <table:table-cell office:value-type="float" office:value="269357" calcext:value-type="float">
            <text:p>269357</text:p>
          </table:table-cell>
          <table:table-cell office:value-type="float" office:value="0" calcext:value-type="float">
            <text:p>0</text:p>
          </table:table-cell>
          <table:table-cell office:value-type="float" office:value="1405413" calcext:value-type="float">
            <text:p>1405413</text:p>
          </table:table-cell>
          <table:table-cell office:value-type="float" office:value="80660" calcext:value-type="float">
            <text:p>80660</text:p>
          </table:table-cell>
          <table:table-cell office:value-type="string" calcext:value-type="string">
            <text:p>Dum hai bhai!</text:p>
          </table:table-cell>
          <table:table-cell/>
        </table:table-row>
        <table:table-row table:style-name="ro1">
          <table:table-cell office:value-type="float" office:value="284499" calcext:value-type="float">
            <text:p>284499</text:p>
          </table:table-cell>
          <table:table-cell office:value-type="float" office:value="0" calcext:value-type="float">
            <text:p>0</text:p>
          </table:table-cell>
          <table:table-cell office:value-type="float" office:value="1496988" calcext:value-type="float">
            <text:p>1496988</text:p>
          </table:table-cell>
          <table:table-cell office:value-type="float" office:value="79728" calcext:value-type="float">
            <text:p>7972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27100" calcext:value-type="float">
            <text:p>127100</text:p>
          </table:table-cell>
          <table:table-cell office:value-type="float" office:value="0" calcext:value-type="float">
            <text:p>0</text:p>
          </table:table-cell>
          <table:table-cell office:value-type="float" office:value="472356" calcext:value-type="float">
            <text:p>472356</text:p>
          </table:table-cell>
          <table:table-cell office:value-type="float" office:value="8311" calcext:value-type="float">
            <text:p>8311</text:p>
          </table:table-cell>
          <table:table-cell office:value-type="string" calcext:value-type="string">
            <text:p>Can this be done without a guide? And are we allowed to camp there?</text:p>
          </table:table-cell>
          <table:table-cell/>
        </table:table-row>
        <table:table-row table:style-name="ro1">
          <table:table-cell office:value-type="float" office:value="130032" calcext:value-type="float">
            <text:p>130032</text:p>
          </table:table-cell>
          <table:table-cell office:value-type="float" office:value="0" calcext:value-type="float">
            <text:p>0</text:p>
          </table:table-cell>
          <table:table-cell office:value-type="float" office:value="838993" calcext:value-type="float">
            <text:p>838993</text:p>
          </table:table-cell>
          <table:table-cell office:value-type="float" office:value="170779" calcext:value-type="float">
            <text:p>170779</text:p>
          </table:table-cell>
          <table:table-cell office:value-type="string" calcext:value-type="string">
            <text:p>Chal yaha jaate hai, chal waha jaate hai :D</text:p>
          </table:table-cell>
          <table:table-cell/>
        </table:table-row>
        <table:table-row table:style-name="ro1">
          <table:table-cell office:value-type="float" office:value="131328" calcext:value-type="float">
            <text:p>131328</text:p>
          </table:table-cell>
          <table:table-cell office:value-type="float" office:value="0" calcext:value-type="float">
            <text:p>0</text:p>
          </table:table-cell>
          <table:table-cell office:value-type="float" office:value="838928" calcext:value-type="float">
            <text:p>838928</text:p>
          </table:table-cell>
          <table:table-cell office:value-type="float" office:value="250390" calcext:value-type="float">
            <text:p>250390</text:p>
          </table:table-cell>
          <table:table-cell office:value-type="string" calcext:value-type="string">
            <text:p>[[@33268]].am.aaryaasharma Pasighat town is a beautiful town also known as gateway to Arunachal. The town is surrounded by lush forests and mountains. Distance to Pasighat from assam capital Guwahati is aprx 580km.</text:p>
          </table:table-cell>
          <table:table-cell/>
        </table:table-row>
        <table:table-row table:style-name="ro1">
          <table:table-cell office:value-type="float" office:value="191225" calcext:value-type="float">
            <text:p>191225</text:p>
          </table:table-cell>
          <table:table-cell office:value-type="float" office:value="0" calcext:value-type="float">
            <text:p>0</text:p>
          </table:table-cell>
          <table:table-cell office:value-type="float" office:value="991519" calcext:value-type="float">
            <text:p>991519</text:p>
          </table:table-cell>
          <table:table-cell office:value-type="float" office:value="52462" calcext:value-type="float">
            <text:p>52462</text:p>
          </table:table-cell>
          <table:table-cell office:value-type="string" calcext:value-type="string">
            <text:p>The title took me by surprise, but I kind of lost track of the routes in the content!</text:p>
          </table:table-cell>
          <table:table-cell/>
        </table:table-row>
        <table:table-row table:style-name="ro3">
          <table:table-cell office:value-type="float" office:value="250363" calcext:value-type="float">
            <text:p>250363</text:p>
          </table:table-cell>
          <table:table-cell office:value-type="float" office:value="854977" calcext:value-type="float">
            <text:p>854977</text:p>
          </table:table-cell>
          <table:table-cell office:value-type="float" office:value="0" calcext:value-type="float">
            <text:p>0</text:p>
          </table:table-cell>
          <table:table-cell office:value-type="float" office:value="383621" calcext:value-type="float">
            <text:p>383621</text:p>
          </table:table-cell>
          <table:table-cell office:value-type="string" calcext:value-type="string">
            <text:p>By the time i entered  into the Gurudwara, it was like I had forgotten all my problems and a peace and calm fell on me. </text:p>
            <text:p>Inside the place was filled with Shabad Kirtan.</text:p>
            <text:p>It was mesmeric inside with each wall shining with pics of Guru Gobind Singh Ji and his preachings. Had the time of my life when a door was opened and I could see the innermost part of the worship area. </text:p>
            <text:p/>
            <text:p>Got the "Kadha-Prashad" . </text:p>
            <text:p/>
            <text:p>Nothing more could have I asked for. I stepped out and went around the temple and had "Amrit" and felt blessed. Seemed like my inner soul had been wiped out of all negativity and happiness was in every part of my body. </text:p>
            <text:p>Very lucky to have been able to visit Hazur Sahib.</text:p>
          </table:table-cell>
          <table:table-cell/>
        </table:table-row>
        <table:table-row table:style-name="ro1">
          <table:table-cell office:value-type="float" office:value="289627" calcext:value-type="float">
            <text:p>289627</text:p>
          </table:table-cell>
          <table:table-cell office:value-type="float" office:value="0" calcext:value-type="float">
            <text:p>0</text:p>
          </table:table-cell>
          <table:table-cell office:value-type="float" office:value="1526034" calcext:value-type="float">
            <text:p>1526034</text:p>
          </table:table-cell>
          <table:table-cell office:value-type="float" office:value="469527" calcext:value-type="float">
            <text:p>469527</text:p>
          </table:table-cell>
          <table:table-cell office:value-type="string" calcext:value-type="string">
            <text:p>[[@88176]] Panasonic lumix ZS50</text:p>
          </table:table-cell>
          <table:table-cell/>
        </table:table-row>
        <table:table-row table:style-name="ro1">
          <table:table-cell office:value-type="float" office:value="297838" calcext:value-type="float">
            <text:p>297838</text:p>
          </table:table-cell>
          <table:table-cell office:value-type="float" office:value="0" calcext:value-type="float">
            <text:p>0</text:p>
          </table:table-cell>
          <table:table-cell office:value-type="float" office:value="1499677" calcext:value-type="float">
            <text:p>1499677</text:p>
          </table:table-cell>
          <table:table-cell office:value-type="float" office:value="461199" calcext:value-type="float">
            <text:p>461199</text:p>
          </table:table-cell>
          <table:table-cell office:value-type="string" calcext:value-type="string">
            <text:p>[[@77731]] ???</text:p>
          </table:table-cell>
          <table:table-cell/>
        </table:table-row>
        <table:table-row table:style-name="ro1">
          <table:table-cell office:value-type="float" office:value="349310" calcext:value-type="float">
            <text:p>349310</text:p>
          </table:table-cell>
          <table:table-cell office:value-type="float" office:value="0" calcext:value-type="float">
            <text:p>0</text:p>
          </table:table-cell>
          <table:table-cell office:value-type="float" office:value="1879715" calcext:value-type="float">
            <text:p>1879715</text:p>
          </table:table-cell>
          <table:table-cell office:value-type="float" office:value="43474" calcext:value-type="float">
            <text:p>43474</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376071" calcext:value-type="float">
            <text:p>376071</text:p>
          </table:table-cell>
          <table:table-cell office:value-type="float" office:value="0" calcext:value-type="float">
            <text:p>0</text:p>
          </table:table-cell>
          <table:table-cell office:value-type="float" office:value="2227484" calcext:value-type="float">
            <text:p>2227484</text:p>
          </table:table-cell>
          <table:table-cell office:value-type="float" office:value="728409" calcext:value-type="float">
            <text:p>728409</text:p>
          </table:table-cell>
          <table:table-cell office:value-type="string" calcext:value-type="string">
            <text:p>Beautiful ?</text:p>
          </table:table-cell>
          <table:table-cell/>
        </table:table-row>
        <table:table-row table:style-name="ro1">
          <table:table-cell office:value-type="float" office:value="396757" calcext:value-type="float">
            <text:p>396757</text:p>
          </table:table-cell>
          <table:table-cell office:value-type="float" office:value="0" calcext:value-type="float">
            <text:p>0</text:p>
          </table:table-cell>
          <table:table-cell office:value-type="float" office:value="2288570" calcext:value-type="float">
            <text:p>2288570</text:p>
          </table:table-cell>
          <table:table-cell office:value-type="float" office:value="978068" calcext:value-type="float">
            <text:p>978068</text:p>
          </table:table-cell>
          <table:table-cell office:value-type="string" calcext:value-type="string">
            <text:p>Jai hind</text:p>
          </table:table-cell>
          <table:table-cell/>
        </table:table-row>
        <table:table-row table:style-name="ro1">
          <table:table-cell office:value-type="float" office:value="105247" calcext:value-type="float">
            <text:p>105247</text:p>
          </table:table-cell>
          <table:table-cell office:value-type="float" office:value="0" calcext:value-type="float">
            <text:p>0</text:p>
          </table:table-cell>
          <table:table-cell office:value-type="float" office:value="785414" calcext:value-type="float">
            <text:p>785414</text:p>
          </table:table-cell>
          <table:table-cell office:value-type="float" office:value="203218" calcext:value-type="float">
            <text:p>203218</text:p>
          </table:table-cell>
          <table:table-cell office:value-type="string" calcext:value-type="string">
            <text:p>Awesome life , awesome decision</text:p>
          </table:table-cell>
          <table:table-cell/>
        </table:table-row>
        <table:table-row table:style-name="ro1">
          <table:table-cell office:value-type="float" office:value="231136" calcext:value-type="float">
            <text:p>231136</text:p>
          </table:table-cell>
          <table:table-cell office:value-type="float" office:value="0" calcext:value-type="float">
            <text:p>0</text:p>
          </table:table-cell>
          <table:table-cell office:value-type="float" office:value="1175102" calcext:value-type="float">
            <text:p>1175102</text:p>
          </table:table-cell>
          <table:table-cell office:value-type="float" office:value="353638" calcext:value-type="float">
            <text:p>353638</text:p>
          </table:table-cell>
          <table:table-cell office:value-type="string" calcext:value-type="string">
            <text:p>[[@79004]] ... off tracks wishes to take u to a journey not normally taken by others</text:p>
          </table:table-cell>
          <table:table-cell/>
        </table:table-row>
        <table:table-row table:style-name="ro1">
          <table:table-cell office:value-type="float" office:value="297802" calcext:value-type="float">
            <text:p>297802</text:p>
          </table:table-cell>
          <table:table-cell office:value-type="float" office:value="0" calcext:value-type="float">
            <text:p>0</text:p>
          </table:table-cell>
          <table:table-cell office:value-type="float" office:value="1574862" calcext:value-type="float">
            <text:p>1574862</text:p>
          </table:table-cell>
          <table:table-cell office:value-type="float" office:value="85708" calcext:value-type="float">
            <text:p>8570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11158" calcext:value-type="float">
            <text:p>311158</text:p>
          </table:table-cell>
          <table:table-cell office:value-type="float" office:value="0" calcext:value-type="float">
            <text:p>0</text:p>
          </table:table-cell>
          <table:table-cell office:value-type="float" office:value="1649962" calcext:value-type="float">
            <text:p>1649962</text:p>
          </table:table-cell>
          <table:table-cell office:value-type="float" office:value="82464" calcext:value-type="float">
            <text:p>82464</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316053" calcext:value-type="float">
            <text:p>316053</text:p>
          </table:table-cell>
          <table:table-cell office:value-type="float" office:value="0" calcext:value-type="float">
            <text:p>0</text:p>
          </table:table-cell>
          <table:table-cell office:value-type="float" office:value="1679112" calcext:value-type="float">
            <text:p>1679112</text:p>
          </table:table-cell>
          <table:table-cell office:value-type="float" office:value="80656" calcext:value-type="float">
            <text:p>80656</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91970" calcext:value-type="float">
            <text:p>391970</text:p>
          </table:table-cell>
          <table:table-cell office:value-type="float" office:value="0" calcext:value-type="float">
            <text:p>0</text:p>
          </table:table-cell>
          <table:table-cell office:value-type="float" office:value="2226697" calcext:value-type="float">
            <text:p>2226697</text:p>
          </table:table-cell>
          <table:table-cell office:value-type="float" office:value="693147" calcext:value-type="float">
            <text:p>693147</text:p>
          </table:table-cell>
          <table:table-cell office:value-type="string" calcext:value-type="string">
            <text:p>Superb!!</text:p>
          </table:table-cell>
          <table:table-cell/>
        </table:table-row>
        <table:table-row table:style-name="ro1">
          <table:table-cell office:value-type="float" office:value="174863" calcext:value-type="float">
            <text:p>174863</text:p>
          </table:table-cell>
          <table:table-cell office:value-type="float" office:value="0" calcext:value-type="float">
            <text:p>0</text:p>
          </table:table-cell>
          <table:table-cell office:value-type="float" office:value="961300" calcext:value-type="float">
            <text:p>961300</text:p>
          </table:table-cell>
          <table:table-cell office:value-type="float" office:value="80043" calcext:value-type="float">
            <text:p>8004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89018" calcext:value-type="float">
            <text:p>189018</text:p>
          </table:table-cell>
          <table:table-cell office:value-type="float" office:value="0" calcext:value-type="float">
            <text:p>0</text:p>
          </table:table-cell>
          <table:table-cell office:value-type="float" office:value="978850" calcext:value-type="float">
            <text:p>978850</text:p>
          </table:table-cell>
          <table:table-cell office:value-type="float" office:value="295029" calcext:value-type="float">
            <text:p>295029</text:p>
          </table:table-cell>
          <table:table-cell office:value-type="string" calcext:value-type="string">
            <text:p>[[@80041]] just try taking your photos in a different angle... that's the trick</text:p>
          </table:table-cell>
          <table:table-cell/>
        </table:table-row>
        <table:table-row table:style-name="ro1">
          <table:table-cell office:value-type="float" office:value="237632" calcext:value-type="float">
            <text:p>237632</text:p>
          </table:table-cell>
          <table:table-cell office:value-type="float" office:value="0" calcext:value-type="float">
            <text:p>0</text:p>
          </table:table-cell>
          <table:table-cell office:value-type="float" office:value="1192424" calcext:value-type="float">
            <text:p>1192424</text:p>
          </table:table-cell>
          <table:table-cell office:value-type="float" office:value="77568" calcext:value-type="float">
            <text:p>7756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93413" calcext:value-type="float">
            <text:p>293413</text:p>
          </table:table-cell>
          <table:table-cell office:value-type="float" office:value="0" calcext:value-type="float">
            <text:p>0</text:p>
          </table:table-cell>
          <table:table-cell office:value-type="float" office:value="1551175" calcext:value-type="float">
            <text:p>1551175</text:p>
          </table:table-cell>
          <table:table-cell office:value-type="float" office:value="77065" calcext:value-type="float">
            <text:p>77065</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93578" calcext:value-type="float">
            <text:p>293578</text:p>
          </table:table-cell>
          <table:table-cell office:value-type="float" office:value="0" calcext:value-type="float">
            <text:p>0</text:p>
          </table:table-cell>
          <table:table-cell office:value-type="float" office:value="1552453" calcext:value-type="float">
            <text:p>1552453</text:p>
          </table:table-cell>
          <table:table-cell office:value-type="float" office:value="86744" calcext:value-type="float">
            <text:p>86744</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304241" calcext:value-type="float">
            <text:p>304241</text:p>
          </table:table-cell>
          <table:table-cell office:value-type="float" office:value="0" calcext:value-type="float">
            <text:p>0</text:p>
          </table:table-cell>
          <table:table-cell office:value-type="float" office:value="1606383" calcext:value-type="float">
            <text:p>1606383</text:p>
          </table:table-cell>
          <table:table-cell office:value-type="float" office:value="86975" calcext:value-type="float">
            <text:p>86975</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42030" calcext:value-type="float">
            <text:p>42030</text:p>
          </table:table-cell>
          <table:table-cell office:value-type="float" office:value="0" calcext:value-type="float">
            <text:p>0</text:p>
          </table:table-cell>
          <table:table-cell office:value-type="float" office:value="638695" calcext:value-type="float">
            <text:p>638695</text:p>
          </table:table-cell>
          <table:table-cell office:value-type="float" office:value="77225" calcext:value-type="float">
            <text:p>77225</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49075" calcext:value-type="float">
            <text:p>49075</text:p>
          </table:table-cell>
          <table:table-cell office:value-type="float" office:value="0" calcext:value-type="float">
            <text:p>0</text:p>
          </table:table-cell>
          <table:table-cell office:value-type="float" office:value="654259" calcext:value-type="float">
            <text:p>654259</text:p>
          </table:table-cell>
          <table:table-cell office:value-type="float" office:value="39879" calcext:value-type="float">
            <text:p>3987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49821" calcext:value-type="float">
            <text:p>49821</text:p>
          </table:table-cell>
          <table:table-cell office:value-type="float" office:value="0" calcext:value-type="float">
            <text:p>0</text:p>
          </table:table-cell>
          <table:table-cell office:value-type="float" office:value="655552" calcext:value-type="float">
            <text:p>655552</text:p>
          </table:table-cell>
          <table:table-cell office:value-type="float" office:value="86789" calcext:value-type="float">
            <text:p>86789</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75036" calcext:value-type="float">
            <text:p>75036</text:p>
          </table:table-cell>
          <table:table-cell office:value-type="float" office:value="0" calcext:value-type="float">
            <text:p>0</text:p>
          </table:table-cell>
          <table:table-cell office:value-type="float" office:value="720875" calcext:value-type="float">
            <text:p>720875</text:p>
          </table:table-cell>
          <table:table-cell office:value-type="float" office:value="214143" calcext:value-type="float">
            <text:p>214143</text:p>
          </table:table-cell>
          <table:table-cell office:value-type="string" calcext:value-type="string">
            <text:p>[[@80076]] Aisa q bhai ?</text:p>
          </table:table-cell>
          <table:table-cell/>
        </table:table-row>
        <table:table-row table:style-name="ro1">
          <table:table-cell office:value-type="float" office:value="118400" calcext:value-type="float">
            <text:p>118400</text:p>
          </table:table-cell>
          <table:table-cell office:value-type="float" office:value="0" calcext:value-type="float">
            <text:p>0</text:p>
          </table:table-cell>
          <table:table-cell office:value-type="float" office:value="156756" calcext:value-type="float">
            <text:p>156756</text:p>
          </table:table-cell>
          <table:table-cell office:value-type="float" office:value="83120" calcext:value-type="float">
            <text:p>83120</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122981" calcext:value-type="float">
            <text:p>122981</text:p>
          </table:table-cell>
          <table:table-cell office:value-type="float" office:value="0" calcext:value-type="float">
            <text:p>0</text:p>
          </table:table-cell>
          <table:table-cell office:value-type="float" office:value="821926" calcext:value-type="float">
            <text:p>821926</text:p>
          </table:table-cell>
          <table:table-cell office:value-type="float" office:value="245129" calcext:value-type="float">
            <text:p>245129</text:p>
          </table:table-cell>
          <table:table-cell office:value-type="string" calcext:value-type="string">
            <text:p>Don't know ?</text:p>
          </table:table-cell>
          <table:table-cell/>
        </table:table-row>
        <table:table-row table:style-name="ro1">
          <table:table-cell office:value-type="float" office:value="151391" calcext:value-type="float">
            <text:p>151391</text:p>
          </table:table-cell>
          <table:table-cell office:value-type="float" office:value="0" calcext:value-type="float">
            <text:p>0</text:p>
          </table:table-cell>
          <table:table-cell office:value-type="float" office:value="893609" calcext:value-type="float">
            <text:p>893609</text:p>
          </table:table-cell>
          <table:table-cell office:value-type="float" office:value="50483" calcext:value-type="float">
            <text:p>50483</text:p>
          </table:table-cell>
          <table:table-cell office:value-type="string" calcext:value-type="string">
            <text:p>Your image selection is excellent! good content too!</text:p>
          </table:table-cell>
          <table:table-cell/>
        </table:table-row>
        <table:table-row table:style-name="ro1">
          <table:table-cell office:value-type="float" office:value="206937" calcext:value-type="float">
            <text:p>206937</text:p>
          </table:table-cell>
          <table:table-cell office:value-type="float" office:value="0" calcext:value-type="float">
            <text:p>0</text:p>
          </table:table-cell>
          <table:table-cell office:value-type="float" office:value="1065113" calcext:value-type="float">
            <text:p>1065113</text:p>
          </table:table-cell>
          <table:table-cell office:value-type="float" office:value="319998" calcext:value-type="float">
            <text:p>319998</text:p>
          </table:table-cell>
          <table:table-cell office:value-type="string" calcext:value-type="string">
            <text:p>order soon it's limited edition ❤</text:p>
          </table:table-cell>
          <table:table-cell/>
        </table:table-row>
        <table:table-row table:style-name="ro1">
          <table:table-cell office:value-type="float" office:value="210299" calcext:value-type="float">
            <text:p>210299</text:p>
          </table:table-cell>
          <table:table-cell office:value-type="float" office:value="0" calcext:value-type="float">
            <text:p>0</text:p>
          </table:table-cell>
          <table:table-cell office:value-type="float" office:value="1078045" calcext:value-type="float">
            <text:p>1078045</text:p>
          </table:table-cell>
          <table:table-cell office:value-type="float" office:value="76585" calcext:value-type="float">
            <text:p>76585</text:p>
          </table:table-cell>
          <table:table-cell office:value-type="string" calcext:value-type="string">
            <text:p>Really cool pictures!!! Any more on the way?</text:p>
          </table:table-cell>
          <table:table-cell/>
        </table:table-row>
        <table:table-row table:style-name="ro1">
          <table:table-cell office:value-type="float" office:value="260906" calcext:value-type="float">
            <text:p>260906</text:p>
          </table:table-cell>
          <table:table-cell office:value-type="float" office:value="0" calcext:value-type="float">
            <text:p>0</text:p>
          </table:table-cell>
          <table:table-cell office:value-type="float" office:value="1069418" calcext:value-type="float">
            <text:p>1069418</text:p>
          </table:table-cell>
          <table:table-cell office:value-type="float" office:value="129298" calcext:value-type="float">
            <text:p>129298</text:p>
          </table:table-cell>
          <table:table-cell office:value-type="string" calcext:value-type="string">
            <text:p>[[@1]]</text:p>
          </table:table-cell>
          <table:table-cell/>
        </table:table-row>
        <table:table-row table:style-name="ro1">
          <table:table-cell office:value-type="float" office:value="17344" calcext:value-type="float">
            <text:p>17344</text:p>
          </table:table-cell>
          <table:table-cell office:value-type="float" office:value="237115" calcext:value-type="float">
            <text:p>237115</text:p>
          </table:table-cell>
          <table:table-cell office:value-type="float" office:value="0" calcext:value-type="float">
            <text:p>0</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115280" calcext:value-type="float">
            <text:p>115280</text:p>
          </table:table-cell>
          <table:table-cell office:value-type="float" office:value="0" calcext:value-type="float">
            <text:p>0</text:p>
          </table:table-cell>
          <table:table-cell office:value-type="float" office:value="809453" calcext:value-type="float">
            <text:p>809453</text:p>
          </table:table-cell>
          <table:table-cell office:value-type="float" office:value="42624" calcext:value-type="float">
            <text:p>42624</text:p>
          </table:table-cell>
          <table:table-cell office:value-type="string" calcext:value-type="string">
            <text:p>luvd it..❤️❤️❤️❤️</text:p>
          </table:table-cell>
          <table:table-cell/>
        </table:table-row>
        <table:table-row table:style-name="ro1">
          <table:table-cell office:value-type="float" office:value="208022" calcext:value-type="float">
            <text:p>208022</text:p>
          </table:table-cell>
          <table:table-cell office:value-type="float" office:value="0" calcext:value-type="float">
            <text:p>0</text:p>
          </table:table-cell>
          <table:table-cell office:value-type="float" office:value="1068387" calcext:value-type="float">
            <text:p>1068387</text:p>
          </table:table-cell>
          <table:table-cell office:value-type="float" office:value="79436" calcext:value-type="float">
            <text:p>79436</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30401" calcext:value-type="float">
            <text:p>230401</text:p>
          </table:table-cell>
          <table:table-cell office:value-type="float" office:value="0" calcext:value-type="float">
            <text:p>0</text:p>
          </table:table-cell>
          <table:table-cell office:value-type="float" office:value="1177004" calcext:value-type="float">
            <text:p>1177004</text:p>
          </table:table-cell>
          <table:table-cell office:value-type="float" office:value="19764" calcext:value-type="float">
            <text:p>19764</text:p>
          </table:table-cell>
          <table:table-cell office:value-type="string" calcext:value-type="string">
            <text:p>Whoa! The images are crystal clear and so is the content!</text:p>
          </table:table-cell>
          <table:table-cell/>
        </table:table-row>
        <table:table-row table:style-name="ro1">
          <table:table-cell office:value-type="float" office:value="370830" calcext:value-type="float">
            <text:p>370830</text:p>
          </table:table-cell>
          <table:table-cell office:value-type="float" office:value="0" calcext:value-type="float">
            <text:p>0</text:p>
          </table:table-cell>
          <table:table-cell office:value-type="float" office:value="2201352" calcext:value-type="float">
            <text:p>2201352</text:p>
          </table:table-cell>
          <table:table-cell office:value-type="float" office:value="135902" calcext:value-type="float">
            <text:p>135902</text:p>
          </table:table-cell>
          <table:table-cell office:value-type="string" calcext:value-type="string">
            <text:p>OMG! yeh mera India</text:p>
          </table:table-cell>
          <table:table-cell/>
        </table:table-row>
        <table:table-row table:style-name="ro1">
          <table:table-cell office:value-type="float" office:value="449443" calcext:value-type="float">
            <text:p>449443</text:p>
          </table:table-cell>
          <table:table-cell office:value-type="float" office:value="0" calcext:value-type="float">
            <text:p>0</text:p>
          </table:table-cell>
          <table:table-cell office:value-type="float" office:value="2292472" calcext:value-type="float">
            <text:p>2292472</text:p>
          </table:table-cell>
          <table:table-cell office:value-type="float" office:value="1878808" calcext:value-type="float">
            <text:p>1878808</text:p>
          </table:table-cell>
          <table:table-cell office:value-type="string" calcext:value-type="string">
            <text:p>Sup</text:p>
          </table:table-cell>
          <table:table-cell/>
        </table:table-row>
        <table:table-row table:style-name="ro1">
          <table:table-cell office:value-type="float" office:value="11423" calcext:value-type="float">
            <text:p>11423</text:p>
          </table:table-cell>
          <table:table-cell office:value-type="float" office:value="0" calcext:value-type="float">
            <text:p>0</text:p>
          </table:table-cell>
          <table:table-cell office:value-type="float" office:value="426653" calcext:value-type="float">
            <text:p>426653</text:p>
          </table:table-cell>
          <table:table-cell office:value-type="float" office:value="11537" calcext:value-type="float">
            <text:p>11537</text:p>
          </table:table-cell>
          <table:table-cell office:value-type="string" calcext:value-type="string">
            <text:p>Brilliant trail! what pictures!</text:p>
          </table:table-cell>
          <table:table-cell/>
        </table:table-row>
        <table:table-row table:style-name="ro1">
          <table:table-cell office:value-type="float" office:value="197373" calcext:value-type="float">
            <text:p>197373</text:p>
          </table:table-cell>
          <table:table-cell office:value-type="float" office:value="0" calcext:value-type="float">
            <text:p>0</text:p>
          </table:table-cell>
          <table:table-cell office:value-type="float" office:value="1022853" calcext:value-type="float">
            <text:p>1022853</text:p>
          </table:table-cell>
          <table:table-cell office:value-type="float" office:value="80353" calcext:value-type="float">
            <text:p>80353</text:p>
          </table:table-cell>
          <table:table-cell office:value-type="string" calcext:value-type="string">
            <text:p>Keep going ??</text:p>
          </table:table-cell>
          <table:table-cell/>
        </table:table-row>
        <table:table-row table:style-name="ro1">
          <table:table-cell office:value-type="float" office:value="201575" calcext:value-type="float">
            <text:p>201575</text:p>
          </table:table-cell>
          <table:table-cell office:value-type="float" office:value="0" calcext:value-type="float">
            <text:p>0</text:p>
          </table:table-cell>
          <table:table-cell office:value-type="float" office:value="1045204" calcext:value-type="float">
            <text:p>1045204</text:p>
          </table:table-cell>
          <table:table-cell office:value-type="float" office:value="64" calcext:value-type="float">
            <text:p>64</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222078" calcext:value-type="float">
            <text:p>222078</text:p>
          </table:table-cell>
          <table:table-cell office:value-type="float" office:value="0" calcext:value-type="float">
            <text:p>0</text:p>
          </table:table-cell>
          <table:table-cell office:value-type="float" office:value="1142628" calcext:value-type="float">
            <text:p>1142628</text:p>
          </table:table-cell>
          <table:table-cell office:value-type="float" office:value="344502" calcext:value-type="float">
            <text:p>344502</text:p>
          </table:table-cell>
          <table:table-cell office:value-type="string" calcext:value-type="string">
            <text:p>[[@78186]] mast hai Real mein bhi</text:p>
          </table:table-cell>
          <table:table-cell/>
        </table:table-row>
        <table:table-row table:style-name="ro1">
          <table:table-cell office:value-type="float" office:value="267406" calcext:value-type="float">
            <text:p>267406</text:p>
          </table:table-cell>
          <table:table-cell office:value-type="float" office:value="0" calcext:value-type="float">
            <text:p>0</text:p>
          </table:table-cell>
          <table:table-cell office:value-type="float" office:value="1394937" calcext:value-type="float">
            <text:p>1394937</text:p>
          </table:table-cell>
          <table:table-cell office:value-type="float" office:value="428224" calcext:value-type="float">
            <text:p>428224</text:p>
          </table:table-cell>
          <table:table-cell office:value-type="string" calcext:value-type="string">
            <text:p>I Am new user</text:p>
          </table:table-cell>
          <table:table-cell/>
        </table:table-row>
        <table:table-row table:style-name="ro1">
          <table:table-cell office:value-type="float" office:value="300535" calcext:value-type="float">
            <text:p>300535</text:p>
          </table:table-cell>
          <table:table-cell office:value-type="float" office:value="0" calcext:value-type="float">
            <text:p>0</text:p>
          </table:table-cell>
          <table:table-cell office:value-type="float" office:value="597994" calcext:value-type="float">
            <text:p>597994</text:p>
          </table:table-cell>
          <table:table-cell office:value-type="float" office:value="178826" calcext:value-type="float">
            <text:p>178826</text:p>
          </table:table-cell>
          <table:table-cell office:value-type="string" calcext:value-type="string">
            <text:p>[[@76989]] you can ask me anything if you want more info</text:p>
          </table:table-cell>
          <table:table-cell/>
        </table:table-row>
        <table:table-row table:style-name="ro1">
          <table:table-cell office:value-type="float" office:value="324339" calcext:value-type="float">
            <text:p>324339</text:p>
          </table:table-cell>
          <table:table-cell office:value-type="float" office:value="0" calcext:value-type="float">
            <text:p>0</text:p>
          </table:table-cell>
          <table:table-cell office:value-type="float" office:value="1731705" calcext:value-type="float">
            <text:p>1731705</text:p>
          </table:table-cell>
          <table:table-cell office:value-type="float" office:value="170835" calcext:value-type="float">
            <text:p>170835</text:p>
          </table:table-cell>
          <table:table-cell office:value-type="string" calcext:value-type="string">
            <text:p>Hey, the title is so innovative!</text:p>
          </table:table-cell>
          <table:table-cell/>
        </table:table-row>
        <table:table-row table:style-name="ro1">
          <table:table-cell office:value-type="float" office:value="330721" calcext:value-type="float">
            <text:p>330721</text:p>
          </table:table-cell>
          <table:table-cell office:value-type="float" office:value="0" calcext:value-type="float">
            <text:p>0</text:p>
          </table:table-cell>
          <table:table-cell office:value-type="float" office:value="1769231" calcext:value-type="float">
            <text:p>1769231</text:p>
          </table:table-cell>
          <table:table-cell office:value-type="float" office:value="84695" calcext:value-type="float">
            <text:p>8469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58496" calcext:value-type="float">
            <text:p>358496</text:p>
          </table:table-cell>
          <table:table-cell office:value-type="float" office:value="0" calcext:value-type="float">
            <text:p>0</text:p>
          </table:table-cell>
          <table:table-cell office:value-type="float" office:value="222658" calcext:value-type="float">
            <text:p>222658</text:p>
          </table:table-cell>
          <table:table-cell office:value-type="float" office:value="93351" calcext:value-type="float">
            <text:p>93351</text:p>
          </table:table-cell>
          <table:table-cell office:value-type="string" calcext:value-type="string">
            <text:p>[[@78411]] yes since I was using Moto?</text:p>
          </table:table-cell>
          <table:table-cell/>
        </table:table-row>
        <table:table-row table:style-name="ro1">
          <table:table-cell office:value-type="float" office:value="387503" calcext:value-type="float">
            <text:p>387503</text:p>
          </table:table-cell>
          <table:table-cell office:value-type="float" office:value="0" calcext:value-type="float">
            <text:p>0</text:p>
          </table:table-cell>
          <table:table-cell office:value-type="float" office:value="2179692" calcext:value-type="float">
            <text:p>2179692</text:p>
          </table:table-cell>
          <table:table-cell office:value-type="float" office:value="549956" calcext:value-type="float">
            <text:p>549956</text:p>
          </table:table-cell>
          <table:table-cell office:value-type="string" calcext:value-type="string">
            <text:p>[[@885544]] Do try the receipe ☺️</text:p>
          </table:table-cell>
          <table:table-cell/>
        </table:table-row>
        <table:table-row table:style-name="ro1">
          <table:table-cell office:value-type="float" office:value="389802" calcext:value-type="float">
            <text:p>389802</text:p>
          </table:table-cell>
          <table:table-cell office:value-type="float" office:value="0" calcext:value-type="float">
            <text:p>0</text:p>
          </table:table-cell>
          <table:table-cell office:value-type="float" office:value="884296" calcext:value-type="float">
            <text:p>884296</text:p>
          </table:table-cell>
          <table:table-cell office:value-type="float" office:value="927053" calcext:value-type="float">
            <text:p>927053</text:p>
          </table:table-cell>
          <table:table-cell office:value-type="string" calcext:value-type="string">
            <text:p>Wow</text:p>
          </table:table-cell>
          <table:table-cell/>
        </table:table-row>
        <table:table-row table:style-name="ro1">
          <table:table-cell office:value-type="float" office:value="396737" calcext:value-type="float">
            <text:p>396737</text:p>
          </table:table-cell>
          <table:table-cell office:value-type="float" office:value="0" calcext:value-type="float">
            <text:p>0</text:p>
          </table:table-cell>
          <table:table-cell office:value-type="float" office:value="944620" calcext:value-type="float">
            <text:p>944620</text:p>
          </table:table-cell>
          <table:table-cell office:value-type="float" office:value="969047" calcext:value-type="float">
            <text:p>969047</text:p>
          </table:table-cell>
          <table:table-cell office:value-type="string" calcext:value-type="string">
            <text:p>?</text:p>
          </table:table-cell>
          <table:table-cell/>
        </table:table-row>
        <table:table-row table:style-name="ro1">
          <table:table-cell office:value-type="float" office:value="37221" calcext:value-type="float">
            <text:p>37221</text:p>
          </table:table-cell>
          <table:table-cell office:value-type="float" office:value="0" calcext:value-type="float">
            <text:p>0</text:p>
          </table:table-cell>
          <table:table-cell office:value-type="float" office:value="145304" calcext:value-type="float">
            <text:p>145304</text:p>
          </table:table-cell>
          <table:table-cell office:value-type="float" office:value="81530" calcext:value-type="float">
            <text:p>81530</text:p>
          </table:table-cell>
          <table:table-cell office:value-type="string" calcext:value-type="string">
            <text:p>can't wait to read about your next adventure</text:p>
          </table:table-cell>
          <table:table-cell/>
        </table:table-row>
        <table:table-row table:style-name="ro1">
          <table:table-cell office:value-type="float" office:value="43353" calcext:value-type="float">
            <text:p>43353</text:p>
          </table:table-cell>
          <table:table-cell office:value-type="float" office:value="0" calcext:value-type="float">
            <text:p>0</text:p>
          </table:table-cell>
          <table:table-cell office:value-type="float" office:value="640844" calcext:value-type="float">
            <text:p>640844</text:p>
          </table:table-cell>
          <table:table-cell office:value-type="float" office:value="40990" calcext:value-type="float">
            <text:p>40990</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36866" calcext:value-type="float">
            <text:p>136866</text:p>
          </table:table-cell>
          <table:table-cell office:value-type="float" office:value="0" calcext:value-type="float">
            <text:p>0</text:p>
          </table:table-cell>
          <table:table-cell office:value-type="float" office:value="858281" calcext:value-type="float">
            <text:p>858281</text:p>
          </table:table-cell>
          <table:table-cell office:value-type="float" office:value="82025" calcext:value-type="float">
            <text:p>82025</text:p>
          </table:table-cell>
          <table:table-cell office:value-type="string" calcext:value-type="string">
            <text:p>you have travelled so much, i'm waiting to hear more stories</text:p>
          </table:table-cell>
          <table:table-cell/>
        </table:table-row>
        <table:table-row table:style-name="ro1">
          <table:table-cell office:value-type="float" office:value="154657" calcext:value-type="float">
            <text:p>154657</text:p>
          </table:table-cell>
          <table:table-cell office:value-type="float" office:value="0" calcext:value-type="float">
            <text:p>0</text:p>
          </table:table-cell>
          <table:table-cell office:value-type="float" office:value="901620" calcext:value-type="float">
            <text:p>901620</text:p>
          </table:table-cell>
          <table:table-cell office:value-type="float" office:value="88016" calcext:value-type="float">
            <text:p>8801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67934" calcext:value-type="float">
            <text:p>167934</text:p>
          </table:table-cell>
          <table:table-cell office:value-type="float" office:value="0" calcext:value-type="float">
            <text:p>0</text:p>
          </table:table-cell>
          <table:table-cell office:value-type="float" office:value="938134" calcext:value-type="float">
            <text:p>938134</text:p>
          </table:table-cell>
          <table:table-cell office:value-type="float" office:value="87474" calcext:value-type="float">
            <text:p>87474</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10087" calcext:value-type="float">
            <text:p>210087</text:p>
          </table:table-cell>
          <table:table-cell office:value-type="float" office:value="0" calcext:value-type="float">
            <text:p>0</text:p>
          </table:table-cell>
          <table:table-cell office:value-type="float" office:value="1079764" calcext:value-type="float">
            <text:p>1079764</text:p>
          </table:table-cell>
          <table:table-cell office:value-type="float" office:value="323817" calcext:value-type="float">
            <text:p>323817</text:p>
          </table:table-cell>
          <table:table-cell office:value-type="string" calcext:value-type="string">
            <text:p>Delhi next :P</text:p>
          </table:table-cell>
          <table:table-cell/>
        </table:table-row>
        <table:table-row table:style-name="ro1">
          <table:table-cell office:value-type="float" office:value="215138" calcext:value-type="float">
            <text:p>215138</text:p>
          </table:table-cell>
          <table:table-cell office:value-type="float" office:value="0" calcext:value-type="float">
            <text:p>0</text:p>
          </table:table-cell>
          <table:table-cell office:value-type="float" office:value="1097112" calcext:value-type="float">
            <text:p>1097112</text:p>
          </table:table-cell>
          <table:table-cell office:value-type="float" office:value="330411" calcext:value-type="float">
            <text:p>330411</text:p>
          </table:table-cell>
          <table:table-cell office:value-type="string" calcext:value-type="string">
            <text:p>[[@83270]] <text:s/>true that ?</text:p>
          </table:table-cell>
          <table:table-cell/>
        </table:table-row>
        <table:table-row table:style-name="ro1">
          <table:table-cell office:value-type="float" office:value="256318" calcext:value-type="float">
            <text:p>256318</text:p>
          </table:table-cell>
          <table:table-cell office:value-type="float" office:value="893706" calcext:value-type="float">
            <text:p>893706</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403938]] no, unfortunately. They do not allow solo travelers to enter. However there are always ways to overcome that. You can club with another group of people at the time of immigration. Or get it done by a travel operator who'll charge you around 500 for it, you know for a hassle free entry. And it's not about hotels being costly, it's where you choose to stay. Do not book hotels online, they're super costly that way. Go and book your stay then and there. Not so costly then. :D Hope it helps!</text:p>
          </table:table-cell>
          <table:table-cell/>
        </table:table-row>
        <table:table-row table:style-name="ro1">
          <table:table-cell office:value-type="float" office:value="456801" calcext:value-type="float">
            <text:p>456801</text:p>
          </table:table-cell>
          <table:table-cell office:value-type="float" office:value="0" calcext:value-type="float">
            <text:p>0</text:p>
          </table:table-cell>
          <table:table-cell office:value-type="float" office:value="2281932" calcext:value-type="float">
            <text:p>2281932</text:p>
          </table:table-cell>
          <table:table-cell office:value-type="float" office:value="2084317" calcext:value-type="float">
            <text:p>2084317</text:p>
          </table:table-cell>
          <table:table-cell office:value-type="string" calcext:value-type="string">
            <text:p>Hi</text:p>
          </table:table-cell>
          <table:table-cell/>
        </table:table-row>
        <table:table-row table:style-name="ro1">
          <table:table-cell office:value-type="float" office:value="118602" calcext:value-type="float">
            <text:p>118602</text:p>
          </table:table-cell>
          <table:table-cell office:value-type="float" office:value="0" calcext:value-type="float">
            <text:p>0</text:p>
          </table:table-cell>
          <table:table-cell office:value-type="float" office:value="133024" calcext:value-type="float">
            <text:p>133024</text:p>
          </table:table-cell>
          <table:table-cell office:value-type="float" office:value="78492" calcext:value-type="float">
            <text:p>7849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45082" calcext:value-type="float">
            <text:p>145082</text:p>
          </table:table-cell>
          <table:table-cell office:value-type="float" office:value="0" calcext:value-type="float">
            <text:p>0</text:p>
          </table:table-cell>
          <table:table-cell office:value-type="float" office:value="878456" calcext:value-type="float">
            <text:p>878456</text:p>
          </table:table-cell>
          <table:table-cell office:value-type="float" office:value="52608" calcext:value-type="float">
            <text:p>5260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41998" calcext:value-type="float">
            <text:p>241998</text:p>
          </table:table-cell>
          <table:table-cell office:value-type="float" office:value="0" calcext:value-type="float">
            <text:p>0</text:p>
          </table:table-cell>
          <table:table-cell office:value-type="float" office:value="1211274" calcext:value-type="float">
            <text:p>1211274</text:p>
          </table:table-cell>
          <table:table-cell office:value-type="float" office:value="84439" calcext:value-type="float">
            <text:p>84439</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72352" calcext:value-type="float">
            <text:p>272352</text:p>
          </table:table-cell>
          <table:table-cell office:value-type="float" office:value="0" calcext:value-type="float">
            <text:p>0</text:p>
          </table:table-cell>
          <table:table-cell office:value-type="float" office:value="1416622" calcext:value-type="float">
            <text:p>1416622</text:p>
          </table:table-cell>
          <table:table-cell office:value-type="float" office:value="78961" calcext:value-type="float">
            <text:p>78961</text:p>
          </table:table-cell>
          <table:table-cell office:value-type="string" calcext:value-type="string">
            <text:p>Wow! Thats amazing that you covered so much in so less budget!</text:p>
          </table:table-cell>
          <table:table-cell/>
        </table:table-row>
        <table:table-row table:style-name="ro1">
          <table:table-cell office:value-type="float" office:value="284656" calcext:value-type="float">
            <text:p>284656</text:p>
          </table:table-cell>
          <table:table-cell office:value-type="float" office:value="0" calcext:value-type="float">
            <text:p>0</text:p>
          </table:table-cell>
          <table:table-cell office:value-type="float" office:value="1498177" calcext:value-type="float">
            <text:p>1498177</text:p>
          </table:table-cell>
          <table:table-cell office:value-type="float" office:value="82807" calcext:value-type="float">
            <text:p>8280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464366" calcext:value-type="float">
            <text:p>464366</text:p>
          </table:table-cell>
          <table:table-cell office:value-type="float" office:value="0" calcext:value-type="float">
            <text:p>0</text:p>
          </table:table-cell>
          <table:table-cell office:value-type="float" office:value="2278979" calcext:value-type="float">
            <text:p>2278979</text:p>
          </table:table-cell>
          <table:table-cell office:value-type="float" office:value="2234810" calcext:value-type="float">
            <text:p>2234810</text:p>
          </table:table-cell>
          <table:table-cell office:value-type="string" calcext:value-type="string">
            <text:p>Hi</text:p>
          </table:table-cell>
          <table:table-cell/>
        </table:table-row>
        <table:table-row table:style-name="ro1">
          <table:table-cell office:value-type="float" office:value="18347" calcext:value-type="float">
            <text:p>18347</text:p>
          </table:table-cell>
          <table:table-cell office:value-type="float" office:value="0" calcext:value-type="float">
            <text:p>0</text:p>
          </table:table-cell>
          <table:table-cell office:value-type="float" office:value="580271" calcext:value-type="float">
            <text:p>580271</text:p>
          </table:table-cell>
          <table:table-cell office:value-type="float" office:value="79634" calcext:value-type="float">
            <text:p>79634</text:p>
          </table:table-cell>
          <table:table-cell office:value-type="string" calcext:value-type="string">
            <text:p>Brilliant trail! what pictures!</text:p>
          </table:table-cell>
          <table:table-cell/>
        </table:table-row>
        <table:table-row table:style-name="ro1">
          <table:table-cell office:value-type="float" office:value="27178" calcext:value-type="float">
            <text:p>27178</text:p>
          </table:table-cell>
          <table:table-cell office:value-type="float" office:value="0" calcext:value-type="float">
            <text:p>0</text:p>
          </table:table-cell>
          <table:table-cell office:value-type="float" office:value="602094" calcext:value-type="float">
            <text:p>602094</text:p>
          </table:table-cell>
          <table:table-cell office:value-type="float" office:value="180051" calcext:value-type="float">
            <text:p>180051</text:p>
          </table:table-cell>
          <table:table-cell office:value-type="string" calcext:value-type="string">
            <text:p>[[@49967]] i will send u contact number plz contact them ✌️</text:p>
          </table:table-cell>
          <table:table-cell/>
        </table:table-row>
        <table:table-row table:style-name="ro1">
          <table:table-cell office:value-type="float" office:value="97640" calcext:value-type="float">
            <text:p>97640</text:p>
          </table:table-cell>
          <table:table-cell office:value-type="float" office:value="0" calcext:value-type="float">
            <text:p>0</text:p>
          </table:table-cell>
          <table:table-cell office:value-type="float" office:value="768214" calcext:value-type="float">
            <text:p>768214</text:p>
          </table:table-cell>
          <table:table-cell office:value-type="float" office:value="40966" calcext:value-type="float">
            <text:p>40966</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97752" calcext:value-type="float">
            <text:p>97752</text:p>
          </table:table-cell>
          <table:table-cell office:value-type="float" office:value="0" calcext:value-type="float">
            <text:p>0</text:p>
          </table:table-cell>
          <table:table-cell office:value-type="float" office:value="768803" calcext:value-type="float">
            <text:p>768803</text:p>
          </table:table-cell>
          <table:table-cell office:value-type="float" office:value="41595" calcext:value-type="float">
            <text:p>41595</text:p>
          </table:table-cell>
          <table:table-cell office:value-type="string" calcext:value-type="string">
            <text:p>Beautiful! Waiting for the next post in series <text:s/>??</text:p>
          </table:table-cell>
          <table:table-cell/>
        </table:table-row>
        <table:table-row table:style-name="ro1">
          <table:table-cell office:value-type="float" office:value="131745" calcext:value-type="float">
            <text:p>131745</text:p>
          </table:table-cell>
          <table:table-cell office:value-type="float" office:value="0" calcext:value-type="float">
            <text:p>0</text:p>
          </table:table-cell>
          <table:table-cell office:value-type="float" office:value="846360" calcext:value-type="float">
            <text:p>846360</text:p>
          </table:table-cell>
          <table:table-cell office:value-type="float" office:value="49831" calcext:value-type="float">
            <text:p>49831</text:p>
          </table:table-cell>
          <table:table-cell office:value-type="string" calcext:value-type="string">
            <text:p>The content got me a little puzzled, is the information up to the mark? <text:s/></text:p>
          </table:table-cell>
          <table:table-cell/>
        </table:table-row>
        <table:table-row table:style-name="ro4">
          <table:table-cell office:value-type="float" office:value="172103" calcext:value-type="float">
            <text:p>172103</text:p>
          </table:table-cell>
          <table:table-cell office:value-type="float" office:value="0" calcext:value-type="float">
            <text:p>0</text:p>
          </table:table-cell>
          <table:table-cell office:value-type="float" office:value="951516" calcext:value-type="float">
            <text:p>951516</text:p>
          </table:table-cell>
          <table:table-cell office:value-type="float" office:value="286372" calcext:value-type="float">
            <text:p>286372</text:p>
          </table:table-cell>
          <table:table-cell office:value-type="string" calcext:value-type="string">
            <text:p>[[@79693]] I'm  new to this Bro.. I'm jus learning how this works..</text:p>
            <text:p>If yu wanna know more.. </text:p>
            <text:p>Yu can find me at "jeromeivers43@gmail.com"</text:p>
          </table:table-cell>
          <table:table-cell/>
        </table:table-row>
        <table:table-row table:style-name="ro1">
          <table:table-cell office:value-type="float" office:value="189966" calcext:value-type="float">
            <text:p>189966</text:p>
          </table:table-cell>
          <table:table-cell office:value-type="float" office:value="0" calcext:value-type="float">
            <text:p>0</text:p>
          </table:table-cell>
          <table:table-cell office:value-type="float" office:value="987550" calcext:value-type="float">
            <text:p>987550</text:p>
          </table:table-cell>
          <table:table-cell office:value-type="float" office:value="43134" calcext:value-type="float">
            <text:p>43134</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21281" calcext:value-type="float">
            <text:p>221281</text:p>
          </table:table-cell>
          <table:table-cell office:value-type="float" office:value="0" calcext:value-type="float">
            <text:p>0</text:p>
          </table:table-cell>
          <table:table-cell office:value-type="float" office:value="1139441" calcext:value-type="float">
            <text:p>1139441</text:p>
          </table:table-cell>
          <table:table-cell office:value-type="float" office:value="40871" calcext:value-type="float">
            <text:p>40871</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221628" calcext:value-type="float">
            <text:p>221628</text:p>
          </table:table-cell>
          <table:table-cell office:value-type="float" office:value="0" calcext:value-type="float">
            <text:p>0</text:p>
          </table:table-cell>
          <table:table-cell office:value-type="float" office:value="1133878" calcext:value-type="float">
            <text:p>1133878</text:p>
          </table:table-cell>
          <table:table-cell office:value-type="float" office:value="341813" calcext:value-type="float">
            <text:p>341813</text:p>
          </table:table-cell>
          <table:table-cell office:value-type="string" calcext:value-type="string">
            <text:p>[[@86951]] thanx☺️</text:p>
          </table:table-cell>
          <table:table-cell/>
        </table:table-row>
        <table:table-row table:style-name="ro1">
          <table:table-cell office:value-type="float" office:value="232987" calcext:value-type="float">
            <text:p>232987</text:p>
          </table:table-cell>
          <table:table-cell office:value-type="float" office:value="0" calcext:value-type="float">
            <text:p>0</text:p>
          </table:table-cell>
          <table:table-cell office:value-type="float" office:value="1182769" calcext:value-type="float">
            <text:p>1182769</text:p>
          </table:table-cell>
          <table:table-cell office:value-type="float" office:value="76910" calcext:value-type="float">
            <text:p>76910</text:p>
          </table:table-cell>
          <table:table-cell office:value-type="string" calcext:value-type="string">
            <text:p>Hoping for another awesome adventure soon!</text:p>
          </table:table-cell>
          <table:table-cell/>
        </table:table-row>
        <table:table-row table:style-name="ro1">
          <table:table-cell office:value-type="float" office:value="306921" calcext:value-type="float">
            <text:p>306921</text:p>
          </table:table-cell>
          <table:table-cell office:value-type="float" office:value="0" calcext:value-type="float">
            <text:p>0</text:p>
          </table:table-cell>
          <table:table-cell office:value-type="float" office:value="1624119" calcext:value-type="float">
            <text:p>1624119</text:p>
          </table:table-cell>
          <table:table-cell office:value-type="float" office:value="79458" calcext:value-type="float">
            <text:p>79458</text:p>
          </table:table-cell>
          <table:table-cell office:value-type="string" calcext:value-type="string">
            <text:p>Nice Stuff!</text:p>
          </table:table-cell>
          <table:table-cell/>
        </table:table-row>
        <table:table-row table:style-name="ro1">
          <table:table-cell office:value-type="float" office:value="372833" calcext:value-type="float">
            <text:p>372833</text:p>
          </table:table-cell>
          <table:table-cell office:value-type="float" office:value="0" calcext:value-type="float">
            <text:p>0</text:p>
          </table:table-cell>
          <table:table-cell office:value-type="float" office:value="2220830" calcext:value-type="float">
            <text:p>2220830</text:p>
          </table:table-cell>
          <table:table-cell office:value-type="float" office:value="708650" calcext:value-type="float">
            <text:p>708650</text:p>
          </table:table-cell>
          <table:table-cell office:value-type="string" calcext:value-type="string">
            <text:p>Jai mahakaal</text:p>
          </table:table-cell>
          <table:table-cell/>
        </table:table-row>
        <table:table-row table:style-name="ro1">
          <table:table-cell office:value-type="float" office:value="440795" calcext:value-type="float">
            <text:p>440795</text:p>
          </table:table-cell>
          <table:table-cell office:value-type="float" office:value="0" calcext:value-type="float">
            <text:p>0</text:p>
          </table:table-cell>
          <table:table-cell office:value-type="float" office:value="2269193" calcext:value-type="float">
            <text:p>2269193</text:p>
          </table:table-cell>
          <table:table-cell office:value-type="float" office:value="1660593" calcext:value-type="float">
            <text:p>1660593</text:p>
          </table:table-cell>
          <table:table-cell office:value-type="string" calcext:value-type="string">
            <text:p>Very nice <text:s/>hi</text:p>
          </table:table-cell>
          <table:table-cell/>
        </table:table-row>
        <table:table-row table:style-name="ro1">
          <table:table-cell office:value-type="float" office:value="68727" calcext:value-type="float">
            <text:p>68727</text:p>
          </table:table-cell>
          <table:table-cell office:value-type="float" office:value="300300" calcext:value-type="float">
            <text:p>300300</text:p>
          </table:table-cell>
          <table:table-cell office:value-type="float" office:value="0" calcext:value-type="float">
            <text:p>0</text:p>
          </table:table-cell>
          <table:table-cell office:value-type="float" office:value="44916" calcext:value-type="float">
            <text:p>44916</text:p>
          </table:table-cell>
          <table:table-cell office:value-type="string" calcext:value-type="string">
            <text:p>[[@192150]] :-) :D</text:p>
          </table:table-cell>
          <table:table-cell/>
        </table:table-row>
        <table:table-row table:style-name="ro1">
          <table:table-cell office:value-type="float" office:value="163911" calcext:value-type="float">
            <text:p>163911</text:p>
          </table:table-cell>
          <table:table-cell office:value-type="float" office:value="0" calcext:value-type="float">
            <text:p>0</text:p>
          </table:table-cell>
          <table:table-cell office:value-type="float" office:value="927378" calcext:value-type="float">
            <text:p>927378</text:p>
          </table:table-cell>
          <table:table-cell office:value-type="float" office:value="49360" calcext:value-type="float">
            <text:p>49360</text:p>
          </table:table-cell>
          <table:table-cell office:value-type="string" calcext:value-type="string">
            <text:p>This is such good Trail with cool images, wish the content could give a little more clarity!</text:p>
          </table:table-cell>
          <table:table-cell/>
        </table:table-row>
        <table:table-row table:style-name="ro2">
          <table:table-cell office:value-type="float" office:value="169497" calcext:value-type="float">
            <text:p>169497</text:p>
          </table:table-cell>
          <table:table-cell office:value-type="float" office:value="0" calcext:value-type="float">
            <text:p>0</text:p>
          </table:table-cell>
          <table:table-cell office:value-type="float" office:value="942609" calcext:value-type="float">
            <text:p>942609</text:p>
          </table:table-cell>
          <table:table-cell office:value-type="float" office:value="247272" calcext:value-type="float">
            <text:p>247272</text:p>
          </table:table-cell>
          <table:table-cell office:value-type="string" calcext:value-type="string">
            <text:p>[[@283609]] oh yes Rohit just the pic uploaded before I finished editing..</text:p>
            <text:p>Will add the details soon ☺ thanks for reminding</text:p>
          </table:table-cell>
          <table:table-cell/>
        </table:table-row>
        <table:table-row table:style-name="ro1">
          <table:table-cell office:value-type="float" office:value="209327" calcext:value-type="float">
            <text:p>209327</text:p>
          </table:table-cell>
          <table:table-cell office:value-type="float" office:value="0" calcext:value-type="float">
            <text:p>0</text:p>
          </table:table-cell>
          <table:table-cell office:value-type="float" office:value="1074369" calcext:value-type="float">
            <text:p>1074369</text:p>
          </table:table-cell>
          <table:table-cell office:value-type="float" office:value="20240" calcext:value-type="float">
            <text:p>20240</text:p>
          </table:table-cell>
          <table:table-cell office:value-type="string" calcext:value-type="string">
            <text:p>The photos are just so cool, what camera do you use?</text:p>
          </table:table-cell>
          <table:table-cell/>
        </table:table-row>
        <table:table-row table:style-name="ro1">
          <table:table-cell office:value-type="float" office:value="255183" calcext:value-type="float">
            <text:p>255183</text:p>
          </table:table-cell>
          <table:table-cell office:value-type="float" office:value="0" calcext:value-type="float">
            <text:p>0</text:p>
          </table:table-cell>
          <table:table-cell office:value-type="float" office:value="1312249" calcext:value-type="float">
            <text:p>1312249</text:p>
          </table:table-cell>
          <table:table-cell office:value-type="float" office:value="304910" calcext:value-type="float">
            <text:p>304910</text:p>
          </table:table-cell>
          <table:table-cell office:value-type="string" calcext:value-type="string">
            <text:p>[[@52803]] thanks</text:p>
          </table:table-cell>
          <table:table-cell/>
        </table:table-row>
        <table:table-row table:style-name="ro1">
          <table:table-cell office:value-type="float" office:value="326598" calcext:value-type="float">
            <text:p>326598</text:p>
          </table:table-cell>
          <table:table-cell office:value-type="float" office:value="0" calcext:value-type="float">
            <text:p>0</text:p>
          </table:table-cell>
          <table:table-cell office:value-type="float" office:value="1747793" calcext:value-type="float">
            <text:p>1747793</text:p>
          </table:table-cell>
          <table:table-cell office:value-type="float" office:value="83665" calcext:value-type="float">
            <text:p>83665</text:p>
          </table:table-cell>
          <table:table-cell office:value-type="string" calcext:value-type="string">
            <text:p>i love your work and i use it to plan my trips :)</text:p>
          </table:table-cell>
          <table:table-cell/>
        </table:table-row>
        <table:table-row table:style-name="ro1">
          <table:table-cell office:value-type="float" office:value="361131" calcext:value-type="float">
            <text:p>361131</text:p>
          </table:table-cell>
          <table:table-cell office:value-type="float" office:value="0" calcext:value-type="float">
            <text:p>0</text:p>
          </table:table-cell>
          <table:table-cell office:value-type="float" office:value="2039307" calcext:value-type="float">
            <text:p>2039307</text:p>
          </table:table-cell>
          <table:table-cell office:value-type="float" office:value="79368" calcext:value-type="float">
            <text:p>79368</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463878" calcext:value-type="float">
            <text:p>463878</text:p>
          </table:table-cell>
          <table:table-cell office:value-type="float" office:value="0" calcext:value-type="float">
            <text:p>0</text:p>
          </table:table-cell>
          <table:table-cell office:value-type="float" office:value="1689958" calcext:value-type="float">
            <text:p>1689958</text:p>
          </table:table-cell>
          <table:table-cell office:value-type="float" office:value="2233521" calcext:value-type="float">
            <text:p>2233521</text:p>
          </table:table-cell>
          <table:table-cell office:value-type="string" calcext:value-type="string">
            <text:p>Nice</text:p>
          </table:table-cell>
          <table:table-cell/>
        </table:table-row>
        <table:table-row table:style-name="ro1">
          <table:table-cell office:value-type="float" office:value="35784" calcext:value-type="float">
            <text:p>35784</text:p>
          </table:table-cell>
          <table:table-cell office:value-type="float" office:value="0" calcext:value-type="float">
            <text:p>0</text:p>
          </table:table-cell>
          <table:table-cell office:value-type="float" office:value="626668" calcext:value-type="float">
            <text:p>626668</text:p>
          </table:table-cell>
          <table:table-cell office:value-type="float" office:value="40854" calcext:value-type="float">
            <text:p>40854</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76794" calcext:value-type="float">
            <text:p>76794</text:p>
          </table:table-cell>
          <table:table-cell office:value-type="float" office:value="0" calcext:value-type="float">
            <text:p>0</text:p>
          </table:table-cell>
          <table:table-cell office:value-type="float" office:value="724256" calcext:value-type="float">
            <text:p>724256</text:p>
          </table:table-cell>
          <table:table-cell office:value-type="float" office:value="215016" calcext:value-type="float">
            <text:p>215016</text:p>
          </table:table-cell>
          <table:table-cell office:value-type="string" calcext:value-type="string">
            <text:p>[[@76257]] <text:s/>thanku brdr so much ... Even i dont know where i would travel next... May be #Nainital or somewhere else in Punjab</text:p>
          </table:table-cell>
          <table:table-cell/>
        </table:table-row>
        <table:table-row table:style-name="ro1">
          <table:table-cell office:value-type="float" office:value="258635" calcext:value-type="float">
            <text:p>258635</text:p>
          </table:table-cell>
          <table:table-cell office:value-type="float" office:value="0" calcext:value-type="float">
            <text:p>0</text:p>
          </table:table-cell>
          <table:table-cell office:value-type="float" office:value="1337042" calcext:value-type="float">
            <text:p>1337042</text:p>
          </table:table-cell>
          <table:table-cell office:value-type="float" office:value="410255" calcext:value-type="float">
            <text:p>410255</text:p>
          </table:table-cell>
          <table:table-cell office:value-type="string" calcext:value-type="string">
            <text:p>Need more information</text:p>
          </table:table-cell>
          <table:table-cell/>
        </table:table-row>
        <table:table-row table:style-name="ro1">
          <table:table-cell office:value-type="float" office:value="312480" calcext:value-type="float">
            <text:p>312480</text:p>
          </table:table-cell>
          <table:table-cell office:value-type="float" office:value="0" calcext:value-type="float">
            <text:p>0</text:p>
          </table:table-cell>
          <table:table-cell office:value-type="float" office:value="1658551" calcext:value-type="float">
            <text:p>1658551</text:p>
          </table:table-cell>
          <table:table-cell office:value-type="float" office:value="45791" calcext:value-type="float">
            <text:p>45791</text:p>
          </table:table-cell>
          <table:table-cell office:value-type="string" calcext:value-type="string">
            <text:p>Hey! Loved your trail !When are you posting your next one?</text:p>
          </table:table-cell>
          <table:table-cell/>
        </table:table-row>
        <table:table-row table:style-name="ro1">
          <table:table-cell office:value-type="float" office:value="358976" calcext:value-type="float">
            <text:p>358976</text:p>
          </table:table-cell>
          <table:table-cell office:value-type="float" office:value="0" calcext:value-type="float">
            <text:p>0</text:p>
          </table:table-cell>
          <table:table-cell office:value-type="float" office:value="1995147" calcext:value-type="float">
            <text:p>1995147</text:p>
          </table:table-cell>
          <table:table-cell office:value-type="float" office:value="136216" calcext:value-type="float">
            <text:p>136216</text:p>
          </table:table-cell>
          <table:table-cell office:value-type="string" calcext:value-type="string">
            <text:p>masttt!!</text:p>
          </table:table-cell>
          <table:table-cell/>
        </table:table-row>
        <table:table-row table:style-name="ro1">
          <table:table-cell office:value-type="float" office:value="431040" calcext:value-type="float">
            <text:p>431040</text:p>
          </table:table-cell>
          <table:table-cell office:value-type="float" office:value="0" calcext:value-type="float">
            <text:p>0</text:p>
          </table:table-cell>
          <table:table-cell office:value-type="float" office:value="2301675" calcext:value-type="float">
            <text:p>2301675</text:p>
          </table:table-cell>
          <table:table-cell office:value-type="float" office:value="32021" calcext:value-type="float">
            <text:p>32021</text:p>
          </table:table-cell>
          <table:table-cell office:value-type="string" calcext:value-type="string">
            <text:p>I liked the movie</text:p>
          </table:table-cell>
          <table:table-cell/>
        </table:table-row>
        <table:table-row table:style-name="ro1">
          <table:table-cell office:value-type="float" office:value="15113" calcext:value-type="float">
            <text:p>15113</text:p>
          </table:table-cell>
          <table:table-cell office:value-type="float" office:value="0" calcext:value-type="float">
            <text:p>0</text:p>
          </table:table-cell>
          <table:table-cell office:value-type="float" office:value="472194" calcext:value-type="float">
            <text:p>472194</text:p>
          </table:table-cell>
          <table:table-cell office:value-type="float" office:value="4169" calcext:value-type="float">
            <text:p>4169</text:p>
          </table:table-cell>
          <table:table-cell office:value-type="string" calcext:value-type="string">
            <text:p>Totally made me want to travel...! Make more awesome content like this!</text:p>
          </table:table-cell>
          <table:table-cell/>
        </table:table-row>
        <table:table-row table:style-name="ro1">
          <table:table-cell office:value-type="float" office:value="83125" calcext:value-type="float">
            <text:p>83125</text:p>
          </table:table-cell>
          <table:table-cell office:value-type="float" office:value="0" calcext:value-type="float">
            <text:p>0</text:p>
          </table:table-cell>
          <table:table-cell office:value-type="float" office:value="120382" calcext:value-type="float">
            <text:p>120382</text:p>
          </table:table-cell>
          <table:table-cell office:value-type="float" office:value="81921" calcext:value-type="float">
            <text:p>81921</text:p>
          </table:table-cell>
          <table:table-cell office:value-type="string" calcext:value-type="string">
            <text:p>Mast ekdum</text:p>
          </table:table-cell>
          <table:table-cell/>
        </table:table-row>
        <table:table-row table:style-name="ro1">
          <table:table-cell office:value-type="float" office:value="120156" calcext:value-type="float">
            <text:p>120156</text:p>
          </table:table-cell>
          <table:table-cell office:value-type="float" office:value="0" calcext:value-type="float">
            <text:p>0</text:p>
          </table:table-cell>
          <table:table-cell office:value-type="float" office:value="84629" calcext:value-type="float">
            <text:p>84629</text:p>
          </table:table-cell>
          <table:table-cell office:value-type="float" office:value="86828" calcext:value-type="float">
            <text:p>8682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36305" calcext:value-type="float">
            <text:p>136305</text:p>
          </table:table-cell>
          <table:table-cell office:value-type="float" office:value="0" calcext:value-type="float">
            <text:p>0</text:p>
          </table:table-cell>
          <table:table-cell office:value-type="float" office:value="857470" calcext:value-type="float">
            <text:p>857470</text:p>
          </table:table-cell>
          <table:table-cell office:value-type="float" office:value="39965" calcext:value-type="float">
            <text:p>3996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12287" calcext:value-type="float">
            <text:p>312287</text:p>
          </table:table-cell>
          <table:table-cell office:value-type="float" office:value="0" calcext:value-type="float">
            <text:p>0</text:p>
          </table:table-cell>
          <table:table-cell office:value-type="float" office:value="1655898" calcext:value-type="float">
            <text:p>1655898</text:p>
          </table:table-cell>
          <table:table-cell office:value-type="float" office:value="87374" calcext:value-type="float">
            <text:p>87374</text:p>
          </table:table-cell>
          <table:table-cell office:value-type="string" calcext:value-type="string">
            <text:p>i love your work and i use it to plan my trips :)</text:p>
          </table:table-cell>
          <table:table-cell/>
        </table:table-row>
        <table:table-row table:style-name="ro1">
          <table:table-cell office:value-type="float" office:value="456248" calcext:value-type="float">
            <text:p>456248</text:p>
          </table:table-cell>
          <table:table-cell office:value-type="float" office:value="0" calcext:value-type="float">
            <text:p>0</text:p>
          </table:table-cell>
          <table:table-cell office:value-type="float" office:value="2294291" calcext:value-type="float">
            <text:p>2294291</text:p>
          </table:table-cell>
          <table:table-cell office:value-type="float" office:value="1949718" calcext:value-type="float">
            <text:p>1949718</text:p>
          </table:table-cell>
          <table:table-cell office:value-type="string" calcext:value-type="string">
            <text:p>Niec</text:p>
          </table:table-cell>
          <table:table-cell/>
        </table:table-row>
        <table:table-row table:style-name="ro1">
          <table:table-cell office:value-type="float" office:value="60200" calcext:value-type="float">
            <text:p>60200</text:p>
          </table:table-cell>
          <table:table-cell office:value-type="float" office:value="0" calcext:value-type="float">
            <text:p>0</text:p>
          </table:table-cell>
          <table:table-cell office:value-type="float" office:value="653407" calcext:value-type="float">
            <text:p>653407</text:p>
          </table:table-cell>
          <table:table-cell office:value-type="float" office:value="76571" calcext:value-type="float">
            <text:p>76571</text:p>
          </table:table-cell>
          <table:table-cell office:value-type="string" calcext:value-type="string">
            <text:p>masttt!!</text:p>
          </table:table-cell>
          <table:table-cell/>
        </table:table-row>
        <table:table-row table:style-name="ro1">
          <table:table-cell office:value-type="float" office:value="145020" calcext:value-type="float">
            <text:p>145020</text:p>
          </table:table-cell>
          <table:table-cell office:value-type="float" office:value="0" calcext:value-type="float">
            <text:p>0</text:p>
          </table:table-cell>
          <table:table-cell office:value-type="float" office:value="876192" calcext:value-type="float">
            <text:p>876192</text:p>
          </table:table-cell>
          <table:table-cell office:value-type="float" office:value="174468" calcext:value-type="float">
            <text:p>174468</text:p>
          </table:table-cell>
          <table:table-cell office:value-type="string" calcext:value-type="string">
            <text:p>[[@45695]] I am a bit confused by your question. Did you mean about these stories or future travel goals?</text:p>
          </table:table-cell>
          <table:table-cell/>
        </table:table-row>
        <table:table-row table:style-name="ro1">
          <table:table-cell office:value-type="float" office:value="162137" calcext:value-type="float">
            <text:p>162137</text:p>
          </table:table-cell>
          <table:table-cell office:value-type="float" office:value="0" calcext:value-type="float">
            <text:p>0</text:p>
          </table:table-cell>
          <table:table-cell office:value-type="float" office:value="165251" calcext:value-type="float">
            <text:p>165251</text:p>
          </table:table-cell>
          <table:table-cell office:value-type="float" office:value="250913" calcext:value-type="float">
            <text:p>250913</text:p>
          </table:table-cell>
          <table:table-cell office:value-type="string" calcext:value-type="string">
            <text:p>Awesome trail</text:p>
          </table:table-cell>
          <table:table-cell/>
        </table:table-row>
        <table:table-row table:style-name="ro1">
          <table:table-cell office:value-type="float" office:value="226764" calcext:value-type="float">
            <text:p>226764</text:p>
          </table:table-cell>
          <table:table-cell office:value-type="float" office:value="0" calcext:value-type="float">
            <text:p>0</text:p>
          </table:table-cell>
          <table:table-cell office:value-type="float" office:value="1168835" calcext:value-type="float">
            <text:p>1168835</text:p>
          </table:table-cell>
          <table:table-cell office:value-type="float" office:value="320569" calcext:value-type="float">
            <text:p>320569</text:p>
          </table:table-cell>
          <table:table-cell office:value-type="string" calcext:value-type="string">
            <text:p>[[@156499]] Mohan khare</text:p>
          </table:table-cell>
          <table:table-cell/>
        </table:table-row>
        <table:table-row table:style-name="ro1">
          <table:table-cell office:value-type="float" office:value="243278" calcext:value-type="float">
            <text:p>243278</text:p>
          </table:table-cell>
          <table:table-cell office:value-type="float" office:value="0" calcext:value-type="float">
            <text:p>0</text:p>
          </table:table-cell>
          <table:table-cell office:value-type="float" office:value="1218675" calcext:value-type="float">
            <text:p>1218675</text:p>
          </table:table-cell>
          <table:table-cell office:value-type="float" office:value="85679" calcext:value-type="float">
            <text:p>8567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43755" calcext:value-type="float">
            <text:p>243755</text:p>
          </table:table-cell>
          <table:table-cell office:value-type="float" office:value="0" calcext:value-type="float">
            <text:p>0</text:p>
          </table:table-cell>
          <table:table-cell office:value-type="float" office:value="1221389" calcext:value-type="float">
            <text:p>1221389</text:p>
          </table:table-cell>
          <table:table-cell office:value-type="float" office:value="42867" calcext:value-type="float">
            <text:p>42867</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47842" calcext:value-type="float">
            <text:p>247842</text:p>
          </table:table-cell>
          <table:table-cell office:value-type="float" office:value="0" calcext:value-type="float">
            <text:p>0</text:p>
          </table:table-cell>
          <table:table-cell office:value-type="float" office:value="1246102" calcext:value-type="float">
            <text:p>1246102</text:p>
          </table:table-cell>
          <table:table-cell office:value-type="float" office:value="79859" calcext:value-type="float">
            <text:p>79859</text:p>
          </table:table-cell>
          <table:table-cell office:value-type="string" calcext:value-type="string">
            <text:p>Incredible ❤️</text:p>
          </table:table-cell>
          <table:table-cell/>
        </table:table-row>
        <table:table-row table:style-name="ro1">
          <table:table-cell office:value-type="float" office:value="315975" calcext:value-type="float">
            <text:p>315975</text:p>
          </table:table-cell>
          <table:table-cell office:value-type="float" office:value="0" calcext:value-type="float">
            <text:p>0</text:p>
          </table:table-cell>
          <table:table-cell office:value-type="float" office:value="1675949" calcext:value-type="float">
            <text:p>1675949</text:p>
          </table:table-cell>
          <table:table-cell office:value-type="float" office:value="516885" calcext:value-type="float">
            <text:p>516885</text:p>
          </table:table-cell>
          <table:table-cell office:value-type="string" calcext:value-type="string">
            <text:p>Its a samsung J6 infinity...wlong with edit..thts all?</text:p>
          </table:table-cell>
          <table:table-cell/>
        </table:table-row>
        <table:table-row table:style-name="ro1">
          <table:table-cell office:value-type="float" office:value="363859" calcext:value-type="float">
            <text:p>363859</text:p>
          </table:table-cell>
          <table:table-cell office:value-type="float" office:value="0" calcext:value-type="float">
            <text:p>0</text:p>
          </table:table-cell>
          <table:table-cell office:value-type="float" office:value="127077" calcext:value-type="float">
            <text:p>127077</text:p>
          </table:table-cell>
          <table:table-cell office:value-type="float" office:value="555026" calcext:value-type="float">
            <text:p>555026</text:p>
          </table:table-cell>
          <table:table-cell office:value-type="string" calcext:value-type="string">
            <text:p>That's near my office</text:p>
          </table:table-cell>
          <table:table-cell/>
        </table:table-row>
        <table:table-row table:style-name="ro1">
          <table:table-cell office:value-type="float" office:value="431992" calcext:value-type="float">
            <text:p>431992</text:p>
          </table:table-cell>
          <table:table-cell office:value-type="float" office:value="0" calcext:value-type="float">
            <text:p>0</text:p>
          </table:table-cell>
          <table:table-cell office:value-type="float" office:value="829299" calcext:value-type="float">
            <text:p>829299</text:p>
          </table:table-cell>
          <table:table-cell office:value-type="float" office:value="39322" calcext:value-type="float">
            <text:p>39322</text:p>
          </table:table-cell>
          <table:table-cell office:value-type="string" calcext:value-type="string">
            <text:p>no one can easily gain faith</text:p>
          </table:table-cell>
          <table:table-cell/>
        </table:table-row>
        <table:table-row table:style-name="ro1">
          <table:table-cell office:value-type="float" office:value="445629" calcext:value-type="float">
            <text:p>445629</text:p>
          </table:table-cell>
          <table:table-cell office:value-type="float" office:value="0" calcext:value-type="float">
            <text:p>0</text:p>
          </table:table-cell>
          <table:table-cell office:value-type="float" office:value="2265980" calcext:value-type="float">
            <text:p>2265980</text:p>
          </table:table-cell>
          <table:table-cell office:value-type="float" office:value="1788378" calcext:value-type="float">
            <text:p>1788378</text:p>
          </table:table-cell>
          <table:table-cell office:value-type="string" calcext:value-type="string">
            <text:p>Hiii</text:p>
          </table:table-cell>
          <table:table-cell/>
        </table:table-row>
        <table:table-row table:style-name="ro1">
          <table:table-cell office:value-type="float" office:value="446137" calcext:value-type="float">
            <text:p>446137</text:p>
          </table:table-cell>
          <table:table-cell office:value-type="float" office:value="0" calcext:value-type="float">
            <text:p>0</text:p>
          </table:table-cell>
          <table:table-cell office:value-type="float" office:value="2480746" calcext:value-type="float">
            <text:p>2480746</text:p>
          </table:table-cell>
          <table:table-cell office:value-type="float" office:value="1802116" calcext:value-type="float">
            <text:p>1802116</text:p>
          </table:table-cell>
          <table:table-cell office:value-type="string" calcext:value-type="string">
            <text:p>Nice</text:p>
          </table:table-cell>
          <table:table-cell/>
        </table:table-row>
        <table:table-row table:style-name="ro1">
          <table:table-cell office:value-type="float" office:value="7525" calcext:value-type="float">
            <text:p>7525</text:p>
          </table:table-cell>
          <table:table-cell office:value-type="float" office:value="103266" calcext:value-type="float">
            <text:p>103266</text:p>
          </table:table-cell>
          <table:table-cell office:value-type="float" office:value="0" calcext:value-type="float">
            <text:p>0</text:p>
          </table:table-cell>
          <table:table-cell office:value-type="float" office:value="48813" calcext:value-type="float">
            <text:p>48813</text:p>
          </table:table-cell>
          <table:table-cell office:value-type="string" calcext:value-type="string">
            <text:p>Which place?</text:p>
          </table:table-cell>
          <table:table-cell/>
        </table:table-row>
        <table:table-row table:style-name="ro1">
          <table:table-cell office:value-type="float" office:value="90822" calcext:value-type="float">
            <text:p>90822</text:p>
          </table:table-cell>
          <table:table-cell office:value-type="float" office:value="0" calcext:value-type="float">
            <text:p>0</text:p>
          </table:table-cell>
          <table:table-cell office:value-type="float" office:value="751972" calcext:value-type="float">
            <text:p>751972</text:p>
          </table:table-cell>
          <table:table-cell office:value-type="float" office:value="50449" calcext:value-type="float">
            <text:p>50449</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00012" calcext:value-type="float">
            <text:p>100012</text:p>
          </table:table-cell>
          <table:table-cell office:value-type="float" office:value="0" calcext:value-type="float">
            <text:p>0</text:p>
          </table:table-cell>
          <table:table-cell office:value-type="float" office:value="776474" calcext:value-type="float">
            <text:p>776474</text:p>
          </table:table-cell>
          <table:table-cell office:value-type="float" office:value="49341" calcext:value-type="float">
            <text:p>49341</text:p>
          </table:table-cell>
          <table:table-cell office:value-type="string" calcext:value-type="string">
            <text:p>i'm so trying this sometime, do you have more experiences?</text:p>
          </table:table-cell>
          <table:table-cell/>
        </table:table-row>
        <table:table-row table:style-name="ro1">
          <table:table-cell office:value-type="float" office:value="115811" calcext:value-type="float">
            <text:p>115811</text:p>
          </table:table-cell>
          <table:table-cell office:value-type="float" office:value="0" calcext:value-type="float">
            <text:p>0</text:p>
          </table:table-cell>
          <table:table-cell office:value-type="float" office:value="813825" calcext:value-type="float">
            <text:p>813825</text:p>
          </table:table-cell>
          <table:table-cell office:value-type="float" office:value="242371" calcext:value-type="float">
            <text:p>242371</text:p>
          </table:table-cell>
          <table:table-cell office:value-type="string" calcext:value-type="string">
            <text:p>[[@80326]] suure</text:p>
          </table:table-cell>
          <table:table-cell/>
        </table:table-row>
        <table:table-row table:style-name="ro1">
          <table:table-cell office:value-type="float" office:value="201165" calcext:value-type="float">
            <text:p>201165</text:p>
          </table:table-cell>
          <table:table-cell office:value-type="float" office:value="0" calcext:value-type="float">
            <text:p>0</text:p>
          </table:table-cell>
          <table:table-cell office:value-type="float" office:value="1041520" calcext:value-type="float">
            <text:p>1041520</text:p>
          </table:table-cell>
          <table:table-cell office:value-type="float" office:value="45691" calcext:value-type="float">
            <text:p>4569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39284" calcext:value-type="float">
            <text:p>339284</text:p>
          </table:table-cell>
          <table:table-cell office:value-type="float" office:value="0" calcext:value-type="float">
            <text:p>0</text:p>
          </table:table-cell>
          <table:table-cell office:value-type="float" office:value="1810382" calcext:value-type="float">
            <text:p>1810382</text:p>
          </table:table-cell>
          <table:table-cell office:value-type="float" office:value="52540" calcext:value-type="float">
            <text:p>5254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423784" calcext:value-type="float">
            <text:p>423784</text:p>
          </table:table-cell>
          <table:table-cell office:value-type="float" office:value="0" calcext:value-type="float">
            <text:p>0</text:p>
          </table:table-cell>
          <table:table-cell office:value-type="float" office:value="1037491" calcext:value-type="float">
            <text:p>1037491</text:p>
          </table:table-cell>
          <table:table-cell office:value-type="float" office:value="45219" calcext:value-type="float">
            <text:p>45219</text:p>
          </table:table-cell>
          <table:table-cell office:value-type="string" calcext:value-type="string">
            <text:p>thnx</text:p>
          </table:table-cell>
          <table:table-cell/>
        </table:table-row>
        <table:table-row table:style-name="ro1">
          <table:table-cell office:value-type="float" office:value="449832" calcext:value-type="float">
            <text:p>449832</text:p>
          </table:table-cell>
          <table:table-cell office:value-type="float" office:value="0" calcext:value-type="float">
            <text:p>0</text:p>
          </table:table-cell>
          <table:table-cell office:value-type="float" office:value="2265344" calcext:value-type="float">
            <text:p>2265344</text:p>
          </table:table-cell>
          <table:table-cell office:value-type="float" office:value="1888136" calcext:value-type="float">
            <text:p>1888136</text:p>
          </table:table-cell>
          <table:table-cell office:value-type="float" office:value="8732960218" calcext:value-type="float">
            <text:p>8732960218</text:p>
          </table:table-cell>
          <table:table-cell/>
        </table:table-row>
        <table:table-row table:style-name="ro1">
          <table:table-cell office:value-type="float" office:value="11058" calcext:value-type="float">
            <text:p>11058</text:p>
          </table:table-cell>
          <table:table-cell office:value-type="float" office:value="0" calcext:value-type="float">
            <text:p>0</text:p>
          </table:table-cell>
          <table:table-cell office:value-type="float" office:value="406964" calcext:value-type="float">
            <text:p>406964</text:p>
          </table:table-cell>
          <table:table-cell office:value-type="float" office:value="119522" calcext:value-type="float">
            <text:p>119522</text:p>
          </table:table-cell>
          <table:table-cell office:value-type="string" calcext:value-type="string">
            <text:p>[[@2548]] thanks for appreciating☺</text:p>
          </table:table-cell>
          <table:table-cell/>
        </table:table-row>
        <table:table-row table:style-name="ro1">
          <table:table-cell office:value-type="float" office:value="40441" calcext:value-type="float">
            <text:p>40441</text:p>
          </table:table-cell>
          <table:table-cell office:value-type="float" office:value="0" calcext:value-type="float">
            <text:p>0</text:p>
          </table:table-cell>
          <table:table-cell office:value-type="float" office:value="635039" calcext:value-type="float">
            <text:p>635039</text:p>
          </table:table-cell>
          <table:table-cell office:value-type="float" office:value="79187" calcext:value-type="float">
            <text:p>79187</text:p>
          </table:table-cell>
          <table:table-cell office:value-type="string" calcext:value-type="string">
            <text:p>Your content is so good, wonder why the followers count is low!</text:p>
          </table:table-cell>
          <table:table-cell/>
        </table:table-row>
        <table:table-row table:style-name="ro1">
          <table:table-cell office:value-type="float" office:value="49932" calcext:value-type="float">
            <text:p>49932</text:p>
          </table:table-cell>
          <table:table-cell office:value-type="float" office:value="0" calcext:value-type="float">
            <text:p>0</text:p>
          </table:table-cell>
          <table:table-cell office:value-type="float" office:value="657064" calcext:value-type="float">
            <text:p>657064</text:p>
          </table:table-cell>
          <table:table-cell office:value-type="float" office:value="76280" calcext:value-type="float">
            <text:p>76280</text:p>
          </table:table-cell>
          <table:table-cell office:value-type="string" calcext:value-type="string">
            <text:p>Atti Sundar!</text:p>
          </table:table-cell>
          <table:table-cell/>
        </table:table-row>
        <table:table-row table:style-name="ro1">
          <table:table-cell office:value-type="float" office:value="53588" calcext:value-type="float">
            <text:p>53588</text:p>
          </table:table-cell>
          <table:table-cell office:value-type="float" office:value="0" calcext:value-type="float">
            <text:p>0</text:p>
          </table:table-cell>
          <table:table-cell office:value-type="float" office:value="659671" calcext:value-type="float">
            <text:p>659671</text:p>
          </table:table-cell>
          <table:table-cell office:value-type="float" office:value="196422" calcext:value-type="float">
            <text:p>196422</text:p>
          </table:table-cell>
          <table:table-cell office:value-type="string" calcext:value-type="string">
            <text:p>[[@81532]] next will be coming soon</text:p>
          </table:table-cell>
          <table:table-cell/>
        </table:table-row>
        <table:table-row table:style-name="ro1">
          <table:table-cell office:value-type="float" office:value="80443" calcext:value-type="float">
            <text:p>80443</text:p>
          </table:table-cell>
          <table:table-cell office:value-type="float" office:value="0" calcext:value-type="float">
            <text:p>0</text:p>
          </table:table-cell>
          <table:table-cell office:value-type="float" office:value="738726" calcext:value-type="float">
            <text:p>738726</text:p>
          </table:table-cell>
          <table:table-cell office:value-type="float" office:value="84103" calcext:value-type="float">
            <text:p>84103</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88400" calcext:value-type="float">
            <text:p>88400</text:p>
          </table:table-cell>
          <table:table-cell office:value-type="float" office:value="0" calcext:value-type="float">
            <text:p>0</text:p>
          </table:table-cell>
          <table:table-cell office:value-type="float" office:value="747351" calcext:value-type="float">
            <text:p>747351</text:p>
          </table:table-cell>
          <table:table-cell office:value-type="float" office:value="176040" calcext:value-type="float">
            <text:p>176040</text:p>
          </table:table-cell>
          <table:table-cell office:value-type="string" calcext:value-type="string">
            <text:p>[[@136134]] thnx buddy</text:p>
          </table:table-cell>
          <table:table-cell/>
        </table:table-row>
        <table:table-row table:style-name="ro1">
          <table:table-cell office:value-type="float" office:value="109576" calcext:value-type="float">
            <text:p>109576</text:p>
          </table:table-cell>
          <table:table-cell office:value-type="float" office:value="430213" calcext:value-type="float">
            <text:p>430213</text:p>
          </table:table-cell>
          <table:table-cell office:value-type="float" office:value="0" calcext:value-type="float">
            <text:p>0</text:p>
          </table:table-cell>
          <table:table-cell office:value-type="float" office:value="231936" calcext:value-type="float">
            <text:p>231936</text:p>
          </table:table-cell>
          <table:table-cell office:value-type="string" calcext:value-type="string">
            <text:p>Who want to join to test this drink with me. ping herr at Mulund LBS</text:p>
          </table:table-cell>
          <table:table-cell/>
        </table:table-row>
        <table:table-row table:style-name="ro1">
          <table:table-cell office:value-type="float" office:value="122913" calcext:value-type="float">
            <text:p>122913</text:p>
          </table:table-cell>
          <table:table-cell office:value-type="float" office:value="0" calcext:value-type="float">
            <text:p>0</text:p>
          </table:table-cell>
          <table:table-cell office:value-type="float" office:value="817383" calcext:value-type="float">
            <text:p>817383</text:p>
          </table:table-cell>
          <table:table-cell office:value-type="float" office:value="78969" calcext:value-type="float">
            <text:p>78969</text:p>
          </table:table-cell>
          <table:table-cell office:value-type="string" calcext:value-type="string">
            <text:p>Subahnaalah!</text:p>
          </table:table-cell>
          <table:table-cell/>
        </table:table-row>
        <table:table-row table:style-name="ro1">
          <table:table-cell office:value-type="float" office:value="126496" calcext:value-type="float">
            <text:p>126496</text:p>
          </table:table-cell>
          <table:table-cell office:value-type="float" office:value="0" calcext:value-type="float">
            <text:p>0</text:p>
          </table:table-cell>
          <table:table-cell office:value-type="float" office:value="831754" calcext:value-type="float">
            <text:p>831754</text:p>
          </table:table-cell>
          <table:table-cell office:value-type="float" office:value="85032" calcext:value-type="float">
            <text:p>85032</text:p>
          </table:table-cell>
          <table:table-cell office:value-type="string" calcext:value-type="string">
            <text:p>The photos are just so cool, what camera do you use?</text:p>
          </table:table-cell>
          <table:table-cell/>
        </table:table-row>
        <table:table-row table:style-name="ro1">
          <table:table-cell office:value-type="float" office:value="132255" calcext:value-type="float">
            <text:p>132255</text:p>
          </table:table-cell>
          <table:table-cell office:value-type="float" office:value="0" calcext:value-type="float">
            <text:p>0</text:p>
          </table:table-cell>
          <table:table-cell office:value-type="float" office:value="845094" calcext:value-type="float">
            <text:p>845094</text:p>
          </table:table-cell>
          <table:table-cell office:value-type="float" office:value="87028" calcext:value-type="float">
            <text:p>87028</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44617" calcext:value-type="float">
            <text:p>144617</text:p>
          </table:table-cell>
          <table:table-cell office:value-type="float" office:value="0" calcext:value-type="float">
            <text:p>0</text:p>
          </table:table-cell>
          <table:table-cell office:value-type="float" office:value="878358" calcext:value-type="float">
            <text:p>878358</text:p>
          </table:table-cell>
          <table:table-cell office:value-type="float" office:value="246637" calcext:value-type="float">
            <text:p>246637</text:p>
          </table:table-cell>
          <table:table-cell office:value-type="string" calcext:value-type="string">
            <text:p>Yup</text:p>
          </table:table-cell>
          <table:table-cell/>
        </table:table-row>
        <table:table-row table:style-name="ro1">
          <table:table-cell office:value-type="float" office:value="306329" calcext:value-type="float">
            <text:p>306329</text:p>
          </table:table-cell>
          <table:table-cell office:value-type="float" office:value="0" calcext:value-type="float">
            <text:p>0</text:p>
          </table:table-cell>
          <table:table-cell office:value-type="float" office:value="1608514" calcext:value-type="float">
            <text:p>1608514</text:p>
          </table:table-cell>
          <table:table-cell office:value-type="float" office:value="495455" calcext:value-type="float">
            <text:p>495455</text:p>
          </table:table-cell>
          <table:table-cell office:value-type="string" calcext:value-type="string">
            <text:p>Ok</text:p>
          </table:table-cell>
          <table:table-cell/>
        </table:table-row>
        <table:table-row table:style-name="ro1">
          <table:table-cell office:value-type="float" office:value="359721" calcext:value-type="float">
            <text:p>359721</text:p>
          </table:table-cell>
          <table:table-cell office:value-type="float" office:value="0" calcext:value-type="float">
            <text:p>0</text:p>
          </table:table-cell>
          <table:table-cell office:value-type="float" office:value="1979181" calcext:value-type="float">
            <text:p>1979181</text:p>
          </table:table-cell>
          <table:table-cell office:value-type="float" office:value="616042" calcext:value-type="float">
            <text:p>616042</text:p>
          </table:table-cell>
          <table:table-cell office:value-type="string" calcext:value-type="string">
            <text:p>Thankyou guys for lovely support</text:p>
          </table:table-cell>
          <table:table-cell/>
        </table:table-row>
        <table:table-row table:style-name="ro1">
          <table:table-cell office:value-type="float" office:value="385990" calcext:value-type="float">
            <text:p>385990</text:p>
          </table:table-cell>
          <table:table-cell office:value-type="float" office:value="0" calcext:value-type="float">
            <text:p>0</text:p>
          </table:table-cell>
          <table:table-cell office:value-type="float" office:value="562139" calcext:value-type="float">
            <text:p>562139</text:p>
          </table:table-cell>
          <table:table-cell office:value-type="float" office:value="885595" calcext:value-type="float">
            <text:p>885595</text:p>
          </table:table-cell>
          <table:table-cell office:value-type="string" calcext:value-type="string">
            <text:p>Awesome!!</text:p>
          </table:table-cell>
          <table:table-cell/>
        </table:table-row>
        <table:table-row table:style-name="ro1">
          <table:table-cell office:value-type="float" office:value="391467" calcext:value-type="float">
            <text:p>391467</text:p>
          </table:table-cell>
          <table:table-cell office:value-type="float" office:value="0" calcext:value-type="float">
            <text:p>0</text:p>
          </table:table-cell>
          <table:table-cell office:value-type="float" office:value="1176567" calcext:value-type="float">
            <text:p>1176567</text:p>
          </table:table-cell>
          <table:table-cell office:value-type="float" office:value="937531" calcext:value-type="float">
            <text:p>937531</text:p>
          </table:table-cell>
          <table:table-cell office:value-type="string" calcext:value-type="string">
            <text:p>Hi</text:p>
          </table:table-cell>
          <table:table-cell/>
        </table:table-row>
        <table:table-row table:style-name="ro1">
          <table:table-cell office:value-type="float" office:value="405858" calcext:value-type="float">
            <text:p>405858</text:p>
          </table:table-cell>
          <table:table-cell office:value-type="float" office:value="0" calcext:value-type="float">
            <text:p>0</text:p>
          </table:table-cell>
          <table:table-cell office:value-type="float" office:value="2307888" calcext:value-type="float">
            <text:p>2307888</text:p>
          </table:table-cell>
          <table:table-cell office:value-type="float" office:value="120" calcext:value-type="float">
            <text:p>120</text:p>
          </table:table-cell>
          <table:table-cell office:value-type="string" calcext:value-type="string">
            <text:p>keep up the hard work! </text:p>
          </table:table-cell>
          <table:table-cell/>
        </table:table-row>
        <table:table-row table:style-name="ro1">
          <table:table-cell office:value-type="float" office:value="8025" calcext:value-type="float">
            <text:p>8025</text:p>
          </table:table-cell>
          <table:table-cell office:value-type="float" office:value="24516" calcext:value-type="float">
            <text:p>24516</text:p>
          </table:table-cell>
          <table:table-cell office:value-type="float" office:value="0" calcext:value-type="float">
            <text:p>0</text:p>
          </table:table-cell>
          <table:table-cell office:value-type="float" office:value="89244" calcext:value-type="float">
            <text:p>89244</text:p>
          </table:table-cell>
          <table:table-cell office:value-type="string" calcext:value-type="string">
            <text:p>Avenue road is heaven for me!</text:p>
          </table:table-cell>
          <table:table-cell/>
        </table:table-row>
        <table:table-row table:style-name="ro1">
          <table:table-cell office:value-type="float" office:value="19954" calcext:value-type="float">
            <text:p>19954</text:p>
          </table:table-cell>
          <table:table-cell office:value-type="float" office:value="0" calcext:value-type="float">
            <text:p>0</text:p>
          </table:table-cell>
          <table:table-cell office:value-type="float" office:value="583577" calcext:value-type="float">
            <text:p>583577</text:p>
          </table:table-cell>
          <table:table-cell office:value-type="float" office:value="82441" calcext:value-type="float">
            <text:p>82441</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66654" calcext:value-type="float">
            <text:p>66654</text:p>
          </table:table-cell>
          <table:table-cell office:value-type="float" office:value="0" calcext:value-type="float">
            <text:p>0</text:p>
          </table:table-cell>
          <table:table-cell office:value-type="float" office:value="696440" calcext:value-type="float">
            <text:p>696440</text:p>
          </table:table-cell>
          <table:table-cell office:value-type="float" office:value="86977" calcext:value-type="float">
            <text:p>8697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26011" calcext:value-type="float">
            <text:p>126011</text:p>
          </table:table-cell>
          <table:table-cell office:value-type="float" office:value="0" calcext:value-type="float">
            <text:p>0</text:p>
          </table:table-cell>
          <table:table-cell office:value-type="float" office:value="830569" calcext:value-type="float">
            <text:p>830569</text:p>
          </table:table-cell>
          <table:table-cell office:value-type="float" office:value="79522" calcext:value-type="float">
            <text:p>79522</text:p>
          </table:table-cell>
          <table:table-cell office:value-type="string" calcext:value-type="string">
            <text:p>This is the best information I've got of this place!</text:p>
          </table:table-cell>
          <table:table-cell/>
        </table:table-row>
        <table:table-row table:style-name="ro1">
          <table:table-cell office:value-type="float" office:value="183801" calcext:value-type="float">
            <text:p>183801</text:p>
          </table:table-cell>
          <table:table-cell office:value-type="float" office:value="0" calcext:value-type="float">
            <text:p>0</text:p>
          </table:table-cell>
          <table:table-cell office:value-type="float" office:value="229" calcext:value-type="float">
            <text:p>229</text:p>
          </table:table-cell>
          <table:table-cell office:value-type="float" office:value="40150" calcext:value-type="float">
            <text:p>40150</text:p>
          </table:table-cell>
          <table:table-cell office:value-type="string" calcext:value-type="string">
            <text:p>Amazing content ❤️❤️</text:p>
          </table:table-cell>
          <table:table-cell/>
        </table:table-row>
        <table:table-row table:style-name="ro1">
          <table:table-cell office:value-type="float" office:value="240888" calcext:value-type="float">
            <text:p>240888</text:p>
          </table:table-cell>
          <table:table-cell office:value-type="float" office:value="0" calcext:value-type="float">
            <text:p>0</text:p>
          </table:table-cell>
          <table:table-cell office:value-type="float" office:value="1203279" calcext:value-type="float">
            <text:p>1203279</text:p>
          </table:table-cell>
          <table:table-cell office:value-type="float" office:value="363355" calcext:value-type="float">
            <text:p>363355</text:p>
          </table:table-cell>
          <table:table-cell office:value-type="string" calcext:value-type="string">
            <text:p>Yeah sure .. I will try to elobrate more</text:p>
          </table:table-cell>
          <table:table-cell/>
        </table:table-row>
        <table:table-row table:style-name="ro1">
          <table:table-cell office:value-type="float" office:value="362739" calcext:value-type="float">
            <text:p>362739</text:p>
          </table:table-cell>
          <table:table-cell office:value-type="float" office:value="0" calcext:value-type="float">
            <text:p>0</text:p>
          </table:table-cell>
          <table:table-cell office:value-type="float" office:value="2067645" calcext:value-type="float">
            <text:p>2067645</text:p>
          </table:table-cell>
          <table:table-cell office:value-type="float" office:value="39634" calcext:value-type="float">
            <text:p>39634</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33578" calcext:value-type="float">
            <text:p>133578</text:p>
          </table:table-cell>
          <table:table-cell office:value-type="float" office:value="0" calcext:value-type="float">
            <text:p>0</text:p>
          </table:table-cell>
          <table:table-cell office:value-type="float" office:value="849882" calcext:value-type="float">
            <text:p>849882</text:p>
          </table:table-cell>
          <table:table-cell office:value-type="float" office:value="41059" calcext:value-type="float">
            <text:p>41059</text:p>
          </table:table-cell>
          <table:table-cell office:value-type="string" calcext:value-type="string">
            <text:p>Incredible ❤️</text:p>
          </table:table-cell>
          <table:table-cell/>
        </table:table-row>
        <table:table-row table:style-name="ro1">
          <table:table-cell office:value-type="float" office:value="176478" calcext:value-type="float">
            <text:p>176478</text:p>
          </table:table-cell>
          <table:table-cell office:value-type="float" office:value="0" calcext:value-type="float">
            <text:p>0</text:p>
          </table:table-cell>
          <table:table-cell office:value-type="float" office:value="964575" calcext:value-type="float">
            <text:p>964575</text:p>
          </table:table-cell>
          <table:table-cell office:value-type="float" office:value="19609" calcext:value-type="float">
            <text:p>19609</text:p>
          </table:table-cell>
          <table:table-cell office:value-type="string" calcext:value-type="string">
            <text:p>Subahnaalah!</text:p>
          </table:table-cell>
          <table:table-cell/>
        </table:table-row>
        <table:table-row table:style-name="ro1">
          <table:table-cell office:value-type="float" office:value="230913" calcext:value-type="float">
            <text:p>230913</text:p>
          </table:table-cell>
          <table:table-cell office:value-type="float" office:value="0" calcext:value-type="float">
            <text:p>0</text:p>
          </table:table-cell>
          <table:table-cell office:value-type="float" office:value="1177940" calcext:value-type="float">
            <text:p>1177940</text:p>
          </table:table-cell>
          <table:table-cell office:value-type="float" office:value="355440" calcext:value-type="float">
            <text:p>355440</text:p>
          </table:table-cell>
          <table:table-cell office:value-type="string" calcext:value-type="string">
            <text:p>[[@77915]] <text:s/>I am very happy to hear that from you, will update this information soon in a much more detailed way..stay tuned.</text:p>
          </table:table-cell>
          <table:table-cell/>
        </table:table-row>
        <table:table-row table:style-name="ro1">
          <table:table-cell office:value-type="float" office:value="276523" calcext:value-type="float">
            <text:p>276523</text:p>
          </table:table-cell>
          <table:table-cell office:value-type="float" office:value="0" calcext:value-type="float">
            <text:p>0</text:p>
          </table:table-cell>
          <table:table-cell office:value-type="float" office:value="1445555" calcext:value-type="float">
            <text:p>1445555</text:p>
          </table:table-cell>
          <table:table-cell office:value-type="float" office:value="78265" calcext:value-type="float">
            <text:p>78265</text:p>
          </table:table-cell>
          <table:table-cell office:value-type="string" calcext:value-type="string">
            <text:p>Sahi khel gaye tum toh :P</text:p>
          </table:table-cell>
          <table:table-cell/>
        </table:table-row>
        <table:table-row table:style-name="ro1">
          <table:table-cell office:value-type="float" office:value="304323" calcext:value-type="float">
            <text:p>304323</text:p>
          </table:table-cell>
          <table:table-cell office:value-type="float" office:value="0" calcext:value-type="float">
            <text:p>0</text:p>
          </table:table-cell>
          <table:table-cell office:value-type="float" office:value="1606838" calcext:value-type="float">
            <text:p>1606838</text:p>
          </table:table-cell>
          <table:table-cell office:value-type="float" office:value="78154" calcext:value-type="float">
            <text:p>78154</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39253" calcext:value-type="float">
            <text:p>339253</text:p>
          </table:table-cell>
          <table:table-cell office:value-type="float" office:value="0" calcext:value-type="float">
            <text:p>0</text:p>
          </table:table-cell>
          <table:table-cell office:value-type="float" office:value="1806143" calcext:value-type="float">
            <text:p>1806143</text:p>
          </table:table-cell>
          <table:table-cell office:value-type="float" office:value="557443" calcext:value-type="float">
            <text:p>557443</text:p>
          </table:table-cell>
          <table:table-cell office:value-type="string" calcext:value-type="string">
            <text:p>Haha. Thank you</text:p>
          </table:table-cell>
          <table:table-cell/>
        </table:table-row>
        <table:table-row table:style-name="ro1">
          <table:table-cell office:value-type="float" office:value="354917" calcext:value-type="float">
            <text:p>354917</text:p>
          </table:table-cell>
          <table:table-cell office:value-type="float" office:value="0" calcext:value-type="float">
            <text:p>0</text:p>
          </table:table-cell>
          <table:table-cell office:value-type="float" office:value="1932431" calcext:value-type="float">
            <text:p>1932431</text:p>
          </table:table-cell>
          <table:table-cell office:value-type="float" office:value="599484" calcext:value-type="float">
            <text:p>599484</text:p>
          </table:table-cell>
          <table:table-cell office:value-type="string" calcext:value-type="string">
            <text:p>Any time is the good time in India you can visit here.</text:p>
          </table:table-cell>
          <table:table-cell/>
        </table:table-row>
        <table:table-row table:style-name="ro1">
          <table:table-cell office:value-type="float" office:value="359168" calcext:value-type="float">
            <text:p>359168</text:p>
          </table:table-cell>
          <table:table-cell office:value-type="float" office:value="0" calcext:value-type="float">
            <text:p>0</text:p>
          </table:table-cell>
          <table:table-cell office:value-type="float" office:value="1914367" calcext:value-type="float">
            <text:p>1914367</text:p>
          </table:table-cell>
          <table:table-cell office:value-type="float" office:value="623453" calcext:value-type="float">
            <text:p>623453</text:p>
          </table:table-cell>
          <table:table-cell office:value-type="string" calcext:value-type="string">
            <text:p>Hi</text:p>
          </table:table-cell>
          <table:table-cell/>
        </table:table-row>
        <table:table-row table:style-name="ro1">
          <table:table-cell office:value-type="float" office:value="403138" calcext:value-type="float">
            <text:p>403138</text:p>
          </table:table-cell>
          <table:table-cell office:value-type="float" office:value="0" calcext:value-type="float">
            <text:p>0</text:p>
          </table:table-cell>
          <table:table-cell office:value-type="float" office:value="2258520" calcext:value-type="float">
            <text:p>2258520</text:p>
          </table:table-cell>
          <table:table-cell office:value-type="float" office:value="14243" calcext:value-type="float">
            <text:p>14243</text:p>
          </table:table-cell>
          <table:table-cell office:value-type="string" calcext:value-type="string">
            <text:p>how long did it take to trim </text:p>
          </table:table-cell>
          <table:table-cell/>
        </table:table-row>
        <table:table-row table:style-name="ro1">
          <table:table-cell office:value-type="float" office:value="20238" calcext:value-type="float">
            <text:p>20238</text:p>
          </table:table-cell>
          <table:table-cell office:value-type="float" office:value="0" calcext:value-type="float">
            <text:p>0</text:p>
          </table:table-cell>
          <table:table-cell office:value-type="float" office:value="586824" calcext:value-type="float">
            <text:p>586824</text:p>
          </table:table-cell>
          <table:table-cell office:value-type="float" office:value="78394" calcext:value-type="float">
            <text:p>78394</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3569" calcext:value-type="float">
            <text:p>33569</text:p>
          </table:table-cell>
          <table:table-cell office:value-type="float" office:value="157240" calcext:value-type="float">
            <text:p>157240</text:p>
          </table:table-cell>
          <table:table-cell office:value-type="float" office:value="0" calcext:value-type="float">
            <text:p>0</text:p>
          </table:table-cell>
          <table:table-cell office:value-type="float" office:value="134959" calcext:value-type="float">
            <text:p>134959</text:p>
          </table:table-cell>
          <table:table-cell office:value-type="string" calcext:value-type="string">
            <text:p>Beautiful</text:p>
          </table:table-cell>
          <table:table-cell/>
        </table:table-row>
        <table:table-row table:style-name="ro1">
          <table:table-cell office:value-type="float" office:value="85940" calcext:value-type="float">
            <text:p>85940</text:p>
          </table:table-cell>
          <table:table-cell office:value-type="float" office:value="0" calcext:value-type="float">
            <text:p>0</text:p>
          </table:table-cell>
          <table:table-cell office:value-type="float" office:value="206" calcext:value-type="float">
            <text:p>206</text:p>
          </table:table-cell>
          <table:table-cell office:value-type="float" office:value="78271" calcext:value-type="float">
            <text:p>78271</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50761" calcext:value-type="float">
            <text:p>150761</text:p>
          </table:table-cell>
          <table:table-cell office:value-type="float" office:value="0" calcext:value-type="float">
            <text:p>0</text:p>
          </table:table-cell>
          <table:table-cell office:value-type="float" office:value="893377" calcext:value-type="float">
            <text:p>893377</text:p>
          </table:table-cell>
          <table:table-cell office:value-type="float" office:value="80007" calcext:value-type="float">
            <text:p>80007</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160429" calcext:value-type="float">
            <text:p>160429</text:p>
          </table:table-cell>
          <table:table-cell office:value-type="float" office:value="0" calcext:value-type="float">
            <text:p>0</text:p>
          </table:table-cell>
          <table:table-cell office:value-type="float" office:value="917814" calcext:value-type="float">
            <text:p>917814</text:p>
          </table:table-cell>
          <table:table-cell office:value-type="float" office:value="78675" calcext:value-type="float">
            <text:p>78675</text:p>
          </table:table-cell>
          <table:table-cell office:value-type="string" calcext:value-type="string">
            <text:p>This is the place I wanted to go! ?</text:p>
          </table:table-cell>
          <table:table-cell/>
        </table:table-row>
        <table:table-row table:style-name="ro1">
          <table:table-cell office:value-type="float" office:value="181998" calcext:value-type="float">
            <text:p>181998</text:p>
          </table:table-cell>
          <table:table-cell office:value-type="float" office:value="0" calcext:value-type="float">
            <text:p>0</text:p>
          </table:table-cell>
          <table:table-cell office:value-type="float" office:value="85220" calcext:value-type="float">
            <text:p>85220</text:p>
          </table:table-cell>
          <table:table-cell office:value-type="float" office:value="84890" calcext:value-type="float">
            <text:p>84890</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73267" calcext:value-type="float">
            <text:p>273267</text:p>
          </table:table-cell>
          <table:table-cell office:value-type="float" office:value="0" calcext:value-type="float">
            <text:p>0</text:p>
          </table:table-cell>
          <table:table-cell office:value-type="float" office:value="1427833" calcext:value-type="float">
            <text:p>1427833</text:p>
          </table:table-cell>
          <table:table-cell office:value-type="float" office:value="81020" calcext:value-type="float">
            <text:p>81020</text:p>
          </table:table-cell>
          <table:table-cell office:value-type="string" calcext:value-type="string">
            <text:p>Awesome! I too am heading there next week</text:p>
          </table:table-cell>
          <table:table-cell/>
        </table:table-row>
        <table:table-row table:style-name="ro1">
          <table:table-cell office:value-type="float" office:value="434439" calcext:value-type="float">
            <text:p>434439</text:p>
          </table:table-cell>
          <table:table-cell office:value-type="float" office:value="0" calcext:value-type="float">
            <text:p>0</text:p>
          </table:table-cell>
          <table:table-cell office:value-type="float" office:value="2371513" calcext:value-type="float">
            <text:p>2371513</text:p>
          </table:table-cell>
          <table:table-cell office:value-type="float" office:value="1497704" calcext:value-type="float">
            <text:p>1497704</text:p>
          </table:table-cell>
          <table:table-cell office:value-type="string" calcext:value-type="string">
            <text:p>Hi</text:p>
          </table:table-cell>
          <table:table-cell/>
        </table:table-row>
        <table:table-row table:style-name="ro1">
          <table:table-cell office:value-type="float" office:value="48701" calcext:value-type="float">
            <text:p>48701</text:p>
          </table:table-cell>
          <table:table-cell office:value-type="float" office:value="0" calcext:value-type="float">
            <text:p>0</text:p>
          </table:table-cell>
          <table:table-cell office:value-type="float" office:value="652791" calcext:value-type="float">
            <text:p>652791</text:p>
          </table:table-cell>
          <table:table-cell office:value-type="float" office:value="81509" calcext:value-type="float">
            <text:p>81509</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24129" calcext:value-type="float">
            <text:p>124129</text:p>
          </table:table-cell>
          <table:table-cell office:value-type="float" office:value="0" calcext:value-type="float">
            <text:p>0</text:p>
          </table:table-cell>
          <table:table-cell office:value-type="float" office:value="823858" calcext:value-type="float">
            <text:p>823858</text:p>
          </table:table-cell>
          <table:table-cell office:value-type="float" office:value="86585" calcext:value-type="float">
            <text:p>86585</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64448" calcext:value-type="float">
            <text:p>164448</text:p>
          </table:table-cell>
          <table:table-cell office:value-type="float" office:value="0" calcext:value-type="float">
            <text:p>0</text:p>
          </table:table-cell>
          <table:table-cell office:value-type="float" office:value="929645" calcext:value-type="float">
            <text:p>929645</text:p>
          </table:table-cell>
          <table:table-cell office:value-type="float" office:value="279509" calcext:value-type="float">
            <text:p>279509</text:p>
          </table:table-cell>
          <table:table-cell office:value-type="string" calcext:value-type="string">
            <text:p>That's a dam near my locality. I usually go there for hangout.</text:p>
          </table:table-cell>
          <table:table-cell/>
        </table:table-row>
        <table:table-row table:style-name="ro1">
          <table:table-cell office:value-type="float" office:value="171410" calcext:value-type="float">
            <text:p>171410</text:p>
          </table:table-cell>
          <table:table-cell office:value-type="float" office:value="0" calcext:value-type="float">
            <text:p>0</text:p>
          </table:table-cell>
          <table:table-cell office:value-type="float" office:value="881322" calcext:value-type="float">
            <text:p>881322</text:p>
          </table:table-cell>
          <table:table-cell office:value-type="float" office:value="284821" calcext:value-type="float">
            <text:p>284821</text:p>
          </table:table-cell>
          <table:table-cell office:value-type="string" calcext:value-type="string">
            <text:p>Wow..Amazing place..</text:p>
          </table:table-cell>
          <table:table-cell/>
        </table:table-row>
        <table:table-row table:style-name="ro1">
          <table:table-cell office:value-type="float" office:value="233018" calcext:value-type="float">
            <text:p>233018</text:p>
          </table:table-cell>
          <table:table-cell office:value-type="float" office:value="0" calcext:value-type="float">
            <text:p>0</text:p>
          </table:table-cell>
          <table:table-cell office:value-type="float" office:value="1182332" calcext:value-type="float">
            <text:p>1182332</text:p>
          </table:table-cell>
          <table:table-cell office:value-type="float" office:value="80629" calcext:value-type="float">
            <text:p>80629</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54747" calcext:value-type="float">
            <text:p>354747</text:p>
          </table:table-cell>
          <table:table-cell office:value-type="float" office:value="0" calcext:value-type="float">
            <text:p>0</text:p>
          </table:table-cell>
          <table:table-cell office:value-type="float" office:value="1929696" calcext:value-type="float">
            <text:p>1929696</text:p>
          </table:table-cell>
          <table:table-cell office:value-type="float" office:value="80112" calcext:value-type="float">
            <text:p>8011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86491" calcext:value-type="float">
            <text:p>386491</text:p>
          </table:table-cell>
          <table:table-cell office:value-type="float" office:value="0" calcext:value-type="float">
            <text:p>0</text:p>
          </table:table-cell>
          <table:table-cell office:value-type="float" office:value="2269808" calcext:value-type="float">
            <text:p>2269808</text:p>
          </table:table-cell>
          <table:table-cell office:value-type="float" office:value="84130" calcext:value-type="float">
            <text:p>84130</text:p>
          </table:table-cell>
          <table:table-cell office:value-type="string" calcext:value-type="string">
            <text:p>The voice is not audible at all in some parts. I look forward to watching your vlogs. Can you make sure that the voice remains in place? You're doing a great job! ?</text:p>
          </table:table-cell>
          <table:table-cell/>
        </table:table-row>
        <table:table-row table:style-name="ro1">
          <table:table-cell office:value-type="float" office:value="446428" calcext:value-type="float">
            <text:p>446428</text:p>
          </table:table-cell>
          <table:table-cell office:value-type="float" office:value="0" calcext:value-type="float">
            <text:p>0</text:p>
          </table:table-cell>
          <table:table-cell office:value-type="float" office:value="2316704" calcext:value-type="float">
            <text:p>2316704</text:p>
          </table:table-cell>
          <table:table-cell office:value-type="float" office:value="1808824" calcext:value-type="float">
            <text:p>1808824</text:p>
          </table:table-cell>
          <table:table-cell office:value-type="string" calcext:value-type="string">
            <text:p>Hii</text:p>
          </table:table-cell>
          <table:table-cell/>
        </table:table-row>
        <table:table-row table:style-name="ro1">
          <table:table-cell office:value-type="float" office:value="8777" calcext:value-type="float">
            <text:p>8777</text:p>
          </table:table-cell>
          <table:table-cell office:value-type="float" office:value="0" calcext:value-type="float">
            <text:p>0</text:p>
          </table:table-cell>
          <table:table-cell office:value-type="float" office:value="381856" calcext:value-type="float">
            <text:p>381856</text:p>
          </table:table-cell>
          <table:table-cell office:value-type="float" office:value="1445" calcext:value-type="float">
            <text:p>1445</text:p>
          </table:table-cell>
          <table:table-cell office:value-type="string" calcext:value-type="string">
            <text:p>awesome trail!!</text:p>
          </table:table-cell>
          <table:table-cell/>
        </table:table-row>
        <table:table-row table:style-name="ro1">
          <table:table-cell office:value-type="float" office:value="26383" calcext:value-type="float">
            <text:p>26383</text:p>
          </table:table-cell>
          <table:table-cell office:value-type="float" office:value="0" calcext:value-type="float">
            <text:p>0</text:p>
          </table:table-cell>
          <table:table-cell office:value-type="float" office:value="600986" calcext:value-type="float">
            <text:p>600986</text:p>
          </table:table-cell>
          <table:table-cell office:value-type="float" office:value="85410" calcext:value-type="float">
            <text:p>85410</text:p>
          </table:table-cell>
          <table:table-cell office:value-type="string" calcext:value-type="string">
            <text:p>Beautiful capture</text:p>
          </table:table-cell>
          <table:table-cell/>
        </table:table-row>
        <table:table-row table:style-name="ro1">
          <table:table-cell office:value-type="float" office:value="31917" calcext:value-type="float">
            <text:p>31917</text:p>
          </table:table-cell>
          <table:table-cell office:value-type="float" office:value="0" calcext:value-type="float">
            <text:p>0</text:p>
          </table:table-cell>
          <table:table-cell office:value-type="float" office:value="173435" calcext:value-type="float">
            <text:p>173435</text:p>
          </table:table-cell>
          <table:table-cell office:value-type="float" office:value="182060" calcext:value-type="float">
            <text:p>182060</text:p>
          </table:table-cell>
          <table:table-cell office:value-type="string" calcext:value-type="string">
            <text:p>Hey i also did it with chandershila...great trek</text:p>
          </table:table-cell>
          <table:table-cell/>
        </table:table-row>
        <table:table-row table:style-name="ro1">
          <table:table-cell office:value-type="float" office:value="33019" calcext:value-type="float">
            <text:p>33019</text:p>
          </table:table-cell>
          <table:table-cell office:value-type="float" office:value="0" calcext:value-type="float">
            <text:p>0</text:p>
          </table:table-cell>
          <table:table-cell office:value-type="float" office:value="620182" calcext:value-type="float">
            <text:p>620182</text:p>
          </table:table-cell>
          <table:table-cell office:value-type="float" office:value="83220" calcext:value-type="float">
            <text:p>83220</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51509" calcext:value-type="float">
            <text:p>51509</text:p>
          </table:table-cell>
          <table:table-cell office:value-type="float" office:value="0" calcext:value-type="float">
            <text:p>0</text:p>
          </table:table-cell>
          <table:table-cell office:value-type="float" office:value="654817" calcext:value-type="float">
            <text:p>654817</text:p>
          </table:table-cell>
          <table:table-cell office:value-type="float" office:value="195561" calcext:value-type="float">
            <text:p>195561</text:p>
          </table:table-cell>
          <table:table-cell office:value-type="string" calcext:value-type="string">
            <text:p>From where you are starting your journey</text:p>
          </table:table-cell>
          <table:table-cell/>
        </table:table-row>
        <table:table-row table:style-name="ro1">
          <table:table-cell office:value-type="float" office:value="82643" calcext:value-type="float">
            <text:p>82643</text:p>
          </table:table-cell>
          <table:table-cell office:value-type="float" office:value="0" calcext:value-type="float">
            <text:p>0</text:p>
          </table:table-cell>
          <table:table-cell office:value-type="float" office:value="154272" calcext:value-type="float">
            <text:p>154272</text:p>
          </table:table-cell>
          <table:table-cell office:value-type="float" office:value="45039" calcext:value-type="float">
            <text:p>45039</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98241" calcext:value-type="float">
            <text:p>98241</text:p>
          </table:table-cell>
          <table:table-cell office:value-type="float" office:value="0" calcext:value-type="float">
            <text:p>0</text:p>
          </table:table-cell>
          <table:table-cell office:value-type="float" office:value="771352" calcext:value-type="float">
            <text:p>771352</text:p>
          </table:table-cell>
          <table:table-cell office:value-type="float" office:value="86846" calcext:value-type="float">
            <text:p>86846</text:p>
          </table:table-cell>
          <table:table-cell office:value-type="string" calcext:value-type="string">
            <text:p>luvd it..❤️❤️❤️❤️</text:p>
          </table:table-cell>
          <table:table-cell/>
        </table:table-row>
        <table:table-row table:style-name="ro1">
          <table:table-cell office:value-type="float" office:value="183018" calcext:value-type="float">
            <text:p>183018</text:p>
          </table:table-cell>
          <table:table-cell office:value-type="float" office:value="0" calcext:value-type="float">
            <text:p>0</text:p>
          </table:table-cell>
          <table:table-cell office:value-type="float" office:value="43958" calcext:value-type="float">
            <text:p>43958</text:p>
          </table:table-cell>
          <table:table-cell office:value-type="float" office:value="79988" calcext:value-type="float">
            <text:p>7998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09245" calcext:value-type="float">
            <text:p>209245</text:p>
          </table:table-cell>
          <table:table-cell office:value-type="float" office:value="0" calcext:value-type="float">
            <text:p>0</text:p>
          </table:table-cell>
          <table:table-cell office:value-type="float" office:value="1073797" calcext:value-type="float">
            <text:p>1073797</text:p>
          </table:table-cell>
          <table:table-cell office:value-type="float" office:value="243619" calcext:value-type="float">
            <text:p>24361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53404" calcext:value-type="float">
            <text:p>253404</text:p>
          </table:table-cell>
          <table:table-cell office:value-type="float" office:value="0" calcext:value-type="float">
            <text:p>0</text:p>
          </table:table-cell>
          <table:table-cell office:value-type="float" office:value="1292032" calcext:value-type="float">
            <text:p>1292032</text:p>
          </table:table-cell>
          <table:table-cell office:value-type="float" office:value="86078" calcext:value-type="float">
            <text:p>8607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10167" calcext:value-type="float">
            <text:p>310167</text:p>
          </table:table-cell>
          <table:table-cell office:value-type="float" office:value="0" calcext:value-type="float">
            <text:p>0</text:p>
          </table:table-cell>
          <table:table-cell office:value-type="float" office:value="1643986" calcext:value-type="float">
            <text:p>1643986</text:p>
          </table:table-cell>
          <table:table-cell office:value-type="float" office:value="495113" calcext:value-type="float">
            <text:p>495113</text:p>
          </table:table-cell>
          <table:table-cell office:value-type="string" calcext:value-type="string">
            <text:p>I miss home too</text:p>
          </table:table-cell>
          <table:table-cell/>
        </table:table-row>
        <table:table-row table:style-name="ro1">
          <table:table-cell office:value-type="float" office:value="392802" calcext:value-type="float">
            <text:p>392802</text:p>
          </table:table-cell>
          <table:table-cell office:value-type="float" office:value="0" calcext:value-type="float">
            <text:p>0</text:p>
          </table:table-cell>
          <table:table-cell office:value-type="float" office:value="2258038" calcext:value-type="float">
            <text:p>2258038</text:p>
          </table:table-cell>
          <table:table-cell office:value-type="float" office:value="354168" calcext:value-type="float">
            <text:p>354168</text:p>
          </table:table-cell>
          <table:table-cell office:value-type="string" calcext:value-type="string">
            <text:p>Send me.location</text:p>
          </table:table-cell>
          <table:table-cell/>
        </table:table-row>
        <table:table-row table:style-name="ro1">
          <table:table-cell office:value-type="float" office:value="413059" calcext:value-type="float">
            <text:p>413059</text:p>
          </table:table-cell>
          <table:table-cell office:value-type="float" office:value="0" calcext:value-type="float">
            <text:p>0</text:p>
          </table:table-cell>
          <table:table-cell office:value-type="float" office:value="2236614" calcext:value-type="float">
            <text:p>2236614</text:p>
          </table:table-cell>
          <table:table-cell office:value-type="float" office:value="1267823" calcext:value-type="float">
            <text:p>1267823</text:p>
          </table:table-cell>
          <table:table-cell office:value-type="string" calcext:value-type="string">
            <text:p>Wow</text:p>
          </table:table-cell>
          <table:table-cell/>
        </table:table-row>
        <table:table-row table:style-name="ro1">
          <table:table-cell office:value-type="float" office:value="75779" calcext:value-type="float">
            <text:p>75779</text:p>
          </table:table-cell>
          <table:table-cell office:value-type="float" office:value="0" calcext:value-type="float">
            <text:p>0</text:p>
          </table:table-cell>
          <table:table-cell office:value-type="float" office:value="723783" calcext:value-type="float">
            <text:p>723783</text:p>
          </table:table-cell>
          <table:table-cell office:value-type="float" office:value="79357" calcext:value-type="float">
            <text:p>79357</text:p>
          </table:table-cell>
          <table:table-cell office:value-type="string" calcext:value-type="string">
            <text:p>When's your next update?!</text:p>
          </table:table-cell>
          <table:table-cell/>
        </table:table-row>
        <table:table-row table:style-name="ro1">
          <table:table-cell office:value-type="float" office:value="122882" calcext:value-type="float">
            <text:p>122882</text:p>
          </table:table-cell>
          <table:table-cell office:value-type="float" office:value="0" calcext:value-type="float">
            <text:p>0</text:p>
          </table:table-cell>
          <table:table-cell office:value-type="float" office:value="412673" calcext:value-type="float">
            <text:p>412673</text:p>
          </table:table-cell>
          <table:table-cell office:value-type="float" office:value="122770" calcext:value-type="float">
            <text:p>122770</text:p>
          </table:table-cell>
          <table:table-cell office:value-type="string" calcext:value-type="string">
            <text:p>[[@187399]] thank you so much ?</text:p>
          </table:table-cell>
          <table:table-cell/>
        </table:table-row>
        <table:table-row table:style-name="ro1">
          <table:table-cell office:value-type="float" office:value="175798" calcext:value-type="float">
            <text:p>175798</text:p>
          </table:table-cell>
          <table:table-cell office:value-type="float" office:value="0" calcext:value-type="float">
            <text:p>0</text:p>
          </table:table-cell>
          <table:table-cell office:value-type="float" office:value="964699" calcext:value-type="float">
            <text:p>964699</text:p>
          </table:table-cell>
          <table:table-cell office:value-type="float" office:value="81053" calcext:value-type="float">
            <text:p>8105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91830" calcext:value-type="float">
            <text:p>191830</text:p>
          </table:table-cell>
          <table:table-cell office:value-type="float" office:value="0" calcext:value-type="float">
            <text:p>0</text:p>
          </table:table-cell>
          <table:table-cell office:value-type="float" office:value="994691" calcext:value-type="float">
            <text:p>994691</text:p>
          </table:table-cell>
          <table:table-cell office:value-type="float" office:value="86892" calcext:value-type="float">
            <text:p>86892</text:p>
          </table:table-cell>
          <table:table-cell office:value-type="string" calcext:value-type="string">
            <text:p>Amazing content ❤️❤️</text:p>
          </table:table-cell>
          <table:table-cell/>
        </table:table-row>
        <table:table-row table:style-name="ro1">
          <table:table-cell office:value-type="float" office:value="235585" calcext:value-type="float">
            <text:p>235585</text:p>
          </table:table-cell>
          <table:table-cell office:value-type="float" office:value="0" calcext:value-type="float">
            <text:p>0</text:p>
          </table:table-cell>
          <table:table-cell office:value-type="float" office:value="1179566" calcext:value-type="float">
            <text:p>1179566</text:p>
          </table:table-cell>
          <table:table-cell office:value-type="float" office:value="49859" calcext:value-type="float">
            <text:p>49859</text:p>
          </table:table-cell>
          <table:table-cell office:value-type="string" calcext:value-type="string">
            <text:p>Your trail is detailed perfectly!</text:p>
          </table:table-cell>
          <table:table-cell/>
        </table:table-row>
        <table:table-row table:style-name="ro1">
          <table:table-cell office:value-type="float" office:value="247237" calcext:value-type="float">
            <text:p>247237</text:p>
          </table:table-cell>
          <table:table-cell office:value-type="float" office:value="0" calcext:value-type="float">
            <text:p>0</text:p>
          </table:table-cell>
          <table:table-cell office:value-type="float" office:value="1241154" calcext:value-type="float">
            <text:p>1241154</text:p>
          </table:table-cell>
          <table:table-cell office:value-type="float" office:value="78460" calcext:value-type="float">
            <text:p>78460</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415884" calcext:value-type="float">
            <text:p>415884</text:p>
          </table:table-cell>
          <table:table-cell office:value-type="float" office:value="0" calcext:value-type="float">
            <text:p>0</text:p>
          </table:table-cell>
          <table:table-cell office:value-type="float" office:value="2319056" calcext:value-type="float">
            <text:p>2319056</text:p>
          </table:table-cell>
          <table:table-cell office:value-type="float" office:value="1419638" calcext:value-type="float">
            <text:p>1419638</text:p>
          </table:table-cell>
          <table:table-cell office:value-type="string" calcext:value-type="string">
            <text:p>good and haldy</text:p>
          </table:table-cell>
          <table:table-cell/>
        </table:table-row>
        <table:table-row table:style-name="ro1">
          <table:table-cell office:value-type="float" office:value="240732" calcext:value-type="float">
            <text:p>240732</text:p>
          </table:table-cell>
          <table:table-cell office:value-type="float" office:value="0" calcext:value-type="float">
            <text:p>0</text:p>
          </table:table-cell>
          <table:table-cell office:value-type="float" office:value="1201623" calcext:value-type="float">
            <text:p>1201623</text:p>
          </table:table-cell>
          <table:table-cell office:value-type="float" office:value="41595" calcext:value-type="float">
            <text:p>41595</text:p>
          </table:table-cell>
          <table:table-cell office:value-type="string" calcext:value-type="string">
            <text:p>Wow! ?</text:p>
          </table:table-cell>
          <table:table-cell/>
        </table:table-row>
        <table:table-row table:style-name="ro1">
          <table:table-cell office:value-type="float" office:value="268631" calcext:value-type="float">
            <text:p>268631</text:p>
          </table:table-cell>
          <table:table-cell office:value-type="float" office:value="0" calcext:value-type="float">
            <text:p>0</text:p>
          </table:table-cell>
          <table:table-cell office:value-type="float" office:value="1400095" calcext:value-type="float">
            <text:p>1400095</text:p>
          </table:table-cell>
          <table:table-cell office:value-type="float" office:value="81366" calcext:value-type="float">
            <text:p>81366</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12814" calcext:value-type="float">
            <text:p>312814</text:p>
          </table:table-cell>
          <table:table-cell office:value-type="float" office:value="0" calcext:value-type="float">
            <text:p>0</text:p>
          </table:table-cell>
          <table:table-cell office:value-type="float" office:value="1646436" calcext:value-type="float">
            <text:p>1646436</text:p>
          </table:table-cell>
          <table:table-cell office:value-type="float" office:value="502677" calcext:value-type="float">
            <text:p>502677</text:p>
          </table:table-cell>
          <table:table-cell office:value-type="string" calcext:value-type="string">
            <text:p>[[@1]]</text:p>
          </table:table-cell>
          <table:table-cell/>
        </table:table-row>
        <table:table-row table:style-name="ro1">
          <table:table-cell office:value-type="float" office:value="367369" calcext:value-type="float">
            <text:p>367369</text:p>
          </table:table-cell>
          <table:table-cell office:value-type="float" office:value="0" calcext:value-type="float">
            <text:p>0</text:p>
          </table:table-cell>
          <table:table-cell office:value-type="float" office:value="2134894" calcext:value-type="float">
            <text:p>2134894</text:p>
          </table:table-cell>
          <table:table-cell office:value-type="float" office:value="39888" calcext:value-type="float">
            <text:p>39888</text:p>
          </table:table-cell>
          <table:table-cell office:value-type="string" calcext:value-type="string">
            <text:p>i love the way you travel, when are posting more our your stories?</text:p>
          </table:table-cell>
          <table:table-cell/>
        </table:table-row>
        <table:table-row table:style-name="ro1">
          <table:table-cell office:value-type="float" office:value="425364" calcext:value-type="float">
            <text:p>425364</text:p>
          </table:table-cell>
          <table:table-cell office:value-type="float" office:value="0" calcext:value-type="float">
            <text:p>0</text:p>
          </table:table-cell>
          <table:table-cell office:value-type="float" office:value="2273806" calcext:value-type="float">
            <text:p>2273806</text:p>
          </table:table-cell>
          <table:table-cell office:value-type="float" office:value="28309" calcext:value-type="float">
            <text:p>28309</text:p>
          </table:table-cell>
          <table:table-cell office:value-type="string" calcext:value-type="string">
            <text:p>amazing</text:p>
          </table:table-cell>
          <table:table-cell/>
        </table:table-row>
        <table:table-row table:style-name="ro1">
          <table:table-cell office:value-type="float" office:value="434630" calcext:value-type="float">
            <text:p>434630</text:p>
          </table:table-cell>
          <table:table-cell office:value-type="float" office:value="0" calcext:value-type="float">
            <text:p>0</text:p>
          </table:table-cell>
          <table:table-cell office:value-type="float" office:value="2288525" calcext:value-type="float">
            <text:p>2288525</text:p>
          </table:table-cell>
          <table:table-cell office:value-type="float" office:value="1499818" calcext:value-type="float">
            <text:p>1499818</text:p>
          </table:table-cell>
          <table:table-cell office:value-type="string" calcext:value-type="string">
            <text:p>Hi love</text:p>
          </table:table-cell>
          <table:table-cell/>
        </table:table-row>
        <table:table-row table:style-name="ro1">
          <table:table-cell office:value-type="float" office:value="455437" calcext:value-type="float">
            <text:p>455437</text:p>
          </table:table-cell>
          <table:table-cell office:value-type="float" office:value="0" calcext:value-type="float">
            <text:p>0</text:p>
          </table:table-cell>
          <table:table-cell office:value-type="float" office:value="2265435" calcext:value-type="float">
            <text:p>2265435</text:p>
          </table:table-cell>
          <table:table-cell office:value-type="float" office:value="2046117" calcext:value-type="float">
            <text:p>2046117</text:p>
          </table:table-cell>
          <table:table-cell office:value-type="string" calcext:value-type="string">
            <text:p>✌️</text:p>
          </table:table-cell>
          <table:table-cell/>
        </table:table-row>
        <table:table-row table:style-name="ro1">
          <table:table-cell office:value-type="float" office:value="458211" calcext:value-type="float">
            <text:p>458211</text:p>
          </table:table-cell>
          <table:table-cell office:value-type="float" office:value="0" calcext:value-type="float">
            <text:p>0</text:p>
          </table:table-cell>
          <table:table-cell office:value-type="float" office:value="2587725" calcext:value-type="float">
            <text:p>2587725</text:p>
          </table:table-cell>
          <table:table-cell office:value-type="float" office:value="2039520" calcext:value-type="float">
            <text:p>2039520</text:p>
          </table:table-cell>
          <table:table-cell office:value-type="string" calcext:value-type="string">
            <text:p>D</text:p>
          </table:table-cell>
          <table:table-cell/>
        </table:table-row>
        <table:table-row table:style-name="ro1">
          <table:table-cell office:value-type="float" office:value="43570" calcext:value-type="float">
            <text:p>43570</text:p>
          </table:table-cell>
          <table:table-cell office:value-type="float" office:value="0" calcext:value-type="float">
            <text:p>0</text:p>
          </table:table-cell>
          <table:table-cell office:value-type="float" office:value="641611" calcext:value-type="float">
            <text:p>641611</text:p>
          </table:table-cell>
          <table:table-cell office:value-type="float" office:value="87530" calcext:value-type="float">
            <text:p>87530</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41802" calcext:value-type="float">
            <text:p>141802</text:p>
          </table:table-cell>
          <table:table-cell office:value-type="float" office:value="0" calcext:value-type="float">
            <text:p>0</text:p>
          </table:table-cell>
          <table:table-cell office:value-type="float" office:value="871619" calcext:value-type="float">
            <text:p>871619</text:p>
          </table:table-cell>
          <table:table-cell office:value-type="float" office:value="243680" calcext:value-type="float">
            <text:p>243680</text:p>
          </table:table-cell>
          <table:table-cell office:value-type="string" calcext:value-type="string">
            <text:p>Amazing trail, could share some videos of the same</text:p>
          </table:table-cell>
          <table:table-cell/>
        </table:table-row>
        <table:table-row table:style-name="ro1">
          <table:table-cell office:value-type="float" office:value="145879" calcext:value-type="float">
            <text:p>145879</text:p>
          </table:table-cell>
          <table:table-cell office:value-type="float" office:value="0" calcext:value-type="float">
            <text:p>0</text:p>
          </table:table-cell>
          <table:table-cell office:value-type="float" office:value="882130" calcext:value-type="float">
            <text:p>882130</text:p>
          </table:table-cell>
          <table:table-cell office:value-type="float" office:value="84014" calcext:value-type="float">
            <text:p>84014</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457278" calcext:value-type="float">
            <text:p>457278</text:p>
          </table:table-cell>
          <table:table-cell office:value-type="float" office:value="0" calcext:value-type="float">
            <text:p>0</text:p>
          </table:table-cell>
          <table:table-cell office:value-type="float" office:value="2580912" calcext:value-type="float">
            <text:p>2580912</text:p>
          </table:table-cell>
          <table:table-cell office:value-type="float" office:value="2074743" calcext:value-type="float">
            <text:p>2074743</text:p>
          </table:table-cell>
          <table:table-cell office:value-type="string" calcext:value-type="string">
            <text:p>And</text:p>
          </table:table-cell>
          <table:table-cell/>
        </table:table-row>
        <table:table-row table:style-name="ro1">
          <table:table-cell office:value-type="float" office:value="28223" calcext:value-type="float">
            <text:p>28223</text:p>
          </table:table-cell>
          <table:table-cell office:value-type="float" office:value="0" calcext:value-type="float">
            <text:p>0</text:p>
          </table:table-cell>
          <table:table-cell office:value-type="float" office:value="607177" calcext:value-type="float">
            <text:p>607177</text:p>
          </table:table-cell>
          <table:table-cell office:value-type="float" office:value="86218" calcext:value-type="float">
            <text:p>86218</text:p>
          </table:table-cell>
          <table:table-cell office:value-type="string" calcext:value-type="string">
            <text:p>Hey! Loved your trail !When are you posting your next one?</text:p>
          </table:table-cell>
          <table:table-cell/>
        </table:table-row>
        <table:table-row table:style-name="ro1">
          <table:table-cell office:value-type="float" office:value="226062" calcext:value-type="float">
            <text:p>226062</text:p>
          </table:table-cell>
          <table:table-cell office:value-type="float" office:value="0" calcext:value-type="float">
            <text:p>0</text:p>
          </table:table-cell>
          <table:table-cell office:value-type="float" office:value="1165704" calcext:value-type="float">
            <text:p>1165704</text:p>
          </table:table-cell>
          <table:table-cell office:value-type="float" office:value="40086" calcext:value-type="float">
            <text:p>40086</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33176" calcext:value-type="float">
            <text:p>233176</text:p>
          </table:table-cell>
          <table:table-cell office:value-type="float" office:value="0" calcext:value-type="float">
            <text:p>0</text:p>
          </table:table-cell>
          <table:table-cell office:value-type="float" office:value="1182772" calcext:value-type="float">
            <text:p>1182772</text:p>
          </table:table-cell>
          <table:table-cell office:value-type="float" office:value="85331" calcext:value-type="float">
            <text:p>85331</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84607" calcext:value-type="float">
            <text:p>284607</text:p>
          </table:table-cell>
          <table:table-cell office:value-type="float" office:value="0" calcext:value-type="float">
            <text:p>0</text:p>
          </table:table-cell>
          <table:table-cell office:value-type="float" office:value="1497828" calcext:value-type="float">
            <text:p>1497828</text:p>
          </table:table-cell>
          <table:table-cell office:value-type="float" office:value="77501" calcext:value-type="float">
            <text:p>77501</text:p>
          </table:table-cell>
          <table:table-cell office:value-type="string" calcext:value-type="string">
            <text:p>Good Stuff! ?</text:p>
          </table:table-cell>
          <table:table-cell/>
        </table:table-row>
        <table:table-row table:style-name="ro1">
          <table:table-cell office:value-type="float" office:value="358624" calcext:value-type="float">
            <text:p>358624</text:p>
          </table:table-cell>
          <table:table-cell office:value-type="float" office:value="0" calcext:value-type="float">
            <text:p>0</text:p>
          </table:table-cell>
          <table:table-cell office:value-type="float" office:value="1981303" calcext:value-type="float">
            <text:p>1981303</text:p>
          </table:table-cell>
          <table:table-cell office:value-type="float" office:value="82334" calcext:value-type="float">
            <text:p>82334</text:p>
          </table:table-cell>
          <table:table-cell office:value-type="string" calcext:value-type="string">
            <text:p>Looks amazing ??</text:p>
          </table:table-cell>
          <table:table-cell/>
        </table:table-row>
        <table:table-row table:style-name="ro1">
          <table:table-cell office:value-type="float" office:value="365104" calcext:value-type="float">
            <text:p>365104</text:p>
          </table:table-cell>
          <table:table-cell office:value-type="float" office:value="0" calcext:value-type="float">
            <text:p>0</text:p>
          </table:table-cell>
          <table:table-cell office:value-type="float" office:value="1934492" calcext:value-type="float">
            <text:p>1934492</text:p>
          </table:table-cell>
          <table:table-cell office:value-type="float" office:value="652971" calcext:value-type="float">
            <text:p>652971</text:p>
          </table:table-cell>
          <table:table-cell office:value-type="string" calcext:value-type="string">
            <text:p>Vavo nice</text:p>
          </table:table-cell>
          <table:table-cell/>
        </table:table-row>
        <table:table-row table:style-name="ro1">
          <table:table-cell office:value-type="float" office:value="376468" calcext:value-type="float">
            <text:p>376468</text:p>
          </table:table-cell>
          <table:table-cell office:value-type="float" office:value="0" calcext:value-type="float">
            <text:p>0</text:p>
          </table:table-cell>
          <table:table-cell office:value-type="float" office:value="2228348" calcext:value-type="float">
            <text:p>2228348</text:p>
          </table:table-cell>
          <table:table-cell office:value-type="float" office:value="717970" calcext:value-type="float">
            <text:p>717970</text:p>
          </table:table-cell>
          <table:table-cell office:value-type="string" calcext:value-type="string">
            <text:p>I'm new to trell.. and checking how actually it works.. hence didn't upload much of pictures.. but I shall in the next trail..</text:p>
          </table:table-cell>
          <table:table-cell/>
        </table:table-row>
        <table:table-row table:style-name="ro1">
          <table:table-cell office:value-type="float" office:value="421051" calcext:value-type="float">
            <text:p>421051</text:p>
          </table:table-cell>
          <table:table-cell office:value-type="float" office:value="0" calcext:value-type="float">
            <text:p>0</text:p>
          </table:table-cell>
          <table:table-cell office:value-type="float" office:value="2348860" calcext:value-type="float">
            <text:p>2348860</text:p>
          </table:table-cell>
          <table:table-cell office:value-type="float" office:value="13426" calcext:value-type="float">
            <text:p>13426</text:p>
          </table:table-cell>
          <table:table-cell office:value-type="string" calcext:value-type="string">
            <text:p>you drink so much?</text:p>
          </table:table-cell>
          <table:table-cell/>
        </table:table-row>
        <table:table-row table:style-name="ro1">
          <table:table-cell office:value-type="float" office:value="434372" calcext:value-type="float">
            <text:p>434372</text:p>
          </table:table-cell>
          <table:table-cell office:value-type="float" office:value="0" calcext:value-type="float">
            <text:p>0</text:p>
          </table:table-cell>
          <table:table-cell office:value-type="float" office:value="2269168" calcext:value-type="float">
            <text:p>2269168</text:p>
          </table:table-cell>
          <table:table-cell office:value-type="float" office:value="1495496" calcext:value-type="float">
            <text:p>1495496</text:p>
          </table:table-cell>
          <table:table-cell office:value-type="string" calcext:value-type="string">
            <text:p>@Zaara_S_Sf</text:p>
          </table:table-cell>
          <table:table-cell/>
        </table:table-row>
        <table:table-row table:style-name="ro1">
          <table:table-cell office:value-type="float" office:value="19995" calcext:value-type="float">
            <text:p>19995</text:p>
          </table:table-cell>
          <table:table-cell office:value-type="float" office:value="0" calcext:value-type="float">
            <text:p>0</text:p>
          </table:table-cell>
          <table:table-cell office:value-type="float" office:value="584199" calcext:value-type="float">
            <text:p>584199</text:p>
          </table:table-cell>
          <table:table-cell office:value-type="float" office:value="162453" calcext:value-type="float">
            <text:p>162453</text:p>
          </table:table-cell>
          <table:table-cell office:value-type="string" calcext:value-type="string">
            <text:p>Gowtham thankew very much. I will try my best to provide more info regarding this.</text:p>
          </table:table-cell>
          <table:table-cell/>
        </table:table-row>
        <table:table-row table:style-name="ro1">
          <table:table-cell office:value-type="float" office:value="79288" calcext:value-type="float">
            <text:p>79288</text:p>
          </table:table-cell>
          <table:table-cell office:value-type="float" office:value="0" calcext:value-type="float">
            <text:p>0</text:p>
          </table:table-cell>
          <table:table-cell office:value-type="float" office:value="730186" calcext:value-type="float">
            <text:p>730186</text:p>
          </table:table-cell>
          <table:table-cell office:value-type="float" office:value="42613" calcext:value-type="float">
            <text:p>42613</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02879" calcext:value-type="float">
            <text:p>102879</text:p>
          </table:table-cell>
          <table:table-cell office:value-type="float" office:value="0" calcext:value-type="float">
            <text:p>0</text:p>
          </table:table-cell>
          <table:table-cell office:value-type="float" office:value="784421" calcext:value-type="float">
            <text:p>784421</text:p>
          </table:table-cell>
          <table:table-cell office:value-type="float" office:value="5238" calcext:value-type="float">
            <text:p>5238</text:p>
          </table:table-cell>
          <table:table-cell office:value-type="string" calcext:value-type="string">
            <text:p>Amazing content ❤️❤️</text:p>
          </table:table-cell>
          <table:table-cell/>
        </table:table-row>
        <table:table-row table:style-name="ro1">
          <table:table-cell office:value-type="float" office:value="118361" calcext:value-type="float">
            <text:p>118361</text:p>
          </table:table-cell>
          <table:table-cell office:value-type="float" office:value="0" calcext:value-type="float">
            <text:p>0</text:p>
          </table:table-cell>
          <table:table-cell office:value-type="float" office:value="171852" calcext:value-type="float">
            <text:p>171852</text:p>
          </table:table-cell>
          <table:table-cell office:value-type="float" office:value="86978" calcext:value-type="float">
            <text:p>86978</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58109" calcext:value-type="float">
            <text:p>158109</text:p>
          </table:table-cell>
          <table:table-cell office:value-type="float" office:value="0" calcext:value-type="float">
            <text:p>0</text:p>
          </table:table-cell>
          <table:table-cell office:value-type="float" office:value="853609" calcext:value-type="float">
            <text:p>853609</text:p>
          </table:table-cell>
          <table:table-cell office:value-type="float" office:value="274167" calcext:value-type="float">
            <text:p>274167</text:p>
          </table:table-cell>
          <table:table-cell office:value-type="string" calcext:value-type="string">
            <text:p>Ji add dindugal biriyani near railway station. Bombay lassi near bustand etc...</text:p>
          </table:table-cell>
          <table:table-cell/>
        </table:table-row>
        <table:table-row table:style-name="ro1">
          <table:table-cell office:value-type="float" office:value="205685" calcext:value-type="float">
            <text:p>205685</text:p>
          </table:table-cell>
          <table:table-cell office:value-type="float" office:value="0" calcext:value-type="float">
            <text:p>0</text:p>
          </table:table-cell>
          <table:table-cell office:value-type="float" office:value="1061739" calcext:value-type="float">
            <text:p>1061739</text:p>
          </table:table-cell>
          <table:table-cell office:value-type="float" office:value="319831" calcext:value-type="float">
            <text:p>319831</text:p>
          </table:table-cell>
          <table:table-cell office:value-type="string" calcext:value-type="string">
            <text:p>[[@19885]] ♥️</text:p>
          </table:table-cell>
          <table:table-cell/>
        </table:table-row>
        <table:table-row table:style-name="ro1">
          <table:table-cell office:value-type="float" office:value="206998" calcext:value-type="float">
            <text:p>206998</text:p>
          </table:table-cell>
          <table:table-cell office:value-type="float" office:value="6103" calcext:value-type="float">
            <text:p>6103</text:p>
          </table:table-cell>
          <table:table-cell office:value-type="float" office:value="0" calcext:value-type="float">
            <text:p>0</text:p>
          </table:table-cell>
          <table:table-cell office:value-type="float" office:value="166506" calcext:value-type="float">
            <text:p>166506</text:p>
          </table:table-cell>
          <table:table-cell office:value-type="string" calcext:value-type="string">
            <text:p>Looks so good</text:p>
          </table:table-cell>
          <table:table-cell/>
        </table:table-row>
        <table:table-row table:style-name="ro1">
          <table:table-cell office:value-type="float" office:value="245998" calcext:value-type="float">
            <text:p>245998</text:p>
          </table:table-cell>
          <table:table-cell office:value-type="float" office:value="0" calcext:value-type="float">
            <text:p>0</text:p>
          </table:table-cell>
          <table:table-cell office:value-type="float" office:value="1233111" calcext:value-type="float">
            <text:p>1233111</text:p>
          </table:table-cell>
          <table:table-cell office:value-type="float" office:value="76381" calcext:value-type="float">
            <text:p>76381</text:p>
          </table:table-cell>
          <table:table-cell office:value-type="string" calcext:value-type="string">
            <text:p>Wow! Thats amazing that you covered so much in so less budget!</text:p>
          </table:table-cell>
          <table:table-cell/>
        </table:table-row>
        <table:table-row table:style-name="ro1">
          <table:table-cell office:value-type="float" office:value="278245" calcext:value-type="float">
            <text:p>278245</text:p>
          </table:table-cell>
          <table:table-cell office:value-type="float" office:value="0" calcext:value-type="float">
            <text:p>0</text:p>
          </table:table-cell>
          <table:table-cell office:value-type="float" office:value="1457766" calcext:value-type="float">
            <text:p>1457766</text:p>
          </table:table-cell>
          <table:table-cell office:value-type="float" office:value="53084" calcext:value-type="float">
            <text:p>53084</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50418" calcext:value-type="float">
            <text:p>350418</text:p>
          </table:table-cell>
          <table:table-cell office:value-type="float" office:value="0" calcext:value-type="float">
            <text:p>0</text:p>
          </table:table-cell>
          <table:table-cell office:value-type="float" office:value="630570" calcext:value-type="float">
            <text:p>630570</text:p>
          </table:table-cell>
          <table:table-cell office:value-type="float" office:value="40916" calcext:value-type="float">
            <text:p>40916</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392697" calcext:value-type="float">
            <text:p>392697</text:p>
          </table:table-cell>
          <table:table-cell office:value-type="float" office:value="0" calcext:value-type="float">
            <text:p>0</text:p>
          </table:table-cell>
          <table:table-cell office:value-type="float" office:value="2284996" calcext:value-type="float">
            <text:p>2284996</text:p>
          </table:table-cell>
          <table:table-cell office:value-type="float" office:value="945391" calcext:value-type="float">
            <text:p>945391</text:p>
          </table:table-cell>
          <table:table-cell office:value-type="string" calcext:value-type="string">
            <text:p>Very nice</text:p>
          </table:table-cell>
          <table:table-cell/>
        </table:table-row>
        <table:table-row table:style-name="ro1">
          <table:table-cell office:value-type="float" office:value="420800" calcext:value-type="float">
            <text:p>420800</text:p>
          </table:table-cell>
          <table:table-cell office:value-type="float" office:value="0" calcext:value-type="float">
            <text:p>0</text:p>
          </table:table-cell>
          <table:table-cell office:value-type="float" office:value="2306480" calcext:value-type="float">
            <text:p>2306480</text:p>
          </table:table-cell>
          <table:table-cell office:value-type="float" office:value="47129" calcext:value-type="float">
            <text:p>47129</text:p>
          </table:table-cell>
          <table:table-cell office:value-type="string" calcext:value-type="string">
            <text:p>COME TO BANGALORE AND DANCE </text:p>
          </table:table-cell>
          <table:table-cell/>
        </table:table-row>
        <table:table-row table:style-name="ro1">
          <table:table-cell office:value-type="float" office:value="451810" calcext:value-type="float">
            <text:p>451810</text:p>
          </table:table-cell>
          <table:table-cell office:value-type="float" office:value="0" calcext:value-type="float">
            <text:p>0</text:p>
          </table:table-cell>
          <table:table-cell office:value-type="float" office:value="2262233" calcext:value-type="float">
            <text:p>2262233</text:p>
          </table:table-cell>
          <table:table-cell office:value-type="float" office:value="1890901" calcext:value-type="float">
            <text:p>1890901</text:p>
          </table:table-cell>
          <table:table-cell office:value-type="string" calcext:value-type="string">
            <text:p>Hii</text:p>
          </table:table-cell>
          <table:table-cell/>
        </table:table-row>
        <table:table-row table:style-name="ro1">
          <table:table-cell office:value-type="float" office:value="14259" calcext:value-type="float">
            <text:p>14259</text:p>
          </table:table-cell>
          <table:table-cell office:value-type="float" office:value="179451" calcext:value-type="float">
            <text:p>179451</text:p>
          </table:table-cell>
          <table:table-cell office:value-type="float" office:value="0" calcext:value-type="float">
            <text:p>0</text:p>
          </table:table-cell>
          <table:table-cell office:value-type="float" office:value="94587" calcext:value-type="float">
            <text:p>94587</text:p>
          </table:table-cell>
          <table:table-cell office:value-type="string" calcext:value-type="string">
            <text:p>[[@108322]] its inside the Agumbe Rainforests.</text:p>
          </table:table-cell>
          <table:table-cell/>
        </table:table-row>
        <table:table-row table:style-name="ro1">
          <table:table-cell office:value-type="float" office:value="24188" calcext:value-type="float">
            <text:p>24188</text:p>
          </table:table-cell>
          <table:table-cell office:value-type="float" office:value="0" calcext:value-type="float">
            <text:p>0</text:p>
          </table:table-cell>
          <table:table-cell office:value-type="float" office:value="596047" calcext:value-type="float">
            <text:p>596047</text:p>
          </table:table-cell>
          <table:table-cell office:value-type="float" office:value="45878" calcext:value-type="float">
            <text:p>45878</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9852" calcext:value-type="float">
            <text:p>39852</text:p>
          </table:table-cell>
          <table:table-cell office:value-type="float" office:value="0" calcext:value-type="float">
            <text:p>0</text:p>
          </table:table-cell>
          <table:table-cell office:value-type="float" office:value="630409" calcext:value-type="float">
            <text:p>630409</text:p>
          </table:table-cell>
          <table:table-cell office:value-type="float" office:value="187984" calcext:value-type="float">
            <text:p>187984</text:p>
          </table:table-cell>
          <table:table-cell office:value-type="string" calcext:value-type="string">
            <text:p>Thank you everyone</text:p>
          </table:table-cell>
          <table:table-cell/>
        </table:table-row>
        <table:table-row table:style-name="ro1">
          <table:table-cell office:value-type="float" office:value="63482" calcext:value-type="float">
            <text:p>63482</text:p>
          </table:table-cell>
          <table:table-cell office:value-type="float" office:value="0" calcext:value-type="float">
            <text:p>0</text:p>
          </table:table-cell>
          <table:table-cell office:value-type="float" office:value="685279" calcext:value-type="float">
            <text:p>685279</text:p>
          </table:table-cell>
          <table:table-cell office:value-type="float" office:value="204405" calcext:value-type="float">
            <text:p>204405</text:p>
          </table:table-cell>
          <table:table-cell office:value-type="string" calcext:value-type="string">
            <text:p>[[@19562]] thanku thanku ?♥️?</text:p>
          </table:table-cell>
          <table:table-cell/>
        </table:table-row>
        <table:table-row table:style-name="ro1">
          <table:table-cell office:value-type="float" office:value="131440" calcext:value-type="float">
            <text:p>131440</text:p>
          </table:table-cell>
          <table:table-cell office:value-type="float" office:value="0" calcext:value-type="float">
            <text:p>0</text:p>
          </table:table-cell>
          <table:table-cell office:value-type="float" office:value="844516" calcext:value-type="float">
            <text:p>844516</text:p>
          </table:table-cell>
          <table:table-cell office:value-type="float" office:value="79559" calcext:value-type="float">
            <text:p>79559</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54723" calcext:value-type="float">
            <text:p>154723</text:p>
          </table:table-cell>
          <table:table-cell office:value-type="float" office:value="0" calcext:value-type="float">
            <text:p>0</text:p>
          </table:table-cell>
          <table:table-cell office:value-type="float" office:value="904443" calcext:value-type="float">
            <text:p>904443</text:p>
          </table:table-cell>
          <table:table-cell office:value-type="float" office:value="269748" calcext:value-type="float">
            <text:p>269748</text:p>
          </table:table-cell>
          <table:table-cell office:value-type="string" calcext:value-type="string">
            <text:p>[[@50313]] sure, this place locate in BSD, South Tangerang, Indonesia... there will be a close up magic performance every sunday morning. You can contact for more information. Thanks</text:p>
          </table:table-cell>
          <table:table-cell/>
        </table:table-row>
        <table:table-row table:style-name="ro1">
          <table:table-cell office:value-type="float" office:value="335730" calcext:value-type="float">
            <text:p>335730</text:p>
          </table:table-cell>
          <table:table-cell office:value-type="float" office:value="0" calcext:value-type="float">
            <text:p>0</text:p>
          </table:table-cell>
          <table:table-cell office:value-type="float" office:value="1790733" calcext:value-type="float">
            <text:p>1790733</text:p>
          </table:table-cell>
          <table:table-cell office:value-type="float" office:value="324662" calcext:value-type="float">
            <text:p>324662</text:p>
          </table:table-cell>
          <table:table-cell office:value-type="string" calcext:value-type="string">
            <text:p>[[@40828]] thank you!</text:p>
          </table:table-cell>
          <table:table-cell/>
        </table:table-row>
        <table:table-row table:style-name="ro1">
          <table:table-cell office:value-type="float" office:value="446547" calcext:value-type="float">
            <text:p>446547</text:p>
          </table:table-cell>
          <table:table-cell office:value-type="float" office:value="0" calcext:value-type="float">
            <text:p>0</text:p>
          </table:table-cell>
          <table:table-cell office:value-type="float" office:value="2153334" calcext:value-type="float">
            <text:p>2153334</text:p>
          </table:table-cell>
          <table:table-cell office:value-type="float" office:value="1806402" calcext:value-type="float">
            <text:p>1806402</text:p>
          </table:table-cell>
          <table:table-cell office:value-type="string" calcext:value-type="string">
            <text:p>App muje ye bata sakti hain ki is app se money liye hain</text:p>
          </table:table-cell>
          <table:table-cell/>
        </table:table-row>
        <table:table-row table:style-name="ro1">
          <table:table-cell office:value-type="float" office:value="20280" calcext:value-type="float">
            <text:p>20280</text:p>
          </table:table-cell>
          <table:table-cell office:value-type="float" office:value="0" calcext:value-type="float">
            <text:p>0</text:p>
          </table:table-cell>
          <table:table-cell office:value-type="float" office:value="585549" calcext:value-type="float">
            <text:p>585549</text:p>
          </table:table-cell>
          <table:table-cell office:value-type="float" office:value="40600" calcext:value-type="float">
            <text:p>4060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50485" calcext:value-type="float">
            <text:p>50485</text:p>
          </table:table-cell>
          <table:table-cell office:value-type="float" office:value="0" calcext:value-type="float">
            <text:p>0</text:p>
          </table:table-cell>
          <table:table-cell office:value-type="float" office:value="656607" calcext:value-type="float">
            <text:p>656607</text:p>
          </table:table-cell>
          <table:table-cell office:value-type="float" office:value="44973" calcext:value-type="float">
            <text:p>44973</text:p>
          </table:table-cell>
          <table:table-cell office:value-type="string" calcext:value-type="string">
            <text:p>Keep those trails coming </text:p>
          </table:table-cell>
          <table:table-cell/>
        </table:table-row>
        <table:table-row table:style-name="ro1">
          <table:table-cell office:value-type="float" office:value="91510" calcext:value-type="float">
            <text:p>91510</text:p>
          </table:table-cell>
          <table:table-cell office:value-type="float" office:value="0" calcext:value-type="float">
            <text:p>0</text:p>
          </table:table-cell>
          <table:table-cell office:value-type="float" office:value="756264" calcext:value-type="float">
            <text:p>756264</text:p>
          </table:table-cell>
          <table:table-cell office:value-type="float" office:value="86966" calcext:value-type="float">
            <text:p>86966</text:p>
          </table:table-cell>
          <table:table-cell office:value-type="string" calcext:value-type="string">
            <text:p>Sahi khel gaye tum toh :P</text:p>
          </table:table-cell>
          <table:table-cell/>
        </table:table-row>
        <table:table-row table:style-name="ro1">
          <table:table-cell office:value-type="float" office:value="117902" calcext:value-type="float">
            <text:p>117902</text:p>
          </table:table-cell>
          <table:table-cell office:value-type="float" office:value="0" calcext:value-type="float">
            <text:p>0</text:p>
          </table:table-cell>
          <table:table-cell office:value-type="float" office:value="212938" calcext:value-type="float">
            <text:p>212938</text:p>
          </table:table-cell>
          <table:table-cell office:value-type="float" office:value="83740" calcext:value-type="float">
            <text:p>83740</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63600" calcext:value-type="float">
            <text:p>263600</text:p>
          </table:table-cell>
          <table:table-cell office:value-type="float" office:value="0" calcext:value-type="float">
            <text:p>0</text:p>
          </table:table-cell>
          <table:table-cell office:value-type="float" office:value="1365633" calcext:value-type="float">
            <text:p>1365633</text:p>
          </table:table-cell>
          <table:table-cell office:value-type="float" office:value="40829" calcext:value-type="float">
            <text:p>40829</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64704" calcext:value-type="float">
            <text:p>264704</text:p>
          </table:table-cell>
          <table:table-cell office:value-type="float" office:value="0" calcext:value-type="float">
            <text:p>0</text:p>
          </table:table-cell>
          <table:table-cell office:value-type="float" office:value="1376519" calcext:value-type="float">
            <text:p>1376519</text:p>
          </table:table-cell>
          <table:table-cell office:value-type="float" office:value="84180" calcext:value-type="float">
            <text:p>84180</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01909" calcext:value-type="float">
            <text:p>301909</text:p>
          </table:table-cell>
          <table:table-cell office:value-type="float" office:value="0" calcext:value-type="float">
            <text:p>0</text:p>
          </table:table-cell>
          <table:table-cell office:value-type="float" office:value="1300692" calcext:value-type="float">
            <text:p>1300692</text:p>
          </table:table-cell>
          <table:table-cell office:value-type="float" office:value="491003" calcext:value-type="float">
            <text:p>491003</text:p>
          </table:table-cell>
          <table:table-cell office:value-type="string" calcext:value-type="string">
            <text:p>[[@487789]] <text:s/>Thanks.. ?</text:p>
          </table:table-cell>
          <table:table-cell/>
        </table:table-row>
        <table:table-row table:style-name="ro1">
          <table:table-cell office:value-type="float" office:value="382889" calcext:value-type="float">
            <text:p>382889</text:p>
          </table:table-cell>
          <table:table-cell office:value-type="float" office:value="0" calcext:value-type="float">
            <text:p>0</text:p>
          </table:table-cell>
          <table:table-cell office:value-type="float" office:value="2246604" calcext:value-type="float">
            <text:p>2246604</text:p>
          </table:table-cell>
          <table:table-cell office:value-type="float" office:value="844092" calcext:value-type="float">
            <text:p>844092</text:p>
          </table:table-cell>
          <table:table-cell office:value-type="string" calcext:value-type="string">
            <text:p>?????????? refter by sameer javed ji??</text:p>
          </table:table-cell>
          <table:table-cell/>
        </table:table-row>
        <table:table-row table:style-name="ro1">
          <table:table-cell office:value-type="float" office:value="449541" calcext:value-type="float">
            <text:p>449541</text:p>
          </table:table-cell>
          <table:table-cell office:value-type="float" office:value="0" calcext:value-type="float">
            <text:p>0</text:p>
          </table:table-cell>
          <table:table-cell office:value-type="float" office:value="2131267" calcext:value-type="float">
            <text:p>2131267</text:p>
          </table:table-cell>
          <table:table-cell office:value-type="float" office:value="1881860" calcext:value-type="float">
            <text:p>1881860</text:p>
          </table:table-cell>
          <table:table-cell office:value-type="string" calcext:value-type="string">
            <text:p>Hi</text:p>
          </table:table-cell>
          <table:table-cell/>
        </table:table-row>
        <table:table-row table:style-name="ro1">
          <table:table-cell office:value-type="float" office:value="10478" calcext:value-type="float">
            <text:p>10478</text:p>
          </table:table-cell>
          <table:table-cell office:value-type="float" office:value="0" calcext:value-type="float">
            <text:p>0</text:p>
          </table:table-cell>
          <table:table-cell office:value-type="float" office:value="417876" calcext:value-type="float">
            <text:p>417876</text:p>
          </table:table-cell>
          <table:table-cell office:value-type="float" office:value="24599" calcext:value-type="float">
            <text:p>24599</text:p>
          </table:table-cell>
          <table:table-cell office:value-type="string" calcext:value-type="string">
            <text:p>[[@1]] weekend getaway challenge</text:p>
          </table:table-cell>
          <table:table-cell/>
        </table:table-row>
        <table:table-row table:style-name="ro1">
          <table:table-cell office:value-type="float" office:value="114475" calcext:value-type="float">
            <text:p>114475</text:p>
          </table:table-cell>
          <table:table-cell office:value-type="float" office:value="422623" calcext:value-type="float">
            <text:p>422623</text:p>
          </table:table-cell>
          <table:table-cell office:value-type="float" office:value="0" calcext:value-type="float">
            <text:p>0</text:p>
          </table:table-cell>
          <table:table-cell office:value-type="float" office:value="241476" calcext:value-type="float">
            <text:p>241476</text:p>
          </table:table-cell>
          <table:table-cell office:value-type="string" calcext:value-type="string">
            <text:p>Palolem has been the real jewel which usually is neglected quite a few times...There's a butterfly island over there.. It's definitely worth it...</text:p>
          </table:table-cell>
          <table:table-cell/>
        </table:table-row>
        <table:table-row table:style-name="ro1">
          <table:table-cell office:value-type="float" office:value="123356" calcext:value-type="float">
            <text:p>123356</text:p>
          </table:table-cell>
          <table:table-cell office:value-type="float" office:value="0" calcext:value-type="float">
            <text:p>0</text:p>
          </table:table-cell>
          <table:table-cell office:value-type="float" office:value="822751" calcext:value-type="float">
            <text:p>822751</text:p>
          </table:table-cell>
          <table:table-cell office:value-type="float" office:value="20254" calcext:value-type="float">
            <text:p>20254</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37686" calcext:value-type="float">
            <text:p>137686</text:p>
          </table:table-cell>
          <table:table-cell office:value-type="float" office:value="0" calcext:value-type="float">
            <text:p>0</text:p>
          </table:table-cell>
          <table:table-cell office:value-type="float" office:value="858130" calcext:value-type="float">
            <text:p>858130</text:p>
          </table:table-cell>
          <table:table-cell office:value-type="float" office:value="80473" calcext:value-type="float">
            <text:p>80473</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94897" calcext:value-type="float">
            <text:p>194897</text:p>
          </table:table-cell>
          <table:table-cell office:value-type="float" office:value="0" calcext:value-type="float">
            <text:p>0</text:p>
          </table:table-cell>
          <table:table-cell office:value-type="float" office:value="987030" calcext:value-type="float">
            <text:p>987030</text:p>
          </table:table-cell>
          <table:table-cell office:value-type="float" office:value="80107" calcext:value-type="float">
            <text:p>8010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93583" calcext:value-type="float">
            <text:p>293583</text:p>
          </table:table-cell>
          <table:table-cell office:value-type="float" office:value="0" calcext:value-type="float">
            <text:p>0</text:p>
          </table:table-cell>
          <table:table-cell office:value-type="float" office:value="1551633" calcext:value-type="float">
            <text:p>1551633</text:p>
          </table:table-cell>
          <table:table-cell office:value-type="float" office:value="77617" calcext:value-type="float">
            <text:p>77617</text:p>
          </table:table-cell>
          <table:table-cell office:value-type="string" calcext:value-type="string">
            <text:p>Nice shot! ❤️</text:p>
          </table:table-cell>
          <table:table-cell/>
        </table:table-row>
        <table:table-row table:style-name="ro1">
          <table:table-cell office:value-type="float" office:value="300918" calcext:value-type="float">
            <text:p>300918</text:p>
          </table:table-cell>
          <table:table-cell office:value-type="float" office:value="0" calcext:value-type="float">
            <text:p>0</text:p>
          </table:table-cell>
          <table:table-cell office:value-type="float" office:value="1588457" calcext:value-type="float">
            <text:p>1588457</text:p>
          </table:table-cell>
          <table:table-cell office:value-type="float" office:value="52385" calcext:value-type="float">
            <text:p>52385</text:p>
          </table:table-cell>
          <table:table-cell office:value-type="string" calcext:value-type="string">
            <text:p>Loved your trail, waiting for the next in series! ?❤️</text:p>
          </table:table-cell>
          <table:table-cell/>
        </table:table-row>
        <table:table-row table:style-name="ro1">
          <table:table-cell office:value-type="float" office:value="327217" calcext:value-type="float">
            <text:p>327217</text:p>
          </table:table-cell>
          <table:table-cell office:value-type="float" office:value="0" calcext:value-type="float">
            <text:p>0</text:p>
          </table:table-cell>
          <table:table-cell office:value-type="float" office:value="1751303" calcext:value-type="float">
            <text:p>1751303</text:p>
          </table:table-cell>
          <table:table-cell office:value-type="float" office:value="536295" calcext:value-type="float">
            <text:p>536295</text:p>
          </table:table-cell>
          <table:table-cell office:value-type="string" calcext:value-type="string">
            <text:p>Yeah sure! Tonight I'll take.? Yesterday night I didn't take videos.</text:p>
          </table:table-cell>
          <table:table-cell/>
        </table:table-row>
        <table:table-row table:style-name="ro1">
          <table:table-cell office:value-type="float" office:value="4443" calcext:value-type="float">
            <text:p>4443</text:p>
          </table:table-cell>
          <table:table-cell office:value-type="float" office:value="0" calcext:value-type="float">
            <text:p>0</text:p>
          </table:table-cell>
          <table:table-cell office:value-type="float" office:value="45004" calcext:value-type="float">
            <text:p>45004</text:p>
          </table:table-cell>
          <table:table-cell office:value-type="float" office:value="23" calcext:value-type="float">
            <text:p>23</text:p>
          </table:table-cell>
          <table:table-cell office:value-type="string" calcext:value-type="string">
            <text:p>Thanks [[@27314]]! ❤️</text:p>
          </table:table-cell>
          <table:table-cell/>
        </table:table-row>
        <table:table-row table:style-name="ro1">
          <table:table-cell office:value-type="float" office:value="76267" calcext:value-type="float">
            <text:p>76267</text:p>
          </table:table-cell>
          <table:table-cell office:value-type="float" office:value="0" calcext:value-type="float">
            <text:p>0</text:p>
          </table:table-cell>
          <table:table-cell office:value-type="float" office:value="722753" calcext:value-type="float">
            <text:p>722753</text:p>
          </table:table-cell>
          <table:table-cell office:value-type="float" office:value="49635" calcext:value-type="float">
            <text:p>49635</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01106" calcext:value-type="float">
            <text:p>101106</text:p>
          </table:table-cell>
          <table:table-cell office:value-type="float" office:value="0" calcext:value-type="float">
            <text:p>0</text:p>
          </table:table-cell>
          <table:table-cell office:value-type="float" office:value="778693" calcext:value-type="float">
            <text:p>778693</text:p>
          </table:table-cell>
          <table:table-cell office:value-type="float" office:value="43281" calcext:value-type="float">
            <text:p>43281</text:p>
          </table:table-cell>
          <table:table-cell office:value-type="string" calcext:value-type="string">
            <text:p>Your content is so good, wonder why the followers count is low!</text:p>
          </table:table-cell>
          <table:table-cell/>
        </table:table-row>
        <table:table-row table:style-name="ro1">
          <table:table-cell office:value-type="float" office:value="225485" calcext:value-type="float">
            <text:p>225485</text:p>
          </table:table-cell>
          <table:table-cell office:value-type="float" office:value="0" calcext:value-type="float">
            <text:p>0</text:p>
          </table:table-cell>
          <table:table-cell office:value-type="float" office:value="1162094" calcext:value-type="float">
            <text:p>1162094</text:p>
          </table:table-cell>
          <table:table-cell office:value-type="float" office:value="144532" calcext:value-type="float">
            <text:p>144532</text:p>
          </table:table-cell>
          <table:table-cell office:value-type="string" calcext:value-type="string">
            <text:p>[[@83100]] thanx</text:p>
          </table:table-cell>
          <table:table-cell/>
        </table:table-row>
        <table:table-row table:style-name="ro1">
          <table:table-cell office:value-type="float" office:value="249565" calcext:value-type="float">
            <text:p>249565</text:p>
          </table:table-cell>
          <table:table-cell office:value-type="float" office:value="0" calcext:value-type="float">
            <text:p>0</text:p>
          </table:table-cell>
          <table:table-cell office:value-type="float" office:value="1263940" calcext:value-type="float">
            <text:p>1263940</text:p>
          </table:table-cell>
          <table:table-cell office:value-type="float" office:value="79610" calcext:value-type="float">
            <text:p>79610</text:p>
          </table:table-cell>
          <table:table-cell office:value-type="string" calcext:value-type="string">
            <text:p>you have travelled so much, i'm waiting to hear more stories</text:p>
          </table:table-cell>
          <table:table-cell/>
        </table:table-row>
        <table:table-row table:style-name="ro1">
          <table:table-cell office:value-type="float" office:value="354011" calcext:value-type="float">
            <text:p>354011</text:p>
          </table:table-cell>
          <table:table-cell office:value-type="float" office:value="0" calcext:value-type="float">
            <text:p>0</text:p>
          </table:table-cell>
          <table:table-cell office:value-type="float" office:value="1920984" calcext:value-type="float">
            <text:p>1920984</text:p>
          </table:table-cell>
          <table:table-cell office:value-type="float" office:value="585599" calcext:value-type="float">
            <text:p>585599</text:p>
          </table:table-cell>
          <table:table-cell office:value-type="string" calcext:value-type="string">
            <text:p>Follow my profile for more good content...</text:p>
          </table:table-cell>
          <table:table-cell/>
        </table:table-row>
        <table:table-row table:style-name="ro1">
          <table:table-cell office:value-type="float" office:value="67546" calcext:value-type="float">
            <text:p>67546</text:p>
          </table:table-cell>
          <table:table-cell office:value-type="float" office:value="0" calcext:value-type="float">
            <text:p>0</text:p>
          </table:table-cell>
          <table:table-cell office:value-type="float" office:value="698438" calcext:value-type="float">
            <text:p>698438</text:p>
          </table:table-cell>
          <table:table-cell office:value-type="float" office:value="50341" calcext:value-type="float">
            <text:p>5034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92548" calcext:value-type="float">
            <text:p>192548</text:p>
          </table:table-cell>
          <table:table-cell office:value-type="float" office:value="0" calcext:value-type="float">
            <text:p>0</text:p>
          </table:table-cell>
          <table:table-cell office:value-type="float" office:value="996765" calcext:value-type="float">
            <text:p>996765</text:p>
          </table:table-cell>
          <table:table-cell office:value-type="float" office:value="78984" calcext:value-type="float">
            <text:p>78984</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15847" calcext:value-type="float">
            <text:p>215847</text:p>
          </table:table-cell>
          <table:table-cell office:value-type="float" office:value="0" calcext:value-type="float">
            <text:p>0</text:p>
          </table:table-cell>
          <table:table-cell office:value-type="float" office:value="1104536" calcext:value-type="float">
            <text:p>1104536</text:p>
          </table:table-cell>
          <table:table-cell office:value-type="float" office:value="332686" calcext:value-type="float">
            <text:p>332686</text:p>
          </table:table-cell>
          <table:table-cell office:value-type="string" calcext:value-type="string">
            <text:p>[[@79930]] Thank you!</text:p>
          </table:table-cell>
          <table:table-cell/>
        </table:table-row>
        <table:table-row table:style-name="ro1">
          <table:table-cell office:value-type="float" office:value="231830" calcext:value-type="float">
            <text:p>231830</text:p>
          </table:table-cell>
          <table:table-cell office:value-type="float" office:value="0" calcext:value-type="float">
            <text:p>0</text:p>
          </table:table-cell>
          <table:table-cell office:value-type="float" office:value="1181204" calcext:value-type="float">
            <text:p>1181204</text:p>
          </table:table-cell>
          <table:table-cell office:value-type="float" office:value="88166" calcext:value-type="float">
            <text:p>88166</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50868" calcext:value-type="float">
            <text:p>250868</text:p>
          </table:table-cell>
          <table:table-cell office:value-type="float" office:value="0" calcext:value-type="float">
            <text:p>0</text:p>
          </table:table-cell>
          <table:table-cell office:value-type="float" office:value="1276621" calcext:value-type="float">
            <text:p>1276621</text:p>
          </table:table-cell>
          <table:table-cell office:value-type="float" office:value="40288" calcext:value-type="float">
            <text:p>40288</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24971" calcext:value-type="float">
            <text:p>324971</text:p>
          </table:table-cell>
          <table:table-cell office:value-type="float" office:value="0" calcext:value-type="float">
            <text:p>0</text:p>
          </table:table-cell>
          <table:table-cell office:value-type="float" office:value="1733901" calcext:value-type="float">
            <text:p>1733901</text:p>
          </table:table-cell>
          <table:table-cell office:value-type="float" office:value="535560" calcext:value-type="float">
            <text:p>535560</text:p>
          </table:table-cell>
          <table:table-cell office:value-type="string" calcext:value-type="string">
            <text:p>[[@40192]] thanks for the comment</text:p>
          </table:table-cell>
          <table:table-cell/>
        </table:table-row>
        <table:table-row table:style-name="ro1">
          <table:table-cell office:value-type="float" office:value="336467" calcext:value-type="float">
            <text:p>336467</text:p>
          </table:table-cell>
          <table:table-cell office:value-type="float" office:value="0" calcext:value-type="float">
            <text:p>0</text:p>
          </table:table-cell>
          <table:table-cell office:value-type="float" office:value="1794653" calcext:value-type="float">
            <text:p>1794653</text:p>
          </table:table-cell>
          <table:table-cell office:value-type="float" office:value="136160" calcext:value-type="float">
            <text:p>136160</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4390" calcext:value-type="float">
            <text:p>14390</text:p>
          </table:table-cell>
          <table:table-cell office:value-type="float" office:value="0" calcext:value-type="float">
            <text:p>0</text:p>
          </table:table-cell>
          <table:table-cell office:value-type="float" office:value="430561" calcext:value-type="float">
            <text:p>430561</text:p>
          </table:table-cell>
          <table:table-cell office:value-type="float" office:value="91414" calcext:value-type="float">
            <text:p>91414</text:p>
          </table:table-cell>
          <table:table-cell office:value-type="string" calcext:value-type="string">
            <text:p>This is great</text:p>
          </table:table-cell>
          <table:table-cell/>
        </table:table-row>
        <table:table-row table:style-name="ro2">
          <table:table-cell office:value-type="float" office:value="21300" calcext:value-type="float">
            <text:p>21300</text:p>
          </table:table-cell>
          <table:table-cell office:value-type="float" office:value="0" calcext:value-type="float">
            <text:p>0</text:p>
          </table:table-cell>
          <table:table-cell office:value-type="float" office:value="591780" calcext:value-type="float">
            <text:p>591780</text:p>
          </table:table-cell>
          <table:table-cell office:value-type="float" office:value="176910" calcext:value-type="float">
            <text:p>176910</text:p>
          </table:table-cell>
          <table:table-cell office:value-type="string" calcext:value-type="string">
            <text:p>Very nice place</text:p>
            <text:p> please visit and shoot you will get Amazing pics...</text:p>
          </table:table-cell>
          <table:table-cell/>
        </table:table-row>
        <table:table-row table:style-name="ro1">
          <table:table-cell office:value-type="float" office:value="46283" calcext:value-type="float">
            <text:p>46283</text:p>
          </table:table-cell>
          <table:table-cell office:value-type="float" office:value="0" calcext:value-type="float">
            <text:p>0</text:p>
          </table:table-cell>
          <table:table-cell office:value-type="float" office:value="648824" calcext:value-type="float">
            <text:p>648824</text:p>
          </table:table-cell>
          <table:table-cell office:value-type="float" office:value="45025" calcext:value-type="float">
            <text:p>45025</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27486" calcext:value-type="float">
            <text:p>127486</text:p>
          </table:table-cell>
          <table:table-cell office:value-type="float" office:value="0" calcext:value-type="float">
            <text:p>0</text:p>
          </table:table-cell>
          <table:table-cell office:value-type="float" office:value="830990" calcext:value-type="float">
            <text:p>830990</text:p>
          </table:table-cell>
          <table:table-cell office:value-type="float" office:value="40871" calcext:value-type="float">
            <text:p>40871</text:p>
          </table:table-cell>
          <table:table-cell office:value-type="string" calcext:value-type="string">
            <text:p>Cool one ??</text:p>
          </table:table-cell>
          <table:table-cell/>
        </table:table-row>
        <table:table-row table:style-name="ro1">
          <table:table-cell office:value-type="float" office:value="204817" calcext:value-type="float">
            <text:p>204817</text:p>
          </table:table-cell>
          <table:table-cell office:value-type="float" office:value="2346" calcext:value-type="float">
            <text:p>2346</text:p>
          </table:table-cell>
          <table:table-cell office:value-type="float" office:value="0" calcext:value-type="float">
            <text:p>0</text:p>
          </table:table-cell>
          <table:table-cell office:value-type="float" office:value="318997" calcext:value-type="float">
            <text:p>318997</text:p>
          </table:table-cell>
          <table:table-cell office:value-type="string" calcext:value-type="string">
            <text:p>Wow nice lights</text:p>
          </table:table-cell>
          <table:table-cell/>
        </table:table-row>
        <table:table-row table:style-name="ro1">
          <table:table-cell office:value-type="float" office:value="343328" calcext:value-type="float">
            <text:p>343328</text:p>
          </table:table-cell>
          <table:table-cell office:value-type="float" office:value="0" calcext:value-type="float">
            <text:p>0</text:p>
          </table:table-cell>
          <table:table-cell office:value-type="float" office:value="33273" calcext:value-type="float">
            <text:p>33273</text:p>
          </table:table-cell>
          <table:table-cell office:value-type="float" office:value="564520" calcext:value-type="float">
            <text:p>564520</text:p>
          </table:table-cell>
          <table:table-cell office:value-type="string" calcext:value-type="string">
            <text:p>U from</text:p>
          </table:table-cell>
          <table:table-cell/>
        </table:table-row>
        <table:table-row table:style-name="ro1">
          <table:table-cell office:value-type="float" office:value="358590" calcext:value-type="float">
            <text:p>358590</text:p>
          </table:table-cell>
          <table:table-cell office:value-type="float" office:value="0" calcext:value-type="float">
            <text:p>0</text:p>
          </table:table-cell>
          <table:table-cell office:value-type="float" office:value="1942299" calcext:value-type="float">
            <text:p>1942299</text:p>
          </table:table-cell>
          <table:table-cell office:value-type="float" office:value="602886" calcext:value-type="float">
            <text:p>602886</text:p>
          </table:table-cell>
          <table:table-cell office:value-type="string" calcext:value-type="string">
            <text:p>Thanks</text:p>
          </table:table-cell>
          <table:table-cell/>
        </table:table-row>
        <table:table-row table:style-name="ro1">
          <table:table-cell office:value-type="float" office:value="380999" calcext:value-type="float">
            <text:p>380999</text:p>
          </table:table-cell>
          <table:table-cell office:value-type="float" office:value="0" calcext:value-type="float">
            <text:p>0</text:p>
          </table:table-cell>
          <table:table-cell office:value-type="float" office:value="2230257" calcext:value-type="float">
            <text:p>2230257</text:p>
          </table:table-cell>
          <table:table-cell office:value-type="float" office:value="797824" calcext:value-type="float">
            <text:p>797824</text:p>
          </table:table-cell>
          <table:table-cell office:value-type="string" calcext:value-type="string">
            <text:p>Sffy</text:p>
          </table:table-cell>
          <table:table-cell/>
        </table:table-row>
        <table:table-row table:style-name="ro1">
          <table:table-cell office:value-type="float" office:value="396858" calcext:value-type="float">
            <text:p>396858</text:p>
          </table:table-cell>
          <table:table-cell office:value-type="float" office:value="0" calcext:value-type="float">
            <text:p>0</text:p>
          </table:table-cell>
          <table:table-cell office:value-type="float" office:value="2292080" calcext:value-type="float">
            <text:p>2292080</text:p>
          </table:table-cell>
          <table:table-cell office:value-type="float" office:value="979816" calcext:value-type="float">
            <text:p>979816</text:p>
          </table:table-cell>
          <table:table-cell office:value-type="string" calcext:value-type="string">
            <text:p>Waaaaaaaa</text:p>
          </table:table-cell>
          <table:table-cell/>
        </table:table-row>
        <table:table-row table:style-name="ro1">
          <table:table-cell office:value-type="float" office:value="456402" calcext:value-type="float">
            <text:p>456402</text:p>
          </table:table-cell>
          <table:table-cell office:value-type="float" office:value="0" calcext:value-type="float">
            <text:p>0</text:p>
          </table:table-cell>
          <table:table-cell office:value-type="float" office:value="2573480" calcext:value-type="float">
            <text:p>2573480</text:p>
          </table:table-cell>
          <table:table-cell office:value-type="float" office:value="2077331" calcext:value-type="float">
            <text:p>2077331</text:p>
          </table:table-cell>
          <table:table-cell office:value-type="string" calcext:value-type="string">
            <text:p>????</text:p>
          </table:table-cell>
          <table:table-cell/>
        </table:table-row>
        <table:table-row table:style-name="ro1">
          <table:table-cell office:value-type="float" office:value="20949" calcext:value-type="float">
            <text:p>20949</text:p>
          </table:table-cell>
          <table:table-cell office:value-type="float" office:value="0" calcext:value-type="float">
            <text:p>0</text:p>
          </table:table-cell>
          <table:table-cell office:value-type="float" office:value="587360" calcext:value-type="float">
            <text:p>587360</text:p>
          </table:table-cell>
          <table:table-cell office:value-type="float" office:value="78704" calcext:value-type="float">
            <text:p>78704</text:p>
          </table:table-cell>
          <table:table-cell office:value-type="string" calcext:value-type="string">
            <text:p>Gorgeous click ❤️</text:p>
          </table:table-cell>
          <table:table-cell/>
        </table:table-row>
        <table:table-row table:style-name="ro1">
          <table:table-cell office:value-type="float" office:value="103187" calcext:value-type="float">
            <text:p>103187</text:p>
          </table:table-cell>
          <table:table-cell office:value-type="float" office:value="0" calcext:value-type="float">
            <text:p>0</text:p>
          </table:table-cell>
          <table:table-cell office:value-type="float" office:value="785153" calcext:value-type="float">
            <text:p>785153</text:p>
          </table:table-cell>
          <table:table-cell office:value-type="float" office:value="233577" calcext:value-type="float">
            <text:p>233577</text:p>
          </table:table-cell>
          <table:table-cell office:value-type="string" calcext:value-type="string">
            <text:p>[[@81706]] I am glad that you liked it.. yep the place itself is beautiful.. Planning to share the pics of the whole journey in sometime :)</text:p>
          </table:table-cell>
          <table:table-cell/>
        </table:table-row>
        <table:table-row table:style-name="ro1">
          <table:table-cell office:value-type="float" office:value="110746" calcext:value-type="float">
            <text:p>110746</text:p>
          </table:table-cell>
          <table:table-cell office:value-type="float" office:value="0" calcext:value-type="float">
            <text:p>0</text:p>
          </table:table-cell>
          <table:table-cell office:value-type="float" office:value="801329" calcext:value-type="float">
            <text:p>801329</text:p>
          </table:table-cell>
          <table:table-cell office:value-type="float" office:value="49439" calcext:value-type="float">
            <text:p>49439</text:p>
          </table:table-cell>
          <table:table-cell office:value-type="string" calcext:value-type="string">
            <text:p>I love the wordplay in your title!</text:p>
          </table:table-cell>
          <table:table-cell/>
        </table:table-row>
        <table:table-row table:style-name="ro1">
          <table:table-cell office:value-type="float" office:value="123888" calcext:value-type="float">
            <text:p>123888</text:p>
          </table:table-cell>
          <table:table-cell office:value-type="float" office:value="421357" calcext:value-type="float">
            <text:p>421357</text:p>
          </table:table-cell>
          <table:table-cell office:value-type="float" office:value="0" calcext:value-type="float">
            <text:p>0</text:p>
          </table:table-cell>
          <table:table-cell office:value-type="float" office:value="245676" calcext:value-type="float">
            <text:p>245676</text:p>
          </table:table-cell>
          <table:table-cell office:value-type="string" calcext:value-type="string">
            <text:p>The view is killing me. .I'm it's superb click</text:p>
          </table:table-cell>
          <table:table-cell/>
        </table:table-row>
        <table:table-row table:style-name="ro1">
          <table:table-cell office:value-type="float" office:value="159004" calcext:value-type="float">
            <text:p>159004</text:p>
          </table:table-cell>
          <table:table-cell office:value-type="float" office:value="0" calcext:value-type="float">
            <text:p>0</text:p>
          </table:table-cell>
          <table:table-cell office:value-type="float" office:value="912803" calcext:value-type="float">
            <text:p>912803</text:p>
          </table:table-cell>
          <table:table-cell office:value-type="float" office:value="50360" calcext:value-type="float">
            <text:p>50360</text:p>
          </table:table-cell>
          <table:table-cell office:value-type="string" calcext:value-type="string">
            <text:p>This is the best information I've got of this place!</text:p>
          </table:table-cell>
          <table:table-cell/>
        </table:table-row>
        <table:table-row table:style-name="ro1">
          <table:table-cell office:value-type="float" office:value="279775" calcext:value-type="float">
            <text:p>279775</text:p>
          </table:table-cell>
          <table:table-cell office:value-type="float" office:value="0" calcext:value-type="float">
            <text:p>0</text:p>
          </table:table-cell>
          <table:table-cell office:value-type="float" office:value="1460062" calcext:value-type="float">
            <text:p>1460062</text:p>
          </table:table-cell>
          <table:table-cell office:value-type="float" office:value="448864" calcext:value-type="float">
            <text:p>448864</text:p>
          </table:table-cell>
          <table:table-cell office:value-type="string" calcext:value-type="string">
            <text:p>[[@39662]] if u want to visit this place...it's better u visit around winters..or like the time I visited...when it's not raining much...mostly overcast...but no rain..</text:p>
          </table:table-cell>
          <table:table-cell/>
        </table:table-row>
        <table:table-row table:style-name="ro1">
          <table:table-cell office:value-type="float" office:value="288601" calcext:value-type="float">
            <text:p>288601</text:p>
          </table:table-cell>
          <table:table-cell office:value-type="float" office:value="0" calcext:value-type="float">
            <text:p>0</text:p>
          </table:table-cell>
          <table:table-cell office:value-type="float" office:value="1519706" calcext:value-type="float">
            <text:p>1519706</text:p>
          </table:table-cell>
          <table:table-cell office:value-type="float" office:value="464838" calcext:value-type="float">
            <text:p>464838</text:p>
          </table:table-cell>
          <table:table-cell office:value-type="string" calcext:value-type="string">
            <text:p>Shree Ganesha</text:p>
          </table:table-cell>
          <table:table-cell/>
        </table:table-row>
        <table:table-row table:style-name="ro1">
          <table:table-cell office:value-type="float" office:value="291688" calcext:value-type="float">
            <text:p>291688</text:p>
          </table:table-cell>
          <table:table-cell office:value-type="float" office:value="0" calcext:value-type="float">
            <text:p>0</text:p>
          </table:table-cell>
          <table:table-cell office:value-type="float" office:value="1540450" calcext:value-type="float">
            <text:p>1540450</text:p>
          </table:table-cell>
          <table:table-cell office:value-type="float" office:value="474070" calcext:value-type="float">
            <text:p>474070</text:p>
          </table:table-cell>
          <table:table-cell office:value-type="string" calcext:value-type="string">
            <text:p>[[@77975]] yeah sure why not</text:p>
          </table:table-cell>
          <table:table-cell/>
        </table:table-row>
        <table:table-row table:style-name="ro1">
          <table:table-cell office:value-type="float" office:value="418939" calcext:value-type="float">
            <text:p>418939</text:p>
          </table:table-cell>
          <table:table-cell office:value-type="float" office:value="0" calcext:value-type="float">
            <text:p>0</text:p>
          </table:table-cell>
          <table:table-cell office:value-type="float" office:value="2342416" calcext:value-type="float">
            <text:p>2342416</text:p>
          </table:table-cell>
          <table:table-cell office:value-type="float" office:value="1409891" calcext:value-type="float">
            <text:p>1409891</text:p>
          </table:table-cell>
          <table:table-cell office:value-type="string" calcext:value-type="string">
            <text:p>Nice</text:p>
          </table:table-cell>
          <table:table-cell/>
        </table:table-row>
        <table:table-row table:style-name="ro1">
          <table:table-cell office:value-type="float" office:value="428846" calcext:value-type="float">
            <text:p>428846</text:p>
          </table:table-cell>
          <table:table-cell office:value-type="float" office:value="0" calcext:value-type="float">
            <text:p>0</text:p>
          </table:table-cell>
          <table:table-cell office:value-type="float" office:value="1601658" calcext:value-type="float">
            <text:p>1601658</text:p>
          </table:table-cell>
          <table:table-cell office:value-type="float" office:value="2456" calcext:value-type="float">
            <text:p>2456</text:p>
          </table:table-cell>
          <table:table-cell office:value-type="string" calcext:value-type="string">
            <text:p>shud go</text:p>
          </table:table-cell>
          <table:table-cell/>
        </table:table-row>
        <table:table-row table:style-name="ro1">
          <table:table-cell office:value-type="float" office:value="442772" calcext:value-type="float">
            <text:p>442772</text:p>
          </table:table-cell>
          <table:table-cell office:value-type="float" office:value="0" calcext:value-type="float">
            <text:p>0</text:p>
          </table:table-cell>
          <table:table-cell office:value-type="float" office:value="2421309" calcext:value-type="float">
            <text:p>2421309</text:p>
          </table:table-cell>
          <table:table-cell office:value-type="float" office:value="1715880" calcext:value-type="float">
            <text:p>1715880</text:p>
          </table:table-cell>
          <table:table-cell office:value-type="string" calcext:value-type="string">
            <text:p>Nice...</text:p>
          </table:table-cell>
          <table:table-cell/>
        </table:table-row>
        <table:table-row table:style-name="ro1">
          <table:table-cell office:value-type="float" office:value="58681" calcext:value-type="float">
            <text:p>58681</text:p>
          </table:table-cell>
          <table:table-cell office:value-type="float" office:value="0" calcext:value-type="float">
            <text:p>0</text:p>
          </table:table-cell>
          <table:table-cell office:value-type="float" office:value="674843" calcext:value-type="float">
            <text:p>674843</text:p>
          </table:table-cell>
          <table:table-cell office:value-type="float" office:value="19586" calcext:value-type="float">
            <text:p>1958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24740" calcext:value-type="float">
            <text:p>224740</text:p>
          </table:table-cell>
          <table:table-cell office:value-type="float" office:value="0" calcext:value-type="float">
            <text:p>0</text:p>
          </table:table-cell>
          <table:table-cell office:value-type="float" office:value="1158889" calcext:value-type="float">
            <text:p>1158889</text:p>
          </table:table-cell>
          <table:table-cell office:value-type="float" office:value="349558" calcext:value-type="float">
            <text:p>349558</text:p>
          </table:table-cell>
          <table:table-cell office:value-type="string" calcext:value-type="string">
            <text:p>Mysore</text:p>
          </table:table-cell>
          <table:table-cell/>
        </table:table-row>
        <table:table-row table:style-name="ro1">
          <table:table-cell office:value-type="float" office:value="264665" calcext:value-type="float">
            <text:p>264665</text:p>
          </table:table-cell>
          <table:table-cell office:value-type="float" office:value="0" calcext:value-type="float">
            <text:p>0</text:p>
          </table:table-cell>
          <table:table-cell office:value-type="float" office:value="1378766" calcext:value-type="float">
            <text:p>1378766</text:p>
          </table:table-cell>
          <table:table-cell office:value-type="float" office:value="86893" calcext:value-type="float">
            <text:p>86893</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74481" calcext:value-type="float">
            <text:p>274481</text:p>
          </table:table-cell>
          <table:table-cell office:value-type="float" office:value="0" calcext:value-type="float">
            <text:p>0</text:p>
          </table:table-cell>
          <table:table-cell office:value-type="float" office:value="1430601" calcext:value-type="float">
            <text:p>1430601</text:p>
          </table:table-cell>
          <table:table-cell office:value-type="float" office:value="439597" calcext:value-type="float">
            <text:p>439597</text:p>
          </table:table-cell>
          <table:table-cell office:value-type="string" calcext:value-type="string">
            <text:p>[[@84488]] hey Fred that my working place view. This is I n Bangalore Karnataka India</text:p>
          </table:table-cell>
          <table:table-cell/>
        </table:table-row>
        <table:table-row table:style-name="ro1">
          <table:table-cell office:value-type="float" office:value="279016" calcext:value-type="float">
            <text:p>279016</text:p>
          </table:table-cell>
          <table:table-cell office:value-type="float" office:value="0" calcext:value-type="float">
            <text:p>0</text:p>
          </table:table-cell>
          <table:table-cell office:value-type="float" office:value="1462343" calcext:value-type="float">
            <text:p>1462343</text:p>
          </table:table-cell>
          <table:table-cell office:value-type="float" office:value="40127" calcext:value-type="float">
            <text:p>40127</text:p>
          </table:table-cell>
          <table:table-cell office:value-type="string" calcext:value-type="string">
            <text:p>Whoa! The images are crystal clear and so is the content!</text:p>
          </table:table-cell>
          <table:table-cell/>
        </table:table-row>
        <table:table-row table:style-name="ro1">
          <table:table-cell office:value-type="float" office:value="302525" calcext:value-type="float">
            <text:p>302525</text:p>
          </table:table-cell>
          <table:table-cell office:value-type="float" office:value="0" calcext:value-type="float">
            <text:p>0</text:p>
          </table:table-cell>
          <table:table-cell office:value-type="float" office:value="1597250" calcext:value-type="float">
            <text:p>1597250</text:p>
          </table:table-cell>
          <table:table-cell office:value-type="float" office:value="49445" calcext:value-type="float">
            <text:p>49445</text:p>
          </table:table-cell>
          <table:table-cell office:value-type="string" calcext:value-type="string">
            <text:p>Your title is my new catchphrase!</text:p>
          </table:table-cell>
          <table:table-cell/>
        </table:table-row>
        <table:table-row table:style-name="ro1">
          <table:table-cell office:value-type="float" office:value="356949" calcext:value-type="float">
            <text:p>356949</text:p>
          </table:table-cell>
          <table:table-cell office:value-type="float" office:value="0" calcext:value-type="float">
            <text:p>0</text:p>
          </table:table-cell>
          <table:table-cell office:value-type="float" office:value="509320" calcext:value-type="float">
            <text:p>509320</text:p>
          </table:table-cell>
          <table:table-cell office:value-type="float" office:value="600685" calcext:value-type="float">
            <text:p>600685</text:p>
          </table:table-cell>
          <table:table-cell office:value-type="string" calcext:value-type="string">
            <text:p>When's d best time to visit Auli to experience fresh snowfall ??</text:p>
          </table:table-cell>
          <table:table-cell/>
        </table:table-row>
        <table:table-row table:style-name="ro1">
          <table:table-cell office:value-type="float" office:value="416616" calcext:value-type="float">
            <text:p>416616</text:p>
          </table:table-cell>
          <table:table-cell office:value-type="float" office:value="0" calcext:value-type="float">
            <text:p>0</text:p>
          </table:table-cell>
          <table:table-cell office:value-type="float" office:value="2291494" calcext:value-type="float">
            <text:p>2291494</text:p>
          </table:table-cell>
          <table:table-cell office:value-type="float" office:value="584" calcext:value-type="float">
            <text:p>584</text:p>
          </table:table-cell>
          <table:table-cell office:value-type="string" calcext:value-type="string">
            <text:p>tasty</text:p>
          </table:table-cell>
          <table:table-cell/>
        </table:table-row>
        <table:table-row table:style-name="ro1">
          <table:table-cell office:value-type="float" office:value="452450" calcext:value-type="float">
            <text:p>452450</text:p>
          </table:table-cell>
          <table:table-cell office:value-type="float" office:value="0" calcext:value-type="float">
            <text:p>0</text:p>
          </table:table-cell>
          <table:table-cell office:value-type="float" office:value="2533623" calcext:value-type="float">
            <text:p>2533623</text:p>
          </table:table-cell>
          <table:table-cell office:value-type="float" office:value="1962742" calcext:value-type="float">
            <text:p>1962742</text:p>
          </table:table-cell>
          <table:table-cell office:value-type="string" calcext:value-type="string">
            <text:p>Very nice</text:p>
          </table:table-cell>
          <table:table-cell/>
        </table:table-row>
        <table:table-row table:style-name="ro1">
          <table:table-cell office:value-type="float" office:value="462579" calcext:value-type="float">
            <text:p>462579</text:p>
          </table:table-cell>
          <table:table-cell office:value-type="float" office:value="0" calcext:value-type="float">
            <text:p>0</text:p>
          </table:table-cell>
          <table:table-cell office:value-type="float" office:value="2278979" calcext:value-type="float">
            <text:p>2278979</text:p>
          </table:table-cell>
          <table:table-cell office:value-type="float" office:value="2226669" calcext:value-type="float">
            <text:p>2226669</text:p>
          </table:table-cell>
          <table:table-cell office:value-type="string" calcext:value-type="string">
            <text:p>Bhai</text:p>
          </table:table-cell>
          <table:table-cell/>
        </table:table-row>
        <table:table-row table:style-name="ro4">
          <table:table-cell office:value-type="float" office:value="34901" calcext:value-type="float">
            <text:p>34901</text:p>
          </table:table-cell>
          <table:table-cell office:value-type="float" office:value="265053" calcext:value-type="float">
            <text:p>265053</text:p>
          </table:table-cell>
          <table:table-cell office:value-type="float" office:value="0" calcext:value-type="float">
            <text:p>0</text:p>
          </table:table-cell>
          <table:table-cell office:value-type="float" office:value="169701" calcext:value-type="float">
            <text:p>169701</text:p>
          </table:table-cell>
          <table:table-cell office:value-type="string" calcext:value-type="string">
            <text:p>Hey Simal!</text:p>
            <text:p>Liked the video of Nareli!</text:p>
            <text:p>Do you have any better picture of Ajmer ?</text:p>
          </table:table-cell>
          <table:table-cell/>
        </table:table-row>
        <table:table-row table:style-name="ro1">
          <table:table-cell office:value-type="float" office:value="48937" calcext:value-type="float">
            <text:p>48937</text:p>
          </table:table-cell>
          <table:table-cell office:value-type="float" office:value="0" calcext:value-type="float">
            <text:p>0</text:p>
          </table:table-cell>
          <table:table-cell office:value-type="float" office:value="654104" calcext:value-type="float">
            <text:p>654104</text:p>
          </table:table-cell>
          <table:table-cell office:value-type="float" office:value="85997" calcext:value-type="float">
            <text:p>85997</text:p>
          </table:table-cell>
          <table:table-cell office:value-type="string" calcext:value-type="string">
            <text:p>Amazing trail, could share some videos of the same</text:p>
          </table:table-cell>
          <table:table-cell/>
        </table:table-row>
        <table:table-row table:style-name="ro1">
          <table:table-cell office:value-type="float" office:value="61523" calcext:value-type="float">
            <text:p>61523</text:p>
          </table:table-cell>
          <table:table-cell office:value-type="float" office:value="0" calcext:value-type="float">
            <text:p>0</text:p>
          </table:table-cell>
          <table:table-cell office:value-type="float" office:value="446513" calcext:value-type="float">
            <text:p>446513</text:p>
          </table:table-cell>
          <table:table-cell office:value-type="float" office:value="132879" calcext:value-type="float">
            <text:p>132879</text:p>
          </table:table-cell>
          <table:table-cell office:value-type="string" calcext:value-type="string">
            <text:p>To read my full experience please do visit https://pepperedwithstories.com/2018/03/18/gersoppa-ancient-temple-ruins/</text:p>
          </table:table-cell>
          <table:table-cell/>
        </table:table-row>
        <table:table-row table:style-name="ro1">
          <table:table-cell office:value-type="float" office:value="93295" calcext:value-type="float">
            <text:p>93295</text:p>
          </table:table-cell>
          <table:table-cell office:value-type="float" office:value="0" calcext:value-type="float">
            <text:p>0</text:p>
          </table:table-cell>
          <table:table-cell office:value-type="float" office:value="761103" calcext:value-type="float">
            <text:p>761103</text:p>
          </table:table-cell>
          <table:table-cell office:value-type="float" office:value="50308" calcext:value-type="float">
            <text:p>50308</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39418" calcext:value-type="float">
            <text:p>139418</text:p>
          </table:table-cell>
          <table:table-cell office:value-type="float" office:value="0" calcext:value-type="float">
            <text:p>0</text:p>
          </table:table-cell>
          <table:table-cell office:value-type="float" office:value="864317" calcext:value-type="float">
            <text:p>864317</text:p>
          </table:table-cell>
          <table:table-cell office:value-type="float" office:value="77120" calcext:value-type="float">
            <text:p>77120</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98929" calcext:value-type="float">
            <text:p>198929</text:p>
          </table:table-cell>
          <table:table-cell office:value-type="float" office:value="0" calcext:value-type="float">
            <text:p>0</text:p>
          </table:table-cell>
          <table:table-cell office:value-type="float" office:value="923893" calcext:value-type="float">
            <text:p>923893</text:p>
          </table:table-cell>
          <table:table-cell office:value-type="float" office:value="277685" calcext:value-type="float">
            <text:p>277685</text:p>
          </table:table-cell>
          <table:table-cell office:value-type="string" calcext:value-type="string">
            <text:p>[[@86388]] my next place will be bhandardara??</text:p>
          </table:table-cell>
          <table:table-cell/>
        </table:table-row>
        <table:table-row table:style-name="ro1">
          <table:table-cell office:value-type="float" office:value="243587" calcext:value-type="float">
            <text:p>243587</text:p>
          </table:table-cell>
          <table:table-cell office:value-type="float" office:value="0" calcext:value-type="float">
            <text:p>0</text:p>
          </table:table-cell>
          <table:table-cell office:value-type="float" office:value="917410" calcext:value-type="float">
            <text:p>917410</text:p>
          </table:table-cell>
          <table:table-cell office:value-type="float" office:value="317155" calcext:value-type="float">
            <text:p>317155</text:p>
          </table:table-cell>
          <table:table-cell office:value-type="string" calcext:value-type="string">
            <text:p>Nice ??</text:p>
          </table:table-cell>
          <table:table-cell/>
        </table:table-row>
        <table:table-row table:style-name="ro1">
          <table:table-cell office:value-type="float" office:value="382293" calcext:value-type="float">
            <text:p>382293</text:p>
          </table:table-cell>
          <table:table-cell office:value-type="float" office:value="0" calcext:value-type="float">
            <text:p>0</text:p>
          </table:table-cell>
          <table:table-cell office:value-type="float" office:value="2253313" calcext:value-type="float">
            <text:p>2253313</text:p>
          </table:table-cell>
          <table:table-cell office:value-type="float" office:value="831099" calcext:value-type="float">
            <text:p>831099</text:p>
          </table:table-cell>
          <table:table-cell office:value-type="string" calcext:value-type="string">
            <text:p>You</text:p>
          </table:table-cell>
          <table:table-cell/>
        </table:table-row>
        <table:table-row table:style-name="ro1">
          <table:table-cell office:value-type="float" office:value="395908" calcext:value-type="float">
            <text:p>395908</text:p>
          </table:table-cell>
          <table:table-cell office:value-type="float" office:value="0" calcext:value-type="float">
            <text:p>0</text:p>
          </table:table-cell>
          <table:table-cell office:value-type="float" office:value="2288015" calcext:value-type="float">
            <text:p>2288015</text:p>
          </table:table-cell>
          <table:table-cell office:value-type="float" office:value="469" calcext:value-type="float">
            <text:p>469</text:p>
          </table:table-cell>
          <table:table-cell office:value-type="string" calcext:value-type="string">
            <text:p>jaipur is a must visit place</text:p>
          </table:table-cell>
          <table:table-cell/>
        </table:table-row>
        <table:table-row table:style-name="ro1">
          <table:table-cell office:value-type="float" office:value="459983" calcext:value-type="float">
            <text:p>459983</text:p>
          </table:table-cell>
          <table:table-cell office:value-type="float" office:value="0" calcext:value-type="float">
            <text:p>0</text:p>
          </table:table-cell>
          <table:table-cell office:value-type="float" office:value="2607244" calcext:value-type="float">
            <text:p>2607244</text:p>
          </table:table-cell>
          <table:table-cell office:value-type="float" office:value="2177845" calcext:value-type="float">
            <text:p>2177845</text:p>
          </table:table-cell>
          <table:table-cell office:value-type="string" calcext:value-type="string">
            <text:p>Q</text:p>
          </table:table-cell>
          <table:table-cell/>
        </table:table-row>
        <table:table-row table:style-name="ro1">
          <table:table-cell office:value-type="float" office:value="23960" calcext:value-type="float">
            <text:p>23960</text:p>
          </table:table-cell>
          <table:table-cell office:value-type="float" office:value="0" calcext:value-type="float">
            <text:p>0</text:p>
          </table:table-cell>
          <table:table-cell office:value-type="float" office:value="596084" calcext:value-type="float">
            <text:p>596084</text:p>
          </table:table-cell>
          <table:table-cell office:value-type="float" office:value="81002" calcext:value-type="float">
            <text:p>81002</text:p>
          </table:table-cell>
          <table:table-cell office:value-type="string" calcext:value-type="string">
            <text:p>mast content h</text:p>
          </table:table-cell>
          <table:table-cell/>
        </table:table-row>
        <table:table-row table:style-name="ro1">
          <table:table-cell office:value-type="float" office:value="103310" calcext:value-type="float">
            <text:p>103310</text:p>
          </table:table-cell>
          <table:table-cell office:value-type="float" office:value="0" calcext:value-type="float">
            <text:p>0</text:p>
          </table:table-cell>
          <table:table-cell office:value-type="float" office:value="786119" calcext:value-type="float">
            <text:p>786119</text:p>
          </table:table-cell>
          <table:table-cell office:value-type="float" office:value="78519" calcext:value-type="float">
            <text:p>78519</text:p>
          </table:table-cell>
          <table:table-cell office:value-type="string" calcext:value-type="string">
            <text:p>Awesome! I too am heading there next week</text:p>
          </table:table-cell>
          <table:table-cell/>
        </table:table-row>
        <table:table-row table:style-name="ro1">
          <table:table-cell office:value-type="float" office:value="150004" calcext:value-type="float">
            <text:p>150004</text:p>
          </table:table-cell>
          <table:table-cell office:value-type="float" office:value="0" calcext:value-type="float">
            <text:p>0</text:p>
          </table:table-cell>
          <table:table-cell office:value-type="float" office:value="892661" calcext:value-type="float">
            <text:p>892661</text:p>
          </table:table-cell>
          <table:table-cell office:value-type="float" office:value="83005" calcext:value-type="float">
            <text:p>83005</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65414" calcext:value-type="float">
            <text:p>165414</text:p>
          </table:table-cell>
          <table:table-cell office:value-type="float" office:value="0" calcext:value-type="float">
            <text:p>0</text:p>
          </table:table-cell>
          <table:table-cell office:value-type="float" office:value="932914" calcext:value-type="float">
            <text:p>932914</text:p>
          </table:table-cell>
          <table:table-cell office:value-type="float" office:value="280538" calcext:value-type="float">
            <text:p>280538</text:p>
          </table:table-cell>
          <table:table-cell office:value-type="string" calcext:value-type="string">
            <text:p>Yahh broo soo cool in that trip</text:p>
          </table:table-cell>
          <table:table-cell/>
        </table:table-row>
        <table:table-row table:style-name="ro1">
          <table:table-cell office:value-type="float" office:value="287987" calcext:value-type="float">
            <text:p>287987</text:p>
          </table:table-cell>
          <table:table-cell office:value-type="float" office:value="0" calcext:value-type="float">
            <text:p>0</text:p>
          </table:table-cell>
          <table:table-cell office:value-type="float" office:value="1518583" calcext:value-type="float">
            <text:p>1518583</text:p>
          </table:table-cell>
          <table:table-cell office:value-type="float" office:value="79233" calcext:value-type="float">
            <text:p>79233</text:p>
          </table:table-cell>
          <table:table-cell office:value-type="string" calcext:value-type="string">
            <text:p>Wow! that's such a cool title! but the images were so blurry!</text:p>
          </table:table-cell>
          <table:table-cell/>
        </table:table-row>
        <table:table-row table:style-name="ro1">
          <table:table-cell office:value-type="float" office:value="357729" calcext:value-type="float">
            <text:p>357729</text:p>
          </table:table-cell>
          <table:table-cell office:value-type="float" office:value="0" calcext:value-type="float">
            <text:p>0</text:p>
          </table:table-cell>
          <table:table-cell office:value-type="float" office:value="1971525" calcext:value-type="float">
            <text:p>1971525</text:p>
          </table:table-cell>
          <table:table-cell office:value-type="float" office:value="603293" calcext:value-type="float">
            <text:p>603293</text:p>
          </table:table-cell>
          <table:table-cell office:value-type="string" calcext:value-type="string">
            <text:p>#trell</text:p>
          </table:table-cell>
          <table:table-cell/>
        </table:table-row>
        <table:table-row table:style-name="ro1">
          <table:table-cell office:value-type="float" office:value="371361" calcext:value-type="float">
            <text:p>371361</text:p>
          </table:table-cell>
          <table:table-cell office:value-type="float" office:value="0" calcext:value-type="float">
            <text:p>0</text:p>
          </table:table-cell>
          <table:table-cell office:value-type="float" office:value="2208782" calcext:value-type="float">
            <text:p>2208782</text:p>
          </table:table-cell>
          <table:table-cell office:value-type="float" office:value="80160" calcext:value-type="float">
            <text:p>80160</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15811" calcext:value-type="float">
            <text:p>415811</text:p>
          </table:table-cell>
          <table:table-cell office:value-type="float" office:value="0" calcext:value-type="float">
            <text:p>0</text:p>
          </table:table-cell>
          <table:table-cell office:value-type="float" office:value="2269193" calcext:value-type="float">
            <text:p>2269193</text:p>
          </table:table-cell>
          <table:table-cell office:value-type="float" office:value="1416087" calcext:value-type="float">
            <text:p>1416087</text:p>
          </table:table-cell>
          <table:table-cell office:value-type="string" calcext:value-type="string">
            <text:p>Aap ka number milega</text:p>
          </table:table-cell>
          <table:table-cell/>
        </table:table-row>
        <table:table-row table:style-name="ro1">
          <table:table-cell office:value-type="float" office:value="14728" calcext:value-type="float">
            <text:p>14728</text:p>
          </table:table-cell>
          <table:table-cell office:value-type="float" office:value="0" calcext:value-type="float">
            <text:p>0</text:p>
          </table:table-cell>
          <table:table-cell office:value-type="float" office:value="140450" calcext:value-type="float">
            <text:p>140450</text:p>
          </table:table-cell>
          <table:table-cell office:value-type="float" office:value="27" calcext:value-type="float">
            <text:p>27</text:p>
          </table:table-cell>
          <table:table-cell office:value-type="string" calcext:value-type="string">
            <text:p>Q</text:p>
          </table:table-cell>
          <table:table-cell/>
        </table:table-row>
        <table:table-row table:style-name="ro1">
          <table:table-cell office:value-type="float" office:value="66491" calcext:value-type="float">
            <text:p>66491</text:p>
          </table:table-cell>
          <table:table-cell office:value-type="float" office:value="0" calcext:value-type="float">
            <text:p>0</text:p>
          </table:table-cell>
          <table:table-cell office:value-type="float" office:value="695807" calcext:value-type="float">
            <text:p>695807</text:p>
          </table:table-cell>
          <table:table-cell office:value-type="float" office:value="40316" calcext:value-type="float">
            <text:p>40316</text:p>
          </table:table-cell>
          <table:table-cell office:value-type="string" calcext:value-type="string">
            <text:p>Amazed ?❤️</text:p>
          </table:table-cell>
          <table:table-cell/>
        </table:table-row>
        <table:table-row table:style-name="ro1">
          <table:table-cell office:value-type="float" office:value="145385" calcext:value-type="float">
            <text:p>145385</text:p>
          </table:table-cell>
          <table:table-cell office:value-type="float" office:value="0" calcext:value-type="float">
            <text:p>0</text:p>
          </table:table-cell>
          <table:table-cell office:value-type="float" office:value="637550" calcext:value-type="float">
            <text:p>637550</text:p>
          </table:table-cell>
          <table:table-cell office:value-type="float" office:value="144771" calcext:value-type="float">
            <text:p>144771</text:p>
          </table:table-cell>
          <table:table-cell office:value-type="string" calcext:value-type="string">
            <text:p>In September you'll find it denser</text:p>
          </table:table-cell>
          <table:table-cell/>
        </table:table-row>
        <table:table-row table:style-name="ro1">
          <table:table-cell office:value-type="float" office:value="167487" calcext:value-type="float">
            <text:p>167487</text:p>
          </table:table-cell>
          <table:table-cell office:value-type="float" office:value="492686" calcext:value-type="float">
            <text:p>492686</text:p>
          </table:table-cell>
          <table:table-cell office:value-type="float" office:value="0" calcext:value-type="float">
            <text:p>0</text:p>
          </table:table-cell>
          <table:table-cell office:value-type="float" office:value="282264" calcext:value-type="float">
            <text:p>282264</text:p>
          </table:table-cell>
          <table:table-cell office:value-type="string" calcext:value-type="string">
            <text:p>Awsome dear</text:p>
          </table:table-cell>
          <table:table-cell/>
        </table:table-row>
        <table:table-row table:style-name="ro1">
          <table:table-cell office:value-type="float" office:value="230829" calcext:value-type="float">
            <text:p>230829</text:p>
          </table:table-cell>
          <table:table-cell office:value-type="float" office:value="0" calcext:value-type="float">
            <text:p>0</text:p>
          </table:table-cell>
          <table:table-cell office:value-type="float" office:value="131740" calcext:value-type="float">
            <text:p>131740</text:p>
          </table:table-cell>
          <table:table-cell office:value-type="float" office:value="355356" calcext:value-type="float">
            <text:p>355356</text:p>
          </table:table-cell>
          <table:table-cell office:value-type="string" calcext:value-type="string">
            <text:p>Beautiful pictures!</text:p>
          </table:table-cell>
          <table:table-cell/>
        </table:table-row>
        <table:table-row table:style-name="ro1">
          <table:table-cell office:value-type="float" office:value="254876" calcext:value-type="float">
            <text:p>254876</text:p>
          </table:table-cell>
          <table:table-cell office:value-type="float" office:value="0" calcext:value-type="float">
            <text:p>0</text:p>
          </table:table-cell>
          <table:table-cell office:value-type="float" office:value="1310406" calcext:value-type="float">
            <text:p>1310406</text:p>
          </table:table-cell>
          <table:table-cell office:value-type="float" office:value="395018" calcext:value-type="float">
            <text:p>395018</text:p>
          </table:table-cell>
          <table:table-cell office:value-type="string" calcext:value-type="string">
            <text:p>[[@19597]] thanku, its a beautiful place... #naturebeauty</text:p>
          </table:table-cell>
          <table:table-cell/>
        </table:table-row>
        <table:table-row table:style-name="ro1">
          <table:table-cell office:value-type="float" office:value="259392" calcext:value-type="float">
            <text:p>259392</text:p>
          </table:table-cell>
          <table:table-cell office:value-type="float" office:value="0" calcext:value-type="float">
            <text:p>0</text:p>
          </table:table-cell>
          <table:table-cell office:value-type="float" office:value="1343998" calcext:value-type="float">
            <text:p>1343998</text:p>
          </table:table-cell>
          <table:table-cell office:value-type="float" office:value="135873" calcext:value-type="float">
            <text:p>135873</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78041" calcext:value-type="float">
            <text:p>278041</text:p>
          </table:table-cell>
          <table:table-cell office:value-type="float" office:value="0" calcext:value-type="float">
            <text:p>0</text:p>
          </table:table-cell>
          <table:table-cell office:value-type="float" office:value="1455368" calcext:value-type="float">
            <text:p>1455368</text:p>
          </table:table-cell>
          <table:table-cell office:value-type="float" office:value="447341" calcext:value-type="float">
            <text:p>447341</text:p>
          </table:table-cell>
          <table:table-cell office:value-type="string" calcext:value-type="string">
            <text:p>[[@80689]] <text:s/>yeah! Now its rainy there, this place is actually awesome for bike rides and view points</text:p>
          </table:table-cell>
          <table:table-cell/>
        </table:table-row>
        <table:table-row table:style-name="ro1">
          <table:table-cell office:value-type="float" office:value="280349" calcext:value-type="float">
            <text:p>280349</text:p>
          </table:table-cell>
          <table:table-cell office:value-type="float" office:value="0" calcext:value-type="float">
            <text:p>0</text:p>
          </table:table-cell>
          <table:table-cell office:value-type="float" office:value="1470401" calcext:value-type="float">
            <text:p>1470401</text:p>
          </table:table-cell>
          <table:table-cell office:value-type="float" office:value="43254" calcext:value-type="float">
            <text:p>4325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39759" calcext:value-type="float">
            <text:p>339759</text:p>
          </table:table-cell>
          <table:table-cell office:value-type="float" office:value="0" calcext:value-type="float">
            <text:p>0</text:p>
          </table:table-cell>
          <table:table-cell office:value-type="float" office:value="1813943" calcext:value-type="float">
            <text:p>1813943</text:p>
          </table:table-cell>
          <table:table-cell office:value-type="float" office:value="52733" calcext:value-type="float">
            <text:p>52733</text:p>
          </table:table-cell>
          <table:table-cell office:value-type="string" calcext:value-type="string">
            <text:p>Hey! Loved your trail !When are you posting your next one?</text:p>
          </table:table-cell>
          <table:table-cell/>
        </table:table-row>
        <table:table-row table:style-name="ro1">
          <table:table-cell office:value-type="float" office:value="352719" calcext:value-type="float">
            <text:p>352719</text:p>
          </table:table-cell>
          <table:table-cell office:value-type="float" office:value="0" calcext:value-type="float">
            <text:p>0</text:p>
          </table:table-cell>
          <table:table-cell office:value-type="float" office:value="1909481" calcext:value-type="float">
            <text:p>1909481</text:p>
          </table:table-cell>
          <table:table-cell office:value-type="float" office:value="86703" calcext:value-type="float">
            <text:p>86703</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97741" calcext:value-type="float">
            <text:p>397741</text:p>
          </table:table-cell>
          <table:table-cell office:value-type="float" office:value="0" calcext:value-type="float">
            <text:p>0</text:p>
          </table:table-cell>
          <table:table-cell office:value-type="float" office:value="2252468" calcext:value-type="float">
            <text:p>2252468</text:p>
          </table:table-cell>
          <table:table-cell office:value-type="float" office:value="1381" calcext:value-type="float">
            <text:p>1381</text:p>
          </table:table-cell>
          <table:table-cell office:value-type="string" calcext:value-type="string">
            <text:p>This is so beautiful</text:p>
          </table:table-cell>
          <table:table-cell/>
        </table:table-row>
        <table:table-row table:style-name="ro1">
          <table:table-cell office:value-type="float" office:value="402507" calcext:value-type="float">
            <text:p>402507</text:p>
          </table:table-cell>
          <table:table-cell office:value-type="float" office:value="0" calcext:value-type="float">
            <text:p>0</text:p>
          </table:table-cell>
          <table:table-cell office:value-type="float" office:value="2277784" calcext:value-type="float">
            <text:p>2277784</text:p>
          </table:table-cell>
          <table:table-cell office:value-type="float" office:value="908259" calcext:value-type="float">
            <text:p>908259</text:p>
          </table:table-cell>
          <table:table-cell office:value-type="string" calcext:value-type="string">
            <text:p>Hash</text:p>
          </table:table-cell>
          <table:table-cell/>
        </table:table-row>
        <table:table-row table:style-name="ro1">
          <table:table-cell office:value-type="float" office:value="142191" calcext:value-type="float">
            <text:p>142191</text:p>
          </table:table-cell>
          <table:table-cell office:value-type="float" office:value="0" calcext:value-type="float">
            <text:p>0</text:p>
          </table:table-cell>
          <table:table-cell office:value-type="float" office:value="831580" calcext:value-type="float">
            <text:p>831580</text:p>
          </table:table-cell>
          <table:table-cell office:value-type="float" office:value="82020" calcext:value-type="float">
            <text:p>8202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4951" calcext:value-type="float">
            <text:p>154951</text:p>
          </table:table-cell>
          <table:table-cell office:value-type="float" office:value="0" calcext:value-type="float">
            <text:p>0</text:p>
          </table:table-cell>
          <table:table-cell office:value-type="float" office:value="904785" calcext:value-type="float">
            <text:p>904785</text:p>
          </table:table-cell>
          <table:table-cell office:value-type="float" office:value="41077" calcext:value-type="float">
            <text:p>41077</text:p>
          </table:table-cell>
          <table:table-cell office:value-type="string" calcext:value-type="string">
            <text:p>Wow! that's such a cool title! but the images were so blurry!</text:p>
          </table:table-cell>
          <table:table-cell/>
        </table:table-row>
        <table:table-row table:style-name="ro1">
          <table:table-cell office:value-type="float" office:value="263077" calcext:value-type="float">
            <text:p>263077</text:p>
          </table:table-cell>
          <table:table-cell office:value-type="float" office:value="0" calcext:value-type="float">
            <text:p>0</text:p>
          </table:table-cell>
          <table:table-cell office:value-type="float" office:value="1367640" calcext:value-type="float">
            <text:p>1367640</text:p>
          </table:table-cell>
          <table:table-cell office:value-type="float" office:value="135939" calcext:value-type="float">
            <text:p>135939</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77832" calcext:value-type="float">
            <text:p>377832</text:p>
          </table:table-cell>
          <table:table-cell office:value-type="float" office:value="0" calcext:value-type="float">
            <text:p>0</text:p>
          </table:table-cell>
          <table:table-cell office:value-type="float" office:value="2230403" calcext:value-type="float">
            <text:p>2230403</text:p>
          </table:table-cell>
          <table:table-cell office:value-type="float" office:value="43277" calcext:value-type="float">
            <text:p>43277</text:p>
          </table:table-cell>
          <table:table-cell office:value-type="string" calcext:value-type="string">
            <text:p>The content and the images don't sit well with one another!</text:p>
          </table:table-cell>
          <table:table-cell/>
        </table:table-row>
        <table:table-row table:style-name="ro1">
          <table:table-cell office:value-type="float" office:value="394465" calcext:value-type="float">
            <text:p>394465</text:p>
          </table:table-cell>
          <table:table-cell office:value-type="float" office:value="0" calcext:value-type="float">
            <text:p>0</text:p>
          </table:table-cell>
          <table:table-cell office:value-type="float" office:value="137547" calcext:value-type="float">
            <text:p>137547</text:p>
          </table:table-cell>
          <table:table-cell office:value-type="float" office:value="957857" calcext:value-type="float">
            <text:p>957857</text:p>
          </table:table-cell>
          <table:table-cell office:value-type="string" calcext:value-type="string">
            <text:p>Nice</text:p>
          </table:table-cell>
          <table:table-cell/>
        </table:table-row>
        <table:table-row table:style-name="ro1">
          <table:table-cell office:value-type="float" office:value="415534" calcext:value-type="float">
            <text:p>415534</text:p>
          </table:table-cell>
          <table:table-cell office:value-type="float" office:value="0" calcext:value-type="float">
            <text:p>0</text:p>
          </table:table-cell>
          <table:table-cell office:value-type="float" office:value="2265880" calcext:value-type="float">
            <text:p>2265880</text:p>
          </table:table-cell>
          <table:table-cell office:value-type="float" office:value="1410722" calcext:value-type="float">
            <text:p>1410722</text:p>
          </table:table-cell>
          <table:table-cell office:value-type="string" calcext:value-type="string">
            <text:p>Nice</text:p>
          </table:table-cell>
          <table:table-cell/>
        </table:table-row>
        <table:table-row table:style-name="ro1">
          <table:table-cell office:value-type="float" office:value="426615" calcext:value-type="float">
            <text:p>426615</text:p>
          </table:table-cell>
          <table:table-cell office:value-type="float" office:value="0" calcext:value-type="float">
            <text:p>0</text:p>
          </table:table-cell>
          <table:table-cell office:value-type="float" office:value="127401" calcext:value-type="float">
            <text:p>127401</text:p>
          </table:table-cell>
          <table:table-cell office:value-type="float" office:value="56403" calcext:value-type="float">
            <text:p>56403</text:p>
          </table:table-cell>
          <table:table-cell office:value-type="string" calcext:value-type="string">
            <text:p>amazing food</text:p>
          </table:table-cell>
          <table:table-cell/>
        </table:table-row>
        <table:table-row table:style-name="ro1">
          <table:table-cell office:value-type="float" office:value="118256" calcext:value-type="float">
            <text:p>118256</text:p>
          </table:table-cell>
          <table:table-cell office:value-type="float" office:value="0" calcext:value-type="float">
            <text:p>0</text:p>
          </table:table-cell>
          <table:table-cell office:value-type="float" office:value="189137" calcext:value-type="float">
            <text:p>189137</text:p>
          </table:table-cell>
          <table:table-cell office:value-type="float" office:value="85842" calcext:value-type="float">
            <text:p>85842</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86071" calcext:value-type="float">
            <text:p>186071</text:p>
          </table:table-cell>
          <table:table-cell office:value-type="float" office:value="0" calcext:value-type="float">
            <text:p>0</text:p>
          </table:table-cell>
          <table:table-cell office:value-type="float" office:value="678792" calcext:value-type="float">
            <text:p>678792</text:p>
          </table:table-cell>
          <table:table-cell office:value-type="float" office:value="136102" calcext:value-type="float">
            <text:p>136102</text:p>
          </table:table-cell>
          <table:table-cell office:value-type="string" calcext:value-type="string">
            <text:p>Yeh picture toh blockbuster hai ekdum :D</text:p>
          </table:table-cell>
          <table:table-cell/>
        </table:table-row>
        <table:table-row table:style-name="ro1">
          <table:table-cell office:value-type="float" office:value="212652" calcext:value-type="float">
            <text:p>212652</text:p>
          </table:table-cell>
          <table:table-cell office:value-type="float" office:value="0" calcext:value-type="float">
            <text:p>0</text:p>
          </table:table-cell>
          <table:table-cell office:value-type="float" office:value="1093871" calcext:value-type="float">
            <text:p>1093871</text:p>
          </table:table-cell>
          <table:table-cell office:value-type="float" office:value="87177" calcext:value-type="float">
            <text:p>87177</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257124" calcext:value-type="float">
            <text:p>257124</text:p>
          </table:table-cell>
          <table:table-cell office:value-type="float" office:value="0" calcext:value-type="float">
            <text:p>0</text:p>
          </table:table-cell>
          <table:table-cell office:value-type="float" office:value="1328015" calcext:value-type="float">
            <text:p>1328015</text:p>
          </table:table-cell>
          <table:table-cell office:value-type="float" office:value="77367" calcext:value-type="float">
            <text:p>77367</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17490" calcext:value-type="float">
            <text:p>317490</text:p>
          </table:table-cell>
          <table:table-cell office:value-type="float" office:value="0" calcext:value-type="float">
            <text:p>0</text:p>
          </table:table-cell>
          <table:table-cell office:value-type="float" office:value="1684258" calcext:value-type="float">
            <text:p>1684258</text:p>
          </table:table-cell>
          <table:table-cell office:value-type="float" office:value="513765" calcext:value-type="float">
            <text:p>513765</text:p>
          </table:table-cell>
          <table:table-cell office:value-type="string" calcext:value-type="string">
            <text:p>[[@1]]</text:p>
          </table:table-cell>
          <table:table-cell/>
        </table:table-row>
        <table:table-row table:style-name="ro1">
          <table:table-cell office:value-type="float" office:value="331957" calcext:value-type="float">
            <text:p>331957</text:p>
          </table:table-cell>
          <table:table-cell office:value-type="float" office:value="0" calcext:value-type="float">
            <text:p>0</text:p>
          </table:table-cell>
          <table:table-cell office:value-type="float" office:value="1674000" calcext:value-type="float">
            <text:p>1674000</text:p>
          </table:table-cell>
          <table:table-cell office:value-type="float" office:value="516268" calcext:value-type="float">
            <text:p>516268</text:p>
          </table:table-cell>
          <table:table-cell office:value-type="string" calcext:value-type="string">
            <text:p>[[@48964]] <text:s/>ty q?</text:p>
          </table:table-cell>
          <table:table-cell/>
        </table:table-row>
        <table:table-row table:style-name="ro1">
          <table:table-cell office:value-type="float" office:value="346856" calcext:value-type="float">
            <text:p>346856</text:p>
          </table:table-cell>
          <table:table-cell office:value-type="float" office:value="0" calcext:value-type="float">
            <text:p>0</text:p>
          </table:table-cell>
          <table:table-cell office:value-type="float" office:value="1854009" calcext:value-type="float">
            <text:p>1854009</text:p>
          </table:table-cell>
          <table:table-cell office:value-type="float" office:value="574683" calcext:value-type="float">
            <text:p>574683</text:p>
          </table:table-cell>
          <table:table-cell office:value-type="string" calcext:value-type="string">
            <text:p>Wr r u frm</text:p>
          </table:table-cell>
          <table:table-cell/>
        </table:table-row>
        <table:table-row table:style-name="ro1">
          <table:table-cell office:value-type="float" office:value="368399" calcext:value-type="float">
            <text:p>368399</text:p>
          </table:table-cell>
          <table:table-cell office:value-type="float" office:value="0" calcext:value-type="float">
            <text:p>0</text:p>
          </table:table-cell>
          <table:table-cell office:value-type="float" office:value="2164901" calcext:value-type="float">
            <text:p>2164901</text:p>
          </table:table-cell>
          <table:table-cell office:value-type="float" office:value="39536" calcext:value-type="float">
            <text:p>39536</text:p>
          </table:table-cell>
          <table:table-cell office:value-type="string" calcext:value-type="string">
            <text:p>Your content is so good, wonder why the followers count is low!</text:p>
          </table:table-cell>
          <table:table-cell/>
        </table:table-row>
        <table:table-row table:style-name="ro1">
          <table:table-cell office:value-type="float" office:value="17305" calcext:value-type="float">
            <text:p>17305</text:p>
          </table:table-cell>
          <table:table-cell office:value-type="float" office:value="216513" calcext:value-type="float">
            <text:p>216513</text:p>
          </table:table-cell>
          <table:table-cell office:value-type="float" office:value="0" calcext:value-type="float">
            <text:p>0</text:p>
          </table:table-cell>
          <table:table-cell office:value-type="float" office:value="130011" calcext:value-type="float">
            <text:p>130011</text:p>
          </table:table-cell>
          <table:table-cell office:value-type="string" calcext:value-type="string">
            <text:p>Awesome ViEw</text:p>
          </table:table-cell>
          <table:table-cell/>
        </table:table-row>
        <table:table-row table:style-name="ro1">
          <table:table-cell office:value-type="float" office:value="158444" calcext:value-type="float">
            <text:p>158444</text:p>
          </table:table-cell>
          <table:table-cell office:value-type="float" office:value="0" calcext:value-type="float">
            <text:p>0</text:p>
          </table:table-cell>
          <table:table-cell office:value-type="float" office:value="911642" calcext:value-type="float">
            <text:p>911642</text:p>
          </table:table-cell>
          <table:table-cell office:value-type="float" office:value="88453" calcext:value-type="float">
            <text:p>88453</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97218" calcext:value-type="float">
            <text:p>197218</text:p>
          </table:table-cell>
          <table:table-cell office:value-type="float" office:value="0" calcext:value-type="float">
            <text:p>0</text:p>
          </table:table-cell>
          <table:table-cell office:value-type="float" office:value="447815" calcext:value-type="float">
            <text:p>447815</text:p>
          </table:table-cell>
          <table:table-cell office:value-type="float" office:value="45841" calcext:value-type="float">
            <text:p>45841</text:p>
          </table:table-cell>
          <table:table-cell office:value-type="string" calcext:value-type="string">
            <text:p>Awsm ❤️</text:p>
          </table:table-cell>
          <table:table-cell/>
        </table:table-row>
        <table:table-row table:style-name="ro1">
          <table:table-cell office:value-type="float" office:value="260316" calcext:value-type="float">
            <text:p>260316</text:p>
          </table:table-cell>
          <table:table-cell office:value-type="float" office:value="0" calcext:value-type="float">
            <text:p>0</text:p>
          </table:table-cell>
          <table:table-cell office:value-type="float" office:value="1350885" calcext:value-type="float">
            <text:p>1350885</text:p>
          </table:table-cell>
          <table:table-cell office:value-type="float" office:value="41226" calcext:value-type="float">
            <text:p>41226</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78670" calcext:value-type="float">
            <text:p>278670</text:p>
          </table:table-cell>
          <table:table-cell office:value-type="float" office:value="0" calcext:value-type="float">
            <text:p>0</text:p>
          </table:table-cell>
          <table:table-cell office:value-type="float" office:value="1459114" calcext:value-type="float">
            <text:p>1459114</text:p>
          </table:table-cell>
          <table:table-cell office:value-type="float" office:value="448496" calcext:value-type="float">
            <text:p>448496</text:p>
          </table:table-cell>
          <table:table-cell office:value-type="string" calcext:value-type="string">
            <text:p>[[@80360]] <text:s/>First of all, before going to any place i just want to know each n every thing about it. Like about the climate, views, and the main thing that is mystery or something special about that place. N then i start moving to that place for the experience. N thank you for believing me as a traveller.</text:p>
          </table:table-cell>
          <table:table-cell/>
        </table:table-row>
        <table:table-row table:style-name="ro1">
          <table:table-cell office:value-type="float" office:value="295281" calcext:value-type="float">
            <text:p>295281</text:p>
          </table:table-cell>
          <table:table-cell office:value-type="float" office:value="0" calcext:value-type="float">
            <text:p>0</text:p>
          </table:table-cell>
          <table:table-cell office:value-type="float" office:value="1560251" calcext:value-type="float">
            <text:p>1560251</text:p>
          </table:table-cell>
          <table:table-cell office:value-type="float" office:value="76960" calcext:value-type="float">
            <text:p>76960</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16162" calcext:value-type="float">
            <text:p>316162</text:p>
          </table:table-cell>
          <table:table-cell office:value-type="float" office:value="0" calcext:value-type="float">
            <text:p>0</text:p>
          </table:table-cell>
          <table:table-cell office:value-type="float" office:value="1680825" calcext:value-type="float">
            <text:p>1680825</text:p>
          </table:table-cell>
          <table:table-cell office:value-type="float" office:value="87344" calcext:value-type="float">
            <text:p>8734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66301" calcext:value-type="float">
            <text:p>366301</text:p>
          </table:table-cell>
          <table:table-cell office:value-type="float" office:value="0" calcext:value-type="float">
            <text:p>0</text:p>
          </table:table-cell>
          <table:table-cell office:value-type="float" office:value="2134334" calcext:value-type="float">
            <text:p>2134334</text:p>
          </table:table-cell>
          <table:table-cell office:value-type="float" office:value="18513" calcext:value-type="float">
            <text:p>18513</text:p>
          </table:table-cell>
          <table:table-cell office:value-type="string" calcext:value-type="string">
            <text:p>Awesome! I too am heading there next week</text:p>
          </table:table-cell>
          <table:table-cell/>
        </table:table-row>
        <table:table-row table:style-name="ro1">
          <table:table-cell office:value-type="float" office:value="412240" calcext:value-type="float">
            <text:p>412240</text:p>
          </table:table-cell>
          <table:table-cell office:value-type="float" office:value="0" calcext:value-type="float">
            <text:p>0</text:p>
          </table:table-cell>
          <table:table-cell office:value-type="float" office:value="1065529" calcext:value-type="float">
            <text:p>1065529</text:p>
          </table:table-cell>
          <table:table-cell office:value-type="float" office:value="541655" calcext:value-type="float">
            <text:p>541655</text:p>
          </table:table-cell>
          <table:table-cell office:value-type="string" calcext:value-type="string">
            <text:p>R u on tour?</text:p>
          </table:table-cell>
          <table:table-cell/>
        </table:table-row>
        <table:table-row table:style-name="ro1">
          <table:table-cell office:value-type="float" office:value="9398" calcext:value-type="float">
            <text:p>9398</text:p>
          </table:table-cell>
          <table:table-cell office:value-type="float" office:value="4618" calcext:value-type="float">
            <text:p>4618</text:p>
          </table:table-cell>
          <table:table-cell office:value-type="float" office:value="0" calcext:value-type="float">
            <text:p>0</text:p>
          </table:table-cell>
          <table:table-cell office:value-type="float" office:value="106094" calcext:value-type="float">
            <text:p>106094</text:p>
          </table:table-cell>
          <table:table-cell office:value-type="string" calcext:value-type="string">
            <text:p>Chaayos</text:p>
          </table:table-cell>
          <table:table-cell/>
        </table:table-row>
        <table:table-row table:style-name="ro1">
          <table:table-cell office:value-type="float" office:value="125869" calcext:value-type="float">
            <text:p>125869</text:p>
          </table:table-cell>
          <table:table-cell office:value-type="float" office:value="0" calcext:value-type="float">
            <text:p>0</text:p>
          </table:table-cell>
          <table:table-cell office:value-type="float" office:value="828022" calcext:value-type="float">
            <text:p>828022</text:p>
          </table:table-cell>
          <table:table-cell office:value-type="float" office:value="247002" calcext:value-type="float">
            <text:p>247002</text:p>
          </table:table-cell>
          <table:table-cell office:value-type="string" calcext:value-type="string">
            <text:p>@mrs.iphoneographer btw thanks</text:p>
          </table:table-cell>
          <table:table-cell/>
        </table:table-row>
        <table:table-row table:style-name="ro1">
          <table:table-cell office:value-type="float" office:value="137637" calcext:value-type="float">
            <text:p>137637</text:p>
          </table:table-cell>
          <table:table-cell office:value-type="float" office:value="0" calcext:value-type="float">
            <text:p>0</text:p>
          </table:table-cell>
          <table:table-cell office:value-type="float" office:value="857940" calcext:value-type="float">
            <text:p>857940</text:p>
          </table:table-cell>
          <table:table-cell office:value-type="float" office:value="256523" calcext:value-type="float">
            <text:p>256523</text:p>
          </table:table-cell>
          <table:table-cell office:value-type="string" calcext:value-type="string">
            <text:p>[[@52548]] yes</text:p>
          </table:table-cell>
          <table:table-cell/>
        </table:table-row>
        <table:table-row table:style-name="ro1">
          <table:table-cell office:value-type="float" office:value="158967" calcext:value-type="float">
            <text:p>158967</text:p>
          </table:table-cell>
          <table:table-cell office:value-type="float" office:value="0" calcext:value-type="float">
            <text:p>0</text:p>
          </table:table-cell>
          <table:table-cell office:value-type="float" office:value="908321" calcext:value-type="float">
            <text:p>908321</text:p>
          </table:table-cell>
          <table:table-cell office:value-type="float" office:value="264307" calcext:value-type="float">
            <text:p>264307</text:p>
          </table:table-cell>
          <table:table-cell office:value-type="string" calcext:value-type="string">
            <text:p>[[@136383]] soon!!?</text:p>
          </table:table-cell>
          <table:table-cell/>
        </table:table-row>
        <table:table-row table:style-name="ro1">
          <table:table-cell office:value-type="float" office:value="170116" calcext:value-type="float">
            <text:p>170116</text:p>
          </table:table-cell>
          <table:table-cell office:value-type="float" office:value="0" calcext:value-type="float">
            <text:p>0</text:p>
          </table:table-cell>
          <table:table-cell office:value-type="float" office:value="946626" calcext:value-type="float">
            <text:p>946626</text:p>
          </table:table-cell>
          <table:table-cell office:value-type="float" office:value="138475" calcext:value-type="float">
            <text:p>138475</text:p>
          </table:table-cell>
          <table:table-cell office:value-type="string" calcext:value-type="string">
            <text:p>[[@87984]] I will do it for sure</text:p>
          </table:table-cell>
          <table:table-cell/>
        </table:table-row>
        <table:table-row table:style-name="ro1">
          <table:table-cell office:value-type="float" office:value="193511" calcext:value-type="float">
            <text:p>193511</text:p>
          </table:table-cell>
          <table:table-cell office:value-type="float" office:value="0" calcext:value-type="float">
            <text:p>0</text:p>
          </table:table-cell>
          <table:table-cell office:value-type="float" office:value="1002063" calcext:value-type="float">
            <text:p>1002063</text:p>
          </table:table-cell>
          <table:table-cell office:value-type="float" office:value="45715" calcext:value-type="float">
            <text:p>45715</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20792" calcext:value-type="float">
            <text:p>220792</text:p>
          </table:table-cell>
          <table:table-cell office:value-type="float" office:value="0" calcext:value-type="float">
            <text:p>0</text:p>
          </table:table-cell>
          <table:table-cell office:value-type="float" office:value="1134202" calcext:value-type="float">
            <text:p>1134202</text:p>
          </table:table-cell>
          <table:table-cell office:value-type="float" office:value="338704" calcext:value-type="float">
            <text:p>338704</text:p>
          </table:table-cell>
          <table:table-cell office:value-type="string" calcext:value-type="string">
            <text:p>[[@39640]] thank you dirk isha share your memories and suggest some new places visited by u</text:p>
          </table:table-cell>
          <table:table-cell/>
        </table:table-row>
        <table:table-row table:style-name="ro1">
          <table:table-cell office:value-type="float" office:value="292945" calcext:value-type="float">
            <text:p>292945</text:p>
          </table:table-cell>
          <table:table-cell office:value-type="float" office:value="0" calcext:value-type="float">
            <text:p>0</text:p>
          </table:table-cell>
          <table:table-cell office:value-type="float" office:value="1548591" calcext:value-type="float">
            <text:p>1548591</text:p>
          </table:table-cell>
          <table:table-cell office:value-type="float" office:value="86790" calcext:value-type="float">
            <text:p>86790</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21412" calcext:value-type="float">
            <text:p>321412</text:p>
          </table:table-cell>
          <table:table-cell office:value-type="float" office:value="0" calcext:value-type="float">
            <text:p>0</text:p>
          </table:table-cell>
          <table:table-cell office:value-type="float" office:value="1688396" calcext:value-type="float">
            <text:p>1688396</text:p>
          </table:table-cell>
          <table:table-cell office:value-type="float" office:value="84412" calcext:value-type="float">
            <text:p>84412</text:p>
          </table:table-cell>
          <table:table-cell office:value-type="string" calcext:value-type="string">
            <text:p>Hey what time of the year is best to visit this place?</text:p>
          </table:table-cell>
          <table:table-cell/>
        </table:table-row>
        <table:table-row table:style-name="ro1">
          <table:table-cell office:value-type="float" office:value="410229" calcext:value-type="float">
            <text:p>410229</text:p>
          </table:table-cell>
          <table:table-cell office:value-type="float" office:value="0" calcext:value-type="float">
            <text:p>0</text:p>
          </table:table-cell>
          <table:table-cell office:value-type="float" office:value="2299272" calcext:value-type="float">
            <text:p>2299272</text:p>
          </table:table-cell>
          <table:table-cell office:value-type="float" office:value="1251199" calcext:value-type="float">
            <text:p>1251199</text:p>
          </table:table-cell>
          <table:table-cell office:value-type="string" calcext:value-type="string">
            <text:p>Hi</text:p>
          </table:table-cell>
          <table:table-cell/>
        </table:table-row>
        <table:table-row table:style-name="ro1">
          <table:table-cell office:value-type="float" office:value="410306" calcext:value-type="float">
            <text:p>410306</text:p>
          </table:table-cell>
          <table:table-cell office:value-type="float" office:value="0" calcext:value-type="float">
            <text:p>0</text:p>
          </table:table-cell>
          <table:table-cell office:value-type="float" office:value="2331033" calcext:value-type="float">
            <text:p>2331033</text:p>
          </table:table-cell>
          <table:table-cell office:value-type="float" office:value="1253485" calcext:value-type="float">
            <text:p>1253485</text:p>
          </table:table-cell>
          <table:table-cell office:value-type="string" calcext:value-type="string">
            <text:p>Hlo</text:p>
          </table:table-cell>
          <table:table-cell/>
        </table:table-row>
        <table:table-row table:style-name="ro1">
          <table:table-cell office:value-type="float" office:value="448176" calcext:value-type="float">
            <text:p>448176</text:p>
          </table:table-cell>
          <table:table-cell office:value-type="float" office:value="0" calcext:value-type="float">
            <text:p>0</text:p>
          </table:table-cell>
          <table:table-cell office:value-type="float" office:value="2262330" calcext:value-type="float">
            <text:p>2262330</text:p>
          </table:table-cell>
          <table:table-cell office:value-type="float" office:value="1846766" calcext:value-type="float">
            <text:p>1846766</text:p>
          </table:table-cell>
          <table:table-cell office:value-type="string" calcext:value-type="string">
            <text:p>Polli</text:p>
          </table:table-cell>
          <table:table-cell/>
        </table:table-row>
        <table:table-row table:style-name="ro1">
          <table:table-cell office:value-type="float" office:value="62672" calcext:value-type="float">
            <text:p>62672</text:p>
          </table:table-cell>
          <table:table-cell office:value-type="float" office:value="0" calcext:value-type="float">
            <text:p>0</text:p>
          </table:table-cell>
          <table:table-cell office:value-type="float" office:value="682807" calcext:value-type="float">
            <text:p>682807</text:p>
          </table:table-cell>
          <table:table-cell office:value-type="float" office:value="160695" calcext:value-type="float">
            <text:p>160695</text:p>
          </table:table-cell>
          <table:table-cell office:value-type="string" calcext:value-type="string">
            <text:p>[[@190932]] thanks!! :D</text:p>
          </table:table-cell>
          <table:table-cell/>
        </table:table-row>
        <table:table-row table:style-name="ro1">
          <table:table-cell office:value-type="float" office:value="78443" calcext:value-type="float">
            <text:p>78443</text:p>
          </table:table-cell>
          <table:table-cell office:value-type="float" office:value="0" calcext:value-type="float">
            <text:p>0</text:p>
          </table:table-cell>
          <table:table-cell office:value-type="float" office:value="730331" calcext:value-type="float">
            <text:p>730331</text:p>
          </table:table-cell>
          <table:table-cell office:value-type="float" office:value="77770" calcext:value-type="float">
            <text:p>77770</text:p>
          </table:table-cell>
          <table:table-cell office:value-type="string" calcext:value-type="string">
            <text:p>I would love to see your videos of this place!</text:p>
          </table:table-cell>
          <table:table-cell/>
        </table:table-row>
        <table:table-row table:style-name="ro1">
          <table:table-cell office:value-type="float" office:value="95258" calcext:value-type="float">
            <text:p>95258</text:p>
          </table:table-cell>
          <table:table-cell office:value-type="float" office:value="0" calcext:value-type="float">
            <text:p>0</text:p>
          </table:table-cell>
          <table:table-cell office:value-type="float" office:value="762281" calcext:value-type="float">
            <text:p>762281</text:p>
          </table:table-cell>
          <table:table-cell office:value-type="float" office:value="135614" calcext:value-type="float">
            <text:p>13561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18944" calcext:value-type="float">
            <text:p>218944</text:p>
          </table:table-cell>
          <table:table-cell office:value-type="float" office:value="0" calcext:value-type="float">
            <text:p>0</text:p>
          </table:table-cell>
          <table:table-cell office:value-type="float" office:value="1125460" calcext:value-type="float">
            <text:p>1125460</text:p>
          </table:table-cell>
          <table:table-cell office:value-type="float" office:value="322280" calcext:value-type="float">
            <text:p>322280</text:p>
          </table:table-cell>
          <table:table-cell office:value-type="string" calcext:value-type="string">
            <text:p>[[@45869]] Hahaha....thanks ??</text:p>
          </table:table-cell>
          <table:table-cell/>
        </table:table-row>
        <table:table-row table:style-name="ro1">
          <table:table-cell office:value-type="float" office:value="227495" calcext:value-type="float">
            <text:p>227495</text:p>
          </table:table-cell>
          <table:table-cell office:value-type="float" office:value="0" calcext:value-type="float">
            <text:p>0</text:p>
          </table:table-cell>
          <table:table-cell office:value-type="float" office:value="1168620" calcext:value-type="float">
            <text:p>1168620</text:p>
          </table:table-cell>
          <table:table-cell office:value-type="float" office:value="231955" calcext:value-type="float">
            <text:p>231955</text:p>
          </table:table-cell>
          <table:table-cell office:value-type="string" calcext:value-type="string">
            <text:p>[[@136091]] sure</text:p>
          </table:table-cell>
          <table:table-cell/>
        </table:table-row>
        <table:table-row table:style-name="ro1">
          <table:table-cell office:value-type="float" office:value="393220" calcext:value-type="float">
            <text:p>393220</text:p>
          </table:table-cell>
          <table:table-cell office:value-type="float" office:value="0" calcext:value-type="float">
            <text:p>0</text:p>
          </table:table-cell>
          <table:table-cell office:value-type="float" office:value="2285778" calcext:value-type="float">
            <text:p>2285778</text:p>
          </table:table-cell>
          <table:table-cell office:value-type="float" office:value="1341" calcext:value-type="float">
            <text:p>1341</text:p>
          </table:table-cell>
          <table:table-cell office:value-type="string" calcext:value-type="string">
            <text:p>apnaa time aayega :D</text:p>
          </table:table-cell>
          <table:table-cell/>
        </table:table-row>
        <table:table-row table:style-name="ro1">
          <table:table-cell office:value-type="float" office:value="424676" calcext:value-type="float">
            <text:p>424676</text:p>
          </table:table-cell>
          <table:table-cell office:value-type="float" office:value="0" calcext:value-type="float">
            <text:p>0</text:p>
          </table:table-cell>
          <table:table-cell office:value-type="float" office:value="2303097" calcext:value-type="float">
            <text:p>2303097</text:p>
          </table:table-cell>
          <table:table-cell office:value-type="float" office:value="4381" calcext:value-type="float">
            <text:p>4381</text:p>
          </table:table-cell>
          <table:table-cell office:value-type="string" calcext:value-type="string">
            <text:p>Thank you!</text:p>
          </table:table-cell>
          <table:table-cell/>
        </table:table-row>
        <table:table-row table:style-name="ro1">
          <table:table-cell office:value-type="float" office:value="442417" calcext:value-type="float">
            <text:p>442417</text:p>
          </table:table-cell>
          <table:table-cell office:value-type="float" office:value="0" calcext:value-type="float">
            <text:p>0</text:p>
          </table:table-cell>
          <table:table-cell office:value-type="float" office:value="2267061" calcext:value-type="float">
            <text:p>2267061</text:p>
          </table:table-cell>
          <table:table-cell office:value-type="float" office:value="1708787" calcext:value-type="float">
            <text:p>1708787</text:p>
          </table:table-cell>
          <table:table-cell office:value-type="string" calcext:value-type="string">
            <text:p>Woww</text:p>
          </table:table-cell>
          <table:table-cell/>
        </table:table-row>
        <table:table-row table:style-name="ro1">
          <table:table-cell office:value-type="float" office:value="254256" calcext:value-type="float">
            <text:p>254256</text:p>
          </table:table-cell>
          <table:table-cell office:value-type="float" office:value="0" calcext:value-type="float">
            <text:p>0</text:p>
          </table:table-cell>
          <table:table-cell office:value-type="float" office:value="1305539" calcext:value-type="float">
            <text:p>1305539</text:p>
          </table:table-cell>
          <table:table-cell office:value-type="float" office:value="243509" calcext:value-type="float">
            <text:p>243509</text:p>
          </table:table-cell>
          <table:table-cell office:value-type="string" calcext:value-type="string">
            <text:p>Wow! that's such a cool title! but the images were so blurry!</text:p>
          </table:table-cell>
          <table:table-cell/>
        </table:table-row>
        <table:table-row table:style-name="ro1">
          <table:table-cell office:value-type="float" office:value="289555" calcext:value-type="float">
            <text:p>289555</text:p>
          </table:table-cell>
          <table:table-cell office:value-type="float" office:value="0" calcext:value-type="float">
            <text:p>0</text:p>
          </table:table-cell>
          <table:table-cell office:value-type="float" office:value="1528419" calcext:value-type="float">
            <text:p>1528419</text:p>
          </table:table-cell>
          <table:table-cell office:value-type="float" office:value="79556" calcext:value-type="float">
            <text:p>79556</text:p>
          </table:table-cell>
          <table:table-cell office:value-type="string" calcext:value-type="string">
            <text:p>Hey, the title is so innovative!</text:p>
          </table:table-cell>
          <table:table-cell/>
        </table:table-row>
        <table:table-row table:style-name="ro1">
          <table:table-cell office:value-type="float" office:value="299573" calcext:value-type="float">
            <text:p>299573</text:p>
          </table:table-cell>
          <table:table-cell office:value-type="float" office:value="0" calcext:value-type="float">
            <text:p>0</text:p>
          </table:table-cell>
          <table:table-cell office:value-type="float" office:value="1576249" calcext:value-type="float">
            <text:p>1576249</text:p>
          </table:table-cell>
          <table:table-cell office:value-type="float" office:value="483618" calcext:value-type="float">
            <text:p>483618</text:p>
          </table:table-cell>
          <table:table-cell office:value-type="string" calcext:value-type="string">
            <text:p>Woahh?</text:p>
          </table:table-cell>
          <table:table-cell/>
        </table:table-row>
        <table:table-row table:style-name="ro1">
          <table:table-cell office:value-type="float" office:value="302967" calcext:value-type="float">
            <text:p>302967</text:p>
          </table:table-cell>
          <table:table-cell office:value-type="float" office:value="0" calcext:value-type="float">
            <text:p>0</text:p>
          </table:table-cell>
          <table:table-cell office:value-type="float" office:value="1600420" calcext:value-type="float">
            <text:p>1600420</text:p>
          </table:table-cell>
          <table:table-cell office:value-type="float" office:value="369265" calcext:value-type="float">
            <text:p>369265</text:p>
          </table:table-cell>
          <table:table-cell office:value-type="string" calcext:value-type="string">
            <text:p>[[@41577]] thanks</text:p>
          </table:table-cell>
          <table:table-cell/>
        </table:table-row>
        <table:table-row table:style-name="ro1">
          <table:table-cell office:value-type="float" office:value="327328" calcext:value-type="float">
            <text:p>327328</text:p>
          </table:table-cell>
          <table:table-cell office:value-type="float" office:value="0" calcext:value-type="float">
            <text:p>0</text:p>
          </table:table-cell>
          <table:table-cell office:value-type="float" office:value="1751688" calcext:value-type="float">
            <text:p>1751688</text:p>
          </table:table-cell>
          <table:table-cell office:value-type="float" office:value="107664" calcext:value-type="float">
            <text:p>107664</text:p>
          </table:table-cell>
          <table:table-cell office:value-type="string" calcext:value-type="string">
            <text:p>[[@87025]] <text:s/>don't forget to sip the kating tea ?beacause the beautiness of that place will make you stay and inspire more to explore</text:p>
          </table:table-cell>
          <table:table-cell/>
        </table:table-row>
        <table:table-row table:style-name="ro1">
          <table:table-cell office:value-type="float" office:value="334306" calcext:value-type="float">
            <text:p>334306</text:p>
          </table:table-cell>
          <table:table-cell office:value-type="float" office:value="0" calcext:value-type="float">
            <text:p>0</text:p>
          </table:table-cell>
          <table:table-cell office:value-type="float" office:value="1783373" calcext:value-type="float">
            <text:p>1783373</text:p>
          </table:table-cell>
          <table:table-cell office:value-type="float" office:value="550631" calcext:value-type="float">
            <text:p>550631</text:p>
          </table:table-cell>
          <table:table-cell office:value-type="string" calcext:value-type="string">
            <text:p>[[@41206]] Appreciate your review</text:p>
          </table:table-cell>
          <table:table-cell/>
        </table:table-row>
        <table:table-row table:style-name="ro1">
          <table:table-cell office:value-type="float" office:value="381854" calcext:value-type="float">
            <text:p>381854</text:p>
          </table:table-cell>
          <table:table-cell office:value-type="float" office:value="0" calcext:value-type="float">
            <text:p>0</text:p>
          </table:table-cell>
          <table:table-cell office:value-type="float" office:value="2224703" calcext:value-type="float">
            <text:p>2224703</text:p>
          </table:table-cell>
          <table:table-cell office:value-type="float" office:value="815064" calcext:value-type="float">
            <text:p>815064</text:p>
          </table:table-cell>
          <table:table-cell office:value-type="string" calcext:value-type="string">
            <text:p>Like back</text:p>
          </table:table-cell>
          <table:table-cell/>
        </table:table-row>
        <table:table-row table:style-name="ro1">
          <table:table-cell office:value-type="float" office:value="426781" calcext:value-type="float">
            <text:p>426781</text:p>
          </table:table-cell>
          <table:table-cell office:value-type="float" office:value="0" calcext:value-type="float">
            <text:p>0</text:p>
          </table:table-cell>
          <table:table-cell office:value-type="float" office:value="926683" calcext:value-type="float">
            <text:p>926683</text:p>
          </table:table-cell>
          <table:table-cell office:value-type="float" office:value="38894" calcext:value-type="float">
            <text:p>38894</text:p>
          </table:table-cell>
          <table:table-cell office:value-type="string" calcext:value-type="string">
            <text:p>love the vlog'</text:p>
          </table:table-cell>
          <table:table-cell/>
        </table:table-row>
        <table:table-row table:style-name="ro2">
          <table:table-cell office:value-type="float" office:value="46061" calcext:value-type="float">
            <text:p>46061</text:p>
          </table:table-cell>
          <table:table-cell office:value-type="float" office:value="0" calcext:value-type="float">
            <text:p>0</text:p>
          </table:table-cell>
          <table:table-cell office:value-type="float" office:value="647246" calcext:value-type="float">
            <text:p>647246</text:p>
          </table:table-cell>
          <table:table-cell office:value-type="float" office:value="193379" calcext:value-type="float">
            <text:p>193379</text:p>
          </table:table-cell>
          <table:table-cell office:value-type="string" calcext:value-type="string">
            <text:p>[[@86470]] thanks brother..</text:p>
            <text:p>This place is a beach in GOA and for tracking you have to visit different places in north goa where you can do it easily</text:p>
          </table:table-cell>
          <table:table-cell/>
        </table:table-row>
        <table:table-row table:style-name="ro1">
          <table:table-cell office:value-type="float" office:value="94252" calcext:value-type="float">
            <text:p>94252</text:p>
          </table:table-cell>
          <table:table-cell office:value-type="float" office:value="0" calcext:value-type="float">
            <text:p>0</text:p>
          </table:table-cell>
          <table:table-cell office:value-type="float" office:value="762383" calcext:value-type="float">
            <text:p>762383</text:p>
          </table:table-cell>
          <table:table-cell office:value-type="float" office:value="226585" calcext:value-type="float">
            <text:p>226585</text:p>
          </table:table-cell>
          <table:table-cell office:value-type="string" calcext:value-type="string">
            <text:p>[[@86424]]</text:p>
          </table:table-cell>
          <table:table-cell/>
        </table:table-row>
        <table:table-row table:style-name="ro1">
          <table:table-cell office:value-type="float" office:value="101100" calcext:value-type="float">
            <text:p>101100</text:p>
          </table:table-cell>
          <table:table-cell office:value-type="float" office:value="0" calcext:value-type="float">
            <text:p>0</text:p>
          </table:table-cell>
          <table:table-cell office:value-type="float" office:value="777979" calcext:value-type="float">
            <text:p>777979</text:p>
          </table:table-cell>
          <table:table-cell office:value-type="float" office:value="85049" calcext:value-type="float">
            <text:p>85049</text:p>
          </table:table-cell>
          <table:table-cell office:value-type="string" calcext:value-type="string">
            <text:p>This trail is ingenious! brilliant work!</text:p>
          </table:table-cell>
          <table:table-cell/>
        </table:table-row>
        <table:table-row table:style-name="ro1">
          <table:table-cell office:value-type="float" office:value="151280" calcext:value-type="float">
            <text:p>151280</text:p>
          </table:table-cell>
          <table:table-cell office:value-type="float" office:value="0" calcext:value-type="float">
            <text:p>0</text:p>
          </table:table-cell>
          <table:table-cell office:value-type="float" office:value="897037" calcext:value-type="float">
            <text:p>897037</text:p>
          </table:table-cell>
          <table:table-cell office:value-type="float" office:value="49456" calcext:value-type="float">
            <text:p>49456</text:p>
          </table:table-cell>
          <table:table-cell office:value-type="string" calcext:value-type="string">
            <text:p>I love the wordplay in your title!</text:p>
          </table:table-cell>
          <table:table-cell/>
        </table:table-row>
        <table:table-row table:style-name="ro1">
          <table:table-cell office:value-type="float" office:value="283592" calcext:value-type="float">
            <text:p>283592</text:p>
          </table:table-cell>
          <table:table-cell office:value-type="float" office:value="0" calcext:value-type="float">
            <text:p>0</text:p>
          </table:table-cell>
          <table:table-cell office:value-type="float" office:value="1491543" calcext:value-type="float">
            <text:p>1491543</text:p>
          </table:table-cell>
          <table:table-cell office:value-type="float" office:value="41197" calcext:value-type="float">
            <text:p>4119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72857" calcext:value-type="float">
            <text:p>372857</text:p>
          </table:table-cell>
          <table:table-cell office:value-type="float" office:value="0" calcext:value-type="float">
            <text:p>0</text:p>
          </table:table-cell>
          <table:table-cell office:value-type="float" office:value="2221240" calcext:value-type="float">
            <text:p>2221240</text:p>
          </table:table-cell>
          <table:table-cell office:value-type="float" office:value="706410" calcext:value-type="float">
            <text:p>706410</text:p>
          </table:table-cell>
          <table:table-cell office:value-type="string" calcext:value-type="string">
            <text:p>Yes☺</text:p>
          </table:table-cell>
          <table:table-cell/>
        </table:table-row>
        <table:table-row table:style-name="ro1">
          <table:table-cell office:value-type="float" office:value="394841" calcext:value-type="float">
            <text:p>394841</text:p>
          </table:table-cell>
          <table:table-cell office:value-type="float" office:value="0" calcext:value-type="float">
            <text:p>0</text:p>
          </table:table-cell>
          <table:table-cell office:value-type="float" office:value="2264248" calcext:value-type="float">
            <text:p>2264248</text:p>
          </table:table-cell>
          <table:table-cell office:value-type="float" office:value="960950" calcext:value-type="float">
            <text:p>960950</text:p>
          </table:table-cell>
          <table:table-cell office:value-type="float" office:value="29" calcext:value-type="float">
            <text:p>29</text:p>
          </table:table-cell>
          <table:table-cell/>
        </table:table-row>
        <table:table-row table:style-name="ro1">
          <table:table-cell office:value-type="float" office:value="430030" calcext:value-type="float">
            <text:p>430030</text:p>
          </table:table-cell>
          <table:table-cell office:value-type="float" office:value="0" calcext:value-type="float">
            <text:p>0</text:p>
          </table:table-cell>
          <table:table-cell office:value-type="float" office:value="1384965" calcext:value-type="float">
            <text:p>1384965</text:p>
          </table:table-cell>
          <table:table-cell office:value-type="float" office:value="39622" calcext:value-type="float">
            <text:p>39622</text:p>
          </table:table-cell>
          <table:table-cell office:value-type="string" calcext:value-type="string">
            <text:p>nice team there!</text:p>
          </table:table-cell>
          <table:table-cell/>
        </table:table-row>
        <table:table-row table:style-name="ro1">
          <table:table-cell office:value-type="float" office:value="47394" calcext:value-type="float">
            <text:p>47394</text:p>
          </table:table-cell>
          <table:table-cell office:value-type="float" office:value="0" calcext:value-type="float">
            <text:p>0</text:p>
          </table:table-cell>
          <table:table-cell office:value-type="float" office:value="627434" calcext:value-type="float">
            <text:p>627434</text:p>
          </table:table-cell>
          <table:table-cell office:value-type="float" office:value="80095" calcext:value-type="float">
            <text:p>80095</text:p>
          </table:table-cell>
          <table:table-cell office:value-type="string" calcext:value-type="string">
            <text:p>Your stories are truely travel goals, how do you plan them?</text:p>
          </table:table-cell>
          <table:table-cell/>
        </table:table-row>
        <table:table-row table:style-name="ro1">
          <table:table-cell office:value-type="float" office:value="50874" calcext:value-type="float">
            <text:p>50874</text:p>
          </table:table-cell>
          <table:table-cell office:value-type="float" office:value="0" calcext:value-type="float">
            <text:p>0</text:p>
          </table:table-cell>
          <table:table-cell office:value-type="float" office:value="658829" calcext:value-type="float">
            <text:p>658829</text:p>
          </table:table-cell>
          <table:table-cell office:value-type="float" office:value="196763" calcext:value-type="float">
            <text:p>196763</text:p>
          </table:table-cell>
          <table:table-cell office:value-type="string" calcext:value-type="string">
            <text:p>Yeah</text:p>
          </table:table-cell>
          <table:table-cell/>
        </table:table-row>
        <table:table-row table:style-name="ro1">
          <table:table-cell office:value-type="float" office:value="139628" calcext:value-type="float">
            <text:p>139628</text:p>
          </table:table-cell>
          <table:table-cell office:value-type="float" office:value="0" calcext:value-type="float">
            <text:p>0</text:p>
          </table:table-cell>
          <table:table-cell office:value-type="float" office:value="866044" calcext:value-type="float">
            <text:p>866044</text:p>
          </table:table-cell>
          <table:table-cell office:value-type="float" office:value="42640" calcext:value-type="float">
            <text:p>4264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22171" calcext:value-type="float">
            <text:p>222171</text:p>
          </table:table-cell>
          <table:table-cell office:value-type="float" office:value="0" calcext:value-type="float">
            <text:p>0</text:p>
          </table:table-cell>
          <table:table-cell office:value-type="float" office:value="1143928" calcext:value-type="float">
            <text:p>1143928</text:p>
          </table:table-cell>
          <table:table-cell office:value-type="float" office:value="81513" calcext:value-type="float">
            <text:p>8151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410780" calcext:value-type="float">
            <text:p>410780</text:p>
          </table:table-cell>
          <table:table-cell office:value-type="float" office:value="0" calcext:value-type="float">
            <text:p>0</text:p>
          </table:table-cell>
          <table:table-cell office:value-type="float" office:value="2332055" calcext:value-type="float">
            <text:p>2332055</text:p>
          </table:table-cell>
          <table:table-cell office:value-type="float" office:value="1261987" calcext:value-type="float">
            <text:p>1261987</text:p>
          </table:table-cell>
          <table:table-cell office:value-type="string" calcext:value-type="string">
            <text:p>Thnx to all</text:p>
          </table:table-cell>
          <table:table-cell/>
        </table:table-row>
        <table:table-row table:style-name="ro1">
          <table:table-cell office:value-type="float" office:value="427436" calcext:value-type="float">
            <text:p>427436</text:p>
          </table:table-cell>
          <table:table-cell office:value-type="float" office:value="0" calcext:value-type="float">
            <text:p>0</text:p>
          </table:table-cell>
          <table:table-cell office:value-type="float" office:value="2278397" calcext:value-type="float">
            <text:p>2278397</text:p>
          </table:table-cell>
          <table:table-cell office:value-type="float" office:value="53747" calcext:value-type="float">
            <text:p>53747</text:p>
          </table:table-cell>
          <table:table-cell office:value-type="string" calcext:value-type="string">
            <text:p>simple and very good vlog!</text:p>
          </table:table-cell>
          <table:table-cell/>
        </table:table-row>
        <table:table-row table:style-name="ro1">
          <table:table-cell office:value-type="float" office:value="14988" calcext:value-type="float">
            <text:p>14988</text:p>
          </table:table-cell>
          <table:table-cell office:value-type="float" office:value="0" calcext:value-type="float">
            <text:p>0</text:p>
          </table:table-cell>
          <table:table-cell office:value-type="float" office:value="471355" calcext:value-type="float">
            <text:p>471355</text:p>
          </table:table-cell>
          <table:table-cell office:value-type="float" office:value="11815" calcext:value-type="float">
            <text:p>11815</text:p>
          </table:table-cell>
          <table:table-cell office:value-type="string" calcext:value-type="string">
            <text:p>[[@1]] <text:s/>Chatpati Chaat</text:p>
          </table:table-cell>
          <table:table-cell/>
        </table:table-row>
        <table:table-row table:style-name="ro1">
          <table:table-cell office:value-type="float" office:value="67898" calcext:value-type="float">
            <text:p>67898</text:p>
          </table:table-cell>
          <table:table-cell office:value-type="float" office:value="0" calcext:value-type="float">
            <text:p>0</text:p>
          </table:table-cell>
          <table:table-cell office:value-type="float" office:value="696606" calcext:value-type="float">
            <text:p>696606</text:p>
          </table:table-cell>
          <table:table-cell office:value-type="float" office:value="82046" calcext:value-type="float">
            <text:p>82046</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76395" calcext:value-type="float">
            <text:p>276395</text:p>
          </table:table-cell>
          <table:table-cell office:value-type="float" office:value="0" calcext:value-type="float">
            <text:p>0</text:p>
          </table:table-cell>
          <table:table-cell office:value-type="float" office:value="1444385" calcext:value-type="float">
            <text:p>1444385</text:p>
          </table:table-cell>
          <table:table-cell office:value-type="float" office:value="135851" calcext:value-type="float">
            <text:p>135851</text:p>
          </table:table-cell>
          <table:table-cell office:value-type="string" calcext:value-type="string">
            <text:p>Is this animated?</text:p>
          </table:table-cell>
          <table:table-cell/>
        </table:table-row>
        <table:table-row table:style-name="ro1">
          <table:table-cell office:value-type="float" office:value="290903" calcext:value-type="float">
            <text:p>290903</text:p>
          </table:table-cell>
          <table:table-cell office:value-type="float" office:value="0" calcext:value-type="float">
            <text:p>0</text:p>
          </table:table-cell>
          <table:table-cell office:value-type="float" office:value="1537644" calcext:value-type="float">
            <text:p>1537644</text:p>
          </table:table-cell>
          <table:table-cell office:value-type="float" office:value="78731" calcext:value-type="float">
            <text:p>78731</text:p>
          </table:table-cell>
          <table:table-cell office:value-type="string" calcext:value-type="string">
            <text:p>Stunning </text:p>
          </table:table-cell>
          <table:table-cell/>
        </table:table-row>
        <table:table-row table:style-name="ro1">
          <table:table-cell office:value-type="float" office:value="378402" calcext:value-type="float">
            <text:p>378402</text:p>
          </table:table-cell>
          <table:table-cell office:value-type="float" office:value="0" calcext:value-type="float">
            <text:p>0</text:p>
          </table:table-cell>
          <table:table-cell office:value-type="float" office:value="2231430" calcext:value-type="float">
            <text:p>2231430</text:p>
          </table:table-cell>
          <table:table-cell office:value-type="float" office:value="84841" calcext:value-type="float">
            <text:p>84841</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452848" calcext:value-type="float">
            <text:p>452848</text:p>
          </table:table-cell>
          <table:table-cell office:value-type="float" office:value="0" calcext:value-type="float">
            <text:p>0</text:p>
          </table:table-cell>
          <table:table-cell office:value-type="float" office:value="2262233" calcext:value-type="float">
            <text:p>2262233</text:p>
          </table:table-cell>
          <table:table-cell office:value-type="float" office:value="1976083" calcext:value-type="float">
            <text:p>1976083</text:p>
          </table:table-cell>
          <table:table-cell office:value-type="string" calcext:value-type="string">
            <text:p>Nyc</text:p>
          </table:table-cell>
          <table:table-cell/>
        </table:table-row>
        <table:table-row table:style-name="ro1">
          <table:table-cell office:value-type="float" office:value="87115" calcext:value-type="float">
            <text:p>87115</text:p>
          </table:table-cell>
          <table:table-cell office:value-type="float" office:value="0" calcext:value-type="float">
            <text:p>0</text:p>
          </table:table-cell>
          <table:table-cell office:value-type="float" office:value="716555" calcext:value-type="float">
            <text:p>716555</text:p>
          </table:table-cell>
          <table:table-cell office:value-type="float" office:value="88479" calcext:value-type="float">
            <text:p>88479</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10579" calcext:value-type="float">
            <text:p>110579</text:p>
          </table:table-cell>
          <table:table-cell office:value-type="float" office:value="0" calcext:value-type="float">
            <text:p>0</text:p>
          </table:table-cell>
          <table:table-cell office:value-type="float" office:value="800284" calcext:value-type="float">
            <text:p>800284</text:p>
          </table:table-cell>
          <table:table-cell office:value-type="float" office:value="238237" calcext:value-type="float">
            <text:p>238237</text:p>
          </table:table-cell>
          <table:table-cell office:value-type="string" calcext:value-type="string">
            <text:p>[[@41179]] as always l, every place comes with it's natural beauty and gripping challenges and so this continue to be so. Ever so much so.</text:p>
          </table:table-cell>
          <table:table-cell/>
        </table:table-row>
        <table:table-row table:style-name="ro1">
          <table:table-cell office:value-type="float" office:value="197171" calcext:value-type="float">
            <text:p>197171</text:p>
          </table:table-cell>
          <table:table-cell office:value-type="float" office:value="0" calcext:value-type="float">
            <text:p>0</text:p>
          </table:table-cell>
          <table:table-cell office:value-type="float" office:value="1021266" calcext:value-type="float">
            <text:p>1021266</text:p>
          </table:table-cell>
          <table:table-cell office:value-type="float" office:value="308134" calcext:value-type="float">
            <text:p>308134</text:p>
          </table:table-cell>
          <table:table-cell office:value-type="string" calcext:value-type="string">
            <text:p>[[@136323]] yeah sure... Why not...</text:p>
          </table:table-cell>
          <table:table-cell/>
        </table:table-row>
        <table:table-row table:style-name="ro1">
          <table:table-cell office:value-type="float" office:value="292280" calcext:value-type="float">
            <text:p>292280</text:p>
          </table:table-cell>
          <table:table-cell office:value-type="float" office:value="0" calcext:value-type="float">
            <text:p>0</text:p>
          </table:table-cell>
          <table:table-cell office:value-type="float" office:value="1540668" calcext:value-type="float">
            <text:p>1540668</text:p>
          </table:table-cell>
          <table:table-cell office:value-type="float" office:value="467641" calcext:value-type="float">
            <text:p>467641</text:p>
          </table:table-cell>
          <table:table-cell office:value-type="string" calcext:value-type="string">
            <text:p>[[@86148]] <text:s/>Thanks for the compliment. I just took it casual, I didn't know it was good enough. Since I too don't anything about photography, I rather not advise you</text:p>
          </table:table-cell>
          <table:table-cell/>
        </table:table-row>
        <table:table-row table:style-name="ro1">
          <table:table-cell office:value-type="float" office:value="347479" calcext:value-type="float">
            <text:p>347479</text:p>
          </table:table-cell>
          <table:table-cell office:value-type="float" office:value="0" calcext:value-type="float">
            <text:p>0</text:p>
          </table:table-cell>
          <table:table-cell office:value-type="float" office:value="1866772" calcext:value-type="float">
            <text:p>1866772</text:p>
          </table:table-cell>
          <table:table-cell office:value-type="float" office:value="85888" calcext:value-type="float">
            <text:p>85888</text:p>
          </table:table-cell>
          <table:table-cell office:value-type="string" calcext:value-type="string">
            <text:p>Keep those trails coming </text:p>
          </table:table-cell>
          <table:table-cell/>
        </table:table-row>
        <table:table-row table:style-name="ro1">
          <table:table-cell office:value-type="float" office:value="418785" calcext:value-type="float">
            <text:p>418785</text:p>
          </table:table-cell>
          <table:table-cell office:value-type="float" office:value="0" calcext:value-type="float">
            <text:p>0</text:p>
          </table:table-cell>
          <table:table-cell office:value-type="float" office:value="2286224" calcext:value-type="float">
            <text:p>2286224</text:p>
          </table:table-cell>
          <table:table-cell office:value-type="float" office:value="53562" calcext:value-type="float">
            <text:p>53562</text:p>
          </table:table-cell>
          <table:table-cell office:value-type="string" calcext:value-type="string">
            <text:p>i think its good</text:p>
          </table:table-cell>
          <table:table-cell/>
        </table:table-row>
        <table:table-row table:style-name="ro1">
          <table:table-cell office:value-type="float" office:value="86391" calcext:value-type="float">
            <text:p>86391</text:p>
          </table:table-cell>
          <table:table-cell office:value-type="float" office:value="0" calcext:value-type="float">
            <text:p>0</text:p>
          </table:table-cell>
          <table:table-cell office:value-type="float" office:value="741278" calcext:value-type="float">
            <text:p>741278</text:p>
          </table:table-cell>
          <table:table-cell office:value-type="float" office:value="136361" calcext:value-type="float">
            <text:p>136361</text:p>
          </table:table-cell>
          <table:table-cell office:value-type="string" calcext:value-type="string">
            <text:p>The content digresses a little, the pictures are so good but!</text:p>
          </table:table-cell>
          <table:table-cell/>
        </table:table-row>
        <table:table-row table:style-name="ro1">
          <table:table-cell office:value-type="float" office:value="92801" calcext:value-type="float">
            <text:p>92801</text:p>
          </table:table-cell>
          <table:table-cell office:value-type="float" office:value="0" calcext:value-type="float">
            <text:p>0</text:p>
          </table:table-cell>
          <table:table-cell office:value-type="float" office:value="759794" calcext:value-type="float">
            <text:p>759794</text:p>
          </table:table-cell>
          <table:table-cell office:value-type="float" office:value="88475" calcext:value-type="float">
            <text:p>88475</text:p>
          </table:table-cell>
          <table:table-cell office:value-type="string" calcext:value-type="string">
            <text:p>?awesome post ?</text:p>
          </table:table-cell>
          <table:table-cell/>
        </table:table-row>
        <table:table-row table:style-name="ro1">
          <table:table-cell office:value-type="float" office:value="92990" calcext:value-type="float">
            <text:p>92990</text:p>
          </table:table-cell>
          <table:table-cell office:value-type="float" office:value="0" calcext:value-type="float">
            <text:p>0</text:p>
          </table:table-cell>
          <table:table-cell office:value-type="float" office:value="758513" calcext:value-type="float">
            <text:p>758513</text:p>
          </table:table-cell>
          <table:table-cell office:value-type="float" office:value="77630" calcext:value-type="float">
            <text:p>77630</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18710" calcext:value-type="float">
            <text:p>118710</text:p>
          </table:table-cell>
          <table:table-cell office:value-type="float" office:value="0" calcext:value-type="float">
            <text:p>0</text:p>
          </table:table-cell>
          <table:table-cell office:value-type="float" office:value="127800" calcext:value-type="float">
            <text:p>127800</text:p>
          </table:table-cell>
          <table:table-cell office:value-type="float" office:value="49395" calcext:value-type="float">
            <text:p>49395</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50255" calcext:value-type="float">
            <text:p>150255</text:p>
          </table:table-cell>
          <table:table-cell office:value-type="float" office:value="0" calcext:value-type="float">
            <text:p>0</text:p>
          </table:table-cell>
          <table:table-cell office:value-type="float" office:value="735813" calcext:value-type="float">
            <text:p>735813</text:p>
          </table:table-cell>
          <table:table-cell office:value-type="float" office:value="218373" calcext:value-type="float">
            <text:p>218373</text:p>
          </table:table-cell>
          <table:table-cell office:value-type="string" calcext:value-type="string">
            <text:p>[[@88371]] thankyou?✌️... It be coming soon...</text:p>
          </table:table-cell>
          <table:table-cell/>
        </table:table-row>
        <table:table-row table:style-name="ro1">
          <table:table-cell office:value-type="float" office:value="181243" calcext:value-type="float">
            <text:p>181243</text:p>
          </table:table-cell>
          <table:table-cell office:value-type="float" office:value="0" calcext:value-type="float">
            <text:p>0</text:p>
          </table:table-cell>
          <table:table-cell office:value-type="float" office:value="674013" calcext:value-type="float">
            <text:p>674013</text:p>
          </table:table-cell>
          <table:table-cell office:value-type="float" office:value="40301" calcext:value-type="float">
            <text:p>40301</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202438" calcext:value-type="float">
            <text:p>202438</text:p>
          </table:table-cell>
          <table:table-cell office:value-type="float" office:value="0" calcext:value-type="float">
            <text:p>0</text:p>
          </table:table-cell>
          <table:table-cell office:value-type="float" office:value="1048816" calcext:value-type="float">
            <text:p>1048816</text:p>
          </table:table-cell>
          <table:table-cell office:value-type="float" office:value="86477" calcext:value-type="float">
            <text:p>86477</text:p>
          </table:table-cell>
          <table:table-cell office:value-type="string" calcext:value-type="string">
            <text:p>badhiya!</text:p>
          </table:table-cell>
          <table:table-cell/>
        </table:table-row>
        <table:table-row table:style-name="ro1">
          <table:table-cell office:value-type="float" office:value="238710" calcext:value-type="float">
            <text:p>238710</text:p>
          </table:table-cell>
          <table:table-cell office:value-type="float" office:value="797099" calcext:value-type="float">
            <text:p>797099</text:p>
          </table:table-cell>
          <table:table-cell office:value-type="float" office:value="0" calcext:value-type="float">
            <text:p>0</text:p>
          </table:table-cell>
          <table:table-cell office:value-type="float" office:value="360517" calcext:value-type="float">
            <text:p>360517</text:p>
          </table:table-cell>
          <table:table-cell office:value-type="string" calcext:value-type="string">
            <text:p>This is actual spinning point used by Japanese sniper...</text:p>
          </table:table-cell>
          <table:table-cell/>
        </table:table-row>
        <table:table-row table:style-name="ro1">
          <table:table-cell office:value-type="float" office:value="260295" calcext:value-type="float">
            <text:p>260295</text:p>
          </table:table-cell>
          <table:table-cell office:value-type="float" office:value="0" calcext:value-type="float">
            <text:p>0</text:p>
          </table:table-cell>
          <table:table-cell office:value-type="float" office:value="1328365" calcext:value-type="float">
            <text:p>1328365</text:p>
          </table:table-cell>
          <table:table-cell office:value-type="float" office:value="411865" calcext:value-type="float">
            <text:p>411865</text:p>
          </table:table-cell>
          <table:table-cell office:value-type="string" calcext:value-type="string">
            <text:p>Hi</text:p>
          </table:table-cell>
          <table:table-cell/>
        </table:table-row>
        <table:table-row table:style-name="ro1">
          <table:table-cell office:value-type="float" office:value="295184" calcext:value-type="float">
            <text:p>295184</text:p>
          </table:table-cell>
          <table:table-cell office:value-type="float" office:value="0" calcext:value-type="float">
            <text:p>0</text:p>
          </table:table-cell>
          <table:table-cell office:value-type="float" office:value="1560680" calcext:value-type="float">
            <text:p>1560680</text:p>
          </table:table-cell>
          <table:table-cell office:value-type="float" office:value="83638" calcext:value-type="float">
            <text:p>8363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302858" calcext:value-type="float">
            <text:p>302858</text:p>
          </table:table-cell>
          <table:table-cell office:value-type="float" office:value="0" calcext:value-type="float">
            <text:p>0</text:p>
          </table:table-cell>
          <table:table-cell office:value-type="float" office:value="1598775" calcext:value-type="float">
            <text:p>1598775</text:p>
          </table:table-cell>
          <table:table-cell office:value-type="float" office:value="40569" calcext:value-type="float">
            <text:p>40569</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61563" calcext:value-type="float">
            <text:p>361563</text:p>
          </table:table-cell>
          <table:table-cell office:value-type="float" office:value="0" calcext:value-type="float">
            <text:p>0</text:p>
          </table:table-cell>
          <table:table-cell office:value-type="float" office:value="410216" calcext:value-type="float">
            <text:p>410216</text:p>
          </table:table-cell>
          <table:table-cell office:value-type="float" office:value="640167" calcext:value-type="float">
            <text:p>640167</text:p>
          </table:table-cell>
          <table:table-cell office:value-type="string" calcext:value-type="string">
            <text:p>Love the colour</text:p>
          </table:table-cell>
          <table:table-cell/>
        </table:table-row>
        <table:table-row table:style-name="ro1">
          <table:table-cell office:value-type="float" office:value="82589" calcext:value-type="float">
            <text:p>82589</text:p>
          </table:table-cell>
          <table:table-cell office:value-type="float" office:value="0" calcext:value-type="float">
            <text:p>0</text:p>
          </table:table-cell>
          <table:table-cell office:value-type="float" office:value="172777" calcext:value-type="float">
            <text:p>172777</text:p>
          </table:table-cell>
          <table:table-cell office:value-type="float" office:value="88289" calcext:value-type="float">
            <text:p>8828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89527" calcext:value-type="float">
            <text:p>89527</text:p>
          </table:table-cell>
          <table:table-cell office:value-type="float" office:value="0" calcext:value-type="float">
            <text:p>0</text:p>
          </table:table-cell>
          <table:table-cell office:value-type="float" office:value="739241" calcext:value-type="float">
            <text:p>739241</text:p>
          </table:table-cell>
          <table:table-cell office:value-type="float" office:value="39455" calcext:value-type="float">
            <text:p>39455</text:p>
          </table:table-cell>
          <table:table-cell office:value-type="string" calcext:value-type="string">
            <text:p>Amazing ❤️❤️</text:p>
          </table:table-cell>
          <table:table-cell/>
        </table:table-row>
        <table:table-row table:style-name="ro1">
          <table:table-cell office:value-type="float" office:value="108695" calcext:value-type="float">
            <text:p>108695</text:p>
          </table:table-cell>
          <table:table-cell office:value-type="float" office:value="0" calcext:value-type="float">
            <text:p>0</text:p>
          </table:table-cell>
          <table:table-cell office:value-type="float" office:value="796636" calcext:value-type="float">
            <text:p>796636</text:p>
          </table:table-cell>
          <table:table-cell office:value-type="float" office:value="81576" calcext:value-type="float">
            <text:p>81576</text:p>
          </table:table-cell>
          <table:table-cell office:value-type="string" calcext:value-type="string">
            <text:p>Your content is so good, wonder why the followers count is low!</text:p>
          </table:table-cell>
          <table:table-cell/>
        </table:table-row>
        <table:table-row table:style-name="ro1">
          <table:table-cell office:value-type="float" office:value="150982" calcext:value-type="float">
            <text:p>150982</text:p>
          </table:table-cell>
          <table:table-cell office:value-type="float" office:value="0" calcext:value-type="float">
            <text:p>0</text:p>
          </table:table-cell>
          <table:table-cell office:value-type="float" office:value="469350" calcext:value-type="float">
            <text:p>469350</text:p>
          </table:table-cell>
          <table:table-cell office:value-type="float" office:value="43308" calcext:value-type="float">
            <text:p>43308</text:p>
          </table:table-cell>
          <table:table-cell office:value-type="string" calcext:value-type="string">
            <text:p>The photographs and the content are beautifully amalgamated</text:p>
          </table:table-cell>
          <table:table-cell/>
        </table:table-row>
        <table:table-row table:style-name="ro1">
          <table:table-cell office:value-type="float" office:value="166208" calcext:value-type="float">
            <text:p>166208</text:p>
          </table:table-cell>
          <table:table-cell office:value-type="float" office:value="0" calcext:value-type="float">
            <text:p>0</text:p>
          </table:table-cell>
          <table:table-cell office:value-type="float" office:value="934633" calcext:value-type="float">
            <text:p>934633</text:p>
          </table:table-cell>
          <table:table-cell office:value-type="float" office:value="83410" calcext:value-type="float">
            <text:p>8341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16162" calcext:value-type="float">
            <text:p>216162</text:p>
          </table:table-cell>
          <table:table-cell office:value-type="float" office:value="0" calcext:value-type="float">
            <text:p>0</text:p>
          </table:table-cell>
          <table:table-cell office:value-type="float" office:value="1102791" calcext:value-type="float">
            <text:p>1102791</text:p>
          </table:table-cell>
          <table:table-cell office:value-type="float" office:value="332164" calcext:value-type="float">
            <text:p>332164</text:p>
          </table:table-cell>
          <table:table-cell office:value-type="string" calcext:value-type="string">
            <text:p>[[@79378]] very soon :)</text:p>
          </table:table-cell>
          <table:table-cell/>
        </table:table-row>
        <table:table-row table:style-name="ro1">
          <table:table-cell office:value-type="float" office:value="288207" calcext:value-type="float">
            <text:p>288207</text:p>
          </table:table-cell>
          <table:table-cell office:value-type="float" office:value="0" calcext:value-type="float">
            <text:p>0</text:p>
          </table:table-cell>
          <table:table-cell office:value-type="float" office:value="1520754" calcext:value-type="float">
            <text:p>1520754</text:p>
          </table:table-cell>
          <table:table-cell office:value-type="float" office:value="40418" calcext:value-type="float">
            <text:p>40418</text:p>
          </table:table-cell>
          <table:table-cell office:value-type="string" calcext:value-type="string">
            <text:p>Wow! Thats amazing that you covered so much in so less budget!</text:p>
          </table:table-cell>
          <table:table-cell/>
        </table:table-row>
        <table:table-row table:style-name="ro1">
          <table:table-cell office:value-type="float" office:value="434193" calcext:value-type="float">
            <text:p>434193</text:p>
          </table:table-cell>
          <table:table-cell office:value-type="float" office:value="0" calcext:value-type="float">
            <text:p>0</text:p>
          </table:table-cell>
          <table:table-cell office:value-type="float" office:value="2373034" calcext:value-type="float">
            <text:p>2373034</text:p>
          </table:table-cell>
          <table:table-cell office:value-type="float" office:value="1490348" calcext:value-type="float">
            <text:p>1490348</text:p>
          </table:table-cell>
          <table:table-cell office:value-type="string" calcext:value-type="string">
            <text:p>Please like this video</text:p>
          </table:table-cell>
          <table:table-cell/>
        </table:table-row>
        <table:table-row table:style-name="ro1">
          <table:table-cell office:value-type="float" office:value="435257" calcext:value-type="float">
            <text:p>435257</text:p>
          </table:table-cell>
          <table:table-cell office:value-type="float" office:value="0" calcext:value-type="float">
            <text:p>0</text:p>
          </table:table-cell>
          <table:table-cell office:value-type="float" office:value="2257976" calcext:value-type="float">
            <text:p>2257976</text:p>
          </table:table-cell>
          <table:table-cell office:value-type="float" office:value="1340803" calcext:value-type="float">
            <text:p>1340803</text:p>
          </table:table-cell>
          <table:table-cell office:value-type="string" calcext:value-type="string">
            <text:p>Malll</text:p>
          </table:table-cell>
          <table:table-cell/>
        </table:table-row>
        <table:table-row table:style-name="ro1">
          <table:table-cell office:value-type="float" office:value="19721" calcext:value-type="float">
            <text:p>19721</text:p>
          </table:table-cell>
          <table:table-cell office:value-type="float" office:value="0" calcext:value-type="float">
            <text:p>0</text:p>
          </table:table-cell>
          <table:table-cell office:value-type="float" office:value="435292" calcext:value-type="float">
            <text:p>435292</text:p>
          </table:table-cell>
          <table:table-cell office:value-type="float" office:value="158931" calcext:value-type="float">
            <text:p>158931</text:p>
          </table:table-cell>
          <table:table-cell office:value-type="string" calcext:value-type="string">
            <text:p>Awesome....!!!</text:p>
          </table:table-cell>
          <table:table-cell/>
        </table:table-row>
        <table:table-row table:style-name="ro1">
          <table:table-cell office:value-type="float" office:value="41914" calcext:value-type="float">
            <text:p>41914</text:p>
          </table:table-cell>
          <table:table-cell office:value-type="float" office:value="0" calcext:value-type="float">
            <text:p>0</text:p>
          </table:table-cell>
          <table:table-cell office:value-type="float" office:value="594915" calcext:value-type="float">
            <text:p>594915</text:p>
          </table:table-cell>
          <table:table-cell office:value-type="float" office:value="173993" calcext:value-type="float">
            <text:p>173993</text:p>
          </table:table-cell>
          <table:table-cell office:value-type="string" calcext:value-type="string">
            <text:p>[[@78163]] shukriya.... ?</text:p>
          </table:table-cell>
          <table:table-cell/>
        </table:table-row>
        <table:table-row table:style-name="ro1">
          <table:table-cell office:value-type="float" office:value="73532" calcext:value-type="float">
            <text:p>73532</text:p>
          </table:table-cell>
          <table:table-cell office:value-type="float" office:value="0" calcext:value-type="float">
            <text:p>0</text:p>
          </table:table-cell>
          <table:table-cell office:value-type="float" office:value="718617" calcext:value-type="float">
            <text:p>718617</text:p>
          </table:table-cell>
          <table:table-cell office:value-type="float" office:value="85009" calcext:value-type="float">
            <text:p>8500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99761" calcext:value-type="float">
            <text:p>99761</text:p>
          </table:table-cell>
          <table:table-cell office:value-type="float" office:value="0" calcext:value-type="float">
            <text:p>0</text:p>
          </table:table-cell>
          <table:table-cell office:value-type="float" office:value="773539" calcext:value-type="float">
            <text:p>773539</text:p>
          </table:table-cell>
          <table:table-cell office:value-type="float" office:value="230048" calcext:value-type="float">
            <text:p>230048</text:p>
          </table:table-cell>
          <table:table-cell office:value-type="string" calcext:value-type="string">
            <text:p>[[@87384]] hehe thanks ?</text:p>
          </table:table-cell>
          <table:table-cell/>
        </table:table-row>
        <table:table-row table:style-name="ro1">
          <table:table-cell office:value-type="float" office:value="142691" calcext:value-type="float">
            <text:p>142691</text:p>
          </table:table-cell>
          <table:table-cell office:value-type="float" office:value="0" calcext:value-type="float">
            <text:p>0</text:p>
          </table:table-cell>
          <table:table-cell office:value-type="float" office:value="870405" calcext:value-type="float">
            <text:p>870405</text:p>
          </table:table-cell>
          <table:table-cell office:value-type="float" office:value="42756" calcext:value-type="float">
            <text:p>4275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73391" calcext:value-type="float">
            <text:p>173391</text:p>
          </table:table-cell>
          <table:table-cell office:value-type="float" office:value="0" calcext:value-type="float">
            <text:p>0</text:p>
          </table:table-cell>
          <table:table-cell office:value-type="float" office:value="956494" calcext:value-type="float">
            <text:p>956494</text:p>
          </table:table-cell>
          <table:table-cell office:value-type="float" office:value="87859" calcext:value-type="float">
            <text:p>8785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31901" calcext:value-type="float">
            <text:p>231901</text:p>
          </table:table-cell>
          <table:table-cell office:value-type="float" office:value="0" calcext:value-type="float">
            <text:p>0</text:p>
          </table:table-cell>
          <table:table-cell office:value-type="float" office:value="1177930" calcext:value-type="float">
            <text:p>1177930</text:p>
          </table:table-cell>
          <table:table-cell office:value-type="float" office:value="338518" calcext:value-type="float">
            <text:p>338518</text:p>
          </table:table-cell>
          <table:table-cell office:value-type="string" calcext:value-type="string">
            <text:p>[[@82657]] I'll try do it better in next trail</text:p>
          </table:table-cell>
          <table:table-cell/>
        </table:table-row>
        <table:table-row table:style-name="ro1">
          <table:table-cell office:value-type="float" office:value="315639" calcext:value-type="float">
            <text:p>315639</text:p>
          </table:table-cell>
          <table:table-cell office:value-type="float" office:value="0" calcext:value-type="float">
            <text:p>0</text:p>
          </table:table-cell>
          <table:table-cell office:value-type="float" office:value="1677871" calcext:value-type="float">
            <text:p>1677871</text:p>
          </table:table-cell>
          <table:table-cell office:value-type="float" office:value="87848" calcext:value-type="float">
            <text:p>87848</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25074" calcext:value-type="float">
            <text:p>325074</text:p>
          </table:table-cell>
          <table:table-cell office:value-type="float" office:value="0" calcext:value-type="float">
            <text:p>0</text:p>
          </table:table-cell>
          <table:table-cell office:value-type="float" office:value="1736695" calcext:value-type="float">
            <text:p>1736695</text:p>
          </table:table-cell>
          <table:table-cell office:value-type="float" office:value="87906" calcext:value-type="float">
            <text:p>87906</text:p>
          </table:table-cell>
          <table:table-cell office:value-type="string" calcext:value-type="string">
            <text:p>Your stories are truely travel goals, how do you plan them?</text:p>
          </table:table-cell>
          <table:table-cell/>
        </table:table-row>
        <table:table-row table:style-name="ro1">
          <table:table-cell office:value-type="float" office:value="45013" calcext:value-type="float">
            <text:p>45013</text:p>
          </table:table-cell>
          <table:table-cell office:value-type="float" office:value="0" calcext:value-type="float">
            <text:p>0</text:p>
          </table:table-cell>
          <table:table-cell office:value-type="float" office:value="644283" calcext:value-type="float">
            <text:p>644283</text:p>
          </table:table-cell>
          <table:table-cell office:value-type="float" office:value="40591" calcext:value-type="float">
            <text:p>40591</text:p>
          </table:table-cell>
          <table:table-cell office:value-type="string" calcext:value-type="string">
            <text:p>i love your work and i use it to plan my trips :)</text:p>
          </table:table-cell>
          <table:table-cell/>
        </table:table-row>
        <table:table-row table:style-name="ro1">
          <table:table-cell office:value-type="float" office:value="88141" calcext:value-type="float">
            <text:p>88141</text:p>
          </table:table-cell>
          <table:table-cell office:value-type="float" office:value="0" calcext:value-type="float">
            <text:p>0</text:p>
          </table:table-cell>
          <table:table-cell office:value-type="float" office:value="746722" calcext:value-type="float">
            <text:p>746722</text:p>
          </table:table-cell>
          <table:table-cell office:value-type="float" office:value="87404" calcext:value-type="float">
            <text:p>87404</text:p>
          </table:table-cell>
          <table:table-cell office:value-type="string" calcext:value-type="string">
            <text:p>❤️ Beautiful ❤️</text:p>
          </table:table-cell>
          <table:table-cell/>
        </table:table-row>
        <table:table-row table:style-name="ro1">
          <table:table-cell office:value-type="float" office:value="103843" calcext:value-type="float">
            <text:p>103843</text:p>
          </table:table-cell>
          <table:table-cell office:value-type="float" office:value="0" calcext:value-type="float">
            <text:p>0</text:p>
          </table:table-cell>
          <table:table-cell office:value-type="float" office:value="786288" calcext:value-type="float">
            <text:p>786288</text:p>
          </table:table-cell>
          <table:table-cell office:value-type="float" office:value="45094" calcext:value-type="float">
            <text:p>45094</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162527" calcext:value-type="float">
            <text:p>162527</text:p>
          </table:table-cell>
          <table:table-cell office:value-type="float" office:value="0" calcext:value-type="float">
            <text:p>0</text:p>
          </table:table-cell>
          <table:table-cell office:value-type="float" office:value="921397" calcext:value-type="float">
            <text:p>921397</text:p>
          </table:table-cell>
          <table:table-cell office:value-type="float" office:value="276865" calcext:value-type="float">
            <text:p>276865</text:p>
          </table:table-cell>
          <table:table-cell office:value-type="string" calcext:value-type="string">
            <text:p>The place is reach in heritage as you can purchase various type of dry fruits at low cost</text:p>
          </table:table-cell>
          <table:table-cell/>
        </table:table-row>
        <table:table-row table:style-name="ro1">
          <table:table-cell office:value-type="float" office:value="219977" calcext:value-type="float">
            <text:p>219977</text:p>
          </table:table-cell>
          <table:table-cell office:value-type="float" office:value="0" calcext:value-type="float">
            <text:p>0</text:p>
          </table:table-cell>
          <table:table-cell office:value-type="float" office:value="1132917" calcext:value-type="float">
            <text:p>1132917</text:p>
          </table:table-cell>
          <table:table-cell office:value-type="float" office:value="341497" calcext:value-type="float">
            <text:p>341497</text:p>
          </table:table-cell>
          <table:table-cell office:value-type="string" calcext:value-type="string">
            <text:p>[[@79445]] <text:s/>The thing is, I don't set goals most of the time... I go there and then decide where to go. Internet truly helps..?</text:p>
          </table:table-cell>
          <table:table-cell/>
        </table:table-row>
        <table:table-row table:style-name="ro1">
          <table:table-cell office:value-type="float" office:value="230592" calcext:value-type="float">
            <text:p>230592</text:p>
          </table:table-cell>
          <table:table-cell office:value-type="float" office:value="0" calcext:value-type="float">
            <text:p>0</text:p>
          </table:table-cell>
          <table:table-cell office:value-type="float" office:value="1177866" calcext:value-type="float">
            <text:p>1177866</text:p>
          </table:table-cell>
          <table:table-cell office:value-type="float" office:value="80772" calcext:value-type="float">
            <text:p>80772</text:p>
          </table:table-cell>
          <table:table-cell office:value-type="string" calcext:value-type="string">
            <text:p>Wow! ?</text:p>
          </table:table-cell>
          <table:table-cell/>
        </table:table-row>
        <table:table-row table:style-name="ro1">
          <table:table-cell office:value-type="float" office:value="274198" calcext:value-type="float">
            <text:p>274198</text:p>
          </table:table-cell>
          <table:table-cell office:value-type="float" office:value="0" calcext:value-type="float">
            <text:p>0</text:p>
          </table:table-cell>
          <table:table-cell office:value-type="float" office:value="1426110" calcext:value-type="float">
            <text:p>1426110</text:p>
          </table:table-cell>
          <table:table-cell office:value-type="float" office:value="437839" calcext:value-type="float">
            <text:p>437839</text:p>
          </table:table-cell>
          <table:table-cell office:value-type="string" calcext:value-type="string">
            <text:p>[[@1]]</text:p>
          </table:table-cell>
          <table:table-cell/>
        </table:table-row>
        <table:table-row table:style-name="ro1">
          <table:table-cell office:value-type="float" office:value="274448" calcext:value-type="float">
            <text:p>274448</text:p>
          </table:table-cell>
          <table:table-cell office:value-type="float" office:value="0" calcext:value-type="float">
            <text:p>0</text:p>
          </table:table-cell>
          <table:table-cell office:value-type="float" office:value="1434626" calcext:value-type="float">
            <text:p>1434626</text:p>
          </table:table-cell>
          <table:table-cell office:value-type="float" office:value="88420" calcext:value-type="float">
            <text:p>88420</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73397" calcext:value-type="float">
            <text:p>373397</text:p>
          </table:table-cell>
          <table:table-cell office:value-type="float" office:value="0" calcext:value-type="float">
            <text:p>0</text:p>
          </table:table-cell>
          <table:table-cell office:value-type="float" office:value="1810136" calcext:value-type="float">
            <text:p>1810136</text:p>
          </table:table-cell>
          <table:table-cell office:value-type="float" office:value="291269" calcext:value-type="float">
            <text:p>291269</text:p>
          </table:table-cell>
          <table:table-cell office:value-type="string" calcext:value-type="string">
            <text:p>Hi</text:p>
          </table:table-cell>
          <table:table-cell/>
        </table:table-row>
        <table:table-row table:style-name="ro1">
          <table:table-cell office:value-type="float" office:value="409402" calcext:value-type="float">
            <text:p>409402</text:p>
          </table:table-cell>
          <table:table-cell office:value-type="float" office:value="0" calcext:value-type="float">
            <text:p>0</text:p>
          </table:table-cell>
          <table:table-cell office:value-type="float" office:value="2305372" calcext:value-type="float">
            <text:p>2305372</text:p>
          </table:table-cell>
          <table:table-cell office:value-type="float" office:value="1220651" calcext:value-type="float">
            <text:p>1220651</text:p>
          </table:table-cell>
          <table:table-cell office:value-type="string" calcext:value-type="string">
            <text:p>I like u</text:p>
          </table:table-cell>
          <table:table-cell/>
        </table:table-row>
        <table:table-row table:style-name="ro2">
          <table:table-cell office:value-type="float" office:value="460794" calcext:value-type="float">
            <text:p>460794</text:p>
          </table:table-cell>
          <table:table-cell office:value-type="float" office:value="0" calcext:value-type="float">
            <text:p>0</text:p>
          </table:table-cell>
          <table:table-cell office:value-type="float" office:value="1908650" calcext:value-type="float">
            <text:p>1908650</text:p>
          </table:table-cell>
          <table:table-cell office:value-type="float" office:value="2124064" calcext:value-type="float">
            <text:p>2124064</text:p>
          </table:table-cell>
          <table:table-cell office:value-type="string" calcext:value-type="string">
            <text:p>So sexy</text:p>
            <text:p>Lovely</text:p>
          </table:table-cell>
          <table:table-cell/>
        </table:table-row>
        <table:table-row table:style-name="ro1">
          <table:table-cell office:value-type="float" office:value="464925" calcext:value-type="float">
            <text:p>464925</text:p>
          </table:table-cell>
          <table:table-cell office:value-type="float" office:value="0" calcext:value-type="float">
            <text:p>0</text:p>
          </table:table-cell>
          <table:table-cell office:value-type="float" office:value="2307455" calcext:value-type="float">
            <text:p>2307455</text:p>
          </table:table-cell>
          <table:table-cell office:value-type="float" office:value="2238272" calcext:value-type="float">
            <text:p>2238272</text:p>
          </table:table-cell>
          <table:table-cell office:value-type="string" calcext:value-type="string">
            <text:p>Oossmm</text:p>
          </table:table-cell>
          <table:table-cell/>
        </table:table-row>
        <table:table-row table:style-name="ro1">
          <table:table-cell office:value-type="float" office:value="58435" calcext:value-type="float">
            <text:p>58435</text:p>
          </table:table-cell>
          <table:table-cell office:value-type="float" office:value="0" calcext:value-type="float">
            <text:p>0</text:p>
          </table:table-cell>
          <table:table-cell office:value-type="float" office:value="675444" calcext:value-type="float">
            <text:p>675444</text:p>
          </table:table-cell>
          <table:table-cell office:value-type="float" office:value="85551" calcext:value-type="float">
            <text:p>85551</text:p>
          </table:table-cell>
          <table:table-cell office:value-type="string" calcext:value-type="string">
            <text:p>Wow! this is simply an amazing trail!</text:p>
          </table:table-cell>
          <table:table-cell/>
        </table:table-row>
        <table:table-row table:style-name="ro1">
          <table:table-cell office:value-type="float" office:value="73626" calcext:value-type="float">
            <text:p>73626</text:p>
          </table:table-cell>
          <table:table-cell office:value-type="float" office:value="368518" calcext:value-type="float">
            <text:p>368518</text:p>
          </table:table-cell>
          <table:table-cell office:value-type="float" office:value="0" calcext:value-type="float">
            <text:p>0</text:p>
          </table:table-cell>
          <table:table-cell office:value-type="float" office:value="210647" calcext:value-type="float">
            <text:p>210647</text:p>
          </table:table-cell>
          <table:table-cell office:value-type="string" calcext:value-type="string">
            <text:p>The caption is so beautiful rutviiiiii!!! And even the photo is clicked so nicely!!!☺️</text:p>
          </table:table-cell>
          <table:table-cell/>
        </table:table-row>
        <table:table-row table:style-name="ro1">
          <table:table-cell office:value-type="float" office:value="78791" calcext:value-type="float">
            <text:p>78791</text:p>
          </table:table-cell>
          <table:table-cell office:value-type="float" office:value="0" calcext:value-type="float">
            <text:p>0</text:p>
          </table:table-cell>
          <table:table-cell office:value-type="float" office:value="730542" calcext:value-type="float">
            <text:p>730542</text:p>
          </table:table-cell>
          <table:table-cell office:value-type="float" office:value="216757" calcext:value-type="float">
            <text:p>216757</text:p>
          </table:table-cell>
          <table:table-cell office:value-type="string" calcext:value-type="string">
            <text:p>[[@76369]] <text:s/>because 2dy i installed this app and signup.. <text:s/>so this is my first content.. i will update more time by time..</text:p>
          </table:table-cell>
          <table:table-cell/>
        </table:table-row>
        <table:table-row table:style-name="ro1">
          <table:table-cell office:value-type="float" office:value="196928" calcext:value-type="float">
            <text:p>196928</text:p>
          </table:table-cell>
          <table:table-cell office:value-type="float" office:value="0" calcext:value-type="float">
            <text:p>0</text:p>
          </table:table-cell>
          <table:table-cell office:value-type="float" office:value="1020413" calcext:value-type="float">
            <text:p>1020413</text:p>
          </table:table-cell>
          <table:table-cell office:value-type="float" office:value="81811" calcext:value-type="float">
            <text:p>81811</text:p>
          </table:table-cell>
          <table:table-cell office:value-type="string" calcext:value-type="string">
            <text:p>its super wow pic ❤️</text:p>
          </table:table-cell>
          <table:table-cell/>
        </table:table-row>
        <table:table-row table:style-name="ro1">
          <table:table-cell office:value-type="float" office:value="249742" calcext:value-type="float">
            <text:p>249742</text:p>
          </table:table-cell>
          <table:table-cell office:value-type="float" office:value="0" calcext:value-type="float">
            <text:p>0</text:p>
          </table:table-cell>
          <table:table-cell office:value-type="float" office:value="1165898" calcext:value-type="float">
            <text:p>1165898</text:p>
          </table:table-cell>
          <table:table-cell office:value-type="float" office:value="83152" calcext:value-type="float">
            <text:p>83152</text:p>
          </table:table-cell>
          <table:table-cell office:value-type="string" calcext:value-type="string">
            <text:p>Hey the trail is amazing, could you give some info?</text:p>
          </table:table-cell>
          <table:table-cell/>
        </table:table-row>
        <table:table-row table:style-name="ro1">
          <table:table-cell office:value-type="float" office:value="263459" calcext:value-type="float">
            <text:p>263459</text:p>
          </table:table-cell>
          <table:table-cell office:value-type="float" office:value="0" calcext:value-type="float">
            <text:p>0</text:p>
          </table:table-cell>
          <table:table-cell office:value-type="float" office:value="1372406" calcext:value-type="float">
            <text:p>1372406</text:p>
          </table:table-cell>
          <table:table-cell office:value-type="float" office:value="84910" calcext:value-type="float">
            <text:p>84910</text:p>
          </table:table-cell>
          <table:table-cell office:value-type="string" calcext:value-type="string">
            <text:p>Beautiful! Waiting for the next post in series <text:s/>??</text:p>
          </table:table-cell>
          <table:table-cell/>
        </table:table-row>
        <table:table-row table:style-name="ro1">
          <table:table-cell office:value-type="float" office:value="331366" calcext:value-type="float">
            <text:p>331366</text:p>
          </table:table-cell>
          <table:table-cell office:value-type="float" office:value="0" calcext:value-type="float">
            <text:p>0</text:p>
          </table:table-cell>
          <table:table-cell office:value-type="float" office:value="1772129" calcext:value-type="float">
            <text:p>1772129</text:p>
          </table:table-cell>
          <table:table-cell office:value-type="float" office:value="86835" calcext:value-type="float">
            <text:p>86835</text:p>
          </table:table-cell>
          <table:table-cell office:value-type="string" calcext:value-type="string">
            <text:p>i love your trails,Where to next? </text:p>
          </table:table-cell>
          <table:table-cell/>
        </table:table-row>
        <table:table-row table:style-name="ro1">
          <table:table-cell office:value-type="float" office:value="368430" calcext:value-type="float">
            <text:p>368430</text:p>
          </table:table-cell>
          <table:table-cell office:value-type="float" office:value="0" calcext:value-type="float">
            <text:p>0</text:p>
          </table:table-cell>
          <table:table-cell office:value-type="float" office:value="2168053" calcext:value-type="float">
            <text:p>2168053</text:p>
          </table:table-cell>
          <table:table-cell office:value-type="float" office:value="83430" calcext:value-type="float">
            <text:p>83430</text:p>
          </table:table-cell>
          <table:table-cell office:value-type="string" calcext:value-type="string">
            <text:p>you have travelled so much, i'm waiting to hear more stories</text:p>
          </table:table-cell>
          <table:table-cell/>
        </table:table-row>
        <table:table-row table:style-name="ro1">
          <table:table-cell office:value-type="float" office:value="376113" calcext:value-type="float">
            <text:p>376113</text:p>
          </table:table-cell>
          <table:table-cell office:value-type="float" office:value="0" calcext:value-type="float">
            <text:p>0</text:p>
          </table:table-cell>
          <table:table-cell office:value-type="float" office:value="2227456" calcext:value-type="float">
            <text:p>2227456</text:p>
          </table:table-cell>
          <table:table-cell office:value-type="float" office:value="52664" calcext:value-type="float">
            <text:p>52664</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433230" calcext:value-type="float">
            <text:p>433230</text:p>
          </table:table-cell>
          <table:table-cell office:value-type="float" office:value="0" calcext:value-type="float">
            <text:p>0</text:p>
          </table:table-cell>
          <table:table-cell office:value-type="float" office:value="2299961" calcext:value-type="float">
            <text:p>2299961</text:p>
          </table:table-cell>
          <table:table-cell office:value-type="float" office:value="32980" calcext:value-type="float">
            <text:p>32980</text:p>
          </table:table-cell>
          <table:table-cell office:value-type="string" calcext:value-type="string">
            <text:p>baaa</text:p>
          </table:table-cell>
          <table:table-cell/>
        </table:table-row>
        <table:table-row table:style-name="ro1">
          <table:table-cell office:value-type="float" office:value="12983" calcext:value-type="float">
            <text:p>12983</text:p>
          </table:table-cell>
          <table:table-cell office:value-type="float" office:value="0" calcext:value-type="float">
            <text:p>0</text:p>
          </table:table-cell>
          <table:table-cell office:value-type="float" office:value="436399" calcext:value-type="float">
            <text:p>436399</text:p>
          </table:table-cell>
          <table:table-cell office:value-type="float" office:value="8180" calcext:value-type="float">
            <text:p>8180</text:p>
          </table:table-cell>
          <table:table-cell office:value-type="string" calcext:value-type="string">
            <text:p>what a beautiful and amazing trail!! </text:p>
          </table:table-cell>
          <table:table-cell/>
        </table:table-row>
        <table:table-row table:style-name="ro1">
          <table:table-cell office:value-type="float" office:value="167973" calcext:value-type="float">
            <text:p>167973</text:p>
          </table:table-cell>
          <table:table-cell office:value-type="float" office:value="0" calcext:value-type="float">
            <text:p>0</text:p>
          </table:table-cell>
          <table:table-cell office:value-type="float" office:value="939020" calcext:value-type="float">
            <text:p>939020</text:p>
          </table:table-cell>
          <table:table-cell office:value-type="float" office:value="39936" calcext:value-type="float">
            <text:p>39936</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88888" calcext:value-type="float">
            <text:p>188888</text:p>
          </table:table-cell>
          <table:table-cell office:value-type="float" office:value="0" calcext:value-type="float">
            <text:p>0</text:p>
          </table:table-cell>
          <table:table-cell office:value-type="float" office:value="979251" calcext:value-type="float">
            <text:p>979251</text:p>
          </table:table-cell>
          <table:table-cell office:value-type="float" office:value="87466" calcext:value-type="float">
            <text:p>87466</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242259" calcext:value-type="float">
            <text:p>242259</text:p>
          </table:table-cell>
          <table:table-cell office:value-type="float" office:value="0" calcext:value-type="float">
            <text:p>0</text:p>
          </table:table-cell>
          <table:table-cell office:value-type="float" office:value="43312" calcext:value-type="float">
            <text:p>43312</text:p>
          </table:table-cell>
          <table:table-cell office:value-type="float" office:value="345236" calcext:value-type="float">
            <text:p>345236</text:p>
          </table:table-cell>
          <table:table-cell office:value-type="string" calcext:value-type="string">
            <text:p>Thanks for this place</text:p>
          </table:table-cell>
          <table:table-cell/>
        </table:table-row>
        <table:table-row table:style-name="ro1">
          <table:table-cell office:value-type="float" office:value="250503" calcext:value-type="float">
            <text:p>250503</text:p>
          </table:table-cell>
          <table:table-cell office:value-type="float" office:value="0" calcext:value-type="float">
            <text:p>0</text:p>
          </table:table-cell>
          <table:table-cell office:value-type="float" office:value="1272691" calcext:value-type="float">
            <text:p>1272691</text:p>
          </table:table-cell>
          <table:table-cell office:value-type="float" office:value="86060" calcext:value-type="float">
            <text:p>8606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34662" calcext:value-type="float">
            <text:p>334662</text:p>
          </table:table-cell>
          <table:table-cell office:value-type="float" office:value="0" calcext:value-type="float">
            <text:p>0</text:p>
          </table:table-cell>
          <table:table-cell office:value-type="float" office:value="1785439" calcext:value-type="float">
            <text:p>1785439</text:p>
          </table:table-cell>
          <table:table-cell office:value-type="float" office:value="76632" calcext:value-type="float">
            <text:p>76632</text:p>
          </table:table-cell>
          <table:table-cell office:value-type="string" calcext:value-type="string">
            <text:p>Looks amazing ??</text:p>
          </table:table-cell>
          <table:table-cell/>
        </table:table-row>
        <table:table-row table:style-name="ro1">
          <table:table-cell office:value-type="float" office:value="19423" calcext:value-type="float">
            <text:p>19423</text:p>
          </table:table-cell>
          <table:table-cell office:value-type="float" office:value="0" calcext:value-type="float">
            <text:p>0</text:p>
          </table:table-cell>
          <table:table-cell office:value-type="float" office:value="584419" calcext:value-type="float">
            <text:p>584419</text:p>
          </table:table-cell>
          <table:table-cell office:value-type="float" office:value="40906" calcext:value-type="float">
            <text:p>4090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1754" calcext:value-type="float">
            <text:p>21754</text:p>
          </table:table-cell>
          <table:table-cell office:value-type="float" office:value="0" calcext:value-type="float">
            <text:p>0</text:p>
          </table:table-cell>
          <table:table-cell office:value-type="float" office:value="592283" calcext:value-type="float">
            <text:p>592283</text:p>
          </table:table-cell>
          <table:table-cell office:value-type="float" office:value="20311" calcext:value-type="float">
            <text:p>20311</text:p>
          </table:table-cell>
          <table:table-cell office:value-type="string" calcext:value-type="string">
            <text:p>Chal yaha jaate hai, chal waha jaate hai :D</text:p>
          </table:table-cell>
          <table:table-cell/>
        </table:table-row>
        <table:table-row table:style-name="ro1">
          <table:table-cell office:value-type="float" office:value="36167" calcext:value-type="float">
            <text:p>36167</text:p>
          </table:table-cell>
          <table:table-cell office:value-type="float" office:value="0" calcext:value-type="float">
            <text:p>0</text:p>
          </table:table-cell>
          <table:table-cell office:value-type="float" office:value="625976" calcext:value-type="float">
            <text:p>625976</text:p>
          </table:table-cell>
          <table:table-cell office:value-type="float" office:value="187136" calcext:value-type="float">
            <text:p>187136</text:p>
          </table:table-cell>
          <table:table-cell office:value-type="string" calcext:value-type="string">
            <text:p>[[@84934]] thank you</text:p>
          </table:table-cell>
          <table:table-cell/>
        </table:table-row>
        <table:table-row table:style-name="ro1">
          <table:table-cell office:value-type="float" office:value="60124" calcext:value-type="float">
            <text:p>60124</text:p>
          </table:table-cell>
          <table:table-cell office:value-type="float" office:value="228132" calcext:value-type="float">
            <text:p>228132</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1]]</text:p>
          </table:table-cell>
          <table:table-cell/>
        </table:table-row>
        <table:table-row table:style-name="ro1">
          <table:table-cell office:value-type="float" office:value="121455" calcext:value-type="float">
            <text:p>121455</text:p>
          </table:table-cell>
          <table:table-cell office:value-type="float" office:value="0" calcext:value-type="float">
            <text:p>0</text:p>
          </table:table-cell>
          <table:table-cell office:value-type="float" office:value="33927" calcext:value-type="float">
            <text:p>33927</text:p>
          </table:table-cell>
          <table:table-cell office:value-type="float" office:value="85472" calcext:value-type="float">
            <text:p>85472</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54921" calcext:value-type="float">
            <text:p>254921</text:p>
          </table:table-cell>
          <table:table-cell office:value-type="float" office:value="0" calcext:value-type="float">
            <text:p>0</text:p>
          </table:table-cell>
          <table:table-cell office:value-type="float" office:value="1310802" calcext:value-type="float">
            <text:p>1310802</text:p>
          </table:table-cell>
          <table:table-cell office:value-type="float" office:value="84910" calcext:value-type="float">
            <text:p>84910</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107808" calcext:value-type="float">
            <text:p>107808</text:p>
          </table:table-cell>
          <table:table-cell office:value-type="float" office:value="0" calcext:value-type="float">
            <text:p>0</text:p>
          </table:table-cell>
          <table:table-cell office:value-type="float" office:value="793904" calcext:value-type="float">
            <text:p>793904</text:p>
          </table:table-cell>
          <table:table-cell office:value-type="float" office:value="76948" calcext:value-type="float">
            <text:p>76948</text:p>
          </table:table-cell>
          <table:table-cell office:value-type="string" calcext:value-type="string">
            <text:p>perfect ❤️❤️</text:p>
          </table:table-cell>
          <table:table-cell/>
        </table:table-row>
        <table:table-row table:style-name="ro1">
          <table:table-cell office:value-type="float" office:value="278485" calcext:value-type="float">
            <text:p>278485</text:p>
          </table:table-cell>
          <table:table-cell office:value-type="float" office:value="0" calcext:value-type="float">
            <text:p>0</text:p>
          </table:table-cell>
          <table:table-cell office:value-type="float" office:value="1459225" calcext:value-type="float">
            <text:p>1459225</text:p>
          </table:table-cell>
          <table:table-cell office:value-type="float" office:value="88369" calcext:value-type="float">
            <text:p>88369</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400644" calcext:value-type="float">
            <text:p>400644</text:p>
          </table:table-cell>
          <table:table-cell office:value-type="float" office:value="0" calcext:value-type="float">
            <text:p>0</text:p>
          </table:table-cell>
          <table:table-cell office:value-type="float" office:value="2278148" calcext:value-type="float">
            <text:p>2278148</text:p>
          </table:table-cell>
          <table:table-cell office:value-type="float" office:value="1017637" calcext:value-type="float">
            <text:p>1017637</text:p>
          </table:table-cell>
          <table:table-cell office:value-type="string" calcext:value-type="string">
            <text:p>Nice</text:p>
          </table:table-cell>
          <table:table-cell/>
        </table:table-row>
        <table:table-row table:style-name="ro1">
          <table:table-cell office:value-type="float" office:value="416769" calcext:value-type="float">
            <text:p>416769</text:p>
          </table:table-cell>
          <table:table-cell office:value-type="float" office:value="0" calcext:value-type="float">
            <text:p>0</text:p>
          </table:table-cell>
          <table:table-cell office:value-type="float" office:value="2321098" calcext:value-type="float">
            <text:p>2321098</text:p>
          </table:table-cell>
          <table:table-cell office:value-type="float" office:value="1722" calcext:value-type="float">
            <text:p>1722</text:p>
          </table:table-cell>
          <table:table-cell office:value-type="string" calcext:value-type="string">
            <text:p>Superb vlog dude</text:p>
          </table:table-cell>
          <table:table-cell/>
        </table:table-row>
        <table:table-row table:style-name="ro1">
          <table:table-cell office:value-type="float" office:value="64235" calcext:value-type="float">
            <text:p>64235</text:p>
          </table:table-cell>
          <table:table-cell office:value-type="float" office:value="0" calcext:value-type="float">
            <text:p>0</text:p>
          </table:table-cell>
          <table:table-cell office:value-type="float" office:value="687708" calcext:value-type="float">
            <text:p>687708</text:p>
          </table:table-cell>
          <table:table-cell office:value-type="float" office:value="84319" calcext:value-type="float">
            <text:p>84319</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84277" calcext:value-type="float">
            <text:p>84277</text:p>
          </table:table-cell>
          <table:table-cell office:value-type="float" office:value="0" calcext:value-type="float">
            <text:p>0</text:p>
          </table:table-cell>
          <table:table-cell office:value-type="float" office:value="77282" calcext:value-type="float">
            <text:p>77282</text:p>
          </table:table-cell>
          <table:table-cell office:value-type="float" office:value="39791" calcext:value-type="float">
            <text:p>39791</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33108" calcext:value-type="float">
            <text:p>133108</text:p>
          </table:table-cell>
          <table:table-cell office:value-type="float" office:value="0" calcext:value-type="float">
            <text:p>0</text:p>
          </table:table-cell>
          <table:table-cell office:value-type="float" office:value="847299" calcext:value-type="float">
            <text:p>847299</text:p>
          </table:table-cell>
          <table:table-cell office:value-type="float" office:value="192860" calcext:value-type="float">
            <text:p>192860</text:p>
          </table:table-cell>
          <table:table-cell office:value-type="string" calcext:value-type="string">
            <text:p>[[@77034]] thanks?</text:p>
          </table:table-cell>
          <table:table-cell/>
        </table:table-row>
        <table:table-row table:style-name="ro1">
          <table:table-cell office:value-type="float" office:value="138763" calcext:value-type="float">
            <text:p>138763</text:p>
          </table:table-cell>
          <table:table-cell office:value-type="float" office:value="47875" calcext:value-type="float">
            <text:p>47875</text:p>
          </table:table-cell>
          <table:table-cell office:value-type="float" office:value="0" calcext:value-type="float">
            <text:p>0</text:p>
          </table:table-cell>
          <table:table-cell office:value-type="float" office:value="258650" calcext:value-type="float">
            <text:p>258650</text:p>
          </table:table-cell>
          <table:table-cell office:value-type="string" calcext:value-type="string">
            <text:p>fabulous</text:p>
          </table:table-cell>
          <table:table-cell/>
        </table:table-row>
        <table:table-row table:style-name="ro1">
          <table:table-cell office:value-type="float" office:value="154183" calcext:value-type="float">
            <text:p>154183</text:p>
          </table:table-cell>
          <table:table-cell office:value-type="float" office:value="0" calcext:value-type="float">
            <text:p>0</text:p>
          </table:table-cell>
          <table:table-cell office:value-type="float" office:value="903351" calcext:value-type="float">
            <text:p>903351</text:p>
          </table:table-cell>
          <table:table-cell office:value-type="float" office:value="81321" calcext:value-type="float">
            <text:p>81321</text:p>
          </table:table-cell>
          <table:table-cell office:value-type="string" calcext:value-type="string">
            <text:p>The title was superb! The content was a little dreary!</text:p>
          </table:table-cell>
          <table:table-cell/>
        </table:table-row>
        <table:table-row table:style-name="ro1">
          <table:table-cell office:value-type="float" office:value="173150" calcext:value-type="float">
            <text:p>173150</text:p>
          </table:table-cell>
          <table:table-cell office:value-type="float" office:value="0" calcext:value-type="float">
            <text:p>0</text:p>
          </table:table-cell>
          <table:table-cell office:value-type="float" office:value="954796" calcext:value-type="float">
            <text:p>954796</text:p>
          </table:table-cell>
          <table:table-cell office:value-type="float" office:value="79891" calcext:value-type="float">
            <text:p>79891</text:p>
          </table:table-cell>
          <table:table-cell office:value-type="string" calcext:value-type="string">
            <text:p>OMG! yeh mera India</text:p>
          </table:table-cell>
          <table:table-cell/>
        </table:table-row>
        <table:table-row table:style-name="ro5">
          <table:table-cell office:value-type="float" office:value="206590" calcext:value-type="float">
            <text:p>206590</text:p>
          </table:table-cell>
          <table:table-cell office:value-type="float" office:value="548813" calcext:value-type="float">
            <text:p>548813</text:p>
          </table:table-cell>
          <table:table-cell office:value-type="float" office:value="0" calcext:value-type="float">
            <text:p>0</text:p>
          </table:table-cell>
          <table:table-cell office:value-type="float" office:value="60343" calcext:value-type="float">
            <text:p>60343</text:p>
          </table:table-cell>
          <table:table-cell office:value-type="string" calcext:value-type="string">
            <text:p>I don't understand(I'm new to this concept) the concept of hostels, which you had quite often mentioned here. Are these like some kind of motels or small hotels or what? </text:p>
            <text:p/>
            <text:p>I would be much thankful if you please explain me what this hostel thing really is as i myself would like to visit one of these.</text:p>
            <text:p/>
            <text:p>Your trell is awesome by the way.</text:p>
            <text:p/>
            <text:p>Cheers.</text:p>
          </table:table-cell>
          <table:table-cell/>
        </table:table-row>
        <table:table-row table:style-name="ro1">
          <table:table-cell office:value-type="float" office:value="226873" calcext:value-type="float">
            <text:p>226873</text:p>
          </table:table-cell>
          <table:table-cell office:value-type="float" office:value="774136" calcext:value-type="float">
            <text:p>774136</text:p>
          </table:table-cell>
          <table:table-cell office:value-type="float" office:value="0" calcext:value-type="float">
            <text:p>0</text:p>
          </table:table-cell>
          <table:table-cell office:value-type="float" office:value="352793" calcext:value-type="float">
            <text:p>352793</text:p>
          </table:table-cell>
          <table:table-cell office:value-type="string" calcext:value-type="string">
            <text:p>Yo dudee</text:p>
          </table:table-cell>
          <table:table-cell/>
        </table:table-row>
        <table:table-row table:style-name="ro1">
          <table:table-cell office:value-type="float" office:value="293820" calcext:value-type="float">
            <text:p>293820</text:p>
          </table:table-cell>
          <table:table-cell office:value-type="float" office:value="0" calcext:value-type="float">
            <text:p>0</text:p>
          </table:table-cell>
          <table:table-cell office:value-type="float" office:value="1553802" calcext:value-type="float">
            <text:p>1553802</text:p>
          </table:table-cell>
          <table:table-cell office:value-type="float" office:value="49485" calcext:value-type="float">
            <text:p>49485</text:p>
          </table:table-cell>
          <table:table-cell office:value-type="string" calcext:value-type="string">
            <text:p>gr8 ?</text:p>
          </table:table-cell>
          <table:table-cell/>
        </table:table-row>
        <table:table-row table:style-name="ro1">
          <table:table-cell office:value-type="float" office:value="455321" calcext:value-type="float">
            <text:p>455321</text:p>
          </table:table-cell>
          <table:table-cell office:value-type="float" office:value="0" calcext:value-type="float">
            <text:p>0</text:p>
          </table:table-cell>
          <table:table-cell office:value-type="float" office:value="2278979" calcext:value-type="float">
            <text:p>2278979</text:p>
          </table:table-cell>
          <table:table-cell office:value-type="float" office:value="2043004" calcext:value-type="float">
            <text:p>2043004</text:p>
          </table:table-cell>
          <table:table-cell office:value-type="string" calcext:value-type="string">
            <text:p>Sfgh</text:p>
          </table:table-cell>
          <table:table-cell/>
        </table:table-row>
        <table:table-row table:style-name="ro1">
          <table:table-cell office:value-type="float" office:value="457193" calcext:value-type="float">
            <text:p>457193</text:p>
          </table:table-cell>
          <table:table-cell office:value-type="float" office:value="0" calcext:value-type="float">
            <text:p>0</text:p>
          </table:table-cell>
          <table:table-cell office:value-type="float" office:value="2576006" calcext:value-type="float">
            <text:p>2576006</text:p>
          </table:table-cell>
          <table:table-cell office:value-type="float" office:value="2042137" calcext:value-type="float">
            <text:p>2042137</text:p>
          </table:table-cell>
          <table:table-cell office:value-type="string" calcext:value-type="string">
            <text:p>UFC 2019 follow</text:p>
          </table:table-cell>
          <table:table-cell/>
        </table:table-row>
        <table:table-row table:style-name="ro1">
          <table:table-cell office:value-type="float" office:value="13350" calcext:value-type="float">
            <text:p>13350</text:p>
          </table:table-cell>
          <table:table-cell office:value-type="float" office:value="98434" calcext:value-type="float">
            <text:p>98434</text:p>
          </table:table-cell>
          <table:table-cell office:value-type="float" office:value="0" calcext:value-type="float">
            <text:p>0</text:p>
          </table:table-cell>
          <table:table-cell office:value-type="float" office:value="129338" calcext:value-type="float">
            <text:p>129338</text:p>
          </table:table-cell>
          <table:table-cell office:value-type="string" calcext:value-type="string">
            <text:p>This picture looks brilliant !</text:p>
          </table:table-cell>
          <table:table-cell/>
        </table:table-row>
        <table:table-row table:style-name="ro1">
          <table:table-cell office:value-type="float" office:value="58068" calcext:value-type="float">
            <text:p>58068</text:p>
          </table:table-cell>
          <table:table-cell office:value-type="float" office:value="264150" calcext:value-type="float">
            <text:p>264150</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174043]] Indeed. :)</text:p>
          </table:table-cell>
          <table:table-cell/>
        </table:table-row>
        <table:table-row table:style-name="ro1">
          <table:table-cell office:value-type="float" office:value="95686" calcext:value-type="float">
            <text:p>95686</text:p>
          </table:table-cell>
          <table:table-cell office:value-type="float" office:value="0" calcext:value-type="float">
            <text:p>0</text:p>
          </table:table-cell>
          <table:table-cell office:value-type="float" office:value="681129" calcext:value-type="float">
            <text:p>681129</text:p>
          </table:table-cell>
          <table:table-cell office:value-type="float" office:value="227794" calcext:value-type="float">
            <text:p>227794</text:p>
          </table:table-cell>
          <table:table-cell office:value-type="string" calcext:value-type="string">
            <text:p>??</text:p>
          </table:table-cell>
          <table:table-cell/>
        </table:table-row>
        <table:table-row table:style-name="ro1">
          <table:table-cell office:value-type="float" office:value="144452" calcext:value-type="float">
            <text:p>144452</text:p>
          </table:table-cell>
          <table:table-cell office:value-type="float" office:value="0" calcext:value-type="float">
            <text:p>0</text:p>
          </table:table-cell>
          <table:table-cell office:value-type="float" office:value="879150" calcext:value-type="float">
            <text:p>879150</text:p>
          </table:table-cell>
          <table:table-cell office:value-type="float" office:value="263240" calcext:value-type="float">
            <text:p>263240</text:p>
          </table:table-cell>
          <table:table-cell office:value-type="string" calcext:value-type="string">
            <text:p>In English pls</text:p>
          </table:table-cell>
          <table:table-cell/>
        </table:table-row>
        <table:table-row table:style-name="ro1">
          <table:table-cell office:value-type="float" office:value="206762" calcext:value-type="float">
            <text:p>206762</text:p>
          </table:table-cell>
          <table:table-cell office:value-type="float" office:value="380501" calcext:value-type="float">
            <text:p>380501</text:p>
          </table:table-cell>
          <table:table-cell office:value-type="float" office:value="0" calcext:value-type="float">
            <text:p>0</text:p>
          </table:table-cell>
          <table:table-cell office:value-type="float" office:value="320189" calcext:value-type="float">
            <text:p>320189</text:p>
          </table:table-cell>
          <table:table-cell office:value-type="string" calcext:value-type="string">
            <text:p>Hi</text:p>
          </table:table-cell>
          <table:table-cell/>
        </table:table-row>
        <table:table-row table:style-name="ro1">
          <table:table-cell office:value-type="float" office:value="215693" calcext:value-type="float">
            <text:p>215693</text:p>
          </table:table-cell>
          <table:table-cell office:value-type="float" office:value="0" calcext:value-type="float">
            <text:p>0</text:p>
          </table:table-cell>
          <table:table-cell office:value-type="float" office:value="1108519" calcext:value-type="float">
            <text:p>1108519</text:p>
          </table:table-cell>
          <table:table-cell office:value-type="float" office:value="87190" calcext:value-type="float">
            <text:p>87190</text:p>
          </table:table-cell>
          <table:table-cell office:value-type="string" calcext:value-type="string">
            <text:p>Stunning </text:p>
          </table:table-cell>
          <table:table-cell/>
        </table:table-row>
        <table:table-row table:style-name="ro1">
          <table:table-cell office:value-type="float" office:value="252092" calcext:value-type="float">
            <text:p>252092</text:p>
          </table:table-cell>
          <table:table-cell office:value-type="float" office:value="0" calcext:value-type="float">
            <text:p>0</text:p>
          </table:table-cell>
          <table:table-cell office:value-type="float" office:value="1286555" calcext:value-type="float">
            <text:p>1286555</text:p>
          </table:table-cell>
          <table:table-cell office:value-type="float" office:value="85618" calcext:value-type="float">
            <text:p>85618</text:p>
          </table:table-cell>
          <table:table-cell office:value-type="string" calcext:value-type="string">
            <text:p>It's really amazing pictures ? </text:p>
          </table:table-cell>
          <table:table-cell/>
        </table:table-row>
        <table:table-row table:style-name="ro1">
          <table:table-cell office:value-type="float" office:value="305801" calcext:value-type="float">
            <text:p>305801</text:p>
          </table:table-cell>
          <table:table-cell office:value-type="float" office:value="0" calcext:value-type="float">
            <text:p>0</text:p>
          </table:table-cell>
          <table:table-cell office:value-type="float" office:value="1616823" calcext:value-type="float">
            <text:p>1616823</text:p>
          </table:table-cell>
          <table:table-cell office:value-type="float" office:value="498204" calcext:value-type="float">
            <text:p>498204</text:p>
          </table:table-cell>
          <table:table-cell office:value-type="string" calcext:value-type="string">
            <text:p>Everyone please try it once..</text:p>
          </table:table-cell>
          <table:table-cell/>
        </table:table-row>
        <table:table-row table:style-name="ro1">
          <table:table-cell office:value-type="float" office:value="373591" calcext:value-type="float">
            <text:p>373591</text:p>
          </table:table-cell>
          <table:table-cell office:value-type="float" office:value="0" calcext:value-type="float">
            <text:p>0</text:p>
          </table:table-cell>
          <table:table-cell office:value-type="float" office:value="2222489" calcext:value-type="float">
            <text:p>2222489</text:p>
          </table:table-cell>
          <table:table-cell office:value-type="float" office:value="689195" calcext:value-type="float">
            <text:p>689195</text:p>
          </table:table-cell>
          <table:table-cell office:value-type="string" calcext:value-type="string">
            <text:p>Placed south of Ubud this cluster of houses overlook a pool and local rice paddies. The gardens are beautiful and the location quiet. But there is nowhere local to get food so all meals require a drive somewhere, which can be a hassle when busy ubud traffic gets jammed.</text:p>
          </table:table-cell>
          <table:table-cell/>
        </table:table-row>
        <table:table-row table:style-name="ro1">
          <table:table-cell office:value-type="float" office:value="158397" calcext:value-type="float">
            <text:p>158397</text:p>
          </table:table-cell>
          <table:table-cell office:value-type="float" office:value="0" calcext:value-type="float">
            <text:p>0</text:p>
          </table:table-cell>
          <table:table-cell office:value-type="float" office:value="911964" calcext:value-type="float">
            <text:p>911964</text:p>
          </table:table-cell>
          <table:table-cell office:value-type="float" office:value="273856" calcext:value-type="float">
            <text:p>273856</text:p>
          </table:table-cell>
          <table:table-cell office:value-type="string" calcext:value-type="string">
            <text:p>[[@39571]] thank you so much..sure more pictures are on the way your suggestions are always welcome</text:p>
          </table:table-cell>
          <table:table-cell/>
        </table:table-row>
        <table:table-row table:style-name="ro1">
          <table:table-cell office:value-type="float" office:value="166348" calcext:value-type="float">
            <text:p>166348</text:p>
          </table:table-cell>
          <table:table-cell office:value-type="float" office:value="0" calcext:value-type="float">
            <text:p>0</text:p>
          </table:table-cell>
          <table:table-cell office:value-type="float" office:value="933476" calcext:value-type="float">
            <text:p>933476</text:p>
          </table:table-cell>
          <table:table-cell office:value-type="float" office:value="86550" calcext:value-type="float">
            <text:p>86550</text:p>
          </table:table-cell>
          <table:table-cell office:value-type="string" calcext:value-type="string">
            <text:p>Great ?</text:p>
          </table:table-cell>
          <table:table-cell/>
        </table:table-row>
        <table:table-row table:style-name="ro1">
          <table:table-cell office:value-type="float" office:value="186532" calcext:value-type="float">
            <text:p>186532</text:p>
          </table:table-cell>
          <table:table-cell office:value-type="float" office:value="0" calcext:value-type="float">
            <text:p>0</text:p>
          </table:table-cell>
          <table:table-cell office:value-type="float" office:value="975278" calcext:value-type="float">
            <text:p>975278</text:p>
          </table:table-cell>
          <table:table-cell office:value-type="float" office:value="43546" calcext:value-type="float">
            <text:p>43546</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08849" calcext:value-type="float">
            <text:p>308849</text:p>
          </table:table-cell>
          <table:table-cell office:value-type="float" office:value="0" calcext:value-type="float">
            <text:p>0</text:p>
          </table:table-cell>
          <table:table-cell office:value-type="float" office:value="1637178" calcext:value-type="float">
            <text:p>1637178</text:p>
          </table:table-cell>
          <table:table-cell office:value-type="float" office:value="19952" calcext:value-type="float">
            <text:p>19952</text:p>
          </table:table-cell>
          <table:table-cell office:value-type="string" calcext:value-type="string">
            <text:p>Sahi khel gaye tum toh :P</text:p>
          </table:table-cell>
          <table:table-cell/>
        </table:table-row>
        <table:table-row table:style-name="ro1">
          <table:table-cell office:value-type="float" office:value="315009" calcext:value-type="float">
            <text:p>315009</text:p>
          </table:table-cell>
          <table:table-cell office:value-type="float" office:value="0" calcext:value-type="float">
            <text:p>0</text:p>
          </table:table-cell>
          <table:table-cell office:value-type="float" office:value="1673823" calcext:value-type="float">
            <text:p>1673823</text:p>
          </table:table-cell>
          <table:table-cell office:value-type="float" office:value="77102" calcext:value-type="float">
            <text:p>77102</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15382" calcext:value-type="float">
            <text:p>315382</text:p>
          </table:table-cell>
          <table:table-cell office:value-type="float" office:value="0" calcext:value-type="float">
            <text:p>0</text:p>
          </table:table-cell>
          <table:table-cell office:value-type="float" office:value="1676547" calcext:value-type="float">
            <text:p>1676547</text:p>
          </table:table-cell>
          <table:table-cell office:value-type="float" office:value="39436" calcext:value-type="float">
            <text:p>39436</text:p>
          </table:table-cell>
          <table:table-cell office:value-type="string" calcext:value-type="string">
            <text:p>I wish to visit here so much! :D</text:p>
          </table:table-cell>
          <table:table-cell/>
        </table:table-row>
        <table:table-row table:style-name="ro1">
          <table:table-cell office:value-type="float" office:value="338184" calcext:value-type="float">
            <text:p>338184</text:p>
          </table:table-cell>
          <table:table-cell office:value-type="float" office:value="0" calcext:value-type="float">
            <text:p>0</text:p>
          </table:table-cell>
          <table:table-cell office:value-type="float" office:value="1804610" calcext:value-type="float">
            <text:p>1804610</text:p>
          </table:table-cell>
          <table:table-cell office:value-type="float" office:value="210455" calcext:value-type="float">
            <text:p>210455</text:p>
          </table:table-cell>
          <table:table-cell office:value-type="string" calcext:value-type="string">
            <text:p>Thank you</text:p>
          </table:table-cell>
          <table:table-cell/>
        </table:table-row>
        <table:table-row table:style-name="ro1">
          <table:table-cell office:value-type="float" office:value="356285" calcext:value-type="float">
            <text:p>356285</text:p>
          </table:table-cell>
          <table:table-cell office:value-type="float" office:value="0" calcext:value-type="float">
            <text:p>0</text:p>
          </table:table-cell>
          <table:table-cell office:value-type="float" office:value="1946347" calcext:value-type="float">
            <text:p>1946347</text:p>
          </table:table-cell>
          <table:table-cell office:value-type="float" office:value="84131" calcext:value-type="float">
            <text:p>84131</text:p>
          </table:table-cell>
          <table:table-cell office:value-type="string" calcext:value-type="string">
            <text:p>Hey, the title is so innovative!</text:p>
          </table:table-cell>
          <table:table-cell/>
        </table:table-row>
        <table:table-row table:style-name="ro1">
          <table:table-cell office:value-type="float" office:value="372893" calcext:value-type="float">
            <text:p>372893</text:p>
          </table:table-cell>
          <table:table-cell office:value-type="float" office:value="0" calcext:value-type="float">
            <text:p>0</text:p>
          </table:table-cell>
          <table:table-cell office:value-type="float" office:value="235090" calcext:value-type="float">
            <text:p>235090</text:p>
          </table:table-cell>
          <table:table-cell office:value-type="float" office:value="97662" calcext:value-type="float">
            <text:p>97662</text:p>
          </table:table-cell>
          <table:table-cell office:value-type="string" calcext:value-type="string">
            <text:p>[[@48416]] ohk</text:p>
          </table:table-cell>
          <table:table-cell/>
        </table:table-row>
        <table:table-row table:style-name="ro1">
          <table:table-cell office:value-type="float" office:value="20929" calcext:value-type="float">
            <text:p>20929</text:p>
          </table:table-cell>
          <table:table-cell office:value-type="float" office:value="0" calcext:value-type="float">
            <text:p>0</text:p>
          </table:table-cell>
          <table:table-cell office:value-type="float" office:value="589231" calcext:value-type="float">
            <text:p>589231</text:p>
          </table:table-cell>
          <table:table-cell office:value-type="float" office:value="76957" calcext:value-type="float">
            <text:p>76957</text:p>
          </table:table-cell>
          <table:table-cell office:value-type="string" calcext:value-type="string">
            <text:p>Amazing ❤️❤️</text:p>
          </table:table-cell>
          <table:table-cell/>
        </table:table-row>
        <table:table-row table:style-name="ro1">
          <table:table-cell office:value-type="float" office:value="177990" calcext:value-type="float">
            <text:p>177990</text:p>
          </table:table-cell>
          <table:table-cell office:value-type="float" office:value="0" calcext:value-type="float">
            <text:p>0</text:p>
          </table:table-cell>
          <table:table-cell office:value-type="float" office:value="969644" calcext:value-type="float">
            <text:p>969644</text:p>
          </table:table-cell>
          <table:table-cell office:value-type="float" office:value="42521" calcext:value-type="float">
            <text:p>4252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80565" calcext:value-type="float">
            <text:p>180565</text:p>
          </table:table-cell>
          <table:table-cell office:value-type="float" office:value="0" calcext:value-type="float">
            <text:p>0</text:p>
          </table:table-cell>
          <table:table-cell office:value-type="float" office:value="971928" calcext:value-type="float">
            <text:p>971928</text:p>
          </table:table-cell>
          <table:table-cell office:value-type="float" office:value="243881" calcext:value-type="float">
            <text:p>243881</text:p>
          </table:table-cell>
          <table:table-cell office:value-type="string" calcext:value-type="string">
            <text:p>This trail got me searching for railway tickets! so inspiring!</text:p>
          </table:table-cell>
          <table:table-cell/>
        </table:table-row>
        <table:table-row table:style-name="ro1">
          <table:table-cell office:value-type="float" office:value="200151" calcext:value-type="float">
            <text:p>200151</text:p>
          </table:table-cell>
          <table:table-cell office:value-type="float" office:value="0" calcext:value-type="float">
            <text:p>0</text:p>
          </table:table-cell>
          <table:table-cell office:value-type="float" office:value="1033576" calcext:value-type="float">
            <text:p>1033576</text:p>
          </table:table-cell>
          <table:table-cell office:value-type="float" office:value="137882" calcext:value-type="float">
            <text:p>137882</text:p>
          </table:table-cell>
          <table:table-cell office:value-type="string" calcext:value-type="string">
            <text:p>Nice one ☝️</text:p>
          </table:table-cell>
          <table:table-cell/>
        </table:table-row>
        <table:table-row table:style-name="ro1">
          <table:table-cell office:value-type="float" office:value="331572" calcext:value-type="float">
            <text:p>331572</text:p>
          </table:table-cell>
          <table:table-cell office:value-type="float" office:value="0" calcext:value-type="float">
            <text:p>0</text:p>
          </table:table-cell>
          <table:table-cell office:value-type="float" office:value="1769728" calcext:value-type="float">
            <text:p>1769728</text:p>
          </table:table-cell>
          <table:table-cell office:value-type="float" office:value="530676" calcext:value-type="float">
            <text:p>530676</text:p>
          </table:table-cell>
          <table:table-cell office:value-type="string" calcext:value-type="string">
            <text:p>[[@533280]] for sure u will get if u will come to Lovely Professional University????️</text:p>
          </table:table-cell>
          <table:table-cell/>
        </table:table-row>
        <table:table-row table:style-name="ro1">
          <table:table-cell office:value-type="float" office:value="356575" calcext:value-type="float">
            <text:p>356575</text:p>
          </table:table-cell>
          <table:table-cell office:value-type="float" office:value="0" calcext:value-type="float">
            <text:p>0</text:p>
          </table:table-cell>
          <table:table-cell office:value-type="float" office:value="1949022" calcext:value-type="float">
            <text:p>1949022</text:p>
          </table:table-cell>
          <table:table-cell office:value-type="float" office:value="83568" calcext:value-type="float">
            <text:p>83568</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408832" calcext:value-type="float">
            <text:p>408832</text:p>
          </table:table-cell>
          <table:table-cell office:value-type="float" office:value="0" calcext:value-type="float">
            <text:p>0</text:p>
          </table:table-cell>
          <table:table-cell office:value-type="float" office:value="2288525" calcext:value-type="float">
            <text:p>2288525</text:p>
          </table:table-cell>
          <table:table-cell office:value-type="float" office:value="1198480" calcext:value-type="float">
            <text:p>1198480</text:p>
          </table:table-cell>
          <table:table-cell office:value-type="string" calcext:value-type="string">
            <text:p>Hi</text:p>
          </table:table-cell>
          <table:table-cell/>
        </table:table-row>
        <table:table-row table:style-name="ro1">
          <table:table-cell office:value-type="float" office:value="417876" calcext:value-type="float">
            <text:p>417876</text:p>
          </table:table-cell>
          <table:table-cell office:value-type="float" office:value="0" calcext:value-type="float">
            <text:p>0</text:p>
          </table:table-cell>
          <table:table-cell office:value-type="float" office:value="2282632" calcext:value-type="float">
            <text:p>2282632</text:p>
          </table:table-cell>
          <table:table-cell office:value-type="float" office:value="6968" calcext:value-type="float">
            <text:p>6968</text:p>
          </table:table-cell>
          <table:table-cell office:value-type="string" calcext:value-type="string">
            <text:p>i hate your vlohs</text:p>
          </table:table-cell>
          <table:table-cell/>
        </table:table-row>
        <table:table-row table:style-name="ro1">
          <table:table-cell office:value-type="float" office:value="5109" calcext:value-type="float">
            <text:p>5109</text:p>
          </table:table-cell>
          <table:table-cell office:value-type="float" office:value="0" calcext:value-type="float">
            <text:p>0</text:p>
          </table:table-cell>
          <table:table-cell office:value-type="float" office:value="78470" calcext:value-type="float">
            <text:p>78470</text:p>
          </table:table-cell>
          <table:table-cell office:value-type="float" office:value="25106" calcext:value-type="float">
            <text:p>25106</text:p>
          </table:table-cell>
          <table:table-cell office:value-type="string" calcext:value-type="string">
            <text:p>[[@1]] ?</text:p>
          </table:table-cell>
          <table:table-cell/>
        </table:table-row>
        <table:table-row table:style-name="ro1">
          <table:table-cell office:value-type="float" office:value="19179" calcext:value-type="float">
            <text:p>19179</text:p>
          </table:table-cell>
          <table:table-cell office:value-type="float" office:value="0" calcext:value-type="float">
            <text:p>0</text:p>
          </table:table-cell>
          <table:table-cell office:value-type="float" office:value="583491" calcext:value-type="float">
            <text:p>583491</text:p>
          </table:table-cell>
          <table:table-cell office:value-type="float" office:value="171296" calcext:value-type="float">
            <text:p>171296</text:p>
          </table:table-cell>
          <table:table-cell office:value-type="string" calcext:value-type="string">
            <text:p>[[@136480]] thank you for the appreciation. Am new here, can you help me with getting more people see this?</text:p>
          </table:table-cell>
          <table:table-cell/>
        </table:table-row>
        <table:table-row table:style-name="ro1">
          <table:table-cell office:value-type="float" office:value="58444" calcext:value-type="float">
            <text:p>58444</text:p>
          </table:table-cell>
          <table:table-cell office:value-type="float" office:value="0" calcext:value-type="float">
            <text:p>0</text:p>
          </table:table-cell>
          <table:table-cell office:value-type="float" office:value="675821" calcext:value-type="float">
            <text:p>675821</text:p>
          </table:table-cell>
          <table:table-cell office:value-type="float" office:value="19823" calcext:value-type="float">
            <text:p>19823</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17821" calcext:value-type="float">
            <text:p>117821</text:p>
          </table:table-cell>
          <table:table-cell office:value-type="float" office:value="0" calcext:value-type="float">
            <text:p>0</text:p>
          </table:table-cell>
          <table:table-cell office:value-type="float" office:value="223522" calcext:value-type="float">
            <text:p>223522</text:p>
          </table:table-cell>
          <table:table-cell office:value-type="float" office:value="135701" calcext:value-type="float">
            <text:p>135701</text:p>
          </table:table-cell>
          <table:table-cell office:value-type="string" calcext:value-type="string">
            <text:p>Awesome! I too am heading there next week</text:p>
          </table:table-cell>
          <table:table-cell/>
        </table:table-row>
        <table:table-row table:style-name="ro1">
          <table:table-cell office:value-type="float" office:value="182540" calcext:value-type="float">
            <text:p>182540</text:p>
          </table:table-cell>
          <table:table-cell office:value-type="float" office:value="0" calcext:value-type="float">
            <text:p>0</text:p>
          </table:table-cell>
          <table:table-cell office:value-type="float" office:value="58760" calcext:value-type="float">
            <text:p>58760</text:p>
          </table:table-cell>
          <table:table-cell office:value-type="float" office:value="82926" calcext:value-type="float">
            <text:p>82926</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317747" calcext:value-type="float">
            <text:p>317747</text:p>
          </table:table-cell>
          <table:table-cell office:value-type="float" office:value="0" calcext:value-type="float">
            <text:p>0</text:p>
          </table:table-cell>
          <table:table-cell office:value-type="float" office:value="1689974" calcext:value-type="float">
            <text:p>1689974</text:p>
          </table:table-cell>
          <table:table-cell office:value-type="float" office:value="506364" calcext:value-type="float">
            <text:p>506364</text:p>
          </table:table-cell>
          <table:table-cell office:value-type="string" calcext:value-type="string">
            <text:p>Woow?</text:p>
          </table:table-cell>
          <table:table-cell/>
        </table:table-row>
        <table:table-row table:style-name="ro1">
          <table:table-cell office:value-type="float" office:value="337555" calcext:value-type="float">
            <text:p>337555</text:p>
          </table:table-cell>
          <table:table-cell office:value-type="float" office:value="0" calcext:value-type="float">
            <text:p>0</text:p>
          </table:table-cell>
          <table:table-cell office:value-type="float" office:value="1801263" calcext:value-type="float">
            <text:p>1801263</text:p>
          </table:table-cell>
          <table:table-cell office:value-type="float" office:value="40640" calcext:value-type="float">
            <text:p>40640</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401103" calcext:value-type="float">
            <text:p>401103</text:p>
          </table:table-cell>
          <table:table-cell office:value-type="float" office:value="0" calcext:value-type="float">
            <text:p>0</text:p>
          </table:table-cell>
          <table:table-cell office:value-type="float" office:value="2288020" calcext:value-type="float">
            <text:p>2288020</text:p>
          </table:table-cell>
          <table:table-cell office:value-type="float" office:value="969845" calcext:value-type="float">
            <text:p>969845</text:p>
          </table:table-cell>
          <table:table-cell office:value-type="string" calcext:value-type="string">
            <text:p>Hey guys if your looking for passive income please drop e-mail to avwire123@outlook.com</text:p>
          </table:table-cell>
          <table:table-cell/>
        </table:table-row>
        <table:table-row table:style-name="ro1">
          <table:table-cell office:value-type="float" office:value="406005" calcext:value-type="float">
            <text:p>406005</text:p>
          </table:table-cell>
          <table:table-cell office:value-type="float" office:value="0" calcext:value-type="float">
            <text:p>0</text:p>
          </table:table-cell>
          <table:table-cell office:value-type="float" office:value="2311152" calcext:value-type="float">
            <text:p>2311152</text:p>
          </table:table-cell>
          <table:table-cell office:value-type="float" office:value="1105788" calcext:value-type="float">
            <text:p>1105788</text:p>
          </table:table-cell>
          <table:table-cell office:value-type="string" calcext:value-type="string">
            <text:p>Super</text:p>
          </table:table-cell>
          <table:table-cell/>
        </table:table-row>
        <table:table-row table:style-name="ro1">
          <table:table-cell office:value-type="float" office:value="30803" calcext:value-type="float">
            <text:p>30803</text:p>
          </table:table-cell>
          <table:table-cell office:value-type="float" office:value="0" calcext:value-type="float">
            <text:p>0</text:p>
          </table:table-cell>
          <table:table-cell office:value-type="float" office:value="613108" calcext:value-type="float">
            <text:p>613108</text:p>
          </table:table-cell>
          <table:table-cell office:value-type="float" office:value="183343" calcext:value-type="float">
            <text:p>183343</text:p>
          </table:table-cell>
          <table:table-cell office:value-type="string" calcext:value-type="string">
            <text:p>@malvika.naik <text:s/>thank u...</text:p>
          </table:table-cell>
          <table:table-cell/>
        </table:table-row>
        <table:table-row table:style-name="ro1">
          <table:table-cell office:value-type="float" office:value="41888" calcext:value-type="float">
            <text:p>41888</text:p>
          </table:table-cell>
          <table:table-cell office:value-type="float" office:value="0" calcext:value-type="float">
            <text:p>0</text:p>
          </table:table-cell>
          <table:table-cell office:value-type="float" office:value="638378" calcext:value-type="float">
            <text:p>638378</text:p>
          </table:table-cell>
          <table:table-cell office:value-type="float" office:value="78013" calcext:value-type="float">
            <text:p>78013</text:p>
          </table:table-cell>
          <table:table-cell office:value-type="string" calcext:value-type="string">
            <text:p>The photos are just so cool, what camera do you use?</text:p>
          </table:table-cell>
          <table:table-cell/>
        </table:table-row>
        <table:table-row table:style-name="ro1">
          <table:table-cell office:value-type="float" office:value="44740" calcext:value-type="float">
            <text:p>44740</text:p>
          </table:table-cell>
          <table:table-cell office:value-type="float" office:value="0" calcext:value-type="float">
            <text:p>0</text:p>
          </table:table-cell>
          <table:table-cell office:value-type="float" office:value="642955" calcext:value-type="float">
            <text:p>642955</text:p>
          </table:table-cell>
          <table:table-cell office:value-type="float" office:value="81399" calcext:value-type="float">
            <text:p>81399</text:p>
          </table:table-cell>
          <table:table-cell office:value-type="string" calcext:value-type="string">
            <text:p>When's your next update?!</text:p>
          </table:table-cell>
          <table:table-cell/>
        </table:table-row>
        <table:table-row table:style-name="ro1">
          <table:table-cell office:value-type="float" office:value="125900" calcext:value-type="float">
            <text:p>125900</text:p>
          </table:table-cell>
          <table:table-cell office:value-type="float" office:value="0" calcext:value-type="float">
            <text:p>0</text:p>
          </table:table-cell>
          <table:table-cell office:value-type="float" office:value="829350" calcext:value-type="float">
            <text:p>829350</text:p>
          </table:table-cell>
          <table:table-cell office:value-type="float" office:value="45926" calcext:value-type="float">
            <text:p>45926</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34612" calcext:value-type="float">
            <text:p>134612</text:p>
          </table:table-cell>
          <table:table-cell office:value-type="float" office:value="0" calcext:value-type="float">
            <text:p>0</text:p>
          </table:table-cell>
          <table:table-cell office:value-type="float" office:value="854038" calcext:value-type="float">
            <text:p>854038</text:p>
          </table:table-cell>
          <table:table-cell office:value-type="float" office:value="45743" calcext:value-type="float">
            <text:p>45743</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56540" calcext:value-type="float">
            <text:p>156540</text:p>
          </table:table-cell>
          <table:table-cell office:value-type="float" office:value="0" calcext:value-type="float">
            <text:p>0</text:p>
          </table:table-cell>
          <table:table-cell office:value-type="float" office:value="906920" calcext:value-type="float">
            <text:p>906920</text:p>
          </table:table-cell>
          <table:table-cell office:value-type="float" office:value="270433" calcext:value-type="float">
            <text:p>270433</text:p>
          </table:table-cell>
          <table:table-cell office:value-type="string" calcext:value-type="string">
            <text:p>[[@19583]] hahaha thanks</text:p>
          </table:table-cell>
          <table:table-cell/>
        </table:table-row>
        <table:table-row table:style-name="ro1">
          <table:table-cell office:value-type="float" office:value="250849" calcext:value-type="float">
            <text:p>250849</text:p>
          </table:table-cell>
          <table:table-cell office:value-type="float" office:value="0" calcext:value-type="float">
            <text:p>0</text:p>
          </table:table-cell>
          <table:table-cell office:value-type="float" office:value="1272854" calcext:value-type="float">
            <text:p>1272854</text:p>
          </table:table-cell>
          <table:table-cell office:value-type="float" office:value="383871" calcext:value-type="float">
            <text:p>383871</text:p>
          </table:table-cell>
          <table:table-cell office:value-type="string" calcext:value-type="string">
            <text:p>[[@77055]] thanks</text:p>
          </table:table-cell>
          <table:table-cell/>
        </table:table-row>
        <table:table-row table:style-name="ro1">
          <table:table-cell office:value-type="float" office:value="322846" calcext:value-type="float">
            <text:p>322846</text:p>
          </table:table-cell>
          <table:table-cell office:value-type="float" office:value="0" calcext:value-type="float">
            <text:p>0</text:p>
          </table:table-cell>
          <table:table-cell office:value-type="float" office:value="1722783" calcext:value-type="float">
            <text:p>1722783</text:p>
          </table:table-cell>
          <table:table-cell office:value-type="float" office:value="136296" calcext:value-type="float">
            <text:p>136296</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456392" calcext:value-type="float">
            <text:p>456392</text:p>
          </table:table-cell>
          <table:table-cell office:value-type="float" office:value="0" calcext:value-type="float">
            <text:p>0</text:p>
          </table:table-cell>
          <table:table-cell office:value-type="float" office:value="2340273" calcext:value-type="float">
            <text:p>2340273</text:p>
          </table:table-cell>
          <table:table-cell office:value-type="float" office:value="2082587" calcext:value-type="float">
            <text:p>2082587</text:p>
          </table:table-cell>
          <table:table-cell office:value-type="string" calcext:value-type="string">
            <text:p>wow</text:p>
          </table:table-cell>
          <table:table-cell/>
        </table:table-row>
        <table:table-row table:style-name="ro2">
          <table:table-cell office:value-type="float" office:value="136470" calcext:value-type="float">
            <text:p>136470</text:p>
          </table:table-cell>
          <table:table-cell office:value-type="float" office:value="0" calcext:value-type="float">
            <text:p>0</text:p>
          </table:table-cell>
          <table:table-cell office:value-type="float" office:value="859503" calcext:value-type="float">
            <text:p>859503</text:p>
          </table:table-cell>
          <table:table-cell office:value-type="float" office:value="250884" calcext:value-type="float">
            <text:p>250884</text:p>
          </table:table-cell>
          <table:table-cell office:value-type="string" calcext:value-type="string">
            <text:p>I'll suggest to visit this place in rainy days or in winter days it is the best time to enjoy this place. </text:p>
            <text:p>Its nice place to visit over the year</text:p>
          </table:table-cell>
          <table:table-cell/>
        </table:table-row>
        <table:table-row table:style-name="ro1">
          <table:table-cell office:value-type="float" office:value="190005" calcext:value-type="float">
            <text:p>190005</text:p>
          </table:table-cell>
          <table:table-cell office:value-type="float" office:value="0" calcext:value-type="float">
            <text:p>0</text:p>
          </table:table-cell>
          <table:table-cell office:value-type="float" office:value="987900" calcext:value-type="float">
            <text:p>987900</text:p>
          </table:table-cell>
          <table:table-cell office:value-type="float" office:value="297853" calcext:value-type="float">
            <text:p>297853</text:p>
          </table:table-cell>
          <table:table-cell office:value-type="string" calcext:value-type="string">
            <text:p>[[@85640]] I will try my hard to give a proper detail if you want</text:p>
          </table:table-cell>
          <table:table-cell/>
        </table:table-row>
        <table:table-row table:style-name="ro1">
          <table:table-cell office:value-type="float" office:value="422691" calcext:value-type="float">
            <text:p>422691</text:p>
          </table:table-cell>
          <table:table-cell office:value-type="float" office:value="0" calcext:value-type="float">
            <text:p>0</text:p>
          </table:table-cell>
          <table:table-cell office:value-type="float" office:value="21" calcext:value-type="float">
            <text:p>21</text:p>
          </table:table-cell>
          <table:table-cell office:value-type="float" office:value="18451" calcext:value-type="float">
            <text:p>18451</text:p>
          </table:table-cell>
          <table:table-cell office:value-type="string" calcext:value-type="string">
            <text:p>how often you there?</text:p>
          </table:table-cell>
          <table:table-cell/>
        </table:table-row>
        <table:table-row table:style-name="ro1">
          <table:table-cell office:value-type="float" office:value="442563" calcext:value-type="float">
            <text:p>442563</text:p>
          </table:table-cell>
          <table:table-cell office:value-type="float" office:value="0" calcext:value-type="float">
            <text:p>0</text:p>
          </table:table-cell>
          <table:table-cell office:value-type="float" office:value="2270364" calcext:value-type="float">
            <text:p>2270364</text:p>
          </table:table-cell>
          <table:table-cell office:value-type="float" office:value="1711553" calcext:value-type="float">
            <text:p>1711553</text:p>
          </table:table-cell>
          <table:table-cell office:value-type="string" calcext:value-type="string">
            <text:p>Nice</text:p>
          </table:table-cell>
          <table:table-cell/>
        </table:table-row>
        <table:table-row table:style-name="ro1">
          <table:table-cell office:value-type="float" office:value="447106" calcext:value-type="float">
            <text:p>447106</text:p>
          </table:table-cell>
          <table:table-cell office:value-type="float" office:value="0" calcext:value-type="float">
            <text:p>0</text:p>
          </table:table-cell>
          <table:table-cell office:value-type="float" office:value="2299785" calcext:value-type="float">
            <text:p>2299785</text:p>
          </table:table-cell>
          <table:table-cell office:value-type="float" office:value="1820198" calcext:value-type="float">
            <text:p>1820198</text:p>
          </table:table-cell>
          <table:table-cell office:value-type="string" calcext:value-type="string">
            <text:p>Super</text:p>
          </table:table-cell>
          <table:table-cell/>
        </table:table-row>
        <table:table-row table:style-name="ro1">
          <table:table-cell office:value-type="float" office:value="29503" calcext:value-type="float">
            <text:p>29503</text:p>
          </table:table-cell>
          <table:table-cell office:value-type="float" office:value="0" calcext:value-type="float">
            <text:p>0</text:p>
          </table:table-cell>
          <table:table-cell office:value-type="float" office:value="609845" calcext:value-type="float">
            <text:p>609845</text:p>
          </table:table-cell>
          <table:table-cell office:value-type="float" office:value="41658" calcext:value-type="float">
            <text:p>4165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66167" calcext:value-type="float">
            <text:p>66167</text:p>
          </table:table-cell>
          <table:table-cell office:value-type="float" office:value="0" calcext:value-type="float">
            <text:p>0</text:p>
          </table:table-cell>
          <table:table-cell office:value-type="float" office:value="691704" calcext:value-type="float">
            <text:p>691704</text:p>
          </table:table-cell>
          <table:table-cell office:value-type="float" office:value="206320" calcext:value-type="float">
            <text:p>206320</text:p>
          </table:table-cell>
          <table:table-cell office:value-type="string" calcext:value-type="string">
            <text:p>[[@82830]] I will share more</text:p>
          </table:table-cell>
          <table:table-cell/>
        </table:table-row>
        <table:table-row table:style-name="ro1">
          <table:table-cell office:value-type="float" office:value="69436" calcext:value-type="float">
            <text:p>69436</text:p>
          </table:table-cell>
          <table:table-cell office:value-type="float" office:value="0" calcext:value-type="float">
            <text:p>0</text:p>
          </table:table-cell>
          <table:table-cell office:value-type="float" office:value="702855" calcext:value-type="float">
            <text:p>702855</text:p>
          </table:table-cell>
          <table:table-cell office:value-type="float" office:value="81644" calcext:value-type="float">
            <text:p>81644</text:p>
          </table:table-cell>
          <table:table-cell office:value-type="string" calcext:value-type="string">
            <text:p>loved your stories! wondering what your next trail would be?</text:p>
          </table:table-cell>
          <table:table-cell/>
        </table:table-row>
        <table:table-row table:style-name="ro1">
          <table:table-cell office:value-type="float" office:value="82005" calcext:value-type="float">
            <text:p>82005</text:p>
          </table:table-cell>
          <table:table-cell office:value-type="float" office:value="0" calcext:value-type="float">
            <text:p>0</text:p>
          </table:table-cell>
          <table:table-cell office:value-type="float" office:value="231637" calcext:value-type="float">
            <text:p>231637</text:p>
          </table:table-cell>
          <table:table-cell office:value-type="float" office:value="85950" calcext:value-type="float">
            <text:p>85950</text:p>
          </table:table-cell>
          <table:table-cell office:value-type="string" calcext:value-type="string">
            <text:p>Hey what time of the year is best to visit this place?</text:p>
          </table:table-cell>
          <table:table-cell/>
        </table:table-row>
        <table:table-row table:style-name="ro1">
          <table:table-cell office:value-type="float" office:value="83902" calcext:value-type="float">
            <text:p>83902</text:p>
          </table:table-cell>
          <table:table-cell office:value-type="float" office:value="0" calcext:value-type="float">
            <text:p>0</text:p>
          </table:table-cell>
          <table:table-cell office:value-type="float" office:value="93284" calcext:value-type="float">
            <text:p>93284</text:p>
          </table:table-cell>
          <table:table-cell office:value-type="float" office:value="52745" calcext:value-type="float">
            <text:p>52745</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252608" calcext:value-type="float">
            <text:p>252608</text:p>
          </table:table-cell>
          <table:table-cell office:value-type="float" office:value="0" calcext:value-type="float">
            <text:p>0</text:p>
          </table:table-cell>
          <table:table-cell office:value-type="float" office:value="1290443" calcext:value-type="float">
            <text:p>1290443</text:p>
          </table:table-cell>
          <table:table-cell office:value-type="float" office:value="81264" calcext:value-type="float">
            <text:p>81264</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35945" calcext:value-type="float">
            <text:p>335945</text:p>
          </table:table-cell>
          <table:table-cell office:value-type="float" office:value="0" calcext:value-type="float">
            <text:p>0</text:p>
          </table:table-cell>
          <table:table-cell office:value-type="float" office:value="1791184" calcext:value-type="float">
            <text:p>1791184</text:p>
          </table:table-cell>
          <table:table-cell office:value-type="float" office:value="547614" calcext:value-type="float">
            <text:p>547614</text:p>
          </table:table-cell>
          <table:table-cell office:value-type="string" calcext:value-type="string">
            <text:p>Beautiful DIY.?</text:p>
          </table:table-cell>
          <table:table-cell/>
        </table:table-row>
        <table:table-row table:style-name="ro1">
          <table:table-cell office:value-type="float" office:value="338403" calcext:value-type="float">
            <text:p>338403</text:p>
          </table:table-cell>
          <table:table-cell office:value-type="float" office:value="0" calcext:value-type="float">
            <text:p>0</text:p>
          </table:table-cell>
          <table:table-cell office:value-type="float" office:value="1805166" calcext:value-type="float">
            <text:p>1805166</text:p>
          </table:table-cell>
          <table:table-cell office:value-type="float" office:value="86573" calcext:value-type="float">
            <text:p>8657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46383" calcext:value-type="float">
            <text:p>346383</text:p>
          </table:table-cell>
          <table:table-cell office:value-type="float" office:value="0" calcext:value-type="float">
            <text:p>0</text:p>
          </table:table-cell>
          <table:table-cell office:value-type="float" office:value="1848683" calcext:value-type="float">
            <text:p>1848683</text:p>
          </table:table-cell>
          <table:table-cell office:value-type="float" office:value="571064" calcext:value-type="float">
            <text:p>571064</text:p>
          </table:table-cell>
          <table:table-cell office:value-type="string" calcext:value-type="string">
            <text:p>[[@19987]] This photo is from a town in idukki called kulamavu.idukki is one of the most nature rich area in kerala</text:p>
          </table:table-cell>
          <table:table-cell/>
        </table:table-row>
        <table:table-row table:style-name="ro1">
          <table:table-cell office:value-type="float" office:value="30585" calcext:value-type="float">
            <text:p>30585</text:p>
          </table:table-cell>
          <table:table-cell office:value-type="float" office:value="0" calcext:value-type="float">
            <text:p>0</text:p>
          </table:table-cell>
          <table:table-cell office:value-type="float" office:value="613029" calcext:value-type="float">
            <text:p>613029</text:p>
          </table:table-cell>
          <table:table-cell office:value-type="float" office:value="40346" calcext:value-type="float">
            <text:p>40346</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7420" calcext:value-type="float">
            <text:p>37420</text:p>
          </table:table-cell>
          <table:table-cell office:value-type="float" office:value="0" calcext:value-type="float">
            <text:p>0</text:p>
          </table:table-cell>
          <table:table-cell office:value-type="float" office:value="157085" calcext:value-type="float">
            <text:p>157085</text:p>
          </table:table-cell>
          <table:table-cell office:value-type="float" office:value="41071" calcext:value-type="float">
            <text:p>41071</text:p>
          </table:table-cell>
          <table:table-cell office:value-type="string" calcext:value-type="string">
            <text:p>you have travelled so much, i'm waiting to hear more stories</text:p>
          </table:table-cell>
          <table:table-cell/>
        </table:table-row>
        <table:table-row table:style-name="ro1">
          <table:table-cell office:value-type="float" office:value="46361" calcext:value-type="float">
            <text:p>46361</text:p>
          </table:table-cell>
          <table:table-cell office:value-type="float" office:value="0" calcext:value-type="float">
            <text:p>0</text:p>
          </table:table-cell>
          <table:table-cell office:value-type="float" office:value="647048" calcext:value-type="float">
            <text:p>647048</text:p>
          </table:table-cell>
          <table:table-cell office:value-type="float" office:value="78192" calcext:value-type="float">
            <text:p>78192</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10908" calcext:value-type="float">
            <text:p>110908</text:p>
          </table:table-cell>
          <table:table-cell office:value-type="float" office:value="0" calcext:value-type="float">
            <text:p>0</text:p>
          </table:table-cell>
          <table:table-cell office:value-type="float" office:value="801982" calcext:value-type="float">
            <text:p>801982</text:p>
          </table:table-cell>
          <table:table-cell office:value-type="float" office:value="45060" calcext:value-type="float">
            <text:p>45060</text:p>
          </table:table-cell>
          <table:table-cell office:value-type="string" calcext:value-type="string">
            <text:p>i love your trails,Where to next? </text:p>
          </table:table-cell>
          <table:table-cell/>
        </table:table-row>
        <table:table-row table:style-name="ro1">
          <table:table-cell office:value-type="float" office:value="162971" calcext:value-type="float">
            <text:p>162971</text:p>
          </table:table-cell>
          <table:table-cell office:value-type="float" office:value="0" calcext:value-type="float">
            <text:p>0</text:p>
          </table:table-cell>
          <table:table-cell office:value-type="float" office:value="924891" calcext:value-type="float">
            <text:p>924891</text:p>
          </table:table-cell>
          <table:table-cell office:value-type="float" office:value="86433" calcext:value-type="float">
            <text:p>86433</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10311" calcext:value-type="float">
            <text:p>210311</text:p>
          </table:table-cell>
          <table:table-cell office:value-type="float" office:value="0" calcext:value-type="float">
            <text:p>0</text:p>
          </table:table-cell>
          <table:table-cell office:value-type="float" office:value="1080986" calcext:value-type="float">
            <text:p>1080986</text:p>
          </table:table-cell>
          <table:table-cell office:value-type="float" office:value="86940" calcext:value-type="float">
            <text:p>8694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45017" calcext:value-type="float">
            <text:p>245017</text:p>
          </table:table-cell>
          <table:table-cell office:value-type="float" office:value="0" calcext:value-type="float">
            <text:p>0</text:p>
          </table:table-cell>
          <table:table-cell office:value-type="float" office:value="1227757" calcext:value-type="float">
            <text:p>1227757</text:p>
          </table:table-cell>
          <table:table-cell office:value-type="float" office:value="83164" calcext:value-type="float">
            <text:p>83164</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62334" calcext:value-type="float">
            <text:p>262334</text:p>
          </table:table-cell>
          <table:table-cell office:value-type="float" office:value="0" calcext:value-type="float">
            <text:p>0</text:p>
          </table:table-cell>
          <table:table-cell office:value-type="float" office:value="1364435" calcext:value-type="float">
            <text:p>1364435</text:p>
          </table:table-cell>
          <table:table-cell office:value-type="float" office:value="78825" calcext:value-type="float">
            <text:p>78825</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62475" calcext:value-type="float">
            <text:p>262475</text:p>
          </table:table-cell>
          <table:table-cell office:value-type="float" office:value="589172" calcext:value-type="float">
            <text:p>589172</text:p>
          </table:table-cell>
          <table:table-cell office:value-type="float" office:value="0" calcext:value-type="float">
            <text:p>0</text:p>
          </table:table-cell>
          <table:table-cell office:value-type="float" office:value="416037" calcext:value-type="float">
            <text:p>416037</text:p>
          </table:table-cell>
          <table:table-cell office:value-type="string" calcext:value-type="string">
            <text:p>Awsm places to tryout</text:p>
          </table:table-cell>
          <table:table-cell/>
        </table:table-row>
        <table:table-row table:style-name="ro1">
          <table:table-cell office:value-type="float" office:value="273721" calcext:value-type="float">
            <text:p>273721</text:p>
          </table:table-cell>
          <table:table-cell office:value-type="float" office:value="0" calcext:value-type="float">
            <text:p>0</text:p>
          </table:table-cell>
          <table:table-cell office:value-type="float" office:value="1416843" calcext:value-type="float">
            <text:p>1416843</text:p>
          </table:table-cell>
          <table:table-cell office:value-type="float" office:value="435197" calcext:value-type="float">
            <text:p>435197</text:p>
          </table:table-cell>
          <table:table-cell office:value-type="string" calcext:value-type="string">
            <text:p>[[@1]]</text:p>
          </table:table-cell>
          <table:table-cell/>
        </table:table-row>
        <table:table-row table:style-name="ro1">
          <table:table-cell office:value-type="float" office:value="354479" calcext:value-type="float">
            <text:p>354479</text:p>
          </table:table-cell>
          <table:table-cell office:value-type="float" office:value="0" calcext:value-type="float">
            <text:p>0</text:p>
          </table:table-cell>
          <table:table-cell office:value-type="float" office:value="1928765" calcext:value-type="float">
            <text:p>1928765</text:p>
          </table:table-cell>
          <table:table-cell office:value-type="float" office:value="45098" calcext:value-type="float">
            <text:p>45098</text:p>
          </table:table-cell>
          <table:table-cell office:value-type="string" calcext:value-type="string">
            <text:p>The trail looks nothing less than a pro's work! excellent!</text:p>
          </table:table-cell>
          <table:table-cell/>
        </table:table-row>
        <table:table-row table:style-name="ro1">
          <table:table-cell office:value-type="float" office:value="428968" calcext:value-type="float">
            <text:p>428968</text:p>
          </table:table-cell>
          <table:table-cell office:value-type="float" office:value="0" calcext:value-type="float">
            <text:p>0</text:p>
          </table:table-cell>
          <table:table-cell office:value-type="float" office:value="2294350" calcext:value-type="float">
            <text:p>2294350</text:p>
          </table:table-cell>
          <table:table-cell office:value-type="float" office:value="19326" calcext:value-type="float">
            <text:p>19326</text:p>
          </table:table-cell>
          <table:table-cell office:value-type="string" calcext:value-type="string">
            <text:p>sahi ja rhi ho </text:p>
          </table:table-cell>
          <table:table-cell/>
        </table:table-row>
        <table:table-row table:style-name="ro1">
          <table:table-cell office:value-type="float" office:value="20194" calcext:value-type="float">
            <text:p>20194</text:p>
          </table:table-cell>
          <table:table-cell office:value-type="float" office:value="0" calcext:value-type="float">
            <text:p>0</text:p>
          </table:table-cell>
          <table:table-cell office:value-type="float" office:value="584575" calcext:value-type="float">
            <text:p>584575</text:p>
          </table:table-cell>
          <table:table-cell office:value-type="float" office:value="40159" calcext:value-type="float">
            <text:p>40159</text:p>
          </table:table-cell>
          <table:table-cell office:value-type="string" calcext:value-type="string">
            <text:p>Tum ho bemissal, kya trail hai ekdum</text:p>
          </table:table-cell>
          <table:table-cell/>
        </table:table-row>
        <table:table-row table:style-name="ro1">
          <table:table-cell office:value-type="float" office:value="133508" calcext:value-type="float">
            <text:p>133508</text:p>
          </table:table-cell>
          <table:table-cell office:value-type="float" office:value="0" calcext:value-type="float">
            <text:p>0</text:p>
          </table:table-cell>
          <table:table-cell office:value-type="float" office:value="848780" calcext:value-type="float">
            <text:p>848780</text:p>
          </table:table-cell>
          <table:table-cell office:value-type="float" office:value="86616" calcext:value-type="float">
            <text:p>86616</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09953" calcext:value-type="float">
            <text:p>209953</text:p>
          </table:table-cell>
          <table:table-cell office:value-type="float" office:value="0" calcext:value-type="float">
            <text:p>0</text:p>
          </table:table-cell>
          <table:table-cell office:value-type="float" office:value="1077941" calcext:value-type="float">
            <text:p>1077941</text:p>
          </table:table-cell>
          <table:table-cell office:value-type="float" office:value="263906" calcext:value-type="float">
            <text:p>263906</text:p>
          </table:table-cell>
          <table:table-cell office:value-type="string" calcext:value-type="string">
            <text:p>[[@19745]] ?</text:p>
          </table:table-cell>
          <table:table-cell/>
        </table:table-row>
        <table:table-row table:style-name="ro1">
          <table:table-cell office:value-type="float" office:value="266348" calcext:value-type="float">
            <text:p>266348</text:p>
          </table:table-cell>
          <table:table-cell office:value-type="float" office:value="0" calcext:value-type="float">
            <text:p>0</text:p>
          </table:table-cell>
          <table:table-cell office:value-type="float" office:value="1388388" calcext:value-type="float">
            <text:p>1388388</text:p>
          </table:table-cell>
          <table:table-cell office:value-type="float" office:value="76522" calcext:value-type="float">
            <text:p>7652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05618" calcext:value-type="float">
            <text:p>305618</text:p>
          </table:table-cell>
          <table:table-cell office:value-type="float" office:value="0" calcext:value-type="float">
            <text:p>0</text:p>
          </table:table-cell>
          <table:table-cell office:value-type="float" office:value="42408" calcext:value-type="float">
            <text:p>42408</text:p>
          </table:table-cell>
          <table:table-cell office:value-type="float" office:value="412496" calcext:value-type="float">
            <text:p>412496</text:p>
          </table:table-cell>
          <table:table-cell office:value-type="string" calcext:value-type="string">
            <text:p>Kaha pe h ye</text:p>
          </table:table-cell>
          <table:table-cell/>
        </table:table-row>
        <table:table-row table:style-name="ro1">
          <table:table-cell office:value-type="float" office:value="357515" calcext:value-type="float">
            <text:p>357515</text:p>
          </table:table-cell>
          <table:table-cell office:value-type="float" office:value="0" calcext:value-type="float">
            <text:p>0</text:p>
          </table:table-cell>
          <table:table-cell office:value-type="float" office:value="1950858" calcext:value-type="float">
            <text:p>1950858</text:p>
          </table:table-cell>
          <table:table-cell office:value-type="float" office:value="76298" calcext:value-type="float">
            <text:p>7629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461027" calcext:value-type="float">
            <text:p>461027</text:p>
          </table:table-cell>
          <table:table-cell office:value-type="float" office:value="0" calcext:value-type="float">
            <text:p>0</text:p>
          </table:table-cell>
          <table:table-cell office:value-type="float" office:value="2617942" calcext:value-type="float">
            <text:p>2617942</text:p>
          </table:table-cell>
          <table:table-cell office:value-type="float" office:value="2144024" calcext:value-type="float">
            <text:p>2144024</text:p>
          </table:table-cell>
          <table:table-cell office:value-type="string" calcext:value-type="string">
            <text:p>Friends</text:p>
          </table:table-cell>
          <table:table-cell/>
        </table:table-row>
        <table:table-row table:style-name="ro1">
          <table:table-cell office:value-type="float" office:value="142820" calcext:value-type="float">
            <text:p>142820</text:p>
          </table:table-cell>
          <table:table-cell office:value-type="float" office:value="0" calcext:value-type="float">
            <text:p>0</text:p>
          </table:table-cell>
          <table:table-cell office:value-type="float" office:value="873597" calcext:value-type="float">
            <text:p>873597</text:p>
          </table:table-cell>
          <table:table-cell office:value-type="float" office:value="259416" calcext:value-type="float">
            <text:p>259416</text:p>
          </table:table-cell>
          <table:table-cell office:value-type="string" calcext:value-type="string">
            <text:p>[[@81846]] thanks :)</text:p>
          </table:table-cell>
          <table:table-cell/>
        </table:table-row>
        <table:table-row table:style-name="ro1">
          <table:table-cell office:value-type="float" office:value="161493" calcext:value-type="float">
            <text:p>161493</text:p>
          </table:table-cell>
          <table:table-cell office:value-type="float" office:value="0" calcext:value-type="float">
            <text:p>0</text:p>
          </table:table-cell>
          <table:table-cell office:value-type="float" office:value="919792" calcext:value-type="float">
            <text:p>919792</text:p>
          </table:table-cell>
          <table:table-cell office:value-type="float" office:value="77196" calcext:value-type="float">
            <text:p>7719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71243" calcext:value-type="float">
            <text:p>171243</text:p>
          </table:table-cell>
          <table:table-cell office:value-type="float" office:value="0" calcext:value-type="float">
            <text:p>0</text:p>
          </table:table-cell>
          <table:table-cell office:value-type="float" office:value="950897" calcext:value-type="float">
            <text:p>950897</text:p>
          </table:table-cell>
          <table:table-cell office:value-type="float" office:value="81036" calcext:value-type="float">
            <text:p>81036</text:p>
          </table:table-cell>
          <table:table-cell office:value-type="string" calcext:value-type="string">
            <text:p>Hey what time of the year is best to visit this place?</text:p>
          </table:table-cell>
          <table:table-cell/>
        </table:table-row>
        <table:table-row table:style-name="ro1">
          <table:table-cell office:value-type="float" office:value="299113" calcext:value-type="float">
            <text:p>299113</text:p>
          </table:table-cell>
          <table:table-cell office:value-type="float" office:value="0" calcext:value-type="float">
            <text:p>0</text:p>
          </table:table-cell>
          <table:table-cell office:value-type="float" office:value="1582422" calcext:value-type="float">
            <text:p>1582422</text:p>
          </table:table-cell>
          <table:table-cell office:value-type="float" office:value="81642" calcext:value-type="float">
            <text:p>81642</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61213" calcext:value-type="float">
            <text:p>361213</text:p>
          </table:table-cell>
          <table:table-cell office:value-type="float" office:value="0" calcext:value-type="float">
            <text:p>0</text:p>
          </table:table-cell>
          <table:table-cell office:value-type="float" office:value="2041000" calcext:value-type="float">
            <text:p>2041000</text:p>
          </table:table-cell>
          <table:table-cell office:value-type="float" office:value="79898" calcext:value-type="float">
            <text:p>79898</text:p>
          </table:table-cell>
          <table:table-cell office:value-type="string" calcext:value-type="string">
            <text:p>The title is superbly framed, wish the content could be a little more elaborate!</text:p>
          </table:table-cell>
          <table:table-cell/>
        </table:table-row>
        <table:table-row table:style-name="ro6">
          <table:table-cell office:value-type="float" office:value="406805" calcext:value-type="float">
            <text:p>406805</text:p>
          </table:table-cell>
          <table:table-cell office:value-type="float" office:value="0" calcext:value-type="float">
            <text:p>0</text:p>
          </table:table-cell>
          <table:table-cell office:value-type="float" office:value="940650" calcext:value-type="float">
            <text:p>940650</text:p>
          </table:table-cell>
          <table:table-cell office:value-type="float" office:value="1119902" calcext:value-type="float">
            <text:p>1119902</text:p>
          </table:table-cell>
          <table:table-cell office:value-type="string" calcext:value-type="string">
            <text:p>??????(Joining processs )</text:p>
            <text:p>??????????????</text:p>
            <text:p>(1)सबसे पहले अपने फ़ोन के play store में जाएं.</text:p>
            <text:p>(2)वहाँ पर ONEAD लिखैं और उस apps को अपने मोबाइल में install (Download) कर लैं ! </text:p>
            <text:p>(3)अब apps पर click करैं और sign up पर click करके अपना मोबाइल  नम्बर डाले</text:p>
            <text:p>(4)अब आपसे Refer id पूछेगा वहाँ ये डालो????</text:p>
            <text:p>Refer code-(xjpzg8)</text:p>
            <text:p>Refer code-(xjpzg8)</text:p>
            <text:p/>
            <text:p>More information WhatsApp me on</text:p>
            <text:p>(9179367837)</text:p>
          </table:table-cell>
          <table:table-cell/>
        </table:table-row>
        <table:table-row table:style-name="ro1">
          <table:table-cell office:value-type="float" office:value="1694" calcext:value-type="float">
            <text:p>1694</text:p>
          </table:table-cell>
          <table:table-cell office:value-type="float" office:value="1349" calcext:value-type="float">
            <text:p>1349</text:p>
          </table:table-cell>
          <table:table-cell office:value-type="float" office:value="0" calcext:value-type="float">
            <text:p>0</text:p>
          </table:table-cell>
          <table:table-cell office:value-type="float" office:value="1399" calcext:value-type="float">
            <text:p>1399</text:p>
          </table:table-cell>
          <table:table-cell office:value-type="string" calcext:value-type="string">
            <text:p>let me know whenever you come. ;) [[@33]]</text:p>
          </table:table-cell>
          <table:table-cell/>
        </table:table-row>
        <table:table-row table:style-name="ro1">
          <table:table-cell office:value-type="float" office:value="69101" calcext:value-type="float">
            <text:p>69101</text:p>
          </table:table-cell>
          <table:table-cell office:value-type="float" office:value="0" calcext:value-type="float">
            <text:p>0</text:p>
          </table:table-cell>
          <table:table-cell office:value-type="float" office:value="703486" calcext:value-type="float">
            <text:p>703486</text:p>
          </table:table-cell>
          <table:table-cell office:value-type="float" office:value="85987" calcext:value-type="float">
            <text:p>85987</text:p>
          </table:table-cell>
          <table:table-cell office:value-type="string" calcext:value-type="string">
            <text:p>its super wow pic ❤️</text:p>
          </table:table-cell>
          <table:table-cell/>
        </table:table-row>
        <table:table-row table:style-name="ro1">
          <table:table-cell office:value-type="float" office:value="95535" calcext:value-type="float">
            <text:p>95535</text:p>
          </table:table-cell>
          <table:table-cell office:value-type="float" office:value="0" calcext:value-type="float">
            <text:p>0</text:p>
          </table:table-cell>
          <table:table-cell office:value-type="float" office:value="764605" calcext:value-type="float">
            <text:p>764605</text:p>
          </table:table-cell>
          <table:table-cell office:value-type="float" office:value="86839" calcext:value-type="float">
            <text:p>86839</text:p>
          </table:table-cell>
          <table:table-cell office:value-type="string" calcext:value-type="string">
            <text:p>Your content is so good, wonder why the followers count is low!</text:p>
          </table:table-cell>
          <table:table-cell/>
        </table:table-row>
        <table:table-row table:style-name="ro1">
          <table:table-cell office:value-type="float" office:value="104011" calcext:value-type="float">
            <text:p>104011</text:p>
          </table:table-cell>
          <table:table-cell office:value-type="float" office:value="0" calcext:value-type="float">
            <text:p>0</text:p>
          </table:table-cell>
          <table:table-cell office:value-type="float" office:value="701957" calcext:value-type="float">
            <text:p>701957</text:p>
          </table:table-cell>
          <table:table-cell office:value-type="float" office:value="234248" calcext:value-type="float">
            <text:p>234248</text:p>
          </table:table-cell>
          <table:table-cell office:value-type="string" calcext:value-type="string">
            <text:p>Very nice</text:p>
          </table:table-cell>
          <table:table-cell/>
        </table:table-row>
        <table:table-row table:style-name="ro1">
          <table:table-cell office:value-type="float" office:value="138532" calcext:value-type="float">
            <text:p>138532</text:p>
          </table:table-cell>
          <table:table-cell office:value-type="float" office:value="0" calcext:value-type="float">
            <text:p>0</text:p>
          </table:table-cell>
          <table:table-cell office:value-type="float" office:value="863646" calcext:value-type="float">
            <text:p>863646</text:p>
          </table:table-cell>
          <table:table-cell office:value-type="float" office:value="80914" calcext:value-type="float">
            <text:p>80914</text:p>
          </table:table-cell>
          <table:table-cell office:value-type="string" calcext:value-type="string">
            <text:p>Your content is so good, wonder why the followers count is low!</text:p>
          </table:table-cell>
          <table:table-cell/>
        </table:table-row>
        <table:table-row table:style-name="ro1">
          <table:table-cell office:value-type="float" office:value="145080" calcext:value-type="float">
            <text:p>145080</text:p>
          </table:table-cell>
          <table:table-cell office:value-type="float" office:value="0" calcext:value-type="float">
            <text:p>0</text:p>
          </table:table-cell>
          <table:table-cell office:value-type="float" office:value="869223" calcext:value-type="float">
            <text:p>869223</text:p>
          </table:table-cell>
          <table:table-cell office:value-type="float" office:value="260064" calcext:value-type="float">
            <text:p>260064</text:p>
          </table:table-cell>
          <table:table-cell office:value-type="string" calcext:value-type="string">
            <text:p>[[@49658]] <text:s/>Sure</text:p>
          </table:table-cell>
          <table:table-cell/>
        </table:table-row>
        <table:table-row table:style-name="ro1">
          <table:table-cell office:value-type="float" office:value="247087" calcext:value-type="float">
            <text:p>247087</text:p>
          </table:table-cell>
          <table:table-cell office:value-type="float" office:value="0" calcext:value-type="float">
            <text:p>0</text:p>
          </table:table-cell>
          <table:table-cell office:value-type="float" office:value="1243683" calcext:value-type="float">
            <text:p>1243683</text:p>
          </table:table-cell>
          <table:table-cell office:value-type="float" office:value="42839" calcext:value-type="float">
            <text:p>42839</text:p>
          </table:table-cell>
          <table:table-cell office:value-type="string" calcext:value-type="string">
            <text:p>masttt!!</text:p>
          </table:table-cell>
          <table:table-cell/>
        </table:table-row>
        <table:table-row table:style-name="ro1">
          <table:table-cell office:value-type="float" office:value="294285" calcext:value-type="float">
            <text:p>294285</text:p>
          </table:table-cell>
          <table:table-cell office:value-type="float" office:value="0" calcext:value-type="float">
            <text:p>0</text:p>
          </table:table-cell>
          <table:table-cell office:value-type="float" office:value="1555551" calcext:value-type="float">
            <text:p>1555551</text:p>
          </table:table-cell>
          <table:table-cell office:value-type="float" office:value="170836" calcext:value-type="float">
            <text:p>170836</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421897" calcext:value-type="float">
            <text:p>421897</text:p>
          </table:table-cell>
          <table:table-cell office:value-type="float" office:value="0" calcext:value-type="float">
            <text:p>0</text:p>
          </table:table-cell>
          <table:table-cell office:value-type="float" office:value="2151009" calcext:value-type="float">
            <text:p>2151009</text:p>
          </table:table-cell>
          <table:table-cell office:value-type="float" office:value="284" calcext:value-type="float">
            <text:p>284</text:p>
          </table:table-cell>
          <table:table-cell office:value-type="string" calcext:value-type="string">
            <text:p>amazing</text:p>
          </table:table-cell>
          <table:table-cell/>
        </table:table-row>
        <table:table-row table:style-name="ro1">
          <table:table-cell office:value-type="float" office:value="424114" calcext:value-type="float">
            <text:p>424114</text:p>
          </table:table-cell>
          <table:table-cell office:value-type="float" office:value="0" calcext:value-type="float">
            <text:p>0</text:p>
          </table:table-cell>
          <table:table-cell office:value-type="float" office:value="2310476" calcext:value-type="float">
            <text:p>2310476</text:p>
          </table:table-cell>
          <table:table-cell office:value-type="float" office:value="6310" calcext:value-type="float">
            <text:p>6310</text:p>
          </table:table-cell>
          <table:table-cell office:value-type="string" calcext:value-type="string">
            <text:p>Very informative dude</text:p>
          </table:table-cell>
          <table:table-cell/>
        </table:table-row>
        <table:table-row table:style-name="ro1">
          <table:table-cell office:value-type="float" office:value="425554" calcext:value-type="float">
            <text:p>425554</text:p>
          </table:table-cell>
          <table:table-cell office:value-type="float" office:value="0" calcext:value-type="float">
            <text:p>0</text:p>
          </table:table-cell>
          <table:table-cell office:value-type="float" office:value="51754" calcext:value-type="float">
            <text:p>51754</text:p>
          </table:table-cell>
          <table:table-cell office:value-type="float" office:value="29494" calcext:value-type="float">
            <text:p>29494</text:p>
          </table:table-cell>
          <table:table-cell office:value-type="string" calcext:value-type="string">
            <text:p>wowo</text:p>
          </table:table-cell>
          <table:table-cell/>
        </table:table-row>
        <table:table-row table:style-name="ro1">
          <table:table-cell office:value-type="float" office:value="430866" calcext:value-type="float">
            <text:p>430866</text:p>
          </table:table-cell>
          <table:table-cell office:value-type="float" office:value="0" calcext:value-type="float">
            <text:p>0</text:p>
          </table:table-cell>
          <table:table-cell office:value-type="float" office:value="2869" calcext:value-type="float">
            <text:p>2869</text:p>
          </table:table-cell>
          <table:table-cell office:value-type="float" office:value="33915" calcext:value-type="float">
            <text:p>33915</text:p>
          </table:table-cell>
          <table:table-cell office:value-type="string" calcext:value-type="string">
            <text:p>Where did you get all this photos?</text:p>
          </table:table-cell>
          <table:table-cell/>
        </table:table-row>
        <table:table-row table:style-name="ro1">
          <table:table-cell office:value-type="float" office:value="439377" calcext:value-type="float">
            <text:p>439377</text:p>
          </table:table-cell>
          <table:table-cell office:value-type="float" office:value="0" calcext:value-type="float">
            <text:p>0</text:p>
          </table:table-cell>
          <table:table-cell office:value-type="float" office:value="430558" calcext:value-type="float">
            <text:p>430558</text:p>
          </table:table-cell>
          <table:table-cell office:value-type="float" office:value="1634822" calcext:value-type="float">
            <text:p>1634822</text:p>
          </table:table-cell>
          <table:table-cell office:value-type="string" calcext:value-type="string">
            <text:p>Nice</text:p>
          </table:table-cell>
          <table:table-cell/>
        </table:table-row>
        <table:table-row table:style-name="ro1">
          <table:table-cell office:value-type="float" office:value="444457" calcext:value-type="float">
            <text:p>444457</text:p>
          </table:table-cell>
          <table:table-cell office:value-type="float" office:value="0" calcext:value-type="float">
            <text:p>0</text:p>
          </table:table-cell>
          <table:table-cell office:value-type="float" office:value="2457204" calcext:value-type="float">
            <text:p>2457204</text:p>
          </table:table-cell>
          <table:table-cell office:value-type="float" office:value="1740811" calcext:value-type="float">
            <text:p>1740811</text:p>
          </table:table-cell>
          <table:table-cell office:value-type="string" calcext:value-type="string">
            <text:p>Arvind kumar</text:p>
          </table:table-cell>
          <table:table-cell/>
        </table:table-row>
        <table:table-row table:style-name="ro1">
          <table:table-cell office:value-type="float" office:value="462533" calcext:value-type="float">
            <text:p>462533</text:p>
          </table:table-cell>
          <table:table-cell office:value-type="float" office:value="0" calcext:value-type="float">
            <text:p>0</text:p>
          </table:table-cell>
          <table:table-cell office:value-type="float" office:value="2294291" calcext:value-type="float">
            <text:p>2294291</text:p>
          </table:table-cell>
          <table:table-cell office:value-type="float" office:value="2226105" calcext:value-type="float">
            <text:p>2226105</text:p>
          </table:table-cell>
          <table:table-cell office:value-type="string" calcext:value-type="string">
            <text:p>nice</text:p>
          </table:table-cell>
          <table:table-cell/>
        </table:table-row>
        <table:table-row table:style-name="ro1">
          <table:table-cell office:value-type="float" office:value="8157" calcext:value-type="float">
            <text:p>8157</text:p>
          </table:table-cell>
          <table:table-cell office:value-type="float" office:value="0" calcext:value-type="float">
            <text:p>0</text:p>
          </table:table-cell>
          <table:table-cell office:value-type="float" office:value="50299" calcext:value-type="float">
            <text:p>50299</text:p>
          </table:table-cell>
          <table:table-cell office:value-type="float" office:value="7323" calcext:value-type="float">
            <text:p>7323</text:p>
          </table:table-cell>
          <table:table-cell office:value-type="string" calcext:value-type="string">
            <text:p>Wow! this is simply an amazing trail!</text:p>
          </table:table-cell>
          <table:table-cell/>
        </table:table-row>
        <table:table-row table:style-name="ro1">
          <table:table-cell office:value-type="float" office:value="116113" calcext:value-type="float">
            <text:p>116113</text:p>
          </table:table-cell>
          <table:table-cell office:value-type="float" office:value="0" calcext:value-type="float">
            <text:p>0</text:p>
          </table:table-cell>
          <table:table-cell office:value-type="float" office:value="815227" calcext:value-type="float">
            <text:p>815227</text:p>
          </table:table-cell>
          <table:table-cell office:value-type="float" office:value="81508" calcext:value-type="float">
            <text:p>81508</text:p>
          </table:table-cell>
          <table:table-cell office:value-type="string" calcext:value-type="string">
            <text:p>Hey, the title is so innovative!</text:p>
          </table:table-cell>
          <table:table-cell/>
        </table:table-row>
        <table:table-row table:style-name="ro1">
          <table:table-cell office:value-type="float" office:value="127149" calcext:value-type="float">
            <text:p>127149</text:p>
          </table:table-cell>
          <table:table-cell office:value-type="float" office:value="0" calcext:value-type="float">
            <text:p>0</text:p>
          </table:table-cell>
          <table:table-cell office:value-type="float" office:value="830565" calcext:value-type="float">
            <text:p>830565</text:p>
          </table:table-cell>
          <table:table-cell office:value-type="float" office:value="86063" calcext:value-type="float">
            <text:p>86063</text:p>
          </table:table-cell>
          <table:table-cell office:value-type="string" calcext:value-type="string">
            <text:p>Hey the trail is amazing, could you give some info?</text:p>
          </table:table-cell>
          <table:table-cell/>
        </table:table-row>
        <table:table-row table:style-name="ro1">
          <table:table-cell office:value-type="float" office:value="245419" calcext:value-type="float">
            <text:p>245419</text:p>
          </table:table-cell>
          <table:table-cell office:value-type="float" office:value="0" calcext:value-type="float">
            <text:p>0</text:p>
          </table:table-cell>
          <table:table-cell office:value-type="float" office:value="1230503" calcext:value-type="float">
            <text:p>1230503</text:p>
          </table:table-cell>
          <table:table-cell office:value-type="float" office:value="370497" calcext:value-type="float">
            <text:p>370497</text:p>
          </table:table-cell>
          <table:table-cell office:value-type="string" calcext:value-type="string">
            <text:p>Take more time in your hand to fully enjoy there. Bring extra cloths in your backpack if you are swimmer...</text:p>
          </table:table-cell>
          <table:table-cell/>
        </table:table-row>
        <table:table-row table:style-name="ro1">
          <table:table-cell office:value-type="float" office:value="389260" calcext:value-type="float">
            <text:p>389260</text:p>
          </table:table-cell>
          <table:table-cell office:value-type="float" office:value="0" calcext:value-type="float">
            <text:p>0</text:p>
          </table:table-cell>
          <table:table-cell office:value-type="float" office:value="2131800" calcext:value-type="float">
            <text:p>2131800</text:p>
          </table:table-cell>
          <table:table-cell office:value-type="float" office:value="916671" calcext:value-type="float">
            <text:p>916671</text:p>
          </table:table-cell>
          <table:table-cell office:value-type="string" calcext:value-type="string">
            <text:p>Nice</text:p>
          </table:table-cell>
          <table:table-cell/>
        </table:table-row>
        <table:table-row table:style-name="ro1">
          <table:table-cell office:value-type="float" office:value="406478" calcext:value-type="float">
            <text:p>406478</text:p>
          </table:table-cell>
          <table:table-cell office:value-type="float" office:value="0" calcext:value-type="float">
            <text:p>0</text:p>
          </table:table-cell>
          <table:table-cell office:value-type="float" office:value="2304040" calcext:value-type="float">
            <text:p>2304040</text:p>
          </table:table-cell>
          <table:table-cell office:value-type="float" office:value="1053974" calcext:value-type="float">
            <text:p>1053974</text:p>
          </table:table-cell>
          <table:table-cell office:value-type="string" calcext:value-type="string">
            <text:p>[[@1104795]] thanks</text:p>
          </table:table-cell>
          <table:table-cell/>
        </table:table-row>
        <table:table-row table:style-name="ro1">
          <table:table-cell office:value-type="float" office:value="143696" calcext:value-type="float">
            <text:p>143696</text:p>
          </table:table-cell>
          <table:table-cell office:value-type="float" office:value="0" calcext:value-type="float">
            <text:p>0</text:p>
          </table:table-cell>
          <table:table-cell office:value-type="float" office:value="874238" calcext:value-type="float">
            <text:p>874238</text:p>
          </table:table-cell>
          <table:table-cell office:value-type="float" office:value="43221" calcext:value-type="float">
            <text:p>43221</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96652" calcext:value-type="float">
            <text:p>196652</text:p>
          </table:table-cell>
          <table:table-cell office:value-type="float" office:value="0" calcext:value-type="float">
            <text:p>0</text:p>
          </table:table-cell>
          <table:table-cell office:value-type="float" office:value="1018462" calcext:value-type="float">
            <text:p>1018462</text:p>
          </table:table-cell>
          <table:table-cell office:value-type="float" office:value="84835" calcext:value-type="float">
            <text:p>84835</text:p>
          </table:table-cell>
          <table:table-cell office:value-type="string" calcext:value-type="string">
            <text:p>Mast ekdum</text:p>
          </table:table-cell>
          <table:table-cell/>
        </table:table-row>
        <table:table-row table:style-name="ro1">
          <table:table-cell office:value-type="float" office:value="217975" calcext:value-type="float">
            <text:p>217975</text:p>
          </table:table-cell>
          <table:table-cell office:value-type="float" office:value="0" calcext:value-type="float">
            <text:p>0</text:p>
          </table:table-cell>
          <table:table-cell office:value-type="float" office:value="1109929" calcext:value-type="float">
            <text:p>1109929</text:p>
          </table:table-cell>
          <table:table-cell office:value-type="float" office:value="87584" calcext:value-type="float">
            <text:p>8758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42002" calcext:value-type="float">
            <text:p>342002</text:p>
          </table:table-cell>
          <table:table-cell office:value-type="float" office:value="36011" calcext:value-type="float">
            <text:p>36011</text:p>
          </table:table-cell>
          <table:table-cell office:value-type="float" office:value="0" calcext:value-type="float">
            <text:p>0</text:p>
          </table:table-cell>
          <table:table-cell office:value-type="float" office:value="322280" calcext:value-type="float">
            <text:p>322280</text:p>
          </table:table-cell>
          <table:table-cell office:value-type="string" calcext:value-type="string">
            <text:p>I want this please???</text:p>
          </table:table-cell>
          <table:table-cell/>
        </table:table-row>
        <table:table-row table:style-name="ro1">
          <table:table-cell office:value-type="float" office:value="381731" calcext:value-type="float">
            <text:p>381731</text:p>
          </table:table-cell>
          <table:table-cell office:value-type="float" office:value="0" calcext:value-type="float">
            <text:p>0</text:p>
          </table:table-cell>
          <table:table-cell office:value-type="float" office:value="84621" calcext:value-type="float">
            <text:p>84621</text:p>
          </table:table-cell>
          <table:table-cell office:value-type="float" office:value="10477" calcext:value-type="float">
            <text:p>10477</text:p>
          </table:table-cell>
          <table:table-cell office:value-type="string" calcext:value-type="string">
            <text:p>Good</text:p>
          </table:table-cell>
          <table:table-cell/>
        </table:table-row>
        <table:table-row table:style-name="ro1">
          <table:table-cell office:value-type="float" office:value="416565" calcext:value-type="float">
            <text:p>416565</text:p>
          </table:table-cell>
          <table:table-cell office:value-type="float" office:value="0" calcext:value-type="float">
            <text:p>0</text:p>
          </table:table-cell>
          <table:table-cell office:value-type="float" office:value="2296233" calcext:value-type="float">
            <text:p>2296233</text:p>
          </table:table-cell>
          <table:table-cell office:value-type="float" office:value="11056" calcext:value-type="float">
            <text:p>11056</text:p>
          </table:table-cell>
          <table:table-cell office:value-type="string" calcext:value-type="string">
            <text:p>awesome vlog!!!!</text:p>
          </table:table-cell>
          <table:table-cell/>
        </table:table-row>
        <table:table-row table:style-name="ro1">
          <table:table-cell office:value-type="float" office:value="434356" calcext:value-type="float">
            <text:p>434356</text:p>
          </table:table-cell>
          <table:table-cell office:value-type="float" office:value="0" calcext:value-type="float">
            <text:p>0</text:p>
          </table:table-cell>
          <table:table-cell office:value-type="float" office:value="2287012" calcext:value-type="float">
            <text:p>2287012</text:p>
          </table:table-cell>
          <table:table-cell office:value-type="float" office:value="1494763" calcext:value-type="float">
            <text:p>1494763</text:p>
          </table:table-cell>
          <table:table-cell office:value-type="string" calcext:value-type="string">
            <text:p>राम राम जी</text:p>
          </table:table-cell>
          <table:table-cell/>
        </table:table-row>
        <table:table-row table:style-name="ro1">
          <table:table-cell office:value-type="float" office:value="449224" calcext:value-type="float">
            <text:p>449224</text:p>
          </table:table-cell>
          <table:table-cell office:value-type="float" office:value="0" calcext:value-type="float">
            <text:p>0</text:p>
          </table:table-cell>
          <table:table-cell office:value-type="float" office:value="181171" calcext:value-type="float">
            <text:p>181171</text:p>
          </table:table-cell>
          <table:table-cell office:value-type="float" office:value="1769125" calcext:value-type="float">
            <text:p>1769125</text:p>
          </table:table-cell>
          <table:table-cell office:value-type="string" calcext:value-type="string">
            <text:p>Go ky</text:p>
          </table:table-cell>
          <table:table-cell/>
        </table:table-row>
        <table:table-row table:style-name="ro1">
          <table:table-cell office:value-type="float" office:value="277067" calcext:value-type="float">
            <text:p>277067</text:p>
          </table:table-cell>
          <table:table-cell office:value-type="float" office:value="0" calcext:value-type="float">
            <text:p>0</text:p>
          </table:table-cell>
          <table:table-cell office:value-type="float" office:value="1448866" calcext:value-type="float">
            <text:p>1448866</text:p>
          </table:table-cell>
          <table:table-cell office:value-type="float" office:value="41356" calcext:value-type="float">
            <text:p>41356</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287396" calcext:value-type="float">
            <text:p>287396</text:p>
          </table:table-cell>
          <table:table-cell office:value-type="float" office:value="0" calcext:value-type="float">
            <text:p>0</text:p>
          </table:table-cell>
          <table:table-cell office:value-type="float" office:value="1515222" calcext:value-type="float">
            <text:p>1515222</text:p>
          </table:table-cell>
          <table:table-cell office:value-type="float" office:value="39655" calcext:value-type="float">
            <text:p>39655</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338182" calcext:value-type="float">
            <text:p>338182</text:p>
          </table:table-cell>
          <table:table-cell office:value-type="float" office:value="0" calcext:value-type="float">
            <text:p>0</text:p>
          </table:table-cell>
          <table:table-cell office:value-type="float" office:value="1729913" calcext:value-type="float">
            <text:p>1729913</text:p>
          </table:table-cell>
          <table:table-cell office:value-type="float" office:value="507915" calcext:value-type="float">
            <text:p>507915</text:p>
          </table:table-cell>
          <table:table-cell office:value-type="string" calcext:value-type="string">
            <text:p>I want dat tooth and smile too</text:p>
          </table:table-cell>
          <table:table-cell/>
        </table:table-row>
        <table:table-row table:style-name="ro1">
          <table:table-cell office:value-type="float" office:value="447229" calcext:value-type="float">
            <text:p>447229</text:p>
          </table:table-cell>
          <table:table-cell office:value-type="float" office:value="0" calcext:value-type="float">
            <text:p>0</text:p>
          </table:table-cell>
          <table:table-cell office:value-type="float" office:value="2285449" calcext:value-type="float">
            <text:p>2285449</text:p>
          </table:table-cell>
          <table:table-cell office:value-type="float" office:value="1823221" calcext:value-type="float">
            <text:p>1823221</text:p>
          </table:table-cell>
          <table:table-cell office:value-type="string" calcext:value-type="string">
            <text:p>Hello</text:p>
          </table:table-cell>
          <table:table-cell/>
        </table:table-row>
        <table:table-row table:style-name="ro1">
          <table:table-cell office:value-type="float" office:value="458690" calcext:value-type="float">
            <text:p>458690</text:p>
          </table:table-cell>
          <table:table-cell office:value-type="float" office:value="0" calcext:value-type="float">
            <text:p>0</text:p>
          </table:table-cell>
          <table:table-cell office:value-type="float" office:value="2363227" calcext:value-type="float">
            <text:p>2363227</text:p>
          </table:table-cell>
          <table:table-cell office:value-type="float" office:value="2022745" calcext:value-type="float">
            <text:p>2022745</text:p>
          </table:table-cell>
          <table:table-cell office:value-type="string" calcext:value-type="string">
            <text:p>Nice dude</text:p>
          </table:table-cell>
          <table:table-cell/>
        </table:table-row>
        <table:table-row table:style-name="ro1">
          <table:table-cell office:value-type="float" office:value="26667" calcext:value-type="float">
            <text:p>26667</text:p>
          </table:table-cell>
          <table:table-cell office:value-type="float" office:value="0" calcext:value-type="float">
            <text:p>0</text:p>
          </table:table-cell>
          <table:table-cell office:value-type="float" office:value="601338" calcext:value-type="float">
            <text:p>601338</text:p>
          </table:table-cell>
          <table:table-cell office:value-type="float" office:value="84281" calcext:value-type="float">
            <text:p>84281</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00083" calcext:value-type="float">
            <text:p>200083</text:p>
          </table:table-cell>
          <table:table-cell office:value-type="float" office:value="0" calcext:value-type="float">
            <text:p>0</text:p>
          </table:table-cell>
          <table:table-cell office:value-type="float" office:value="1038577" calcext:value-type="float">
            <text:p>1038577</text:p>
          </table:table-cell>
          <table:table-cell office:value-type="float" office:value="313298" calcext:value-type="float">
            <text:p>313298</text:p>
          </table:table-cell>
          <table:table-cell office:value-type="string" calcext:value-type="string">
            <text:p>Yeah.. Thanks for the info.. Wil try to make it better next time...</text:p>
          </table:table-cell>
          <table:table-cell/>
        </table:table-row>
        <table:table-row table:style-name="ro1">
          <table:table-cell office:value-type="float" office:value="242712" calcext:value-type="float">
            <text:p>242712</text:p>
          </table:table-cell>
          <table:table-cell office:value-type="float" office:value="0" calcext:value-type="float">
            <text:p>0</text:p>
          </table:table-cell>
          <table:table-cell office:value-type="float" office:value="1213998" calcext:value-type="float">
            <text:p>1213998</text:p>
          </table:table-cell>
          <table:table-cell office:value-type="float" office:value="77964" calcext:value-type="float">
            <text:p>7796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14398" calcext:value-type="float">
            <text:p>314398</text:p>
          </table:table-cell>
          <table:table-cell office:value-type="float" office:value="0" calcext:value-type="float">
            <text:p>0</text:p>
          </table:table-cell>
          <table:table-cell office:value-type="float" office:value="1667563" calcext:value-type="float">
            <text:p>1667563</text:p>
          </table:table-cell>
          <table:table-cell office:value-type="float" office:value="220196" calcext:value-type="float">
            <text:p>220196</text:p>
          </table:table-cell>
          <table:table-cell office:value-type="string" calcext:value-type="string">
            <text:p>I will work for content now</text:p>
          </table:table-cell>
          <table:table-cell/>
        </table:table-row>
        <table:table-row table:style-name="ro1">
          <table:table-cell office:value-type="float" office:value="390086" calcext:value-type="float">
            <text:p>390086</text:p>
          </table:table-cell>
          <table:table-cell office:value-type="float" office:value="0" calcext:value-type="float">
            <text:p>0</text:p>
          </table:table-cell>
          <table:table-cell office:value-type="float" office:value="2278699" calcext:value-type="float">
            <text:p>2278699</text:p>
          </table:table-cell>
          <table:table-cell office:value-type="float" office:value="928475" calcext:value-type="float">
            <text:p>928475</text:p>
          </table:table-cell>
          <table:table-cell office:value-type="string" calcext:value-type="string">
            <text:p>Hi</text:p>
          </table:table-cell>
          <table:table-cell/>
        </table:table-row>
        <table:table-row table:style-name="ro1">
          <table:table-cell office:value-type="float" office:value="392455" calcext:value-type="float">
            <text:p>392455</text:p>
          </table:table-cell>
          <table:table-cell office:value-type="float" office:value="0" calcext:value-type="float">
            <text:p>0</text:p>
          </table:table-cell>
          <table:table-cell office:value-type="float" office:value="2272129" calcext:value-type="float">
            <text:p>2272129</text:p>
          </table:table-cell>
          <table:table-cell office:value-type="float" office:value="944413" calcext:value-type="float">
            <text:p>944413</text:p>
          </table:table-cell>
          <table:table-cell office:value-type="string" calcext:value-type="string">
            <text:p>Best</text:p>
          </table:table-cell>
          <table:table-cell/>
        </table:table-row>
        <table:table-row table:style-name="ro1">
          <table:table-cell office:value-type="float" office:value="16522" calcext:value-type="float">
            <text:p>16522</text:p>
          </table:table-cell>
          <table:table-cell office:value-type="float" office:value="197097" calcext:value-type="float">
            <text:p>197097</text:p>
          </table:table-cell>
          <table:table-cell office:value-type="float" office:value="0" calcext:value-type="float">
            <text:p>0</text:p>
          </table:table-cell>
          <table:table-cell office:value-type="float" office:value="105633" calcext:value-type="float">
            <text:p>105633</text:p>
          </table:table-cell>
          <table:table-cell office:value-type="string" calcext:value-type="string">
            <text:p>[[@1]]</text:p>
          </table:table-cell>
          <table:table-cell/>
        </table:table-row>
        <table:table-row table:style-name="ro1">
          <table:table-cell office:value-type="float" office:value="69799" calcext:value-type="float">
            <text:p>69799</text:p>
          </table:table-cell>
          <table:table-cell office:value-type="float" office:value="0" calcext:value-type="float">
            <text:p>0</text:p>
          </table:table-cell>
          <table:table-cell office:value-type="float" office:value="702590" calcext:value-type="float">
            <text:p>702590</text:p>
          </table:table-cell>
          <table:table-cell office:value-type="float" office:value="40933" calcext:value-type="float">
            <text:p>4093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79369" calcext:value-type="float">
            <text:p>79369</text:p>
          </table:table-cell>
          <table:table-cell office:value-type="float" office:value="56297" calcext:value-type="float">
            <text:p>56297</text:p>
          </table:table-cell>
          <table:table-cell office:value-type="float" office:value="0" calcext:value-type="float">
            <text:p>0</text:p>
          </table:table-cell>
          <table:table-cell office:value-type="float" office:value="217932" calcext:value-type="float">
            <text:p>217932</text:p>
          </table:table-cell>
          <table:table-cell office:value-type="string" calcext:value-type="string">
            <text:p>Beautiful</text:p>
          </table:table-cell>
          <table:table-cell/>
        </table:table-row>
        <table:table-row table:style-name="ro1">
          <table:table-cell office:value-type="float" office:value="122089" calcext:value-type="float">
            <text:p>122089</text:p>
          </table:table-cell>
          <table:table-cell office:value-type="float" office:value="0" calcext:value-type="float">
            <text:p>0</text:p>
          </table:table-cell>
          <table:table-cell office:value-type="float" office:value="85440" calcext:value-type="float">
            <text:p>85440</text:p>
          </table:table-cell>
          <table:table-cell office:value-type="float" office:value="77441" calcext:value-type="float">
            <text:p>77441</text:p>
          </table:table-cell>
          <table:table-cell office:value-type="string" calcext:value-type="string">
            <text:p>Sahi khel gaye tum toh</text:p>
          </table:table-cell>
          <table:table-cell/>
        </table:table-row>
        <table:table-row table:style-name="ro1">
          <table:table-cell office:value-type="float" office:value="134672" calcext:value-type="float">
            <text:p>134672</text:p>
          </table:table-cell>
          <table:table-cell office:value-type="float" office:value="0" calcext:value-type="float">
            <text:p>0</text:p>
          </table:table-cell>
          <table:table-cell office:value-type="float" office:value="851436" calcext:value-type="float">
            <text:p>851436</text:p>
          </table:table-cell>
          <table:table-cell office:value-type="float" office:value="254269" calcext:value-type="float">
            <text:p>254269</text:p>
          </table:table-cell>
          <table:table-cell office:value-type="string" calcext:value-type="string">
            <text:p>[[@82592]] <text:s/>No, the pictures are not blurry. I have uploaded the HD pictures.</text:p>
          </table:table-cell>
          <table:table-cell/>
        </table:table-row>
        <table:table-row table:style-name="ro1">
          <table:table-cell office:value-type="float" office:value="196339" calcext:value-type="float">
            <text:p>196339</text:p>
          </table:table-cell>
          <table:table-cell office:value-type="float" office:value="0" calcext:value-type="float">
            <text:p>0</text:p>
          </table:table-cell>
          <table:table-cell office:value-type="float" office:value="1018775" calcext:value-type="float">
            <text:p>1018775</text:p>
          </table:table-cell>
          <table:table-cell office:value-type="float" office:value="76889" calcext:value-type="float">
            <text:p>7688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15458" calcext:value-type="float">
            <text:p>215458</text:p>
          </table:table-cell>
          <table:table-cell office:value-type="float" office:value="9234" calcext:value-type="float">
            <text:p>9234</text:p>
          </table:table-cell>
          <table:table-cell office:value-type="float" office:value="0" calcext:value-type="float">
            <text:p>0</text:p>
          </table:table-cell>
          <table:table-cell office:value-type="float" office:value="61655" calcext:value-type="float">
            <text:p>61655</text:p>
          </table:table-cell>
          <table:table-cell office:value-type="string" calcext:value-type="string">
            <text:p>In which hotel?</text:p>
          </table:table-cell>
          <table:table-cell/>
        </table:table-row>
        <table:table-row table:style-name="ro1">
          <table:table-cell office:value-type="float" office:value="245858" calcext:value-type="float">
            <text:p>245858</text:p>
          </table:table-cell>
          <table:table-cell office:value-type="float" office:value="0" calcext:value-type="float">
            <text:p>0</text:p>
          </table:table-cell>
          <table:table-cell office:value-type="float" office:value="1234756" calcext:value-type="float">
            <text:p>1234756</text:p>
          </table:table-cell>
          <table:table-cell office:value-type="float" office:value="41571" calcext:value-type="float">
            <text:p>41571</text:p>
          </table:table-cell>
          <table:table-cell office:value-type="string" calcext:value-type="string">
            <text:p>Awesome! I too am heading there next week</text:p>
          </table:table-cell>
          <table:table-cell/>
        </table:table-row>
        <table:table-row table:style-name="ro1">
          <table:table-cell office:value-type="float" office:value="260589" calcext:value-type="float">
            <text:p>260589</text:p>
          </table:table-cell>
          <table:table-cell office:value-type="float" office:value="0" calcext:value-type="float">
            <text:p>0</text:p>
          </table:table-cell>
          <table:table-cell office:value-type="float" office:value="1351498" calcext:value-type="float">
            <text:p>1351498</text:p>
          </table:table-cell>
          <table:table-cell office:value-type="float" office:value="40382" calcext:value-type="float">
            <text:p>4038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01966" calcext:value-type="float">
            <text:p>301966</text:p>
          </table:table-cell>
          <table:table-cell office:value-type="float" office:value="0" calcext:value-type="float">
            <text:p>0</text:p>
          </table:table-cell>
          <table:table-cell office:value-type="float" office:value="1594879" calcext:value-type="float">
            <text:p>1594879</text:p>
          </table:table-cell>
          <table:table-cell office:value-type="float" office:value="78959" calcext:value-type="float">
            <text:p>78959</text:p>
          </table:table-cell>
          <table:table-cell office:value-type="string" calcext:value-type="string">
            <text:p>The second picture just took my mind off my textbooks, wish I could read about your experience here</text:p>
          </table:table-cell>
          <table:table-cell/>
        </table:table-row>
        <table:table-row table:style-name="ro7">
          <table:table-cell office:value-type="float" office:value="332967" calcext:value-type="float">
            <text:p>332967</text:p>
          </table:table-cell>
          <table:table-cell office:value-type="float" office:value="1291589" calcext:value-type="float">
            <text:p>129158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56859]] </text:p>
            <text:p>Wondering how to apply?</text:p>
            <text:p/>
            <text:p>Go to your profile, find the banner on top and tap on it to find out how you can participate.</text:p>
          </table:table-cell>
          <table:table-cell/>
        </table:table-row>
        <table:table-row table:style-name="ro1">
          <table:table-cell office:value-type="float" office:value="348080" calcext:value-type="float">
            <text:p>348080</text:p>
          </table:table-cell>
          <table:table-cell office:value-type="float" office:value="0" calcext:value-type="float">
            <text:p>0</text:p>
          </table:table-cell>
          <table:table-cell office:value-type="float" office:value="1871407" calcext:value-type="float">
            <text:p>1871407</text:p>
          </table:table-cell>
          <table:table-cell office:value-type="float" office:value="81929" calcext:value-type="float">
            <text:p>81929</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461844" calcext:value-type="float">
            <text:p>461844</text:p>
          </table:table-cell>
          <table:table-cell office:value-type="float" office:value="0" calcext:value-type="float">
            <text:p>0</text:p>
          </table:table-cell>
          <table:table-cell office:value-type="float" office:value="2317325" calcext:value-type="float">
            <text:p>2317325</text:p>
          </table:table-cell>
          <table:table-cell office:value-type="float" office:value="2216722" calcext:value-type="float">
            <text:p>2216722</text:p>
          </table:table-cell>
          <table:table-cell office:value-type="string" calcext:value-type="string">
            <text:p>Hi</text:p>
          </table:table-cell>
          <table:table-cell/>
        </table:table-row>
        <table:table-row table:style-name="ro1">
          <table:table-cell office:value-type="float" office:value="465157" calcext:value-type="float">
            <text:p>465157</text:p>
          </table:table-cell>
          <table:table-cell office:value-type="float" office:value="0" calcext:value-type="float">
            <text:p>0</text:p>
          </table:table-cell>
          <table:table-cell office:value-type="float" office:value="2294291" calcext:value-type="float">
            <text:p>2294291</text:p>
          </table:table-cell>
          <table:table-cell office:value-type="float" office:value="2239009" calcext:value-type="float">
            <text:p>2239009</text:p>
          </table:table-cell>
          <table:table-cell office:value-type="string" calcext:value-type="string">
            <text:p>Nice</text:p>
          </table:table-cell>
          <table:table-cell/>
        </table:table-row>
        <table:table-row table:style-name="ro1">
          <table:table-cell office:value-type="float" office:value="38980" calcext:value-type="float">
            <text:p>38980</text:p>
          </table:table-cell>
          <table:table-cell office:value-type="float" office:value="0" calcext:value-type="float">
            <text:p>0</text:p>
          </table:table-cell>
          <table:table-cell office:value-type="float" office:value="613156" calcext:value-type="float">
            <text:p>613156</text:p>
          </table:table-cell>
          <table:table-cell office:value-type="float" office:value="81022" calcext:value-type="float">
            <text:p>8102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47017" calcext:value-type="float">
            <text:p>47017</text:p>
          </table:table-cell>
          <table:table-cell office:value-type="float" office:value="0" calcext:value-type="float">
            <text:p>0</text:p>
          </table:table-cell>
          <table:table-cell office:value-type="float" office:value="445247" calcext:value-type="float">
            <text:p>445247</text:p>
          </table:table-cell>
          <table:table-cell office:value-type="float" office:value="77249" calcext:value-type="float">
            <text:p>77249</text:p>
          </table:table-cell>
          <table:table-cell office:value-type="string" calcext:value-type="string">
            <text:p>The content of the trail is so interesting! This is perfect to enthused a traveller!</text:p>
          </table:table-cell>
          <table:table-cell/>
        </table:table-row>
        <table:table-row table:style-name="ro4">
          <table:table-cell office:value-type="float" office:value="76200" calcext:value-type="float">
            <text:p>76200</text:p>
          </table:table-cell>
          <table:table-cell office:value-type="float" office:value="0" calcext:value-type="float">
            <text:p>0</text:p>
          </table:table-cell>
          <table:table-cell office:value-type="float" office:value="725121" calcext:value-type="float">
            <text:p>725121</text:p>
          </table:table-cell>
          <table:table-cell office:value-type="float" office:value="214853" calcext:value-type="float">
            <text:p>214853</text:p>
          </table:table-cell>
          <table:table-cell office:value-type="string" calcext:value-type="string">
            <text:p>[[@52802]]  Hey bro, its basically a lake surounded by mountains.</text:p>
            <text:p>Situated on mumbai gujarat highway, you have to take a right after  manor toll naka. </text:p>
            <text:p>Best season to visit is during monsoons, but its also good for short breaks from day to day hustle .</text:p>
          </table:table-cell>
          <table:table-cell/>
        </table:table-row>
        <table:table-row table:style-name="ro1">
          <table:table-cell office:value-type="float" office:value="104200" calcext:value-type="float">
            <text:p>104200</text:p>
          </table:table-cell>
          <table:table-cell office:value-type="float" office:value="0" calcext:value-type="float">
            <text:p>0</text:p>
          </table:table-cell>
          <table:table-cell office:value-type="float" office:value="784790" calcext:value-type="float">
            <text:p>784790</text:p>
          </table:table-cell>
          <table:table-cell office:value-type="float" office:value="49851" calcext:value-type="float">
            <text:p>49851</text:p>
          </table:table-cell>
          <table:table-cell office:value-type="string" calcext:value-type="string">
            <text:p>Kya mast hai bhai</text:p>
          </table:table-cell>
          <table:table-cell/>
        </table:table-row>
        <table:table-row table:style-name="ro1">
          <table:table-cell office:value-type="float" office:value="142973" calcext:value-type="float">
            <text:p>142973</text:p>
          </table:table-cell>
          <table:table-cell office:value-type="float" office:value="188518" calcext:value-type="float">
            <text:p>188518</text:p>
          </table:table-cell>
          <table:table-cell office:value-type="float" office:value="0" calcext:value-type="float">
            <text:p>0</text:p>
          </table:table-cell>
          <table:table-cell office:value-type="float" office:value="253815" calcext:value-type="float">
            <text:p>253815</text:p>
          </table:table-cell>
          <table:table-cell office:value-type="string" calcext:value-type="string">
            <text:p>Cool</text:p>
          </table:table-cell>
          <table:table-cell/>
        </table:table-row>
        <table:table-row table:style-name="ro1">
          <table:table-cell office:value-type="float" office:value="224962" calcext:value-type="float">
            <text:p>224962</text:p>
          </table:table-cell>
          <table:table-cell office:value-type="float" office:value="0" calcext:value-type="float">
            <text:p>0</text:p>
          </table:table-cell>
          <table:table-cell office:value-type="float" office:value="1153322" calcext:value-type="float">
            <text:p>1153322</text:p>
          </table:table-cell>
          <table:table-cell office:value-type="float" office:value="347651" calcext:value-type="float">
            <text:p>347651</text:p>
          </table:table-cell>
          <table:table-cell office:value-type="string" calcext:value-type="string">
            <text:p>[[@136279]] This place is definitely a must on the bucket list! Glad you are having it now :) And, yes I will be sharing more such experiences.</text:p>
          </table:table-cell>
          <table:table-cell/>
        </table:table-row>
        <table:table-row table:style-name="ro1">
          <table:table-cell office:value-type="float" office:value="262512" calcext:value-type="float">
            <text:p>262512</text:p>
          </table:table-cell>
          <table:table-cell office:value-type="float" office:value="0" calcext:value-type="float">
            <text:p>0</text:p>
          </table:table-cell>
          <table:table-cell office:value-type="float" office:value="1362748" calcext:value-type="float">
            <text:p>1362748</text:p>
          </table:table-cell>
          <table:table-cell office:value-type="float" office:value="80290" calcext:value-type="float">
            <text:p>80290</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85070" calcext:value-type="float">
            <text:p>285070</text:p>
          </table:table-cell>
          <table:table-cell office:value-type="float" office:value="0" calcext:value-type="float">
            <text:p>0</text:p>
          </table:table-cell>
          <table:table-cell office:value-type="float" office:value="662644" calcext:value-type="float">
            <text:p>662644</text:p>
          </table:table-cell>
          <table:table-cell office:value-type="float" office:value="461720" calcext:value-type="float">
            <text:p>461720</text:p>
          </table:table-cell>
          <table:table-cell office:value-type="string" calcext:value-type="string">
            <text:p>Good work bro</text:p>
          </table:table-cell>
          <table:table-cell/>
        </table:table-row>
        <table:table-row table:style-name="ro1">
          <table:table-cell office:value-type="float" office:value="339145" calcext:value-type="float">
            <text:p>339145</text:p>
          </table:table-cell>
          <table:table-cell office:value-type="float" office:value="0" calcext:value-type="float">
            <text:p>0</text:p>
          </table:table-cell>
          <table:table-cell office:value-type="float" office:value="1809202" calcext:value-type="float">
            <text:p>1809202</text:p>
          </table:table-cell>
          <table:table-cell office:value-type="float" office:value="52516" calcext:value-type="float">
            <text:p>5251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86713" calcext:value-type="float">
            <text:p>386713</text:p>
          </table:table-cell>
          <table:table-cell office:value-type="float" office:value="0" calcext:value-type="float">
            <text:p>0</text:p>
          </table:table-cell>
          <table:table-cell office:value-type="float" office:value="2268897" calcext:value-type="float">
            <text:p>2268897</text:p>
          </table:table-cell>
          <table:table-cell office:value-type="float" office:value="885561" calcext:value-type="float">
            <text:p>885561</text:p>
          </table:table-cell>
          <table:table-cell office:value-type="string" calcext:value-type="string">
            <text:p>Amazing</text:p>
          </table:table-cell>
          <table:table-cell/>
        </table:table-row>
        <table:table-row table:style-name="ro1">
          <table:table-cell office:value-type="float" office:value="441918" calcext:value-type="float">
            <text:p>441918</text:p>
          </table:table-cell>
          <table:table-cell office:value-type="float" office:value="0" calcext:value-type="float">
            <text:p>0</text:p>
          </table:table-cell>
          <table:table-cell office:value-type="float" office:value="2298078" calcext:value-type="float">
            <text:p>2298078</text:p>
          </table:table-cell>
          <table:table-cell office:value-type="float" office:value="1677572" calcext:value-type="float">
            <text:p>1677572</text:p>
          </table:table-cell>
          <table:table-cell office:value-type="string" calcext:value-type="string">
            <text:p>Nice</text:p>
          </table:table-cell>
          <table:table-cell/>
        </table:table-row>
        <table:table-row table:style-name="ro1">
          <table:table-cell office:value-type="float" office:value="12489" calcext:value-type="float">
            <text:p>12489</text:p>
          </table:table-cell>
          <table:table-cell office:value-type="float" office:value="4263" calcext:value-type="float">
            <text:p>4263</text:p>
          </table:table-cell>
          <table:table-cell office:value-type="float" office:value="0" calcext:value-type="float">
            <text:p>0</text:p>
          </table:table-cell>
          <table:table-cell office:value-type="float" office:value="131369" calcext:value-type="float">
            <text:p>131369</text:p>
          </table:table-cell>
          <table:table-cell office:value-type="string" calcext:value-type="string">
            <text:p>My hometown.. ?</text:p>
          </table:table-cell>
          <table:table-cell/>
        </table:table-row>
        <table:table-row table:style-name="ro1">
          <table:table-cell office:value-type="float" office:value="83087" calcext:value-type="float">
            <text:p>83087</text:p>
          </table:table-cell>
          <table:table-cell office:value-type="float" office:value="0" calcext:value-type="float">
            <text:p>0</text:p>
          </table:table-cell>
          <table:table-cell office:value-type="float" office:value="121542" calcext:value-type="float">
            <text:p>121542</text:p>
          </table:table-cell>
          <table:table-cell office:value-type="float" office:value="80432" calcext:value-type="float">
            <text:p>80432</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5647" calcext:value-type="float">
            <text:p>105647</text:p>
          </table:table-cell>
          <table:table-cell office:value-type="float" office:value="0" calcext:value-type="float">
            <text:p>0</text:p>
          </table:table-cell>
          <table:table-cell office:value-type="float" office:value="417090" calcext:value-type="float">
            <text:p>417090</text:p>
          </table:table-cell>
          <table:table-cell office:value-type="float" office:value="231936" calcext:value-type="float">
            <text:p>231936</text:p>
          </table:table-cell>
          <table:table-cell office:value-type="string" calcext:value-type="string">
            <text:p>What not to do in Africa m planning this August for thwre</text:p>
          </table:table-cell>
          <table:table-cell/>
        </table:table-row>
        <table:table-row table:style-name="ro1">
          <table:table-cell office:value-type="float" office:value="242900" calcext:value-type="float">
            <text:p>242900</text:p>
          </table:table-cell>
          <table:table-cell office:value-type="float" office:value="0" calcext:value-type="float">
            <text:p>0</text:p>
          </table:table-cell>
          <table:table-cell office:value-type="float" office:value="1216808" calcext:value-type="float">
            <text:p>1216808</text:p>
          </table:table-cell>
          <table:table-cell office:value-type="float" office:value="50523" calcext:value-type="float">
            <text:p>50523</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247058" calcext:value-type="float">
            <text:p>247058</text:p>
          </table:table-cell>
          <table:table-cell office:value-type="float" office:value="0" calcext:value-type="float">
            <text:p>0</text:p>
          </table:table-cell>
          <table:table-cell office:value-type="float" office:value="205236" calcext:value-type="float">
            <text:p>205236</text:p>
          </table:table-cell>
          <table:table-cell office:value-type="float" office:value="374578" calcext:value-type="float">
            <text:p>374578</text:p>
          </table:table-cell>
          <table:table-cell office:value-type="string" calcext:value-type="string">
            <text:p>Nice photos champ...</text:p>
          </table:table-cell>
          <table:table-cell/>
        </table:table-row>
        <table:table-row table:style-name="ro1">
          <table:table-cell office:value-type="float" office:value="284409" calcext:value-type="float">
            <text:p>284409</text:p>
          </table:table-cell>
          <table:table-cell office:value-type="float" office:value="0" calcext:value-type="float">
            <text:p>0</text:p>
          </table:table-cell>
          <table:table-cell office:value-type="float" office:value="1496394" calcext:value-type="float">
            <text:p>1496394</text:p>
          </table:table-cell>
          <table:table-cell office:value-type="float" office:value="79053" calcext:value-type="float">
            <text:p>79053</text:p>
          </table:table-cell>
          <table:table-cell office:value-type="string" calcext:value-type="string">
            <text:p>Tum ho bemissal, kya trail hai ekdum</text:p>
          </table:table-cell>
          <table:table-cell/>
        </table:table-row>
        <table:table-row table:style-name="ro1">
          <table:table-cell office:value-type="float" office:value="330829" calcext:value-type="float">
            <text:p>330829</text:p>
          </table:table-cell>
          <table:table-cell office:value-type="float" office:value="0" calcext:value-type="float">
            <text:p>0</text:p>
          </table:table-cell>
          <table:table-cell office:value-type="float" office:value="1766682" calcext:value-type="float">
            <text:p>1766682</text:p>
          </table:table-cell>
          <table:table-cell office:value-type="float" office:value="86496" calcext:value-type="float">
            <text:p>86496</text:p>
          </table:table-cell>
          <table:table-cell office:value-type="string" calcext:value-type="string">
            <text:p>mast content h</text:p>
          </table:table-cell>
          <table:table-cell/>
        </table:table-row>
        <table:table-row table:style-name="ro1">
          <table:table-cell office:value-type="float" office:value="361243" calcext:value-type="float">
            <text:p>361243</text:p>
          </table:table-cell>
          <table:table-cell office:value-type="float" office:value="0" calcext:value-type="float">
            <text:p>0</text:p>
          </table:table-cell>
          <table:table-cell office:value-type="float" office:value="1217906" calcext:value-type="float">
            <text:p>1217906</text:p>
          </table:table-cell>
          <table:table-cell office:value-type="float" office:value="76881" calcext:value-type="float">
            <text:p>7688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93492" calcext:value-type="float">
            <text:p>393492</text:p>
          </table:table-cell>
          <table:table-cell office:value-type="float" office:value="0" calcext:value-type="float">
            <text:p>0</text:p>
          </table:table-cell>
          <table:table-cell office:value-type="float" office:value="686366" calcext:value-type="float">
            <text:p>686366</text:p>
          </table:table-cell>
          <table:table-cell office:value-type="float" office:value="949798" calcext:value-type="float">
            <text:p>949798</text:p>
          </table:table-cell>
          <table:table-cell office:value-type="string" calcext:value-type="string">
            <text:p>Woo</text:p>
          </table:table-cell>
          <table:table-cell/>
        </table:table-row>
        <table:table-row table:style-name="ro1">
          <table:table-cell office:value-type="float" office:value="429500" calcext:value-type="float">
            <text:p>429500</text:p>
          </table:table-cell>
          <table:table-cell office:value-type="float" office:value="0" calcext:value-type="float">
            <text:p>0</text:p>
          </table:table-cell>
          <table:table-cell office:value-type="float" office:value="60528" calcext:value-type="float">
            <text:p>60528</text:p>
          </table:table-cell>
          <table:table-cell office:value-type="float" office:value="22741" calcext:value-type="float">
            <text:p>22741</text:p>
          </table:table-cell>
          <table:table-cell office:value-type="string" calcext:value-type="string">
            <text:p>Nice place</text:p>
          </table:table-cell>
          <table:table-cell/>
        </table:table-row>
        <table:table-row table:style-name="ro1">
          <table:table-cell office:value-type="float" office:value="10056" calcext:value-type="float">
            <text:p>10056</text:p>
          </table:table-cell>
          <table:table-cell office:value-type="float" office:value="0" calcext:value-type="float">
            <text:p>0</text:p>
          </table:table-cell>
          <table:table-cell office:value-type="float" office:value="404534" calcext:value-type="float">
            <text:p>404534</text:p>
          </table:table-cell>
          <table:table-cell office:value-type="float" office:value="4063" calcext:value-type="float">
            <text:p>4063</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2885" calcext:value-type="float">
            <text:p>22885</text:p>
          </table:table-cell>
          <table:table-cell office:value-type="float" office:value="0" calcext:value-type="float">
            <text:p>0</text:p>
          </table:table-cell>
          <table:table-cell office:value-type="float" office:value="594849" calcext:value-type="float">
            <text:p>594849</text:p>
          </table:table-cell>
          <table:table-cell office:value-type="float" office:value="177859" calcext:value-type="float">
            <text:p>177859</text:p>
          </table:table-cell>
          <table:table-cell office:value-type="string" calcext:value-type="string">
            <text:p>Yes I can help You</text:p>
          </table:table-cell>
          <table:table-cell/>
        </table:table-row>
        <table:table-row table:style-name="ro1">
          <table:table-cell office:value-type="float" office:value="112954" calcext:value-type="float">
            <text:p>112954</text:p>
          </table:table-cell>
          <table:table-cell office:value-type="float" office:value="0" calcext:value-type="float">
            <text:p>0</text:p>
          </table:table-cell>
          <table:table-cell office:value-type="float" office:value="805822" calcext:value-type="float">
            <text:p>805822</text:p>
          </table:table-cell>
          <table:table-cell office:value-type="float" office:value="83867" calcext:value-type="float">
            <text:p>83867</text:p>
          </table:table-cell>
          <table:table-cell office:value-type="string" calcext:value-type="string">
            <text:p>The title was superb! The content was a little dreary!</text:p>
          </table:table-cell>
          <table:table-cell/>
        </table:table-row>
        <table:table-row table:style-name="ro1">
          <table:table-cell office:value-type="float" office:value="128267" calcext:value-type="float">
            <text:p>128267</text:p>
          </table:table-cell>
          <table:table-cell office:value-type="float" office:value="0" calcext:value-type="float">
            <text:p>0</text:p>
          </table:table-cell>
          <table:table-cell office:value-type="float" office:value="836151" calcext:value-type="float">
            <text:p>836151</text:p>
          </table:table-cell>
          <table:table-cell office:value-type="float" office:value="233657" calcext:value-type="float">
            <text:p>233657</text:p>
          </table:table-cell>
          <table:table-cell office:value-type="string" calcext:value-type="string">
            <text:p>[[@84131]] Didn’t get you ?</text:p>
          </table:table-cell>
          <table:table-cell/>
        </table:table-row>
        <table:table-row table:style-name="ro1">
          <table:table-cell office:value-type="float" office:value="229301" calcext:value-type="float">
            <text:p>229301</text:p>
          </table:table-cell>
          <table:table-cell office:value-type="float" office:value="0" calcext:value-type="float">
            <text:p>0</text:p>
          </table:table-cell>
          <table:table-cell office:value-type="float" office:value="1174313" calcext:value-type="float">
            <text:p>1174313</text:p>
          </table:table-cell>
          <table:table-cell office:value-type="float" office:value="312011" calcext:value-type="float">
            <text:p>312011</text:p>
          </table:table-cell>
          <table:table-cell office:value-type="string" calcext:value-type="string">
            <text:p>[[@19792]] You should visit Meghalaya soon. You'll love it.</text:p>
          </table:table-cell>
          <table:table-cell/>
        </table:table-row>
        <table:table-row table:style-name="ro1">
          <table:table-cell office:value-type="float" office:value="257169" calcext:value-type="float">
            <text:p>257169</text:p>
          </table:table-cell>
          <table:table-cell office:value-type="float" office:value="0" calcext:value-type="float">
            <text:p>0</text:p>
          </table:table-cell>
          <table:table-cell office:value-type="float" office:value="1328984" calcext:value-type="float">
            <text:p>1328984</text:p>
          </table:table-cell>
          <table:table-cell office:value-type="float" office:value="84570" calcext:value-type="float">
            <text:p>84570</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77979" calcext:value-type="float">
            <text:p>277979</text:p>
          </table:table-cell>
          <table:table-cell office:value-type="float" office:value="0" calcext:value-type="float">
            <text:p>0</text:p>
          </table:table-cell>
          <table:table-cell office:value-type="float" office:value="1455937" calcext:value-type="float">
            <text:p>1455937</text:p>
          </table:table-cell>
          <table:table-cell office:value-type="float" office:value="88334" calcext:value-type="float">
            <text:p>88334</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64309" calcext:value-type="float">
            <text:p>364309</text:p>
          </table:table-cell>
          <table:table-cell office:value-type="float" office:value="0" calcext:value-type="float">
            <text:p>0</text:p>
          </table:table-cell>
          <table:table-cell office:value-type="float" office:value="1111216" calcext:value-type="float">
            <text:p>1111216</text:p>
          </table:table-cell>
          <table:table-cell office:value-type="float" office:value="629199" calcext:value-type="float">
            <text:p>629199</text:p>
          </table:table-cell>
          <table:table-cell office:value-type="string" calcext:value-type="string">
            <text:p>Hii</text:p>
          </table:table-cell>
          <table:table-cell/>
        </table:table-row>
        <table:table-row table:style-name="ro1">
          <table:table-cell office:value-type="float" office:value="380424" calcext:value-type="float">
            <text:p>380424</text:p>
          </table:table-cell>
          <table:table-cell office:value-type="float" office:value="0" calcext:value-type="float">
            <text:p>0</text:p>
          </table:table-cell>
          <table:table-cell office:value-type="float" office:value="76943" calcext:value-type="float">
            <text:p>76943</text:p>
          </table:table-cell>
          <table:table-cell office:value-type="float" office:value="775833" calcext:value-type="float">
            <text:p>775833</text:p>
          </table:table-cell>
          <table:table-cell office:value-type="string" calcext:value-type="string">
            <text:p>Is it good</text:p>
          </table:table-cell>
          <table:table-cell/>
        </table:table-row>
        <table:table-row table:style-name="ro1">
          <table:table-cell office:value-type="float" office:value="36873" calcext:value-type="float">
            <text:p>36873</text:p>
          </table:table-cell>
          <table:table-cell office:value-type="float" office:value="0" calcext:value-type="float">
            <text:p>0</text:p>
          </table:table-cell>
          <table:table-cell office:value-type="float" office:value="621883" calcext:value-type="float">
            <text:p>621883</text:p>
          </table:table-cell>
          <table:table-cell office:value-type="float" office:value="18133" calcext:value-type="float">
            <text:p>18133</text:p>
          </table:table-cell>
          <table:table-cell office:value-type="string" calcext:value-type="string">
            <text:p>what about budget?</text:p>
          </table:table-cell>
          <table:table-cell/>
        </table:table-row>
        <table:table-row table:style-name="ro1">
          <table:table-cell office:value-type="float" office:value="48278" calcext:value-type="float">
            <text:p>48278</text:p>
          </table:table-cell>
          <table:table-cell office:value-type="float" office:value="0" calcext:value-type="float">
            <text:p>0</text:p>
          </table:table-cell>
          <table:table-cell office:value-type="float" office:value="652653" calcext:value-type="float">
            <text:p>652653</text:p>
          </table:table-cell>
          <table:table-cell office:value-type="float" office:value="42934" calcext:value-type="float">
            <text:p>42934</text:p>
          </table:table-cell>
          <table:table-cell office:value-type="string" calcext:value-type="string">
            <text:p>Wow! this is simply an amazing trail!</text:p>
          </table:table-cell>
          <table:table-cell/>
        </table:table-row>
        <table:table-row table:style-name="ro1">
          <table:table-cell office:value-type="float" office:value="102543" calcext:value-type="float">
            <text:p>102543</text:p>
          </table:table-cell>
          <table:table-cell office:value-type="float" office:value="0" calcext:value-type="float">
            <text:p>0</text:p>
          </table:table-cell>
          <table:table-cell office:value-type="float" office:value="783032" calcext:value-type="float">
            <text:p>783032</text:p>
          </table:table-cell>
          <table:table-cell office:value-type="float" office:value="78262" calcext:value-type="float">
            <text:p>7826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20515" calcext:value-type="float">
            <text:p>220515</text:p>
          </table:table-cell>
          <table:table-cell office:value-type="float" office:value="0" calcext:value-type="float">
            <text:p>0</text:p>
          </table:table-cell>
          <table:table-cell office:value-type="float" office:value="1134521" calcext:value-type="float">
            <text:p>1134521</text:p>
          </table:table-cell>
          <table:table-cell office:value-type="float" office:value="342003" calcext:value-type="float">
            <text:p>342003</text:p>
          </table:table-cell>
          <table:table-cell office:value-type="string" calcext:value-type="string">
            <text:p>[[@39740]] yup sure brother</text:p>
          </table:table-cell>
          <table:table-cell/>
        </table:table-row>
        <table:table-row table:style-name="ro1">
          <table:table-cell office:value-type="float" office:value="220777" calcext:value-type="float">
            <text:p>220777</text:p>
          </table:table-cell>
          <table:table-cell office:value-type="float" office:value="0" calcext:value-type="float">
            <text:p>0</text:p>
          </table:table-cell>
          <table:table-cell office:value-type="float" office:value="1136453" calcext:value-type="float">
            <text:p>1136453</text:p>
          </table:table-cell>
          <table:table-cell office:value-type="float" office:value="18530" calcext:value-type="float">
            <text:p>18530</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52292" calcext:value-type="float">
            <text:p>252292</text:p>
          </table:table-cell>
          <table:table-cell office:value-type="float" office:value="0" calcext:value-type="float">
            <text:p>0</text:p>
          </table:table-cell>
          <table:table-cell office:value-type="float" office:value="1276255" calcext:value-type="float">
            <text:p>1276255</text:p>
          </table:table-cell>
          <table:table-cell office:value-type="float" office:value="43683" calcext:value-type="float">
            <text:p>43683</text:p>
          </table:table-cell>
          <table:table-cell office:value-type="string" calcext:value-type="string">
            <text:p>Awesome pictures, could you also share some videos of the placce?</text:p>
          </table:table-cell>
          <table:table-cell/>
        </table:table-row>
        <table:table-row table:style-name="ro1">
          <table:table-cell office:value-type="float" office:value="292531" calcext:value-type="float">
            <text:p>292531</text:p>
          </table:table-cell>
          <table:table-cell office:value-type="float" office:value="1137228" calcext:value-type="float">
            <text:p>1137228</text:p>
          </table:table-cell>
          <table:table-cell office:value-type="float" office:value="0" calcext:value-type="float">
            <text:p>0</text:p>
          </table:table-cell>
          <table:table-cell office:value-type="float" office:value="458911" calcext:value-type="float">
            <text:p>458911</text:p>
          </table:table-cell>
          <table:table-cell office:value-type="string" calcext:value-type="string">
            <text:p>Dressing sense❤️</text:p>
          </table:table-cell>
          <table:table-cell/>
        </table:table-row>
        <table:table-row table:style-name="ro1">
          <table:table-cell office:value-type="float" office:value="295979" calcext:value-type="float">
            <text:p>295979</text:p>
          </table:table-cell>
          <table:table-cell office:value-type="float" office:value="0" calcext:value-type="float">
            <text:p>0</text:p>
          </table:table-cell>
          <table:table-cell office:value-type="float" office:value="1565532" calcext:value-type="float">
            <text:p>1565532</text:p>
          </table:table-cell>
          <table:table-cell office:value-type="float" office:value="79546" calcext:value-type="float">
            <text:p>79546</text:p>
          </table:table-cell>
          <table:table-cell office:value-type="string" calcext:value-type="string">
            <text:p>Chaa gaye tum toh</text:p>
          </table:table-cell>
          <table:table-cell/>
        </table:table-row>
        <table:table-row table:style-name="ro1">
          <table:table-cell office:value-type="float" office:value="344811" calcext:value-type="float">
            <text:p>344811</text:p>
          </table:table-cell>
          <table:table-cell office:value-type="float" office:value="0" calcext:value-type="float">
            <text:p>0</text:p>
          </table:table-cell>
          <table:table-cell office:value-type="float" office:value="1844601" calcext:value-type="float">
            <text:p>1844601</text:p>
          </table:table-cell>
          <table:table-cell office:value-type="float" office:value="43228" calcext:value-type="float">
            <text:p>43228</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412563" calcext:value-type="float">
            <text:p>412563</text:p>
          </table:table-cell>
          <table:table-cell office:value-type="float" office:value="0" calcext:value-type="float">
            <text:p>0</text:p>
          </table:table-cell>
          <table:table-cell office:value-type="float" office:value="2266754" calcext:value-type="float">
            <text:p>2266754</text:p>
          </table:table-cell>
          <table:table-cell office:value-type="float" office:value="763673" calcext:value-type="float">
            <text:p>763673</text:p>
          </table:table-cell>
          <table:table-cell office:value-type="string" calcext:value-type="string">
            <text:p>Follow my profile for international blogs</text:p>
          </table:table-cell>
          <table:table-cell/>
        </table:table-row>
        <table:table-row table:style-name="ro1">
          <table:table-cell office:value-type="float" office:value="419290" calcext:value-type="float">
            <text:p>419290</text:p>
          </table:table-cell>
          <table:table-cell office:value-type="float" office:value="0" calcext:value-type="float">
            <text:p>0</text:p>
          </table:table-cell>
          <table:table-cell office:value-type="float" office:value="2327526" calcext:value-type="float">
            <text:p>2327526</text:p>
          </table:table-cell>
          <table:table-cell office:value-type="float" office:value="39371" calcext:value-type="float">
            <text:p>39371</text:p>
          </table:table-cell>
          <table:table-cell office:value-type="string" calcext:value-type="string">
            <text:p>kuch naya dal na same pani puri</text:p>
          </table:table-cell>
          <table:table-cell/>
        </table:table-row>
        <table:table-row table:style-name="ro1">
          <table:table-cell office:value-type="float" office:value="432864" calcext:value-type="float">
            <text:p>432864</text:p>
          </table:table-cell>
          <table:table-cell office:value-type="float" office:value="0" calcext:value-type="float">
            <text:p>0</text:p>
          </table:table-cell>
          <table:table-cell office:value-type="float" office:value="1088618" calcext:value-type="float">
            <text:p>1088618</text:p>
          </table:table-cell>
          <table:table-cell office:value-type="float" office:value="7334" calcext:value-type="float">
            <text:p>7334</text:p>
          </table:table-cell>
          <table:table-cell office:value-type="string" calcext:value-type="string">
            <text:p>unique</text:p>
          </table:table-cell>
          <table:table-cell/>
        </table:table-row>
        <table:table-row table:style-name="ro1">
          <table:table-cell office:value-type="float" office:value="463390" calcext:value-type="float">
            <text:p>463390</text:p>
          </table:table-cell>
          <table:table-cell office:value-type="float" office:value="0" calcext:value-type="float">
            <text:p>0</text:p>
          </table:table-cell>
          <table:table-cell office:value-type="float" office:value="2269162" calcext:value-type="float">
            <text:p>2269162</text:p>
          </table:table-cell>
          <table:table-cell office:value-type="float" office:value="2232132" calcext:value-type="float">
            <text:p>2232132</text:p>
          </table:table-cell>
          <table:table-cell office:value-type="string" calcext:value-type="string">
            <text:p>Nice</text:p>
          </table:table-cell>
          <table:table-cell/>
        </table:table-row>
        <table:table-row table:style-name="ro1">
          <table:table-cell office:value-type="float" office:value="26232" calcext:value-type="float">
            <text:p>26232</text:p>
          </table:table-cell>
          <table:table-cell office:value-type="float" office:value="0" calcext:value-type="float">
            <text:p>0</text:p>
          </table:table-cell>
          <table:table-cell office:value-type="float" office:value="601549" calcext:value-type="float">
            <text:p>601549</text:p>
          </table:table-cell>
          <table:table-cell office:value-type="float" office:value="179866" calcext:value-type="float">
            <text:p>179866</text:p>
          </table:table-cell>
          <table:table-cell office:value-type="string" calcext:value-type="string">
            <text:p>Yeah sure.... ??</text:p>
          </table:table-cell>
          <table:table-cell/>
        </table:table-row>
        <table:table-row table:style-name="ro1">
          <table:table-cell office:value-type="float" office:value="51351" calcext:value-type="float">
            <text:p>51351</text:p>
          </table:table-cell>
          <table:table-cell office:value-type="float" office:value="0" calcext:value-type="float">
            <text:p>0</text:p>
          </table:table-cell>
          <table:table-cell office:value-type="float" office:value="180450" calcext:value-type="float">
            <text:p>180450</text:p>
          </table:table-cell>
          <table:table-cell office:value-type="float" office:value="82977" calcext:value-type="float">
            <text:p>8297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21635" calcext:value-type="float">
            <text:p>121635</text:p>
          </table:table-cell>
          <table:table-cell office:value-type="float" office:value="0" calcext:value-type="float">
            <text:p>0</text:p>
          </table:table-cell>
          <table:table-cell office:value-type="float" office:value="820291" calcext:value-type="float">
            <text:p>820291</text:p>
          </table:table-cell>
          <table:table-cell office:value-type="float" office:value="244631" calcext:value-type="float">
            <text:p>244631</text:p>
          </table:table-cell>
          <table:table-cell office:value-type="string" calcext:value-type="string">
            <text:p>[[@136342]] Hey.. you can visit between october to March.. weather is too cool. The place is very calm..</text:p>
          </table:table-cell>
          <table:table-cell/>
        </table:table-row>
        <table:table-row table:style-name="ro1">
          <table:table-cell office:value-type="float" office:value="172425" calcext:value-type="float">
            <text:p>172425</text:p>
          </table:table-cell>
          <table:table-cell office:value-type="float" office:value="0" calcext:value-type="float">
            <text:p>0</text:p>
          </table:table-cell>
          <table:table-cell office:value-type="float" office:value="952221" calcext:value-type="float">
            <text:p>952221</text:p>
          </table:table-cell>
          <table:table-cell office:value-type="float" office:value="50379" calcext:value-type="float">
            <text:p>50379</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01438" calcext:value-type="float">
            <text:p>201438</text:p>
          </table:table-cell>
          <table:table-cell office:value-type="float" office:value="0" calcext:value-type="float">
            <text:p>0</text:p>
          </table:table-cell>
          <table:table-cell office:value-type="float" office:value="1044603" calcext:value-type="float">
            <text:p>1044603</text:p>
          </table:table-cell>
          <table:table-cell office:value-type="float" office:value="49551" calcext:value-type="float">
            <text:p>49551</text:p>
          </table:table-cell>
          <table:table-cell office:value-type="string" calcext:value-type="string">
            <text:p>Sahi khel gaye tum toh :P</text:p>
          </table:table-cell>
          <table:table-cell/>
        </table:table-row>
        <table:table-row table:style-name="ro1">
          <table:table-cell office:value-type="float" office:value="225960" calcext:value-type="float">
            <text:p>225960</text:p>
          </table:table-cell>
          <table:table-cell office:value-type="float" office:value="0" calcext:value-type="float">
            <text:p>0</text:p>
          </table:table-cell>
          <table:table-cell office:value-type="float" office:value="1165163" calcext:value-type="float">
            <text:p>1165163</text:p>
          </table:table-cell>
          <table:table-cell office:value-type="float" office:value="40754" calcext:value-type="float">
            <text:p>40754</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252872" calcext:value-type="float">
            <text:p>252872</text:p>
          </table:table-cell>
          <table:table-cell office:value-type="float" office:value="0" calcext:value-type="float">
            <text:p>0</text:p>
          </table:table-cell>
          <table:table-cell office:value-type="float" office:value="1295203" calcext:value-type="float">
            <text:p>1295203</text:p>
          </table:table-cell>
          <table:table-cell office:value-type="float" office:value="40251" calcext:value-type="float">
            <text:p>40251</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279452" calcext:value-type="float">
            <text:p>279452</text:p>
          </table:table-cell>
          <table:table-cell office:value-type="float" office:value="0" calcext:value-type="float">
            <text:p>0</text:p>
          </table:table-cell>
          <table:table-cell office:value-type="float" office:value="1464396" calcext:value-type="float">
            <text:p>1464396</text:p>
          </table:table-cell>
          <table:table-cell office:value-type="float" office:value="87557" calcext:value-type="float">
            <text:p>87557</text:p>
          </table:table-cell>
          <table:table-cell office:value-type="string" calcext:value-type="string">
            <text:p>Hoping for another awesome adventure soon!</text:p>
          </table:table-cell>
          <table:table-cell/>
        </table:table-row>
        <table:table-row table:style-name="ro1">
          <table:table-cell office:value-type="float" office:value="319817" calcext:value-type="float">
            <text:p>319817</text:p>
          </table:table-cell>
          <table:table-cell office:value-type="float" office:value="1263905" calcext:value-type="float">
            <text:p>1263905</text:p>
          </table:table-cell>
          <table:table-cell office:value-type="float" office:value="0" calcext:value-type="float">
            <text:p>0</text:p>
          </table:table-cell>
          <table:table-cell office:value-type="float" office:value="508635" calcext:value-type="float">
            <text:p>508635</text:p>
          </table:table-cell>
          <table:table-cell office:value-type="string" calcext:value-type="string">
            <text:p>Chota bheem?</text:p>
          </table:table-cell>
          <table:table-cell/>
        </table:table-row>
        <table:table-row table:style-name="ro1">
          <table:table-cell office:value-type="float" office:value="392702" calcext:value-type="float">
            <text:p>392702</text:p>
          </table:table-cell>
          <table:table-cell office:value-type="float" office:value="0" calcext:value-type="float">
            <text:p>0</text:p>
          </table:table-cell>
          <table:table-cell office:value-type="float" office:value="1941448" calcext:value-type="float">
            <text:p>1941448</text:p>
          </table:table-cell>
          <table:table-cell office:value-type="float" office:value="945459" calcext:value-type="float">
            <text:p>945459</text:p>
          </table:table-cell>
          <table:table-cell office:value-type="string" calcext:value-type="string">
            <text:p>Comment 2</text:p>
          </table:table-cell>
          <table:table-cell/>
        </table:table-row>
        <table:table-row table:style-name="ro1">
          <table:table-cell office:value-type="float" office:value="431099" calcext:value-type="float">
            <text:p>431099</text:p>
          </table:table-cell>
          <table:table-cell office:value-type="float" office:value="0" calcext:value-type="float">
            <text:p>0</text:p>
          </table:table-cell>
          <table:table-cell office:value-type="float" office:value="2296596" calcext:value-type="float">
            <text:p>2296596</text:p>
          </table:table-cell>
          <table:table-cell office:value-type="float" office:value="7477" calcext:value-type="float">
            <text:p>7477</text:p>
          </table:table-cell>
          <table:table-cell office:value-type="string" calcext:value-type="string">
            <text:p>keep it up</text:p>
          </table:table-cell>
          <table:table-cell/>
        </table:table-row>
        <table:table-row table:style-name="ro1">
          <table:table-cell office:value-type="float" office:value="442781" calcext:value-type="float">
            <text:p>442781</text:p>
          </table:table-cell>
          <table:table-cell office:value-type="float" office:value="0" calcext:value-type="float">
            <text:p>0</text:p>
          </table:table-cell>
          <table:table-cell office:value-type="float" office:value="2327236" calcext:value-type="float">
            <text:p>2327236</text:p>
          </table:table-cell>
          <table:table-cell office:value-type="float" office:value="1717443" calcext:value-type="float">
            <text:p>1717443</text:p>
          </table:table-cell>
          <table:table-cell office:value-type="string" calcext:value-type="string">
            <text:p>Hi</text:p>
          </table:table-cell>
          <table:table-cell/>
        </table:table-row>
        <table:table-row table:style-name="ro1">
          <table:table-cell office:value-type="float" office:value="455398" calcext:value-type="float">
            <text:p>455398</text:p>
          </table:table-cell>
          <table:table-cell office:value-type="float" office:value="0" calcext:value-type="float">
            <text:p>0</text:p>
          </table:table-cell>
          <table:table-cell office:value-type="float" office:value="2563384" calcext:value-type="float">
            <text:p>2563384</text:p>
          </table:table-cell>
          <table:table-cell office:value-type="float" office:value="2045690" calcext:value-type="float">
            <text:p>2045690</text:p>
          </table:table-cell>
          <table:table-cell office:value-type="string" calcext:value-type="string">
            <text:p>Nice</text:p>
          </table:table-cell>
          <table:table-cell/>
        </table:table-row>
        <table:table-row table:style-name="ro1">
          <table:table-cell office:value-type="float" office:value="169169" calcext:value-type="float">
            <text:p>169169</text:p>
          </table:table-cell>
          <table:table-cell office:value-type="float" office:value="551924" calcext:value-type="float">
            <text:p>551924</text:p>
          </table:table-cell>
          <table:table-cell office:value-type="float" office:value="0" calcext:value-type="float">
            <text:p>0</text:p>
          </table:table-cell>
          <table:table-cell office:value-type="float" office:value="284218" calcext:value-type="float">
            <text:p>284218</text:p>
          </table:table-cell>
          <table:table-cell office:value-type="string" calcext:value-type="string">
            <text:p>?</text:p>
          </table:table-cell>
          <table:table-cell/>
        </table:table-row>
        <table:table-row table:style-name="ro1">
          <table:table-cell office:value-type="float" office:value="181128" calcext:value-type="float">
            <text:p>181128</text:p>
          </table:table-cell>
          <table:table-cell office:value-type="float" office:value="0" calcext:value-type="float">
            <text:p>0</text:p>
          </table:table-cell>
          <table:table-cell office:value-type="float" office:value="974120" calcext:value-type="float">
            <text:p>974120</text:p>
          </table:table-cell>
          <table:table-cell office:value-type="float" office:value="82840" calcext:value-type="float">
            <text:p>82840</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30848" calcext:value-type="float">
            <text:p>230848</text:p>
          </table:table-cell>
          <table:table-cell office:value-type="float" office:value="0" calcext:value-type="float">
            <text:p>0</text:p>
          </table:table-cell>
          <table:table-cell office:value-type="float" office:value="1178357" calcext:value-type="float">
            <text:p>1178357</text:p>
          </table:table-cell>
          <table:table-cell office:value-type="float" office:value="39865" calcext:value-type="float">
            <text:p>39865</text:p>
          </table:table-cell>
          <table:table-cell office:value-type="string" calcext:value-type="string">
            <text:p>This looks so amazing ?</text:p>
          </table:table-cell>
          <table:table-cell/>
        </table:table-row>
        <table:table-row table:style-name="ro1">
          <table:table-cell office:value-type="float" office:value="254859" calcext:value-type="float">
            <text:p>254859</text:p>
          </table:table-cell>
          <table:table-cell office:value-type="float" office:value="0" calcext:value-type="float">
            <text:p>0</text:p>
          </table:table-cell>
          <table:table-cell office:value-type="float" office:value="1309222" calcext:value-type="float">
            <text:p>1309222</text:p>
          </table:table-cell>
          <table:table-cell office:value-type="float" office:value="83760" calcext:value-type="float">
            <text:p>83760</text:p>
          </table:table-cell>
          <table:table-cell office:value-type="string" calcext:value-type="string">
            <text:p>Hey what time of the year is best to visit this place?</text:p>
          </table:table-cell>
          <table:table-cell/>
        </table:table-row>
        <table:table-row table:style-name="ro1">
          <table:table-cell office:value-type="float" office:value="350044" calcext:value-type="float">
            <text:p>350044</text:p>
          </table:table-cell>
          <table:table-cell office:value-type="float" office:value="0" calcext:value-type="float">
            <text:p>0</text:p>
          </table:table-cell>
          <table:table-cell office:value-type="float" office:value="1884233" calcext:value-type="float">
            <text:p>1884233</text:p>
          </table:table-cell>
          <table:table-cell office:value-type="float" office:value="473096" calcext:value-type="float">
            <text:p>473096</text:p>
          </table:table-cell>
          <table:table-cell office:value-type="string" calcext:value-type="string">
            <text:p>Hi</text:p>
          </table:table-cell>
          <table:table-cell/>
        </table:table-row>
        <table:table-row table:style-name="ro1">
          <table:table-cell office:value-type="float" office:value="427507" calcext:value-type="float">
            <text:p>427507</text:p>
          </table:table-cell>
          <table:table-cell office:value-type="float" office:value="0" calcext:value-type="float">
            <text:p>0</text:p>
          </table:table-cell>
          <table:table-cell office:value-type="float" office:value="2347116" calcext:value-type="float">
            <text:p>2347116</text:p>
          </table:table-cell>
          <table:table-cell office:value-type="float" office:value="43845" calcext:value-type="float">
            <text:p>43845</text:p>
          </table:table-cell>
          <table:table-cell office:value-type="string" calcext:value-type="string">
            <text:p>WHICH IS THE THING U GOT THIS </text:p>
          </table:table-cell>
          <table:table-cell/>
        </table:table-row>
        <table:table-row table:style-name="ro1">
          <table:table-cell office:value-type="float" office:value="57198" calcext:value-type="float">
            <text:p>57198</text:p>
          </table:table-cell>
          <table:table-cell office:value-type="float" office:value="0" calcext:value-type="float">
            <text:p>0</text:p>
          </table:table-cell>
          <table:table-cell office:value-type="float" office:value="50773" calcext:value-type="float">
            <text:p>50773</text:p>
          </table:table-cell>
          <table:table-cell office:value-type="float" office:value="85076" calcext:value-type="float">
            <text:p>85076</text:p>
          </table:table-cell>
          <table:table-cell office:value-type="string" calcext:value-type="string">
            <text:p>aapke pass shabdo ko istemal karne ki kala hai</text:p>
          </table:table-cell>
          <table:table-cell/>
        </table:table-row>
        <table:table-row table:style-name="ro1">
          <table:table-cell office:value-type="float" office:value="132160" calcext:value-type="float">
            <text:p>132160</text:p>
          </table:table-cell>
          <table:table-cell office:value-type="float" office:value="0" calcext:value-type="float">
            <text:p>0</text:p>
          </table:table-cell>
          <table:table-cell office:value-type="float" office:value="847065" calcext:value-type="float">
            <text:p>847065</text:p>
          </table:table-cell>
          <table:table-cell office:value-type="float" office:value="252990" calcext:value-type="float">
            <text:p>252990</text:p>
          </table:table-cell>
          <table:table-cell office:value-type="string" calcext:value-type="string">
            <text:p>Ooty</text:p>
          </table:table-cell>
          <table:table-cell/>
        </table:table-row>
        <table:table-row table:style-name="ro1">
          <table:table-cell office:value-type="float" office:value="137703" calcext:value-type="float">
            <text:p>137703</text:p>
          </table:table-cell>
          <table:table-cell office:value-type="float" office:value="0" calcext:value-type="float">
            <text:p>0</text:p>
          </table:table-cell>
          <table:table-cell office:value-type="float" office:value="858130" calcext:value-type="float">
            <text:p>858130</text:p>
          </table:table-cell>
          <table:table-cell office:value-type="float" office:value="256592" calcext:value-type="float">
            <text:p>256592</text:p>
          </table:table-cell>
          <table:table-cell office:value-type="string" calcext:value-type="string">
            <text:p>Glad you liked my work Ruchi, just keep it simple and let your content speak.</text:p>
          </table:table-cell>
          <table:table-cell/>
        </table:table-row>
        <table:table-row table:style-name="ro1">
          <table:table-cell office:value-type="float" office:value="153541" calcext:value-type="float">
            <text:p>153541</text:p>
          </table:table-cell>
          <table:table-cell office:value-type="float" office:value="0" calcext:value-type="float">
            <text:p>0</text:p>
          </table:table-cell>
          <table:table-cell office:value-type="float" office:value="901250" calcext:value-type="float">
            <text:p>901250</text:p>
          </table:table-cell>
          <table:table-cell office:value-type="float" office:value="84864" calcext:value-type="float">
            <text:p>84864</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86982" calcext:value-type="float">
            <text:p>186982</text:p>
          </table:table-cell>
          <table:table-cell office:value-type="float" office:value="0" calcext:value-type="float">
            <text:p>0</text:p>
          </table:table-cell>
          <table:table-cell office:value-type="float" office:value="975687" calcext:value-type="float">
            <text:p>975687</text:p>
          </table:table-cell>
          <table:table-cell office:value-type="float" office:value="45024" calcext:value-type="float">
            <text:p>45024</text:p>
          </table:table-cell>
          <table:table-cell office:value-type="string" calcext:value-type="string">
            <text:p>loved your stories! wondering what your next trail would be?</text:p>
          </table:table-cell>
          <table:table-cell/>
        </table:table-row>
        <table:table-row table:style-name="ro1">
          <table:table-cell office:value-type="float" office:value="211007" calcext:value-type="float">
            <text:p>211007</text:p>
          </table:table-cell>
          <table:table-cell office:value-type="float" office:value="0" calcext:value-type="float">
            <text:p>0</text:p>
          </table:table-cell>
          <table:table-cell office:value-type="float" office:value="1085444" calcext:value-type="float">
            <text:p>1085444</text:p>
          </table:table-cell>
          <table:table-cell office:value-type="float" office:value="84040" calcext:value-type="float">
            <text:p>84040</text:p>
          </table:table-cell>
          <table:table-cell office:value-type="string" calcext:value-type="string">
            <text:p>Your title is my new catchphrase!</text:p>
          </table:table-cell>
          <table:table-cell/>
        </table:table-row>
        <table:table-row table:style-name="ro1">
          <table:table-cell office:value-type="float" office:value="223682" calcext:value-type="float">
            <text:p>223682</text:p>
          </table:table-cell>
          <table:table-cell office:value-type="float" office:value="0" calcext:value-type="float">
            <text:p>0</text:p>
          </table:table-cell>
          <table:table-cell office:value-type="float" office:value="1143824" calcext:value-type="float">
            <text:p>1143824</text:p>
          </table:table-cell>
          <table:table-cell office:value-type="float" office:value="344882" calcext:value-type="float">
            <text:p>344882</text:p>
          </table:table-cell>
          <table:table-cell office:value-type="string" calcext:value-type="string">
            <text:p>Thanks man</text:p>
          </table:table-cell>
          <table:table-cell/>
        </table:table-row>
        <table:table-row table:style-name="ro1">
          <table:table-cell office:value-type="float" office:value="293421" calcext:value-type="float">
            <text:p>293421</text:p>
          </table:table-cell>
          <table:table-cell office:value-type="float" office:value="0" calcext:value-type="float">
            <text:p>0</text:p>
          </table:table-cell>
          <table:table-cell office:value-type="float" office:value="1551255" calcext:value-type="float">
            <text:p>1551255</text:p>
          </table:table-cell>
          <table:table-cell office:value-type="float" office:value="50556" calcext:value-type="float">
            <text:p>50556</text:p>
          </table:table-cell>
          <table:table-cell office:value-type="string" calcext:value-type="string">
            <text:p>The photographs and the content are beautifully amalgamated</text:p>
          </table:table-cell>
          <table:table-cell/>
        </table:table-row>
        <table:table-row table:style-name="ro1">
          <table:table-cell office:value-type="float" office:value="329017" calcext:value-type="float">
            <text:p>329017</text:p>
          </table:table-cell>
          <table:table-cell office:value-type="float" office:value="0" calcext:value-type="float">
            <text:p>0</text:p>
          </table:table-cell>
          <table:table-cell office:value-type="float" office:value="1760874" calcext:value-type="float">
            <text:p>1760874</text:p>
          </table:table-cell>
          <table:table-cell office:value-type="float" office:value="83620" calcext:value-type="float">
            <text:p>83620</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88882" calcext:value-type="float">
            <text:p>388882</text:p>
          </table:table-cell>
          <table:table-cell office:value-type="float" office:value="0" calcext:value-type="float">
            <text:p>0</text:p>
          </table:table-cell>
          <table:table-cell office:value-type="float" office:value="2266849" calcext:value-type="float">
            <text:p>2266849</text:p>
          </table:table-cell>
          <table:table-cell office:value-type="float" office:value="920377" calcext:value-type="float">
            <text:p>920377</text:p>
          </table:table-cell>
          <table:table-cell office:value-type="string" calcext:value-type="string">
            <text:p>Very nice</text:p>
          </table:table-cell>
          <table:table-cell/>
        </table:table-row>
        <table:table-row table:style-name="ro1">
          <table:table-cell office:value-type="float" office:value="455395" calcext:value-type="float">
            <text:p>455395</text:p>
          </table:table-cell>
          <table:table-cell office:value-type="float" office:value="0" calcext:value-type="float">
            <text:p>0</text:p>
          </table:table-cell>
          <table:table-cell office:value-type="float" office:value="2528329" calcext:value-type="float">
            <text:p>2528329</text:p>
          </table:table-cell>
          <table:table-cell office:value-type="float" office:value="1990728" calcext:value-type="float">
            <text:p>1990728</text:p>
          </table:table-cell>
          <table:table-cell office:value-type="string" calcext:value-type="string">
            <text:p>Hello</text:p>
          </table:table-cell>
          <table:table-cell/>
        </table:table-row>
        <table:table-row table:style-name="ro1">
          <table:table-cell office:value-type="float" office:value="38981" calcext:value-type="float">
            <text:p>38981</text:p>
          </table:table-cell>
          <table:table-cell office:value-type="float" office:value="0" calcext:value-type="float">
            <text:p>0</text:p>
          </table:table-cell>
          <table:table-cell office:value-type="float" office:value="630030" calcext:value-type="float">
            <text:p>630030</text:p>
          </table:table-cell>
          <table:table-cell office:value-type="float" office:value="84970" calcext:value-type="float">
            <text:p>84970</text:p>
          </table:table-cell>
          <table:table-cell office:value-type="string" calcext:value-type="string">
            <text:p>Jhakaas ekdum</text:p>
          </table:table-cell>
          <table:table-cell/>
        </table:table-row>
        <table:table-row table:style-name="ro1">
          <table:table-cell office:value-type="float" office:value="50343" calcext:value-type="float">
            <text:p>50343</text:p>
          </table:table-cell>
          <table:table-cell office:value-type="float" office:value="80577" calcext:value-type="float">
            <text:p>80577</text:p>
          </table:table-cell>
          <table:table-cell office:value-type="float" office:value="0" calcext:value-type="float">
            <text:p>0</text:p>
          </table:table-cell>
          <table:table-cell office:value-type="float" office:value="195209" calcext:value-type="float">
            <text:p>195209</text:p>
          </table:table-cell>
          <table:table-cell office:value-type="string" calcext:value-type="string">
            <text:p>Would definitely go to vlog there!</text:p>
          </table:table-cell>
          <table:table-cell/>
        </table:table-row>
        <table:table-row table:style-name="ro1">
          <table:table-cell office:value-type="float" office:value="86479" calcext:value-type="float">
            <text:p>86479</text:p>
          </table:table-cell>
          <table:table-cell office:value-type="float" office:value="0" calcext:value-type="float">
            <text:p>0</text:p>
          </table:table-cell>
          <table:table-cell office:value-type="float" office:value="742894" calcext:value-type="float">
            <text:p>742894</text:p>
          </table:table-cell>
          <table:table-cell office:value-type="float" office:value="220614" calcext:value-type="float">
            <text:p>220614</text:p>
          </table:table-cell>
          <table:table-cell office:value-type="string" calcext:value-type="string">
            <text:p>[[@81508]]</text:p>
          </table:table-cell>
          <table:table-cell/>
        </table:table-row>
        <table:table-row table:style-name="ro1">
          <table:table-cell office:value-type="float" office:value="101045" calcext:value-type="float">
            <text:p>101045</text:p>
          </table:table-cell>
          <table:table-cell office:value-type="float" office:value="0" calcext:value-type="float">
            <text:p>0</text:p>
          </table:table-cell>
          <table:table-cell office:value-type="float" office:value="126158" calcext:value-type="float">
            <text:p>126158</text:p>
          </table:table-cell>
          <table:table-cell office:value-type="float" office:value="211156" calcext:value-type="float">
            <text:p>211156</text:p>
          </table:table-cell>
          <table:table-cell office:value-type="string" calcext:value-type="string">
            <text:p>Hey when r u gng for ur next ride?</text:p>
          </table:table-cell>
          <table:table-cell/>
        </table:table-row>
        <table:table-row table:style-name="ro1">
          <table:table-cell office:value-type="float" office:value="116353" calcext:value-type="float">
            <text:p>116353</text:p>
          </table:table-cell>
          <table:table-cell office:value-type="float" office:value="0" calcext:value-type="float">
            <text:p>0</text:p>
          </table:table-cell>
          <table:table-cell office:value-type="float" office:value="814539" calcext:value-type="float">
            <text:p>814539</text:p>
          </table:table-cell>
          <table:table-cell office:value-type="float" office:value="45671" calcext:value-type="float">
            <text:p>45671</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38598" calcext:value-type="float">
            <text:p>138598</text:p>
          </table:table-cell>
          <table:table-cell office:value-type="float" office:value="0" calcext:value-type="float">
            <text:p>0</text:p>
          </table:table-cell>
          <table:table-cell office:value-type="float" office:value="862793" calcext:value-type="float">
            <text:p>862793</text:p>
          </table:table-cell>
          <table:table-cell office:value-type="float" office:value="52762" calcext:value-type="float">
            <text:p>52762</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54186" calcext:value-type="float">
            <text:p>154186</text:p>
          </table:table-cell>
          <table:table-cell office:value-type="float" office:value="0" calcext:value-type="float">
            <text:p>0</text:p>
          </table:table-cell>
          <table:table-cell office:value-type="float" office:value="898977" calcext:value-type="float">
            <text:p>898977</text:p>
          </table:table-cell>
          <table:table-cell office:value-type="float" office:value="84441" calcext:value-type="float">
            <text:p>84441</text:p>
          </table:table-cell>
          <table:table-cell office:value-type="string" calcext:value-type="string">
            <text:p>amazing stories! when can i read your next adventure?</text:p>
          </table:table-cell>
          <table:table-cell/>
        </table:table-row>
        <table:table-row table:style-name="ro1">
          <table:table-cell office:value-type="float" office:value="281497" calcext:value-type="float">
            <text:p>281497</text:p>
          </table:table-cell>
          <table:table-cell office:value-type="float" office:value="0" calcext:value-type="float">
            <text:p>0</text:p>
          </table:table-cell>
          <table:table-cell office:value-type="float" office:value="1476373" calcext:value-type="float">
            <text:p>1476373</text:p>
          </table:table-cell>
          <table:table-cell office:value-type="float" office:value="454022" calcext:value-type="float">
            <text:p>454022</text:p>
          </table:table-cell>
          <table:table-cell office:value-type="string" calcext:value-type="string">
            <text:p>[[@87390]] thank you ?</text:p>
          </table:table-cell>
          <table:table-cell/>
        </table:table-row>
        <table:table-row table:style-name="ro1">
          <table:table-cell office:value-type="float" office:value="339190" calcext:value-type="float">
            <text:p>339190</text:p>
          </table:table-cell>
          <table:table-cell office:value-type="float" office:value="0" calcext:value-type="float">
            <text:p>0</text:p>
          </table:table-cell>
          <table:table-cell office:value-type="float" office:value="1706737" calcext:value-type="float">
            <text:p>1706737</text:p>
          </table:table-cell>
          <table:table-cell office:value-type="float" office:value="429318" calcext:value-type="float">
            <text:p>429318</text:p>
          </table:table-cell>
          <table:table-cell office:value-type="string" calcext:value-type="string">
            <text:p>Interested but how do you evaluate who gets to go.</text:p>
          </table:table-cell>
          <table:table-cell/>
        </table:table-row>
        <table:table-row table:style-name="ro1">
          <table:table-cell office:value-type="float" office:value="446660" calcext:value-type="float">
            <text:p>446660</text:p>
          </table:table-cell>
          <table:table-cell office:value-type="float" office:value="0" calcext:value-type="float">
            <text:p>0</text:p>
          </table:table-cell>
          <table:table-cell office:value-type="float" office:value="2484807" calcext:value-type="float">
            <text:p>2484807</text:p>
          </table:table-cell>
          <table:table-cell office:value-type="float" office:value="1813521" calcext:value-type="float">
            <text:p>1813521</text:p>
          </table:table-cell>
          <table:table-cell office:value-type="string" calcext:value-type="string">
            <text:p>Love</text:p>
          </table:table-cell>
          <table:table-cell/>
        </table:table-row>
        <table:table-row table:style-name="ro1">
          <table:table-cell office:value-type="float" office:value="74189" calcext:value-type="float">
            <text:p>74189</text:p>
          </table:table-cell>
          <table:table-cell office:value-type="float" office:value="0" calcext:value-type="float">
            <text:p>0</text:p>
          </table:table-cell>
          <table:table-cell office:value-type="float" office:value="714712" calcext:value-type="float">
            <text:p>714712</text:p>
          </table:table-cell>
          <table:table-cell office:value-type="float" office:value="85728" calcext:value-type="float">
            <text:p>85728</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76223" calcext:value-type="float">
            <text:p>76223</text:p>
          </table:table-cell>
          <table:table-cell office:value-type="float" office:value="0" calcext:value-type="float">
            <text:p>0</text:p>
          </table:table-cell>
          <table:table-cell office:value-type="float" office:value="724380" calcext:value-type="float">
            <text:p>724380</text:p>
          </table:table-cell>
          <table:table-cell office:value-type="float" office:value="76611" calcext:value-type="float">
            <text:p>76611</text:p>
          </table:table-cell>
          <table:table-cell office:value-type="string" calcext:value-type="string">
            <text:p>Wow! that's such a cool title! but the images were so blurry!</text:p>
          </table:table-cell>
          <table:table-cell/>
        </table:table-row>
        <table:table-row table:style-name="ro1">
          <table:table-cell office:value-type="float" office:value="84887" calcext:value-type="float">
            <text:p>84887</text:p>
          </table:table-cell>
          <table:table-cell office:value-type="float" office:value="0" calcext:value-type="float">
            <text:p>0</text:p>
          </table:table-cell>
          <table:table-cell office:value-type="float" office:value="52677" calcext:value-type="float">
            <text:p>52677</text:p>
          </table:table-cell>
          <table:table-cell office:value-type="float" office:value="40150" calcext:value-type="float">
            <text:p>4015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32224" calcext:value-type="float">
            <text:p>132224</text:p>
          </table:table-cell>
          <table:table-cell office:value-type="float" office:value="0" calcext:value-type="float">
            <text:p>0</text:p>
          </table:table-cell>
          <table:table-cell office:value-type="float" office:value="845898" calcext:value-type="float">
            <text:p>845898</text:p>
          </table:table-cell>
          <table:table-cell office:value-type="float" office:value="40519" calcext:value-type="float">
            <text:p>40519</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178791" calcext:value-type="float">
            <text:p>178791</text:p>
          </table:table-cell>
          <table:table-cell office:value-type="float" office:value="0" calcext:value-type="float">
            <text:p>0</text:p>
          </table:table-cell>
          <table:table-cell office:value-type="float" office:value="971596" calcext:value-type="float">
            <text:p>971596</text:p>
          </table:table-cell>
          <table:table-cell office:value-type="float" office:value="45593" calcext:value-type="float">
            <text:p>45593</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92640" calcext:value-type="float">
            <text:p>192640</text:p>
          </table:table-cell>
          <table:table-cell office:value-type="float" office:value="0" calcext:value-type="float">
            <text:p>0</text:p>
          </table:table-cell>
          <table:table-cell office:value-type="float" office:value="997637" calcext:value-type="float">
            <text:p>997637</text:p>
          </table:table-cell>
          <table:table-cell office:value-type="float" office:value="76538" calcext:value-type="float">
            <text:p>76538</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199727" calcext:value-type="float">
            <text:p>199727</text:p>
          </table:table-cell>
          <table:table-cell office:value-type="float" office:value="0" calcext:value-type="float">
            <text:p>0</text:p>
          </table:table-cell>
          <table:table-cell office:value-type="float" office:value="1028449" calcext:value-type="float">
            <text:p>1028449</text:p>
          </table:table-cell>
          <table:table-cell office:value-type="float" office:value="261569" calcext:value-type="float">
            <text:p>261569</text:p>
          </table:table-cell>
          <table:table-cell office:value-type="string" calcext:value-type="string">
            <text:p>[[@1]] <text:s/>Mental Health Awareness week</text:p>
          </table:table-cell>
          <table:table-cell/>
        </table:table-row>
        <table:table-row table:style-name="ro1">
          <table:table-cell office:value-type="float" office:value="227467" calcext:value-type="float">
            <text:p>227467</text:p>
          </table:table-cell>
          <table:table-cell office:value-type="float" office:value="0" calcext:value-type="float">
            <text:p>0</text:p>
          </table:table-cell>
          <table:table-cell office:value-type="float" office:value="1170297" calcext:value-type="float">
            <text:p>1170297</text:p>
          </table:table-cell>
          <table:table-cell office:value-type="float" office:value="353068" calcext:value-type="float">
            <text:p>353068</text:p>
          </table:table-cell>
          <table:table-cell office:value-type="string" calcext:value-type="string">
            <text:p>[[@85041]] yup it's grt to visit</text:p>
          </table:table-cell>
          <table:table-cell/>
        </table:table-row>
        <table:table-row table:style-name="ro1">
          <table:table-cell office:value-type="float" office:value="313853" calcext:value-type="float">
            <text:p>313853</text:p>
          </table:table-cell>
          <table:table-cell office:value-type="float" office:value="0" calcext:value-type="float">
            <text:p>0</text:p>
          </table:table-cell>
          <table:table-cell office:value-type="float" office:value="1665843" calcext:value-type="float">
            <text:p>1665843</text:p>
          </table:table-cell>
          <table:table-cell office:value-type="float" office:value="136269" calcext:value-type="float">
            <text:p>136269</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363333" calcext:value-type="float">
            <text:p>363333</text:p>
          </table:table-cell>
          <table:table-cell office:value-type="float" office:value="0" calcext:value-type="float">
            <text:p>0</text:p>
          </table:table-cell>
          <table:table-cell office:value-type="float" office:value="2088803" calcext:value-type="float">
            <text:p>2088803</text:p>
          </table:table-cell>
          <table:table-cell office:value-type="float" office:value="231322" calcext:value-type="float">
            <text:p>231322</text:p>
          </table:table-cell>
          <table:table-cell office:value-type="string" calcext:value-type="string">
            <text:p>[[@345343]]</text:p>
          </table:table-cell>
          <table:table-cell/>
        </table:table-row>
        <table:table-row table:style-name="ro2">
          <table:table-cell office:value-type="float" office:value="382167" calcext:value-type="float">
            <text:p>382167</text:p>
          </table:table-cell>
          <table:table-cell office:value-type="float" office:value="0" calcext:value-type="float">
            <text:p>0</text:p>
          </table:table-cell>
          <table:table-cell office:value-type="float" office:value="2226054" calcext:value-type="float">
            <text:p>2226054</text:p>
          </table:table-cell>
          <table:table-cell office:value-type="float" office:value="722596" calcext:value-type="float">
            <text:p>722596</text:p>
          </table:table-cell>
          <table:table-cell office:value-type="string" calcext:value-type="string">
            <text:p>[[@77808]] sure </text:p>
            <text:p>What are the details you require</text:p>
          </table:table-cell>
          <table:table-cell/>
        </table:table-row>
        <table:table-row table:style-name="ro1">
          <table:table-cell office:value-type="float" office:value="384665" calcext:value-type="float">
            <text:p>384665</text:p>
          </table:table-cell>
          <table:table-cell office:value-type="float" office:value="0" calcext:value-type="float">
            <text:p>0</text:p>
          </table:table-cell>
          <table:table-cell office:value-type="float" office:value="2257976" calcext:value-type="float">
            <text:p>2257976</text:p>
          </table:table-cell>
          <table:table-cell office:value-type="float" office:value="880907" calcext:value-type="float">
            <text:p>880907</text:p>
          </table:table-cell>
          <table:table-cell office:value-type="string" calcext:value-type="string">
            <text:p>Hoy</text:p>
          </table:table-cell>
          <table:table-cell/>
        </table:table-row>
        <table:table-row table:style-name="ro1">
          <table:table-cell office:value-type="float" office:value="423955" calcext:value-type="float">
            <text:p>423955</text:p>
          </table:table-cell>
          <table:table-cell office:value-type="float" office:value="0" calcext:value-type="float">
            <text:p>0</text:p>
          </table:table-cell>
          <table:table-cell office:value-type="float" office:value="2249694" calcext:value-type="float">
            <text:p>2249694</text:p>
          </table:table-cell>
          <table:table-cell office:value-type="float" office:value="7271" calcext:value-type="float">
            <text:p>7271</text:p>
          </table:table-cell>
          <table:table-cell office:value-type="string" calcext:value-type="string">
            <text:p>those are some amazing stuff you got from trell</text:p>
          </table:table-cell>
          <table:table-cell/>
        </table:table-row>
        <table:table-row table:style-name="ro1">
          <table:table-cell office:value-type="float" office:value="448674" calcext:value-type="float">
            <text:p>448674</text:p>
          </table:table-cell>
          <table:table-cell office:value-type="float" office:value="0" calcext:value-type="float">
            <text:p>0</text:p>
          </table:table-cell>
          <table:table-cell office:value-type="float" office:value="2317326" calcext:value-type="float">
            <text:p>2317326</text:p>
          </table:table-cell>
          <table:table-cell office:value-type="float" office:value="1859728" calcext:value-type="float">
            <text:p>1859728</text:p>
          </table:table-cell>
          <table:table-cell office:value-type="string" calcext:value-type="string">
            <text:p>Hiii</text:p>
          </table:table-cell>
          <table:table-cell/>
        </table:table-row>
        <table:table-row table:style-name="ro1">
          <table:table-cell office:value-type="float" office:value="108936" calcext:value-type="float">
            <text:p>108936</text:p>
          </table:table-cell>
          <table:table-cell office:value-type="float" office:value="0" calcext:value-type="float">
            <text:p>0</text:p>
          </table:table-cell>
          <table:table-cell office:value-type="float" office:value="796291" calcext:value-type="float">
            <text:p>796291</text:p>
          </table:table-cell>
          <table:table-cell office:value-type="float" office:value="78819" calcext:value-type="float">
            <text:p>7881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12243" calcext:value-type="float">
            <text:p>112243</text:p>
          </table:table-cell>
          <table:table-cell office:value-type="float" office:value="0" calcext:value-type="float">
            <text:p>0</text:p>
          </table:table-cell>
          <table:table-cell office:value-type="float" office:value="804237" calcext:value-type="float">
            <text:p>804237</text:p>
          </table:table-cell>
          <table:table-cell office:value-type="float" office:value="83286" calcext:value-type="float">
            <text:p>83286</text:p>
          </table:table-cell>
          <table:table-cell office:value-type="string" calcext:value-type="string">
            <text:p>Wow! this is simply an amazing trail!</text:p>
          </table:table-cell>
          <table:table-cell/>
        </table:table-row>
        <table:table-row table:style-name="ro1">
          <table:table-cell office:value-type="float" office:value="121304" calcext:value-type="float">
            <text:p>121304</text:p>
          </table:table-cell>
          <table:table-cell office:value-type="float" office:value="0" calcext:value-type="float">
            <text:p>0</text:p>
          </table:table-cell>
          <table:table-cell office:value-type="float" office:value="40476" calcext:value-type="float">
            <text:p>40476</text:p>
          </table:table-cell>
          <table:table-cell office:value-type="float" office:value="82043" calcext:value-type="float">
            <text:p>82043</text:p>
          </table:table-cell>
          <table:table-cell office:value-type="string" calcext:value-type="string">
            <text:p>Sahi hai yeh toh bc</text:p>
          </table:table-cell>
          <table:table-cell/>
        </table:table-row>
        <table:table-row table:style-name="ro1">
          <table:table-cell office:value-type="float" office:value="178558" calcext:value-type="float">
            <text:p>178558</text:p>
          </table:table-cell>
          <table:table-cell office:value-type="float" office:value="0" calcext:value-type="float">
            <text:p>0</text:p>
          </table:table-cell>
          <table:table-cell office:value-type="float" office:value="968849" calcext:value-type="float">
            <text:p>968849</text:p>
          </table:table-cell>
          <table:table-cell office:value-type="float" office:value="52789" calcext:value-type="float">
            <text:p>52789</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87851" calcext:value-type="float">
            <text:p>187851</text:p>
          </table:table-cell>
          <table:table-cell office:value-type="float" office:value="0" calcext:value-type="float">
            <text:p>0</text:p>
          </table:table-cell>
          <table:table-cell office:value-type="float" office:value="977331" calcext:value-type="float">
            <text:p>977331</text:p>
          </table:table-cell>
          <table:table-cell office:value-type="float" office:value="294576" calcext:value-type="float">
            <text:p>294576</text:p>
          </table:table-cell>
          <table:table-cell office:value-type="string" calcext:value-type="string">
            <text:p>[[@77165]] dhanyawaad</text:p>
          </table:table-cell>
          <table:table-cell/>
        </table:table-row>
        <table:table-row table:style-name="ro1">
          <table:table-cell office:value-type="float" office:value="287660" calcext:value-type="float">
            <text:p>287660</text:p>
          </table:table-cell>
          <table:table-cell office:value-type="float" office:value="0" calcext:value-type="float">
            <text:p>0</text:p>
          </table:table-cell>
          <table:table-cell office:value-type="float" office:value="1491643" calcext:value-type="float">
            <text:p>1491643</text:p>
          </table:table-cell>
          <table:table-cell office:value-type="float" office:value="458717" calcext:value-type="float">
            <text:p>458717</text:p>
          </table:table-cell>
          <table:table-cell office:value-type="string" calcext:value-type="string">
            <text:p>[[@1]]</text:p>
          </table:table-cell>
          <table:table-cell/>
        </table:table-row>
        <table:table-row table:style-name="ro1">
          <table:table-cell office:value-type="float" office:value="395110" calcext:value-type="float">
            <text:p>395110</text:p>
          </table:table-cell>
          <table:table-cell office:value-type="float" office:value="0" calcext:value-type="float">
            <text:p>0</text:p>
          </table:table-cell>
          <table:table-cell office:value-type="float" office:value="2288782" calcext:value-type="float">
            <text:p>2288782</text:p>
          </table:table-cell>
          <table:table-cell office:value-type="float" office:value="12296" calcext:value-type="float">
            <text:p>12296</text:p>
          </table:table-cell>
          <table:table-cell office:value-type="string" calcext:value-type="string">
            <text:p>I dont want this video to end!!!</text:p>
          </table:table-cell>
          <table:table-cell/>
        </table:table-row>
        <table:table-row table:style-name="ro1">
          <table:table-cell office:value-type="float" office:value="446295" calcext:value-type="float">
            <text:p>446295</text:p>
          </table:table-cell>
          <table:table-cell office:value-type="float" office:value="0" calcext:value-type="float">
            <text:p>0</text:p>
          </table:table-cell>
          <table:table-cell office:value-type="float" office:value="160371" calcext:value-type="float">
            <text:p>160371</text:p>
          </table:table-cell>
          <table:table-cell office:value-type="float" office:value="474276" calcext:value-type="float">
            <text:p>474276</text:p>
          </table:table-cell>
          <table:table-cell office:value-type="string" calcext:value-type="string">
            <text:p>Nice</text:p>
          </table:table-cell>
          <table:table-cell/>
        </table:table-row>
        <table:table-row table:style-name="ro1">
          <table:table-cell office:value-type="float" office:value="67591" calcext:value-type="float">
            <text:p>67591</text:p>
          </table:table-cell>
          <table:table-cell office:value-type="float" office:value="0" calcext:value-type="float">
            <text:p>0</text:p>
          </table:table-cell>
          <table:table-cell office:value-type="float" office:value="695303" calcext:value-type="float">
            <text:p>695303</text:p>
          </table:table-cell>
          <table:table-cell office:value-type="float" office:value="207341" calcext:value-type="float">
            <text:p>207341</text:p>
          </table:table-cell>
          <table:table-cell office:value-type="string" calcext:value-type="string">
            <text:p>[[@79439]] you think is cuz I uploaded them straight from my instagram account? But I found them clear enough though.</text:p>
          </table:table-cell>
          <table:table-cell/>
        </table:table-row>
        <table:table-row table:style-name="ro1">
          <table:table-cell office:value-type="float" office:value="71622" calcext:value-type="float">
            <text:p>71622</text:p>
          </table:table-cell>
          <table:table-cell office:value-type="float" office:value="0" calcext:value-type="float">
            <text:p>0</text:p>
          </table:table-cell>
          <table:table-cell office:value-type="float" office:value="648874" calcext:value-type="float">
            <text:p>648874</text:p>
          </table:table-cell>
          <table:table-cell office:value-type="float" office:value="206944" calcext:value-type="float">
            <text:p>206944</text:p>
          </table:table-cell>
          <table:table-cell office:value-type="string" calcext:value-type="string">
            <text:p>Beautifully captured bro ??</text:p>
          </table:table-cell>
          <table:table-cell/>
        </table:table-row>
        <table:table-row table:style-name="ro1">
          <table:table-cell office:value-type="float" office:value="111771" calcext:value-type="float">
            <text:p>111771</text:p>
          </table:table-cell>
          <table:table-cell office:value-type="float" office:value="0" calcext:value-type="float">
            <text:p>0</text:p>
          </table:table-cell>
          <table:table-cell office:value-type="float" office:value="802170" calcext:value-type="float">
            <text:p>802170</text:p>
          </table:table-cell>
          <table:table-cell office:value-type="float" office:value="76894" calcext:value-type="float">
            <text:p>76894</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112401" calcext:value-type="float">
            <text:p>112401</text:p>
          </table:table-cell>
          <table:table-cell office:value-type="float" office:value="0" calcext:value-type="float">
            <text:p>0</text:p>
          </table:table-cell>
          <table:table-cell office:value-type="float" office:value="805185" calcext:value-type="float">
            <text:p>805185</text:p>
          </table:table-cell>
          <table:table-cell office:value-type="float" office:value="83787" calcext:value-type="float">
            <text:p>83787</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132798" calcext:value-type="float">
            <text:p>132798</text:p>
          </table:table-cell>
          <table:table-cell office:value-type="float" office:value="0" calcext:value-type="float">
            <text:p>0</text:p>
          </table:table-cell>
          <table:table-cell office:value-type="float" office:value="848019" calcext:value-type="float">
            <text:p>848019</text:p>
          </table:table-cell>
          <table:table-cell office:value-type="float" office:value="81177" calcext:value-type="float">
            <text:p>81177</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67363" calcext:value-type="float">
            <text:p>167363</text:p>
          </table:table-cell>
          <table:table-cell office:value-type="float" office:value="0" calcext:value-type="float">
            <text:p>0</text:p>
          </table:table-cell>
          <table:table-cell office:value-type="float" office:value="936978" calcext:value-type="float">
            <text:p>936978</text:p>
          </table:table-cell>
          <table:table-cell office:value-type="float" office:value="281710" calcext:value-type="float">
            <text:p>281710</text:p>
          </table:table-cell>
          <table:table-cell office:value-type="string" calcext:value-type="string">
            <text:p>It's a nice place if you come then you can see blackpagoga(suntemple) and many places are near to this</text:p>
          </table:table-cell>
          <table:table-cell/>
        </table:table-row>
        <table:table-row table:style-name="ro1">
          <table:table-cell office:value-type="float" office:value="200996" calcext:value-type="float">
            <text:p>200996</text:p>
          </table:table-cell>
          <table:table-cell office:value-type="float" office:value="0" calcext:value-type="float">
            <text:p>0</text:p>
          </table:table-cell>
          <table:table-cell office:value-type="float" office:value="1041138" calcext:value-type="float">
            <text:p>1041138</text:p>
          </table:table-cell>
          <table:table-cell office:value-type="float" office:value="313728" calcext:value-type="float">
            <text:p>313728</text:p>
          </table:table-cell>
          <table:table-cell office:value-type="string" calcext:value-type="string">
            <text:p>[[@45183]] all the best... Monsoon is good here</text:p>
          </table:table-cell>
          <table:table-cell/>
        </table:table-row>
        <table:table-row table:style-name="ro1">
          <table:table-cell office:value-type="float" office:value="229940" calcext:value-type="float">
            <text:p>229940</text:p>
          </table:table-cell>
          <table:table-cell office:value-type="float" office:value="0" calcext:value-type="float">
            <text:p>0</text:p>
          </table:table-cell>
          <table:table-cell office:value-type="float" office:value="1173525" calcext:value-type="float">
            <text:p>1173525</text:p>
          </table:table-cell>
          <table:table-cell office:value-type="float" office:value="80989" calcext:value-type="float">
            <text:p>80989</text:p>
          </table:table-cell>
          <table:table-cell office:value-type="string" calcext:value-type="string">
            <text:p>Hoping for another awesome adventure soon!</text:p>
          </table:table-cell>
          <table:table-cell/>
        </table:table-row>
        <table:table-row table:style-name="ro1">
          <table:table-cell office:value-type="float" office:value="323287" calcext:value-type="float">
            <text:p>323287</text:p>
          </table:table-cell>
          <table:table-cell office:value-type="float" office:value="1309817" calcext:value-type="float">
            <text:p>1309817</text:p>
          </table:table-cell>
          <table:table-cell office:value-type="float" office:value="0" calcext:value-type="float">
            <text:p>0</text:p>
          </table:table-cell>
          <table:table-cell office:value-type="float" office:value="446063" calcext:value-type="float">
            <text:p>446063</text:p>
          </table:table-cell>
          <table:table-cell office:value-type="string" calcext:value-type="string">
            <text:p>[[@1]]</text:p>
          </table:table-cell>
          <table:table-cell/>
        </table:table-row>
        <table:table-row table:style-name="ro1">
          <table:table-cell office:value-type="float" office:value="53282" calcext:value-type="float">
            <text:p>53282</text:p>
          </table:table-cell>
          <table:table-cell office:value-type="float" office:value="0" calcext:value-type="float">
            <text:p>0</text:p>
          </table:table-cell>
          <table:table-cell office:value-type="float" office:value="664663" calcext:value-type="float">
            <text:p>664663</text:p>
          </table:table-cell>
          <table:table-cell office:value-type="float" office:value="42520" calcext:value-type="float">
            <text:p>4252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53767" calcext:value-type="float">
            <text:p>53767</text:p>
          </table:table-cell>
          <table:table-cell office:value-type="float" office:value="0" calcext:value-type="float">
            <text:p>0</text:p>
          </table:table-cell>
          <table:table-cell office:value-type="float" office:value="665484" calcext:value-type="float">
            <text:p>665484</text:p>
          </table:table-cell>
          <table:table-cell office:value-type="float" office:value="77930" calcext:value-type="float">
            <text:p>77930</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65382" calcext:value-type="float">
            <text:p>65382</text:p>
          </table:table-cell>
          <table:table-cell office:value-type="float" office:value="0" calcext:value-type="float">
            <text:p>0</text:p>
          </table:table-cell>
          <table:table-cell office:value-type="float" office:value="691615" calcext:value-type="float">
            <text:p>691615</text:p>
          </table:table-cell>
          <table:table-cell office:value-type="float" office:value="206006" calcext:value-type="float">
            <text:p>206006</text:p>
          </table:table-cell>
          <table:table-cell office:value-type="string" calcext:value-type="string">
            <text:p>[[@86377]] thanks ?</text:p>
          </table:table-cell>
          <table:table-cell/>
        </table:table-row>
        <table:table-row table:style-name="ro1">
          <table:table-cell office:value-type="float" office:value="77422" calcext:value-type="float">
            <text:p>77422</text:p>
          </table:table-cell>
          <table:table-cell office:value-type="float" office:value="0" calcext:value-type="float">
            <text:p>0</text:p>
          </table:table-cell>
          <table:table-cell office:value-type="float" office:value="728752" calcext:value-type="float">
            <text:p>728752</text:p>
          </table:table-cell>
          <table:table-cell office:value-type="float" office:value="216216" calcext:value-type="float">
            <text:p>216216</text:p>
          </table:table-cell>
          <table:table-cell office:value-type="string" calcext:value-type="string">
            <text:p>[[@79043]] yup...just wait n watch more trails on a queue...</text:p>
          </table:table-cell>
          <table:table-cell/>
        </table:table-row>
        <table:table-row table:style-name="ro1">
          <table:table-cell office:value-type="float" office:value="89192" calcext:value-type="float">
            <text:p>89192</text:p>
          </table:table-cell>
          <table:table-cell office:value-type="float" office:value="0" calcext:value-type="float">
            <text:p>0</text:p>
          </table:table-cell>
          <table:table-cell office:value-type="float" office:value="748155" calcext:value-type="float">
            <text:p>748155</text:p>
          </table:table-cell>
          <table:table-cell office:value-type="float" office:value="80369" calcext:value-type="float">
            <text:p>80369</text:p>
          </table:table-cell>
          <table:table-cell office:value-type="string" calcext:value-type="string">
            <text:p>So glad you shared this today!</text:p>
          </table:table-cell>
          <table:table-cell/>
        </table:table-row>
        <table:table-row table:style-name="ro1">
          <table:table-cell office:value-type="float" office:value="124460" calcext:value-type="float">
            <text:p>124460</text:p>
          </table:table-cell>
          <table:table-cell office:value-type="float" office:value="0" calcext:value-type="float">
            <text:p>0</text:p>
          </table:table-cell>
          <table:table-cell office:value-type="float" office:value="825915" calcext:value-type="float">
            <text:p>825915</text:p>
          </table:table-cell>
          <table:table-cell office:value-type="float" office:value="178337" calcext:value-type="float">
            <text:p>178337</text:p>
          </table:table-cell>
          <table:table-cell office:value-type="string" calcext:value-type="string">
            <text:p>I'm glag to know this... <text:s/>please visit Jaisalmer</text:p>
          </table:table-cell>
          <table:table-cell/>
        </table:table-row>
        <table:table-row table:style-name="ro1">
          <table:table-cell office:value-type="float" office:value="129851" calcext:value-type="float">
            <text:p>129851</text:p>
          </table:table-cell>
          <table:table-cell office:value-type="float" office:value="0" calcext:value-type="float">
            <text:p>0</text:p>
          </table:table-cell>
          <table:table-cell office:value-type="float" office:value="840344" calcext:value-type="float">
            <text:p>840344</text:p>
          </table:table-cell>
          <table:table-cell office:value-type="float" office:value="76273" calcext:value-type="float">
            <text:p>7627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35573" calcext:value-type="float">
            <text:p>135573</text:p>
          </table:table-cell>
          <table:table-cell office:value-type="float" office:value="0" calcext:value-type="float">
            <text:p>0</text:p>
          </table:table-cell>
          <table:table-cell office:value-type="float" office:value="854960" calcext:value-type="float">
            <text:p>854960</text:p>
          </table:table-cell>
          <table:table-cell office:value-type="float" office:value="39711" calcext:value-type="float">
            <text:p>39711</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84653" calcext:value-type="float">
            <text:p>384653</text:p>
          </table:table-cell>
          <table:table-cell office:value-type="float" office:value="0" calcext:value-type="float">
            <text:p>0</text:p>
          </table:table-cell>
          <table:table-cell office:value-type="float" office:value="2261494" calcext:value-type="float">
            <text:p>2261494</text:p>
          </table:table-cell>
          <table:table-cell office:value-type="float" office:value="880815" calcext:value-type="float">
            <text:p>880815</text:p>
          </table:table-cell>
          <table:table-cell office:value-type="string" calcext:value-type="string">
            <text:p>Nice</text:p>
          </table:table-cell>
          <table:table-cell/>
        </table:table-row>
        <table:table-row table:style-name="ro1">
          <table:table-cell office:value-type="float" office:value="20534" calcext:value-type="float">
            <text:p>20534</text:p>
          </table:table-cell>
          <table:table-cell office:value-type="float" office:value="0" calcext:value-type="float">
            <text:p>0</text:p>
          </table:table-cell>
          <table:table-cell office:value-type="float" office:value="557993" calcext:value-type="float">
            <text:p>557993</text:p>
          </table:table-cell>
          <table:table-cell office:value-type="float" office:value="84328" calcext:value-type="float">
            <text:p>84328</text:p>
          </table:table-cell>
          <table:table-cell office:value-type="string" calcext:value-type="string">
            <text:p>mast content h</text:p>
          </table:table-cell>
          <table:table-cell/>
        </table:table-row>
        <table:table-row table:style-name="ro1">
          <table:table-cell office:value-type="float" office:value="21527" calcext:value-type="float">
            <text:p>21527</text:p>
          </table:table-cell>
          <table:table-cell office:value-type="float" office:value="0" calcext:value-type="float">
            <text:p>0</text:p>
          </table:table-cell>
          <table:table-cell office:value-type="float" office:value="591937" calcext:value-type="float">
            <text:p>591937</text:p>
          </table:table-cell>
          <table:table-cell office:value-type="float" office:value="43185" calcext:value-type="float">
            <text:p>4318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79006" calcext:value-type="float">
            <text:p>79006</text:p>
          </table:table-cell>
          <table:table-cell office:value-type="float" office:value="0" calcext:value-type="float">
            <text:p>0</text:p>
          </table:table-cell>
          <table:table-cell office:value-type="float" office:value="731057" calcext:value-type="float">
            <text:p>731057</text:p>
          </table:table-cell>
          <table:table-cell office:value-type="float" office:value="84254" calcext:value-type="float">
            <text:p>8425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11289" calcext:value-type="float">
            <text:p>111289</text:p>
          </table:table-cell>
          <table:table-cell office:value-type="float" office:value="0" calcext:value-type="float">
            <text:p>0</text:p>
          </table:table-cell>
          <table:table-cell office:value-type="float" office:value="801869" calcext:value-type="float">
            <text:p>801869</text:p>
          </table:table-cell>
          <table:table-cell office:value-type="float" office:value="39572" calcext:value-type="float">
            <text:p>39572</text:p>
          </table:table-cell>
          <table:table-cell office:value-type="string" calcext:value-type="string">
            <text:p>Amazing content ❤️❤️</text:p>
          </table:table-cell>
          <table:table-cell/>
        </table:table-row>
        <table:table-row table:style-name="ro1">
          <table:table-cell office:value-type="float" office:value="209724" calcext:value-type="float">
            <text:p>209724</text:p>
          </table:table-cell>
          <table:table-cell office:value-type="float" office:value="0" calcext:value-type="float">
            <text:p>0</text:p>
          </table:table-cell>
          <table:table-cell office:value-type="float" office:value="1077538" calcext:value-type="float">
            <text:p>1077538</text:p>
          </table:table-cell>
          <table:table-cell office:value-type="float" office:value="322584" calcext:value-type="float">
            <text:p>322584</text:p>
          </table:table-cell>
          <table:table-cell office:value-type="string" calcext:value-type="string">
            <text:p>Love the cold in Hot Summer...</text:p>
          </table:table-cell>
          <table:table-cell/>
        </table:table-row>
        <table:table-row table:style-name="ro1">
          <table:table-cell office:value-type="float" office:value="214229" calcext:value-type="float">
            <text:p>214229</text:p>
          </table:table-cell>
          <table:table-cell office:value-type="float" office:value="0" calcext:value-type="float">
            <text:p>0</text:p>
          </table:table-cell>
          <table:table-cell office:value-type="float" office:value="1101383" calcext:value-type="float">
            <text:p>1101383</text:p>
          </table:table-cell>
          <table:table-cell office:value-type="float" office:value="327682" calcext:value-type="float">
            <text:p>327682</text:p>
          </table:table-cell>
          <table:table-cell office:value-type="string" calcext:value-type="string">
            <text:p>[[@88414]] okay!! Will do it in my future posts .</text:p>
          </table:table-cell>
          <table:table-cell/>
        </table:table-row>
        <table:table-row table:style-name="ro1">
          <table:table-cell office:value-type="float" office:value="275731" calcext:value-type="float">
            <text:p>275731</text:p>
          </table:table-cell>
          <table:table-cell office:value-type="float" office:value="0" calcext:value-type="float">
            <text:p>0</text:p>
          </table:table-cell>
          <table:table-cell office:value-type="float" office:value="685215" calcext:value-type="float">
            <text:p>685215</text:p>
          </table:table-cell>
          <table:table-cell office:value-type="float" office:value="350359" calcext:value-type="float">
            <text:p>350359</text:p>
          </table:table-cell>
          <table:table-cell office:value-type="string" calcext:value-type="string">
            <text:p>So beautiful post</text:p>
          </table:table-cell>
          <table:table-cell/>
        </table:table-row>
        <table:table-row table:style-name="ro1">
          <table:table-cell office:value-type="float" office:value="307800" calcext:value-type="float">
            <text:p>307800</text:p>
          </table:table-cell>
          <table:table-cell office:value-type="float" office:value="0" calcext:value-type="float">
            <text:p>0</text:p>
          </table:table-cell>
          <table:table-cell office:value-type="float" office:value="1630268" calcext:value-type="float">
            <text:p>1630268</text:p>
          </table:table-cell>
          <table:table-cell office:value-type="float" office:value="78396" calcext:value-type="float">
            <text:p>78396</text:p>
          </table:table-cell>
          <table:table-cell office:value-type="string" calcext:value-type="string">
            <text:p>Amazing trail, could share some videos of the same</text:p>
          </table:table-cell>
          <table:table-cell/>
        </table:table-row>
        <table:table-row table:style-name="ro1">
          <table:table-cell office:value-type="float" office:value="313180" calcext:value-type="float">
            <text:p>313180</text:p>
          </table:table-cell>
          <table:table-cell office:value-type="float" office:value="0" calcext:value-type="float">
            <text:p>0</text:p>
          </table:table-cell>
          <table:table-cell office:value-type="float" office:value="1614006" calcext:value-type="float">
            <text:p>1614006</text:p>
          </table:table-cell>
          <table:table-cell office:value-type="float" office:value="77420" calcext:value-type="float">
            <text:p>77420</text:p>
          </table:table-cell>
          <table:table-cell office:value-type="string" calcext:value-type="string">
            <text:p>Heavenly ?</text:p>
          </table:table-cell>
          <table:table-cell/>
        </table:table-row>
        <table:table-row table:style-name="ro1">
          <table:table-cell office:value-type="float" office:value="341946" calcext:value-type="float">
            <text:p>341946</text:p>
          </table:table-cell>
          <table:table-cell office:value-type="float" office:value="0" calcext:value-type="float">
            <text:p>0</text:p>
          </table:table-cell>
          <table:table-cell office:value-type="float" office:value="1826987" calcext:value-type="float">
            <text:p>1826987</text:p>
          </table:table-cell>
          <table:table-cell office:value-type="float" office:value="79234" calcext:value-type="float">
            <text:p>7923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84862" calcext:value-type="float">
            <text:p>384862</text:p>
          </table:table-cell>
          <table:table-cell office:value-type="float" office:value="0" calcext:value-type="float">
            <text:p>0</text:p>
          </table:table-cell>
          <table:table-cell office:value-type="float" office:value="2251739" calcext:value-type="float">
            <text:p>2251739</text:p>
          </table:table-cell>
          <table:table-cell office:value-type="float" office:value="871784" calcext:value-type="float">
            <text:p>871784</text:p>
          </table:table-cell>
          <table:table-cell office:value-type="string" calcext:value-type="string">
            <text:p>I like your style of vlogging! Cheers to that.</text:p>
          </table:table-cell>
          <table:table-cell/>
        </table:table-row>
        <table:table-row table:style-name="ro1">
          <table:table-cell office:value-type="float" office:value="110707" calcext:value-type="float">
            <text:p>110707</text:p>
          </table:table-cell>
          <table:table-cell office:value-type="float" office:value="0" calcext:value-type="float">
            <text:p>0</text:p>
          </table:table-cell>
          <table:table-cell office:value-type="float" office:value="801535" calcext:value-type="float">
            <text:p>801535</text:p>
          </table:table-cell>
          <table:table-cell office:value-type="float" office:value="77071" calcext:value-type="float">
            <text:p>77071</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28161" calcext:value-type="float">
            <text:p>128161</text:p>
          </table:table-cell>
          <table:table-cell office:value-type="float" office:value="0" calcext:value-type="float">
            <text:p>0</text:p>
          </table:table-cell>
          <table:table-cell office:value-type="float" office:value="834041" calcext:value-type="float">
            <text:p>834041</text:p>
          </table:table-cell>
          <table:table-cell office:value-type="float" office:value="79494" calcext:value-type="float">
            <text:p>79494</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167987" calcext:value-type="float">
            <text:p>167987</text:p>
          </table:table-cell>
          <table:table-cell office:value-type="float" office:value="0" calcext:value-type="float">
            <text:p>0</text:p>
          </table:table-cell>
          <table:table-cell office:value-type="float" office:value="938243" calcext:value-type="float">
            <text:p>938243</text:p>
          </table:table-cell>
          <table:table-cell office:value-type="float" office:value="79165" calcext:value-type="float">
            <text:p>79165</text:p>
          </table:table-cell>
          <table:table-cell office:value-type="string" calcext:value-type="string">
            <text:p>The title was so rad! cool stuff really!</text:p>
          </table:table-cell>
          <table:table-cell/>
        </table:table-row>
        <table:table-row table:style-name="ro1">
          <table:table-cell office:value-type="float" office:value="203803" calcext:value-type="float">
            <text:p>203803</text:p>
          </table:table-cell>
          <table:table-cell office:value-type="float" office:value="0" calcext:value-type="float">
            <text:p>0</text:p>
          </table:table-cell>
          <table:table-cell office:value-type="float" office:value="1056828" calcext:value-type="float">
            <text:p>1056828</text:p>
          </table:table-cell>
          <table:table-cell office:value-type="float" office:value="86288" calcext:value-type="float">
            <text:p>86288</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53166" calcext:value-type="float">
            <text:p>253166</text:p>
          </table:table-cell>
          <table:table-cell office:value-type="float" office:value="0" calcext:value-type="float">
            <text:p>0</text:p>
          </table:table-cell>
          <table:table-cell office:value-type="float" office:value="1295741" calcext:value-type="float">
            <text:p>1295741</text:p>
          </table:table-cell>
          <table:table-cell office:value-type="float" office:value="81950" calcext:value-type="float">
            <text:p>81950</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253528" calcext:value-type="float">
            <text:p>253528</text:p>
          </table:table-cell>
          <table:table-cell office:value-type="float" office:value="451687" calcext:value-type="float">
            <text:p>451687</text:p>
          </table:table-cell>
          <table:table-cell office:value-type="float" office:value="0" calcext:value-type="float">
            <text:p>0</text:p>
          </table:table-cell>
          <table:table-cell office:value-type="float" office:value="351833" calcext:value-type="float">
            <text:p>351833</text:p>
          </table:table-cell>
          <table:table-cell office:value-type="string" calcext:value-type="string">
            <text:p>Barev Armenia is very beautiful country))</text:p>
          </table:table-cell>
          <table:table-cell/>
        </table:table-row>
        <table:table-row table:style-name="ro1">
          <table:table-cell office:value-type="float" office:value="317466" calcext:value-type="float">
            <text:p>317466</text:p>
          </table:table-cell>
          <table:table-cell office:value-type="float" office:value="0" calcext:value-type="float">
            <text:p>0</text:p>
          </table:table-cell>
          <table:table-cell office:value-type="float" office:value="1589696" calcext:value-type="float">
            <text:p>1589696</text:p>
          </table:table-cell>
          <table:table-cell office:value-type="float" office:value="489550" calcext:value-type="float">
            <text:p>489550</text:p>
          </table:table-cell>
          <table:table-cell office:value-type="string" calcext:value-type="string">
            <text:p>[[@1]] l</text:p>
          </table:table-cell>
          <table:table-cell/>
        </table:table-row>
        <table:table-row table:style-name="ro1">
          <table:table-cell office:value-type="float" office:value="335197" calcext:value-type="float">
            <text:p>335197</text:p>
          </table:table-cell>
          <table:table-cell office:value-type="float" office:value="0" calcext:value-type="float">
            <text:p>0</text:p>
          </table:table-cell>
          <table:table-cell office:value-type="float" office:value="1788125" calcext:value-type="float">
            <text:p>1788125</text:p>
          </table:table-cell>
          <table:table-cell office:value-type="float" office:value="43654" calcext:value-type="float">
            <text:p>43654</text:p>
          </table:table-cell>
          <table:table-cell office:value-type="string" calcext:value-type="string">
            <text:p>Mast ekdum</text:p>
          </table:table-cell>
          <table:table-cell/>
        </table:table-row>
        <table:table-row table:style-name="ro1">
          <table:table-cell office:value-type="float" office:value="356856" calcext:value-type="float">
            <text:p>356856</text:p>
          </table:table-cell>
          <table:table-cell office:value-type="float" office:value="0" calcext:value-type="float">
            <text:p>0</text:p>
          </table:table-cell>
          <table:table-cell office:value-type="float" office:value="466191" calcext:value-type="float">
            <text:p>466191</text:p>
          </table:table-cell>
          <table:table-cell office:value-type="float" office:value="38526" calcext:value-type="float">
            <text:p>38526</text:p>
          </table:table-cell>
          <table:table-cell office:value-type="string" calcext:value-type="string">
            <text:p>One of the best place to visit in Assam</text:p>
          </table:table-cell>
          <table:table-cell/>
        </table:table-row>
        <table:table-row table:style-name="ro1">
          <table:table-cell office:value-type="float" office:value="395030" calcext:value-type="float">
            <text:p>395030</text:p>
          </table:table-cell>
          <table:table-cell office:value-type="float" office:value="0" calcext:value-type="float">
            <text:p>0</text:p>
          </table:table-cell>
          <table:table-cell office:value-type="float" office:value="2288782" calcext:value-type="float">
            <text:p>2288782</text:p>
          </table:table-cell>
          <table:table-cell office:value-type="float" office:value="2689" calcext:value-type="float">
            <text:p>2689</text:p>
          </table:table-cell>
          <table:table-cell office:value-type="string" calcext:value-type="string">
            <text:p>could you please make more trails!!!!</text:p>
          </table:table-cell>
          <table:table-cell/>
        </table:table-row>
        <table:table-row table:style-name="ro1">
          <table:table-cell office:value-type="float" office:value="398839" calcext:value-type="float">
            <text:p>398839</text:p>
          </table:table-cell>
          <table:table-cell office:value-type="float" office:value="0" calcext:value-type="float">
            <text:p>0</text:p>
          </table:table-cell>
          <table:table-cell office:value-type="float" office:value="1689958" calcext:value-type="float">
            <text:p>1689958</text:p>
          </table:table-cell>
          <table:table-cell office:value-type="float" office:value="1011807" calcext:value-type="float">
            <text:p>1011807</text:p>
          </table:table-cell>
          <table:table-cell office:value-type="string" calcext:value-type="string">
            <text:p>Hii</text:p>
          </table:table-cell>
          <table:table-cell/>
        </table:table-row>
        <table:table-row table:style-name="ro1">
          <table:table-cell office:value-type="float" office:value="17843" calcext:value-type="float">
            <text:p>17843</text:p>
          </table:table-cell>
          <table:table-cell office:value-type="float" office:value="239951" calcext:value-type="float">
            <text:p>239951</text:p>
          </table:table-cell>
          <table:table-cell office:value-type="float" office:value="0" calcext:value-type="float">
            <text:p>0</text:p>
          </table:table-cell>
          <table:table-cell office:value-type="float" office:value="150561" calcext:value-type="float">
            <text:p>150561</text:p>
          </table:table-cell>
          <table:table-cell office:value-type="string" calcext:value-type="string">
            <text:p>True! !!!</text:p>
          </table:table-cell>
          <table:table-cell/>
        </table:table-row>
        <table:table-row table:style-name="ro1">
          <table:table-cell office:value-type="float" office:value="44086" calcext:value-type="float">
            <text:p>44086</text:p>
          </table:table-cell>
          <table:table-cell office:value-type="float" office:value="0" calcext:value-type="float">
            <text:p>0</text:p>
          </table:table-cell>
          <table:table-cell office:value-type="float" office:value="643939" calcext:value-type="float">
            <text:p>643939</text:p>
          </table:table-cell>
          <table:table-cell office:value-type="float" office:value="192420" calcext:value-type="float">
            <text:p>192420</text:p>
          </table:table-cell>
          <table:table-cell office:value-type="string" calcext:value-type="string">
            <text:p>[[@83854]] I would have loved to describe it further but there was the word limitation that stopped me.</text:p>
          </table:table-cell>
          <table:table-cell/>
        </table:table-row>
        <table:table-row table:style-name="ro1">
          <table:table-cell office:value-type="float" office:value="163005" calcext:value-type="float">
            <text:p>163005</text:p>
          </table:table-cell>
          <table:table-cell office:value-type="float" office:value="0" calcext:value-type="float">
            <text:p>0</text:p>
          </table:table-cell>
          <table:table-cell office:value-type="float" office:value="926278" calcext:value-type="float">
            <text:p>926278</text:p>
          </table:table-cell>
          <table:table-cell office:value-type="float" office:value="79740" calcext:value-type="float">
            <text:p>79740</text:p>
          </table:table-cell>
          <table:table-cell office:value-type="string" calcext:value-type="string">
            <text:p>perfect ❤️❤️</text:p>
          </table:table-cell>
          <table:table-cell/>
        </table:table-row>
        <table:table-row table:style-name="ro1">
          <table:table-cell office:value-type="float" office:value="175499" calcext:value-type="float">
            <text:p>175499</text:p>
          </table:table-cell>
          <table:table-cell office:value-type="float" office:value="0" calcext:value-type="float">
            <text:p>0</text:p>
          </table:table-cell>
          <table:table-cell office:value-type="float" office:value="960868" calcext:value-type="float">
            <text:p>960868</text:p>
          </table:table-cell>
          <table:table-cell office:value-type="float" office:value="79572" calcext:value-type="float">
            <text:p>79572</text:p>
          </table:table-cell>
          <table:table-cell office:value-type="string" calcext:value-type="string">
            <text:p>Amazing trail, loved the story! ❤️</text:p>
          </table:table-cell>
          <table:table-cell/>
        </table:table-row>
        <table:table-row table:style-name="ro1">
          <table:table-cell office:value-type="float" office:value="429829" calcext:value-type="float">
            <text:p>429829</text:p>
          </table:table-cell>
          <table:table-cell office:value-type="float" office:value="0" calcext:value-type="float">
            <text:p>0</text:p>
          </table:table-cell>
          <table:table-cell office:value-type="float" office:value="1321743" calcext:value-type="float">
            <text:p>1321743</text:p>
          </table:table-cell>
          <table:table-cell office:value-type="float" office:value="13763" calcext:value-type="float">
            <text:p>13763</text:p>
          </table:table-cell>
          <table:table-cell office:value-type="string" calcext:value-type="string">
            <text:p>i wanna go there tooo</text:p>
          </table:table-cell>
          <table:table-cell/>
        </table:table-row>
        <table:table-row table:style-name="ro1">
          <table:table-cell office:value-type="float" office:value="439068" calcext:value-type="float">
            <text:p>439068</text:p>
          </table:table-cell>
          <table:table-cell office:value-type="float" office:value="0" calcext:value-type="float">
            <text:p>0</text:p>
          </table:table-cell>
          <table:table-cell office:value-type="float" office:value="2381326" calcext:value-type="float">
            <text:p>2381326</text:p>
          </table:table-cell>
          <table:table-cell office:value-type="float" office:value="32961" calcext:value-type="float">
            <text:p>32961</text:p>
          </table:table-cell>
          <table:table-cell office:value-type="string" calcext:value-type="string">
            <text:p>உங்கள் எல்லா விடியோவும் ரொம்ப நல்ல இருக்கு <text:s/></text:p>
          </table:table-cell>
          <table:table-cell/>
        </table:table-row>
        <table:table-row table:style-name="ro1">
          <table:table-cell office:value-type="float" office:value="13822" calcext:value-type="float">
            <text:p>13822</text:p>
          </table:table-cell>
          <table:table-cell office:value-type="float" office:value="176427" calcext:value-type="float">
            <text:p>176427</text:p>
          </table:table-cell>
          <table:table-cell office:value-type="float" office:value="0" calcext:value-type="float">
            <text:p>0</text:p>
          </table:table-cell>
          <table:table-cell office:value-type="float" office:value="134998" calcext:value-type="float">
            <text:p>134998</text:p>
          </table:table-cell>
          <table:table-cell office:value-type="string" calcext:value-type="string">
            <text:p>[[@1]]</text:p>
          </table:table-cell>
          <table:table-cell/>
        </table:table-row>
        <table:table-row table:style-name="ro1">
          <table:table-cell office:value-type="float" office:value="101674" calcext:value-type="float">
            <text:p>101674</text:p>
          </table:table-cell>
          <table:table-cell office:value-type="float" office:value="0" calcext:value-type="float">
            <text:p>0</text:p>
          </table:table-cell>
          <table:table-cell office:value-type="float" office:value="778693" calcext:value-type="float">
            <text:p>778693</text:p>
          </table:table-cell>
          <table:table-cell office:value-type="float" office:value="52545" calcext:value-type="float">
            <text:p>5254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43317" calcext:value-type="float">
            <text:p>143317</text:p>
          </table:table-cell>
          <table:table-cell office:value-type="float" office:value="0" calcext:value-type="float">
            <text:p>0</text:p>
          </table:table-cell>
          <table:table-cell office:value-type="float" office:value="873355" calcext:value-type="float">
            <text:p>873355</text:p>
          </table:table-cell>
          <table:table-cell office:value-type="float" office:value="136242" calcext:value-type="float">
            <text:p>136242</text:p>
          </table:table-cell>
          <table:table-cell office:value-type="string" calcext:value-type="string">
            <text:p>Amazing content ❤️❤️</text:p>
          </table:table-cell>
          <table:table-cell/>
        </table:table-row>
        <table:table-row table:style-name="ro1">
          <table:table-cell office:value-type="float" office:value="293405" calcext:value-type="float">
            <text:p>293405</text:p>
          </table:table-cell>
          <table:table-cell office:value-type="float" office:value="0" calcext:value-type="float">
            <text:p>0</text:p>
          </table:table-cell>
          <table:table-cell office:value-type="float" office:value="1550013" calcext:value-type="float">
            <text:p>1550013</text:p>
          </table:table-cell>
          <table:table-cell office:value-type="float" office:value="88503" calcext:value-type="float">
            <text:p>88503</text:p>
          </table:table-cell>
          <table:table-cell office:value-type="string" calcext:value-type="string">
            <text:p>[[@78898]] tq;)</text:p>
          </table:table-cell>
          <table:table-cell/>
        </table:table-row>
        <table:table-row table:style-name="ro1">
          <table:table-cell office:value-type="float" office:value="325575" calcext:value-type="float">
            <text:p>325575</text:p>
          </table:table-cell>
          <table:table-cell office:value-type="float" office:value="0" calcext:value-type="float">
            <text:p>0</text:p>
          </table:table-cell>
          <table:table-cell office:value-type="float" office:value="1741299" calcext:value-type="float">
            <text:p>1741299</text:p>
          </table:table-cell>
          <table:table-cell office:value-type="float" office:value="81857" calcext:value-type="float">
            <text:p>81857</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383584" calcext:value-type="float">
            <text:p>383584</text:p>
          </table:table-cell>
          <table:table-cell office:value-type="float" office:value="0" calcext:value-type="float">
            <text:p>0</text:p>
          </table:table-cell>
          <table:table-cell office:value-type="float" office:value="2261969" calcext:value-type="float">
            <text:p>2261969</text:p>
          </table:table-cell>
          <table:table-cell office:value-type="float" office:value="861955" calcext:value-type="float">
            <text:p>861955</text:p>
          </table:table-cell>
          <table:table-cell office:value-type="string" calcext:value-type="string">
            <text:p>Yaaaay</text:p>
          </table:table-cell>
          <table:table-cell/>
        </table:table-row>
        <table:table-row table:style-name="ro1">
          <table:table-cell office:value-type="float" office:value="384222" calcext:value-type="float">
            <text:p>384222</text:p>
          </table:table-cell>
          <table:table-cell office:value-type="float" office:value="0" calcext:value-type="float">
            <text:p>0</text:p>
          </table:table-cell>
          <table:table-cell office:value-type="float" office:value="2266747" calcext:value-type="float">
            <text:p>2266747</text:p>
          </table:table-cell>
          <table:table-cell office:value-type="float" office:value="753508" calcext:value-type="float">
            <text:p>753508</text:p>
          </table:table-cell>
          <table:table-cell office:value-type="string" calcext:value-type="string">
            <text:p>[[@1]]</text:p>
          </table:table-cell>
          <table:table-cell/>
        </table:table-row>
        <table:table-row table:style-name="ro1">
          <table:table-cell office:value-type="float" office:value="432665" calcext:value-type="float">
            <text:p>432665</text:p>
          </table:table-cell>
          <table:table-cell office:value-type="float" office:value="0" calcext:value-type="float">
            <text:p>0</text:p>
          </table:table-cell>
          <table:table-cell office:value-type="float" office:value="461927" calcext:value-type="float">
            <text:p>461927</text:p>
          </table:table-cell>
          <table:table-cell office:value-type="float" office:value="31349" calcext:value-type="float">
            <text:p>31349</text:p>
          </table:table-cell>
          <table:table-cell office:value-type="string" calcext:value-type="string">
            <text:p>does this festival happen every year?</text:p>
          </table:table-cell>
          <table:table-cell/>
        </table:table-row>
        <table:table-row table:style-name="ro1">
          <table:table-cell office:value-type="float" office:value="12132" calcext:value-type="float">
            <text:p>12132</text:p>
          </table:table-cell>
          <table:table-cell office:value-type="float" office:value="0" calcext:value-type="float">
            <text:p>0</text:p>
          </table:table-cell>
          <table:table-cell office:value-type="float" office:value="403567" calcext:value-type="float">
            <text:p>403567</text:p>
          </table:table-cell>
          <table:table-cell office:value-type="float" office:value="7118" calcext:value-type="float">
            <text:p>711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0167" calcext:value-type="float">
            <text:p>20167</text:p>
          </table:table-cell>
          <table:table-cell office:value-type="float" office:value="0" calcext:value-type="float">
            <text:p>0</text:p>
          </table:table-cell>
          <table:table-cell office:value-type="float" office:value="583967" calcext:value-type="float">
            <text:p>583967</text:p>
          </table:table-cell>
          <table:table-cell office:value-type="float" office:value="41183" calcext:value-type="float">
            <text:p>41183</text:p>
          </table:table-cell>
          <table:table-cell office:value-type="string" calcext:value-type="string">
            <text:p>Atti Sundar!</text:p>
          </table:table-cell>
          <table:table-cell/>
        </table:table-row>
        <table:table-row table:style-name="ro1">
          <table:table-cell office:value-type="float" office:value="79206" calcext:value-type="float">
            <text:p>79206</text:p>
          </table:table-cell>
          <table:table-cell office:value-type="float" office:value="0" calcext:value-type="float">
            <text:p>0</text:p>
          </table:table-cell>
          <table:table-cell office:value-type="float" office:value="734437" calcext:value-type="float">
            <text:p>734437</text:p>
          </table:table-cell>
          <table:table-cell office:value-type="float" office:value="49666" calcext:value-type="float">
            <text:p>49666</text:p>
          </table:table-cell>
          <table:table-cell office:value-type="string" calcext:value-type="string">
            <text:p>Hey, the title is so innovative!</text:p>
          </table:table-cell>
          <table:table-cell/>
        </table:table-row>
        <table:table-row table:style-name="ro1">
          <table:table-cell office:value-type="float" office:value="83708" calcext:value-type="float">
            <text:p>83708</text:p>
          </table:table-cell>
          <table:table-cell office:value-type="float" office:value="0" calcext:value-type="float">
            <text:p>0</text:p>
          </table:table-cell>
          <table:table-cell office:value-type="float" office:value="98203" calcext:value-type="float">
            <text:p>98203</text:p>
          </table:table-cell>
          <table:table-cell office:value-type="float" office:value="88361" calcext:value-type="float">
            <text:p>8836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50078" calcext:value-type="float">
            <text:p>150078</text:p>
          </table:table-cell>
          <table:table-cell office:value-type="float" office:value="0" calcext:value-type="float">
            <text:p>0</text:p>
          </table:table-cell>
          <table:table-cell office:value-type="float" office:value="466501" calcext:value-type="float">
            <text:p>466501</text:p>
          </table:table-cell>
          <table:table-cell office:value-type="float" office:value="263886" calcext:value-type="float">
            <text:p>263886</text:p>
          </table:table-cell>
          <table:table-cell office:value-type="string" calcext:value-type="string">
            <text:p>Wow..!! Marvelous .. pictures are been short pitch perfect ?</text:p>
          </table:table-cell>
          <table:table-cell/>
        </table:table-row>
        <table:table-row table:style-name="ro1">
          <table:table-cell office:value-type="float" office:value="169260" calcext:value-type="float">
            <text:p>169260</text:p>
          </table:table-cell>
          <table:table-cell office:value-type="float" office:value="0" calcext:value-type="float">
            <text:p>0</text:p>
          </table:table-cell>
          <table:table-cell office:value-type="float" office:value="940594" calcext:value-type="float">
            <text:p>940594</text:p>
          </table:table-cell>
          <table:table-cell office:value-type="float" office:value="78308" calcext:value-type="float">
            <text:p>7830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87189" calcext:value-type="float">
            <text:p>187189</text:p>
          </table:table-cell>
          <table:table-cell office:value-type="float" office:value="0" calcext:value-type="float">
            <text:p>0</text:p>
          </table:table-cell>
          <table:table-cell office:value-type="float" office:value="975415" calcext:value-type="float">
            <text:p>975415</text:p>
          </table:table-cell>
          <table:table-cell office:value-type="float" office:value="80207" calcext:value-type="float">
            <text:p>80207</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88145" calcext:value-type="float">
            <text:p>188145</text:p>
          </table:table-cell>
          <table:table-cell office:value-type="float" office:value="0" calcext:value-type="float">
            <text:p>0</text:p>
          </table:table-cell>
          <table:table-cell office:value-type="float" office:value="979616" calcext:value-type="float">
            <text:p>979616</text:p>
          </table:table-cell>
          <table:table-cell office:value-type="float" office:value="79895" calcext:value-type="float">
            <text:p>79895</text:p>
          </table:table-cell>
          <table:table-cell office:value-type="string" calcext:value-type="string">
            <text:p>Kya mast hai bhai</text:p>
          </table:table-cell>
          <table:table-cell/>
        </table:table-row>
        <table:table-row table:style-name="ro1">
          <table:table-cell office:value-type="float" office:value="191913" calcext:value-type="float">
            <text:p>191913</text:p>
          </table:table-cell>
          <table:table-cell office:value-type="float" office:value="0" calcext:value-type="float">
            <text:p>0</text:p>
          </table:table-cell>
          <table:table-cell office:value-type="float" office:value="963194" calcext:value-type="float">
            <text:p>963194</text:p>
          </table:table-cell>
          <table:table-cell office:value-type="float" office:value="87050" calcext:value-type="float">
            <text:p>8705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192241" calcext:value-type="float">
            <text:p>192241</text:p>
          </table:table-cell>
          <table:table-cell office:value-type="float" office:value="0" calcext:value-type="float">
            <text:p>0</text:p>
          </table:table-cell>
          <table:table-cell office:value-type="float" office:value="992004" calcext:value-type="float">
            <text:p>992004</text:p>
          </table:table-cell>
          <table:table-cell office:value-type="float" office:value="40340" calcext:value-type="float">
            <text:p>40340</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26057" calcext:value-type="float">
            <text:p>226057</text:p>
          </table:table-cell>
          <table:table-cell office:value-type="float" office:value="0" calcext:value-type="float">
            <text:p>0</text:p>
          </table:table-cell>
          <table:table-cell office:value-type="float" office:value="1166472" calcext:value-type="float">
            <text:p>1166472</text:p>
          </table:table-cell>
          <table:table-cell office:value-type="float" office:value="351897" calcext:value-type="float">
            <text:p>351897</text:p>
          </table:table-cell>
          <table:table-cell office:value-type="string" calcext:value-type="string">
            <text:p>[[@79247]] sure...</text:p>
          </table:table-cell>
          <table:table-cell/>
        </table:table-row>
        <table:table-row table:style-name="ro1">
          <table:table-cell office:value-type="float" office:value="245027" calcext:value-type="float">
            <text:p>245027</text:p>
          </table:table-cell>
          <table:table-cell office:value-type="float" office:value="0" calcext:value-type="float">
            <text:p>0</text:p>
          </table:table-cell>
          <table:table-cell office:value-type="float" office:value="1227786" calcext:value-type="float">
            <text:p>1227786</text:p>
          </table:table-cell>
          <table:table-cell office:value-type="float" office:value="76691" calcext:value-type="float">
            <text:p>7669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64466" calcext:value-type="float">
            <text:p>264466</text:p>
          </table:table-cell>
          <table:table-cell office:value-type="float" office:value="0" calcext:value-type="float">
            <text:p>0</text:p>
          </table:table-cell>
          <table:table-cell office:value-type="float" office:value="1378974" calcext:value-type="float">
            <text:p>1378974</text:p>
          </table:table-cell>
          <table:table-cell office:value-type="float" office:value="566" calcext:value-type="float">
            <text:p>566</text:p>
          </table:table-cell>
          <table:table-cell office:value-type="string" calcext:value-type="string">
            <text:p>awesme post </text:p>
          </table:table-cell>
          <table:table-cell/>
        </table:table-row>
        <table:table-row table:style-name="ro1">
          <table:table-cell office:value-type="float" office:value="399536" calcext:value-type="float">
            <text:p>399536</text:p>
          </table:table-cell>
          <table:table-cell office:value-type="float" office:value="0" calcext:value-type="float">
            <text:p>0</text:p>
          </table:table-cell>
          <table:table-cell office:value-type="float" office:value="1748443" calcext:value-type="float">
            <text:p>1748443</text:p>
          </table:table-cell>
          <table:table-cell office:value-type="float" office:value="14545" calcext:value-type="float">
            <text:p>14545</text:p>
          </table:table-cell>
          <table:table-cell office:value-type="string" calcext:value-type="string">
            <text:p>Love this</text:p>
          </table:table-cell>
          <table:table-cell/>
        </table:table-row>
        <table:table-row table:style-name="ro1">
          <table:table-cell office:value-type="float" office:value="419316" calcext:value-type="float">
            <text:p>419316</text:p>
          </table:table-cell>
          <table:table-cell office:value-type="float" office:value="0" calcext:value-type="float">
            <text:p>0</text:p>
          </table:table-cell>
          <table:table-cell office:value-type="float" office:value="2348606" calcext:value-type="float">
            <text:p>2348606</text:p>
          </table:table-cell>
          <table:table-cell office:value-type="float" office:value="4552" calcext:value-type="float">
            <text:p>4552</text:p>
          </table:table-cell>
          <table:table-cell office:value-type="string" calcext:value-type="string">
            <text:p>AMAAZING VLOG</text:p>
          </table:table-cell>
          <table:table-cell/>
        </table:table-row>
        <table:table-row table:style-name="ro1">
          <table:table-cell office:value-type="float" office:value="441182" calcext:value-type="float">
            <text:p>441182</text:p>
          </table:table-cell>
          <table:table-cell office:value-type="float" office:value="0" calcext:value-type="float">
            <text:p>0</text:p>
          </table:table-cell>
          <table:table-cell office:value-type="float" office:value="2423341" calcext:value-type="float">
            <text:p>2423341</text:p>
          </table:table-cell>
          <table:table-cell office:value-type="float" office:value="1670748" calcext:value-type="float">
            <text:p>1670748</text:p>
          </table:table-cell>
          <table:table-cell office:value-type="string" calcext:value-type="string">
            <text:p>Hi</text:p>
          </table:table-cell>
          <table:table-cell/>
        </table:table-row>
        <table:table-row table:style-name="ro1">
          <table:table-cell office:value-type="float" office:value="458248" calcext:value-type="float">
            <text:p>458248</text:p>
          </table:table-cell>
          <table:table-cell office:value-type="float" office:value="0" calcext:value-type="float">
            <text:p>0</text:p>
          </table:table-cell>
          <table:table-cell office:value-type="float" office:value="2265482" calcext:value-type="float">
            <text:p>2265482</text:p>
          </table:table-cell>
          <table:table-cell office:value-type="float" office:value="2102634" calcext:value-type="float">
            <text:p>2102634</text:p>
          </table:table-cell>
          <table:table-cell office:value-type="string" calcext:value-type="string">
            <text:p>Hi</text:p>
          </table:table-cell>
          <table:table-cell/>
        </table:table-row>
        <table:table-row table:style-name="ro1">
          <table:table-cell office:value-type="float" office:value="9793" calcext:value-type="float">
            <text:p>9793</text:p>
          </table:table-cell>
          <table:table-cell office:value-type="float" office:value="0" calcext:value-type="float">
            <text:p>0</text:p>
          </table:table-cell>
          <table:table-cell office:value-type="float" office:value="405405" calcext:value-type="float">
            <text:p>405405</text:p>
          </table:table-cell>
          <table:table-cell office:value-type="float" office:value="7661" calcext:value-type="float">
            <text:p>7661</text:p>
          </table:table-cell>
          <table:table-cell office:value-type="string" calcext:value-type="string">
            <text:p>nice work</text:p>
          </table:table-cell>
          <table:table-cell/>
        </table:table-row>
        <table:table-row table:style-name="ro1">
          <table:table-cell office:value-type="float" office:value="46521" calcext:value-type="float">
            <text:p>46521</text:p>
          </table:table-cell>
          <table:table-cell office:value-type="float" office:value="0" calcext:value-type="float">
            <text:p>0</text:p>
          </table:table-cell>
          <table:table-cell office:value-type="float" office:value="648613" calcext:value-type="float">
            <text:p>648613</text:p>
          </table:table-cell>
          <table:table-cell office:value-type="float" office:value="40948" calcext:value-type="float">
            <text:p>40948</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57427" calcext:value-type="float">
            <text:p>57427</text:p>
          </table:table-cell>
          <table:table-cell office:value-type="float" office:value="0" calcext:value-type="float">
            <text:p>0</text:p>
          </table:table-cell>
          <table:table-cell office:value-type="float" office:value="645139" calcext:value-type="float">
            <text:p>645139</text:p>
          </table:table-cell>
          <table:table-cell office:value-type="float" office:value="18475" calcext:value-type="float">
            <text:p>18475</text:p>
          </table:table-cell>
          <table:table-cell office:value-type="string" calcext:value-type="string">
            <text:p>Dum hai bhai!</text:p>
          </table:table-cell>
          <table:table-cell/>
        </table:table-row>
        <table:table-row table:style-name="ro1">
          <table:table-cell office:value-type="float" office:value="70718" calcext:value-type="float">
            <text:p>70718</text:p>
          </table:table-cell>
          <table:table-cell office:value-type="float" office:value="0" calcext:value-type="float">
            <text:p>0</text:p>
          </table:table-cell>
          <table:table-cell office:value-type="float" office:value="705948" calcext:value-type="float">
            <text:p>705948</text:p>
          </table:table-cell>
          <table:table-cell office:value-type="float" office:value="210377" calcext:value-type="float">
            <text:p>210377</text:p>
          </table:table-cell>
          <table:table-cell office:value-type="string" calcext:value-type="string">
            <text:p>Sure.. happy to share with u the details.. DM</text:p>
          </table:table-cell>
          <table:table-cell/>
        </table:table-row>
        <table:table-row table:style-name="ro1">
          <table:table-cell office:value-type="float" office:value="74180" calcext:value-type="float">
            <text:p>74180</text:p>
          </table:table-cell>
          <table:table-cell office:value-type="float" office:value="0" calcext:value-type="float">
            <text:p>0</text:p>
          </table:table-cell>
          <table:table-cell office:value-type="float" office:value="718991" calcext:value-type="float">
            <text:p>718991</text:p>
          </table:table-cell>
          <table:table-cell office:value-type="float" office:value="213753" calcext:value-type="float">
            <text:p>213753</text:p>
          </table:table-cell>
          <table:table-cell office:value-type="string" calcext:value-type="string">
            <text:p>[[@81253]] thnx.. it totally depends the way you look them.. ?? ..thanks though</text:p>
          </table:table-cell>
          <table:table-cell/>
        </table:table-row>
        <table:table-row table:style-name="ro1">
          <table:table-cell office:value-type="float" office:value="84524" calcext:value-type="float">
            <text:p>84524</text:p>
          </table:table-cell>
          <table:table-cell office:value-type="float" office:value="0" calcext:value-type="float">
            <text:p>0</text:p>
          </table:table-cell>
          <table:table-cell office:value-type="float" office:value="64081" calcext:value-type="float">
            <text:p>64081</text:p>
          </table:table-cell>
          <table:table-cell office:value-type="float" office:value="77157" calcext:value-type="float">
            <text:p>77157</text:p>
          </table:table-cell>
          <table:table-cell office:value-type="string" calcext:value-type="string">
            <text:p>Wow! Thats amazing that you covered so much in so less budget!</text:p>
          </table:table-cell>
          <table:table-cell/>
        </table:table-row>
        <table:table-row table:style-name="ro1">
          <table:table-cell office:value-type="float" office:value="140802" calcext:value-type="float">
            <text:p>140802</text:p>
          </table:table-cell>
          <table:table-cell office:value-type="float" office:value="0" calcext:value-type="float">
            <text:p>0</text:p>
          </table:table-cell>
          <table:table-cell office:value-type="float" office:value="867526" calcext:value-type="float">
            <text:p>867526</text:p>
          </table:table-cell>
          <table:table-cell office:value-type="float" office:value="84511" calcext:value-type="float">
            <text:p>84511</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158656" calcext:value-type="float">
            <text:p>158656</text:p>
          </table:table-cell>
          <table:table-cell office:value-type="float" office:value="0" calcext:value-type="float">
            <text:p>0</text:p>
          </table:table-cell>
          <table:table-cell office:value-type="float" office:value="914119" calcext:value-type="float">
            <text:p>914119</text:p>
          </table:table-cell>
          <table:table-cell office:value-type="float" office:value="84616" calcext:value-type="float">
            <text:p>84616</text:p>
          </table:table-cell>
          <table:table-cell office:value-type="string" calcext:value-type="string">
            <text:p>Hoping for another awesome adventure soon!</text:p>
          </table:table-cell>
          <table:table-cell/>
        </table:table-row>
        <table:table-row table:style-name="ro1">
          <table:table-cell office:value-type="float" office:value="194230" calcext:value-type="float">
            <text:p>194230</text:p>
          </table:table-cell>
          <table:table-cell office:value-type="float" office:value="0" calcext:value-type="float">
            <text:p>0</text:p>
          </table:table-cell>
          <table:table-cell office:value-type="float" office:value="1006527" calcext:value-type="float">
            <text:p>1006527</text:p>
          </table:table-cell>
          <table:table-cell office:value-type="float" office:value="80110" calcext:value-type="float">
            <text:p>80110</text:p>
          </table:table-cell>
          <table:table-cell office:value-type="string" calcext:value-type="string">
            <text:p>This is the best information I've got of this place!</text:p>
          </table:table-cell>
          <table:table-cell/>
        </table:table-row>
        <table:table-row table:style-name="ro1">
          <table:table-cell office:value-type="float" office:value="204205" calcext:value-type="float">
            <text:p>204205</text:p>
          </table:table-cell>
          <table:table-cell office:value-type="float" office:value="644417" calcext:value-type="float">
            <text:p>644417</text:p>
          </table:table-cell>
          <table:table-cell office:value-type="float" office:value="0" calcext:value-type="float">
            <text:p>0</text:p>
          </table:table-cell>
          <table:table-cell office:value-type="float" office:value="285231" calcext:value-type="float">
            <text:p>285231</text:p>
          </table:table-cell>
          <table:table-cell office:value-type="string" calcext:value-type="string">
            <text:p>Wow. ??</text:p>
          </table:table-cell>
          <table:table-cell/>
        </table:table-row>
        <table:table-row table:style-name="ro1">
          <table:table-cell office:value-type="float" office:value="231231" calcext:value-type="float">
            <text:p>231231</text:p>
          </table:table-cell>
          <table:table-cell office:value-type="float" office:value="0" calcext:value-type="float">
            <text:p>0</text:p>
          </table:table-cell>
          <table:table-cell office:value-type="float" office:value="1179231" calcext:value-type="float">
            <text:p>1179231</text:p>
          </table:table-cell>
          <table:table-cell office:value-type="float" office:value="77634" calcext:value-type="float">
            <text:p>77634</text:p>
          </table:table-cell>
          <table:table-cell office:value-type="string" calcext:value-type="string">
            <text:p>Hey, the title is so innovative!</text:p>
          </table:table-cell>
          <table:table-cell/>
        </table:table-row>
        <table:table-row table:style-name="ro1">
          <table:table-cell office:value-type="float" office:value="231545" calcext:value-type="float">
            <text:p>231545</text:p>
          </table:table-cell>
          <table:table-cell office:value-type="float" office:value="0" calcext:value-type="float">
            <text:p>0</text:p>
          </table:table-cell>
          <table:table-cell office:value-type="float" office:value="1178128" calcext:value-type="float">
            <text:p>1178128</text:p>
          </table:table-cell>
          <table:table-cell office:value-type="float" office:value="44471" calcext:value-type="float">
            <text:p>44471</text:p>
          </table:table-cell>
          <table:table-cell office:value-type="string" calcext:value-type="string">
            <text:p>Awesome! I too am heading there next week</text:p>
          </table:table-cell>
          <table:table-cell/>
        </table:table-row>
        <table:table-row table:style-name="ro1">
          <table:table-cell office:value-type="float" office:value="240593" calcext:value-type="float">
            <text:p>240593</text:p>
          </table:table-cell>
          <table:table-cell office:value-type="float" office:value="0" calcext:value-type="float">
            <text:p>0</text:p>
          </table:table-cell>
          <table:table-cell office:value-type="float" office:value="1201630" calcext:value-type="float">
            <text:p>1201630</text:p>
          </table:table-cell>
          <table:table-cell office:value-type="float" office:value="82163" calcext:value-type="float">
            <text:p>82163</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63584" calcext:value-type="float">
            <text:p>263584</text:p>
          </table:table-cell>
          <table:table-cell office:value-type="float" office:value="0" calcext:value-type="float">
            <text:p>0</text:p>
          </table:table-cell>
          <table:table-cell office:value-type="float" office:value="1373406" calcext:value-type="float">
            <text:p>1373406</text:p>
          </table:table-cell>
          <table:table-cell office:value-type="float" office:value="45983" calcext:value-type="float">
            <text:p>45983</text:p>
          </table:table-cell>
          <table:table-cell office:value-type="string" calcext:value-type="string">
            <text:p>Hey what time of the year is best to visit this place?</text:p>
          </table:table-cell>
          <table:table-cell/>
        </table:table-row>
        <table:table-row table:style-name="ro1">
          <table:table-cell office:value-type="float" office:value="406840" calcext:value-type="float">
            <text:p>406840</text:p>
          </table:table-cell>
          <table:table-cell office:value-type="float" office:value="0" calcext:value-type="float">
            <text:p>0</text:p>
          </table:table-cell>
          <table:table-cell office:value-type="float" office:value="2252132" calcext:value-type="float">
            <text:p>2252132</text:p>
          </table:table-cell>
          <table:table-cell office:value-type="float" office:value="1129786" calcext:value-type="float">
            <text:p>1129786</text:p>
          </table:table-cell>
          <table:table-cell office:value-type="string" calcext:value-type="string">
            <text:p>C.g</text:p>
          </table:table-cell>
          <table:table-cell/>
        </table:table-row>
        <table:table-row table:style-name="ro1">
          <table:table-cell office:value-type="float" office:value="462466" calcext:value-type="float">
            <text:p>462466</text:p>
          </table:table-cell>
          <table:table-cell office:value-type="float" office:value="0" calcext:value-type="float">
            <text:p>0</text:p>
          </table:table-cell>
          <table:table-cell office:value-type="float" office:value="2307455" calcext:value-type="float">
            <text:p>2307455</text:p>
          </table:table-cell>
          <table:table-cell office:value-type="float" office:value="2225251" calcext:value-type="float">
            <text:p>2225251</text:p>
          </table:table-cell>
          <table:table-cell office:value-type="string" calcext:value-type="string">
            <text:p>Pintu</text:p>
          </table:table-cell>
          <table:table-cell/>
        </table:table-row>
        <table:table-row table:style-name="ro1">
          <table:table-cell office:value-type="float" office:value="16006" calcext:value-type="float">
            <text:p>16006</text:p>
          </table:table-cell>
          <table:table-cell office:value-type="float" office:value="10646" calcext:value-type="float">
            <text:p>10646</text:p>
          </table:table-cell>
          <table:table-cell office:value-type="float" office:value="0" calcext:value-type="float">
            <text:p>0</text:p>
          </table:table-cell>
          <table:table-cell office:value-type="float" office:value="106612" calcext:value-type="float">
            <text:p>106612</text:p>
          </table:table-cell>
          <table:table-cell office:value-type="string" calcext:value-type="string">
            <text:p>Woow ?</text:p>
          </table:table-cell>
          <table:table-cell/>
        </table:table-row>
        <table:table-row table:style-name="ro1">
          <table:table-cell office:value-type="float" office:value="37652" calcext:value-type="float">
            <text:p>37652</text:p>
          </table:table-cell>
          <table:table-cell office:value-type="float" office:value="15270" calcext:value-type="float">
            <text:p>15270</text:p>
          </table:table-cell>
          <table:table-cell office:value-type="float" office:value="0" calcext:value-type="float">
            <text:p>0</text:p>
          </table:table-cell>
          <table:table-cell office:value-type="float" office:value="182110" calcext:value-type="float">
            <text:p>182110</text:p>
          </table:table-cell>
          <table:table-cell office:value-type="string" calcext:value-type="string">
            <text:p>I have been there.. wen yu reach the point- I mean the peak.. the view is mesmerizing..</text:p>
          </table:table-cell>
          <table:table-cell/>
        </table:table-row>
        <table:table-row table:style-name="ro1">
          <table:table-cell office:value-type="float" office:value="38705" calcext:value-type="float">
            <text:p>38705</text:p>
          </table:table-cell>
          <table:table-cell office:value-type="float" office:value="0" calcext:value-type="float">
            <text:p>0</text:p>
          </table:table-cell>
          <table:table-cell office:value-type="float" office:value="629003" calcext:value-type="float">
            <text:p>629003</text:p>
          </table:table-cell>
          <table:table-cell office:value-type="float" office:value="82568" calcext:value-type="float">
            <text:p>82568</text:p>
          </table:table-cell>
          <table:table-cell office:value-type="string" calcext:value-type="string">
            <text:p>Sahi khel gaye tum toh :P</text:p>
          </table:table-cell>
          <table:table-cell/>
        </table:table-row>
        <table:table-row table:style-name="ro1">
          <table:table-cell office:value-type="float" office:value="87582" calcext:value-type="float">
            <text:p>87582</text:p>
          </table:table-cell>
          <table:table-cell office:value-type="float" office:value="0" calcext:value-type="float">
            <text:p>0</text:p>
          </table:table-cell>
          <table:table-cell office:value-type="float" office:value="744675" calcext:value-type="float">
            <text:p>744675</text:p>
          </table:table-cell>
          <table:table-cell office:value-type="float" office:value="40695" calcext:value-type="float">
            <text:p>40695</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98625" calcext:value-type="float">
            <text:p>198625</text:p>
          </table:table-cell>
          <table:table-cell office:value-type="float" office:value="0" calcext:value-type="float">
            <text:p>0</text:p>
          </table:table-cell>
          <table:table-cell office:value-type="float" office:value="1031568" calcext:value-type="float">
            <text:p>1031568</text:p>
          </table:table-cell>
          <table:table-cell office:value-type="float" office:value="81057" calcext:value-type="float">
            <text:p>81057</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54936" calcext:value-type="float">
            <text:p>254936</text:p>
          </table:table-cell>
          <table:table-cell office:value-type="float" office:value="0" calcext:value-type="float">
            <text:p>0</text:p>
          </table:table-cell>
          <table:table-cell office:value-type="float" office:value="1308307" calcext:value-type="float">
            <text:p>1308307</text:p>
          </table:table-cell>
          <table:table-cell office:value-type="float" office:value="86291" calcext:value-type="float">
            <text:p>86291</text:p>
          </table:table-cell>
          <table:table-cell office:value-type="string" calcext:value-type="string">
            <text:p>Amazing trail, could share some videos of the same</text:p>
          </table:table-cell>
          <table:table-cell/>
        </table:table-row>
        <table:table-row table:style-name="ro1">
          <table:table-cell office:value-type="float" office:value="275819" calcext:value-type="float">
            <text:p>275819</text:p>
          </table:table-cell>
          <table:table-cell office:value-type="float" office:value="0" calcext:value-type="float">
            <text:p>0</text:p>
          </table:table-cell>
          <table:table-cell office:value-type="float" office:value="1441357" calcext:value-type="float">
            <text:p>1441357</text:p>
          </table:table-cell>
          <table:table-cell office:value-type="float" office:value="81481" calcext:value-type="float">
            <text:p>81481</text:p>
          </table:table-cell>
          <table:table-cell office:value-type="string" calcext:value-type="string">
            <text:p>Chaa gaye tum toh</text:p>
          </table:table-cell>
          <table:table-cell/>
        </table:table-row>
        <table:table-row table:style-name="ro1">
          <table:table-cell office:value-type="float" office:value="309285" calcext:value-type="float">
            <text:p>309285</text:p>
          </table:table-cell>
          <table:table-cell office:value-type="float" office:value="0" calcext:value-type="float">
            <text:p>0</text:p>
          </table:table-cell>
          <table:table-cell office:value-type="float" office:value="1640618" calcext:value-type="float">
            <text:p>1640618</text:p>
          </table:table-cell>
          <table:table-cell office:value-type="float" office:value="49371" calcext:value-type="float">
            <text:p>49371</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433618" calcext:value-type="float">
            <text:p>433618</text:p>
          </table:table-cell>
          <table:table-cell office:value-type="float" office:value="0" calcext:value-type="float">
            <text:p>0</text:p>
          </table:table-cell>
          <table:table-cell office:value-type="float" office:value="2330943" calcext:value-type="float">
            <text:p>2330943</text:p>
          </table:table-cell>
          <table:table-cell office:value-type="float" office:value="833936" calcext:value-type="float">
            <text:p>833936</text:p>
          </table:table-cell>
          <table:table-cell office:value-type="string" calcext:value-type="string">
            <text:p>[[@31726]] I’m not that type of person ??‍♂️?</text:p>
          </table:table-cell>
          <table:table-cell/>
        </table:table-row>
        <table:table-row table:style-name="ro1">
          <table:table-cell office:value-type="float" office:value="442823" calcext:value-type="float">
            <text:p>442823</text:p>
          </table:table-cell>
          <table:table-cell office:value-type="float" office:value="0" calcext:value-type="float">
            <text:p>0</text:p>
          </table:table-cell>
          <table:table-cell office:value-type="float" office:value="2132279" calcext:value-type="float">
            <text:p>2132279</text:p>
          </table:table-cell>
          <table:table-cell office:value-type="float" office:value="1708086" calcext:value-type="float">
            <text:p>1708086</text:p>
          </table:table-cell>
          <table:table-cell office:value-type="string" calcext:value-type="string">
            <text:p>Nice</text:p>
          </table:table-cell>
          <table:table-cell/>
        </table:table-row>
        <table:table-row table:style-name="ro1">
          <table:table-cell office:value-type="float" office:value="450467" calcext:value-type="float">
            <text:p>450467</text:p>
          </table:table-cell>
          <table:table-cell office:value-type="float" office:value="0" calcext:value-type="float">
            <text:p>0</text:p>
          </table:table-cell>
          <table:table-cell office:value-type="float" office:value="2316799" calcext:value-type="float">
            <text:p>2316799</text:p>
          </table:table-cell>
          <table:table-cell office:value-type="float" office:value="1883282" calcext:value-type="float">
            <text:p>1883282</text:p>
          </table:table-cell>
          <table:table-cell office:value-type="string" calcext:value-type="string">
            <text:p>Helo hii</text:p>
          </table:table-cell>
          <table:table-cell/>
        </table:table-row>
        <table:table-row table:style-name="ro1">
          <table:table-cell office:value-type="float" office:value="347373" calcext:value-type="float">
            <text:p>347373</text:p>
          </table:table-cell>
          <table:table-cell office:value-type="float" office:value="0" calcext:value-type="float">
            <text:p>0</text:p>
          </table:table-cell>
          <table:table-cell office:value-type="float" office:value="283925" calcext:value-type="float">
            <text:p>283925</text:p>
          </table:table-cell>
          <table:table-cell office:value-type="float" office:value="85527" calcext:value-type="float">
            <text:p>85527</text:p>
          </table:table-cell>
          <table:table-cell office:value-type="string" calcext:value-type="string">
            <text:p>Wow! that's such a cool title! but the images were so blurry!</text:p>
          </table:table-cell>
          <table:table-cell/>
        </table:table-row>
        <table:table-row table:style-name="ro1">
          <table:table-cell office:value-type="float" office:value="387194" calcext:value-type="float">
            <text:p>387194</text:p>
          </table:table-cell>
          <table:table-cell office:value-type="float" office:value="0" calcext:value-type="float">
            <text:p>0</text:p>
          </table:table-cell>
          <table:table-cell office:value-type="float" office:value="1891732" calcext:value-type="float">
            <text:p>1891732</text:p>
          </table:table-cell>
          <table:table-cell office:value-type="float" office:value="885551" calcext:value-type="float">
            <text:p>885551</text:p>
          </table:table-cell>
          <table:table-cell office:value-type="string" calcext:value-type="string">
            <text:p>Gotta visit Japan sometime</text:p>
          </table:table-cell>
          <table:table-cell/>
        </table:table-row>
        <table:table-row table:style-name="ro1">
          <table:table-cell office:value-type="float" office:value="5100" calcext:value-type="float">
            <text:p>5100</text:p>
          </table:table-cell>
          <table:table-cell office:value-type="float" office:value="58996" calcext:value-type="float">
            <text:p>58996</text:p>
          </table:table-cell>
          <table:table-cell office:value-type="float" office:value="0" calcext:value-type="float">
            <text:p>0</text:p>
          </table:table-cell>
          <table:table-cell office:value-type="float" office:value="29307" calcext:value-type="float">
            <text:p>29307</text:p>
          </table:table-cell>
          <table:table-cell office:value-type="string" calcext:value-type="string">
            <text:p>[[@1]]</text:p>
          </table:table-cell>
          <table:table-cell/>
        </table:table-row>
        <table:table-row table:style-name="ro1">
          <table:table-cell office:value-type="float" office:value="66249" calcext:value-type="float">
            <text:p>66249</text:p>
          </table:table-cell>
          <table:table-cell office:value-type="float" office:value="108524" calcext:value-type="float">
            <text:p>108524</text:p>
          </table:table-cell>
          <table:table-cell office:value-type="float" office:value="0" calcext:value-type="float">
            <text:p>0</text:p>
          </table:table-cell>
          <table:table-cell office:value-type="float" office:value="207593" calcext:value-type="float">
            <text:p>207593</text:p>
          </table:table-cell>
          <table:table-cell office:value-type="string" calcext:value-type="string">
            <text:p>Your quotes made me feel those surroundings... ❤❤</text:p>
          </table:table-cell>
          <table:table-cell/>
        </table:table-row>
        <table:table-row table:style-name="ro1">
          <table:table-cell office:value-type="float" office:value="74587" calcext:value-type="float">
            <text:p>74587</text:p>
          </table:table-cell>
          <table:table-cell office:value-type="float" office:value="0" calcext:value-type="float">
            <text:p>0</text:p>
          </table:table-cell>
          <table:table-cell office:value-type="float" office:value="719416" calcext:value-type="float">
            <text:p>719416</text:p>
          </table:table-cell>
          <table:table-cell office:value-type="float" office:value="42797" calcext:value-type="float">
            <text:p>4279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87678" calcext:value-type="float">
            <text:p>87678</text:p>
          </table:table-cell>
          <table:table-cell office:value-type="float" office:value="0" calcext:value-type="float">
            <text:p>0</text:p>
          </table:table-cell>
          <table:table-cell office:value-type="float" office:value="746616" calcext:value-type="float">
            <text:p>746616</text:p>
          </table:table-cell>
          <table:table-cell office:value-type="float" office:value="133610" calcext:value-type="float">
            <text:p>133610</text:p>
          </table:table-cell>
          <table:table-cell office:value-type="string" calcext:value-type="string">
            <text:p>www.instagram.com/he_cook_she_eat</text:p>
          </table:table-cell>
          <table:table-cell/>
        </table:table-row>
        <table:table-row table:style-name="ro1">
          <table:table-cell office:value-type="float" office:value="87922" calcext:value-type="float">
            <text:p>87922</text:p>
          </table:table-cell>
          <table:table-cell office:value-type="float" office:value="0" calcext:value-type="float">
            <text:p>0</text:p>
          </table:table-cell>
          <table:table-cell office:value-type="float" office:value="745625" calcext:value-type="float">
            <text:p>745625</text:p>
          </table:table-cell>
          <table:table-cell office:value-type="float" office:value="217131" calcext:value-type="float">
            <text:p>217131</text:p>
          </table:table-cell>
          <table:table-cell office:value-type="string" calcext:value-type="string">
            <text:p>[[@82290]] thanks for ur valuable comment! I’ve just started hence needed some tips</text:p>
          </table:table-cell>
          <table:table-cell/>
        </table:table-row>
        <table:table-row table:style-name="ro2">
          <table:table-cell office:value-type="float" office:value="138681" calcext:value-type="float">
            <text:p>138681</text:p>
          </table:table-cell>
          <table:table-cell office:value-type="float" office:value="0" calcext:value-type="float">
            <text:p>0</text:p>
          </table:table-cell>
          <table:table-cell office:value-type="float" office:value="862791" calcext:value-type="float">
            <text:p>862791</text:p>
          </table:table-cell>
          <table:table-cell office:value-type="float" office:value="258050" calcext:value-type="float">
            <text:p>258050</text:p>
          </table:table-cell>
          <table:table-cell office:value-type="string" calcext:value-type="string">
            <text:p>[[@85370]] hi</text:p>
            <text:p>. i m a mom of a toddler so i might not b regular but i have recently visited nepal to attend my cousins marriage so planning to giv a brief on nepali marriage asap.. may b tomo or may b monday ?</text:p>
          </table:table-cell>
          <table:table-cell/>
        </table:table-row>
        <table:table-row table:style-name="ro1">
          <table:table-cell office:value-type="float" office:value="150107" calcext:value-type="float">
            <text:p>150107</text:p>
          </table:table-cell>
          <table:table-cell office:value-type="float" office:value="0" calcext:value-type="float">
            <text:p>0</text:p>
          </table:table-cell>
          <table:table-cell office:value-type="float" office:value="890765" calcext:value-type="float">
            <text:p>890765</text:p>
          </table:table-cell>
          <table:table-cell office:value-type="float" office:value="20206" calcext:value-type="float">
            <text:p>20206</text:p>
          </table:table-cell>
          <table:table-cell office:value-type="string" calcext:value-type="string">
            <text:p>i love your trails,Where to next? </text:p>
          </table:table-cell>
          <table:table-cell/>
        </table:table-row>
        <table:table-row table:style-name="ro1">
          <table:table-cell office:value-type="float" office:value="197666" calcext:value-type="float">
            <text:p>197666</text:p>
          </table:table-cell>
          <table:table-cell office:value-type="float" office:value="0" calcext:value-type="float">
            <text:p>0</text:p>
          </table:table-cell>
          <table:table-cell office:value-type="float" office:value="1027960" calcext:value-type="float">
            <text:p>1027960</text:p>
          </table:table-cell>
          <table:table-cell office:value-type="float" office:value="84300" calcext:value-type="float">
            <text:p>8430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04694" calcext:value-type="float">
            <text:p>204694</text:p>
          </table:table-cell>
          <table:table-cell office:value-type="float" office:value="363256" calcext:value-type="float">
            <text:p>363256</text:p>
          </table:table-cell>
          <table:table-cell office:value-type="float" office:value="0" calcext:value-type="float">
            <text:p>0</text:p>
          </table:table-cell>
          <table:table-cell office:value-type="float" office:value="250913" calcext:value-type="float">
            <text:p>250913</text:p>
          </table:table-cell>
          <table:table-cell office:value-type="string" calcext:value-type="string">
            <text:p>The video itself giving me goosebumps... I don't know how amazing it must have felt to be present there.</text:p>
          </table:table-cell>
          <table:table-cell/>
        </table:table-row>
        <table:table-row table:style-name="ro1">
          <table:table-cell office:value-type="float" office:value="271511" calcext:value-type="float">
            <text:p>271511</text:p>
          </table:table-cell>
          <table:table-cell office:value-type="float" office:value="0" calcext:value-type="float">
            <text:p>0</text:p>
          </table:table-cell>
          <table:table-cell office:value-type="float" office:value="1417530" calcext:value-type="float">
            <text:p>1417530</text:p>
          </table:table-cell>
          <table:table-cell office:value-type="float" office:value="83174" calcext:value-type="float">
            <text:p>83174</text:p>
          </table:table-cell>
          <table:table-cell office:value-type="string" calcext:value-type="string">
            <text:p>The title was so rad! cool stuff really!</text:p>
          </table:table-cell>
          <table:table-cell/>
        </table:table-row>
        <table:table-row table:style-name="ro1">
          <table:table-cell office:value-type="float" office:value="358580" calcext:value-type="float">
            <text:p>358580</text:p>
          </table:table-cell>
          <table:table-cell office:value-type="float" office:value="0" calcext:value-type="float">
            <text:p>0</text:p>
          </table:table-cell>
          <table:table-cell office:value-type="float" office:value="1951352" calcext:value-type="float">
            <text:p>1951352</text:p>
          </table:table-cell>
          <table:table-cell office:value-type="float" office:value="605994" calcext:value-type="float">
            <text:p>605994</text:p>
          </table:table-cell>
          <table:table-cell office:value-type="string" calcext:value-type="string">
            <text:p>Mohd Najib</text:p>
          </table:table-cell>
          <table:table-cell/>
        </table:table-row>
        <table:table-row table:style-name="ro1">
          <table:table-cell office:value-type="float" office:value="360367" calcext:value-type="float">
            <text:p>360367</text:p>
          </table:table-cell>
          <table:table-cell office:value-type="float" office:value="0" calcext:value-type="float">
            <text:p>0</text:p>
          </table:table-cell>
          <table:table-cell office:value-type="float" office:value="1934179" calcext:value-type="float">
            <text:p>1934179</text:p>
          </table:table-cell>
          <table:table-cell office:value-type="float" office:value="582053" calcext:value-type="float">
            <text:p>582053</text:p>
          </table:table-cell>
          <table:table-cell office:value-type="string" calcext:value-type="string">
            <text:p>Hi I would just like to tell you that you have got the fakest accent ever</text:p>
          </table:table-cell>
          <table:table-cell/>
        </table:table-row>
        <table:table-row table:style-name="ro1">
          <table:table-cell office:value-type="float" office:value="361004" calcext:value-type="float">
            <text:p>361004</text:p>
          </table:table-cell>
          <table:table-cell office:value-type="float" office:value="0" calcext:value-type="float">
            <text:p>0</text:p>
          </table:table-cell>
          <table:table-cell office:value-type="float" office:value="2037590" calcext:value-type="float">
            <text:p>2037590</text:p>
          </table:table-cell>
          <table:table-cell office:value-type="float" office:value="231322" calcext:value-type="float">
            <text:p>231322</text:p>
          </table:table-cell>
          <table:table-cell office:value-type="string" calcext:value-type="string">
            <text:p>[[@42424]] [[@24656]] [[@47594]] [[@345343]]</text:p>
          </table:table-cell>
          <table:table-cell/>
        </table:table-row>
        <table:table-row table:style-name="ro1">
          <table:table-cell office:value-type="float" office:value="382584" calcext:value-type="float">
            <text:p>382584</text:p>
          </table:table-cell>
          <table:table-cell office:value-type="float" office:value="0" calcext:value-type="float">
            <text:p>0</text:p>
          </table:table-cell>
          <table:table-cell office:value-type="float" office:value="2255307" calcext:value-type="float">
            <text:p>2255307</text:p>
          </table:table-cell>
          <table:table-cell office:value-type="float" office:value="753508" calcext:value-type="float">
            <text:p>753508</text:p>
          </table:table-cell>
          <table:table-cell office:value-type="string" calcext:value-type="string">
            <text:p>[[@1]]</text:p>
          </table:table-cell>
          <table:table-cell/>
        </table:table-row>
        <table:table-row table:style-name="ro1">
          <table:table-cell office:value-type="float" office:value="461220" calcext:value-type="float">
            <text:p>461220</text:p>
          </table:table-cell>
          <table:table-cell office:value-type="float" office:value="0" calcext:value-type="float">
            <text:p>0</text:p>
          </table:table-cell>
          <table:table-cell office:value-type="float" office:value="2362646" calcext:value-type="float">
            <text:p>2362646</text:p>
          </table:table-cell>
          <table:table-cell office:value-type="float" office:value="899837" calcext:value-type="float">
            <text:p>899837</text:p>
          </table:table-cell>
          <table:table-cell office:value-type="string" calcext:value-type="string">
            <text:p>Sir if money if a problem then we have solution call WhatsApp 7351159412</text:p>
          </table:table-cell>
          <table:table-cell/>
        </table:table-row>
        <table:table-row table:style-name="ro1">
          <table:table-cell office:value-type="float" office:value="55121" calcext:value-type="float">
            <text:p>55121</text:p>
          </table:table-cell>
          <table:table-cell office:value-type="float" office:value="0" calcext:value-type="float">
            <text:p>0</text:p>
          </table:table-cell>
          <table:table-cell office:value-type="float" office:value="668051" calcext:value-type="float">
            <text:p>668051</text:p>
          </table:table-cell>
          <table:table-cell office:value-type="float" office:value="82114" calcext:value-type="float">
            <text:p>82114</text:p>
          </table:table-cell>
          <table:table-cell office:value-type="string" calcext:value-type="string">
            <text:p>Dope!</text:p>
          </table:table-cell>
          <table:table-cell/>
        </table:table-row>
        <table:table-row table:style-name="ro1">
          <table:table-cell office:value-type="float" office:value="121511" calcext:value-type="float">
            <text:p>121511</text:p>
          </table:table-cell>
          <table:table-cell office:value-type="float" office:value="0" calcext:value-type="float">
            <text:p>0</text:p>
          </table:table-cell>
          <table:table-cell office:value-type="float" office:value="29836" calcext:value-type="float">
            <text:p>29836</text:p>
          </table:table-cell>
          <table:table-cell office:value-type="float" office:value="83095" calcext:value-type="float">
            <text:p>8309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66662" calcext:value-type="float">
            <text:p>166662</text:p>
          </table:table-cell>
          <table:table-cell office:value-type="float" office:value="0" calcext:value-type="float">
            <text:p>0</text:p>
          </table:table-cell>
          <table:table-cell office:value-type="float" office:value="933121" calcext:value-type="float">
            <text:p>933121</text:p>
          </table:table-cell>
          <table:table-cell office:value-type="float" office:value="82264" calcext:value-type="float">
            <text:p>82264</text:p>
          </table:table-cell>
          <table:table-cell office:value-type="string" calcext:value-type="string">
            <text:p>Your image selection is excellent! good content too!</text:p>
          </table:table-cell>
          <table:table-cell/>
        </table:table-row>
        <table:table-row table:style-name="ro1">
          <table:table-cell office:value-type="float" office:value="168314" calcext:value-type="float">
            <text:p>168314</text:p>
          </table:table-cell>
          <table:table-cell office:value-type="float" office:value="0" calcext:value-type="float">
            <text:p>0</text:p>
          </table:table-cell>
          <table:table-cell office:value-type="float" office:value="941453" calcext:value-type="float">
            <text:p>941453</text:p>
          </table:table-cell>
          <table:table-cell office:value-type="float" office:value="48430" calcext:value-type="float">
            <text:p>48430</text:p>
          </table:table-cell>
          <table:table-cell office:value-type="string" calcext:value-type="string">
            <text:p>Awesome pictures, could you also share some videos of the placce?</text:p>
          </table:table-cell>
          <table:table-cell/>
        </table:table-row>
        <table:table-row table:style-name="ro1">
          <table:table-cell office:value-type="float" office:value="237748" calcext:value-type="float">
            <text:p>237748</text:p>
          </table:table-cell>
          <table:table-cell office:value-type="float" office:value="0" calcext:value-type="float">
            <text:p>0</text:p>
          </table:table-cell>
          <table:table-cell office:value-type="float" office:value="1193307" calcext:value-type="float">
            <text:p>1193307</text:p>
          </table:table-cell>
          <table:table-cell office:value-type="float" office:value="85948" calcext:value-type="float">
            <text:p>85948</text:p>
          </table:table-cell>
          <table:table-cell office:value-type="string" calcext:value-type="string">
            <text:p>Fantastic <text:s/>❤️ </text:p>
          </table:table-cell>
          <table:table-cell/>
        </table:table-row>
        <table:table-row table:style-name="ro1">
          <table:table-cell office:value-type="float" office:value="349251" calcext:value-type="float">
            <text:p>349251</text:p>
          </table:table-cell>
          <table:table-cell office:value-type="float" office:value="0" calcext:value-type="float">
            <text:p>0</text:p>
          </table:table-cell>
          <table:table-cell office:value-type="float" office:value="1851362" calcext:value-type="float">
            <text:p>1851362</text:p>
          </table:table-cell>
          <table:table-cell office:value-type="float" office:value="42753" calcext:value-type="float">
            <text:p>42753</text:p>
          </table:table-cell>
          <table:table-cell office:value-type="string" calcext:value-type="string">
            <text:p>i love your work and i use it to plan my trips :)</text:p>
          </table:table-cell>
          <table:table-cell/>
        </table:table-row>
        <table:table-row table:style-name="ro1">
          <table:table-cell office:value-type="float" office:value="352903" calcext:value-type="float">
            <text:p>352903</text:p>
          </table:table-cell>
          <table:table-cell office:value-type="float" office:value="0" calcext:value-type="float">
            <text:p>0</text:p>
          </table:table-cell>
          <table:table-cell office:value-type="float" office:value="1910057" calcext:value-type="float">
            <text:p>1910057</text:p>
          </table:table-cell>
          <table:table-cell office:value-type="float" office:value="591915" calcext:value-type="float">
            <text:p>591915</text:p>
          </table:table-cell>
          <table:table-cell office:value-type="string" calcext:value-type="string">
            <text:p>[[@87575]] thank u</text:p>
          </table:table-cell>
          <table:table-cell/>
        </table:table-row>
        <table:table-row table:style-name="ro1">
          <table:table-cell office:value-type="float" office:value="379740" calcext:value-type="float">
            <text:p>379740</text:p>
          </table:table-cell>
          <table:table-cell office:value-type="float" office:value="0" calcext:value-type="float">
            <text:p>0</text:p>
          </table:table-cell>
          <table:table-cell office:value-type="float" office:value="1311850" calcext:value-type="float">
            <text:p>1311850</text:p>
          </table:table-cell>
          <table:table-cell office:value-type="float" office:value="337514" calcext:value-type="float">
            <text:p>337514</text:p>
          </table:table-cell>
          <table:table-cell office:value-type="string" calcext:value-type="string">
            <text:p>[[@1]]</text:p>
          </table:table-cell>
          <table:table-cell/>
        </table:table-row>
        <table:table-row table:style-name="ro1">
          <table:table-cell office:value-type="float" office:value="394699" calcext:value-type="float">
            <text:p>394699</text:p>
          </table:table-cell>
          <table:table-cell office:value-type="float" office:value="0" calcext:value-type="float">
            <text:p>0</text:p>
          </table:table-cell>
          <table:table-cell office:value-type="float" office:value="2277784" calcext:value-type="float">
            <text:p>2277784</text:p>
          </table:table-cell>
          <table:table-cell office:value-type="float" office:value="959765" calcext:value-type="float">
            <text:p>959765</text:p>
          </table:table-cell>
          <table:table-cell office:value-type="string" calcext:value-type="string">
            <text:p>Hii</text:p>
          </table:table-cell>
          <table:table-cell/>
        </table:table-row>
        <table:table-row table:style-name="ro1">
          <table:table-cell office:value-type="float" office:value="431132" calcext:value-type="float">
            <text:p>431132</text:p>
          </table:table-cell>
          <table:table-cell office:value-type="float" office:value="0" calcext:value-type="float">
            <text:p>0</text:p>
          </table:table-cell>
          <table:table-cell office:value-type="float" office:value="1381324" calcext:value-type="float">
            <text:p>1381324</text:p>
          </table:table-cell>
          <table:table-cell office:value-type="float" office:value="957444" calcext:value-type="float">
            <text:p>957444</text:p>
          </table:table-cell>
          <table:table-cell office:value-type="string" calcext:value-type="string">
            <text:p>Wow</text:p>
          </table:table-cell>
          <table:table-cell/>
        </table:table-row>
        <table:table-row table:style-name="ro1">
          <table:table-cell office:value-type="float" office:value="455192" calcext:value-type="float">
            <text:p>455192</text:p>
          </table:table-cell>
          <table:table-cell office:value-type="float" office:value="0" calcext:value-type="float">
            <text:p>0</text:p>
          </table:table-cell>
          <table:table-cell office:value-type="float" office:value="2561092" calcext:value-type="float">
            <text:p>2561092</text:p>
          </table:table-cell>
          <table:table-cell office:value-type="float" office:value="2038469" calcext:value-type="float">
            <text:p>2038469</text:p>
          </table:table-cell>
          <table:table-cell office:value-type="string" calcext:value-type="string">
            <text:p>Hi dosto</text:p>
          </table:table-cell>
          <table:table-cell/>
        </table:table-row>
        <table:table-row table:style-name="ro1">
          <table:table-cell office:value-type="float" office:value="12390" calcext:value-type="float">
            <text:p>12390</text:p>
          </table:table-cell>
          <table:table-cell office:value-type="float" office:value="0" calcext:value-type="float">
            <text:p>0</text:p>
          </table:table-cell>
          <table:table-cell office:value-type="float" office:value="432046" calcext:value-type="float">
            <text:p>432046</text:p>
          </table:table-cell>
          <table:table-cell office:value-type="float" office:value="117180" calcext:value-type="float">
            <text:p>117180</text:p>
          </table:table-cell>
          <table:table-cell office:value-type="string" calcext:value-type="string">
            <text:p>[[@14601]] Thanks!!</text:p>
          </table:table-cell>
          <table:table-cell/>
        </table:table-row>
        <table:table-row table:style-name="ro1">
          <table:table-cell office:value-type="float" office:value="53156" calcext:value-type="float">
            <text:p>53156</text:p>
          </table:table-cell>
          <table:table-cell office:value-type="float" office:value="0" calcext:value-type="float">
            <text:p>0</text:p>
          </table:table-cell>
          <table:table-cell office:value-type="float" office:value="663126" calcext:value-type="float">
            <text:p>663126</text:p>
          </table:table-cell>
          <table:table-cell office:value-type="float" office:value="86502" calcext:value-type="float">
            <text:p>86502</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83724" calcext:value-type="float">
            <text:p>83724</text:p>
          </table:table-cell>
          <table:table-cell office:value-type="float" office:value="0" calcext:value-type="float">
            <text:p>0</text:p>
          </table:table-cell>
          <table:table-cell office:value-type="float" office:value="97474" calcext:value-type="float">
            <text:p>97474</text:p>
          </table:table-cell>
          <table:table-cell office:value-type="float" office:value="49044" calcext:value-type="float">
            <text:p>49044</text:p>
          </table:table-cell>
          <table:table-cell office:value-type="string" calcext:value-type="string">
            <text:p>Subahnaalah!</text:p>
          </table:table-cell>
          <table:table-cell/>
        </table:table-row>
        <table:table-row table:style-name="ro1">
          <table:table-cell office:value-type="float" office:value="171518" calcext:value-type="float">
            <text:p>171518</text:p>
          </table:table-cell>
          <table:table-cell office:value-type="float" office:value="0" calcext:value-type="float">
            <text:p>0</text:p>
          </table:table-cell>
          <table:table-cell office:value-type="float" office:value="949656" calcext:value-type="float">
            <text:p>949656</text:p>
          </table:table-cell>
          <table:table-cell office:value-type="float" office:value="43046" calcext:value-type="float">
            <text:p>43046</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10631" calcext:value-type="float">
            <text:p>210631</text:p>
          </table:table-cell>
          <table:table-cell office:value-type="float" office:value="0" calcext:value-type="float">
            <text:p>0</text:p>
          </table:table-cell>
          <table:table-cell office:value-type="float" office:value="1082508" calcext:value-type="float">
            <text:p>1082508</text:p>
          </table:table-cell>
          <table:table-cell office:value-type="float" office:value="325770" calcext:value-type="float">
            <text:p>325770</text:p>
          </table:table-cell>
          <table:table-cell office:value-type="string" calcext:value-type="string">
            <text:p>[[@78621]] thank you...much appreciated??</text:p>
          </table:table-cell>
          <table:table-cell/>
        </table:table-row>
        <table:table-row table:style-name="ro1">
          <table:table-cell office:value-type="float" office:value="244997" calcext:value-type="float">
            <text:p>244997</text:p>
          </table:table-cell>
          <table:table-cell office:value-type="float" office:value="0" calcext:value-type="float">
            <text:p>0</text:p>
          </table:table-cell>
          <table:table-cell office:value-type="float" office:value="1227262" calcext:value-type="float">
            <text:p>1227262</text:p>
          </table:table-cell>
          <table:table-cell office:value-type="float" office:value="362208" calcext:value-type="float">
            <text:p>362208</text:p>
          </table:table-cell>
          <table:table-cell office:value-type="string" calcext:value-type="string">
            <text:p>[[@20191]] .....that sounds great.....i suggest you should go on pushkar fair....without fair that place is so boring....</text:p>
          </table:table-cell>
          <table:table-cell/>
        </table:table-row>
        <table:table-row table:style-name="ro1">
          <table:table-cell office:value-type="float" office:value="248963" calcext:value-type="float">
            <text:p>248963</text:p>
          </table:table-cell>
          <table:table-cell office:value-type="float" office:value="0" calcext:value-type="float">
            <text:p>0</text:p>
          </table:table-cell>
          <table:table-cell office:value-type="float" office:value="1256356" calcext:value-type="float">
            <text:p>1256356</text:p>
          </table:table-cell>
          <table:table-cell office:value-type="float" office:value="78053" calcext:value-type="float">
            <text:p>78053</text:p>
          </table:table-cell>
          <table:table-cell office:value-type="string" calcext:value-type="string">
            <text:p>stunned!</text:p>
          </table:table-cell>
          <table:table-cell/>
        </table:table-row>
        <table:table-row table:style-name="ro1">
          <table:table-cell office:value-type="float" office:value="263191" calcext:value-type="float">
            <text:p>263191</text:p>
          </table:table-cell>
          <table:table-cell office:value-type="float" office:value="0" calcext:value-type="float">
            <text:p>0</text:p>
          </table:table-cell>
          <table:table-cell office:value-type="float" office:value="1370763" calcext:value-type="float">
            <text:p>1370763</text:p>
          </table:table-cell>
          <table:table-cell office:value-type="float" office:value="85099" calcext:value-type="float">
            <text:p>85099</text:p>
          </table:table-cell>
          <table:table-cell office:value-type="string" calcext:value-type="string">
            <text:p>This trail got me searching for railway tickets! so inspiring!</text:p>
          </table:table-cell>
          <table:table-cell/>
        </table:table-row>
        <table:table-row table:style-name="ro1">
          <table:table-cell office:value-type="float" office:value="286627" calcext:value-type="float">
            <text:p>286627</text:p>
          </table:table-cell>
          <table:table-cell office:value-type="float" office:value="0" calcext:value-type="float">
            <text:p>0</text:p>
          </table:table-cell>
          <table:table-cell office:value-type="float" office:value="1508109" calcext:value-type="float">
            <text:p>1508109</text:p>
          </table:table-cell>
          <table:table-cell office:value-type="float" office:value="463818" calcext:value-type="float">
            <text:p>463818</text:p>
          </table:table-cell>
          <table:table-cell office:value-type="string" calcext:value-type="string">
            <text:p>[[@82491]] <text:s/>\m/</text:p>
          </table:table-cell>
          <table:table-cell/>
        </table:table-row>
        <table:table-row table:style-name="ro1">
          <table:table-cell office:value-type="float" office:value="326302" calcext:value-type="float">
            <text:p>326302</text:p>
          </table:table-cell>
          <table:table-cell office:value-type="float" office:value="0" calcext:value-type="float">
            <text:p>0</text:p>
          </table:table-cell>
          <table:table-cell office:value-type="float" office:value="1745530" calcext:value-type="float">
            <text:p>1745530</text:p>
          </table:table-cell>
          <table:table-cell office:value-type="float" office:value="45797" calcext:value-type="float">
            <text:p>45797</text:p>
          </table:table-cell>
          <table:table-cell office:value-type="string" calcext:value-type="string">
            <text:p>I would love to see your videos of this place!</text:p>
          </table:table-cell>
          <table:table-cell/>
        </table:table-row>
        <table:table-row table:style-name="ro1">
          <table:table-cell office:value-type="float" office:value="391557" calcext:value-type="float">
            <text:p>391557</text:p>
          </table:table-cell>
          <table:table-cell office:value-type="float" office:value="0" calcext:value-type="float">
            <text:p>0</text:p>
          </table:table-cell>
          <table:table-cell office:value-type="float" office:value="353440" calcext:value-type="float">
            <text:p>353440</text:p>
          </table:table-cell>
          <table:table-cell office:value-type="float" office:value="937857" calcext:value-type="float">
            <text:p>937857</text:p>
          </table:table-cell>
          <table:table-cell office:value-type="string" calcext:value-type="string">
            <text:p>Nice</text:p>
          </table:table-cell>
          <table:table-cell/>
        </table:table-row>
        <table:table-row table:style-name="ro1">
          <table:table-cell office:value-type="float" office:value="417062" calcext:value-type="float">
            <text:p>417062</text:p>
          </table:table-cell>
          <table:table-cell office:value-type="float" office:value="0" calcext:value-type="float">
            <text:p>0</text:p>
          </table:table-cell>
          <table:table-cell office:value-type="float" office:value="2294302" calcext:value-type="float">
            <text:p>2294302</text:p>
          </table:table-cell>
          <table:table-cell office:value-type="float" office:value="7477" calcext:value-type="float">
            <text:p>7477</text:p>
          </table:table-cell>
          <table:table-cell office:value-type="string" calcext:value-type="string">
            <text:p>Bhai muh me pani aa gaya </text:p>
          </table:table-cell>
          <table:table-cell/>
        </table:table-row>
        <table:table-row table:style-name="ro1">
          <table:table-cell office:value-type="float" office:value="428685" calcext:value-type="float">
            <text:p>428685</text:p>
          </table:table-cell>
          <table:table-cell office:value-type="float" office:value="0" calcext:value-type="float">
            <text:p>0</text:p>
          </table:table-cell>
          <table:table-cell office:value-type="float" office:value="2286613" calcext:value-type="float">
            <text:p>2286613</text:p>
          </table:table-cell>
          <table:table-cell office:value-type="float" office:value="55206" calcext:value-type="float">
            <text:p>55206</text:p>
          </table:table-cell>
          <table:table-cell office:value-type="string" calcext:value-type="string">
            <text:p>like it</text:p>
          </table:table-cell>
          <table:table-cell/>
        </table:table-row>
        <table:table-row table:style-name="ro1">
          <table:table-cell office:value-type="float" office:value="461912" calcext:value-type="float">
            <text:p>461912</text:p>
          </table:table-cell>
          <table:table-cell office:value-type="float" office:value="0" calcext:value-type="float">
            <text:p>0</text:p>
          </table:table-cell>
          <table:table-cell office:value-type="float" office:value="2634131" calcext:value-type="float">
            <text:p>2634131</text:p>
          </table:table-cell>
          <table:table-cell office:value-type="float" office:value="2161716" calcext:value-type="float">
            <text:p>2161716</text:p>
          </table:table-cell>
          <table:table-cell office:value-type="string" calcext:value-type="string">
            <text:p>Hi Friends Comments nd like pls</text:p>
          </table:table-cell>
          <table:table-cell/>
        </table:table-row>
        <table:table-row table:style-name="ro1">
          <table:table-cell office:value-type="float" office:value="53882" calcext:value-type="float">
            <text:p>53882</text:p>
          </table:table-cell>
          <table:table-cell office:value-type="float" office:value="0" calcext:value-type="float">
            <text:p>0</text:p>
          </table:table-cell>
          <table:table-cell office:value-type="float" office:value="665246" calcext:value-type="float">
            <text:p>665246</text:p>
          </table:table-cell>
          <table:table-cell office:value-type="float" office:value="198698" calcext:value-type="float">
            <text:p>198698</text:p>
          </table:table-cell>
          <table:table-cell office:value-type="string" calcext:value-type="string">
            <text:p>You are welcome!You can drop here you email then will send to you some of the important documents about mount Kilimanjaro [[@87151]]</text:p>
          </table:table-cell>
          <table:table-cell/>
        </table:table-row>
        <table:table-row table:style-name="ro1">
          <table:table-cell office:value-type="float" office:value="68517" calcext:value-type="float">
            <text:p>68517</text:p>
          </table:table-cell>
          <table:table-cell office:value-type="float" office:value="0" calcext:value-type="float">
            <text:p>0</text:p>
          </table:table-cell>
          <table:table-cell office:value-type="float" office:value="699914" calcext:value-type="float">
            <text:p>699914</text:p>
          </table:table-cell>
          <table:table-cell office:value-type="float" office:value="82448" calcext:value-type="float">
            <text:p>82448</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16762" calcext:value-type="float">
            <text:p>116762</text:p>
          </table:table-cell>
          <table:table-cell office:value-type="float" office:value="0" calcext:value-type="float">
            <text:p>0</text:p>
          </table:table-cell>
          <table:table-cell office:value-type="float" office:value="817313" calcext:value-type="float">
            <text:p>817313</text:p>
          </table:table-cell>
          <table:table-cell office:value-type="float" office:value="243496" calcext:value-type="float">
            <text:p>243496</text:p>
          </table:table-cell>
          <table:table-cell office:value-type="string" calcext:value-type="string">
            <text:p>Yeah of course i have tons to share with you guys</text:p>
          </table:table-cell>
          <table:table-cell/>
        </table:table-row>
        <table:table-row table:style-name="ro1">
          <table:table-cell office:value-type="float" office:value="129543" calcext:value-type="float">
            <text:p>129543</text:p>
          </table:table-cell>
          <table:table-cell office:value-type="float" office:value="0" calcext:value-type="float">
            <text:p>0</text:p>
          </table:table-cell>
          <table:table-cell office:value-type="float" office:value="837133" calcext:value-type="float">
            <text:p>837133</text:p>
          </table:table-cell>
          <table:table-cell office:value-type="float" office:value="40260" calcext:value-type="float">
            <text:p>4026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01084" calcext:value-type="float">
            <text:p>201084</text:p>
          </table:table-cell>
          <table:table-cell office:value-type="float" office:value="0" calcext:value-type="float">
            <text:p>0</text:p>
          </table:table-cell>
          <table:table-cell office:value-type="float" office:value="1043008" calcext:value-type="float">
            <text:p>1043008</text:p>
          </table:table-cell>
          <table:table-cell office:value-type="float" office:value="314560" calcext:value-type="float">
            <text:p>314560</text:p>
          </table:table-cell>
          <table:table-cell office:value-type="string" calcext:value-type="string">
            <text:p>Ty</text:p>
          </table:table-cell>
          <table:table-cell/>
        </table:table-row>
        <table:table-row table:style-name="ro1">
          <table:table-cell office:value-type="float" office:value="316569" calcext:value-type="float">
            <text:p>316569</text:p>
          </table:table-cell>
          <table:table-cell office:value-type="float" office:value="0" calcext:value-type="float">
            <text:p>0</text:p>
          </table:table-cell>
          <table:table-cell office:value-type="float" office:value="1683462" calcext:value-type="float">
            <text:p>1683462</text:p>
          </table:table-cell>
          <table:table-cell office:value-type="float" office:value="87523" calcext:value-type="float">
            <text:p>87523</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44246" calcext:value-type="float">
            <text:p>344246</text:p>
          </table:table-cell>
          <table:table-cell office:value-type="float" office:value="0" calcext:value-type="float">
            <text:p>0</text:p>
          </table:table-cell>
          <table:table-cell office:value-type="float" office:value="1841451" calcext:value-type="float">
            <text:p>1841451</text:p>
          </table:table-cell>
          <table:table-cell office:value-type="float" office:value="79972" calcext:value-type="float">
            <text:p>79972</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394318" calcext:value-type="float">
            <text:p>394318</text:p>
          </table:table-cell>
          <table:table-cell office:value-type="float" office:value="0" calcext:value-type="float">
            <text:p>0</text:p>
          </table:table-cell>
          <table:table-cell office:value-type="float" office:value="2230427" calcext:value-type="float">
            <text:p>2230427</text:p>
          </table:table-cell>
          <table:table-cell office:value-type="float" office:value="877260" calcext:value-type="float">
            <text:p>877260</text:p>
          </table:table-cell>
          <table:table-cell office:value-type="string" calcext:value-type="string">
            <text:p>Nice</text:p>
          </table:table-cell>
          <table:table-cell/>
        </table:table-row>
        <table:table-row table:style-name="ro1">
          <table:table-cell office:value-type="float" office:value="397702" calcext:value-type="float">
            <text:p>397702</text:p>
          </table:table-cell>
          <table:table-cell office:value-type="float" office:value="0" calcext:value-type="float">
            <text:p>0</text:p>
          </table:table-cell>
          <table:table-cell office:value-type="float" office:value="932887" calcext:value-type="float">
            <text:p>932887</text:p>
          </table:table-cell>
          <table:table-cell office:value-type="float" office:value="12525" calcext:value-type="float">
            <text:p>12525</text:p>
          </table:table-cell>
          <table:table-cell office:value-type="string" calcext:value-type="string">
            <text:p>Extraordinary</text:p>
          </table:table-cell>
          <table:table-cell/>
        </table:table-row>
        <table:table-row table:style-name="ro1">
          <table:table-cell office:value-type="float" office:value="419451" calcext:value-type="float">
            <text:p>419451</text:p>
          </table:table-cell>
          <table:table-cell office:value-type="float" office:value="0" calcext:value-type="float">
            <text:p>0</text:p>
          </table:table-cell>
          <table:table-cell office:value-type="float" office:value="2348772" calcext:value-type="float">
            <text:p>2348772</text:p>
          </table:table-cell>
          <table:table-cell office:value-type="float" office:value="20650" calcext:value-type="float">
            <text:p>20650</text:p>
          </table:table-cell>
          <table:table-cell office:value-type="string" calcext:value-type="string">
            <text:p>Ranbir deserved it</text:p>
          </table:table-cell>
          <table:table-cell/>
        </table:table-row>
        <table:table-row table:style-name="ro1">
          <table:table-cell office:value-type="float" office:value="221356" calcext:value-type="float">
            <text:p>221356</text:p>
          </table:table-cell>
          <table:table-cell office:value-type="float" office:value="0" calcext:value-type="float">
            <text:p>0</text:p>
          </table:table-cell>
          <table:table-cell office:value-type="float" office:value="1140700" calcext:value-type="float">
            <text:p>1140700</text:p>
          </table:table-cell>
          <table:table-cell office:value-type="float" office:value="83830" calcext:value-type="float">
            <text:p>83830</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10200" calcext:value-type="float">
            <text:p>310200</text:p>
          </table:table-cell>
          <table:table-cell office:value-type="float" office:value="0" calcext:value-type="float">
            <text:p>0</text:p>
          </table:table-cell>
          <table:table-cell office:value-type="float" office:value="1644476" calcext:value-type="float">
            <text:p>1644476</text:p>
          </table:table-cell>
          <table:table-cell office:value-type="float" office:value="505584" calcext:value-type="float">
            <text:p>505584</text:p>
          </table:table-cell>
          <table:table-cell office:value-type="string" calcext:value-type="string">
            <text:p>[[@19837]] पहली लाइन तो समझ आ गई, दूसरी हिंदी में बता देंगी?</text:p>
          </table:table-cell>
          <table:table-cell/>
        </table:table-row>
        <table:table-row table:style-name="ro1">
          <table:table-cell office:value-type="float" office:value="339596" calcext:value-type="float">
            <text:p>339596</text:p>
          </table:table-cell>
          <table:table-cell office:value-type="float" office:value="0" calcext:value-type="float">
            <text:p>0</text:p>
          </table:table-cell>
          <table:table-cell office:value-type="float" office:value="1174337" calcext:value-type="float">
            <text:p>1174337</text:p>
          </table:table-cell>
          <table:table-cell office:value-type="float" office:value="354344" calcext:value-type="float">
            <text:p>354344</text:p>
          </table:table-cell>
          <table:table-cell office:value-type="string" calcext:value-type="string">
            <text:p>[[@79447]] tysm</text:p>
          </table:table-cell>
          <table:table-cell/>
        </table:table-row>
        <table:table-row table:style-name="ro1">
          <table:table-cell office:value-type="float" office:value="403089" calcext:value-type="float">
            <text:p>403089</text:p>
          </table:table-cell>
          <table:table-cell office:value-type="float" office:value="0" calcext:value-type="float">
            <text:p>0</text:p>
          </table:table-cell>
          <table:table-cell office:value-type="float" office:value="2307069" calcext:value-type="float">
            <text:p>2307069</text:p>
          </table:table-cell>
          <table:table-cell office:value-type="float" office:value="1076823" calcext:value-type="float">
            <text:p>1076823</text:p>
          </table:table-cell>
          <table:table-cell office:value-type="string" calcext:value-type="string">
            <text:p>Maa</text:p>
          </table:table-cell>
          <table:table-cell/>
        </table:table-row>
        <table:table-row table:style-name="ro1">
          <table:table-cell office:value-type="float" office:value="450492" calcext:value-type="float">
            <text:p>450492</text:p>
          </table:table-cell>
          <table:table-cell office:value-type="float" office:value="0" calcext:value-type="float">
            <text:p>0</text:p>
          </table:table-cell>
          <table:table-cell office:value-type="float" office:value="2479370" calcext:value-type="float">
            <text:p>2479370</text:p>
          </table:table-cell>
          <table:table-cell office:value-type="float" office:value="1899094" calcext:value-type="float">
            <text:p>1899094</text:p>
          </table:table-cell>
          <table:table-cell office:value-type="string" calcext:value-type="string">
            <text:p>What are the charges for this treatment?</text:p>
          </table:table-cell>
          <table:table-cell/>
        </table:table-row>
        <table:table-row table:style-name="ro1">
          <table:table-cell office:value-type="float" office:value="453771" calcext:value-type="float">
            <text:p>453771</text:p>
          </table:table-cell>
          <table:table-cell office:value-type="float" office:value="0" calcext:value-type="float">
            <text:p>0</text:p>
          </table:table-cell>
          <table:table-cell office:value-type="float" office:value="2254376" calcext:value-type="float">
            <text:p>2254376</text:p>
          </table:table-cell>
          <table:table-cell office:value-type="float" office:value="1920896" calcext:value-type="float">
            <text:p>1920896</text:p>
          </table:table-cell>
          <table:table-cell office:value-type="string" calcext:value-type="string">
            <text:p>Hiii</text:p>
          </table:table-cell>
          <table:table-cell/>
        </table:table-row>
        <table:table-row table:style-name="ro1">
          <table:table-cell office:value-type="float" office:value="58892" calcext:value-type="float">
            <text:p>58892</text:p>
          </table:table-cell>
          <table:table-cell office:value-type="float" office:value="0" calcext:value-type="float">
            <text:p>0</text:p>
          </table:table-cell>
          <table:table-cell office:value-type="float" office:value="648215" calcext:value-type="float">
            <text:p>648215</text:p>
          </table:table-cell>
          <table:table-cell office:value-type="float" office:value="201815" calcext:value-type="float">
            <text:p>201815</text:p>
          </table:table-cell>
          <table:table-cell office:value-type="string" calcext:value-type="string">
            <text:p>?Nirvana</text:p>
          </table:table-cell>
          <table:table-cell/>
        </table:table-row>
        <table:table-row table:style-name="ro1">
          <table:table-cell office:value-type="float" office:value="76990" calcext:value-type="float">
            <text:p>76990</text:p>
          </table:table-cell>
          <table:table-cell office:value-type="float" office:value="0" calcext:value-type="float">
            <text:p>0</text:p>
          </table:table-cell>
          <table:table-cell office:value-type="float" office:value="726562" calcext:value-type="float">
            <text:p>726562</text:p>
          </table:table-cell>
          <table:table-cell office:value-type="float" office:value="85826" calcext:value-type="float">
            <text:p>85826</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98798" calcext:value-type="float">
            <text:p>98798</text:p>
          </table:table-cell>
          <table:table-cell office:value-type="float" office:value="0" calcext:value-type="float">
            <text:p>0</text:p>
          </table:table-cell>
          <table:table-cell office:value-type="float" office:value="772652" calcext:value-type="float">
            <text:p>772652</text:p>
          </table:table-cell>
          <table:table-cell office:value-type="float" office:value="82776" calcext:value-type="float">
            <text:p>8277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06275" calcext:value-type="float">
            <text:p>106275</text:p>
          </table:table-cell>
          <table:table-cell office:value-type="float" office:value="423357" calcext:value-type="float">
            <text:p>423357</text:p>
          </table:table-cell>
          <table:table-cell office:value-type="float" office:value="0" calcext:value-type="float">
            <text:p>0</text:p>
          </table:table-cell>
          <table:table-cell office:value-type="float" office:value="147042" calcext:value-type="float">
            <text:p>147042</text:p>
          </table:table-cell>
          <table:table-cell office:value-type="string" calcext:value-type="string">
            <text:p>[[@1]] #ChaiAndChuskiProject☕</text:p>
          </table:table-cell>
          <table:table-cell/>
        </table:table-row>
        <table:table-row table:style-name="ro1">
          <table:table-cell office:value-type="float" office:value="142772" calcext:value-type="float">
            <text:p>142772</text:p>
          </table:table-cell>
          <table:table-cell office:value-type="float" office:value="0" calcext:value-type="float">
            <text:p>0</text:p>
          </table:table-cell>
          <table:table-cell office:value-type="float" office:value="871031" calcext:value-type="float">
            <text:p>871031</text:p>
          </table:table-cell>
          <table:table-cell office:value-type="float" office:value="260640" calcext:value-type="float">
            <text:p>260640</text:p>
          </table:table-cell>
          <table:table-cell office:value-type="string" calcext:value-type="string">
            <text:p>[[@78886]] according to me Best time for trek in kumar parvatha will be post monsoon months October to February will be best time for the trek. If You are planing to trek in March, April and in May then it will be very difficult to trek due to hot climate. Best thing you can do if you are trekking in summer is to start your trek very early in the morning around 6 AM before the sun hits his heat.</text:p>
          </table:table-cell>
          <table:table-cell/>
        </table:table-row>
        <table:table-row table:style-name="ro1">
          <table:table-cell office:value-type="float" office:value="237429" calcext:value-type="float">
            <text:p>237429</text:p>
          </table:table-cell>
          <table:table-cell office:value-type="float" office:value="781819" calcext:value-type="float">
            <text:p>781819</text:p>
          </table:table-cell>
          <table:table-cell office:value-type="float" office:value="0" calcext:value-type="float">
            <text:p>0</text:p>
          </table:table-cell>
          <table:table-cell office:value-type="float" office:value="334808" calcext:value-type="float">
            <text:p>334808</text:p>
          </table:table-cell>
          <table:table-cell office:value-type="string" calcext:value-type="string">
            <text:p>It is as beautiful in Summer</text:p>
          </table:table-cell>
          <table:table-cell/>
        </table:table-row>
        <table:table-row table:style-name="ro1">
          <table:table-cell office:value-type="float" office:value="269145" calcext:value-type="float">
            <text:p>269145</text:p>
          </table:table-cell>
          <table:table-cell office:value-type="float" office:value="0" calcext:value-type="float">
            <text:p>0</text:p>
          </table:table-cell>
          <table:table-cell office:value-type="float" office:value="1397937" calcext:value-type="float">
            <text:p>1397937</text:p>
          </table:table-cell>
          <table:table-cell office:value-type="float" office:value="429089" calcext:value-type="float">
            <text:p>429089</text:p>
          </table:table-cell>
          <table:table-cell office:value-type="string" calcext:value-type="string">
            <text:p>[[@85714]] I mentioned my experience manh</text:p>
          </table:table-cell>
          <table:table-cell/>
        </table:table-row>
        <table:table-row table:style-name="ro1">
          <table:table-cell office:value-type="float" office:value="423400" calcext:value-type="float">
            <text:p>423400</text:p>
          </table:table-cell>
          <table:table-cell office:value-type="float" office:value="0" calcext:value-type="float">
            <text:p>0</text:p>
          </table:table-cell>
          <table:table-cell office:value-type="float" office:value="2300895" calcext:value-type="float">
            <text:p>2300895</text:p>
          </table:table-cell>
          <table:table-cell office:value-type="float" office:value="15345" calcext:value-type="float">
            <text:p>15345</text:p>
          </table:table-cell>
          <table:table-cell office:value-type="string" calcext:value-type="string">
            <text:p>Bro you posted same pizza picture twice</text:p>
          </table:table-cell>
          <table:table-cell/>
        </table:table-row>
        <table:table-row table:style-name="ro1">
          <table:table-cell office:value-type="float" office:value="432037" calcext:value-type="float">
            <text:p>432037</text:p>
          </table:table-cell>
          <table:table-cell office:value-type="float" office:value="0" calcext:value-type="float">
            <text:p>0</text:p>
          </table:table-cell>
          <table:table-cell office:value-type="float" office:value="1480103" calcext:value-type="float">
            <text:p>1480103</text:p>
          </table:table-cell>
          <table:table-cell office:value-type="float" office:value="7253" calcext:value-type="float">
            <text:p>7253</text:p>
          </table:table-cell>
          <table:table-cell office:value-type="string" calcext:value-type="string">
            <text:p>good holiday destination</text:p>
          </table:table-cell>
          <table:table-cell/>
        </table:table-row>
        <table:table-row table:style-name="ro1">
          <table:table-cell office:value-type="float" office:value="453517" calcext:value-type="float">
            <text:p>453517</text:p>
          </table:table-cell>
          <table:table-cell office:value-type="float" office:value="0" calcext:value-type="float">
            <text:p>0</text:p>
          </table:table-cell>
          <table:table-cell office:value-type="float" office:value="2252132" calcext:value-type="float">
            <text:p>2252132</text:p>
          </table:table-cell>
          <table:table-cell office:value-type="float" office:value="1997217" calcext:value-type="float">
            <text:p>1997217</text:p>
          </table:table-cell>
          <table:table-cell office:value-type="string" calcext:value-type="string">
            <text:p>Hi</text:p>
          </table:table-cell>
          <table:table-cell/>
        </table:table-row>
        <table:table-row table:style-name="ro1">
          <table:table-cell office:value-type="float" office:value="462677" calcext:value-type="float">
            <text:p>462677</text:p>
          </table:table-cell>
          <table:table-cell office:value-type="float" office:value="0" calcext:value-type="float">
            <text:p>0</text:p>
          </table:table-cell>
          <table:table-cell office:value-type="float" office:value="2317326" calcext:value-type="float">
            <text:p>2317326</text:p>
          </table:table-cell>
          <table:table-cell office:value-type="float" office:value="2227530" calcext:value-type="float">
            <text:p>2227530</text:p>
          </table:table-cell>
          <table:table-cell office:value-type="string" calcext:value-type="string">
            <text:p>fygh</text:p>
          </table:table-cell>
          <table:table-cell/>
        </table:table-row>
        <table:table-row table:style-name="ro1">
          <table:table-cell office:value-type="float" office:value="43481" calcext:value-type="float">
            <text:p>43481</text:p>
          </table:table-cell>
          <table:table-cell office:value-type="float" office:value="0" calcext:value-type="float">
            <text:p>0</text:p>
          </table:table-cell>
          <table:table-cell office:value-type="float" office:value="641359" calcext:value-type="float">
            <text:p>641359</text:p>
          </table:table-cell>
          <table:table-cell office:value-type="float" office:value="191667" calcext:value-type="float">
            <text:p>191667</text:p>
          </table:table-cell>
          <table:table-cell office:value-type="string" calcext:value-type="string">
            <text:p>[[@822]] thank you</text:p>
          </table:table-cell>
          <table:table-cell/>
        </table:table-row>
        <table:table-row table:style-name="ro1">
          <table:table-cell office:value-type="float" office:value="74057" calcext:value-type="float">
            <text:p>74057</text:p>
          </table:table-cell>
          <table:table-cell office:value-type="float" office:value="0" calcext:value-type="float">
            <text:p>0</text:p>
          </table:table-cell>
          <table:table-cell office:value-type="float" office:value="718376" calcext:value-type="float">
            <text:p>718376</text:p>
          </table:table-cell>
          <table:table-cell office:value-type="float" office:value="213572" calcext:value-type="float">
            <text:p>213572</text:p>
          </table:table-cell>
          <table:table-cell office:value-type="string" calcext:value-type="string">
            <text:p>[[@20288]] <text:s/>I'll take care of it from the next time ... ?</text:p>
          </table:table-cell>
          <table:table-cell/>
        </table:table-row>
        <table:table-row table:style-name="ro1">
          <table:table-cell office:value-type="float" office:value="154079" calcext:value-type="float">
            <text:p>154079</text:p>
          </table:table-cell>
          <table:table-cell office:value-type="float" office:value="0" calcext:value-type="float">
            <text:p>0</text:p>
          </table:table-cell>
          <table:table-cell office:value-type="float" office:value="818308" calcext:value-type="float">
            <text:p>818308</text:p>
          </table:table-cell>
          <table:table-cell office:value-type="float" office:value="270935" calcext:value-type="float">
            <text:p>270935</text:p>
          </table:table-cell>
          <table:table-cell office:value-type="string" calcext:value-type="string">
            <text:p>[[@216987]] please go to Switzerland once, you'll find out there is just one Switzerland.?</text:p>
          </table:table-cell>
          <table:table-cell/>
        </table:table-row>
        <table:table-row table:style-name="ro1">
          <table:table-cell office:value-type="float" office:value="194704" calcext:value-type="float">
            <text:p>194704</text:p>
          </table:table-cell>
          <table:table-cell office:value-type="float" office:value="0" calcext:value-type="float">
            <text:p>0</text:p>
          </table:table-cell>
          <table:table-cell office:value-type="float" office:value="1006028" calcext:value-type="float">
            <text:p>1006028</text:p>
          </table:table-cell>
          <table:table-cell office:value-type="float" office:value="303356" calcext:value-type="float">
            <text:p>303356</text:p>
          </table:table-cell>
          <table:table-cell office:value-type="string" calcext:value-type="string">
            <text:p>Yes you are a great photographer</text:p>
          </table:table-cell>
          <table:table-cell/>
        </table:table-row>
        <table:table-row table:style-name="ro1">
          <table:table-cell office:value-type="float" office:value="207117" calcext:value-type="float">
            <text:p>207117</text:p>
          </table:table-cell>
          <table:table-cell office:value-type="float" office:value="0" calcext:value-type="float">
            <text:p>0</text:p>
          </table:table-cell>
          <table:table-cell office:value-type="float" office:value="1065608" calcext:value-type="float">
            <text:p>1065608</text:p>
          </table:table-cell>
          <table:table-cell office:value-type="float" office:value="320704" calcext:value-type="float">
            <text:p>320704</text:p>
          </table:table-cell>
          <table:table-cell office:value-type="string" calcext:value-type="string">
            <text:p>[[@80330]] <text:s/>Thank you for the appreciation, these pictures are taken spontaneously.</text:p>
          </table:table-cell>
          <table:table-cell/>
        </table:table-row>
        <table:table-row table:style-name="ro1">
          <table:table-cell office:value-type="float" office:value="294416" calcext:value-type="float">
            <text:p>294416</text:p>
          </table:table-cell>
          <table:table-cell office:value-type="float" office:value="0" calcext:value-type="float">
            <text:p>0</text:p>
          </table:table-cell>
          <table:table-cell office:value-type="float" office:value="1557423" calcext:value-type="float">
            <text:p>1557423</text:p>
          </table:table-cell>
          <table:table-cell office:value-type="float" office:value="83766" calcext:value-type="float">
            <text:p>83766</text:p>
          </table:table-cell>
          <table:table-cell office:value-type="string" calcext:value-type="string">
            <text:p>Kya edit he.. mastt ekdum.</text:p>
          </table:table-cell>
          <table:table-cell/>
        </table:table-row>
        <table:table-row table:style-name="ro1">
          <table:table-cell office:value-type="float" office:value="360315" calcext:value-type="float">
            <text:p>360315</text:p>
          </table:table-cell>
          <table:table-cell office:value-type="float" office:value="0" calcext:value-type="float">
            <text:p>0</text:p>
          </table:table-cell>
          <table:table-cell office:value-type="float" office:value="2022334" calcext:value-type="float">
            <text:p>2022334</text:p>
          </table:table-cell>
          <table:table-cell office:value-type="float" office:value="41590" calcext:value-type="float">
            <text:p>41590</text:p>
          </table:table-cell>
          <table:table-cell office:value-type="string" calcext:value-type="string">
            <text:p>i love your trails,Where to next? </text:p>
          </table:table-cell>
          <table:table-cell/>
        </table:table-row>
        <table:table-row table:style-name="ro1">
          <table:table-cell office:value-type="float" office:value="452668" calcext:value-type="float">
            <text:p>452668</text:p>
          </table:table-cell>
          <table:table-cell office:value-type="float" office:value="0" calcext:value-type="float">
            <text:p>0</text:p>
          </table:table-cell>
          <table:table-cell office:value-type="float" office:value="2311421" calcext:value-type="float">
            <text:p>2311421</text:p>
          </table:table-cell>
          <table:table-cell office:value-type="float" office:value="1889903" calcext:value-type="float">
            <text:p>1889903</text:p>
          </table:table-cell>
          <table:table-cell office:value-type="string" calcext:value-type="string">
            <text:p>Nice</text:p>
          </table:table-cell>
          <table:table-cell/>
        </table:table-row>
        <table:table-row table:style-name="ro1">
          <table:table-cell office:value-type="float" office:value="454954" calcext:value-type="float">
            <text:p>454954</text:p>
          </table:table-cell>
          <table:table-cell office:value-type="float" office:value="0" calcext:value-type="float">
            <text:p>0</text:p>
          </table:table-cell>
          <table:table-cell office:value-type="float" office:value="2558882" calcext:value-type="float">
            <text:p>2558882</text:p>
          </table:table-cell>
          <table:table-cell office:value-type="float" office:value="2033325" calcext:value-type="float">
            <text:p>2033325</text:p>
          </table:table-cell>
          <table:table-cell office:value-type="float" office:value="0" calcext:value-type="float">
            <text:p>0</text:p>
          </table:table-cell>
          <table:table-cell/>
        </table:table-row>
        <table:table-row table:style-name="ro1">
          <table:table-cell office:value-type="float" office:value="8175" calcext:value-type="float">
            <text:p>8175</text:p>
          </table:table-cell>
          <table:table-cell office:value-type="float" office:value="0" calcext:value-type="float">
            <text:p>0</text:p>
          </table:table-cell>
          <table:table-cell office:value-type="float" office:value="345176" calcext:value-type="float">
            <text:p>345176</text:p>
          </table:table-cell>
          <table:table-cell office:value-type="float" office:value="6196" calcext:value-type="float">
            <text:p>6196</text:p>
          </table:table-cell>
          <table:table-cell office:value-type="string" calcext:value-type="string">
            <text:p>shandaaar</text:p>
          </table:table-cell>
          <table:table-cell/>
        </table:table-row>
        <table:table-row table:style-name="ro1">
          <table:table-cell office:value-type="float" office:value="14752" calcext:value-type="float">
            <text:p>14752</text:p>
          </table:table-cell>
          <table:table-cell office:value-type="float" office:value="0" calcext:value-type="float">
            <text:p>0</text:p>
          </table:table-cell>
          <table:table-cell office:value-type="float" office:value="140450" calcext:value-type="float">
            <text:p>140450</text:p>
          </table:table-cell>
          <table:table-cell office:value-type="float" office:value="27" calcext:value-type="float">
            <text:p>27</text:p>
          </table:table-cell>
          <table:table-cell office:value-type="string" calcext:value-type="string">
            <text:p>Q</text:p>
          </table:table-cell>
          <table:table-cell/>
        </table:table-row>
        <table:table-row table:style-name="ro1">
          <table:table-cell office:value-type="float" office:value="55685" calcext:value-type="float">
            <text:p>55685</text:p>
          </table:table-cell>
          <table:table-cell office:value-type="float" office:value="0" calcext:value-type="float">
            <text:p>0</text:p>
          </table:table-cell>
          <table:table-cell office:value-type="float" office:value="669415" calcext:value-type="float">
            <text:p>669415</text:p>
          </table:table-cell>
          <table:table-cell office:value-type="float" office:value="199950" calcext:value-type="float">
            <text:p>199950</text:p>
          </table:table-cell>
          <table:table-cell office:value-type="string" calcext:value-type="string">
            <text:p>Tnqz</text:p>
          </table:table-cell>
          <table:table-cell/>
        </table:table-row>
        <table:table-row table:style-name="ro1">
          <table:table-cell office:value-type="float" office:value="87086" calcext:value-type="float">
            <text:p>87086</text:p>
          </table:table-cell>
          <table:table-cell office:value-type="float" office:value="0" calcext:value-type="float">
            <text:p>0</text:p>
          </table:table-cell>
          <table:table-cell office:value-type="float" office:value="744860" calcext:value-type="float">
            <text:p>744860</text:p>
          </table:table-cell>
          <table:table-cell office:value-type="float" office:value="43113" calcext:value-type="float">
            <text:p>43113</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22550" calcext:value-type="float">
            <text:p>122550</text:p>
          </table:table-cell>
          <table:table-cell office:value-type="float" office:value="0" calcext:value-type="float">
            <text:p>0</text:p>
          </table:table-cell>
          <table:table-cell office:value-type="float" office:value="819506" calcext:value-type="float">
            <text:p>819506</text:p>
          </table:table-cell>
          <table:table-cell office:value-type="float" office:value="77353" calcext:value-type="float">
            <text:p>77353</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20241" calcext:value-type="float">
            <text:p>220241</text:p>
          </table:table-cell>
          <table:table-cell office:value-type="float" office:value="0" calcext:value-type="float">
            <text:p>0</text:p>
          </table:table-cell>
          <table:table-cell office:value-type="float" office:value="1131827" calcext:value-type="float">
            <text:p>1131827</text:p>
          </table:table-cell>
          <table:table-cell office:value-type="float" office:value="84856" calcext:value-type="float">
            <text:p>84856</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26863" calcext:value-type="float">
            <text:p>226863</text:p>
          </table:table-cell>
          <table:table-cell office:value-type="float" office:value="0" calcext:value-type="float">
            <text:p>0</text:p>
          </table:table-cell>
          <table:table-cell office:value-type="float" office:value="1168240" calcext:value-type="float">
            <text:p>1168240</text:p>
          </table:table-cell>
          <table:table-cell office:value-type="float" office:value="83024" calcext:value-type="float">
            <text:p>83024</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65232" calcext:value-type="float">
            <text:p>265232</text:p>
          </table:table-cell>
          <table:table-cell office:value-type="float" office:value="0" calcext:value-type="float">
            <text:p>0</text:p>
          </table:table-cell>
          <table:table-cell office:value-type="float" office:value="1378592" calcext:value-type="float">
            <text:p>1378592</text:p>
          </table:table-cell>
          <table:table-cell office:value-type="float" office:value="422987" calcext:value-type="float">
            <text:p>422987</text:p>
          </table:table-cell>
          <table:table-cell office:value-type="string" calcext:value-type="string">
            <text:p>Just click the picture naturally it'll helpful</text:p>
          </table:table-cell>
          <table:table-cell/>
        </table:table-row>
        <table:table-row table:style-name="ro1">
          <table:table-cell office:value-type="float" office:value="375036" calcext:value-type="float">
            <text:p>375036</text:p>
          </table:table-cell>
          <table:table-cell office:value-type="float" office:value="0" calcext:value-type="float">
            <text:p>0</text:p>
          </table:table-cell>
          <table:table-cell office:value-type="float" office:value="2226096" calcext:value-type="float">
            <text:p>2226096</text:p>
          </table:table-cell>
          <table:table-cell office:value-type="float" office:value="709578" calcext:value-type="float">
            <text:p>709578</text:p>
          </table:table-cell>
          <table:table-cell office:value-type="string" calcext:value-type="string">
            <text:p>Super awesome creator ??</text:p>
          </table:table-cell>
          <table:table-cell/>
        </table:table-row>
        <table:table-row table:style-name="ro1">
          <table:table-cell office:value-type="float" office:value="72276" calcext:value-type="float">
            <text:p>72276</text:p>
          </table:table-cell>
          <table:table-cell office:value-type="float" office:value="0" calcext:value-type="float">
            <text:p>0</text:p>
          </table:table-cell>
          <table:table-cell office:value-type="float" office:value="711456" calcext:value-type="float">
            <text:p>711456</text:p>
          </table:table-cell>
          <table:table-cell office:value-type="float" office:value="81856" calcext:value-type="float">
            <text:p>81856</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9171" calcext:value-type="float">
            <text:p>119171</text:p>
          </table:table-cell>
          <table:table-cell office:value-type="float" office:value="0" calcext:value-type="float">
            <text:p>0</text:p>
          </table:table-cell>
          <table:table-cell office:value-type="float" office:value="110281" calcext:value-type="float">
            <text:p>110281</text:p>
          </table:table-cell>
          <table:table-cell office:value-type="float" office:value="40150" calcext:value-type="float">
            <text:p>40150</text:p>
          </table:table-cell>
          <table:table-cell office:value-type="string" calcext:value-type="string">
            <text:p>Amazing content ❤️❤️</text:p>
          </table:table-cell>
          <table:table-cell/>
        </table:table-row>
        <table:table-row table:style-name="ro1">
          <table:table-cell office:value-type="float" office:value="143841" calcext:value-type="float">
            <text:p>143841</text:p>
          </table:table-cell>
          <table:table-cell office:value-type="float" office:value="0" calcext:value-type="float">
            <text:p>0</text:p>
          </table:table-cell>
          <table:table-cell office:value-type="float" office:value="798301" calcext:value-type="float">
            <text:p>798301</text:p>
          </table:table-cell>
          <table:table-cell office:value-type="float" office:value="260487" calcext:value-type="float">
            <text:p>260487</text:p>
          </table:table-cell>
          <table:table-cell office:value-type="string" calcext:value-type="string">
            <text:p>Beautiful pictures ?</text:p>
          </table:table-cell>
          <table:table-cell/>
        </table:table-row>
        <table:table-row table:style-name="ro1">
          <table:table-cell office:value-type="float" office:value="211451" calcext:value-type="float">
            <text:p>211451</text:p>
          </table:table-cell>
          <table:table-cell office:value-type="float" office:value="0" calcext:value-type="float">
            <text:p>0</text:p>
          </table:table-cell>
          <table:table-cell office:value-type="float" office:value="1086570" calcext:value-type="float">
            <text:p>1086570</text:p>
          </table:table-cell>
          <table:table-cell office:value-type="float" office:value="20153" calcext:value-type="float">
            <text:p>20153</text:p>
          </table:table-cell>
          <table:table-cell office:value-type="string" calcext:value-type="string">
            <text:p>i love your trails,Where to next? </text:p>
          </table:table-cell>
          <table:table-cell/>
        </table:table-row>
        <table:table-row table:style-name="ro1">
          <table:table-cell office:value-type="float" office:value="258647" calcext:value-type="float">
            <text:p>258647</text:p>
          </table:table-cell>
          <table:table-cell office:value-type="float" office:value="164000" calcext:value-type="float">
            <text:p>164000</text:p>
          </table:table-cell>
          <table:table-cell office:value-type="float" office:value="0" calcext:value-type="float">
            <text:p>0</text:p>
          </table:table-cell>
          <table:table-cell office:value-type="float" office:value="400820" calcext:value-type="float">
            <text:p>400820</text:p>
          </table:table-cell>
          <table:table-cell office:value-type="string" calcext:value-type="string">
            <text:p>It's <text:s/>old light house and not water tank ?</text:p>
          </table:table-cell>
          <table:table-cell/>
        </table:table-row>
        <table:table-row table:style-name="ro1">
          <table:table-cell office:value-type="float" office:value="338801" calcext:value-type="float">
            <text:p>338801</text:p>
          </table:table-cell>
          <table:table-cell office:value-type="float" office:value="0" calcext:value-type="float">
            <text:p>0</text:p>
          </table:table-cell>
          <table:table-cell office:value-type="float" office:value="1808382" calcext:value-type="float">
            <text:p>1808382</text:p>
          </table:table-cell>
          <table:table-cell office:value-type="float" office:value="557749" calcext:value-type="float">
            <text:p>557749</text:p>
          </table:table-cell>
          <table:table-cell office:value-type="string" calcext:value-type="string">
            <text:p>you guys must visit gangtok....it is an amazing place</text:p>
          </table:table-cell>
          <table:table-cell/>
        </table:table-row>
        <table:table-row table:style-name="ro1">
          <table:table-cell office:value-type="float" office:value="343893" calcext:value-type="float">
            <text:p>343893</text:p>
          </table:table-cell>
          <table:table-cell office:value-type="float" office:value="0" calcext:value-type="float">
            <text:p>0</text:p>
          </table:table-cell>
          <table:table-cell office:value-type="float" office:value="1829623" calcext:value-type="float">
            <text:p>1829623</text:p>
          </table:table-cell>
          <table:table-cell office:value-type="float" office:value="564789" calcext:value-type="float">
            <text:p>564789</text:p>
          </table:table-cell>
          <table:table-cell office:value-type="string" calcext:value-type="string">
            <text:p>[[@80237]] thank youuu so much ?</text:p>
          </table:table-cell>
          <table:table-cell/>
        </table:table-row>
        <table:table-row table:style-name="ro1">
          <table:table-cell office:value-type="float" office:value="382393" calcext:value-type="float">
            <text:p>382393</text:p>
          </table:table-cell>
          <table:table-cell office:value-type="float" office:value="0" calcext:value-type="float">
            <text:p>0</text:p>
          </table:table-cell>
          <table:table-cell office:value-type="float" office:value="2253313" calcext:value-type="float">
            <text:p>2253313</text:p>
          </table:table-cell>
          <table:table-cell office:value-type="float" office:value="831362" calcext:value-type="float">
            <text:p>831362</text:p>
          </table:table-cell>
          <table:table-cell office:value-type="string" calcext:value-type="string">
            <text:p>Give</text:p>
          </table:table-cell>
          <table:table-cell/>
        </table:table-row>
        <table:table-row table:style-name="ro1">
          <table:table-cell office:value-type="float" office:value="396708" calcext:value-type="float">
            <text:p>396708</text:p>
          </table:table-cell>
          <table:table-cell office:value-type="float" office:value="0" calcext:value-type="float">
            <text:p>0</text:p>
          </table:table-cell>
          <table:table-cell office:value-type="float" office:value="2275547" calcext:value-type="float">
            <text:p>2275547</text:p>
          </table:table-cell>
          <table:table-cell office:value-type="float" office:value="976592" calcext:value-type="float">
            <text:p>976592</text:p>
          </table:table-cell>
          <table:table-cell office:value-type="string" calcext:value-type="string">
            <text:p>*Very Hot*</text:p>
          </table:table-cell>
          <table:table-cell/>
        </table:table-row>
        <table:table-row table:style-name="ro1">
          <table:table-cell office:value-type="float" office:value="430904" calcext:value-type="float">
            <text:p>430904</text:p>
          </table:table-cell>
          <table:table-cell office:value-type="float" office:value="0" calcext:value-type="float">
            <text:p>0</text:p>
          </table:table-cell>
          <table:table-cell office:value-type="float" office:value="2349903" calcext:value-type="float">
            <text:p>2349903</text:p>
          </table:table-cell>
          <table:table-cell office:value-type="float" office:value="1410190" calcext:value-type="float">
            <text:p>1410190</text:p>
          </table:table-cell>
          <table:table-cell office:value-type="string" calcext:value-type="string">
            <text:p>hi</text:p>
          </table:table-cell>
          <table:table-cell/>
        </table:table-row>
        <table:table-row table:style-name="ro1">
          <table:table-cell office:value-type="float" office:value="11732" calcext:value-type="float">
            <text:p>11732</text:p>
          </table:table-cell>
          <table:table-cell office:value-type="float" office:value="0" calcext:value-type="float">
            <text:p>0</text:p>
          </table:table-cell>
          <table:table-cell office:value-type="float" office:value="341232" calcext:value-type="float">
            <text:p>341232</text:p>
          </table:table-cell>
          <table:table-cell office:value-type="float" office:value="108487" calcext:value-type="float">
            <text:p>108487</text:p>
          </table:table-cell>
          <table:table-cell office:value-type="string" calcext:value-type="string">
            <text:p>[[@1]]</text:p>
          </table:table-cell>
          <table:table-cell/>
        </table:table-row>
        <table:table-row table:style-name="ro1">
          <table:table-cell office:value-type="float" office:value="269233" calcext:value-type="float">
            <text:p>269233</text:p>
          </table:table-cell>
          <table:table-cell office:value-type="float" office:value="0" calcext:value-type="float">
            <text:p>0</text:p>
          </table:table-cell>
          <table:table-cell office:value-type="float" office:value="1402894" calcext:value-type="float">
            <text:p>1402894</text:p>
          </table:table-cell>
          <table:table-cell office:value-type="float" office:value="41062" calcext:value-type="float">
            <text:p>41062</text:p>
          </table:table-cell>
          <table:table-cell office:value-type="string" calcext:value-type="string">
            <text:p>Brilliant trail! what pictures!</text:p>
          </table:table-cell>
          <table:table-cell/>
        </table:table-row>
        <table:table-row table:style-name="ro1">
          <table:table-cell office:value-type="float" office:value="289636" calcext:value-type="float">
            <text:p>289636</text:p>
          </table:table-cell>
          <table:table-cell office:value-type="float" office:value="0" calcext:value-type="float">
            <text:p>0</text:p>
          </table:table-cell>
          <table:table-cell office:value-type="float" office:value="1529331" calcext:value-type="float">
            <text:p>1529331</text:p>
          </table:table-cell>
          <table:table-cell office:value-type="float" office:value="470576" calcext:value-type="float">
            <text:p>470576</text:p>
          </table:table-cell>
          <table:table-cell office:value-type="string" calcext:value-type="string">
            <text:p>Rainy season</text:p>
          </table:table-cell>
          <table:table-cell/>
        </table:table-row>
        <table:table-row table:style-name="ro1">
          <table:table-cell office:value-type="float" office:value="352325" calcext:value-type="float">
            <text:p>352325</text:p>
          </table:table-cell>
          <table:table-cell office:value-type="float" office:value="0" calcext:value-type="float">
            <text:p>0</text:p>
          </table:table-cell>
          <table:table-cell office:value-type="float" office:value="1905820" calcext:value-type="float">
            <text:p>1905820</text:p>
          </table:table-cell>
          <table:table-cell office:value-type="float" office:value="86396" calcext:value-type="float">
            <text:p>86396</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408973" calcext:value-type="float">
            <text:p>408973</text:p>
          </table:table-cell>
          <table:table-cell office:value-type="float" office:value="0" calcext:value-type="float">
            <text:p>0</text:p>
          </table:table-cell>
          <table:table-cell office:value-type="float" office:value="2260711" calcext:value-type="float">
            <text:p>2260711</text:p>
          </table:table-cell>
          <table:table-cell office:value-type="float" office:value="1207839" calcext:value-type="float">
            <text:p>1207839</text:p>
          </table:table-cell>
          <table:table-cell office:value-type="string" calcext:value-type="string">
            <text:p>Very nice</text:p>
          </table:table-cell>
          <table:table-cell/>
        </table:table-row>
        <table:table-row table:style-name="ro1">
          <table:table-cell office:value-type="float" office:value="30208" calcext:value-type="float">
            <text:p>30208</text:p>
          </table:table-cell>
          <table:table-cell office:value-type="float" office:value="0" calcext:value-type="float">
            <text:p>0</text:p>
          </table:table-cell>
          <table:table-cell office:value-type="float" office:value="573895" calcext:value-type="float">
            <text:p>573895</text:p>
          </table:table-cell>
          <table:table-cell office:value-type="float" office:value="166460" calcext:value-type="float">
            <text:p>166460</text:p>
          </table:table-cell>
          <table:table-cell office:value-type="string" calcext:value-type="string">
            <text:p>@J-shreeGosavi4715 thanks</text:p>
          </table:table-cell>
          <table:table-cell/>
        </table:table-row>
        <table:table-row table:style-name="ro1">
          <table:table-cell office:value-type="float" office:value="48939" calcext:value-type="float">
            <text:p>48939</text:p>
          </table:table-cell>
          <table:table-cell office:value-type="float" office:value="0" calcext:value-type="float">
            <text:p>0</text:p>
          </table:table-cell>
          <table:table-cell office:value-type="float" office:value="653848" calcext:value-type="float">
            <text:p>653848</text:p>
          </table:table-cell>
          <table:table-cell office:value-type="float" office:value="81406" calcext:value-type="float">
            <text:p>81406</text:p>
          </table:table-cell>
          <table:table-cell office:value-type="string" calcext:value-type="string">
            <text:p>Awesome! I too am heading there next week</text:p>
          </table:table-cell>
          <table:table-cell/>
        </table:table-row>
        <table:table-row table:style-name="ro1">
          <table:table-cell office:value-type="float" office:value="172580" calcext:value-type="float">
            <text:p>172580</text:p>
          </table:table-cell>
          <table:table-cell office:value-type="float" office:value="0" calcext:value-type="float">
            <text:p>0</text:p>
          </table:table-cell>
          <table:table-cell office:value-type="float" office:value="950583" calcext:value-type="float">
            <text:p>950583</text:p>
          </table:table-cell>
          <table:table-cell office:value-type="float" office:value="52569" calcext:value-type="float">
            <text:p>5256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431707" calcext:value-type="float">
            <text:p>431707</text:p>
          </table:table-cell>
          <table:table-cell office:value-type="float" office:value="0" calcext:value-type="float">
            <text:p>0</text:p>
          </table:table-cell>
          <table:table-cell office:value-type="float" office:value="2271440" calcext:value-type="float">
            <text:p>2271440</text:p>
          </table:table-cell>
          <table:table-cell office:value-type="float" office:value="1478188" calcext:value-type="float">
            <text:p>1478188</text:p>
          </table:table-cell>
          <table:table-cell office:value-type="string" calcext:value-type="string">
            <text:p>Nice work out</text:p>
          </table:table-cell>
          <table:table-cell/>
        </table:table-row>
        <table:table-row table:style-name="ro1">
          <table:table-cell office:value-type="float" office:value="437193" calcext:value-type="float">
            <text:p>437193</text:p>
          </table:table-cell>
          <table:table-cell office:value-type="float" office:value="0" calcext:value-type="float">
            <text:p>0</text:p>
          </table:table-cell>
          <table:table-cell office:value-type="float" office:value="2319466" calcext:value-type="float">
            <text:p>2319466</text:p>
          </table:table-cell>
          <table:table-cell office:value-type="float" office:value="1588785" calcext:value-type="float">
            <text:p>1588785</text:p>
          </table:table-cell>
          <table:table-cell office:value-type="string" calcext:value-type="string">
            <text:p>Please apna vajan kam Kare</text:p>
          </table:table-cell>
          <table:table-cell/>
        </table:table-row>
        <table:table-row table:style-name="ro1">
          <table:table-cell office:value-type="float" office:value="127087" calcext:value-type="float">
            <text:p>127087</text:p>
          </table:table-cell>
          <table:table-cell office:value-type="float" office:value="0" calcext:value-type="float">
            <text:p>0</text:p>
          </table:table-cell>
          <table:table-cell office:value-type="float" office:value="834051" calcext:value-type="float">
            <text:p>834051</text:p>
          </table:table-cell>
          <table:table-cell office:value-type="float" office:value="248781" calcext:value-type="float">
            <text:p>248781</text:p>
          </table:table-cell>
          <table:table-cell office:value-type="string" calcext:value-type="string">
            <text:p>Princep Ghat, howrah bridge, dhakhineshwar, kalighat, quest mall, south city, college street, dhakuria lake, north calcutta etc</text:p>
          </table:table-cell>
          <table:table-cell/>
        </table:table-row>
        <table:table-row table:style-name="ro1">
          <table:table-cell office:value-type="float" office:value="200499" calcext:value-type="float">
            <text:p>200499</text:p>
          </table:table-cell>
          <table:table-cell office:value-type="float" office:value="0" calcext:value-type="float">
            <text:p>0</text:p>
          </table:table-cell>
          <table:table-cell office:value-type="float" office:value="1039316" calcext:value-type="float">
            <text:p>1039316</text:p>
          </table:table-cell>
          <table:table-cell office:value-type="float" office:value="81826" calcext:value-type="float">
            <text:p>8182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45449" calcext:value-type="float">
            <text:p>245449</text:p>
          </table:table-cell>
          <table:table-cell office:value-type="float" office:value="0" calcext:value-type="float">
            <text:p>0</text:p>
          </table:table-cell>
          <table:table-cell office:value-type="float" office:value="1231189" calcext:value-type="float">
            <text:p>1231189</text:p>
          </table:table-cell>
          <table:table-cell office:value-type="float" office:value="52684" calcext:value-type="float">
            <text:p>52684</text:p>
          </table:table-cell>
          <table:table-cell office:value-type="string" calcext:value-type="string">
            <text:p>Your stories are truely travel goals, how do you plan them?</text:p>
          </table:table-cell>
          <table:table-cell/>
        </table:table-row>
        <table:table-row table:style-name="ro1">
          <table:table-cell office:value-type="float" office:value="273557" calcext:value-type="float">
            <text:p>273557</text:p>
          </table:table-cell>
          <table:table-cell office:value-type="float" office:value="0" calcext:value-type="float">
            <text:p>0</text:p>
          </table:table-cell>
          <table:table-cell office:value-type="float" office:value="1429852" calcext:value-type="float">
            <text:p>1429852</text:p>
          </table:table-cell>
          <table:table-cell office:value-type="float" office:value="80910" calcext:value-type="float">
            <text:p>80910</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53055" calcext:value-type="float">
            <text:p>53055</text:p>
          </table:table-cell>
          <table:table-cell office:value-type="float" office:value="0" calcext:value-type="float">
            <text:p>0</text:p>
          </table:table-cell>
          <table:table-cell office:value-type="float" office:value="663070" calcext:value-type="float">
            <text:p>663070</text:p>
          </table:table-cell>
          <table:table-cell office:value-type="float" office:value="79245" calcext:value-type="float">
            <text:p>79245</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133000" calcext:value-type="float">
            <text:p>133000</text:p>
          </table:table-cell>
          <table:table-cell office:value-type="float" office:value="0" calcext:value-type="float">
            <text:p>0</text:p>
          </table:table-cell>
          <table:table-cell office:value-type="float" office:value="846134" calcext:value-type="float">
            <text:p>846134</text:p>
          </table:table-cell>
          <table:table-cell office:value-type="float" office:value="252656" calcext:value-type="float">
            <text:p>252656</text:p>
          </table:table-cell>
          <table:table-cell office:value-type="string" calcext:value-type="string">
            <text:p>[[@41539]] thank you so much</text:p>
          </table:table-cell>
          <table:table-cell/>
        </table:table-row>
        <table:table-row table:style-name="ro1">
          <table:table-cell office:value-type="float" office:value="171435" calcext:value-type="float">
            <text:p>171435</text:p>
          </table:table-cell>
          <table:table-cell office:value-type="float" office:value="0" calcext:value-type="float">
            <text:p>0</text:p>
          </table:table-cell>
          <table:table-cell office:value-type="float" office:value="951423" calcext:value-type="float">
            <text:p>951423</text:p>
          </table:table-cell>
          <table:table-cell office:value-type="float" office:value="86441" calcext:value-type="float">
            <text:p>86441</text:p>
          </table:table-cell>
          <table:table-cell office:value-type="string" calcext:value-type="string">
            <text:p>Amazing content ❤️❤️</text:p>
          </table:table-cell>
          <table:table-cell/>
        </table:table-row>
        <table:table-row table:style-name="ro1">
          <table:table-cell office:value-type="float" office:value="326536" calcext:value-type="float">
            <text:p>326536</text:p>
          </table:table-cell>
          <table:table-cell office:value-type="float" office:value="0" calcext:value-type="float">
            <text:p>0</text:p>
          </table:table-cell>
          <table:table-cell office:value-type="float" office:value="1746047" calcext:value-type="float">
            <text:p>1746047</text:p>
          </table:table-cell>
          <table:table-cell office:value-type="float" office:value="80893" calcext:value-type="float">
            <text:p>80893</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46715" calcext:value-type="float">
            <text:p>346715</text:p>
          </table:table-cell>
          <table:table-cell office:value-type="float" office:value="0" calcext:value-type="float">
            <text:p>0</text:p>
          </table:table-cell>
          <table:table-cell office:value-type="float" office:value="1860671" calcext:value-type="float">
            <text:p>1860671</text:p>
          </table:table-cell>
          <table:table-cell office:value-type="float" office:value="50423" calcext:value-type="float">
            <text:p>50423</text:p>
          </table:table-cell>
          <table:table-cell office:value-type="string" calcext:value-type="string">
            <text:p>can't wait to read about your next adventure</text:p>
          </table:table-cell>
          <table:table-cell/>
        </table:table-row>
        <table:table-row table:style-name="ro1">
          <table:table-cell office:value-type="float" office:value="366500" calcext:value-type="float">
            <text:p>366500</text:p>
          </table:table-cell>
          <table:table-cell office:value-type="float" office:value="0" calcext:value-type="float">
            <text:p>0</text:p>
          </table:table-cell>
          <table:table-cell office:value-type="float" office:value="2132689" calcext:value-type="float">
            <text:p>2132689</text:p>
          </table:table-cell>
          <table:table-cell office:value-type="float" office:value="41210" calcext:value-type="float">
            <text:p>41210</text:p>
          </table:table-cell>
          <table:table-cell office:value-type="string" calcext:value-type="string">
            <text:p>Lage Raho Launde! Mast kaam kar rahe ho</text:p>
          </table:table-cell>
          <table:table-cell/>
        </table:table-row>
        <table:table-row table:style-name="ro1">
          <table:table-cell office:value-type="float" office:value="172749" calcext:value-type="float">
            <text:p>172749</text:p>
          </table:table-cell>
          <table:table-cell office:value-type="float" office:value="0" calcext:value-type="float">
            <text:p>0</text:p>
          </table:table-cell>
          <table:table-cell office:value-type="float" office:value="951516" calcext:value-type="float">
            <text:p>951516</text:p>
          </table:table-cell>
          <table:table-cell office:value-type="float" office:value="286372" calcext:value-type="float">
            <text:p>286372</text:p>
          </table:table-cell>
          <table:table-cell office:value-type="string" calcext:value-type="string">
            <text:p>[[@86991]] Thankyu Bro! ?</text:p>
          </table:table-cell>
          <table:table-cell/>
        </table:table-row>
        <table:table-row table:style-name="ro1">
          <table:table-cell office:value-type="float" office:value="211805" calcext:value-type="float">
            <text:p>211805</text:p>
          </table:table-cell>
          <table:table-cell office:value-type="float" office:value="0" calcext:value-type="float">
            <text:p>0</text:p>
          </table:table-cell>
          <table:table-cell office:value-type="float" office:value="1090142" calcext:value-type="float">
            <text:p>1090142</text:p>
          </table:table-cell>
          <table:table-cell office:value-type="float" office:value="78146" calcext:value-type="float">
            <text:p>78146</text:p>
          </table:table-cell>
          <table:table-cell office:value-type="string" calcext:value-type="string">
            <text:p>Amazing content ❤️❤️</text:p>
          </table:table-cell>
          <table:table-cell/>
        </table:table-row>
        <table:table-row table:style-name="ro1">
          <table:table-cell office:value-type="float" office:value="325506" calcext:value-type="float">
            <text:p>325506</text:p>
          </table:table-cell>
          <table:table-cell office:value-type="float" office:value="652745" calcext:value-type="float">
            <text:p>652745</text:p>
          </table:table-cell>
          <table:table-cell office:value-type="float" office:value="0" calcext:value-type="float">
            <text:p>0</text:p>
          </table:table-cell>
          <table:table-cell office:value-type="float" office:value="533324" calcext:value-type="float">
            <text:p>533324</text:p>
          </table:table-cell>
          <table:table-cell office:value-type="string" calcext:value-type="string">
            <text:p>?</text:p>
          </table:table-cell>
          <table:table-cell/>
        </table:table-row>
        <table:table-row table:style-name="ro1">
          <table:table-cell office:value-type="float" office:value="375229" calcext:value-type="float">
            <text:p>375229</text:p>
          </table:table-cell>
          <table:table-cell office:value-type="float" office:value="0" calcext:value-type="float">
            <text:p>0</text:p>
          </table:table-cell>
          <table:table-cell office:value-type="float" office:value="2225760" calcext:value-type="float">
            <text:p>2225760</text:p>
          </table:table-cell>
          <table:table-cell office:value-type="float" office:value="84261" calcext:value-type="float">
            <text:p>84261</text:p>
          </table:table-cell>
          <table:table-cell office:value-type="string" calcext:value-type="string">
            <text:p>?nice!</text:p>
          </table:table-cell>
          <table:table-cell/>
        </table:table-row>
        <table:table-row table:style-name="ro1">
          <table:table-cell office:value-type="float" office:value="399415" calcext:value-type="float">
            <text:p>399415</text:p>
          </table:table-cell>
          <table:table-cell office:value-type="float" office:value="0" calcext:value-type="float">
            <text:p>0</text:p>
          </table:table-cell>
          <table:table-cell office:value-type="float" office:value="2294185" calcext:value-type="float">
            <text:p>2294185</text:p>
          </table:table-cell>
          <table:table-cell office:value-type="float" office:value="25" calcext:value-type="float">
            <text:p>25</text:p>
          </table:table-cell>
          <table:table-cell office:value-type="string" calcext:value-type="string">
            <text:p>#budettravels </text:p>
          </table:table-cell>
          <table:table-cell/>
        </table:table-row>
        <table:table-row table:style-name="ro1">
          <table:table-cell office:value-type="float" office:value="441858" calcext:value-type="float">
            <text:p>441858</text:p>
          </table:table-cell>
          <table:table-cell office:value-type="float" office:value="0" calcext:value-type="float">
            <text:p>0</text:p>
          </table:table-cell>
          <table:table-cell office:value-type="float" office:value="2412462" calcext:value-type="float">
            <text:p>2412462</text:p>
          </table:table-cell>
          <table:table-cell office:value-type="float" office:value="888484" calcext:value-type="float">
            <text:p>888484</text:p>
          </table:table-cell>
          <table:table-cell office:value-type="string" calcext:value-type="string">
            <text:p>Oho</text:p>
          </table:table-cell>
          <table:table-cell/>
        </table:table-row>
        <table:table-row table:style-name="ro1">
          <table:table-cell office:value-type="float" office:value="6788" calcext:value-type="float">
            <text:p>6788</text:p>
          </table:table-cell>
          <table:table-cell office:value-type="float" office:value="86180" calcext:value-type="float">
            <text:p>86180</text:p>
          </table:table-cell>
          <table:table-cell office:value-type="float" office:value="0" calcext:value-type="float">
            <text:p>0</text:p>
          </table:table-cell>
          <table:table-cell office:value-type="float" office:value="34963" calcext:value-type="float">
            <text:p>34963</text:p>
          </table:table-cell>
          <table:table-cell office:value-type="string" calcext:value-type="string">
            <text:p>#trell</text:p>
          </table:table-cell>
          <table:table-cell/>
        </table:table-row>
        <table:table-row table:style-name="ro1">
          <table:table-cell office:value-type="float" office:value="123032" calcext:value-type="float">
            <text:p>123032</text:p>
          </table:table-cell>
          <table:table-cell office:value-type="float" office:value="0" calcext:value-type="float">
            <text:p>0</text:p>
          </table:table-cell>
          <table:table-cell office:value-type="float" office:value="822688" calcext:value-type="float">
            <text:p>822688</text:p>
          </table:table-cell>
          <table:table-cell office:value-type="float" office:value="245368" calcext:value-type="float">
            <text:p>245368</text:p>
          </table:table-cell>
          <table:table-cell office:value-type="string" calcext:value-type="string">
            <text:p>Thanks vipul digaskar</text:p>
          </table:table-cell>
          <table:table-cell/>
        </table:table-row>
        <table:table-row table:style-name="ro1">
          <table:table-cell office:value-type="float" office:value="153848" calcext:value-type="float">
            <text:p>153848</text:p>
          </table:table-cell>
          <table:table-cell office:value-type="float" office:value="0" calcext:value-type="float">
            <text:p>0</text:p>
          </table:table-cell>
          <table:table-cell office:value-type="float" office:value="901288" calcext:value-type="float">
            <text:p>901288</text:p>
          </table:table-cell>
          <table:table-cell office:value-type="float" office:value="78094" calcext:value-type="float">
            <text:p>78094</text:p>
          </table:table-cell>
          <table:table-cell office:value-type="string" calcext:value-type="string">
            <text:p>Gonna tryout this! ?</text:p>
          </table:table-cell>
          <table:table-cell/>
        </table:table-row>
        <table:table-row table:style-name="ro1">
          <table:table-cell office:value-type="float" office:value="183786" calcext:value-type="float">
            <text:p>183786</text:p>
          </table:table-cell>
          <table:table-cell office:value-type="float" office:value="0" calcext:value-type="float">
            <text:p>0</text:p>
          </table:table-cell>
          <table:table-cell office:value-type="float" office:value="485" calcext:value-type="float">
            <text:p>485</text:p>
          </table:table-cell>
          <table:table-cell office:value-type="float" office:value="80538" calcext:value-type="float">
            <text:p>80538</text:p>
          </table:table-cell>
          <table:table-cell office:value-type="string" calcext:value-type="string">
            <text:p>Kya mast hai bhai</text:p>
          </table:table-cell>
          <table:table-cell/>
        </table:table-row>
        <table:table-row table:style-name="ro1">
          <table:table-cell office:value-type="float" office:value="206920" calcext:value-type="float">
            <text:p>206920</text:p>
          </table:table-cell>
          <table:table-cell office:value-type="float" office:value="0" calcext:value-type="float">
            <text:p>0</text:p>
          </table:table-cell>
          <table:table-cell office:value-type="float" office:value="1064795" calcext:value-type="float">
            <text:p>1064795</text:p>
          </table:table-cell>
          <table:table-cell office:value-type="float" office:value="80204" calcext:value-type="float">
            <text:p>8020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94584" calcext:value-type="float">
            <text:p>294584</text:p>
          </table:table-cell>
          <table:table-cell office:value-type="float" office:value="0" calcext:value-type="float">
            <text:p>0</text:p>
          </table:table-cell>
          <table:table-cell office:value-type="float" office:value="1541896" calcext:value-type="float">
            <text:p>1541896</text:p>
          </table:table-cell>
          <table:table-cell office:value-type="float" office:value="49868" calcext:value-type="float">
            <text:p>49868</text:p>
          </table:table-cell>
          <table:table-cell office:value-type="string" calcext:value-type="string">
            <text:p>You've had some awesome adventures! What's the next one?</text:p>
          </table:table-cell>
          <table:table-cell/>
        </table:table-row>
        <table:table-row table:style-name="ro1">
          <table:table-cell office:value-type="float" office:value="336649" calcext:value-type="float">
            <text:p>336649</text:p>
          </table:table-cell>
          <table:table-cell office:value-type="float" office:value="0" calcext:value-type="float">
            <text:p>0</text:p>
          </table:table-cell>
          <table:table-cell office:value-type="float" office:value="1794613" calcext:value-type="float">
            <text:p>1794613</text:p>
          </table:table-cell>
          <table:table-cell office:value-type="float" office:value="352443" calcext:value-type="float">
            <text:p>352443</text:p>
          </table:table-cell>
          <table:table-cell office:value-type="string" calcext:value-type="string">
            <text:p>Sure!! @Rj_s Food beatz</text:p>
          </table:table-cell>
          <table:table-cell/>
        </table:table-row>
        <table:table-row table:style-name="ro1">
          <table:table-cell office:value-type="float" office:value="53288" calcext:value-type="float">
            <text:p>53288</text:p>
          </table:table-cell>
          <table:table-cell office:value-type="float" office:value="0" calcext:value-type="float">
            <text:p>0</text:p>
          </table:table-cell>
          <table:table-cell office:value-type="float" office:value="603232" calcext:value-type="float">
            <text:p>603232</text:p>
          </table:table-cell>
          <table:table-cell office:value-type="float" office:value="197448" calcext:value-type="float">
            <text:p>197448</text:p>
          </table:table-cell>
          <table:table-cell office:value-type="string" calcext:value-type="string">
            <text:p>Looks like paradise on Earth❤️ and looks like paradise got it's Angel? too!!?</text:p>
          </table:table-cell>
          <table:table-cell/>
        </table:table-row>
        <table:table-row table:style-name="ro1">
          <table:table-cell office:value-type="float" office:value="116756" calcext:value-type="float">
            <text:p>116756</text:p>
          </table:table-cell>
          <table:table-cell office:value-type="float" office:value="0" calcext:value-type="float">
            <text:p>0</text:p>
          </table:table-cell>
          <table:table-cell office:value-type="float" office:value="815902" calcext:value-type="float">
            <text:p>815902</text:p>
          </table:table-cell>
          <table:table-cell office:value-type="float" office:value="136040" calcext:value-type="float">
            <text:p>136040</text:p>
          </table:table-cell>
          <table:table-cell office:value-type="string" calcext:value-type="string">
            <text:p>Awesome</text:p>
          </table:table-cell>
          <table:table-cell/>
        </table:table-row>
        <table:table-row table:style-name="ro1">
          <table:table-cell office:value-type="float" office:value="243917" calcext:value-type="float">
            <text:p>243917</text:p>
          </table:table-cell>
          <table:table-cell office:value-type="float" office:value="0" calcext:value-type="float">
            <text:p>0</text:p>
          </table:table-cell>
          <table:table-cell office:value-type="float" office:value="1223167" calcext:value-type="float">
            <text:p>1223167</text:p>
          </table:table-cell>
          <table:table-cell office:value-type="float" office:value="81335" calcext:value-type="float">
            <text:p>81335</text:p>
          </table:table-cell>
          <table:table-cell office:value-type="string" calcext:value-type="string">
            <text:p>Mast ekdum</text:p>
          </table:table-cell>
          <table:table-cell/>
        </table:table-row>
        <table:table-row table:style-name="ro1">
          <table:table-cell office:value-type="float" office:value="379911" calcext:value-type="float">
            <text:p>379911</text:p>
          </table:table-cell>
          <table:table-cell office:value-type="float" office:value="0" calcext:value-type="float">
            <text:p>0</text:p>
          </table:table-cell>
          <table:table-cell office:value-type="float" office:value="2065560" calcext:value-type="float">
            <text:p>2065560</text:p>
          </table:table-cell>
          <table:table-cell office:value-type="float" office:value="730563" calcext:value-type="float">
            <text:p>730563</text:p>
          </table:table-cell>
          <table:table-cell office:value-type="string" calcext:value-type="string">
            <text:p>Hey, I found this interesting trail - "Beauty Of Singapore" on trell. Check it out here: https://trell.co/trail/beauty-of-singapore-f661f8498140/share/?utm_source=facebook</text:p>
          </table:table-cell>
          <table:table-cell/>
        </table:table-row>
        <table:table-row table:style-name="ro1">
          <table:table-cell office:value-type="float" office:value="404607" calcext:value-type="float">
            <text:p>404607</text:p>
          </table:table-cell>
          <table:table-cell office:value-type="float" office:value="0" calcext:value-type="float">
            <text:p>0</text:p>
          </table:table-cell>
          <table:table-cell office:value-type="float" office:value="2279433" calcext:value-type="float">
            <text:p>2279433</text:p>
          </table:table-cell>
          <table:table-cell office:value-type="float" office:value="7000" calcext:value-type="float">
            <text:p>7000</text:p>
          </table:table-cell>
          <table:table-cell office:value-type="string" calcext:value-type="string">
            <text:p>WOW</text:p>
          </table:table-cell>
          <table:table-cell/>
        </table:table-row>
        <table:table-row table:style-name="ro1">
          <table:table-cell office:value-type="float" office:value="446150" calcext:value-type="float">
            <text:p>446150</text:p>
          </table:table-cell>
          <table:table-cell office:value-type="float" office:value="0" calcext:value-type="float">
            <text:p>0</text:p>
          </table:table-cell>
          <table:table-cell office:value-type="float" office:value="2339546" calcext:value-type="float">
            <text:p>2339546</text:p>
          </table:table-cell>
          <table:table-cell office:value-type="float" office:value="1802896" calcext:value-type="float">
            <text:p>1802896</text:p>
          </table:table-cell>
          <table:table-cell office:value-type="string" calcext:value-type="string">
            <text:p>Yaar aapni gand dedo mujhe</text:p>
          </table:table-cell>
          <table:table-cell/>
        </table:table-row>
        <table:table-row table:style-name="ro1">
          <table:table-cell office:value-type="float" office:value="37548" calcext:value-type="float">
            <text:p>37548</text:p>
          </table:table-cell>
          <table:table-cell office:value-type="float" office:value="0" calcext:value-type="float">
            <text:p>0</text:p>
          </table:table-cell>
          <table:table-cell office:value-type="float" office:value="168235" calcext:value-type="float">
            <text:p>168235</text:p>
          </table:table-cell>
          <table:table-cell office:value-type="float" office:value="39677" calcext:value-type="float">
            <text:p>39677</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62132" calcext:value-type="float">
            <text:p>62132</text:p>
          </table:table-cell>
          <table:table-cell office:value-type="float" office:value="0" calcext:value-type="float">
            <text:p>0</text:p>
          </table:table-cell>
          <table:table-cell office:value-type="float" office:value="678696" calcext:value-type="float">
            <text:p>678696</text:p>
          </table:table-cell>
          <table:table-cell office:value-type="float" office:value="41130" calcext:value-type="float">
            <text:p>41130</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98650" calcext:value-type="float">
            <text:p>198650</text:p>
          </table:table-cell>
          <table:table-cell office:value-type="float" office:value="0" calcext:value-type="float">
            <text:p>0</text:p>
          </table:table-cell>
          <table:table-cell office:value-type="float" office:value="1030640" calcext:value-type="float">
            <text:p>1030640</text:p>
          </table:table-cell>
          <table:table-cell office:value-type="float" office:value="76937" calcext:value-type="float">
            <text:p>7693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99382" calcext:value-type="float">
            <text:p>199382</text:p>
          </table:table-cell>
          <table:table-cell office:value-type="float" office:value="0" calcext:value-type="float">
            <text:p>0</text:p>
          </table:table-cell>
          <table:table-cell office:value-type="float" office:value="1034905" calcext:value-type="float">
            <text:p>1034905</text:p>
          </table:table-cell>
          <table:table-cell office:value-type="float" office:value="43601" calcext:value-type="float">
            <text:p>43601</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17988" calcext:value-type="float">
            <text:p>317988</text:p>
          </table:table-cell>
          <table:table-cell office:value-type="float" office:value="865641" calcext:value-type="float">
            <text:p>865641</text:p>
          </table:table-cell>
          <table:table-cell office:value-type="float" office:value="0" calcext:value-type="float">
            <text:p>0</text:p>
          </table:table-cell>
          <table:table-cell office:value-type="float" office:value="501682" calcext:value-type="float">
            <text:p>501682</text:p>
          </table:table-cell>
          <table:table-cell office:value-type="string" calcext:value-type="string">
            <text:p>I'm going this week need some suggestions about places those I shouldn't miss</text:p>
          </table:table-cell>
          <table:table-cell/>
        </table:table-row>
        <table:table-row table:style-name="ro1">
          <table:table-cell office:value-type="float" office:value="457308" calcext:value-type="float">
            <text:p>457308</text:p>
          </table:table-cell>
          <table:table-cell office:value-type="float" office:value="0" calcext:value-type="float">
            <text:p>0</text:p>
          </table:table-cell>
          <table:table-cell office:value-type="float" office:value="2579135" calcext:value-type="float">
            <text:p>2579135</text:p>
          </table:table-cell>
          <table:table-cell office:value-type="float" office:value="2074743" calcext:value-type="float">
            <text:p>2074743</text:p>
          </table:table-cell>
          <table:table-cell office:value-type="float" office:value="0" calcext:value-type="float">
            <text:p>0</text:p>
          </table:table-cell>
          <table:table-cell/>
        </table:table-row>
        <table:table-row table:style-name="ro1">
          <table:table-cell office:value-type="float" office:value="1456" calcext:value-type="float">
            <text:p>1456</text:p>
          </table:table-cell>
          <table:table-cell office:value-type="float" office:value="3178" calcext:value-type="float">
            <text:p>3178</text:p>
          </table:table-cell>
          <table:table-cell office:value-type="float" office:value="0" calcext:value-type="float">
            <text:p>0</text:p>
          </table:table-cell>
          <table:table-cell office:value-type="float" office:value="737" calcext:value-type="float">
            <text:p>737</text:p>
          </table:table-cell>
          <table:table-cell office:value-type="string" calcext:value-type="string">
            <text:p>thanks bro ☺✌</text:p>
          </table:table-cell>
          <table:table-cell/>
        </table:table-row>
        <table:table-row table:style-name="ro1">
          <table:table-cell office:value-type="float" office:value="80590" calcext:value-type="float">
            <text:p>80590</text:p>
          </table:table-cell>
          <table:table-cell office:value-type="float" office:value="0" calcext:value-type="float">
            <text:p>0</text:p>
          </table:table-cell>
          <table:table-cell office:value-type="float" office:value="734059" calcext:value-type="float">
            <text:p>734059</text:p>
          </table:table-cell>
          <table:table-cell office:value-type="float" office:value="20289" calcext:value-type="float">
            <text:p>20289</text:p>
          </table:table-cell>
          <table:table-cell office:value-type="string" calcext:value-type="string">
            <text:p>Wow! that's such a cool title! but the images were so blurry!</text:p>
          </table:table-cell>
          <table:table-cell/>
        </table:table-row>
        <table:table-row table:style-name="ro1">
          <table:table-cell office:value-type="float" office:value="205932" calcext:value-type="float">
            <text:p>205932</text:p>
          </table:table-cell>
          <table:table-cell office:value-type="float" office:value="665398" calcext:value-type="float">
            <text:p>665398</text:p>
          </table:table-cell>
          <table:table-cell office:value-type="float" office:value="0" calcext:value-type="float">
            <text:p>0</text:p>
          </table:table-cell>
          <table:table-cell office:value-type="float" office:value="312689" calcext:value-type="float">
            <text:p>312689</text:p>
          </table:table-cell>
          <table:table-cell office:value-type="string" calcext:value-type="string">
            <text:p>[[@1]]</text:p>
          </table:table-cell>
          <table:table-cell/>
        </table:table-row>
        <table:table-row table:style-name="ro1">
          <table:table-cell office:value-type="float" office:value="233369" calcext:value-type="float">
            <text:p>233369</text:p>
          </table:table-cell>
          <table:table-cell office:value-type="float" office:value="0" calcext:value-type="float">
            <text:p>0</text:p>
          </table:table-cell>
          <table:table-cell office:value-type="float" office:value="1178177" calcext:value-type="float">
            <text:p>1178177</text:p>
          </table:table-cell>
          <table:table-cell office:value-type="float" office:value="243635" calcext:value-type="float">
            <text:p>243635</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72847" calcext:value-type="float">
            <text:p>372847</text:p>
          </table:table-cell>
          <table:table-cell office:value-type="float" office:value="0" calcext:value-type="float">
            <text:p>0</text:p>
          </table:table-cell>
          <table:table-cell office:value-type="float" office:value="33579" calcext:value-type="float">
            <text:p>33579</text:p>
          </table:table-cell>
          <table:table-cell office:value-type="float" office:value="708617" calcext:value-type="float">
            <text:p>708617</text:p>
          </table:table-cell>
          <table:table-cell office:value-type="string" calcext:value-type="string">
            <text:p>Amazing</text:p>
          </table:table-cell>
          <table:table-cell/>
        </table:table-row>
        <table:table-row table:style-name="ro1">
          <table:table-cell office:value-type="float" office:value="386615" calcext:value-type="float">
            <text:p>386615</text:p>
          </table:table-cell>
          <table:table-cell office:value-type="float" office:value="0" calcext:value-type="float">
            <text:p>0</text:p>
          </table:table-cell>
          <table:table-cell office:value-type="float" office:value="1820385" calcext:value-type="float">
            <text:p>1820385</text:p>
          </table:table-cell>
          <table:table-cell office:value-type="float" office:value="529209" calcext:value-type="float">
            <text:p>529209</text:p>
          </table:table-cell>
          <table:table-cell office:value-type="string" calcext:value-type="string">
            <text:p>Loved it?</text:p>
          </table:table-cell>
          <table:table-cell/>
        </table:table-row>
        <table:table-row table:style-name="ro1">
          <table:table-cell office:value-type="float" office:value="423790" calcext:value-type="float">
            <text:p>423790</text:p>
          </table:table-cell>
          <table:table-cell office:value-type="float" office:value="0" calcext:value-type="float">
            <text:p>0</text:p>
          </table:table-cell>
          <table:table-cell office:value-type="float" office:value="410467" calcext:value-type="float">
            <text:p>410467</text:p>
          </table:table-cell>
          <table:table-cell office:value-type="float" office:value="19363" calcext:value-type="float">
            <text:p>19363</text:p>
          </table:table-cell>
          <table:table-cell office:value-type="string" calcext:value-type="string">
            <text:p>Do you get random people to hold you upside down?</text:p>
          </table:table-cell>
          <table:table-cell/>
        </table:table-row>
        <table:table-row table:style-name="ro1">
          <table:table-cell office:value-type="float" office:value="438773" calcext:value-type="float">
            <text:p>438773</text:p>
          </table:table-cell>
          <table:table-cell office:value-type="float" office:value="0" calcext:value-type="float">
            <text:p>0</text:p>
          </table:table-cell>
          <table:table-cell office:value-type="float" office:value="2131267" calcext:value-type="float">
            <text:p>2131267</text:p>
          </table:table-cell>
          <table:table-cell office:value-type="float" office:value="1627485" calcext:value-type="float">
            <text:p>1627485</text:p>
          </table:table-cell>
          <table:table-cell office:value-type="string" calcext:value-type="string">
            <text:p>Hii</text:p>
          </table:table-cell>
          <table:table-cell/>
        </table:table-row>
        <table:table-row table:style-name="ro1">
          <table:table-cell office:value-type="float" office:value="443573" calcext:value-type="float">
            <text:p>443573</text:p>
          </table:table-cell>
          <table:table-cell office:value-type="float" office:value="0" calcext:value-type="float">
            <text:p>0</text:p>
          </table:table-cell>
          <table:table-cell office:value-type="float" office:value="2317325" calcext:value-type="float">
            <text:p>2317325</text:p>
          </table:table-cell>
          <table:table-cell office:value-type="float" office:value="1735853" calcext:value-type="float">
            <text:p>1735853</text:p>
          </table:table-cell>
          <table:table-cell office:value-type="string" calcext:value-type="string">
            <text:p>par no gf</text:p>
          </table:table-cell>
          <table:table-cell/>
        </table:table-row>
        <table:table-row table:style-name="ro1">
          <table:table-cell office:value-type="float" office:value="465476" calcext:value-type="float">
            <text:p>465476</text:p>
          </table:table-cell>
          <table:table-cell office:value-type="float" office:value="0" calcext:value-type="float">
            <text:p>0</text:p>
          </table:table-cell>
          <table:table-cell office:value-type="float" office:value="2269162" calcext:value-type="float">
            <text:p>2269162</text:p>
          </table:table-cell>
          <table:table-cell office:value-type="float" office:value="2240071" calcext:value-type="float">
            <text:p>2240071</text:p>
          </table:table-cell>
          <table:table-cell office:value-type="string" calcext:value-type="string">
            <text:p>Nice</text:p>
          </table:table-cell>
          <table:table-cell/>
        </table:table-row>
        <table:table-row table:style-name="ro2">
          <table:table-cell office:value-type="float" office:value="32789" calcext:value-type="float">
            <text:p>32789</text:p>
          </table:table-cell>
          <table:table-cell office:value-type="float" office:value="0" calcext:value-type="float">
            <text:p>0</text:p>
          </table:table-cell>
          <table:table-cell office:value-type="float" office:value="615770" calcext:value-type="float">
            <text:p>615770</text:p>
          </table:table-cell>
          <table:table-cell office:value-type="float" office:value="184121" calcext:value-type="float">
            <text:p>184121</text:p>
          </table:table-cell>
          <table:table-cell office:value-type="string" calcext:value-type="string">
            <text:p>[[@82382]]....</text:p>
            <text:p>Soon dear...</text:p>
          </table:table-cell>
          <table:table-cell/>
        </table:table-row>
        <table:table-row table:style-name="ro1">
          <table:table-cell office:value-type="float" office:value="137010" calcext:value-type="float">
            <text:p>137010</text:p>
          </table:table-cell>
          <table:table-cell office:value-type="float" office:value="0" calcext:value-type="float">
            <text:p>0</text:p>
          </table:table-cell>
          <table:table-cell office:value-type="float" office:value="857421" calcext:value-type="float">
            <text:p>857421</text:p>
          </table:table-cell>
          <table:table-cell office:value-type="float" office:value="256351" calcext:value-type="float">
            <text:p>256351</text:p>
          </table:table-cell>
          <table:table-cell office:value-type="string" calcext:value-type="string">
            <text:p>[[@83874]] it is situated on a Fort , a complete history and proud of India. ?</text:p>
          </table:table-cell>
          <table:table-cell/>
        </table:table-row>
        <table:table-row table:style-name="ro1">
          <table:table-cell office:value-type="float" office:value="222923" calcext:value-type="float">
            <text:p>222923</text:p>
          </table:table-cell>
          <table:table-cell office:value-type="float" office:value="0" calcext:value-type="float">
            <text:p>0</text:p>
          </table:table-cell>
          <table:table-cell office:value-type="float" office:value="1148621" calcext:value-type="float">
            <text:p>1148621</text:p>
          </table:table-cell>
          <table:table-cell office:value-type="float" office:value="76585" calcext:value-type="float">
            <text:p>76585</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69967" calcext:value-type="float">
            <text:p>269967</text:p>
          </table:table-cell>
          <table:table-cell office:value-type="float" office:value="0" calcext:value-type="float">
            <text:p>0</text:p>
          </table:table-cell>
          <table:table-cell office:value-type="float" office:value="1408897" calcext:value-type="float">
            <text:p>1408897</text:p>
          </table:table-cell>
          <table:table-cell office:value-type="float" office:value="84010" calcext:value-type="float">
            <text:p>84010</text:p>
          </table:table-cell>
          <table:table-cell office:value-type="string" calcext:value-type="string">
            <text:p>Awesome! I too am heading there next week</text:p>
          </table:table-cell>
          <table:table-cell/>
        </table:table-row>
        <table:table-row table:style-name="ro1">
          <table:table-cell office:value-type="float" office:value="278848" calcext:value-type="float">
            <text:p>278848</text:p>
          </table:table-cell>
          <table:table-cell office:value-type="float" office:value="0" calcext:value-type="float">
            <text:p>0</text:p>
          </table:table-cell>
          <table:table-cell office:value-type="float" office:value="1448427" calcext:value-type="float">
            <text:p>1448427</text:p>
          </table:table-cell>
          <table:table-cell office:value-type="float" office:value="445042" calcext:value-type="float">
            <text:p>445042</text:p>
          </table:table-cell>
          <table:table-cell office:value-type="string" calcext:value-type="string">
            <text:p>[[@79023]] thank you</text:p>
          </table:table-cell>
          <table:table-cell/>
        </table:table-row>
        <table:table-row table:style-name="ro1">
          <table:table-cell office:value-type="float" office:value="362255" calcext:value-type="float">
            <text:p>362255</text:p>
          </table:table-cell>
          <table:table-cell office:value-type="float" office:value="0" calcext:value-type="float">
            <text:p>0</text:p>
          </table:table-cell>
          <table:table-cell office:value-type="float" office:value="2063736" calcext:value-type="float">
            <text:p>2063736</text:p>
          </table:table-cell>
          <table:table-cell office:value-type="float" office:value="20128" calcext:value-type="float">
            <text:p>20128</text:p>
          </table:table-cell>
          <table:table-cell office:value-type="string" calcext:value-type="string">
            <text:p>loved your stories! wondering what your next trail would be?</text:p>
          </table:table-cell>
          <table:table-cell/>
        </table:table-row>
        <table:table-row table:style-name="ro1">
          <table:table-cell office:value-type="float" office:value="82030" calcext:value-type="float">
            <text:p>82030</text:p>
          </table:table-cell>
          <table:table-cell office:value-type="float" office:value="0" calcext:value-type="float">
            <text:p>0</text:p>
          </table:table-cell>
          <table:table-cell office:value-type="float" office:value="228143" calcext:value-type="float">
            <text:p>228143</text:p>
          </table:table-cell>
          <table:table-cell office:value-type="float" office:value="135887" calcext:value-type="float">
            <text:p>135887</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26664" calcext:value-type="float">
            <text:p>126664</text:p>
          </table:table-cell>
          <table:table-cell office:value-type="float" office:value="0" calcext:value-type="float">
            <text:p>0</text:p>
          </table:table-cell>
          <table:table-cell office:value-type="float" office:value="832324" calcext:value-type="float">
            <text:p>832324</text:p>
          </table:table-cell>
          <table:table-cell office:value-type="float" office:value="18546" calcext:value-type="float">
            <text:p>18546</text:p>
          </table:table-cell>
          <table:table-cell office:value-type="string" calcext:value-type="string">
            <text:p>Nice ?</text:p>
          </table:table-cell>
          <table:table-cell/>
        </table:table-row>
        <table:table-row table:style-name="ro1">
          <table:table-cell office:value-type="float" office:value="174027" calcext:value-type="float">
            <text:p>174027</text:p>
          </table:table-cell>
          <table:table-cell office:value-type="float" office:value="0" calcext:value-type="float">
            <text:p>0</text:p>
          </table:table-cell>
          <table:table-cell office:value-type="float" office:value="955029" calcext:value-type="float">
            <text:p>955029</text:p>
          </table:table-cell>
          <table:table-cell office:value-type="float" office:value="17194" calcext:value-type="float">
            <text:p>17194</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25803" calcext:value-type="float">
            <text:p>225803</text:p>
          </table:table-cell>
          <table:table-cell office:value-type="float" office:value="0" calcext:value-type="float">
            <text:p>0</text:p>
          </table:table-cell>
          <table:table-cell office:value-type="float" office:value="1164263" calcext:value-type="float">
            <text:p>1164263</text:p>
          </table:table-cell>
          <table:table-cell office:value-type="float" office:value="43164" calcext:value-type="float">
            <text:p>43164</text:p>
          </table:table-cell>
          <table:table-cell office:value-type="string" calcext:value-type="string">
            <text:p>Good Stuff! ?</text:p>
          </table:table-cell>
          <table:table-cell/>
        </table:table-row>
        <table:table-row table:style-name="ro1">
          <table:table-cell office:value-type="float" office:value="330123" calcext:value-type="float">
            <text:p>330123</text:p>
          </table:table-cell>
          <table:table-cell office:value-type="float" office:value="0" calcext:value-type="float">
            <text:p>0</text:p>
          </table:table-cell>
          <table:table-cell office:value-type="float" office:value="730062" calcext:value-type="float">
            <text:p>730062</text:p>
          </table:table-cell>
          <table:table-cell office:value-type="float" office:value="216602" calcext:value-type="float">
            <text:p>216602</text:p>
          </table:table-cell>
          <table:table-cell office:value-type="string" calcext:value-type="string">
            <text:p>Thank you all</text:p>
          </table:table-cell>
          <table:table-cell/>
        </table:table-row>
        <table:table-row table:style-name="ro1">
          <table:table-cell office:value-type="float" office:value="394626" calcext:value-type="float">
            <text:p>394626</text:p>
          </table:table-cell>
          <table:table-cell office:value-type="float" office:value="0" calcext:value-type="float">
            <text:p>0</text:p>
          </table:table-cell>
          <table:table-cell office:value-type="float" office:value="2288015" calcext:value-type="float">
            <text:p>2288015</text:p>
          </table:table-cell>
          <table:table-cell office:value-type="float" office:value="958390" calcext:value-type="float">
            <text:p>958390</text:p>
          </table:table-cell>
          <table:table-cell office:value-type="string" calcext:value-type="string">
            <text:p>Nice</text:p>
          </table:table-cell>
          <table:table-cell/>
        </table:table-row>
        <table:table-row table:style-name="ro1">
          <table:table-cell office:value-type="float" office:value="437063" calcext:value-type="float">
            <text:p>437063</text:p>
          </table:table-cell>
          <table:table-cell office:value-type="float" office:value="0" calcext:value-type="float">
            <text:p>0</text:p>
          </table:table-cell>
          <table:table-cell office:value-type="float" office:value="1176567" calcext:value-type="float">
            <text:p>1176567</text:p>
          </table:table-cell>
          <table:table-cell office:value-type="float" office:value="1580522" calcext:value-type="float">
            <text:p>1580522</text:p>
          </table:table-cell>
          <table:table-cell office:value-type="string" calcext:value-type="string">
            <text:p>Very good</text:p>
          </table:table-cell>
          <table:table-cell/>
        </table:table-row>
        <table:table-row table:style-name="ro1">
          <table:table-cell office:value-type="float" office:value="439322" calcext:value-type="float">
            <text:p>439322</text:p>
          </table:table-cell>
          <table:table-cell office:value-type="float" office:value="0" calcext:value-type="float">
            <text:p>0</text:p>
          </table:table-cell>
          <table:table-cell office:value-type="float" office:value="2378405" calcext:value-type="float">
            <text:p>2378405</text:p>
          </table:table-cell>
          <table:table-cell office:value-type="float" office:value="7763" calcext:value-type="float">
            <text:p>7763</text:p>
          </table:table-cell>
          <table:table-cell office:value-type="string" calcext:value-type="string">
            <text:p>குழந்தைங்க விரும்பி சாப்பிடற மாதிரி எத டிஷ் சொல்லுங்க </text:p>
          </table:table-cell>
          <table:table-cell/>
        </table:table-row>
        <table:table-row table:style-name="ro1">
          <table:table-cell office:value-type="float" office:value="14124" calcext:value-type="float">
            <text:p>14124</text:p>
          </table:table-cell>
          <table:table-cell office:value-type="float" office:value="0" calcext:value-type="float">
            <text:p>0</text:p>
          </table:table-cell>
          <table:table-cell office:value-type="float" office:value="213178" calcext:value-type="float">
            <text:p>213178</text:p>
          </table:table-cell>
          <table:table-cell office:value-type="float" office:value="137624" calcext:value-type="float">
            <text:p>137624</text:p>
          </table:table-cell>
          <table:table-cell office:value-type="string" calcext:value-type="string">
            <text:p>Nico</text:p>
          </table:table-cell>
          <table:table-cell/>
        </table:table-row>
        <table:table-row table:style-name="ro1">
          <table:table-cell office:value-type="float" office:value="40632" calcext:value-type="float">
            <text:p>40632</text:p>
          </table:table-cell>
          <table:table-cell office:value-type="float" office:value="0" calcext:value-type="float">
            <text:p>0</text:p>
          </table:table-cell>
          <table:table-cell office:value-type="float" office:value="635209" calcext:value-type="float">
            <text:p>635209</text:p>
          </table:table-cell>
          <table:table-cell office:value-type="float" office:value="85559" calcext:value-type="float">
            <text:p>85559</text:p>
          </table:table-cell>
          <table:table-cell office:value-type="string" calcext:value-type="string">
            <text:p>I would love to see your videos of this place!</text:p>
          </table:table-cell>
          <table:table-cell/>
        </table:table-row>
        <table:table-row table:style-name="ro1">
          <table:table-cell office:value-type="float" office:value="65518" calcext:value-type="float">
            <text:p>65518</text:p>
          </table:table-cell>
          <table:table-cell office:value-type="float" office:value="0" calcext:value-type="float">
            <text:p>0</text:p>
          </table:table-cell>
          <table:table-cell office:value-type="float" office:value="692234" calcext:value-type="float">
            <text:p>692234</text:p>
          </table:table-cell>
          <table:table-cell office:value-type="float" office:value="52438" calcext:value-type="float">
            <text:p>52438</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91476" calcext:value-type="float">
            <text:p>91476</text:p>
          </table:table-cell>
          <table:table-cell office:value-type="float" office:value="0" calcext:value-type="float">
            <text:p>0</text:p>
          </table:table-cell>
          <table:table-cell office:value-type="float" office:value="205562" calcext:value-type="float">
            <text:p>205562</text:p>
          </table:table-cell>
          <table:table-cell office:value-type="float" office:value="75304" calcext:value-type="float">
            <text:p>75304</text:p>
          </table:table-cell>
          <table:table-cell office:value-type="string" calcext:value-type="string">
            <text:p>[[@87091]] the place is really amazing I’m pretty sure you will enjoy it ?</text:p>
          </table:table-cell>
          <table:table-cell/>
        </table:table-row>
        <table:table-row table:style-name="ro1">
          <table:table-cell office:value-type="float" office:value="143425" calcext:value-type="float">
            <text:p>143425</text:p>
          </table:table-cell>
          <table:table-cell office:value-type="float" office:value="0" calcext:value-type="float">
            <text:p>0</text:p>
          </table:table-cell>
          <table:table-cell office:value-type="float" office:value="875958" calcext:value-type="float">
            <text:p>875958</text:p>
          </table:table-cell>
          <table:table-cell office:value-type="float" office:value="248334" calcext:value-type="float">
            <text:p>248334</text:p>
          </table:table-cell>
          <table:table-cell office:value-type="string" calcext:value-type="string">
            <text:p>[[@1]]</text:p>
          </table:table-cell>
          <table:table-cell/>
        </table:table-row>
        <table:table-row table:style-name="ro1">
          <table:table-cell office:value-type="float" office:value="166574" calcext:value-type="float">
            <text:p>166574</text:p>
          </table:table-cell>
          <table:table-cell office:value-type="float" office:value="0" calcext:value-type="float">
            <text:p>0</text:p>
          </table:table-cell>
          <table:table-cell office:value-type="float" office:value="934731" calcext:value-type="float">
            <text:p>934731</text:p>
          </table:table-cell>
          <table:table-cell office:value-type="float" office:value="80911" calcext:value-type="float">
            <text:p>80911</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75670" calcext:value-type="float">
            <text:p>175670</text:p>
          </table:table-cell>
          <table:table-cell office:value-type="float" office:value="0" calcext:value-type="float">
            <text:p>0</text:p>
          </table:table-cell>
          <table:table-cell office:value-type="float" office:value="963652" calcext:value-type="float">
            <text:p>963652</text:p>
          </table:table-cell>
          <table:table-cell office:value-type="float" office:value="290191" calcext:value-type="float">
            <text:p>290191</text:p>
          </table:table-cell>
          <table:table-cell office:value-type="string" calcext:value-type="string">
            <text:p>[[@40858]] Thats great</text:p>
          </table:table-cell>
          <table:table-cell/>
        </table:table-row>
        <table:table-row table:style-name="ro1">
          <table:table-cell office:value-type="float" office:value="182592" calcext:value-type="float">
            <text:p>182592</text:p>
          </table:table-cell>
          <table:table-cell office:value-type="float" office:value="0" calcext:value-type="float">
            <text:p>0</text:p>
          </table:table-cell>
          <table:table-cell office:value-type="float" office:value="78244" calcext:value-type="float">
            <text:p>78244</text:p>
          </table:table-cell>
          <table:table-cell office:value-type="float" office:value="49852" calcext:value-type="float">
            <text:p>49852</text:p>
          </table:table-cell>
          <table:table-cell office:value-type="string" calcext:value-type="string">
            <text:p>Mast ekdum</text:p>
          </table:table-cell>
          <table:table-cell/>
        </table:table-row>
        <table:table-row table:style-name="ro1">
          <table:table-cell office:value-type="float" office:value="231693" calcext:value-type="float">
            <text:p>231693</text:p>
          </table:table-cell>
          <table:table-cell office:value-type="float" office:value="0" calcext:value-type="float">
            <text:p>0</text:p>
          </table:table-cell>
          <table:table-cell office:value-type="float" office:value="1180819" calcext:value-type="float">
            <text:p>1180819</text:p>
          </table:table-cell>
          <table:table-cell office:value-type="float" office:value="82968" calcext:value-type="float">
            <text:p>82968</text:p>
          </table:table-cell>
          <table:table-cell office:value-type="string" calcext:value-type="string">
            <text:p>Your image selection is excellent! good content too!</text:p>
          </table:table-cell>
          <table:table-cell/>
        </table:table-row>
        <table:table-row table:style-name="ro1">
          <table:table-cell office:value-type="float" office:value="260905" calcext:value-type="float">
            <text:p>260905</text:p>
          </table:table-cell>
          <table:table-cell office:value-type="float" office:value="0" calcext:value-type="float">
            <text:p>0</text:p>
          </table:table-cell>
          <table:table-cell office:value-type="float" office:value="437535" calcext:value-type="float">
            <text:p>437535</text:p>
          </table:table-cell>
          <table:table-cell office:value-type="float" office:value="129298" calcext:value-type="float">
            <text:p>129298</text:p>
          </table:table-cell>
          <table:table-cell office:value-type="string" calcext:value-type="string">
            <text:p>[[@1]] l</text:p>
          </table:table-cell>
          <table:table-cell/>
        </table:table-row>
        <table:table-row table:style-name="ro1">
          <table:table-cell office:value-type="float" office:value="261285" calcext:value-type="float">
            <text:p>261285</text:p>
          </table:table-cell>
          <table:table-cell office:value-type="float" office:value="0" calcext:value-type="float">
            <text:p>0</text:p>
          </table:table-cell>
          <table:table-cell office:value-type="float" office:value="1355468" calcext:value-type="float">
            <text:p>1355468</text:p>
          </table:table-cell>
          <table:table-cell office:value-type="float" office:value="45554" calcext:value-type="float">
            <text:p>45554</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81990" calcext:value-type="float">
            <text:p>281990</text:p>
          </table:table-cell>
          <table:table-cell office:value-type="float" office:value="1041513" calcext:value-type="float">
            <text:p>1041513</text:p>
          </table:table-cell>
          <table:table-cell office:value-type="float" office:value="0" calcext:value-type="float">
            <text:p>0</text:p>
          </table:table-cell>
          <table:table-cell office:value-type="float" office:value="446238" calcext:value-type="float">
            <text:p>446238</text:p>
          </table:table-cell>
          <table:table-cell office:value-type="string" calcext:value-type="string">
            <text:p>Ye kya hai</text:p>
          </table:table-cell>
          <table:table-cell/>
        </table:table-row>
        <table:table-row table:style-name="ro1">
          <table:table-cell office:value-type="float" office:value="337939" calcext:value-type="float">
            <text:p>337939</text:p>
          </table:table-cell>
          <table:table-cell office:value-type="float" office:value="0" calcext:value-type="float">
            <text:p>0</text:p>
          </table:table-cell>
          <table:table-cell office:value-type="float" office:value="1802155" calcext:value-type="float">
            <text:p>1802155</text:p>
          </table:table-cell>
          <table:table-cell office:value-type="float" office:value="497340" calcext:value-type="float">
            <text:p>497340</text:p>
          </table:table-cell>
          <table:table-cell office:value-type="string" calcext:value-type="string">
            <text:p>[[@81078]] sure will do that soon</text:p>
          </table:table-cell>
          <table:table-cell/>
        </table:table-row>
        <table:table-row table:style-name="ro1">
          <table:table-cell office:value-type="float" office:value="439598" calcext:value-type="float">
            <text:p>439598</text:p>
          </table:table-cell>
          <table:table-cell office:value-type="float" office:value="0" calcext:value-type="float">
            <text:p>0</text:p>
          </table:table-cell>
          <table:table-cell office:value-type="float" office:value="29484" calcext:value-type="float">
            <text:p>29484</text:p>
          </table:table-cell>
          <table:table-cell office:value-type="float" office:value="1641090" calcext:value-type="float">
            <text:p>1641090</text:p>
          </table:table-cell>
          <table:table-cell office:value-type="string" calcext:value-type="string">
            <text:p>Super</text:p>
          </table:table-cell>
          <table:table-cell/>
        </table:table-row>
        <table:table-row table:style-name="ro1">
          <table:table-cell office:value-type="float" office:value="192380" calcext:value-type="float">
            <text:p>192380</text:p>
          </table:table-cell>
          <table:table-cell office:value-type="float" office:value="0" calcext:value-type="float">
            <text:p>0</text:p>
          </table:table-cell>
          <table:table-cell office:value-type="float" office:value="996188" calcext:value-type="float">
            <text:p>996188</text:p>
          </table:table-cell>
          <table:table-cell office:value-type="float" office:value="77758" calcext:value-type="float">
            <text:p>77758</text:p>
          </table:table-cell>
          <table:table-cell office:value-type="string" calcext:value-type="string">
            <text:p>Sahi banaya he !!</text:p>
          </table:table-cell>
          <table:table-cell/>
        </table:table-row>
        <table:table-row table:style-name="ro1">
          <table:table-cell office:value-type="float" office:value="253549" calcext:value-type="float">
            <text:p>253549</text:p>
          </table:table-cell>
          <table:table-cell office:value-type="float" office:value="0" calcext:value-type="float">
            <text:p>0</text:p>
          </table:table-cell>
          <table:table-cell office:value-type="float" office:value="1299655" calcext:value-type="float">
            <text:p>1299655</text:p>
          </table:table-cell>
          <table:table-cell office:value-type="float" office:value="391599" calcext:value-type="float">
            <text:p>391599</text:p>
          </table:table-cell>
          <table:table-cell office:value-type="string" calcext:value-type="string">
            <text:p>[[@52738]] thanks</text:p>
          </table:table-cell>
          <table:table-cell/>
        </table:table-row>
        <table:table-row table:style-name="ro1">
          <table:table-cell office:value-type="float" office:value="305199" calcext:value-type="float">
            <text:p>305199</text:p>
          </table:table-cell>
          <table:table-cell office:value-type="float" office:value="0" calcext:value-type="float">
            <text:p>0</text:p>
          </table:table-cell>
          <table:table-cell office:value-type="float" office:value="1612670" calcext:value-type="float">
            <text:p>1612670</text:p>
          </table:table-cell>
          <table:table-cell office:value-type="float" office:value="42599" calcext:value-type="float">
            <text:p>4259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13330" calcext:value-type="float">
            <text:p>313330</text:p>
          </table:table-cell>
          <table:table-cell office:value-type="float" office:value="0" calcext:value-type="float">
            <text:p>0</text:p>
          </table:table-cell>
          <table:table-cell office:value-type="float" office:value="1646683" calcext:value-type="float">
            <text:p>1646683</text:p>
          </table:table-cell>
          <table:table-cell office:value-type="float" office:value="52594" calcext:value-type="float">
            <text:p>52594</text:p>
          </table:table-cell>
          <table:table-cell office:value-type="string" calcext:value-type="string">
            <text:p>Kya edit he.. mastt ekdum.</text:p>
          </table:table-cell>
          <table:table-cell/>
        </table:table-row>
        <table:table-row table:style-name="ro1">
          <table:table-cell office:value-type="float" office:value="418887" calcext:value-type="float">
            <text:p>418887</text:p>
          </table:table-cell>
          <table:table-cell office:value-type="float" office:value="0" calcext:value-type="float">
            <text:p>0</text:p>
          </table:table-cell>
          <table:table-cell office:value-type="float" office:value="2288525" calcext:value-type="float">
            <text:p>2288525</text:p>
          </table:table-cell>
          <table:table-cell office:value-type="float" office:value="1463281" calcext:value-type="float">
            <text:p>1463281</text:p>
          </table:table-cell>
          <table:table-cell office:value-type="string" calcext:value-type="string">
            <text:p>Beautiful girl</text:p>
          </table:table-cell>
          <table:table-cell/>
        </table:table-row>
        <table:table-row table:style-name="ro1">
          <table:table-cell office:value-type="float" office:value="30396" calcext:value-type="float">
            <text:p>30396</text:p>
          </table:table-cell>
          <table:table-cell office:value-type="float" office:value="0" calcext:value-type="float">
            <text:p>0</text:p>
          </table:table-cell>
          <table:table-cell office:value-type="float" office:value="612242" calcext:value-type="float">
            <text:p>612242</text:p>
          </table:table-cell>
          <table:table-cell office:value-type="float" office:value="49472" calcext:value-type="float">
            <text:p>4947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59433" calcext:value-type="float">
            <text:p>159433</text:p>
          </table:table-cell>
          <table:table-cell office:value-type="float" office:value="0" calcext:value-type="float">
            <text:p>0</text:p>
          </table:table-cell>
          <table:table-cell office:value-type="float" office:value="916391" calcext:value-type="float">
            <text:p>916391</text:p>
          </table:table-cell>
          <table:table-cell office:value-type="float" office:value="81900" calcext:value-type="float">
            <text:p>81900</text:p>
          </table:table-cell>
          <table:table-cell office:value-type="string" calcext:value-type="string">
            <text:p>Hey awesome experience, do you have any tips on camping in that area?</text:p>
          </table:table-cell>
          <table:table-cell/>
        </table:table-row>
        <table:table-row table:style-name="ro2">
          <table:table-cell office:value-type="float" office:value="256188" calcext:value-type="float">
            <text:p>256188</text:p>
          </table:table-cell>
          <table:table-cell office:value-type="float" office:value="0" calcext:value-type="float">
            <text:p>0</text:p>
          </table:table-cell>
          <table:table-cell office:value-type="float" office:value="1319796" calcext:value-type="float">
            <text:p>1319796</text:p>
          </table:table-cell>
          <table:table-cell office:value-type="float" office:value="137882" calcext:value-type="float">
            <text:p>137882</text:p>
          </table:table-cell>
          <table:table-cell office:value-type="string" calcext:value-type="string">
            <text:p>[[@268511]] it’s Fz</text:p>
            <text:p/>
          </table:table-cell>
          <table:table-cell/>
        </table:table-row>
        <table:table-row table:style-name="ro1">
          <table:table-cell office:value-type="float" office:value="278583" calcext:value-type="float">
            <text:p>278583</text:p>
          </table:table-cell>
          <table:table-cell office:value-type="float" office:value="0" calcext:value-type="float">
            <text:p>0</text:p>
          </table:table-cell>
          <table:table-cell office:value-type="float" office:value="1459670" calcext:value-type="float">
            <text:p>1459670</text:p>
          </table:table-cell>
          <table:table-cell office:value-type="float" office:value="43463" calcext:value-type="float">
            <text:p>43463</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98541" calcext:value-type="float">
            <text:p>298541</text:p>
          </table:table-cell>
          <table:table-cell office:value-type="float" office:value="0" calcext:value-type="float">
            <text:p>0</text:p>
          </table:table-cell>
          <table:table-cell office:value-type="float" office:value="1577116" calcext:value-type="float">
            <text:p>1577116</text:p>
          </table:table-cell>
          <table:table-cell office:value-type="float" office:value="485562" calcext:value-type="float">
            <text:p>485562</text:p>
          </table:table-cell>
          <table:table-cell office:value-type="string" calcext:value-type="string">
            <text:p>I don't have as such any suggestions. Just shoot whatever you like.</text:p>
          </table:table-cell>
          <table:table-cell/>
        </table:table-row>
        <table:table-row table:style-name="ro1">
          <table:table-cell office:value-type="float" office:value="334352" calcext:value-type="float">
            <text:p>334352</text:p>
          </table:table-cell>
          <table:table-cell office:value-type="float" office:value="0" calcext:value-type="float">
            <text:p>0</text:p>
          </table:table-cell>
          <table:table-cell office:value-type="float" office:value="1784620" calcext:value-type="float">
            <text:p>1784620</text:p>
          </table:table-cell>
          <table:table-cell office:value-type="float" office:value="86505" calcext:value-type="float">
            <text:p>86505</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401164" calcext:value-type="float">
            <text:p>401164</text:p>
          </table:table-cell>
          <table:table-cell office:value-type="float" office:value="0" calcext:value-type="float">
            <text:p>0</text:p>
          </table:table-cell>
          <table:table-cell office:value-type="float" office:value="2252132" calcext:value-type="float">
            <text:p>2252132</text:p>
          </table:table-cell>
          <table:table-cell office:value-type="float" office:value="1024600" calcext:value-type="float">
            <text:p>1024600</text:p>
          </table:table-cell>
          <table:table-cell office:value-type="string" calcext:value-type="string">
            <text:p>?</text:p>
          </table:table-cell>
          <table:table-cell/>
        </table:table-row>
        <table:table-row table:style-name="ro1">
          <table:table-cell office:value-type="float" office:value="463864" calcext:value-type="float">
            <text:p>463864</text:p>
          </table:table-cell>
          <table:table-cell office:value-type="float" office:value="0" calcext:value-type="float">
            <text:p>0</text:p>
          </table:table-cell>
          <table:table-cell office:value-type="float" office:value="1689958" calcext:value-type="float">
            <text:p>1689958</text:p>
          </table:table-cell>
          <table:table-cell office:value-type="float" office:value="2233501" calcext:value-type="float">
            <text:p>2233501</text:p>
          </table:table-cell>
          <table:table-cell office:value-type="string" calcext:value-type="string">
            <text:p>Nice</text:p>
          </table:table-cell>
          <table:table-cell/>
        </table:table-row>
        <table:table-row table:style-name="ro1">
          <table:table-cell office:value-type="float" office:value="95291" calcext:value-type="float">
            <text:p>95291</text:p>
          </table:table-cell>
          <table:table-cell office:value-type="float" office:value="0" calcext:value-type="float">
            <text:p>0</text:p>
          </table:table-cell>
          <table:table-cell office:value-type="float" office:value="764869" calcext:value-type="float">
            <text:p>764869</text:p>
          </table:table-cell>
          <table:table-cell office:value-type="float" office:value="83088" calcext:value-type="float">
            <text:p>83088</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08916" calcext:value-type="float">
            <text:p>208916</text:p>
          </table:table-cell>
          <table:table-cell office:value-type="float" office:value="0" calcext:value-type="float">
            <text:p>0</text:p>
          </table:table-cell>
          <table:table-cell office:value-type="float" office:value="1073503" calcext:value-type="float">
            <text:p>1073503</text:p>
          </table:table-cell>
          <table:table-cell office:value-type="float" office:value="322967" calcext:value-type="float">
            <text:p>322967</text:p>
          </table:table-cell>
          <table:table-cell office:value-type="string" calcext:value-type="string">
            <text:p>[[@41671]] <text:s/>November December January February at the peak must to visit this place cause of the winter season</text:p>
          </table:table-cell>
          <table:table-cell/>
        </table:table-row>
        <table:table-row table:style-name="ro1">
          <table:table-cell office:value-type="float" office:value="238783" calcext:value-type="float">
            <text:p>238783</text:p>
          </table:table-cell>
          <table:table-cell office:value-type="float" office:value="0" calcext:value-type="float">
            <text:p>0</text:p>
          </table:table-cell>
          <table:table-cell office:value-type="float" office:value="1198122" calcext:value-type="float">
            <text:p>1198122</text:p>
          </table:table-cell>
          <table:table-cell office:value-type="float" office:value="5217" calcext:value-type="float">
            <text:p>5217</text:p>
          </table:table-cell>
          <table:table-cell office:value-type="string" calcext:value-type="string">
            <text:p>Awesome</text:p>
          </table:table-cell>
          <table:table-cell/>
        </table:table-row>
        <table:table-row table:style-name="ro1">
          <table:table-cell office:value-type="float" office:value="334474" calcext:value-type="float">
            <text:p>334474</text:p>
          </table:table-cell>
          <table:table-cell office:value-type="float" office:value="0" calcext:value-type="float">
            <text:p>0</text:p>
          </table:table-cell>
          <table:table-cell office:value-type="float" office:value="1783211" calcext:value-type="float">
            <text:p>1783211</text:p>
          </table:table-cell>
          <table:table-cell office:value-type="float" office:value="19811" calcext:value-type="float">
            <text:p>19811</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421059" calcext:value-type="float">
            <text:p>421059</text:p>
          </table:table-cell>
          <table:table-cell office:value-type="float" office:value="0" calcext:value-type="float">
            <text:p>0</text:p>
          </table:table-cell>
          <table:table-cell office:value-type="float" office:value="2330091" calcext:value-type="float">
            <text:p>2330091</text:p>
          </table:table-cell>
          <table:table-cell office:value-type="float" office:value="52294" calcext:value-type="float">
            <text:p>52294</text:p>
          </table:table-cell>
          <table:table-cell office:value-type="string" calcext:value-type="string">
            <text:p>NOT THIS SHIT DUDE </text:p>
          </table:table-cell>
          <table:table-cell/>
        </table:table-row>
        <table:table-row table:style-name="ro1">
          <table:table-cell office:value-type="float" office:value="9959" calcext:value-type="float">
            <text:p>9959</text:p>
          </table:table-cell>
          <table:table-cell office:value-type="float" office:value="0" calcext:value-type="float">
            <text:p>0</text:p>
          </table:table-cell>
          <table:table-cell office:value-type="float" office:value="303376" calcext:value-type="float">
            <text:p>303376</text:p>
          </table:table-cell>
          <table:table-cell office:value-type="float" office:value="106480" calcext:value-type="float">
            <text:p>106480</text:p>
          </table:table-cell>
          <table:table-cell office:value-type="string" calcext:value-type="string">
            <text:p>[[@1]]</text:p>
          </table:table-cell>
          <table:table-cell/>
        </table:table-row>
        <table:table-row table:style-name="ro1">
          <table:table-cell office:value-type="float" office:value="80094" calcext:value-type="float">
            <text:p>80094</text:p>
          </table:table-cell>
          <table:table-cell office:value-type="float" office:value="0" calcext:value-type="float">
            <text:p>0</text:p>
          </table:table-cell>
          <table:table-cell office:value-type="float" office:value="739176" calcext:value-type="float">
            <text:p>739176</text:p>
          </table:table-cell>
          <table:table-cell office:value-type="float" office:value="219384" calcext:value-type="float">
            <text:p>219384</text:p>
          </table:table-cell>
          <table:table-cell office:value-type="string" calcext:value-type="string">
            <text:p>[[@79788]] your suggestion is welcome....will add more to this</text:p>
          </table:table-cell>
          <table:table-cell/>
        </table:table-row>
        <table:table-row table:style-name="ro1">
          <table:table-cell office:value-type="float" office:value="203082" calcext:value-type="float">
            <text:p>203082</text:p>
          </table:table-cell>
          <table:table-cell office:value-type="float" office:value="0" calcext:value-type="float">
            <text:p>0</text:p>
          </table:table-cell>
          <table:table-cell office:value-type="float" office:value="1052076" calcext:value-type="float">
            <text:p>1052076</text:p>
          </table:table-cell>
          <table:table-cell office:value-type="float" office:value="315801" calcext:value-type="float">
            <text:p>315801</text:p>
          </table:table-cell>
          <table:table-cell office:value-type="string" calcext:value-type="string">
            <text:p>[[@81378]] thank you.</text:p>
          </table:table-cell>
          <table:table-cell/>
        </table:table-row>
        <table:table-row table:style-name="ro1">
          <table:table-cell office:value-type="float" office:value="258652" calcext:value-type="float">
            <text:p>258652</text:p>
          </table:table-cell>
          <table:table-cell office:value-type="float" office:value="0" calcext:value-type="float">
            <text:p>0</text:p>
          </table:table-cell>
          <table:table-cell office:value-type="float" office:value="1337728" calcext:value-type="float">
            <text:p>1337728</text:p>
          </table:table-cell>
          <table:table-cell office:value-type="float" office:value="401464" calcext:value-type="float">
            <text:p>401464</text:p>
          </table:table-cell>
          <table:table-cell office:value-type="string" calcext:value-type="string">
            <text:p>[[@79298]] I am really sorry for that. This is my first post so I didn't thought about putting contents. I will modify the trail and put up a day wise information from stay to views. Thanks for you suggestion.</text:p>
          </table:table-cell>
          <table:table-cell/>
        </table:table-row>
        <table:table-row table:style-name="ro1">
          <table:table-cell office:value-type="float" office:value="435390" calcext:value-type="float">
            <text:p>435390</text:p>
          </table:table-cell>
          <table:table-cell office:value-type="float" office:value="0" calcext:value-type="float">
            <text:p>0</text:p>
          </table:table-cell>
          <table:table-cell office:value-type="float" office:value="2316704" calcext:value-type="float">
            <text:p>2316704</text:p>
          </table:table-cell>
          <table:table-cell office:value-type="float" office:value="1522994" calcext:value-type="float">
            <text:p>1522994</text:p>
          </table:table-cell>
          <table:table-cell office:value-type="string" calcext:value-type="string">
            <text:p>Hi</text:p>
          </table:table-cell>
          <table:table-cell/>
        </table:table-row>
        <table:table-row table:style-name="ro1">
          <table:table-cell office:value-type="float" office:value="140056" calcext:value-type="float">
            <text:p>140056</text:p>
          </table:table-cell>
          <table:table-cell office:value-type="float" office:value="0" calcext:value-type="float">
            <text:p>0</text:p>
          </table:table-cell>
          <table:table-cell office:value-type="float" office:value="865979" calcext:value-type="float">
            <text:p>865979</text:p>
          </table:table-cell>
          <table:table-cell office:value-type="float" office:value="79848" calcext:value-type="float">
            <text:p>79848</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07771" calcext:value-type="float">
            <text:p>207771</text:p>
          </table:table-cell>
          <table:table-cell office:value-type="float" office:value="0" calcext:value-type="float">
            <text:p>0</text:p>
          </table:table-cell>
          <table:table-cell office:value-type="float" office:value="1067644" calcext:value-type="float">
            <text:p>1067644</text:p>
          </table:table-cell>
          <table:table-cell office:value-type="float" office:value="80661" calcext:value-type="float">
            <text:p>80661</text:p>
          </table:table-cell>
          <table:table-cell office:value-type="string" calcext:value-type="string">
            <text:p>This trail is ingenious! brilliant work!</text:p>
          </table:table-cell>
          <table:table-cell/>
        </table:table-row>
        <table:table-row table:style-name="ro1">
          <table:table-cell office:value-type="float" office:value="288264" calcext:value-type="float">
            <text:p>288264</text:p>
          </table:table-cell>
          <table:table-cell office:value-type="float" office:value="0" calcext:value-type="float">
            <text:p>0</text:p>
          </table:table-cell>
          <table:table-cell office:value-type="float" office:value="1521462" calcext:value-type="float">
            <text:p>1521462</text:p>
          </table:table-cell>
          <table:table-cell office:value-type="float" office:value="82577" calcext:value-type="float">
            <text:p>82577</text:p>
          </table:table-cell>
          <table:table-cell office:value-type="string" calcext:value-type="string">
            <text:p>Super se bhi uper!</text:p>
          </table:table-cell>
          <table:table-cell/>
        </table:table-row>
        <table:table-row table:style-name="ro1">
          <table:table-cell office:value-type="float" office:value="292639" calcext:value-type="float">
            <text:p>292639</text:p>
          </table:table-cell>
          <table:table-cell office:value-type="float" office:value="0" calcext:value-type="float">
            <text:p>0</text:p>
          </table:table-cell>
          <table:table-cell office:value-type="float" office:value="1546858" calcext:value-type="float">
            <text:p>1546858</text:p>
          </table:table-cell>
          <table:table-cell office:value-type="float" office:value="52750" calcext:value-type="float">
            <text:p>52750</text:p>
          </table:table-cell>
          <table:table-cell office:value-type="string" calcext:value-type="string">
            <text:p>Waiting for the next post in series! <text:s/>??</text:p>
          </table:table-cell>
          <table:table-cell/>
        </table:table-row>
        <table:table-row table:style-name="ro1">
          <table:table-cell office:value-type="float" office:value="317247" calcext:value-type="float">
            <text:p>317247</text:p>
          </table:table-cell>
          <table:table-cell office:value-type="float" office:value="0" calcext:value-type="float">
            <text:p>0</text:p>
          </table:table-cell>
          <table:table-cell office:value-type="float" office:value="1687289" calcext:value-type="float">
            <text:p>1687289</text:p>
          </table:table-cell>
          <table:table-cell office:value-type="float" office:value="86512" calcext:value-type="float">
            <text:p>86512</text:p>
          </table:table-cell>
          <table:table-cell office:value-type="string" calcext:value-type="string">
            <text:p>mast content h</text:p>
          </table:table-cell>
          <table:table-cell/>
        </table:table-row>
        <table:table-row table:style-name="ro1">
          <table:table-cell office:value-type="float" office:value="344775" calcext:value-type="float">
            <text:p>344775</text:p>
          </table:table-cell>
          <table:table-cell office:value-type="float" office:value="0" calcext:value-type="float">
            <text:p>0</text:p>
          </table:table-cell>
          <table:table-cell office:value-type="float" office:value="1833231" calcext:value-type="float">
            <text:p>1833231</text:p>
          </table:table-cell>
          <table:table-cell office:value-type="float" office:value="562892" calcext:value-type="float">
            <text:p>562892</text:p>
          </table:table-cell>
          <table:table-cell office:value-type="string" calcext:value-type="string">
            <text:p>[[@1]]</text:p>
          </table:table-cell>
          <table:table-cell/>
        </table:table-row>
        <table:table-row table:style-name="ro1">
          <table:table-cell office:value-type="float" office:value="87068" calcext:value-type="float">
            <text:p>87068</text:p>
          </table:table-cell>
          <table:table-cell office:value-type="float" office:value="0" calcext:value-type="float">
            <text:p>0</text:p>
          </table:table-cell>
          <table:table-cell office:value-type="float" office:value="744594" calcext:value-type="float">
            <text:p>744594</text:p>
          </table:table-cell>
          <table:table-cell office:value-type="float" office:value="221165" calcext:value-type="float">
            <text:p>221165</text:p>
          </table:table-cell>
          <table:table-cell office:value-type="string" calcext:value-type="string">
            <text:p>I will surely take that into account. Thanks for your suggestions.</text:p>
          </table:table-cell>
          <table:table-cell/>
        </table:table-row>
        <table:table-row table:style-name="ro1">
          <table:table-cell office:value-type="float" office:value="104481" calcext:value-type="float">
            <text:p>104481</text:p>
          </table:table-cell>
          <table:table-cell office:value-type="float" office:value="0" calcext:value-type="float">
            <text:p>0</text:p>
          </table:table-cell>
          <table:table-cell office:value-type="float" office:value="787578" calcext:value-type="float">
            <text:p>787578</text:p>
          </table:table-cell>
          <table:table-cell office:value-type="float" office:value="86118" calcext:value-type="float">
            <text:p>86118</text:p>
          </table:table-cell>
          <table:table-cell office:value-type="string" calcext:value-type="string">
            <text:p>You've had some awesome adventures! What's the next one?</text:p>
          </table:table-cell>
          <table:table-cell/>
        </table:table-row>
        <table:table-row table:style-name="ro1">
          <table:table-cell office:value-type="float" office:value="138949" calcext:value-type="float">
            <text:p>138949</text:p>
          </table:table-cell>
          <table:table-cell office:value-type="float" office:value="0" calcext:value-type="float">
            <text:p>0</text:p>
          </table:table-cell>
          <table:table-cell office:value-type="float" office:value="865619" calcext:value-type="float">
            <text:p>865619</text:p>
          </table:table-cell>
          <table:table-cell office:value-type="float" office:value="85261" calcext:value-type="float">
            <text:p>85261</text:p>
          </table:table-cell>
          <table:table-cell office:value-type="string" calcext:value-type="string">
            <text:p>Dum hai bhai!</text:p>
          </table:table-cell>
          <table:table-cell/>
        </table:table-row>
        <table:table-row table:style-name="ro1">
          <table:table-cell office:value-type="float" office:value="159178" calcext:value-type="float">
            <text:p>159178</text:p>
          </table:table-cell>
          <table:table-cell office:value-type="float" office:value="0" calcext:value-type="float">
            <text:p>0</text:p>
          </table:table-cell>
          <table:table-cell office:value-type="float" office:value="909061" calcext:value-type="float">
            <text:p>909061</text:p>
          </table:table-cell>
          <table:table-cell office:value-type="float" office:value="234159" calcext:value-type="float">
            <text:p>234159</text:p>
          </table:table-cell>
          <table:table-cell office:value-type="string" calcext:value-type="string">
            <text:p>[[@84010]] it indeed ?? planning to beaches now</text:p>
          </table:table-cell>
          <table:table-cell/>
        </table:table-row>
        <table:table-row table:style-name="ro1">
          <table:table-cell office:value-type="float" office:value="242710" calcext:value-type="float">
            <text:p>242710</text:p>
          </table:table-cell>
          <table:table-cell office:value-type="float" office:value="0" calcext:value-type="float">
            <text:p>0</text:p>
          </table:table-cell>
          <table:table-cell office:value-type="float" office:value="944595" calcext:value-type="float">
            <text:p>944595</text:p>
          </table:table-cell>
          <table:table-cell office:value-type="float" office:value="284247" calcext:value-type="float">
            <text:p>284247</text:p>
          </table:table-cell>
          <table:table-cell office:value-type="string" calcext:value-type="string">
            <text:p>[[@77116]] <text:s/>nearby fort kochi is the perfect place to camp.</text:p>
          </table:table-cell>
          <table:table-cell/>
        </table:table-row>
        <table:table-row table:style-name="ro1">
          <table:table-cell office:value-type="float" office:value="289383" calcext:value-type="float">
            <text:p>289383</text:p>
          </table:table-cell>
          <table:table-cell office:value-type="float" office:value="629281" calcext:value-type="float">
            <text:p>629281</text:p>
          </table:table-cell>
          <table:table-cell office:value-type="float" office:value="0" calcext:value-type="float">
            <text:p>0</text:p>
          </table:table-cell>
          <table:table-cell office:value-type="float" office:value="470256" calcext:value-type="float">
            <text:p>470256</text:p>
          </table:table-cell>
          <table:table-cell office:value-type="string" calcext:value-type="string">
            <text:p>Awsummmmmm</text:p>
          </table:table-cell>
          <table:table-cell/>
        </table:table-row>
        <table:table-row table:style-name="ro1">
          <table:table-cell office:value-type="float" office:value="297344" calcext:value-type="float">
            <text:p>297344</text:p>
          </table:table-cell>
          <table:table-cell office:value-type="float" office:value="0" calcext:value-type="float">
            <text:p>0</text:p>
          </table:table-cell>
          <table:table-cell office:value-type="float" office:value="1573488" calcext:value-type="float">
            <text:p>1573488</text:p>
          </table:table-cell>
          <table:table-cell office:value-type="float" office:value="78511" calcext:value-type="float">
            <text:p>78511</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12800" calcext:value-type="float">
            <text:p>312800</text:p>
          </table:table-cell>
          <table:table-cell office:value-type="float" office:value="0" calcext:value-type="float">
            <text:p>0</text:p>
          </table:table-cell>
          <table:table-cell office:value-type="float" office:value="577216" calcext:value-type="float">
            <text:p>577216</text:p>
          </table:table-cell>
          <table:table-cell office:value-type="float" office:value="136290" calcext:value-type="float">
            <text:p>136290</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99516" calcext:value-type="float">
            <text:p>399516</text:p>
          </table:table-cell>
          <table:table-cell office:value-type="float" office:value="0" calcext:value-type="float">
            <text:p>0</text:p>
          </table:table-cell>
          <table:table-cell office:value-type="float" office:value="862649" calcext:value-type="float">
            <text:p>862649</text:p>
          </table:table-cell>
          <table:table-cell office:value-type="float" office:value="17843" calcext:value-type="float">
            <text:p>17843</text:p>
          </table:table-cell>
          <table:table-cell office:value-type="string" calcext:value-type="string">
            <text:p>Please make more vlogs</text:p>
          </table:table-cell>
          <table:table-cell/>
        </table:table-row>
        <table:table-row table:style-name="ro1">
          <table:table-cell office:value-type="float" office:value="413929" calcext:value-type="float">
            <text:p>413929</text:p>
          </table:table-cell>
          <table:table-cell office:value-type="float" office:value="0" calcext:value-type="float">
            <text:p>0</text:p>
          </table:table-cell>
          <table:table-cell office:value-type="float" office:value="2352480" calcext:value-type="float">
            <text:p>2352480</text:p>
          </table:table-cell>
          <table:table-cell office:value-type="float" office:value="1360748" calcext:value-type="float">
            <text:p>1360748</text:p>
          </table:table-cell>
          <table:table-cell office:value-type="string" calcext:value-type="string">
            <text:p>New cloths</text:p>
          </table:table-cell>
          <table:table-cell/>
        </table:table-row>
        <table:table-row table:style-name="ro1">
          <table:table-cell office:value-type="float" office:value="416575" calcext:value-type="float">
            <text:p>416575</text:p>
          </table:table-cell>
          <table:table-cell office:value-type="float" office:value="0" calcext:value-type="float">
            <text:p>0</text:p>
          </table:table-cell>
          <table:table-cell office:value-type="float" office:value="2341980" calcext:value-type="float">
            <text:p>2341980</text:p>
          </table:table-cell>
          <table:table-cell office:value-type="float" office:value="3335" calcext:value-type="float">
            <text:p>3335</text:p>
          </table:table-cell>
          <table:table-cell office:value-type="string" calcext:value-type="string">
            <text:p>should give a try </text:p>
          </table:table-cell>
          <table:table-cell/>
        </table:table-row>
        <table:table-row table:style-name="ro1">
          <table:table-cell office:value-type="float" office:value="430163" calcext:value-type="float">
            <text:p>430163</text:p>
          </table:table-cell>
          <table:table-cell office:value-type="float" office:value="0" calcext:value-type="float">
            <text:p>0</text:p>
          </table:table-cell>
          <table:table-cell office:value-type="float" office:value="86180" calcext:value-type="float">
            <text:p>86180</text:p>
          </table:table-cell>
          <table:table-cell office:value-type="float" office:value="5918" calcext:value-type="float">
            <text:p>5918</text:p>
          </table:table-cell>
          <table:table-cell office:value-type="string" calcext:value-type="string">
            <text:p>everybody should visit this place</text:p>
          </table:table-cell>
          <table:table-cell/>
        </table:table-row>
        <table:table-row table:style-name="ro1">
          <table:table-cell office:value-type="float" office:value="460498" calcext:value-type="float">
            <text:p>460498</text:p>
          </table:table-cell>
          <table:table-cell office:value-type="float" office:value="0" calcext:value-type="float">
            <text:p>0</text:p>
          </table:table-cell>
          <table:table-cell office:value-type="float" office:value="2517769" calcext:value-type="float">
            <text:p>2517769</text:p>
          </table:table-cell>
          <table:table-cell office:value-type="float" office:value="1619173" calcext:value-type="float">
            <text:p>1619173</text:p>
          </table:table-cell>
          <table:table-cell office:value-type="string" calcext:value-type="string">
            <text:p>Ye qube bowder kya h</text:p>
          </table:table-cell>
          <table:table-cell/>
        </table:table-row>
        <table:table-row table:style-name="ro1">
          <table:table-cell office:value-type="float" office:value="58306" calcext:value-type="float">
            <text:p>58306</text:p>
          </table:table-cell>
          <table:table-cell office:value-type="float" office:value="0" calcext:value-type="float">
            <text:p>0</text:p>
          </table:table-cell>
          <table:table-cell office:value-type="float" office:value="675509" calcext:value-type="float">
            <text:p>675509</text:p>
          </table:table-cell>
          <table:table-cell office:value-type="float" office:value="48443" calcext:value-type="float">
            <text:p>48443</text:p>
          </table:table-cell>
          <table:table-cell office:value-type="string" calcext:value-type="string">
            <text:p>Hey the trail is amazing, could you give some info?</text:p>
          </table:table-cell>
          <table:table-cell/>
        </table:table-row>
        <table:table-row table:style-name="ro1">
          <table:table-cell office:value-type="float" office:value="128219" calcext:value-type="float">
            <text:p>128219</text:p>
          </table:table-cell>
          <table:table-cell office:value-type="float" office:value="0" calcext:value-type="float">
            <text:p>0</text:p>
          </table:table-cell>
          <table:table-cell office:value-type="float" office:value="834776" calcext:value-type="float">
            <text:p>834776</text:p>
          </table:table-cell>
          <table:table-cell office:value-type="float" office:value="243659" calcext:value-type="float">
            <text:p>243659</text:p>
          </table:table-cell>
          <table:table-cell office:value-type="string" calcext:value-type="string">
            <text:p>When's your next update?!</text:p>
          </table:table-cell>
          <table:table-cell/>
        </table:table-row>
        <table:table-row table:style-name="ro1">
          <table:table-cell office:value-type="float" office:value="132485" calcext:value-type="float">
            <text:p>132485</text:p>
          </table:table-cell>
          <table:table-cell office:value-type="float" office:value="469131" calcext:value-type="float">
            <text:p>469131</text:p>
          </table:table-cell>
          <table:table-cell office:value-type="float" office:value="0" calcext:value-type="float">
            <text:p>0</text:p>
          </table:table-cell>
          <table:table-cell office:value-type="float" office:value="251811" calcext:value-type="float">
            <text:p>251811</text:p>
          </table:table-cell>
          <table:table-cell office:value-type="string" calcext:value-type="string">
            <text:p>Thats me ...the one who is riding the bike???</text:p>
          </table:table-cell>
          <table:table-cell/>
        </table:table-row>
        <table:table-row table:style-name="ro1">
          <table:table-cell office:value-type="float" office:value="181194" calcext:value-type="float">
            <text:p>181194</text:p>
          </table:table-cell>
          <table:table-cell office:value-type="float" office:value="0" calcext:value-type="float">
            <text:p>0</text:p>
          </table:table-cell>
          <table:table-cell office:value-type="float" office:value="973094" calcext:value-type="float">
            <text:p>973094</text:p>
          </table:table-cell>
          <table:table-cell office:value-type="float" office:value="83879" calcext:value-type="float">
            <text:p>83879</text:p>
          </table:table-cell>
          <table:table-cell office:value-type="string" calcext:value-type="string">
            <text:p>Good </text:p>
          </table:table-cell>
          <table:table-cell/>
        </table:table-row>
        <table:table-row table:style-name="ro1">
          <table:table-cell office:value-type="float" office:value="226920" calcext:value-type="float">
            <text:p>226920</text:p>
          </table:table-cell>
          <table:table-cell office:value-type="float" office:value="0" calcext:value-type="float">
            <text:p>0</text:p>
          </table:table-cell>
          <table:table-cell office:value-type="float" office:value="1160446" calcext:value-type="float">
            <text:p>1160446</text:p>
          </table:table-cell>
          <table:table-cell office:value-type="float" office:value="40175" calcext:value-type="float">
            <text:p>40175</text:p>
          </table:table-cell>
          <table:table-cell office:value-type="string" calcext:value-type="string">
            <text:p>Your trail is detailed perfectly!</text:p>
          </table:table-cell>
          <table:table-cell/>
        </table:table-row>
        <table:table-row table:style-name="ro1">
          <table:table-cell office:value-type="float" office:value="254923" calcext:value-type="float">
            <text:p>254923</text:p>
          </table:table-cell>
          <table:table-cell office:value-type="float" office:value="0" calcext:value-type="float">
            <text:p>0</text:p>
          </table:table-cell>
          <table:table-cell office:value-type="float" office:value="1310852" calcext:value-type="float">
            <text:p>1310852</text:p>
          </table:table-cell>
          <table:table-cell office:value-type="float" office:value="44518" calcext:value-type="float">
            <text:p>44518</text:p>
          </table:table-cell>
          <table:table-cell office:value-type="string" calcext:value-type="string">
            <text:p>This is one of the best trails I've gone through to be honest!</text:p>
          </table:table-cell>
          <table:table-cell/>
        </table:table-row>
        <table:table-row table:style-name="ro1">
          <table:table-cell office:value-type="float" office:value="315317" calcext:value-type="float">
            <text:p>315317</text:p>
          </table:table-cell>
          <table:table-cell office:value-type="float" office:value="0" calcext:value-type="float">
            <text:p>0</text:p>
          </table:table-cell>
          <table:table-cell office:value-type="float" office:value="1674066" calcext:value-type="float">
            <text:p>1674066</text:p>
          </table:table-cell>
          <table:table-cell office:value-type="float" office:value="83768" calcext:value-type="float">
            <text:p>83768</text:p>
          </table:table-cell>
          <table:table-cell office:value-type="string" calcext:value-type="string">
            <text:p>Atti Sundar!</text:p>
          </table:table-cell>
          <table:table-cell/>
        </table:table-row>
        <table:table-row table:style-name="ro1">
          <table:table-cell office:value-type="float" office:value="345351" calcext:value-type="float">
            <text:p>345351</text:p>
          </table:table-cell>
          <table:table-cell office:value-type="float" office:value="0" calcext:value-type="float">
            <text:p>0</text:p>
          </table:table-cell>
          <table:table-cell office:value-type="float" office:value="1850203" calcext:value-type="float">
            <text:p>1850203</text:p>
          </table:table-cell>
          <table:table-cell office:value-type="float" office:value="135830" calcext:value-type="float">
            <text:p>135830</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71482" calcext:value-type="float">
            <text:p>371482</text:p>
          </table:table-cell>
          <table:table-cell office:value-type="float" office:value="0" calcext:value-type="float">
            <text:p>0</text:p>
          </table:table-cell>
          <table:table-cell office:value-type="float" office:value="2161731" calcext:value-type="float">
            <text:p>2161731</text:p>
          </table:table-cell>
          <table:table-cell office:value-type="float" office:value="678162" calcext:value-type="float">
            <text:p>678162</text:p>
          </table:table-cell>
          <table:table-cell office:value-type="string" calcext:value-type="string">
            <text:p>Ye thali kha ke hai</text:p>
          </table:table-cell>
          <table:table-cell/>
        </table:table-row>
        <table:table-row table:style-name="ro1">
          <table:table-cell office:value-type="float" office:value="418512" calcext:value-type="float">
            <text:p>418512</text:p>
          </table:table-cell>
          <table:table-cell office:value-type="float" office:value="0" calcext:value-type="float">
            <text:p>0</text:p>
          </table:table-cell>
          <table:table-cell office:value-type="float" office:value="2315608" calcext:value-type="float">
            <text:p>2315608</text:p>
          </table:table-cell>
          <table:table-cell office:value-type="float" office:value="55577" calcext:value-type="float">
            <text:p>55577</text:p>
          </table:table-cell>
          <table:table-cell office:value-type="string" calcext:value-type="string">
            <text:p>thanks for info</text:p>
          </table:table-cell>
          <table:table-cell/>
        </table:table-row>
        <table:table-row table:style-name="ro1">
          <table:table-cell office:value-type="float" office:value="44583" calcext:value-type="float">
            <text:p>44583</text:p>
          </table:table-cell>
          <table:table-cell office:value-type="float" office:value="0" calcext:value-type="float">
            <text:p>0</text:p>
          </table:table-cell>
          <table:table-cell office:value-type="float" office:value="643678" calcext:value-type="float">
            <text:p>643678</text:p>
          </table:table-cell>
          <table:table-cell office:value-type="float" office:value="191213" calcext:value-type="float">
            <text:p>191213</text:p>
          </table:table-cell>
          <table:table-cell office:value-type="string" calcext:value-type="string">
            <text:p>[[@85544]] most probably majnu ka tila delhi</text:p>
          </table:table-cell>
          <table:table-cell/>
        </table:table-row>
        <table:table-row table:style-name="ro1">
          <table:table-cell office:value-type="float" office:value="85597" calcext:value-type="float">
            <text:p>85597</text:p>
          </table:table-cell>
          <table:table-cell office:value-type="float" office:value="0" calcext:value-type="float">
            <text:p>0</text:p>
          </table:table-cell>
          <table:table-cell office:value-type="float" office:value="17539" calcext:value-type="float">
            <text:p>17539</text:p>
          </table:table-cell>
          <table:table-cell office:value-type="float" office:value="49413" calcext:value-type="float">
            <text:p>49413</text:p>
          </table:table-cell>
          <table:table-cell office:value-type="string" calcext:value-type="string">
            <text:p>Yeh picture toh blockbuster hai ekdum :D</text:p>
          </table:table-cell>
          <table:table-cell/>
        </table:table-row>
        <table:table-row table:style-name="ro1">
          <table:table-cell office:value-type="float" office:value="111500" calcext:value-type="float">
            <text:p>111500</text:p>
          </table:table-cell>
          <table:table-cell office:value-type="float" office:value="0" calcext:value-type="float">
            <text:p>0</text:p>
          </table:table-cell>
          <table:table-cell office:value-type="float" office:value="800782" calcext:value-type="float">
            <text:p>800782</text:p>
          </table:table-cell>
          <table:table-cell office:value-type="float" office:value="238392" calcext:value-type="float">
            <text:p>238392</text:p>
          </table:table-cell>
          <table:table-cell office:value-type="string" calcext:value-type="string">
            <text:p>[[@86152]] -Place- Sakleshpura. You can explore a lot there.</text:p>
          </table:table-cell>
          <table:table-cell/>
        </table:table-row>
        <table:table-row table:style-name="ro1">
          <table:table-cell office:value-type="float" office:value="174899" calcext:value-type="float">
            <text:p>174899</text:p>
          </table:table-cell>
          <table:table-cell office:value-type="float" office:value="0" calcext:value-type="float">
            <text:p>0</text:p>
          </table:table-cell>
          <table:table-cell office:value-type="float" office:value="958668" calcext:value-type="float">
            <text:p>958668</text:p>
          </table:table-cell>
          <table:table-cell office:value-type="float" office:value="48906" calcext:value-type="float">
            <text:p>48906</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05573" calcext:value-type="float">
            <text:p>305573</text:p>
          </table:table-cell>
          <table:table-cell office:value-type="float" office:value="0" calcext:value-type="float">
            <text:p>0</text:p>
          </table:table-cell>
          <table:table-cell office:value-type="float" office:value="1614675" calcext:value-type="float">
            <text:p>1614675</text:p>
          </table:table-cell>
          <table:table-cell office:value-type="float" office:value="20330" calcext:value-type="float">
            <text:p>20330</text:p>
          </table:table-cell>
          <table:table-cell office:value-type="string" calcext:value-type="string">
            <text:p>loved your stories! wondering what your next trail would be?</text:p>
          </table:table-cell>
          <table:table-cell/>
        </table:table-row>
        <table:table-row table:style-name="ro1">
          <table:table-cell office:value-type="float" office:value="347622" calcext:value-type="float">
            <text:p>347622</text:p>
          </table:table-cell>
          <table:table-cell office:value-type="float" office:value="0" calcext:value-type="float">
            <text:p>0</text:p>
          </table:table-cell>
          <table:table-cell office:value-type="float" office:value="1867610" calcext:value-type="float">
            <text:p>1867610</text:p>
          </table:table-cell>
          <table:table-cell office:value-type="float" office:value="19936" calcext:value-type="float">
            <text:p>19936</text:p>
          </table:table-cell>
          <table:table-cell office:value-type="string" calcext:value-type="string">
            <text:p>The content digresses a little, the pictures are so good but!</text:p>
          </table:table-cell>
          <table:table-cell/>
        </table:table-row>
        <table:table-row table:style-name="ro1">
          <table:table-cell office:value-type="float" office:value="351518" calcext:value-type="float">
            <text:p>351518</text:p>
          </table:table-cell>
          <table:table-cell office:value-type="float" office:value="0" calcext:value-type="float">
            <text:p>0</text:p>
          </table:table-cell>
          <table:table-cell office:value-type="float" office:value="1898061" calcext:value-type="float">
            <text:p>1898061</text:p>
          </table:table-cell>
          <table:table-cell office:value-type="float" office:value="78775" calcext:value-type="float">
            <text:p>78775</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369385" calcext:value-type="float">
            <text:p>369385</text:p>
          </table:table-cell>
          <table:table-cell office:value-type="float" office:value="0" calcext:value-type="float">
            <text:p>0</text:p>
          </table:table-cell>
          <table:table-cell office:value-type="float" office:value="2177173" calcext:value-type="float">
            <text:p>2177173</text:p>
          </table:table-cell>
          <table:table-cell office:value-type="float" office:value="79433" calcext:value-type="float">
            <text:p>79433</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75043" calcext:value-type="float">
            <text:p>375043</text:p>
          </table:table-cell>
          <table:table-cell office:value-type="float" office:value="0" calcext:value-type="float">
            <text:p>0</text:p>
          </table:table-cell>
          <table:table-cell office:value-type="float" office:value="2224836" calcext:value-type="float">
            <text:p>2224836</text:p>
          </table:table-cell>
          <table:table-cell office:value-type="float" office:value="327714" calcext:value-type="float">
            <text:p>327714</text:p>
          </table:table-cell>
          <table:table-cell office:value-type="string" calcext:value-type="string">
            <text:p>Thanks everyone</text:p>
          </table:table-cell>
          <table:table-cell/>
        </table:table-row>
        <table:table-row table:style-name="ro1">
          <table:table-cell office:value-type="float" office:value="377547" calcext:value-type="float">
            <text:p>377547</text:p>
          </table:table-cell>
          <table:table-cell office:value-type="float" office:value="0" calcext:value-type="float">
            <text:p>0</text:p>
          </table:table-cell>
          <table:table-cell office:value-type="float" office:value="2230053" calcext:value-type="float">
            <text:p>2230053</text:p>
          </table:table-cell>
          <table:table-cell office:value-type="float" office:value="49035" calcext:value-type="float">
            <text:p>49035</text:p>
          </table:table-cell>
          <table:table-cell office:value-type="string" calcext:value-type="string">
            <text:p>The trail looks nothing less than a pro's work! excellent!</text:p>
          </table:table-cell>
          <table:table-cell/>
        </table:table-row>
        <table:table-row table:style-name="ro1">
          <table:table-cell office:value-type="float" office:value="455873" calcext:value-type="float">
            <text:p>455873</text:p>
          </table:table-cell>
          <table:table-cell office:value-type="float" office:value="0" calcext:value-type="float">
            <text:p>0</text:p>
          </table:table-cell>
          <table:table-cell office:value-type="float" office:value="2262380" calcext:value-type="float">
            <text:p>2262380</text:p>
          </table:table-cell>
          <table:table-cell office:value-type="float" office:value="2060558" calcext:value-type="float">
            <text:p>2060558</text:p>
          </table:table-cell>
          <table:table-cell office:value-type="string" calcext:value-type="string">
            <text:p>Suithart</text:p>
          </table:table-cell>
          <table:table-cell/>
        </table:table-row>
        <table:table-row table:style-name="ro1">
          <table:table-cell office:value-type="float" office:value="7161" calcext:value-type="float">
            <text:p>7161</text:p>
          </table:table-cell>
          <table:table-cell office:value-type="float" office:value="95758" calcext:value-type="float">
            <text:p>95758</text:p>
          </table:table-cell>
          <table:table-cell office:value-type="float" office:value="0" calcext:value-type="float">
            <text:p>0</text:p>
          </table:table-cell>
          <table:table-cell office:value-type="float" office:value="75589" calcext:value-type="float">
            <text:p>75589</text:p>
          </table:table-cell>
          <table:table-cell office:value-type="string" calcext:value-type="string">
            <text:p># Hebbavu Biryani # No other dish can replace the taste of Biryani ...</text:p>
          </table:table-cell>
          <table:table-cell/>
        </table:table-row>
        <table:table-row table:style-name="ro1">
          <table:table-cell office:value-type="float" office:value="16108" calcext:value-type="float">
            <text:p>16108</text:p>
          </table:table-cell>
          <table:table-cell office:value-type="float" office:value="7631" calcext:value-type="float">
            <text:p>7631</text:p>
          </table:table-cell>
          <table:table-cell office:value-type="float" office:value="0" calcext:value-type="float">
            <text:p>0</text:p>
          </table:table-cell>
          <table:table-cell office:value-type="float" office:value="136800" calcext:value-type="float">
            <text:p>136800</text:p>
          </table:table-cell>
          <table:table-cell office:value-type="string" calcext:value-type="string">
            <text:p>Nice capture</text:p>
          </table:table-cell>
          <table:table-cell/>
        </table:table-row>
        <table:table-row table:style-name="ro1">
          <table:table-cell office:value-type="float" office:value="61313" calcext:value-type="float">
            <text:p>61313</text:p>
          </table:table-cell>
          <table:table-cell office:value-type="float" office:value="0" calcext:value-type="float">
            <text:p>0</text:p>
          </table:table-cell>
          <table:table-cell office:value-type="float" office:value="681843" calcext:value-type="float">
            <text:p>681843</text:p>
          </table:table-cell>
          <table:table-cell office:value-type="float" office:value="193888" calcext:value-type="float">
            <text:p>193888</text:p>
          </table:table-cell>
          <table:table-cell office:value-type="string" calcext:value-type="string">
            <text:p>[[@1]]</text:p>
          </table:table-cell>
          <table:table-cell/>
        </table:table-row>
        <table:table-row table:style-name="ro1">
          <table:table-cell office:value-type="float" office:value="73008" calcext:value-type="float">
            <text:p>73008</text:p>
          </table:table-cell>
          <table:table-cell office:value-type="float" office:value="0" calcext:value-type="float">
            <text:p>0</text:p>
          </table:table-cell>
          <table:table-cell office:value-type="float" office:value="716024" calcext:value-type="float">
            <text:p>716024</text:p>
          </table:table-cell>
          <table:table-cell office:value-type="float" office:value="88482" calcext:value-type="float">
            <text:p>88482</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74358" calcext:value-type="float">
            <text:p>74358</text:p>
          </table:table-cell>
          <table:table-cell office:value-type="float" office:value="0" calcext:value-type="float">
            <text:p>0</text:p>
          </table:table-cell>
          <table:table-cell office:value-type="float" office:value="719851" calcext:value-type="float">
            <text:p>719851</text:p>
          </table:table-cell>
          <table:table-cell office:value-type="float" office:value="82809" calcext:value-type="float">
            <text:p>82809</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60933" calcext:value-type="float">
            <text:p>260933</text:p>
          </table:table-cell>
          <table:table-cell office:value-type="float" office:value="0" calcext:value-type="float">
            <text:p>0</text:p>
          </table:table-cell>
          <table:table-cell office:value-type="float" office:value="1353330" calcext:value-type="float">
            <text:p>1353330</text:p>
          </table:table-cell>
          <table:table-cell office:value-type="float" office:value="414877" calcext:value-type="float">
            <text:p>414877</text:p>
          </table:table-cell>
          <table:table-cell office:value-type="string" calcext:value-type="string">
            <text:p>[[@82876]] thanks</text:p>
          </table:table-cell>
          <table:table-cell/>
        </table:table-row>
        <table:table-row table:style-name="ro1">
          <table:table-cell office:value-type="float" office:value="262933" calcext:value-type="float">
            <text:p>262933</text:p>
          </table:table-cell>
          <table:table-cell office:value-type="float" office:value="0" calcext:value-type="float">
            <text:p>0</text:p>
          </table:table-cell>
          <table:table-cell office:value-type="float" office:value="1368401" calcext:value-type="float">
            <text:p>1368401</text:p>
          </table:table-cell>
          <table:table-cell office:value-type="float" office:value="84561" calcext:value-type="float">
            <text:p>84561</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63676" calcext:value-type="float">
            <text:p>363676</text:p>
          </table:table-cell>
          <table:table-cell office:value-type="float" office:value="0" calcext:value-type="float">
            <text:p>0</text:p>
          </table:table-cell>
          <table:table-cell office:value-type="float" office:value="2095108" calcext:value-type="float">
            <text:p>2095108</text:p>
          </table:table-cell>
          <table:table-cell office:value-type="float" office:value="88354" calcext:value-type="float">
            <text:p>88354</text:p>
          </table:table-cell>
          <table:table-cell office:value-type="string" calcext:value-type="string">
            <text:p>Beautiful capture</text:p>
          </table:table-cell>
          <table:table-cell/>
        </table:table-row>
        <table:table-row table:style-name="ro1">
          <table:table-cell office:value-type="float" office:value="398090" calcext:value-type="float">
            <text:p>398090</text:p>
          </table:table-cell>
          <table:table-cell office:value-type="float" office:value="0" calcext:value-type="float">
            <text:p>0</text:p>
          </table:table-cell>
          <table:table-cell office:value-type="float" office:value="846495" calcext:value-type="float">
            <text:p>846495</text:p>
          </table:table-cell>
          <table:table-cell office:value-type="float" office:value="19348" calcext:value-type="float">
            <text:p>19348</text:p>
          </table:table-cell>
          <table:table-cell office:value-type="string" calcext:value-type="string">
            <text:p>shot on?????</text:p>
          </table:table-cell>
          <table:table-cell/>
        </table:table-row>
        <table:table-row table:style-name="ro1">
          <table:table-cell office:value-type="float" office:value="443909" calcext:value-type="float">
            <text:p>443909</text:p>
          </table:table-cell>
          <table:table-cell office:value-type="float" office:value="0" calcext:value-type="float">
            <text:p>0</text:p>
          </table:table-cell>
          <table:table-cell office:value-type="float" office:value="2456529" calcext:value-type="float">
            <text:p>2456529</text:p>
          </table:table-cell>
          <table:table-cell office:value-type="float" office:value="39127" calcext:value-type="float">
            <text:p>39127</text:p>
          </table:table-cell>
          <table:table-cell office:value-type="string" calcext:value-type="string">
            <text:p>உங்ககுக்கு தெரிஞ்சதை எங்களுக்கும் சொல்லி தரிங்க ரொம்ப நன்றி </text:p>
          </table:table-cell>
          <table:table-cell/>
        </table:table-row>
        <table:table-row table:style-name="ro1">
          <table:table-cell office:value-type="float" office:value="21130" calcext:value-type="float">
            <text:p>21130</text:p>
          </table:table-cell>
          <table:table-cell office:value-type="float" office:value="0" calcext:value-type="float">
            <text:p>0</text:p>
          </table:table-cell>
          <table:table-cell office:value-type="float" office:value="2241" calcext:value-type="float">
            <text:p>2241</text:p>
          </table:table-cell>
          <table:table-cell office:value-type="float" office:value="174706" calcext:value-type="float">
            <text:p>174706</text:p>
          </table:table-cell>
          <table:table-cell office:value-type="string" calcext:value-type="string">
            <text:p>http://bestcashjob.com/?refer=141568</text:p>
          </table:table-cell>
          <table:table-cell/>
        </table:table-row>
        <table:table-row table:style-name="ro1">
          <table:table-cell office:value-type="float" office:value="30458" calcext:value-type="float">
            <text:p>30458</text:p>
          </table:table-cell>
          <table:table-cell office:value-type="float" office:value="0" calcext:value-type="float">
            <text:p>0</text:p>
          </table:table-cell>
          <table:table-cell office:value-type="float" office:value="611632" calcext:value-type="float">
            <text:p>611632</text:p>
          </table:table-cell>
          <table:table-cell office:value-type="float" office:value="78121" calcext:value-type="float">
            <text:p>78121</text:p>
          </table:table-cell>
          <table:table-cell office:value-type="string" calcext:value-type="string">
            <text:p>I would love to see your videos of this place!</text:p>
          </table:table-cell>
          <table:table-cell/>
        </table:table-row>
        <table:table-row table:style-name="ro1">
          <table:table-cell office:value-type="float" office:value="148367" calcext:value-type="float">
            <text:p>148367</text:p>
          </table:table-cell>
          <table:table-cell office:value-type="float" office:value="0" calcext:value-type="float">
            <text:p>0</text:p>
          </table:table-cell>
          <table:table-cell office:value-type="float" office:value="886836" calcext:value-type="float">
            <text:p>886836</text:p>
          </table:table-cell>
          <table:table-cell office:value-type="float" office:value="41334" calcext:value-type="float">
            <text:p>41334</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72624" calcext:value-type="float">
            <text:p>172624</text:p>
          </table:table-cell>
          <table:table-cell office:value-type="float" office:value="0" calcext:value-type="float">
            <text:p>0</text:p>
          </table:table-cell>
          <table:table-cell office:value-type="float" office:value="950394" calcext:value-type="float">
            <text:p>950394</text:p>
          </table:table-cell>
          <table:table-cell office:value-type="float" office:value="285835" calcext:value-type="float">
            <text:p>285835</text:p>
          </table:table-cell>
          <table:table-cell office:value-type="string" calcext:value-type="string">
            <text:p>[[@76849]] I just pack my stuff and rest is the things that happens</text:p>
          </table:table-cell>
          <table:table-cell/>
        </table:table-row>
        <table:table-row table:style-name="ro1">
          <table:table-cell office:value-type="float" office:value="182667" calcext:value-type="float">
            <text:p>182667</text:p>
          </table:table-cell>
          <table:table-cell office:value-type="float" office:value="0" calcext:value-type="float">
            <text:p>0</text:p>
          </table:table-cell>
          <table:table-cell office:value-type="float" office:value="54603" calcext:value-type="float">
            <text:p>54603</text:p>
          </table:table-cell>
          <table:table-cell office:value-type="float" office:value="76794" calcext:value-type="float">
            <text:p>76794</text:p>
          </table:table-cell>
          <table:table-cell office:value-type="string" calcext:value-type="string">
            <text:p>i'm so trying this sometime, do you have more experiences?</text:p>
          </table:table-cell>
          <table:table-cell/>
        </table:table-row>
        <table:table-row table:style-name="ro1">
          <table:table-cell office:value-type="float" office:value="302768" calcext:value-type="float">
            <text:p>302768</text:p>
          </table:table-cell>
          <table:table-cell office:value-type="float" office:value="0" calcext:value-type="float">
            <text:p>0</text:p>
          </table:table-cell>
          <table:table-cell office:value-type="float" office:value="1599339" calcext:value-type="float">
            <text:p>1599339</text:p>
          </table:table-cell>
          <table:table-cell office:value-type="float" office:value="81430" calcext:value-type="float">
            <text:p>81430</text:p>
          </table:table-cell>
          <table:table-cell office:value-type="string" calcext:value-type="string">
            <text:p>Wow! Thats amazing that you covered so much in so less budget!</text:p>
          </table:table-cell>
          <table:table-cell/>
        </table:table-row>
        <table:table-row table:style-name="ro1">
          <table:table-cell office:value-type="float" office:value="340141" calcext:value-type="float">
            <text:p>340141</text:p>
          </table:table-cell>
          <table:table-cell office:value-type="float" office:value="0" calcext:value-type="float">
            <text:p>0</text:p>
          </table:table-cell>
          <table:table-cell office:value-type="float" office:value="1814881" calcext:value-type="float">
            <text:p>1814881</text:p>
          </table:table-cell>
          <table:table-cell office:value-type="float" office:value="560099" calcext:value-type="float">
            <text:p>560099</text:p>
          </table:table-cell>
          <table:table-cell office:value-type="string" calcext:value-type="string">
            <text:p>[[@83026]] <text:s/>planning an exciting route. Will be updating if happened ✌️</text:p>
          </table:table-cell>
          <table:table-cell/>
        </table:table-row>
        <table:table-row table:style-name="ro1">
          <table:table-cell office:value-type="float" office:value="365316" calcext:value-type="float">
            <text:p>365316</text:p>
          </table:table-cell>
          <table:table-cell office:value-type="float" office:value="0" calcext:value-type="float">
            <text:p>0</text:p>
          </table:table-cell>
          <table:table-cell office:value-type="float" office:value="2117020" calcext:value-type="float">
            <text:p>2117020</text:p>
          </table:table-cell>
          <table:table-cell office:value-type="float" office:value="666923" calcext:value-type="float">
            <text:p>666923</text:p>
          </table:table-cell>
          <table:table-cell office:value-type="string" calcext:value-type="string">
            <text:p>[[@80163]] <text:s/>thank you for the kind words. A few more rides lined up this December !</text:p>
          </table:table-cell>
          <table:table-cell/>
        </table:table-row>
        <table:table-row table:style-name="ro1">
          <table:table-cell office:value-type="float" office:value="28599" calcext:value-type="float">
            <text:p>28599</text:p>
          </table:table-cell>
          <table:table-cell office:value-type="float" office:value="0" calcext:value-type="float">
            <text:p>0</text:p>
          </table:table-cell>
          <table:table-cell office:value-type="float" office:value="560634" calcext:value-type="float">
            <text:p>560634</text:p>
          </table:table-cell>
          <table:table-cell office:value-type="float" office:value="87071" calcext:value-type="float">
            <text:p>87071</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61416" calcext:value-type="float">
            <text:p>61416</text:p>
          </table:table-cell>
          <table:table-cell office:value-type="float" office:value="0" calcext:value-type="float">
            <text:p>0</text:p>
          </table:table-cell>
          <table:table-cell office:value-type="float" office:value="682404" calcext:value-type="float">
            <text:p>682404</text:p>
          </table:table-cell>
          <table:table-cell office:value-type="float" office:value="43642" calcext:value-type="float">
            <text:p>43642</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68186" calcext:value-type="float">
            <text:p>68186</text:p>
          </table:table-cell>
          <table:table-cell office:value-type="float" office:value="0" calcext:value-type="float">
            <text:p>0</text:p>
          </table:table-cell>
          <table:table-cell office:value-type="float" office:value="698973" calcext:value-type="float">
            <text:p>698973</text:p>
          </table:table-cell>
          <table:table-cell office:value-type="float" office:value="79815" calcext:value-type="float">
            <text:p>79815</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27830" calcext:value-type="float">
            <text:p>227830</text:p>
          </table:table-cell>
          <table:table-cell office:value-type="float" office:value="0" calcext:value-type="float">
            <text:p>0</text:p>
          </table:table-cell>
          <table:table-cell office:value-type="float" office:value="1168856" calcext:value-type="float">
            <text:p>1168856</text:p>
          </table:table-cell>
          <table:table-cell office:value-type="float" office:value="82914" calcext:value-type="float">
            <text:p>82914</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40515" calcext:value-type="float">
            <text:p>240515</text:p>
          </table:table-cell>
          <table:table-cell office:value-type="float" office:value="0" calcext:value-type="float">
            <text:p>0</text:p>
          </table:table-cell>
          <table:table-cell office:value-type="float" office:value="1203129" calcext:value-type="float">
            <text:p>1203129</text:p>
          </table:table-cell>
          <table:table-cell office:value-type="float" office:value="136529" calcext:value-type="float">
            <text:p>136529</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64730" calcext:value-type="float">
            <text:p>264730</text:p>
          </table:table-cell>
          <table:table-cell office:value-type="float" office:value="0" calcext:value-type="float">
            <text:p>0</text:p>
          </table:table-cell>
          <table:table-cell office:value-type="float" office:value="1380208" calcext:value-type="float">
            <text:p>1380208</text:p>
          </table:table-cell>
          <table:table-cell office:value-type="float" office:value="81298" calcext:value-type="float">
            <text:p>81298</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64884" calcext:value-type="float">
            <text:p>264884</text:p>
          </table:table-cell>
          <table:table-cell office:value-type="float" office:value="0" calcext:value-type="float">
            <text:p>0</text:p>
          </table:table-cell>
          <table:table-cell office:value-type="float" office:value="1371661" calcext:value-type="float">
            <text:p>1371661</text:p>
          </table:table-cell>
          <table:table-cell office:value-type="float" office:value="354168" calcext:value-type="float">
            <text:p>354168</text:p>
          </table:table-cell>
          <table:table-cell office:value-type="string" calcext:value-type="string">
            <text:p>Nice</text:p>
          </table:table-cell>
          <table:table-cell/>
        </table:table-row>
        <table:table-row table:style-name="ro1">
          <table:table-cell office:value-type="float" office:value="326497" calcext:value-type="float">
            <text:p>326497</text:p>
          </table:table-cell>
          <table:table-cell office:value-type="float" office:value="0" calcext:value-type="float">
            <text:p>0</text:p>
          </table:table-cell>
          <table:table-cell office:value-type="float" office:value="1747124" calcext:value-type="float">
            <text:p>1747124</text:p>
          </table:table-cell>
          <table:table-cell office:value-type="float" office:value="43273" calcext:value-type="float">
            <text:p>43273</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98208" calcext:value-type="float">
            <text:p>398208</text:p>
          </table:table-cell>
          <table:table-cell office:value-type="float" office:value="0" calcext:value-type="float">
            <text:p>0</text:p>
          </table:table-cell>
          <table:table-cell office:value-type="float" office:value="2270325" calcext:value-type="float">
            <text:p>2270325</text:p>
          </table:table-cell>
          <table:table-cell office:value-type="float" office:value="992765" calcext:value-type="float">
            <text:p>992765</text:p>
          </table:table-cell>
          <table:table-cell office:value-type="string" calcext:value-type="string">
            <text:p>Love you shruti</text:p>
          </table:table-cell>
          <table:table-cell/>
        </table:table-row>
        <table:table-row table:style-name="ro1">
          <table:table-cell office:value-type="float" office:value="48210" calcext:value-type="float">
            <text:p>48210</text:p>
          </table:table-cell>
          <table:table-cell office:value-type="float" office:value="0" calcext:value-type="float">
            <text:p>0</text:p>
          </table:table-cell>
          <table:table-cell office:value-type="float" office:value="653147" calcext:value-type="float">
            <text:p>653147</text:p>
          </table:table-cell>
          <table:table-cell office:value-type="float" office:value="41437" calcext:value-type="float">
            <text:p>41437</text:p>
          </table:table-cell>
          <table:table-cell office:value-type="string" calcext:value-type="string">
            <text:p>can't wait to read about your next adventure</text:p>
          </table:table-cell>
          <table:table-cell/>
        </table:table-row>
        <table:table-row table:style-name="ro1">
          <table:table-cell office:value-type="float" office:value="130296" calcext:value-type="float">
            <text:p>130296</text:p>
          </table:table-cell>
          <table:table-cell office:value-type="float" office:value="0" calcext:value-type="float">
            <text:p>0</text:p>
          </table:table-cell>
          <table:table-cell office:value-type="float" office:value="815707" calcext:value-type="float">
            <text:p>815707</text:p>
          </table:table-cell>
          <table:table-cell office:value-type="float" office:value="206944" calcext:value-type="float">
            <text:p>206944</text:p>
          </table:table-cell>
          <table:table-cell office:value-type="string" calcext:value-type="string">
            <text:p>Have been there a few years back.....the peace....the serenity which prevails in this area.....is one of a kind......was there only for a few hours but....loved it....same goes for Pondicherry as well.....</text:p>
          </table:table-cell>
          <table:table-cell/>
        </table:table-row>
        <table:table-row table:style-name="ro1">
          <table:table-cell office:value-type="float" office:value="153624" calcext:value-type="float">
            <text:p>153624</text:p>
          </table:table-cell>
          <table:table-cell office:value-type="float" office:value="0" calcext:value-type="float">
            <text:p>0</text:p>
          </table:table-cell>
          <table:table-cell office:value-type="float" office:value="900913" calcext:value-type="float">
            <text:p>900913</text:p>
          </table:table-cell>
          <table:table-cell office:value-type="float" office:value="84442" calcext:value-type="float">
            <text:p>84442</text:p>
          </table:table-cell>
          <table:table-cell office:value-type="string" calcext:value-type="string">
            <text:p>The content and the images don't sit well with one another!</text:p>
          </table:table-cell>
          <table:table-cell/>
        </table:table-row>
        <table:table-row table:style-name="ro1">
          <table:table-cell office:value-type="float" office:value="218772" calcext:value-type="float">
            <text:p>218772</text:p>
          </table:table-cell>
          <table:table-cell office:value-type="float" office:value="0" calcext:value-type="float">
            <text:p>0</text:p>
          </table:table-cell>
          <table:table-cell office:value-type="float" office:value="899028" calcext:value-type="float">
            <text:p>899028</text:p>
          </table:table-cell>
          <table:table-cell office:value-type="float" office:value="79940" calcext:value-type="float">
            <text:p>79940</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31307" calcext:value-type="float">
            <text:p>231307</text:p>
          </table:table-cell>
          <table:table-cell office:value-type="float" office:value="0" calcext:value-type="float">
            <text:p>0</text:p>
          </table:table-cell>
          <table:table-cell office:value-type="float" office:value="1177260" calcext:value-type="float">
            <text:p>1177260</text:p>
          </table:table-cell>
          <table:table-cell office:value-type="float" office:value="43569" calcext:value-type="float">
            <text:p>43569</text:p>
          </table:table-cell>
          <table:table-cell office:value-type="string" calcext:value-type="string">
            <text:p>Dum hai bhai!</text:p>
          </table:table-cell>
          <table:table-cell/>
        </table:table-row>
        <table:table-row table:style-name="ro1">
          <table:table-cell office:value-type="float" office:value="283656" calcext:value-type="float">
            <text:p>283656</text:p>
          </table:table-cell>
          <table:table-cell office:value-type="float" office:value="0" calcext:value-type="float">
            <text:p>0</text:p>
          </table:table-cell>
          <table:table-cell office:value-type="float" office:value="1319989" calcext:value-type="float">
            <text:p>1319989</text:p>
          </table:table-cell>
          <table:table-cell office:value-type="float" office:value="238457" calcext:value-type="float">
            <text:p>238457</text:p>
          </table:table-cell>
          <table:table-cell office:value-type="string" calcext:value-type="string">
            <text:p>[[@1]]</text:p>
          </table:table-cell>
          <table:table-cell/>
        </table:table-row>
        <table:table-row table:style-name="ro1">
          <table:table-cell office:value-type="float" office:value="45604" calcext:value-type="float">
            <text:p>45604</text:p>
          </table:table-cell>
          <table:table-cell office:value-type="float" office:value="0" calcext:value-type="float">
            <text:p>0</text:p>
          </table:table-cell>
          <table:table-cell office:value-type="float" office:value="645335" calcext:value-type="float">
            <text:p>645335</text:p>
          </table:table-cell>
          <table:table-cell office:value-type="float" office:value="192810" calcext:value-type="float">
            <text:p>192810</text:p>
          </table:table-cell>
          <table:table-cell office:value-type="string" calcext:value-type="string">
            <text:p>Its in spiti valley!! Sorry was my first post will post with more info in future!</text:p>
          </table:table-cell>
          <table:table-cell/>
        </table:table-row>
        <table:table-row table:style-name="ro1">
          <table:table-cell office:value-type="float" office:value="130945" calcext:value-type="float">
            <text:p>130945</text:p>
          </table:table-cell>
          <table:table-cell office:value-type="float" office:value="0" calcext:value-type="float">
            <text:p>0</text:p>
          </table:table-cell>
          <table:table-cell office:value-type="float" office:value="842114" calcext:value-type="float">
            <text:p>842114</text:p>
          </table:table-cell>
          <table:table-cell office:value-type="float" office:value="85502" calcext:value-type="float">
            <text:p>8550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35586" calcext:value-type="float">
            <text:p>135586</text:p>
          </table:table-cell>
          <table:table-cell office:value-type="float" office:value="0" calcext:value-type="float">
            <text:p>0</text:p>
          </table:table-cell>
          <table:table-cell office:value-type="float" office:value="651173" calcext:value-type="float">
            <text:p>651173</text:p>
          </table:table-cell>
          <table:table-cell office:value-type="float" office:value="194527" calcext:value-type="float">
            <text:p>194527</text:p>
          </table:table-cell>
          <table:table-cell office:value-type="string" calcext:value-type="string">
            <text:p>@akshaysanap.96 you can go on to Matanga hill for trekking. From atop the hill, you can see the Achyutaraya temple, the Tungabhadara river, Virupaksha Temple and amazing landscape.</text:p>
          </table:table-cell>
          <table:table-cell/>
        </table:table-row>
        <table:table-row table:style-name="ro1">
          <table:table-cell office:value-type="float" office:value="213354" calcext:value-type="float">
            <text:p>213354</text:p>
          </table:table-cell>
          <table:table-cell office:value-type="float" office:value="0" calcext:value-type="float">
            <text:p>0</text:p>
          </table:table-cell>
          <table:table-cell office:value-type="float" office:value="1097720" calcext:value-type="float">
            <text:p>1097720</text:p>
          </table:table-cell>
          <table:table-cell office:value-type="float" office:value="79896" calcext:value-type="float">
            <text:p>79896</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56914" calcext:value-type="float">
            <text:p>256914</text:p>
          </table:table-cell>
          <table:table-cell office:value-type="float" office:value="0" calcext:value-type="float">
            <text:p>0</text:p>
          </table:table-cell>
          <table:table-cell office:value-type="float" office:value="624385" calcext:value-type="float">
            <text:p>624385</text:p>
          </table:table-cell>
          <table:table-cell office:value-type="float" office:value="186687" calcext:value-type="float">
            <text:p>186687</text:p>
          </table:table-cell>
          <table:table-cell office:value-type="string" calcext:value-type="string">
            <text:p>[[@20066]] ya y not which type of info u want</text:p>
          </table:table-cell>
          <table:table-cell/>
        </table:table-row>
        <table:table-row table:style-name="ro1">
          <table:table-cell office:value-type="float" office:value="269348" calcext:value-type="float">
            <text:p>269348</text:p>
          </table:table-cell>
          <table:table-cell office:value-type="float" office:value="0" calcext:value-type="float">
            <text:p>0</text:p>
          </table:table-cell>
          <table:table-cell office:value-type="float" office:value="1405494" calcext:value-type="float">
            <text:p>1405494</text:p>
          </table:table-cell>
          <table:table-cell office:value-type="float" office:value="431328" calcext:value-type="float">
            <text:p>431328</text:p>
          </table:table-cell>
          <table:table-cell office:value-type="string" calcext:value-type="string">
            <text:p>https://chat.whatsapp.com/2Zygx5LQZi4BM9tPhbBqFL</text:p>
          </table:table-cell>
          <table:table-cell/>
        </table:table-row>
        <table:table-row table:style-name="ro1">
          <table:table-cell office:value-type="float" office:value="281505" calcext:value-type="float">
            <text:p>281505</text:p>
          </table:table-cell>
          <table:table-cell office:value-type="float" office:value="0" calcext:value-type="float">
            <text:p>0</text:p>
          </table:table-cell>
          <table:table-cell office:value-type="float" office:value="1477800" calcext:value-type="float">
            <text:p>1477800</text:p>
          </table:table-cell>
          <table:table-cell office:value-type="float" office:value="80872" calcext:value-type="float">
            <text:p>80872</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07290" calcext:value-type="float">
            <text:p>307290</text:p>
          </table:table-cell>
          <table:table-cell office:value-type="float" office:value="0" calcext:value-type="float">
            <text:p>0</text:p>
          </table:table-cell>
          <table:table-cell office:value-type="float" office:value="1627201" calcext:value-type="float">
            <text:p>1627201</text:p>
          </table:table-cell>
          <table:table-cell office:value-type="float" office:value="88311" calcext:value-type="float">
            <text:p>88311</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363646" calcext:value-type="float">
            <text:p>363646</text:p>
          </table:table-cell>
          <table:table-cell office:value-type="float" office:value="0" calcext:value-type="float">
            <text:p>0</text:p>
          </table:table-cell>
          <table:table-cell office:value-type="float" office:value="2093961" calcext:value-type="float">
            <text:p>2093961</text:p>
          </table:table-cell>
          <table:table-cell office:value-type="float" office:value="86146" calcext:value-type="float">
            <text:p>86146</text:p>
          </table:table-cell>
          <table:table-cell office:value-type="string" calcext:value-type="string">
            <text:p>i'm so trying this sometime, do you have more experiences?</text:p>
          </table:table-cell>
          <table:table-cell/>
        </table:table-row>
        <table:table-row table:style-name="ro1">
          <table:table-cell office:value-type="float" office:value="130577" calcext:value-type="float">
            <text:p>130577</text:p>
          </table:table-cell>
          <table:table-cell office:value-type="float" office:value="0" calcext:value-type="float">
            <text:p>0</text:p>
          </table:table-cell>
          <table:table-cell office:value-type="float" office:value="836560" calcext:value-type="float">
            <text:p>836560</text:p>
          </table:table-cell>
          <table:table-cell office:value-type="float" office:value="43058" calcext:value-type="float">
            <text:p>43058</text:p>
          </table:table-cell>
          <table:table-cell office:value-type="string" calcext:value-type="string">
            <text:p>Chaa gaye tum toh</text:p>
          </table:table-cell>
          <table:table-cell/>
        </table:table-row>
        <table:table-row table:style-name="ro1">
          <table:table-cell office:value-type="float" office:value="200285" calcext:value-type="float">
            <text:p>200285</text:p>
          </table:table-cell>
          <table:table-cell office:value-type="float" office:value="0" calcext:value-type="float">
            <text:p>0</text:p>
          </table:table-cell>
          <table:table-cell office:value-type="float" office:value="959136" calcext:value-type="float">
            <text:p>959136</text:p>
          </table:table-cell>
          <table:table-cell office:value-type="float" office:value="274054" calcext:value-type="float">
            <text:p>274054</text:p>
          </table:table-cell>
          <table:table-cell office:value-type="string" calcext:value-type="string">
            <text:p>[[@313491]] padh <text:s/>upar ka</text:p>
          </table:table-cell>
          <table:table-cell/>
        </table:table-row>
        <table:table-row table:style-name="ro1">
          <table:table-cell office:value-type="float" office:value="249778" calcext:value-type="float">
            <text:p>249778</text:p>
          </table:table-cell>
          <table:table-cell office:value-type="float" office:value="0" calcext:value-type="float">
            <text:p>0</text:p>
          </table:table-cell>
          <table:table-cell office:value-type="float" office:value="1266135" calcext:value-type="float">
            <text:p>1266135</text:p>
          </table:table-cell>
          <table:table-cell office:value-type="float" office:value="381835" calcext:value-type="float">
            <text:p>381835</text:p>
          </table:table-cell>
          <table:table-cell office:value-type="string" calcext:value-type="string">
            <text:p>[[@83996]] yupp, surely i can . And thanks buddy ,this was my first time i share my experience</text:p>
          </table:table-cell>
          <table:table-cell/>
        </table:table-row>
        <table:table-row table:style-name="ro1">
          <table:table-cell office:value-type="float" office:value="421732" calcext:value-type="float">
            <text:p>421732</text:p>
          </table:table-cell>
          <table:table-cell office:value-type="float" office:value="0" calcext:value-type="float">
            <text:p>0</text:p>
          </table:table-cell>
          <table:table-cell office:value-type="float" office:value="2296008" calcext:value-type="float">
            <text:p>2296008</text:p>
          </table:table-cell>
          <table:table-cell office:value-type="float" office:value="13958" calcext:value-type="float">
            <text:p>13958</text:p>
          </table:table-cell>
          <table:table-cell office:value-type="string" calcext:value-type="string">
            <text:p>good video</text:p>
          </table:table-cell>
          <table:table-cell/>
        </table:table-row>
        <table:table-row table:style-name="ro1">
          <table:table-cell office:value-type="float" office:value="458182" calcext:value-type="float">
            <text:p>458182</text:p>
          </table:table-cell>
          <table:table-cell office:value-type="float" office:value="0" calcext:value-type="float">
            <text:p>0</text:p>
          </table:table-cell>
          <table:table-cell office:value-type="float" office:value="2587725" calcext:value-type="float">
            <text:p>2587725</text:p>
          </table:table-cell>
          <table:table-cell office:value-type="float" office:value="2039520" calcext:value-type="float">
            <text:p>2039520</text:p>
          </table:table-cell>
          <table:table-cell office:value-type="string" calcext:value-type="string">
            <text:p>Rid</text:p>
          </table:table-cell>
          <table:table-cell/>
        </table:table-row>
        <table:table-row table:style-name="ro1">
          <table:table-cell office:value-type="float" office:value="464821" calcext:value-type="float">
            <text:p>464821</text:p>
          </table:table-cell>
          <table:table-cell office:value-type="float" office:value="0" calcext:value-type="float">
            <text:p>0</text:p>
          </table:table-cell>
          <table:table-cell office:value-type="float" office:value="2294291" calcext:value-type="float">
            <text:p>2294291</text:p>
          </table:table-cell>
          <table:table-cell office:value-type="float" office:value="2237961" calcext:value-type="float">
            <text:p>2237961</text:p>
          </table:table-cell>
          <table:table-cell office:value-type="string" calcext:value-type="string">
            <text:p>Hahia</text:p>
          </table:table-cell>
          <table:table-cell/>
        </table:table-row>
        <table:table-row table:style-name="ro2">
          <table:table-cell office:value-type="float" office:value="5641" calcext:value-type="float">
            <text:p>5641</text:p>
          </table:table-cell>
          <table:table-cell office:value-type="float" office:value="0" calcext:value-type="float">
            <text:p>0</text:p>
          </table:table-cell>
          <table:table-cell office:value-type="float" office:value="137973" calcext:value-type="float">
            <text:p>137973</text:p>
          </table:table-cell>
          <table:table-cell office:value-type="float" office:value="1" calcext:value-type="float">
            <text:p>1</text:p>
          </table:table-cell>
          <table:table-cell office:value-type="string" calcext:value-type="string">
            <text:p>[[@39223]] Such an interesting concept! :D</text:p>
            <text:p>Would love to know the highlights of each pizza!</text:p>
          </table:table-cell>
          <table:table-cell/>
        </table:table-row>
        <table:table-row table:style-name="ro1">
          <table:table-cell office:value-type="float" office:value="7863" calcext:value-type="float">
            <text:p>7863</text:p>
          </table:table-cell>
          <table:table-cell office:value-type="float" office:value="35670" calcext:value-type="float">
            <text:p>35670</text:p>
          </table:table-cell>
          <table:table-cell office:value-type="float" office:value="0" calcext:value-type="float">
            <text:p>0</text:p>
          </table:table-cell>
          <table:table-cell office:value-type="float" office:value="73943" calcext:value-type="float">
            <text:p>73943</text:p>
          </table:table-cell>
          <table:table-cell office:value-type="string" calcext:value-type="string">
            <text:p>Perfect address</text:p>
          </table:table-cell>
          <table:table-cell/>
        </table:table-row>
        <table:table-row table:style-name="ro1">
          <table:table-cell office:value-type="float" office:value="20556" calcext:value-type="float">
            <text:p>20556</text:p>
          </table:table-cell>
          <table:table-cell office:value-type="float" office:value="0" calcext:value-type="float">
            <text:p>0</text:p>
          </table:table-cell>
          <table:table-cell office:value-type="float" office:value="584326" calcext:value-type="float">
            <text:p>584326</text:p>
          </table:table-cell>
          <table:table-cell office:value-type="float" office:value="49363" calcext:value-type="float">
            <text:p>49363</text:p>
          </table:table-cell>
          <table:table-cell office:value-type="string" calcext:value-type="string">
            <text:p>Whoa! The images are crystal clear and so is the content!</text:p>
          </table:table-cell>
          <table:table-cell/>
        </table:table-row>
        <table:table-row table:style-name="ro1">
          <table:table-cell office:value-type="float" office:value="84420" calcext:value-type="float">
            <text:p>84420</text:p>
          </table:table-cell>
          <table:table-cell office:value-type="float" office:value="0" calcext:value-type="float">
            <text:p>0</text:p>
          </table:table-cell>
          <table:table-cell office:value-type="float" office:value="68560" calcext:value-type="float">
            <text:p>68560</text:p>
          </table:table-cell>
          <table:table-cell office:value-type="float" office:value="20138" calcext:value-type="float">
            <text:p>2013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87063" calcext:value-type="float">
            <text:p>87063</text:p>
          </table:table-cell>
          <table:table-cell office:value-type="float" office:value="0" calcext:value-type="float">
            <text:p>0</text:p>
          </table:table-cell>
          <table:table-cell office:value-type="float" office:value="642435" calcext:value-type="float">
            <text:p>642435</text:p>
          </table:table-cell>
          <table:table-cell office:value-type="float" office:value="87466" calcext:value-type="float">
            <text:p>87466</text:p>
          </table:table-cell>
          <table:table-cell office:value-type="string" calcext:value-type="string">
            <text:p>Whoa! The images are crystal clear and so is the content!</text:p>
          </table:table-cell>
          <table:table-cell/>
        </table:table-row>
        <table:table-row table:style-name="ro1">
          <table:table-cell office:value-type="float" office:value="116121" calcext:value-type="float">
            <text:p>116121</text:p>
          </table:table-cell>
          <table:table-cell office:value-type="float" office:value="0" calcext:value-type="float">
            <text:p>0</text:p>
          </table:table-cell>
          <table:table-cell office:value-type="float" office:value="814764" calcext:value-type="float">
            <text:p>814764</text:p>
          </table:table-cell>
          <table:table-cell office:value-type="float" office:value="78354" calcext:value-type="float">
            <text:p>7835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20812" calcext:value-type="float">
            <text:p>120812</text:p>
          </table:table-cell>
          <table:table-cell office:value-type="float" office:value="0" calcext:value-type="float">
            <text:p>0</text:p>
          </table:table-cell>
          <table:table-cell office:value-type="float" office:value="54936" calcext:value-type="float">
            <text:p>54936</text:p>
          </table:table-cell>
          <table:table-cell office:value-type="float" office:value="50400" calcext:value-type="float">
            <text:p>50400</text:p>
          </table:table-cell>
          <table:table-cell office:value-type="string" calcext:value-type="string">
            <text:p>can't wait to read about your next adventure</text:p>
          </table:table-cell>
          <table:table-cell/>
        </table:table-row>
        <table:table-row table:style-name="ro1">
          <table:table-cell office:value-type="float" office:value="169758" calcext:value-type="float">
            <text:p>169758</text:p>
          </table:table-cell>
          <table:table-cell office:value-type="float" office:value="0" calcext:value-type="float">
            <text:p>0</text:p>
          </table:table-cell>
          <table:table-cell office:value-type="float" office:value="945244" calcext:value-type="float">
            <text:p>945244</text:p>
          </table:table-cell>
          <table:table-cell office:value-type="float" office:value="82924" calcext:value-type="float">
            <text:p>8292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21000" calcext:value-type="float">
            <text:p>221000</text:p>
          </table:table-cell>
          <table:table-cell office:value-type="float" office:value="0" calcext:value-type="float">
            <text:p>0</text:p>
          </table:table-cell>
          <table:table-cell office:value-type="float" office:value="1139170" calcext:value-type="float">
            <text:p>1139170</text:p>
          </table:table-cell>
          <table:table-cell office:value-type="float" office:value="343452" calcext:value-type="float">
            <text:p>343452</text:p>
          </table:table-cell>
          <table:table-cell office:value-type="string" calcext:value-type="string">
            <text:p>[[@81831]] Hey thanks❤️</text:p>
          </table:table-cell>
          <table:table-cell/>
        </table:table-row>
        <table:table-row table:style-name="ro1">
          <table:table-cell office:value-type="float" office:value="256498" calcext:value-type="float">
            <text:p>256498</text:p>
          </table:table-cell>
          <table:table-cell office:value-type="float" office:value="56886" calcext:value-type="float">
            <text:p>56886</text:p>
          </table:table-cell>
          <table:table-cell office:value-type="float" office:value="0" calcext:value-type="float">
            <text:p>0</text:p>
          </table:table-cell>
          <table:table-cell office:value-type="float" office:value="404328" calcext:value-type="float">
            <text:p>404328</text:p>
          </table:table-cell>
          <table:table-cell office:value-type="string" calcext:value-type="string">
            <text:p>wats its name?</text:p>
          </table:table-cell>
          <table:table-cell/>
        </table:table-row>
        <table:table-row table:style-name="ro1">
          <table:table-cell office:value-type="float" office:value="299531" calcext:value-type="float">
            <text:p>299531</text:p>
          </table:table-cell>
          <table:table-cell office:value-type="float" office:value="0" calcext:value-type="float">
            <text:p>0</text:p>
          </table:table-cell>
          <table:table-cell office:value-type="float" office:value="1583977" calcext:value-type="float">
            <text:p>1583977</text:p>
          </table:table-cell>
          <table:table-cell office:value-type="float" office:value="487789" calcext:value-type="float">
            <text:p>487789</text:p>
          </table:table-cell>
          <table:table-cell office:value-type="string" calcext:value-type="string">
            <text:p>Awsm</text:p>
          </table:table-cell>
          <table:table-cell/>
        </table:table-row>
        <table:table-row table:style-name="ro1">
          <table:table-cell office:value-type="float" office:value="324322" calcext:value-type="float">
            <text:p>324322</text:p>
          </table:table-cell>
          <table:table-cell office:value-type="float" office:value="0" calcext:value-type="float">
            <text:p>0</text:p>
          </table:table-cell>
          <table:table-cell office:value-type="float" office:value="1731701" calcext:value-type="float">
            <text:p>1731701</text:p>
          </table:table-cell>
          <table:table-cell office:value-type="float" office:value="77848" calcext:value-type="float">
            <text:p>77848</text:p>
          </table:table-cell>
          <table:table-cell office:value-type="string" calcext:value-type="string">
            <text:p>can't wait to read about your next adventure</text:p>
          </table:table-cell>
          <table:table-cell/>
        </table:table-row>
        <table:table-row table:style-name="ro1">
          <table:table-cell office:value-type="float" office:value="336925" calcext:value-type="float">
            <text:p>336925</text:p>
          </table:table-cell>
          <table:table-cell office:value-type="float" office:value="0" calcext:value-type="float">
            <text:p>0</text:p>
          </table:table-cell>
          <table:table-cell office:value-type="float" office:value="1798319" calcext:value-type="float">
            <text:p>1798319</text:p>
          </table:table-cell>
          <table:table-cell office:value-type="float" office:value="85865" calcext:value-type="float">
            <text:p>8586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45593" calcext:value-type="float">
            <text:p>345593</text:p>
          </table:table-cell>
          <table:table-cell office:value-type="float" office:value="0" calcext:value-type="float">
            <text:p>0</text:p>
          </table:table-cell>
          <table:table-cell office:value-type="float" office:value="1851965" calcext:value-type="float">
            <text:p>1851965</text:p>
          </table:table-cell>
          <table:table-cell office:value-type="float" office:value="85529" calcext:value-type="float">
            <text:p>85529</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90234" calcext:value-type="float">
            <text:p>390234</text:p>
          </table:table-cell>
          <table:table-cell office:value-type="float" office:value="0" calcext:value-type="float">
            <text:p>0</text:p>
          </table:table-cell>
          <table:table-cell office:value-type="float" office:value="137597" calcext:value-type="float">
            <text:p>137597</text:p>
          </table:table-cell>
          <table:table-cell office:value-type="float" office:value="928596" calcext:value-type="float">
            <text:p>928596</text:p>
          </table:table-cell>
          <table:table-cell office:value-type="string" calcext:value-type="string">
            <text:p>Nice</text:p>
          </table:table-cell>
          <table:table-cell/>
        </table:table-row>
        <table:table-row table:style-name="ro1">
          <table:table-cell office:value-type="float" office:value="1747" calcext:value-type="float">
            <text:p>1747</text:p>
          </table:table-cell>
          <table:table-cell office:value-type="float" office:value="2222" calcext:value-type="float">
            <text:p>2222</text:p>
          </table:table-cell>
          <table:table-cell office:value-type="float" office:value="0" calcext:value-type="float">
            <text:p>0</text:p>
          </table:table-cell>
          <table:table-cell office:value-type="float" office:value="107" calcext:value-type="float">
            <text:p>107</text:p>
          </table:table-cell>
          <table:table-cell office:value-type="string" calcext:value-type="string">
            <text:p>It's called Pitaburg! <text:s/>You can find the contact on Zomato!</text:p>
          </table:table-cell>
          <table:table-cell/>
        </table:table-row>
        <table:table-row table:style-name="ro1">
          <table:table-cell office:value-type="float" office:value="150540" calcext:value-type="float">
            <text:p>150540</text:p>
          </table:table-cell>
          <table:table-cell office:value-type="float" office:value="0" calcext:value-type="float">
            <text:p>0</text:p>
          </table:table-cell>
          <table:table-cell office:value-type="float" office:value="891657" calcext:value-type="float">
            <text:p>891657</text:p>
          </table:table-cell>
          <table:table-cell office:value-type="float" office:value="80088" calcext:value-type="float">
            <text:p>80088</text:p>
          </table:table-cell>
          <table:table-cell office:value-type="string" calcext:value-type="string">
            <text:p>Sahi khel gaye tum toh :P</text:p>
          </table:table-cell>
          <table:table-cell/>
        </table:table-row>
        <table:table-row table:style-name="ro1">
          <table:table-cell office:value-type="float" office:value="186720" calcext:value-type="float">
            <text:p>186720</text:p>
          </table:table-cell>
          <table:table-cell office:value-type="float" office:value="0" calcext:value-type="float">
            <text:p>0</text:p>
          </table:table-cell>
          <table:table-cell office:value-type="float" office:value="976557" calcext:value-type="float">
            <text:p>976557</text:p>
          </table:table-cell>
          <table:table-cell office:value-type="float" office:value="45794" calcext:value-type="float">
            <text:p>45794</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19094" calcext:value-type="float">
            <text:p>219094</text:p>
          </table:table-cell>
          <table:table-cell office:value-type="float" office:value="0" calcext:value-type="float">
            <text:p>0</text:p>
          </table:table-cell>
          <table:table-cell office:value-type="float" office:value="1127402" calcext:value-type="float">
            <text:p>1127402</text:p>
          </table:table-cell>
          <table:table-cell office:value-type="float" office:value="87640" calcext:value-type="float">
            <text:p>8764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98719" calcext:value-type="float">
            <text:p>298719</text:p>
          </table:table-cell>
          <table:table-cell office:value-type="float" office:value="0" calcext:value-type="float">
            <text:p>0</text:p>
          </table:table-cell>
          <table:table-cell office:value-type="float" office:value="1579565" calcext:value-type="float">
            <text:p>1579565</text:p>
          </table:table-cell>
          <table:table-cell office:value-type="float" office:value="79280" calcext:value-type="float">
            <text:p>7928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05216" calcext:value-type="float">
            <text:p>305216</text:p>
          </table:table-cell>
          <table:table-cell office:value-type="float" office:value="0" calcext:value-type="float">
            <text:p>0</text:p>
          </table:table-cell>
          <table:table-cell office:value-type="float" office:value="1613652" calcext:value-type="float">
            <text:p>1613652</text:p>
          </table:table-cell>
          <table:table-cell office:value-type="float" office:value="76550" calcext:value-type="float">
            <text:p>76550</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328992" calcext:value-type="float">
            <text:p>328992</text:p>
          </table:table-cell>
          <table:table-cell office:value-type="float" office:value="0" calcext:value-type="float">
            <text:p>0</text:p>
          </table:table-cell>
          <table:table-cell office:value-type="float" office:value="1760740" calcext:value-type="float">
            <text:p>1760740</text:p>
          </table:table-cell>
          <table:table-cell office:value-type="float" office:value="86381" calcext:value-type="float">
            <text:p>86381</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418040" calcext:value-type="float">
            <text:p>418040</text:p>
          </table:table-cell>
          <table:table-cell office:value-type="float" office:value="0" calcext:value-type="float">
            <text:p>0</text:p>
          </table:table-cell>
          <table:table-cell office:value-type="float" office:value="2282599" calcext:value-type="float">
            <text:p>2282599</text:p>
          </table:table-cell>
          <table:table-cell office:value-type="float" office:value="27371" calcext:value-type="float">
            <text:p>27371</text:p>
          </table:table-cell>
          <table:table-cell office:value-type="string" calcext:value-type="string">
            <text:p>why did you even try</text:p>
          </table:table-cell>
          <table:table-cell/>
        </table:table-row>
        <table:table-row table:style-name="ro1">
          <table:table-cell office:value-type="float" office:value="434140" calcext:value-type="float">
            <text:p>434140</text:p>
          </table:table-cell>
          <table:table-cell office:value-type="float" office:value="0" calcext:value-type="float">
            <text:p>0</text:p>
          </table:table-cell>
          <table:table-cell office:value-type="float" office:value="2357886" calcext:value-type="float">
            <text:p>2357886</text:p>
          </table:table-cell>
          <table:table-cell office:value-type="float" office:value="318581" calcext:value-type="float">
            <text:p>318581</text:p>
          </table:table-cell>
          <table:table-cell office:value-type="string" calcext:value-type="string">
            <text:p>[[@7391]] must go</text:p>
          </table:table-cell>
          <table:table-cell/>
        </table:table-row>
        <table:table-row table:style-name="ro1">
          <table:table-cell office:value-type="float" office:value="438665" calcext:value-type="float">
            <text:p>438665</text:p>
          </table:table-cell>
          <table:table-cell office:value-type="float" office:value="0" calcext:value-type="float">
            <text:p>0</text:p>
          </table:table-cell>
          <table:table-cell office:value-type="float" office:value="2260899" calcext:value-type="float">
            <text:p>2260899</text:p>
          </table:table-cell>
          <table:table-cell office:value-type="float" office:value="1625010" calcext:value-type="float">
            <text:p>1625010</text:p>
          </table:table-cell>
          <table:table-cell office:value-type="string" calcext:value-type="string">
            <text:p>Nice</text:p>
          </table:table-cell>
          <table:table-cell/>
        </table:table-row>
        <table:table-row table:style-name="ro1">
          <table:table-cell office:value-type="float" office:value="73456" calcext:value-type="float">
            <text:p>73456</text:p>
          </table:table-cell>
          <table:table-cell office:value-type="float" office:value="0" calcext:value-type="float">
            <text:p>0</text:p>
          </table:table-cell>
          <table:table-cell office:value-type="float" office:value="716982" calcext:value-type="float">
            <text:p>716982</text:p>
          </table:table-cell>
          <table:table-cell office:value-type="float" office:value="80990" calcext:value-type="float">
            <text:p>80990</text:p>
          </table:table-cell>
          <table:table-cell office:value-type="string" calcext:value-type="string">
            <text:p>Hey the trail is amazing, could you give some info?</text:p>
          </table:table-cell>
          <table:table-cell/>
        </table:table-row>
        <table:table-row table:style-name="ro1">
          <table:table-cell office:value-type="float" office:value="119845" calcext:value-type="float">
            <text:p>119845</text:p>
          </table:table-cell>
          <table:table-cell office:value-type="float" office:value="0" calcext:value-type="float">
            <text:p>0</text:p>
          </table:table-cell>
          <table:table-cell office:value-type="float" office:value="96359" calcext:value-type="float">
            <text:p>96359</text:p>
          </table:table-cell>
          <table:table-cell office:value-type="float" office:value="40302" calcext:value-type="float">
            <text:p>40302</text:p>
          </table:table-cell>
          <table:table-cell office:value-type="string" calcext:value-type="string">
            <text:p>I love the way you've described your stories, when will you post next trail</text:p>
          </table:table-cell>
          <table:table-cell/>
        </table:table-row>
        <table:table-row table:style-name="ro1">
          <table:table-cell office:value-type="float" office:value="195245" calcext:value-type="float">
            <text:p>195245</text:p>
          </table:table-cell>
          <table:table-cell office:value-type="float" office:value="0" calcext:value-type="float">
            <text:p>0</text:p>
          </table:table-cell>
          <table:table-cell office:value-type="float" office:value="1013801" calcext:value-type="float">
            <text:p>1013801</text:p>
          </table:table-cell>
          <table:table-cell office:value-type="float" office:value="19998" calcext:value-type="float">
            <text:p>19998</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10608" calcext:value-type="float">
            <text:p>210608</text:p>
          </table:table-cell>
          <table:table-cell office:value-type="float" office:value="0" calcext:value-type="float">
            <text:p>0</text:p>
          </table:table-cell>
          <table:table-cell office:value-type="float" office:value="1081773" calcext:value-type="float">
            <text:p>1081773</text:p>
          </table:table-cell>
          <table:table-cell office:value-type="float" office:value="20151" calcext:value-type="float">
            <text:p>20151</text:p>
          </table:table-cell>
          <table:table-cell office:value-type="string" calcext:value-type="string">
            <text:p>badhiya!</text:p>
          </table:table-cell>
          <table:table-cell/>
        </table:table-row>
        <table:table-row table:style-name="ro1">
          <table:table-cell office:value-type="float" office:value="214034" calcext:value-type="float">
            <text:p>214034</text:p>
          </table:table-cell>
          <table:table-cell office:value-type="float" office:value="0" calcext:value-type="float">
            <text:p>0</text:p>
          </table:table-cell>
          <table:table-cell office:value-type="float" office:value="1101172" calcext:value-type="float">
            <text:p>1101172</text:p>
          </table:table-cell>
          <table:table-cell office:value-type="float" office:value="331660" calcext:value-type="float">
            <text:p>331660</text:p>
          </table:table-cell>
          <table:table-cell office:value-type="string" calcext:value-type="string">
            <text:p>[[@170831]] thanks a lot ?</text:p>
          </table:table-cell>
          <table:table-cell/>
        </table:table-row>
        <table:table-row table:style-name="ro1">
          <table:table-cell office:value-type="float" office:value="359416" calcext:value-type="float">
            <text:p>359416</text:p>
          </table:table-cell>
          <table:table-cell office:value-type="float" office:value="0" calcext:value-type="float">
            <text:p>0</text:p>
          </table:table-cell>
          <table:table-cell office:value-type="float" office:value="2000192" calcext:value-type="float">
            <text:p>2000192</text:p>
          </table:table-cell>
          <table:table-cell office:value-type="float" office:value="40432" calcext:value-type="float">
            <text:p>4043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80291" calcext:value-type="float">
            <text:p>380291</text:p>
          </table:table-cell>
          <table:table-cell office:value-type="float" office:value="0" calcext:value-type="float">
            <text:p>0</text:p>
          </table:table-cell>
          <table:table-cell office:value-type="float" office:value="2185206" calcext:value-type="float">
            <text:p>2185206</text:p>
          </table:table-cell>
          <table:table-cell office:value-type="float" office:value="771180" calcext:value-type="float">
            <text:p>771180</text:p>
          </table:table-cell>
          <table:table-cell office:value-type="string" calcext:value-type="string">
            <text:p>Hii</text:p>
          </table:table-cell>
          <table:table-cell/>
        </table:table-row>
        <table:table-row table:style-name="ro1">
          <table:table-cell office:value-type="float" office:value="426970" calcext:value-type="float">
            <text:p>426970</text:p>
          </table:table-cell>
          <table:table-cell office:value-type="float" office:value="0" calcext:value-type="float">
            <text:p>0</text:p>
          </table:table-cell>
          <table:table-cell office:value-type="float" office:value="2340310" calcext:value-type="float">
            <text:p>2340310</text:p>
          </table:table-cell>
          <table:table-cell office:value-type="float" office:value="20872" calcext:value-type="float">
            <text:p>20872</text:p>
          </table:table-cell>
          <table:table-cell office:value-type="string" calcext:value-type="string">
            <text:p>Ky baat hai</text:p>
          </table:table-cell>
          <table:table-cell/>
        </table:table-row>
        <table:table-row table:style-name="ro1">
          <table:table-cell office:value-type="float" office:value="445119" calcext:value-type="float">
            <text:p>445119</text:p>
          </table:table-cell>
          <table:table-cell office:value-type="float" office:value="0" calcext:value-type="float">
            <text:p>0</text:p>
          </table:table-cell>
          <table:table-cell office:value-type="float" office:value="2366043" calcext:value-type="float">
            <text:p>2366043</text:p>
          </table:table-cell>
          <table:table-cell office:value-type="float" office:value="1639309" calcext:value-type="float">
            <text:p>1639309</text:p>
          </table:table-cell>
          <table:table-cell office:value-type="string" calcext:value-type="string">
            <text:p>Hi dear</text:p>
          </table:table-cell>
          <table:table-cell/>
        </table:table-row>
        <table:table-row table:style-name="ro1">
          <table:table-cell office:value-type="float" office:value="461812" calcext:value-type="float">
            <text:p>461812</text:p>
          </table:table-cell>
          <table:table-cell office:value-type="float" office:value="0" calcext:value-type="float">
            <text:p>0</text:p>
          </table:table-cell>
          <table:table-cell office:value-type="float" office:value="2632890" calcext:value-type="float">
            <text:p>2632890</text:p>
          </table:table-cell>
          <table:table-cell office:value-type="float" office:value="2215712" calcext:value-type="float">
            <text:p>2215712</text:p>
          </table:table-cell>
          <table:table-cell office:value-type="string" calcext:value-type="string">
            <text:p>Watch full video on : https://youtu.be/vzYnMq-vkmI</text:p>
          </table:table-cell>
          <table:table-cell/>
        </table:table-row>
        <table:table-row table:style-name="ro1">
          <table:table-cell office:value-type="float" office:value="10415" calcext:value-type="float">
            <text:p>10415</text:p>
          </table:table-cell>
          <table:table-cell office:value-type="float" office:value="0" calcext:value-type="float">
            <text:p>0</text:p>
          </table:table-cell>
          <table:table-cell office:value-type="float" office:value="275554" calcext:value-type="float">
            <text:p>275554</text:p>
          </table:table-cell>
          <table:table-cell office:value-type="float" office:value="93226" calcext:value-type="float">
            <text:p>93226</text:p>
          </table:table-cell>
          <table:table-cell office:value-type="string" calcext:value-type="string">
            <text:p>[[@14805]] Thanks :D</text:p>
          </table:table-cell>
          <table:table-cell/>
        </table:table-row>
        <table:table-row table:style-name="ro1">
          <table:table-cell office:value-type="float" office:value="73778" calcext:value-type="float">
            <text:p>73778</text:p>
          </table:table-cell>
          <table:table-cell office:value-type="float" office:value="0" calcext:value-type="float">
            <text:p>0</text:p>
          </table:table-cell>
          <table:table-cell office:value-type="float" office:value="719416" calcext:value-type="float">
            <text:p>719416</text:p>
          </table:table-cell>
          <table:table-cell office:value-type="float" office:value="41038" calcext:value-type="float">
            <text:p>41038</text:p>
          </table:table-cell>
          <table:table-cell office:value-type="string" calcext:value-type="string">
            <text:p>Hey the trail is amazing, could you give some info?</text:p>
          </table:table-cell>
          <table:table-cell/>
        </table:table-row>
        <table:table-row table:style-name="ro1">
          <table:table-cell office:value-type="float" office:value="397733" calcext:value-type="float">
            <text:p>397733</text:p>
          </table:table-cell>
          <table:table-cell office:value-type="float" office:value="0" calcext:value-type="float">
            <text:p>0</text:p>
          </table:table-cell>
          <table:table-cell office:value-type="float" office:value="2252468" calcext:value-type="float">
            <text:p>2252468</text:p>
          </table:table-cell>
          <table:table-cell office:value-type="float" office:value="2549" calcext:value-type="float">
            <text:p>2549</text:p>
          </table:table-cell>
          <table:table-cell office:value-type="string" calcext:value-type="string">
            <text:p>love this</text:p>
          </table:table-cell>
          <table:table-cell/>
        </table:table-row>
        <table:table-row table:style-name="ro1">
          <table:table-cell office:value-type="float" office:value="416728" calcext:value-type="float">
            <text:p>416728</text:p>
          </table:table-cell>
          <table:table-cell office:value-type="float" office:value="0" calcext:value-type="float">
            <text:p>0</text:p>
          </table:table-cell>
          <table:table-cell office:value-type="float" office:value="2341936" calcext:value-type="float">
            <text:p>2341936</text:p>
          </table:table-cell>
          <table:table-cell office:value-type="float" office:value="12084" calcext:value-type="float">
            <text:p>12084</text:p>
          </table:table-cell>
          <table:table-cell office:value-type="string" calcext:value-type="string">
            <text:p>stilll eating cookies</text:p>
          </table:table-cell>
          <table:table-cell/>
        </table:table-row>
        <table:table-row table:style-name="ro1">
          <table:table-cell office:value-type="float" office:value="102727" calcext:value-type="float">
            <text:p>102727</text:p>
          </table:table-cell>
          <table:table-cell office:value-type="float" office:value="0" calcext:value-type="float">
            <text:p>0</text:p>
          </table:table-cell>
          <table:table-cell office:value-type="float" office:value="783093" calcext:value-type="float">
            <text:p>783093</text:p>
          </table:table-cell>
          <table:table-cell office:value-type="float" office:value="39646" calcext:value-type="float">
            <text:p>39646</text:p>
          </table:table-cell>
          <table:table-cell office:value-type="string" calcext:value-type="string">
            <text:p>Absolutely amazing ?</text:p>
          </table:table-cell>
          <table:table-cell/>
        </table:table-row>
        <table:table-row table:style-name="ro1">
          <table:table-cell office:value-type="float" office:value="143840" calcext:value-type="float">
            <text:p>143840</text:p>
          </table:table-cell>
          <table:table-cell office:value-type="float" office:value="0" calcext:value-type="float">
            <text:p>0</text:p>
          </table:table-cell>
          <table:table-cell office:value-type="float" office:value="877017" calcext:value-type="float">
            <text:p>877017</text:p>
          </table:table-cell>
          <table:table-cell office:value-type="float" office:value="135982" calcext:value-type="float">
            <text:p>135982</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58137" calcext:value-type="float">
            <text:p>158137</text:p>
          </table:table-cell>
          <table:table-cell office:value-type="float" office:value="0" calcext:value-type="float">
            <text:p>0</text:p>
          </table:table-cell>
          <table:table-cell office:value-type="float" office:value="911945" calcext:value-type="float">
            <text:p>911945</text:p>
          </table:table-cell>
          <table:table-cell office:value-type="float" office:value="40948" calcext:value-type="float">
            <text:p>40948</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06551" calcext:value-type="float">
            <text:p>306551</text:p>
          </table:table-cell>
          <table:table-cell office:value-type="float" office:value="0" calcext:value-type="float">
            <text:p>0</text:p>
          </table:table-cell>
          <table:table-cell office:value-type="float" office:value="760637" calcext:value-type="float">
            <text:p>760637</text:p>
          </table:table-cell>
          <table:table-cell office:value-type="float" office:value="499729" calcext:value-type="float">
            <text:p>499729</text:p>
          </table:table-cell>
          <table:table-cell office:value-type="string" calcext:value-type="string">
            <text:p>Kya baat hai Chettri</text:p>
          </table:table-cell>
          <table:table-cell/>
        </table:table-row>
        <table:table-row table:style-name="ro1">
          <table:table-cell office:value-type="float" office:value="408113" calcext:value-type="float">
            <text:p>408113</text:p>
          </table:table-cell>
          <table:table-cell office:value-type="float" office:value="0" calcext:value-type="float">
            <text:p>0</text:p>
          </table:table-cell>
          <table:table-cell office:value-type="float" office:value="2317208" calcext:value-type="float">
            <text:p>2317208</text:p>
          </table:table-cell>
          <table:table-cell office:value-type="float" office:value="1167528" calcext:value-type="float">
            <text:p>1167528</text:p>
          </table:table-cell>
          <table:table-cell office:value-type="string" calcext:value-type="string">
            <text:p>Hai</text:p>
          </table:table-cell>
          <table:table-cell/>
        </table:table-row>
        <table:table-row table:style-name="ro1">
          <table:table-cell office:value-type="float" office:value="37277" calcext:value-type="float">
            <text:p>37277</text:p>
          </table:table-cell>
          <table:table-cell office:value-type="float" office:value="0" calcext:value-type="float">
            <text:p>0</text:p>
          </table:table-cell>
          <table:table-cell office:value-type="float" office:value="149115" calcext:value-type="float">
            <text:p>149115</text:p>
          </table:table-cell>
          <table:table-cell office:value-type="float" office:value="19574" calcext:value-type="float">
            <text:p>19574</text:p>
          </table:table-cell>
          <table:table-cell office:value-type="string" calcext:value-type="string">
            <text:p>I am so trying this out soon, do you have any suggestions or tips?</text:p>
          </table:table-cell>
          <table:table-cell/>
        </table:table-row>
        <table:table-row table:style-name="ro2">
          <table:table-cell office:value-type="float" office:value="83846" calcext:value-type="float">
            <text:p>83846</text:p>
          </table:table-cell>
          <table:table-cell office:value-type="float" office:value="0" calcext:value-type="float">
            <text:p>0</text:p>
          </table:table-cell>
          <table:table-cell office:value-type="float" office:value="733574" calcext:value-type="float">
            <text:p>733574</text:p>
          </table:table-cell>
          <table:table-cell office:value-type="float" office:value="217660" calcext:value-type="float">
            <text:p>217660</text:p>
          </table:table-cell>
          <table:table-cell office:value-type="string" calcext:value-type="string">
            <text:p>Thanks guys for your valuable comments now in coming Friday m going Delhi to Jalandhar on my Scooty </text:p>
            <text:p>Very soon will be shear my photos with you Please wait......</text:p>
          </table:table-cell>
          <table:table-cell/>
        </table:table-row>
        <table:table-row table:style-name="ro1">
          <table:table-cell office:value-type="float" office:value="93429" calcext:value-type="float">
            <text:p>93429</text:p>
          </table:table-cell>
          <table:table-cell office:value-type="float" office:value="0" calcext:value-type="float">
            <text:p>0</text:p>
          </table:table-cell>
          <table:table-cell office:value-type="float" office:value="760264" calcext:value-type="float">
            <text:p>760264</text:p>
          </table:table-cell>
          <table:table-cell office:value-type="float" office:value="225942" calcext:value-type="float">
            <text:p>225942</text:p>
          </table:table-cell>
          <table:table-cell office:value-type="string" calcext:value-type="string">
            <text:p>kanthallur is high altitude mountain village in kerala. known for the climate friendly for agriculture. sandalwood plantations, apple farms, vegitable farms are main attractions. homestays <text:s/>at hilltops.</text:p>
          </table:table-cell>
          <table:table-cell/>
        </table:table-row>
        <table:table-row table:style-name="ro1">
          <table:table-cell office:value-type="float" office:value="156600" calcext:value-type="float">
            <text:p>156600</text:p>
          </table:table-cell>
          <table:table-cell office:value-type="float" office:value="0" calcext:value-type="float">
            <text:p>0</text:p>
          </table:table-cell>
          <table:table-cell office:value-type="float" office:value="906011" calcext:value-type="float">
            <text:p>906011</text:p>
          </table:table-cell>
          <table:table-cell office:value-type="float" office:value="271802" calcext:value-type="float">
            <text:p>271802</text:p>
          </table:table-cell>
          <table:table-cell office:value-type="string" calcext:value-type="string">
            <text:p>This is the best time to visit this place, you can go to zero point, yumthang valley, gurudongmar lake, nathula pass, silk route...</text:p>
          </table:table-cell>
          <table:table-cell/>
        </table:table-row>
        <table:table-row table:style-name="ro1">
          <table:table-cell office:value-type="float" office:value="168212" calcext:value-type="float">
            <text:p>168212</text:p>
          </table:table-cell>
          <table:table-cell office:value-type="float" office:value="0" calcext:value-type="float">
            <text:p>0</text:p>
          </table:table-cell>
          <table:table-cell office:value-type="float" office:value="939091" calcext:value-type="float">
            <text:p>939091</text:p>
          </table:table-cell>
          <table:table-cell office:value-type="float" office:value="82444" calcext:value-type="float">
            <text:p>82444</text:p>
          </table:table-cell>
          <table:table-cell office:value-type="string" calcext:value-type="string">
            <text:p>This is the place I wanted to go! ?</text:p>
          </table:table-cell>
          <table:table-cell/>
        </table:table-row>
        <table:table-row table:style-name="ro1">
          <table:table-cell office:value-type="float" office:value="177443" calcext:value-type="float">
            <text:p>177443</text:p>
          </table:table-cell>
          <table:table-cell office:value-type="float" office:value="0" calcext:value-type="float">
            <text:p>0</text:p>
          </table:table-cell>
          <table:table-cell office:value-type="float" office:value="969196" calcext:value-type="float">
            <text:p>969196</text:p>
          </table:table-cell>
          <table:table-cell office:value-type="float" office:value="80552" calcext:value-type="float">
            <text:p>80552</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77997" calcext:value-type="float">
            <text:p>177997</text:p>
          </table:table-cell>
          <table:table-cell office:value-type="float" office:value="554299" calcext:value-type="float">
            <text:p>554299</text:p>
          </table:table-cell>
          <table:table-cell office:value-type="float" office:value="0" calcext:value-type="float">
            <text:p>0</text:p>
          </table:table-cell>
          <table:table-cell office:value-type="float" office:value="292513" calcext:value-type="float">
            <text:p>292513</text:p>
          </table:table-cell>
          <table:table-cell office:value-type="string" calcext:value-type="string">
            <text:p>Super nice</text:p>
          </table:table-cell>
          <table:table-cell/>
        </table:table-row>
        <table:table-row table:style-name="ro1">
          <table:table-cell office:value-type="float" office:value="182687" calcext:value-type="float">
            <text:p>182687</text:p>
          </table:table-cell>
          <table:table-cell office:value-type="float" office:value="0" calcext:value-type="float">
            <text:p>0</text:p>
          </table:table-cell>
          <table:table-cell office:value-type="float" office:value="54971" calcext:value-type="float">
            <text:p>54971</text:p>
          </table:table-cell>
          <table:table-cell office:value-type="float" office:value="85549" calcext:value-type="float">
            <text:p>85549</text:p>
          </table:table-cell>
          <table:table-cell office:value-type="string" calcext:value-type="string">
            <text:p>Mast ekdum</text:p>
          </table:table-cell>
          <table:table-cell/>
        </table:table-row>
        <table:table-row table:style-name="ro1">
          <table:table-cell office:value-type="float" office:value="282983" calcext:value-type="float">
            <text:p>282983</text:p>
          </table:table-cell>
          <table:table-cell office:value-type="float" office:value="0" calcext:value-type="float">
            <text:p>0</text:p>
          </table:table-cell>
          <table:table-cell office:value-type="float" office:value="1488326" calcext:value-type="float">
            <text:p>1488326</text:p>
          </table:table-cell>
          <table:table-cell office:value-type="float" office:value="82132" calcext:value-type="float">
            <text:p>8213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90051" calcext:value-type="float">
            <text:p>290051</text:p>
          </table:table-cell>
          <table:table-cell office:value-type="float" office:value="0" calcext:value-type="float">
            <text:p>0</text:p>
          </table:table-cell>
          <table:table-cell office:value-type="float" office:value="1531300" calcext:value-type="float">
            <text:p>1531300</text:p>
          </table:table-cell>
          <table:table-cell office:value-type="float" office:value="471172" calcext:value-type="float">
            <text:p>471172</text:p>
          </table:table-cell>
          <table:table-cell office:value-type="string" calcext:value-type="string">
            <text:p>Yeah. You should.</text:p>
          </table:table-cell>
          <table:table-cell/>
        </table:table-row>
        <table:table-row table:style-name="ro1">
          <table:table-cell office:value-type="float" office:value="463135" calcext:value-type="float">
            <text:p>463135</text:p>
          </table:table-cell>
          <table:table-cell office:value-type="float" office:value="0" calcext:value-type="float">
            <text:p>0</text:p>
          </table:table-cell>
          <table:table-cell office:value-type="float" office:value="2294291" calcext:value-type="float">
            <text:p>2294291</text:p>
          </table:table-cell>
          <table:table-cell office:value-type="float" office:value="2230234" calcext:value-type="float">
            <text:p>2230234</text:p>
          </table:table-cell>
          <table:table-cell office:value-type="string" calcext:value-type="string">
            <text:p>Okk</text:p>
          </table:table-cell>
          <table:table-cell/>
        </table:table-row>
        <table:table-row table:style-name="ro1">
          <table:table-cell office:value-type="float" office:value="38115" calcext:value-type="float">
            <text:p>38115</text:p>
          </table:table-cell>
          <table:table-cell office:value-type="float" office:value="0" calcext:value-type="float">
            <text:p>0</text:p>
          </table:table-cell>
          <table:table-cell office:value-type="float" office:value="596106" calcext:value-type="float">
            <text:p>596106</text:p>
          </table:table-cell>
          <table:table-cell office:value-type="float" office:value="49007" calcext:value-type="float">
            <text:p>49007</text:p>
          </table:table-cell>
          <table:table-cell office:value-type="string" calcext:value-type="string">
            <text:p>Wow! that's such a cool title! but the images were so blurry!</text:p>
          </table:table-cell>
          <table:table-cell/>
        </table:table-row>
        <table:table-row table:style-name="ro1">
          <table:table-cell office:value-type="float" office:value="73194" calcext:value-type="float">
            <text:p>73194</text:p>
          </table:table-cell>
          <table:table-cell office:value-type="float" office:value="0" calcext:value-type="float">
            <text:p>0</text:p>
          </table:table-cell>
          <table:table-cell office:value-type="float" office:value="715325" calcext:value-type="float">
            <text:p>715325</text:p>
          </table:table-cell>
          <table:table-cell office:value-type="float" office:value="40683" calcext:value-type="float">
            <text:p>40683</text:p>
          </table:table-cell>
          <table:table-cell office:value-type="string" calcext:value-type="string">
            <text:p>This is the place I wanted to go! ?</text:p>
          </table:table-cell>
          <table:table-cell/>
        </table:table-row>
        <table:table-row table:style-name="ro1">
          <table:table-cell office:value-type="float" office:value="200007" calcext:value-type="float">
            <text:p>200007</text:p>
          </table:table-cell>
          <table:table-cell office:value-type="float" office:value="0" calcext:value-type="float">
            <text:p>0</text:p>
          </table:table-cell>
          <table:table-cell office:value-type="float" office:value="1036168" calcext:value-type="float">
            <text:p>1036168</text:p>
          </table:table-cell>
          <table:table-cell office:value-type="float" office:value="77129" calcext:value-type="float">
            <text:p>77129</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323482" calcext:value-type="float">
            <text:p>323482</text:p>
          </table:table-cell>
          <table:table-cell office:value-type="float" office:value="1306871" calcext:value-type="float">
            <text:p>1306871</text:p>
          </table:table-cell>
          <table:table-cell office:value-type="float" office:value="0" calcext:value-type="float">
            <text:p>0</text:p>
          </table:table-cell>
          <table:table-cell office:value-type="float" office:value="174554" calcext:value-type="float">
            <text:p>174554</text:p>
          </table:table-cell>
          <table:table-cell office:value-type="string" calcext:value-type="string">
            <text:p>[[@1]]</text:p>
          </table:table-cell>
          <table:table-cell/>
        </table:table-row>
        <table:table-row table:style-name="ro1">
          <table:table-cell office:value-type="float" office:value="369166" calcext:value-type="float">
            <text:p>369166</text:p>
          </table:table-cell>
          <table:table-cell office:value-type="float" office:value="0" calcext:value-type="float">
            <text:p>0</text:p>
          </table:table-cell>
          <table:table-cell office:value-type="float" office:value="2174459" calcext:value-type="float">
            <text:p>2174459</text:p>
          </table:table-cell>
          <table:table-cell office:value-type="float" office:value="76552" calcext:value-type="float">
            <text:p>76552</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369853" calcext:value-type="float">
            <text:p>369853</text:p>
          </table:table-cell>
          <table:table-cell office:value-type="float" office:value="0" calcext:value-type="float">
            <text:p>0</text:p>
          </table:table-cell>
          <table:table-cell office:value-type="float" office:value="986682" calcext:value-type="float">
            <text:p>986682</text:p>
          </table:table-cell>
          <table:table-cell office:value-type="float" office:value="39751" calcext:value-type="float">
            <text:p>39751</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382217" calcext:value-type="float">
            <text:p>382217</text:p>
          </table:table-cell>
          <table:table-cell office:value-type="float" office:value="0" calcext:value-type="float">
            <text:p>0</text:p>
          </table:table-cell>
          <table:table-cell office:value-type="float" office:value="2210238" calcext:value-type="float">
            <text:p>2210238</text:p>
          </table:table-cell>
          <table:table-cell office:value-type="float" office:value="700473" calcext:value-type="float">
            <text:p>700473</text:p>
          </table:table-cell>
          <table:table-cell office:value-type="string" calcext:value-type="string">
            <text:p>Hi..</text:p>
          </table:table-cell>
          <table:table-cell/>
        </table:table-row>
        <table:table-row table:style-name="ro1">
          <table:table-cell office:value-type="float" office:value="428908" calcext:value-type="float">
            <text:p>428908</text:p>
          </table:table-cell>
          <table:table-cell office:value-type="float" office:value="0" calcext:value-type="float">
            <text:p>0</text:p>
          </table:table-cell>
          <table:table-cell office:value-type="float" office:value="1344750" calcext:value-type="float">
            <text:p>1344750</text:p>
          </table:table-cell>
          <table:table-cell office:value-type="float" office:value="31273" calcext:value-type="float">
            <text:p>31273</text:p>
          </table:table-cell>
          <table:table-cell office:value-type="string" calcext:value-type="string">
            <text:p>lets go</text:p>
          </table:table-cell>
          <table:table-cell/>
        </table:table-row>
        <table:table-row table:style-name="ro1">
          <table:table-cell office:value-type="float" office:value="11024" calcext:value-type="float">
            <text:p>11024</text:p>
          </table:table-cell>
          <table:table-cell office:value-type="float" office:value="0" calcext:value-type="float">
            <text:p>0</text:p>
          </table:table-cell>
          <table:table-cell office:value-type="float" office:value="400130" calcext:value-type="float">
            <text:p>400130</text:p>
          </table:table-cell>
          <table:table-cell office:value-type="float" office:value="1771" calcext:value-type="float">
            <text:p>1771</text:p>
          </table:table-cell>
          <table:table-cell office:value-type="string" calcext:value-type="string">
            <text:p>goood trail!!!1</text:p>
          </table:table-cell>
          <table:table-cell/>
        </table:table-row>
        <table:table-row table:style-name="ro1">
          <table:table-cell office:value-type="float" office:value="27241" calcext:value-type="float">
            <text:p>27241</text:p>
          </table:table-cell>
          <table:table-cell office:value-type="float" office:value="0" calcext:value-type="float">
            <text:p>0</text:p>
          </table:table-cell>
          <table:table-cell office:value-type="float" office:value="603732" calcext:value-type="float">
            <text:p>603732</text:p>
          </table:table-cell>
          <table:table-cell office:value-type="float" office:value="84686" calcext:value-type="float">
            <text:p>8468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9557" calcext:value-type="float">
            <text:p>29557</text:p>
          </table:table-cell>
          <table:table-cell office:value-type="float" office:value="0" calcext:value-type="float">
            <text:p>0</text:p>
          </table:table-cell>
          <table:table-cell office:value-type="float" office:value="44485" calcext:value-type="float">
            <text:p>44485</text:p>
          </table:table-cell>
          <table:table-cell office:value-type="float" office:value="166353" calcext:value-type="float">
            <text:p>166353</text:p>
          </table:table-cell>
          <table:table-cell office:value-type="string" calcext:value-type="string">
            <text:p>Very good trail and amazing pictures..!!</text:p>
          </table:table-cell>
          <table:table-cell/>
        </table:table-row>
        <table:table-row table:style-name="ro1">
          <table:table-cell office:value-type="float" office:value="54561" calcext:value-type="float">
            <text:p>54561</text:p>
          </table:table-cell>
          <table:table-cell office:value-type="float" office:value="0" calcext:value-type="float">
            <text:p>0</text:p>
          </table:table-cell>
          <table:table-cell office:value-type="float" office:value="667260" calcext:value-type="float">
            <text:p>667260</text:p>
          </table:table-cell>
          <table:table-cell office:value-type="float" office:value="40720" calcext:value-type="float">
            <text:p>40720</text:p>
          </table:table-cell>
          <table:table-cell office:value-type="string" calcext:value-type="string">
            <text:p>Hoping for another awesome adventure soon!</text:p>
          </table:table-cell>
          <table:table-cell/>
        </table:table-row>
        <table:table-row table:style-name="ro1">
          <table:table-cell office:value-type="float" office:value="157829" calcext:value-type="float">
            <text:p>157829</text:p>
          </table:table-cell>
          <table:table-cell office:value-type="float" office:value="0" calcext:value-type="float">
            <text:p>0</text:p>
          </table:table-cell>
          <table:table-cell office:value-type="float" office:value="872085" calcext:value-type="float">
            <text:p>872085</text:p>
          </table:table-cell>
          <table:table-cell office:value-type="float" office:value="260976" calcext:value-type="float">
            <text:p>260976</text:p>
          </table:table-cell>
          <table:table-cell office:value-type="string" calcext:value-type="string">
            <text:p>[[@84494]] have got other pics as well will upload really very soon</text:p>
          </table:table-cell>
          <table:table-cell/>
        </table:table-row>
        <table:table-row table:style-name="ro1">
          <table:table-cell office:value-type="float" office:value="208666" calcext:value-type="float">
            <text:p>208666</text:p>
          </table:table-cell>
          <table:table-cell office:value-type="float" office:value="0" calcext:value-type="float">
            <text:p>0</text:p>
          </table:table-cell>
          <table:table-cell office:value-type="float" office:value="1072794" calcext:value-type="float">
            <text:p>1072794</text:p>
          </table:table-cell>
          <table:table-cell office:value-type="float" office:value="322550" calcext:value-type="float">
            <text:p>322550</text:p>
          </table:table-cell>
          <table:table-cell office:value-type="string" calcext:value-type="string">
            <text:p>[[@84125]] Sure thing, will do.</text:p>
          </table:table-cell>
          <table:table-cell/>
        </table:table-row>
        <table:table-row table:style-name="ro1">
          <table:table-cell office:value-type="float" office:value="236408" calcext:value-type="float">
            <text:p>236408</text:p>
          </table:table-cell>
          <table:table-cell office:value-type="float" office:value="0" calcext:value-type="float">
            <text:p>0</text:p>
          </table:table-cell>
          <table:table-cell office:value-type="float" office:value="1190165" calcext:value-type="float">
            <text:p>1190165</text:p>
          </table:table-cell>
          <table:table-cell office:value-type="float" office:value="76974" calcext:value-type="float">
            <text:p>7697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249671" calcext:value-type="float">
            <text:p>249671</text:p>
          </table:table-cell>
          <table:table-cell office:value-type="float" office:value="0" calcext:value-type="float">
            <text:p>0</text:p>
          </table:table-cell>
          <table:table-cell office:value-type="float" office:value="1231086" calcext:value-type="float">
            <text:p>1231086</text:p>
          </table:table-cell>
          <table:table-cell office:value-type="float" office:value="378521" calcext:value-type="float">
            <text:p>378521</text:p>
          </table:table-cell>
          <table:table-cell office:value-type="string" calcext:value-type="string">
            <text:p>Let's go n explore it</text:p>
          </table:table-cell>
          <table:table-cell/>
        </table:table-row>
        <table:table-row table:style-name="ro1">
          <table:table-cell office:value-type="float" office:value="357516" calcext:value-type="float">
            <text:p>357516</text:p>
          </table:table-cell>
          <table:table-cell office:value-type="float" office:value="0" calcext:value-type="float">
            <text:p>0</text:p>
          </table:table-cell>
          <table:table-cell office:value-type="float" office:value="1000121" calcext:value-type="float">
            <text:p>1000121</text:p>
          </table:table-cell>
          <table:table-cell office:value-type="float" office:value="87389" calcext:value-type="float">
            <text:p>87389</text:p>
          </table:table-cell>
          <table:table-cell office:value-type="string" calcext:value-type="string">
            <text:p>Hey the trail is amazing, could you give some info?</text:p>
          </table:table-cell>
          <table:table-cell/>
        </table:table-row>
        <table:table-row table:style-name="ro1">
          <table:table-cell office:value-type="float" office:value="462959" calcext:value-type="float">
            <text:p>462959</text:p>
          </table:table-cell>
          <table:table-cell office:value-type="float" office:value="0" calcext:value-type="float">
            <text:p>0</text:p>
          </table:table-cell>
          <table:table-cell office:value-type="float" office:value="2269168" calcext:value-type="float">
            <text:p>2269168</text:p>
          </table:table-cell>
          <table:table-cell office:value-type="float" office:value="2229337" calcext:value-type="float">
            <text:p>2229337</text:p>
          </table:table-cell>
          <table:table-cell office:value-type="string" calcext:value-type="string">
            <text:p>Super</text:p>
          </table:table-cell>
          <table:table-cell/>
        </table:table-row>
        <table:table-row table:style-name="ro1">
          <table:table-cell office:value-type="float" office:value="35188" calcext:value-type="float">
            <text:p>35188</text:p>
          </table:table-cell>
          <table:table-cell office:value-type="float" office:value="0" calcext:value-type="float">
            <text:p>0</text:p>
          </table:table-cell>
          <table:table-cell office:value-type="float" office:value="624119" calcext:value-type="float">
            <text:p>624119</text:p>
          </table:table-cell>
          <table:table-cell office:value-type="float" office:value="81332" calcext:value-type="float">
            <text:p>81332</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79162" calcext:value-type="float">
            <text:p>79162</text:p>
          </table:table-cell>
          <table:table-cell office:value-type="float" office:value="0" calcext:value-type="float">
            <text:p>0</text:p>
          </table:table-cell>
          <table:table-cell office:value-type="float" office:value="732498" calcext:value-type="float">
            <text:p>732498</text:p>
          </table:table-cell>
          <table:table-cell office:value-type="float" office:value="80598" calcext:value-type="float">
            <text:p>80598</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91541" calcext:value-type="float">
            <text:p>91541</text:p>
          </table:table-cell>
          <table:table-cell office:value-type="float" office:value="0" calcext:value-type="float">
            <text:p>0</text:p>
          </table:table-cell>
          <table:table-cell office:value-type="float" office:value="753873" calcext:value-type="float">
            <text:p>753873</text:p>
          </table:table-cell>
          <table:table-cell office:value-type="float" office:value="78767" calcext:value-type="float">
            <text:p>78767</text:p>
          </table:table-cell>
          <table:table-cell office:value-type="string" calcext:value-type="string">
            <text:p>Nice one, Waiting for the next post in series <text:s/>?❤️</text:p>
          </table:table-cell>
          <table:table-cell/>
        </table:table-row>
        <table:table-row table:style-name="ro1">
          <table:table-cell office:value-type="float" office:value="164656" calcext:value-type="float">
            <text:p>164656</text:p>
          </table:table-cell>
          <table:table-cell office:value-type="float" office:value="0" calcext:value-type="float">
            <text:p>0</text:p>
          </table:table-cell>
          <table:table-cell office:value-type="float" office:value="924778" calcext:value-type="float">
            <text:p>924778</text:p>
          </table:table-cell>
          <table:table-cell office:value-type="float" office:value="277970" calcext:value-type="float">
            <text:p>277970</text:p>
          </table:table-cell>
          <table:table-cell office:value-type="string" calcext:value-type="string">
            <text:p>@asqa.za this place is near Kullu, Bhrigu lake.</text:p>
          </table:table-cell>
          <table:table-cell/>
        </table:table-row>
        <table:table-row table:style-name="ro1">
          <table:table-cell office:value-type="float" office:value="215430" calcext:value-type="float">
            <text:p>215430</text:p>
          </table:table-cell>
          <table:table-cell office:value-type="float" office:value="0" calcext:value-type="float">
            <text:p>0</text:p>
          </table:table-cell>
          <table:table-cell office:value-type="float" office:value="1103311" calcext:value-type="float">
            <text:p>1103311</text:p>
          </table:table-cell>
          <table:table-cell office:value-type="float" office:value="43313" calcext:value-type="float">
            <text:p>43313</text:p>
          </table:table-cell>
          <table:table-cell office:value-type="string" calcext:value-type="string">
            <text:p>The title was superb! The content was a little dreary!</text:p>
          </table:table-cell>
          <table:table-cell/>
        </table:table-row>
        <table:table-row table:style-name="ro1">
          <table:table-cell office:value-type="float" office:value="323015" calcext:value-type="float">
            <text:p>323015</text:p>
          </table:table-cell>
          <table:table-cell office:value-type="float" office:value="0" calcext:value-type="float">
            <text:p>0</text:p>
          </table:table-cell>
          <table:table-cell office:value-type="float" office:value="1720948" calcext:value-type="float">
            <text:p>1720948</text:p>
          </table:table-cell>
          <table:table-cell office:value-type="float" office:value="511392" calcext:value-type="float">
            <text:p>511392</text:p>
          </table:table-cell>
          <table:table-cell office:value-type="string" calcext:value-type="string">
            <text:p>[[@469336]] <text:s/>Thank you guys ♥</text:p>
          </table:table-cell>
          <table:table-cell/>
        </table:table-row>
        <table:table-row table:style-name="ro1">
          <table:table-cell office:value-type="float" office:value="326553" calcext:value-type="float">
            <text:p>326553</text:p>
          </table:table-cell>
          <table:table-cell office:value-type="float" office:value="0" calcext:value-type="float">
            <text:p>0</text:p>
          </table:table-cell>
          <table:table-cell office:value-type="float" office:value="596956" calcext:value-type="float">
            <text:p>596956</text:p>
          </table:table-cell>
          <table:table-cell office:value-type="float" office:value="84082" calcext:value-type="float">
            <text:p>8408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436140" calcext:value-type="float">
            <text:p>436140</text:p>
          </table:table-cell>
          <table:table-cell office:value-type="float" office:value="0" calcext:value-type="float">
            <text:p>0</text:p>
          </table:table-cell>
          <table:table-cell office:value-type="float" office:value="2379002" calcext:value-type="float">
            <text:p>2379002</text:p>
          </table:table-cell>
          <table:table-cell office:value-type="float" office:value="1554579" calcext:value-type="float">
            <text:p>1554579</text:p>
          </table:table-cell>
          <table:table-cell office:value-type="string" calcext:value-type="string">
            <text:p>Nice</text:p>
          </table:table-cell>
          <table:table-cell/>
        </table:table-row>
        <table:table-row table:style-name="ro1">
          <table:table-cell office:value-type="float" office:value="449039" calcext:value-type="float">
            <text:p>449039</text:p>
          </table:table-cell>
          <table:table-cell office:value-type="float" office:value="0" calcext:value-type="float">
            <text:p>0</text:p>
          </table:table-cell>
          <table:table-cell office:value-type="float" office:value="2186708" calcext:value-type="float">
            <text:p>2186708</text:p>
          </table:table-cell>
          <table:table-cell office:value-type="float" office:value="1861647" calcext:value-type="float">
            <text:p>1861647</text:p>
          </table:table-cell>
          <table:table-cell office:value-type="string" calcext:value-type="string">
            <text:p>Hi</text:p>
          </table:table-cell>
          <table:table-cell/>
        </table:table-row>
        <table:table-row table:style-name="ro1">
          <table:table-cell office:value-type="float" office:value="461183" calcext:value-type="float">
            <text:p>461183</text:p>
          </table:table-cell>
          <table:table-cell office:value-type="float" office:value="0" calcext:value-type="float">
            <text:p>0</text:p>
          </table:table-cell>
          <table:table-cell office:value-type="float" office:value="2621261" calcext:value-type="float">
            <text:p>2621261</text:p>
          </table:table-cell>
          <table:table-cell office:value-type="float" office:value="2202629" calcext:value-type="float">
            <text:p>2202629</text:p>
          </table:table-cell>
          <table:table-cell office:value-type="string" calcext:value-type="string">
            <text:p>Nice</text:p>
          </table:table-cell>
          <table:table-cell/>
        </table:table-row>
        <table:table-row table:style-name="ro1">
          <table:table-cell office:value-type="float" office:value="19719" calcext:value-type="float">
            <text:p>19719</text:p>
          </table:table-cell>
          <table:table-cell office:value-type="float" office:value="0" calcext:value-type="float">
            <text:p>0</text:p>
          </table:table-cell>
          <table:table-cell office:value-type="float" office:value="582916" calcext:value-type="float">
            <text:p>582916</text:p>
          </table:table-cell>
          <table:table-cell office:value-type="float" office:value="84408" calcext:value-type="float">
            <text:p>84408</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50897" calcext:value-type="float">
            <text:p>50897</text:p>
          </table:table-cell>
          <table:table-cell office:value-type="float" office:value="0" calcext:value-type="float">
            <text:p>0</text:p>
          </table:table-cell>
          <table:table-cell office:value-type="float" office:value="658406" calcext:value-type="float">
            <text:p>658406</text:p>
          </table:table-cell>
          <table:table-cell office:value-type="float" office:value="86926" calcext:value-type="float">
            <text:p>86926</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16385" calcext:value-type="float">
            <text:p>116385</text:p>
          </table:table-cell>
          <table:table-cell office:value-type="float" office:value="0" calcext:value-type="float">
            <text:p>0</text:p>
          </table:table-cell>
          <table:table-cell office:value-type="float" office:value="815488" calcext:value-type="float">
            <text:p>815488</text:p>
          </table:table-cell>
          <table:table-cell office:value-type="float" office:value="45545" calcext:value-type="float">
            <text:p>45545</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40397" calcext:value-type="float">
            <text:p>140397</text:p>
          </table:table-cell>
          <table:table-cell office:value-type="float" office:value="0" calcext:value-type="float">
            <text:p>0</text:p>
          </table:table-cell>
          <table:table-cell office:value-type="float" office:value="867270" calcext:value-type="float">
            <text:p>867270</text:p>
          </table:table-cell>
          <table:table-cell office:value-type="float" office:value="39497" calcext:value-type="float">
            <text:p>39497</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77168" calcext:value-type="float">
            <text:p>177168</text:p>
          </table:table-cell>
          <table:table-cell office:value-type="float" office:value="0" calcext:value-type="float">
            <text:p>0</text:p>
          </table:table-cell>
          <table:table-cell office:value-type="float" office:value="966202" calcext:value-type="float">
            <text:p>966202</text:p>
          </table:table-cell>
          <table:table-cell office:value-type="float" office:value="87012" calcext:value-type="float">
            <text:p>8701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37321" calcext:value-type="float">
            <text:p>237321</text:p>
          </table:table-cell>
          <table:table-cell office:value-type="float" office:value="0" calcext:value-type="float">
            <text:p>0</text:p>
          </table:table-cell>
          <table:table-cell office:value-type="float" office:value="1191912" calcext:value-type="float">
            <text:p>1191912</text:p>
          </table:table-cell>
          <table:table-cell office:value-type="float" office:value="359754" calcext:value-type="float">
            <text:p>359754</text:p>
          </table:table-cell>
          <table:table-cell office:value-type="string" calcext:value-type="string">
            <text:p>[[@86716]] thanku dear</text:p>
          </table:table-cell>
          <table:table-cell/>
        </table:table-row>
        <table:table-row table:style-name="ro1">
          <table:table-cell office:value-type="float" office:value="244716" calcext:value-type="float">
            <text:p>244716</text:p>
          </table:table-cell>
          <table:table-cell office:value-type="float" office:value="0" calcext:value-type="float">
            <text:p>0</text:p>
          </table:table-cell>
          <table:table-cell office:value-type="float" office:value="1226774" calcext:value-type="float">
            <text:p>1226774</text:p>
          </table:table-cell>
          <table:table-cell office:value-type="float" office:value="85382" calcext:value-type="float">
            <text:p>85382</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26153" calcext:value-type="float">
            <text:p>326153</text:p>
          </table:table-cell>
          <table:table-cell office:value-type="float" office:value="0" calcext:value-type="float">
            <text:p>0</text:p>
          </table:table-cell>
          <table:table-cell office:value-type="float" office:value="1736890" calcext:value-type="float">
            <text:p>1736890</text:p>
          </table:table-cell>
          <table:table-cell office:value-type="float" office:value="82554" calcext:value-type="float">
            <text:p>82554</text:p>
          </table:table-cell>
          <table:table-cell office:value-type="string" calcext:value-type="string">
            <text:p>This is the best information I've got of this place!</text:p>
          </table:table-cell>
          <table:table-cell/>
        </table:table-row>
        <table:table-row table:style-name="ro1">
          <table:table-cell office:value-type="float" office:value="343466" calcext:value-type="float">
            <text:p>343466</text:p>
          </table:table-cell>
          <table:table-cell office:value-type="float" office:value="0" calcext:value-type="float">
            <text:p>0</text:p>
          </table:table-cell>
          <table:table-cell office:value-type="float" office:value="1835407" calcext:value-type="float">
            <text:p>1835407</text:p>
          </table:table-cell>
          <table:table-cell office:value-type="float" office:value="78746" calcext:value-type="float">
            <text:p>78746</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414883" calcext:value-type="float">
            <text:p>414883</text:p>
          </table:table-cell>
          <table:table-cell office:value-type="float" office:value="0" calcext:value-type="float">
            <text:p>0</text:p>
          </table:table-cell>
          <table:table-cell office:value-type="float" office:value="2357342" calcext:value-type="float">
            <text:p>2357342</text:p>
          </table:table-cell>
          <table:table-cell office:value-type="float" office:value="1394762" calcext:value-type="float">
            <text:p>1394762</text:p>
          </table:table-cell>
          <table:table-cell office:value-type="string" calcext:value-type="string">
            <text:p>Very very good video</text:p>
          </table:table-cell>
          <table:table-cell/>
        </table:table-row>
        <table:table-row table:style-name="ro1">
          <table:table-cell office:value-type="float" office:value="44864" calcext:value-type="float">
            <text:p>44864</text:p>
          </table:table-cell>
          <table:table-cell office:value-type="float" office:value="0" calcext:value-type="float">
            <text:p>0</text:p>
          </table:table-cell>
          <table:table-cell office:value-type="float" office:value="644878" calcext:value-type="float">
            <text:p>644878</text:p>
          </table:table-cell>
          <table:table-cell office:value-type="float" office:value="77344" calcext:value-type="float">
            <text:p>77344</text:p>
          </table:table-cell>
          <table:table-cell office:value-type="string" calcext:value-type="string">
            <text:p>Great ?</text:p>
          </table:table-cell>
          <table:table-cell/>
        </table:table-row>
        <table:table-row table:style-name="ro1">
          <table:table-cell office:value-type="float" office:value="337295" calcext:value-type="float">
            <text:p>337295</text:p>
          </table:table-cell>
          <table:table-cell office:value-type="float" office:value="0" calcext:value-type="float">
            <text:p>0</text:p>
          </table:table-cell>
          <table:table-cell office:value-type="float" office:value="1791824" calcext:value-type="float">
            <text:p>1791824</text:p>
          </table:table-cell>
          <table:table-cell office:value-type="float" office:value="553102" calcext:value-type="float">
            <text:p>553102</text:p>
          </table:table-cell>
          <table:table-cell office:value-type="string" calcext:value-type="string">
            <text:p>[[@77952]] Thank you for the suggestion. I will definitely work on it next time I visit te place.</text:p>
          </table:table-cell>
          <table:table-cell/>
        </table:table-row>
        <table:table-row table:style-name="ro1">
          <table:table-cell office:value-type="float" office:value="462645" calcext:value-type="float">
            <text:p>462645</text:p>
          </table:table-cell>
          <table:table-cell office:value-type="float" office:value="0" calcext:value-type="float">
            <text:p>0</text:p>
          </table:table-cell>
          <table:table-cell office:value-type="float" office:value="2269162" calcext:value-type="float">
            <text:p>2269162</text:p>
          </table:table-cell>
          <table:table-cell office:value-type="float" office:value="2227297" calcext:value-type="float">
            <text:p>2227297</text:p>
          </table:table-cell>
          <table:table-cell office:value-type="string" calcext:value-type="string">
            <text:p>Kk</text:p>
          </table:table-cell>
          <table:table-cell/>
        </table:table-row>
        <table:table-row table:style-name="ro1">
          <table:table-cell office:value-type="float" office:value="10131" calcext:value-type="float">
            <text:p>10131</text:p>
          </table:table-cell>
          <table:table-cell office:value-type="float" office:value="0" calcext:value-type="float">
            <text:p>0</text:p>
          </table:table-cell>
          <table:table-cell office:value-type="float" office:value="415111" calcext:value-type="float">
            <text:p>415111</text:p>
          </table:table-cell>
          <table:table-cell office:value-type="float" office:value="27314" calcext:value-type="float">
            <text:p>27314</text:p>
          </table:table-cell>
          <table:table-cell office:value-type="string" calcext:value-type="string">
            <text:p>The most beautiful trail I've ever seen!</text:p>
          </table:table-cell>
          <table:table-cell/>
        </table:table-row>
        <table:table-row table:style-name="ro1">
          <table:table-cell office:value-type="float" office:value="45492" calcext:value-type="float">
            <text:p>45492</text:p>
          </table:table-cell>
          <table:table-cell office:value-type="float" office:value="0" calcext:value-type="float">
            <text:p>0</text:p>
          </table:table-cell>
          <table:table-cell office:value-type="float" office:value="281272" calcext:value-type="float">
            <text:p>281272</text:p>
          </table:table-cell>
          <table:table-cell office:value-type="float" office:value="19910" calcext:value-type="float">
            <text:p>19910</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63145" calcext:value-type="float">
            <text:p>63145</text:p>
          </table:table-cell>
          <table:table-cell office:value-type="float" office:value="0" calcext:value-type="float">
            <text:p>0</text:p>
          </table:table-cell>
          <table:table-cell office:value-type="float" office:value="684370" calcext:value-type="float">
            <text:p>684370</text:p>
          </table:table-cell>
          <table:table-cell office:value-type="float" office:value="45777" calcext:value-type="float">
            <text:p>45777</text:p>
          </table:table-cell>
          <table:table-cell office:value-type="string" calcext:value-type="string">
            <text:p>This is so cool ?</text:p>
          </table:table-cell>
          <table:table-cell/>
        </table:table-row>
        <table:table-row table:style-name="ro1">
          <table:table-cell office:value-type="float" office:value="81526" calcext:value-type="float">
            <text:p>81526</text:p>
          </table:table-cell>
          <table:table-cell office:value-type="float" office:value="0" calcext:value-type="float">
            <text:p>0</text:p>
          </table:table-cell>
          <table:table-cell office:value-type="float" office:value="735969" calcext:value-type="float">
            <text:p>735969</text:p>
          </table:table-cell>
          <table:table-cell office:value-type="float" office:value="76263" calcext:value-type="float">
            <text:p>76263</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19865" calcext:value-type="float">
            <text:p>119865</text:p>
          </table:table-cell>
          <table:table-cell office:value-type="float" office:value="0" calcext:value-type="float">
            <text:p>0</text:p>
          </table:table-cell>
          <table:table-cell office:value-type="float" office:value="95634" calcext:value-type="float">
            <text:p>95634</text:p>
          </table:table-cell>
          <table:table-cell office:value-type="float" office:value="79447" calcext:value-type="float">
            <text:p>79447</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128255" calcext:value-type="float">
            <text:p>128255</text:p>
          </table:table-cell>
          <table:table-cell office:value-type="float" office:value="0" calcext:value-type="float">
            <text:p>0</text:p>
          </table:table-cell>
          <table:table-cell office:value-type="float" office:value="835176" calcext:value-type="float">
            <text:p>835176</text:p>
          </table:table-cell>
          <table:table-cell office:value-type="float" office:value="19640" calcext:value-type="float">
            <text:p>19640</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38264" calcext:value-type="float">
            <text:p>138264</text:p>
          </table:table-cell>
          <table:table-cell office:value-type="float" office:value="0" calcext:value-type="float">
            <text:p>0</text:p>
          </table:table-cell>
          <table:table-cell office:value-type="float" office:value="862617" calcext:value-type="float">
            <text:p>862617</text:p>
          </table:table-cell>
          <table:table-cell office:value-type="float" office:value="49430" calcext:value-type="float">
            <text:p>49430</text:p>
          </table:table-cell>
          <table:table-cell office:value-type="string" calcext:value-type="string">
            <text:p>Your stories are truely travel goals, how do you plan them?</text:p>
          </table:table-cell>
          <table:table-cell/>
        </table:table-row>
        <table:table-row table:style-name="ro1">
          <table:table-cell office:value-type="float" office:value="237181" calcext:value-type="float">
            <text:p>237181</text:p>
          </table:table-cell>
          <table:table-cell office:value-type="float" office:value="0" calcext:value-type="float">
            <text:p>0</text:p>
          </table:table-cell>
          <table:table-cell office:value-type="float" office:value="1193838" calcext:value-type="float">
            <text:p>1193838</text:p>
          </table:table-cell>
          <table:table-cell office:value-type="float" office:value="19888" calcext:value-type="float">
            <text:p>19888</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53961" calcext:value-type="float">
            <text:p>253961</text:p>
          </table:table-cell>
          <table:table-cell office:value-type="float" office:value="0" calcext:value-type="float">
            <text:p>0</text:p>
          </table:table-cell>
          <table:table-cell office:value-type="float" office:value="1303499" calcext:value-type="float">
            <text:p>1303499</text:p>
          </table:table-cell>
          <table:table-cell office:value-type="float" office:value="78906" calcext:value-type="float">
            <text:p>78906</text:p>
          </table:table-cell>
          <table:table-cell office:value-type="string" calcext:value-type="string">
            <text:p>Hey, the title is so innovative!</text:p>
          </table:table-cell>
          <table:table-cell/>
        </table:table-row>
        <table:table-row table:style-name="ro1">
          <table:table-cell office:value-type="float" office:value="275559" calcext:value-type="float">
            <text:p>275559</text:p>
          </table:table-cell>
          <table:table-cell office:value-type="float" office:value="0" calcext:value-type="float">
            <text:p>0</text:p>
          </table:table-cell>
          <table:table-cell office:value-type="float" office:value="1337042" calcext:value-type="float">
            <text:p>1337042</text:p>
          </table:table-cell>
          <table:table-cell office:value-type="float" office:value="345343" calcext:value-type="float">
            <text:p>345343</text:p>
          </table:table-cell>
          <table:table-cell office:value-type="string" calcext:value-type="string">
            <text:p>[[@410255]] The post is now updated to include everything!</text:p>
          </table:table-cell>
          <table:table-cell/>
        </table:table-row>
        <table:table-row table:style-name="ro1">
          <table:table-cell office:value-type="float" office:value="296162" calcext:value-type="float">
            <text:p>296162</text:p>
          </table:table-cell>
          <table:table-cell office:value-type="float" office:value="1157550" calcext:value-type="float">
            <text:p>1157550</text:p>
          </table:table-cell>
          <table:table-cell office:value-type="float" office:value="0" calcext:value-type="float">
            <text:p>0</text:p>
          </table:table-cell>
          <table:table-cell office:value-type="float" office:value="219058" calcext:value-type="float">
            <text:p>219058</text:p>
          </table:table-cell>
          <table:table-cell office:value-type="string" calcext:value-type="string">
            <text:p>[[@456250]] Thank you so much! ❤️ Many more coming up!</text:p>
          </table:table-cell>
          <table:table-cell/>
        </table:table-row>
        <table:table-row table:style-name="ro1">
          <table:table-cell office:value-type="float" office:value="302422" calcext:value-type="float">
            <text:p>302422</text:p>
          </table:table-cell>
          <table:table-cell office:value-type="float" office:value="0" calcext:value-type="float">
            <text:p>0</text:p>
          </table:table-cell>
          <table:table-cell office:value-type="float" office:value="1598068" calcext:value-type="float">
            <text:p>1598068</text:p>
          </table:table-cell>
          <table:table-cell office:value-type="float" office:value="88180" calcext:value-type="float">
            <text:p>8818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19910" calcext:value-type="float">
            <text:p>319910</text:p>
          </table:table-cell>
          <table:table-cell office:value-type="float" office:value="0" calcext:value-type="float">
            <text:p>0</text:p>
          </table:table-cell>
          <table:table-cell office:value-type="float" office:value="1705283" calcext:value-type="float">
            <text:p>1705283</text:p>
          </table:table-cell>
          <table:table-cell office:value-type="float" office:value="42833" calcext:value-type="float">
            <text:p>4283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36917" calcext:value-type="float">
            <text:p>336917</text:p>
          </table:table-cell>
          <table:table-cell office:value-type="float" office:value="0" calcext:value-type="float">
            <text:p>0</text:p>
          </table:table-cell>
          <table:table-cell office:value-type="float" office:value="1797138" calcext:value-type="float">
            <text:p>1797138</text:p>
          </table:table-cell>
          <table:table-cell office:value-type="float" office:value="42616" calcext:value-type="float">
            <text:p>4261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68812" calcext:value-type="float">
            <text:p>368812</text:p>
          </table:table-cell>
          <table:table-cell office:value-type="float" office:value="0" calcext:value-type="float">
            <text:p>0</text:p>
          </table:table-cell>
          <table:table-cell office:value-type="float" office:value="2171413" calcext:value-type="float">
            <text:p>2171413</text:p>
          </table:table-cell>
          <table:table-cell office:value-type="float" office:value="40388" calcext:value-type="float">
            <text:p>40388</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409470" calcext:value-type="float">
            <text:p>409470</text:p>
          </table:table-cell>
          <table:table-cell office:value-type="float" office:value="0" calcext:value-type="float">
            <text:p>0</text:p>
          </table:table-cell>
          <table:table-cell office:value-type="float" office:value="2316704" calcext:value-type="float">
            <text:p>2316704</text:p>
          </table:table-cell>
          <table:table-cell office:value-type="float" office:value="1224256" calcext:value-type="float">
            <text:p>1224256</text:p>
          </table:table-cell>
          <table:table-cell office:value-type="string" calcext:value-type="string">
            <text:p>Nice</text:p>
          </table:table-cell>
          <table:table-cell/>
        </table:table-row>
        <table:table-row table:style-name="ro1">
          <table:table-cell office:value-type="float" office:value="14926" calcext:value-type="float">
            <text:p>14926</text:p>
          </table:table-cell>
          <table:table-cell office:value-type="float" office:value="0" calcext:value-type="float">
            <text:p>0</text:p>
          </table:table-cell>
          <table:table-cell office:value-type="float" office:value="80801" calcext:value-type="float">
            <text:p>80801</text:p>
          </table:table-cell>
          <table:table-cell office:value-type="float" office:value="19547" calcext:value-type="float">
            <text:p>19547</text:p>
          </table:table-cell>
          <table:table-cell office:value-type="string" calcext:value-type="string">
            <text:p>jj</text:p>
          </table:table-cell>
          <table:table-cell/>
        </table:table-row>
        <table:table-row table:style-name="ro1">
          <table:table-cell office:value-type="float" office:value="186268" calcext:value-type="float">
            <text:p>186268</text:p>
          </table:table-cell>
          <table:table-cell office:value-type="float" office:value="0" calcext:value-type="float">
            <text:p>0</text:p>
          </table:table-cell>
          <table:table-cell office:value-type="float" office:value="975278" calcext:value-type="float">
            <text:p>975278</text:p>
          </table:table-cell>
          <table:table-cell office:value-type="float" office:value="293225" calcext:value-type="float">
            <text:p>293225</text:p>
          </table:table-cell>
          <table:table-cell office:value-type="string" calcext:value-type="string">
            <text:p>Wat I can expect from 4 mp Mobile cam.???</text:p>
          </table:table-cell>
          <table:table-cell/>
        </table:table-row>
        <table:table-row table:style-name="ro1">
          <table:table-cell office:value-type="float" office:value="244354" calcext:value-type="float">
            <text:p>244354</text:p>
          </table:table-cell>
          <table:table-cell office:value-type="float" office:value="0" calcext:value-type="float">
            <text:p>0</text:p>
          </table:table-cell>
          <table:table-cell office:value-type="float" office:value="1224666" calcext:value-type="float">
            <text:p>1224666</text:p>
          </table:table-cell>
          <table:table-cell office:value-type="float" office:value="369941" calcext:value-type="float">
            <text:p>369941</text:p>
          </table:table-cell>
          <table:table-cell office:value-type="string" calcext:value-type="string">
            <text:p>[[@86137]] Sure, very soon gonna right a blog on it as well as caption all the Images! Thanks a lot Karishma!</text:p>
          </table:table-cell>
          <table:table-cell/>
        </table:table-row>
        <table:table-row table:style-name="ro1">
          <table:table-cell office:value-type="float" office:value="392389" calcext:value-type="float">
            <text:p>392389</text:p>
          </table:table-cell>
          <table:table-cell office:value-type="float" office:value="0" calcext:value-type="float">
            <text:p>0</text:p>
          </table:table-cell>
          <table:table-cell office:value-type="float" office:value="2276664" calcext:value-type="float">
            <text:p>2276664</text:p>
          </table:table-cell>
          <table:table-cell office:value-type="float" office:value="940871" calcext:value-type="float">
            <text:p>940871</text:p>
          </table:table-cell>
          <table:table-cell office:value-type="string" calcext:value-type="string">
            <text:p>Nice</text:p>
          </table:table-cell>
          <table:table-cell/>
        </table:table-row>
        <table:table-row table:style-name="ro2">
          <table:table-cell office:value-type="float" office:value="431288" calcext:value-type="float">
            <text:p>431288</text:p>
          </table:table-cell>
          <table:table-cell office:value-type="float" office:value="0" calcext:value-type="float">
            <text:p>0</text:p>
          </table:table-cell>
          <table:table-cell office:value-type="float" office:value="2869" calcext:value-type="float">
            <text:p>2869</text:p>
          </table:table-cell>
          <table:table-cell office:value-type="float" office:value="1425163" calcext:value-type="float">
            <text:p>1425163</text:p>
          </table:table-cell>
          <table:table-cell office:value-type="string" calcext:value-type="string">
            <text:p>[[@33915]] </text:p>
            <text:p>Sri surya pahar goalpara</text:p>
          </table:table-cell>
          <table:table-cell/>
        </table:table-row>
        <table:table-row table:style-name="ro1">
          <table:table-cell office:value-type="float" office:value="456219" calcext:value-type="float">
            <text:p>456219</text:p>
          </table:table-cell>
          <table:table-cell office:value-type="float" office:value="0" calcext:value-type="float">
            <text:p>0</text:p>
          </table:table-cell>
          <table:table-cell office:value-type="float" office:value="2131267" calcext:value-type="float">
            <text:p>2131267</text:p>
          </table:table-cell>
          <table:table-cell office:value-type="float" office:value="2049598" calcext:value-type="float">
            <text:p>2049598</text:p>
          </table:table-cell>
          <table:table-cell office:value-type="string" calcext:value-type="string">
            <text:p>Good moring</text:p>
          </table:table-cell>
          <table:table-cell/>
        </table:table-row>
        <table:table-row table:style-name="ro1">
          <table:table-cell office:value-type="float" office:value="44015" calcext:value-type="float">
            <text:p>44015</text:p>
          </table:table-cell>
          <table:table-cell office:value-type="float" office:value="0" calcext:value-type="float">
            <text:p>0</text:p>
          </table:table-cell>
          <table:table-cell office:value-type="float" office:value="643850" calcext:value-type="float">
            <text:p>643850</text:p>
          </table:table-cell>
          <table:table-cell office:value-type="float" office:value="20005" calcext:value-type="float">
            <text:p>20005</text:p>
          </table:table-cell>
          <table:table-cell office:value-type="string" calcext:value-type="string">
            <text:p>Woah! </text:p>
          </table:table-cell>
          <table:table-cell/>
        </table:table-row>
        <table:table-row table:style-name="ro1">
          <table:table-cell office:value-type="float" office:value="210591" calcext:value-type="float">
            <text:p>210591</text:p>
          </table:table-cell>
          <table:table-cell office:value-type="float" office:value="0" calcext:value-type="float">
            <text:p>0</text:p>
          </table:table-cell>
          <table:table-cell office:value-type="float" office:value="1082520" calcext:value-type="float">
            <text:p>1082520</text:p>
          </table:table-cell>
          <table:table-cell office:value-type="float" office:value="39482" calcext:value-type="float">
            <text:p>39482</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95018" calcext:value-type="float">
            <text:p>295018</text:p>
          </table:table-cell>
          <table:table-cell office:value-type="float" office:value="0" calcext:value-type="float">
            <text:p>0</text:p>
          </table:table-cell>
          <table:table-cell office:value-type="float" office:value="1557383" calcext:value-type="float">
            <text:p>1557383</text:p>
          </table:table-cell>
          <table:table-cell office:value-type="float" office:value="479357" calcext:value-type="float">
            <text:p>479357</text:p>
          </table:table-cell>
          <table:table-cell office:value-type="string" calcext:value-type="string">
            <text:p>[[@85233]] what details plz clear me that i can do so</text:p>
          </table:table-cell>
          <table:table-cell/>
        </table:table-row>
        <table:table-row table:style-name="ro1">
          <table:table-cell office:value-type="float" office:value="366324" calcext:value-type="float">
            <text:p>366324</text:p>
          </table:table-cell>
          <table:table-cell office:value-type="float" office:value="0" calcext:value-type="float">
            <text:p>0</text:p>
          </table:table-cell>
          <table:table-cell office:value-type="float" office:value="2134677" calcext:value-type="float">
            <text:p>2134677</text:p>
          </table:table-cell>
          <table:table-cell office:value-type="float" office:value="77459" calcext:value-type="float">
            <text:p>77459</text:p>
          </table:table-cell>
          <table:table-cell office:value-type="string" calcext:value-type="string">
            <text:p>Wow! that's such a cool title! but the images were so blurry!</text:p>
          </table:table-cell>
          <table:table-cell/>
        </table:table-row>
        <table:table-row table:style-name="ro1">
          <table:table-cell office:value-type="float" office:value="381930" calcext:value-type="float">
            <text:p>381930</text:p>
          </table:table-cell>
          <table:table-cell office:value-type="float" office:value="0" calcext:value-type="float">
            <text:p>0</text:p>
          </table:table-cell>
          <table:table-cell office:value-type="float" office:value="1906968" calcext:value-type="float">
            <text:p>1906968</text:p>
          </table:table-cell>
          <table:table-cell office:value-type="float" office:value="822720" calcext:value-type="float">
            <text:p>822720</text:p>
          </table:table-cell>
          <table:table-cell office:value-type="string" calcext:value-type="string">
            <text:p>.com</text:p>
          </table:table-cell>
          <table:table-cell/>
        </table:table-row>
        <table:table-row table:style-name="ro1">
          <table:table-cell office:value-type="float" office:value="452112" calcext:value-type="float">
            <text:p>452112</text:p>
          </table:table-cell>
          <table:table-cell office:value-type="float" office:value="0" calcext:value-type="float">
            <text:p>0</text:p>
          </table:table-cell>
          <table:table-cell office:value-type="float" office:value="2316704" calcext:value-type="float">
            <text:p>2316704</text:p>
          </table:table-cell>
          <table:table-cell office:value-type="float" office:value="1953675" calcext:value-type="float">
            <text:p>1953675</text:p>
          </table:table-cell>
          <table:table-cell office:value-type="string" calcext:value-type="string">
            <text:p>Thakur Ajay Raja</text:p>
          </table:table-cell>
          <table:table-cell/>
        </table:table-row>
        <table:table-row table:style-name="ro1">
          <table:table-cell office:value-type="float" office:value="463509" calcext:value-type="float">
            <text:p>463509</text:p>
          </table:table-cell>
          <table:table-cell office:value-type="float" office:value="0" calcext:value-type="float">
            <text:p>0</text:p>
          </table:table-cell>
          <table:table-cell office:value-type="float" office:value="2316799" calcext:value-type="float">
            <text:p>2316799</text:p>
          </table:table-cell>
          <table:table-cell office:value-type="float" office:value="2232606" calcext:value-type="float">
            <text:p>2232606</text:p>
          </table:table-cell>
          <table:table-cell office:value-type="string" calcext:value-type="string">
            <text:p>Halo</text:p>
          </table:table-cell>
          <table:table-cell/>
        </table:table-row>
        <table:table-row table:style-name="ro1">
          <table:table-cell office:value-type="float" office:value="10262" calcext:value-type="float">
            <text:p>10262</text:p>
          </table:table-cell>
          <table:table-cell office:value-type="float" office:value="0" calcext:value-type="float">
            <text:p>0</text:p>
          </table:table-cell>
          <table:table-cell office:value-type="float" office:value="415303" calcext:value-type="float">
            <text:p>415303</text:p>
          </table:table-cell>
          <table:table-cell office:value-type="float" office:value="1794" calcext:value-type="float">
            <text:p>1794</text:p>
          </table:table-cell>
          <table:table-cell office:value-type="string" calcext:value-type="string">
            <text:p>Wow! this is simply an amazing trail!</text:p>
          </table:table-cell>
          <table:table-cell/>
        </table:table-row>
        <table:table-row table:style-name="ro1">
          <table:table-cell office:value-type="float" office:value="204394" calcext:value-type="float">
            <text:p>204394</text:p>
          </table:table-cell>
          <table:table-cell office:value-type="float" office:value="0" calcext:value-type="float">
            <text:p>0</text:p>
          </table:table-cell>
          <table:table-cell office:value-type="float" office:value="1057440" calcext:value-type="float">
            <text:p>1057440</text:p>
          </table:table-cell>
          <table:table-cell office:value-type="float" office:value="318859" calcext:value-type="float">
            <text:p>318859</text:p>
          </table:table-cell>
          <table:table-cell office:value-type="string" calcext:value-type="string">
            <text:p>It s a phone camera</text:p>
          </table:table-cell>
          <table:table-cell/>
        </table:table-row>
        <table:table-row table:style-name="ro1">
          <table:table-cell office:value-type="float" office:value="258921" calcext:value-type="float">
            <text:p>258921</text:p>
          </table:table-cell>
          <table:table-cell office:value-type="float" office:value="0" calcext:value-type="float">
            <text:p>0</text:p>
          </table:table-cell>
          <table:table-cell office:value-type="float" office:value="260470" calcext:value-type="float">
            <text:p>260470</text:p>
          </table:table-cell>
          <table:table-cell office:value-type="float" office:value="399313" calcext:value-type="float">
            <text:p>399313</text:p>
          </table:table-cell>
          <table:table-cell office:value-type="string" calcext:value-type="string">
            <text:p>Mast bro</text:p>
          </table:table-cell>
          <table:table-cell/>
        </table:table-row>
        <table:table-row table:style-name="ro1">
          <table:table-cell office:value-type="float" office:value="265113" calcext:value-type="float">
            <text:p>265113</text:p>
          </table:table-cell>
          <table:table-cell office:value-type="float" office:value="0" calcext:value-type="float">
            <text:p>0</text:p>
          </table:table-cell>
          <table:table-cell office:value-type="float" office:value="1382800" calcext:value-type="float">
            <text:p>1382800</text:p>
          </table:table-cell>
          <table:table-cell office:value-type="float" office:value="79856" calcext:value-type="float">
            <text:p>79856</text:p>
          </table:table-cell>
          <table:table-cell office:value-type="string" calcext:value-type="string">
            <text:p>Nice one, Waiting for the next post in series <text:s/>?❤️</text:p>
          </table:table-cell>
          <table:table-cell/>
        </table:table-row>
        <table:table-row table:style-name="ro1">
          <table:table-cell office:value-type="float" office:value="345662" calcext:value-type="float">
            <text:p>345662</text:p>
          </table:table-cell>
          <table:table-cell office:value-type="float" office:value="0" calcext:value-type="float">
            <text:p>0</text:p>
          </table:table-cell>
          <table:table-cell office:value-type="float" office:value="1851202" calcext:value-type="float">
            <text:p>1851202</text:p>
          </table:table-cell>
          <table:table-cell office:value-type="float" office:value="83257" calcext:value-type="float">
            <text:p>83257</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78579" calcext:value-type="float">
            <text:p>378579</text:p>
          </table:table-cell>
          <table:table-cell office:value-type="float" office:value="0" calcext:value-type="float">
            <text:p>0</text:p>
          </table:table-cell>
          <table:table-cell office:value-type="float" office:value="2231448" calcext:value-type="float">
            <text:p>2231448</text:p>
          </table:table-cell>
          <table:table-cell office:value-type="float" office:value="78162" calcext:value-type="float">
            <text:p>7816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3941" calcext:value-type="float">
            <text:p>23941</text:p>
          </table:table-cell>
          <table:table-cell office:value-type="float" office:value="0" calcext:value-type="float">
            <text:p>0</text:p>
          </table:table-cell>
          <table:table-cell office:value-type="float" office:value="598278" calcext:value-type="float">
            <text:p>598278</text:p>
          </table:table-cell>
          <table:table-cell office:value-type="float" office:value="178892" calcext:value-type="float">
            <text:p>178892</text:p>
          </table:table-cell>
          <table:table-cell office:value-type="string" calcext:value-type="string">
            <text:p>[[@78023]] thanks</text:p>
          </table:table-cell>
          <table:table-cell/>
        </table:table-row>
        <table:table-row table:style-name="ro1">
          <table:table-cell office:value-type="float" office:value="91895" calcext:value-type="float">
            <text:p>91895</text:p>
          </table:table-cell>
          <table:table-cell office:value-type="float" office:value="0" calcext:value-type="float">
            <text:p>0</text:p>
          </table:table-cell>
          <table:table-cell office:value-type="float" office:value="749426" calcext:value-type="float">
            <text:p>749426</text:p>
          </table:table-cell>
          <table:table-cell office:value-type="float" office:value="222607" calcext:value-type="float">
            <text:p>222607</text:p>
          </table:table-cell>
          <table:table-cell office:value-type="string" calcext:value-type="string">
            <text:p>[[@86265]] don't be sad visit whenever u get time.. Cheers.. <text:s/>:)</text:p>
          </table:table-cell>
          <table:table-cell/>
        </table:table-row>
        <table:table-row table:style-name="ro1">
          <table:table-cell office:value-type="float" office:value="281905" calcext:value-type="float">
            <text:p>281905</text:p>
          </table:table-cell>
          <table:table-cell office:value-type="float" office:value="0" calcext:value-type="float">
            <text:p>0</text:p>
          </table:table-cell>
          <table:table-cell office:value-type="float" office:value="1481018" calcext:value-type="float">
            <text:p>1481018</text:p>
          </table:table-cell>
          <table:table-cell office:value-type="float" office:value="83321" calcext:value-type="float">
            <text:p>83321</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94776" calcext:value-type="float">
            <text:p>294776</text:p>
          </table:table-cell>
          <table:table-cell office:value-type="float" office:value="0" calcext:value-type="float">
            <text:p>0</text:p>
          </table:table-cell>
          <table:table-cell office:value-type="float" office:value="1559004" calcext:value-type="float">
            <text:p>1559004</text:p>
          </table:table-cell>
          <table:table-cell office:value-type="float" office:value="449969" calcext:value-type="float">
            <text:p>449969</text:p>
          </table:table-cell>
          <table:table-cell office:value-type="string" calcext:value-type="string">
            <text:p>[[@83898]] <text:s/>yes many more</text:p>
          </table:table-cell>
          <table:table-cell/>
        </table:table-row>
        <table:table-row table:style-name="ro1">
          <table:table-cell office:value-type="float" office:value="301545" calcext:value-type="float">
            <text:p>301545</text:p>
          </table:table-cell>
          <table:table-cell office:value-type="float" office:value="1184249" calcext:value-type="float">
            <text:p>1184249</text:p>
          </table:table-cell>
          <table:table-cell office:value-type="float" office:value="0" calcext:value-type="float">
            <text:p>0</text:p>
          </table:table-cell>
          <table:table-cell office:value-type="float" office:value="294672" calcext:value-type="float">
            <text:p>294672</text:p>
          </table:table-cell>
          <table:table-cell office:value-type="string" calcext:value-type="string">
            <text:p>Which is this place? Is this near to Gokarna?</text:p>
          </table:table-cell>
          <table:table-cell/>
        </table:table-row>
        <table:table-row table:style-name="ro1">
          <table:table-cell office:value-type="float" office:value="306416" calcext:value-type="float">
            <text:p>306416</text:p>
          </table:table-cell>
          <table:table-cell office:value-type="float" office:value="0" calcext:value-type="float">
            <text:p>0</text:p>
          </table:table-cell>
          <table:table-cell office:value-type="float" office:value="1619249" calcext:value-type="float">
            <text:p>1619249</text:p>
          </table:table-cell>
          <table:table-cell office:value-type="float" office:value="498904" calcext:value-type="float">
            <text:p>498904</text:p>
          </table:table-cell>
          <table:table-cell office:value-type="string" calcext:value-type="string">
            <text:p>[[@81207]] it wasn't supposed to.</text:p>
          </table:table-cell>
          <table:table-cell/>
        </table:table-row>
        <table:table-row table:style-name="ro1">
          <table:table-cell office:value-type="float" office:value="364623" calcext:value-type="float">
            <text:p>364623</text:p>
          </table:table-cell>
          <table:table-cell office:value-type="float" office:value="0" calcext:value-type="float">
            <text:p>0</text:p>
          </table:table-cell>
          <table:table-cell office:value-type="float" office:value="2101965" calcext:value-type="float">
            <text:p>2101965</text:p>
          </table:table-cell>
          <table:table-cell office:value-type="float" office:value="661398" calcext:value-type="float">
            <text:p>661398</text:p>
          </table:table-cell>
          <table:table-cell office:value-type="string" calcext:value-type="string">
            <text:p>Kullu manali, himachal Pradesh</text:p>
          </table:table-cell>
          <table:table-cell/>
        </table:table-row>
        <table:table-row table:style-name="ro1">
          <table:table-cell office:value-type="float" office:value="371301" calcext:value-type="float">
            <text:p>371301</text:p>
          </table:table-cell>
          <table:table-cell office:value-type="float" office:value="0" calcext:value-type="float">
            <text:p>0</text:p>
          </table:table-cell>
          <table:table-cell office:value-type="float" office:value="2209005" calcext:value-type="float">
            <text:p>2209005</text:p>
          </table:table-cell>
          <table:table-cell office:value-type="float" office:value="430203" calcext:value-type="float">
            <text:p>430203</text:p>
          </table:table-cell>
          <table:table-cell office:value-type="string" calcext:value-type="string">
            <text:p>Thank you for nice feedback Shariq's Jogi</text:p>
          </table:table-cell>
          <table:table-cell/>
        </table:table-row>
        <table:table-row table:style-name="ro1">
          <table:table-cell office:value-type="float" office:value="377094" calcext:value-type="float">
            <text:p>377094</text:p>
          </table:table-cell>
          <table:table-cell office:value-type="float" office:value="0" calcext:value-type="float">
            <text:p>0</text:p>
          </table:table-cell>
          <table:table-cell office:value-type="float" office:value="2229169" calcext:value-type="float">
            <text:p>2229169</text:p>
          </table:table-cell>
          <table:table-cell office:value-type="float" office:value="730027" calcext:value-type="float">
            <text:p>730027</text:p>
          </table:table-cell>
          <table:table-cell office:value-type="string" calcext:value-type="string">
            <text:p>Nice</text:p>
          </table:table-cell>
          <table:table-cell/>
        </table:table-row>
        <table:table-row table:style-name="ro1">
          <table:table-cell office:value-type="float" office:value="47366" calcext:value-type="float">
            <text:p>47366</text:p>
          </table:table-cell>
          <table:table-cell office:value-type="float" office:value="0" calcext:value-type="float">
            <text:p>0</text:p>
          </table:table-cell>
          <table:table-cell office:value-type="float" office:value="650256" calcext:value-type="float">
            <text:p>650256</text:p>
          </table:table-cell>
          <table:table-cell office:value-type="float" office:value="194259" calcext:value-type="float">
            <text:p>194259</text:p>
          </table:table-cell>
          <table:table-cell office:value-type="string" calcext:value-type="string">
            <text:p>[[@19597]] Hmm k k</text:p>
          </table:table-cell>
          <table:table-cell/>
        </table:table-row>
        <table:table-row table:style-name="ro1">
          <table:table-cell office:value-type="float" office:value="53036" calcext:value-type="float">
            <text:p>53036</text:p>
          </table:table-cell>
          <table:table-cell office:value-type="float" office:value="0" calcext:value-type="float">
            <text:p>0</text:p>
          </table:table-cell>
          <table:table-cell office:value-type="float" office:value="663746" calcext:value-type="float">
            <text:p>663746</text:p>
          </table:table-cell>
          <table:table-cell office:value-type="float" office:value="41404" calcext:value-type="float">
            <text:p>41404</text:p>
          </table:table-cell>
          <table:table-cell office:value-type="string" calcext:value-type="string">
            <text:p>I love the wordplay in your title!</text:p>
          </table:table-cell>
          <table:table-cell/>
        </table:table-row>
        <table:table-row table:style-name="ro1">
          <table:table-cell office:value-type="float" office:value="66562" calcext:value-type="float">
            <text:p>66562</text:p>
          </table:table-cell>
          <table:table-cell office:value-type="float" office:value="0" calcext:value-type="float">
            <text:p>0</text:p>
          </table:table-cell>
          <table:table-cell office:value-type="float" office:value="695943" calcext:value-type="float">
            <text:p>695943</text:p>
          </table:table-cell>
          <table:table-cell office:value-type="float" office:value="81953" calcext:value-type="float">
            <text:p>81953</text:p>
          </table:table-cell>
          <table:table-cell office:value-type="string" calcext:value-type="string">
            <text:p>I love the wordplay in your title!</text:p>
          </table:table-cell>
          <table:table-cell/>
        </table:table-row>
        <table:table-row table:style-name="ro1">
          <table:table-cell office:value-type="float" office:value="140730" calcext:value-type="float">
            <text:p>140730</text:p>
          </table:table-cell>
          <table:table-cell office:value-type="float" office:value="0" calcext:value-type="float">
            <text:p>0</text:p>
          </table:table-cell>
          <table:table-cell office:value-type="float" office:value="868639" calcext:value-type="float">
            <text:p>868639</text:p>
          </table:table-cell>
          <table:table-cell office:value-type="float" office:value="83568" calcext:value-type="float">
            <text:p>83568</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60913" calcext:value-type="float">
            <text:p>160913</text:p>
          </table:table-cell>
          <table:table-cell office:value-type="float" office:value="0" calcext:value-type="float">
            <text:p>0</text:p>
          </table:table-cell>
          <table:table-cell office:value-type="float" office:value="918361" calcext:value-type="float">
            <text:p>918361</text:p>
          </table:table-cell>
          <table:table-cell office:value-type="float" office:value="88332" calcext:value-type="float">
            <text:p>8833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89936" calcext:value-type="float">
            <text:p>189936</text:p>
          </table:table-cell>
          <table:table-cell office:value-type="float" office:value="0" calcext:value-type="float">
            <text:p>0</text:p>
          </table:table-cell>
          <table:table-cell office:value-type="float" office:value="982782" calcext:value-type="float">
            <text:p>982782</text:p>
          </table:table-cell>
          <table:table-cell office:value-type="float" office:value="296257" calcext:value-type="float">
            <text:p>296257</text:p>
          </table:table-cell>
          <table:table-cell office:value-type="string" calcext:value-type="string">
            <text:p>[[@83723]] indeed</text:p>
          </table:table-cell>
          <table:table-cell/>
        </table:table-row>
        <table:table-row table:style-name="ro1">
          <table:table-cell office:value-type="float" office:value="262029" calcext:value-type="float">
            <text:p>262029</text:p>
          </table:table-cell>
          <table:table-cell office:value-type="float" office:value="0" calcext:value-type="float">
            <text:p>0</text:p>
          </table:table-cell>
          <table:table-cell office:value-type="float" office:value="1360410" calcext:value-type="float">
            <text:p>1360410</text:p>
          </table:table-cell>
          <table:table-cell office:value-type="float" office:value="41293" calcext:value-type="float">
            <text:p>41293</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69900" calcext:value-type="float">
            <text:p>269900</text:p>
          </table:table-cell>
          <table:table-cell office:value-type="float" office:value="0" calcext:value-type="float">
            <text:p>0</text:p>
          </table:table-cell>
          <table:table-cell office:value-type="float" office:value="1408603" calcext:value-type="float">
            <text:p>1408603</text:p>
          </table:table-cell>
          <table:table-cell office:value-type="float" office:value="77452" calcext:value-type="float">
            <text:p>77452</text:p>
          </table:table-cell>
          <table:table-cell office:value-type="string" calcext:value-type="string">
            <text:p>Hey the trail is amazing, could you give some info?</text:p>
          </table:table-cell>
          <table:table-cell/>
        </table:table-row>
        <table:table-row table:style-name="ro1">
          <table:table-cell office:value-type="float" office:value="314519" calcext:value-type="float">
            <text:p>314519</text:p>
          </table:table-cell>
          <table:table-cell office:value-type="float" office:value="0" calcext:value-type="float">
            <text:p>0</text:p>
          </table:table-cell>
          <table:table-cell office:value-type="float" office:value="1668802" calcext:value-type="float">
            <text:p>1668802</text:p>
          </table:table-cell>
          <table:table-cell office:value-type="float" office:value="19721" calcext:value-type="float">
            <text:p>1972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26088" calcext:value-type="float">
            <text:p>326088</text:p>
          </table:table-cell>
          <table:table-cell office:value-type="float" office:value="0" calcext:value-type="float">
            <text:p>0</text:p>
          </table:table-cell>
          <table:table-cell office:value-type="float" office:value="1736826" calcext:value-type="float">
            <text:p>1736826</text:p>
          </table:table-cell>
          <table:table-cell office:value-type="float" office:value="79606" calcext:value-type="float">
            <text:p>79606</text:p>
          </table:table-cell>
          <table:table-cell office:value-type="string" calcext:value-type="string">
            <text:p>Whoa! The images are crystal clear and so is the content!</text:p>
          </table:table-cell>
          <table:table-cell/>
        </table:table-row>
        <table:table-row table:style-name="ro1">
          <table:table-cell office:value-type="float" office:value="417623" calcext:value-type="float">
            <text:p>417623</text:p>
          </table:table-cell>
          <table:table-cell office:value-type="float" office:value="0" calcext:value-type="float">
            <text:p>0</text:p>
          </table:table-cell>
          <table:table-cell office:value-type="float" office:value="2284788" calcext:value-type="float">
            <text:p>2284788</text:p>
          </table:table-cell>
          <table:table-cell office:value-type="float" office:value="12788" calcext:value-type="float">
            <text:p>12788</text:p>
          </table:table-cell>
          <table:table-cell office:value-type="string" calcext:value-type="string">
            <text:p>shitty vlog</text:p>
          </table:table-cell>
          <table:table-cell/>
        </table:table-row>
        <table:table-row table:style-name="ro1">
          <table:table-cell office:value-type="float" office:value="465571" calcext:value-type="float">
            <text:p>465571</text:p>
          </table:table-cell>
          <table:table-cell office:value-type="float" office:value="0" calcext:value-type="float">
            <text:p>0</text:p>
          </table:table-cell>
          <table:table-cell office:value-type="float" office:value="2283887" calcext:value-type="float">
            <text:p>2283887</text:p>
          </table:table-cell>
          <table:table-cell office:value-type="float" office:value="2240452" calcext:value-type="float">
            <text:p>2240452</text:p>
          </table:table-cell>
          <table:table-cell office:value-type="string" calcext:value-type="string">
            <text:p>Cool</text:p>
          </table:table-cell>
          <table:table-cell/>
        </table:table-row>
        <table:table-row table:style-name="ro1">
          <table:table-cell office:value-type="float" office:value="150827" calcext:value-type="float">
            <text:p>150827</text:p>
          </table:table-cell>
          <table:table-cell office:value-type="float" office:value="0" calcext:value-type="float">
            <text:p>0</text:p>
          </table:table-cell>
          <table:table-cell office:value-type="float" office:value="893020" calcext:value-type="float">
            <text:p>893020</text:p>
          </table:table-cell>
          <table:table-cell office:value-type="float" office:value="42670" calcext:value-type="float">
            <text:p>4267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07000" calcext:value-type="float">
            <text:p>207000</text:p>
          </table:table-cell>
          <table:table-cell office:value-type="float" office:value="0" calcext:value-type="float">
            <text:p>0</text:p>
          </table:table-cell>
          <table:table-cell office:value-type="float" office:value="1064986" calcext:value-type="float">
            <text:p>1064986</text:p>
          </table:table-cell>
          <table:table-cell office:value-type="float" office:value="79216" calcext:value-type="float">
            <text:p>79216</text:p>
          </table:table-cell>
          <table:table-cell office:value-type="string" calcext:value-type="string">
            <text:p>Atti Sundar!</text:p>
          </table:table-cell>
          <table:table-cell/>
        </table:table-row>
        <table:table-row table:style-name="ro1">
          <table:table-cell office:value-type="float" office:value="213820" calcext:value-type="float">
            <text:p>213820</text:p>
          </table:table-cell>
          <table:table-cell office:value-type="float" office:value="0" calcext:value-type="float">
            <text:p>0</text:p>
          </table:table-cell>
          <table:table-cell office:value-type="float" office:value="1100505" calcext:value-type="float">
            <text:p>1100505</text:p>
          </table:table-cell>
          <table:table-cell office:value-type="float" office:value="49646" calcext:value-type="float">
            <text:p>4964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01781" calcext:value-type="float">
            <text:p>301781</text:p>
          </table:table-cell>
          <table:table-cell office:value-type="float" office:value="868118" calcext:value-type="float">
            <text:p>868118</text:p>
          </table:table-cell>
          <table:table-cell office:value-type="float" office:value="0" calcext:value-type="float">
            <text:p>0</text:p>
          </table:table-cell>
          <table:table-cell office:value-type="float" office:value="444705" calcext:value-type="float">
            <text:p>444705</text:p>
          </table:table-cell>
          <table:table-cell office:value-type="string" calcext:value-type="string">
            <text:p>Wowza ?</text:p>
          </table:table-cell>
          <table:table-cell/>
        </table:table-row>
        <table:table-row table:style-name="ro1">
          <table:table-cell office:value-type="float" office:value="412594" calcext:value-type="float">
            <text:p>412594</text:p>
          </table:table-cell>
          <table:table-cell office:value-type="float" office:value="0" calcext:value-type="float">
            <text:p>0</text:p>
          </table:table-cell>
          <table:table-cell office:value-type="float" office:value="2316524" calcext:value-type="float">
            <text:p>2316524</text:p>
          </table:table-cell>
          <table:table-cell office:value-type="float" office:value="900768" calcext:value-type="float">
            <text:p>900768</text:p>
          </table:table-cell>
          <table:table-cell office:value-type="string" calcext:value-type="string">
            <text:p>I am waiting for this one !! ?</text:p>
          </table:table-cell>
          <table:table-cell/>
        </table:table-row>
        <table:table-row table:style-name="ro1">
          <table:table-cell office:value-type="float" office:value="100756" calcext:value-type="float">
            <text:p>100756</text:p>
          </table:table-cell>
          <table:table-cell office:value-type="float" office:value="0" calcext:value-type="float">
            <text:p>0</text:p>
          </table:table-cell>
          <table:table-cell office:value-type="float" office:value="777321" calcext:value-type="float">
            <text:p>777321</text:p>
          </table:table-cell>
          <table:table-cell office:value-type="float" office:value="231226" calcext:value-type="float">
            <text:p>231226</text:p>
          </table:table-cell>
          <table:table-cell office:value-type="string" calcext:value-type="string">
            <text:p>Thanks evry1. <text:s/>Will be uploading more</text:p>
          </table:table-cell>
          <table:table-cell/>
        </table:table-row>
        <table:table-row table:style-name="ro1">
          <table:table-cell office:value-type="float" office:value="111126" calcext:value-type="float">
            <text:p>111126</text:p>
          </table:table-cell>
          <table:table-cell office:value-type="float" office:value="0" calcext:value-type="float">
            <text:p>0</text:p>
          </table:table-cell>
          <table:table-cell office:value-type="float" office:value="791912" calcext:value-type="float">
            <text:p>791912</text:p>
          </table:table-cell>
          <table:table-cell office:value-type="float" office:value="235691" calcext:value-type="float">
            <text:p>235691</text:p>
          </table:table-cell>
          <table:table-cell office:value-type="string" calcext:value-type="string">
            <text:p>[[@79153]] sure</text:p>
          </table:table-cell>
          <table:table-cell/>
        </table:table-row>
        <table:table-row table:style-name="ro1">
          <table:table-cell office:value-type="float" office:value="125167" calcext:value-type="float">
            <text:p>125167</text:p>
          </table:table-cell>
          <table:table-cell office:value-type="float" office:value="455972" calcext:value-type="float">
            <text:p>455972</text:p>
          </table:table-cell>
          <table:table-cell office:value-type="float" office:value="0" calcext:value-type="float">
            <text:p>0</text:p>
          </table:table-cell>
          <table:table-cell office:value-type="float" office:value="224513" calcext:value-type="float">
            <text:p>224513</text:p>
          </table:table-cell>
          <table:table-cell office:value-type="string" calcext:value-type="string">
            <text:p>[[@1]] l</text:p>
          </table:table-cell>
          <table:table-cell/>
        </table:table-row>
        <table:table-row table:style-name="ro1">
          <table:table-cell office:value-type="float" office:value="134804" calcext:value-type="float">
            <text:p>134804</text:p>
          </table:table-cell>
          <table:table-cell office:value-type="float" office:value="0" calcext:value-type="float">
            <text:p>0</text:p>
          </table:table-cell>
          <table:table-cell office:value-type="float" office:value="854439" calcext:value-type="float">
            <text:p>854439</text:p>
          </table:table-cell>
          <table:table-cell office:value-type="float" office:value="84690" calcext:value-type="float">
            <text:p>8469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32210" calcext:value-type="float">
            <text:p>232210</text:p>
          </table:table-cell>
          <table:table-cell office:value-type="float" office:value="0" calcext:value-type="float">
            <text:p>0</text:p>
          </table:table-cell>
          <table:table-cell office:value-type="float" office:value="1179873" calcext:value-type="float">
            <text:p>1179873</text:p>
          </table:table-cell>
          <table:table-cell office:value-type="float" office:value="39519" calcext:value-type="float">
            <text:p>39519</text:p>
          </table:table-cell>
          <table:table-cell office:value-type="string" calcext:value-type="string">
            <text:p>The content and the images don't sit well with one another!</text:p>
          </table:table-cell>
          <table:table-cell/>
        </table:table-row>
        <table:table-row table:style-name="ro1">
          <table:table-cell office:value-type="float" office:value="271674" calcext:value-type="float">
            <text:p>271674</text:p>
          </table:table-cell>
          <table:table-cell office:value-type="float" office:value="0" calcext:value-type="float">
            <text:p>0</text:p>
          </table:table-cell>
          <table:table-cell office:value-type="float" office:value="1414333" calcext:value-type="float">
            <text:p>1414333</text:p>
          </table:table-cell>
          <table:table-cell office:value-type="float" office:value="434367" calcext:value-type="float">
            <text:p>434367</text:p>
          </table:table-cell>
          <table:table-cell office:value-type="string" calcext:value-type="string">
            <text:p>[[@81399]] Thank you so much ?</text:p>
          </table:table-cell>
          <table:table-cell/>
        </table:table-row>
        <table:table-row table:style-name="ro1">
          <table:table-cell office:value-type="float" office:value="309851" calcext:value-type="float">
            <text:p>309851</text:p>
          </table:table-cell>
          <table:table-cell office:value-type="float" office:value="0" calcext:value-type="float">
            <text:p>0</text:p>
          </table:table-cell>
          <table:table-cell office:value-type="float" office:value="1643880" calcext:value-type="float">
            <text:p>1643880</text:p>
          </table:table-cell>
          <table:table-cell office:value-type="float" office:value="481304" calcext:value-type="float">
            <text:p>481304</text:p>
          </table:table-cell>
          <table:table-cell office:value-type="string" calcext:value-type="string">
            <text:p>Damn it.</text:p>
          </table:table-cell>
          <table:table-cell/>
        </table:table-row>
        <table:table-row table:style-name="ro1">
          <table:table-cell office:value-type="float" office:value="321740" calcext:value-type="float">
            <text:p>321740</text:p>
          </table:table-cell>
          <table:table-cell office:value-type="float" office:value="0" calcext:value-type="float">
            <text:p>0</text:p>
          </table:table-cell>
          <table:table-cell office:value-type="float" office:value="1716608" calcext:value-type="float">
            <text:p>1716608</text:p>
          </table:table-cell>
          <table:table-cell office:value-type="float" office:value="87234" calcext:value-type="float">
            <text:p>87234</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403943" calcext:value-type="float">
            <text:p>403943</text:p>
          </table:table-cell>
          <table:table-cell office:value-type="float" office:value="0" calcext:value-type="float">
            <text:p>0</text:p>
          </table:table-cell>
          <table:table-cell office:value-type="float" office:value="2267592" calcext:value-type="float">
            <text:p>2267592</text:p>
          </table:table-cell>
          <table:table-cell office:value-type="float" office:value="1073832" calcext:value-type="float">
            <text:p>1073832</text:p>
          </table:table-cell>
          <table:table-cell office:value-type="string" calcext:value-type="string">
            <text:p>Hiii</text:p>
          </table:table-cell>
          <table:table-cell/>
        </table:table-row>
        <table:table-row table:style-name="ro1">
          <table:table-cell office:value-type="float" office:value="431494" calcext:value-type="float">
            <text:p>431494</text:p>
          </table:table-cell>
          <table:table-cell office:value-type="float" office:value="0" calcext:value-type="float">
            <text:p>0</text:p>
          </table:table-cell>
          <table:table-cell office:value-type="float" office:value="53089" calcext:value-type="float">
            <text:p>53089</text:p>
          </table:table-cell>
          <table:table-cell office:value-type="float" office:value="1365934" calcext:value-type="float">
            <text:p>1365934</text:p>
          </table:table-cell>
          <table:table-cell office:value-type="string" calcext:value-type="string">
            <text:p>[[@16598]] yes it's good time if you wish to see greenery... contact me, m Tour Guide in Bhutan, WhatsApp +97517481607</text:p>
          </table:table-cell>
          <table:table-cell/>
        </table:table-row>
        <table:table-row table:style-name="ro1">
          <table:table-cell office:value-type="float" office:value="449190" calcext:value-type="float">
            <text:p>449190</text:p>
          </table:table-cell>
          <table:table-cell office:value-type="float" office:value="0" calcext:value-type="float">
            <text:p>0</text:p>
          </table:table-cell>
          <table:table-cell office:value-type="float" office:value="2262233" calcext:value-type="float">
            <text:p>2262233</text:p>
          </table:table-cell>
          <table:table-cell office:value-type="float" office:value="1873624" calcext:value-type="float">
            <text:p>1873624</text:p>
          </table:table-cell>
          <table:table-cell office:value-type="string" calcext:value-type="string">
            <text:p>Hello</text:p>
          </table:table-cell>
          <table:table-cell/>
        </table:table-row>
        <table:table-row table:style-name="ro1">
          <table:table-cell office:value-type="float" office:value="25562" calcext:value-type="float">
            <text:p>25562</text:p>
          </table:table-cell>
          <table:table-cell office:value-type="float" office:value="0" calcext:value-type="float">
            <text:p>0</text:p>
          </table:table-cell>
          <table:table-cell office:value-type="float" office:value="594647" calcext:value-type="float">
            <text:p>594647</text:p>
          </table:table-cell>
          <table:table-cell office:value-type="float" office:value="4390" calcext:value-type="float">
            <text:p>4390</text:p>
          </table:table-cell>
          <table:table-cell office:value-type="string" calcext:value-type="string">
            <text:p>How much did the trip cost ?</text:p>
          </table:table-cell>
          <table:table-cell/>
        </table:table-row>
        <table:table-row table:style-name="ro1">
          <table:table-cell office:value-type="float" office:value="78586" calcext:value-type="float">
            <text:p>78586</text:p>
          </table:table-cell>
          <table:table-cell office:value-type="float" office:value="0" calcext:value-type="float">
            <text:p>0</text:p>
          </table:table-cell>
          <table:table-cell office:value-type="float" office:value="730186" calcext:value-type="float">
            <text:p>730186</text:p>
          </table:table-cell>
          <table:table-cell office:value-type="float" office:value="86538" calcext:value-type="float">
            <text:p>8653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28595" calcext:value-type="float">
            <text:p>128595</text:p>
          </table:table-cell>
          <table:table-cell office:value-type="float" office:value="0" calcext:value-type="float">
            <text:p>0</text:p>
          </table:table-cell>
          <table:table-cell office:value-type="float" office:value="563808" calcext:value-type="float">
            <text:p>563808</text:p>
          </table:table-cell>
          <table:table-cell office:value-type="float" office:value="82228" calcext:value-type="float">
            <text:p>82228</text:p>
          </table:table-cell>
          <table:table-cell office:value-type="string" calcext:value-type="string">
            <text:p>Hey the trail is amazing, could you give some info?</text:p>
          </table:table-cell>
          <table:table-cell/>
        </table:table-row>
        <table:table-row table:style-name="ro1">
          <table:table-cell office:value-type="float" office:value="153247" calcext:value-type="float">
            <text:p>153247</text:p>
          </table:table-cell>
          <table:table-cell office:value-type="float" office:value="0" calcext:value-type="float">
            <text:p>0</text:p>
          </table:table-cell>
          <table:table-cell office:value-type="float" office:value="899187" calcext:value-type="float">
            <text:p>899187</text:p>
          </table:table-cell>
          <table:table-cell office:value-type="float" office:value="19712" calcext:value-type="float">
            <text:p>19712</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87885" calcext:value-type="float">
            <text:p>187885</text:p>
          </table:table-cell>
          <table:table-cell office:value-type="float" office:value="559298" calcext:value-type="float">
            <text:p>559298</text:p>
          </table:table-cell>
          <table:table-cell office:value-type="float" office:value="0" calcext:value-type="float">
            <text:p>0</text:p>
          </table:table-cell>
          <table:table-cell office:value-type="float" office:value="250913" calcext:value-type="float">
            <text:p>250913</text:p>
          </table:table-cell>
          <table:table-cell office:value-type="string" calcext:value-type="string">
            <text:p>Excellent</text:p>
          </table:table-cell>
          <table:table-cell/>
        </table:table-row>
        <table:table-row table:style-name="ro1">
          <table:table-cell office:value-type="float" office:value="231551" calcext:value-type="float">
            <text:p>231551</text:p>
          </table:table-cell>
          <table:table-cell office:value-type="float" office:value="0" calcext:value-type="float">
            <text:p>0</text:p>
          </table:table-cell>
          <table:table-cell office:value-type="float" office:value="1177142" calcext:value-type="float">
            <text:p>1177142</text:p>
          </table:table-cell>
          <table:table-cell office:value-type="float" office:value="43463" calcext:value-type="float">
            <text:p>43463</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254683" calcext:value-type="float">
            <text:p>254683</text:p>
          </table:table-cell>
          <table:table-cell office:value-type="float" office:value="0" calcext:value-type="float">
            <text:p>0</text:p>
          </table:table-cell>
          <table:table-cell office:value-type="float" office:value="1308320" calcext:value-type="float">
            <text:p>1308320</text:p>
          </table:table-cell>
          <table:table-cell office:value-type="float" office:value="79904" calcext:value-type="float">
            <text:p>7990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05832" calcext:value-type="float">
            <text:p>305832</text:p>
          </table:table-cell>
          <table:table-cell office:value-type="float" office:value="0" calcext:value-type="float">
            <text:p>0</text:p>
          </table:table-cell>
          <table:table-cell office:value-type="float" office:value="1617231" calcext:value-type="float">
            <text:p>1617231</text:p>
          </table:table-cell>
          <table:table-cell office:value-type="float" office:value="80002" calcext:value-type="float">
            <text:p>80002</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10369" calcext:value-type="float">
            <text:p>310369</text:p>
          </table:table-cell>
          <table:table-cell office:value-type="float" office:value="0" calcext:value-type="float">
            <text:p>0</text:p>
          </table:table-cell>
          <table:table-cell office:value-type="float" office:value="1646310" calcext:value-type="float">
            <text:p>1646310</text:p>
          </table:table-cell>
          <table:table-cell office:value-type="float" office:value="41371" calcext:value-type="float">
            <text:p>41371</text:p>
          </table:table-cell>
          <table:table-cell office:value-type="string" calcext:value-type="string">
            <text:p>Maa kaasam! maza aa gaya</text:p>
          </table:table-cell>
          <table:table-cell/>
        </table:table-row>
        <table:table-row table:style-name="ro1">
          <table:table-cell office:value-type="float" office:value="310981" calcext:value-type="float">
            <text:p>310981</text:p>
          </table:table-cell>
          <table:table-cell office:value-type="float" office:value="0" calcext:value-type="float">
            <text:p>0</text:p>
          </table:table-cell>
          <table:table-cell office:value-type="float" office:value="1649934" calcext:value-type="float">
            <text:p>1649934</text:p>
          </table:table-cell>
          <table:table-cell office:value-type="float" office:value="81079" calcext:value-type="float">
            <text:p>81079</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38358" calcext:value-type="float">
            <text:p>338358</text:p>
          </table:table-cell>
          <table:table-cell office:value-type="float" office:value="0" calcext:value-type="float">
            <text:p>0</text:p>
          </table:table-cell>
          <table:table-cell office:value-type="float" office:value="1804917" calcext:value-type="float">
            <text:p>1804917</text:p>
          </table:table-cell>
          <table:table-cell office:value-type="float" office:value="52552" calcext:value-type="float">
            <text:p>52552</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433268" calcext:value-type="float">
            <text:p>433268</text:p>
          </table:table-cell>
          <table:table-cell office:value-type="float" office:value="0" calcext:value-type="float">
            <text:p>0</text:p>
          </table:table-cell>
          <table:table-cell office:value-type="float" office:value="903824" calcext:value-type="float">
            <text:p>903824</text:p>
          </table:table-cell>
          <table:table-cell office:value-type="float" office:value="34038" calcext:value-type="float">
            <text:p>34038</text:p>
          </table:table-cell>
          <table:table-cell office:value-type="string" calcext:value-type="string">
            <text:p>cool to know that</text:p>
          </table:table-cell>
          <table:table-cell/>
        </table:table-row>
        <table:table-row table:style-name="ro1">
          <table:table-cell office:value-type="float" office:value="442378" calcext:value-type="float">
            <text:p>442378</text:p>
          </table:table-cell>
          <table:table-cell office:value-type="float" office:value="0" calcext:value-type="float">
            <text:p>0</text:p>
          </table:table-cell>
          <table:table-cell office:value-type="float" office:value="2367316" calcext:value-type="float">
            <text:p>2367316</text:p>
          </table:table-cell>
          <table:table-cell office:value-type="float" office:value="1696548" calcext:value-type="float">
            <text:p>1696548</text:p>
          </table:table-cell>
          <table:table-cell office:value-type="string" calcext:value-type="string">
            <text:p>Open my website and order online Cloths</text:p>
          </table:table-cell>
          <table:table-cell/>
        </table:table-row>
        <table:table-row table:style-name="ro1">
          <table:table-cell office:value-type="float" office:value="13537" calcext:value-type="float">
            <text:p>13537</text:p>
          </table:table-cell>
          <table:table-cell office:value-type="float" office:value="0" calcext:value-type="float">
            <text:p>0</text:p>
          </table:table-cell>
          <table:table-cell office:value-type="float" office:value="427229" calcext:value-type="float">
            <text:p>427229</text:p>
          </table:table-cell>
          <table:table-cell office:value-type="float" office:value="117512" calcext:value-type="float">
            <text:p>117512</text:p>
          </table:table-cell>
          <table:table-cell office:value-type="string" calcext:value-type="string">
            <text:p>[[@1]]</text:p>
          </table:table-cell>
          <table:table-cell/>
        </table:table-row>
        <table:table-row table:style-name="ro1">
          <table:table-cell office:value-type="float" office:value="20029" calcext:value-type="float">
            <text:p>20029</text:p>
          </table:table-cell>
          <table:table-cell office:value-type="float" office:value="0" calcext:value-type="float">
            <text:p>0</text:p>
          </table:table-cell>
          <table:table-cell office:value-type="float" office:value="585466" calcext:value-type="float">
            <text:p>585466</text:p>
          </table:table-cell>
          <table:table-cell office:value-type="float" office:value="175413" calcext:value-type="float">
            <text:p>175413</text:p>
          </table:table-cell>
          <table:table-cell office:value-type="string" calcext:value-type="string">
            <text:p>[[@39462]] loopholes as in?</text:p>
          </table:table-cell>
          <table:table-cell/>
        </table:table-row>
        <table:table-row table:style-name="ro1">
          <table:table-cell office:value-type="float" office:value="242297" calcext:value-type="float">
            <text:p>242297</text:p>
          </table:table-cell>
          <table:table-cell office:value-type="float" office:value="0" calcext:value-type="float">
            <text:p>0</text:p>
          </table:table-cell>
          <table:table-cell office:value-type="float" office:value="1212348" calcext:value-type="float">
            <text:p>1212348</text:p>
          </table:table-cell>
          <table:table-cell office:value-type="float" office:value="366168" calcext:value-type="float">
            <text:p>366168</text:p>
          </table:table-cell>
          <table:table-cell office:value-type="string" calcext:value-type="string">
            <text:p>That suits your mood</text:p>
          </table:table-cell>
          <table:table-cell/>
        </table:table-row>
        <table:table-row table:style-name="ro1">
          <table:table-cell office:value-type="float" office:value="56421" calcext:value-type="float">
            <text:p>56421</text:p>
          </table:table-cell>
          <table:table-cell office:value-type="float" office:value="0" calcext:value-type="float">
            <text:p>0</text:p>
          </table:table-cell>
          <table:table-cell office:value-type="float" office:value="658855" calcext:value-type="float">
            <text:p>658855</text:p>
          </table:table-cell>
          <table:table-cell office:value-type="float" office:value="83329" calcext:value-type="float">
            <text:p>8332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02652" calcext:value-type="float">
            <text:p>202652</text:p>
          </table:table-cell>
          <table:table-cell office:value-type="float" office:value="0" calcext:value-type="float">
            <text:p>0</text:p>
          </table:table-cell>
          <table:table-cell office:value-type="float" office:value="1051189" calcext:value-type="float">
            <text:p>1051189</text:p>
          </table:table-cell>
          <table:table-cell office:value-type="float" office:value="42547" calcext:value-type="float">
            <text:p>42547</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13535" calcext:value-type="float">
            <text:p>213535</text:p>
          </table:table-cell>
          <table:table-cell office:value-type="float" office:value="0" calcext:value-type="float">
            <text:p>0</text:p>
          </table:table-cell>
          <table:table-cell office:value-type="float" office:value="1093682" calcext:value-type="float">
            <text:p>1093682</text:p>
          </table:table-cell>
          <table:table-cell office:value-type="float" office:value="41559" calcext:value-type="float">
            <text:p>41559</text:p>
          </table:table-cell>
          <table:table-cell office:value-type="string" calcext:value-type="string">
            <text:p>Lajavaab</text:p>
          </table:table-cell>
          <table:table-cell/>
        </table:table-row>
        <table:table-row table:style-name="ro1">
          <table:table-cell office:value-type="float" office:value="233166" calcext:value-type="float">
            <text:p>233166</text:p>
          </table:table-cell>
          <table:table-cell office:value-type="float" office:value="0" calcext:value-type="float">
            <text:p>0</text:p>
          </table:table-cell>
          <table:table-cell office:value-type="float" office:value="1183664" calcext:value-type="float">
            <text:p>1183664</text:p>
          </table:table-cell>
          <table:table-cell office:value-type="float" office:value="357069" calcext:value-type="float">
            <text:p>357069</text:p>
          </table:table-cell>
          <table:table-cell office:value-type="string" calcext:value-type="string">
            <text:p>[[@43298]] Hey thanks Abhishek, which place are you referring?</text:p>
          </table:table-cell>
          <table:table-cell/>
        </table:table-row>
        <table:table-row table:style-name="ro1">
          <table:table-cell office:value-type="float" office:value="251350" calcext:value-type="float">
            <text:p>251350</text:p>
          </table:table-cell>
          <table:table-cell office:value-type="float" office:value="0" calcext:value-type="float">
            <text:p>0</text:p>
          </table:table-cell>
          <table:table-cell office:value-type="float" office:value="1281036" calcext:value-type="float">
            <text:p>1281036</text:p>
          </table:table-cell>
          <table:table-cell office:value-type="float" office:value="83367" calcext:value-type="float">
            <text:p>83367</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420512" calcext:value-type="float">
            <text:p>420512</text:p>
          </table:table-cell>
          <table:table-cell office:value-type="float" office:value="0" calcext:value-type="float">
            <text:p>0</text:p>
          </table:table-cell>
          <table:table-cell office:value-type="float" office:value="2329616" calcext:value-type="float">
            <text:p>2329616</text:p>
          </table:table-cell>
          <table:table-cell office:value-type="float" office:value="12819" calcext:value-type="float">
            <text:p>12819</text:p>
          </table:table-cell>
          <table:table-cell office:value-type="string" calcext:value-type="string">
            <text:p>yami is so ugly?</text:p>
          </table:table-cell>
          <table:table-cell/>
        </table:table-row>
        <table:table-row table:style-name="ro1">
          <table:table-cell office:value-type="float" office:value="439028" calcext:value-type="float">
            <text:p>439028</text:p>
          </table:table-cell>
          <table:table-cell office:value-type="float" office:value="0" calcext:value-type="float">
            <text:p>0</text:p>
          </table:table-cell>
          <table:table-cell office:value-type="float" office:value="2385595" calcext:value-type="float">
            <text:p>2385595</text:p>
          </table:table-cell>
          <table:table-cell office:value-type="float" office:value="35406" calcext:value-type="float">
            <text:p>35406</text:p>
          </table:table-cell>
          <table:table-cell office:value-type="string" calcext:value-type="string">
            <text:p>இத பாக்கும்போதே சாப்பிடணும் போல இருக்கே </text:p>
          </table:table-cell>
          <table:table-cell/>
        </table:table-row>
        <table:table-row table:style-name="ro1">
          <table:table-cell office:value-type="float" office:value="463223" calcext:value-type="float">
            <text:p>463223</text:p>
          </table:table-cell>
          <table:table-cell office:value-type="float" office:value="0" calcext:value-type="float">
            <text:p>0</text:p>
          </table:table-cell>
          <table:table-cell office:value-type="float" office:value="1689958" calcext:value-type="float">
            <text:p>1689958</text:p>
          </table:table-cell>
          <table:table-cell office:value-type="float" office:value="1203673" calcext:value-type="float">
            <text:p>1203673</text:p>
          </table:table-cell>
          <table:table-cell office:value-type="string" calcext:value-type="string">
            <text:p>Ghggj</text:p>
          </table:table-cell>
          <table:table-cell/>
        </table:table-row>
        <table:table-row table:style-name="ro1">
          <table:table-cell office:value-type="float" office:value="31145" calcext:value-type="float">
            <text:p>31145</text:p>
          </table:table-cell>
          <table:table-cell office:value-type="float" office:value="0" calcext:value-type="float">
            <text:p>0</text:p>
          </table:table-cell>
          <table:table-cell office:value-type="float" office:value="498543" calcext:value-type="float">
            <text:p>498543</text:p>
          </table:table-cell>
          <table:table-cell office:value-type="float" office:value="41585" calcext:value-type="float">
            <text:p>41585</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69234" calcext:value-type="float">
            <text:p>69234</text:p>
          </table:table-cell>
          <table:table-cell office:value-type="float" office:value="0" calcext:value-type="float">
            <text:p>0</text:p>
          </table:table-cell>
          <table:table-cell office:value-type="float" office:value="699640" calcext:value-type="float">
            <text:p>699640</text:p>
          </table:table-cell>
          <table:table-cell office:value-type="float" office:value="80404" calcext:value-type="float">
            <text:p>80404</text:p>
          </table:table-cell>
          <table:table-cell office:value-type="string" calcext:value-type="string">
            <text:p>Sahi banaya he !!</text:p>
          </table:table-cell>
          <table:table-cell/>
        </table:table-row>
        <table:table-row table:style-name="ro1">
          <table:table-cell office:value-type="float" office:value="132469" calcext:value-type="float">
            <text:p>132469</text:p>
          </table:table-cell>
          <table:table-cell office:value-type="float" office:value="0" calcext:value-type="float">
            <text:p>0</text:p>
          </table:table-cell>
          <table:table-cell office:value-type="float" office:value="847393" calcext:value-type="float">
            <text:p>847393</text:p>
          </table:table-cell>
          <table:table-cell office:value-type="float" office:value="253083" calcext:value-type="float">
            <text:p>253083</text:p>
          </table:table-cell>
          <table:table-cell office:value-type="string" calcext:value-type="string">
            <text:p>[[@78575]] <text:s/>thanks ! Will share more pics with the details</text:p>
          </table:table-cell>
          <table:table-cell/>
        </table:table-row>
        <table:table-row table:style-name="ro1">
          <table:table-cell office:value-type="float" office:value="383350" calcext:value-type="float">
            <text:p>383350</text:p>
          </table:table-cell>
          <table:table-cell office:value-type="float" office:value="0" calcext:value-type="float">
            <text:p>0</text:p>
          </table:table-cell>
          <table:table-cell office:value-type="float" office:value="2260605" calcext:value-type="float">
            <text:p>2260605</text:p>
          </table:table-cell>
          <table:table-cell office:value-type="float" office:value="1" calcext:value-type="float">
            <text:p>1</text:p>
          </table:table-cell>
          <table:table-cell office:value-type="string" calcext:value-type="string">
            <text:p>Congratulations [[@450481]]</text:p>
          </table:table-cell>
          <table:table-cell/>
        </table:table-row>
        <table:table-row table:style-name="ro1">
          <table:table-cell office:value-type="float" office:value="384696" calcext:value-type="float">
            <text:p>384696</text:p>
          </table:table-cell>
          <table:table-cell office:value-type="float" office:value="0" calcext:value-type="float">
            <text:p>0</text:p>
          </table:table-cell>
          <table:table-cell office:value-type="float" office:value="1716549" calcext:value-type="float">
            <text:p>1716549</text:p>
          </table:table-cell>
          <table:table-cell office:value-type="float" office:value="880879" calcext:value-type="float">
            <text:p>880879</text:p>
          </table:table-cell>
          <table:table-cell office:value-type="string" calcext:value-type="string">
            <text:p>Nice</text:p>
          </table:table-cell>
          <table:table-cell/>
        </table:table-row>
        <table:table-row table:style-name="ro1">
          <table:table-cell office:value-type="float" office:value="398921" calcext:value-type="float">
            <text:p>398921</text:p>
          </table:table-cell>
          <table:table-cell office:value-type="float" office:value="0" calcext:value-type="float">
            <text:p>0</text:p>
          </table:table-cell>
          <table:table-cell office:value-type="float" office:value="1182583" calcext:value-type="float">
            <text:p>1182583</text:p>
          </table:table-cell>
          <table:table-cell office:value-type="float" office:value="970594" calcext:value-type="float">
            <text:p>970594</text:p>
          </table:table-cell>
          <table:table-cell office:value-type="string" calcext:value-type="string">
            <text:p>Wonderful</text:p>
          </table:table-cell>
          <table:table-cell/>
        </table:table-row>
        <table:table-row table:style-name="ro1">
          <table:table-cell office:value-type="float" office:value="402064" calcext:value-type="float">
            <text:p>402064</text:p>
          </table:table-cell>
          <table:table-cell office:value-type="float" office:value="0" calcext:value-type="float">
            <text:p>0</text:p>
          </table:table-cell>
          <table:table-cell office:value-type="float" office:value="960717" calcext:value-type="float">
            <text:p>960717</text:p>
          </table:table-cell>
          <table:table-cell office:value-type="float" office:value="1405" calcext:value-type="float">
            <text:p>1405</text:p>
          </table:table-cell>
          <table:table-cell office:value-type="string" calcext:value-type="string">
            <text:p>This is so cool</text:p>
          </table:table-cell>
          <table:table-cell/>
        </table:table-row>
        <table:table-row table:style-name="ro1">
          <table:table-cell office:value-type="float" office:value="431076" calcext:value-type="float">
            <text:p>431076</text:p>
          </table:table-cell>
          <table:table-cell office:value-type="float" office:value="0" calcext:value-type="float">
            <text:p>0</text:p>
          </table:table-cell>
          <table:table-cell office:value-type="float" office:value="2308922" calcext:value-type="float">
            <text:p>2308922</text:p>
          </table:table-cell>
          <table:table-cell office:value-type="float" office:value="31132" calcext:value-type="float">
            <text:p>31132</text:p>
          </table:table-cell>
          <table:table-cell office:value-type="string" calcext:value-type="string">
            <text:p>nice tips</text:p>
          </table:table-cell>
          <table:table-cell/>
        </table:table-row>
        <table:table-row table:style-name="ro1">
          <table:table-cell office:value-type="float" office:value="7258" calcext:value-type="float">
            <text:p>7258</text:p>
          </table:table-cell>
          <table:table-cell office:value-type="float" office:value="95921" calcext:value-type="float">
            <text:p>95921</text:p>
          </table:table-cell>
          <table:table-cell office:value-type="float" office:value="0" calcext:value-type="float">
            <text:p>0</text:p>
          </table:table-cell>
          <table:table-cell office:value-type="float" office:value="34273" calcext:value-type="float">
            <text:p>34273</text:p>
          </table:table-cell>
          <table:table-cell office:value-type="string" calcext:value-type="string">
            <text:p>[[@61747]] The hot springs were HOT, but the weather was extremely cold.</text:p>
          </table:table-cell>
          <table:table-cell/>
        </table:table-row>
        <table:table-row table:style-name="ro1">
          <table:table-cell office:value-type="float" office:value="107598" calcext:value-type="float">
            <text:p>107598</text:p>
          </table:table-cell>
          <table:table-cell office:value-type="float" office:value="0" calcext:value-type="float">
            <text:p>0</text:p>
          </table:table-cell>
          <table:table-cell office:value-type="float" office:value="427397" calcext:value-type="float">
            <text:p>427397</text:p>
          </table:table-cell>
          <table:table-cell office:value-type="float" office:value="34" calcext:value-type="float">
            <text:p>34</text:p>
          </table:table-cell>
          <table:table-cell office:value-type="string" calcext:value-type="string">
            <text:p>Amazing trail ?</text:p>
          </table:table-cell>
          <table:table-cell/>
        </table:table-row>
        <table:table-row table:style-name="ro1">
          <table:table-cell office:value-type="float" office:value="126653" calcext:value-type="float">
            <text:p>126653</text:p>
          </table:table-cell>
          <table:table-cell office:value-type="float" office:value="0" calcext:value-type="float">
            <text:p>0</text:p>
          </table:table-cell>
          <table:table-cell office:value-type="float" office:value="832222" calcext:value-type="float">
            <text:p>832222</text:p>
          </table:table-cell>
          <table:table-cell office:value-type="float" office:value="19763" calcext:value-type="float">
            <text:p>19763</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36894" calcext:value-type="float">
            <text:p>136894</text:p>
          </table:table-cell>
          <table:table-cell office:value-type="float" office:value="0" calcext:value-type="float">
            <text:p>0</text:p>
          </table:table-cell>
          <table:table-cell office:value-type="float" office:value="857093" calcext:value-type="float">
            <text:p>857093</text:p>
          </table:table-cell>
          <table:table-cell office:value-type="float" office:value="77525" calcext:value-type="float">
            <text:p>77525</text:p>
          </table:table-cell>
          <table:table-cell office:value-type="string" calcext:value-type="string">
            <text:p>Kya mast hai bhai</text:p>
          </table:table-cell>
          <table:table-cell/>
        </table:table-row>
        <table:table-row table:style-name="ro1">
          <table:table-cell office:value-type="float" office:value="149121" calcext:value-type="float">
            <text:p>149121</text:p>
          </table:table-cell>
          <table:table-cell office:value-type="float" office:value="0" calcext:value-type="float">
            <text:p>0</text:p>
          </table:table-cell>
          <table:table-cell office:value-type="float" office:value="890325" calcext:value-type="float">
            <text:p>890325</text:p>
          </table:table-cell>
          <table:table-cell office:value-type="float" office:value="40601" calcext:value-type="float">
            <text:p>4060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45550" calcext:value-type="float">
            <text:p>245550</text:p>
          </table:table-cell>
          <table:table-cell office:value-type="float" office:value="0" calcext:value-type="float">
            <text:p>0</text:p>
          </table:table-cell>
          <table:table-cell office:value-type="float" office:value="1229941" calcext:value-type="float">
            <text:p>1229941</text:p>
          </table:table-cell>
          <table:table-cell office:value-type="float" office:value="41347" calcext:value-type="float">
            <text:p>41347</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75648" calcext:value-type="float">
            <text:p>275648</text:p>
          </table:table-cell>
          <table:table-cell office:value-type="float" office:value="987565" calcext:value-type="float">
            <text:p>987565</text:p>
          </table:table-cell>
          <table:table-cell office:value-type="float" office:value="0" calcext:value-type="float">
            <text:p>0</text:p>
          </table:table-cell>
          <table:table-cell office:value-type="float" office:value="354168" calcext:value-type="float">
            <text:p>354168</text:p>
          </table:table-cell>
          <table:table-cell office:value-type="string" calcext:value-type="string">
            <text:p>Yummy</text:p>
          </table:table-cell>
          <table:table-cell/>
        </table:table-row>
        <table:table-row table:style-name="ro1">
          <table:table-cell office:value-type="float" office:value="406155" calcext:value-type="float">
            <text:p>406155</text:p>
          </table:table-cell>
          <table:table-cell office:value-type="float" office:value="0" calcext:value-type="float">
            <text:p>0</text:p>
          </table:table-cell>
          <table:table-cell office:value-type="float" office:value="2286952" calcext:value-type="float">
            <text:p>2286952</text:p>
          </table:table-cell>
          <table:table-cell office:value-type="float" office:value="1111762" calcext:value-type="float">
            <text:p>1111762</text:p>
          </table:table-cell>
          <table:table-cell office:value-type="string" calcext:value-type="string">
            <text:p>Job wanted <text:s text:c="37"/>Central government approved company. <text:s text:c="31"/>Company sponsored room. <text:s text:c="4"/>Salary. : 13000 to 22000 <text:s text:c="26"/>number : 8973728013</text:p>
          </table:table-cell>
          <table:table-cell/>
        </table:table-row>
        <table:table-row table:style-name="ro1">
          <table:table-cell office:value-type="float" office:value="452290" calcext:value-type="float">
            <text:p>452290</text:p>
          </table:table-cell>
          <table:table-cell office:value-type="float" office:value="0" calcext:value-type="float">
            <text:p>0</text:p>
          </table:table-cell>
          <table:table-cell office:value-type="float" office:value="2131821" calcext:value-type="float">
            <text:p>2131821</text:p>
          </table:table-cell>
          <table:table-cell office:value-type="float" office:value="1948336" calcext:value-type="float">
            <text:p>1948336</text:p>
          </table:table-cell>
          <table:table-cell office:value-type="string" calcext:value-type="string">
            <text:p>Hiiii</text:p>
          </table:table-cell>
          <table:table-cell/>
        </table:table-row>
        <table:table-row table:style-name="ro1">
          <table:table-cell office:value-type="float" office:value="453611" calcext:value-type="float">
            <text:p>453611</text:p>
          </table:table-cell>
          <table:table-cell office:value-type="float" office:value="0" calcext:value-type="float">
            <text:p>0</text:p>
          </table:table-cell>
          <table:table-cell office:value-type="float" office:value="2131267" calcext:value-type="float">
            <text:p>2131267</text:p>
          </table:table-cell>
          <table:table-cell office:value-type="float" office:value="1999859" calcext:value-type="float">
            <text:p>1999859</text:p>
          </table:table-cell>
          <table:table-cell office:value-type="string" calcext:value-type="string">
            <text:p>Hii</text:p>
          </table:table-cell>
          <table:table-cell/>
        </table:table-row>
        <table:table-row table:style-name="ro1">
          <table:table-cell office:value-type="float" office:value="454615" calcext:value-type="float">
            <text:p>454615</text:p>
          </table:table-cell>
          <table:table-cell office:value-type="float" office:value="0" calcext:value-type="float">
            <text:p>0</text:p>
          </table:table-cell>
          <table:table-cell office:value-type="float" office:value="2374686" calcext:value-type="float">
            <text:p>2374686</text:p>
          </table:table-cell>
          <table:table-cell office:value-type="float" office:value="2006608" calcext:value-type="float">
            <text:p>2006608</text:p>
          </table:table-cell>
          <table:table-cell office:value-type="string" calcext:value-type="string">
            <text:p>Wery nice</text:p>
          </table:table-cell>
          <table:table-cell/>
        </table:table-row>
        <table:table-row table:style-name="ro1">
          <table:table-cell office:value-type="float" office:value="8444" calcext:value-type="float">
            <text:p>8444</text:p>
          </table:table-cell>
          <table:table-cell office:value-type="float" office:value="0" calcext:value-type="float">
            <text:p>0</text:p>
          </table:table-cell>
          <table:table-cell office:value-type="float" office:value="295515" calcext:value-type="float">
            <text:p>295515</text:p>
          </table:table-cell>
          <table:table-cell office:value-type="float" office:value="102373" calcext:value-type="float">
            <text:p>102373</text:p>
          </table:table-cell>
          <table:table-cell office:value-type="string" calcext:value-type="string">
            <text:p>Nice</text:p>
          </table:table-cell>
          <table:table-cell/>
        </table:table-row>
        <table:table-row table:style-name="ro1">
          <table:table-cell office:value-type="float" office:value="39498" calcext:value-type="float">
            <text:p>39498</text:p>
          </table:table-cell>
          <table:table-cell office:value-type="float" office:value="0" calcext:value-type="float">
            <text:p>0</text:p>
          </table:table-cell>
          <table:table-cell office:value-type="float" office:value="631663" calcext:value-type="float">
            <text:p>631663</text:p>
          </table:table-cell>
          <table:table-cell office:value-type="float" office:value="78514" calcext:value-type="float">
            <text:p>78514</text:p>
          </table:table-cell>
          <table:table-cell office:value-type="string" calcext:value-type="string">
            <text:p>Kya mast hai bhai</text:p>
          </table:table-cell>
          <table:table-cell/>
        </table:table-row>
        <table:table-row table:style-name="ro1">
          <table:table-cell office:value-type="float" office:value="109061" calcext:value-type="float">
            <text:p>109061</text:p>
          </table:table-cell>
          <table:table-cell office:value-type="float" office:value="0" calcext:value-type="float">
            <text:p>0</text:p>
          </table:table-cell>
          <table:table-cell office:value-type="float" office:value="792340" calcext:value-type="float">
            <text:p>792340</text:p>
          </table:table-cell>
          <table:table-cell office:value-type="float" office:value="170792" calcext:value-type="float">
            <text:p>170792</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137396" calcext:value-type="float">
            <text:p>137396</text:p>
          </table:table-cell>
          <table:table-cell office:value-type="float" office:value="0" calcext:value-type="float">
            <text:p>0</text:p>
          </table:table-cell>
          <table:table-cell office:value-type="float" office:value="843549" calcext:value-type="float">
            <text:p>843549</text:p>
          </table:table-cell>
          <table:table-cell office:value-type="float" office:value="251838" calcext:value-type="float">
            <text:p>251838</text:p>
          </table:table-cell>
          <table:table-cell office:value-type="string" calcext:value-type="string">
            <text:p>[[@243550]] many more</text:p>
          </table:table-cell>
          <table:table-cell/>
        </table:table-row>
        <table:table-row table:style-name="ro1">
          <table:table-cell office:value-type="float" office:value="166845" calcext:value-type="float">
            <text:p>166845</text:p>
          </table:table-cell>
          <table:table-cell office:value-type="float" office:value="0" calcext:value-type="float">
            <text:p>0</text:p>
          </table:table-cell>
          <table:table-cell office:value-type="float" office:value="937226" calcext:value-type="float">
            <text:p>937226</text:p>
          </table:table-cell>
          <table:table-cell office:value-type="float" office:value="42726" calcext:value-type="float">
            <text:p>42726</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77567" calcext:value-type="float">
            <text:p>177567</text:p>
          </table:table-cell>
          <table:table-cell office:value-type="float" office:value="0" calcext:value-type="float">
            <text:p>0</text:p>
          </table:table-cell>
          <table:table-cell office:value-type="float" office:value="966738" calcext:value-type="float">
            <text:p>966738</text:p>
          </table:table-cell>
          <table:table-cell office:value-type="float" office:value="86025" calcext:value-type="float">
            <text:p>86025</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00692" calcext:value-type="float">
            <text:p>200692</text:p>
          </table:table-cell>
          <table:table-cell office:value-type="float" office:value="0" calcext:value-type="float">
            <text:p>0</text:p>
          </table:table-cell>
          <table:table-cell office:value-type="float" office:value="1041108" calcext:value-type="float">
            <text:p>1041108</text:p>
          </table:table-cell>
          <table:table-cell office:value-type="float" office:value="81477" calcext:value-type="float">
            <text:p>81477</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214984" calcext:value-type="float">
            <text:p>214984</text:p>
          </table:table-cell>
          <table:table-cell office:value-type="float" office:value="0" calcext:value-type="float">
            <text:p>0</text:p>
          </table:table-cell>
          <table:table-cell office:value-type="float" office:value="1104118" calcext:value-type="float">
            <text:p>1104118</text:p>
          </table:table-cell>
          <table:table-cell office:value-type="float" office:value="332557" calcext:value-type="float">
            <text:p>332557</text:p>
          </table:table-cell>
          <table:table-cell office:value-type="string" calcext:value-type="string">
            <text:p>[[@79859]] way to go bro</text:p>
          </table:table-cell>
          <table:table-cell/>
        </table:table-row>
        <table:table-row table:style-name="ro1">
          <table:table-cell office:value-type="float" office:value="251690" calcext:value-type="float">
            <text:p>251690</text:p>
          </table:table-cell>
          <table:table-cell office:value-type="float" office:value="0" calcext:value-type="float">
            <text:p>0</text:p>
          </table:table-cell>
          <table:table-cell office:value-type="float" office:value="1284475" calcext:value-type="float">
            <text:p>1284475</text:p>
          </table:table-cell>
          <table:table-cell office:value-type="float" office:value="48421" calcext:value-type="float">
            <text:p>48421</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64949" calcext:value-type="float">
            <text:p>264949</text:p>
          </table:table-cell>
          <table:table-cell office:value-type="float" office:value="0" calcext:value-type="float">
            <text:p>0</text:p>
          </table:table-cell>
          <table:table-cell office:value-type="float" office:value="965051" calcext:value-type="float">
            <text:p>965051</text:p>
          </table:table-cell>
          <table:table-cell office:value-type="float" office:value="45043" calcext:value-type="float">
            <text:p>45043</text:p>
          </table:table-cell>
          <table:table-cell office:value-type="string" calcext:value-type="string">
            <text:p>Hey the trail is amazing, could you give some info?</text:p>
          </table:table-cell>
          <table:table-cell/>
        </table:table-row>
        <table:table-row table:style-name="ro1">
          <table:table-cell office:value-type="float" office:value="318761" calcext:value-type="float">
            <text:p>318761</text:p>
          </table:table-cell>
          <table:table-cell office:value-type="float" office:value="0" calcext:value-type="float">
            <text:p>0</text:p>
          </table:table-cell>
          <table:table-cell office:value-type="float" office:value="1696298" calcext:value-type="float">
            <text:p>1696298</text:p>
          </table:table-cell>
          <table:table-cell office:value-type="float" office:value="517770" calcext:value-type="float">
            <text:p>517770</text:p>
          </table:table-cell>
          <table:table-cell office:value-type="string" calcext:value-type="string">
            <text:p>Yep</text:p>
          </table:table-cell>
          <table:table-cell/>
        </table:table-row>
        <table:table-row table:style-name="ro1">
          <table:table-cell office:value-type="float" office:value="458873" calcext:value-type="float">
            <text:p>458873</text:p>
          </table:table-cell>
          <table:table-cell office:value-type="float" office:value="0" calcext:value-type="float">
            <text:p>0</text:p>
          </table:table-cell>
          <table:table-cell office:value-type="float" office:value="2339729" calcext:value-type="float">
            <text:p>2339729</text:p>
          </table:table-cell>
          <table:table-cell office:value-type="float" office:value="2145403" calcext:value-type="float">
            <text:p>2145403</text:p>
          </table:table-cell>
          <table:table-cell office:value-type="string" calcext:value-type="string">
            <text:p>Very nice</text:p>
          </table:table-cell>
          <table:table-cell/>
        </table:table-row>
        <table:table-row table:style-name="ro1">
          <table:table-cell office:value-type="float" office:value="188142" calcext:value-type="float">
            <text:p>188142</text:p>
          </table:table-cell>
          <table:table-cell office:value-type="float" office:value="0" calcext:value-type="float">
            <text:p>0</text:p>
          </table:table-cell>
          <table:table-cell office:value-type="float" office:value="978891" calcext:value-type="float">
            <text:p>978891</text:p>
          </table:table-cell>
          <table:table-cell office:value-type="float" office:value="84989" calcext:value-type="float">
            <text:p>84989</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42931" calcext:value-type="float">
            <text:p>242931</text:p>
          </table:table-cell>
          <table:table-cell office:value-type="float" office:value="0" calcext:value-type="float">
            <text:p>0</text:p>
          </table:table-cell>
          <table:table-cell office:value-type="float" office:value="1214009" calcext:value-type="float">
            <text:p>1214009</text:p>
          </table:table-cell>
          <table:table-cell office:value-type="float" office:value="86211" calcext:value-type="float">
            <text:p>8621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54028" calcext:value-type="float">
            <text:p>254028</text:p>
          </table:table-cell>
          <table:table-cell office:value-type="float" office:value="0" calcext:value-type="float">
            <text:p>0</text:p>
          </table:table-cell>
          <table:table-cell office:value-type="float" office:value="1302431" calcext:value-type="float">
            <text:p>1302431</text:p>
          </table:table-cell>
          <table:table-cell office:value-type="float" office:value="86864" calcext:value-type="float">
            <text:p>86864</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93172" calcext:value-type="float">
            <text:p>293172</text:p>
          </table:table-cell>
          <table:table-cell office:value-type="float" office:value="0" calcext:value-type="float">
            <text:p>0</text:p>
          </table:table-cell>
          <table:table-cell office:value-type="float" office:value="1544880" calcext:value-type="float">
            <text:p>1544880</text:p>
          </table:table-cell>
          <table:table-cell office:value-type="float" office:value="477116" calcext:value-type="float">
            <text:p>477116</text:p>
          </table:table-cell>
          <table:table-cell office:value-type="string" calcext:value-type="string">
            <text:p>Bhai well done ?</text:p>
          </table:table-cell>
          <table:table-cell/>
        </table:table-row>
        <table:table-row table:style-name="ro1">
          <table:table-cell office:value-type="float" office:value="309689" calcext:value-type="float">
            <text:p>309689</text:p>
          </table:table-cell>
          <table:table-cell office:value-type="float" office:value="1234308" calcext:value-type="float">
            <text:p>1234308</text:p>
          </table:table-cell>
          <table:table-cell office:value-type="float" office:value="0" calcext:value-type="float">
            <text:p>0</text:p>
          </table:table-cell>
          <table:table-cell office:value-type="float" office:value="45255" calcext:value-type="float">
            <text:p>45255</text:p>
          </table:table-cell>
          <table:table-cell office:value-type="string" calcext:value-type="string">
            <text:p>Hey girl keep up this good work...??</text:p>
          </table:table-cell>
          <table:table-cell/>
        </table:table-row>
        <table:table-row table:style-name="ro1">
          <table:table-cell office:value-type="float" office:value="314028" calcext:value-type="float">
            <text:p>314028</text:p>
          </table:table-cell>
          <table:table-cell office:value-type="float" office:value="0" calcext:value-type="float">
            <text:p>0</text:p>
          </table:table-cell>
          <table:table-cell office:value-type="float" office:value="1666864" calcext:value-type="float">
            <text:p>1666864</text:p>
          </table:table-cell>
          <table:table-cell office:value-type="float" office:value="80892" calcext:value-type="float">
            <text:p>8089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462436" calcext:value-type="float">
            <text:p>462436</text:p>
          </table:table-cell>
          <table:table-cell office:value-type="float" office:value="0" calcext:value-type="float">
            <text:p>0</text:p>
          </table:table-cell>
          <table:table-cell office:value-type="float" office:value="2278979" calcext:value-type="float">
            <text:p>2278979</text:p>
          </table:table-cell>
          <table:table-cell office:value-type="float" office:value="2225016" calcext:value-type="float">
            <text:p>2225016</text:p>
          </table:table-cell>
          <table:table-cell office:value-type="string" calcext:value-type="string">
            <text:p>Gucci</text:p>
          </table:table-cell>
          <table:table-cell/>
        </table:table-row>
        <table:table-row table:style-name="ro1">
          <table:table-cell office:value-type="float" office:value="116546" calcext:value-type="float">
            <text:p>116546</text:p>
          </table:table-cell>
          <table:table-cell office:value-type="float" office:value="0" calcext:value-type="float">
            <text:p>0</text:p>
          </table:table-cell>
          <table:table-cell office:value-type="float" office:value="816760" calcext:value-type="float">
            <text:p>816760</text:p>
          </table:table-cell>
          <table:table-cell office:value-type="float" office:value="84733" calcext:value-type="float">
            <text:p>84733</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55185" calcext:value-type="float">
            <text:p>255185</text:p>
          </table:table-cell>
          <table:table-cell office:value-type="float" office:value="0" calcext:value-type="float">
            <text:p>0</text:p>
          </table:table-cell>
          <table:table-cell office:value-type="float" office:value="1312191" calcext:value-type="float">
            <text:p>1312191</text:p>
          </table:table-cell>
          <table:table-cell office:value-type="float" office:value="45684" calcext:value-type="float">
            <text:p>45684</text:p>
          </table:table-cell>
          <table:table-cell office:value-type="string" calcext:value-type="string">
            <text:p>This is one of the best trails I've gone through to be honest!</text:p>
          </table:table-cell>
          <table:table-cell/>
        </table:table-row>
        <table:table-row table:style-name="ro1">
          <table:table-cell office:value-type="float" office:value="274482" calcext:value-type="float">
            <text:p>274482</text:p>
          </table:table-cell>
          <table:table-cell office:value-type="float" office:value="1012743" calcext:value-type="float">
            <text:p>1012743</text:p>
          </table:table-cell>
          <table:table-cell office:value-type="float" office:value="0" calcext:value-type="float">
            <text:p>0</text:p>
          </table:table-cell>
          <table:table-cell office:value-type="float" office:value="405308" calcext:value-type="float">
            <text:p>405308</text:p>
          </table:table-cell>
          <table:table-cell office:value-type="string" calcext:value-type="string">
            <text:p>[[@1]]</text:p>
          </table:table-cell>
          <table:table-cell/>
        </table:table-row>
        <table:table-row table:style-name="ro1">
          <table:table-cell office:value-type="float" office:value="411098" calcext:value-type="float">
            <text:p>411098</text:p>
          </table:table-cell>
          <table:table-cell office:value-type="float" office:value="0" calcext:value-type="float">
            <text:p>0</text:p>
          </table:table-cell>
          <table:table-cell office:value-type="float" office:value="2327479" calcext:value-type="float">
            <text:p>2327479</text:p>
          </table:table-cell>
          <table:table-cell office:value-type="float" office:value="1259788" calcext:value-type="float">
            <text:p>1259788</text:p>
          </table:table-cell>
          <table:table-cell office:value-type="string" calcext:value-type="string">
            <text:p>Nice knowledge</text:p>
          </table:table-cell>
          <table:table-cell/>
        </table:table-row>
        <table:table-row table:style-name="ro1">
          <table:table-cell office:value-type="float" office:value="419920" calcext:value-type="float">
            <text:p>419920</text:p>
          </table:table-cell>
          <table:table-cell office:value-type="float" office:value="0" calcext:value-type="float">
            <text:p>0</text:p>
          </table:table-cell>
          <table:table-cell office:value-type="float" office:value="2340053" calcext:value-type="float">
            <text:p>2340053</text:p>
          </table:table-cell>
          <table:table-cell office:value-type="float" office:value="55759" calcext:value-type="float">
            <text:p>55759</text:p>
          </table:table-cell>
          <table:table-cell office:value-type="string" calcext:value-type="string">
            <text:p>kohli/dhoni?</text:p>
          </table:table-cell>
          <table:table-cell/>
        </table:table-row>
        <table:table-row table:style-name="ro1">
          <table:table-cell office:value-type="float" office:value="1089" calcext:value-type="float">
            <text:p>1089</text:p>
          </table:table-cell>
          <table:table-cell office:value-type="float" office:value="2840" calcext:value-type="float">
            <text:p>2840</text:p>
          </table:table-cell>
          <table:table-cell office:value-type="float" office:value="0" calcext:value-type="float">
            <text:p>0</text:p>
          </table:table-cell>
          <table:table-cell office:value-type="float" office:value="386" calcext:value-type="float">
            <text:p>386</text:p>
          </table:table-cell>
          <table:table-cell office:value-type="string" calcext:value-type="string">
            <text:p>Awesome ? ?</text:p>
          </table:table-cell>
          <table:table-cell/>
        </table:table-row>
        <table:table-row table:style-name="ro1">
          <table:table-cell office:value-type="float" office:value="55390" calcext:value-type="float">
            <text:p>55390</text:p>
          </table:table-cell>
          <table:table-cell office:value-type="float" office:value="0" calcext:value-type="float">
            <text:p>0</text:p>
          </table:table-cell>
          <table:table-cell office:value-type="float" office:value="669792" calcext:value-type="float">
            <text:p>669792</text:p>
          </table:table-cell>
          <table:table-cell office:value-type="float" office:value="40982" calcext:value-type="float">
            <text:p>40982</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02508" calcext:value-type="float">
            <text:p>202508</text:p>
          </table:table-cell>
          <table:table-cell office:value-type="float" office:value="0" calcext:value-type="float">
            <text:p>0</text:p>
          </table:table-cell>
          <table:table-cell office:value-type="float" office:value="1050558" calcext:value-type="float">
            <text:p>1050558</text:p>
          </table:table-cell>
          <table:table-cell office:value-type="float" office:value="76613" calcext:value-type="float">
            <text:p>7661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43068" calcext:value-type="float">
            <text:p>243068</text:p>
          </table:table-cell>
          <table:table-cell office:value-type="float" office:value="806274" calcext:value-type="float">
            <text:p>806274</text:p>
          </table:table-cell>
          <table:table-cell office:value-type="float" office:value="0" calcext:value-type="float">
            <text:p>0</text:p>
          </table:table-cell>
          <table:table-cell office:value-type="float" office:value="364763" calcext:value-type="float">
            <text:p>364763</text:p>
          </table:table-cell>
          <table:table-cell office:value-type="string" calcext:value-type="string">
            <text:p>[[@135085]] In Bhutan.</text:p>
          </table:table-cell>
          <table:table-cell/>
        </table:table-row>
        <table:table-row table:style-name="ro1">
          <table:table-cell office:value-type="float" office:value="383781" calcext:value-type="float">
            <text:p>383781</text:p>
          </table:table-cell>
          <table:table-cell office:value-type="float" office:value="0" calcext:value-type="float">
            <text:p>0</text:p>
          </table:table-cell>
          <table:table-cell office:value-type="float" office:value="2215248" calcext:value-type="float">
            <text:p>2215248</text:p>
          </table:table-cell>
          <table:table-cell office:value-type="float" office:value="223968" calcext:value-type="float">
            <text:p>223968</text:p>
          </table:table-cell>
          <table:table-cell office:value-type="string" calcext:value-type="string">
            <text:p>Just went there yesterday!! Amazing food? you must also try 390 pizza, Naanza, chur chur naan and strawberry cream?</text:p>
          </table:table-cell>
          <table:table-cell/>
        </table:table-row>
        <table:table-row table:style-name="ro1">
          <table:table-cell office:value-type="float" office:value="404600" calcext:value-type="float">
            <text:p>404600</text:p>
          </table:table-cell>
          <table:table-cell office:value-type="float" office:value="0" calcext:value-type="float">
            <text:p>0</text:p>
          </table:table-cell>
          <table:table-cell office:value-type="float" office:value="2289855" calcext:value-type="float">
            <text:p>2289855</text:p>
          </table:table-cell>
          <table:table-cell office:value-type="float" office:value="18317" calcext:value-type="float">
            <text:p>18317</text:p>
          </table:table-cell>
          <table:table-cell office:value-type="string" calcext:value-type="string">
            <text:p>Did you discover any local restaurants?</text:p>
          </table:table-cell>
          <table:table-cell/>
        </table:table-row>
        <table:table-row table:style-name="ro1">
          <table:table-cell office:value-type="float" office:value="420707" calcext:value-type="float">
            <text:p>420707</text:p>
          </table:table-cell>
          <table:table-cell office:value-type="float" office:value="0" calcext:value-type="float">
            <text:p>0</text:p>
          </table:table-cell>
          <table:table-cell office:value-type="float" office:value="2314719" calcext:value-type="float">
            <text:p>2314719</text:p>
          </table:table-cell>
          <table:table-cell office:value-type="float" office:value="4796" calcext:value-type="float">
            <text:p>4796</text:p>
          </table:table-cell>
          <table:table-cell office:value-type="string" calcext:value-type="string">
            <text:p>do you believe in love?</text:p>
          </table:table-cell>
          <table:table-cell/>
        </table:table-row>
        <table:table-row table:style-name="ro1">
          <table:table-cell office:value-type="float" office:value="436201" calcext:value-type="float">
            <text:p>436201</text:p>
          </table:table-cell>
          <table:table-cell office:value-type="float" office:value="0" calcext:value-type="float">
            <text:p>0</text:p>
          </table:table-cell>
          <table:table-cell office:value-type="float" office:value="2221198" calcext:value-type="float">
            <text:p>2221198</text:p>
          </table:table-cell>
          <table:table-cell office:value-type="float" office:value="1553597" calcext:value-type="float">
            <text:p>1553597</text:p>
          </table:table-cell>
          <table:table-cell office:value-type="string" calcext:value-type="string">
            <text:p>Hai</text:p>
          </table:table-cell>
          <table:table-cell/>
        </table:table-row>
        <table:table-row table:style-name="ro1">
          <table:table-cell office:value-type="float" office:value="461499" calcext:value-type="float">
            <text:p>461499</text:p>
          </table:table-cell>
          <table:table-cell office:value-type="float" office:value="0" calcext:value-type="float">
            <text:p>0</text:p>
          </table:table-cell>
          <table:table-cell office:value-type="float" office:value="2364831" calcext:value-type="float">
            <text:p>2364831</text:p>
          </table:table-cell>
          <table:table-cell office:value-type="float" office:value="2211441" calcext:value-type="float">
            <text:p>2211441</text:p>
          </table:table-cell>
          <table:table-cell office:value-type="string" calcext:value-type="string">
            <text:p>Bhai comments me kar diya karo me vedio per please</text:p>
          </table:table-cell>
          <table:table-cell/>
        </table:table-row>
        <table:table-row table:style-name="ro1">
          <table:table-cell office:value-type="float" office:value="13224" calcext:value-type="float">
            <text:p>13224</text:p>
          </table:table-cell>
          <table:table-cell office:value-type="float" office:value="0" calcext:value-type="float">
            <text:p>0</text:p>
          </table:table-cell>
          <table:table-cell office:value-type="float" office:value="217699" calcext:value-type="float">
            <text:p>217699</text:p>
          </table:table-cell>
          <table:table-cell office:value-type="float" office:value="44159" calcext:value-type="float">
            <text:p>44159</text:p>
          </table:table-cell>
          <table:table-cell office:value-type="string" calcext:value-type="string">
            <text:p>Photo Shot on Mi A1 and by [[@43846]]</text:p>
          </table:table-cell>
          <table:table-cell/>
        </table:table-row>
        <table:table-row table:style-name="ro1">
          <table:table-cell office:value-type="float" office:value="36623" calcext:value-type="float">
            <text:p>36623</text:p>
          </table:table-cell>
          <table:table-cell office:value-type="float" office:value="0" calcext:value-type="float">
            <text:p>0</text:p>
          </table:table-cell>
          <table:table-cell office:value-type="float" office:value="627234" calcext:value-type="float">
            <text:p>627234</text:p>
          </table:table-cell>
          <table:table-cell office:value-type="float" office:value="45739" calcext:value-type="float">
            <text:p>45739</text:p>
          </table:table-cell>
          <table:table-cell office:value-type="string" calcext:value-type="string">
            <text:p>So glad you shared this today!</text:p>
          </table:table-cell>
          <table:table-cell/>
        </table:table-row>
        <table:table-row table:style-name="ro1">
          <table:table-cell office:value-type="float" office:value="60301" calcext:value-type="float">
            <text:p>60301</text:p>
          </table:table-cell>
          <table:table-cell office:value-type="float" office:value="0" calcext:value-type="float">
            <text:p>0</text:p>
          </table:table-cell>
          <table:table-cell office:value-type="float" office:value="632835" calcext:value-type="float">
            <text:p>632835</text:p>
          </table:table-cell>
          <table:table-cell office:value-type="float" office:value="187767" calcext:value-type="float">
            <text:p>187767</text:p>
          </table:table-cell>
          <table:table-cell office:value-type="string" calcext:value-type="string">
            <text:p>[[@49394]] Thank you? Help me grow, checkout my other trails too?</text:p>
          </table:table-cell>
          <table:table-cell/>
        </table:table-row>
        <table:table-row table:style-name="ro1">
          <table:table-cell office:value-type="float" office:value="71159" calcext:value-type="float">
            <text:p>71159</text:p>
          </table:table-cell>
          <table:table-cell office:value-type="float" office:value="0" calcext:value-type="float">
            <text:p>0</text:p>
          </table:table-cell>
          <table:table-cell office:value-type="float" office:value="708151" calcext:value-type="float">
            <text:p>708151</text:p>
          </table:table-cell>
          <table:table-cell office:value-type="float" office:value="39956" calcext:value-type="float">
            <text:p>3995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90942" calcext:value-type="float">
            <text:p>190942</text:p>
          </table:table-cell>
          <table:table-cell office:value-type="float" office:value="0" calcext:value-type="float">
            <text:p>0</text:p>
          </table:table-cell>
          <table:table-cell office:value-type="float" office:value="956092" calcext:value-type="float">
            <text:p>956092</text:p>
          </table:table-cell>
          <table:table-cell office:value-type="float" office:value="78824" calcext:value-type="float">
            <text:p>78824</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04349" calcext:value-type="float">
            <text:p>204349</text:p>
          </table:table-cell>
          <table:table-cell office:value-type="float" office:value="0" calcext:value-type="float">
            <text:p>0</text:p>
          </table:table-cell>
          <table:table-cell office:value-type="float" office:value="1035483" calcext:value-type="float">
            <text:p>1035483</text:p>
          </table:table-cell>
          <table:table-cell office:value-type="float" office:value="42954" calcext:value-type="float">
            <text:p>42954</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24973" calcext:value-type="float">
            <text:p>224973</text:p>
          </table:table-cell>
          <table:table-cell office:value-type="float" office:value="0" calcext:value-type="float">
            <text:p>0</text:p>
          </table:table-cell>
          <table:table-cell office:value-type="float" office:value="1078734" calcext:value-type="float">
            <text:p>1078734</text:p>
          </table:table-cell>
          <table:table-cell office:value-type="float" office:value="82150" calcext:value-type="float">
            <text:p>82150</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24342" calcext:value-type="float">
            <text:p>324342</text:p>
          </table:table-cell>
          <table:table-cell office:value-type="float" office:value="0" calcext:value-type="float">
            <text:p>0</text:p>
          </table:table-cell>
          <table:table-cell office:value-type="float" office:value="1730950" calcext:value-type="float">
            <text:p>1730950</text:p>
          </table:table-cell>
          <table:table-cell office:value-type="float" office:value="84186" calcext:value-type="float">
            <text:p>84186</text:p>
          </table:table-cell>
          <table:table-cell office:value-type="string" calcext:value-type="string">
            <text:p>looks awsm ❤️❤️</text:p>
          </table:table-cell>
          <table:table-cell/>
        </table:table-row>
        <table:table-row table:style-name="ro1">
          <table:table-cell office:value-type="float" office:value="357092" calcext:value-type="float">
            <text:p>357092</text:p>
          </table:table-cell>
          <table:table-cell office:value-type="float" office:value="0" calcext:value-type="float">
            <text:p>0</text:p>
          </table:table-cell>
          <table:table-cell office:value-type="float" office:value="1934179" calcext:value-type="float">
            <text:p>1934179</text:p>
          </table:table-cell>
          <table:table-cell office:value-type="float" office:value="609710" calcext:value-type="float">
            <text:p>609710</text:p>
          </table:table-cell>
          <table:table-cell office:value-type="float" office:value="9664070546" calcext:value-type="float">
            <text:p>9664070546</text:p>
          </table:table-cell>
          <table:table-cell/>
        </table:table-row>
        <table:table-row table:style-name="ro1">
          <table:table-cell office:value-type="float" office:value="426472" calcext:value-type="float">
            <text:p>426472</text:p>
          </table:table-cell>
          <table:table-cell office:value-type="float" office:value="0" calcext:value-type="float">
            <text:p>0</text:p>
          </table:table-cell>
          <table:table-cell office:value-type="float" office:value="1394762" calcext:value-type="float">
            <text:p>1394762</text:p>
          </table:table-cell>
          <table:table-cell office:value-type="float" office:value="50764" calcext:value-type="float">
            <text:p>50764</text:p>
          </table:table-cell>
          <table:table-cell office:value-type="string" calcext:value-type="string">
            <text:p>amazoing</text:p>
          </table:table-cell>
          <table:table-cell/>
        </table:table-row>
        <table:table-row table:style-name="ro1">
          <table:table-cell office:value-type="float" office:value="12939" calcext:value-type="float">
            <text:p>12939</text:p>
          </table:table-cell>
          <table:table-cell office:value-type="float" office:value="0" calcext:value-type="float">
            <text:p>0</text:p>
          </table:table-cell>
          <table:table-cell office:value-type="float" office:value="445808" calcext:value-type="float">
            <text:p>445808</text:p>
          </table:table-cell>
          <table:table-cell office:value-type="float" office:value="65268" calcext:value-type="float">
            <text:p>65268</text:p>
          </table:table-cell>
          <table:table-cell office:value-type="string" calcext:value-type="string">
            <text:p>[[@16705]] Thank you! :)</text:p>
          </table:table-cell>
          <table:table-cell/>
        </table:table-row>
        <table:table-row table:style-name="ro1">
          <table:table-cell office:value-type="float" office:value="109248" calcext:value-type="float">
            <text:p>109248</text:p>
          </table:table-cell>
          <table:table-cell office:value-type="float" office:value="0" calcext:value-type="float">
            <text:p>0</text:p>
          </table:table-cell>
          <table:table-cell office:value-type="float" office:value="798170" calcext:value-type="float">
            <text:p>798170</text:p>
          </table:table-cell>
          <table:table-cell office:value-type="float" office:value="237230" calcext:value-type="float">
            <text:p>237230</text:p>
          </table:table-cell>
          <table:table-cell office:value-type="string" calcext:value-type="string">
            <text:p>Thank you!!</text:p>
          </table:table-cell>
          <table:table-cell/>
        </table:table-row>
        <table:table-row table:style-name="ro1">
          <table:table-cell office:value-type="float" office:value="144888" calcext:value-type="float">
            <text:p>144888</text:p>
          </table:table-cell>
          <table:table-cell office:value-type="float" office:value="0" calcext:value-type="float">
            <text:p>0</text:p>
          </table:table-cell>
          <table:table-cell office:value-type="float" office:value="879792" calcext:value-type="float">
            <text:p>879792</text:p>
          </table:table-cell>
          <table:table-cell office:value-type="float" office:value="49534" calcext:value-type="float">
            <text:p>4953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66726" calcext:value-type="float">
            <text:p>166726</text:p>
          </table:table-cell>
          <table:table-cell office:value-type="float" office:value="0" calcext:value-type="float">
            <text:p>0</text:p>
          </table:table-cell>
          <table:table-cell office:value-type="float" office:value="932730" calcext:value-type="float">
            <text:p>932730</text:p>
          </table:table-cell>
          <table:table-cell office:value-type="float" office:value="243499" calcext:value-type="float">
            <text:p>243499</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74191" calcext:value-type="float">
            <text:p>174191</text:p>
          </table:table-cell>
          <table:table-cell office:value-type="float" office:value="0" calcext:value-type="float">
            <text:p>0</text:p>
          </table:table-cell>
          <table:table-cell office:value-type="float" office:value="958293" calcext:value-type="float">
            <text:p>958293</text:p>
          </table:table-cell>
          <table:table-cell office:value-type="float" office:value="288518" calcext:value-type="float">
            <text:p>288518</text:p>
          </table:table-cell>
          <table:table-cell office:value-type="string" calcext:value-type="string">
            <text:p>@shinde.aniket0409 about what u want</text:p>
          </table:table-cell>
          <table:table-cell/>
        </table:table-row>
        <table:table-row table:style-name="ro1">
          <table:table-cell office:value-type="float" office:value="405192" calcext:value-type="float">
            <text:p>405192</text:p>
          </table:table-cell>
          <table:table-cell office:value-type="float" office:value="0" calcext:value-type="float">
            <text:p>0</text:p>
          </table:table-cell>
          <table:table-cell office:value-type="float" office:value="2281110" calcext:value-type="float">
            <text:p>2281110</text:p>
          </table:table-cell>
          <table:table-cell office:value-type="float" office:value="17344" calcext:value-type="float">
            <text:p>17344</text:p>
          </table:table-cell>
          <table:table-cell office:value-type="string" calcext:value-type="string">
            <text:p>nice</text:p>
          </table:table-cell>
          <table:table-cell/>
        </table:table-row>
        <table:table-row table:style-name="ro1">
          <table:table-cell office:value-type="float" office:value="413742" calcext:value-type="float">
            <text:p>413742</text:p>
          </table:table-cell>
          <table:table-cell office:value-type="float" office:value="0" calcext:value-type="float">
            <text:p>0</text:p>
          </table:table-cell>
          <table:table-cell office:value-type="float" office:value="2341050" calcext:value-type="float">
            <text:p>2341050</text:p>
          </table:table-cell>
          <table:table-cell office:value-type="float" office:value="1377067" calcext:value-type="float">
            <text:p>1377067</text:p>
          </table:table-cell>
          <table:table-cell office:value-type="string" calcext:value-type="string">
            <text:p>Ho</text:p>
          </table:table-cell>
          <table:table-cell/>
        </table:table-row>
        <table:table-row table:style-name="ro1">
          <table:table-cell office:value-type="float" office:value="453056" calcext:value-type="float">
            <text:p>453056</text:p>
          </table:table-cell>
          <table:table-cell office:value-type="float" office:value="0" calcext:value-type="float">
            <text:p>0</text:p>
          </table:table-cell>
          <table:table-cell office:value-type="float" office:value="2267543" calcext:value-type="float">
            <text:p>2267543</text:p>
          </table:table-cell>
          <table:table-cell office:value-type="float" office:value="1983952" calcext:value-type="float">
            <text:p>1983952</text:p>
          </table:table-cell>
          <table:table-cell office:value-type="string" calcext:value-type="string">
            <text:p>Hi hello</text:p>
          </table:table-cell>
          <table:table-cell/>
        </table:table-row>
        <table:table-row table:style-name="ro1">
          <table:table-cell office:value-type="float" office:value="6880" calcext:value-type="float">
            <text:p>6880</text:p>
          </table:table-cell>
          <table:table-cell office:value-type="float" office:value="0" calcext:value-type="float">
            <text:p>0</text:p>
          </table:table-cell>
          <table:table-cell office:value-type="float" office:value="192954" calcext:value-type="float">
            <text:p>192954</text:p>
          </table:table-cell>
          <table:table-cell office:value-type="float" office:value="70962" calcext:value-type="float">
            <text:p>70962</text:p>
          </table:table-cell>
          <table:table-cell office:value-type="string" calcext:value-type="string">
            <text:p>Nice</text:p>
          </table:table-cell>
          <table:table-cell/>
        </table:table-row>
        <table:table-row table:style-name="ro1">
          <table:table-cell office:value-type="float" office:value="42968" calcext:value-type="float">
            <text:p>42968</text:p>
          </table:table-cell>
          <table:table-cell office:value-type="float" office:value="0" calcext:value-type="float">
            <text:p>0</text:p>
          </table:table-cell>
          <table:table-cell office:value-type="float" office:value="640336" calcext:value-type="float">
            <text:p>640336</text:p>
          </table:table-cell>
          <table:table-cell office:value-type="float" office:value="191361" calcext:value-type="float">
            <text:p>191361</text:p>
          </table:table-cell>
          <table:table-cell office:value-type="string" calcext:value-type="string">
            <text:p>[[@82950]] It's good to hear, stay motivated ✌️</text:p>
          </table:table-cell>
          <table:table-cell/>
        </table:table-row>
        <table:table-row table:style-name="ro1">
          <table:table-cell office:value-type="float" office:value="47309" calcext:value-type="float">
            <text:p>47309</text:p>
          </table:table-cell>
          <table:table-cell office:value-type="float" office:value="0" calcext:value-type="float">
            <text:p>0</text:p>
          </table:table-cell>
          <table:table-cell office:value-type="float" office:value="649942" calcext:value-type="float">
            <text:p>649942</text:p>
          </table:table-cell>
          <table:table-cell office:value-type="float" office:value="194175" calcext:value-type="float">
            <text:p>194175</text:p>
          </table:table-cell>
          <table:table-cell office:value-type="string" calcext:value-type="string">
            <text:p>Derra camp and resort.some ex-army officers started this camp. They are awesome people and the food they are providing is yummy. Good place for tracking lovers.</text:p>
          </table:table-cell>
          <table:table-cell/>
        </table:table-row>
        <table:table-row table:style-name="ro1">
          <table:table-cell office:value-type="float" office:value="47738" calcext:value-type="float">
            <text:p>47738</text:p>
          </table:table-cell>
          <table:table-cell office:value-type="float" office:value="0" calcext:value-type="float">
            <text:p>0</text:p>
          </table:table-cell>
          <table:table-cell office:value-type="float" office:value="651828" calcext:value-type="float">
            <text:p>651828</text:p>
          </table:table-cell>
          <table:table-cell office:value-type="float" office:value="194721" calcext:value-type="float">
            <text:p>194721</text:p>
          </table:table-cell>
          <table:table-cell office:value-type="string" calcext:value-type="string">
            <text:p>[[@19663]] ???</text:p>
          </table:table-cell>
          <table:table-cell/>
        </table:table-row>
        <table:table-row table:style-name="ro1">
          <table:table-cell office:value-type="float" office:value="225332" calcext:value-type="float">
            <text:p>225332</text:p>
          </table:table-cell>
          <table:table-cell office:value-type="float" office:value="0" calcext:value-type="float">
            <text:p>0</text:p>
          </table:table-cell>
          <table:table-cell office:value-type="float" office:value="1162367" calcext:value-type="float">
            <text:p>1162367</text:p>
          </table:table-cell>
          <table:table-cell office:value-type="float" office:value="80348" calcext:value-type="float">
            <text:p>80348</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241710" calcext:value-type="float">
            <text:p>241710</text:p>
          </table:table-cell>
          <table:table-cell office:value-type="float" office:value="0" calcext:value-type="float">
            <text:p>0</text:p>
          </table:table-cell>
          <table:table-cell office:value-type="float" office:value="1209611" calcext:value-type="float">
            <text:p>1209611</text:p>
          </table:table-cell>
          <table:table-cell office:value-type="float" office:value="85561" calcext:value-type="float">
            <text:p>85561</text:p>
          </table:table-cell>
          <table:table-cell office:value-type="string" calcext:value-type="string">
            <text:p>This trail is ingenious! brilliant work!</text:p>
          </table:table-cell>
          <table:table-cell/>
        </table:table-row>
        <table:table-row table:style-name="ro1">
          <table:table-cell office:value-type="float" office:value="321802" calcext:value-type="float">
            <text:p>321802</text:p>
          </table:table-cell>
          <table:table-cell office:value-type="float" office:value="0" calcext:value-type="float">
            <text:p>0</text:p>
          </table:table-cell>
          <table:table-cell office:value-type="float" office:value="1717828" calcext:value-type="float">
            <text:p>1717828</text:p>
          </table:table-cell>
          <table:table-cell office:value-type="float" office:value="41669" calcext:value-type="float">
            <text:p>41669</text:p>
          </table:table-cell>
          <table:table-cell office:value-type="string" calcext:value-type="string">
            <text:p>i love your trails,Where to next? </text:p>
          </table:table-cell>
          <table:table-cell/>
        </table:table-row>
        <table:table-row table:style-name="ro1">
          <table:table-cell office:value-type="float" office:value="329710" calcext:value-type="float">
            <text:p>329710</text:p>
          </table:table-cell>
          <table:table-cell office:value-type="float" office:value="0" calcext:value-type="float">
            <text:p>0</text:p>
          </table:table-cell>
          <table:table-cell office:value-type="float" office:value="1764165" calcext:value-type="float">
            <text:p>1764165</text:p>
          </table:table-cell>
          <table:table-cell office:value-type="float" office:value="80596" calcext:value-type="float">
            <text:p>80596</text:p>
          </table:table-cell>
          <table:table-cell office:value-type="string" calcext:value-type="string">
            <text:p>The title was superb! The content was a little dreary!</text:p>
          </table:table-cell>
          <table:table-cell/>
        </table:table-row>
        <table:table-row table:style-name="ro1">
          <table:table-cell office:value-type="float" office:value="333991" calcext:value-type="float">
            <text:p>333991</text:p>
          </table:table-cell>
          <table:table-cell office:value-type="float" office:value="0" calcext:value-type="float">
            <text:p>0</text:p>
          </table:table-cell>
          <table:table-cell office:value-type="float" office:value="516600" calcext:value-type="float">
            <text:p>516600</text:p>
          </table:table-cell>
          <table:table-cell office:value-type="float" office:value="81967" calcext:value-type="float">
            <text:p>81967</text:p>
          </table:table-cell>
          <table:table-cell office:value-type="string" calcext:value-type="string">
            <text:p>The images in your trail are so amazing and clear!</text:p>
          </table:table-cell>
          <table:table-cell/>
        </table:table-row>
        <table:table-row table:style-name="ro1">
          <table:table-cell office:value-type="float" office:value="368369" calcext:value-type="float">
            <text:p>368369</text:p>
          </table:table-cell>
          <table:table-cell office:value-type="float" office:value="0" calcext:value-type="float">
            <text:p>0</text:p>
          </table:table-cell>
          <table:table-cell office:value-type="float" office:value="2167049" calcext:value-type="float">
            <text:p>2167049</text:p>
          </table:table-cell>
          <table:table-cell office:value-type="float" office:value="48431" calcext:value-type="float">
            <text:p>48431</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393306" calcext:value-type="float">
            <text:p>393306</text:p>
          </table:table-cell>
          <table:table-cell office:value-type="float" office:value="0" calcext:value-type="float">
            <text:p>0</text:p>
          </table:table-cell>
          <table:table-cell office:value-type="float" office:value="2285778" calcext:value-type="float">
            <text:p>2285778</text:p>
          </table:table-cell>
          <table:table-cell office:value-type="float" office:value="695621" calcext:value-type="float">
            <text:p>695621</text:p>
          </table:table-cell>
          <table:table-cell office:value-type="string" calcext:value-type="string">
            <text:p>[[@2376]] yeah me too</text:p>
          </table:table-cell>
          <table:table-cell/>
        </table:table-row>
        <table:table-row table:style-name="ro1">
          <table:table-cell office:value-type="float" office:value="420825" calcext:value-type="float">
            <text:p>420825</text:p>
          </table:table-cell>
          <table:table-cell office:value-type="float" office:value="0" calcext:value-type="float">
            <text:p>0</text:p>
          </table:table-cell>
          <table:table-cell office:value-type="float" office:value="2310131" calcext:value-type="float">
            <text:p>2310131</text:p>
          </table:table-cell>
          <table:table-cell office:value-type="float" office:value="15374" calcext:value-type="float">
            <text:p>15374</text:p>
          </table:table-cell>
          <table:table-cell office:value-type="string" calcext:value-type="string">
            <text:p>make more vlogs</text:p>
          </table:table-cell>
          <table:table-cell/>
        </table:table-row>
        <table:table-row table:style-name="ro1">
          <table:table-cell office:value-type="float" office:value="462778" calcext:value-type="float">
            <text:p>462778</text:p>
          </table:table-cell>
          <table:table-cell office:value-type="float" office:value="0" calcext:value-type="float">
            <text:p>0</text:p>
          </table:table-cell>
          <table:table-cell office:value-type="float" office:value="2294291" calcext:value-type="float">
            <text:p>2294291</text:p>
          </table:table-cell>
          <table:table-cell office:value-type="float" office:value="2228319" calcext:value-type="float">
            <text:p>2228319</text:p>
          </table:table-cell>
          <table:table-cell office:value-type="string" calcext:value-type="string">
            <text:p>Hii</text:p>
          </table:table-cell>
          <table:table-cell/>
        </table:table-row>
        <table:table-row table:style-name="ro1">
          <table:table-cell office:value-type="float" office:value="115515" calcext:value-type="float">
            <text:p>115515</text:p>
          </table:table-cell>
          <table:table-cell office:value-type="float" office:value="0" calcext:value-type="float">
            <text:p>0</text:p>
          </table:table-cell>
          <table:table-cell office:value-type="float" office:value="811274" calcext:value-type="float">
            <text:p>811274</text:p>
          </table:table-cell>
          <table:table-cell office:value-type="float" office:value="40058" calcext:value-type="float">
            <text:p>40058</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28930" calcext:value-type="float">
            <text:p>128930</text:p>
          </table:table-cell>
          <table:table-cell office:value-type="float" office:value="0" calcext:value-type="float">
            <text:p>0</text:p>
          </table:table-cell>
          <table:table-cell office:value-type="float" office:value="765451" calcext:value-type="float">
            <text:p>765451</text:p>
          </table:table-cell>
          <table:table-cell office:value-type="float" office:value="227530" calcext:value-type="float">
            <text:p>227530</text:p>
          </table:table-cell>
          <table:table-cell office:value-type="string" calcext:value-type="string">
            <text:p>thank you?☺️ [[@81741]]</text:p>
          </table:table-cell>
          <table:table-cell/>
        </table:table-row>
        <table:table-row table:style-name="ro1">
          <table:table-cell office:value-type="float" office:value="142221" calcext:value-type="float">
            <text:p>142221</text:p>
          </table:table-cell>
          <table:table-cell office:value-type="float" office:value="0" calcext:value-type="float">
            <text:p>0</text:p>
          </table:table-cell>
          <table:table-cell office:value-type="float" office:value="871260" calcext:value-type="float">
            <text:p>871260</text:p>
          </table:table-cell>
          <table:table-cell office:value-type="float" office:value="81458" calcext:value-type="float">
            <text:p>81458</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37151" calcext:value-type="float">
            <text:p>337151</text:p>
          </table:table-cell>
          <table:table-cell office:value-type="float" office:value="0" calcext:value-type="float">
            <text:p>0</text:p>
          </table:table-cell>
          <table:table-cell office:value-type="float" office:value="1799605" calcext:value-type="float">
            <text:p>1799605</text:p>
          </table:table-cell>
          <table:table-cell office:value-type="float" office:value="81407" calcext:value-type="float">
            <text:p>81407</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39376" calcext:value-type="float">
            <text:p>339376</text:p>
          </table:table-cell>
          <table:table-cell office:value-type="float" office:value="0" calcext:value-type="float">
            <text:p>0</text:p>
          </table:table-cell>
          <table:table-cell office:value-type="float" office:value="1810782" calcext:value-type="float">
            <text:p>1810782</text:p>
          </table:table-cell>
          <table:table-cell office:value-type="float" office:value="43724" calcext:value-type="float">
            <text:p>43724</text:p>
          </table:table-cell>
          <table:table-cell office:value-type="string" calcext:value-type="string">
            <text:p>i love the way you travel, when are posting more our your stories?</text:p>
          </table:table-cell>
          <table:table-cell/>
        </table:table-row>
        <table:table-row table:style-name="ro1">
          <table:table-cell office:value-type="float" office:value="681" calcext:value-type="float">
            <text:p>681</text:p>
          </table:table-cell>
          <table:table-cell office:value-type="float" office:value="1583" calcext:value-type="float">
            <text:p>1583</text:p>
          </table:table-cell>
          <table:table-cell office:value-type="float" office:value="0" calcext:value-type="float">
            <text:p>0</text:p>
          </table:table-cell>
          <table:table-cell office:value-type="float" office:value="107" calcext:value-type="float">
            <text:p>107</text:p>
          </table:table-cell>
          <table:table-cell office:value-type="string" calcext:value-type="string">
            <text:p>Looks yummy!</text:p>
          </table:table-cell>
          <table:table-cell/>
        </table:table-row>
        <table:table-row table:style-name="ro1">
          <table:table-cell office:value-type="float" office:value="40923" calcext:value-type="float">
            <text:p>40923</text:p>
          </table:table-cell>
          <table:table-cell office:value-type="float" office:value="0" calcext:value-type="float">
            <text:p>0</text:p>
          </table:table-cell>
          <table:table-cell office:value-type="float" office:value="633874" calcext:value-type="float">
            <text:p>633874</text:p>
          </table:table-cell>
          <table:table-cell office:value-type="float" office:value="83663" calcext:value-type="float">
            <text:p>83663</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41592" calcext:value-type="float">
            <text:p>41592</text:p>
          </table:table-cell>
          <table:table-cell office:value-type="float" office:value="0" calcext:value-type="float">
            <text:p>0</text:p>
          </table:table-cell>
          <table:table-cell office:value-type="float" office:value="634727" calcext:value-type="float">
            <text:p>634727</text:p>
          </table:table-cell>
          <table:table-cell office:value-type="float" office:value="80022" calcext:value-type="float">
            <text:p>80022</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79289" calcext:value-type="float">
            <text:p>79289</text:p>
          </table:table-cell>
          <table:table-cell office:value-type="float" office:value="0" calcext:value-type="float">
            <text:p>0</text:p>
          </table:table-cell>
          <table:table-cell office:value-type="float" office:value="732244" calcext:value-type="float">
            <text:p>732244</text:p>
          </table:table-cell>
          <table:table-cell office:value-type="float" office:value="80097" calcext:value-type="float">
            <text:p>80097</text:p>
          </table:table-cell>
          <table:table-cell office:value-type="string" calcext:value-type="string">
            <text:p>Sahi hai yeh toh bc</text:p>
          </table:table-cell>
          <table:table-cell/>
        </table:table-row>
        <table:table-row table:style-name="ro1">
          <table:table-cell office:value-type="float" office:value="109305" calcext:value-type="float">
            <text:p>109305</text:p>
          </table:table-cell>
          <table:table-cell office:value-type="float" office:value="0" calcext:value-type="float">
            <text:p>0</text:p>
          </table:table-cell>
          <table:table-cell office:value-type="float" office:value="798224" calcext:value-type="float">
            <text:p>798224</text:p>
          </table:table-cell>
          <table:table-cell office:value-type="float" office:value="78925" calcext:value-type="float">
            <text:p>78925</text:p>
          </table:table-cell>
          <table:table-cell office:value-type="string" calcext:value-type="string">
            <text:p>Atti Sundar!</text:p>
          </table:table-cell>
          <table:table-cell/>
        </table:table-row>
        <table:table-row table:style-name="ro1">
          <table:table-cell office:value-type="float" office:value="109843" calcext:value-type="float">
            <text:p>109843</text:p>
          </table:table-cell>
          <table:table-cell office:value-type="float" office:value="0" calcext:value-type="float">
            <text:p>0</text:p>
          </table:table-cell>
          <table:table-cell office:value-type="float" office:value="790248" calcext:value-type="float">
            <text:p>790248</text:p>
          </table:table-cell>
          <table:table-cell office:value-type="float" office:value="235195" calcext:value-type="float">
            <text:p>235195</text:p>
          </table:table-cell>
          <table:table-cell office:value-type="string" calcext:value-type="string">
            <text:p>[[@43172]] Welcome NEPAL ??</text:p>
          </table:table-cell>
          <table:table-cell/>
        </table:table-row>
        <table:table-row table:style-name="ro1">
          <table:table-cell office:value-type="float" office:value="211704" calcext:value-type="float">
            <text:p>211704</text:p>
          </table:table-cell>
          <table:table-cell office:value-type="float" office:value="0" calcext:value-type="float">
            <text:p>0</text:p>
          </table:table-cell>
          <table:table-cell office:value-type="float" office:value="207366" calcext:value-type="float">
            <text:p>207366</text:p>
          </table:table-cell>
          <table:table-cell office:value-type="float" office:value="327999" calcext:value-type="float">
            <text:p>327999</text:p>
          </table:table-cell>
          <table:table-cell office:value-type="string" calcext:value-type="string">
            <text:p>Awesome trails....</text:p>
          </table:table-cell>
          <table:table-cell/>
        </table:table-row>
        <table:table-row table:style-name="ro1">
          <table:table-cell office:value-type="float" office:value="239301" calcext:value-type="float">
            <text:p>239301</text:p>
          </table:table-cell>
          <table:table-cell office:value-type="float" office:value="0" calcext:value-type="float">
            <text:p>0</text:p>
          </table:table-cell>
          <table:table-cell office:value-type="float" office:value="1198099" calcext:value-type="float">
            <text:p>1198099</text:p>
          </table:table-cell>
          <table:table-cell office:value-type="float" office:value="361729" calcext:value-type="float">
            <text:p>361729</text:p>
          </table:table-cell>
          <table:table-cell office:value-type="string" calcext:value-type="string">
            <text:p>[[@66]] what you were expecting exactly</text:p>
          </table:table-cell>
          <table:table-cell/>
        </table:table-row>
        <table:table-row table:style-name="ro1">
          <table:table-cell office:value-type="float" office:value="247727" calcext:value-type="float">
            <text:p>247727</text:p>
          </table:table-cell>
          <table:table-cell office:value-type="float" office:value="0" calcext:value-type="float">
            <text:p>0</text:p>
          </table:table-cell>
          <table:table-cell office:value-type="float" office:value="1240581" calcext:value-type="float">
            <text:p>1240581</text:p>
          </table:table-cell>
          <table:table-cell office:value-type="float" office:value="374950" calcext:value-type="float">
            <text:p>374950</text:p>
          </table:table-cell>
          <table:table-cell office:value-type="string" calcext:value-type="string">
            <text:p>[[@87620]] <text:s/>umm now it's rainy so the best time would be after October so that you can enjoy water sports .</text:p>
          </table:table-cell>
          <table:table-cell/>
        </table:table-row>
        <table:table-row table:style-name="ro1">
          <table:table-cell office:value-type="float" office:value="260152" calcext:value-type="float">
            <text:p>260152</text:p>
          </table:table-cell>
          <table:table-cell office:value-type="float" office:value="0" calcext:value-type="float">
            <text:p>0</text:p>
          </table:table-cell>
          <table:table-cell office:value-type="float" office:value="1349703" calcext:value-type="float">
            <text:p>1349703</text:p>
          </table:table-cell>
          <table:table-cell office:value-type="float" office:value="77702" calcext:value-type="float">
            <text:p>77702</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83827" calcext:value-type="float">
            <text:p>283827</text:p>
          </table:table-cell>
          <table:table-cell office:value-type="float" office:value="0" calcext:value-type="float">
            <text:p>0</text:p>
          </table:table-cell>
          <table:table-cell office:value-type="float" office:value="1431531" calcext:value-type="float">
            <text:p>1431531</text:p>
          </table:table-cell>
          <table:table-cell office:value-type="float" office:value="370608" calcext:value-type="float">
            <text:p>370608</text:p>
          </table:table-cell>
          <table:table-cell office:value-type="string" calcext:value-type="string">
            <text:p>This is a brilliant piece of discovery that you have shared through about such common people doing great deeds. You are amazing as well.</text:p>
          </table:table-cell>
          <table:table-cell/>
        </table:table-row>
        <table:table-row table:style-name="ro1">
          <table:table-cell office:value-type="float" office:value="306752" calcext:value-type="float">
            <text:p>306752</text:p>
          </table:table-cell>
          <table:table-cell office:value-type="float" office:value="0" calcext:value-type="float">
            <text:p>0</text:p>
          </table:table-cell>
          <table:table-cell office:value-type="float" office:value="1622974" calcext:value-type="float">
            <text:p>1622974</text:p>
          </table:table-cell>
          <table:table-cell office:value-type="float" office:value="500093" calcext:value-type="float">
            <text:p>500093</text:p>
          </table:table-cell>
          <table:table-cell office:value-type="string" calcext:value-type="string">
            <text:p>A small but very beutyfull place near about 30Km from Indore (MP) and a great waterfall with huge depth. It really a nice visit and relief from full day stress.</text:p>
          </table:table-cell>
          <table:table-cell/>
        </table:table-row>
        <table:table-row table:style-name="ro1">
          <table:table-cell office:value-type="float" office:value="318615" calcext:value-type="float">
            <text:p>318615</text:p>
          </table:table-cell>
          <table:table-cell office:value-type="float" office:value="0" calcext:value-type="float">
            <text:p>0</text:p>
          </table:table-cell>
          <table:table-cell office:value-type="float" office:value="1696022" calcext:value-type="float">
            <text:p>1696022</text:p>
          </table:table-cell>
          <table:table-cell office:value-type="float" office:value="41088" calcext:value-type="float">
            <text:p>41088</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50891" calcext:value-type="float">
            <text:p>350891</text:p>
          </table:table-cell>
          <table:table-cell office:value-type="float" office:value="0" calcext:value-type="float">
            <text:p>0</text:p>
          </table:table-cell>
          <table:table-cell office:value-type="float" office:value="1886374" calcext:value-type="float">
            <text:p>1886374</text:p>
          </table:table-cell>
          <table:table-cell office:value-type="float" office:value="583811" calcext:value-type="float">
            <text:p>583811</text:p>
          </table:table-cell>
          <table:table-cell office:value-type="string" calcext:value-type="string">
            <text:p>[[@39821]] srry i will try my best <text:s/>next time</text:p>
          </table:table-cell>
          <table:table-cell/>
        </table:table-row>
        <table:table-row table:style-name="ro1">
          <table:table-cell office:value-type="float" office:value="352560" calcext:value-type="float">
            <text:p>352560</text:p>
          </table:table-cell>
          <table:table-cell office:value-type="float" office:value="0" calcext:value-type="float">
            <text:p>0</text:p>
          </table:table-cell>
          <table:table-cell office:value-type="float" office:value="1904699" calcext:value-type="float">
            <text:p>1904699</text:p>
          </table:table-cell>
          <table:table-cell office:value-type="float" office:value="590067" calcext:value-type="float">
            <text:p>590067</text:p>
          </table:table-cell>
          <table:table-cell office:value-type="string" calcext:value-type="string">
            <text:p>[[@39777]] absolutely!! I think I'll be going back in April. Do let me know if you want to join in!! ??</text:p>
          </table:table-cell>
          <table:table-cell/>
        </table:table-row>
        <table:table-row table:style-name="ro1">
          <table:table-cell office:value-type="float" office:value="367296" calcext:value-type="float">
            <text:p>367296</text:p>
          </table:table-cell>
          <table:table-cell office:value-type="float" office:value="0" calcext:value-type="float">
            <text:p>0</text:p>
          </table:table-cell>
          <table:table-cell office:value-type="float" office:value="2149593" calcext:value-type="float">
            <text:p>2149593</text:p>
          </table:table-cell>
          <table:table-cell office:value-type="float" office:value="84053" calcext:value-type="float">
            <text:p>84053</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439065" calcext:value-type="float">
            <text:p>439065</text:p>
          </table:table-cell>
          <table:table-cell office:value-type="float" office:value="0" calcext:value-type="float">
            <text:p>0</text:p>
          </table:table-cell>
          <table:table-cell office:value-type="float" office:value="2381328" calcext:value-type="float">
            <text:p>2381328</text:p>
          </table:table-cell>
          <table:table-cell office:value-type="float" office:value="41935" calcext:value-type="float">
            <text:p>41935</text:p>
          </table:table-cell>
          <table:table-cell office:value-type="string" calcext:value-type="string">
            <text:p>இன்னும் நிறைய வித்தியாசமா பண்ணுங்க </text:p>
          </table:table-cell>
          <table:table-cell/>
        </table:table-row>
        <table:table-row table:style-name="ro1">
          <table:table-cell office:value-type="float" office:value="47284" calcext:value-type="float">
            <text:p>47284</text:p>
          </table:table-cell>
          <table:table-cell office:value-type="float" office:value="0" calcext:value-type="float">
            <text:p>0</text:p>
          </table:table-cell>
          <table:table-cell office:value-type="float" office:value="649915" calcext:value-type="float">
            <text:p>649915</text:p>
          </table:table-cell>
          <table:table-cell office:value-type="float" office:value="84904" calcext:value-type="float">
            <text:p>84904</text:p>
          </table:table-cell>
          <table:table-cell office:value-type="string" calcext:value-type="string">
            <text:p>This is the best information I've got of this place!</text:p>
          </table:table-cell>
          <table:table-cell/>
        </table:table-row>
        <table:table-row table:style-name="ro1">
          <table:table-cell office:value-type="float" office:value="52511" calcext:value-type="float">
            <text:p>52511</text:p>
          </table:table-cell>
          <table:table-cell office:value-type="float" office:value="0" calcext:value-type="float">
            <text:p>0</text:p>
          </table:table-cell>
          <table:table-cell office:value-type="float" office:value="662854" calcext:value-type="float">
            <text:p>662854</text:p>
          </table:table-cell>
          <table:table-cell office:value-type="float" office:value="49664" calcext:value-type="float">
            <text:p>4966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90168" calcext:value-type="float">
            <text:p>90168</text:p>
          </table:table-cell>
          <table:table-cell office:value-type="float" office:value="0" calcext:value-type="float">
            <text:p>0</text:p>
          </table:table-cell>
          <table:table-cell office:value-type="float" office:value="754919" calcext:value-type="float">
            <text:p>754919</text:p>
          </table:table-cell>
          <table:table-cell office:value-type="float" office:value="224118" calcext:value-type="float">
            <text:p>224118</text:p>
          </table:table-cell>
          <table:table-cell office:value-type="string" calcext:value-type="string">
            <text:p>During Aug-sep. Or in January.</text:p>
          </table:table-cell>
          <table:table-cell/>
        </table:table-row>
        <table:table-row table:style-name="ro1">
          <table:table-cell office:value-type="float" office:value="118226" calcext:value-type="float">
            <text:p>118226</text:p>
          </table:table-cell>
          <table:table-cell office:value-type="float" office:value="0" calcext:value-type="float">
            <text:p>0</text:p>
          </table:table-cell>
          <table:table-cell office:value-type="float" office:value="193920" calcext:value-type="float">
            <text:p>193920</text:p>
          </table:table-cell>
          <table:table-cell office:value-type="float" office:value="76703" calcext:value-type="float">
            <text:p>76703</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24795" calcext:value-type="float">
            <text:p>124795</text:p>
          </table:table-cell>
          <table:table-cell office:value-type="float" office:value="0" calcext:value-type="float">
            <text:p>0</text:p>
          </table:table-cell>
          <table:table-cell office:value-type="float" office:value="827574" calcext:value-type="float">
            <text:p>827574</text:p>
          </table:table-cell>
          <table:table-cell office:value-type="float" office:value="81230" calcext:value-type="float">
            <text:p>81230</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35197" calcext:value-type="float">
            <text:p>135197</text:p>
          </table:table-cell>
          <table:table-cell office:value-type="float" office:value="0" calcext:value-type="float">
            <text:p>0</text:p>
          </table:table-cell>
          <table:table-cell office:value-type="float" office:value="854160" calcext:value-type="float">
            <text:p>854160</text:p>
          </table:table-cell>
          <table:table-cell office:value-type="float" office:value="255322" calcext:value-type="float">
            <text:p>255322</text:p>
          </table:table-cell>
          <table:table-cell office:value-type="string" calcext:value-type="string">
            <text:p>[[@85453]] <text:s/>Thank you.</text:p>
          </table:table-cell>
          <table:table-cell/>
        </table:table-row>
        <table:table-row table:style-name="ro1">
          <table:table-cell office:value-type="float" office:value="204615" calcext:value-type="float">
            <text:p>204615</text:p>
          </table:table-cell>
          <table:table-cell office:value-type="float" office:value="0" calcext:value-type="float">
            <text:p>0</text:p>
          </table:table-cell>
          <table:table-cell office:value-type="float" office:value="472281" calcext:value-type="float">
            <text:p>472281</text:p>
          </table:table-cell>
          <table:table-cell office:value-type="float" office:value="80903" calcext:value-type="float">
            <text:p>80903</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68176" calcext:value-type="float">
            <text:p>268176</text:p>
          </table:table-cell>
          <table:table-cell office:value-type="float" office:value="0" calcext:value-type="float">
            <text:p>0</text:p>
          </table:table-cell>
          <table:table-cell office:value-type="float" office:value="1397966" calcext:value-type="float">
            <text:p>1397966</text:p>
          </table:table-cell>
          <table:table-cell office:value-type="float" office:value="84131" calcext:value-type="float">
            <text:p>84131</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38347" calcext:value-type="float">
            <text:p>338347</text:p>
          </table:table-cell>
          <table:table-cell office:value-type="float" office:value="0" calcext:value-type="float">
            <text:p>0</text:p>
          </table:table-cell>
          <table:table-cell office:value-type="float" office:value="1805411" calcext:value-type="float">
            <text:p>1805411</text:p>
          </table:table-cell>
          <table:table-cell office:value-type="float" office:value="39567" calcext:value-type="float">
            <text:p>3956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64224" calcext:value-type="float">
            <text:p>364224</text:p>
          </table:table-cell>
          <table:table-cell office:value-type="float" office:value="0" calcext:value-type="float">
            <text:p>0</text:p>
          </table:table-cell>
          <table:table-cell office:value-type="float" office:value="2102453" calcext:value-type="float">
            <text:p>2102453</text:p>
          </table:table-cell>
          <table:table-cell office:value-type="float" office:value="45646" calcext:value-type="float">
            <text:p>45646</text:p>
          </table:table-cell>
          <table:table-cell office:value-type="string" calcext:value-type="string">
            <text:p>i love your trails,Where to next? </text:p>
          </table:table-cell>
          <table:table-cell/>
        </table:table-row>
        <table:table-row table:style-name="ro1">
          <table:table-cell office:value-type="float" office:value="378216" calcext:value-type="float">
            <text:p>378216</text:p>
          </table:table-cell>
          <table:table-cell office:value-type="float" office:value="0" calcext:value-type="float">
            <text:p>0</text:p>
          </table:table-cell>
          <table:table-cell office:value-type="float" office:value="2227962" calcext:value-type="float">
            <text:p>2227962</text:p>
          </table:table-cell>
          <table:table-cell office:value-type="float" office:value="82511" calcext:value-type="float">
            <text:p>82511</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1829" calcext:value-type="float">
            <text:p>11829</text:p>
          </table:table-cell>
          <table:table-cell office:value-type="float" office:value="0" calcext:value-type="float">
            <text:p>0</text:p>
          </table:table-cell>
          <table:table-cell office:value-type="float" office:value="251692" calcext:value-type="float">
            <text:p>251692</text:p>
          </table:table-cell>
          <table:table-cell office:value-type="float" office:value="97560" calcext:value-type="float">
            <text:p>97560</text:p>
          </table:table-cell>
          <table:table-cell office:value-type="string" calcext:value-type="string">
            <text:p>[[@1]]</text:p>
          </table:table-cell>
          <table:table-cell/>
        </table:table-row>
        <table:table-row table:style-name="ro1">
          <table:table-cell office:value-type="float" office:value="68572" calcext:value-type="float">
            <text:p>68572</text:p>
          </table:table-cell>
          <table:table-cell office:value-type="float" office:value="0" calcext:value-type="float">
            <text:p>0</text:p>
          </table:table-cell>
          <table:table-cell office:value-type="float" office:value="701665" calcext:value-type="float">
            <text:p>701665</text:p>
          </table:table-cell>
          <table:table-cell office:value-type="float" office:value="79997" calcext:value-type="float">
            <text:p>79997</text:p>
          </table:table-cell>
          <table:table-cell office:value-type="string" calcext:value-type="string">
            <text:p>?nice!</text:p>
          </table:table-cell>
          <table:table-cell/>
        </table:table-row>
        <table:table-row table:style-name="ro1">
          <table:table-cell office:value-type="float" office:value="80804" calcext:value-type="float">
            <text:p>80804</text:p>
          </table:table-cell>
          <table:table-cell office:value-type="float" office:value="0" calcext:value-type="float">
            <text:p>0</text:p>
          </table:table-cell>
          <table:table-cell office:value-type="float" office:value="736695" calcext:value-type="float">
            <text:p>736695</text:p>
          </table:table-cell>
          <table:table-cell office:value-type="float" office:value="49861" calcext:value-type="float">
            <text:p>49861</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83366" calcext:value-type="float">
            <text:p>83366</text:p>
          </table:table-cell>
          <table:table-cell office:value-type="float" office:value="0" calcext:value-type="float">
            <text:p>0</text:p>
          </table:table-cell>
          <table:table-cell office:value-type="float" office:value="109295" calcext:value-type="float">
            <text:p>109295</text:p>
          </table:table-cell>
          <table:table-cell office:value-type="float" office:value="87331" calcext:value-type="float">
            <text:p>8733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24404" calcext:value-type="float">
            <text:p>124404</text:p>
          </table:table-cell>
          <table:table-cell office:value-type="float" office:value="0" calcext:value-type="float">
            <text:p>0</text:p>
          </table:table-cell>
          <table:table-cell office:value-type="float" office:value="825492" calcext:value-type="float">
            <text:p>825492</text:p>
          </table:table-cell>
          <table:table-cell office:value-type="float" office:value="49914" calcext:value-type="float">
            <text:p>49914</text:p>
          </table:table-cell>
          <table:table-cell office:value-type="string" calcext:value-type="string">
            <text:p>The trail looks nothing less than a pro's work! excellent!</text:p>
          </table:table-cell>
          <table:table-cell/>
        </table:table-row>
        <table:table-row table:style-name="ro1">
          <table:table-cell office:value-type="float" office:value="133706" calcext:value-type="float">
            <text:p>133706</text:p>
          </table:table-cell>
          <table:table-cell office:value-type="float" office:value="474869" calcext:value-type="float">
            <text:p>474869</text:p>
          </table:table-cell>
          <table:table-cell office:value-type="float" office:value="0" calcext:value-type="float">
            <text:p>0</text:p>
          </table:table-cell>
          <table:table-cell office:value-type="float" office:value="254273" calcext:value-type="float">
            <text:p>254273</text:p>
          </table:table-cell>
          <table:table-cell office:value-type="string" calcext:value-type="string">
            <text:p>plz coment on my post</text:p>
          </table:table-cell>
          <table:table-cell/>
        </table:table-row>
        <table:table-row table:style-name="ro1">
          <table:table-cell office:value-type="float" office:value="307219" calcext:value-type="float">
            <text:p>307219</text:p>
          </table:table-cell>
          <table:table-cell office:value-type="float" office:value="0" calcext:value-type="float">
            <text:p>0</text:p>
          </table:table-cell>
          <table:table-cell office:value-type="float" office:value="1625685" calcext:value-type="float">
            <text:p>1625685</text:p>
          </table:table-cell>
          <table:table-cell office:value-type="float" office:value="81016" calcext:value-type="float">
            <text:p>81016</text:p>
          </table:table-cell>
          <table:table-cell office:value-type="string" calcext:value-type="string">
            <text:p>I'd definitely watch this Trail more than once, there should definitely be more viewers to appreciate it!</text:p>
          </table:table-cell>
          <table:table-cell/>
        </table:table-row>
        <table:table-row table:style-name="ro2">
          <table:table-cell office:value-type="float" office:value="371096" calcext:value-type="float">
            <text:p>371096</text:p>
          </table:table-cell>
          <table:table-cell office:value-type="float" office:value="0" calcext:value-type="float">
            <text:p>0</text:p>
          </table:table-cell>
          <table:table-cell office:value-type="float" office:value="2178353" calcext:value-type="float">
            <text:p>2178353</text:p>
          </table:table-cell>
          <table:table-cell office:value-type="float" office:value="689049" calcext:value-type="float">
            <text:p>689049</text:p>
          </table:table-cell>
          <table:table-cell office:value-type="string" calcext:value-type="string">
            <text:p>[[@48445]] </text:p>
            <text:p>See this video https://youtu.be/vhCkvXsXtrY</text:p>
          </table:table-cell>
          <table:table-cell/>
        </table:table-row>
        <table:table-row table:style-name="ro1">
          <table:table-cell office:value-type="float" office:value="45551" calcext:value-type="float">
            <text:p>45551</text:p>
          </table:table-cell>
          <table:table-cell office:value-type="float" office:value="0" calcext:value-type="float">
            <text:p>0</text:p>
          </table:table-cell>
          <table:table-cell office:value-type="float" office:value="645387" calcext:value-type="float">
            <text:p>645387</text:p>
          </table:table-cell>
          <table:table-cell office:value-type="float" office:value="192840" calcext:value-type="float">
            <text:p>192840</text:p>
          </table:table-cell>
          <table:table-cell office:value-type="string" calcext:value-type="string">
            <text:p>[[@39879]] thx bro</text:p>
          </table:table-cell>
          <table:table-cell/>
        </table:table-row>
        <table:table-row table:style-name="ro1">
          <table:table-cell office:value-type="float" office:value="66357" calcext:value-type="float">
            <text:p>66357</text:p>
          </table:table-cell>
          <table:table-cell office:value-type="float" office:value="0" calcext:value-type="float">
            <text:p>0</text:p>
          </table:table-cell>
          <table:table-cell office:value-type="float" office:value="695938" calcext:value-type="float">
            <text:p>695938</text:p>
          </table:table-cell>
          <table:table-cell office:value-type="float" office:value="82627" calcext:value-type="float">
            <text:p>82627</text:p>
          </table:table-cell>
          <table:table-cell office:value-type="string" calcext:value-type="string">
            <text:p>The title was so rad! cool stuff really!</text:p>
          </table:table-cell>
          <table:table-cell/>
        </table:table-row>
        <table:table-row table:style-name="ro1">
          <table:table-cell office:value-type="float" office:value="72129" calcext:value-type="float">
            <text:p>72129</text:p>
          </table:table-cell>
          <table:table-cell office:value-type="float" office:value="0" calcext:value-type="float">
            <text:p>0</text:p>
          </table:table-cell>
          <table:table-cell office:value-type="float" office:value="709312" calcext:value-type="float">
            <text:p>709312</text:p>
          </table:table-cell>
          <table:table-cell office:value-type="float" office:value="211347" calcext:value-type="float">
            <text:p>211347</text:p>
          </table:table-cell>
          <table:table-cell office:value-type="string" calcext:value-type="string">
            <text:p>[[@80707]] that was also amazing✌️</text:p>
          </table:table-cell>
          <table:table-cell/>
        </table:table-row>
        <table:table-row table:style-name="ro1">
          <table:table-cell office:value-type="float" office:value="114210" calcext:value-type="float">
            <text:p>114210</text:p>
          </table:table-cell>
          <table:table-cell office:value-type="float" office:value="0" calcext:value-type="float">
            <text:p>0</text:p>
          </table:table-cell>
          <table:table-cell office:value-type="float" office:value="810554" calcext:value-type="float">
            <text:p>810554</text:p>
          </table:table-cell>
          <table:table-cell office:value-type="float" office:value="80091" calcext:value-type="float">
            <text:p>80091</text:p>
          </table:table-cell>
          <table:table-cell office:value-type="string" calcext:value-type="string">
            <text:p>Mast ekdum</text:p>
          </table:table-cell>
          <table:table-cell/>
        </table:table-row>
        <table:table-row table:style-name="ro1">
          <table:table-cell office:value-type="float" office:value="114478" calcext:value-type="float">
            <text:p>114478</text:p>
          </table:table-cell>
          <table:table-cell office:value-type="float" office:value="0" calcext:value-type="float">
            <text:p>0</text:p>
          </table:table-cell>
          <table:table-cell office:value-type="float" office:value="770703" calcext:value-type="float">
            <text:p>770703</text:p>
          </table:table-cell>
          <table:table-cell office:value-type="float" office:value="194077" calcext:value-type="float">
            <text:p>194077</text:p>
          </table:table-cell>
          <table:table-cell office:value-type="string" calcext:value-type="string">
            <text:p>Amazing</text:p>
          </table:table-cell>
          <table:table-cell/>
        </table:table-row>
        <table:table-row table:style-name="ro1">
          <table:table-cell office:value-type="float" office:value="127103" calcext:value-type="float">
            <text:p>127103</text:p>
          </table:table-cell>
          <table:table-cell office:value-type="float" office:value="0" calcext:value-type="float">
            <text:p>0</text:p>
          </table:table-cell>
          <table:table-cell office:value-type="float" office:value="827818" calcext:value-type="float">
            <text:p>827818</text:p>
          </table:table-cell>
          <table:table-cell office:value-type="float" office:value="82264" calcext:value-type="float">
            <text:p>82264</text:p>
          </table:table-cell>
          <table:table-cell office:value-type="string" calcext:value-type="string">
            <text:p>Hey what time of the year is best to visit this place?</text:p>
          </table:table-cell>
          <table:table-cell/>
        </table:table-row>
        <table:table-row table:style-name="ro1">
          <table:table-cell office:value-type="float" office:value="128842" calcext:value-type="float">
            <text:p>128842</text:p>
          </table:table-cell>
          <table:table-cell office:value-type="float" office:value="0" calcext:value-type="float">
            <text:p>0</text:p>
          </table:table-cell>
          <table:table-cell office:value-type="float" office:value="837636" calcext:value-type="float">
            <text:p>837636</text:p>
          </table:table-cell>
          <table:table-cell office:value-type="float" office:value="85422" calcext:value-type="float">
            <text:p>85422</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64465" calcext:value-type="float">
            <text:p>164465</text:p>
          </table:table-cell>
          <table:table-cell office:value-type="float" office:value="0" calcext:value-type="float">
            <text:p>0</text:p>
          </table:table-cell>
          <table:table-cell office:value-type="float" office:value="928872" calcext:value-type="float">
            <text:p>928872</text:p>
          </table:table-cell>
          <table:table-cell office:value-type="float" office:value="232130" calcext:value-type="float">
            <text:p>232130</text:p>
          </table:table-cell>
          <table:table-cell office:value-type="string" calcext:value-type="string">
            <text:p>[[@76593]] Thank you so much for that compliment! <text:s/>More pictures to come!</text:p>
          </table:table-cell>
          <table:table-cell/>
        </table:table-row>
        <table:table-row table:style-name="ro1">
          <table:table-cell office:value-type="float" office:value="186403" calcext:value-type="float">
            <text:p>186403</text:p>
          </table:table-cell>
          <table:table-cell office:value-type="float" office:value="0" calcext:value-type="float">
            <text:p>0</text:p>
          </table:table-cell>
          <table:table-cell office:value-type="float" office:value="974331" calcext:value-type="float">
            <text:p>974331</text:p>
          </table:table-cell>
          <table:table-cell office:value-type="float" office:value="293409" calcext:value-type="float">
            <text:p>293409</text:p>
          </table:table-cell>
          <table:table-cell office:value-type="string" calcext:value-type="string">
            <text:p>Thnk you!! I'll post it soon</text:p>
          </table:table-cell>
          <table:table-cell/>
        </table:table-row>
        <table:table-row table:style-name="ro1">
          <table:table-cell office:value-type="float" office:value="191817" calcext:value-type="float">
            <text:p>191817</text:p>
          </table:table-cell>
          <table:table-cell office:value-type="float" office:value="0" calcext:value-type="float">
            <text:p>0</text:p>
          </table:table-cell>
          <table:table-cell office:value-type="float" office:value="994892" calcext:value-type="float">
            <text:p>994892</text:p>
          </table:table-cell>
          <table:table-cell office:value-type="float" office:value="244003" calcext:value-type="float">
            <text:p>244003</text:p>
          </table:table-cell>
          <table:table-cell office:value-type="string" calcext:value-type="string">
            <text:p>Interesting ?</text:p>
          </table:table-cell>
          <table:table-cell/>
        </table:table-row>
        <table:table-row table:style-name="ro1">
          <table:table-cell office:value-type="float" office:value="281123" calcext:value-type="float">
            <text:p>281123</text:p>
          </table:table-cell>
          <table:table-cell office:value-type="float" office:value="0" calcext:value-type="float">
            <text:p>0</text:p>
          </table:table-cell>
          <table:table-cell office:value-type="float" office:value="1473217" calcext:value-type="float">
            <text:p>1473217</text:p>
          </table:table-cell>
          <table:table-cell office:value-type="float" office:value="82839" calcext:value-type="float">
            <text:p>82839</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50526" calcext:value-type="float">
            <text:p>350526</text:p>
          </table:table-cell>
          <table:table-cell office:value-type="float" office:value="0" calcext:value-type="float">
            <text:p>0</text:p>
          </table:table-cell>
          <table:table-cell office:value-type="float" office:value="1885715" calcext:value-type="float">
            <text:p>1885715</text:p>
          </table:table-cell>
          <table:table-cell office:value-type="float" office:value="42828" calcext:value-type="float">
            <text:p>42828</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421848" calcext:value-type="float">
            <text:p>421848</text:p>
          </table:table-cell>
          <table:table-cell office:value-type="float" office:value="0" calcext:value-type="float">
            <text:p>0</text:p>
          </table:table-cell>
          <table:table-cell office:value-type="float" office:value="2303143" calcext:value-type="float">
            <text:p>2303143</text:p>
          </table:table-cell>
          <table:table-cell office:value-type="float" office:value="36557" calcext:value-type="float">
            <text:p>36557</text:p>
          </table:table-cell>
          <table:table-cell office:value-type="string" calcext:value-type="string">
            <text:p>its fun with dad</text:p>
          </table:table-cell>
          <table:table-cell/>
        </table:table-row>
        <table:table-row table:style-name="ro1">
          <table:table-cell office:value-type="float" office:value="423166" calcext:value-type="float">
            <text:p>423166</text:p>
          </table:table-cell>
          <table:table-cell office:value-type="float" office:value="0" calcext:value-type="float">
            <text:p>0</text:p>
          </table:table-cell>
          <table:table-cell office:value-type="float" office:value="605048" calcext:value-type="float">
            <text:p>605048</text:p>
          </table:table-cell>
          <table:table-cell office:value-type="float" office:value="36648" calcext:value-type="float">
            <text:p>36648</text:p>
          </table:table-cell>
          <table:table-cell office:value-type="string" calcext:value-type="string">
            <text:p>liked it</text:p>
          </table:table-cell>
          <table:table-cell/>
        </table:table-row>
        <table:table-row table:style-name="ro1">
          <table:table-cell office:value-type="float" office:value="35881" calcext:value-type="float">
            <text:p>35881</text:p>
          </table:table-cell>
          <table:table-cell office:value-type="float" office:value="0" calcext:value-type="float">
            <text:p>0</text:p>
          </table:table-cell>
          <table:table-cell office:value-type="float" office:value="626086" calcext:value-type="float">
            <text:p>626086</text:p>
          </table:table-cell>
          <table:table-cell office:value-type="float" office:value="80836" calcext:value-type="float">
            <text:p>80836</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73090" calcext:value-type="float">
            <text:p>73090</text:p>
          </table:table-cell>
          <table:table-cell office:value-type="float" office:value="332623" calcext:value-type="float">
            <text:p>332623</text:p>
          </table:table-cell>
          <table:table-cell office:value-type="float" office:value="0" calcext:value-type="float">
            <text:p>0</text:p>
          </table:table-cell>
          <table:table-cell office:value-type="float" office:value="200593" calcext:value-type="float">
            <text:p>200593</text:p>
          </table:table-cell>
          <table:table-cell office:value-type="string" calcext:value-type="string">
            <text:p>[[@1]]</text:p>
          </table:table-cell>
          <table:table-cell/>
        </table:table-row>
        <table:table-row table:style-name="ro1">
          <table:table-cell office:value-type="float" office:value="93210" calcext:value-type="float">
            <text:p>93210</text:p>
          </table:table-cell>
          <table:table-cell office:value-type="float" office:value="0" calcext:value-type="float">
            <text:p>0</text:p>
          </table:table-cell>
          <table:table-cell office:value-type="float" office:value="760076" calcext:value-type="float">
            <text:p>760076</text:p>
          </table:table-cell>
          <table:table-cell office:value-type="float" office:value="84285" calcext:value-type="float">
            <text:p>84285</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97569" calcext:value-type="float">
            <text:p>97569</text:p>
          </table:table-cell>
          <table:table-cell office:value-type="float" office:value="0" calcext:value-type="float">
            <text:p>0</text:p>
          </table:table-cell>
          <table:table-cell office:value-type="float" office:value="765581" calcext:value-type="float">
            <text:p>765581</text:p>
          </table:table-cell>
          <table:table-cell office:value-type="float" office:value="227567" calcext:value-type="float">
            <text:p>227567</text:p>
          </table:table-cell>
          <table:table-cell office:value-type="string" calcext:value-type="string">
            <text:p>[[@79445]] Thank you ☺ my account is new... hoping to get more followers ☺</text:p>
          </table:table-cell>
          <table:table-cell/>
        </table:table-row>
        <table:table-row table:style-name="ro1">
          <table:table-cell office:value-type="float" office:value="152670" calcext:value-type="float">
            <text:p>152670</text:p>
          </table:table-cell>
          <table:table-cell office:value-type="float" office:value="0" calcext:value-type="float">
            <text:p>0</text:p>
          </table:table-cell>
          <table:table-cell office:value-type="float" office:value="899585" calcext:value-type="float">
            <text:p>899585</text:p>
          </table:table-cell>
          <table:table-cell office:value-type="float" office:value="79272" calcext:value-type="float">
            <text:p>79272</text:p>
          </table:table-cell>
          <table:table-cell office:value-type="string" calcext:value-type="string">
            <text:p>The content and the images don't sit well with one another!</text:p>
          </table:table-cell>
          <table:table-cell/>
        </table:table-row>
        <table:table-row table:style-name="ro1">
          <table:table-cell office:value-type="float" office:value="170030" calcext:value-type="float">
            <text:p>170030</text:p>
          </table:table-cell>
          <table:table-cell office:value-type="float" office:value="0" calcext:value-type="float">
            <text:p>0</text:p>
          </table:table-cell>
          <table:table-cell office:value-type="float" office:value="947110" calcext:value-type="float">
            <text:p>947110</text:p>
          </table:table-cell>
          <table:table-cell office:value-type="float" office:value="86897" calcext:value-type="float">
            <text:p>86897</text:p>
          </table:table-cell>
          <table:table-cell office:value-type="string" calcext:value-type="string">
            <text:p>masttt!!</text:p>
          </table:table-cell>
          <table:table-cell/>
        </table:table-row>
        <table:table-row table:style-name="ro1">
          <table:table-cell office:value-type="float" office:value="187107" calcext:value-type="float">
            <text:p>187107</text:p>
          </table:table-cell>
          <table:table-cell office:value-type="float" office:value="0" calcext:value-type="float">
            <text:p>0</text:p>
          </table:table-cell>
          <table:table-cell office:value-type="float" office:value="976110" calcext:value-type="float">
            <text:p>976110</text:p>
          </table:table-cell>
          <table:table-cell office:value-type="float" office:value="78780" calcext:value-type="float">
            <text:p>78780</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31836" calcext:value-type="float">
            <text:p>231836</text:p>
          </table:table-cell>
          <table:table-cell office:value-type="float" office:value="0" calcext:value-type="float">
            <text:p>0</text:p>
          </table:table-cell>
          <table:table-cell office:value-type="float" office:value="1175646" calcext:value-type="float">
            <text:p>1175646</text:p>
          </table:table-cell>
          <table:table-cell office:value-type="float" office:value="329345" calcext:value-type="float">
            <text:p>329345</text:p>
          </table:table-cell>
          <table:table-cell office:value-type="string" calcext:value-type="string">
            <text:p>[[@326921]] yes indeed</text:p>
          </table:table-cell>
          <table:table-cell/>
        </table:table-row>
        <table:table-row table:style-name="ro1">
          <table:table-cell office:value-type="float" office:value="337357" calcext:value-type="float">
            <text:p>337357</text:p>
          </table:table-cell>
          <table:table-cell office:value-type="float" office:value="0" calcext:value-type="float">
            <text:p>0</text:p>
          </table:table-cell>
          <table:table-cell office:value-type="float" office:value="1790476" calcext:value-type="float">
            <text:p>1790476</text:p>
          </table:table-cell>
          <table:table-cell office:value-type="float" office:value="538595" calcext:value-type="float">
            <text:p>538595</text:p>
          </table:table-cell>
          <table:table-cell office:value-type="string" calcext:value-type="string">
            <text:p>[[@546585]] <text:s/>hii</text:p>
          </table:table-cell>
          <table:table-cell/>
        </table:table-row>
        <table:table-row table:style-name="ro1">
          <table:table-cell office:value-type="float" office:value="342078" calcext:value-type="float">
            <text:p>342078</text:p>
          </table:table-cell>
          <table:table-cell office:value-type="float" office:value="0" calcext:value-type="float">
            <text:p>0</text:p>
          </table:table-cell>
          <table:table-cell office:value-type="float" office:value="1827835" calcext:value-type="float">
            <text:p>1827835</text:p>
          </table:table-cell>
          <table:table-cell office:value-type="float" office:value="87532" calcext:value-type="float">
            <text:p>87532</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50767" calcext:value-type="float">
            <text:p>350767</text:p>
          </table:table-cell>
          <table:table-cell office:value-type="float" office:value="0" calcext:value-type="float">
            <text:p>0</text:p>
          </table:table-cell>
          <table:table-cell office:value-type="float" office:value="1889693" calcext:value-type="float">
            <text:p>1889693</text:p>
          </table:table-cell>
          <table:table-cell office:value-type="float" office:value="49355" calcext:value-type="float">
            <text:p>49355</text:p>
          </table:table-cell>
          <table:table-cell office:value-type="string" calcext:value-type="string">
            <text:p>The title was superb! The content was a little dreary!</text:p>
          </table:table-cell>
          <table:table-cell/>
        </table:table-row>
        <table:table-row table:style-name="ro1">
          <table:table-cell office:value-type="float" office:value="380800" calcext:value-type="float">
            <text:p>380800</text:p>
          </table:table-cell>
          <table:table-cell office:value-type="float" office:value="0" calcext:value-type="float">
            <text:p>0</text:p>
          </table:table-cell>
          <table:table-cell office:value-type="float" office:value="2243185" calcext:value-type="float">
            <text:p>2243185</text:p>
          </table:table-cell>
          <table:table-cell office:value-type="float" office:value="791529" calcext:value-type="float">
            <text:p>791529</text:p>
          </table:table-cell>
          <table:table-cell office:value-type="string" calcext:value-type="string">
            <text:p>Nice look</text:p>
          </table:table-cell>
          <table:table-cell/>
        </table:table-row>
        <table:table-row table:style-name="ro1">
          <table:table-cell office:value-type="float" office:value="392272" calcext:value-type="float">
            <text:p>392272</text:p>
          </table:table-cell>
          <table:table-cell office:value-type="float" office:value="0" calcext:value-type="float">
            <text:p>0</text:p>
          </table:table-cell>
          <table:table-cell office:value-type="float" office:value="2283648" calcext:value-type="float">
            <text:p>2283648</text:p>
          </table:table-cell>
          <table:table-cell office:value-type="float" office:value="928921" calcext:value-type="float">
            <text:p>928921</text:p>
          </table:table-cell>
          <table:table-cell office:value-type="string" calcext:value-type="string">
            <text:p>Shehehe</text:p>
          </table:table-cell>
          <table:table-cell/>
        </table:table-row>
        <table:table-row table:style-name="ro1">
          <table:table-cell office:value-type="float" office:value="392616" calcext:value-type="float">
            <text:p>392616</text:p>
          </table:table-cell>
          <table:table-cell office:value-type="float" office:value="0" calcext:value-type="float">
            <text:p>0</text:p>
          </table:table-cell>
          <table:table-cell office:value-type="float" office:value="2283554" calcext:value-type="float">
            <text:p>2283554</text:p>
          </table:table-cell>
          <table:table-cell office:value-type="float" office:value="944787" calcext:value-type="float">
            <text:p>944787</text:p>
          </table:table-cell>
          <table:table-cell office:value-type="string" calcext:value-type="string">
            <text:p>love u</text:p>
          </table:table-cell>
          <table:table-cell/>
        </table:table-row>
        <table:table-row table:style-name="ro1">
          <table:table-cell office:value-type="float" office:value="425195" calcext:value-type="float">
            <text:p>425195</text:p>
          </table:table-cell>
          <table:table-cell office:value-type="float" office:value="0" calcext:value-type="float">
            <text:p>0</text:p>
          </table:table-cell>
          <table:table-cell office:value-type="float" office:value="2275371" calcext:value-type="float">
            <text:p>2275371</text:p>
          </table:table-cell>
          <table:table-cell office:value-type="float" office:value="42183" calcext:value-type="float">
            <text:p>42183</text:p>
          </table:table-cell>
          <table:table-cell office:value-type="string" calcext:value-type="string">
            <text:p>liked what you did with the blazer</text:p>
          </table:table-cell>
          <table:table-cell/>
        </table:table-row>
        <table:table-row table:style-name="ro1">
          <table:table-cell office:value-type="float" office:value="71922" calcext:value-type="float">
            <text:p>71922</text:p>
          </table:table-cell>
          <table:table-cell office:value-type="float" office:value="0" calcext:value-type="float">
            <text:p>0</text:p>
          </table:table-cell>
          <table:table-cell office:value-type="float" office:value="709132" calcext:value-type="float">
            <text:p>709132</text:p>
          </table:table-cell>
          <table:table-cell office:value-type="float" office:value="41581" calcext:value-type="float">
            <text:p>41581</text:p>
          </table:table-cell>
          <table:table-cell office:value-type="string" calcext:value-type="string">
            <text:p>Mast ekdum</text:p>
          </table:table-cell>
          <table:table-cell/>
        </table:table-row>
        <table:table-row table:style-name="ro1">
          <table:table-cell office:value-type="float" office:value="82570" calcext:value-type="float">
            <text:p>82570</text:p>
          </table:table-cell>
          <table:table-cell office:value-type="float" office:value="0" calcext:value-type="float">
            <text:p>0</text:p>
          </table:table-cell>
          <table:table-cell office:value-type="float" office:value="176894" calcext:value-type="float">
            <text:p>176894</text:p>
          </table:table-cell>
          <table:table-cell office:value-type="float" office:value="135701" calcext:value-type="float">
            <text:p>135701</text:p>
          </table:table-cell>
          <table:table-cell office:value-type="string" calcext:value-type="string">
            <text:p>The photos are just so cool, what camera do you use?</text:p>
          </table:table-cell>
          <table:table-cell/>
        </table:table-row>
        <table:table-row table:style-name="ro1">
          <table:table-cell office:value-type="float" office:value="90675" calcext:value-type="float">
            <text:p>90675</text:p>
          </table:table-cell>
          <table:table-cell office:value-type="float" office:value="0" calcext:value-type="float">
            <text:p>0</text:p>
          </table:table-cell>
          <table:table-cell office:value-type="float" office:value="754233" calcext:value-type="float">
            <text:p>754233</text:p>
          </table:table-cell>
          <table:table-cell office:value-type="float" office:value="82802" calcext:value-type="float">
            <text:p>82802</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37238" calcext:value-type="float">
            <text:p>137238</text:p>
          </table:table-cell>
          <table:table-cell office:value-type="float" office:value="0" calcext:value-type="float">
            <text:p>0</text:p>
          </table:table-cell>
          <table:table-cell office:value-type="float" office:value="857426" calcext:value-type="float">
            <text:p>857426</text:p>
          </table:table-cell>
          <table:table-cell office:value-type="float" office:value="84580" calcext:value-type="float">
            <text:p>8458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55163" calcext:value-type="float">
            <text:p>155163</text:p>
          </table:table-cell>
          <table:table-cell office:value-type="float" office:value="0" calcext:value-type="float">
            <text:p>0</text:p>
          </table:table-cell>
          <table:table-cell office:value-type="float" office:value="903988" calcext:value-type="float">
            <text:p>903988</text:p>
          </table:table-cell>
          <table:table-cell office:value-type="float" office:value="42806" calcext:value-type="float">
            <text:p>42806</text:p>
          </table:table-cell>
          <table:table-cell office:value-type="string" calcext:value-type="string">
            <text:p>OMG! yeh mera India</text:p>
          </table:table-cell>
          <table:table-cell/>
        </table:table-row>
        <table:table-row table:style-name="ro1">
          <table:table-cell office:value-type="float" office:value="221303" calcext:value-type="float">
            <text:p>221303</text:p>
          </table:table-cell>
          <table:table-cell office:value-type="float" office:value="0" calcext:value-type="float">
            <text:p>0</text:p>
          </table:table-cell>
          <table:table-cell office:value-type="float" office:value="1140577" calcext:value-type="float">
            <text:p>1140577</text:p>
          </table:table-cell>
          <table:table-cell office:value-type="float" office:value="76477" calcext:value-type="float">
            <text:p>76477</text:p>
          </table:table-cell>
          <table:table-cell office:value-type="string" calcext:value-type="string">
            <text:p>Jhakaas ekdum</text:p>
          </table:table-cell>
          <table:table-cell/>
        </table:table-row>
        <table:table-row table:style-name="ro1">
          <table:table-cell office:value-type="float" office:value="359582" calcext:value-type="float">
            <text:p>359582</text:p>
          </table:table-cell>
          <table:table-cell office:value-type="float" office:value="0" calcext:value-type="float">
            <text:p>0</text:p>
          </table:table-cell>
          <table:table-cell office:value-type="float" office:value="2006053" calcext:value-type="float">
            <text:p>2006053</text:p>
          </table:table-cell>
          <table:table-cell office:value-type="float" office:value="84557" calcext:value-type="float">
            <text:p>84557</text:p>
          </table:table-cell>
          <table:table-cell office:value-type="string" calcext:value-type="string">
            <text:p>Your trail is detailed perfectly!</text:p>
          </table:table-cell>
          <table:table-cell/>
        </table:table-row>
        <table:table-row table:style-name="ro1">
          <table:table-cell office:value-type="float" office:value="386065" calcext:value-type="float">
            <text:p>386065</text:p>
          </table:table-cell>
          <table:table-cell office:value-type="float" office:value="0" calcext:value-type="float">
            <text:p>0</text:p>
          </table:table-cell>
          <table:table-cell office:value-type="float" office:value="2263936" calcext:value-type="float">
            <text:p>2263936</text:p>
          </table:table-cell>
          <table:table-cell office:value-type="float" office:value="885598" calcext:value-type="float">
            <text:p>885598</text:p>
          </table:table-cell>
          <table:table-cell office:value-type="string" calcext:value-type="string">
            <text:p>????</text:p>
          </table:table-cell>
          <table:table-cell/>
        </table:table-row>
        <table:table-row table:style-name="ro1">
          <table:table-cell office:value-type="float" office:value="38099" calcext:value-type="float">
            <text:p>38099</text:p>
          </table:table-cell>
          <table:table-cell office:value-type="float" office:value="0" calcext:value-type="float">
            <text:p>0</text:p>
          </table:table-cell>
          <table:table-cell office:value-type="float" office:value="629197" calcext:value-type="float">
            <text:p>629197</text:p>
          </table:table-cell>
          <table:table-cell office:value-type="float" office:value="76594" calcext:value-type="float">
            <text:p>76594</text:p>
          </table:table-cell>
          <table:table-cell office:value-type="string" calcext:value-type="string">
            <text:p>I love the wordplay in your title!</text:p>
          </table:table-cell>
          <table:table-cell/>
        </table:table-row>
        <table:table-row table:style-name="ro1">
          <table:table-cell office:value-type="float" office:value="63506" calcext:value-type="float">
            <text:p>63506</text:p>
          </table:table-cell>
          <table:table-cell office:value-type="float" office:value="0" calcext:value-type="float">
            <text:p>0</text:p>
          </table:table-cell>
          <table:table-cell office:value-type="float" office:value="686589" calcext:value-type="float">
            <text:p>686589</text:p>
          </table:table-cell>
          <table:table-cell office:value-type="float" office:value="85939" calcext:value-type="float">
            <text:p>85939</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90964" calcext:value-type="float">
            <text:p>90964</text:p>
          </table:table-cell>
          <table:table-cell office:value-type="float" office:value="0" calcext:value-type="float">
            <text:p>0</text:p>
          </table:table-cell>
          <table:table-cell office:value-type="float" office:value="756545" calcext:value-type="float">
            <text:p>756545</text:p>
          </table:table-cell>
          <table:table-cell office:value-type="float" office:value="43287" calcext:value-type="float">
            <text:p>4328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161417" calcext:value-type="float">
            <text:p>161417</text:p>
          </table:table-cell>
          <table:table-cell office:value-type="float" office:value="533462" calcext:value-type="float">
            <text:p>533462</text:p>
          </table:table-cell>
          <table:table-cell office:value-type="float" office:value="0" calcext:value-type="float">
            <text:p>0</text:p>
          </table:table-cell>
          <table:table-cell office:value-type="float" office:value="276088" calcext:value-type="float">
            <text:p>276088</text:p>
          </table:table-cell>
          <table:table-cell office:value-type="string" calcext:value-type="string">
            <text:p>Lahore gool gapaay</text:p>
          </table:table-cell>
          <table:table-cell/>
        </table:table-row>
        <table:table-row table:style-name="ro1">
          <table:table-cell office:value-type="float" office:value="162539" calcext:value-type="float">
            <text:p>162539</text:p>
          </table:table-cell>
          <table:table-cell office:value-type="float" office:value="0" calcext:value-type="float">
            <text:p>0</text:p>
          </table:table-cell>
          <table:table-cell office:value-type="float" office:value="924568" calcext:value-type="float">
            <text:p>924568</text:p>
          </table:table-cell>
          <table:table-cell office:value-type="float" office:value="49646" calcext:value-type="float">
            <text:p>49646</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177359" calcext:value-type="float">
            <text:p>177359</text:p>
          </table:table-cell>
          <table:table-cell office:value-type="float" office:value="483635" calcext:value-type="float">
            <text:p>483635</text:p>
          </table:table-cell>
          <table:table-cell office:value-type="float" office:value="0" calcext:value-type="float">
            <text:p>0</text:p>
          </table:table-cell>
          <table:table-cell office:value-type="float" office:value="289559" calcext:value-type="float">
            <text:p>289559</text:p>
          </table:table-cell>
          <table:table-cell office:value-type="string" calcext:value-type="string">
            <text:p>Its not nagpur....many of ur posts arent from nagpur</text:p>
          </table:table-cell>
          <table:table-cell/>
        </table:table-row>
        <table:table-row table:style-name="ro1">
          <table:table-cell office:value-type="float" office:value="245105" calcext:value-type="float">
            <text:p>245105</text:p>
          </table:table-cell>
          <table:table-cell office:value-type="float" office:value="0" calcext:value-type="float">
            <text:p>0</text:p>
          </table:table-cell>
          <table:table-cell office:value-type="float" office:value="785104" calcext:value-type="float">
            <text:p>785104</text:p>
          </table:table-cell>
          <table:table-cell office:value-type="float" office:value="357192" calcext:value-type="float">
            <text:p>357192</text:p>
          </table:table-cell>
          <table:table-cell office:value-type="string" calcext:value-type="string">
            <text:p>[[@362188]] thanks</text:p>
          </table:table-cell>
          <table:table-cell/>
        </table:table-row>
        <table:table-row table:style-name="ro1">
          <table:table-cell office:value-type="float" office:value="246300" calcext:value-type="float">
            <text:p>246300</text:p>
          </table:table-cell>
          <table:table-cell office:value-type="float" office:value="0" calcext:value-type="float">
            <text:p>0</text:p>
          </table:table-cell>
          <table:table-cell office:value-type="float" office:value="1237435" calcext:value-type="float">
            <text:p>1237435</text:p>
          </table:table-cell>
          <table:table-cell office:value-type="float" office:value="85783" calcext:value-type="float">
            <text:p>85783</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55896" calcext:value-type="float">
            <text:p>255896</text:p>
          </table:table-cell>
          <table:table-cell office:value-type="float" office:value="785872" calcext:value-type="float">
            <text:p>785872</text:p>
          </table:table-cell>
          <table:table-cell office:value-type="float" office:value="0" calcext:value-type="float">
            <text:p>0</text:p>
          </table:table-cell>
          <table:table-cell office:value-type="float" office:value="1013" calcext:value-type="float">
            <text:p>1013</text:p>
          </table:table-cell>
          <table:table-cell office:value-type="string" calcext:value-type="string">
            <text:p>[[@1]]</text:p>
          </table:table-cell>
          <table:table-cell/>
        </table:table-row>
        <table:table-row table:style-name="ro1">
          <table:table-cell office:value-type="float" office:value="432093" calcext:value-type="float">
            <text:p>432093</text:p>
          </table:table-cell>
          <table:table-cell office:value-type="float" office:value="0" calcext:value-type="float">
            <text:p>0</text:p>
          </table:table-cell>
          <table:table-cell office:value-type="float" office:value="2283445" calcext:value-type="float">
            <text:p>2283445</text:p>
          </table:table-cell>
          <table:table-cell office:value-type="float" office:value="25986" calcext:value-type="float">
            <text:p>25986</text:p>
          </table:table-cell>
          <table:table-cell office:value-type="string" calcext:value-type="string">
            <text:p>religious places brings peace of mind</text:p>
          </table:table-cell>
          <table:table-cell/>
        </table:table-row>
        <table:table-row table:style-name="ro1">
          <table:table-cell office:value-type="float" office:value="442220" calcext:value-type="float">
            <text:p>442220</text:p>
          </table:table-cell>
          <table:table-cell office:value-type="float" office:value="0" calcext:value-type="float">
            <text:p>0</text:p>
          </table:table-cell>
          <table:table-cell office:value-type="float" office:value="451915" calcext:value-type="float">
            <text:p>451915</text:p>
          </table:table-cell>
          <table:table-cell office:value-type="float" office:value="1685371" calcext:value-type="float">
            <text:p>1685371</text:p>
          </table:table-cell>
          <table:table-cell office:value-type="string" calcext:value-type="string">
            <text:p>Dreyyf FC bydjrgi</text:p>
          </table:table-cell>
          <table:table-cell/>
        </table:table-row>
        <table:table-row table:style-name="ro1">
          <table:table-cell office:value-type="float" office:value="91907" calcext:value-type="float">
            <text:p>91907</text:p>
          </table:table-cell>
          <table:table-cell office:value-type="float" office:value="0" calcext:value-type="float">
            <text:p>0</text:p>
          </table:table-cell>
          <table:table-cell office:value-type="float" office:value="181171" calcext:value-type="float">
            <text:p>181171</text:p>
          </table:table-cell>
          <table:table-cell office:value-type="float" office:value="193990" calcext:value-type="float">
            <text:p>193990</text:p>
          </table:table-cell>
          <table:table-cell office:value-type="string" calcext:value-type="string">
            <text:p>This is where i live.. Dashashmegh ghat...</text:p>
          </table:table-cell>
          <table:table-cell/>
        </table:table-row>
        <table:table-row table:style-name="ro1">
          <table:table-cell office:value-type="float" office:value="159496" calcext:value-type="float">
            <text:p>159496</text:p>
          </table:table-cell>
          <table:table-cell office:value-type="float" office:value="0" calcext:value-type="float">
            <text:p>0</text:p>
          </table:table-cell>
          <table:table-cell office:value-type="float" office:value="915672" calcext:value-type="float">
            <text:p>915672</text:p>
          </table:table-cell>
          <table:table-cell office:value-type="float" office:value="40809" calcext:value-type="float">
            <text:p>40809</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44786" calcext:value-type="float">
            <text:p>244786</text:p>
          </table:table-cell>
          <table:table-cell office:value-type="float" office:value="10647" calcext:value-type="float">
            <text:p>10647</text:p>
          </table:table-cell>
          <table:table-cell office:value-type="float" office:value="0" calcext:value-type="float">
            <text:p>0</text:p>
          </table:table-cell>
          <table:table-cell office:value-type="float" office:value="370514" calcext:value-type="float">
            <text:p>370514</text:p>
          </table:table-cell>
          <table:table-cell office:value-type="string" calcext:value-type="string">
            <text:p>Grt i want to try one time in life</text:p>
          </table:table-cell>
          <table:table-cell/>
        </table:table-row>
        <table:table-row table:style-name="ro1">
          <table:table-cell office:value-type="float" office:value="391918" calcext:value-type="float">
            <text:p>391918</text:p>
          </table:table-cell>
          <table:table-cell office:value-type="float" office:value="0" calcext:value-type="float">
            <text:p>0</text:p>
          </table:table-cell>
          <table:table-cell office:value-type="float" office:value="2278397" calcext:value-type="float">
            <text:p>2278397</text:p>
          </table:table-cell>
          <table:table-cell office:value-type="float" office:value="885991" calcext:value-type="float">
            <text:p>885991</text:p>
          </table:table-cell>
          <table:table-cell office:value-type="string" calcext:value-type="string">
            <text:p>Nice</text:p>
          </table:table-cell>
          <table:table-cell/>
        </table:table-row>
        <table:table-row table:style-name="ro1">
          <table:table-cell office:value-type="float" office:value="57014" calcext:value-type="float">
            <text:p>57014</text:p>
          </table:table-cell>
          <table:table-cell office:value-type="float" office:value="0" calcext:value-type="float">
            <text:p>0</text:p>
          </table:table-cell>
          <table:table-cell office:value-type="float" office:value="672538" calcext:value-type="float">
            <text:p>672538</text:p>
          </table:table-cell>
          <table:table-cell office:value-type="float" office:value="200879" calcext:value-type="float">
            <text:p>200879</text:p>
          </table:table-cell>
          <table:table-cell office:value-type="string" calcext:value-type="string">
            <text:p>[[@81591]] hey thanks much!!</text:p>
          </table:table-cell>
          <table:table-cell/>
        </table:table-row>
        <table:table-row table:style-name="ro1">
          <table:table-cell office:value-type="float" office:value="140078" calcext:value-type="float">
            <text:p>140078</text:p>
          </table:table-cell>
          <table:table-cell office:value-type="float" office:value="0" calcext:value-type="float">
            <text:p>0</text:p>
          </table:table-cell>
          <table:table-cell office:value-type="float" office:value="866158" calcext:value-type="float">
            <text:p>866158</text:p>
          </table:table-cell>
          <table:table-cell office:value-type="float" office:value="135929" calcext:value-type="float">
            <text:p>135929</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91400" calcext:value-type="float">
            <text:p>191400</text:p>
          </table:table-cell>
          <table:table-cell office:value-type="float" office:value="0" calcext:value-type="float">
            <text:p>0</text:p>
          </table:table-cell>
          <table:table-cell office:value-type="float" office:value="994126" calcext:value-type="float">
            <text:p>994126</text:p>
          </table:table-cell>
          <table:table-cell office:value-type="float" office:value="228433" calcext:value-type="float">
            <text:p>228433</text:p>
          </table:table-cell>
          <table:table-cell office:value-type="string" calcext:value-type="string">
            <text:p>[[@78488]] it's a DSLR click buddy &amp; I don't think so it's blurry !!!!</text:p>
          </table:table-cell>
          <table:table-cell/>
        </table:table-row>
        <table:table-row table:style-name="ro1">
          <table:table-cell office:value-type="float" office:value="223666" calcext:value-type="float">
            <text:p>223666</text:p>
          </table:table-cell>
          <table:table-cell office:value-type="float" office:value="0" calcext:value-type="float">
            <text:p>0</text:p>
          </table:table-cell>
          <table:table-cell office:value-type="float" office:value="1153012" calcext:value-type="float">
            <text:p>1153012</text:p>
          </table:table-cell>
          <table:table-cell office:value-type="float" office:value="80403" calcext:value-type="float">
            <text:p>80403</text:p>
          </table:table-cell>
          <table:table-cell office:value-type="string" calcext:value-type="string">
            <text:p>This trail has the best image of all times!</text:p>
          </table:table-cell>
          <table:table-cell/>
        </table:table-row>
        <table:table-row table:style-name="ro1">
          <table:table-cell office:value-type="float" office:value="276854" calcext:value-type="float">
            <text:p>276854</text:p>
          </table:table-cell>
          <table:table-cell office:value-type="float" office:value="1020107" calcext:value-type="float">
            <text:p>1020107</text:p>
          </table:table-cell>
          <table:table-cell office:value-type="float" office:value="0" calcext:value-type="float">
            <text:p>0</text:p>
          </table:table-cell>
          <table:table-cell office:value-type="float" office:value="185591" calcext:value-type="float">
            <text:p>185591</text:p>
          </table:table-cell>
          <table:table-cell office:value-type="string" calcext:value-type="string">
            <text:p>[[@142853]] <text:s/>yep..</text:p>
          </table:table-cell>
          <table:table-cell/>
        </table:table-row>
        <table:table-row table:style-name="ro1">
          <table:table-cell office:value-type="float" office:value="318897" calcext:value-type="float">
            <text:p>318897</text:p>
          </table:table-cell>
          <table:table-cell office:value-type="float" office:value="0" calcext:value-type="float">
            <text:p>0</text:p>
          </table:table-cell>
          <table:table-cell office:value-type="float" office:value="1698590" calcext:value-type="float">
            <text:p>1698590</text:p>
          </table:table-cell>
          <table:table-cell office:value-type="float" office:value="85538" calcext:value-type="float">
            <text:p>85538</text:p>
          </table:table-cell>
          <table:table-cell office:value-type="string" calcext:value-type="string">
            <text:p>Nice Place ❤️</text:p>
          </table:table-cell>
          <table:table-cell/>
        </table:table-row>
        <table:table-row table:style-name="ro1">
          <table:table-cell office:value-type="float" office:value="365034" calcext:value-type="float">
            <text:p>365034</text:p>
          </table:table-cell>
          <table:table-cell office:value-type="float" office:value="0" calcext:value-type="float">
            <text:p>0</text:p>
          </table:table-cell>
          <table:table-cell office:value-type="float" office:value="1099020" calcext:value-type="float">
            <text:p>1099020</text:p>
          </table:table-cell>
          <table:table-cell office:value-type="float" office:value="663168" calcext:value-type="float">
            <text:p>663168</text:p>
          </table:table-cell>
          <table:table-cell office:value-type="string" calcext:value-type="string">
            <text:p>U r looking gorgeous</text:p>
          </table:table-cell>
          <table:table-cell/>
        </table:table-row>
        <table:table-row table:style-name="ro1">
          <table:table-cell office:value-type="float" office:value="369695" calcext:value-type="float">
            <text:p>369695</text:p>
          </table:table-cell>
          <table:table-cell office:value-type="float" office:value="0" calcext:value-type="float">
            <text:p>0</text:p>
          </table:table-cell>
          <table:table-cell office:value-type="float" office:value="2168096" calcext:value-type="float">
            <text:p>2168096</text:p>
          </table:table-cell>
          <table:table-cell office:value-type="float" office:value="684030" calcext:value-type="float">
            <text:p>684030</text:p>
          </table:table-cell>
          <table:table-cell office:value-type="string" calcext:value-type="string">
            <text:p>[[@1]]</text:p>
          </table:table-cell>
          <table:table-cell/>
        </table:table-row>
        <table:table-row table:style-name="ro1">
          <table:table-cell office:value-type="float" office:value="438531" calcext:value-type="float">
            <text:p>438531</text:p>
          </table:table-cell>
          <table:table-cell office:value-type="float" office:value="0" calcext:value-type="float">
            <text:p>0</text:p>
          </table:table-cell>
          <table:table-cell office:value-type="float" office:value="2395922" calcext:value-type="float">
            <text:p>2395922</text:p>
          </table:table-cell>
          <table:table-cell office:value-type="float" office:value="1621948" calcext:value-type="float">
            <text:p>1621948</text:p>
          </table:table-cell>
          <table:table-cell office:value-type="string" calcext:value-type="string">
            <text:p>Please comment us</text:p>
          </table:table-cell>
          <table:table-cell/>
        </table:table-row>
        <table:table-row table:style-name="ro1">
          <table:table-cell office:value-type="float" office:value="452729" calcext:value-type="float">
            <text:p>452729</text:p>
          </table:table-cell>
          <table:table-cell office:value-type="float" office:value="0" calcext:value-type="float">
            <text:p>0</text:p>
          </table:table-cell>
          <table:table-cell office:value-type="float" office:value="2281224" calcext:value-type="float">
            <text:p>2281224</text:p>
          </table:table-cell>
          <table:table-cell office:value-type="float" office:value="1852287" calcext:value-type="float">
            <text:p>1852287</text:p>
          </table:table-cell>
          <table:table-cell office:value-type="string" calcext:value-type="string">
            <text:p>Hi</text:p>
          </table:table-cell>
          <table:table-cell/>
        </table:table-row>
        <table:table-row table:style-name="ro1">
          <table:table-cell office:value-type="float" office:value="26129" calcext:value-type="float">
            <text:p>26129</text:p>
          </table:table-cell>
          <table:table-cell office:value-type="float" office:value="0" calcext:value-type="float">
            <text:p>0</text:p>
          </table:table-cell>
          <table:table-cell office:value-type="float" office:value="603401" calcext:value-type="float">
            <text:p>603401</text:p>
          </table:table-cell>
          <table:table-cell office:value-type="float" office:value="45684" calcext:value-type="float">
            <text:p>45684</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1886" calcext:value-type="float">
            <text:p>31886</text:p>
          </table:table-cell>
          <table:table-cell office:value-type="float" office:value="0" calcext:value-type="float">
            <text:p>0</text:p>
          </table:table-cell>
          <table:table-cell office:value-type="float" office:value="615002" calcext:value-type="float">
            <text:p>615002</text:p>
          </table:table-cell>
          <table:table-cell office:value-type="float" office:value="52768" calcext:value-type="float">
            <text:p>52768</text:p>
          </table:table-cell>
          <table:table-cell office:value-type="string" calcext:value-type="string">
            <text:p>i'm so trying this sometime, do you have more experiences?</text:p>
          </table:table-cell>
          <table:table-cell/>
        </table:table-row>
        <table:table-row table:style-name="ro1">
          <table:table-cell office:value-type="float" office:value="81967" calcext:value-type="float">
            <text:p>81967</text:p>
          </table:table-cell>
          <table:table-cell office:value-type="float" office:value="0" calcext:value-type="float">
            <text:p>0</text:p>
          </table:table-cell>
          <table:table-cell office:value-type="float" office:value="238905" calcext:value-type="float">
            <text:p>238905</text:p>
          </table:table-cell>
          <table:table-cell office:value-type="float" office:value="84945" calcext:value-type="float">
            <text:p>8494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24643" calcext:value-type="float">
            <text:p>124643</text:p>
          </table:table-cell>
          <table:table-cell office:value-type="float" office:value="0" calcext:value-type="float">
            <text:p>0</text:p>
          </table:table-cell>
          <table:table-cell office:value-type="float" office:value="748666" calcext:value-type="float">
            <text:p>748666</text:p>
          </table:table-cell>
          <table:table-cell office:value-type="float" office:value="39485" calcext:value-type="float">
            <text:p>39485</text:p>
          </table:table-cell>
          <table:table-cell office:value-type="string" calcext:value-type="string">
            <text:p>The title was superb! The content was a little dreary!</text:p>
          </table:table-cell>
          <table:table-cell/>
        </table:table-row>
        <table:table-row table:style-name="ro1">
          <table:table-cell office:value-type="float" office:value="133561" calcext:value-type="float">
            <text:p>133561</text:p>
          </table:table-cell>
          <table:table-cell office:value-type="float" office:value="0" calcext:value-type="float">
            <text:p>0</text:p>
          </table:table-cell>
          <table:table-cell office:value-type="float" office:value="849454" calcext:value-type="float">
            <text:p>849454</text:p>
          </table:table-cell>
          <table:table-cell office:value-type="float" office:value="42798" calcext:value-type="float">
            <text:p>42798</text:p>
          </table:table-cell>
          <table:table-cell office:value-type="string" calcext:value-type="string">
            <text:p>Chal yaha jaate hai, chal waha jaate hai :D</text:p>
          </table:table-cell>
          <table:table-cell/>
        </table:table-row>
        <table:table-row table:style-name="ro1">
          <table:table-cell office:value-type="float" office:value="194244" calcext:value-type="float">
            <text:p>194244</text:p>
          </table:table-cell>
          <table:table-cell office:value-type="float" office:value="0" calcext:value-type="float">
            <text:p>0</text:p>
          </table:table-cell>
          <table:table-cell office:value-type="float" office:value="998980" calcext:value-type="float">
            <text:p>998980</text:p>
          </table:table-cell>
          <table:table-cell office:value-type="float" office:value="301027" calcext:value-type="float">
            <text:p>301027</text:p>
          </table:table-cell>
          <table:table-cell office:value-type="string" calcext:value-type="string">
            <text:p>[[@80244]] thank you!</text:p>
          </table:table-cell>
          <table:table-cell/>
        </table:table-row>
        <table:table-row table:style-name="ro1">
          <table:table-cell office:value-type="float" office:value="210513" calcext:value-type="float">
            <text:p>210513</text:p>
          </table:table-cell>
          <table:table-cell office:value-type="float" office:value="0" calcext:value-type="float">
            <text:p>0</text:p>
          </table:table-cell>
          <table:table-cell office:value-type="float" office:value="1081988" calcext:value-type="float">
            <text:p>1081988</text:p>
          </table:table-cell>
          <table:table-cell office:value-type="float" office:value="325610" calcext:value-type="float">
            <text:p>325610</text:p>
          </table:table-cell>
          <table:table-cell office:value-type="string" calcext:value-type="string">
            <text:p>Soon bro</text:p>
          </table:table-cell>
          <table:table-cell/>
        </table:table-row>
        <table:table-row table:style-name="ro1">
          <table:table-cell office:value-type="float" office:value="311070" calcext:value-type="float">
            <text:p>311070</text:p>
          </table:table-cell>
          <table:table-cell office:value-type="float" office:value="0" calcext:value-type="float">
            <text:p>0</text:p>
          </table:table-cell>
          <table:table-cell office:value-type="float" office:value="1229315" calcext:value-type="float">
            <text:p>1229315</text:p>
          </table:table-cell>
          <table:table-cell office:value-type="float" office:value="493287" calcext:value-type="float">
            <text:p>493287</text:p>
          </table:table-cell>
          <table:table-cell office:value-type="string" calcext:value-type="string">
            <text:p>Go n tear all limits which are bound or meant for girls.. ?power love</text:p>
          </table:table-cell>
          <table:table-cell/>
        </table:table-row>
        <table:table-row table:style-name="ro1">
          <table:table-cell office:value-type="float" office:value="357604" calcext:value-type="float">
            <text:p>357604</text:p>
          </table:table-cell>
          <table:table-cell office:value-type="float" office:value="0" calcext:value-type="float">
            <text:p>0</text:p>
          </table:table-cell>
          <table:table-cell office:value-type="float" office:value="1963517" calcext:value-type="float">
            <text:p>1963517</text:p>
          </table:table-cell>
          <table:table-cell office:value-type="float" office:value="610482" calcext:value-type="float">
            <text:p>610482</text:p>
          </table:table-cell>
          <table:table-cell office:value-type="string" calcext:value-type="string">
            <text:p>[[@1]]</text:p>
          </table:table-cell>
          <table:table-cell/>
        </table:table-row>
        <table:table-row table:style-name="ro1">
          <table:table-cell office:value-type="float" office:value="401917" calcext:value-type="float">
            <text:p>401917</text:p>
          </table:table-cell>
          <table:table-cell office:value-type="float" office:value="0" calcext:value-type="float">
            <text:p>0</text:p>
          </table:table-cell>
          <table:table-cell office:value-type="float" office:value="989281" calcext:value-type="float">
            <text:p>989281</text:p>
          </table:table-cell>
          <table:table-cell office:value-type="float" office:value="7742" calcext:value-type="float">
            <text:p>7742</text:p>
          </table:table-cell>
          <table:table-cell office:value-type="string" calcext:value-type="string">
            <text:p>nature can be so captivating!</text:p>
          </table:table-cell>
          <table:table-cell/>
        </table:table-row>
        <table:table-row table:style-name="ro1">
          <table:table-cell office:value-type="float" office:value="449300" calcext:value-type="float">
            <text:p>449300</text:p>
          </table:table-cell>
          <table:table-cell office:value-type="float" office:value="0" calcext:value-type="float">
            <text:p>0</text:p>
          </table:table-cell>
          <table:table-cell office:value-type="float" office:value="2287012" calcext:value-type="float">
            <text:p>2287012</text:p>
          </table:table-cell>
          <table:table-cell office:value-type="float" office:value="1876602" calcext:value-type="float">
            <text:p>1876602</text:p>
          </table:table-cell>
          <table:table-cell office:value-type="string" calcext:value-type="string">
            <text:p>hii</text:p>
          </table:table-cell>
          <table:table-cell/>
        </table:table-row>
        <table:table-row table:style-name="ro1">
          <table:table-cell office:value-type="float" office:value="13302" calcext:value-type="float">
            <text:p>13302</text:p>
          </table:table-cell>
          <table:table-cell office:value-type="float" office:value="0" calcext:value-type="float">
            <text:p>0</text:p>
          </table:table-cell>
          <table:table-cell office:value-type="float" office:value="434059" calcext:value-type="float">
            <text:p>434059</text:p>
          </table:table-cell>
          <table:table-cell office:value-type="float" office:value="120752" calcext:value-type="float">
            <text:p>120752</text:p>
          </table:table-cell>
          <table:table-cell office:value-type="string" calcext:value-type="string">
            <text:p>Nice content. Hopefully I'm exploring nepal this year. What would be the Best time to visit tho?</text:p>
          </table:table-cell>
          <table:table-cell/>
        </table:table-row>
        <table:table-row table:style-name="ro1">
          <table:table-cell office:value-type="float" office:value="29235" calcext:value-type="float">
            <text:p>29235</text:p>
          </table:table-cell>
          <table:table-cell office:value-type="float" office:value="0" calcext:value-type="float">
            <text:p>0</text:p>
          </table:table-cell>
          <table:table-cell office:value-type="float" office:value="610366" calcext:value-type="float">
            <text:p>610366</text:p>
          </table:table-cell>
          <table:table-cell office:value-type="float" office:value="131763" calcext:value-type="float">
            <text:p>131763</text:p>
          </table:table-cell>
          <table:table-cell office:value-type="string" calcext:value-type="string">
            <text:p>[[@52626]] Thanks ?</text:p>
          </table:table-cell>
          <table:table-cell/>
        </table:table-row>
        <table:table-row table:style-name="ro1">
          <table:table-cell office:value-type="float" office:value="85116" calcext:value-type="float">
            <text:p>85116</text:p>
          </table:table-cell>
          <table:table-cell office:value-type="float" office:value="0" calcext:value-type="float">
            <text:p>0</text:p>
          </table:table-cell>
          <table:table-cell office:value-type="float" office:value="45082" calcext:value-type="float">
            <text:p>45082</text:p>
          </table:table-cell>
          <table:table-cell office:value-type="float" office:value="76432" calcext:value-type="float">
            <text:p>7643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38996" calcext:value-type="float">
            <text:p>138996</text:p>
          </table:table-cell>
          <table:table-cell office:value-type="float" office:value="0" calcext:value-type="float">
            <text:p>0</text:p>
          </table:table-cell>
          <table:table-cell office:value-type="float" office:value="865629" calcext:value-type="float">
            <text:p>865629</text:p>
          </table:table-cell>
          <table:table-cell office:value-type="float" office:value="87255" calcext:value-type="float">
            <text:p>87255</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44533" calcext:value-type="float">
            <text:p>144533</text:p>
          </table:table-cell>
          <table:table-cell office:value-type="float" office:value="0" calcext:value-type="float">
            <text:p>0</text:p>
          </table:table-cell>
          <table:table-cell office:value-type="float" office:value="878327" calcext:value-type="float">
            <text:p>878327</text:p>
          </table:table-cell>
          <table:table-cell office:value-type="float" office:value="76466" calcext:value-type="float">
            <text:p>76466</text:p>
          </table:table-cell>
          <table:table-cell office:value-type="string" calcext:value-type="string">
            <text:p>Jhakaas ekdum</text:p>
          </table:table-cell>
          <table:table-cell/>
        </table:table-row>
        <table:table-row table:style-name="ro1">
          <table:table-cell office:value-type="float" office:value="333911" calcext:value-type="float">
            <text:p>333911</text:p>
          </table:table-cell>
          <table:table-cell office:value-type="float" office:value="0" calcext:value-type="float">
            <text:p>0</text:p>
          </table:table-cell>
          <table:table-cell office:value-type="float" office:value="1782716" calcext:value-type="float">
            <text:p>1782716</text:p>
          </table:table-cell>
          <table:table-cell office:value-type="float" office:value="76971" calcext:value-type="float">
            <text:p>76971</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92867" calcext:value-type="float">
            <text:p>392867</text:p>
          </table:table-cell>
          <table:table-cell office:value-type="float" office:value="0" calcext:value-type="float">
            <text:p>0</text:p>
          </table:table-cell>
          <table:table-cell office:value-type="float" office:value="2264263" calcext:value-type="float">
            <text:p>2264263</text:p>
          </table:table-cell>
          <table:table-cell office:value-type="float" office:value="913334" calcext:value-type="float">
            <text:p>913334</text:p>
          </table:table-cell>
          <table:table-cell office:value-type="string" calcext:value-type="string">
            <text:p>Nice</text:p>
          </table:table-cell>
          <table:table-cell/>
        </table:table-row>
        <table:table-row table:style-name="ro1">
          <table:table-cell office:value-type="float" office:value="393642" calcext:value-type="float">
            <text:p>393642</text:p>
          </table:table-cell>
          <table:table-cell office:value-type="float" office:value="0" calcext:value-type="float">
            <text:p>0</text:p>
          </table:table-cell>
          <table:table-cell office:value-type="float" office:value="2259655" calcext:value-type="float">
            <text:p>2259655</text:p>
          </table:table-cell>
          <table:table-cell office:value-type="float" office:value="948154" calcext:value-type="float">
            <text:p>948154</text:p>
          </table:table-cell>
          <table:table-cell office:value-type="string" calcext:value-type="string">
            <text:p>Wow</text:p>
          </table:table-cell>
          <table:table-cell/>
        </table:table-row>
        <table:table-row table:style-name="ro1">
          <table:table-cell office:value-type="float" office:value="440151" calcext:value-type="float">
            <text:p>440151</text:p>
          </table:table-cell>
          <table:table-cell office:value-type="float" office:value="0" calcext:value-type="float">
            <text:p>0</text:p>
          </table:table-cell>
          <table:table-cell office:value-type="float" office:value="2279374" calcext:value-type="float">
            <text:p>2279374</text:p>
          </table:table-cell>
          <table:table-cell office:value-type="float" office:value="1649478" calcext:value-type="float">
            <text:p>1649478</text:p>
          </table:table-cell>
          <table:table-cell office:value-type="string" calcext:value-type="string">
            <text:p>?</text:p>
          </table:table-cell>
          <table:table-cell/>
        </table:table-row>
        <table:table-row table:style-name="ro1">
          <table:table-cell office:value-type="float" office:value="448458" calcext:value-type="float">
            <text:p>448458</text:p>
          </table:table-cell>
          <table:table-cell office:value-type="float" office:value="0" calcext:value-type="float">
            <text:p>0</text:p>
          </table:table-cell>
          <table:table-cell office:value-type="float" office:value="2283321" calcext:value-type="float">
            <text:p>2283321</text:p>
          </table:table-cell>
          <table:table-cell office:value-type="float" office:value="1855588" calcext:value-type="float">
            <text:p>1855588</text:p>
          </table:table-cell>
          <table:table-cell office:value-type="string" calcext:value-type="string">
            <text:p>Hii</text:p>
          </table:table-cell>
          <table:table-cell/>
        </table:table-row>
        <table:table-row table:style-name="ro2">
          <table:table-cell office:value-type="float" office:value="50022" calcext:value-type="float">
            <text:p>50022</text:p>
          </table:table-cell>
          <table:table-cell office:value-type="float" office:value="0" calcext:value-type="float">
            <text:p>0</text:p>
          </table:table-cell>
          <table:table-cell office:value-type="float" office:value="639243" calcext:value-type="float">
            <text:p>639243</text:p>
          </table:table-cell>
          <table:table-cell office:value-type="float" office:value="191028" calcext:value-type="float">
            <text:p>191028</text:p>
          </table:table-cell>
          <table:table-cell office:value-type="string" calcext:value-type="string">
            <text:p>Wordplay </text:p>
            <text:p>Which wordplay</text:p>
          </table:table-cell>
          <table:table-cell/>
        </table:table-row>
        <table:table-row table:style-name="ro1">
          <table:table-cell office:value-type="float" office:value="177646" calcext:value-type="float">
            <text:p>177646</text:p>
          </table:table-cell>
          <table:table-cell office:value-type="float" office:value="0" calcext:value-type="float">
            <text:p>0</text:p>
          </table:table-cell>
          <table:table-cell office:value-type="float" office:value="967791" calcext:value-type="float">
            <text:p>967791</text:p>
          </table:table-cell>
          <table:table-cell office:value-type="float" office:value="40277" calcext:value-type="float">
            <text:p>40277</text:p>
          </table:table-cell>
          <table:table-cell office:value-type="string" calcext:value-type="string">
            <text:p>The trail looks nothing less than a pro's work! excellent!</text:p>
          </table:table-cell>
          <table:table-cell/>
        </table:table-row>
        <table:table-row table:style-name="ro1">
          <table:table-cell office:value-type="float" office:value="195821" calcext:value-type="float">
            <text:p>195821</text:p>
          </table:table-cell>
          <table:table-cell office:value-type="float" office:value="0" calcext:value-type="float">
            <text:p>0</text:p>
          </table:table-cell>
          <table:table-cell office:value-type="float" office:value="1015130" calcext:value-type="float">
            <text:p>1015130</text:p>
          </table:table-cell>
          <table:table-cell office:value-type="float" office:value="306143" calcext:value-type="float">
            <text:p>306143</text:p>
          </table:table-cell>
          <table:table-cell office:value-type="string" calcext:value-type="string">
            <text:p>[[@52397]] thnx man</text:p>
          </table:table-cell>
          <table:table-cell/>
        </table:table-row>
        <table:table-row table:style-name="ro1">
          <table:table-cell office:value-type="float" office:value="214227" calcext:value-type="float">
            <text:p>214227</text:p>
          </table:table-cell>
          <table:table-cell office:value-type="float" office:value="0" calcext:value-type="float">
            <text:p>0</text:p>
          </table:table-cell>
          <table:table-cell office:value-type="float" office:value="1102289" calcext:value-type="float">
            <text:p>1102289</text:p>
          </table:table-cell>
          <table:table-cell office:value-type="float" office:value="328387" calcext:value-type="float">
            <text:p>328387</text:p>
          </table:table-cell>
          <table:table-cell office:value-type="string" calcext:value-type="string">
            <text:p>[[@135808]] thnx! clicked in ujjain. picture was taken from a height so did covered a better area</text:p>
          </table:table-cell>
          <table:table-cell/>
        </table:table-row>
        <table:table-row table:style-name="ro1">
          <table:table-cell office:value-type="float" office:value="221013" calcext:value-type="float">
            <text:p>221013</text:p>
          </table:table-cell>
          <table:table-cell office:value-type="float" office:value="0" calcext:value-type="float">
            <text:p>0</text:p>
          </table:table-cell>
          <table:table-cell office:value-type="float" office:value="1136253" calcext:value-type="float">
            <text:p>1136253</text:p>
          </table:table-cell>
          <table:table-cell office:value-type="float" office:value="75179" calcext:value-type="float">
            <text:p>75179</text:p>
          </table:table-cell>
          <table:table-cell office:value-type="string" calcext:value-type="string">
            <text:p>[[@322026]] Beera Chicken House</text:p>
          </table:table-cell>
          <table:table-cell/>
        </table:table-row>
        <table:table-row table:style-name="ro1">
          <table:table-cell office:value-type="float" office:value="232218" calcext:value-type="float">
            <text:p>232218</text:p>
          </table:table-cell>
          <table:table-cell office:value-type="float" office:value="0" calcext:value-type="float">
            <text:p>0</text:p>
          </table:table-cell>
          <table:table-cell office:value-type="float" office:value="1179368" calcext:value-type="float">
            <text:p>1179368</text:p>
          </table:table-cell>
          <table:table-cell office:value-type="float" office:value="85563" calcext:value-type="float">
            <text:p>85563</text:p>
          </table:table-cell>
          <table:table-cell office:value-type="string" calcext:value-type="string">
            <text:p>Tum ho bemissal, kya trail hai ekdum</text:p>
          </table:table-cell>
          <table:table-cell/>
        </table:table-row>
        <table:table-row table:style-name="ro1">
          <table:table-cell office:value-type="float" office:value="237598" calcext:value-type="float">
            <text:p>237598</text:p>
          </table:table-cell>
          <table:table-cell office:value-type="float" office:value="0" calcext:value-type="float">
            <text:p>0</text:p>
          </table:table-cell>
          <table:table-cell office:value-type="float" office:value="1193261" calcext:value-type="float">
            <text:p>1193261</text:p>
          </table:table-cell>
          <table:table-cell office:value-type="float" office:value="359298" calcext:value-type="float">
            <text:p>359298</text:p>
          </table:table-cell>
          <table:table-cell office:value-type="string" calcext:value-type="string">
            <text:p>[[@85947]] many post soon sir ☺️</text:p>
          </table:table-cell>
          <table:table-cell/>
        </table:table-row>
        <table:table-row table:style-name="ro1">
          <table:table-cell office:value-type="float" office:value="308376" calcext:value-type="float">
            <text:p>308376</text:p>
          </table:table-cell>
          <table:table-cell office:value-type="float" office:value="0" calcext:value-type="float">
            <text:p>0</text:p>
          </table:table-cell>
          <table:table-cell office:value-type="float" office:value="1633354" calcext:value-type="float">
            <text:p>1633354</text:p>
          </table:table-cell>
          <table:table-cell office:value-type="float" office:value="85329" calcext:value-type="float">
            <text:p>85329</text:p>
          </table:table-cell>
          <table:table-cell office:value-type="string" calcext:value-type="string">
            <text:p>aapke pass shabdo ko istemal karne ki kala hai</text:p>
          </table:table-cell>
          <table:table-cell/>
        </table:table-row>
        <table:table-row table:style-name="ro1">
          <table:table-cell office:value-type="float" office:value="324082" calcext:value-type="float">
            <text:p>324082</text:p>
          </table:table-cell>
          <table:table-cell office:value-type="float" office:value="0" calcext:value-type="float">
            <text:p>0</text:p>
          </table:table-cell>
          <table:table-cell office:value-type="float" office:value="1730473" calcext:value-type="float">
            <text:p>1730473</text:p>
          </table:table-cell>
          <table:table-cell office:value-type="float" office:value="135868" calcext:value-type="float">
            <text:p>135868</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96912" calcext:value-type="float">
            <text:p>396912</text:p>
          </table:table-cell>
          <table:table-cell office:value-type="float" office:value="0" calcext:value-type="float">
            <text:p>0</text:p>
          </table:table-cell>
          <table:table-cell office:value-type="float" office:value="2292343" calcext:value-type="float">
            <text:p>2292343</text:p>
          </table:table-cell>
          <table:table-cell office:value-type="float" office:value="981395" calcext:value-type="float">
            <text:p>981395</text:p>
          </table:table-cell>
          <table:table-cell office:value-type="string" calcext:value-type="string">
            <text:p>Thanks</text:p>
          </table:table-cell>
          <table:table-cell/>
        </table:table-row>
        <table:table-row table:style-name="ro1">
          <table:table-cell office:value-type="float" office:value="417145" calcext:value-type="float">
            <text:p>417145</text:p>
          </table:table-cell>
          <table:table-cell office:value-type="float" office:value="0" calcext:value-type="float">
            <text:p>0</text:p>
          </table:table-cell>
          <table:table-cell office:value-type="float" office:value="2329913" calcext:value-type="float">
            <text:p>2329913</text:p>
          </table:table-cell>
          <table:table-cell office:value-type="float" office:value="5527" calcext:value-type="float">
            <text:p>5527</text:p>
          </table:table-cell>
          <table:table-cell office:value-type="string" calcext:value-type="string">
            <text:p>please make more videos</text:p>
          </table:table-cell>
          <table:table-cell/>
        </table:table-row>
        <table:table-row table:style-name="ro1">
          <table:table-cell office:value-type="float" office:value="419428" calcext:value-type="float">
            <text:p>419428</text:p>
          </table:table-cell>
          <table:table-cell office:value-type="float" office:value="0" calcext:value-type="float">
            <text:p>0</text:p>
          </table:table-cell>
          <table:table-cell office:value-type="float" office:value="2347714" calcext:value-type="float">
            <text:p>2347714</text:p>
          </table:table-cell>
          <table:table-cell office:value-type="float" office:value="37449" calcext:value-type="float">
            <text:p>37449</text:p>
          </table:table-cell>
          <table:table-cell office:value-type="string" calcext:value-type="string">
            <text:p>video is too shaky</text:p>
          </table:table-cell>
          <table:table-cell/>
        </table:table-row>
        <table:table-row table:style-name="ro1">
          <table:table-cell office:value-type="float" office:value="425246" calcext:value-type="float">
            <text:p>425246</text:p>
          </table:table-cell>
          <table:table-cell office:value-type="float" office:value="0" calcext:value-type="float">
            <text:p>0</text:p>
          </table:table-cell>
          <table:table-cell office:value-type="float" office:value="869684" calcext:value-type="float">
            <text:p>869684</text:p>
          </table:table-cell>
          <table:table-cell office:value-type="float" office:value="18201" calcext:value-type="float">
            <text:p>18201</text:p>
          </table:table-cell>
          <table:table-cell office:value-type="string" calcext:value-type="string">
            <text:p>Very Nice</text:p>
          </table:table-cell>
          <table:table-cell/>
        </table:table-row>
        <table:table-row table:style-name="ro1">
          <table:table-cell office:value-type="float" office:value="21443" calcext:value-type="float">
            <text:p>21443</text:p>
          </table:table-cell>
          <table:table-cell office:value-type="float" office:value="0" calcext:value-type="float">
            <text:p>0</text:p>
          </table:table-cell>
          <table:table-cell office:value-type="float" office:value="580394" calcext:value-type="float">
            <text:p>580394</text:p>
          </table:table-cell>
          <table:table-cell office:value-type="float" office:value="134113" calcext:value-type="float">
            <text:p>134113</text:p>
          </table:table-cell>
          <table:table-cell office:value-type="string" calcext:value-type="string">
            <text:p>[[@84324]] thank you.. Feb is almost over. Best time to visit Chennai is from Mid Nov to Mid Feb..</text:p>
          </table:table-cell>
          <table:table-cell/>
        </table:table-row>
        <table:table-row table:style-name="ro1">
          <table:table-cell office:value-type="float" office:value="91076" calcext:value-type="float">
            <text:p>91076</text:p>
          </table:table-cell>
          <table:table-cell office:value-type="float" office:value="0" calcext:value-type="float">
            <text:p>0</text:p>
          </table:table-cell>
          <table:table-cell office:value-type="float" office:value="757476" calcext:value-type="float">
            <text:p>757476</text:p>
          </table:table-cell>
          <table:table-cell office:value-type="float" office:value="82477" calcext:value-type="float">
            <text:p>82477</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25110" calcext:value-type="float">
            <text:p>125110</text:p>
          </table:table-cell>
          <table:table-cell office:value-type="float" office:value="0" calcext:value-type="float">
            <text:p>0</text:p>
          </table:table-cell>
          <table:table-cell office:value-type="float" office:value="828705" calcext:value-type="float">
            <text:p>828705</text:p>
          </table:table-cell>
          <table:table-cell office:value-type="float" office:value="86134" calcext:value-type="float">
            <text:p>8613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42575" calcext:value-type="float">
            <text:p>242575</text:p>
          </table:table-cell>
          <table:table-cell office:value-type="float" office:value="0" calcext:value-type="float">
            <text:p>0</text:p>
          </table:table-cell>
          <table:table-cell office:value-type="float" office:value="1179492" calcext:value-type="float">
            <text:p>1179492</text:p>
          </table:table-cell>
          <table:table-cell office:value-type="float" office:value="355888" calcext:value-type="float">
            <text:p>355888</text:p>
          </table:table-cell>
          <table:table-cell office:value-type="string" calcext:value-type="string">
            <text:p>[[@78454]] plz do go.... N share ur experience ?</text:p>
          </table:table-cell>
          <table:table-cell/>
        </table:table-row>
        <table:table-row table:style-name="ro1">
          <table:table-cell office:value-type="float" office:value="253631" calcext:value-type="float">
            <text:p>253631</text:p>
          </table:table-cell>
          <table:table-cell office:value-type="float" office:value="0" calcext:value-type="float">
            <text:p>0</text:p>
          </table:table-cell>
          <table:table-cell office:value-type="float" office:value="1300311" calcext:value-type="float">
            <text:p>1300311</text:p>
          </table:table-cell>
          <table:table-cell office:value-type="float" office:value="18452" calcext:value-type="float">
            <text:p>18452</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65967" calcext:value-type="float">
            <text:p>265967</text:p>
          </table:table-cell>
          <table:table-cell office:value-type="float" office:value="0" calcext:value-type="float">
            <text:p>0</text:p>
          </table:table-cell>
          <table:table-cell office:value-type="float" office:value="1387358" calcext:value-type="float">
            <text:p>1387358</text:p>
          </table:table-cell>
          <table:table-cell office:value-type="float" office:value="41220" calcext:value-type="float">
            <text:p>41220</text:p>
          </table:table-cell>
          <table:table-cell office:value-type="string" calcext:value-type="string">
            <text:p>Yeh picture toh blockbuster hai ekdum :D</text:p>
          </table:table-cell>
          <table:table-cell/>
        </table:table-row>
        <table:table-row table:style-name="ro1">
          <table:table-cell office:value-type="float" office:value="373878" calcext:value-type="float">
            <text:p>373878</text:p>
          </table:table-cell>
          <table:table-cell office:value-type="float" office:value="0" calcext:value-type="float">
            <text:p>0</text:p>
          </table:table-cell>
          <table:table-cell office:value-type="float" office:value="2223569" calcext:value-type="float">
            <text:p>2223569</text:p>
          </table:table-cell>
          <table:table-cell office:value-type="float" office:value="714936" calcext:value-type="float">
            <text:p>714936</text:p>
          </table:table-cell>
          <table:table-cell office:value-type="string" calcext:value-type="string">
            <text:p>[[@40844]] yes i will...</text:p>
          </table:table-cell>
          <table:table-cell/>
        </table:table-row>
        <table:table-row table:style-name="ro1">
          <table:table-cell office:value-type="float" office:value="381236" calcext:value-type="float">
            <text:p>381236</text:p>
          </table:table-cell>
          <table:table-cell office:value-type="float" office:value="0" calcext:value-type="float">
            <text:p>0</text:p>
          </table:table-cell>
          <table:table-cell office:value-type="float" office:value="2240093" calcext:value-type="float">
            <text:p>2240093</text:p>
          </table:table-cell>
          <table:table-cell office:value-type="float" office:value="803229" calcext:value-type="float">
            <text:p>803229</text:p>
          </table:table-cell>
          <table:table-cell office:value-type="string" calcext:value-type="string">
            <text:p>Nice place sir</text:p>
          </table:table-cell>
          <table:table-cell/>
        </table:table-row>
        <table:table-row table:style-name="ro1">
          <table:table-cell office:value-type="float" office:value="390457" calcext:value-type="float">
            <text:p>390457</text:p>
          </table:table-cell>
          <table:table-cell office:value-type="float" office:value="0" calcext:value-type="float">
            <text:p>0</text:p>
          </table:table-cell>
          <table:table-cell office:value-type="float" office:value="2276799" calcext:value-type="float">
            <text:p>2276799</text:p>
          </table:table-cell>
          <table:table-cell office:value-type="float" office:value="930679" calcext:value-type="float">
            <text:p>930679</text:p>
          </table:table-cell>
          <table:table-cell office:value-type="string" calcext:value-type="string">
            <text:p>Gjb</text:p>
          </table:table-cell>
          <table:table-cell/>
        </table:table-row>
        <table:table-row table:style-name="ro1">
          <table:table-cell office:value-type="float" office:value="2703" calcext:value-type="float">
            <text:p>2703</text:p>
          </table:table-cell>
          <table:table-cell office:value-type="float" office:value="10430" calcext:value-type="float">
            <text:p>10430</text:p>
          </table:table-cell>
          <table:table-cell office:value-type="float" office:value="0" calcext:value-type="float">
            <text:p>0</text:p>
          </table:table-cell>
          <table:table-cell office:value-type="float" office:value="11853" calcext:value-type="float">
            <text:p>11853</text:p>
          </table:table-cell>
          <table:table-cell office:value-type="string" calcext:value-type="string">
            <text:p>Thank you Pragya! :D</text:p>
          </table:table-cell>
          <table:table-cell/>
        </table:table-row>
        <table:table-row table:style-name="ro1">
          <table:table-cell office:value-type="float" office:value="261304" calcext:value-type="float">
            <text:p>261304</text:p>
          </table:table-cell>
          <table:table-cell office:value-type="float" office:value="0" calcext:value-type="float">
            <text:p>0</text:p>
          </table:table-cell>
          <table:table-cell office:value-type="float" office:value="1355807" calcext:value-type="float">
            <text:p>1355807</text:p>
          </table:table-cell>
          <table:table-cell office:value-type="float" office:value="415578" calcext:value-type="float">
            <text:p>415578</text:p>
          </table:table-cell>
          <table:table-cell office:value-type="string" calcext:value-type="string">
            <text:p>?</text:p>
          </table:table-cell>
          <table:table-cell/>
        </table:table-row>
        <table:table-row table:style-name="ro1">
          <table:table-cell office:value-type="float" office:value="278577" calcext:value-type="float">
            <text:p>278577</text:p>
          </table:table-cell>
          <table:table-cell office:value-type="float" office:value="1042712" calcext:value-type="float">
            <text:p>1042712</text:p>
          </table:table-cell>
          <table:table-cell office:value-type="float" office:value="0" calcext:value-type="float">
            <text:p>0</text:p>
          </table:table-cell>
          <table:table-cell office:value-type="float" office:value="301298" calcext:value-type="float">
            <text:p>301298</text:p>
          </table:table-cell>
          <table:table-cell office:value-type="string" calcext:value-type="string">
            <text:p>Roads r very small... Tc while driving... Bt im sure bikers wil excited aftr seeing dis roads...</text:p>
          </table:table-cell>
          <table:table-cell/>
        </table:table-row>
        <table:table-row table:style-name="ro1">
          <table:table-cell office:value-type="float" office:value="376536" calcext:value-type="float">
            <text:p>376536</text:p>
          </table:table-cell>
          <table:table-cell office:value-type="float" office:value="0" calcext:value-type="float">
            <text:p>0</text:p>
          </table:table-cell>
          <table:table-cell office:value-type="float" office:value="2228356" calcext:value-type="float">
            <text:p>2228356</text:p>
          </table:table-cell>
          <table:table-cell office:value-type="float" office:value="692568" calcext:value-type="float">
            <text:p>692568</text:p>
          </table:table-cell>
          <table:table-cell office:value-type="string" calcext:value-type="string">
            <text:p>[[@1]]</text:p>
          </table:table-cell>
          <table:table-cell/>
        </table:table-row>
        <table:table-row table:style-name="ro1">
          <table:table-cell office:value-type="float" office:value="19541" calcext:value-type="float">
            <text:p>19541</text:p>
          </table:table-cell>
          <table:table-cell office:value-type="float" office:value="0" calcext:value-type="float">
            <text:p>0</text:p>
          </table:table-cell>
          <table:table-cell office:value-type="float" office:value="582883" calcext:value-type="float">
            <text:p>582883</text:p>
          </table:table-cell>
          <table:table-cell office:value-type="float" office:value="41607" calcext:value-type="float">
            <text:p>41607</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44973" calcext:value-type="float">
            <text:p>44973</text:p>
          </table:table-cell>
          <table:table-cell office:value-type="float" office:value="0" calcext:value-type="float">
            <text:p>0</text:p>
          </table:table-cell>
          <table:table-cell office:value-type="float" office:value="627474" calcext:value-type="float">
            <text:p>627474</text:p>
          </table:table-cell>
          <table:table-cell office:value-type="float" office:value="96737" calcext:value-type="float">
            <text:p>96737</text:p>
          </table:table-cell>
          <table:table-cell office:value-type="string" calcext:value-type="string">
            <text:p>Thanks for your interest. <text:s/>I will look at your traild</text:p>
          </table:table-cell>
          <table:table-cell/>
        </table:table-row>
        <table:table-row table:style-name="ro1">
          <table:table-cell office:value-type="float" office:value="72267" calcext:value-type="float">
            <text:p>72267</text:p>
          </table:table-cell>
          <table:table-cell office:value-type="float" office:value="0" calcext:value-type="float">
            <text:p>0</text:p>
          </table:table-cell>
          <table:table-cell office:value-type="float" office:value="712229" calcext:value-type="float">
            <text:p>712229</text:p>
          </table:table-cell>
          <table:table-cell office:value-type="float" office:value="39994" calcext:value-type="float">
            <text:p>39994</text:p>
          </table:table-cell>
          <table:table-cell office:value-type="string" calcext:value-type="string">
            <text:p>Tum ho bemissal, kya trail hai ekdum</text:p>
          </table:table-cell>
          <table:table-cell/>
        </table:table-row>
        <table:table-row table:style-name="ro1">
          <table:table-cell office:value-type="float" office:value="87333" calcext:value-type="float">
            <text:p>87333</text:p>
          </table:table-cell>
          <table:table-cell office:value-type="float" office:value="0" calcext:value-type="float">
            <text:p>0</text:p>
          </table:table-cell>
          <table:table-cell office:value-type="float" office:value="745523" calcext:value-type="float">
            <text:p>745523</text:p>
          </table:table-cell>
          <table:table-cell office:value-type="float" office:value="86914" calcext:value-type="float">
            <text:p>86914</text:p>
          </table:table-cell>
          <table:table-cell office:value-type="string" calcext:value-type="string">
            <text:p>Keep trelling ❤️❤️</text:p>
          </table:table-cell>
          <table:table-cell/>
        </table:table-row>
        <table:table-row table:style-name="ro1">
          <table:table-cell office:value-type="float" office:value="127387" calcext:value-type="float">
            <text:p>127387</text:p>
          </table:table-cell>
          <table:table-cell office:value-type="float" office:value="0" calcext:value-type="float">
            <text:p>0</text:p>
          </table:table-cell>
          <table:table-cell office:value-type="float" office:value="833887" calcext:value-type="float">
            <text:p>833887</text:p>
          </table:table-cell>
          <table:table-cell office:value-type="float" office:value="50478" calcext:value-type="float">
            <text:p>50478</text:p>
          </table:table-cell>
          <table:table-cell office:value-type="string" calcext:value-type="string">
            <text:p>The images in your trail are so amazing and clear!</text:p>
          </table:table-cell>
          <table:table-cell/>
        </table:table-row>
        <table:table-row table:style-name="ro1">
          <table:table-cell office:value-type="float" office:value="135913" calcext:value-type="float">
            <text:p>135913</text:p>
          </table:table-cell>
          <table:table-cell office:value-type="float" office:value="0" calcext:value-type="float">
            <text:p>0</text:p>
          </table:table-cell>
          <table:table-cell office:value-type="float" office:value="855438" calcext:value-type="float">
            <text:p>855438</text:p>
          </table:table-cell>
          <table:table-cell office:value-type="float" office:value="255722" calcext:value-type="float">
            <text:p>255722</text:p>
          </table:table-cell>
          <table:table-cell office:value-type="string" calcext:value-type="string">
            <text:p>[[@44516]] Thankyou !</text:p>
          </table:table-cell>
          <table:table-cell/>
        </table:table-row>
        <table:table-row table:style-name="ro1">
          <table:table-cell office:value-type="float" office:value="211885" calcext:value-type="float">
            <text:p>211885</text:p>
          </table:table-cell>
          <table:table-cell office:value-type="float" office:value="0" calcext:value-type="float">
            <text:p>0</text:p>
          </table:table-cell>
          <table:table-cell office:value-type="float" office:value="1088521" calcext:value-type="float">
            <text:p>1088521</text:p>
          </table:table-cell>
          <table:table-cell office:value-type="float" office:value="327664" calcext:value-type="float">
            <text:p>327664</text:p>
          </table:table-cell>
          <table:table-cell office:value-type="string" calcext:value-type="string">
            <text:p>[[@80067]] <text:s/>thank u?</text:p>
          </table:table-cell>
          <table:table-cell/>
        </table:table-row>
        <table:table-row table:style-name="ro1">
          <table:table-cell office:value-type="float" office:value="222986" calcext:value-type="float">
            <text:p>222986</text:p>
          </table:table-cell>
          <table:table-cell office:value-type="float" office:value="0" calcext:value-type="float">
            <text:p>0</text:p>
          </table:table-cell>
          <table:table-cell office:value-type="float" office:value="1149672" calcext:value-type="float">
            <text:p>1149672</text:p>
          </table:table-cell>
          <table:table-cell office:value-type="float" office:value="43469" calcext:value-type="float">
            <text:p>4346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31390" calcext:value-type="float">
            <text:p>231390</text:p>
          </table:table-cell>
          <table:table-cell office:value-type="float" office:value="0" calcext:value-type="float">
            <text:p>0</text:p>
          </table:table-cell>
          <table:table-cell office:value-type="float" office:value="1177954" calcext:value-type="float">
            <text:p>1177954</text:p>
          </table:table-cell>
          <table:table-cell office:value-type="float" office:value="355455" calcext:value-type="float">
            <text:p>355455</text:p>
          </table:table-cell>
          <table:table-cell office:value-type="string" calcext:value-type="string">
            <text:p>[[@44482]] okayyyy</text:p>
          </table:table-cell>
          <table:table-cell/>
        </table:table-row>
        <table:table-row table:style-name="ro1">
          <table:table-cell office:value-type="float" office:value="266490" calcext:value-type="float">
            <text:p>266490</text:p>
          </table:table-cell>
          <table:table-cell office:value-type="float" office:value="0" calcext:value-type="float">
            <text:p>0</text:p>
          </table:table-cell>
          <table:table-cell office:value-type="float" office:value="1388961" calcext:value-type="float">
            <text:p>1388961</text:p>
          </table:table-cell>
          <table:table-cell office:value-type="float" office:value="76491" calcext:value-type="float">
            <text:p>76491</text:p>
          </table:table-cell>
          <table:table-cell office:value-type="string" calcext:value-type="string">
            <text:p>Amazed ?❤️</text:p>
          </table:table-cell>
          <table:table-cell/>
        </table:table-row>
        <table:table-row table:style-name="ro1">
          <table:table-cell office:value-type="float" office:value="285946" calcext:value-type="float">
            <text:p>285946</text:p>
          </table:table-cell>
          <table:table-cell office:value-type="float" office:value="0" calcext:value-type="float">
            <text:p>0</text:p>
          </table:table-cell>
          <table:table-cell office:value-type="float" office:value="1506692" calcext:value-type="float">
            <text:p>1506692</text:p>
          </table:table-cell>
          <table:table-cell office:value-type="float" office:value="50398" calcext:value-type="float">
            <text:p>50398</text:p>
          </table:table-cell>
          <table:table-cell office:value-type="string" calcext:value-type="string">
            <text:p>you have travelled so much, i'm waiting to hear more stories</text:p>
          </table:table-cell>
          <table:table-cell/>
        </table:table-row>
        <table:table-row table:style-name="ro1">
          <table:table-cell office:value-type="float" office:value="316206" calcext:value-type="float">
            <text:p>316206</text:p>
          </table:table-cell>
          <table:table-cell office:value-type="float" office:value="0" calcext:value-type="float">
            <text:p>0</text:p>
          </table:table-cell>
          <table:table-cell office:value-type="float" office:value="1681127" calcext:value-type="float">
            <text:p>1681127</text:p>
          </table:table-cell>
          <table:table-cell office:value-type="float" office:value="243909" calcext:value-type="float">
            <text:p>243909</text:p>
          </table:table-cell>
          <table:table-cell office:value-type="string" calcext:value-type="string">
            <text:p>Sahi banaya he !!</text:p>
          </table:table-cell>
          <table:table-cell/>
        </table:table-row>
        <table:table-row table:style-name="ro1">
          <table:table-cell office:value-type="float" office:value="317882" calcext:value-type="float">
            <text:p>317882</text:p>
          </table:table-cell>
          <table:table-cell office:value-type="float" office:value="0" calcext:value-type="float">
            <text:p>0</text:p>
          </table:table-cell>
          <table:table-cell office:value-type="float" office:value="1690053" calcext:value-type="float">
            <text:p>1690053</text:p>
          </table:table-cell>
          <table:table-cell office:value-type="float" office:value="42520" calcext:value-type="float">
            <text:p>42520</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35971" calcext:value-type="float">
            <text:p>335971</text:p>
          </table:table-cell>
          <table:table-cell office:value-type="float" office:value="0" calcext:value-type="float">
            <text:p>0</text:p>
          </table:table-cell>
          <table:table-cell office:value-type="float" office:value="1791331" calcext:value-type="float">
            <text:p>1791331</text:p>
          </table:table-cell>
          <table:table-cell office:value-type="float" office:value="49833" calcext:value-type="float">
            <text:p>49833</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53561" calcext:value-type="float">
            <text:p>353561</text:p>
          </table:table-cell>
          <table:table-cell office:value-type="float" office:value="0" calcext:value-type="float">
            <text:p>0</text:p>
          </table:table-cell>
          <table:table-cell office:value-type="float" office:value="1911362" calcext:value-type="float">
            <text:p>1911362</text:p>
          </table:table-cell>
          <table:table-cell office:value-type="float" office:value="592366" calcext:value-type="float">
            <text:p>592366</text:p>
          </table:table-cell>
          <table:table-cell office:value-type="string" calcext:value-type="string">
            <text:p>[[@82006]] a simple travel is cheap and it ties with what comes to your convenience... even a small place near your home and how you feel personally is important than others quantify</text:p>
          </table:table-cell>
          <table:table-cell/>
        </table:table-row>
        <table:table-row table:style-name="ro1">
          <table:table-cell office:value-type="float" office:value="392277" calcext:value-type="float">
            <text:p>392277</text:p>
          </table:table-cell>
          <table:table-cell office:value-type="float" office:value="0" calcext:value-type="float">
            <text:p>0</text:p>
          </table:table-cell>
          <table:table-cell office:value-type="float" office:value="2252132" calcext:value-type="float">
            <text:p>2252132</text:p>
          </table:table-cell>
          <table:table-cell office:value-type="float" office:value="943192" calcext:value-type="float">
            <text:p>943192</text:p>
          </table:table-cell>
          <table:table-cell office:value-type="string" calcext:value-type="string">
            <text:p>Hii</text:p>
          </table:table-cell>
          <table:table-cell/>
        </table:table-row>
        <table:table-row table:style-name="ro1">
          <table:table-cell office:value-type="float" office:value="35913" calcext:value-type="float">
            <text:p>35913</text:p>
          </table:table-cell>
          <table:table-cell office:value-type="float" office:value="0" calcext:value-type="float">
            <text:p>0</text:p>
          </table:table-cell>
          <table:table-cell office:value-type="float" office:value="625574" calcext:value-type="float">
            <text:p>625574</text:p>
          </table:table-cell>
          <table:table-cell office:value-type="float" office:value="88021" calcext:value-type="float">
            <text:p>88021</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90815" calcext:value-type="float">
            <text:p>90815</text:p>
          </table:table-cell>
          <table:table-cell office:value-type="float" office:value="0" calcext:value-type="float">
            <text:p>0</text:p>
          </table:table-cell>
          <table:table-cell office:value-type="float" office:value="754698" calcext:value-type="float">
            <text:p>754698</text:p>
          </table:table-cell>
          <table:table-cell office:value-type="float" office:value="87735" calcext:value-type="float">
            <text:p>87735</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75642" calcext:value-type="float">
            <text:p>175642</text:p>
          </table:table-cell>
          <table:table-cell office:value-type="float" office:value="0" calcext:value-type="float">
            <text:p>0</text:p>
          </table:table-cell>
          <table:table-cell office:value-type="float" office:value="964342" calcext:value-type="float">
            <text:p>964342</text:p>
          </table:table-cell>
          <table:table-cell office:value-type="float" office:value="18507" calcext:value-type="float">
            <text:p>18507</text:p>
          </table:table-cell>
          <table:table-cell office:value-type="string" calcext:value-type="string">
            <text:p>Tum ho bemissal, kya trail hai ekdum</text:p>
          </table:table-cell>
          <table:table-cell/>
        </table:table-row>
        <table:table-row table:style-name="ro1">
          <table:table-cell office:value-type="float" office:value="198286" calcext:value-type="float">
            <text:p>198286</text:p>
          </table:table-cell>
          <table:table-cell office:value-type="float" office:value="0" calcext:value-type="float">
            <text:p>0</text:p>
          </table:table-cell>
          <table:table-cell office:value-type="float" office:value="1029577" calcext:value-type="float">
            <text:p>1029577</text:p>
          </table:table-cell>
          <table:table-cell office:value-type="float" office:value="50494" calcext:value-type="float">
            <text:p>5049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95367" calcext:value-type="float">
            <text:p>295367</text:p>
          </table:table-cell>
          <table:table-cell office:value-type="float" office:value="0" calcext:value-type="float">
            <text:p>0</text:p>
          </table:table-cell>
          <table:table-cell office:value-type="float" office:value="1561858" calcext:value-type="float">
            <text:p>1561858</text:p>
          </table:table-cell>
          <table:table-cell office:value-type="float" office:value="83706" calcext:value-type="float">
            <text:p>83706</text:p>
          </table:table-cell>
          <table:table-cell office:value-type="string" calcext:value-type="string">
            <text:p>Amazing content ❤️❤️</text:p>
          </table:table-cell>
          <table:table-cell/>
        </table:table-row>
        <table:table-row table:style-name="ro1">
          <table:table-cell office:value-type="float" office:value="301595" calcext:value-type="float">
            <text:p>301595</text:p>
          </table:table-cell>
          <table:table-cell office:value-type="float" office:value="0" calcext:value-type="float">
            <text:p>0</text:p>
          </table:table-cell>
          <table:table-cell office:value-type="float" office:value="1576631" calcext:value-type="float">
            <text:p>1576631</text:p>
          </table:table-cell>
          <table:table-cell office:value-type="float" office:value="485492" calcext:value-type="float">
            <text:p>485492</text:p>
          </table:table-cell>
          <table:table-cell office:value-type="string" calcext:value-type="string">
            <text:p>Thx buddy ? love traveling.. ? not having good professional camera i need more professional one..</text:p>
          </table:table-cell>
          <table:table-cell/>
        </table:table-row>
        <table:table-row table:style-name="ro1">
          <table:table-cell office:value-type="float" office:value="307931" calcext:value-type="float">
            <text:p>307931</text:p>
          </table:table-cell>
          <table:table-cell office:value-type="float" office:value="0" calcext:value-type="float">
            <text:p>0</text:p>
          </table:table-cell>
          <table:table-cell office:value-type="float" office:value="1630432" calcext:value-type="float">
            <text:p>1630432</text:p>
          </table:table-cell>
          <table:table-cell office:value-type="float" office:value="502381" calcext:value-type="float">
            <text:p>502381</text:p>
          </table:table-cell>
          <table:table-cell office:value-type="string" calcext:value-type="string">
            <text:p>It's true . If you want to go there then winter season is best . It means from November to January is the best time.</text:p>
          </table:table-cell>
          <table:table-cell/>
        </table:table-row>
        <table:table-row table:style-name="ro1">
          <table:table-cell office:value-type="float" office:value="332555" calcext:value-type="float">
            <text:p>332555</text:p>
          </table:table-cell>
          <table:table-cell office:value-type="float" office:value="0" calcext:value-type="float">
            <text:p>0</text:p>
          </table:table-cell>
          <table:table-cell office:value-type="float" office:value="1776300" calcext:value-type="float">
            <text:p>1776300</text:p>
          </table:table-cell>
          <table:table-cell office:value-type="float" office:value="548586" calcext:value-type="float">
            <text:p>548586</text:p>
          </table:table-cell>
          <table:table-cell office:value-type="string" calcext:value-type="string">
            <text:p>Indeed</text:p>
          </table:table-cell>
          <table:table-cell/>
        </table:table-row>
        <table:table-row table:style-name="ro1">
          <table:table-cell office:value-type="float" office:value="344742" calcext:value-type="float">
            <text:p>344742</text:p>
          </table:table-cell>
          <table:table-cell office:value-type="float" office:value="0" calcext:value-type="float">
            <text:p>0</text:p>
          </table:table-cell>
          <table:table-cell office:value-type="float" office:value="1793728" calcext:value-type="float">
            <text:p>1793728</text:p>
          </table:table-cell>
          <table:table-cell office:value-type="float" office:value="560031" calcext:value-type="float">
            <text:p>560031</text:p>
          </table:table-cell>
          <table:table-cell office:value-type="string" calcext:value-type="string">
            <text:p>Idhu yenghae</text:p>
          </table:table-cell>
          <table:table-cell/>
        </table:table-row>
        <table:table-row table:style-name="ro1">
          <table:table-cell office:value-type="float" office:value="360452" calcext:value-type="float">
            <text:p>360452</text:p>
          </table:table-cell>
          <table:table-cell office:value-type="float" office:value="0" calcext:value-type="float">
            <text:p>0</text:p>
          </table:table-cell>
          <table:table-cell office:value-type="float" office:value="2025722" calcext:value-type="float">
            <text:p>2025722</text:p>
          </table:table-cell>
          <table:table-cell office:value-type="float" office:value="80670" calcext:value-type="float">
            <text:p>80670</text:p>
          </table:table-cell>
          <table:table-cell office:value-type="string" calcext:value-type="string">
            <text:p>loved your stories! wondering what your next trail would be?</text:p>
          </table:table-cell>
          <table:table-cell/>
        </table:table-row>
        <table:table-row table:style-name="ro1">
          <table:table-cell office:value-type="float" office:value="407996" calcext:value-type="float">
            <text:p>407996</text:p>
          </table:table-cell>
          <table:table-cell office:value-type="float" office:value="0" calcext:value-type="float">
            <text:p>0</text:p>
          </table:table-cell>
          <table:table-cell office:value-type="float" office:value="2319978" calcext:value-type="float">
            <text:p>2319978</text:p>
          </table:table-cell>
          <table:table-cell office:value-type="float" office:value="699355" calcext:value-type="float">
            <text:p>699355</text:p>
          </table:table-cell>
          <table:table-cell office:value-type="string" calcext:value-type="string">
            <text:p>[[@1]]</text:p>
          </table:table-cell>
          <table:table-cell/>
        </table:table-row>
        <table:table-row table:style-name="ro1">
          <table:table-cell office:value-type="float" office:value="454884" calcext:value-type="float">
            <text:p>454884</text:p>
          </table:table-cell>
          <table:table-cell office:value-type="float" office:value="0" calcext:value-type="float">
            <text:p>0</text:p>
          </table:table-cell>
          <table:table-cell office:value-type="float" office:value="2131267" calcext:value-type="float">
            <text:p>2131267</text:p>
          </table:table-cell>
          <table:table-cell office:value-type="float" office:value="2031882" calcext:value-type="float">
            <text:p>2031882</text:p>
          </table:table-cell>
          <table:table-cell office:value-type="string" calcext:value-type="string">
            <text:p>Hi</text:p>
          </table:table-cell>
          <table:table-cell/>
        </table:table-row>
        <table:table-row table:style-name="ro1">
          <table:table-cell office:value-type="float" office:value="62622" calcext:value-type="float">
            <text:p>62622</text:p>
          </table:table-cell>
          <table:table-cell office:value-type="float" office:value="0" calcext:value-type="float">
            <text:p>0</text:p>
          </table:table-cell>
          <table:table-cell office:value-type="float" office:value="683925" calcext:value-type="float">
            <text:p>683925</text:p>
          </table:table-cell>
          <table:table-cell office:value-type="float" office:value="203828" calcext:value-type="float">
            <text:p>203828</text:p>
          </table:table-cell>
          <table:table-cell office:value-type="string" calcext:value-type="string">
            <text:p>[[@80462]] next time I will definitely do work on your advice. Thank you!</text:p>
          </table:table-cell>
          <table:table-cell/>
        </table:table-row>
        <table:table-row table:style-name="ro1">
          <table:table-cell office:value-type="float" office:value="129453" calcext:value-type="float">
            <text:p>129453</text:p>
          </table:table-cell>
          <table:table-cell office:value-type="float" office:value="0" calcext:value-type="float">
            <text:p>0</text:p>
          </table:table-cell>
          <table:table-cell office:value-type="float" office:value="839976" calcext:value-type="float">
            <text:p>839976</text:p>
          </table:table-cell>
          <table:table-cell office:value-type="float" office:value="250718" calcext:value-type="float">
            <text:p>250718</text:p>
          </table:table-cell>
          <table:table-cell office:value-type="string" calcext:value-type="string">
            <text:p>Just plan wisely before u leave for a trip ..either u should be a rider else hire a driver ...riding for 300+ kms is a task</text:p>
          </table:table-cell>
          <table:table-cell/>
        </table:table-row>
        <table:table-row table:style-name="ro1">
          <table:table-cell office:value-type="float" office:value="136244" calcext:value-type="float">
            <text:p>136244</text:p>
          </table:table-cell>
          <table:table-cell office:value-type="float" office:value="0" calcext:value-type="float">
            <text:p>0</text:p>
          </table:table-cell>
          <table:table-cell office:value-type="float" office:value="845930" calcext:value-type="float">
            <text:p>845930</text:p>
          </table:table-cell>
          <table:table-cell office:value-type="float" office:value="252618" calcext:value-type="float">
            <text:p>252618</text:p>
          </table:table-cell>
          <table:table-cell office:value-type="string" calcext:value-type="string">
            <text:p>[[@78385]] thank you</text:p>
          </table:table-cell>
          <table:table-cell/>
        </table:table-row>
        <table:table-row table:style-name="ro1">
          <table:table-cell office:value-type="float" office:value="296818" calcext:value-type="float">
            <text:p>296818</text:p>
          </table:table-cell>
          <table:table-cell office:value-type="float" office:value="0" calcext:value-type="float">
            <text:p>0</text:p>
          </table:table-cell>
          <table:table-cell office:value-type="float" office:value="1570450" calcext:value-type="float">
            <text:p>1570450</text:p>
          </table:table-cell>
          <table:table-cell office:value-type="float" office:value="135945" calcext:value-type="float">
            <text:p>135945</text:p>
          </table:table-cell>
          <table:table-cell office:value-type="string" calcext:value-type="string">
            <text:p>Hoping for another awesome adventure soon!</text:p>
          </table:table-cell>
          <table:table-cell/>
        </table:table-row>
        <table:table-row table:style-name="ro1">
          <table:table-cell office:value-type="float" office:value="331299" calcext:value-type="float">
            <text:p>331299</text:p>
          </table:table-cell>
          <table:table-cell office:value-type="float" office:value="0" calcext:value-type="float">
            <text:p>0</text:p>
          </table:table-cell>
          <table:table-cell office:value-type="float" office:value="1771930" calcext:value-type="float">
            <text:p>1771930</text:p>
          </table:table-cell>
          <table:table-cell office:value-type="float" office:value="86663" calcext:value-type="float">
            <text:p>8666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78991" calcext:value-type="float">
            <text:p>378991</text:p>
          </table:table-cell>
          <table:table-cell office:value-type="float" office:value="0" calcext:value-type="float">
            <text:p>0</text:p>
          </table:table-cell>
          <table:table-cell office:value-type="float" office:value="2232445" calcext:value-type="float">
            <text:p>2232445</text:p>
          </table:table-cell>
          <table:table-cell office:value-type="float" office:value="50544" calcext:value-type="float">
            <text:p>50544</text:p>
          </table:table-cell>
          <table:table-cell office:value-type="string" calcext:value-type="string">
            <text:p>Your content is so good, wonder why the followers count is low!</text:p>
          </table:table-cell>
          <table:table-cell/>
        </table:table-row>
        <table:table-row table:style-name="ro1">
          <table:table-cell office:value-type="float" office:value="449864" calcext:value-type="float">
            <text:p>449864</text:p>
          </table:table-cell>
          <table:table-cell office:value-type="float" office:value="0" calcext:value-type="float">
            <text:p>0</text:p>
          </table:table-cell>
          <table:table-cell office:value-type="float" office:value="2368254" calcext:value-type="float">
            <text:p>2368254</text:p>
          </table:table-cell>
          <table:table-cell office:value-type="float" office:value="1639309" calcext:value-type="float">
            <text:p>1639309</text:p>
          </table:table-cell>
          <table:table-cell office:value-type="string" calcext:value-type="string">
            <text:p>Hii dear</text:p>
          </table:table-cell>
          <table:table-cell/>
        </table:table-row>
        <table:table-row table:style-name="ro1">
          <table:table-cell office:value-type="float" office:value="60068" calcext:value-type="float">
            <text:p>60068</text:p>
          </table:table-cell>
          <table:table-cell office:value-type="float" office:value="0" calcext:value-type="float">
            <text:p>0</text:p>
          </table:table-cell>
          <table:table-cell office:value-type="float" office:value="679465" calcext:value-type="float">
            <text:p>679465</text:p>
          </table:table-cell>
          <table:table-cell office:value-type="float" office:value="20069" calcext:value-type="float">
            <text:p>20069</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82266" calcext:value-type="float">
            <text:p>82266</text:p>
          </table:table-cell>
          <table:table-cell office:value-type="float" office:value="0" calcext:value-type="float">
            <text:p>0</text:p>
          </table:table-cell>
          <table:table-cell office:value-type="float" office:value="207979" calcext:value-type="float">
            <text:p>207979</text:p>
          </table:table-cell>
          <table:table-cell office:value-type="float" office:value="82788" calcext:value-type="float">
            <text:p>82788</text:p>
          </table:table-cell>
          <table:table-cell office:value-type="string" calcext:value-type="string">
            <text:p>Your stories are truely travel goals, how do you plan them?</text:p>
          </table:table-cell>
          <table:table-cell/>
        </table:table-row>
        <table:table-row table:style-name="ro1">
          <table:table-cell office:value-type="float" office:value="138064" calcext:value-type="float">
            <text:p>138064</text:p>
          </table:table-cell>
          <table:table-cell office:value-type="float" office:value="0" calcext:value-type="float">
            <text:p>0</text:p>
          </table:table-cell>
          <table:table-cell office:value-type="float" office:value="853930" calcext:value-type="float">
            <text:p>853930</text:p>
          </table:table-cell>
          <table:table-cell office:value-type="float" office:value="255251" calcext:value-type="float">
            <text:p>255251</text:p>
          </table:table-cell>
          <table:table-cell office:value-type="string" calcext:value-type="string">
            <text:p>Y</text:p>
          </table:table-cell>
          <table:table-cell/>
        </table:table-row>
        <table:table-row table:style-name="ro1">
          <table:table-cell office:value-type="float" office:value="145139" calcext:value-type="float">
            <text:p>145139</text:p>
          </table:table-cell>
          <table:table-cell office:value-type="float" office:value="0" calcext:value-type="float">
            <text:p>0</text:p>
          </table:table-cell>
          <table:table-cell office:value-type="float" office:value="880164" calcext:value-type="float">
            <text:p>880164</text:p>
          </table:table-cell>
          <table:table-cell office:value-type="float" office:value="87526" calcext:value-type="float">
            <text:p>87526</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320701" calcext:value-type="float">
            <text:p>320701</text:p>
          </table:table-cell>
          <table:table-cell office:value-type="float" office:value="0" calcext:value-type="float">
            <text:p>0</text:p>
          </table:table-cell>
          <table:table-cell office:value-type="float" office:value="1709916" calcext:value-type="float">
            <text:p>1709916</text:p>
          </table:table-cell>
          <table:table-cell office:value-type="float" office:value="82546" calcext:value-type="float">
            <text:p>82546</text:p>
          </table:table-cell>
          <table:table-cell office:value-type="string" calcext:value-type="string">
            <text:p>I would love to see your videos of this place!</text:p>
          </table:table-cell>
          <table:table-cell/>
        </table:table-row>
        <table:table-row table:style-name="ro1">
          <table:table-cell office:value-type="float" office:value="439824" calcext:value-type="float">
            <text:p>439824</text:p>
          </table:table-cell>
          <table:table-cell office:value-type="float" office:value="0" calcext:value-type="float">
            <text:p>0</text:p>
          </table:table-cell>
          <table:table-cell office:value-type="float" office:value="2288525" calcext:value-type="float">
            <text:p>2288525</text:p>
          </table:table-cell>
          <table:table-cell office:value-type="float" office:value="1645158" calcext:value-type="float">
            <text:p>1645158</text:p>
          </table:table-cell>
          <table:table-cell office:value-type="string" calcext:value-type="string">
            <text:p>Hi</text:p>
          </table:table-cell>
          <table:table-cell/>
        </table:table-row>
        <table:table-row table:style-name="ro1">
          <table:table-cell office:value-type="float" office:value="453282" calcext:value-type="float">
            <text:p>453282</text:p>
          </table:table-cell>
          <table:table-cell office:value-type="float" office:value="0" calcext:value-type="float">
            <text:p>0</text:p>
          </table:table-cell>
          <table:table-cell office:value-type="float" office:value="2317487" calcext:value-type="float">
            <text:p>2317487</text:p>
          </table:table-cell>
          <table:table-cell office:value-type="float" office:value="1847167" calcext:value-type="float">
            <text:p>1847167</text:p>
          </table:table-cell>
          <table:table-cell office:value-type="string" calcext:value-type="string">
            <text:p>Apne chehre ke liye Mera cream ek baar aap Laga</text:p>
          </table:table-cell>
          <table:table-cell/>
        </table:table-row>
        <table:table-row table:style-name="ro1">
          <table:table-cell office:value-type="float" office:value="92396" calcext:value-type="float">
            <text:p>92396</text:p>
          </table:table-cell>
          <table:table-cell office:value-type="float" office:value="0" calcext:value-type="float">
            <text:p>0</text:p>
          </table:table-cell>
          <table:table-cell office:value-type="float" office:value="759573" calcext:value-type="float">
            <text:p>759573</text:p>
          </table:table-cell>
          <table:table-cell office:value-type="float" office:value="40177" calcext:value-type="float">
            <text:p>40177</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32789" calcext:value-type="float">
            <text:p>132789</text:p>
          </table:table-cell>
          <table:table-cell office:value-type="float" office:value="0" calcext:value-type="float">
            <text:p>0</text:p>
          </table:table-cell>
          <table:table-cell office:value-type="float" office:value="843159" calcext:value-type="float">
            <text:p>843159</text:p>
          </table:table-cell>
          <table:table-cell office:value-type="float" office:value="251702" calcext:value-type="float">
            <text:p>251702</text:p>
          </table:table-cell>
          <table:table-cell office:value-type="string" calcext:value-type="string">
            <text:p>[[@47426]].panda well in gangtok I visited the kyongnosla waterfall, the ropeway, rumtek monastery, banjhakri waterfall, the refugee centre and few more local places. I'll be sharing all that I have here. ?</text:p>
          </table:table-cell>
          <table:table-cell/>
        </table:table-row>
        <table:table-row table:style-name="ro1">
          <table:table-cell office:value-type="float" office:value="156572" calcext:value-type="float">
            <text:p>156572</text:p>
          </table:table-cell>
          <table:table-cell office:value-type="float" office:value="0" calcext:value-type="float">
            <text:p>0</text:p>
          </table:table-cell>
          <table:table-cell office:value-type="float" office:value="908136" calcext:value-type="float">
            <text:p>908136</text:p>
          </table:table-cell>
          <table:table-cell office:value-type="float" office:value="77783" calcext:value-type="float">
            <text:p>77783</text:p>
          </table:table-cell>
          <table:table-cell office:value-type="string" calcext:value-type="string">
            <text:p>Hey the trail is amazing, could you give some info?</text:p>
          </table:table-cell>
          <table:table-cell/>
        </table:table-row>
        <table:table-row table:style-name="ro1">
          <table:table-cell office:value-type="float" office:value="190491" calcext:value-type="float">
            <text:p>190491</text:p>
          </table:table-cell>
          <table:table-cell office:value-type="float" office:value="204498" calcext:value-type="float">
            <text:p>204498</text:p>
          </table:table-cell>
          <table:table-cell office:value-type="float" office:value="0" calcext:value-type="float">
            <text:p>0</text:p>
          </table:table-cell>
          <table:table-cell office:value-type="float" office:value="297853" calcext:value-type="float">
            <text:p>297853</text:p>
          </table:table-cell>
          <table:table-cell office:value-type="string" calcext:value-type="string">
            <text:p>Beautiful</text:p>
          </table:table-cell>
          <table:table-cell/>
        </table:table-row>
        <table:table-row table:style-name="ro1">
          <table:table-cell office:value-type="float" office:value="233529" calcext:value-type="float">
            <text:p>233529</text:p>
          </table:table-cell>
          <table:table-cell office:value-type="float" office:value="0" calcext:value-type="float">
            <text:p>0</text:p>
          </table:table-cell>
          <table:table-cell office:value-type="float" office:value="1176847" calcext:value-type="float">
            <text:p>1176847</text:p>
          </table:table-cell>
          <table:table-cell office:value-type="float" office:value="355113" calcext:value-type="float">
            <text:p>355113</text:p>
          </table:table-cell>
          <table:table-cell office:value-type="string" calcext:value-type="string">
            <text:p>[[@83215]] thanks ?</text:p>
          </table:table-cell>
          <table:table-cell/>
        </table:table-row>
        <table:table-row table:style-name="ro1">
          <table:table-cell office:value-type="float" office:value="311543" calcext:value-type="float">
            <text:p>311543</text:p>
          </table:table-cell>
          <table:table-cell office:value-type="float" office:value="0" calcext:value-type="float">
            <text:p>0</text:p>
          </table:table-cell>
          <table:table-cell office:value-type="float" office:value="1652543" calcext:value-type="float">
            <text:p>1652543</text:p>
          </table:table-cell>
          <table:table-cell office:value-type="float" office:value="77364" calcext:value-type="float">
            <text:p>77364</text:p>
          </table:table-cell>
          <table:table-cell office:value-type="string" calcext:value-type="string">
            <text:p>So glad you shared this today!</text:p>
          </table:table-cell>
          <table:table-cell/>
        </table:table-row>
        <table:table-row table:style-name="ro1">
          <table:table-cell office:value-type="float" office:value="384082" calcext:value-type="float">
            <text:p>384082</text:p>
          </table:table-cell>
          <table:table-cell office:value-type="float" office:value="1745207" calcext:value-type="float">
            <text:p>1745207</text:p>
          </table:table-cell>
          <table:table-cell office:value-type="float" office:value="0" calcext:value-type="float">
            <text:p>0</text:p>
          </table:table-cell>
          <table:table-cell office:value-type="float" office:value="235951" calcext:value-type="float">
            <text:p>235951</text:p>
          </table:table-cell>
          <table:table-cell office:value-type="string" calcext:value-type="string">
            <text:p>I want to buy....</text:p>
          </table:table-cell>
          <table:table-cell/>
        </table:table-row>
        <table:table-row table:style-name="ro1">
          <table:table-cell office:value-type="float" office:value="422190" calcext:value-type="float">
            <text:p>422190</text:p>
          </table:table-cell>
          <table:table-cell office:value-type="float" office:value="0" calcext:value-type="float">
            <text:p>0</text:p>
          </table:table-cell>
          <table:table-cell office:value-type="float" office:value="2303133" calcext:value-type="float">
            <text:p>2303133</text:p>
          </table:table-cell>
          <table:table-cell office:value-type="float" office:value="31827" calcext:value-type="float">
            <text:p>31827</text:p>
          </table:table-cell>
          <table:table-cell office:value-type="string" calcext:value-type="string">
            <text:p>humko pata nahi</text:p>
          </table:table-cell>
          <table:table-cell/>
        </table:table-row>
        <table:table-row table:style-name="ro1">
          <table:table-cell office:value-type="float" office:value="426977" calcext:value-type="float">
            <text:p>426977</text:p>
          </table:table-cell>
          <table:table-cell office:value-type="float" office:value="0" calcext:value-type="float">
            <text:p>0</text:p>
          </table:table-cell>
          <table:table-cell office:value-type="float" office:value="2294997" calcext:value-type="float">
            <text:p>2294997</text:p>
          </table:table-cell>
          <table:table-cell office:value-type="float" office:value="2488" calcext:value-type="float">
            <text:p>2488</text:p>
          </table:table-cell>
          <table:table-cell office:value-type="string" calcext:value-type="string">
            <text:p>beauty</text:p>
          </table:table-cell>
          <table:table-cell/>
        </table:table-row>
        <table:table-row table:style-name="ro1">
          <table:table-cell office:value-type="float" office:value="430402" calcext:value-type="float">
            <text:p>430402</text:p>
          </table:table-cell>
          <table:table-cell office:value-type="float" office:value="0" calcext:value-type="float">
            <text:p>0</text:p>
          </table:table-cell>
          <table:table-cell office:value-type="float" office:value="55752" calcext:value-type="float">
            <text:p>55752</text:p>
          </table:table-cell>
          <table:table-cell office:value-type="float" office:value="55955" calcext:value-type="float">
            <text:p>55955</text:p>
          </table:table-cell>
          <table:table-cell office:value-type="string" calcext:value-type="string">
            <text:p>Damn crazy work</text:p>
          </table:table-cell>
          <table:table-cell/>
        </table:table-row>
        <table:table-row table:style-name="ro1">
          <table:table-cell office:value-type="float" office:value="433878" calcext:value-type="float">
            <text:p>433878</text:p>
          </table:table-cell>
          <table:table-cell office:value-type="float" office:value="0" calcext:value-type="float">
            <text:p>0</text:p>
          </table:table-cell>
          <table:table-cell office:value-type="float" office:value="2343080" calcext:value-type="float">
            <text:p>2343080</text:p>
          </table:table-cell>
          <table:table-cell office:value-type="float" office:value="1481936" calcext:value-type="float">
            <text:p>1481936</text:p>
          </table:table-cell>
          <table:table-cell office:value-type="string" calcext:value-type="string">
            <text:p>Tell me hindi</text:p>
          </table:table-cell>
          <table:table-cell/>
        </table:table-row>
        <table:table-row table:style-name="ro1">
          <table:table-cell office:value-type="float" office:value="445228" calcext:value-type="float">
            <text:p>445228</text:p>
          </table:table-cell>
          <table:table-cell office:value-type="float" office:value="0" calcext:value-type="float">
            <text:p>0</text:p>
          </table:table-cell>
          <table:table-cell office:value-type="float" office:value="2356819" calcext:value-type="float">
            <text:p>2356819</text:p>
          </table:table-cell>
          <table:table-cell office:value-type="float" office:value="1778641" calcext:value-type="float">
            <text:p>1778641</text:p>
          </table:table-cell>
          <table:table-cell office:value-type="string" calcext:value-type="string">
            <text:p>Nice</text:p>
          </table:table-cell>
          <table:table-cell/>
        </table:table-row>
        <table:table-row table:style-name="ro1">
          <table:table-cell office:value-type="float" office:value="453348" calcext:value-type="float">
            <text:p>453348</text:p>
          </table:table-cell>
          <table:table-cell office:value-type="float" office:value="0" calcext:value-type="float">
            <text:p>0</text:p>
          </table:table-cell>
          <table:table-cell office:value-type="float" office:value="1067116" calcext:value-type="float">
            <text:p>1067116</text:p>
          </table:table-cell>
          <table:table-cell office:value-type="float" office:value="1938214" calcext:value-type="float">
            <text:p>1938214</text:p>
          </table:table-cell>
          <table:table-cell office:value-type="string" calcext:value-type="string">
            <text:p>Wow</text:p>
          </table:table-cell>
          <table:table-cell/>
        </table:table-row>
        <table:table-row table:style-name="ro1">
          <table:table-cell office:value-type="float" office:value="5774" calcext:value-type="float">
            <text:p>5774</text:p>
          </table:table-cell>
          <table:table-cell office:value-type="float" office:value="0" calcext:value-type="float">
            <text:p>0</text:p>
          </table:table-cell>
          <table:table-cell office:value-type="float" office:value="134665" calcext:value-type="float">
            <text:p>134665</text:p>
          </table:table-cell>
          <table:table-cell office:value-type="float" office:value="52201" calcext:value-type="float">
            <text:p>52201</text:p>
          </table:table-cell>
          <table:table-cell office:value-type="string" calcext:value-type="string">
            <text:p>Yummm</text:p>
          </table:table-cell>
          <table:table-cell/>
        </table:table-row>
        <table:table-row table:style-name="ro1">
          <table:table-cell office:value-type="float" office:value="63913" calcext:value-type="float">
            <text:p>63913</text:p>
          </table:table-cell>
          <table:table-cell office:value-type="float" office:value="0" calcext:value-type="float">
            <text:p>0</text:p>
          </table:table-cell>
          <table:table-cell office:value-type="float" office:value="687479" calcext:value-type="float">
            <text:p>687479</text:p>
          </table:table-cell>
          <table:table-cell office:value-type="float" office:value="78830" calcext:value-type="float">
            <text:p>78830</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82291" calcext:value-type="float">
            <text:p>82291</text:p>
          </table:table-cell>
          <table:table-cell office:value-type="float" office:value="0" calcext:value-type="float">
            <text:p>0</text:p>
          </table:table-cell>
          <table:table-cell office:value-type="float" office:value="206456" calcext:value-type="float">
            <text:p>206456</text:p>
          </table:table-cell>
          <table:table-cell office:value-type="float" office:value="85158" calcext:value-type="float">
            <text:p>85158</text:p>
          </table:table-cell>
          <table:table-cell office:value-type="string" calcext:value-type="string">
            <text:p>Subahnaalah!</text:p>
          </table:table-cell>
          <table:table-cell/>
        </table:table-row>
        <table:table-row table:style-name="ro1">
          <table:table-cell office:value-type="float" office:value="88075" calcext:value-type="float">
            <text:p>88075</text:p>
          </table:table-cell>
          <table:table-cell office:value-type="float" office:value="0" calcext:value-type="float">
            <text:p>0</text:p>
          </table:table-cell>
          <table:table-cell office:value-type="float" office:value="746648" calcext:value-type="float">
            <text:p>746648</text:p>
          </table:table-cell>
          <table:table-cell office:value-type="float" office:value="221750" calcext:value-type="float">
            <text:p>221750</text:p>
          </table:table-cell>
          <table:table-cell office:value-type="string" calcext:value-type="string">
            <text:p>[[@78351]] <text:s/>for sure?</text:p>
          </table:table-cell>
          <table:table-cell/>
        </table:table-row>
        <table:table-row table:style-name="ro1">
          <table:table-cell office:value-type="float" office:value="88364" calcext:value-type="float">
            <text:p>88364</text:p>
          </table:table-cell>
          <table:table-cell office:value-type="float" office:value="0" calcext:value-type="float">
            <text:p>0</text:p>
          </table:table-cell>
          <table:table-cell office:value-type="float" office:value="740590" calcext:value-type="float">
            <text:p>740590</text:p>
          </table:table-cell>
          <table:table-cell office:value-type="float" office:value="219912" calcext:value-type="float">
            <text:p>219912</text:p>
          </table:table-cell>
          <table:table-cell office:value-type="string" calcext:value-type="string">
            <text:p>@vikeam2.0 yup</text:p>
          </table:table-cell>
          <table:table-cell/>
        </table:table-row>
        <table:table-row table:style-name="ro1">
          <table:table-cell office:value-type="float" office:value="155636" calcext:value-type="float">
            <text:p>155636</text:p>
          </table:table-cell>
          <table:table-cell office:value-type="float" office:value="0" calcext:value-type="float">
            <text:p>0</text:p>
          </table:table-cell>
          <table:table-cell office:value-type="float" office:value="898121" calcext:value-type="float">
            <text:p>898121</text:p>
          </table:table-cell>
          <table:table-cell office:value-type="float" office:value="269367" calcext:value-type="float">
            <text:p>269367</text:p>
          </table:table-cell>
          <table:table-cell office:value-type="string" calcext:value-type="string">
            <text:p>[[@5824]].seth.33 tqs bhai?</text:p>
          </table:table-cell>
          <table:table-cell/>
        </table:table-row>
        <table:table-row table:style-name="ro1">
          <table:table-cell office:value-type="float" office:value="300822" calcext:value-type="float">
            <text:p>300822</text:p>
          </table:table-cell>
          <table:table-cell office:value-type="float" office:value="0" calcext:value-type="float">
            <text:p>0</text:p>
          </table:table-cell>
          <table:table-cell office:value-type="float" office:value="1588804" calcext:value-type="float">
            <text:p>1588804</text:p>
          </table:table-cell>
          <table:table-cell office:value-type="float" office:value="80237" calcext:value-type="float">
            <text:p>80237</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422873" calcext:value-type="float">
            <text:p>422873</text:p>
          </table:table-cell>
          <table:table-cell office:value-type="float" office:value="0" calcext:value-type="float">
            <text:p>0</text:p>
          </table:table-cell>
          <table:table-cell office:value-type="float" office:value="2303581" calcext:value-type="float">
            <text:p>2303581</text:p>
          </table:table-cell>
          <table:table-cell office:value-type="float" office:value="29646" calcext:value-type="float">
            <text:p>29646</text:p>
          </table:table-cell>
          <table:table-cell office:value-type="string" calcext:value-type="string">
            <text:p>Nice vlog man!</text:p>
          </table:table-cell>
          <table:table-cell/>
        </table:table-row>
        <table:table-row table:style-name="ro1">
          <table:table-cell office:value-type="float" office:value="461394" calcext:value-type="float">
            <text:p>461394</text:p>
          </table:table-cell>
          <table:table-cell office:value-type="float" office:value="0" calcext:value-type="float">
            <text:p>0</text:p>
          </table:table-cell>
          <table:table-cell office:value-type="float" office:value="2264138" calcext:value-type="float">
            <text:p>2264138</text:p>
          </table:table-cell>
          <table:table-cell office:value-type="float" office:value="2143082" calcext:value-type="float">
            <text:p>2143082</text:p>
          </table:table-cell>
          <table:table-cell office:value-type="string" calcext:value-type="string">
            <text:p>Hahahaha</text:p>
          </table:table-cell>
          <table:table-cell/>
        </table:table-row>
        <table:table-row table:style-name="ro1">
          <table:table-cell office:value-type="float" office:value="57031" calcext:value-type="float">
            <text:p>57031</text:p>
          </table:table-cell>
          <table:table-cell office:value-type="float" office:value="0" calcext:value-type="float">
            <text:p>0</text:p>
          </table:table-cell>
          <table:table-cell office:value-type="float" office:value="671802" calcext:value-type="float">
            <text:p>671802</text:p>
          </table:table-cell>
          <table:table-cell office:value-type="float" office:value="82435" calcext:value-type="float">
            <text:p>82435</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12653" calcext:value-type="float">
            <text:p>212653</text:p>
          </table:table-cell>
          <table:table-cell office:value-type="float" office:value="0" calcext:value-type="float">
            <text:p>0</text:p>
          </table:table-cell>
          <table:table-cell office:value-type="float" office:value="986986" calcext:value-type="float">
            <text:p>986986</text:p>
          </table:table-cell>
          <table:table-cell office:value-type="float" office:value="79615" calcext:value-type="float">
            <text:p>7961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98185" calcext:value-type="float">
            <text:p>298185</text:p>
          </table:table-cell>
          <table:table-cell office:value-type="float" office:value="0" calcext:value-type="float">
            <text:p>0</text:p>
          </table:table-cell>
          <table:table-cell office:value-type="float" office:value="1573727" calcext:value-type="float">
            <text:p>1573727</text:p>
          </table:table-cell>
          <table:table-cell office:value-type="float" office:value="457909" calcext:value-type="float">
            <text:p>457909</text:p>
          </table:table-cell>
          <table:table-cell office:value-type="string" calcext:value-type="string">
            <text:p>[[@463188]] thank you</text:p>
          </table:table-cell>
          <table:table-cell/>
        </table:table-row>
        <table:table-row table:style-name="ro1">
          <table:table-cell office:value-type="float" office:value="315371" calcext:value-type="float">
            <text:p>315371</text:p>
          </table:table-cell>
          <table:table-cell office:value-type="float" office:value="0" calcext:value-type="float">
            <text:p>0</text:p>
          </table:table-cell>
          <table:table-cell office:value-type="float" office:value="1676409" calcext:value-type="float">
            <text:p>1676409</text:p>
          </table:table-cell>
          <table:table-cell office:value-type="float" office:value="76571" calcext:value-type="float">
            <text:p>76571</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442453" calcext:value-type="float">
            <text:p>442453</text:p>
          </table:table-cell>
          <table:table-cell office:value-type="float" office:value="0" calcext:value-type="float">
            <text:p>0</text:p>
          </table:table-cell>
          <table:table-cell office:value-type="float" office:value="2283049" calcext:value-type="float">
            <text:p>2283049</text:p>
          </table:table-cell>
          <table:table-cell office:value-type="float" office:value="1663116" calcext:value-type="float">
            <text:p>1663116</text:p>
          </table:table-cell>
          <table:table-cell office:value-type="string" calcext:value-type="string">
            <text:p>Ok</text:p>
          </table:table-cell>
          <table:table-cell/>
        </table:table-row>
        <table:table-row table:style-name="ro1">
          <table:table-cell office:value-type="float" office:value="445910" calcext:value-type="float">
            <text:p>445910</text:p>
          </table:table-cell>
          <table:table-cell office:value-type="float" office:value="0" calcext:value-type="float">
            <text:p>0</text:p>
          </table:table-cell>
          <table:table-cell office:value-type="float" office:value="2478676" calcext:value-type="float">
            <text:p>2478676</text:p>
          </table:table-cell>
          <table:table-cell office:value-type="float" office:value="1795962" calcext:value-type="float">
            <text:p>1795962</text:p>
          </table:table-cell>
          <table:table-cell office:value-type="string" calcext:value-type="string">
            <text:p>Kaim</text:p>
          </table:table-cell>
          <table:table-cell/>
        </table:table-row>
        <table:table-row table:style-name="ro1">
          <table:table-cell office:value-type="float" office:value="454080" calcext:value-type="float">
            <text:p>454080</text:p>
          </table:table-cell>
          <table:table-cell office:value-type="float" office:value="0" calcext:value-type="float">
            <text:p>0</text:p>
          </table:table-cell>
          <table:table-cell office:value-type="float" office:value="2359036" calcext:value-type="float">
            <text:p>2359036</text:p>
          </table:table-cell>
          <table:table-cell office:value-type="float" office:value="2011421" calcext:value-type="float">
            <text:p>2011421</text:p>
          </table:table-cell>
          <table:table-cell office:value-type="string" calcext:value-type="string">
            <text:p>[[@1977329]]</text:p>
          </table:table-cell>
          <table:table-cell/>
        </table:table-row>
        <table:table-row table:style-name="ro1">
          <table:table-cell office:value-type="float" office:value="56162" calcext:value-type="float">
            <text:p>56162</text:p>
          </table:table-cell>
          <table:table-cell office:value-type="float" office:value="0" calcext:value-type="float">
            <text:p>0</text:p>
          </table:table-cell>
          <table:table-cell office:value-type="float" office:value="669891" calcext:value-type="float">
            <text:p>669891</text:p>
          </table:table-cell>
          <table:table-cell office:value-type="float" office:value="78156" calcext:value-type="float">
            <text:p>78156</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61549" calcext:value-type="float">
            <text:p>61549</text:p>
          </table:table-cell>
          <table:table-cell office:value-type="float" office:value="0" calcext:value-type="float">
            <text:p>0</text:p>
          </table:table-cell>
          <table:table-cell office:value-type="float" office:value="681108" calcext:value-type="float">
            <text:p>681108</text:p>
          </table:table-cell>
          <table:table-cell office:value-type="float" office:value="203319" calcext:value-type="float">
            <text:p>203319</text:p>
          </table:table-cell>
          <table:table-cell office:value-type="string" calcext:value-type="string">
            <text:p>I will surely try my best to show you the different shades of ladakh n the places I visit.</text:p>
          </table:table-cell>
          <table:table-cell/>
        </table:table-row>
        <table:table-row table:style-name="ro1">
          <table:table-cell office:value-type="float" office:value="99878" calcext:value-type="float">
            <text:p>99878</text:p>
          </table:table-cell>
          <table:table-cell office:value-type="float" office:value="0" calcext:value-type="float">
            <text:p>0</text:p>
          </table:table-cell>
          <table:table-cell office:value-type="float" office:value="774698" calcext:value-type="float">
            <text:p>774698</text:p>
          </table:table-cell>
          <table:table-cell office:value-type="float" office:value="230418" calcext:value-type="float">
            <text:p>230418</text:p>
          </table:table-cell>
          <table:table-cell office:value-type="string" calcext:value-type="string">
            <text:p>[[@39726]] Some more amazing adventures</text:p>
          </table:table-cell>
          <table:table-cell/>
        </table:table-row>
        <table:table-row table:style-name="ro1">
          <table:table-cell office:value-type="float" office:value="111245" calcext:value-type="float">
            <text:p>111245</text:p>
          </table:table-cell>
          <table:table-cell office:value-type="float" office:value="0" calcext:value-type="float">
            <text:p>0</text:p>
          </table:table-cell>
          <table:table-cell office:value-type="float" office:value="795213" calcext:value-type="float">
            <text:p>795213</text:p>
          </table:table-cell>
          <table:table-cell office:value-type="float" office:value="236691" calcext:value-type="float">
            <text:p>236691</text:p>
          </table:table-cell>
          <table:table-cell office:value-type="string" calcext:value-type="string">
            <text:p>[[@43491]] dslr take 600d or else take a go pro or a sjcam</text:p>
          </table:table-cell>
          <table:table-cell/>
        </table:table-row>
        <table:table-row table:style-name="ro1">
          <table:table-cell office:value-type="float" office:value="144051" calcext:value-type="float">
            <text:p>144051</text:p>
          </table:table-cell>
          <table:table-cell office:value-type="float" office:value="0" calcext:value-type="float">
            <text:p>0</text:p>
          </table:table-cell>
          <table:table-cell office:value-type="float" office:value="873142" calcext:value-type="float">
            <text:p>873142</text:p>
          </table:table-cell>
          <table:table-cell office:value-type="float" office:value="79557" calcext:value-type="float">
            <text:p>79557</text:p>
          </table:table-cell>
          <table:table-cell office:value-type="string" calcext:value-type="string">
            <text:p>I love the wordplay in your title!</text:p>
          </table:table-cell>
          <table:table-cell/>
        </table:table-row>
        <table:table-row table:style-name="ro1">
          <table:table-cell office:value-type="float" office:value="197334" calcext:value-type="float">
            <text:p>197334</text:p>
          </table:table-cell>
          <table:table-cell office:value-type="float" office:value="0" calcext:value-type="float">
            <text:p>0</text:p>
          </table:table-cell>
          <table:table-cell office:value-type="float" office:value="1022901" calcext:value-type="float">
            <text:p>1022901</text:p>
          </table:table-cell>
          <table:table-cell office:value-type="float" office:value="79110" calcext:value-type="float">
            <text:p>79110</text:p>
          </table:table-cell>
          <table:table-cell office:value-type="string" calcext:value-type="string">
            <text:p>Nice shot! ❤️</text:p>
          </table:table-cell>
          <table:table-cell/>
        </table:table-row>
        <table:table-row table:style-name="ro1">
          <table:table-cell office:value-type="float" office:value="217419" calcext:value-type="float">
            <text:p>217419</text:p>
          </table:table-cell>
          <table:table-cell office:value-type="float" office:value="0" calcext:value-type="float">
            <text:p>0</text:p>
          </table:table-cell>
          <table:table-cell office:value-type="float" office:value="1118833" calcext:value-type="float">
            <text:p>1118833</text:p>
          </table:table-cell>
          <table:table-cell office:value-type="float" office:value="336568" calcext:value-type="float">
            <text:p>336568</text:p>
          </table:table-cell>
          <table:table-cell office:value-type="string" calcext:value-type="string">
            <text:p>He best would be to visit in June. Rent a pg nearby to rajpur road for a month and explore.. walk.. you'll love it..</text:p>
          </table:table-cell>
          <table:table-cell/>
        </table:table-row>
        <table:table-row table:style-name="ro1">
          <table:table-cell office:value-type="float" office:value="221198" calcext:value-type="float">
            <text:p>221198</text:p>
          </table:table-cell>
          <table:table-cell office:value-type="float" office:value="0" calcext:value-type="float">
            <text:p>0</text:p>
          </table:table-cell>
          <table:table-cell office:value-type="float" office:value="1138707" calcext:value-type="float">
            <text:p>1138707</text:p>
          </table:table-cell>
          <table:table-cell office:value-type="float" office:value="77309" calcext:value-type="float">
            <text:p>77309</text:p>
          </table:table-cell>
          <table:table-cell office:value-type="string" calcext:value-type="string">
            <text:p>Beautiful Place!</text:p>
          </table:table-cell>
          <table:table-cell/>
        </table:table-row>
        <table:table-row table:style-name="ro1">
          <table:table-cell office:value-type="float" office:value="310422" calcext:value-type="float">
            <text:p>310422</text:p>
          </table:table-cell>
          <table:table-cell office:value-type="float" office:value="0" calcext:value-type="float">
            <text:p>0</text:p>
          </table:table-cell>
          <table:table-cell office:value-type="float" office:value="1646625" calcext:value-type="float">
            <text:p>1646625</text:p>
          </table:table-cell>
          <table:table-cell office:value-type="float" office:value="86599" calcext:value-type="float">
            <text:p>86599</text:p>
          </table:table-cell>
          <table:table-cell office:value-type="string" calcext:value-type="string">
            <text:p>masttt!!</text:p>
          </table:table-cell>
          <table:table-cell/>
        </table:table-row>
        <table:table-row table:style-name="ro1">
          <table:table-cell office:value-type="float" office:value="348274" calcext:value-type="float">
            <text:p>348274</text:p>
          </table:table-cell>
          <table:table-cell office:value-type="float" office:value="0" calcext:value-type="float">
            <text:p>0</text:p>
          </table:table-cell>
          <table:table-cell office:value-type="float" office:value="1864239" calcext:value-type="float">
            <text:p>1864239</text:p>
          </table:table-cell>
          <table:table-cell office:value-type="float" office:value="576328" calcext:value-type="float">
            <text:p>576328</text:p>
          </table:table-cell>
          <table:table-cell office:value-type="string" calcext:value-type="string">
            <text:p>[[@44473]] <text:s/>thanks, I will share my next tracking photos</text:p>
          </table:table-cell>
          <table:table-cell/>
        </table:table-row>
        <table:table-row table:style-name="ro1">
          <table:table-cell office:value-type="float" office:value="358216" calcext:value-type="float">
            <text:p>358216</text:p>
          </table:table-cell>
          <table:table-cell office:value-type="float" office:value="0" calcext:value-type="float">
            <text:p>0</text:p>
          </table:table-cell>
          <table:table-cell office:value-type="float" office:value="1980131" calcext:value-type="float">
            <text:p>1980131</text:p>
          </table:table-cell>
          <table:table-cell office:value-type="float" office:value="87938" calcext:value-type="float">
            <text:p>87938</text:p>
          </table:table-cell>
          <table:table-cell office:value-type="string" calcext:value-type="string">
            <text:p>Dum hai bhai!</text:p>
          </table:table-cell>
          <table:table-cell/>
        </table:table-row>
        <table:table-row table:style-name="ro1">
          <table:table-cell office:value-type="float" office:value="437276" calcext:value-type="float">
            <text:p>437276</text:p>
          </table:table-cell>
          <table:table-cell office:value-type="float" office:value="0" calcext:value-type="float">
            <text:p>0</text:p>
          </table:table-cell>
          <table:table-cell office:value-type="float" office:value="2362354" calcext:value-type="float">
            <text:p>2362354</text:p>
          </table:table-cell>
          <table:table-cell office:value-type="float" office:value="43438" calcext:value-type="float">
            <text:p>43438</text:p>
          </table:table-cell>
          <table:table-cell office:value-type="string" calcext:value-type="string">
            <text:p>olay try pannungha</text:p>
          </table:table-cell>
          <table:table-cell/>
        </table:table-row>
        <table:table-row table:style-name="ro1">
          <table:table-cell office:value-type="float" office:value="465090" calcext:value-type="float">
            <text:p>465090</text:p>
          </table:table-cell>
          <table:table-cell office:value-type="float" office:value="0" calcext:value-type="float">
            <text:p>0</text:p>
          </table:table-cell>
          <table:table-cell office:value-type="float" office:value="2294291" calcext:value-type="float">
            <text:p>2294291</text:p>
          </table:table-cell>
          <table:table-cell office:value-type="float" office:value="2238726" calcext:value-type="float">
            <text:p>2238726</text:p>
          </table:table-cell>
          <table:table-cell office:value-type="string" calcext:value-type="string">
            <text:p>Good</text:p>
          </table:table-cell>
          <table:table-cell/>
        </table:table-row>
        <table:table-row table:style-name="ro1">
          <table:table-cell office:value-type="float" office:value="69441" calcext:value-type="float">
            <text:p>69441</text:p>
          </table:table-cell>
          <table:table-cell office:value-type="float" office:value="0" calcext:value-type="float">
            <text:p>0</text:p>
          </table:table-cell>
          <table:table-cell office:value-type="float" office:value="703938" calcext:value-type="float">
            <text:p>703938</text:p>
          </table:table-cell>
          <table:table-cell office:value-type="float" office:value="39505" calcext:value-type="float">
            <text:p>39505</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61010" calcext:value-type="float">
            <text:p>161010</text:p>
          </table:table-cell>
          <table:table-cell office:value-type="float" office:value="0" calcext:value-type="float">
            <text:p>0</text:p>
          </table:table-cell>
          <table:table-cell office:value-type="float" office:value="918887" calcext:value-type="float">
            <text:p>918887</text:p>
          </table:table-cell>
          <table:table-cell office:value-type="float" office:value="45838" calcext:value-type="float">
            <text:p>4583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74137" calcext:value-type="float">
            <text:p>174137</text:p>
          </table:table-cell>
          <table:table-cell office:value-type="float" office:value="0" calcext:value-type="float">
            <text:p>0</text:p>
          </table:table-cell>
          <table:table-cell office:value-type="float" office:value="959403" calcext:value-type="float">
            <text:p>959403</text:p>
          </table:table-cell>
          <table:table-cell office:value-type="float" office:value="83230" calcext:value-type="float">
            <text:p>83230</text:p>
          </table:table-cell>
          <table:table-cell office:value-type="string" calcext:value-type="string">
            <text:p>The content of the trail is so interesting! This is perfect to enthused a traveller!</text:p>
          </table:table-cell>
          <table:table-cell/>
        </table:table-row>
        <table:table-row table:style-name="ro2">
          <table:table-cell office:value-type="float" office:value="211142" calcext:value-type="float">
            <text:p>211142</text:p>
          </table:table-cell>
          <table:table-cell office:value-type="float" office:value="0" calcext:value-type="float">
            <text:p>0</text:p>
          </table:table-cell>
          <table:table-cell office:value-type="float" office:value="1084947" calcext:value-type="float">
            <text:p>1084947</text:p>
          </table:table-cell>
          <table:table-cell office:value-type="float" office:value="326557" calcext:value-type="float">
            <text:p>326557</text:p>
          </table:table-cell>
          <table:table-cell office:value-type="string" calcext:value-type="string">
            <text:p>[[@39495]] thanks! </text:p>
            <text:p>Sure ;)</text:p>
          </table:table-cell>
          <table:table-cell/>
        </table:table-row>
        <table:table-row table:style-name="ro1">
          <table:table-cell office:value-type="float" office:value="243192" calcext:value-type="float">
            <text:p>243192</text:p>
          </table:table-cell>
          <table:table-cell office:value-type="float" office:value="0" calcext:value-type="float">
            <text:p>0</text:p>
          </table:table-cell>
          <table:table-cell office:value-type="float" office:value="94003" calcext:value-type="float">
            <text:p>94003</text:p>
          </table:table-cell>
          <table:table-cell office:value-type="float" office:value="78073" calcext:value-type="float">
            <text:p>7807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78548" calcext:value-type="float">
            <text:p>278548</text:p>
          </table:table-cell>
          <table:table-cell office:value-type="float" office:value="0" calcext:value-type="float">
            <text:p>0</text:p>
          </table:table-cell>
          <table:table-cell office:value-type="float" office:value="1456853" calcext:value-type="float">
            <text:p>1456853</text:p>
          </table:table-cell>
          <table:table-cell office:value-type="float" office:value="19920" calcext:value-type="float">
            <text:p>19920</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286966" calcext:value-type="float">
            <text:p>286966</text:p>
          </table:table-cell>
          <table:table-cell office:value-type="float" office:value="0" calcext:value-type="float">
            <text:p>0</text:p>
          </table:table-cell>
          <table:table-cell office:value-type="float" office:value="1511784" calcext:value-type="float">
            <text:p>1511784</text:p>
          </table:table-cell>
          <table:table-cell office:value-type="float" office:value="464951" calcext:value-type="float">
            <text:p>464951</text:p>
          </table:table-cell>
          <table:table-cell office:value-type="string" calcext:value-type="string">
            <text:p>Thank you!!!</text:p>
          </table:table-cell>
          <table:table-cell/>
        </table:table-row>
        <table:table-row table:style-name="ro1">
          <table:table-cell office:value-type="float" office:value="290432" calcext:value-type="float">
            <text:p>290432</text:p>
          </table:table-cell>
          <table:table-cell office:value-type="float" office:value="0" calcext:value-type="float">
            <text:p>0</text:p>
          </table:table-cell>
          <table:table-cell office:value-type="float" office:value="1534750" calcext:value-type="float">
            <text:p>1534750</text:p>
          </table:table-cell>
          <table:table-cell office:value-type="float" office:value="77359" calcext:value-type="float">
            <text:p>7735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305359" calcext:value-type="float">
            <text:p>305359</text:p>
          </table:table-cell>
          <table:table-cell office:value-type="float" office:value="0" calcext:value-type="float">
            <text:p>0</text:p>
          </table:table-cell>
          <table:table-cell office:value-type="float" office:value="1613695" calcext:value-type="float">
            <text:p>1613695</text:p>
          </table:table-cell>
          <table:table-cell office:value-type="float" office:value="52776" calcext:value-type="float">
            <text:p>52776</text:p>
          </table:table-cell>
          <table:table-cell office:value-type="string" calcext:value-type="string">
            <text:p>awesme post </text:p>
          </table:table-cell>
          <table:table-cell/>
        </table:table-row>
        <table:table-row table:style-name="ro1">
          <table:table-cell office:value-type="float" office:value="364829" calcext:value-type="float">
            <text:p>364829</text:p>
          </table:table-cell>
          <table:table-cell office:value-type="float" office:value="0" calcext:value-type="float">
            <text:p>0</text:p>
          </table:table-cell>
          <table:table-cell office:value-type="float" office:value="2114294" calcext:value-type="float">
            <text:p>2114294</text:p>
          </table:table-cell>
          <table:table-cell office:value-type="float" office:value="52504" calcext:value-type="float">
            <text:p>52504</text:p>
          </table:table-cell>
          <table:table-cell office:value-type="string" calcext:value-type="string">
            <text:p>Amazing trail, could share some videos of the same</text:p>
          </table:table-cell>
          <table:table-cell/>
        </table:table-row>
        <table:table-row table:style-name="ro1">
          <table:table-cell office:value-type="float" office:value="399130" calcext:value-type="float">
            <text:p>399130</text:p>
          </table:table-cell>
          <table:table-cell office:value-type="float" office:value="0" calcext:value-type="float">
            <text:p>0</text:p>
          </table:table-cell>
          <table:table-cell office:value-type="float" office:value="2298115" calcext:value-type="float">
            <text:p>2298115</text:p>
          </table:table-cell>
          <table:table-cell office:value-type="float" office:value="1012496" calcext:value-type="float">
            <text:p>1012496</text:p>
          </table:table-cell>
          <table:table-cell office:value-type="string" calcext:value-type="string">
            <text:p>Ek namber</text:p>
          </table:table-cell>
          <table:table-cell/>
        </table:table-row>
        <table:table-row table:style-name="ro1">
          <table:table-cell office:value-type="float" office:value="75254" calcext:value-type="float">
            <text:p>75254</text:p>
          </table:table-cell>
          <table:table-cell office:value-type="float" office:value="0" calcext:value-type="float">
            <text:p>0</text:p>
          </table:table-cell>
          <table:table-cell office:value-type="float" office:value="721724" calcext:value-type="float">
            <text:p>721724</text:p>
          </table:table-cell>
          <table:table-cell office:value-type="float" office:value="83928" calcext:value-type="float">
            <text:p>83928</text:p>
          </table:table-cell>
          <table:table-cell office:value-type="string" calcext:value-type="string">
            <text:p>Keep that goin ??</text:p>
          </table:table-cell>
          <table:table-cell/>
        </table:table-row>
        <table:table-row table:style-name="ro1">
          <table:table-cell office:value-type="float" office:value="105772" calcext:value-type="float">
            <text:p>105772</text:p>
          </table:table-cell>
          <table:table-cell office:value-type="float" office:value="0" calcext:value-type="float">
            <text:p>0</text:p>
          </table:table-cell>
          <table:table-cell office:value-type="float" office:value="789320" calcext:value-type="float">
            <text:p>789320</text:p>
          </table:table-cell>
          <table:table-cell office:value-type="float" office:value="43255" calcext:value-type="float">
            <text:p>43255</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65673" calcext:value-type="float">
            <text:p>165673</text:p>
          </table:table-cell>
          <table:table-cell office:value-type="float" office:value="0" calcext:value-type="float">
            <text:p>0</text:p>
          </table:table-cell>
          <table:table-cell office:value-type="float" office:value="932638" calcext:value-type="float">
            <text:p>932638</text:p>
          </table:table-cell>
          <table:table-cell office:value-type="float" office:value="218605" calcext:value-type="float">
            <text:p>218605</text:p>
          </table:table-cell>
          <table:table-cell office:value-type="string" calcext:value-type="string">
            <text:p>I have shared another. Check them</text:p>
          </table:table-cell>
          <table:table-cell/>
        </table:table-row>
        <table:table-row table:style-name="ro1">
          <table:table-cell office:value-type="float" office:value="172802" calcext:value-type="float">
            <text:p>172802</text:p>
          </table:table-cell>
          <table:table-cell office:value-type="float" office:value="0" calcext:value-type="float">
            <text:p>0</text:p>
          </table:table-cell>
          <table:table-cell office:value-type="float" office:value="954851" calcext:value-type="float">
            <text:p>954851</text:p>
          </table:table-cell>
          <table:table-cell office:value-type="float" office:value="19733" calcext:value-type="float">
            <text:p>19733</text:p>
          </table:table-cell>
          <table:table-cell office:value-type="string" calcext:value-type="string">
            <text:p>Hey what time of the year is best to visit this place?</text:p>
          </table:table-cell>
          <table:table-cell/>
        </table:table-row>
        <table:table-row table:style-name="ro1">
          <table:table-cell office:value-type="float" office:value="246783" calcext:value-type="float">
            <text:p>246783</text:p>
          </table:table-cell>
          <table:table-cell office:value-type="float" office:value="0" calcext:value-type="float">
            <text:p>0</text:p>
          </table:table-cell>
          <table:table-cell office:value-type="float" office:value="1229587" calcext:value-type="float">
            <text:p>1229587</text:p>
          </table:table-cell>
          <table:table-cell office:value-type="float" office:value="118497" calcext:value-type="float">
            <text:p>118497</text:p>
          </table:table-cell>
          <table:table-cell office:value-type="string" calcext:value-type="string">
            <text:p>When are you planning a visit</text:p>
          </table:table-cell>
          <table:table-cell/>
        </table:table-row>
        <table:table-row table:style-name="ro1">
          <table:table-cell office:value-type="float" office:value="265915" calcext:value-type="float">
            <text:p>265915</text:p>
          </table:table-cell>
          <table:table-cell office:value-type="float" office:value="0" calcext:value-type="float">
            <text:p>0</text:p>
          </table:table-cell>
          <table:table-cell office:value-type="float" office:value="1387075" calcext:value-type="float">
            <text:p>1387075</text:p>
          </table:table-cell>
          <table:table-cell office:value-type="float" office:value="81020" calcext:value-type="float">
            <text:p>81020</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288764" calcext:value-type="float">
            <text:p>288764</text:p>
          </table:table-cell>
          <table:table-cell office:value-type="float" office:value="0" calcext:value-type="float">
            <text:p>0</text:p>
          </table:table-cell>
          <table:table-cell office:value-type="float" office:value="1523744" calcext:value-type="float">
            <text:p>1523744</text:p>
          </table:table-cell>
          <table:table-cell office:value-type="float" office:value="77384" calcext:value-type="float">
            <text:p>77384</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358987" calcext:value-type="float">
            <text:p>358987</text:p>
          </table:table-cell>
          <table:table-cell office:value-type="float" office:value="0" calcext:value-type="float">
            <text:p>0</text:p>
          </table:table-cell>
          <table:table-cell office:value-type="float" office:value="1995857" calcext:value-type="float">
            <text:p>1995857</text:p>
          </table:table-cell>
          <table:table-cell office:value-type="float" office:value="77532" calcext:value-type="float">
            <text:p>77532</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419291" calcext:value-type="float">
            <text:p>419291</text:p>
          </table:table-cell>
          <table:table-cell office:value-type="float" office:value="0" calcext:value-type="float">
            <text:p>0</text:p>
          </table:table-cell>
          <table:table-cell office:value-type="float" office:value="2348890" calcext:value-type="float">
            <text:p>2348890</text:p>
          </table:table-cell>
          <table:table-cell office:value-type="float" office:value="1472" calcext:value-type="float">
            <text:p>1472</text:p>
          </table:table-cell>
          <table:table-cell office:value-type="string" calcext:value-type="string">
            <text:p>childhood dream itseems</text:p>
          </table:table-cell>
          <table:table-cell/>
        </table:table-row>
        <table:table-row table:style-name="ro1">
          <table:table-cell office:value-type="float" office:value="435032" calcext:value-type="float">
            <text:p>435032</text:p>
          </table:table-cell>
          <table:table-cell office:value-type="float" office:value="0" calcext:value-type="float">
            <text:p>0</text:p>
          </table:table-cell>
          <table:table-cell office:value-type="float" office:value="2283887" calcext:value-type="float">
            <text:p>2283887</text:p>
          </table:table-cell>
          <table:table-cell office:value-type="float" office:value="1514552" calcext:value-type="float">
            <text:p>1514552</text:p>
          </table:table-cell>
          <table:table-cell office:value-type="string" calcext:value-type="string">
            <text:p>Hio</text:p>
          </table:table-cell>
          <table:table-cell/>
        </table:table-row>
        <table:table-row table:style-name="ro1">
          <table:table-cell office:value-type="float" office:value="447228" calcext:value-type="float">
            <text:p>447228</text:p>
          </table:table-cell>
          <table:table-cell office:value-type="float" office:value="0" calcext:value-type="float">
            <text:p>0</text:p>
          </table:table-cell>
          <table:table-cell office:value-type="float" office:value="2266756" calcext:value-type="float">
            <text:p>2266756</text:p>
          </table:table-cell>
          <table:table-cell office:value-type="float" office:value="1824631" calcext:value-type="float">
            <text:p>1824631</text:p>
          </table:table-cell>
          <table:table-cell office:value-type="string" calcext:value-type="string">
            <text:p>Hi</text:p>
          </table:table-cell>
          <table:table-cell/>
        </table:table-row>
        <table:table-row table:style-name="ro1">
          <table:table-cell office:value-type="float" office:value="458667" calcext:value-type="float">
            <text:p>458667</text:p>
          </table:table-cell>
          <table:table-cell office:value-type="float" office:value="0" calcext:value-type="float">
            <text:p>0</text:p>
          </table:table-cell>
          <table:table-cell office:value-type="float" office:value="1689958" calcext:value-type="float">
            <text:p>1689958</text:p>
          </table:table-cell>
          <table:table-cell office:value-type="float" office:value="2140621" calcext:value-type="float">
            <text:p>2140621</text:p>
          </table:table-cell>
          <table:table-cell office:value-type="string" calcext:value-type="string">
            <text:p>Hi</text:p>
          </table:table-cell>
          <table:table-cell/>
        </table:table-row>
        <table:table-row table:style-name="ro1">
          <table:table-cell office:value-type="float" office:value="17585" calcext:value-type="float">
            <text:p>17585</text:p>
          </table:table-cell>
          <table:table-cell office:value-type="float" office:value="243732" calcext:value-type="float">
            <text:p>243732</text:p>
          </table:table-cell>
          <table:table-cell office:value-type="float" office:value="0" calcext:value-type="float">
            <text:p>0</text:p>
          </table:table-cell>
          <table:table-cell office:value-type="float" office:value="41873" calcext:value-type="float">
            <text:p>41873</text:p>
          </table:table-cell>
          <table:table-cell office:value-type="string" calcext:value-type="string">
            <text:p>[[@1]] l</text:p>
          </table:table-cell>
          <table:table-cell/>
        </table:table-row>
        <table:table-row table:style-name="ro1">
          <table:table-cell office:value-type="float" office:value="41458" calcext:value-type="float">
            <text:p>41458</text:p>
          </table:table-cell>
          <table:table-cell office:value-type="float" office:value="0" calcext:value-type="float">
            <text:p>0</text:p>
          </table:table-cell>
          <table:table-cell office:value-type="float" office:value="636381" calcext:value-type="float">
            <text:p>636381</text:p>
          </table:table-cell>
          <table:table-cell office:value-type="float" office:value="84532" calcext:value-type="float">
            <text:p>84532</text:p>
          </table:table-cell>
          <table:table-cell office:value-type="string" calcext:value-type="string">
            <text:p>Fantastic <text:s/>❤️ </text:p>
          </table:table-cell>
          <table:table-cell/>
        </table:table-row>
        <table:table-row table:style-name="ro1">
          <table:table-cell office:value-type="float" office:value="76418" calcext:value-type="float">
            <text:p>76418</text:p>
          </table:table-cell>
          <table:table-cell office:value-type="float" office:value="0" calcext:value-type="float">
            <text:p>0</text:p>
          </table:table-cell>
          <table:table-cell office:value-type="float" office:value="725155" calcext:value-type="float">
            <text:p>725155</text:p>
          </table:table-cell>
          <table:table-cell office:value-type="float" office:value="87893" calcext:value-type="float">
            <text:p>87893</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26336" calcext:value-type="float">
            <text:p>126336</text:p>
          </table:table-cell>
          <table:table-cell office:value-type="float" office:value="0" calcext:value-type="float">
            <text:p>0</text:p>
          </table:table-cell>
          <table:table-cell office:value-type="float" office:value="830831" calcext:value-type="float">
            <text:p>830831</text:p>
          </table:table-cell>
          <table:table-cell office:value-type="float" office:value="82234" calcext:value-type="float">
            <text:p>82234</text:p>
          </table:table-cell>
          <table:table-cell office:value-type="string" calcext:value-type="string">
            <text:p>loved your stories! wondering what your next trail would be?</text:p>
          </table:table-cell>
          <table:table-cell/>
        </table:table-row>
        <table:table-row table:style-name="ro1">
          <table:table-cell office:value-type="float" office:value="187505" calcext:value-type="float">
            <text:p>187505</text:p>
          </table:table-cell>
          <table:table-cell office:value-type="float" office:value="0" calcext:value-type="float">
            <text:p>0</text:p>
          </table:table-cell>
          <table:table-cell office:value-type="float" office:value="978241" calcext:value-type="float">
            <text:p>978241</text:p>
          </table:table-cell>
          <table:table-cell office:value-type="float" office:value="80792" calcext:value-type="float">
            <text:p>80792</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228942" calcext:value-type="float">
            <text:p>228942</text:p>
          </table:table-cell>
          <table:table-cell office:value-type="float" office:value="0" calcext:value-type="float">
            <text:p>0</text:p>
          </table:table-cell>
          <table:table-cell office:value-type="float" office:value="1171952" calcext:value-type="float">
            <text:p>1171952</text:p>
          </table:table-cell>
          <table:table-cell office:value-type="float" office:value="347836" calcext:value-type="float">
            <text:p>347836</text:p>
          </table:table-cell>
          <table:table-cell office:value-type="string" calcext:value-type="string">
            <text:p>[[@83351]] Happy to hear this and yes you will get beautiful memories in return for every penny spent</text:p>
          </table:table-cell>
          <table:table-cell/>
        </table:table-row>
        <table:table-row table:style-name="ro1">
          <table:table-cell office:value-type="float" office:value="280630" calcext:value-type="float">
            <text:p>280630</text:p>
          </table:table-cell>
          <table:table-cell office:value-type="float" office:value="0" calcext:value-type="float">
            <text:p>0</text:p>
          </table:table-cell>
          <table:table-cell office:value-type="float" office:value="1472441" calcext:value-type="float">
            <text:p>1472441</text:p>
          </table:table-cell>
          <table:table-cell office:value-type="float" office:value="79621" calcext:value-type="float">
            <text:p>79621</text:p>
          </table:table-cell>
          <table:table-cell office:value-type="string" calcext:value-type="string">
            <text:p>Heavenly ?</text:p>
          </table:table-cell>
          <table:table-cell/>
        </table:table-row>
        <table:table-row table:style-name="ro1">
          <table:table-cell office:value-type="float" office:value="294427" calcext:value-type="float">
            <text:p>294427</text:p>
          </table:table-cell>
          <table:table-cell office:value-type="float" office:value="0" calcext:value-type="float">
            <text:p>0</text:p>
          </table:table-cell>
          <table:table-cell office:value-type="float" office:value="911265" calcext:value-type="float">
            <text:p>911265</text:p>
          </table:table-cell>
          <table:table-cell office:value-type="float" office:value="269004" calcext:value-type="float">
            <text:p>269004</text:p>
          </table:table-cell>
          <table:table-cell office:value-type="string" calcext:value-type="string">
            <text:p>[[@81146]] <text:s/>watch full video on my youtube channel CMYK Films</text:p>
          </table:table-cell>
          <table:table-cell/>
        </table:table-row>
        <table:table-row table:style-name="ro1">
          <table:table-cell office:value-type="float" office:value="340684" calcext:value-type="float">
            <text:p>340684</text:p>
          </table:table-cell>
          <table:table-cell office:value-type="float" office:value="0" calcext:value-type="float">
            <text:p>0</text:p>
          </table:table-cell>
          <table:table-cell office:value-type="float" office:value="1819258" calcext:value-type="float">
            <text:p>1819258</text:p>
          </table:table-cell>
          <table:table-cell office:value-type="float" office:value="561530" calcext:value-type="float">
            <text:p>561530</text:p>
          </table:table-cell>
          <table:table-cell office:value-type="string" calcext:value-type="string">
            <text:p>Mast tk hai</text:p>
          </table:table-cell>
          <table:table-cell/>
        </table:table-row>
        <table:table-row table:style-name="ro1">
          <table:table-cell office:value-type="float" office:value="430432" calcext:value-type="float">
            <text:p>430432</text:p>
          </table:table-cell>
          <table:table-cell office:value-type="float" office:value="0" calcext:value-type="float">
            <text:p>0</text:p>
          </table:table-cell>
          <table:table-cell office:value-type="float" office:value="89774" calcext:value-type="float">
            <text:p>89774</text:p>
          </table:table-cell>
          <table:table-cell office:value-type="float" office:value="12010" calcext:value-type="float">
            <text:p>12010</text:p>
          </table:table-cell>
          <table:table-cell office:value-type="string" calcext:value-type="string">
            <text:p>nice</text:p>
          </table:table-cell>
          <table:table-cell/>
        </table:table-row>
        <table:table-row table:style-name="ro1">
          <table:table-cell office:value-type="float" office:value="78637" calcext:value-type="float">
            <text:p>78637</text:p>
          </table:table-cell>
          <table:table-cell office:value-type="float" office:value="0" calcext:value-type="float">
            <text:p>0</text:p>
          </table:table-cell>
          <table:table-cell office:value-type="float" office:value="730439" calcext:value-type="float">
            <text:p>730439</text:p>
          </table:table-cell>
          <table:table-cell office:value-type="float" office:value="82915" calcext:value-type="float">
            <text:p>82915</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95914" calcext:value-type="float">
            <text:p>95914</text:p>
          </table:table-cell>
          <table:table-cell office:value-type="float" office:value="402885" calcext:value-type="float">
            <text:p>402885</text:p>
          </table:table-cell>
          <table:table-cell office:value-type="float" office:value="0" calcext:value-type="float">
            <text:p>0</text:p>
          </table:table-cell>
          <table:table-cell office:value-type="float" office:value="223461" calcext:value-type="float">
            <text:p>223461</text:p>
          </table:table-cell>
          <table:table-cell office:value-type="string" calcext:value-type="string">
            <text:p>[[@1]]</text:p>
          </table:table-cell>
          <table:table-cell/>
        </table:table-row>
        <table:table-row table:style-name="ro1">
          <table:table-cell office:value-type="float" office:value="123398" calcext:value-type="float">
            <text:p>123398</text:p>
          </table:table-cell>
          <table:table-cell office:value-type="float" office:value="0" calcext:value-type="float">
            <text:p>0</text:p>
          </table:table-cell>
          <table:table-cell office:value-type="float" office:value="822341" calcext:value-type="float">
            <text:p>822341</text:p>
          </table:table-cell>
          <table:table-cell office:value-type="float" office:value="80805" calcext:value-type="float">
            <text:p>80805</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92091" calcext:value-type="float">
            <text:p>192091</text:p>
          </table:table-cell>
          <table:table-cell office:value-type="float" office:value="0" calcext:value-type="float">
            <text:p>0</text:p>
          </table:table-cell>
          <table:table-cell office:value-type="float" office:value="990688" calcext:value-type="float">
            <text:p>990688</text:p>
          </table:table-cell>
          <table:table-cell office:value-type="float" office:value="296901" calcext:value-type="float">
            <text:p>296901</text:p>
          </table:table-cell>
          <table:table-cell office:value-type="string" calcext:value-type="string">
            <text:p>well i do a lil reserch over d place n plan accordingly....m posting about places i have already visited! but planning for a new trip already!!</text:p>
          </table:table-cell>
          <table:table-cell/>
        </table:table-row>
        <table:table-row table:style-name="ro1">
          <table:table-cell office:value-type="float" office:value="300565" calcext:value-type="float">
            <text:p>300565</text:p>
          </table:table-cell>
          <table:table-cell office:value-type="float" office:value="594613" calcext:value-type="float">
            <text:p>594613</text:p>
          </table:table-cell>
          <table:table-cell office:value-type="float" office:value="0" calcext:value-type="float">
            <text:p>0</text:p>
          </table:table-cell>
          <table:table-cell office:value-type="float" office:value="375636" calcext:value-type="float">
            <text:p>375636</text:p>
          </table:table-cell>
          <table:table-cell office:value-type="string" calcext:value-type="string">
            <text:p>This is amazong</text:p>
          </table:table-cell>
          <table:table-cell/>
        </table:table-row>
        <table:table-row table:style-name="ro1">
          <table:table-cell office:value-type="float" office:value="413446" calcext:value-type="float">
            <text:p>413446</text:p>
          </table:table-cell>
          <table:table-cell office:value-type="float" office:value="0" calcext:value-type="float">
            <text:p>0</text:p>
          </table:table-cell>
          <table:table-cell office:value-type="float" office:value="2347147" calcext:value-type="float">
            <text:p>2347147</text:p>
          </table:table-cell>
          <table:table-cell office:value-type="float" office:value="1239998" calcext:value-type="float">
            <text:p>1239998</text:p>
          </table:table-cell>
          <table:table-cell office:value-type="string" calcext:value-type="string">
            <text:p>Hi</text:p>
          </table:table-cell>
          <table:table-cell/>
        </table:table-row>
        <table:table-row table:style-name="ro1">
          <table:table-cell office:value-type="float" office:value="96850" calcext:value-type="float">
            <text:p>96850</text:p>
          </table:table-cell>
          <table:table-cell office:value-type="float" office:value="0" calcext:value-type="float">
            <text:p>0</text:p>
          </table:table-cell>
          <table:table-cell office:value-type="float" office:value="769072" calcext:value-type="float">
            <text:p>769072</text:p>
          </table:table-cell>
          <table:table-cell office:value-type="float" office:value="83260" calcext:value-type="float">
            <text:p>83260</text:p>
          </table:table-cell>
          <table:table-cell office:value-type="string" calcext:value-type="string">
            <text:p>Wow! Thats amazing that you covered so much in so less budget!</text:p>
          </table:table-cell>
          <table:table-cell/>
        </table:table-row>
        <table:table-row table:style-name="ro1">
          <table:table-cell office:value-type="float" office:value="109613" calcext:value-type="float">
            <text:p>109613</text:p>
          </table:table-cell>
          <table:table-cell office:value-type="float" office:value="0" calcext:value-type="float">
            <text:p>0</text:p>
          </table:table-cell>
          <table:table-cell office:value-type="float" office:value="797376" calcext:value-type="float">
            <text:p>797376</text:p>
          </table:table-cell>
          <table:table-cell office:value-type="float" office:value="40737" calcext:value-type="float">
            <text:p>40737</text:p>
          </table:table-cell>
          <table:table-cell office:value-type="string" calcext:value-type="string">
            <text:p>The photos are just so cool, what camera do you use?</text:p>
          </table:table-cell>
          <table:table-cell/>
        </table:table-row>
        <table:table-row table:style-name="ro1">
          <table:table-cell office:value-type="float" office:value="118189" calcext:value-type="float">
            <text:p>118189</text:p>
          </table:table-cell>
          <table:table-cell office:value-type="float" office:value="0" calcext:value-type="float">
            <text:p>0</text:p>
          </table:table-cell>
          <table:table-cell office:value-type="float" office:value="197108" calcext:value-type="float">
            <text:p>197108</text:p>
          </table:table-cell>
          <table:table-cell office:value-type="float" office:value="79354" calcext:value-type="float">
            <text:p>79354</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55165" calcext:value-type="float">
            <text:p>155165</text:p>
          </table:table-cell>
          <table:table-cell office:value-type="float" office:value="0" calcext:value-type="float">
            <text:p>0</text:p>
          </table:table-cell>
          <table:table-cell office:value-type="float" office:value="905581" calcext:value-type="float">
            <text:p>905581</text:p>
          </table:table-cell>
          <table:table-cell office:value-type="float" office:value="78076" calcext:value-type="float">
            <text:p>78076</text:p>
          </table:table-cell>
          <table:table-cell office:value-type="string" calcext:value-type="string">
            <text:p>The title was so rad! cool stuff really!</text:p>
          </table:table-cell>
          <table:table-cell/>
        </table:table-row>
        <table:table-row table:style-name="ro1">
          <table:table-cell office:value-type="float" office:value="211111" calcext:value-type="float">
            <text:p>211111</text:p>
          </table:table-cell>
          <table:table-cell office:value-type="float" office:value="0" calcext:value-type="float">
            <text:p>0</text:p>
          </table:table-cell>
          <table:table-cell office:value-type="float" office:value="1084687" calcext:value-type="float">
            <text:p>1084687</text:p>
          </table:table-cell>
          <table:table-cell office:value-type="float" office:value="78413" calcext:value-type="float">
            <text:p>78413</text:p>
          </table:table-cell>
          <table:table-cell office:value-type="string" calcext:value-type="string">
            <text:p>Woah! Waiting for the next post in series <text:s/>❤️?</text:p>
          </table:table-cell>
          <table:table-cell/>
        </table:table-row>
        <table:table-row table:style-name="ro1">
          <table:table-cell office:value-type="float" office:value="246619" calcext:value-type="float">
            <text:p>246619</text:p>
          </table:table-cell>
          <table:table-cell office:value-type="float" office:value="0" calcext:value-type="float">
            <text:p>0</text:p>
          </table:table-cell>
          <table:table-cell office:value-type="float" office:value="1235242" calcext:value-type="float">
            <text:p>1235242</text:p>
          </table:table-cell>
          <table:table-cell office:value-type="float" office:value="80047" calcext:value-type="float">
            <text:p>80047</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55654" calcext:value-type="float">
            <text:p>355654</text:p>
          </table:table-cell>
          <table:table-cell office:value-type="float" office:value="0" calcext:value-type="float">
            <text:p>0</text:p>
          </table:table-cell>
          <table:table-cell office:value-type="float" office:value="1935183" calcext:value-type="float">
            <text:p>1935183</text:p>
          </table:table-cell>
          <table:table-cell office:value-type="float" office:value="85122" calcext:value-type="float">
            <text:p>8512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403061" calcext:value-type="float">
            <text:p>403061</text:p>
          </table:table-cell>
          <table:table-cell office:value-type="float" office:value="0" calcext:value-type="float">
            <text:p>0</text:p>
          </table:table-cell>
          <table:table-cell office:value-type="float" office:value="2284788" calcext:value-type="float">
            <text:p>2284788</text:p>
          </table:table-cell>
          <table:table-cell office:value-type="float" office:value="5643" calcext:value-type="float">
            <text:p>5643</text:p>
          </table:table-cell>
          <table:table-cell office:value-type="string" calcext:value-type="string">
            <text:p>cool video </text:p>
          </table:table-cell>
          <table:table-cell/>
        </table:table-row>
        <table:table-row table:style-name="ro1">
          <table:table-cell office:value-type="float" office:value="57978" calcext:value-type="float">
            <text:p>57978</text:p>
          </table:table-cell>
          <table:table-cell office:value-type="float" office:value="0" calcext:value-type="float">
            <text:p>0</text:p>
          </table:table-cell>
          <table:table-cell office:value-type="float" office:value="674186" calcext:value-type="float">
            <text:p>674186</text:p>
          </table:table-cell>
          <table:table-cell office:value-type="float" office:value="81670" calcext:value-type="float">
            <text:p>81670</text:p>
          </table:table-cell>
          <table:table-cell office:value-type="string" calcext:value-type="string">
            <text:p>badhiya!</text:p>
          </table:table-cell>
          <table:table-cell/>
        </table:table-row>
        <table:table-row table:style-name="ro1">
          <table:table-cell office:value-type="float" office:value="59917" calcext:value-type="float">
            <text:p>59917</text:p>
          </table:table-cell>
          <table:table-cell office:value-type="float" office:value="0" calcext:value-type="float">
            <text:p>0</text:p>
          </table:table-cell>
          <table:table-cell office:value-type="float" office:value="677757" calcext:value-type="float">
            <text:p>677757</text:p>
          </table:table-cell>
          <table:table-cell office:value-type="float" office:value="186436" calcext:value-type="float">
            <text:p>186436</text:p>
          </table:table-cell>
          <table:table-cell office:value-type="string" calcext:value-type="string">
            <text:p>[[@83909]] I'd surely do that?</text:p>
          </table:table-cell>
          <table:table-cell/>
        </table:table-row>
        <table:table-row table:style-name="ro1">
          <table:table-cell office:value-type="float" office:value="264443" calcext:value-type="float">
            <text:p>264443</text:p>
          </table:table-cell>
          <table:table-cell office:value-type="float" office:value="0" calcext:value-type="float">
            <text:p>0</text:p>
          </table:table-cell>
          <table:table-cell office:value-type="float" office:value="1378825" calcext:value-type="float">
            <text:p>1378825</text:p>
          </table:table-cell>
          <table:table-cell office:value-type="float" office:value="39765" calcext:value-type="float">
            <text:p>3976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02479" calcext:value-type="float">
            <text:p>302479</text:p>
          </table:table-cell>
          <table:table-cell office:value-type="float" office:value="0" calcext:value-type="float">
            <text:p>0</text:p>
          </table:table-cell>
          <table:table-cell office:value-type="float" office:value="1598336" calcext:value-type="float">
            <text:p>1598336</text:p>
          </table:table-cell>
          <table:table-cell office:value-type="float" office:value="78466" calcext:value-type="float">
            <text:p>78466</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315496" calcext:value-type="float">
            <text:p>315496</text:p>
          </table:table-cell>
          <table:table-cell office:value-type="float" office:value="0" calcext:value-type="float">
            <text:p>0</text:p>
          </table:table-cell>
          <table:table-cell office:value-type="float" office:value="1677082" calcext:value-type="float">
            <text:p>1677082</text:p>
          </table:table-cell>
          <table:table-cell office:value-type="float" office:value="77158" calcext:value-type="float">
            <text:p>77158</text:p>
          </table:table-cell>
          <table:table-cell office:value-type="string" calcext:value-type="string">
            <text:p>Great ?</text:p>
          </table:table-cell>
          <table:table-cell/>
        </table:table-row>
        <table:table-row table:style-name="ro1">
          <table:table-cell office:value-type="float" office:value="407722" calcext:value-type="float">
            <text:p>407722</text:p>
          </table:table-cell>
          <table:table-cell office:value-type="float" office:value="0" calcext:value-type="float">
            <text:p>0</text:p>
          </table:table-cell>
          <table:table-cell office:value-type="float" office:value="2316704" calcext:value-type="float">
            <text:p>2316704</text:p>
          </table:table-cell>
          <table:table-cell office:value-type="float" office:value="1161659" calcext:value-type="float">
            <text:p>1161659</text:p>
          </table:table-cell>
          <table:table-cell office:value-type="string" calcext:value-type="string">
            <text:p>Hi hallo</text:p>
          </table:table-cell>
          <table:table-cell/>
        </table:table-row>
        <table:table-row table:style-name="ro1">
          <table:table-cell office:value-type="float" office:value="98937" calcext:value-type="float">
            <text:p>98937</text:p>
          </table:table-cell>
          <table:table-cell office:value-type="float" office:value="0" calcext:value-type="float">
            <text:p>0</text:p>
          </table:table-cell>
          <table:table-cell office:value-type="float" office:value="769994" calcext:value-type="float">
            <text:p>769994</text:p>
          </table:table-cell>
          <table:table-cell office:value-type="float" office:value="228948" calcext:value-type="float">
            <text:p>228948</text:p>
          </table:table-cell>
          <table:table-cell office:value-type="string" calcext:value-type="string">
            <text:p>Sure</text:p>
          </table:table-cell>
          <table:table-cell/>
        </table:table-row>
        <table:table-row table:style-name="ro1">
          <table:table-cell office:value-type="float" office:value="116629" calcext:value-type="float">
            <text:p>116629</text:p>
          </table:table-cell>
          <table:table-cell office:value-type="float" office:value="0" calcext:value-type="float">
            <text:p>0</text:p>
          </table:table-cell>
          <table:table-cell office:value-type="float" office:value="817089" calcext:value-type="float">
            <text:p>817089</text:p>
          </table:table-cell>
          <table:table-cell office:value-type="float" office:value="243365" calcext:value-type="float">
            <text:p>243365</text:p>
          </table:table-cell>
          <table:table-cell office:value-type="string" calcext:value-type="string">
            <text:p>??</text:p>
          </table:table-cell>
          <table:table-cell/>
        </table:table-row>
        <table:table-row table:style-name="ro1">
          <table:table-cell office:value-type="float" office:value="160704" calcext:value-type="float">
            <text:p>160704</text:p>
          </table:table-cell>
          <table:table-cell office:value-type="float" office:value="0" calcext:value-type="float">
            <text:p>0</text:p>
          </table:table-cell>
          <table:table-cell office:value-type="float" office:value="918972" calcext:value-type="float">
            <text:p>918972</text:p>
          </table:table-cell>
          <table:table-cell office:value-type="float" office:value="81341" calcext:value-type="float">
            <text:p>81341</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93465" calcext:value-type="float">
            <text:p>193465</text:p>
          </table:table-cell>
          <table:table-cell office:value-type="float" office:value="0" calcext:value-type="float">
            <text:p>0</text:p>
          </table:table-cell>
          <table:table-cell office:value-type="float" office:value="998725" calcext:value-type="float">
            <text:p>998725</text:p>
          </table:table-cell>
          <table:table-cell office:value-type="float" office:value="300929" calcext:value-type="float">
            <text:p>300929</text:p>
          </table:table-cell>
          <table:table-cell office:value-type="string" calcext:value-type="string">
            <text:p>[[@136093]] <text:s/>exactly bro ...be a traveller and explore such things</text:p>
          </table:table-cell>
          <table:table-cell/>
        </table:table-row>
        <table:table-row table:style-name="ro1">
          <table:table-cell office:value-type="float" office:value="218069" calcext:value-type="float">
            <text:p>218069</text:p>
          </table:table-cell>
          <table:table-cell office:value-type="float" office:value="0" calcext:value-type="float">
            <text:p>0</text:p>
          </table:table-cell>
          <table:table-cell office:value-type="float" office:value="1122957" calcext:value-type="float">
            <text:p>1122957</text:p>
          </table:table-cell>
          <table:table-cell office:value-type="float" office:value="39434" calcext:value-type="float">
            <text:p>39434</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276988" calcext:value-type="float">
            <text:p>276988</text:p>
          </table:table-cell>
          <table:table-cell office:value-type="float" office:value="0" calcext:value-type="float">
            <text:p>0</text:p>
          </table:table-cell>
          <table:table-cell office:value-type="float" office:value="1448200" calcext:value-type="float">
            <text:p>1448200</text:p>
          </table:table-cell>
          <table:table-cell office:value-type="float" office:value="40242" calcext:value-type="float">
            <text:p>40242</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40015" calcext:value-type="float">
            <text:p>340015</text:p>
          </table:table-cell>
          <table:table-cell office:value-type="float" office:value="0" calcext:value-type="float">
            <text:p>0</text:p>
          </table:table-cell>
          <table:table-cell office:value-type="float" office:value="1815266" calcext:value-type="float">
            <text:p>1815266</text:p>
          </table:table-cell>
          <table:table-cell office:value-type="float" office:value="42752" calcext:value-type="float">
            <text:p>42752</text:p>
          </table:table-cell>
          <table:table-cell office:value-type="string" calcext:value-type="string">
            <text:p>This trail got me searching for railway tickets! so inspiring!</text:p>
          </table:table-cell>
          <table:table-cell/>
        </table:table-row>
        <table:table-row table:style-name="ro1">
          <table:table-cell office:value-type="float" office:value="408355" calcext:value-type="float">
            <text:p>408355</text:p>
          </table:table-cell>
          <table:table-cell office:value-type="float" office:value="0" calcext:value-type="float">
            <text:p>0</text:p>
          </table:table-cell>
          <table:table-cell office:value-type="float" office:value="2313058" calcext:value-type="float">
            <text:p>2313058</text:p>
          </table:table-cell>
          <table:table-cell office:value-type="float" office:value="1110848" calcext:value-type="float">
            <text:p>1110848</text:p>
          </table:table-cell>
          <table:table-cell office:value-type="string" calcext:value-type="string">
            <text:p>Like plz</text:p>
          </table:table-cell>
          <table:table-cell/>
        </table:table-row>
        <table:table-row table:style-name="ro1">
          <table:table-cell office:value-type="float" office:value="20898" calcext:value-type="float">
            <text:p>20898</text:p>
          </table:table-cell>
          <table:table-cell office:value-type="float" office:value="0" calcext:value-type="float">
            <text:p>0</text:p>
          </table:table-cell>
          <table:table-cell office:value-type="float" office:value="587805" calcext:value-type="float">
            <text:p>587805</text:p>
          </table:table-cell>
          <table:table-cell office:value-type="float" office:value="175970" calcext:value-type="float">
            <text:p>175970</text:p>
          </table:table-cell>
          <table:table-cell office:value-type="string" calcext:value-type="string">
            <text:p>@the.memory.lane thanks... will try to live up to expectation</text:p>
          </table:table-cell>
          <table:table-cell/>
        </table:table-row>
        <table:table-row table:style-name="ro1">
          <table:table-cell office:value-type="float" office:value="50767" calcext:value-type="float">
            <text:p>50767</text:p>
          </table:table-cell>
          <table:table-cell office:value-type="float" office:value="0" calcext:value-type="float">
            <text:p>0</text:p>
          </table:table-cell>
          <table:table-cell office:value-type="float" office:value="658585" calcext:value-type="float">
            <text:p>658585</text:p>
          </table:table-cell>
          <table:table-cell office:value-type="float" office:value="48995" calcext:value-type="float">
            <text:p>48995</text:p>
          </table:table-cell>
          <table:table-cell office:value-type="string" calcext:value-type="string">
            <text:p>This is cool! :)</text:p>
          </table:table-cell>
          <table:table-cell/>
        </table:table-row>
        <table:table-row table:style-name="ro1">
          <table:table-cell office:value-type="float" office:value="66785" calcext:value-type="float">
            <text:p>66785</text:p>
          </table:table-cell>
          <table:table-cell office:value-type="float" office:value="0" calcext:value-type="float">
            <text:p>0</text:p>
          </table:table-cell>
          <table:table-cell office:value-type="float" office:value="696790" calcext:value-type="float">
            <text:p>696790</text:p>
          </table:table-cell>
          <table:table-cell office:value-type="float" office:value="84883" calcext:value-type="float">
            <text:p>84883</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125470" calcext:value-type="float">
            <text:p>125470</text:p>
          </table:table-cell>
          <table:table-cell office:value-type="float" office:value="0" calcext:value-type="float">
            <text:p>0</text:p>
          </table:table-cell>
          <table:table-cell office:value-type="float" office:value="828957" calcext:value-type="float">
            <text:p>828957</text:p>
          </table:table-cell>
          <table:table-cell office:value-type="float" office:value="246367" calcext:value-type="float">
            <text:p>246367</text:p>
          </table:table-cell>
          <table:table-cell office:value-type="string" calcext:value-type="string">
            <text:p>[[@554]] Thankyou?</text:p>
          </table:table-cell>
          <table:table-cell/>
        </table:table-row>
        <table:table-row table:style-name="ro1">
          <table:table-cell office:value-type="float" office:value="146653" calcext:value-type="float">
            <text:p>146653</text:p>
          </table:table-cell>
          <table:table-cell office:value-type="float" office:value="0" calcext:value-type="float">
            <text:p>0</text:p>
          </table:table-cell>
          <table:table-cell office:value-type="float" office:value="884089" calcext:value-type="float">
            <text:p>884089</text:p>
          </table:table-cell>
          <table:table-cell office:value-type="float" office:value="42703" calcext:value-type="float">
            <text:p>42703</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79998" calcext:value-type="float">
            <text:p>179998</text:p>
          </table:table-cell>
          <table:table-cell office:value-type="float" office:value="0" calcext:value-type="float">
            <text:p>0</text:p>
          </table:table-cell>
          <table:table-cell office:value-type="float" office:value="126881" calcext:value-type="float">
            <text:p>126881</text:p>
          </table:table-cell>
          <table:table-cell office:value-type="float" office:value="85127" calcext:value-type="float">
            <text:p>8512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06308" calcext:value-type="float">
            <text:p>206308</text:p>
          </table:table-cell>
          <table:table-cell office:value-type="float" office:value="0" calcext:value-type="float">
            <text:p>0</text:p>
          </table:table-cell>
          <table:table-cell office:value-type="float" office:value="149862" calcext:value-type="float">
            <text:p>149862</text:p>
          </table:table-cell>
          <table:table-cell office:value-type="float" office:value="271640" calcext:value-type="float">
            <text:p>271640</text:p>
          </table:table-cell>
          <table:table-cell office:value-type="string" calcext:value-type="string">
            <text:p>Awsome <text:s/>??</text:p>
          </table:table-cell>
          <table:table-cell/>
        </table:table-row>
        <table:table-row table:style-name="ro1">
          <table:table-cell office:value-type="float" office:value="286414" calcext:value-type="float">
            <text:p>286414</text:p>
          </table:table-cell>
          <table:table-cell office:value-type="float" office:value="0" calcext:value-type="float">
            <text:p>0</text:p>
          </table:table-cell>
          <table:table-cell office:value-type="float" office:value="1320809" calcext:value-type="float">
            <text:p>1320809</text:p>
          </table:table-cell>
          <table:table-cell office:value-type="float" office:value="337921" calcext:value-type="float">
            <text:p>337921</text:p>
          </table:table-cell>
          <table:table-cell office:value-type="string" calcext:value-type="string">
            <text:p>hey! I've been there two weeks before and we were not allowed near it. though we went quite opposite side from where you shot this video</text:p>
          </table:table-cell>
          <table:table-cell/>
        </table:table-row>
        <table:table-row table:style-name="ro1">
          <table:table-cell office:value-type="float" office:value="294382" calcext:value-type="float">
            <text:p>294382</text:p>
          </table:table-cell>
          <table:table-cell office:value-type="float" office:value="0" calcext:value-type="float">
            <text:p>0</text:p>
          </table:table-cell>
          <table:table-cell office:value-type="float" office:value="1557313" calcext:value-type="float">
            <text:p>1557313</text:p>
          </table:table-cell>
          <table:table-cell office:value-type="float" office:value="82595" calcext:value-type="float">
            <text:p>8259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97948" calcext:value-type="float">
            <text:p>297948</text:p>
          </table:table-cell>
          <table:table-cell office:value-type="float" office:value="0" calcext:value-type="float">
            <text:p>0</text:p>
          </table:table-cell>
          <table:table-cell office:value-type="float" office:value="1575070" calcext:value-type="float">
            <text:p>1575070</text:p>
          </table:table-cell>
          <table:table-cell office:value-type="float" office:value="485635" calcext:value-type="float">
            <text:p>485635</text:p>
          </table:table-cell>
          <table:table-cell office:value-type="string" calcext:value-type="string">
            <text:p>Nice ?</text:p>
          </table:table-cell>
          <table:table-cell/>
        </table:table-row>
        <table:table-row table:style-name="ro1">
          <table:table-cell office:value-type="float" office:value="299356" calcext:value-type="float">
            <text:p>299356</text:p>
          </table:table-cell>
          <table:table-cell office:value-type="float" office:value="0" calcext:value-type="float">
            <text:p>0</text:p>
          </table:table-cell>
          <table:table-cell office:value-type="float" office:value="1065876" calcext:value-type="float">
            <text:p>1065876</text:p>
          </table:table-cell>
          <table:table-cell office:value-type="float" office:value="357944" calcext:value-type="float">
            <text:p>357944</text:p>
          </table:table-cell>
          <table:table-cell office:value-type="string" calcext:value-type="string">
            <text:p>Thats My next stop. ?</text:p>
          </table:table-cell>
          <table:table-cell/>
        </table:table-row>
        <table:table-row table:style-name="ro1">
          <table:table-cell office:value-type="float" office:value="303786" calcext:value-type="float">
            <text:p>303786</text:p>
          </table:table-cell>
          <table:table-cell office:value-type="float" office:value="0" calcext:value-type="float">
            <text:p>0</text:p>
          </table:table-cell>
          <table:table-cell office:value-type="float" office:value="1603396" calcext:value-type="float">
            <text:p>1603396</text:p>
          </table:table-cell>
          <table:table-cell office:value-type="float" office:value="135788" calcext:value-type="float">
            <text:p>135788</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27581" calcext:value-type="float">
            <text:p>327581</text:p>
          </table:table-cell>
          <table:table-cell office:value-type="float" office:value="0" calcext:value-type="float">
            <text:p>0</text:p>
          </table:table-cell>
          <table:table-cell office:value-type="float" office:value="1751299" calcext:value-type="float">
            <text:p>1751299</text:p>
          </table:table-cell>
          <table:table-cell office:value-type="float" office:value="88129" calcext:value-type="float">
            <text:p>88129</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46465" calcext:value-type="float">
            <text:p>346465</text:p>
          </table:table-cell>
          <table:table-cell office:value-type="float" office:value="0" calcext:value-type="float">
            <text:p>0</text:p>
          </table:table-cell>
          <table:table-cell office:value-type="float" office:value="1855054" calcext:value-type="float">
            <text:p>1855054</text:p>
          </table:table-cell>
          <table:table-cell office:value-type="float" office:value="77354" calcext:value-type="float">
            <text:p>77354</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355008" calcext:value-type="float">
            <text:p>355008</text:p>
          </table:table-cell>
          <table:table-cell office:value-type="float" office:value="0" calcext:value-type="float">
            <text:p>0</text:p>
          </table:table-cell>
          <table:table-cell office:value-type="float" office:value="1763151" calcext:value-type="float">
            <text:p>1763151</text:p>
          </table:table-cell>
          <table:table-cell office:value-type="float" office:value="544864" calcext:value-type="float">
            <text:p>544864</text:p>
          </table:table-cell>
          <table:table-cell office:value-type="string" calcext:value-type="string">
            <text:p>[[@87208]] very soon.... planning a next trip..</text:p>
          </table:table-cell>
          <table:table-cell/>
        </table:table-row>
        <table:table-row table:style-name="ro1">
          <table:table-cell office:value-type="float" office:value="356318" calcext:value-type="float">
            <text:p>356318</text:p>
          </table:table-cell>
          <table:table-cell office:value-type="float" office:value="0" calcext:value-type="float">
            <text:p>0</text:p>
          </table:table-cell>
          <table:table-cell office:value-type="float" office:value="1947897" calcext:value-type="float">
            <text:p>1947897</text:p>
          </table:table-cell>
          <table:table-cell office:value-type="float" office:value="83990" calcext:value-type="float">
            <text:p>83990</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80756" calcext:value-type="float">
            <text:p>380756</text:p>
          </table:table-cell>
          <table:table-cell office:value-type="float" office:value="0" calcext:value-type="float">
            <text:p>0</text:p>
          </table:table-cell>
          <table:table-cell office:value-type="float" office:value="2242690" calcext:value-type="float">
            <text:p>2242690</text:p>
          </table:table-cell>
          <table:table-cell office:value-type="float" office:value="728919" calcext:value-type="float">
            <text:p>728919</text:p>
          </table:table-cell>
          <table:table-cell office:value-type="string" calcext:value-type="string">
            <text:p>[[@1]] Hope U Guys Enjoy</text:p>
          </table:table-cell>
          <table:table-cell/>
        </table:table-row>
        <table:table-row table:style-name="ro1">
          <table:table-cell office:value-type="float" office:value="434166" calcext:value-type="float">
            <text:p>434166</text:p>
          </table:table-cell>
          <table:table-cell office:value-type="float" office:value="0" calcext:value-type="float">
            <text:p>0</text:p>
          </table:table-cell>
          <table:table-cell office:value-type="float" office:value="2351619" calcext:value-type="float">
            <text:p>2351619</text:p>
          </table:table-cell>
          <table:table-cell office:value-type="float" office:value="318581" calcext:value-type="float">
            <text:p>318581</text:p>
          </table:table-cell>
          <table:table-cell office:value-type="string" calcext:value-type="string">
            <text:p>[[@50865]] sure</text:p>
          </table:table-cell>
          <table:table-cell/>
        </table:table-row>
        <table:table-row table:style-name="ro1">
          <table:table-cell office:value-type="float" office:value="457656" calcext:value-type="float">
            <text:p>457656</text:p>
          </table:table-cell>
          <table:table-cell office:value-type="float" office:value="0" calcext:value-type="float">
            <text:p>0</text:p>
          </table:table-cell>
          <table:table-cell office:value-type="float" office:value="2336249" calcext:value-type="float">
            <text:p>2336249</text:p>
          </table:table-cell>
          <table:table-cell office:value-type="float" office:value="2112151" calcext:value-type="float">
            <text:p>2112151</text:p>
          </table:table-cell>
          <table:table-cell office:value-type="string" calcext:value-type="string">
            <text:p>Nice</text:p>
          </table:table-cell>
          <table:table-cell/>
        </table:table-row>
        <table:table-row table:style-name="ro1">
          <table:table-cell office:value-type="float" office:value="7559" calcext:value-type="float">
            <text:p>7559</text:p>
          </table:table-cell>
          <table:table-cell office:value-type="float" office:value="0" calcext:value-type="float">
            <text:p>0</text:p>
          </table:table-cell>
          <table:table-cell office:value-type="float" office:value="211184" calcext:value-type="float">
            <text:p>211184</text:p>
          </table:table-cell>
          <table:table-cell office:value-type="float" office:value="90550" calcext:value-type="float">
            <text:p>90550</text:p>
          </table:table-cell>
          <table:table-cell office:value-type="string" calcext:value-type="string">
            <text:p>Hi this is TOUQEER ALAM from Mumbai you are looking so beautiful and gorgeous awesome pictures</text:p>
          </table:table-cell>
          <table:table-cell/>
        </table:table-row>
        <table:table-row table:style-name="ro1">
          <table:table-cell office:value-type="float" office:value="17894" calcext:value-type="float">
            <text:p>17894</text:p>
          </table:table-cell>
          <table:table-cell office:value-type="float" office:value="248956" calcext:value-type="float">
            <text:p>248956</text:p>
          </table:table-cell>
          <table:table-cell office:value-type="float" office:value="0" calcext:value-type="float">
            <text:p>0</text:p>
          </table:table-cell>
          <table:table-cell office:value-type="float" office:value="166408" calcext:value-type="float">
            <text:p>166408</text:p>
          </table:table-cell>
          <table:table-cell office:value-type="string" calcext:value-type="string">
            <text:p>Red-Wattled Lapwing</text:p>
          </table:table-cell>
          <table:table-cell/>
        </table:table-row>
        <table:table-row table:style-name="ro1">
          <table:table-cell office:value-type="float" office:value="60784" calcext:value-type="float">
            <text:p>60784</text:p>
          </table:table-cell>
          <table:table-cell office:value-type="float" office:value="0" calcext:value-type="float">
            <text:p>0</text:p>
          </table:table-cell>
          <table:table-cell office:value-type="float" office:value="680239" calcext:value-type="float">
            <text:p>680239</text:p>
          </table:table-cell>
          <table:table-cell office:value-type="float" office:value="50444" calcext:value-type="float">
            <text:p>50444</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10217" calcext:value-type="float">
            <text:p>210217</text:p>
          </table:table-cell>
          <table:table-cell office:value-type="float" office:value="0" calcext:value-type="float">
            <text:p>0</text:p>
          </table:table-cell>
          <table:table-cell office:value-type="float" office:value="1080557" calcext:value-type="float">
            <text:p>1080557</text:p>
          </table:table-cell>
          <table:table-cell office:value-type="float" office:value="49863" calcext:value-type="float">
            <text:p>49863</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74346" calcext:value-type="float">
            <text:p>274346</text:p>
          </table:table-cell>
          <table:table-cell office:value-type="float" office:value="0" calcext:value-type="float">
            <text:p>0</text:p>
          </table:table-cell>
          <table:table-cell office:value-type="float" office:value="1434006" calcext:value-type="float">
            <text:p>1434006</text:p>
          </table:table-cell>
          <table:table-cell office:value-type="float" office:value="83067" calcext:value-type="float">
            <text:p>83067</text:p>
          </table:table-cell>
          <table:table-cell office:value-type="string" calcext:value-type="string">
            <text:p>Wow! Thats amazing that you covered so much in so less budget!</text:p>
          </table:table-cell>
          <table:table-cell/>
        </table:table-row>
        <table:table-row table:style-name="ro1">
          <table:table-cell office:value-type="float" office:value="363186" calcext:value-type="float">
            <text:p>363186</text:p>
          </table:table-cell>
          <table:table-cell office:value-type="float" office:value="0" calcext:value-type="float">
            <text:p>0</text:p>
          </table:table-cell>
          <table:table-cell office:value-type="float" office:value="2012492" calcext:value-type="float">
            <text:p>2012492</text:p>
          </table:table-cell>
          <table:table-cell office:value-type="float" office:value="52468" calcext:value-type="float">
            <text:p>52468</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445160" calcext:value-type="float">
            <text:p>445160</text:p>
          </table:table-cell>
          <table:table-cell office:value-type="float" office:value="0" calcext:value-type="float">
            <text:p>0</text:p>
          </table:table-cell>
          <table:table-cell office:value-type="float" office:value="2341879" calcext:value-type="float">
            <text:p>2341879</text:p>
          </table:table-cell>
          <table:table-cell office:value-type="float" office:value="1743075" calcext:value-type="float">
            <text:p>1743075</text:p>
          </table:table-cell>
          <table:table-cell office:value-type="string" calcext:value-type="string">
            <text:p>Nicee</text:p>
          </table:table-cell>
          <table:table-cell/>
        </table:table-row>
        <table:table-row table:style-name="ro1">
          <table:table-cell office:value-type="float" office:value="457999" calcext:value-type="float">
            <text:p>457999</text:p>
          </table:table-cell>
          <table:table-cell office:value-type="float" office:value="0" calcext:value-type="float">
            <text:p>0</text:p>
          </table:table-cell>
          <table:table-cell office:value-type="float" office:value="2262380" calcext:value-type="float">
            <text:p>2262380</text:p>
          </table:table-cell>
          <table:table-cell office:value-type="float" office:value="417558" calcext:value-type="float">
            <text:p>417558</text:p>
          </table:table-cell>
          <table:table-cell office:value-type="string" calcext:value-type="string">
            <text:p>HKh</text:p>
          </table:table-cell>
          <table:table-cell/>
        </table:table-row>
        <table:table-row table:style-name="ro1">
          <table:table-cell office:value-type="float" office:value="6746" calcext:value-type="float">
            <text:p>6746</text:p>
          </table:table-cell>
          <table:table-cell office:value-type="float" office:value="0" calcext:value-type="float">
            <text:p>0</text:p>
          </table:table-cell>
          <table:table-cell office:value-type="float" office:value="179687" calcext:value-type="float">
            <text:p>179687</text:p>
          </table:table-cell>
          <table:table-cell office:value-type="float" office:value="65208" calcext:value-type="float">
            <text:p>65208</text:p>
          </table:table-cell>
          <table:table-cell office:value-type="string" calcext:value-type="string">
            <text:p>Pathanamthittel evideya??</text:p>
          </table:table-cell>
          <table:table-cell/>
        </table:table-row>
        <table:table-row table:style-name="ro1">
          <table:table-cell office:value-type="float" office:value="72371" calcext:value-type="float">
            <text:p>72371</text:p>
          </table:table-cell>
          <table:table-cell office:value-type="float" office:value="0" calcext:value-type="float">
            <text:p>0</text:p>
          </table:table-cell>
          <table:table-cell office:value-type="float" office:value="705126" calcext:value-type="float">
            <text:p>705126</text:p>
          </table:table-cell>
          <table:table-cell office:value-type="float" office:value="81896" calcext:value-type="float">
            <text:p>81896</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82775" calcext:value-type="float">
            <text:p>82775</text:p>
          </table:table-cell>
          <table:table-cell office:value-type="float" office:value="0" calcext:value-type="float">
            <text:p>0</text:p>
          </table:table-cell>
          <table:table-cell office:value-type="float" office:value="135319" calcext:value-type="float">
            <text:p>135319</text:p>
          </table:table-cell>
          <table:table-cell office:value-type="float" office:value="85779" calcext:value-type="float">
            <text:p>85779</text:p>
          </table:table-cell>
          <table:table-cell office:value-type="string" calcext:value-type="string">
            <text:p>Dekhne mein mast lag rahi hai yeh jagah</text:p>
          </table:table-cell>
          <table:table-cell/>
        </table:table-row>
        <table:table-row table:style-name="ro1">
          <table:table-cell office:value-type="float" office:value="87602" calcext:value-type="float">
            <text:p>87602</text:p>
          </table:table-cell>
          <table:table-cell office:value-type="float" office:value="0" calcext:value-type="float">
            <text:p>0</text:p>
          </table:table-cell>
          <table:table-cell office:value-type="float" office:value="746530" calcext:value-type="float">
            <text:p>746530</text:p>
          </table:table-cell>
          <table:table-cell office:value-type="float" office:value="43261" calcext:value-type="float">
            <text:p>43261</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136821" calcext:value-type="float">
            <text:p>136821</text:p>
          </table:table-cell>
          <table:table-cell office:value-type="float" office:value="0" calcext:value-type="float">
            <text:p>0</text:p>
          </table:table-cell>
          <table:table-cell office:value-type="float" office:value="860400" calcext:value-type="float">
            <text:p>860400</text:p>
          </table:table-cell>
          <table:table-cell office:value-type="float" office:value="39443" calcext:value-type="float">
            <text:p>39443</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09600" calcext:value-type="float">
            <text:p>209600</text:p>
          </table:table-cell>
          <table:table-cell office:value-type="float" office:value="0" calcext:value-type="float">
            <text:p>0</text:p>
          </table:table-cell>
          <table:table-cell office:value-type="float" office:value="1075333" calcext:value-type="float">
            <text:p>1075333</text:p>
          </table:table-cell>
          <table:table-cell office:value-type="float" office:value="323413" calcext:value-type="float">
            <text:p>323413</text:p>
          </table:table-cell>
          <table:table-cell office:value-type="string" calcext:value-type="string">
            <text:p>[[@79636]] thank you for your kind words... I click pics with my phone on the go, and sometimes, I must admit, my hands shake a bit... Will try harder next time for sure.. <text:s/>??</text:p>
          </table:table-cell>
          <table:table-cell/>
        </table:table-row>
        <table:table-row table:style-name="ro1">
          <table:table-cell office:value-type="float" office:value="228739" calcext:value-type="float">
            <text:p>228739</text:p>
          </table:table-cell>
          <table:table-cell office:value-type="float" office:value="0" calcext:value-type="float">
            <text:p>0</text:p>
          </table:table-cell>
          <table:table-cell office:value-type="float" office:value="1171752" calcext:value-type="float">
            <text:p>1171752</text:p>
          </table:table-cell>
          <table:table-cell office:value-type="float" office:value="49008" calcext:value-type="float">
            <text:p>49008</text:p>
          </table:table-cell>
          <table:table-cell office:value-type="string" calcext:value-type="string">
            <text:p>Subahnaalah!</text:p>
          </table:table-cell>
          <table:table-cell/>
        </table:table-row>
        <table:table-row table:style-name="ro1">
          <table:table-cell office:value-type="float" office:value="235917" calcext:value-type="float">
            <text:p>235917</text:p>
          </table:table-cell>
          <table:table-cell office:value-type="float" office:value="259658" calcext:value-type="float">
            <text:p>259658</text:p>
          </table:table-cell>
          <table:table-cell office:value-type="float" office:value="0" calcext:value-type="float">
            <text:p>0</text:p>
          </table:table-cell>
          <table:table-cell office:value-type="float" office:value="332808" calcext:value-type="float">
            <text:p>332808</text:p>
          </table:table-cell>
          <table:table-cell office:value-type="string" calcext:value-type="string">
            <text:p>wow!!! need to visit this place soon</text:p>
          </table:table-cell>
          <table:table-cell/>
        </table:table-row>
        <table:table-row table:style-name="ro1">
          <table:table-cell office:value-type="float" office:value="254920" calcext:value-type="float">
            <text:p>254920</text:p>
          </table:table-cell>
          <table:table-cell office:value-type="float" office:value="0" calcext:value-type="float">
            <text:p>0</text:p>
          </table:table-cell>
          <table:table-cell office:value-type="float" office:value="1309447" calcext:value-type="float">
            <text:p>1309447</text:p>
          </table:table-cell>
          <table:table-cell office:value-type="float" office:value="84882" calcext:value-type="float">
            <text:p>84882</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89253" calcext:value-type="float">
            <text:p>289253</text:p>
          </table:table-cell>
          <table:table-cell office:value-type="float" office:value="0" calcext:value-type="float">
            <text:p>0</text:p>
          </table:table-cell>
          <table:table-cell office:value-type="float" office:value="1526993" calcext:value-type="float">
            <text:p>1526993</text:p>
          </table:table-cell>
          <table:table-cell office:value-type="float" office:value="135779" calcext:value-type="float">
            <text:p>135779</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07973" calcext:value-type="float">
            <text:p>307973</text:p>
          </table:table-cell>
          <table:table-cell office:value-type="float" office:value="0" calcext:value-type="float">
            <text:p>0</text:p>
          </table:table-cell>
          <table:table-cell office:value-type="float" office:value="1630478" calcext:value-type="float">
            <text:p>1630478</text:p>
          </table:table-cell>
          <table:table-cell office:value-type="float" office:value="76426" calcext:value-type="float">
            <text:p>76426</text:p>
          </table:table-cell>
          <table:table-cell office:value-type="string" calcext:value-type="string">
            <text:p>can't wait to read about your next adventure</text:p>
          </table:table-cell>
          <table:table-cell/>
        </table:table-row>
        <table:table-row table:style-name="ro1">
          <table:table-cell office:value-type="float" office:value="326148" calcext:value-type="float">
            <text:p>326148</text:p>
          </table:table-cell>
          <table:table-cell office:value-type="float" office:value="0" calcext:value-type="float">
            <text:p>0</text:p>
          </table:table-cell>
          <table:table-cell office:value-type="float" office:value="1741149" calcext:value-type="float">
            <text:p>1741149</text:p>
          </table:table-cell>
          <table:table-cell office:value-type="float" office:value="77114" calcext:value-type="float">
            <text:p>77114</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59420" calcext:value-type="float">
            <text:p>359420</text:p>
          </table:table-cell>
          <table:table-cell office:value-type="float" office:value="0" calcext:value-type="float">
            <text:p>0</text:p>
          </table:table-cell>
          <table:table-cell office:value-type="float" office:value="2003546" calcext:value-type="float">
            <text:p>2003546</text:p>
          </table:table-cell>
          <table:table-cell office:value-type="float" office:value="625110" calcext:value-type="float">
            <text:p>625110</text:p>
          </table:table-cell>
          <table:table-cell office:value-type="string" calcext:value-type="string">
            <text:p>Hi</text:p>
          </table:table-cell>
          <table:table-cell/>
        </table:table-row>
        <table:table-row table:style-name="ro1">
          <table:table-cell office:value-type="float" office:value="414815" calcext:value-type="float">
            <text:p>414815</text:p>
          </table:table-cell>
          <table:table-cell office:value-type="float" office:value="0" calcext:value-type="float">
            <text:p>0</text:p>
          </table:table-cell>
          <table:table-cell office:value-type="float" office:value="2355878" calcext:value-type="float">
            <text:p>2355878</text:p>
          </table:table-cell>
          <table:table-cell office:value-type="float" office:value="1220504" calcext:value-type="float">
            <text:p>1220504</text:p>
          </table:table-cell>
          <table:table-cell office:value-type="string" calcext:value-type="string">
            <text:p>Fantastic</text:p>
          </table:table-cell>
          <table:table-cell/>
        </table:table-row>
        <table:table-row table:style-name="ro1">
          <table:table-cell office:value-type="float" office:value="435015" calcext:value-type="float">
            <text:p>435015</text:p>
          </table:table-cell>
          <table:table-cell office:value-type="float" office:value="0" calcext:value-type="float">
            <text:p>0</text:p>
          </table:table-cell>
          <table:table-cell office:value-type="float" office:value="1689958" calcext:value-type="float">
            <text:p>1689958</text:p>
          </table:table-cell>
          <table:table-cell office:value-type="float" office:value="1514345" calcext:value-type="float">
            <text:p>1514345</text:p>
          </table:table-cell>
          <table:table-cell office:value-type="string" calcext:value-type="string">
            <text:p>Enjoy</text:p>
          </table:table-cell>
          <table:table-cell/>
        </table:table-row>
        <table:table-row table:style-name="ro1">
          <table:table-cell office:value-type="float" office:value="459663" calcext:value-type="float">
            <text:p>459663</text:p>
          </table:table-cell>
          <table:table-cell office:value-type="float" office:value="0" calcext:value-type="float">
            <text:p>0</text:p>
          </table:table-cell>
          <table:table-cell office:value-type="float" office:value="2317325" calcext:value-type="float">
            <text:p>2317325</text:p>
          </table:table-cell>
          <table:table-cell office:value-type="float" office:value="2168978" calcext:value-type="float">
            <text:p>2168978</text:p>
          </table:table-cell>
          <table:table-cell office:value-type="string" calcext:value-type="string">
            <text:p>Hii</text:p>
          </table:table-cell>
          <table:table-cell/>
        </table:table-row>
        <table:table-row table:style-name="ro1">
          <table:table-cell office:value-type="float" office:value="176452" calcext:value-type="float">
            <text:p>176452</text:p>
          </table:table-cell>
          <table:table-cell office:value-type="float" office:value="0" calcext:value-type="float">
            <text:p>0</text:p>
          </table:table-cell>
          <table:table-cell office:value-type="float" office:value="963863" calcext:value-type="float">
            <text:p>963863</text:p>
          </table:table-cell>
          <table:table-cell office:value-type="float" office:value="82159" calcext:value-type="float">
            <text:p>82159</text:p>
          </table:table-cell>
          <table:table-cell office:value-type="string" calcext:value-type="string">
            <text:p>Super se bhi uper!</text:p>
          </table:table-cell>
          <table:table-cell/>
        </table:table-row>
        <table:table-row table:style-name="ro1">
          <table:table-cell office:value-type="float" office:value="187476" calcext:value-type="float">
            <text:p>187476</text:p>
          </table:table-cell>
          <table:table-cell office:value-type="float" office:value="0" calcext:value-type="float">
            <text:p>0</text:p>
          </table:table-cell>
          <table:table-cell office:value-type="float" office:value="978743" calcext:value-type="float">
            <text:p>978743</text:p>
          </table:table-cell>
          <table:table-cell office:value-type="float" office:value="77465" calcext:value-type="float">
            <text:p>77465</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43798" calcext:value-type="float">
            <text:p>243798</text:p>
          </table:table-cell>
          <table:table-cell office:value-type="float" office:value="0" calcext:value-type="float">
            <text:p>0</text:p>
          </table:table-cell>
          <table:table-cell office:value-type="float" office:value="1214625" calcext:value-type="float">
            <text:p>1214625</text:p>
          </table:table-cell>
          <table:table-cell office:value-type="float" office:value="366934" calcext:value-type="float">
            <text:p>366934</text:p>
          </table:table-cell>
          <table:table-cell office:value-type="string" calcext:value-type="string">
            <text:p>Firstly it's a good idea for planning the trip and secondly according to me September or October is the best time to travel and explore it.[[@43130]]</text:p>
          </table:table-cell>
          <table:table-cell/>
        </table:table-row>
        <table:table-row table:style-name="ro1">
          <table:table-cell office:value-type="float" office:value="246840" calcext:value-type="float">
            <text:p>246840</text:p>
          </table:table-cell>
          <table:table-cell office:value-type="float" office:value="0" calcext:value-type="float">
            <text:p>0</text:p>
          </table:table-cell>
          <table:table-cell office:value-type="float" office:value="1241373" calcext:value-type="float">
            <text:p>1241373</text:p>
          </table:table-cell>
          <table:table-cell office:value-type="float" office:value="78597" calcext:value-type="float">
            <text:p>78597</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81328" calcext:value-type="float">
            <text:p>281328</text:p>
          </table:table-cell>
          <table:table-cell office:value-type="float" office:value="0" calcext:value-type="float">
            <text:p>0</text:p>
          </table:table-cell>
          <table:table-cell office:value-type="float" office:value="1476856" calcext:value-type="float">
            <text:p>1476856</text:p>
          </table:table-cell>
          <table:table-cell office:value-type="float" office:value="49952" calcext:value-type="float">
            <text:p>49952</text:p>
          </table:table-cell>
          <table:table-cell office:value-type="string" calcext:value-type="string">
            <text:p>The title was so rad! cool stuff really!</text:p>
          </table:table-cell>
          <table:table-cell/>
        </table:table-row>
        <table:table-row table:style-name="ro1">
          <table:table-cell office:value-type="float" office:value="295698" calcext:value-type="float">
            <text:p>295698</text:p>
          </table:table-cell>
          <table:table-cell office:value-type="float" office:value="0" calcext:value-type="float">
            <text:p>0</text:p>
          </table:table-cell>
          <table:table-cell office:value-type="float" office:value="1562601" calcext:value-type="float">
            <text:p>1562601</text:p>
          </table:table-cell>
          <table:table-cell office:value-type="float" office:value="83031" calcext:value-type="float">
            <text:p>8303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421476" calcext:value-type="float">
            <text:p>421476</text:p>
          </table:table-cell>
          <table:table-cell office:value-type="float" office:value="0" calcext:value-type="float">
            <text:p>0</text:p>
          </table:table-cell>
          <table:table-cell office:value-type="float" office:value="2341898" calcext:value-type="float">
            <text:p>2341898</text:p>
          </table:table-cell>
          <table:table-cell office:value-type="float" office:value="32723" calcext:value-type="float">
            <text:p>32723</text:p>
          </table:table-cell>
          <table:table-cell office:value-type="string" calcext:value-type="string">
            <text:p>how old are you?</text:p>
          </table:table-cell>
          <table:table-cell/>
        </table:table-row>
        <table:table-row table:style-name="ro1">
          <table:table-cell office:value-type="float" office:value="423756" calcext:value-type="float">
            <text:p>423756</text:p>
          </table:table-cell>
          <table:table-cell office:value-type="float" office:value="0" calcext:value-type="float">
            <text:p>0</text:p>
          </table:table-cell>
          <table:table-cell office:value-type="float" office:value="68052" calcext:value-type="float">
            <text:p>68052</text:p>
          </table:table-cell>
          <table:table-cell office:value-type="float" office:value="35257" calcext:value-type="float">
            <text:p>35257</text:p>
          </table:table-cell>
          <table:table-cell office:value-type="string" calcext:value-type="string">
            <text:p>wow amazing place</text:p>
          </table:table-cell>
          <table:table-cell/>
        </table:table-row>
        <table:table-row table:style-name="ro1">
          <table:table-cell office:value-type="float" office:value="432082" calcext:value-type="float">
            <text:p>432082</text:p>
          </table:table-cell>
          <table:table-cell office:value-type="float" office:value="0" calcext:value-type="float">
            <text:p>0</text:p>
          </table:table-cell>
          <table:table-cell office:value-type="float" office:value="1217122" calcext:value-type="float">
            <text:p>1217122</text:p>
          </table:table-cell>
          <table:table-cell office:value-type="float" office:value="25624" calcext:value-type="float">
            <text:p>25624</text:p>
          </table:table-cell>
          <table:table-cell office:value-type="string" calcext:value-type="string">
            <text:p>are mummies still here??</text:p>
          </table:table-cell>
          <table:table-cell/>
        </table:table-row>
        <table:table-row table:style-name="ro1">
          <table:table-cell office:value-type="float" office:value="12697" calcext:value-type="float">
            <text:p>12697</text:p>
          </table:table-cell>
          <table:table-cell office:value-type="float" office:value="0" calcext:value-type="float">
            <text:p>0</text:p>
          </table:table-cell>
          <table:table-cell office:value-type="float" office:value="432734" calcext:value-type="float">
            <text:p>432734</text:p>
          </table:table-cell>
          <table:table-cell office:value-type="float" office:value="6199" calcext:value-type="float">
            <text:p>6199</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80246" calcext:value-type="float">
            <text:p>80246</text:p>
          </table:table-cell>
          <table:table-cell office:value-type="float" office:value="0" calcext:value-type="float">
            <text:p>0</text:p>
          </table:table-cell>
          <table:table-cell office:value-type="float" office:value="736695" calcext:value-type="float">
            <text:p>736695</text:p>
          </table:table-cell>
          <table:table-cell office:value-type="float" office:value="218668" calcext:value-type="float">
            <text:p>218668</text:p>
          </table:table-cell>
          <table:table-cell office:value-type="string" calcext:value-type="string">
            <text:p>Yes brother</text:p>
          </table:table-cell>
          <table:table-cell/>
        </table:table-row>
        <table:table-row table:style-name="ro1">
          <table:table-cell office:value-type="float" office:value="107939" calcext:value-type="float">
            <text:p>107939</text:p>
          </table:table-cell>
          <table:table-cell office:value-type="float" office:value="0" calcext:value-type="float">
            <text:p>0</text:p>
          </table:table-cell>
          <table:table-cell office:value-type="float" office:value="793466" calcext:value-type="float">
            <text:p>793466</text:p>
          </table:table-cell>
          <table:table-cell office:value-type="float" office:value="39895" calcext:value-type="float">
            <text:p>39895</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265497" calcext:value-type="float">
            <text:p>265497</text:p>
          </table:table-cell>
          <table:table-cell office:value-type="float" office:value="0" calcext:value-type="float">
            <text:p>0</text:p>
          </table:table-cell>
          <table:table-cell office:value-type="float" office:value="1385303" calcext:value-type="float">
            <text:p>1385303</text:p>
          </table:table-cell>
          <table:table-cell office:value-type="float" office:value="135660" calcext:value-type="float">
            <text:p>135660</text:p>
          </table:table-cell>
          <table:table-cell office:value-type="string" calcext:value-type="string">
            <text:p>mast content h</text:p>
          </table:table-cell>
          <table:table-cell/>
        </table:table-row>
        <table:table-row table:style-name="ro1">
          <table:table-cell office:value-type="float" office:value="268202" calcext:value-type="float">
            <text:p>268202</text:p>
          </table:table-cell>
          <table:table-cell office:value-type="float" office:value="0" calcext:value-type="float">
            <text:p>0</text:p>
          </table:table-cell>
          <table:table-cell office:value-type="float" office:value="1363749" calcext:value-type="float">
            <text:p>1363749</text:p>
          </table:table-cell>
          <table:table-cell office:value-type="float" office:value="429113" calcext:value-type="float">
            <text:p>429113</text:p>
          </table:table-cell>
          <table:table-cell office:value-type="string" calcext:value-type="string">
            <text:p>Hello</text:p>
          </table:table-cell>
          <table:table-cell/>
        </table:table-row>
        <table:table-row table:style-name="ro1">
          <table:table-cell office:value-type="float" office:value="274865" calcext:value-type="float">
            <text:p>274865</text:p>
          </table:table-cell>
          <table:table-cell office:value-type="float" office:value="0" calcext:value-type="float">
            <text:p>0</text:p>
          </table:table-cell>
          <table:table-cell office:value-type="float" office:value="1437751" calcext:value-type="float">
            <text:p>1437751</text:p>
          </table:table-cell>
          <table:table-cell office:value-type="float" office:value="441836" calcext:value-type="float">
            <text:p>441836</text:p>
          </table:table-cell>
          <table:table-cell office:value-type="string" calcext:value-type="string">
            <text:p>Fine</text:p>
          </table:table-cell>
          <table:table-cell/>
        </table:table-row>
        <table:table-row table:style-name="ro1">
          <table:table-cell office:value-type="float" office:value="275262" calcext:value-type="float">
            <text:p>275262</text:p>
          </table:table-cell>
          <table:table-cell office:value-type="float" office:value="550914" calcext:value-type="float">
            <text:p>550914</text:p>
          </table:table-cell>
          <table:table-cell office:value-type="float" office:value="0" calcext:value-type="float">
            <text:p>0</text:p>
          </table:table-cell>
          <table:table-cell office:value-type="float" office:value="442269" calcext:value-type="float">
            <text:p>442269</text:p>
          </table:table-cell>
          <table:table-cell office:value-type="string" calcext:value-type="string">
            <text:p>Superb</text:p>
          </table:table-cell>
          <table:table-cell/>
        </table:table-row>
        <table:table-row table:style-name="ro1">
          <table:table-cell office:value-type="float" office:value="338977" calcext:value-type="float">
            <text:p>338977</text:p>
          </table:table-cell>
          <table:table-cell office:value-type="float" office:value="413608" calcext:value-type="float">
            <text:p>413608</text:p>
          </table:table-cell>
          <table:table-cell office:value-type="float" office:value="0" calcext:value-type="float">
            <text:p>0</text:p>
          </table:table-cell>
          <table:table-cell office:value-type="float" office:value="153850" calcext:value-type="float">
            <text:p>153850</text:p>
          </table:table-cell>
          <table:table-cell office:value-type="string" calcext:value-type="string">
            <text:p>[[@247899]] thanks bro</text:p>
          </table:table-cell>
          <table:table-cell/>
        </table:table-row>
        <table:table-row table:style-name="ro1">
          <table:table-cell office:value-type="float" office:value="449547" calcext:value-type="float">
            <text:p>449547</text:p>
          </table:table-cell>
          <table:table-cell office:value-type="float" office:value="0" calcext:value-type="float">
            <text:p>0</text:p>
          </table:table-cell>
          <table:table-cell office:value-type="float" office:value="2292472" calcext:value-type="float">
            <text:p>2292472</text:p>
          </table:table-cell>
          <table:table-cell office:value-type="float" office:value="1881968" calcext:value-type="float">
            <text:p>1881968</text:p>
          </table:table-cell>
          <table:table-cell office:value-type="string" calcext:value-type="string">
            <text:p>Hi</text:p>
          </table:table-cell>
          <table:table-cell/>
        </table:table-row>
        <table:table-row table:style-name="ro1">
          <table:table-cell office:value-type="float" office:value="55151" calcext:value-type="float">
            <text:p>55151</text:p>
          </table:table-cell>
          <table:table-cell office:value-type="float" office:value="0" calcext:value-type="float">
            <text:p>0</text:p>
          </table:table-cell>
          <table:table-cell office:value-type="float" office:value="667345" calcext:value-type="float">
            <text:p>667345</text:p>
          </table:table-cell>
          <table:table-cell office:value-type="float" office:value="82086" calcext:value-type="float">
            <text:p>82086</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63253" calcext:value-type="float">
            <text:p>63253</text:p>
          </table:table-cell>
          <table:table-cell office:value-type="float" office:value="0" calcext:value-type="float">
            <text:p>0</text:p>
          </table:table-cell>
          <table:table-cell office:value-type="float" office:value="685670" calcext:value-type="float">
            <text:p>685670</text:p>
          </table:table-cell>
          <table:table-cell office:value-type="float" office:value="52503" calcext:value-type="float">
            <text:p>52503</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98833" calcext:value-type="float">
            <text:p>98833</text:p>
          </table:table-cell>
          <table:table-cell office:value-type="float" office:value="0" calcext:value-type="float">
            <text:p>0</text:p>
          </table:table-cell>
          <table:table-cell office:value-type="float" office:value="771430" calcext:value-type="float">
            <text:p>771430</text:p>
          </table:table-cell>
          <table:table-cell office:value-type="float" office:value="87555" calcext:value-type="float">
            <text:p>87555</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22163" calcext:value-type="float">
            <text:p>222163</text:p>
          </table:table-cell>
          <table:table-cell office:value-type="float" office:value="0" calcext:value-type="float">
            <text:p>0</text:p>
          </table:table-cell>
          <table:table-cell office:value-type="float" office:value="1145136" calcext:value-type="float">
            <text:p>1145136</text:p>
          </table:table-cell>
          <table:table-cell office:value-type="float" office:value="345286" calcext:value-type="float">
            <text:p>345286</text:p>
          </table:table-cell>
          <table:table-cell office:value-type="string" calcext:value-type="string">
            <text:p>Redme note 3</text:p>
          </table:table-cell>
          <table:table-cell/>
        </table:table-row>
        <table:table-row table:style-name="ro1">
          <table:table-cell office:value-type="float" office:value="396723" calcext:value-type="float">
            <text:p>396723</text:p>
          </table:table-cell>
          <table:table-cell office:value-type="float" office:value="0" calcext:value-type="float">
            <text:p>0</text:p>
          </table:table-cell>
          <table:table-cell office:value-type="float" office:value="1689958" calcext:value-type="float">
            <text:p>1689958</text:p>
          </table:table-cell>
          <table:table-cell office:value-type="float" office:value="977140" calcext:value-type="float">
            <text:p>977140</text:p>
          </table:table-cell>
          <table:table-cell office:value-type="string" calcext:value-type="string">
            <text:p>Hlo</text:p>
          </table:table-cell>
          <table:table-cell/>
        </table:table-row>
        <table:table-row table:style-name="ro1">
          <table:table-cell office:value-type="float" office:value="442764" calcext:value-type="float">
            <text:p>442764</text:p>
          </table:table-cell>
          <table:table-cell office:value-type="float" office:value="0" calcext:value-type="float">
            <text:p>0</text:p>
          </table:table-cell>
          <table:table-cell office:value-type="float" office:value="2298505" calcext:value-type="float">
            <text:p>2298505</text:p>
          </table:table-cell>
          <table:table-cell office:value-type="float" office:value="1714092" calcext:value-type="float">
            <text:p>1714092</text:p>
          </table:table-cell>
          <table:table-cell office:value-type="string" calcext:value-type="string">
            <text:p>good</text:p>
          </table:table-cell>
          <table:table-cell/>
        </table:table-row>
        <table:table-row table:style-name="ro1">
          <table:table-cell office:value-type="float" office:value="67012" calcext:value-type="float">
            <text:p>67012</text:p>
          </table:table-cell>
          <table:table-cell office:value-type="float" office:value="0" calcext:value-type="float">
            <text:p>0</text:p>
          </table:table-cell>
          <table:table-cell office:value-type="float" office:value="696909" calcext:value-type="float">
            <text:p>696909</text:p>
          </table:table-cell>
          <table:table-cell office:value-type="float" office:value="206687" calcext:value-type="float">
            <text:p>206687</text:p>
          </table:table-cell>
          <table:table-cell office:value-type="string" calcext:value-type="string">
            <text:p>Tai_DF thank you for your feedback, I shall add the detail shortly.</text:p>
          </table:table-cell>
          <table:table-cell/>
        </table:table-row>
        <table:table-row table:style-name="ro1">
          <table:table-cell office:value-type="float" office:value="142594" calcext:value-type="float">
            <text:p>142594</text:p>
          </table:table-cell>
          <table:table-cell office:value-type="float" office:value="0" calcext:value-type="float">
            <text:p>0</text:p>
          </table:table-cell>
          <table:table-cell office:value-type="float" office:value="873947" calcext:value-type="float">
            <text:p>873947</text:p>
          </table:table-cell>
          <table:table-cell office:value-type="float" office:value="261569" calcext:value-type="float">
            <text:p>261569</text:p>
          </table:table-cell>
          <table:table-cell office:value-type="string" calcext:value-type="string">
            <text:p>Thank you for the time you took out to go through my post ...new on it ...just learning</text:p>
          </table:table-cell>
          <table:table-cell/>
        </table:table-row>
        <table:table-row table:style-name="ro1">
          <table:table-cell office:value-type="float" office:value="285831" calcext:value-type="float">
            <text:p>285831</text:p>
          </table:table-cell>
          <table:table-cell office:value-type="float" office:value="0" calcext:value-type="float">
            <text:p>0</text:p>
          </table:table-cell>
          <table:table-cell office:value-type="float" office:value="1505805" calcext:value-type="float">
            <text:p>1505805</text:p>
          </table:table-cell>
          <table:table-cell office:value-type="float" office:value="41250" calcext:value-type="float">
            <text:p>41250</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0944" calcext:value-type="float">
            <text:p>20944</text:p>
          </table:table-cell>
          <table:table-cell office:value-type="float" office:value="0" calcext:value-type="float">
            <text:p>0</text:p>
          </table:table-cell>
          <table:table-cell office:value-type="float" office:value="586305" calcext:value-type="float">
            <text:p>586305</text:p>
          </table:table-cell>
          <table:table-cell office:value-type="float" office:value="174465" calcext:value-type="float">
            <text:p>174465</text:p>
          </table:table-cell>
          <table:table-cell office:value-type="string" calcext:value-type="string">
            <text:p>But camping will not be a good idea as it is not a tourist place</text:p>
          </table:table-cell>
          <table:table-cell/>
        </table:table-row>
        <table:table-row table:style-name="ro1">
          <table:table-cell office:value-type="float" office:value="42035" calcext:value-type="float">
            <text:p>42035</text:p>
          </table:table-cell>
          <table:table-cell office:value-type="float" office:value="0" calcext:value-type="float">
            <text:p>0</text:p>
          </table:table-cell>
          <table:table-cell office:value-type="float" office:value="637729" calcext:value-type="float">
            <text:p>637729</text:p>
          </table:table-cell>
          <table:table-cell office:value-type="float" office:value="84527" calcext:value-type="float">
            <text:p>84527</text:p>
          </table:table-cell>
          <table:table-cell office:value-type="string" calcext:value-type="string">
            <text:p>When's your next update?!</text:p>
          </table:table-cell>
          <table:table-cell/>
        </table:table-row>
        <table:table-row table:style-name="ro1">
          <table:table-cell office:value-type="float" office:value="104124" calcext:value-type="float">
            <text:p>104124</text:p>
          </table:table-cell>
          <table:table-cell office:value-type="float" office:value="0" calcext:value-type="float">
            <text:p>0</text:p>
          </table:table-cell>
          <table:table-cell office:value-type="float" office:value="786209" calcext:value-type="float">
            <text:p>786209</text:p>
          </table:table-cell>
          <table:table-cell office:value-type="float" office:value="87745" calcext:value-type="float">
            <text:p>8774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22743" calcext:value-type="float">
            <text:p>122743</text:p>
          </table:table-cell>
          <table:table-cell office:value-type="float" office:value="0" calcext:value-type="float">
            <text:p>0</text:p>
          </table:table-cell>
          <table:table-cell office:value-type="float" office:value="820298" calcext:value-type="float">
            <text:p>820298</text:p>
          </table:table-cell>
          <table:table-cell office:value-type="float" office:value="244614" calcext:value-type="float">
            <text:p>244614</text:p>
          </table:table-cell>
          <table:table-cell office:value-type="string" calcext:value-type="string">
            <text:p>Thanks dear?</text:p>
          </table:table-cell>
          <table:table-cell/>
        </table:table-row>
        <table:table-row table:style-name="ro1">
          <table:table-cell office:value-type="float" office:value="135601" calcext:value-type="float">
            <text:p>135601</text:p>
          </table:table-cell>
          <table:table-cell office:value-type="float" office:value="0" calcext:value-type="float">
            <text:p>0</text:p>
          </table:table-cell>
          <table:table-cell office:value-type="float" office:value="852911" calcext:value-type="float">
            <text:p>852911</text:p>
          </table:table-cell>
          <table:table-cell office:value-type="float" office:value="42909" calcext:value-type="float">
            <text:p>42909</text:p>
          </table:table-cell>
          <table:table-cell office:value-type="string" calcext:value-type="string">
            <text:p>woww amazing ❤️</text:p>
          </table:table-cell>
          <table:table-cell/>
        </table:table-row>
        <table:table-row table:style-name="ro1">
          <table:table-cell office:value-type="float" office:value="204423" calcext:value-type="float">
            <text:p>204423</text:p>
          </table:table-cell>
          <table:table-cell office:value-type="float" office:value="0" calcext:value-type="float">
            <text:p>0</text:p>
          </table:table-cell>
          <table:table-cell office:value-type="float" office:value="928280" calcext:value-type="float">
            <text:p>928280</text:p>
          </table:table-cell>
          <table:table-cell office:value-type="float" office:value="79760" calcext:value-type="float">
            <text:p>79760</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13456" calcext:value-type="float">
            <text:p>213456</text:p>
          </table:table-cell>
          <table:table-cell office:value-type="float" office:value="0" calcext:value-type="float">
            <text:p>0</text:p>
          </table:table-cell>
          <table:table-cell office:value-type="float" office:value="1097495" calcext:value-type="float">
            <text:p>1097495</text:p>
          </table:table-cell>
          <table:table-cell office:value-type="float" office:value="85251" calcext:value-type="float">
            <text:p>85251</text:p>
          </table:table-cell>
          <table:table-cell office:value-type="string" calcext:value-type="string">
            <text:p>When's your next update?!</text:p>
          </table:table-cell>
          <table:table-cell/>
        </table:table-row>
        <table:table-row table:style-name="ro1">
          <table:table-cell office:value-type="float" office:value="285166" calcext:value-type="float">
            <text:p>285166</text:p>
          </table:table-cell>
          <table:table-cell office:value-type="float" office:value="0" calcext:value-type="float">
            <text:p>0</text:p>
          </table:table-cell>
          <table:table-cell office:value-type="float" office:value="1500197" calcext:value-type="float">
            <text:p>1500197</text:p>
          </table:table-cell>
          <table:table-cell office:value-type="float" office:value="459706" calcext:value-type="float">
            <text:p>459706</text:p>
          </table:table-cell>
          <table:table-cell office:value-type="string" calcext:value-type="string">
            <text:p>[[@82212]] ??</text:p>
          </table:table-cell>
          <table:table-cell/>
        </table:table-row>
        <table:table-row table:style-name="ro1">
          <table:table-cell office:value-type="float" office:value="300360" calcext:value-type="float">
            <text:p>300360</text:p>
          </table:table-cell>
          <table:table-cell office:value-type="float" office:value="0" calcext:value-type="float">
            <text:p>0</text:p>
          </table:table-cell>
          <table:table-cell office:value-type="float" office:value="1586275" calcext:value-type="float">
            <text:p>1586275</text:p>
          </table:table-cell>
          <table:table-cell office:value-type="float" office:value="86852" calcext:value-type="float">
            <text:p>86852</text:p>
          </table:table-cell>
          <table:table-cell office:value-type="string" calcext:value-type="string">
            <text:p>Great one </text:p>
          </table:table-cell>
          <table:table-cell/>
        </table:table-row>
        <table:table-row table:style-name="ro1">
          <table:table-cell office:value-type="float" office:value="406853" calcext:value-type="float">
            <text:p>406853</text:p>
          </table:table-cell>
          <table:table-cell office:value-type="float" office:value="0" calcext:value-type="float">
            <text:p>0</text:p>
          </table:table-cell>
          <table:table-cell office:value-type="float" office:value="2314384" calcext:value-type="float">
            <text:p>2314384</text:p>
          </table:table-cell>
          <table:table-cell office:value-type="float" office:value="1134034" calcext:value-type="float">
            <text:p>1134034</text:p>
          </table:table-cell>
          <table:table-cell office:value-type="string" calcext:value-type="string">
            <text:p>Hy</text:p>
          </table:table-cell>
          <table:table-cell/>
        </table:table-row>
        <table:table-row table:style-name="ro1">
          <table:table-cell office:value-type="float" office:value="433218" calcext:value-type="float">
            <text:p>433218</text:p>
          </table:table-cell>
          <table:table-cell office:value-type="float" office:value="0" calcext:value-type="float">
            <text:p>0</text:p>
          </table:table-cell>
          <table:table-cell office:value-type="float" office:value="2268867" calcext:value-type="float">
            <text:p>2268867</text:p>
          </table:table-cell>
          <table:table-cell office:value-type="float" office:value="23449" calcext:value-type="float">
            <text:p>23449</text:p>
          </table:table-cell>
          <table:table-cell office:value-type="string" calcext:value-type="string">
            <text:p>its delicious</text:p>
          </table:table-cell>
          <table:table-cell/>
        </table:table-row>
        <table:table-row table:style-name="ro1">
          <table:table-cell office:value-type="float" office:value="12400" calcext:value-type="float">
            <text:p>12400</text:p>
          </table:table-cell>
          <table:table-cell office:value-type="float" office:value="0" calcext:value-type="float">
            <text:p>0</text:p>
          </table:table-cell>
          <table:table-cell office:value-type="float" office:value="434105" calcext:value-type="float">
            <text:p>434105</text:p>
          </table:table-cell>
          <table:table-cell office:value-type="float" office:value="15152" calcext:value-type="float">
            <text:p>1515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81308" calcext:value-type="float">
            <text:p>81308</text:p>
          </table:table-cell>
          <table:table-cell office:value-type="float" office:value="0" calcext:value-type="float">
            <text:p>0</text:p>
          </table:table-cell>
          <table:table-cell office:value-type="float" office:value="738558" calcext:value-type="float">
            <text:p>738558</text:p>
          </table:table-cell>
          <table:table-cell office:value-type="float" office:value="219201" calcext:value-type="float">
            <text:p>219201</text:p>
          </table:table-cell>
          <table:table-cell office:value-type="string" calcext:value-type="string">
            <text:p>[[@84335]] Thanks ?</text:p>
          </table:table-cell>
          <table:table-cell/>
        </table:table-row>
        <table:table-row table:style-name="ro1">
          <table:table-cell office:value-type="float" office:value="136230" calcext:value-type="float">
            <text:p>136230</text:p>
          </table:table-cell>
          <table:table-cell office:value-type="float" office:value="0" calcext:value-type="float">
            <text:p>0</text:p>
          </table:table-cell>
          <table:table-cell office:value-type="float" office:value="856410" calcext:value-type="float">
            <text:p>856410</text:p>
          </table:table-cell>
          <table:table-cell office:value-type="float" office:value="256037" calcext:value-type="float">
            <text:p>256037</text:p>
          </table:table-cell>
          <table:table-cell office:value-type="string" calcext:value-type="string">
            <text:p>[[@19680]] Thankyou Ishan. I will be sharing more. :)</text:p>
          </table:table-cell>
          <table:table-cell/>
        </table:table-row>
        <table:table-row table:style-name="ro1">
          <table:table-cell office:value-type="float" office:value="140244" calcext:value-type="float">
            <text:p>140244</text:p>
          </table:table-cell>
          <table:table-cell office:value-type="float" office:value="0" calcext:value-type="float">
            <text:p>0</text:p>
          </table:table-cell>
          <table:table-cell office:value-type="float" office:value="866815" calcext:value-type="float">
            <text:p>866815</text:p>
          </table:table-cell>
          <table:table-cell office:value-type="float" office:value="259310" calcext:value-type="float">
            <text:p>259310</text:p>
          </table:table-cell>
          <table:table-cell office:value-type="string" calcext:value-type="string">
            <text:p>[[@82561]] ?</text:p>
          </table:table-cell>
          <table:table-cell/>
        </table:table-row>
        <table:table-row table:style-name="ro1">
          <table:table-cell office:value-type="float" office:value="163721" calcext:value-type="float">
            <text:p>163721</text:p>
          </table:table-cell>
          <table:table-cell office:value-type="float" office:value="0" calcext:value-type="float">
            <text:p>0</text:p>
          </table:table-cell>
          <table:table-cell office:value-type="float" office:value="927303" calcext:value-type="float">
            <text:p>927303</text:p>
          </table:table-cell>
          <table:table-cell office:value-type="float" office:value="79807" calcext:value-type="float">
            <text:p>79807</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38844" calcext:value-type="float">
            <text:p>238844</text:p>
          </table:table-cell>
          <table:table-cell office:value-type="float" office:value="0" calcext:value-type="float">
            <text:p>0</text:p>
          </table:table-cell>
          <table:table-cell office:value-type="float" office:value="1198969" calcext:value-type="float">
            <text:p>1198969</text:p>
          </table:table-cell>
          <table:table-cell office:value-type="float" office:value="361997" calcext:value-type="float">
            <text:p>361997</text:p>
          </table:table-cell>
          <table:table-cell office:value-type="string" calcext:value-type="string">
            <text:p>U ll see buddy just wait , I ll share all of my experiences</text:p>
          </table:table-cell>
          <table:table-cell/>
        </table:table-row>
        <table:table-row table:style-name="ro1">
          <table:table-cell office:value-type="float" office:value="261830" calcext:value-type="float">
            <text:p>261830</text:p>
          </table:table-cell>
          <table:table-cell office:value-type="float" office:value="377640" calcext:value-type="float">
            <text:p>377640</text:p>
          </table:table-cell>
          <table:table-cell office:value-type="float" office:value="0" calcext:value-type="float">
            <text:p>0</text:p>
          </table:table-cell>
          <table:table-cell office:value-type="float" office:value="411292" calcext:value-type="float">
            <text:p>411292</text:p>
          </table:table-cell>
          <table:table-cell office:value-type="string" calcext:value-type="string">
            <text:p>Bad service</text:p>
          </table:table-cell>
          <table:table-cell/>
        </table:table-row>
        <table:table-row table:style-name="ro1">
          <table:table-cell office:value-type="float" office:value="327065" calcext:value-type="float">
            <text:p>327065</text:p>
          </table:table-cell>
          <table:table-cell office:value-type="float" office:value="0" calcext:value-type="float">
            <text:p>0</text:p>
          </table:table-cell>
          <table:table-cell office:value-type="float" office:value="1747510" calcext:value-type="float">
            <text:p>1747510</text:p>
          </table:table-cell>
          <table:table-cell office:value-type="float" office:value="439766" calcext:value-type="float">
            <text:p>439766</text:p>
          </table:table-cell>
          <table:table-cell office:value-type="string" calcext:value-type="string">
            <text:p>[[@42626]] <text:s/>I didnt edit anything bro ! It's like that only ! No filter nothing</text:p>
          </table:table-cell>
          <table:table-cell/>
        </table:table-row>
        <table:table-row table:style-name="ro1">
          <table:table-cell office:value-type="float" office:value="381166" calcext:value-type="float">
            <text:p>381166</text:p>
          </table:table-cell>
          <table:table-cell office:value-type="float" office:value="0" calcext:value-type="float">
            <text:p>0</text:p>
          </table:table-cell>
          <table:table-cell office:value-type="float" office:value="2245805" calcext:value-type="float">
            <text:p>2245805</text:p>
          </table:table-cell>
          <table:table-cell office:value-type="float" office:value="20625" calcext:value-type="float">
            <text:p>20625</text:p>
          </table:table-cell>
          <table:table-cell office:value-type="string" calcext:value-type="string">
            <text:p>[[@1]]</text:p>
          </table:table-cell>
          <table:table-cell/>
        </table:table-row>
        <table:table-row table:style-name="ro1">
          <table:table-cell office:value-type="float" office:value="442171" calcext:value-type="float">
            <text:p>442171</text:p>
          </table:table-cell>
          <table:table-cell office:value-type="float" office:value="0" calcext:value-type="float">
            <text:p>0</text:p>
          </table:table-cell>
          <table:table-cell office:value-type="float" office:value="2335614" calcext:value-type="float">
            <text:p>2335614</text:p>
          </table:table-cell>
          <table:table-cell office:value-type="float" office:value="1702603" calcext:value-type="float">
            <text:p>1702603</text:p>
          </table:table-cell>
          <table:table-cell office:value-type="string" calcext:value-type="string">
            <text:p>?</text:p>
          </table:table-cell>
          <table:table-cell/>
        </table:table-row>
        <table:table-row table:style-name="ro1">
          <table:table-cell office:value-type="float" office:value="55430" calcext:value-type="float">
            <text:p>55430</text:p>
          </table:table-cell>
          <table:table-cell office:value-type="float" office:value="0" calcext:value-type="float">
            <text:p>0</text:p>
          </table:table-cell>
          <table:table-cell office:value-type="float" office:value="667936" calcext:value-type="float">
            <text:p>667936</text:p>
          </table:table-cell>
          <table:table-cell office:value-type="float" office:value="83092" calcext:value-type="float">
            <text:p>83092</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44737" calcext:value-type="float">
            <text:p>144737</text:p>
          </table:table-cell>
          <table:table-cell office:value-type="float" office:value="0" calcext:value-type="float">
            <text:p>0</text:p>
          </table:table-cell>
          <table:table-cell office:value-type="float" office:value="877268" calcext:value-type="float">
            <text:p>877268</text:p>
          </table:table-cell>
          <table:table-cell office:value-type="float" office:value="81898" calcext:value-type="float">
            <text:p>81898</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47899" calcext:value-type="float">
            <text:p>147899</text:p>
          </table:table-cell>
          <table:table-cell office:value-type="float" office:value="0" calcext:value-type="float">
            <text:p>0</text:p>
          </table:table-cell>
          <table:table-cell office:value-type="float" office:value="885519" calcext:value-type="float">
            <text:p>885519</text:p>
          </table:table-cell>
          <table:table-cell office:value-type="float" office:value="265221" calcext:value-type="float">
            <text:p>265221</text:p>
          </table:table-cell>
          <table:table-cell office:value-type="string" calcext:value-type="string">
            <text:p>@fashion._art._beauty must do!</text:p>
          </table:table-cell>
          <table:table-cell/>
        </table:table-row>
        <table:table-row table:style-name="ro1">
          <table:table-cell office:value-type="float" office:value="271377" calcext:value-type="float">
            <text:p>271377</text:p>
          </table:table-cell>
          <table:table-cell office:value-type="float" office:value="0" calcext:value-type="float">
            <text:p>0</text:p>
          </table:table-cell>
          <table:table-cell office:value-type="float" office:value="1415876" calcext:value-type="float">
            <text:p>1415876</text:p>
          </table:table-cell>
          <table:table-cell office:value-type="float" office:value="435321" calcext:value-type="float">
            <text:p>435321</text:p>
          </table:table-cell>
          <table:table-cell office:value-type="string" calcext:value-type="string">
            <text:p>Sheydaaa monewww</text:p>
          </table:table-cell>
          <table:table-cell/>
        </table:table-row>
        <table:table-row table:style-name="ro1">
          <table:table-cell office:value-type="float" office:value="273921" calcext:value-type="float">
            <text:p>273921</text:p>
          </table:table-cell>
          <table:table-cell office:value-type="float" office:value="0" calcext:value-type="float">
            <text:p>0</text:p>
          </table:table-cell>
          <table:table-cell office:value-type="float" office:value="1431611" calcext:value-type="float">
            <text:p>1431611</text:p>
          </table:table-cell>
          <table:table-cell office:value-type="float" office:value="84643" calcext:value-type="float">
            <text:p>84643</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00963" calcext:value-type="float">
            <text:p>300963</text:p>
          </table:table-cell>
          <table:table-cell office:value-type="float" office:value="0" calcext:value-type="float">
            <text:p>0</text:p>
          </table:table-cell>
          <table:table-cell office:value-type="float" office:value="26581" calcext:value-type="float">
            <text:p>26581</text:p>
          </table:table-cell>
          <table:table-cell office:value-type="float" office:value="478443" calcext:value-type="float">
            <text:p>478443</text:p>
          </table:table-cell>
          <table:table-cell office:value-type="string" calcext:value-type="string">
            <text:p>Hi</text:p>
          </table:table-cell>
          <table:table-cell/>
        </table:table-row>
        <table:table-row table:style-name="ro1">
          <table:table-cell office:value-type="float" office:value="325750" calcext:value-type="float">
            <text:p>325750</text:p>
          </table:table-cell>
          <table:table-cell office:value-type="float" office:value="0" calcext:value-type="float">
            <text:p>0</text:p>
          </table:table-cell>
          <table:table-cell office:value-type="float" office:value="1739576" calcext:value-type="float">
            <text:p>1739576</text:p>
          </table:table-cell>
          <table:table-cell office:value-type="float" office:value="537434" calcext:value-type="float">
            <text:p>537434</text:p>
          </table:table-cell>
          <table:table-cell office:value-type="string" calcext:value-type="string">
            <text:p>[[@40084]] thank you</text:p>
          </table:table-cell>
          <table:table-cell/>
        </table:table-row>
        <table:table-row table:style-name="ro1">
          <table:table-cell office:value-type="float" office:value="350885" calcext:value-type="float">
            <text:p>350885</text:p>
          </table:table-cell>
          <table:table-cell office:value-type="float" office:value="0" calcext:value-type="float">
            <text:p>0</text:p>
          </table:table-cell>
          <table:table-cell office:value-type="float" office:value="1806236" calcext:value-type="float">
            <text:p>1806236</text:p>
          </table:table-cell>
          <table:table-cell office:value-type="float" office:value="227368" calcext:value-type="float">
            <text:p>227368</text:p>
          </table:table-cell>
          <table:table-cell office:value-type="string" calcext:value-type="string">
            <text:p>Nothing from Purani Dilli streets?</text:p>
          </table:table-cell>
          <table:table-cell/>
        </table:table-row>
        <table:table-row table:style-name="ro1">
          <table:table-cell office:value-type="float" office:value="383035" calcext:value-type="float">
            <text:p>383035</text:p>
          </table:table-cell>
          <table:table-cell office:value-type="float" office:value="0" calcext:value-type="float">
            <text:p>0</text:p>
          </table:table-cell>
          <table:table-cell office:value-type="float" office:value="2258984" calcext:value-type="float">
            <text:p>2258984</text:p>
          </table:table-cell>
          <table:table-cell office:value-type="float" office:value="348844" calcext:value-type="float">
            <text:p>348844</text:p>
          </table:table-cell>
          <table:table-cell office:value-type="string" calcext:value-type="string">
            <text:p>Nice</text:p>
          </table:table-cell>
          <table:table-cell/>
        </table:table-row>
        <table:table-row table:style-name="ro1">
          <table:table-cell office:value-type="float" office:value="49096" calcext:value-type="float">
            <text:p>49096</text:p>
          </table:table-cell>
          <table:table-cell office:value-type="float" office:value="0" calcext:value-type="float">
            <text:p>0</text:p>
          </table:table-cell>
          <table:table-cell office:value-type="float" office:value="654910" calcext:value-type="float">
            <text:p>654910</text:p>
          </table:table-cell>
          <table:table-cell office:value-type="float" office:value="135987" calcext:value-type="float">
            <text:p>135987</text:p>
          </table:table-cell>
          <table:table-cell office:value-type="string" calcext:value-type="string">
            <text:p>So glad you shared this today!</text:p>
          </table:table-cell>
          <table:table-cell/>
        </table:table-row>
        <table:table-row table:style-name="ro1">
          <table:table-cell office:value-type="float" office:value="68121" calcext:value-type="float">
            <text:p>68121</text:p>
          </table:table-cell>
          <table:table-cell office:value-type="float" office:value="0" calcext:value-type="float">
            <text:p>0</text:p>
          </table:table-cell>
          <table:table-cell office:value-type="float" office:value="700541" calcext:value-type="float">
            <text:p>700541</text:p>
          </table:table-cell>
          <table:table-cell office:value-type="float" office:value="76893" calcext:value-type="float">
            <text:p>76893</text:p>
          </table:table-cell>
          <table:table-cell office:value-type="string" calcext:value-type="string">
            <text:p>Oh my!! ?</text:p>
          </table:table-cell>
          <table:table-cell/>
        </table:table-row>
        <table:table-row table:style-name="ro1">
          <table:table-cell office:value-type="float" office:value="79872" calcext:value-type="float">
            <text:p>79872</text:p>
          </table:table-cell>
          <table:table-cell office:value-type="float" office:value="0" calcext:value-type="float">
            <text:p>0</text:p>
          </table:table-cell>
          <table:table-cell office:value-type="float" office:value="735357" calcext:value-type="float">
            <text:p>735357</text:p>
          </table:table-cell>
          <table:table-cell office:value-type="float" office:value="87803" calcext:value-type="float">
            <text:p>87803</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80664" calcext:value-type="float">
            <text:p>80664</text:p>
          </table:table-cell>
          <table:table-cell office:value-type="float" office:value="0" calcext:value-type="float">
            <text:p>0</text:p>
          </table:table-cell>
          <table:table-cell office:value-type="float" office:value="740381" calcext:value-type="float">
            <text:p>740381</text:p>
          </table:table-cell>
          <table:table-cell office:value-type="float" office:value="83689" calcext:value-type="float">
            <text:p>83689</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80867" calcext:value-type="float">
            <text:p>80867</text:p>
          </table:table-cell>
          <table:table-cell office:value-type="float" office:value="0" calcext:value-type="float">
            <text:p>0</text:p>
          </table:table-cell>
          <table:table-cell office:value-type="float" office:value="732668" calcext:value-type="float">
            <text:p>732668</text:p>
          </table:table-cell>
          <table:table-cell office:value-type="float" office:value="81632" calcext:value-type="float">
            <text:p>81632</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99208" calcext:value-type="float">
            <text:p>99208</text:p>
          </table:table-cell>
          <table:table-cell office:value-type="float" office:value="0" calcext:value-type="float">
            <text:p>0</text:p>
          </table:table-cell>
          <table:table-cell office:value-type="float" office:value="213776" calcext:value-type="float">
            <text:p>213776</text:p>
          </table:table-cell>
          <table:table-cell office:value-type="float" office:value="79664" calcext:value-type="float">
            <text:p>79664</text:p>
          </table:table-cell>
          <table:table-cell office:value-type="string" calcext:value-type="string">
            <text:p>Nice..lovely!</text:p>
          </table:table-cell>
          <table:table-cell/>
        </table:table-row>
        <table:table-row table:style-name="ro1">
          <table:table-cell office:value-type="float" office:value="208322" calcext:value-type="float">
            <text:p>208322</text:p>
          </table:table-cell>
          <table:table-cell office:value-type="float" office:value="0" calcext:value-type="float">
            <text:p>0</text:p>
          </table:table-cell>
          <table:table-cell office:value-type="float" office:value="1063084" calcext:value-type="float">
            <text:p>1063084</text:p>
          </table:table-cell>
          <table:table-cell office:value-type="float" office:value="204345" calcext:value-type="float">
            <text:p>204345</text:p>
          </table:table-cell>
          <table:table-cell office:value-type="string" calcext:value-type="string">
            <text:p>[[@305602]] when I went to a Buddhist Monastery, I just asked for flags. You get them in different sizes starting from 30 rupees</text:p>
          </table:table-cell>
          <table:table-cell/>
        </table:table-row>
        <table:table-row table:style-name="ro2">
          <table:table-cell office:value-type="float" office:value="261084" calcext:value-type="float">
            <text:p>261084</text:p>
          </table:table-cell>
          <table:table-cell office:value-type="float" office:value="0" calcext:value-type="float">
            <text:p>0</text:p>
          </table:table-cell>
          <table:table-cell office:value-type="float" office:value="1353622" calcext:value-type="float">
            <text:p>1353622</text:p>
          </table:table-cell>
          <table:table-cell office:value-type="float" office:value="414186" calcext:value-type="float">
            <text:p>414186</text:p>
          </table:table-cell>
          <table:table-cell office:value-type="string" calcext:value-type="string">
            <text:p>I think,You must be  go to ranathambhore tiger reserve ,sariska national park</text:p>
            <text:p>And come to pink city ,Jaipur, Rajasthan.</text:p>
          </table:table-cell>
          <table:table-cell/>
        </table:table-row>
        <table:table-row table:style-name="ro1">
          <table:table-cell office:value-type="float" office:value="267975" calcext:value-type="float">
            <text:p>267975</text:p>
          </table:table-cell>
          <table:table-cell office:value-type="float" office:value="0" calcext:value-type="float">
            <text:p>0</text:p>
          </table:table-cell>
          <table:table-cell office:value-type="float" office:value="1396336" calcext:value-type="float">
            <text:p>1396336</text:p>
          </table:table-cell>
          <table:table-cell office:value-type="float" office:value="84124" calcext:value-type="float">
            <text:p>84124</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15303" calcext:value-type="float">
            <text:p>315303</text:p>
          </table:table-cell>
          <table:table-cell office:value-type="float" office:value="0" calcext:value-type="float">
            <text:p>0</text:p>
          </table:table-cell>
          <table:table-cell office:value-type="float" office:value="1674822" calcext:value-type="float">
            <text:p>1674822</text:p>
          </table:table-cell>
          <table:table-cell office:value-type="float" office:value="81680" calcext:value-type="float">
            <text:p>81680</text:p>
          </table:table-cell>
          <table:table-cell office:value-type="string" calcext:value-type="string">
            <text:p>Your trail is detailed perfectly!</text:p>
          </table:table-cell>
          <table:table-cell/>
        </table:table-row>
        <table:table-row table:style-name="ro1">
          <table:table-cell office:value-type="float" office:value="462237" calcext:value-type="float">
            <text:p>462237</text:p>
          </table:table-cell>
          <table:table-cell office:value-type="float" office:value="0" calcext:value-type="float">
            <text:p>0</text:p>
          </table:table-cell>
          <table:table-cell office:value-type="float" office:value="2276669" calcext:value-type="float">
            <text:p>2276669</text:p>
          </table:table-cell>
          <table:table-cell office:value-type="float" office:value="2223475" calcext:value-type="float">
            <text:p>2223475</text:p>
          </table:table-cell>
          <table:table-cell office:value-type="string" calcext:value-type="string">
            <text:p>Hello jaan</text:p>
          </table:table-cell>
          <table:table-cell/>
        </table:table-row>
        <table:table-row table:style-name="ro1">
          <table:table-cell office:value-type="float" office:value="28053" calcext:value-type="float">
            <text:p>28053</text:p>
          </table:table-cell>
          <table:table-cell office:value-type="float" office:value="0" calcext:value-type="float">
            <text:p>0</text:p>
          </table:table-cell>
          <table:table-cell office:value-type="float" office:value="607415" calcext:value-type="float">
            <text:p>607415</text:p>
          </table:table-cell>
          <table:table-cell office:value-type="float" office:value="169701" calcext:value-type="float">
            <text:p>169701</text:p>
          </table:table-cell>
          <table:table-cell office:value-type="string" calcext:value-type="string">
            <text:p>[[@20008]] sorry? Samjha nahi !</text:p>
          </table:table-cell>
          <table:table-cell/>
        </table:table-row>
        <table:table-row table:style-name="ro1">
          <table:table-cell office:value-type="float" office:value="190675" calcext:value-type="float">
            <text:p>190675</text:p>
          </table:table-cell>
          <table:table-cell office:value-type="float" office:value="0" calcext:value-type="float">
            <text:p>0</text:p>
          </table:table-cell>
          <table:table-cell office:value-type="float" office:value="991076" calcext:value-type="float">
            <text:p>991076</text:p>
          </table:table-cell>
          <table:table-cell office:value-type="float" office:value="298828" calcext:value-type="float">
            <text:p>298828</text:p>
          </table:table-cell>
          <table:table-cell office:value-type="string" calcext:value-type="string">
            <text:p>[[@50308]] thanks for your suggestions... Sure I will post... Appreciated... ??</text:p>
          </table:table-cell>
          <table:table-cell/>
        </table:table-row>
        <table:table-row table:style-name="ro1">
          <table:table-cell office:value-type="float" office:value="306380" calcext:value-type="float">
            <text:p>306380</text:p>
          </table:table-cell>
          <table:table-cell office:value-type="float" office:value="0" calcext:value-type="float">
            <text:p>0</text:p>
          </table:table-cell>
          <table:table-cell office:value-type="float" office:value="1619489" calcext:value-type="float">
            <text:p>1619489</text:p>
          </table:table-cell>
          <table:table-cell office:value-type="float" office:value="84302" calcext:value-type="float">
            <text:p>84302</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400311" calcext:value-type="float">
            <text:p>400311</text:p>
          </table:table-cell>
          <table:table-cell office:value-type="float" office:value="0" calcext:value-type="float">
            <text:p>0</text:p>
          </table:table-cell>
          <table:table-cell office:value-type="float" office:value="973110" calcext:value-type="float">
            <text:p>973110</text:p>
          </table:table-cell>
          <table:table-cell office:value-type="float" office:value="11778" calcext:value-type="float">
            <text:p>11778</text:p>
          </table:table-cell>
          <table:table-cell office:value-type="string" calcext:value-type="string">
            <text:p>im in love with goa</text:p>
          </table:table-cell>
          <table:table-cell/>
        </table:table-row>
        <table:table-row table:style-name="ro1">
          <table:table-cell office:value-type="float" office:value="424185" calcext:value-type="float">
            <text:p>424185</text:p>
          </table:table-cell>
          <table:table-cell office:value-type="float" office:value="0" calcext:value-type="float">
            <text:p>0</text:p>
          </table:table-cell>
          <table:table-cell office:value-type="float" office:value="52635" calcext:value-type="float">
            <text:p>52635</text:p>
          </table:table-cell>
          <table:table-cell office:value-type="float" office:value="14794" calcext:value-type="float">
            <text:p>14794</text:p>
          </table:table-cell>
          <table:table-cell office:value-type="string" calcext:value-type="string">
            <text:p>Please do some video vlogs </text:p>
          </table:table-cell>
          <table:table-cell/>
        </table:table-row>
        <table:table-row table:style-name="ro1">
          <table:table-cell office:value-type="float" office:value="446092" calcext:value-type="float">
            <text:p>446092</text:p>
          </table:table-cell>
          <table:table-cell office:value-type="float" office:value="0" calcext:value-type="float">
            <text:p>0</text:p>
          </table:table-cell>
          <table:table-cell office:value-type="float" office:value="2329097" calcext:value-type="float">
            <text:p>2329097</text:p>
          </table:table-cell>
          <table:table-cell office:value-type="float" office:value="1801044" calcext:value-type="float">
            <text:p>1801044</text:p>
          </table:table-cell>
          <table:table-cell office:value-type="string" calcext:value-type="string">
            <text:p>Hii</text:p>
          </table:table-cell>
          <table:table-cell/>
        </table:table-row>
        <table:table-row table:style-name="ro1">
          <table:table-cell office:value-type="float" office:value="75012" calcext:value-type="float">
            <text:p>75012</text:p>
          </table:table-cell>
          <table:table-cell office:value-type="float" office:value="0" calcext:value-type="float">
            <text:p>0</text:p>
          </table:table-cell>
          <table:table-cell office:value-type="float" office:value="719966" calcext:value-type="float">
            <text:p>719966</text:p>
          </table:table-cell>
          <table:table-cell office:value-type="float" office:value="85035" calcext:value-type="float">
            <text:p>85035</text:p>
          </table:table-cell>
          <table:table-cell office:value-type="string" calcext:value-type="string">
            <text:p>Fantastic Work <text:s/>?</text:p>
          </table:table-cell>
          <table:table-cell/>
        </table:table-row>
        <table:table-row table:style-name="ro1">
          <table:table-cell office:value-type="float" office:value="76331" calcext:value-type="float">
            <text:p>76331</text:p>
          </table:table-cell>
          <table:table-cell office:value-type="float" office:value="0" calcext:value-type="float">
            <text:p>0</text:p>
          </table:table-cell>
          <table:table-cell office:value-type="float" office:value="724581" calcext:value-type="float">
            <text:p>724581</text:p>
          </table:table-cell>
          <table:table-cell office:value-type="float" office:value="83842" calcext:value-type="float">
            <text:p>83842</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86667" calcext:value-type="float">
            <text:p>86667</text:p>
          </table:table-cell>
          <table:table-cell office:value-type="float" office:value="0" calcext:value-type="float">
            <text:p>0</text:p>
          </table:table-cell>
          <table:table-cell office:value-type="float" office:value="741792" calcext:value-type="float">
            <text:p>741792</text:p>
          </table:table-cell>
          <table:table-cell office:value-type="float" office:value="220265" calcext:value-type="float">
            <text:p>220265</text:p>
          </table:table-cell>
          <table:table-cell office:value-type="string" calcext:value-type="string">
            <text:p>[[@88317]] thank you</text:p>
          </table:table-cell>
          <table:table-cell/>
        </table:table-row>
        <table:table-row table:style-name="ro1">
          <table:table-cell office:value-type="float" office:value="88375" calcext:value-type="float">
            <text:p>88375</text:p>
          </table:table-cell>
          <table:table-cell office:value-type="float" office:value="0" calcext:value-type="float">
            <text:p>0</text:p>
          </table:table-cell>
          <table:table-cell office:value-type="float" office:value="728510" calcext:value-type="float">
            <text:p>728510</text:p>
          </table:table-cell>
          <table:table-cell office:value-type="float" office:value="86113" calcext:value-type="float">
            <text:p>86113</text:p>
          </table:table-cell>
          <table:table-cell office:value-type="string" calcext:value-type="string">
            <text:p>Gorgeous trail ??</text:p>
          </table:table-cell>
          <table:table-cell/>
        </table:table-row>
        <table:table-row table:style-name="ro1">
          <table:table-cell office:value-type="float" office:value="90665" calcext:value-type="float">
            <text:p>90665</text:p>
          </table:table-cell>
          <table:table-cell office:value-type="float" office:value="0" calcext:value-type="float">
            <text:p>0</text:p>
          </table:table-cell>
          <table:table-cell office:value-type="float" office:value="753636" calcext:value-type="float">
            <text:p>753636</text:p>
          </table:table-cell>
          <table:table-cell office:value-type="float" office:value="76320" calcext:value-type="float">
            <text:p>76320</text:p>
          </table:table-cell>
          <table:table-cell office:value-type="string" calcext:value-type="string">
            <text:p>Gorgeous trail this one!</text:p>
          </table:table-cell>
          <table:table-cell/>
        </table:table-row>
        <table:table-row table:style-name="ro1">
          <table:table-cell office:value-type="float" office:value="113513" calcext:value-type="float">
            <text:p>113513</text:p>
          </table:table-cell>
          <table:table-cell office:value-type="float" office:value="0" calcext:value-type="float">
            <text:p>0</text:p>
          </table:table-cell>
          <table:table-cell office:value-type="float" office:value="806582" calcext:value-type="float">
            <text:p>806582</text:p>
          </table:table-cell>
          <table:table-cell office:value-type="float" office:value="88311" calcext:value-type="float">
            <text:p>8831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34407" calcext:value-type="float">
            <text:p>134407</text:p>
          </table:table-cell>
          <table:table-cell office:value-type="float" office:value="0" calcext:value-type="float">
            <text:p>0</text:p>
          </table:table-cell>
          <table:table-cell office:value-type="float" office:value="851756" calcext:value-type="float">
            <text:p>851756</text:p>
          </table:table-cell>
          <table:table-cell office:value-type="float" office:value="80274" calcext:value-type="float">
            <text:p>80274</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59658" calcext:value-type="float">
            <text:p>159658</text:p>
          </table:table-cell>
          <table:table-cell office:value-type="float" office:value="0" calcext:value-type="float">
            <text:p>0</text:p>
          </table:table-cell>
          <table:table-cell office:value-type="float" office:value="914439" calcext:value-type="float">
            <text:p>914439</text:p>
          </table:table-cell>
          <table:table-cell office:value-type="float" office:value="270783" calcext:value-type="float">
            <text:p>270783</text:p>
          </table:table-cell>
          <table:table-cell office:value-type="string" calcext:value-type="string">
            <text:p>[[@44970]] thanks bro</text:p>
          </table:table-cell>
          <table:table-cell/>
        </table:table-row>
        <table:table-row table:style-name="ro1">
          <table:table-cell office:value-type="float" office:value="227520" calcext:value-type="float">
            <text:p>227520</text:p>
          </table:table-cell>
          <table:table-cell office:value-type="float" office:value="0" calcext:value-type="float">
            <text:p>0</text:p>
          </table:table-cell>
          <table:table-cell office:value-type="float" office:value="1168974" calcext:value-type="float">
            <text:p>1168974</text:p>
          </table:table-cell>
          <table:table-cell office:value-type="float" office:value="79160" calcext:value-type="float">
            <text:p>79160</text:p>
          </table:table-cell>
          <table:table-cell office:value-type="string" calcext:value-type="string">
            <text:p>Nyc shot ❤️❤️❤️</text:p>
          </table:table-cell>
          <table:table-cell/>
        </table:table-row>
        <table:table-row table:style-name="ro1">
          <table:table-cell office:value-type="float" office:value="228492" calcext:value-type="float">
            <text:p>228492</text:p>
          </table:table-cell>
          <table:table-cell office:value-type="float" office:value="0" calcext:value-type="float">
            <text:p>0</text:p>
          </table:table-cell>
          <table:table-cell office:value-type="float" office:value="1164895" calcext:value-type="float">
            <text:p>1164895</text:p>
          </table:table-cell>
          <table:table-cell office:value-type="float" office:value="77130" calcext:value-type="float">
            <text:p>77130</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232601" calcext:value-type="float">
            <text:p>232601</text:p>
          </table:table-cell>
          <table:table-cell office:value-type="float" office:value="680288" calcext:value-type="float">
            <text:p>680288</text:p>
          </table:table-cell>
          <table:table-cell office:value-type="float" office:value="0" calcext:value-type="float">
            <text:p>0</text:p>
          </table:table-cell>
          <table:table-cell office:value-type="float" office:value="197151" calcext:value-type="float">
            <text:p>197151</text:p>
          </table:table-cell>
          <table:table-cell office:value-type="string" calcext:value-type="string">
            <text:p>Check-out ashvikkapoor_ on Instagram for more pics and breathtaking views</text:p>
          </table:table-cell>
          <table:table-cell/>
        </table:table-row>
        <table:table-row table:style-name="ro1">
          <table:table-cell office:value-type="float" office:value="266830" calcext:value-type="float">
            <text:p>266830</text:p>
          </table:table-cell>
          <table:table-cell office:value-type="float" office:value="0" calcext:value-type="float">
            <text:p>0</text:p>
          </table:table-cell>
          <table:table-cell office:value-type="float" office:value="1392464" calcext:value-type="float">
            <text:p>1392464</text:p>
          </table:table-cell>
          <table:table-cell office:value-type="float" office:value="427472" calcext:value-type="float">
            <text:p>427472</text:p>
          </table:table-cell>
          <table:table-cell office:value-type="string" calcext:value-type="string">
            <text:p>[[@52415]] thankuu?</text:p>
          </table:table-cell>
          <table:table-cell/>
        </table:table-row>
        <table:table-row table:style-name="ro1">
          <table:table-cell office:value-type="float" office:value="326963" calcext:value-type="float">
            <text:p>326963</text:p>
          </table:table-cell>
          <table:table-cell office:value-type="float" office:value="0" calcext:value-type="float">
            <text:p>0</text:p>
          </table:table-cell>
          <table:table-cell office:value-type="float" office:value="1748723" calcext:value-type="float">
            <text:p>1748723</text:p>
          </table:table-cell>
          <table:table-cell office:value-type="float" office:value="18467" calcext:value-type="float">
            <text:p>1846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433794" calcext:value-type="float">
            <text:p>433794</text:p>
          </table:table-cell>
          <table:table-cell office:value-type="float" office:value="0" calcext:value-type="float">
            <text:p>0</text:p>
          </table:table-cell>
          <table:table-cell office:value-type="float" office:value="2360987" calcext:value-type="float">
            <text:p>2360987</text:p>
          </table:table-cell>
          <table:table-cell office:value-type="float" office:value="1386692" calcext:value-type="float">
            <text:p>1386692</text:p>
          </table:table-cell>
          <table:table-cell office:value-type="string" calcext:value-type="string">
            <text:p>Fantastic</text:p>
          </table:table-cell>
          <table:table-cell/>
        </table:table-row>
        <table:table-row table:style-name="ro1">
          <table:table-cell office:value-type="float" office:value="452003" calcext:value-type="float">
            <text:p>452003</text:p>
          </table:table-cell>
          <table:table-cell office:value-type="float" office:value="0" calcext:value-type="float">
            <text:p>0</text:p>
          </table:table-cell>
          <table:table-cell office:value-type="float" office:value="2151009" calcext:value-type="float">
            <text:p>2151009</text:p>
          </table:table-cell>
          <table:table-cell office:value-type="float" office:value="1903145" calcext:value-type="float">
            <text:p>1903145</text:p>
          </table:table-cell>
          <table:table-cell office:value-type="string" calcext:value-type="string">
            <text:p>Hy</text:p>
          </table:table-cell>
          <table:table-cell/>
        </table:table-row>
        <table:table-row table:style-name="ro1">
          <table:table-cell office:value-type="float" office:value="2468" calcext:value-type="float">
            <text:p>2468</text:p>
          </table:table-cell>
          <table:table-cell office:value-type="float" office:value="8158" calcext:value-type="float">
            <text:p>815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Their Dhoklas n Khandviare are amazing!</text:p>
          </table:table-cell>
          <table:table-cell/>
        </table:table-row>
        <table:table-row table:style-name="ro1">
          <table:table-cell office:value-type="float" office:value="120635" calcext:value-type="float">
            <text:p>120635</text:p>
          </table:table-cell>
          <table:table-cell office:value-type="float" office:value="0" calcext:value-type="float">
            <text:p>0</text:p>
          </table:table-cell>
          <table:table-cell office:value-type="float" office:value="61482" calcext:value-type="float">
            <text:p>61482</text:p>
          </table:table-cell>
          <table:table-cell office:value-type="float" office:value="81129" calcext:value-type="float">
            <text:p>81129</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59991" calcext:value-type="float">
            <text:p>159991</text:p>
          </table:table-cell>
          <table:table-cell office:value-type="float" office:value="0" calcext:value-type="float">
            <text:p>0</text:p>
          </table:table-cell>
          <table:table-cell office:value-type="float" office:value="910692" calcext:value-type="float">
            <text:p>910692</text:p>
          </table:table-cell>
          <table:table-cell office:value-type="float" office:value="77608" calcext:value-type="float">
            <text:p>77608</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80564" calcext:value-type="float">
            <text:p>180564</text:p>
          </table:table-cell>
          <table:table-cell office:value-type="float" office:value="0" calcext:value-type="float">
            <text:p>0</text:p>
          </table:table-cell>
          <table:table-cell office:value-type="float" office:value="971130" calcext:value-type="float">
            <text:p>971130</text:p>
          </table:table-cell>
          <table:table-cell office:value-type="float" office:value="269519" calcext:value-type="float">
            <text:p>269519</text:p>
          </table:table-cell>
          <table:table-cell office:value-type="string" calcext:value-type="string">
            <text:p>[[@40426]] what details do you need ?</text:p>
          </table:table-cell>
          <table:table-cell/>
        </table:table-row>
        <table:table-row table:style-name="ro1">
          <table:table-cell office:value-type="float" office:value="194339" calcext:value-type="float">
            <text:p>194339</text:p>
          </table:table-cell>
          <table:table-cell office:value-type="float" office:value="0" calcext:value-type="float">
            <text:p>0</text:p>
          </table:table-cell>
          <table:table-cell office:value-type="float" office:value="1008546" calcext:value-type="float">
            <text:p>1008546</text:p>
          </table:table-cell>
          <table:table-cell office:value-type="float" office:value="78020" calcext:value-type="float">
            <text:p>78020</text:p>
          </table:table-cell>
          <table:table-cell office:value-type="string" calcext:value-type="string">
            <text:p>This trail got me searching for railway tickets! so inspiring!</text:p>
          </table:table-cell>
          <table:table-cell/>
        </table:table-row>
        <table:table-row table:style-name="ro2">
          <table:table-cell office:value-type="float" office:value="218722" calcext:value-type="float">
            <text:p>218722</text:p>
          </table:table-cell>
          <table:table-cell office:value-type="float" office:value="0" calcext:value-type="float">
            <text:p>0</text:p>
          </table:table-cell>
          <table:table-cell office:value-type="float" office:value="1124891" calcext:value-type="float">
            <text:p>1124891</text:p>
          </table:table-cell>
          <table:table-cell office:value-type="float" office:value="339011" calcext:value-type="float">
            <text:p>339011</text:p>
          </table:table-cell>
          <table:table-cell office:value-type="string" calcext:value-type="string">
            <text:p>[[@79270]] </text:p>
            <text:p>Well i didn't experienced trekking there but the city is full of waterfalls, view points. Lovely weather ?</text:p>
          </table:table-cell>
          <table:table-cell/>
        </table:table-row>
        <table:table-row table:style-name="ro1">
          <table:table-cell office:value-type="float" office:value="270451" calcext:value-type="float">
            <text:p>270451</text:p>
          </table:table-cell>
          <table:table-cell office:value-type="float" office:value="0" calcext:value-type="float">
            <text:p>0</text:p>
          </table:table-cell>
          <table:table-cell office:value-type="float" office:value="1408179" calcext:value-type="float">
            <text:p>1408179</text:p>
          </table:table-cell>
          <table:table-cell office:value-type="float" office:value="40686" calcext:value-type="float">
            <text:p>40686</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427414" calcext:value-type="float">
            <text:p>427414</text:p>
          </table:table-cell>
          <table:table-cell office:value-type="float" office:value="0" calcext:value-type="float">
            <text:p>0</text:p>
          </table:table-cell>
          <table:table-cell office:value-type="float" office:value="449" calcext:value-type="float">
            <text:p>449</text:p>
          </table:table-cell>
          <table:table-cell office:value-type="float" office:value="19583" calcext:value-type="float">
            <text:p>19583</text:p>
          </table:table-cell>
          <table:table-cell office:value-type="string" calcext:value-type="string">
            <text:p>im going here for sure</text:p>
          </table:table-cell>
          <table:table-cell/>
        </table:table-row>
        <table:table-row table:style-name="ro1">
          <table:table-cell office:value-type="float" office:value="23149" calcext:value-type="float">
            <text:p>23149</text:p>
          </table:table-cell>
          <table:table-cell office:value-type="float" office:value="0" calcext:value-type="float">
            <text:p>0</text:p>
          </table:table-cell>
          <table:table-cell office:value-type="float" office:value="593641" calcext:value-type="float">
            <text:p>593641</text:p>
          </table:table-cell>
          <table:table-cell office:value-type="float" office:value="177529" calcext:value-type="float">
            <text:p>177529</text:p>
          </table:table-cell>
          <table:table-cell office:value-type="string" calcext:value-type="string">
            <text:p>[[@41236]] Thanks girl ??</text:p>
          </table:table-cell>
          <table:table-cell/>
        </table:table-row>
        <table:table-row table:style-name="ro1">
          <table:table-cell office:value-type="float" office:value="87442" calcext:value-type="float">
            <text:p>87442</text:p>
          </table:table-cell>
          <table:table-cell office:value-type="float" office:value="0" calcext:value-type="float">
            <text:p>0</text:p>
          </table:table-cell>
          <table:table-cell office:value-type="float" office:value="745239" calcext:value-type="float">
            <text:p>745239</text:p>
          </table:table-cell>
          <table:table-cell office:value-type="float" office:value="221370" calcext:value-type="float">
            <text:p>221370</text:p>
          </table:table-cell>
          <table:table-cell office:value-type="string" calcext:value-type="string">
            <text:p>I will uploaded mote contens soon...</text:p>
          </table:table-cell>
          <table:table-cell/>
        </table:table-row>
        <table:table-row table:style-name="ro1">
          <table:table-cell office:value-type="float" office:value="209331" calcext:value-type="float">
            <text:p>209331</text:p>
          </table:table-cell>
          <table:table-cell office:value-type="float" office:value="0" calcext:value-type="float">
            <text:p>0</text:p>
          </table:table-cell>
          <table:table-cell office:value-type="float" office:value="1076295" calcext:value-type="float">
            <text:p>1076295</text:p>
          </table:table-cell>
          <table:table-cell office:value-type="float" office:value="308710" calcext:value-type="float">
            <text:p>308710</text:p>
          </table:table-cell>
          <table:table-cell office:value-type="string" calcext:value-type="string">
            <text:p>its my channel on youtube and i made a video about crescent beauty</text:p>
          </table:table-cell>
          <table:table-cell/>
        </table:table-row>
        <table:table-row table:style-name="ro1">
          <table:table-cell office:value-type="float" office:value="236647" calcext:value-type="float">
            <text:p>236647</text:p>
          </table:table-cell>
          <table:table-cell office:value-type="float" office:value="0" calcext:value-type="float">
            <text:p>0</text:p>
          </table:table-cell>
          <table:table-cell office:value-type="float" office:value="1179868" calcext:value-type="float">
            <text:p>1179868</text:p>
          </table:table-cell>
          <table:table-cell office:value-type="float" office:value="87205" calcext:value-type="float">
            <text:p>87205</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440326" calcext:value-type="float">
            <text:p>440326</text:p>
          </table:table-cell>
          <table:table-cell office:value-type="float" office:value="0" calcext:value-type="float">
            <text:p>0</text:p>
          </table:table-cell>
          <table:table-cell office:value-type="float" office:value="2265976" calcext:value-type="float">
            <text:p>2265976</text:p>
          </table:table-cell>
          <table:table-cell office:value-type="float" office:value="1653702" calcext:value-type="float">
            <text:p>1653702</text:p>
          </table:table-cell>
          <table:table-cell office:value-type="string" calcext:value-type="string">
            <text:p>Hii</text:p>
          </table:table-cell>
          <table:table-cell/>
        </table:table-row>
        <table:table-row table:style-name="ro1">
          <table:table-cell office:value-type="float" office:value="76430" calcext:value-type="float">
            <text:p>76430</text:p>
          </table:table-cell>
          <table:table-cell office:value-type="float" office:value="0" calcext:value-type="float">
            <text:p>0</text:p>
          </table:table-cell>
          <table:table-cell office:value-type="float" office:value="726141" calcext:value-type="float">
            <text:p>726141</text:p>
          </table:table-cell>
          <table:table-cell office:value-type="float" office:value="215539" calcext:value-type="float">
            <text:p>215539</text:p>
          </table:table-cell>
          <table:table-cell office:value-type="string" calcext:value-type="string">
            <text:p>[[@45777]] thank u ?</text:p>
          </table:table-cell>
          <table:table-cell/>
        </table:table-row>
        <table:table-row table:style-name="ro1">
          <table:table-cell office:value-type="float" office:value="94756" calcext:value-type="float">
            <text:p>94756</text:p>
          </table:table-cell>
          <table:table-cell office:value-type="float" office:value="0" calcext:value-type="float">
            <text:p>0</text:p>
          </table:table-cell>
          <table:table-cell office:value-type="float" office:value="763753" calcext:value-type="float">
            <text:p>763753</text:p>
          </table:table-cell>
          <table:table-cell office:value-type="float" office:value="49485" calcext:value-type="float">
            <text:p>49485</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114972" calcext:value-type="float">
            <text:p>114972</text:p>
          </table:table-cell>
          <table:table-cell office:value-type="float" office:value="0" calcext:value-type="float">
            <text:p>0</text:p>
          </table:table-cell>
          <table:table-cell office:value-type="float" office:value="811991" calcext:value-type="float">
            <text:p>811991</text:p>
          </table:table-cell>
          <table:table-cell office:value-type="float" office:value="79783" calcext:value-type="float">
            <text:p>79783</text:p>
          </table:table-cell>
          <table:table-cell office:value-type="string" calcext:value-type="string">
            <text:p>Sahi hai yeh toh bc</text:p>
          </table:table-cell>
          <table:table-cell/>
        </table:table-row>
        <table:table-row table:style-name="ro1">
          <table:table-cell office:value-type="float" office:value="117858" calcext:value-type="float">
            <text:p>117858</text:p>
          </table:table-cell>
          <table:table-cell office:value-type="float" office:value="0" calcext:value-type="float">
            <text:p>0</text:p>
          </table:table-cell>
          <table:table-cell office:value-type="float" office:value="217302" calcext:value-type="float">
            <text:p>217302</text:p>
          </table:table-cell>
          <table:table-cell office:value-type="float" office:value="42710" calcext:value-type="float">
            <text:p>42710</text:p>
          </table:table-cell>
          <table:table-cell office:value-type="string" calcext:value-type="string">
            <text:p>Subahnaalah!</text:p>
          </table:table-cell>
          <table:table-cell/>
        </table:table-row>
        <table:table-row table:style-name="ro1">
          <table:table-cell office:value-type="float" office:value="122384" calcext:value-type="float">
            <text:p>122384</text:p>
          </table:table-cell>
          <table:table-cell office:value-type="float" office:value="0" calcext:value-type="float">
            <text:p>0</text:p>
          </table:table-cell>
          <table:table-cell office:value-type="float" office:value="819708" calcext:value-type="float">
            <text:p>819708</text:p>
          </table:table-cell>
          <table:table-cell office:value-type="float" office:value="79745" calcext:value-type="float">
            <text:p>79745</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33049" calcext:value-type="float">
            <text:p>133049</text:p>
          </table:table-cell>
          <table:table-cell office:value-type="float" office:value="0" calcext:value-type="float">
            <text:p>0</text:p>
          </table:table-cell>
          <table:table-cell office:value-type="float" office:value="841116" calcext:value-type="float">
            <text:p>841116</text:p>
          </table:table-cell>
          <table:table-cell office:value-type="float" office:value="251046" calcext:value-type="float">
            <text:p>251046</text:p>
          </table:table-cell>
          <table:table-cell office:value-type="string" calcext:value-type="string">
            <text:p>[[@39952]] thanks a lot :)</text:p>
          </table:table-cell>
          <table:table-cell/>
        </table:table-row>
        <table:table-row table:style-name="ro1">
          <table:table-cell office:value-type="float" office:value="241215" calcext:value-type="float">
            <text:p>241215</text:p>
          </table:table-cell>
          <table:table-cell office:value-type="float" office:value="0" calcext:value-type="float">
            <text:p>0</text:p>
          </table:table-cell>
          <table:table-cell office:value-type="float" office:value="1198463" calcext:value-type="float">
            <text:p>1198463</text:p>
          </table:table-cell>
          <table:table-cell office:value-type="float" office:value="361860" calcext:value-type="float">
            <text:p>361860</text:p>
          </table:table-cell>
          <table:table-cell office:value-type="string" calcext:value-type="string">
            <text:p>[[@79352]] let me know when you are ready ill arrange you camping here.</text:p>
          </table:table-cell>
          <table:table-cell/>
        </table:table-row>
        <table:table-row table:style-name="ro1">
          <table:table-cell office:value-type="float" office:value="422579" calcext:value-type="float">
            <text:p>422579</text:p>
          </table:table-cell>
          <table:table-cell office:value-type="float" office:value="0" calcext:value-type="float">
            <text:p>0</text:p>
          </table:table-cell>
          <table:table-cell office:value-type="float" office:value="98265" calcext:value-type="float">
            <text:p>98265</text:p>
          </table:table-cell>
          <table:table-cell office:value-type="float" office:value="5344" calcext:value-type="float">
            <text:p>5344</text:p>
          </table:table-cell>
          <table:table-cell office:value-type="string" calcext:value-type="string">
            <text:p>delicious !!</text:p>
          </table:table-cell>
          <table:table-cell/>
        </table:table-row>
        <table:table-row table:style-name="ro1">
          <table:table-cell office:value-type="float" office:value="443086" calcext:value-type="float">
            <text:p>443086</text:p>
          </table:table-cell>
          <table:table-cell office:value-type="float" office:value="0" calcext:value-type="float">
            <text:p>0</text:p>
          </table:table-cell>
          <table:table-cell office:value-type="float" office:value="2446531" calcext:value-type="float">
            <text:p>2446531</text:p>
          </table:table-cell>
          <table:table-cell office:value-type="float" office:value="1714135" calcext:value-type="float">
            <text:p>1714135</text:p>
          </table:table-cell>
          <table:table-cell office:value-type="string" calcext:value-type="string">
            <text:p>Radhe radhe</text:p>
          </table:table-cell>
          <table:table-cell/>
        </table:table-row>
        <table:table-row table:style-name="ro1">
          <table:table-cell office:value-type="float" office:value="6345" calcext:value-type="float">
            <text:p>6345</text:p>
          </table:table-cell>
          <table:table-cell office:value-type="float" office:value="0" calcext:value-type="float">
            <text:p>0</text:p>
          </table:table-cell>
          <table:table-cell office:value-type="float" office:value="68315" calcext:value-type="float">
            <text:p>68315</text:p>
          </table:table-cell>
          <table:table-cell office:value-type="float" office:value="53028" calcext:value-type="float">
            <text:p>53028</text:p>
          </table:table-cell>
          <table:table-cell office:value-type="string" calcext:value-type="string">
            <text:p>Amazing.. :)</text:p>
          </table:table-cell>
          <table:table-cell/>
        </table:table-row>
        <table:table-row table:style-name="ro1">
          <table:table-cell office:value-type="float" office:value="18233" calcext:value-type="float">
            <text:p>18233</text:p>
          </table:table-cell>
          <table:table-cell office:value-type="float" office:value="0" calcext:value-type="float">
            <text:p>0</text:p>
          </table:table-cell>
          <table:table-cell office:value-type="float" office:value="581160" calcext:value-type="float">
            <text:p>581160</text:p>
          </table:table-cell>
          <table:table-cell office:value-type="float" office:value="85313" calcext:value-type="float">
            <text:p>85313</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50696" calcext:value-type="float">
            <text:p>50696</text:p>
          </table:table-cell>
          <table:table-cell office:value-type="float" office:value="0" calcext:value-type="float">
            <text:p>0</text:p>
          </table:table-cell>
          <table:table-cell office:value-type="float" office:value="657754" calcext:value-type="float">
            <text:p>657754</text:p>
          </table:table-cell>
          <table:table-cell office:value-type="float" office:value="87721" calcext:value-type="float">
            <text:p>87721</text:p>
          </table:table-cell>
          <table:table-cell office:value-type="string" calcext:value-type="string">
            <text:p>Woah! </text:p>
          </table:table-cell>
          <table:table-cell/>
        </table:table-row>
        <table:table-row table:style-name="ro1">
          <table:table-cell office:value-type="float" office:value="83318" calcext:value-type="float">
            <text:p>83318</text:p>
          </table:table-cell>
          <table:table-cell office:value-type="float" office:value="0" calcext:value-type="float">
            <text:p>0</text:p>
          </table:table-cell>
          <table:table-cell office:value-type="float" office:value="111900" calcext:value-type="float">
            <text:p>111900</text:p>
          </table:table-cell>
          <table:table-cell office:value-type="float" office:value="41110" calcext:value-type="float">
            <text:p>41110</text:p>
          </table:table-cell>
          <table:table-cell office:value-type="string" calcext:value-type="string">
            <text:p>Tum ho bemissal, kya trail hai ekdum</text:p>
          </table:table-cell>
          <table:table-cell/>
        </table:table-row>
        <table:table-row table:style-name="ro1">
          <table:table-cell office:value-type="float" office:value="88383" calcext:value-type="float">
            <text:p>88383</text:p>
          </table:table-cell>
          <table:table-cell office:value-type="float" office:value="0" calcext:value-type="float">
            <text:p>0</text:p>
          </table:table-cell>
          <table:table-cell office:value-type="float" office:value="746722" calcext:value-type="float">
            <text:p>746722</text:p>
          </table:table-cell>
          <table:table-cell office:value-type="float" office:value="218106" calcext:value-type="float">
            <text:p>218106</text:p>
          </table:table-cell>
          <table:table-cell office:value-type="string" calcext:value-type="string">
            <text:p>[[@85665]] <text:s/>Massive amusement area featuring giant replicas of iconic manmade buildings ...great place to visit ?</text:p>
          </table:table-cell>
          <table:table-cell/>
        </table:table-row>
        <table:table-row table:style-name="ro1">
          <table:table-cell office:value-type="float" office:value="137412" calcext:value-type="float">
            <text:p>137412</text:p>
          </table:table-cell>
          <table:table-cell office:value-type="float" office:value="0" calcext:value-type="float">
            <text:p>0</text:p>
          </table:table-cell>
          <table:table-cell office:value-type="float" office:value="858076" calcext:value-type="float">
            <text:p>858076</text:p>
          </table:table-cell>
          <table:table-cell office:value-type="float" office:value="82231" calcext:value-type="float">
            <text:p>82231</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138791" calcext:value-type="float">
            <text:p>138791</text:p>
          </table:table-cell>
          <table:table-cell office:value-type="float" office:value="0" calcext:value-type="float">
            <text:p>0</text:p>
          </table:table-cell>
          <table:table-cell office:value-type="float" office:value="846288" calcext:value-type="float">
            <text:p>846288</text:p>
          </table:table-cell>
          <table:table-cell office:value-type="float" office:value="243172" calcext:value-type="float">
            <text:p>243172</text:p>
          </table:table-cell>
          <table:table-cell office:value-type="string" calcext:value-type="string">
            <text:p>Beautiful picture</text:p>
          </table:table-cell>
          <table:table-cell/>
        </table:table-row>
        <table:table-row table:style-name="ro1">
          <table:table-cell office:value-type="float" office:value="365400" calcext:value-type="float">
            <text:p>365400</text:p>
          </table:table-cell>
          <table:table-cell office:value-type="float" office:value="0" calcext:value-type="float">
            <text:p>0</text:p>
          </table:table-cell>
          <table:table-cell office:value-type="float" office:value="2120494" calcext:value-type="float">
            <text:p>2120494</text:p>
          </table:table-cell>
          <table:table-cell office:value-type="float" office:value="78182" calcext:value-type="float">
            <text:p>78182</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465552" calcext:value-type="float">
            <text:p>465552</text:p>
          </table:table-cell>
          <table:table-cell office:value-type="float" office:value="0" calcext:value-type="float">
            <text:p>0</text:p>
          </table:table-cell>
          <table:table-cell office:value-type="float" office:value="2283887" calcext:value-type="float">
            <text:p>2283887</text:p>
          </table:table-cell>
          <table:table-cell office:value-type="float" office:value="2240386" calcext:value-type="float">
            <text:p>2240386</text:p>
          </table:table-cell>
          <table:table-cell office:value-type="string" calcext:value-type="string">
            <text:p>Nice</text:p>
          </table:table-cell>
          <table:table-cell/>
        </table:table-row>
        <table:table-row table:style-name="ro1">
          <table:table-cell office:value-type="float" office:value="527" calcext:value-type="float">
            <text:p>527</text:p>
          </table:table-cell>
          <table:table-cell office:value-type="float" office:value="1238" calcext:value-type="float">
            <text:p>1238</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Simply wow! ðŸ˜</text:p>
          </table:table-cell>
          <table:table-cell/>
        </table:table-row>
        <table:table-row table:style-name="ro1">
          <table:table-cell office:value-type="float" office:value="4413" calcext:value-type="float">
            <text:p>4413</text:p>
          </table:table-cell>
          <table:table-cell office:value-type="float" office:value="7378" calcext:value-type="float">
            <text:p>7378</text:p>
          </table:table-cell>
          <table:table-cell office:value-type="float" office:value="0" calcext:value-type="float">
            <text:p>0</text:p>
          </table:table-cell>
          <table:table-cell office:value-type="float" office:value="33858" calcext:value-type="float">
            <text:p>33858</text:p>
          </table:table-cell>
          <table:table-cell office:value-type="string" calcext:value-type="string">
            <text:p>?</text:p>
          </table:table-cell>
          <table:table-cell/>
        </table:table-row>
        <table:table-row table:style-name="ro1">
          <table:table-cell office:value-type="float" office:value="104171" calcext:value-type="float">
            <text:p>104171</text:p>
          </table:table-cell>
          <table:table-cell office:value-type="float" office:value="0" calcext:value-type="float">
            <text:p>0</text:p>
          </table:table-cell>
          <table:table-cell office:value-type="float" office:value="786971" calcext:value-type="float">
            <text:p>786971</text:p>
          </table:table-cell>
          <table:table-cell office:value-type="float" office:value="234207" calcext:value-type="float">
            <text:p>234207</text:p>
          </table:table-cell>
          <table:table-cell office:value-type="string" calcext:value-type="string">
            <text:p>Nikon 520d</text:p>
          </table:table-cell>
          <table:table-cell/>
        </table:table-row>
        <table:table-row table:style-name="ro1">
          <table:table-cell office:value-type="float" office:value="133310" calcext:value-type="float">
            <text:p>133310</text:p>
          </table:table-cell>
          <table:table-cell office:value-type="float" office:value="0" calcext:value-type="float">
            <text:p>0</text:p>
          </table:table-cell>
          <table:table-cell office:value-type="float" office:value="849326" calcext:value-type="float">
            <text:p>849326</text:p>
          </table:table-cell>
          <table:table-cell office:value-type="float" office:value="253680" calcext:value-type="float">
            <text:p>253680</text:p>
          </table:table-cell>
          <table:table-cell office:value-type="string" calcext:value-type="string">
            <text:p>Tq [[@3118]]</text:p>
          </table:table-cell>
          <table:table-cell/>
        </table:table-row>
        <table:table-row table:style-name="ro1">
          <table:table-cell office:value-type="float" office:value="196389" calcext:value-type="float">
            <text:p>196389</text:p>
          </table:table-cell>
          <table:table-cell office:value-type="float" office:value="0" calcext:value-type="float">
            <text:p>0</text:p>
          </table:table-cell>
          <table:table-cell office:value-type="float" office:value="1019094" calcext:value-type="float">
            <text:p>1019094</text:p>
          </table:table-cell>
          <table:table-cell office:value-type="float" office:value="50412" calcext:value-type="float">
            <text:p>50412</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67930" calcext:value-type="float">
            <text:p>367930</text:p>
          </table:table-cell>
          <table:table-cell office:value-type="float" office:value="0" calcext:value-type="float">
            <text:p>0</text:p>
          </table:table-cell>
          <table:table-cell office:value-type="float" office:value="2160532" calcext:value-type="float">
            <text:p>2160532</text:p>
          </table:table-cell>
          <table:table-cell office:value-type="float" office:value="42550" calcext:value-type="float">
            <text:p>42550</text:p>
          </table:table-cell>
          <table:table-cell office:value-type="string" calcext:value-type="string">
            <text:p>Cool one ??</text:p>
          </table:table-cell>
          <table:table-cell/>
        </table:table-row>
        <table:table-row table:style-name="ro1">
          <table:table-cell office:value-type="float" office:value="401563" calcext:value-type="float">
            <text:p>401563</text:p>
          </table:table-cell>
          <table:table-cell office:value-type="float" office:value="0" calcext:value-type="float">
            <text:p>0</text:p>
          </table:table-cell>
          <table:table-cell office:value-type="float" office:value="704912" calcext:value-type="float">
            <text:p>704912</text:p>
          </table:table-cell>
          <table:table-cell office:value-type="float" office:value="1059999" calcext:value-type="float">
            <text:p>1059999</text:p>
          </table:table-cell>
          <table:table-cell office:value-type="string" calcext:value-type="string">
            <text:p>Nice</text:p>
          </table:table-cell>
          <table:table-cell/>
        </table:table-row>
        <table:table-row table:style-name="ro1">
          <table:table-cell office:value-type="float" office:value="428549" calcext:value-type="float">
            <text:p>428549</text:p>
          </table:table-cell>
          <table:table-cell office:value-type="float" office:value="0" calcext:value-type="float">
            <text:p>0</text:p>
          </table:table-cell>
          <table:table-cell office:value-type="float" office:value="190485" calcext:value-type="float">
            <text:p>190485</text:p>
          </table:table-cell>
          <table:table-cell office:value-type="float" office:value="5054" calcext:value-type="float">
            <text:p>5054</text:p>
          </table:table-cell>
          <table:table-cell office:value-type="string" calcext:value-type="string">
            <text:p>nice place</text:p>
          </table:table-cell>
          <table:table-cell/>
        </table:table-row>
        <table:table-row table:style-name="ro1">
          <table:table-cell office:value-type="float" office:value="84911" calcext:value-type="float">
            <text:p>84911</text:p>
          </table:table-cell>
          <table:table-cell office:value-type="float" office:value="0" calcext:value-type="float">
            <text:p>0</text:p>
          </table:table-cell>
          <table:table-cell office:value-type="float" office:value="52679" calcext:value-type="float">
            <text:p>52679</text:p>
          </table:table-cell>
          <table:table-cell office:value-type="float" office:value="87331" calcext:value-type="float">
            <text:p>87331</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48822" calcext:value-type="float">
            <text:p>148822</text:p>
          </table:table-cell>
          <table:table-cell office:value-type="float" office:value="0" calcext:value-type="float">
            <text:p>0</text:p>
          </table:table-cell>
          <table:table-cell office:value-type="float" office:value="889837" calcext:value-type="float">
            <text:p>889837</text:p>
          </table:table-cell>
          <table:table-cell office:value-type="float" office:value="87935" calcext:value-type="float">
            <text:p>87935</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00297" calcext:value-type="float">
            <text:p>200297</text:p>
          </table:table-cell>
          <table:table-cell office:value-type="float" office:value="0" calcext:value-type="float">
            <text:p>0</text:p>
          </table:table-cell>
          <table:table-cell office:value-type="float" office:value="1037669" calcext:value-type="float">
            <text:p>1037669</text:p>
          </table:table-cell>
          <table:table-cell office:value-type="float" office:value="40566" calcext:value-type="float">
            <text:p>40566</text:p>
          </table:table-cell>
          <table:table-cell office:value-type="string" calcext:value-type="string">
            <text:p>When's your next update?!</text:p>
          </table:table-cell>
          <table:table-cell/>
        </table:table-row>
        <table:table-row table:style-name="ro1">
          <table:table-cell office:value-type="float" office:value="204440" calcext:value-type="float">
            <text:p>204440</text:p>
          </table:table-cell>
          <table:table-cell office:value-type="float" office:value="0" calcext:value-type="float">
            <text:p>0</text:p>
          </table:table-cell>
          <table:table-cell office:value-type="float" office:value="1058574" calcext:value-type="float">
            <text:p>1058574</text:p>
          </table:table-cell>
          <table:table-cell office:value-type="float" office:value="136013" calcext:value-type="float">
            <text:p>136013</text:p>
          </table:table-cell>
          <table:table-cell office:value-type="string" calcext:value-type="string">
            <text:p>i love the way you travel, when are posting more our your stories?</text:p>
          </table:table-cell>
          <table:table-cell/>
        </table:table-row>
        <table:table-row table:style-name="ro1">
          <table:table-cell office:value-type="float" office:value="232862" calcext:value-type="float">
            <text:p>232862</text:p>
          </table:table-cell>
          <table:table-cell office:value-type="float" office:value="0" calcext:value-type="float">
            <text:p>0</text:p>
          </table:table-cell>
          <table:table-cell office:value-type="float" office:value="1183280" calcext:value-type="float">
            <text:p>1183280</text:p>
          </table:table-cell>
          <table:table-cell office:value-type="float" office:value="346124" calcext:value-type="float">
            <text:p>346124</text:p>
          </table:table-cell>
          <table:table-cell office:value-type="string" calcext:value-type="string">
            <text:p>https://youtu.be/L-gJ9qJ_mo0</text:p>
          </table:table-cell>
          <table:table-cell/>
        </table:table-row>
        <table:table-row table:style-name="ro1">
          <table:table-cell office:value-type="float" office:value="354236" calcext:value-type="float">
            <text:p>354236</text:p>
          </table:table-cell>
          <table:table-cell office:value-type="float" office:value="0" calcext:value-type="float">
            <text:p>0</text:p>
          </table:table-cell>
          <table:table-cell office:value-type="float" office:value="1923958" calcext:value-type="float">
            <text:p>1923958</text:p>
          </table:table-cell>
          <table:table-cell office:value-type="float" office:value="19946" calcext:value-type="float">
            <text:p>19946</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418543" calcext:value-type="float">
            <text:p>418543</text:p>
          </table:table-cell>
          <table:table-cell office:value-type="float" office:value="0" calcext:value-type="float">
            <text:p>0</text:p>
          </table:table-cell>
          <table:table-cell office:value-type="float" office:value="2288383" calcext:value-type="float">
            <text:p>2288383</text:p>
          </table:table-cell>
          <table:table-cell office:value-type="float" office:value="12833" calcext:value-type="float">
            <text:p>12833</text:p>
          </table:table-cell>
          <table:table-cell office:value-type="string" calcext:value-type="string">
            <text:p>hey whats up</text:p>
          </table:table-cell>
          <table:table-cell/>
        </table:table-row>
        <table:table-row table:style-name="ro1">
          <table:table-cell office:value-type="float" office:value="5236" calcext:value-type="float">
            <text:p>5236</text:p>
          </table:table-cell>
          <table:table-cell office:value-type="float" office:value="0" calcext:value-type="float">
            <text:p>0</text:p>
          </table:table-cell>
          <table:table-cell office:value-type="float" office:value="125198" calcext:value-type="float">
            <text:p>125198</text:p>
          </table:table-cell>
          <table:table-cell office:value-type="float" office:value="36664" calcext:value-type="float">
            <text:p>36664</text:p>
          </table:table-cell>
          <table:table-cell office:value-type="string" calcext:value-type="string">
            <text:p>[[@1]]</text:p>
          </table:table-cell>
          <table:table-cell/>
        </table:table-row>
        <table:table-row table:style-name="ro1">
          <table:table-cell office:value-type="float" office:value="30290" calcext:value-type="float">
            <text:p>30290</text:p>
          </table:table-cell>
          <table:table-cell office:value-type="float" office:value="0" calcext:value-type="float">
            <text:p>0</text:p>
          </table:table-cell>
          <table:table-cell office:value-type="float" office:value="613834" calcext:value-type="float">
            <text:p>613834</text:p>
          </table:table-cell>
          <table:table-cell office:value-type="float" office:value="80263" calcext:value-type="float">
            <text:p>80263</text:p>
          </table:table-cell>
          <table:table-cell office:value-type="string" calcext:value-type="string">
            <text:p>Your title is my new catchphrase!</text:p>
          </table:table-cell>
          <table:table-cell/>
        </table:table-row>
        <table:table-row table:style-name="ro1">
          <table:table-cell office:value-type="float" office:value="93670" calcext:value-type="float">
            <text:p>93670</text:p>
          </table:table-cell>
          <table:table-cell office:value-type="float" office:value="0" calcext:value-type="float">
            <text:p>0</text:p>
          </table:table-cell>
          <table:table-cell office:value-type="float" office:value="761522" calcext:value-type="float">
            <text:p>761522</text:p>
          </table:table-cell>
          <table:table-cell office:value-type="float" office:value="76585" calcext:value-type="float">
            <text:p>76585</text:p>
          </table:table-cell>
          <table:table-cell office:value-type="string" calcext:value-type="string">
            <text:p>Gorgeous click ❤️</text:p>
          </table:table-cell>
          <table:table-cell/>
        </table:table-row>
        <table:table-row table:style-name="ro1">
          <table:table-cell office:value-type="float" office:value="102300" calcext:value-type="float">
            <text:p>102300</text:p>
          </table:table-cell>
          <table:table-cell office:value-type="float" office:value="0" calcext:value-type="float">
            <text:p>0</text:p>
          </table:table-cell>
          <table:table-cell office:value-type="float" office:value="781489" calcext:value-type="float">
            <text:p>781489</text:p>
          </table:table-cell>
          <table:table-cell office:value-type="float" office:value="86841" calcext:value-type="float">
            <text:p>86841</text:p>
          </table:table-cell>
          <table:table-cell office:value-type="string" calcext:value-type="string">
            <text:p>Waiting for the next post in series! <text:s/>??</text:p>
          </table:table-cell>
          <table:table-cell/>
        </table:table-row>
        <table:table-row table:style-name="ro1">
          <table:table-cell office:value-type="float" office:value="103793" calcext:value-type="float">
            <text:p>103793</text:p>
          </table:table-cell>
          <table:table-cell office:value-type="float" office:value="0" calcext:value-type="float">
            <text:p>0</text:p>
          </table:table-cell>
          <table:table-cell office:value-type="float" office:value="787059" calcext:value-type="float">
            <text:p>787059</text:p>
          </table:table-cell>
          <table:table-cell office:value-type="float" office:value="19788" calcext:value-type="float">
            <text:p>1978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63443" calcext:value-type="float">
            <text:p>163443</text:p>
          </table:table-cell>
          <table:table-cell office:value-type="float" office:value="0" calcext:value-type="float">
            <text:p>0</text:p>
          </table:table-cell>
          <table:table-cell office:value-type="float" office:value="926627" calcext:value-type="float">
            <text:p>926627</text:p>
          </table:table-cell>
          <table:table-cell office:value-type="float" office:value="40109" calcext:value-type="float">
            <text:p>4010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90532" calcext:value-type="float">
            <text:p>190532</text:p>
          </table:table-cell>
          <table:table-cell office:value-type="float" office:value="0" calcext:value-type="float">
            <text:p>0</text:p>
          </table:table-cell>
          <table:table-cell office:value-type="float" office:value="988271" calcext:value-type="float">
            <text:p>988271</text:p>
          </table:table-cell>
          <table:table-cell office:value-type="float" office:value="279213" calcext:value-type="float">
            <text:p>279213</text:p>
          </table:table-cell>
          <table:table-cell office:value-type="string" calcext:value-type="string">
            <text:p>[[@81489]] thank you so much for the review, hope to improvise from next time.</text:p>
          </table:table-cell>
          <table:table-cell/>
        </table:table-row>
        <table:table-row table:style-name="ro1">
          <table:table-cell office:value-type="float" office:value="222534" calcext:value-type="float">
            <text:p>222534</text:p>
          </table:table-cell>
          <table:table-cell office:value-type="float" office:value="0" calcext:value-type="float">
            <text:p>0</text:p>
          </table:table-cell>
          <table:table-cell office:value-type="float" office:value="1146952" calcext:value-type="float">
            <text:p>1146952</text:p>
          </table:table-cell>
          <table:table-cell office:value-type="float" office:value="39534" calcext:value-type="float">
            <text:p>39534</text:p>
          </table:table-cell>
          <table:table-cell office:value-type="string" calcext:value-type="string">
            <text:p>Dum hai bhai!</text:p>
          </table:table-cell>
          <table:table-cell/>
        </table:table-row>
        <table:table-row table:style-name="ro1">
          <table:table-cell office:value-type="float" office:value="229652" calcext:value-type="float">
            <text:p>229652</text:p>
          </table:table-cell>
          <table:table-cell office:value-type="float" office:value="0" calcext:value-type="float">
            <text:p>0</text:p>
          </table:table-cell>
          <table:table-cell office:value-type="float" office:value="1174241" calcext:value-type="float">
            <text:p>1174241</text:p>
          </table:table-cell>
          <table:table-cell office:value-type="float" office:value="191748" calcext:value-type="float">
            <text:p>191748</text:p>
          </table:table-cell>
          <table:table-cell office:value-type="string" calcext:value-type="string">
            <text:p>Its awesome buddy..</text:p>
          </table:table-cell>
          <table:table-cell/>
        </table:table-row>
        <table:table-row table:style-name="ro1">
          <table:table-cell office:value-type="float" office:value="265479" calcext:value-type="float">
            <text:p>265479</text:p>
          </table:table-cell>
          <table:table-cell office:value-type="float" office:value="0" calcext:value-type="float">
            <text:p>0</text:p>
          </table:table-cell>
          <table:table-cell office:value-type="float" office:value="1385183" calcext:value-type="float">
            <text:p>1385183</text:p>
          </table:table-cell>
          <table:table-cell office:value-type="float" office:value="78060" calcext:value-type="float">
            <text:p>78060</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32526" calcext:value-type="float">
            <text:p>332526</text:p>
          </table:table-cell>
          <table:table-cell office:value-type="float" office:value="0" calcext:value-type="float">
            <text:p>0</text:p>
          </table:table-cell>
          <table:table-cell office:value-type="float" office:value="1776282" calcext:value-type="float">
            <text:p>1776282</text:p>
          </table:table-cell>
          <table:table-cell office:value-type="float" office:value="83016" calcext:value-type="float">
            <text:p>83016</text:p>
          </table:table-cell>
          <table:table-cell office:value-type="string" calcext:value-type="string">
            <text:p>When's your next update?!</text:p>
          </table:table-cell>
          <table:table-cell/>
        </table:table-row>
        <table:table-row table:style-name="ro1">
          <table:table-cell office:value-type="float" office:value="389835" calcext:value-type="float">
            <text:p>389835</text:p>
          </table:table-cell>
          <table:table-cell office:value-type="float" office:value="0" calcext:value-type="float">
            <text:p>0</text:p>
          </table:table-cell>
          <table:table-cell office:value-type="float" office:value="2268784" calcext:value-type="float">
            <text:p>2268784</text:p>
          </table:table-cell>
          <table:table-cell office:value-type="float" office:value="927156" calcext:value-type="float">
            <text:p>927156</text:p>
          </table:table-cell>
          <table:table-cell office:value-type="string" calcext:value-type="string">
            <text:p>Dilipkumarsah</text:p>
          </table:table-cell>
          <table:table-cell/>
        </table:table-row>
        <table:table-row table:style-name="ro1">
          <table:table-cell office:value-type="float" office:value="12594" calcext:value-type="float">
            <text:p>12594</text:p>
          </table:table-cell>
          <table:table-cell office:value-type="float" office:value="139167" calcext:value-type="float">
            <text:p>139167</text:p>
          </table:table-cell>
          <table:table-cell office:value-type="float" office:value="0" calcext:value-type="float">
            <text:p>0</text:p>
          </table:table-cell>
          <table:table-cell office:value-type="float" office:value="405" calcext:value-type="float">
            <text:p>405</text:p>
          </table:table-cell>
          <table:table-cell office:value-type="string" calcext:value-type="string">
            <text:p>Attagirl! ✊</text:p>
          </table:table-cell>
          <table:table-cell/>
        </table:table-row>
        <table:table-row table:style-name="ro4">
          <table:table-cell office:value-type="float" office:value="96028" calcext:value-type="float">
            <text:p>96028</text:p>
          </table:table-cell>
          <table:table-cell office:value-type="float" office:value="0" calcext:value-type="float">
            <text:p>0</text:p>
          </table:table-cell>
          <table:table-cell office:value-type="float" office:value="491186" calcext:value-type="float">
            <text:p>491186</text:p>
          </table:table-cell>
          <table:table-cell office:value-type="float" office:value="146482" calcext:value-type="float">
            <text:p>146482</text:p>
          </table:table-cell>
          <table:table-cell office:value-type="string" calcext:value-type="string">
            <text:p>Sorry [[@86538]] ...I'm not into photography</text:p>
            <text:p>This is just a normal picture taken using my mobile phone - Moto m</text:p>
            <text:p>I think all you need is the right angle or position...and a little edit would help</text:p>
          </table:table-cell>
          <table:table-cell/>
        </table:table-row>
        <table:table-row table:style-name="ro1">
          <table:table-cell office:value-type="float" office:value="127241" calcext:value-type="float">
            <text:p>127241</text:p>
          </table:table-cell>
          <table:table-cell office:value-type="float" office:value="0" calcext:value-type="float">
            <text:p>0</text:p>
          </table:table-cell>
          <table:table-cell office:value-type="float" office:value="406536" calcext:value-type="float">
            <text:p>406536</text:p>
          </table:table-cell>
          <table:table-cell office:value-type="float" office:value="120843" calcext:value-type="float">
            <text:p>120843</text:p>
          </table:table-cell>
          <table:table-cell office:value-type="string" calcext:value-type="string">
            <text:p>[[@50417]] Thinking about bike ride to Goa from Bengaluru.. :) if you have any suggestions.. it’s always welcome..</text:p>
          </table:table-cell>
          <table:table-cell/>
        </table:table-row>
        <table:table-row table:style-name="ro1">
          <table:table-cell office:value-type="float" office:value="365145" calcext:value-type="float">
            <text:p>365145</text:p>
          </table:table-cell>
          <table:table-cell office:value-type="float" office:value="0" calcext:value-type="float">
            <text:p>0</text:p>
          </table:table-cell>
          <table:table-cell office:value-type="float" office:value="2054534" calcext:value-type="float">
            <text:p>2054534</text:p>
          </table:table-cell>
          <table:table-cell office:value-type="float" office:value="627286" calcext:value-type="float">
            <text:p>627286</text:p>
          </table:table-cell>
          <table:table-cell office:value-type="string" calcext:value-type="string">
            <text:p>[[@627286]]</text:p>
          </table:table-cell>
          <table:table-cell/>
        </table:table-row>
        <table:table-row table:style-name="ro1">
          <table:table-cell office:value-type="float" office:value="407924" calcext:value-type="float">
            <text:p>407924</text:p>
          </table:table-cell>
          <table:table-cell office:value-type="float" office:value="0" calcext:value-type="float">
            <text:p>0</text:p>
          </table:table-cell>
          <table:table-cell office:value-type="float" office:value="2284929" calcext:value-type="float">
            <text:p>2284929</text:p>
          </table:table-cell>
          <table:table-cell office:value-type="float" office:value="1163982" calcext:value-type="float">
            <text:p>1163982</text:p>
          </table:table-cell>
          <table:table-cell office:value-type="string" calcext:value-type="string">
            <text:p>Nice work</text:p>
          </table:table-cell>
          <table:table-cell/>
        </table:table-row>
        <table:table-row table:style-name="ro1">
          <table:table-cell office:value-type="float" office:value="433147" calcext:value-type="float">
            <text:p>433147</text:p>
          </table:table-cell>
          <table:table-cell office:value-type="float" office:value="0" calcext:value-type="float">
            <text:p>0</text:p>
          </table:table-cell>
          <table:table-cell office:value-type="float" office:value="2263955" calcext:value-type="float">
            <text:p>2263955</text:p>
          </table:table-cell>
          <table:table-cell office:value-type="float" office:value="15922" calcext:value-type="float">
            <text:p>15922</text:p>
          </table:table-cell>
          <table:table-cell office:value-type="string" calcext:value-type="string">
            <text:p>cool bro</text:p>
          </table:table-cell>
          <table:table-cell/>
        </table:table-row>
        <table:table-row table:style-name="ro1">
          <table:table-cell office:value-type="float" office:value="456740" calcext:value-type="float">
            <text:p>456740</text:p>
          </table:table-cell>
          <table:table-cell office:value-type="float" office:value="0" calcext:value-type="float">
            <text:p>0</text:p>
          </table:table-cell>
          <table:table-cell office:value-type="float" office:value="2266120" calcext:value-type="float">
            <text:p>2266120</text:p>
          </table:table-cell>
          <table:table-cell office:value-type="float" office:value="2072922" calcext:value-type="float">
            <text:p>2072922</text:p>
          </table:table-cell>
          <table:table-cell office:value-type="string" calcext:value-type="string">
            <text:p>Nice</text:p>
          </table:table-cell>
          <table:table-cell/>
        </table:table-row>
        <table:table-row table:style-name="ro1">
          <table:table-cell office:value-type="float" office:value="19606" calcext:value-type="float">
            <text:p>19606</text:p>
          </table:table-cell>
          <table:table-cell office:value-type="float" office:value="228388" calcext:value-type="float">
            <text:p>228388</text:p>
          </table:table-cell>
          <table:table-cell office:value-type="float" office:value="0" calcext:value-type="float">
            <text:p>0</text:p>
          </table:table-cell>
          <table:table-cell office:value-type="float" office:value="52028" calcext:value-type="float">
            <text:p>52028</text:p>
          </table:table-cell>
          <table:table-cell office:value-type="string" calcext:value-type="string">
            <text:p>Similar to this, there is also one floating market in Kerala now!! Anyway, it's amazing to see such different things in India ♥️</text:p>
          </table:table-cell>
          <table:table-cell/>
        </table:table-row>
        <table:table-row table:style-name="ro1">
          <table:table-cell office:value-type="float" office:value="54001" calcext:value-type="float">
            <text:p>54001</text:p>
          </table:table-cell>
          <table:table-cell office:value-type="float" office:value="265053" calcext:value-type="float">
            <text:p>265053</text:p>
          </table:table-cell>
          <table:table-cell office:value-type="float" office:value="0" calcext:value-type="float">
            <text:p>0</text:p>
          </table:table-cell>
          <table:table-cell office:value-type="float" office:value="169701" calcext:value-type="float">
            <text:p>169701</text:p>
          </table:table-cell>
          <table:table-cell office:value-type="string" calcext:value-type="string">
            <text:p>[[@177230]] ohh well nice to meet you :)</text:p>
          </table:table-cell>
          <table:table-cell/>
        </table:table-row>
        <table:table-row table:style-name="ro1">
          <table:table-cell office:value-type="float" office:value="94341" calcext:value-type="float">
            <text:p>94341</text:p>
          </table:table-cell>
          <table:table-cell office:value-type="float" office:value="0" calcext:value-type="float">
            <text:p>0</text:p>
          </table:table-cell>
          <table:table-cell office:value-type="float" office:value="747597" calcext:value-type="float">
            <text:p>747597</text:p>
          </table:table-cell>
          <table:table-cell office:value-type="float" office:value="80233" calcext:value-type="float">
            <text:p>80233</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154973" calcext:value-type="float">
            <text:p>154973</text:p>
          </table:table-cell>
          <table:table-cell office:value-type="float" office:value="0" calcext:value-type="float">
            <text:p>0</text:p>
          </table:table-cell>
          <table:table-cell office:value-type="float" office:value="900771" calcext:value-type="float">
            <text:p>900771</text:p>
          </table:table-cell>
          <table:table-cell office:value-type="float" office:value="45826" calcext:value-type="float">
            <text:p>45826</text:p>
          </table:table-cell>
          <table:table-cell office:value-type="string" calcext:value-type="string">
            <text:p>Well that was a very ineteresting trail do you have more stories to tell</text:p>
          </table:table-cell>
          <table:table-cell/>
        </table:table-row>
        <table:table-row table:style-name="ro2">
          <table:table-cell office:value-type="float" office:value="204507" calcext:value-type="float">
            <text:p>204507</text:p>
          </table:table-cell>
          <table:table-cell office:value-type="float" office:value="0" calcext:value-type="float">
            <text:p>0</text:p>
          </table:table-cell>
          <table:table-cell office:value-type="float" office:value="1058110" calcext:value-type="float">
            <text:p>1058110</text:p>
          </table:table-cell>
          <table:table-cell office:value-type="float" office:value="319004" calcext:value-type="float">
            <text:p>319004</text:p>
          </table:table-cell>
          <table:table-cell office:value-type="string" calcext:value-type="string">
            <text:p>[[@19830]] </text:p>
            <text:p>thanks...I'll keep dat in mind nxt time..</text:p>
          </table:table-cell>
          <table:table-cell/>
        </table:table-row>
        <table:table-row table:style-name="ro1">
          <table:table-cell office:value-type="float" office:value="279223" calcext:value-type="float">
            <text:p>279223</text:p>
          </table:table-cell>
          <table:table-cell office:value-type="float" office:value="0" calcext:value-type="float">
            <text:p>0</text:p>
          </table:table-cell>
          <table:table-cell office:value-type="float" office:value="1461805" calcext:value-type="float">
            <text:p>1461805</text:p>
          </table:table-cell>
          <table:table-cell office:value-type="float" office:value="20002" calcext:value-type="float">
            <text:p>20002</text:p>
          </table:table-cell>
          <table:table-cell office:value-type="string" calcext:value-type="string">
            <text:p>Your content is so good, wonder why the followers count is low!</text:p>
          </table:table-cell>
          <table:table-cell/>
        </table:table-row>
        <table:table-row table:style-name="ro1">
          <table:table-cell office:value-type="float" office:value="302620" calcext:value-type="float">
            <text:p>302620</text:p>
          </table:table-cell>
          <table:table-cell office:value-type="float" office:value="0" calcext:value-type="float">
            <text:p>0</text:p>
          </table:table-cell>
          <table:table-cell office:value-type="float" office:value="1578680" calcext:value-type="float">
            <text:p>1578680</text:p>
          </table:table-cell>
          <table:table-cell office:value-type="float" office:value="486128" calcext:value-type="float">
            <text:p>486128</text:p>
          </table:table-cell>
          <table:table-cell office:value-type="string" calcext:value-type="string">
            <text:p>This is little far from Dubai , approx one hour drive</text:p>
          </table:table-cell>
          <table:table-cell/>
        </table:table-row>
        <table:table-row table:style-name="ro1">
          <table:table-cell office:value-type="float" office:value="340888" calcext:value-type="float">
            <text:p>340888</text:p>
          </table:table-cell>
          <table:table-cell office:value-type="float" office:value="0" calcext:value-type="float">
            <text:p>0</text:p>
          </table:table-cell>
          <table:table-cell office:value-type="float" office:value="1819206" calcext:value-type="float">
            <text:p>1819206</text:p>
          </table:table-cell>
          <table:table-cell office:value-type="float" office:value="135712" calcext:value-type="float">
            <text:p>135712</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369966" calcext:value-type="float">
            <text:p>369966</text:p>
          </table:table-cell>
          <table:table-cell office:value-type="float" office:value="0" calcext:value-type="float">
            <text:p>0</text:p>
          </table:table-cell>
          <table:table-cell office:value-type="float" office:value="2187100" calcext:value-type="float">
            <text:p>2187100</text:p>
          </table:table-cell>
          <table:table-cell office:value-type="float" office:value="83313" calcext:value-type="float">
            <text:p>83313</text:p>
          </table:table-cell>
          <table:table-cell office:value-type="string" calcext:value-type="string">
            <text:p>Chal yaha jaate hai, chal waha jaate hai :D</text:p>
          </table:table-cell>
          <table:table-cell/>
        </table:table-row>
        <table:table-row table:style-name="ro1">
          <table:table-cell office:value-type="float" office:value="16958" calcext:value-type="float">
            <text:p>16958</text:p>
          </table:table-cell>
          <table:table-cell office:value-type="float" office:value="0" calcext:value-type="float">
            <text:p>0</text:p>
          </table:table-cell>
          <table:table-cell office:value-type="float" office:value="464649" calcext:value-type="float">
            <text:p>464649</text:p>
          </table:table-cell>
          <table:table-cell office:value-type="float" office:value="65268" calcext:value-type="float">
            <text:p>65268</text:p>
          </table:table-cell>
          <table:table-cell office:value-type="string" calcext:value-type="string">
            <text:p>[[@161120]] thanks man</text:p>
          </table:table-cell>
          <table:table-cell/>
        </table:table-row>
        <table:table-row table:style-name="ro1">
          <table:table-cell office:value-type="float" office:value="139274" calcext:value-type="float">
            <text:p>139274</text:p>
          </table:table-cell>
          <table:table-cell office:value-type="float" office:value="0" calcext:value-type="float">
            <text:p>0</text:p>
          </table:table-cell>
          <table:table-cell office:value-type="float" office:value="865563" calcext:value-type="float">
            <text:p>865563</text:p>
          </table:table-cell>
          <table:table-cell office:value-type="float" office:value="258912" calcext:value-type="float">
            <text:p>258912</text:p>
          </table:table-cell>
          <table:table-cell office:value-type="string" calcext:value-type="string">
            <text:p>[[@136301]] thanks man</text:p>
          </table:table-cell>
          <table:table-cell/>
        </table:table-row>
        <table:table-row table:style-name="ro1">
          <table:table-cell office:value-type="float" office:value="162143" calcext:value-type="float">
            <text:p>162143</text:p>
          </table:table-cell>
          <table:table-cell office:value-type="float" office:value="64528" calcext:value-type="float">
            <text:p>64528</text:p>
          </table:table-cell>
          <table:table-cell office:value-type="float" office:value="0" calcext:value-type="float">
            <text:p>0</text:p>
          </table:table-cell>
          <table:table-cell office:value-type="float" office:value="250913" calcext:value-type="float">
            <text:p>250913</text:p>
          </table:table-cell>
          <table:table-cell office:value-type="string" calcext:value-type="string">
            <text:p>Best shot</text:p>
          </table:table-cell>
          <table:table-cell/>
        </table:table-row>
        <table:table-row table:style-name="ro1">
          <table:table-cell office:value-type="float" office:value="171799" calcext:value-type="float">
            <text:p>171799</text:p>
          </table:table-cell>
          <table:table-cell office:value-type="float" office:value="0" calcext:value-type="float">
            <text:p>0</text:p>
          </table:table-cell>
          <table:table-cell office:value-type="float" office:value="948171" calcext:value-type="float">
            <text:p>948171</text:p>
          </table:table-cell>
          <table:table-cell office:value-type="float" office:value="283734" calcext:value-type="float">
            <text:p>283734</text:p>
          </table:table-cell>
          <table:table-cell office:value-type="string" calcext:value-type="string">
            <text:p>[[@86191]] No tips as such.. Just carry your camera with you.</text:p>
          </table:table-cell>
          <table:table-cell/>
        </table:table-row>
        <table:table-row table:style-name="ro1">
          <table:table-cell office:value-type="float" office:value="186309" calcext:value-type="float">
            <text:p>186309</text:p>
          </table:table-cell>
          <table:table-cell office:value-type="float" office:value="0" calcext:value-type="float">
            <text:p>0</text:p>
          </table:table-cell>
          <table:table-cell office:value-type="float" office:value="974318" calcext:value-type="float">
            <text:p>974318</text:p>
          </table:table-cell>
          <table:table-cell office:value-type="float" office:value="39602" calcext:value-type="float">
            <text:p>39602</text:p>
          </table:table-cell>
          <table:table-cell office:value-type="string" calcext:value-type="string">
            <text:p>i love your trails,Where to next? </text:p>
          </table:table-cell>
          <table:table-cell/>
        </table:table-row>
        <table:table-row table:style-name="ro1">
          <table:table-cell office:value-type="float" office:value="208123" calcext:value-type="float">
            <text:p>208123</text:p>
          </table:table-cell>
          <table:table-cell office:value-type="float" office:value="683023" calcext:value-type="float">
            <text:p>683023</text:p>
          </table:table-cell>
          <table:table-cell office:value-type="float" office:value="0" calcext:value-type="float">
            <text:p>0</text:p>
          </table:table-cell>
          <table:table-cell office:value-type="float" office:value="320569" calcext:value-type="float">
            <text:p>320569</text:p>
          </table:table-cell>
          <table:table-cell office:value-type="string" calcext:value-type="string">
            <text:p>@ Trell</text:p>
          </table:table-cell>
          <table:table-cell/>
        </table:table-row>
        <table:table-row table:style-name="ro1">
          <table:table-cell office:value-type="float" office:value="212044" calcext:value-type="float">
            <text:p>212044</text:p>
          </table:table-cell>
          <table:table-cell office:value-type="float" office:value="700871" calcext:value-type="float">
            <text:p>700871</text:p>
          </table:table-cell>
          <table:table-cell office:value-type="float" office:value="0" calcext:value-type="float">
            <text:p>0</text:p>
          </table:table-cell>
          <table:table-cell office:value-type="float" office:value="213504" calcext:value-type="float">
            <text:p>213504</text:p>
          </table:table-cell>
          <table:table-cell office:value-type="string" calcext:value-type="string">
            <text:p>My gang on trekk... Friends are just bliss, in a beautiful journey....</text:p>
          </table:table-cell>
          <table:table-cell/>
        </table:table-row>
        <table:table-row table:style-name="ro1">
          <table:table-cell office:value-type="float" office:value="298830" calcext:value-type="float">
            <text:p>298830</text:p>
          </table:table-cell>
          <table:table-cell office:value-type="float" office:value="8706" calcext:value-type="float">
            <text:p>8706</text:p>
          </table:table-cell>
          <table:table-cell office:value-type="float" office:value="0" calcext:value-type="float">
            <text:p>0</text:p>
          </table:table-cell>
          <table:table-cell office:value-type="float" office:value="486515" calcext:value-type="float">
            <text:p>486515</text:p>
          </table:table-cell>
          <table:table-cell office:value-type="string" calcext:value-type="string">
            <text:p>Great artwork..</text:p>
          </table:table-cell>
          <table:table-cell/>
        </table:table-row>
        <table:table-row table:style-name="ro1">
          <table:table-cell office:value-type="float" office:value="325075" calcext:value-type="float">
            <text:p>325075</text:p>
          </table:table-cell>
          <table:table-cell office:value-type="float" office:value="0" calcext:value-type="float">
            <text:p>0</text:p>
          </table:table-cell>
          <table:table-cell office:value-type="float" office:value="1736623" calcext:value-type="float">
            <text:p>1736623</text:p>
          </table:table-cell>
          <table:table-cell office:value-type="float" office:value="79735" calcext:value-type="float">
            <text:p>79735</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36104" calcext:value-type="float">
            <text:p>336104</text:p>
          </table:table-cell>
          <table:table-cell office:value-type="float" office:value="0" calcext:value-type="float">
            <text:p>0</text:p>
          </table:table-cell>
          <table:table-cell office:value-type="float" office:value="1792318" calcext:value-type="float">
            <text:p>1792318</text:p>
          </table:table-cell>
          <table:table-cell office:value-type="float" office:value="136041" calcext:value-type="float">
            <text:p>136041</text:p>
          </table:table-cell>
          <table:table-cell office:value-type="string" calcext:value-type="string">
            <text:p>Fantastic <text:s/>❤️ </text:p>
          </table:table-cell>
          <table:table-cell/>
        </table:table-row>
        <table:table-row table:style-name="ro1">
          <table:table-cell office:value-type="float" office:value="32558" calcext:value-type="float">
            <text:p>32558</text:p>
          </table:table-cell>
          <table:table-cell office:value-type="float" office:value="0" calcext:value-type="float">
            <text:p>0</text:p>
          </table:table-cell>
          <table:table-cell office:value-type="float" office:value="52391" calcext:value-type="float">
            <text:p>52391</text:p>
          </table:table-cell>
          <table:table-cell office:value-type="float" office:value="185065" calcext:value-type="float">
            <text:p>185065</text:p>
          </table:table-cell>
          <table:table-cell office:value-type="string" calcext:value-type="string">
            <text:p>Yummy yaat</text:p>
          </table:table-cell>
          <table:table-cell/>
        </table:table-row>
        <table:table-row table:style-name="ro1">
          <table:table-cell office:value-type="float" office:value="90870" calcext:value-type="float">
            <text:p>90870</text:p>
          </table:table-cell>
          <table:table-cell office:value-type="float" office:value="0" calcext:value-type="float">
            <text:p>0</text:p>
          </table:table-cell>
          <table:table-cell office:value-type="float" office:value="755993" calcext:value-type="float">
            <text:p>755993</text:p>
          </table:table-cell>
          <table:table-cell office:value-type="float" office:value="224678" calcext:value-type="float">
            <text:p>224678</text:p>
          </table:table-cell>
          <table:table-cell office:value-type="string" calcext:value-type="string">
            <text:p>U can check it in google.</text:p>
          </table:table-cell>
          <table:table-cell/>
        </table:table-row>
        <table:table-row table:style-name="ro1">
          <table:table-cell office:value-type="float" office:value="146202" calcext:value-type="float">
            <text:p>146202</text:p>
          </table:table-cell>
          <table:table-cell office:value-type="float" office:value="0" calcext:value-type="float">
            <text:p>0</text:p>
          </table:table-cell>
          <table:table-cell office:value-type="float" office:value="882755" calcext:value-type="float">
            <text:p>882755</text:p>
          </table:table-cell>
          <table:table-cell office:value-type="float" office:value="264373" calcext:value-type="float">
            <text:p>264373</text:p>
          </table:table-cell>
          <table:table-cell office:value-type="string" calcext:value-type="string">
            <text:p>Hoohoo</text:p>
          </table:table-cell>
          <table:table-cell/>
        </table:table-row>
        <table:table-row table:style-name="ro1">
          <table:table-cell office:value-type="float" office:value="303502" calcext:value-type="float">
            <text:p>303502</text:p>
          </table:table-cell>
          <table:table-cell office:value-type="float" office:value="0" calcext:value-type="float">
            <text:p>0</text:p>
          </table:table-cell>
          <table:table-cell office:value-type="float" office:value="1602199" calcext:value-type="float">
            <text:p>1602199</text:p>
          </table:table-cell>
          <table:table-cell office:value-type="float" office:value="476077" calcext:value-type="float">
            <text:p>476077</text:p>
          </table:table-cell>
          <table:table-cell office:value-type="string" calcext:value-type="string">
            <text:p>Yes, there are lotz of places to watch in bhopal</text:p>
          </table:table-cell>
          <table:table-cell/>
        </table:table-row>
        <table:table-row table:style-name="ro1">
          <table:table-cell office:value-type="float" office:value="363310" calcext:value-type="float">
            <text:p>363310</text:p>
          </table:table-cell>
          <table:table-cell office:value-type="float" office:value="0" calcext:value-type="float">
            <text:p>0</text:p>
          </table:table-cell>
          <table:table-cell office:value-type="float" office:value="1645783" calcext:value-type="float">
            <text:p>1645783</text:p>
          </table:table-cell>
          <table:table-cell office:value-type="float" office:value="507308" calcext:value-type="float">
            <text:p>507308</text:p>
          </table:table-cell>
          <table:table-cell office:value-type="string" calcext:value-type="string">
            <text:p>Thanks Janak. It is definitely one of the best places to visit</text:p>
          </table:table-cell>
          <table:table-cell/>
        </table:table-row>
        <table:table-row table:style-name="ro1">
          <table:table-cell office:value-type="float" office:value="399698" calcext:value-type="float">
            <text:p>399698</text:p>
          </table:table-cell>
          <table:table-cell office:value-type="float" office:value="0" calcext:value-type="float">
            <text:p>0</text:p>
          </table:table-cell>
          <table:table-cell office:value-type="float" office:value="940677" calcext:value-type="float">
            <text:p>940677</text:p>
          </table:table-cell>
          <table:table-cell office:value-type="float" office:value="1321" calcext:value-type="float">
            <text:p>1321</text:p>
          </table:table-cell>
          <table:table-cell office:value-type="string" calcext:value-type="string">
            <text:p>This is damn cool</text:p>
          </table:table-cell>
          <table:table-cell/>
        </table:table-row>
        <table:table-row table:style-name="ro1">
          <table:table-cell office:value-type="float" office:value="409498" calcext:value-type="float">
            <text:p>409498</text:p>
          </table:table-cell>
          <table:table-cell office:value-type="float" office:value="0" calcext:value-type="float">
            <text:p>0</text:p>
          </table:table-cell>
          <table:table-cell office:value-type="float" office:value="2288525" calcext:value-type="float">
            <text:p>2288525</text:p>
          </table:table-cell>
          <table:table-cell office:value-type="float" office:value="1225267" calcext:value-type="float">
            <text:p>1225267</text:p>
          </table:table-cell>
          <table:table-cell office:value-type="string" calcext:value-type="string">
            <text:p>Hello</text:p>
          </table:table-cell>
          <table:table-cell/>
        </table:table-row>
        <table:table-row table:style-name="ro1">
          <table:table-cell office:value-type="float" office:value="440503" calcext:value-type="float">
            <text:p>440503</text:p>
          </table:table-cell>
          <table:table-cell office:value-type="float" office:value="0" calcext:value-type="float">
            <text:p>0</text:p>
          </table:table-cell>
          <table:table-cell office:value-type="float" office:value="2408735" calcext:value-type="float">
            <text:p>2408735</text:p>
          </table:table-cell>
          <table:table-cell office:value-type="float" office:value="1609191" calcext:value-type="float">
            <text:p>1609191</text:p>
          </table:table-cell>
          <table:table-cell office:value-type="string" calcext:value-type="string">
            <text:p>?</text:p>
          </table:table-cell>
          <table:table-cell/>
        </table:table-row>
        <table:table-row table:style-name="ro1">
          <table:table-cell office:value-type="float" office:value="447993" calcext:value-type="float">
            <text:p>447993</text:p>
          </table:table-cell>
          <table:table-cell office:value-type="float" office:value="0" calcext:value-type="float">
            <text:p>0</text:p>
          </table:table-cell>
          <table:table-cell office:value-type="float" office:value="2269162" calcext:value-type="float">
            <text:p>2269162</text:p>
          </table:table-cell>
          <table:table-cell office:value-type="float" office:value="1843041" calcext:value-type="float">
            <text:p>1843041</text:p>
          </table:table-cell>
          <table:table-cell office:value-type="string" calcext:value-type="string">
            <text:p>Fabulous?✨</text:p>
          </table:table-cell>
          <table:table-cell/>
        </table:table-row>
        <table:table-row table:style-name="ro1">
          <table:table-cell office:value-type="float" office:value="8561" calcext:value-type="float">
            <text:p>8561</text:p>
          </table:table-cell>
          <table:table-cell office:value-type="float" office:value="0" calcext:value-type="float">
            <text:p>0</text:p>
          </table:table-cell>
          <table:table-cell office:value-type="float" office:value="228455" calcext:value-type="float">
            <text:p>228455</text:p>
          </table:table-cell>
          <table:table-cell office:value-type="float" office:value="112848" calcext:value-type="float">
            <text:p>112848</text:p>
          </table:table-cell>
          <table:table-cell office:value-type="string" calcext:value-type="string">
            <text:p>Woww</text:p>
          </table:table-cell>
          <table:table-cell/>
        </table:table-row>
        <table:table-row table:style-name="ro1">
          <table:table-cell office:value-type="float" office:value="21097" calcext:value-type="float">
            <text:p>21097</text:p>
          </table:table-cell>
          <table:table-cell office:value-type="float" office:value="240796" calcext:value-type="float">
            <text:p>240796</text:p>
          </table:table-cell>
          <table:table-cell office:value-type="float" office:value="0" calcext:value-type="float">
            <text:p>0</text:p>
          </table:table-cell>
          <table:table-cell office:value-type="float" office:value="160632" calcext:value-type="float">
            <text:p>160632</text:p>
          </table:table-cell>
          <table:table-cell office:value-type="string" calcext:value-type="string">
            <text:p>[[@135400]] Thankyou.</text:p>
          </table:table-cell>
          <table:table-cell/>
        </table:table-row>
        <table:table-row table:style-name="ro1">
          <table:table-cell office:value-type="float" office:value="27546" calcext:value-type="float">
            <text:p>27546</text:p>
          </table:table-cell>
          <table:table-cell office:value-type="float" office:value="0" calcext:value-type="float">
            <text:p>0</text:p>
          </table:table-cell>
          <table:table-cell office:value-type="float" office:value="606452" calcext:value-type="float">
            <text:p>606452</text:p>
          </table:table-cell>
          <table:table-cell office:value-type="float" office:value="181370" calcext:value-type="float">
            <text:p>181370</text:p>
          </table:table-cell>
          <table:table-cell office:value-type="string" calcext:value-type="string">
            <text:p>yeah i have more moments to share ?</text:p>
          </table:table-cell>
          <table:table-cell/>
        </table:table-row>
        <table:table-row table:style-name="ro1">
          <table:table-cell office:value-type="float" office:value="52283" calcext:value-type="float">
            <text:p>52283</text:p>
          </table:table-cell>
          <table:table-cell office:value-type="float" office:value="0" calcext:value-type="float">
            <text:p>0</text:p>
          </table:table-cell>
          <table:table-cell office:value-type="float" office:value="661905" calcext:value-type="float">
            <text:p>661905</text:p>
          </table:table-cell>
          <table:table-cell office:value-type="float" office:value="87436" calcext:value-type="float">
            <text:p>87436</text:p>
          </table:table-cell>
          <table:table-cell office:value-type="string" calcext:value-type="string">
            <text:p>This is cool! :)</text:p>
          </table:table-cell>
          <table:table-cell/>
        </table:table-row>
        <table:table-row table:style-name="ro1">
          <table:table-cell office:value-type="float" office:value="64928" calcext:value-type="float">
            <text:p>64928</text:p>
          </table:table-cell>
          <table:table-cell office:value-type="float" office:value="0" calcext:value-type="float">
            <text:p>0</text:p>
          </table:table-cell>
          <table:table-cell office:value-type="float" office:value="690329" calcext:value-type="float">
            <text:p>690329</text:p>
          </table:table-cell>
          <table:table-cell office:value-type="float" office:value="205916" calcext:value-type="float">
            <text:p>205916</text:p>
          </table:table-cell>
          <table:table-cell office:value-type="string" calcext:value-type="string">
            <text:p>Not much places only a handful</text:p>
          </table:table-cell>
          <table:table-cell/>
        </table:table-row>
        <table:table-row table:style-name="ro1">
          <table:table-cell office:value-type="float" office:value="71582" calcext:value-type="float">
            <text:p>71582</text:p>
          </table:table-cell>
          <table:table-cell office:value-type="float" office:value="0" calcext:value-type="float">
            <text:p>0</text:p>
          </table:table-cell>
          <table:table-cell office:value-type="float" office:value="707278" calcext:value-type="float">
            <text:p>707278</text:p>
          </table:table-cell>
          <table:table-cell office:value-type="float" office:value="39705" calcext:value-type="float">
            <text:p>39705</text:p>
          </table:table-cell>
          <table:table-cell office:value-type="string" calcext:value-type="string">
            <text:p>this is so pretty! </text:p>
          </table:table-cell>
          <table:table-cell/>
        </table:table-row>
        <table:table-row table:style-name="ro1">
          <table:table-cell office:value-type="float" office:value="88730" calcext:value-type="float">
            <text:p>88730</text:p>
          </table:table-cell>
          <table:table-cell office:value-type="float" office:value="0" calcext:value-type="float">
            <text:p>0</text:p>
          </table:table-cell>
          <table:table-cell office:value-type="float" office:value="751272" calcext:value-type="float">
            <text:p>751272</text:p>
          </table:table-cell>
          <table:table-cell office:value-type="float" office:value="52557" calcext:value-type="float">
            <text:p>52557</text:p>
          </table:table-cell>
          <table:table-cell office:value-type="string" calcext:value-type="string">
            <text:p>mast content h</text:p>
          </table:table-cell>
          <table:table-cell/>
        </table:table-row>
        <table:table-row table:style-name="ro1">
          <table:table-cell office:value-type="float" office:value="234232" calcext:value-type="float">
            <text:p>234232</text:p>
          </table:table-cell>
          <table:table-cell office:value-type="float" office:value="0" calcext:value-type="float">
            <text:p>0</text:p>
          </table:table-cell>
          <table:table-cell office:value-type="float" office:value="1187024" calcext:value-type="float">
            <text:p>1187024</text:p>
          </table:table-cell>
          <table:table-cell office:value-type="float" office:value="358239" calcext:value-type="float">
            <text:p>358239</text:p>
          </table:table-cell>
          <table:table-cell office:value-type="string" calcext:value-type="string">
            <text:p>[[@45995]] <text:s/>Thanks....</text:p>
          </table:table-cell>
          <table:table-cell/>
        </table:table-row>
        <table:table-row table:style-name="ro1">
          <table:table-cell office:value-type="float" office:value="302838" calcext:value-type="float">
            <text:p>302838</text:p>
          </table:table-cell>
          <table:table-cell office:value-type="float" office:value="0" calcext:value-type="float">
            <text:p>0</text:p>
          </table:table-cell>
          <table:table-cell office:value-type="float" office:value="1599925" calcext:value-type="float">
            <text:p>1599925</text:p>
          </table:table-cell>
          <table:table-cell office:value-type="float" office:value="42857" calcext:value-type="float">
            <text:p>42857</text:p>
          </table:table-cell>
          <table:table-cell office:value-type="string" calcext:value-type="string">
            <text:p>Wow! that's such a cool title! but the images were so blurry!</text:p>
          </table:table-cell>
          <table:table-cell/>
        </table:table-row>
        <table:table-row table:style-name="ro1">
          <table:table-cell office:value-type="float" office:value="322532" calcext:value-type="float">
            <text:p>322532</text:p>
          </table:table-cell>
          <table:table-cell office:value-type="float" office:value="0" calcext:value-type="float">
            <text:p>0</text:p>
          </table:table-cell>
          <table:table-cell office:value-type="float" office:value="1716382" calcext:value-type="float">
            <text:p>1716382</text:p>
          </table:table-cell>
          <table:table-cell office:value-type="float" office:value="527044" calcext:value-type="float">
            <text:p>527044</text:p>
          </table:table-cell>
          <table:table-cell office:value-type="string" calcext:value-type="string">
            <text:p>[[@42755]] ??</text:p>
          </table:table-cell>
          <table:table-cell/>
        </table:table-row>
        <table:table-row table:style-name="ro1">
          <table:table-cell office:value-type="float" office:value="435084" calcext:value-type="float">
            <text:p>435084</text:p>
          </table:table-cell>
          <table:table-cell office:value-type="float" office:value="0" calcext:value-type="float">
            <text:p>0</text:p>
          </table:table-cell>
          <table:table-cell office:value-type="float" office:value="2358395" calcext:value-type="float">
            <text:p>2358395</text:p>
          </table:table-cell>
          <table:table-cell office:value-type="float" office:value="1515820" calcext:value-type="float">
            <text:p>1515820</text:p>
          </table:table-cell>
          <table:table-cell office:value-type="string" calcext:value-type="string">
            <text:p>Nice</text:p>
          </table:table-cell>
          <table:table-cell/>
        </table:table-row>
        <table:table-row table:style-name="ro1">
          <table:table-cell office:value-type="float" office:value="63190" calcext:value-type="float">
            <text:p>63190</text:p>
          </table:table-cell>
          <table:table-cell office:value-type="float" office:value="0" calcext:value-type="float">
            <text:p>0</text:p>
          </table:table-cell>
          <table:table-cell office:value-type="float" office:value="448547" calcext:value-type="float">
            <text:p>448547</text:p>
          </table:table-cell>
          <table:table-cell office:value-type="float" office:value="133357" calcext:value-type="float">
            <text:p>133357</text:p>
          </table:table-cell>
          <table:table-cell office:value-type="string" calcext:value-type="string">
            <text:p>[[@42930]] Thank you.. I appreciate it..☺</text:p>
          </table:table-cell>
          <table:table-cell/>
        </table:table-row>
        <table:table-row table:style-name="ro1">
          <table:table-cell office:value-type="float" office:value="72045" calcext:value-type="float">
            <text:p>72045</text:p>
          </table:table-cell>
          <table:table-cell office:value-type="float" office:value="0" calcext:value-type="float">
            <text:p>0</text:p>
          </table:table-cell>
          <table:table-cell office:value-type="float" office:value="712456" calcext:value-type="float">
            <text:p>712456</text:p>
          </table:table-cell>
          <table:table-cell office:value-type="float" office:value="84262" calcext:value-type="float">
            <text:p>84262</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98154" calcext:value-type="float">
            <text:p>198154</text:p>
          </table:table-cell>
          <table:table-cell office:value-type="float" office:value="0" calcext:value-type="float">
            <text:p>0</text:p>
          </table:table-cell>
          <table:table-cell office:value-type="float" office:value="1029915" calcext:value-type="float">
            <text:p>1029915</text:p>
          </table:table-cell>
          <table:table-cell office:value-type="float" office:value="45591" calcext:value-type="float">
            <text:p>45591</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21916" calcext:value-type="float">
            <text:p>321916</text:p>
          </table:table-cell>
          <table:table-cell office:value-type="float" office:value="0" calcext:value-type="float">
            <text:p>0</text:p>
          </table:table-cell>
          <table:table-cell office:value-type="float" office:value="1122839" calcext:value-type="float">
            <text:p>1122839</text:p>
          </table:table-cell>
          <table:table-cell office:value-type="float" office:value="28" calcext:value-type="float">
            <text:p>28</text:p>
          </table:table-cell>
          <table:table-cell office:value-type="string" calcext:value-type="string">
            <text:p>Test</text:p>
          </table:table-cell>
          <table:table-cell/>
        </table:table-row>
        <table:table-row table:style-name="ro1">
          <table:table-cell office:value-type="float" office:value="354390" calcext:value-type="float">
            <text:p>354390</text:p>
          </table:table-cell>
          <table:table-cell office:value-type="float" office:value="0" calcext:value-type="float">
            <text:p>0</text:p>
          </table:table-cell>
          <table:table-cell office:value-type="float" office:value="1925357" calcext:value-type="float">
            <text:p>1925357</text:p>
          </table:table-cell>
          <table:table-cell office:value-type="float" office:value="83800" calcext:value-type="float">
            <text:p>83800</text:p>
          </table:table-cell>
          <table:table-cell office:value-type="string" calcext:value-type="string">
            <text:p>Hoping for another awesome adventure soon!</text:p>
          </table:table-cell>
          <table:table-cell/>
        </table:table-row>
        <table:table-row table:style-name="ro2">
          <table:table-cell office:value-type="float" office:value="354854" calcext:value-type="float">
            <text:p>354854</text:p>
          </table:table-cell>
          <table:table-cell office:value-type="float" office:value="0" calcext:value-type="float">
            <text:p>0</text:p>
          </table:table-cell>
          <table:table-cell office:value-type="float" office:value="1923813" calcext:value-type="float">
            <text:p>1923813</text:p>
          </table:table-cell>
          <table:table-cell office:value-type="float" office:value="367560" calcext:value-type="float">
            <text:p>367560</text:p>
          </table:table-cell>
          <table:table-cell office:value-type="string" calcext:value-type="string">
            <text:p>Wow! Thats a great trail for foodies... Loved it!</text:p>
            <text:p>Would like to know more about such eateries?</text:p>
          </table:table-cell>
          <table:table-cell/>
        </table:table-row>
        <table:table-row table:style-name="ro1">
          <table:table-cell office:value-type="float" office:value="358761" calcext:value-type="float">
            <text:p>358761</text:p>
          </table:table-cell>
          <table:table-cell office:value-type="float" office:value="0" calcext:value-type="float">
            <text:p>0</text:p>
          </table:table-cell>
          <table:table-cell office:value-type="float" office:value="1985941" calcext:value-type="float">
            <text:p>1985941</text:p>
          </table:table-cell>
          <table:table-cell office:value-type="float" office:value="231322" calcext:value-type="float">
            <text:p>231322</text:p>
          </table:table-cell>
          <table:table-cell office:value-type="string" calcext:value-type="string">
            <text:p>[[@42424]]</text:p>
          </table:table-cell>
          <table:table-cell/>
        </table:table-row>
        <table:table-row table:style-name="ro1">
          <table:table-cell office:value-type="float" office:value="443040" calcext:value-type="float">
            <text:p>443040</text:p>
          </table:table-cell>
          <table:table-cell office:value-type="float" office:value="0" calcext:value-type="float">
            <text:p>0</text:p>
          </table:table-cell>
          <table:table-cell office:value-type="float" office:value="2252402" calcext:value-type="float">
            <text:p>2252402</text:p>
          </table:table-cell>
          <table:table-cell office:value-type="float" office:value="1723982" calcext:value-type="float">
            <text:p>1723982</text:p>
          </table:table-cell>
          <table:table-cell office:value-type="float" office:value="9660570214886" calcext:value-type="float">
            <text:p>9660570214886</text:p>
          </table:table-cell>
          <table:table-cell/>
        </table:table-row>
        <table:table-row table:style-name="ro1">
          <table:table-cell office:value-type="float" office:value="453630" calcext:value-type="float">
            <text:p>453630</text:p>
          </table:table-cell>
          <table:table-cell office:value-type="float" office:value="0" calcext:value-type="float">
            <text:p>0</text:p>
          </table:table-cell>
          <table:table-cell office:value-type="float" office:value="2537816" calcext:value-type="float">
            <text:p>2537816</text:p>
          </table:table-cell>
          <table:table-cell office:value-type="float" office:value="1975940" calcext:value-type="float">
            <text:p>1975940</text:p>
          </table:table-cell>
          <table:table-cell office:value-type="string" calcext:value-type="string">
            <text:p>Hello</text:p>
          </table:table-cell>
          <table:table-cell/>
        </table:table-row>
        <table:table-row table:style-name="ro1">
          <table:table-cell office:value-type="float" office:value="461164" calcext:value-type="float">
            <text:p>461164</text:p>
          </table:table-cell>
          <table:table-cell office:value-type="float" office:value="0" calcext:value-type="float">
            <text:p>0</text:p>
          </table:table-cell>
          <table:table-cell office:value-type="float" office:value="2616388" calcext:value-type="float">
            <text:p>2616388</text:p>
          </table:table-cell>
          <table:table-cell office:value-type="float" office:value="2145190" calcext:value-type="float">
            <text:p>2145190</text:p>
          </table:table-cell>
          <table:table-cell office:value-type="string" calcext:value-type="string">
            <text:p>Cx</text:p>
          </table:table-cell>
          <table:table-cell/>
        </table:table-row>
        <table:table-row table:style-name="ro1">
          <table:table-cell office:value-type="float" office:value="26526" calcext:value-type="float">
            <text:p>26526</text:p>
          </table:table-cell>
          <table:table-cell office:value-type="float" office:value="0" calcext:value-type="float">
            <text:p>0</text:p>
          </table:table-cell>
          <table:table-cell office:value-type="float" office:value="602251" calcext:value-type="float">
            <text:p>602251</text:p>
          </table:table-cell>
          <table:table-cell office:value-type="float" office:value="176219" calcext:value-type="float">
            <text:p>176219</text:p>
          </table:table-cell>
          <table:table-cell office:value-type="string" calcext:value-type="string">
            <text:p>Thanks , I will try next time madhur</text:p>
          </table:table-cell>
          <table:table-cell/>
        </table:table-row>
        <table:table-row table:style-name="ro1">
          <table:table-cell office:value-type="float" office:value="30450" calcext:value-type="float">
            <text:p>30450</text:p>
          </table:table-cell>
          <table:table-cell office:value-type="float" office:value="0" calcext:value-type="float">
            <text:p>0</text:p>
          </table:table-cell>
          <table:table-cell office:value-type="float" office:value="613459" calcext:value-type="float">
            <text:p>613459</text:p>
          </table:table-cell>
          <table:table-cell office:value-type="float" office:value="88110" calcext:value-type="float">
            <text:p>8811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68212" calcext:value-type="float">
            <text:p>68212</text:p>
          </table:table-cell>
          <table:table-cell office:value-type="float" office:value="0" calcext:value-type="float">
            <text:p>0</text:p>
          </table:table-cell>
          <table:table-cell office:value-type="float" office:value="700184" calcext:value-type="float">
            <text:p>700184</text:p>
          </table:table-cell>
          <table:table-cell office:value-type="float" office:value="78028" calcext:value-type="float">
            <text:p>78028</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156078" calcext:value-type="float">
            <text:p>156078</text:p>
          </table:table-cell>
          <table:table-cell office:value-type="float" office:value="0" calcext:value-type="float">
            <text:p>0</text:p>
          </table:table-cell>
          <table:table-cell office:value-type="float" office:value="907397" calcext:value-type="float">
            <text:p>907397</text:p>
          </table:table-cell>
          <table:table-cell office:value-type="float" office:value="19938" calcext:value-type="float">
            <text:p>19938</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94964" calcext:value-type="float">
            <text:p>194964</text:p>
          </table:table-cell>
          <table:table-cell office:value-type="float" office:value="0" calcext:value-type="float">
            <text:p>0</text:p>
          </table:table-cell>
          <table:table-cell office:value-type="float" office:value="1011631" calcext:value-type="float">
            <text:p>1011631</text:p>
          </table:table-cell>
          <table:table-cell office:value-type="float" office:value="87299" calcext:value-type="float">
            <text:p>8729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25381" calcext:value-type="float">
            <text:p>225381</text:p>
          </table:table-cell>
          <table:table-cell office:value-type="float" office:value="0" calcext:value-type="float">
            <text:p>0</text:p>
          </table:table-cell>
          <table:table-cell office:value-type="float" office:value="1162825" calcext:value-type="float">
            <text:p>1162825</text:p>
          </table:table-cell>
          <table:table-cell office:value-type="float" office:value="86183" calcext:value-type="float">
            <text:p>86183</text:p>
          </table:table-cell>
          <table:table-cell office:value-type="string" calcext:value-type="string">
            <text:p>Tum ho bemissal, kya trail hai ekdum</text:p>
          </table:table-cell>
          <table:table-cell/>
        </table:table-row>
        <table:table-row table:style-name="ro1">
          <table:table-cell office:value-type="float" office:value="230468" calcext:value-type="float">
            <text:p>230468</text:p>
          </table:table-cell>
          <table:table-cell office:value-type="float" office:value="0" calcext:value-type="float">
            <text:p>0</text:p>
          </table:table-cell>
          <table:table-cell office:value-type="float" office:value="1177482" calcext:value-type="float">
            <text:p>1177482</text:p>
          </table:table-cell>
          <table:table-cell office:value-type="float" office:value="319818" calcext:value-type="float">
            <text:p>319818</text:p>
          </table:table-cell>
          <table:table-cell office:value-type="string" calcext:value-type="string">
            <text:p>[[@49598]] thanks vikhyat, thanks for the feedback, i only had my iphone on trip, was not carrying cam, hopefully they will be better next time ??</text:p>
          </table:table-cell>
          <table:table-cell/>
        </table:table-row>
        <table:table-row table:style-name="ro1">
          <table:table-cell office:value-type="float" office:value="268666" calcext:value-type="float">
            <text:p>268666</text:p>
          </table:table-cell>
          <table:table-cell office:value-type="float" office:value="0" calcext:value-type="float">
            <text:p>0</text:p>
          </table:table-cell>
          <table:table-cell office:value-type="float" office:value="1400879" calcext:value-type="float">
            <text:p>1400879</text:p>
          </table:table-cell>
          <table:table-cell office:value-type="float" office:value="77448" calcext:value-type="float">
            <text:p>77448</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299116" calcext:value-type="float">
            <text:p>299116</text:p>
          </table:table-cell>
          <table:table-cell office:value-type="float" office:value="0" calcext:value-type="float">
            <text:p>0</text:p>
          </table:table-cell>
          <table:table-cell office:value-type="float" office:value="1582449" calcext:value-type="float">
            <text:p>1582449</text:p>
          </table:table-cell>
          <table:table-cell office:value-type="float" office:value="81735" calcext:value-type="float">
            <text:p>81735</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43453" calcext:value-type="float">
            <text:p>343453</text:p>
          </table:table-cell>
          <table:table-cell office:value-type="float" office:value="0" calcext:value-type="float">
            <text:p>0</text:p>
          </table:table-cell>
          <table:table-cell office:value-type="float" office:value="1835754" calcext:value-type="float">
            <text:p>1835754</text:p>
          </table:table-cell>
          <table:table-cell office:value-type="float" office:value="85737" calcext:value-type="float">
            <text:p>85737</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425333" calcext:value-type="float">
            <text:p>425333</text:p>
          </table:table-cell>
          <table:table-cell office:value-type="float" office:value="0" calcext:value-type="float">
            <text:p>0</text:p>
          </table:table-cell>
          <table:table-cell office:value-type="float" office:value="2337093" calcext:value-type="float">
            <text:p>2337093</text:p>
          </table:table-cell>
          <table:table-cell office:value-type="float" office:value="10433" calcext:value-type="float">
            <text:p>10433</text:p>
          </table:table-cell>
          <table:table-cell office:value-type="string" calcext:value-type="string">
            <text:p>sahi ja rhe ho </text:p>
          </table:table-cell>
          <table:table-cell/>
        </table:table-row>
        <table:table-row table:style-name="ro1">
          <table:table-cell office:value-type="float" office:value="426654" calcext:value-type="float">
            <text:p>426654</text:p>
          </table:table-cell>
          <table:table-cell office:value-type="float" office:value="0" calcext:value-type="float">
            <text:p>0</text:p>
          </table:table-cell>
          <table:table-cell office:value-type="float" office:value="2341265" calcext:value-type="float">
            <text:p>2341265</text:p>
          </table:table-cell>
          <table:table-cell office:value-type="float" office:value="32615" calcext:value-type="float">
            <text:p>32615</text:p>
          </table:table-cell>
          <table:table-cell office:value-type="string" calcext:value-type="string">
            <text:p>hi hai </text:p>
          </table:table-cell>
          <table:table-cell/>
        </table:table-row>
        <table:table-row table:style-name="ro1">
          <table:table-cell office:value-type="float" office:value="439702" calcext:value-type="float">
            <text:p>439702</text:p>
          </table:table-cell>
          <table:table-cell office:value-type="float" office:value="0" calcext:value-type="float">
            <text:p>0</text:p>
          </table:table-cell>
          <table:table-cell office:value-type="float" office:value="2342304" calcext:value-type="float">
            <text:p>2342304</text:p>
          </table:table-cell>
          <table:table-cell office:value-type="float" office:value="1619816" calcext:value-type="float">
            <text:p>1619816</text:p>
          </table:table-cell>
          <table:table-cell office:value-type="string" calcext:value-type="string">
            <text:p>Please like my video I like your video</text:p>
          </table:table-cell>
          <table:table-cell/>
        </table:table-row>
        <table:table-row table:style-name="ro1">
          <table:table-cell office:value-type="float" office:value="447051" calcext:value-type="float">
            <text:p>447051</text:p>
          </table:table-cell>
          <table:table-cell office:value-type="float" office:value="0" calcext:value-type="float">
            <text:p>0</text:p>
          </table:table-cell>
          <table:table-cell office:value-type="float" office:value="2288020" calcext:value-type="float">
            <text:p>2288020</text:p>
          </table:table-cell>
          <table:table-cell office:value-type="float" office:value="1821852" calcext:value-type="float">
            <text:p>1821852</text:p>
          </table:table-cell>
          <table:table-cell office:value-type="string" calcext:value-type="string">
            <text:p>Kaha Kaha ke bal saf Karti ho ?</text:p>
          </table:table-cell>
          <table:table-cell/>
        </table:table-row>
        <table:table-row table:style-name="ro1">
          <table:table-cell office:value-type="float" office:value="61027" calcext:value-type="float">
            <text:p>61027</text:p>
          </table:table-cell>
          <table:table-cell office:value-type="float" office:value="0" calcext:value-type="float">
            <text:p>0</text:p>
          </table:table-cell>
          <table:table-cell office:value-type="float" office:value="428124" calcext:value-type="float">
            <text:p>428124</text:p>
          </table:table-cell>
          <table:table-cell office:value-type="float" office:value="198770" calcext:value-type="float">
            <text:p>198770</text:p>
          </table:table-cell>
          <table:table-cell office:value-type="string" calcext:value-type="string">
            <text:p>Bro u rocked it. ?</text:p>
          </table:table-cell>
          <table:table-cell/>
        </table:table-row>
        <table:table-row table:style-name="ro1">
          <table:table-cell office:value-type="float" office:value="81430" calcext:value-type="float">
            <text:p>81430</text:p>
          </table:table-cell>
          <table:table-cell office:value-type="float" office:value="0" calcext:value-type="float">
            <text:p>0</text:p>
          </table:table-cell>
          <table:table-cell office:value-type="float" office:value="739127" calcext:value-type="float">
            <text:p>739127</text:p>
          </table:table-cell>
          <table:table-cell office:value-type="float" office:value="219460" calcext:value-type="float">
            <text:p>219460</text:p>
          </table:table-cell>
          <table:table-cell office:value-type="string" calcext:value-type="string">
            <text:p>[[@40681]] <text:s/>yeah because it's a mobile capture.. n in low the sensitivity it has lot of grains so the clarity lags bit afta edits</text:p>
          </table:table-cell>
          <table:table-cell/>
        </table:table-row>
        <table:table-row table:style-name="ro1">
          <table:table-cell office:value-type="float" office:value="122438" calcext:value-type="float">
            <text:p>122438</text:p>
          </table:table-cell>
          <table:table-cell office:value-type="float" office:value="0" calcext:value-type="float">
            <text:p>0</text:p>
          </table:table-cell>
          <table:table-cell office:value-type="float" office:value="821840" calcext:value-type="float">
            <text:p>821840</text:p>
          </table:table-cell>
          <table:table-cell office:value-type="float" office:value="136064" calcext:value-type="float">
            <text:p>136064</text:p>
          </table:table-cell>
          <table:table-cell office:value-type="string" calcext:value-type="string">
            <text:p>I love the wordplay in your title!</text:p>
          </table:table-cell>
          <table:table-cell/>
        </table:table-row>
        <table:table-row table:style-name="ro1">
          <table:table-cell office:value-type="float" office:value="157704" calcext:value-type="float">
            <text:p>157704</text:p>
          </table:table-cell>
          <table:table-cell office:value-type="float" office:value="0" calcext:value-type="float">
            <text:p>0</text:p>
          </table:table-cell>
          <table:table-cell office:value-type="float" office:value="883900" calcext:value-type="float">
            <text:p>883900</text:p>
          </table:table-cell>
          <table:table-cell office:value-type="float" office:value="264753" calcext:value-type="float">
            <text:p>264753</text:p>
          </table:table-cell>
          <table:table-cell office:value-type="string" calcext:value-type="string">
            <text:p>[[@136075]] thanks</text:p>
          </table:table-cell>
          <table:table-cell/>
        </table:table-row>
        <table:table-row table:style-name="ro1">
          <table:table-cell office:value-type="float" office:value="202880" calcext:value-type="float">
            <text:p>202880</text:p>
          </table:table-cell>
          <table:table-cell office:value-type="float" office:value="0" calcext:value-type="float">
            <text:p>0</text:p>
          </table:table-cell>
          <table:table-cell office:value-type="float" office:value="1048956" calcext:value-type="float">
            <text:p>1048956</text:p>
          </table:table-cell>
          <table:table-cell office:value-type="float" office:value="316376" calcext:value-type="float">
            <text:p>316376</text:p>
          </table:table-cell>
          <table:table-cell office:value-type="string" calcext:value-type="string">
            <text:p>[[@40017]] ya sure..what would you like to know??</text:p>
          </table:table-cell>
          <table:table-cell/>
        </table:table-row>
        <table:table-row table:style-name="ro1">
          <table:table-cell office:value-type="float" office:value="314363" calcext:value-type="float">
            <text:p>314363</text:p>
          </table:table-cell>
          <table:table-cell office:value-type="float" office:value="0" calcext:value-type="float">
            <text:p>0</text:p>
          </table:table-cell>
          <table:table-cell office:value-type="float" office:value="1669820" calcext:value-type="float">
            <text:p>1669820</text:p>
          </table:table-cell>
          <table:table-cell office:value-type="float" office:value="39941" calcext:value-type="float">
            <text:p>3994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329046" calcext:value-type="float">
            <text:p>329046</text:p>
          </table:table-cell>
          <table:table-cell office:value-type="float" office:value="0" calcext:value-type="float">
            <text:p>0</text:p>
          </table:table-cell>
          <table:table-cell office:value-type="float" office:value="1759669" calcext:value-type="float">
            <text:p>1759669</text:p>
          </table:table-cell>
          <table:table-cell office:value-type="float" office:value="400006" calcext:value-type="float">
            <text:p>400006</text:p>
          </table:table-cell>
          <table:table-cell office:value-type="string" calcext:value-type="string">
            <text:p>[[@79520]] sure. Will do from next trail.</text:p>
          </table:table-cell>
          <table:table-cell/>
        </table:table-row>
        <table:table-row table:style-name="ro1">
          <table:table-cell office:value-type="float" office:value="361217" calcext:value-type="float">
            <text:p>361217</text:p>
          </table:table-cell>
          <table:table-cell office:value-type="float" office:value="0" calcext:value-type="float">
            <text:p>0</text:p>
          </table:table-cell>
          <table:table-cell office:value-type="float" office:value="2041013" calcext:value-type="float">
            <text:p>2041013</text:p>
          </table:table-cell>
          <table:table-cell office:value-type="float" office:value="82890" calcext:value-type="float">
            <text:p>82890</text:p>
          </table:table-cell>
          <table:table-cell office:value-type="string" calcext:value-type="string">
            <text:p>This is cool! :)</text:p>
          </table:table-cell>
          <table:table-cell/>
        </table:table-row>
        <table:table-row table:style-name="ro1">
          <table:table-cell office:value-type="float" office:value="428008" calcext:value-type="float">
            <text:p>428008</text:p>
          </table:table-cell>
          <table:table-cell office:value-type="float" office:value="0" calcext:value-type="float">
            <text:p>0</text:p>
          </table:table-cell>
          <table:table-cell office:value-type="float" office:value="63833" calcext:value-type="float">
            <text:p>63833</text:p>
          </table:table-cell>
          <table:table-cell office:value-type="float" office:value="42108" calcext:value-type="float">
            <text:p>42108</text:p>
          </table:table-cell>
          <table:table-cell office:value-type="string" calcext:value-type="string">
            <text:p>wsme</text:p>
          </table:table-cell>
          <table:table-cell/>
        </table:table-row>
        <table:table-row table:style-name="ro1">
          <table:table-cell office:value-type="float" office:value="458800" calcext:value-type="float">
            <text:p>458800</text:p>
          </table:table-cell>
          <table:table-cell office:value-type="float" office:value="0" calcext:value-type="float">
            <text:p>0</text:p>
          </table:table-cell>
          <table:table-cell office:value-type="float" office:value="2363670" calcext:value-type="float">
            <text:p>2363670</text:p>
          </table:table-cell>
          <table:table-cell office:value-type="float" office:value="1129778" calcext:value-type="float">
            <text:p>1129778</text:p>
          </table:table-cell>
          <table:table-cell office:value-type="string" calcext:value-type="string">
            <text:p>???</text:p>
          </table:table-cell>
          <table:table-cell/>
        </table:table-row>
        <table:table-row table:style-name="ro1">
          <table:table-cell office:value-type="float" office:value="54032" calcext:value-type="float">
            <text:p>54032</text:p>
          </table:table-cell>
          <table:table-cell office:value-type="float" office:value="0" calcext:value-type="float">
            <text:p>0</text:p>
          </table:table-cell>
          <table:table-cell office:value-type="float" office:value="666047" calcext:value-type="float">
            <text:p>666047</text:p>
          </table:table-cell>
          <table:table-cell office:value-type="float" office:value="84910" calcext:value-type="float">
            <text:p>84910</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36453" calcext:value-type="float">
            <text:p>136453</text:p>
          </table:table-cell>
          <table:table-cell office:value-type="float" office:value="0" calcext:value-type="float">
            <text:p>0</text:p>
          </table:table-cell>
          <table:table-cell office:value-type="float" office:value="859593" calcext:value-type="float">
            <text:p>859593</text:p>
          </table:table-cell>
          <table:table-cell office:value-type="float" office:value="85075" calcext:value-type="float">
            <text:p>8507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55291" calcext:value-type="float">
            <text:p>155291</text:p>
          </table:table-cell>
          <table:table-cell office:value-type="float" office:value="0" calcext:value-type="float">
            <text:p>0</text:p>
          </table:table-cell>
          <table:table-cell office:value-type="float" office:value="904197" calcext:value-type="float">
            <text:p>904197</text:p>
          </table:table-cell>
          <table:table-cell office:value-type="float" office:value="85709" calcext:value-type="float">
            <text:p>8570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01623" calcext:value-type="float">
            <text:p>201623</text:p>
          </table:table-cell>
          <table:table-cell office:value-type="float" office:value="42755" calcext:value-type="float">
            <text:p>42755</text:p>
          </table:table-cell>
          <table:table-cell office:value-type="float" office:value="0" calcext:value-type="float">
            <text:p>0</text:p>
          </table:table-cell>
          <table:table-cell office:value-type="float" office:value="137728" calcext:value-type="float">
            <text:p>137728</text:p>
          </table:table-cell>
          <table:table-cell office:value-type="string" calcext:value-type="string">
            <text:p>??</text:p>
          </table:table-cell>
          <table:table-cell/>
        </table:table-row>
        <table:table-row table:style-name="ro1">
          <table:table-cell office:value-type="float" office:value="222100" calcext:value-type="float">
            <text:p>222100</text:p>
          </table:table-cell>
          <table:table-cell office:value-type="float" office:value="0" calcext:value-type="float">
            <text:p>0</text:p>
          </table:table-cell>
          <table:table-cell office:value-type="float" office:value="1144166" calcext:value-type="float">
            <text:p>1144166</text:p>
          </table:table-cell>
          <table:table-cell office:value-type="float" office:value="344988" calcext:value-type="float">
            <text:p>344988</text:p>
          </table:table-cell>
          <table:table-cell office:value-type="string" calcext:value-type="string">
            <text:p>[[@20028]] thanks ?</text:p>
          </table:table-cell>
          <table:table-cell/>
        </table:table-row>
        <table:table-row table:style-name="ro1">
          <table:table-cell office:value-type="float" office:value="261049" calcext:value-type="float">
            <text:p>261049</text:p>
          </table:table-cell>
          <table:table-cell office:value-type="float" office:value="0" calcext:value-type="float">
            <text:p>0</text:p>
          </table:table-cell>
          <table:table-cell office:value-type="float" office:value="1354214" calcext:value-type="float">
            <text:p>1354214</text:p>
          </table:table-cell>
          <table:table-cell office:value-type="float" office:value="82069" calcext:value-type="float">
            <text:p>82069</text:p>
          </table:table-cell>
          <table:table-cell office:value-type="string" calcext:value-type="string">
            <text:p>When's your next update?!</text:p>
          </table:table-cell>
          <table:table-cell/>
        </table:table-row>
        <table:table-row table:style-name="ro2">
          <table:table-cell office:value-type="float" office:value="274355" calcext:value-type="float">
            <text:p>274355</text:p>
          </table:table-cell>
          <table:table-cell office:value-type="float" office:value="0" calcext:value-type="float">
            <text:p>0</text:p>
          </table:table-cell>
          <table:table-cell office:value-type="float" office:value="1413955" calcext:value-type="float">
            <text:p>1413955</text:p>
          </table:table-cell>
          <table:table-cell office:value-type="float" office:value="198931" calcext:value-type="float">
            <text:p>198931</text:p>
          </table:table-cell>
          <table:table-cell office:value-type="string" calcext:value-type="string">
            <text:p>[[@1]] </text:p>
            <text:p>The unplanned manali trip. Went for ssb interview to allahabad. Couldnt make it to the interview as our train got delayed. Mde a sudden plan, took train back to delhi and on the same day board the bus for manali. It was upsetting that we couldn't attend the interview but the joy being of being together with friends that too in Manali wch was our dream destination fr more than a year was more that something which the interview could give us.  Unplanned trips are always the best specially when u're with frnds with the same mentality. Group of three is always the best.  Was one of the best trip of my life. An amazing unplanned trip?</text:p>
          </table:table-cell>
          <table:table-cell/>
        </table:table-row>
        <table:table-row table:style-name="ro1">
          <table:table-cell office:value-type="float" office:value="343026" calcext:value-type="float">
            <text:p>343026</text:p>
          </table:table-cell>
          <table:table-cell office:value-type="float" office:value="0" calcext:value-type="float">
            <text:p>0</text:p>
          </table:table-cell>
          <table:table-cell office:value-type="float" office:value="1831676" calcext:value-type="float">
            <text:p>1831676</text:p>
          </table:table-cell>
          <table:table-cell office:value-type="float" office:value="565460" calcext:value-type="float">
            <text:p>565460</text:p>
          </table:table-cell>
          <table:table-cell office:value-type="string" calcext:value-type="string">
            <text:p>Soon I will share my pictures of Europe Trip</text:p>
          </table:table-cell>
          <table:table-cell/>
        </table:table-row>
        <table:table-row table:style-name="ro1">
          <table:table-cell office:value-type="float" office:value="351345" calcext:value-type="float">
            <text:p>351345</text:p>
          </table:table-cell>
          <table:table-cell office:value-type="float" office:value="0" calcext:value-type="float">
            <text:p>0</text:p>
          </table:table-cell>
          <table:table-cell office:value-type="float" office:value="1896652" calcext:value-type="float">
            <text:p>1896652</text:p>
          </table:table-cell>
          <table:table-cell office:value-type="float" office:value="87021" calcext:value-type="float">
            <text:p>8702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66087" calcext:value-type="float">
            <text:p>366087</text:p>
          </table:table-cell>
          <table:table-cell office:value-type="float" office:value="0" calcext:value-type="float">
            <text:p>0</text:p>
          </table:table-cell>
          <table:table-cell office:value-type="float" office:value="2051027" calcext:value-type="float">
            <text:p>2051027</text:p>
          </table:table-cell>
          <table:table-cell office:value-type="float" office:value="672066" calcext:value-type="float">
            <text:p>672066</text:p>
          </table:table-cell>
          <table:table-cell office:value-type="string" calcext:value-type="string">
            <text:p>Very nice</text:p>
          </table:table-cell>
          <table:table-cell/>
        </table:table-row>
        <table:table-row table:style-name="ro1">
          <table:table-cell office:value-type="float" office:value="367824" calcext:value-type="float">
            <text:p>367824</text:p>
          </table:table-cell>
          <table:table-cell office:value-type="float" office:value="0" calcext:value-type="float">
            <text:p>0</text:p>
          </table:table-cell>
          <table:table-cell office:value-type="float" office:value="2155474" calcext:value-type="float">
            <text:p>2155474</text:p>
          </table:table-cell>
          <table:table-cell office:value-type="float" office:value="79218" calcext:value-type="float">
            <text:p>79218</text:p>
          </table:table-cell>
          <table:table-cell office:value-type="string" calcext:value-type="string">
            <text:p>Absolutely amazing ?</text:p>
          </table:table-cell>
          <table:table-cell/>
        </table:table-row>
        <table:table-row table:style-name="ro1">
          <table:table-cell office:value-type="float" office:value="372076" calcext:value-type="float">
            <text:p>372076</text:p>
          </table:table-cell>
          <table:table-cell office:value-type="float" office:value="0" calcext:value-type="float">
            <text:p>0</text:p>
          </table:table-cell>
          <table:table-cell office:value-type="float" office:value="876757" calcext:value-type="float">
            <text:p>876757</text:p>
          </table:table-cell>
          <table:table-cell office:value-type="float" office:value="262457" calcext:value-type="float">
            <text:p>262457</text:p>
          </table:table-cell>
          <table:table-cell office:value-type="string" calcext:value-type="string">
            <text:p>[[@135812]] ?</text:p>
          </table:table-cell>
          <table:table-cell/>
        </table:table-row>
        <table:table-row table:style-name="ro1">
          <table:table-cell office:value-type="float" office:value="420075" calcext:value-type="float">
            <text:p>420075</text:p>
          </table:table-cell>
          <table:table-cell office:value-type="float" office:value="0" calcext:value-type="float">
            <text:p>0</text:p>
          </table:table-cell>
          <table:table-cell office:value-type="float" office:value="2330943" calcext:value-type="float">
            <text:p>2330943</text:p>
          </table:table-cell>
          <table:table-cell office:value-type="float" office:value="3580" calcext:value-type="float">
            <text:p>3580</text:p>
          </table:table-cell>
          <table:table-cell office:value-type="string" calcext:value-type="string">
            <text:p>women empowerment</text:p>
          </table:table-cell>
          <table:table-cell/>
        </table:table-row>
        <table:table-row table:style-name="ro1">
          <table:table-cell office:value-type="float" office:value="432486" calcext:value-type="float">
            <text:p>432486</text:p>
          </table:table-cell>
          <table:table-cell office:value-type="float" office:value="0" calcext:value-type="float">
            <text:p>0</text:p>
          </table:table-cell>
          <table:table-cell office:value-type="float" office:value="2324333" calcext:value-type="float">
            <text:p>2324333</text:p>
          </table:table-cell>
          <table:table-cell office:value-type="float" office:value="37279" calcext:value-type="float">
            <text:p>37279</text:p>
          </table:table-cell>
          <table:table-cell office:value-type="string" calcext:value-type="string">
            <text:p>daily relationship issues </text:p>
          </table:table-cell>
          <table:table-cell/>
        </table:table-row>
        <table:table-row table:style-name="ro1">
          <table:table-cell office:value-type="float" office:value="445774" calcext:value-type="float">
            <text:p>445774</text:p>
          </table:table-cell>
          <table:table-cell office:value-type="float" office:value="0" calcext:value-type="float">
            <text:p>0</text:p>
          </table:table-cell>
          <table:table-cell office:value-type="float" office:value="2269193" calcext:value-type="float">
            <text:p>2269193</text:p>
          </table:table-cell>
          <table:table-cell office:value-type="float" office:value="1791200" calcext:value-type="float">
            <text:p>1791200</text:p>
          </table:table-cell>
          <table:table-cell office:value-type="string" calcext:value-type="string">
            <text:p>Hiii</text:p>
          </table:table-cell>
          <table:table-cell/>
        </table:table-row>
        <table:table-row table:style-name="ro1">
          <table:table-cell office:value-type="float" office:value="113806" calcext:value-type="float">
            <text:p>113806</text:p>
          </table:table-cell>
          <table:table-cell office:value-type="float" office:value="0" calcext:value-type="float">
            <text:p>0</text:p>
          </table:table-cell>
          <table:table-cell office:value-type="float" office:value="808340" calcext:value-type="float">
            <text:p>808340</text:p>
          </table:table-cell>
          <table:table-cell office:value-type="float" office:value="86903" calcext:value-type="float">
            <text:p>86903</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23372" calcext:value-type="float">
            <text:p>123372</text:p>
          </table:table-cell>
          <table:table-cell office:value-type="float" office:value="0" calcext:value-type="float">
            <text:p>0</text:p>
          </table:table-cell>
          <table:table-cell office:value-type="float" office:value="813267" calcext:value-type="float">
            <text:p>813267</text:p>
          </table:table-cell>
          <table:table-cell office:value-type="float" office:value="242227" calcext:value-type="float">
            <text:p>242227</text:p>
          </table:table-cell>
          <table:table-cell office:value-type="string" calcext:value-type="string">
            <text:p>[[@81944]] when you want</text:p>
          </table:table-cell>
          <table:table-cell/>
        </table:table-row>
        <table:table-row table:style-name="ro1">
          <table:table-cell office:value-type="float" office:value="136046" calcext:value-type="float">
            <text:p>136046</text:p>
          </table:table-cell>
          <table:table-cell office:value-type="float" office:value="0" calcext:value-type="float">
            <text:p>0</text:p>
          </table:table-cell>
          <table:table-cell office:value-type="float" office:value="855564" calcext:value-type="float">
            <text:p>855564</text:p>
          </table:table-cell>
          <table:table-cell office:value-type="float" office:value="255764" calcext:value-type="float">
            <text:p>255764</text:p>
          </table:table-cell>
          <table:table-cell office:value-type="string" calcext:value-type="string">
            <text:p>[[@78884]] ?</text:p>
          </table:table-cell>
          <table:table-cell/>
        </table:table-row>
        <table:table-row table:style-name="ro1">
          <table:table-cell office:value-type="float" office:value="162195" calcext:value-type="float">
            <text:p>162195</text:p>
          </table:table-cell>
          <table:table-cell office:value-type="float" office:value="0" calcext:value-type="float">
            <text:p>0</text:p>
          </table:table-cell>
          <table:table-cell office:value-type="float" office:value="924260" calcext:value-type="float">
            <text:p>924260</text:p>
          </table:table-cell>
          <table:table-cell office:value-type="float" office:value="86533" calcext:value-type="float">
            <text:p>86533</text:p>
          </table:table-cell>
          <table:table-cell office:value-type="string" calcext:value-type="string">
            <text:p>Brilliant ?</text:p>
          </table:table-cell>
          <table:table-cell/>
        </table:table-row>
        <table:table-row table:style-name="ro1">
          <table:table-cell office:value-type="float" office:value="222842" calcext:value-type="float">
            <text:p>222842</text:p>
          </table:table-cell>
          <table:table-cell office:value-type="float" office:value="0" calcext:value-type="float">
            <text:p>0</text:p>
          </table:table-cell>
          <table:table-cell office:value-type="float" office:value="1147451" calcext:value-type="float">
            <text:p>1147451</text:p>
          </table:table-cell>
          <table:table-cell office:value-type="float" office:value="345840" calcext:value-type="float">
            <text:p>345840</text:p>
          </table:table-cell>
          <table:table-cell office:value-type="string" calcext:value-type="string">
            <text:p>[[@84063]] thanks ????</text:p>
          </table:table-cell>
          <table:table-cell/>
        </table:table-row>
        <table:table-row table:style-name="ro1">
          <table:table-cell office:value-type="float" office:value="365894" calcext:value-type="float">
            <text:p>365894</text:p>
          </table:table-cell>
          <table:table-cell office:value-type="float" office:value="0" calcext:value-type="float">
            <text:p>0</text:p>
          </table:table-cell>
          <table:table-cell office:value-type="float" office:value="2128003" calcext:value-type="float">
            <text:p>2128003</text:p>
          </table:table-cell>
          <table:table-cell office:value-type="float" office:value="670944" calcext:value-type="float">
            <text:p>670944</text:p>
          </table:table-cell>
          <table:table-cell office:value-type="string" calcext:value-type="string">
            <text:p>[[@52619]] thanks but it's not edited you have to wait for the shot whole day then you will get this type of shot</text:p>
          </table:table-cell>
          <table:table-cell/>
        </table:table-row>
        <table:table-row table:style-name="ro1">
          <table:table-cell office:value-type="float" office:value="374650" calcext:value-type="float">
            <text:p>374650</text:p>
          </table:table-cell>
          <table:table-cell office:value-type="float" office:value="0" calcext:value-type="float">
            <text:p>0</text:p>
          </table:table-cell>
          <table:table-cell office:value-type="float" office:value="2225213" calcext:value-type="float">
            <text:p>2225213</text:p>
          </table:table-cell>
          <table:table-cell office:value-type="float" office:value="50556" calcext:value-type="float">
            <text:p>50556</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83678" calcext:value-type="float">
            <text:p>383678</text:p>
          </table:table-cell>
          <table:table-cell office:value-type="float" office:value="0" calcext:value-type="float">
            <text:p>0</text:p>
          </table:table-cell>
          <table:table-cell office:value-type="float" office:value="2262968" calcext:value-type="float">
            <text:p>2262968</text:p>
          </table:table-cell>
          <table:table-cell office:value-type="float" office:value="140327" calcext:value-type="float">
            <text:p>140327</text:p>
          </table:table-cell>
          <table:table-cell office:value-type="string" calcext:value-type="string">
            <text:p>[[@1]]</text:p>
          </table:table-cell>
          <table:table-cell/>
        </table:table-row>
        <table:table-row table:style-name="ro1">
          <table:table-cell office:value-type="float" office:value="386472" calcext:value-type="float">
            <text:p>386472</text:p>
          </table:table-cell>
          <table:table-cell office:value-type="float" office:value="0" calcext:value-type="float">
            <text:p>0</text:p>
          </table:table-cell>
          <table:table-cell office:value-type="float" office:value="2271436" calcext:value-type="float">
            <text:p>2271436</text:p>
          </table:table-cell>
          <table:table-cell office:value-type="float" office:value="889209" calcext:value-type="float">
            <text:p>889209</text:p>
          </table:table-cell>
          <table:table-cell office:value-type="string" calcext:value-type="string">
            <text:p>[[@889550]] ???</text:p>
          </table:table-cell>
          <table:table-cell/>
        </table:table-row>
        <table:table-row table:style-name="ro1">
          <table:table-cell office:value-type="float" office:value="419895" calcext:value-type="float">
            <text:p>419895</text:p>
          </table:table-cell>
          <table:table-cell office:value-type="float" office:value="0" calcext:value-type="float">
            <text:p>0</text:p>
          </table:table-cell>
          <table:table-cell office:value-type="float" office:value="2357887" calcext:value-type="float">
            <text:p>2357887</text:p>
          </table:table-cell>
          <table:table-cell office:value-type="float" office:value="27023" calcext:value-type="float">
            <text:p>27023</text:p>
          </table:table-cell>
          <table:table-cell office:value-type="string" calcext:value-type="string">
            <text:p>this is amaazing!!!</text:p>
          </table:table-cell>
          <table:table-cell/>
        </table:table-row>
        <table:table-row table:style-name="ro1">
          <table:table-cell office:value-type="float" office:value="98954" calcext:value-type="float">
            <text:p>98954</text:p>
          </table:table-cell>
          <table:table-cell office:value-type="float" office:value="0" calcext:value-type="float">
            <text:p>0</text:p>
          </table:table-cell>
          <table:table-cell office:value-type="float" office:value="773986" calcext:value-type="float">
            <text:p>773986</text:p>
          </table:table-cell>
          <table:table-cell office:value-type="float" office:value="230191" calcext:value-type="float">
            <text:p>230191</text:p>
          </table:table-cell>
          <table:table-cell office:value-type="string" calcext:value-type="string">
            <text:p>[[@41483]] <text:s/>sure I'll post some photos videos later.. <text:s/>?</text:p>
          </table:table-cell>
          <table:table-cell/>
        </table:table-row>
        <table:table-row table:style-name="ro1">
          <table:table-cell office:value-type="float" office:value="140848" calcext:value-type="float">
            <text:p>140848</text:p>
          </table:table-cell>
          <table:table-cell office:value-type="float" office:value="0" calcext:value-type="float">
            <text:p>0</text:p>
          </table:table-cell>
          <table:table-cell office:value-type="float" office:value="862237" calcext:value-type="float">
            <text:p>862237</text:p>
          </table:table-cell>
          <table:table-cell office:value-type="float" office:value="257845" calcext:value-type="float">
            <text:p>257845</text:p>
          </table:table-cell>
          <table:table-cell office:value-type="string" calcext:value-type="string">
            <text:p>[[@39772]] <text:s/>mostly I get very less time to travel , on the spot I will select some locations to visit</text:p>
          </table:table-cell>
          <table:table-cell/>
        </table:table-row>
        <table:table-row table:style-name="ro1">
          <table:table-cell office:value-type="float" office:value="192561" calcext:value-type="float">
            <text:p>192561</text:p>
          </table:table-cell>
          <table:table-cell office:value-type="float" office:value="0" calcext:value-type="float">
            <text:p>0</text:p>
          </table:table-cell>
          <table:table-cell office:value-type="float" office:value="514677" calcext:value-type="float">
            <text:p>514677</text:p>
          </table:table-cell>
          <table:table-cell office:value-type="float" office:value="40932" calcext:value-type="float">
            <text:p>40932</text:p>
          </table:table-cell>
          <table:table-cell office:value-type="string" calcext:value-type="string">
            <text:p>I would love to see your videos of this place!</text:p>
          </table:table-cell>
          <table:table-cell/>
        </table:table-row>
        <table:table-row table:style-name="ro1">
          <table:table-cell office:value-type="float" office:value="260087" calcext:value-type="float">
            <text:p>260087</text:p>
          </table:table-cell>
          <table:table-cell office:value-type="float" office:value="0" calcext:value-type="float">
            <text:p>0</text:p>
          </table:table-cell>
          <table:table-cell office:value-type="float" office:value="1347842" calcext:value-type="float">
            <text:p>1347842</text:p>
          </table:table-cell>
          <table:table-cell office:value-type="float" office:value="78589" calcext:value-type="float">
            <text:p>78589</text:p>
          </table:table-cell>
          <table:table-cell office:value-type="string" calcext:value-type="string">
            <text:p>loved your stories! wondering what your next trail would be?</text:p>
          </table:table-cell>
          <table:table-cell/>
        </table:table-row>
        <table:table-row table:style-name="ro1">
          <table:table-cell office:value-type="float" office:value="295878" calcext:value-type="float">
            <text:p>295878</text:p>
          </table:table-cell>
          <table:table-cell office:value-type="float" office:value="0" calcext:value-type="float">
            <text:p>0</text:p>
          </table:table-cell>
          <table:table-cell office:value-type="float" office:value="1480722" calcext:value-type="float">
            <text:p>1480722</text:p>
          </table:table-cell>
          <table:table-cell office:value-type="float" office:value="481667" calcext:value-type="float">
            <text:p>481667</text:p>
          </table:table-cell>
          <table:table-cell office:value-type="string" calcext:value-type="string">
            <text:p>Whene is good time to visit how much expenses it will take</text:p>
          </table:table-cell>
          <table:table-cell/>
        </table:table-row>
        <table:table-row table:style-name="ro2">
          <table:table-cell office:value-type="float" office:value="314320" calcext:value-type="float">
            <text:p>314320</text:p>
          </table:table-cell>
          <table:table-cell office:value-type="float" office:value="0" calcext:value-type="float">
            <text:p>0</text:p>
          </table:table-cell>
          <table:table-cell office:value-type="float" office:value="1669544" calcext:value-type="float">
            <text:p>1669544</text:p>
          </table:table-cell>
          <table:table-cell office:value-type="float" office:value="514753" calcext:value-type="float">
            <text:p>514753</text:p>
          </table:table-cell>
          <table:table-cell office:value-type="string" calcext:value-type="string">
            <text:p>Summer ?will be best..</text:p>
            <text:p> we visited it in winter</text:p>
          </table:table-cell>
          <table:table-cell/>
        </table:table-row>
        <table:table-row table:style-name="ro1">
          <table:table-cell office:value-type="float" office:value="374575" calcext:value-type="float">
            <text:p>374575</text:p>
          </table:table-cell>
          <table:table-cell office:value-type="float" office:value="0" calcext:value-type="float">
            <text:p>0</text:p>
          </table:table-cell>
          <table:table-cell office:value-type="float" office:value="2225077" calcext:value-type="float">
            <text:p>2225077</text:p>
          </table:table-cell>
          <table:table-cell office:value-type="float" office:value="48973" calcext:value-type="float">
            <text:p>48973</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28196" calcext:value-type="float">
            <text:p>428196</text:p>
          </table:table-cell>
          <table:table-cell office:value-type="float" office:value="0" calcext:value-type="float">
            <text:p>0</text:p>
          </table:table-cell>
          <table:table-cell office:value-type="float" office:value="1449271" calcext:value-type="float">
            <text:p>1449271</text:p>
          </table:table-cell>
          <table:table-cell office:value-type="float" office:value="3002" calcext:value-type="float">
            <text:p>3002</text:p>
          </table:table-cell>
          <table:table-cell office:value-type="string" calcext:value-type="string">
            <text:p>awesome vlog</text:p>
          </table:table-cell>
          <table:table-cell/>
        </table:table-row>
        <table:table-row table:style-name="ro1">
          <table:table-cell office:value-type="float" office:value="441813" calcext:value-type="float">
            <text:p>441813</text:p>
          </table:table-cell>
          <table:table-cell office:value-type="float" office:value="0" calcext:value-type="float">
            <text:p>0</text:p>
          </table:table-cell>
          <table:table-cell office:value-type="float" office:value="2131267" calcext:value-type="float">
            <text:p>2131267</text:p>
          </table:table-cell>
          <table:table-cell office:value-type="float" office:value="1691010" calcext:value-type="float">
            <text:p>1691010</text:p>
          </table:table-cell>
          <table:table-cell office:value-type="string" calcext:value-type="string">
            <text:p>Hey</text:p>
          </table:table-cell>
          <table:table-cell/>
        </table:table-row>
        <table:table-row table:style-name="ro1">
          <table:table-cell office:value-type="float" office:value="115957" calcext:value-type="float">
            <text:p>115957</text:p>
          </table:table-cell>
          <table:table-cell office:value-type="float" office:value="0" calcext:value-type="float">
            <text:p>0</text:p>
          </table:table-cell>
          <table:table-cell office:value-type="float" office:value="135466" calcext:value-type="float">
            <text:p>135466</text:p>
          </table:table-cell>
          <table:table-cell office:value-type="float" office:value="78329" calcext:value-type="float">
            <text:p>78329</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51667" calcext:value-type="float">
            <text:p>151667</text:p>
          </table:table-cell>
          <table:table-cell office:value-type="float" office:value="0" calcext:value-type="float">
            <text:p>0</text:p>
          </table:table-cell>
          <table:table-cell office:value-type="float" office:value="894847" calcext:value-type="float">
            <text:p>894847</text:p>
          </table:table-cell>
          <table:table-cell office:value-type="float" office:value="8689" calcext:value-type="float">
            <text:p>8689</text:p>
          </table:table-cell>
          <table:table-cell office:value-type="string" calcext:value-type="string">
            <text:p>Outstanding One!</text:p>
          </table:table-cell>
          <table:table-cell/>
        </table:table-row>
        <table:table-row table:style-name="ro1">
          <table:table-cell office:value-type="float" office:value="267955" calcext:value-type="float">
            <text:p>267955</text:p>
          </table:table-cell>
          <table:table-cell office:value-type="float" office:value="0" calcext:value-type="float">
            <text:p>0</text:p>
          </table:table-cell>
          <table:table-cell office:value-type="float" office:value="1396761" calcext:value-type="float">
            <text:p>1396761</text:p>
          </table:table-cell>
          <table:table-cell office:value-type="float" office:value="82452" calcext:value-type="float">
            <text:p>82452</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69651" calcext:value-type="float">
            <text:p>269651</text:p>
          </table:table-cell>
          <table:table-cell office:value-type="float" office:value="0" calcext:value-type="float">
            <text:p>0</text:p>
          </table:table-cell>
          <table:table-cell office:value-type="float" office:value="1405143" calcext:value-type="float">
            <text:p>1405143</text:p>
          </table:table-cell>
          <table:table-cell office:value-type="float" office:value="431380" calcext:value-type="float">
            <text:p>431380</text:p>
          </table:table-cell>
          <table:table-cell office:value-type="string" calcext:value-type="string">
            <text:p>[[@84194]] yes Siddhesh g</text:p>
          </table:table-cell>
          <table:table-cell/>
        </table:table-row>
        <table:table-row table:style-name="ro2">
          <table:table-cell office:value-type="float" office:value="302531" calcext:value-type="float">
            <text:p>302531</text:p>
          </table:table-cell>
          <table:table-cell office:value-type="float" office:value="60926" calcext:value-type="float">
            <text:p>60926</text:p>
          </table:table-cell>
          <table:table-cell office:value-type="float" office:value="0" calcext:value-type="float">
            <text:p>0</text:p>
          </table:table-cell>
          <table:table-cell office:value-type="float" office:value="484287" calcext:value-type="float">
            <text:p>484287</text:p>
          </table:table-cell>
          <table:table-cell office:value-type="string" calcext:value-type="string">
            <text:p>Ops one of my favorite restro </text:p>
            <text:p>for khichadi place lol?</text:p>
          </table:table-cell>
          <table:table-cell/>
        </table:table-row>
        <table:table-row table:style-name="ro1">
          <table:table-cell office:value-type="float" office:value="364321" calcext:value-type="float">
            <text:p>364321</text:p>
          </table:table-cell>
          <table:table-cell office:value-type="float" office:value="0" calcext:value-type="float">
            <text:p>0</text:p>
          </table:table-cell>
          <table:table-cell office:value-type="float" office:value="2107342" calcext:value-type="float">
            <text:p>2107342</text:p>
          </table:table-cell>
          <table:table-cell office:value-type="float" office:value="41475" calcext:value-type="float">
            <text:p>41475</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99262" calcext:value-type="float">
            <text:p>399262</text:p>
          </table:table-cell>
          <table:table-cell office:value-type="float" office:value="0" calcext:value-type="float">
            <text:p>0</text:p>
          </table:table-cell>
          <table:table-cell office:value-type="float" office:value="2297850" calcext:value-type="float">
            <text:p>2297850</text:p>
          </table:table-cell>
          <table:table-cell office:value-type="float" office:value="19310" calcext:value-type="float">
            <text:p>19310</text:p>
          </table:table-cell>
          <table:table-cell office:value-type="string" calcext:value-type="string">
            <text:p>Looking forward to this</text:p>
          </table:table-cell>
          <table:table-cell/>
        </table:table-row>
        <table:table-row table:style-name="ro1">
          <table:table-cell office:value-type="float" office:value="425992" calcext:value-type="float">
            <text:p>425992</text:p>
          </table:table-cell>
          <table:table-cell office:value-type="float" office:value="0" calcext:value-type="float">
            <text:p>0</text:p>
          </table:table-cell>
          <table:table-cell office:value-type="float" office:value="63545" calcext:value-type="float">
            <text:p>63545</text:p>
          </table:table-cell>
          <table:table-cell office:value-type="float" office:value="54391" calcext:value-type="float">
            <text:p>54391</text:p>
          </table:table-cell>
          <table:table-cell office:value-type="string" calcext:value-type="string">
            <text:p>Where's this place?</text:p>
          </table:table-cell>
          <table:table-cell/>
        </table:table-row>
        <table:table-row table:style-name="ro1">
          <table:table-cell office:value-type="float" office:value="429867" calcext:value-type="float">
            <text:p>429867</text:p>
          </table:table-cell>
          <table:table-cell office:value-type="float" office:value="0" calcext:value-type="float">
            <text:p>0</text:p>
          </table:table-cell>
          <table:table-cell office:value-type="float" office:value="424566" calcext:value-type="float">
            <text:p>424566</text:p>
          </table:table-cell>
          <table:table-cell office:value-type="float" office:value="20176" calcext:value-type="float">
            <text:p>20176</text:p>
          </table:table-cell>
          <table:table-cell office:value-type="string" calcext:value-type="string">
            <text:p>great photography </text:p>
          </table:table-cell>
          <table:table-cell/>
        </table:table-row>
        <table:table-row table:style-name="ro1">
          <table:table-cell office:value-type="float" office:value="11809" calcext:value-type="float">
            <text:p>11809</text:p>
          </table:table-cell>
          <table:table-cell office:value-type="float" office:value="145204" calcext:value-type="float">
            <text:p>145204</text:p>
          </table:table-cell>
          <table:table-cell office:value-type="float" office:value="0" calcext:value-type="float">
            <text:p>0</text:p>
          </table:table-cell>
          <table:table-cell office:value-type="float" office:value="38316" calcext:value-type="float">
            <text:p>38316</text:p>
          </table:table-cell>
          <table:table-cell office:value-type="string" calcext:value-type="string">
            <text:p>#trell</text:p>
          </table:table-cell>
          <table:table-cell/>
        </table:table-row>
        <table:table-row table:style-name="ro1">
          <table:table-cell office:value-type="float" office:value="64216" calcext:value-type="float">
            <text:p>64216</text:p>
          </table:table-cell>
          <table:table-cell office:value-type="float" office:value="0" calcext:value-type="float">
            <text:p>0</text:p>
          </table:table-cell>
          <table:table-cell office:value-type="float" office:value="687359" calcext:value-type="float">
            <text:p>687359</text:p>
          </table:table-cell>
          <table:table-cell office:value-type="float" office:value="49671" calcext:value-type="float">
            <text:p>49671</text:p>
          </table:table-cell>
          <table:table-cell office:value-type="string" calcext:value-type="string">
            <text:p>Hey thats so informative and amazing, could you give more details?</text:p>
          </table:table-cell>
          <table:table-cell/>
        </table:table-row>
        <table:table-row table:style-name="ro1">
          <table:table-cell office:value-type="float" office:value="117319" calcext:value-type="float">
            <text:p>117319</text:p>
          </table:table-cell>
          <table:table-cell office:value-type="float" office:value="0" calcext:value-type="float">
            <text:p>0</text:p>
          </table:table-cell>
          <table:table-cell office:value-type="float" office:value="817290" calcext:value-type="float">
            <text:p>817290</text:p>
          </table:table-cell>
          <table:table-cell office:value-type="float" office:value="83619" calcext:value-type="float">
            <text:p>83619</text:p>
          </table:table-cell>
          <table:table-cell office:value-type="string" calcext:value-type="string">
            <text:p>Hey, the title is so innovative!</text:p>
          </table:table-cell>
          <table:table-cell/>
        </table:table-row>
        <table:table-row table:style-name="ro1">
          <table:table-cell office:value-type="float" office:value="230021" calcext:value-type="float">
            <text:p>230021</text:p>
          </table:table-cell>
          <table:table-cell office:value-type="float" office:value="0" calcext:value-type="float">
            <text:p>0</text:p>
          </table:table-cell>
          <table:table-cell office:value-type="float" office:value="1176086" calcext:value-type="float">
            <text:p>1176086</text:p>
          </table:table-cell>
          <table:table-cell office:value-type="float" office:value="81418" calcext:value-type="float">
            <text:p>81418</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230191" calcext:value-type="float">
            <text:p>230191</text:p>
          </table:table-cell>
          <table:table-cell office:value-type="float" office:value="729024" calcext:value-type="float">
            <text:p>729024</text:p>
          </table:table-cell>
          <table:table-cell office:value-type="float" office:value="0" calcext:value-type="float">
            <text:p>0</text:p>
          </table:table-cell>
          <table:table-cell office:value-type="float" office:value="303243" calcext:value-type="float">
            <text:p>303243</text:p>
          </table:table-cell>
          <table:table-cell office:value-type="string" calcext:value-type="string">
            <text:p>Its like getting the pearl in a vast ocean...sooo beautttifuuulll</text:p>
          </table:table-cell>
          <table:table-cell/>
        </table:table-row>
        <table:table-row table:style-name="ro1">
          <table:table-cell office:value-type="float" office:value="313145" calcext:value-type="float">
            <text:p>313145</text:p>
          </table:table-cell>
          <table:table-cell office:value-type="float" office:value="0" calcext:value-type="float">
            <text:p>0</text:p>
          </table:table-cell>
          <table:table-cell office:value-type="float" office:value="1605882" calcext:value-type="float">
            <text:p>1605882</text:p>
          </table:table-cell>
          <table:table-cell office:value-type="float" office:value="78718" calcext:value-type="float">
            <text:p>78718</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33755" calcext:value-type="float">
            <text:p>333755</text:p>
          </table:table-cell>
          <table:table-cell office:value-type="float" office:value="0" calcext:value-type="float">
            <text:p>0</text:p>
          </table:table-cell>
          <table:table-cell office:value-type="float" office:value="1781199" calcext:value-type="float">
            <text:p>1781199</text:p>
          </table:table-cell>
          <table:table-cell office:value-type="float" office:value="79816" calcext:value-type="float">
            <text:p>79816</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88502" calcext:value-type="float">
            <text:p>388502</text:p>
          </table:table-cell>
          <table:table-cell office:value-type="float" office:value="0" calcext:value-type="float">
            <text:p>0</text:p>
          </table:table-cell>
          <table:table-cell office:value-type="float" office:value="2267849" calcext:value-type="float">
            <text:p>2267849</text:p>
          </table:table-cell>
          <table:table-cell office:value-type="float" office:value="877616" calcext:value-type="float">
            <text:p>877616</text:p>
          </table:table-cell>
          <table:table-cell office:value-type="string" calcext:value-type="string">
            <text:p>It's awesome</text:p>
          </table:table-cell>
          <table:table-cell/>
        </table:table-row>
        <table:table-row table:style-name="ro1">
          <table:table-cell office:value-type="float" office:value="421238" calcext:value-type="float">
            <text:p>421238</text:p>
          </table:table-cell>
          <table:table-cell office:value-type="float" office:value="0" calcext:value-type="float">
            <text:p>0</text:p>
          </table:table-cell>
          <table:table-cell office:value-type="float" office:value="2314928" calcext:value-type="float">
            <text:p>2314928</text:p>
          </table:table-cell>
          <table:table-cell office:value-type="float" office:value="5278" calcext:value-type="float">
            <text:p>5278</text:p>
          </table:table-cell>
          <table:table-cell office:value-type="string" calcext:value-type="string">
            <text:p>good view</text:p>
          </table:table-cell>
          <table:table-cell/>
        </table:table-row>
        <table:table-row table:style-name="ro1">
          <table:table-cell office:value-type="float" office:value="176033" calcext:value-type="float">
            <text:p>176033</text:p>
          </table:table-cell>
          <table:table-cell office:value-type="float" office:value="0" calcext:value-type="float">
            <text:p>0</text:p>
          </table:table-cell>
          <table:table-cell office:value-type="float" office:value="963818" calcext:value-type="float">
            <text:p>963818</text:p>
          </table:table-cell>
          <table:table-cell office:value-type="float" office:value="243510" calcext:value-type="float">
            <text:p>24351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21058" calcext:value-type="float">
            <text:p>221058</text:p>
          </table:table-cell>
          <table:table-cell office:value-type="float" office:value="0" calcext:value-type="float">
            <text:p>0</text:p>
          </table:table-cell>
          <table:table-cell office:value-type="float" office:value="1136569" calcext:value-type="float">
            <text:p>1136569</text:p>
          </table:table-cell>
          <table:table-cell office:value-type="float" office:value="52434" calcext:value-type="float">
            <text:p>52434</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97539" calcext:value-type="float">
            <text:p>297539</text:p>
          </table:table-cell>
          <table:table-cell office:value-type="float" office:value="0" calcext:value-type="float">
            <text:p>0</text:p>
          </table:table-cell>
          <table:table-cell office:value-type="float" office:value="1213081" calcext:value-type="float">
            <text:p>1213081</text:p>
          </table:table-cell>
          <table:table-cell office:value-type="float" office:value="354168" calcext:value-type="float">
            <text:p>354168</text:p>
          </table:table-cell>
          <table:table-cell office:value-type="string" calcext:value-type="string">
            <text:p>Wow I always wanted to see snow mountains</text:p>
          </table:table-cell>
          <table:table-cell/>
        </table:table-row>
        <table:table-row table:style-name="ro1">
          <table:table-cell office:value-type="float" office:value="355075" calcext:value-type="float">
            <text:p>355075</text:p>
          </table:table-cell>
          <table:table-cell office:value-type="float" office:value="0" calcext:value-type="float">
            <text:p>0</text:p>
          </table:table-cell>
          <table:table-cell office:value-type="float" office:value="1932900" calcext:value-type="float">
            <text:p>1932900</text:p>
          </table:table-cell>
          <table:table-cell office:value-type="float" office:value="81609" calcext:value-type="float">
            <text:p>81609</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396829" calcext:value-type="float">
            <text:p>396829</text:p>
          </table:table-cell>
          <table:table-cell office:value-type="float" office:value="0" calcext:value-type="float">
            <text:p>0</text:p>
          </table:table-cell>
          <table:table-cell office:value-type="float" office:value="2268998" calcext:value-type="float">
            <text:p>2268998</text:p>
          </table:table-cell>
          <table:table-cell office:value-type="float" office:value="979201" calcext:value-type="float">
            <text:p>979201</text:p>
          </table:table-cell>
          <table:table-cell office:value-type="string" calcext:value-type="string">
            <text:p>good baby</text:p>
          </table:table-cell>
          <table:table-cell/>
        </table:table-row>
        <table:table-row table:style-name="ro1">
          <table:table-cell office:value-type="float" office:value="414802" calcext:value-type="float">
            <text:p>414802</text:p>
          </table:table-cell>
          <table:table-cell office:value-type="float" office:value="0" calcext:value-type="float">
            <text:p>0</text:p>
          </table:table-cell>
          <table:table-cell office:value-type="float" office:value="2356053" calcext:value-type="float">
            <text:p>2356053</text:p>
          </table:table-cell>
          <table:table-cell office:value-type="float" office:value="1220504" calcext:value-type="float">
            <text:p>1220504</text:p>
          </table:table-cell>
          <table:table-cell office:value-type="string" calcext:value-type="string">
            <text:p>Fantastic</text:p>
          </table:table-cell>
          <table:table-cell/>
        </table:table-row>
        <table:table-row table:style-name="ro1">
          <table:table-cell office:value-type="float" office:value="446068" calcext:value-type="float">
            <text:p>446068</text:p>
          </table:table-cell>
          <table:table-cell office:value-type="float" office:value="0" calcext:value-type="float">
            <text:p>0</text:p>
          </table:table-cell>
          <table:table-cell office:value-type="float" office:value="2287012" calcext:value-type="float">
            <text:p>2287012</text:p>
          </table:table-cell>
          <table:table-cell office:value-type="float" office:value="1800199" calcext:value-type="float">
            <text:p>1800199</text:p>
          </table:table-cell>
          <table:table-cell office:value-type="string" calcext:value-type="string">
            <text:p>H</text:p>
          </table:table-cell>
          <table:table-cell/>
        </table:table-row>
        <table:table-row table:style-name="ro1">
          <table:table-cell office:value-type="float" office:value="51262" calcext:value-type="float">
            <text:p>51262</text:p>
          </table:table-cell>
          <table:table-cell office:value-type="float" office:value="0" calcext:value-type="float">
            <text:p>0</text:p>
          </table:table-cell>
          <table:table-cell office:value-type="float" office:value="660110" calcext:value-type="float">
            <text:p>660110</text:p>
          </table:table-cell>
          <table:table-cell office:value-type="float" office:value="197145" calcext:value-type="float">
            <text:p>197145</text:p>
          </table:table-cell>
          <table:table-cell office:value-type="string" calcext:value-type="string">
            <text:p>Definitely ☺️☺️</text:p>
          </table:table-cell>
          <table:table-cell/>
        </table:table-row>
        <table:table-row table:style-name="ro1">
          <table:table-cell office:value-type="float" office:value="273464" calcext:value-type="float">
            <text:p>273464</text:p>
          </table:table-cell>
          <table:table-cell office:value-type="float" office:value="0" calcext:value-type="float">
            <text:p>0</text:p>
          </table:table-cell>
          <table:table-cell office:value-type="float" office:value="1430331" calcext:value-type="float">
            <text:p>1430331</text:p>
          </table:table-cell>
          <table:table-cell office:value-type="float" office:value="84764" calcext:value-type="float">
            <text:p>84764</text:p>
          </table:table-cell>
          <table:table-cell office:value-type="string" calcext:value-type="string">
            <text:p>can't wait to read about your next adventure</text:p>
          </table:table-cell>
          <table:table-cell/>
        </table:table-row>
        <table:table-row table:style-name="ro1">
          <table:table-cell office:value-type="float" office:value="275729" calcext:value-type="float">
            <text:p>275729</text:p>
          </table:table-cell>
          <table:table-cell office:value-type="float" office:value="0" calcext:value-type="float">
            <text:p>0</text:p>
          </table:table-cell>
          <table:table-cell office:value-type="float" office:value="1430828" calcext:value-type="float">
            <text:p>1430828</text:p>
          </table:table-cell>
          <table:table-cell office:value-type="float" office:value="439654" calcext:value-type="float">
            <text:p>439654</text:p>
          </table:table-cell>
          <table:table-cell office:value-type="string" calcext:value-type="string">
            <text:p>[[@40265]] gud..!!</text:p>
          </table:table-cell>
          <table:table-cell/>
        </table:table-row>
        <table:table-row table:style-name="ro1">
          <table:table-cell office:value-type="float" office:value="342335" calcext:value-type="float">
            <text:p>342335</text:p>
          </table:table-cell>
          <table:table-cell office:value-type="float" office:value="0" calcext:value-type="float">
            <text:p>0</text:p>
          </table:table-cell>
          <table:table-cell office:value-type="float" office:value="176032" calcext:value-type="float">
            <text:p>176032</text:p>
          </table:table-cell>
          <table:table-cell office:value-type="float" office:value="561870" calcext:value-type="float">
            <text:p>561870</text:p>
          </table:table-cell>
          <table:table-cell office:value-type="string" calcext:value-type="string">
            <text:p>So beautiful</text:p>
          </table:table-cell>
          <table:table-cell/>
        </table:table-row>
        <table:table-row table:style-name="ro1">
          <table:table-cell office:value-type="float" office:value="368121" calcext:value-type="float">
            <text:p>368121</text:p>
          </table:table-cell>
          <table:table-cell office:value-type="float" office:value="0" calcext:value-type="float">
            <text:p>0</text:p>
          </table:table-cell>
          <table:table-cell office:value-type="float" office:value="2160713" calcext:value-type="float">
            <text:p>2160713</text:p>
          </table:table-cell>
          <table:table-cell office:value-type="float" office:value="682846" calcext:value-type="float">
            <text:p>682846</text:p>
          </table:table-cell>
          <table:table-cell office:value-type="string" calcext:value-type="string">
            <text:p>Thanks for you</text:p>
          </table:table-cell>
          <table:table-cell/>
        </table:table-row>
        <table:table-row table:style-name="ro1">
          <table:table-cell office:value-type="float" office:value="134943" calcext:value-type="float">
            <text:p>134943</text:p>
          </table:table-cell>
          <table:table-cell office:value-type="float" office:value="0" calcext:value-type="float">
            <text:p>0</text:p>
          </table:table-cell>
          <table:table-cell office:value-type="float" office:value="853132" calcext:value-type="float">
            <text:p>853132</text:p>
          </table:table-cell>
          <table:table-cell office:value-type="float" office:value="255000" calcext:value-type="float">
            <text:p>255000</text:p>
          </table:table-cell>
          <table:table-cell office:value-type="string" calcext:value-type="string">
            <text:p>[[@80563]] <text:s/>when you visited this place?</text:p>
          </table:table-cell>
          <table:table-cell/>
        </table:table-row>
        <table:table-row table:style-name="ro1">
          <table:table-cell office:value-type="float" office:value="161072" calcext:value-type="float">
            <text:p>161072</text:p>
          </table:table-cell>
          <table:table-cell office:value-type="float" office:value="0" calcext:value-type="float">
            <text:p>0</text:p>
          </table:table-cell>
          <table:table-cell office:value-type="float" office:value="918746" calcext:value-type="float">
            <text:p>918746</text:p>
          </table:table-cell>
          <table:table-cell office:value-type="float" office:value="81091" calcext:value-type="float">
            <text:p>81091</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94501" calcext:value-type="float">
            <text:p>194501</text:p>
          </table:table-cell>
          <table:table-cell office:value-type="float" office:value="0" calcext:value-type="float">
            <text:p>0</text:p>
          </table:table-cell>
          <table:table-cell office:value-type="float" office:value="1007847" calcext:value-type="float">
            <text:p>1007847</text:p>
          </table:table-cell>
          <table:table-cell office:value-type="float" office:value="82337" calcext:value-type="float">
            <text:p>82337</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414338" calcext:value-type="float">
            <text:p>414338</text:p>
          </table:table-cell>
          <table:table-cell office:value-type="float" office:value="0" calcext:value-type="float">
            <text:p>0</text:p>
          </table:table-cell>
          <table:table-cell office:value-type="float" office:value="2327046" calcext:value-type="float">
            <text:p>2327046</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429434" calcext:value-type="float">
            <text:p>429434</text:p>
          </table:table-cell>
          <table:table-cell office:value-type="float" office:value="0" calcext:value-type="float">
            <text:p>0</text:p>
          </table:table-cell>
          <table:table-cell office:value-type="float" office:value="54923" calcext:value-type="float">
            <text:p>54923</text:p>
          </table:table-cell>
          <table:table-cell office:value-type="float" office:value="11138" calcext:value-type="float">
            <text:p>11138</text:p>
          </table:table-cell>
          <table:table-cell office:value-type="string" calcext:value-type="string">
            <text:p>Excellent photography skill</text:p>
          </table:table-cell>
          <table:table-cell/>
        </table:table-row>
        <table:table-row table:style-name="ro1">
          <table:table-cell office:value-type="float" office:value="454722" calcext:value-type="float">
            <text:p>454722</text:p>
          </table:table-cell>
          <table:table-cell office:value-type="float" office:value="0" calcext:value-type="float">
            <text:p>0</text:p>
          </table:table-cell>
          <table:table-cell office:value-type="float" office:value="2287012" calcext:value-type="float">
            <text:p>2287012</text:p>
          </table:table-cell>
          <table:table-cell office:value-type="float" office:value="2026743" calcext:value-type="float">
            <text:p>2026743</text:p>
          </table:table-cell>
          <table:table-cell office:value-type="string" calcext:value-type="string">
            <text:p>Hello</text:p>
          </table:table-cell>
          <table:table-cell/>
        </table:table-row>
        <table:table-row table:style-name="ro1">
          <table:table-cell office:value-type="float" office:value="26118" calcext:value-type="float">
            <text:p>26118</text:p>
          </table:table-cell>
          <table:table-cell office:value-type="float" office:value="0" calcext:value-type="float">
            <text:p>0</text:p>
          </table:table-cell>
          <table:table-cell office:value-type="float" office:value="602475" calcext:value-type="float">
            <text:p>602475</text:p>
          </table:table-cell>
          <table:table-cell office:value-type="float" office:value="82263" calcext:value-type="float">
            <text:p>82263</text:p>
          </table:table-cell>
          <table:table-cell office:value-type="string" calcext:value-type="string">
            <text:p>The title was superb! The content was a little dreary!</text:p>
          </table:table-cell>
          <table:table-cell/>
        </table:table-row>
        <table:table-row table:style-name="ro1">
          <table:table-cell office:value-type="float" office:value="28882" calcext:value-type="float">
            <text:p>28882</text:p>
          </table:table-cell>
          <table:table-cell office:value-type="float" office:value="0" calcext:value-type="float">
            <text:p>0</text:p>
          </table:table-cell>
          <table:table-cell office:value-type="float" office:value="596599" calcext:value-type="float">
            <text:p>596599</text:p>
          </table:table-cell>
          <table:table-cell office:value-type="float" office:value="84879" calcext:value-type="float">
            <text:p>84879</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54302" calcext:value-type="float">
            <text:p>54302</text:p>
          </table:table-cell>
          <table:table-cell office:value-type="float" office:value="0" calcext:value-type="float">
            <text:p>0</text:p>
          </table:table-cell>
          <table:table-cell office:value-type="float" office:value="666245" calcext:value-type="float">
            <text:p>666245</text:p>
          </table:table-cell>
          <table:table-cell office:value-type="float" office:value="85781" calcext:value-type="float">
            <text:p>85781</text:p>
          </table:table-cell>
          <table:table-cell office:value-type="string" calcext:value-type="string">
            <text:p>Amazing content ❤️❤️</text:p>
          </table:table-cell>
          <table:table-cell/>
        </table:table-row>
        <table:table-row table:style-name="ro1">
          <table:table-cell office:value-type="float" office:value="134765" calcext:value-type="float">
            <text:p>134765</text:p>
          </table:table-cell>
          <table:table-cell office:value-type="float" office:value="0" calcext:value-type="float">
            <text:p>0</text:p>
          </table:table-cell>
          <table:table-cell office:value-type="float" office:value="851113" calcext:value-type="float">
            <text:p>851113</text:p>
          </table:table-cell>
          <table:table-cell office:value-type="float" office:value="254359" calcext:value-type="float">
            <text:p>254359</text:p>
          </table:table-cell>
          <table:table-cell office:value-type="string" calcext:value-type="string">
            <text:p>[[@79197]] budget? That's where I was born and that's where I live?</text:p>
          </table:table-cell>
          <table:table-cell/>
        </table:table-row>
        <table:table-row table:style-name="ro1">
          <table:table-cell office:value-type="float" office:value="233460" calcext:value-type="float">
            <text:p>233460</text:p>
          </table:table-cell>
          <table:table-cell office:value-type="float" office:value="0" calcext:value-type="float">
            <text:p>0</text:p>
          </table:table-cell>
          <table:table-cell office:value-type="float" office:value="1184780" calcext:value-type="float">
            <text:p>1184780</text:p>
          </table:table-cell>
          <table:table-cell office:value-type="float" office:value="87429" calcext:value-type="float">
            <text:p>87429</text:p>
          </table:table-cell>
          <table:table-cell office:value-type="string" calcext:value-type="string">
            <text:p>Nice! Waiting for the next post in series <text:s/>?</text:p>
          </table:table-cell>
          <table:table-cell/>
        </table:table-row>
        <table:table-row table:style-name="ro1">
          <table:table-cell office:value-type="float" office:value="261118" calcext:value-type="float">
            <text:p>261118</text:p>
          </table:table-cell>
          <table:table-cell office:value-type="float" office:value="0" calcext:value-type="float">
            <text:p>0</text:p>
          </table:table-cell>
          <table:table-cell office:value-type="float" office:value="1354425" calcext:value-type="float">
            <text:p>1354425</text:p>
          </table:table-cell>
          <table:table-cell office:value-type="float" office:value="79085" calcext:value-type="float">
            <text:p>79085</text:p>
          </table:table-cell>
          <table:table-cell office:value-type="string" calcext:value-type="string">
            <text:p>Subahnaalah!</text:p>
          </table:table-cell>
          <table:table-cell/>
        </table:table-row>
        <table:table-row table:style-name="ro1">
          <table:table-cell office:value-type="float" office:value="292458" calcext:value-type="float">
            <text:p>292458</text:p>
          </table:table-cell>
          <table:table-cell office:value-type="float" office:value="0" calcext:value-type="float">
            <text:p>0</text:p>
          </table:table-cell>
          <table:table-cell office:value-type="float" office:value="1545120" calcext:value-type="float">
            <text:p>1545120</text:p>
          </table:table-cell>
          <table:table-cell office:value-type="float" office:value="80603" calcext:value-type="float">
            <text:p>80603</text:p>
          </table:table-cell>
          <table:table-cell office:value-type="string" calcext:value-type="string">
            <text:p>Dum hai bhai!</text:p>
          </table:table-cell>
          <table:table-cell/>
        </table:table-row>
        <table:table-row table:style-name="ro1">
          <table:table-cell office:value-type="float" office:value="345431" calcext:value-type="float">
            <text:p>345431</text:p>
          </table:table-cell>
          <table:table-cell office:value-type="float" office:value="0" calcext:value-type="float">
            <text:p>0</text:p>
          </table:table-cell>
          <table:table-cell office:value-type="float" office:value="1849496" calcext:value-type="float">
            <text:p>1849496</text:p>
          </table:table-cell>
          <table:table-cell office:value-type="float" office:value="84500" calcext:value-type="float">
            <text:p>84500</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1757" calcext:value-type="float">
            <text:p>31757</text:p>
          </table:table-cell>
          <table:table-cell office:value-type="float" office:value="0" calcext:value-type="float">
            <text:p>0</text:p>
          </table:table-cell>
          <table:table-cell office:value-type="float" office:value="613531" calcext:value-type="float">
            <text:p>613531</text:p>
          </table:table-cell>
          <table:table-cell office:value-type="float" office:value="43722" calcext:value-type="float">
            <text:p>43722</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60128" calcext:value-type="float">
            <text:p>60128</text:p>
          </table:table-cell>
          <table:table-cell office:value-type="float" office:value="0" calcext:value-type="float">
            <text:p>0</text:p>
          </table:table-cell>
          <table:table-cell office:value-type="float" office:value="678571" calcext:value-type="float">
            <text:p>678571</text:p>
          </table:table-cell>
          <table:table-cell office:value-type="float" office:value="202658" calcext:value-type="float">
            <text:p>202658</text:p>
          </table:table-cell>
          <table:table-cell office:value-type="string" calcext:value-type="string">
            <text:p>Hi nupur.... i m travelling alwaz...when wud b the best time to visit where...place?</text:p>
          </table:table-cell>
          <table:table-cell/>
        </table:table-row>
        <table:table-row table:style-name="ro1">
          <table:table-cell office:value-type="float" office:value="77897" calcext:value-type="float">
            <text:p>77897</text:p>
          </table:table-cell>
          <table:table-cell office:value-type="float" office:value="0" calcext:value-type="float">
            <text:p>0</text:p>
          </table:table-cell>
          <table:table-cell office:value-type="float" office:value="728975" calcext:value-type="float">
            <text:p>728975</text:p>
          </table:table-cell>
          <table:table-cell office:value-type="float" office:value="42480" calcext:value-type="float">
            <text:p>42480</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91291" calcext:value-type="float">
            <text:p>91291</text:p>
          </table:table-cell>
          <table:table-cell office:value-type="float" office:value="0" calcext:value-type="float">
            <text:p>0</text:p>
          </table:table-cell>
          <table:table-cell office:value-type="float" office:value="755239" calcext:value-type="float">
            <text:p>755239</text:p>
          </table:table-cell>
          <table:table-cell office:value-type="float" office:value="224445" calcext:value-type="float">
            <text:p>224445</text:p>
          </table:table-cell>
          <table:table-cell office:value-type="string" calcext:value-type="string">
            <text:p>Keep on doing hardwork and focus on ur skills</text:p>
          </table:table-cell>
          <table:table-cell/>
        </table:table-row>
        <table:table-row table:style-name="ro1">
          <table:table-cell office:value-type="float" office:value="123196" calcext:value-type="float">
            <text:p>123196</text:p>
          </table:table-cell>
          <table:table-cell office:value-type="float" office:value="0" calcext:value-type="float">
            <text:p>0</text:p>
          </table:table-cell>
          <table:table-cell office:value-type="float" office:value="822929" calcext:value-type="float">
            <text:p>822929</text:p>
          </table:table-cell>
          <table:table-cell office:value-type="float" office:value="82408" calcext:value-type="float">
            <text:p>82408</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169697" calcext:value-type="float">
            <text:p>169697</text:p>
          </table:table-cell>
          <table:table-cell office:value-type="float" office:value="0" calcext:value-type="float">
            <text:p>0</text:p>
          </table:table-cell>
          <table:table-cell office:value-type="float" office:value="943737" calcext:value-type="float">
            <text:p>943737</text:p>
          </table:table-cell>
          <table:table-cell office:value-type="float" office:value="88181" calcext:value-type="float">
            <text:p>88181</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232979" calcext:value-type="float">
            <text:p>232979</text:p>
          </table:table-cell>
          <table:table-cell office:value-type="float" office:value="0" calcext:value-type="float">
            <text:p>0</text:p>
          </table:table-cell>
          <table:table-cell office:value-type="float" office:value="1183419" calcext:value-type="float">
            <text:p>1183419</text:p>
          </table:table-cell>
          <table:table-cell office:value-type="float" office:value="77979" calcext:value-type="float">
            <text:p>77979</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66766" calcext:value-type="float">
            <text:p>266766</text:p>
          </table:table-cell>
          <table:table-cell office:value-type="float" office:value="0" calcext:value-type="float">
            <text:p>0</text:p>
          </table:table-cell>
          <table:table-cell office:value-type="float" office:value="1392438" calcext:value-type="float">
            <text:p>1392438</text:p>
          </table:table-cell>
          <table:table-cell office:value-type="float" office:value="84829" calcext:value-type="float">
            <text:p>84829</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78199" calcext:value-type="float">
            <text:p>278199</text:p>
          </table:table-cell>
          <table:table-cell office:value-type="float" office:value="0" calcext:value-type="float">
            <text:p>0</text:p>
          </table:table-cell>
          <table:table-cell office:value-type="float" office:value="1456111" calcext:value-type="float">
            <text:p>1456111</text:p>
          </table:table-cell>
          <table:table-cell office:value-type="float" office:value="82199" calcext:value-type="float">
            <text:p>82199</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78619" calcext:value-type="float">
            <text:p>278619</text:p>
          </table:table-cell>
          <table:table-cell office:value-type="float" office:value="0" calcext:value-type="float">
            <text:p>0</text:p>
          </table:table-cell>
          <table:table-cell office:value-type="float" office:value="1456182" calcext:value-type="float">
            <text:p>1456182</text:p>
          </table:table-cell>
          <table:table-cell office:value-type="float" office:value="19699" calcext:value-type="float">
            <text:p>19699</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32335" calcext:value-type="float">
            <text:p>332335</text:p>
          </table:table-cell>
          <table:table-cell office:value-type="float" office:value="0" calcext:value-type="float">
            <text:p>0</text:p>
          </table:table-cell>
          <table:table-cell office:value-type="float" office:value="1134927" calcext:value-type="float">
            <text:p>1134927</text:p>
          </table:table-cell>
          <table:table-cell office:value-type="float" office:value="135662" calcext:value-type="float">
            <text:p>135662</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52810" calcext:value-type="float">
            <text:p>352810</text:p>
          </table:table-cell>
          <table:table-cell office:value-type="float" office:value="0" calcext:value-type="float">
            <text:p>0</text:p>
          </table:table-cell>
          <table:table-cell office:value-type="float" office:value="1910115" calcext:value-type="float">
            <text:p>1910115</text:p>
          </table:table-cell>
          <table:table-cell office:value-type="float" office:value="586859" calcext:value-type="float">
            <text:p>586859</text:p>
          </table:table-cell>
          <table:table-cell office:value-type="string" calcext:value-type="string">
            <text:p>[[@1]]</text:p>
          </table:table-cell>
          <table:table-cell/>
        </table:table-row>
        <table:table-row table:style-name="ro1">
          <table:table-cell office:value-type="float" office:value="29147" calcext:value-type="float">
            <text:p>29147</text:p>
          </table:table-cell>
          <table:table-cell office:value-type="float" office:value="0" calcext:value-type="float">
            <text:p>0</text:p>
          </table:table-cell>
          <table:table-cell office:value-type="float" office:value="610184" calcext:value-type="float">
            <text:p>610184</text:p>
          </table:table-cell>
          <table:table-cell office:value-type="float" office:value="83925" calcext:value-type="float">
            <text:p>83925</text:p>
          </table:table-cell>
          <table:table-cell office:value-type="string" calcext:value-type="string">
            <text:p>Beautiful Place!</text:p>
          </table:table-cell>
          <table:table-cell/>
        </table:table-row>
        <table:table-row table:style-name="ro1">
          <table:table-cell office:value-type="float" office:value="35134" calcext:value-type="float">
            <text:p>35134</text:p>
          </table:table-cell>
          <table:table-cell office:value-type="float" office:value="0" calcext:value-type="float">
            <text:p>0</text:p>
          </table:table-cell>
          <table:table-cell office:value-type="float" office:value="624935" calcext:value-type="float">
            <text:p>624935</text:p>
          </table:table-cell>
          <table:table-cell office:value-type="float" office:value="45635" calcext:value-type="float">
            <text:p>45635</text:p>
          </table:table-cell>
          <table:table-cell office:value-type="string" calcext:value-type="string">
            <text:p>Wow! Thats amazing that you covered so much in so less budget!</text:p>
          </table:table-cell>
          <table:table-cell/>
        </table:table-row>
        <table:table-row table:style-name="ro1">
          <table:table-cell office:value-type="float" office:value="302936" calcext:value-type="float">
            <text:p>302936</text:p>
          </table:table-cell>
          <table:table-cell office:value-type="float" office:value="438213" calcext:value-type="float">
            <text:p>438213</text:p>
          </table:table-cell>
          <table:table-cell office:value-type="float" office:value="0" calcext:value-type="float">
            <text:p>0</text:p>
          </table:table-cell>
          <table:table-cell office:value-type="float" office:value="142679" calcext:value-type="float">
            <text:p>142679</text:p>
          </table:table-cell>
          <table:table-cell office:value-type="string" calcext:value-type="string">
            <text:p>Where is this place <text:s/>situated in delhi</text:p>
          </table:table-cell>
          <table:table-cell/>
        </table:table-row>
        <table:table-row table:style-name="ro1">
          <table:table-cell office:value-type="float" office:value="332077" calcext:value-type="float">
            <text:p>332077</text:p>
          </table:table-cell>
          <table:table-cell office:value-type="float" office:value="0" calcext:value-type="float">
            <text:p>0</text:p>
          </table:table-cell>
          <table:table-cell office:value-type="float" office:value="911733" calcext:value-type="float">
            <text:p>911733</text:p>
          </table:table-cell>
          <table:table-cell office:value-type="float" office:value="548178" calcext:value-type="float">
            <text:p>548178</text:p>
          </table:table-cell>
          <table:table-cell office:value-type="string" calcext:value-type="string">
            <text:p>Really marvellous ?</text:p>
          </table:table-cell>
          <table:table-cell/>
        </table:table-row>
        <table:table-row table:style-name="ro1">
          <table:table-cell office:value-type="float" office:value="392484" calcext:value-type="float">
            <text:p>392484</text:p>
          </table:table-cell>
          <table:table-cell office:value-type="float" office:value="0" calcext:value-type="float">
            <text:p>0</text:p>
          </table:table-cell>
          <table:table-cell office:value-type="float" office:value="2283417" calcext:value-type="float">
            <text:p>2283417</text:p>
          </table:table-cell>
          <table:table-cell office:value-type="float" office:value="944560" calcext:value-type="float">
            <text:p>944560</text:p>
          </table:table-cell>
          <table:table-cell office:value-type="string" calcext:value-type="string">
            <text:p>Nice</text:p>
          </table:table-cell>
          <table:table-cell/>
        </table:table-row>
        <table:table-row table:style-name="ro1">
          <table:table-cell office:value-type="float" office:value="459635" calcext:value-type="float">
            <text:p>459635</text:p>
          </table:table-cell>
          <table:table-cell office:value-type="float" office:value="0" calcext:value-type="float">
            <text:p>0</text:p>
          </table:table-cell>
          <table:table-cell office:value-type="float" office:value="2412215" calcext:value-type="float">
            <text:p>2412215</text:p>
          </table:table-cell>
          <table:table-cell office:value-type="float" office:value="1286570" calcext:value-type="float">
            <text:p>1286570</text:p>
          </table:table-cell>
          <table:table-cell office:value-type="string" calcext:value-type="string">
            <text:p>Delicious ?</text:p>
          </table:table-cell>
          <table:table-cell/>
        </table:table-row>
        <table:table-row table:style-name="ro1">
          <table:table-cell office:value-type="float" office:value="113380" calcext:value-type="float">
            <text:p>113380</text:p>
          </table:table-cell>
          <table:table-cell office:value-type="float" office:value="0" calcext:value-type="float">
            <text:p>0</text:p>
          </table:table-cell>
          <table:table-cell office:value-type="float" office:value="780744" calcext:value-type="float">
            <text:p>780744</text:p>
          </table:table-cell>
          <table:table-cell office:value-type="float" office:value="84955" calcext:value-type="float">
            <text:p>84955</text:p>
          </table:table-cell>
          <table:table-cell office:value-type="string" calcext:value-type="string">
            <text:p>I love the wordplay in your title!</text:p>
          </table:table-cell>
          <table:table-cell/>
        </table:table-row>
        <table:table-row table:style-name="ro1">
          <table:table-cell office:value-type="float" office:value="131183" calcext:value-type="float">
            <text:p>131183</text:p>
          </table:table-cell>
          <table:table-cell office:value-type="float" office:value="0" calcext:value-type="float">
            <text:p>0</text:p>
          </table:table-cell>
          <table:table-cell office:value-type="float" office:value="843133" calcext:value-type="float">
            <text:p>843133</text:p>
          </table:table-cell>
          <table:table-cell office:value-type="float" office:value="251674" calcext:value-type="float">
            <text:p>251674</text:p>
          </table:table-cell>
          <table:table-cell office:value-type="string" calcext:value-type="string">
            <text:p>[[@77567]] thanks brother....glad u liked it</text:p>
          </table:table-cell>
          <table:table-cell/>
        </table:table-row>
        <table:table-row table:style-name="ro1">
          <table:table-cell office:value-type="float" office:value="186686" calcext:value-type="float">
            <text:p>186686</text:p>
          </table:table-cell>
          <table:table-cell office:value-type="float" office:value="0" calcext:value-type="float">
            <text:p>0</text:p>
          </table:table-cell>
          <table:table-cell office:value-type="float" office:value="977066" calcext:value-type="float">
            <text:p>977066</text:p>
          </table:table-cell>
          <table:table-cell office:value-type="float" office:value="76304" calcext:value-type="float">
            <text:p>76304</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249764" calcext:value-type="float">
            <text:p>249764</text:p>
          </table:table-cell>
          <table:table-cell office:value-type="float" office:value="0" calcext:value-type="float">
            <text:p>0</text:p>
          </table:table-cell>
          <table:table-cell office:value-type="float" office:value="1267278" calcext:value-type="float">
            <text:p>1267278</text:p>
          </table:table-cell>
          <table:table-cell office:value-type="float" office:value="86432" calcext:value-type="float">
            <text:p>86432</text:p>
          </table:table-cell>
          <table:table-cell office:value-type="string" calcext:value-type="string">
            <text:p>Wow! ?</text:p>
          </table:table-cell>
          <table:table-cell/>
        </table:table-row>
        <table:table-row table:style-name="ro1">
          <table:table-cell office:value-type="float" office:value="249966" calcext:value-type="float">
            <text:p>249966</text:p>
          </table:table-cell>
          <table:table-cell office:value-type="float" office:value="0" calcext:value-type="float">
            <text:p>0</text:p>
          </table:table-cell>
          <table:table-cell office:value-type="float" office:value="1268664" calcext:value-type="float">
            <text:p>1268664</text:p>
          </table:table-cell>
          <table:table-cell office:value-type="float" office:value="382580" calcext:value-type="float">
            <text:p>382580</text:p>
          </table:table-cell>
          <table:table-cell office:value-type="string" calcext:value-type="string">
            <text:p>Am just beginner , <text:s/>I ll try next time</text:p>
          </table:table-cell>
          <table:table-cell/>
        </table:table-row>
        <table:table-row table:style-name="ro1">
          <table:table-cell office:value-type="float" office:value="251286" calcext:value-type="float">
            <text:p>251286</text:p>
          </table:table-cell>
          <table:table-cell office:value-type="float" office:value="860881" calcext:value-type="float">
            <text:p>860881</text:p>
          </table:table-cell>
          <table:table-cell office:value-type="float" office:value="0" calcext:value-type="float">
            <text:p>0</text:p>
          </table:table-cell>
          <table:table-cell office:value-type="float" office:value="348045" calcext:value-type="float">
            <text:p>348045</text:p>
          </table:table-cell>
          <table:table-cell office:value-type="string" calcext:value-type="string">
            <text:p>Summer in London looks so beautiful.</text:p>
          </table:table-cell>
          <table:table-cell/>
        </table:table-row>
        <table:table-row table:style-name="ro1">
          <table:table-cell office:value-type="float" office:value="282751" calcext:value-type="float">
            <text:p>282751</text:p>
          </table:table-cell>
          <table:table-cell office:value-type="float" office:value="0" calcext:value-type="float">
            <text:p>0</text:p>
          </table:table-cell>
          <table:table-cell office:value-type="float" office:value="1486990" calcext:value-type="float">
            <text:p>1486990</text:p>
          </table:table-cell>
          <table:table-cell office:value-type="float" office:value="76836" calcext:value-type="float">
            <text:p>76836</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01036" calcext:value-type="float">
            <text:p>301036</text:p>
          </table:table-cell>
          <table:table-cell office:value-type="float" office:value="0" calcext:value-type="float">
            <text:p>0</text:p>
          </table:table-cell>
          <table:table-cell office:value-type="float" office:value="1589907" calcext:value-type="float">
            <text:p>1589907</text:p>
          </table:table-cell>
          <table:table-cell office:value-type="float" office:value="489621" calcext:value-type="float">
            <text:p>489621</text:p>
          </table:table-cell>
          <table:table-cell office:value-type="string" calcext:value-type="string">
            <text:p>[[@82000]] yeah sure</text:p>
          </table:table-cell>
          <table:table-cell/>
        </table:table-row>
        <table:table-row table:style-name="ro1">
          <table:table-cell office:value-type="float" office:value="343964" calcext:value-type="float">
            <text:p>343964</text:p>
          </table:table-cell>
          <table:table-cell office:value-type="float" office:value="0" calcext:value-type="float">
            <text:p>0</text:p>
          </table:table-cell>
          <table:table-cell office:value-type="float" office:value="1816044" calcext:value-type="float">
            <text:p>1816044</text:p>
          </table:table-cell>
          <table:table-cell office:value-type="float" office:value="347393" calcext:value-type="float">
            <text:p>347393</text:p>
          </table:table-cell>
          <table:table-cell office:value-type="string" calcext:value-type="string">
            <text:p>[[@43548]] <text:s/>aww thank you but I took only this much next time I will make sure to add more dr ?</text:p>
          </table:table-cell>
          <table:table-cell/>
        </table:table-row>
        <table:table-row table:style-name="ro1">
          <table:table-cell office:value-type="float" office:value="435253" calcext:value-type="float">
            <text:p>435253</text:p>
          </table:table-cell>
          <table:table-cell office:value-type="float" office:value="0" calcext:value-type="float">
            <text:p>0</text:p>
          </table:table-cell>
          <table:table-cell office:value-type="float" office:value="2257976" calcext:value-type="float">
            <text:p>2257976</text:p>
          </table:table-cell>
          <table:table-cell office:value-type="float" office:value="1517864" calcext:value-type="float">
            <text:p>1517864</text:p>
          </table:table-cell>
          <table:table-cell office:value-type="string" calcext:value-type="string">
            <text:p>Hai</text:p>
          </table:table-cell>
          <table:table-cell/>
        </table:table-row>
        <table:table-row table:style-name="ro1">
          <table:table-cell office:value-type="float" office:value="30358" calcext:value-type="float">
            <text:p>30358</text:p>
          </table:table-cell>
          <table:table-cell office:value-type="float" office:value="0" calcext:value-type="float">
            <text:p>0</text:p>
          </table:table-cell>
          <table:table-cell office:value-type="float" office:value="613401" calcext:value-type="float">
            <text:p>613401</text:p>
          </table:table-cell>
          <table:table-cell office:value-type="float" office:value="41445" calcext:value-type="float">
            <text:p>4144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12804" calcext:value-type="float">
            <text:p>112804</text:p>
          </table:table-cell>
          <table:table-cell office:value-type="float" office:value="0" calcext:value-type="float">
            <text:p>0</text:p>
          </table:table-cell>
          <table:table-cell office:value-type="float" office:value="806464" calcext:value-type="float">
            <text:p>806464</text:p>
          </table:table-cell>
          <table:table-cell office:value-type="float" office:value="40211" calcext:value-type="float">
            <text:p>40211</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35599" calcext:value-type="float">
            <text:p>135599</text:p>
          </table:table-cell>
          <table:table-cell office:value-type="float" office:value="0" calcext:value-type="float">
            <text:p>0</text:p>
          </table:table-cell>
          <table:table-cell office:value-type="float" office:value="856362" calcext:value-type="float">
            <text:p>856362</text:p>
          </table:table-cell>
          <table:table-cell office:value-type="float" office:value="50553" calcext:value-type="float">
            <text:p>50553</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40850" calcext:value-type="float">
            <text:p>140850</text:p>
          </table:table-cell>
          <table:table-cell office:value-type="float" office:value="0" calcext:value-type="float">
            <text:p>0</text:p>
          </table:table-cell>
          <table:table-cell office:value-type="float" office:value="868759" calcext:value-type="float">
            <text:p>868759</text:p>
          </table:table-cell>
          <table:table-cell office:value-type="float" office:value="259835" calcext:value-type="float">
            <text:p>259835</text:p>
          </table:table-cell>
          <table:table-cell office:value-type="string" calcext:value-type="string">
            <text:p>[[@43695]] I just started, but I’m so happy that you like it :)</text:p>
          </table:table-cell>
          <table:table-cell/>
        </table:table-row>
        <table:table-row table:style-name="ro1">
          <table:table-cell office:value-type="float" office:value="160737" calcext:value-type="float">
            <text:p>160737</text:p>
          </table:table-cell>
          <table:table-cell office:value-type="float" office:value="0" calcext:value-type="float">
            <text:p>0</text:p>
          </table:table-cell>
          <table:table-cell office:value-type="float" office:value="916535" calcext:value-type="float">
            <text:p>916535</text:p>
          </table:table-cell>
          <table:table-cell office:value-type="float" office:value="80470" calcext:value-type="float">
            <text:p>80470</text:p>
          </table:table-cell>
          <table:table-cell office:value-type="string" calcext:value-type="string">
            <text:p>Keep trelling ❤️❤️</text:p>
          </table:table-cell>
          <table:table-cell/>
        </table:table-row>
        <table:table-row table:style-name="ro1">
          <table:table-cell office:value-type="float" office:value="269880" calcext:value-type="float">
            <text:p>269880</text:p>
          </table:table-cell>
          <table:table-cell office:value-type="float" office:value="65070" calcext:value-type="float">
            <text:p>65070</text:p>
          </table:table-cell>
          <table:table-cell office:value-type="float" office:value="0" calcext:value-type="float">
            <text:p>0</text:p>
          </table:table-cell>
          <table:table-cell office:value-type="float" office:value="234750" calcext:value-type="float">
            <text:p>234750</text:p>
          </table:table-cell>
          <table:table-cell office:value-type="string" calcext:value-type="string">
            <text:p>Interesting ?</text:p>
          </table:table-cell>
          <table:table-cell/>
        </table:table-row>
        <table:table-row table:style-name="ro1">
          <table:table-cell office:value-type="float" office:value="303040" calcext:value-type="float">
            <text:p>303040</text:p>
          </table:table-cell>
          <table:table-cell office:value-type="float" office:value="1195498" calcext:value-type="float">
            <text:p>1195498</text:p>
          </table:table-cell>
          <table:table-cell office:value-type="float" office:value="0" calcext:value-type="float">
            <text:p>0</text:p>
          </table:table-cell>
          <table:table-cell office:value-type="float" office:value="493123" calcext:value-type="float">
            <text:p>493123</text:p>
          </table:table-cell>
          <table:table-cell office:value-type="string" calcext:value-type="string">
            <text:p>Something nice!</text:p>
          </table:table-cell>
          <table:table-cell/>
        </table:table-row>
        <table:table-row table:style-name="ro1">
          <table:table-cell office:value-type="float" office:value="385588" calcext:value-type="float">
            <text:p>385588</text:p>
          </table:table-cell>
          <table:table-cell office:value-type="float" office:value="0" calcext:value-type="float">
            <text:p>0</text:p>
          </table:table-cell>
          <table:table-cell office:value-type="float" office:value="2267952" calcext:value-type="float">
            <text:p>2267952</text:p>
          </table:table-cell>
          <table:table-cell office:value-type="float" office:value="888135" calcext:value-type="float">
            <text:p>888135</text:p>
          </table:table-cell>
          <table:table-cell office:value-type="string" calcext:value-type="string">
            <text:p>Nice pic yar</text:p>
          </table:table-cell>
          <table:table-cell/>
        </table:table-row>
        <table:table-row table:style-name="ro1">
          <table:table-cell office:value-type="float" office:value="440173" calcext:value-type="float">
            <text:p>440173</text:p>
          </table:table-cell>
          <table:table-cell office:value-type="float" office:value="0" calcext:value-type="float">
            <text:p>0</text:p>
          </table:table-cell>
          <table:table-cell office:value-type="float" office:value="2287012" calcext:value-type="float">
            <text:p>2287012</text:p>
          </table:table-cell>
          <table:table-cell office:value-type="float" office:value="1650921" calcext:value-type="float">
            <text:p>1650921</text:p>
          </table:table-cell>
          <table:table-cell office:value-type="string" calcext:value-type="string">
            <text:p>Nice</text:p>
          </table:table-cell>
          <table:table-cell/>
        </table:table-row>
        <table:table-row table:style-name="ro1">
          <table:table-cell office:value-type="float" office:value="441325" calcext:value-type="float">
            <text:p>441325</text:p>
          </table:table-cell>
          <table:table-cell office:value-type="float" office:value="0" calcext:value-type="float">
            <text:p>0</text:p>
          </table:table-cell>
          <table:table-cell office:value-type="float" office:value="2140980" calcext:value-type="float">
            <text:p>2140980</text:p>
          </table:table-cell>
          <table:table-cell office:value-type="float" office:value="769848" calcext:value-type="float">
            <text:p>769848</text:p>
          </table:table-cell>
          <table:table-cell office:value-type="string" calcext:value-type="string">
            <text:p>Nice</text:p>
          </table:table-cell>
          <table:table-cell/>
        </table:table-row>
        <table:table-row table:style-name="ro1">
          <table:table-cell office:value-type="float" office:value="54310" calcext:value-type="float">
            <text:p>54310</text:p>
          </table:table-cell>
          <table:table-cell office:value-type="float" office:value="0" calcext:value-type="float">
            <text:p>0</text:p>
          </table:table-cell>
          <table:table-cell office:value-type="float" office:value="665660" calcext:value-type="float">
            <text:p>665660</text:p>
          </table:table-cell>
          <table:table-cell office:value-type="float" office:value="76336" calcext:value-type="float">
            <text:p>76336</text:p>
          </table:table-cell>
          <table:table-cell office:value-type="string" calcext:value-type="string">
            <text:p>Wow! that's such a cool title! but the images were so blurry!</text:p>
          </table:table-cell>
          <table:table-cell/>
        </table:table-row>
        <table:table-row table:style-name="ro1">
          <table:table-cell office:value-type="float" office:value="120025" calcext:value-type="float">
            <text:p>120025</text:p>
          </table:table-cell>
          <table:table-cell office:value-type="float" office:value="0" calcext:value-type="float">
            <text:p>0</text:p>
          </table:table-cell>
          <table:table-cell office:value-type="float" office:value="90991" calcext:value-type="float">
            <text:p>90991</text:p>
          </table:table-cell>
          <table:table-cell office:value-type="float" office:value="49545" calcext:value-type="float">
            <text:p>4954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164760" calcext:value-type="float">
            <text:p>164760</text:p>
          </table:table-cell>
          <table:table-cell office:value-type="float" office:value="0" calcext:value-type="float">
            <text:p>0</text:p>
          </table:table-cell>
          <table:table-cell office:value-type="float" office:value="446413" calcext:value-type="float">
            <text:p>446413</text:p>
          </table:table-cell>
          <table:table-cell office:value-type="float" office:value="278492" calcext:value-type="float">
            <text:p>278492</text:p>
          </table:table-cell>
          <table:table-cell office:value-type="string" calcext:value-type="string">
            <text:p>Which side of dam is this....?? I've been there but didn't find this view</text:p>
          </table:table-cell>
          <table:table-cell/>
        </table:table-row>
        <table:table-row table:style-name="ro1">
          <table:table-cell office:value-type="float" office:value="216930" calcext:value-type="float">
            <text:p>216930</text:p>
          </table:table-cell>
          <table:table-cell office:value-type="float" office:value="0" calcext:value-type="float">
            <text:p>0</text:p>
          </table:table-cell>
          <table:table-cell office:value-type="float" office:value="1116546" calcext:value-type="float">
            <text:p>1116546</text:p>
          </table:table-cell>
          <table:table-cell office:value-type="float" office:value="84361" calcext:value-type="float">
            <text:p>84361</text:p>
          </table:table-cell>
          <table:table-cell office:value-type="string" calcext:value-type="string">
            <text:p>Super se bhi uper!</text:p>
          </table:table-cell>
          <table:table-cell/>
        </table:table-row>
        <table:table-row table:style-name="ro1">
          <table:table-cell office:value-type="float" office:value="231019" calcext:value-type="float">
            <text:p>231019</text:p>
          </table:table-cell>
          <table:table-cell office:value-type="float" office:value="723229" calcext:value-type="float">
            <text:p>723229</text:p>
          </table:table-cell>
          <table:table-cell office:value-type="float" office:value="0" calcext:value-type="float">
            <text:p>0</text:p>
          </table:table-cell>
          <table:table-cell office:value-type="float" office:value="317155" calcext:value-type="float">
            <text:p>317155</text:p>
          </table:table-cell>
          <table:table-cell office:value-type="string" calcext:value-type="string">
            <text:p>Nice ???</text:p>
          </table:table-cell>
          <table:table-cell/>
        </table:table-row>
        <table:table-row table:style-name="ro1">
          <table:table-cell office:value-type="float" office:value="268881" calcext:value-type="float">
            <text:p>268881</text:p>
          </table:table-cell>
          <table:table-cell office:value-type="float" office:value="0" calcext:value-type="float">
            <text:p>0</text:p>
          </table:table-cell>
          <table:table-cell office:value-type="float" office:value="1402742" calcext:value-type="float">
            <text:p>1402742</text:p>
          </table:table-cell>
          <table:table-cell office:value-type="float" office:value="79262" calcext:value-type="float">
            <text:p>7926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93240" calcext:value-type="float">
            <text:p>293240</text:p>
          </table:table-cell>
          <table:table-cell office:value-type="float" office:value="0" calcext:value-type="float">
            <text:p>0</text:p>
          </table:table-cell>
          <table:table-cell office:value-type="float" office:value="1545816" calcext:value-type="float">
            <text:p>1545816</text:p>
          </table:table-cell>
          <table:table-cell office:value-type="float" office:value="466571" calcext:value-type="float">
            <text:p>466571</text:p>
          </table:table-cell>
          <table:table-cell office:value-type="string" calcext:value-type="string">
            <text:p>Very nice vlog.... Give creds</text:p>
          </table:table-cell>
          <table:table-cell/>
        </table:table-row>
        <table:table-row table:style-name="ro1">
          <table:table-cell office:value-type="float" office:value="376775" calcext:value-type="float">
            <text:p>376775</text:p>
          </table:table-cell>
          <table:table-cell office:value-type="float" office:value="0" calcext:value-type="float">
            <text:p>0</text:p>
          </table:table-cell>
          <table:table-cell office:value-type="float" office:value="2228798" calcext:value-type="float">
            <text:p>2228798</text:p>
          </table:table-cell>
          <table:table-cell office:value-type="float" office:value="82183" calcext:value-type="float">
            <text:p>82183</text:p>
          </table:table-cell>
          <table:table-cell office:value-type="string" calcext:value-type="string">
            <text:p>Nice Foto ?</text:p>
          </table:table-cell>
          <table:table-cell/>
        </table:table-row>
        <table:table-row table:style-name="ro1">
          <table:table-cell office:value-type="float" office:value="419615" calcext:value-type="float">
            <text:p>419615</text:p>
          </table:table-cell>
          <table:table-cell office:value-type="float" office:value="0" calcext:value-type="float">
            <text:p>0</text:p>
          </table:table-cell>
          <table:table-cell office:value-type="float" office:value="2348653" calcext:value-type="float">
            <text:p>2348653</text:p>
          </table:table-cell>
          <table:table-cell office:value-type="float" office:value="3846" calcext:value-type="float">
            <text:p>3846</text:p>
          </table:table-cell>
          <table:table-cell office:value-type="string" calcext:value-type="string">
            <text:p>my fav actor akshay kumar</text:p>
          </table:table-cell>
          <table:table-cell/>
        </table:table-row>
        <table:table-row table:style-name="ro1">
          <table:table-cell office:value-type="float" office:value="457632" calcext:value-type="float">
            <text:p>457632</text:p>
          </table:table-cell>
          <table:table-cell office:value-type="float" office:value="0" calcext:value-type="float">
            <text:p>0</text:p>
          </table:table-cell>
          <table:table-cell office:value-type="float" office:value="2262233" calcext:value-type="float">
            <text:p>2262233</text:p>
          </table:table-cell>
          <table:table-cell office:value-type="float" office:value="2110467" calcext:value-type="float">
            <text:p>2110467</text:p>
          </table:table-cell>
          <table:table-cell office:value-type="string" calcext:value-type="string">
            <text:p>Wow</text:p>
          </table:table-cell>
          <table:table-cell/>
        </table:table-row>
        <table:table-row table:style-name="ro1">
          <table:table-cell office:value-type="float" office:value="108052" calcext:value-type="float">
            <text:p>108052</text:p>
          </table:table-cell>
          <table:table-cell office:value-type="float" office:value="0" calcext:value-type="float">
            <text:p>0</text:p>
          </table:table-cell>
          <table:table-cell office:value-type="float" office:value="794836" calcext:value-type="float">
            <text:p>794836</text:p>
          </table:table-cell>
          <table:table-cell office:value-type="float" office:value="40460" calcext:value-type="float">
            <text:p>40460</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51926" calcext:value-type="float">
            <text:p>151926</text:p>
          </table:table-cell>
          <table:table-cell office:value-type="float" office:value="0" calcext:value-type="float">
            <text:p>0</text:p>
          </table:table-cell>
          <table:table-cell office:value-type="float" office:value="41692" calcext:value-type="float">
            <text:p>41692</text:p>
          </table:table-cell>
          <table:table-cell office:value-type="float" office:value="267904" calcext:value-type="float">
            <text:p>267904</text:p>
          </table:table-cell>
          <table:table-cell office:value-type="string" calcext:value-type="string">
            <text:p>Its looking very delicious</text:p>
          </table:table-cell>
          <table:table-cell/>
        </table:table-row>
        <table:table-row table:style-name="ro1">
          <table:table-cell office:value-type="float" office:value="237545" calcext:value-type="float">
            <text:p>237545</text:p>
          </table:table-cell>
          <table:table-cell office:value-type="float" office:value="0" calcext:value-type="float">
            <text:p>0</text:p>
          </table:table-cell>
          <table:table-cell office:value-type="float" office:value="1192757" calcext:value-type="float">
            <text:p>1192757</text:p>
          </table:table-cell>
          <table:table-cell office:value-type="float" office:value="45178" calcext:value-type="float">
            <text:p>45178</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38132" calcext:value-type="float">
            <text:p>238132</text:p>
          </table:table-cell>
          <table:table-cell office:value-type="float" office:value="0" calcext:value-type="float">
            <text:p>0</text:p>
          </table:table-cell>
          <table:table-cell office:value-type="float" office:value="1193473" calcext:value-type="float">
            <text:p>1193473</text:p>
          </table:table-cell>
          <table:table-cell office:value-type="float" office:value="41655" calcext:value-type="float">
            <text:p>41655</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48516" calcext:value-type="float">
            <text:p>248516</text:p>
          </table:table-cell>
          <table:table-cell office:value-type="float" office:value="0" calcext:value-type="float">
            <text:p>0</text:p>
          </table:table-cell>
          <table:table-cell office:value-type="float" office:value="1255252" calcext:value-type="float">
            <text:p>1255252</text:p>
          </table:table-cell>
          <table:table-cell office:value-type="float" office:value="81326" calcext:value-type="float">
            <text:p>81326</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91229" calcext:value-type="float">
            <text:p>291229</text:p>
          </table:table-cell>
          <table:table-cell office:value-type="float" office:value="0" calcext:value-type="float">
            <text:p>0</text:p>
          </table:table-cell>
          <table:table-cell office:value-type="float" office:value="1539050" calcext:value-type="float">
            <text:p>1539050</text:p>
          </table:table-cell>
          <table:table-cell office:value-type="float" office:value="43486" calcext:value-type="float">
            <text:p>43486</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26714" calcext:value-type="float">
            <text:p>326714</text:p>
          </table:table-cell>
          <table:table-cell office:value-type="float" office:value="0" calcext:value-type="float">
            <text:p>0</text:p>
          </table:table-cell>
          <table:table-cell office:value-type="float" office:value="1748184" calcext:value-type="float">
            <text:p>1748184</text:p>
          </table:table-cell>
          <table:table-cell office:value-type="float" office:value="41233" calcext:value-type="float">
            <text:p>4123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32032" calcext:value-type="float">
            <text:p>332032</text:p>
          </table:table-cell>
          <table:table-cell office:value-type="float" office:value="0" calcext:value-type="float">
            <text:p>0</text:p>
          </table:table-cell>
          <table:table-cell office:value-type="float" office:value="1774629" calcext:value-type="float">
            <text:p>1774629</text:p>
          </table:table-cell>
          <table:table-cell office:value-type="float" office:value="20132" calcext:value-type="float">
            <text:p>20132</text:p>
          </table:table-cell>
          <table:table-cell office:value-type="string" calcext:value-type="string">
            <text:p>Picture on point! It'd be amazing to get more information on the routes that you followed!</text:p>
          </table:table-cell>
          <table:table-cell/>
        </table:table-row>
        <table:table-row table:style-name="ro2">
          <table:table-cell office:value-type="float" office:value="335546" calcext:value-type="float">
            <text:p>335546</text:p>
          </table:table-cell>
          <table:table-cell office:value-type="float" office:value="0" calcext:value-type="float">
            <text:p>0</text:p>
          </table:table-cell>
          <table:table-cell office:value-type="float" office:value="1789585" calcext:value-type="float">
            <text:p>1789585</text:p>
          </table:table-cell>
          <table:table-cell office:value-type="float" office:value="304499" calcext:value-type="float">
            <text:p>304499</text:p>
          </table:table-cell>
          <table:table-cell office:value-type="string" calcext:value-type="string">
            <text:p>[[@79718]] If you any more details, you can check my Blog.</text:p>
            <text:p> https://thebluehawksavaari.blogspot.com/2018/10/rameswaram-temple-town.html?m=1</text:p>
          </table:table-cell>
          <table:table-cell/>
        </table:table-row>
        <table:table-row table:style-name="ro1">
          <table:table-cell office:value-type="float" office:value="358515" calcext:value-type="float">
            <text:p>358515</text:p>
          </table:table-cell>
          <table:table-cell office:value-type="float" office:value="0" calcext:value-type="float">
            <text:p>0</text:p>
          </table:table-cell>
          <table:table-cell office:value-type="float" office:value="1780637" calcext:value-type="float">
            <text:p>1780637</text:p>
          </table:table-cell>
          <table:table-cell office:value-type="float" office:value="593196" calcext:value-type="float">
            <text:p>593196</text:p>
          </table:table-cell>
          <table:table-cell office:value-type="string" calcext:value-type="string">
            <text:p>I love Delhi</text:p>
          </table:table-cell>
          <table:table-cell/>
        </table:table-row>
        <table:table-row table:style-name="ro1">
          <table:table-cell office:value-type="float" office:value="382855" calcext:value-type="float">
            <text:p>382855</text:p>
          </table:table-cell>
          <table:table-cell office:value-type="float" office:value="0" calcext:value-type="float">
            <text:p>0</text:p>
          </table:table-cell>
          <table:table-cell office:value-type="float" office:value="2193496" calcext:value-type="float">
            <text:p>2193496</text:p>
          </table:table-cell>
          <table:table-cell office:value-type="float" office:value="842889" calcext:value-type="float">
            <text:p>842889</text:p>
          </table:table-cell>
          <table:table-cell office:value-type="string" calcext:value-type="string">
            <text:p>Hello g</text:p>
          </table:table-cell>
          <table:table-cell/>
        </table:table-row>
        <table:table-row table:style-name="ro1">
          <table:table-cell office:value-type="float" office:value="441976" calcext:value-type="float">
            <text:p>441976</text:p>
          </table:table-cell>
          <table:table-cell office:value-type="float" office:value="0" calcext:value-type="float">
            <text:p>0</text:p>
          </table:table-cell>
          <table:table-cell office:value-type="float" office:value="2265619" calcext:value-type="float">
            <text:p>2265619</text:p>
          </table:table-cell>
          <table:table-cell office:value-type="float" office:value="1695292" calcext:value-type="float">
            <text:p>1695292</text:p>
          </table:table-cell>
          <table:table-cell office:value-type="string" calcext:value-type="string">
            <text:p>Hello</text:p>
          </table:table-cell>
          <table:table-cell/>
        </table:table-row>
        <table:table-row table:style-name="ro1">
          <table:table-cell office:value-type="float" office:value="18470" calcext:value-type="float">
            <text:p>18470</text:p>
          </table:table-cell>
          <table:table-cell office:value-type="float" office:value="0" calcext:value-type="float">
            <text:p>0</text:p>
          </table:table-cell>
          <table:table-cell office:value-type="float" office:value="580547" calcext:value-type="float">
            <text:p>580547</text:p>
          </table:table-cell>
          <table:table-cell office:value-type="float" office:value="87187" calcext:value-type="float">
            <text:p>87187</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1094" calcext:value-type="float">
            <text:p>21094</text:p>
          </table:table-cell>
          <table:table-cell office:value-type="float" office:value="0" calcext:value-type="float">
            <text:p>0</text:p>
          </table:table-cell>
          <table:table-cell office:value-type="float" office:value="591193" calcext:value-type="float">
            <text:p>591193</text:p>
          </table:table-cell>
          <table:table-cell office:value-type="float" office:value="49422" calcext:value-type="float">
            <text:p>49422</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75401" calcext:value-type="float">
            <text:p>75401</text:p>
          </table:table-cell>
          <table:table-cell office:value-type="float" office:value="0" calcext:value-type="float">
            <text:p>0</text:p>
          </table:table-cell>
          <table:table-cell office:value-type="float" office:value="721856" calcext:value-type="float">
            <text:p>721856</text:p>
          </table:table-cell>
          <table:table-cell office:value-type="float" office:value="19956" calcext:value-type="float">
            <text:p>19956</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82147" calcext:value-type="float">
            <text:p>82147</text:p>
          </table:table-cell>
          <table:table-cell office:value-type="float" office:value="0" calcext:value-type="float">
            <text:p>0</text:p>
          </table:table-cell>
          <table:table-cell office:value-type="float" office:value="742213" calcext:value-type="float">
            <text:p>742213</text:p>
          </table:table-cell>
          <table:table-cell office:value-type="float" office:value="20311" calcext:value-type="float">
            <text:p>20311</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13643" calcext:value-type="float">
            <text:p>113643</text:p>
          </table:table-cell>
          <table:table-cell office:value-type="float" office:value="0" calcext:value-type="float">
            <text:p>0</text:p>
          </table:table-cell>
          <table:table-cell office:value-type="float" office:value="730505" calcext:value-type="float">
            <text:p>730505</text:p>
          </table:table-cell>
          <table:table-cell office:value-type="float" office:value="216746" calcext:value-type="float">
            <text:p>216746</text:p>
          </table:table-cell>
          <table:table-cell office:value-type="string" calcext:value-type="string">
            <text:p>In all my post you will get live photography of place.</text:p>
          </table:table-cell>
          <table:table-cell/>
        </table:table-row>
        <table:table-row table:style-name="ro1">
          <table:table-cell office:value-type="float" office:value="122529" calcext:value-type="float">
            <text:p>122529</text:p>
          </table:table-cell>
          <table:table-cell office:value-type="float" office:value="0" calcext:value-type="float">
            <text:p>0</text:p>
          </table:table-cell>
          <table:table-cell office:value-type="float" office:value="402998" calcext:value-type="float">
            <text:p>402998</text:p>
          </table:table-cell>
          <table:table-cell office:value-type="float" office:value="85411" calcext:value-type="float">
            <text:p>85411</text:p>
          </table:table-cell>
          <table:table-cell office:value-type="string" calcext:value-type="string">
            <text:p>Wow! that's such a cool title! but the images were so blurry!</text:p>
          </table:table-cell>
          <table:table-cell/>
        </table:table-row>
        <table:table-row table:style-name="ro1">
          <table:table-cell office:value-type="float" office:value="207707" calcext:value-type="float">
            <text:p>207707</text:p>
          </table:table-cell>
          <table:table-cell office:value-type="float" office:value="672330" calcext:value-type="float">
            <text:p>672330</text:p>
          </table:table-cell>
          <table:table-cell office:value-type="float" office:value="0" calcext:value-type="float">
            <text:p>0</text:p>
          </table:table-cell>
          <table:table-cell office:value-type="float" office:value="182257" calcext:value-type="float">
            <text:p>182257</text:p>
          </table:table-cell>
          <table:table-cell office:value-type="string" calcext:value-type="string">
            <text:p>Beautiful white colour</text:p>
          </table:table-cell>
          <table:table-cell/>
        </table:table-row>
        <table:table-row table:style-name="ro1">
          <table:table-cell office:value-type="float" office:value="312372" calcext:value-type="float">
            <text:p>312372</text:p>
          </table:table-cell>
          <table:table-cell office:value-type="float" office:value="1102816" calcext:value-type="float">
            <text:p>1102816</text:p>
          </table:table-cell>
          <table:table-cell office:value-type="float" office:value="0" calcext:value-type="float">
            <text:p>0</text:p>
          </table:table-cell>
          <table:table-cell office:value-type="float" office:value="461294" calcext:value-type="float">
            <text:p>461294</text:p>
          </table:table-cell>
          <table:table-cell office:value-type="string" calcext:value-type="string">
            <text:p>Gonna definitely visit here</text:p>
          </table:table-cell>
          <table:table-cell/>
        </table:table-row>
        <table:table-row table:style-name="ro1">
          <table:table-cell office:value-type="float" office:value="361135" calcext:value-type="float">
            <text:p>361135</text:p>
          </table:table-cell>
          <table:table-cell office:value-type="float" office:value="0" calcext:value-type="float">
            <text:p>0</text:p>
          </table:table-cell>
          <table:table-cell office:value-type="float" office:value="2004833" calcext:value-type="float">
            <text:p>2004833</text:p>
          </table:table-cell>
          <table:table-cell office:value-type="float" office:value="85946" calcext:value-type="float">
            <text:p>85946</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57783" calcext:value-type="float">
            <text:p>57783</text:p>
          </table:table-cell>
          <table:table-cell office:value-type="float" office:value="0" calcext:value-type="float">
            <text:p>0</text:p>
          </table:table-cell>
          <table:table-cell office:value-type="float" office:value="671545" calcext:value-type="float">
            <text:p>671545</text:p>
          </table:table-cell>
          <table:table-cell office:value-type="float" office:value="76739" calcext:value-type="float">
            <text:p>76739</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59285" calcext:value-type="float">
            <text:p>59285</text:p>
          </table:table-cell>
          <table:table-cell office:value-type="float" office:value="0" calcext:value-type="float">
            <text:p>0</text:p>
          </table:table-cell>
          <table:table-cell office:value-type="float" office:value="677540" calcext:value-type="float">
            <text:p>677540</text:p>
          </table:table-cell>
          <table:table-cell office:value-type="float" office:value="201443" calcext:value-type="float">
            <text:p>201443</text:p>
          </table:table-cell>
          <table:table-cell office:value-type="string" calcext:value-type="string">
            <text:p>[[@77619]] Thanks bro</text:p>
          </table:table-cell>
          <table:table-cell/>
        </table:table-row>
        <table:table-row table:style-name="ro1">
          <table:table-cell office:value-type="float" office:value="60309" calcext:value-type="float">
            <text:p>60309</text:p>
          </table:table-cell>
          <table:table-cell office:value-type="float" office:value="0" calcext:value-type="float">
            <text:p>0</text:p>
          </table:table-cell>
          <table:table-cell office:value-type="float" office:value="679779" calcext:value-type="float">
            <text:p>679779</text:p>
          </table:table-cell>
          <table:table-cell office:value-type="float" office:value="42437" calcext:value-type="float">
            <text:p>42437</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15626" calcext:value-type="float">
            <text:p>115626</text:p>
          </table:table-cell>
          <table:table-cell office:value-type="float" office:value="0" calcext:value-type="float">
            <text:p>0</text:p>
          </table:table-cell>
          <table:table-cell office:value-type="float" office:value="813243" calcext:value-type="float">
            <text:p>813243</text:p>
          </table:table-cell>
          <table:table-cell office:value-type="float" office:value="40828" calcext:value-type="float">
            <text:p>40828</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26487" calcext:value-type="float">
            <text:p>126487</text:p>
          </table:table-cell>
          <table:table-cell office:value-type="float" office:value="0" calcext:value-type="float">
            <text:p>0</text:p>
          </table:table-cell>
          <table:table-cell office:value-type="float" office:value="830614" calcext:value-type="float">
            <text:p>830614</text:p>
          </table:table-cell>
          <table:table-cell office:value-type="float" office:value="81791" calcext:value-type="float">
            <text:p>81791</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38672" calcext:value-type="float">
            <text:p>338672</text:p>
          </table:table-cell>
          <table:table-cell office:value-type="float" office:value="0" calcext:value-type="float">
            <text:p>0</text:p>
          </table:table-cell>
          <table:table-cell office:value-type="float" office:value="1806863" calcext:value-type="float">
            <text:p>1806863</text:p>
          </table:table-cell>
          <table:table-cell office:value-type="float" office:value="557679" calcext:value-type="float">
            <text:p>557679</text:p>
          </table:table-cell>
          <table:table-cell office:value-type="string" calcext:value-type="string">
            <text:p>No idea</text:p>
          </table:table-cell>
          <table:table-cell/>
        </table:table-row>
        <table:table-row table:style-name="ro1">
          <table:table-cell office:value-type="float" office:value="343703" calcext:value-type="float">
            <text:p>343703</text:p>
          </table:table-cell>
          <table:table-cell office:value-type="float" office:value="0" calcext:value-type="float">
            <text:p>0</text:p>
          </table:table-cell>
          <table:table-cell office:value-type="float" office:value="1835877" calcext:value-type="float">
            <text:p>1835877</text:p>
          </table:table-cell>
          <table:table-cell office:value-type="float" office:value="83040" calcext:value-type="float">
            <text:p>83040</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405629" calcext:value-type="float">
            <text:p>405629</text:p>
          </table:table-cell>
          <table:table-cell office:value-type="float" office:value="0" calcext:value-type="float">
            <text:p>0</text:p>
          </table:table-cell>
          <table:table-cell office:value-type="float" office:value="2310357" calcext:value-type="float">
            <text:p>2310357</text:p>
          </table:table-cell>
          <table:table-cell office:value-type="float" office:value="1100946" calcext:value-type="float">
            <text:p>1100946</text:p>
          </table:table-cell>
          <table:table-cell office:value-type="string" calcext:value-type="string">
            <text:p>Hi</text:p>
          </table:table-cell>
          <table:table-cell/>
        </table:table-row>
        <table:table-row table:style-name="ro1">
          <table:table-cell office:value-type="float" office:value="424879" calcext:value-type="float">
            <text:p>424879</text:p>
          </table:table-cell>
          <table:table-cell office:value-type="float" office:value="0" calcext:value-type="float">
            <text:p>0</text:p>
          </table:table-cell>
          <table:table-cell office:value-type="float" office:value="1717901" calcext:value-type="float">
            <text:p>1717901</text:p>
          </table:table-cell>
          <table:table-cell office:value-type="float" office:value="55809" calcext:value-type="float">
            <text:p>55809</text:p>
          </table:table-cell>
          <table:table-cell office:value-type="string" calcext:value-type="string">
            <text:p>beautifu!!!</text:p>
          </table:table-cell>
          <table:table-cell/>
        </table:table-row>
        <table:table-row table:style-name="ro1">
          <table:table-cell office:value-type="float" office:value="442615" calcext:value-type="float">
            <text:p>442615</text:p>
          </table:table-cell>
          <table:table-cell office:value-type="float" office:value="0" calcext:value-type="float">
            <text:p>0</text:p>
          </table:table-cell>
          <table:table-cell office:value-type="float" office:value="2441323" calcext:value-type="float">
            <text:p>2441323</text:p>
          </table:table-cell>
          <table:table-cell office:value-type="float" office:value="1712400" calcext:value-type="float">
            <text:p>1712400</text:p>
          </table:table-cell>
          <table:table-cell office:value-type="string" calcext:value-type="string">
            <text:p>Hi good morning my friend</text:p>
          </table:table-cell>
          <table:table-cell/>
        </table:table-row>
        <table:table-row table:style-name="ro1">
          <table:table-cell office:value-type="float" office:value="31664" calcext:value-type="float">
            <text:p>31664</text:p>
          </table:table-cell>
          <table:table-cell office:value-type="float" office:value="0" calcext:value-type="float">
            <text:p>0</text:p>
          </table:table-cell>
          <table:table-cell office:value-type="float" office:value="616038" calcext:value-type="float">
            <text:p>616038</text:p>
          </table:table-cell>
          <table:table-cell office:value-type="float" office:value="184245" calcext:value-type="float">
            <text:p>184245</text:p>
          </table:table-cell>
          <table:table-cell office:value-type="string" calcext:value-type="string">
            <text:p>[[@88251]] <text:s/>it is amazing we r lucky that spiti belongs to india ...loopholes r it is located at altitude and its very remote u have to be well equiped with all bike or car <text:s/>spare parts ...breakdown will be critical if ur not well prepared ...</text:p>
          </table:table-cell>
          <table:table-cell/>
        </table:table-row>
        <table:table-row table:style-name="ro1">
          <table:table-cell office:value-type="float" office:value="48451" calcext:value-type="float">
            <text:p>48451</text:p>
          </table:table-cell>
          <table:table-cell office:value-type="float" office:value="212258" calcext:value-type="float">
            <text:p>212258</text:p>
          </table:table-cell>
          <table:table-cell office:value-type="float" office:value="0" calcext:value-type="float">
            <text:p>0</text:p>
          </table:table-cell>
          <table:table-cell office:value-type="float" office:value="172495" calcext:value-type="float">
            <text:p>172495</text:p>
          </table:table-cell>
          <table:table-cell office:value-type="string" calcext:value-type="string">
            <text:p>There is nothing in alibagh...go for nagaon beach it's 10km from alibagh</text:p>
          </table:table-cell>
          <table:table-cell/>
        </table:table-row>
        <table:table-row table:style-name="ro1">
          <table:table-cell office:value-type="float" office:value="52714" calcext:value-type="float">
            <text:p>52714</text:p>
          </table:table-cell>
          <table:table-cell office:value-type="float" office:value="0" calcext:value-type="float">
            <text:p>0</text:p>
          </table:table-cell>
          <table:table-cell office:value-type="float" office:value="663438" calcext:value-type="float">
            <text:p>663438</text:p>
          </table:table-cell>
          <table:table-cell office:value-type="float" office:value="52554" calcext:value-type="float">
            <text:p>52554</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281528" calcext:value-type="float">
            <text:p>281528</text:p>
          </table:table-cell>
          <table:table-cell office:value-type="float" office:value="0" calcext:value-type="float">
            <text:p>0</text:p>
          </table:table-cell>
          <table:table-cell office:value-type="float" office:value="1478361" calcext:value-type="float">
            <text:p>1478361</text:p>
          </table:table-cell>
          <table:table-cell office:value-type="float" office:value="454660" calcext:value-type="float">
            <text:p>454660</text:p>
          </table:table-cell>
          <table:table-cell office:value-type="string" calcext:value-type="string">
            <text:p>Ya it's awesome</text:p>
          </table:table-cell>
          <table:table-cell/>
        </table:table-row>
        <table:table-row table:style-name="ro1">
          <table:table-cell office:value-type="float" office:value="306162" calcext:value-type="float">
            <text:p>306162</text:p>
          </table:table-cell>
          <table:table-cell office:value-type="float" office:value="0" calcext:value-type="float">
            <text:p>0</text:p>
          </table:table-cell>
          <table:table-cell office:value-type="float" office:value="1615645" calcext:value-type="float">
            <text:p>1615645</text:p>
          </table:table-cell>
          <table:table-cell office:value-type="float" office:value="497811" calcext:value-type="float">
            <text:p>497811</text:p>
          </table:table-cell>
          <table:table-cell office:value-type="string" calcext:value-type="string">
            <text:p>Tnks</text:p>
          </table:table-cell>
          <table:table-cell/>
        </table:table-row>
        <table:table-row table:style-name="ro1">
          <table:table-cell office:value-type="float" office:value="381886" calcext:value-type="float">
            <text:p>381886</text:p>
          </table:table-cell>
          <table:table-cell office:value-type="float" office:value="0" calcext:value-type="float">
            <text:p>0</text:p>
          </table:table-cell>
          <table:table-cell office:value-type="float" office:value="2230686" calcext:value-type="float">
            <text:p>2230686</text:p>
          </table:table-cell>
          <table:table-cell office:value-type="float" office:value="565672" calcext:value-type="float">
            <text:p>565672</text:p>
          </table:table-cell>
          <table:table-cell office:value-type="string" calcext:value-type="string">
            <text:p>hii</text:p>
          </table:table-cell>
          <table:table-cell/>
        </table:table-row>
        <table:table-row table:style-name="ro1">
          <table:table-cell office:value-type="float" office:value="399882" calcext:value-type="float">
            <text:p>399882</text:p>
          </table:table-cell>
          <table:table-cell office:value-type="float" office:value="0" calcext:value-type="float">
            <text:p>0</text:p>
          </table:table-cell>
          <table:table-cell office:value-type="float" office:value="1208936" calcext:value-type="float">
            <text:p>1208936</text:p>
          </table:table-cell>
          <table:table-cell office:value-type="float" office:value="11285" calcext:value-type="float">
            <text:p>11285</text:p>
          </table:table-cell>
          <table:table-cell office:value-type="string" calcext:value-type="string">
            <text:p>Wonderful</text:p>
          </table:table-cell>
          <table:table-cell/>
        </table:table-row>
        <table:table-row table:style-name="ro1">
          <table:table-cell office:value-type="float" office:value="1078" calcext:value-type="float">
            <text:p>1078</text:p>
          </table:table-cell>
          <table:table-cell office:value-type="float" office:value="2732" calcext:value-type="float">
            <text:p>2732</text:p>
          </table:table-cell>
          <table:table-cell office:value-type="float" office:value="0" calcext:value-type="float">
            <text:p>0</text:p>
          </table:table-cell>
          <table:table-cell office:value-type="float" office:value="645" calcext:value-type="float">
            <text:p>645</text:p>
          </table:table-cell>
          <table:table-cell office:value-type="string" calcext:value-type="string">
            <text:p>[[@23]]</text:p>
          </table:table-cell>
          <table:table-cell/>
        </table:table-row>
        <table:table-row table:style-name="ro1">
          <table:table-cell office:value-type="float" office:value="264463" calcext:value-type="float">
            <text:p>264463</text:p>
          </table:table-cell>
          <table:table-cell office:value-type="float" office:value="0" calcext:value-type="float">
            <text:p>0</text:p>
          </table:table-cell>
          <table:table-cell office:value-type="float" office:value="1378975" calcext:value-type="float">
            <text:p>1378975</text:p>
          </table:table-cell>
          <table:table-cell office:value-type="float" office:value="81702" calcext:value-type="float">
            <text:p>81702</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42773" calcext:value-type="float">
            <text:p>342773</text:p>
          </table:table-cell>
          <table:table-cell office:value-type="float" office:value="0" calcext:value-type="float">
            <text:p>0</text:p>
          </table:table-cell>
          <table:table-cell office:value-type="float" office:value="1778602" calcext:value-type="float">
            <text:p>1778602</text:p>
          </table:table-cell>
          <table:table-cell office:value-type="float" office:value="469350" calcext:value-type="float">
            <text:p>469350</text:p>
          </table:table-cell>
          <table:table-cell office:value-type="string" calcext:value-type="string">
            <text:p>So let’s catch up on Instagram here we can’t chat my username is numaan_riyaz</text:p>
          </table:table-cell>
          <table:table-cell/>
        </table:table-row>
        <table:table-row table:style-name="ro1">
          <table:table-cell office:value-type="float" office:value="439006" calcext:value-type="float">
            <text:p>439006</text:p>
          </table:table-cell>
          <table:table-cell office:value-type="float" office:value="0" calcext:value-type="float">
            <text:p>0</text:p>
          </table:table-cell>
          <table:table-cell office:value-type="float" office:value="2385615" calcext:value-type="float">
            <text:p>2385615</text:p>
          </table:table-cell>
          <table:table-cell office:value-type="float" office:value="15513" calcext:value-type="float">
            <text:p>15513</text:p>
          </table:table-cell>
          <table:table-cell office:value-type="string" calcext:value-type="string">
            <text:p>கடைல வாங்குற மசாலா செத்துக்கலாமா </text:p>
          </table:table-cell>
          <table:table-cell/>
        </table:table-row>
        <table:table-row table:style-name="ro1">
          <table:table-cell office:value-type="float" office:value="442010" calcext:value-type="float">
            <text:p>442010</text:p>
          </table:table-cell>
          <table:table-cell office:value-type="float" office:value="0" calcext:value-type="float">
            <text:p>0</text:p>
          </table:table-cell>
          <table:table-cell office:value-type="float" office:value="1446466" calcext:value-type="float">
            <text:p>1446466</text:p>
          </table:table-cell>
          <table:table-cell office:value-type="float" office:value="1695824" calcext:value-type="float">
            <text:p>1695824</text:p>
          </table:table-cell>
          <table:table-cell office:value-type="string" calcext:value-type="string">
            <text:p>Nice</text:p>
          </table:table-cell>
          <table:table-cell/>
        </table:table-row>
        <table:table-row table:style-name="ro1">
          <table:table-cell office:value-type="float" office:value="13714" calcext:value-type="float">
            <text:p>13714</text:p>
          </table:table-cell>
          <table:table-cell office:value-type="float" office:value="0" calcext:value-type="float">
            <text:p>0</text:p>
          </table:table-cell>
          <table:table-cell office:value-type="float" office:value="458393" calcext:value-type="float">
            <text:p>458393</text:p>
          </table:table-cell>
          <table:table-cell office:value-type="float" office:value="98033" calcext:value-type="float">
            <text:p>98033</text:p>
          </table:table-cell>
          <table:table-cell office:value-type="string" calcext:value-type="string">
            <text:p>[[@1]]</text:p>
          </table:table-cell>
          <table:table-cell/>
        </table:table-row>
        <table:table-row table:style-name="ro1">
          <table:table-cell office:value-type="float" office:value="61474" calcext:value-type="float">
            <text:p>61474</text:p>
          </table:table-cell>
          <table:table-cell office:value-type="float" office:value="0" calcext:value-type="float">
            <text:p>0</text:p>
          </table:table-cell>
          <table:table-cell office:value-type="float" office:value="659069" calcext:value-type="float">
            <text:p>659069</text:p>
          </table:table-cell>
          <table:table-cell office:value-type="float" office:value="196440" calcext:value-type="float">
            <text:p>196440</text:p>
          </table:table-cell>
          <table:table-cell office:value-type="string" calcext:value-type="string">
            <text:p>Breathtaking views... Definitely a part of my list :)</text:p>
          </table:table-cell>
          <table:table-cell/>
        </table:table-row>
        <table:table-row table:style-name="ro1">
          <table:table-cell office:value-type="float" office:value="193992" calcext:value-type="float">
            <text:p>193992</text:p>
          </table:table-cell>
          <table:table-cell office:value-type="float" office:value="0" calcext:value-type="float">
            <text:p>0</text:p>
          </table:table-cell>
          <table:table-cell office:value-type="float" office:value="1004906" calcext:value-type="float">
            <text:p>1004906</text:p>
          </table:table-cell>
          <table:table-cell office:value-type="float" office:value="43033" calcext:value-type="float">
            <text:p>43033</text:p>
          </table:table-cell>
          <table:table-cell office:value-type="string" calcext:value-type="string">
            <text:p>I would love to see your videos of this place!</text:p>
          </table:table-cell>
          <table:table-cell/>
        </table:table-row>
        <table:table-row table:style-name="ro1">
          <table:table-cell office:value-type="float" office:value="252991" calcext:value-type="float">
            <text:p>252991</text:p>
          </table:table-cell>
          <table:table-cell office:value-type="float" office:value="0" calcext:value-type="float">
            <text:p>0</text:p>
          </table:table-cell>
          <table:table-cell office:value-type="float" office:value="1295960" calcext:value-type="float">
            <text:p>1295960</text:p>
          </table:table-cell>
          <table:table-cell office:value-type="float" office:value="385926" calcext:value-type="float">
            <text:p>385926</text:p>
          </table:table-cell>
          <table:table-cell office:value-type="string" calcext:value-type="string">
            <text:p>[[@19707]] Really..?! But I didn't made any edits...</text:p>
          </table:table-cell>
          <table:table-cell/>
        </table:table-row>
        <table:table-row table:style-name="ro1">
          <table:table-cell office:value-type="float" office:value="296867" calcext:value-type="float">
            <text:p>296867</text:p>
          </table:table-cell>
          <table:table-cell office:value-type="float" office:value="0" calcext:value-type="float">
            <text:p>0</text:p>
          </table:table-cell>
          <table:table-cell office:value-type="float" office:value="1570143" calcext:value-type="float">
            <text:p>1570143</text:p>
          </table:table-cell>
          <table:table-cell office:value-type="float" office:value="78631" calcext:value-type="float">
            <text:p>78631</text:p>
          </table:table-cell>
          <table:table-cell office:value-type="string" calcext:value-type="string">
            <text:p>Wow! that's such a cool title! but the images were so blurry!</text:p>
          </table:table-cell>
          <table:table-cell/>
        </table:table-row>
        <table:table-row table:style-name="ro1">
          <table:table-cell office:value-type="float" office:value="346769" calcext:value-type="float">
            <text:p>346769</text:p>
          </table:table-cell>
          <table:table-cell office:value-type="float" office:value="0" calcext:value-type="float">
            <text:p>0</text:p>
          </table:table-cell>
          <table:table-cell office:value-type="float" office:value="1835102" calcext:value-type="float">
            <text:p>1835102</text:p>
          </table:table-cell>
          <table:table-cell office:value-type="float" office:value="566534" calcext:value-type="float">
            <text:p>566534</text:p>
          </table:table-cell>
          <table:table-cell office:value-type="string" calcext:value-type="string">
            <text:p>[[@42850]] thank you</text:p>
          </table:table-cell>
          <table:table-cell/>
        </table:table-row>
        <table:table-row table:style-name="ro1">
          <table:table-cell office:value-type="float" office:value="373715" calcext:value-type="float">
            <text:p>373715</text:p>
          </table:table-cell>
          <table:table-cell office:value-type="float" office:value="0" calcext:value-type="float">
            <text:p>0</text:p>
          </table:table-cell>
          <table:table-cell office:value-type="float" office:value="2221485" calcext:value-type="float">
            <text:p>2221485</text:p>
          </table:table-cell>
          <table:table-cell office:value-type="float" office:value="709386" calcext:value-type="float">
            <text:p>709386</text:p>
          </table:table-cell>
          <table:table-cell office:value-type="string" calcext:value-type="string">
            <text:p>[[@85352]] <text:s text:c="2"/>thanx ??</text:p>
          </table:table-cell>
          <table:table-cell/>
        </table:table-row>
        <table:table-row table:style-name="ro1">
          <table:table-cell office:value-type="float" office:value="377156" calcext:value-type="float">
            <text:p>377156</text:p>
          </table:table-cell>
          <table:table-cell office:value-type="float" office:value="0" calcext:value-type="float">
            <text:p>0</text:p>
          </table:table-cell>
          <table:table-cell office:value-type="float" office:value="2229301" calcext:value-type="float">
            <text:p>2229301</text:p>
          </table:table-cell>
          <table:table-cell office:value-type="float" office:value="40424" calcext:value-type="float">
            <text:p>40424</text:p>
          </table:table-cell>
          <table:table-cell office:value-type="string" calcext:value-type="string">
            <text:p>Wow! Thats amazing that you covered so much in so less budget!</text:p>
          </table:table-cell>
          <table:table-cell/>
        </table:table-row>
        <table:table-row table:style-name="ro1">
          <table:table-cell office:value-type="float" office:value="106578" calcext:value-type="float">
            <text:p>106578</text:p>
          </table:table-cell>
          <table:table-cell office:value-type="float" office:value="0" calcext:value-type="float">
            <text:p>0</text:p>
          </table:table-cell>
          <table:table-cell office:value-type="float" office:value="792081" calcext:value-type="float">
            <text:p>792081</text:p>
          </table:table-cell>
          <table:table-cell office:value-type="float" office:value="86125" calcext:value-type="float">
            <text:p>86125</text:p>
          </table:table-cell>
          <table:table-cell office:value-type="string" calcext:value-type="string">
            <text:p>The title was so rad! cool stuff really!</text:p>
          </table:table-cell>
          <table:table-cell/>
        </table:table-row>
        <table:table-row table:style-name="ro1">
          <table:table-cell office:value-type="float" office:value="157199" calcext:value-type="float">
            <text:p>157199</text:p>
          </table:table-cell>
          <table:table-cell office:value-type="float" office:value="0" calcext:value-type="float">
            <text:p>0</text:p>
          </table:table-cell>
          <table:table-cell office:value-type="float" office:value="908533" calcext:value-type="float">
            <text:p>908533</text:p>
          </table:table-cell>
          <table:table-cell office:value-type="float" office:value="19930" calcext:value-type="float">
            <text:p>19930</text:p>
          </table:table-cell>
          <table:table-cell office:value-type="string" calcext:value-type="string">
            <text:p>Amazing content ❤️❤️</text:p>
          </table:table-cell>
          <table:table-cell/>
        </table:table-row>
        <table:table-row table:style-name="ro1">
          <table:table-cell office:value-type="float" office:value="236108" calcext:value-type="float">
            <text:p>236108</text:p>
          </table:table-cell>
          <table:table-cell office:value-type="float" office:value="0" calcext:value-type="float">
            <text:p>0</text:p>
          </table:table-cell>
          <table:table-cell office:value-type="float" office:value="1185261" calcext:value-type="float">
            <text:p>1185261</text:p>
          </table:table-cell>
          <table:table-cell office:value-type="float" office:value="338029" calcext:value-type="float">
            <text:p>338029</text:p>
          </table:table-cell>
          <table:table-cell office:value-type="string" calcext:value-type="string">
            <text:p>[[@40286]] thankuu sir , nd I will</text:p>
          </table:table-cell>
          <table:table-cell/>
        </table:table-row>
        <table:table-row table:style-name="ro1">
          <table:table-cell office:value-type="float" office:value="300521" calcext:value-type="float">
            <text:p>300521</text:p>
          </table:table-cell>
          <table:table-cell office:value-type="float" office:value="0" calcext:value-type="float">
            <text:p>0</text:p>
          </table:table-cell>
          <table:table-cell office:value-type="float" office:value="1587748" calcext:value-type="float">
            <text:p>1587748</text:p>
          </table:table-cell>
          <table:table-cell office:value-type="float" office:value="77596" calcext:value-type="float">
            <text:p>77596</text:p>
          </table:table-cell>
          <table:table-cell office:value-type="string" calcext:value-type="string">
            <text:p>can't wait to read about your next adventure</text:p>
          </table:table-cell>
          <table:table-cell/>
        </table:table-row>
        <table:table-row table:style-name="ro1">
          <table:table-cell office:value-type="float" office:value="414770" calcext:value-type="float">
            <text:p>414770</text:p>
          </table:table-cell>
          <table:table-cell office:value-type="float" office:value="0" calcext:value-type="float">
            <text:p>0</text:p>
          </table:table-cell>
          <table:table-cell office:value-type="float" office:value="2356271" calcext:value-type="float">
            <text:p>2356271</text:p>
          </table:table-cell>
          <table:table-cell office:value-type="float" office:value="1220504" calcext:value-type="float">
            <text:p>1220504</text:p>
          </table:table-cell>
          <table:table-cell office:value-type="string" calcext:value-type="string">
            <text:p>Nice</text:p>
          </table:table-cell>
          <table:table-cell/>
        </table:table-row>
        <table:table-row table:style-name="ro1">
          <table:table-cell office:value-type="float" office:value="54510" calcext:value-type="float">
            <text:p>54510</text:p>
          </table:table-cell>
          <table:table-cell office:value-type="float" office:value="0" calcext:value-type="float">
            <text:p>0</text:p>
          </table:table-cell>
          <table:table-cell office:value-type="float" office:value="621666" calcext:value-type="float">
            <text:p>621666</text:p>
          </table:table-cell>
          <table:table-cell office:value-type="float" office:value="185931" calcext:value-type="float">
            <text:p>185931</text:p>
          </table:table-cell>
          <table:table-cell office:value-type="string" calcext:value-type="string">
            <text:p>[[@78802]] Thanks... I really wish I could travel more though</text:p>
          </table:table-cell>
          <table:table-cell/>
        </table:table-row>
        <table:table-row table:style-name="ro1">
          <table:table-cell office:value-type="float" office:value="115286" calcext:value-type="float">
            <text:p>115286</text:p>
          </table:table-cell>
          <table:table-cell office:value-type="float" office:value="0" calcext:value-type="float">
            <text:p>0</text:p>
          </table:table-cell>
          <table:table-cell office:value-type="float" office:value="811806" calcext:value-type="float">
            <text:p>811806</text:p>
          </table:table-cell>
          <table:table-cell office:value-type="float" office:value="85225" calcext:value-type="float">
            <text:p>85225</text:p>
          </table:table-cell>
          <table:table-cell office:value-type="string" calcext:value-type="string">
            <text:p>Wow! that's such a cool title! but the images were so blurry!</text:p>
          </table:table-cell>
          <table:table-cell/>
        </table:table-row>
        <table:table-row table:style-name="ro1">
          <table:table-cell office:value-type="float" office:value="126407" calcext:value-type="float">
            <text:p>126407</text:p>
          </table:table-cell>
          <table:table-cell office:value-type="float" office:value="0" calcext:value-type="float">
            <text:p>0</text:p>
          </table:table-cell>
          <table:table-cell office:value-type="float" office:value="830528" calcext:value-type="float">
            <text:p>830528</text:p>
          </table:table-cell>
          <table:table-cell office:value-type="float" office:value="84778" calcext:value-type="float">
            <text:p>8477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90344" calcext:value-type="float">
            <text:p>190344</text:p>
          </table:table-cell>
          <table:table-cell office:value-type="float" office:value="0" calcext:value-type="float">
            <text:p>0</text:p>
          </table:table-cell>
          <table:table-cell office:value-type="float" office:value="989486" calcext:value-type="float">
            <text:p>989486</text:p>
          </table:table-cell>
          <table:table-cell office:value-type="float" office:value="79329" calcext:value-type="float">
            <text:p>79329</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02237" calcext:value-type="float">
            <text:p>202237</text:p>
          </table:table-cell>
          <table:table-cell office:value-type="float" office:value="0" calcext:value-type="float">
            <text:p>0</text:p>
          </table:table-cell>
          <table:table-cell office:value-type="float" office:value="1048202" calcext:value-type="float">
            <text:p>1048202</text:p>
          </table:table-cell>
          <table:table-cell office:value-type="float" office:value="284995" calcext:value-type="float">
            <text:p>284995</text:p>
          </table:table-cell>
          <table:table-cell office:value-type="string" calcext:value-type="string">
            <text:p>Good one bhagyashri</text:p>
          </table:table-cell>
          <table:table-cell/>
        </table:table-row>
        <table:table-row table:style-name="ro1">
          <table:table-cell office:value-type="float" office:value="233878" calcext:value-type="float">
            <text:p>233878</text:p>
          </table:table-cell>
          <table:table-cell office:value-type="float" office:value="712708" calcext:value-type="float">
            <text:p>712708</text:p>
          </table:table-cell>
          <table:table-cell office:value-type="float" office:value="0" calcext:value-type="float">
            <text:p>0</text:p>
          </table:table-cell>
          <table:table-cell office:value-type="float" office:value="356610" calcext:value-type="float">
            <text:p>356610</text:p>
          </table:table-cell>
          <table:table-cell office:value-type="string" calcext:value-type="string">
            <text:p>??</text:p>
          </table:table-cell>
          <table:table-cell/>
        </table:table-row>
        <table:table-row table:style-name="ro1">
          <table:table-cell office:value-type="float" office:value="280448" calcext:value-type="float">
            <text:p>280448</text:p>
          </table:table-cell>
          <table:table-cell office:value-type="float" office:value="1054707" calcext:value-type="float">
            <text:p>1054707</text:p>
          </table:table-cell>
          <table:table-cell office:value-type="float" office:value="0" calcext:value-type="float">
            <text:p>0</text:p>
          </table:table-cell>
          <table:table-cell office:value-type="float" office:value="452140" calcext:value-type="float">
            <text:p>452140</text:p>
          </table:table-cell>
          <table:table-cell office:value-type="string" calcext:value-type="string">
            <text:p>Auro has the capacity the <text:s/>shop even when the shops sleep</text:p>
          </table:table-cell>
          <table:table-cell/>
        </table:table-row>
        <table:table-row table:style-name="ro1">
          <table:table-cell office:value-type="float" office:value="292365" calcext:value-type="float">
            <text:p>292365</text:p>
          </table:table-cell>
          <table:table-cell office:value-type="float" office:value="0" calcext:value-type="float">
            <text:p>0</text:p>
          </table:table-cell>
          <table:table-cell office:value-type="float" office:value="1544674" calcext:value-type="float">
            <text:p>1544674</text:p>
          </table:table-cell>
          <table:table-cell office:value-type="float" office:value="42867" calcext:value-type="float">
            <text:p>42867</text:p>
          </table:table-cell>
          <table:table-cell office:value-type="string" calcext:value-type="string">
            <text:p>Wow! this is simply an amazing trail!</text:p>
          </table:table-cell>
          <table:table-cell/>
        </table:table-row>
        <table:table-row table:style-name="ro1">
          <table:table-cell office:value-type="float" office:value="297503" calcext:value-type="float">
            <text:p>297503</text:p>
          </table:table-cell>
          <table:table-cell office:value-type="float" office:value="0" calcext:value-type="float">
            <text:p>0</text:p>
          </table:table-cell>
          <table:table-cell office:value-type="float" office:value="1571444" calcext:value-type="float">
            <text:p>1571444</text:p>
          </table:table-cell>
          <table:table-cell office:value-type="float" office:value="483850" calcext:value-type="float">
            <text:p>483850</text:p>
          </table:table-cell>
          <table:table-cell office:value-type="string" calcext:value-type="string">
            <text:p>I think u should visit this place someday.This place is really THE VENICE OF THE EAST and Thankyou vry much!!</text:p>
          </table:table-cell>
          <table:table-cell/>
        </table:table-row>
        <table:table-row table:style-name="ro1">
          <table:table-cell office:value-type="float" office:value="302499" calcext:value-type="float">
            <text:p>302499</text:p>
          </table:table-cell>
          <table:table-cell office:value-type="float" office:value="0" calcext:value-type="float">
            <text:p>0</text:p>
          </table:table-cell>
          <table:table-cell office:value-type="float" office:value="1598516" calcext:value-type="float">
            <text:p>1598516</text:p>
          </table:table-cell>
          <table:table-cell office:value-type="float" office:value="492346" calcext:value-type="float">
            <text:p>492346</text:p>
          </table:table-cell>
          <table:table-cell office:value-type="string" calcext:value-type="string">
            <text:p>[[@88114]] thank you</text:p>
          </table:table-cell>
          <table:table-cell/>
        </table:table-row>
        <table:table-row table:style-name="ro1">
          <table:table-cell office:value-type="float" office:value="360930" calcext:value-type="float">
            <text:p>360930</text:p>
          </table:table-cell>
          <table:table-cell office:value-type="float" office:value="0" calcext:value-type="float">
            <text:p>0</text:p>
          </table:table-cell>
          <table:table-cell office:value-type="float" office:value="2027629" calcext:value-type="float">
            <text:p>2027629</text:p>
          </table:table-cell>
          <table:table-cell office:value-type="float" office:value="78631" calcext:value-type="float">
            <text:p>78631</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371710" calcext:value-type="float">
            <text:p>371710</text:p>
          </table:table-cell>
          <table:table-cell office:value-type="float" office:value="0" calcext:value-type="float">
            <text:p>0</text:p>
          </table:table-cell>
          <table:table-cell office:value-type="float" office:value="2213679" calcext:value-type="float">
            <text:p>2213679</text:p>
          </table:table-cell>
          <table:table-cell office:value-type="float" office:value="20007" calcext:value-type="float">
            <text:p>20007</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0205" calcext:value-type="float">
            <text:p>20205</text:p>
          </table:table-cell>
          <table:table-cell office:value-type="float" office:value="0" calcext:value-type="float">
            <text:p>0</text:p>
          </table:table-cell>
          <table:table-cell office:value-type="float" office:value="584449" calcext:value-type="float">
            <text:p>584449</text:p>
          </table:table-cell>
          <table:table-cell office:value-type="float" office:value="82726" calcext:value-type="float">
            <text:p>82726</text:p>
          </table:table-cell>
          <table:table-cell office:value-type="string" calcext:value-type="string">
            <text:p>The title was so rad! cool stuff really!</text:p>
          </table:table-cell>
          <table:table-cell/>
        </table:table-row>
        <table:table-row table:style-name="ro1">
          <table:table-cell office:value-type="float" office:value="174600" calcext:value-type="float">
            <text:p>174600</text:p>
          </table:table-cell>
          <table:table-cell office:value-type="float" office:value="0" calcext:value-type="float">
            <text:p>0</text:p>
          </table:table-cell>
          <table:table-cell office:value-type="float" office:value="955972" calcext:value-type="float">
            <text:p>955972</text:p>
          </table:table-cell>
          <table:table-cell office:value-type="float" office:value="81040" calcext:value-type="float">
            <text:p>8104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86282" calcext:value-type="float">
            <text:p>186282</text:p>
          </table:table-cell>
          <table:table-cell office:value-type="float" office:value="0" calcext:value-type="float">
            <text:p>0</text:p>
          </table:table-cell>
          <table:table-cell office:value-type="float" office:value="674013" calcext:value-type="float">
            <text:p>674013</text:p>
          </table:table-cell>
          <table:table-cell office:value-type="float" office:value="40271" calcext:value-type="float">
            <text:p>40271</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36630" calcext:value-type="float">
            <text:p>236630</text:p>
          </table:table-cell>
          <table:table-cell office:value-type="float" office:value="0" calcext:value-type="float">
            <text:p>0</text:p>
          </table:table-cell>
          <table:table-cell office:value-type="float" office:value="1192509" calcext:value-type="float">
            <text:p>1192509</text:p>
          </table:table-cell>
          <table:table-cell office:value-type="float" office:value="359950" calcext:value-type="float">
            <text:p>359950</text:p>
          </table:table-cell>
          <table:table-cell office:value-type="string" calcext:value-type="string">
            <text:p>Thanks for the advice I'll try my best to improve I'm trying this for the first time so not used to it</text:p>
          </table:table-cell>
          <table:table-cell/>
        </table:table-row>
        <table:table-row table:style-name="ro1">
          <table:table-cell office:value-type="float" office:value="304091" calcext:value-type="float">
            <text:p>304091</text:p>
          </table:table-cell>
          <table:table-cell office:value-type="float" office:value="501996" calcext:value-type="float">
            <text:p>501996</text:p>
          </table:table-cell>
          <table:table-cell office:value-type="float" office:value="0" calcext:value-type="float">
            <text:p>0</text:p>
          </table:table-cell>
          <table:table-cell office:value-type="float" office:value="494361" calcext:value-type="float">
            <text:p>494361</text:p>
          </table:table-cell>
          <table:table-cell office:value-type="string" calcext:value-type="string">
            <text:p>After the floods this bridge is history....the bridge gave up due to force from water flowing <text:s/>over it.</text:p>
          </table:table-cell>
          <table:table-cell/>
        </table:table-row>
        <table:table-row table:style-name="ro1">
          <table:table-cell office:value-type="float" office:value="312215" calcext:value-type="float">
            <text:p>312215</text:p>
          </table:table-cell>
          <table:table-cell office:value-type="float" office:value="0" calcext:value-type="float">
            <text:p>0</text:p>
          </table:table-cell>
          <table:table-cell office:value-type="float" office:value="1656558" calcext:value-type="float">
            <text:p>1656558</text:p>
          </table:table-cell>
          <table:table-cell office:value-type="float" office:value="85849" calcext:value-type="float">
            <text:p>85849</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66244" calcext:value-type="float">
            <text:p>366244</text:p>
          </table:table-cell>
          <table:table-cell office:value-type="float" office:value="0" calcext:value-type="float">
            <text:p>0</text:p>
          </table:table-cell>
          <table:table-cell office:value-type="float" office:value="2007239" calcext:value-type="float">
            <text:p>2007239</text:p>
          </table:table-cell>
          <table:table-cell office:value-type="float" office:value="626400" calcext:value-type="float">
            <text:p>626400</text:p>
          </table:table-cell>
          <table:table-cell office:value-type="string" calcext:value-type="string">
            <text:p>[[@40031]] <text:s/>have you tried</text:p>
          </table:table-cell>
          <table:table-cell/>
        </table:table-row>
        <table:table-row table:style-name="ro1">
          <table:table-cell office:value-type="float" office:value="387657" calcext:value-type="float">
            <text:p>387657</text:p>
          </table:table-cell>
          <table:table-cell office:value-type="float" office:value="0" calcext:value-type="float">
            <text:p>0</text:p>
          </table:table-cell>
          <table:table-cell office:value-type="float" office:value="1380750" calcext:value-type="float">
            <text:p>1380750</text:p>
          </table:table-cell>
          <table:table-cell office:value-type="float" office:value="904546" calcext:value-type="float">
            <text:p>904546</text:p>
          </table:table-cell>
          <table:table-cell office:value-type="string" calcext:value-type="string">
            <text:p>Nice ?</text:p>
          </table:table-cell>
          <table:table-cell/>
        </table:table-row>
        <table:table-row table:style-name="ro1">
          <table:table-cell office:value-type="float" office:value="418466" calcext:value-type="float">
            <text:p>418466</text:p>
          </table:table-cell>
          <table:table-cell office:value-type="float" office:value="0" calcext:value-type="float">
            <text:p>0</text:p>
          </table:table-cell>
          <table:table-cell office:value-type="float" office:value="2330196" calcext:value-type="float">
            <text:p>2330196</text:p>
          </table:table-cell>
          <table:table-cell office:value-type="float" office:value="50235" calcext:value-type="float">
            <text:p>50235</text:p>
          </table:table-cell>
          <table:table-cell office:value-type="string" calcext:value-type="string">
            <text:p>nice place</text:p>
          </table:table-cell>
          <table:table-cell/>
        </table:table-row>
        <table:table-row table:style-name="ro1">
          <table:table-cell office:value-type="float" office:value="463298" calcext:value-type="float">
            <text:p>463298</text:p>
          </table:table-cell>
          <table:table-cell office:value-type="float" office:value="0" calcext:value-type="float">
            <text:p>0</text:p>
          </table:table-cell>
          <table:table-cell office:value-type="float" office:value="2639109" calcext:value-type="float">
            <text:p>2639109</text:p>
          </table:table-cell>
          <table:table-cell office:value-type="float" office:value="2188799" calcext:value-type="float">
            <text:p>2188799</text:p>
          </table:table-cell>
          <table:table-cell office:value-type="string" calcext:value-type="string">
            <text:p>Please my all videos like or Share</text:p>
          </table:table-cell>
          <table:table-cell/>
        </table:table-row>
        <table:table-row table:style-name="ro1">
          <table:table-cell office:value-type="float" office:value="18000" calcext:value-type="float">
            <text:p>18000</text:p>
          </table:table-cell>
          <table:table-cell office:value-type="float" office:value="0" calcext:value-type="float">
            <text:p>0</text:p>
          </table:table-cell>
          <table:table-cell office:value-type="float" office:value="571557" calcext:value-type="float">
            <text:p>571557</text:p>
          </table:table-cell>
          <table:table-cell office:value-type="float" office:value="171199" calcext:value-type="float">
            <text:p>171199</text:p>
          </table:table-cell>
          <table:table-cell office:value-type="string" calcext:value-type="string">
            <text:p>[[@79465]] <text:s/>You should visit here in night time ?</text:p>
          </table:table-cell>
          <table:table-cell/>
        </table:table-row>
        <table:table-row table:style-name="ro1">
          <table:table-cell office:value-type="float" office:value="25028" calcext:value-type="float">
            <text:p>25028</text:p>
          </table:table-cell>
          <table:table-cell office:value-type="float" office:value="0" calcext:value-type="float">
            <text:p>0</text:p>
          </table:table-cell>
          <table:table-cell office:value-type="float" office:value="598061" calcext:value-type="float">
            <text:p>598061</text:p>
          </table:table-cell>
          <table:table-cell office:value-type="float" office:value="19564" calcext:value-type="float">
            <text:p>19564</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64226" calcext:value-type="float">
            <text:p>64226</text:p>
          </table:table-cell>
          <table:table-cell office:value-type="float" office:value="0" calcext:value-type="float">
            <text:p>0</text:p>
          </table:table-cell>
          <table:table-cell office:value-type="float" office:value="638302" calcext:value-type="float">
            <text:p>638302</text:p>
          </table:table-cell>
          <table:table-cell office:value-type="float" office:value="40434" calcext:value-type="float">
            <text:p>40434</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67757" calcext:value-type="float">
            <text:p>67757</text:p>
          </table:table-cell>
          <table:table-cell office:value-type="float" office:value="0" calcext:value-type="float">
            <text:p>0</text:p>
          </table:table-cell>
          <table:table-cell office:value-type="float" office:value="698355" calcext:value-type="float">
            <text:p>698355</text:p>
          </table:table-cell>
          <table:table-cell office:value-type="float" office:value="83398" calcext:value-type="float">
            <text:p>83398</text:p>
          </table:table-cell>
          <table:table-cell office:value-type="string" calcext:value-type="string">
            <text:p>masttt!!</text:p>
          </table:table-cell>
          <table:table-cell/>
        </table:table-row>
        <table:table-row table:style-name="ro1">
          <table:table-cell office:value-type="float" office:value="83898" calcext:value-type="float">
            <text:p>83898</text:p>
          </table:table-cell>
          <table:table-cell office:value-type="float" office:value="0" calcext:value-type="float">
            <text:p>0</text:p>
          </table:table-cell>
          <table:table-cell office:value-type="float" office:value="93361" calcext:value-type="float">
            <text:p>93361</text:p>
          </table:table-cell>
          <table:table-cell office:value-type="float" office:value="20025" calcext:value-type="float">
            <text:p>20025</text:p>
          </table:table-cell>
          <table:table-cell office:value-type="string" calcext:value-type="string">
            <text:p>i love the way you travel, when are posting more our your stories?</text:p>
          </table:table-cell>
          <table:table-cell/>
        </table:table-row>
        <table:table-row table:style-name="ro1">
          <table:table-cell office:value-type="float" office:value="99353" calcext:value-type="float">
            <text:p>99353</text:p>
          </table:table-cell>
          <table:table-cell office:value-type="float" office:value="0" calcext:value-type="float">
            <text:p>0</text:p>
          </table:table-cell>
          <table:table-cell office:value-type="float" office:value="773602" calcext:value-type="float">
            <text:p>773602</text:p>
          </table:table-cell>
          <table:table-cell office:value-type="float" office:value="79909" calcext:value-type="float">
            <text:p>79909</text:p>
          </table:table-cell>
          <table:table-cell office:value-type="string" calcext:value-type="string">
            <text:p>Sahi khel gaye tum toh :P</text:p>
          </table:table-cell>
          <table:table-cell/>
        </table:table-row>
        <table:table-row table:style-name="ro1">
          <table:table-cell office:value-type="float" office:value="328177" calcext:value-type="float">
            <text:p>328177</text:p>
          </table:table-cell>
          <table:table-cell office:value-type="float" office:value="0" calcext:value-type="float">
            <text:p>0</text:p>
          </table:table-cell>
          <table:table-cell office:value-type="float" office:value="1756252" calcext:value-type="float">
            <text:p>1756252</text:p>
          </table:table-cell>
          <table:table-cell office:value-type="float" office:value="82175" calcext:value-type="float">
            <text:p>82175</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36889" calcext:value-type="float">
            <text:p>336889</text:p>
          </table:table-cell>
          <table:table-cell office:value-type="float" office:value="0" calcext:value-type="float">
            <text:p>0</text:p>
          </table:table-cell>
          <table:table-cell office:value-type="float" office:value="1798143" calcext:value-type="float">
            <text:p>1798143</text:p>
          </table:table-cell>
          <table:table-cell office:value-type="float" office:value="388664" calcext:value-type="float">
            <text:p>388664</text:p>
          </table:table-cell>
          <table:table-cell office:value-type="string" calcext:value-type="string">
            <text:p>[[@554836]] thank you...</text:p>
          </table:table-cell>
          <table:table-cell/>
        </table:table-row>
        <table:table-row table:style-name="ro1">
          <table:table-cell office:value-type="float" office:value="449513" calcext:value-type="float">
            <text:p>449513</text:p>
          </table:table-cell>
          <table:table-cell office:value-type="float" office:value="0" calcext:value-type="float">
            <text:p>0</text:p>
          </table:table-cell>
          <table:table-cell office:value-type="float" office:value="2327592" calcext:value-type="float">
            <text:p>2327592</text:p>
          </table:table-cell>
          <table:table-cell office:value-type="float" office:value="1527566" calcext:value-type="float">
            <text:p>1527566</text:p>
          </table:table-cell>
          <table:table-cell office:value-type="string" calcext:value-type="string">
            <text:p>What is this ?</text:p>
          </table:table-cell>
          <table:table-cell/>
        </table:table-row>
        <table:table-row table:style-name="ro1">
          <table:table-cell office:value-type="float" office:value="34523" calcext:value-type="float">
            <text:p>34523</text:p>
          </table:table-cell>
          <table:table-cell office:value-type="float" office:value="0" calcext:value-type="float">
            <text:p>0</text:p>
          </table:table-cell>
          <table:table-cell office:value-type="float" office:value="621245" calcext:value-type="float">
            <text:p>621245</text:p>
          </table:table-cell>
          <table:table-cell office:value-type="float" office:value="76709" calcext:value-type="float">
            <text:p>76709</text:p>
          </table:table-cell>
          <table:table-cell office:value-type="string" calcext:value-type="string">
            <text:p>Keep that coming ❤️</text:p>
          </table:table-cell>
          <table:table-cell/>
        </table:table-row>
        <table:table-row table:style-name="ro1">
          <table:table-cell office:value-type="float" office:value="39801" calcext:value-type="float">
            <text:p>39801</text:p>
          </table:table-cell>
          <table:table-cell office:value-type="float" office:value="0" calcext:value-type="float">
            <text:p>0</text:p>
          </table:table-cell>
          <table:table-cell office:value-type="float" office:value="633943" calcext:value-type="float">
            <text:p>633943</text:p>
          </table:table-cell>
          <table:table-cell office:value-type="float" office:value="43598" calcext:value-type="float">
            <text:p>4359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49534" calcext:value-type="float">
            <text:p>49534</text:p>
          </table:table-cell>
          <table:table-cell office:value-type="float" office:value="0" calcext:value-type="float">
            <text:p>0</text:p>
          </table:table-cell>
          <table:table-cell office:value-type="float" office:value="654081" calcext:value-type="float">
            <text:p>654081</text:p>
          </table:table-cell>
          <table:table-cell office:value-type="float" office:value="40778" calcext:value-type="float">
            <text:p>40778</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31560" calcext:value-type="float">
            <text:p>131560</text:p>
          </table:table-cell>
          <table:table-cell office:value-type="float" office:value="0" calcext:value-type="float">
            <text:p>0</text:p>
          </table:table-cell>
          <table:table-cell office:value-type="float" office:value="844950" calcext:value-type="float">
            <text:p>844950</text:p>
          </table:table-cell>
          <table:table-cell office:value-type="float" office:value="87816" calcext:value-type="float">
            <text:p>87816</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140348" calcext:value-type="float">
            <text:p>140348</text:p>
          </table:table-cell>
          <table:table-cell office:value-type="float" office:value="0" calcext:value-type="float">
            <text:p>0</text:p>
          </table:table-cell>
          <table:table-cell office:value-type="float" office:value="863735" calcext:value-type="float">
            <text:p>863735</text:p>
          </table:table-cell>
          <table:table-cell office:value-type="float" office:value="258330" calcext:value-type="float">
            <text:p>258330</text:p>
          </table:table-cell>
          <table:table-cell office:value-type="string" calcext:value-type="string">
            <text:p>[[@83655]] thanks buddy... Hope so u will like my future trails too...</text:p>
          </table:table-cell>
          <table:table-cell/>
        </table:table-row>
        <table:table-row table:style-name="ro1">
          <table:table-cell office:value-type="float" office:value="151596" calcext:value-type="float">
            <text:p>151596</text:p>
          </table:table-cell>
          <table:table-cell office:value-type="float" office:value="0" calcext:value-type="float">
            <text:p>0</text:p>
          </table:table-cell>
          <table:table-cell office:value-type="float" office:value="894078" calcext:value-type="float">
            <text:p>894078</text:p>
          </table:table-cell>
          <table:table-cell office:value-type="float" office:value="20056" calcext:value-type="float">
            <text:p>20056</text:p>
          </table:table-cell>
          <table:table-cell office:value-type="string" calcext:value-type="string">
            <text:p>loved it ❤️</text:p>
          </table:table-cell>
          <table:table-cell/>
        </table:table-row>
        <table:table-row table:style-name="ro1">
          <table:table-cell office:value-type="float" office:value="201435" calcext:value-type="float">
            <text:p>201435</text:p>
          </table:table-cell>
          <table:table-cell office:value-type="float" office:value="0" calcext:value-type="float">
            <text:p>0</text:p>
          </table:table-cell>
          <table:table-cell office:value-type="float" office:value="806745" calcext:value-type="float">
            <text:p>806745</text:p>
          </table:table-cell>
          <table:table-cell office:value-type="float" office:value="240233" calcext:value-type="float">
            <text:p>240233</text:p>
          </table:table-cell>
          <table:table-cell office:value-type="string" calcext:value-type="string">
            <text:p>[[@86549]] ya sure?</text:p>
          </table:table-cell>
          <table:table-cell/>
        </table:table-row>
        <table:table-row table:style-name="ro1">
          <table:table-cell office:value-type="float" office:value="216071" calcext:value-type="float">
            <text:p>216071</text:p>
          </table:table-cell>
          <table:table-cell office:value-type="float" office:value="0" calcext:value-type="float">
            <text:p>0</text:p>
          </table:table-cell>
          <table:table-cell office:value-type="float" office:value="1111967" calcext:value-type="float">
            <text:p>1111967</text:p>
          </table:table-cell>
          <table:table-cell office:value-type="float" office:value="87584" calcext:value-type="float">
            <text:p>87584</text:p>
          </table:table-cell>
          <table:table-cell office:value-type="string" calcext:value-type="string">
            <text:p>Amazing ❤️❤️</text:p>
          </table:table-cell>
          <table:table-cell/>
        </table:table-row>
        <table:table-row table:style-name="ro1">
          <table:table-cell office:value-type="float" office:value="414026" calcext:value-type="float">
            <text:p>414026</text:p>
          </table:table-cell>
          <table:table-cell office:value-type="float" office:value="0" calcext:value-type="float">
            <text:p>0</text:p>
          </table:table-cell>
          <table:table-cell office:value-type="float" office:value="881725" calcext:value-type="float">
            <text:p>881725</text:p>
          </table:table-cell>
          <table:table-cell office:value-type="float" office:value="1276493" calcext:value-type="float">
            <text:p>1276493</text:p>
          </table:table-cell>
          <table:table-cell office:value-type="string" calcext:value-type="string">
            <text:p>Makes darty city ???</text:p>
          </table:table-cell>
          <table:table-cell/>
        </table:table-row>
        <table:table-row table:style-name="ro1">
          <table:table-cell office:value-type="float" office:value="438303" calcext:value-type="float">
            <text:p>438303</text:p>
          </table:table-cell>
          <table:table-cell office:value-type="float" office:value="0" calcext:value-type="float">
            <text:p>0</text:p>
          </table:table-cell>
          <table:table-cell office:value-type="float" office:value="1789768" calcext:value-type="float">
            <text:p>1789768</text:p>
          </table:table-cell>
          <table:table-cell office:value-type="float" office:value="1612552" calcext:value-type="float">
            <text:p>1612552</text:p>
          </table:table-cell>
          <table:table-cell office:value-type="string" calcext:value-type="string">
            <text:p>Hi main ho nice</text:p>
          </table:table-cell>
          <table:table-cell/>
        </table:table-row>
        <table:table-row table:style-name="ro1">
          <table:table-cell office:value-type="float" office:value="59456" calcext:value-type="float">
            <text:p>59456</text:p>
          </table:table-cell>
          <table:table-cell office:value-type="float" office:value="329844" calcext:value-type="float">
            <text:p>329844</text:p>
          </table:table-cell>
          <table:table-cell office:value-type="float" office:value="0" calcext:value-type="float">
            <text:p>0</text:p>
          </table:table-cell>
          <table:table-cell office:value-type="float" office:value="160695" calcext:value-type="float">
            <text:p>160695</text:p>
          </table:table-cell>
          <table:table-cell office:value-type="string" calcext:value-type="string">
            <text:p>[[@35055]] :)</text:p>
          </table:table-cell>
          <table:table-cell/>
        </table:table-row>
        <table:table-row table:style-name="ro1">
          <table:table-cell office:value-type="float" office:value="124615" calcext:value-type="float">
            <text:p>124615</text:p>
          </table:table-cell>
          <table:table-cell office:value-type="float" office:value="0" calcext:value-type="float">
            <text:p>0</text:p>
          </table:table-cell>
          <table:table-cell office:value-type="float" office:value="826505" calcext:value-type="float">
            <text:p>826505</text:p>
          </table:table-cell>
          <table:table-cell office:value-type="float" office:value="40253" calcext:value-type="float">
            <text:p>40253</text:p>
          </table:table-cell>
          <table:table-cell office:value-type="string" calcext:value-type="string">
            <text:p>The content and the images don't sit well with one another!</text:p>
          </table:table-cell>
          <table:table-cell/>
        </table:table-row>
        <table:table-row table:style-name="ro1">
          <table:table-cell office:value-type="float" office:value="157034" calcext:value-type="float">
            <text:p>157034</text:p>
          </table:table-cell>
          <table:table-cell office:value-type="float" office:value="0" calcext:value-type="float">
            <text:p>0</text:p>
          </table:table-cell>
          <table:table-cell office:value-type="float" office:value="909993" calcext:value-type="float">
            <text:p>909993</text:p>
          </table:table-cell>
          <table:table-cell office:value-type="float" office:value="80293" calcext:value-type="float">
            <text:p>80293</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90090" calcext:value-type="float">
            <text:p>190090</text:p>
          </table:table-cell>
          <table:table-cell office:value-type="float" office:value="0" calcext:value-type="float">
            <text:p>0</text:p>
          </table:table-cell>
          <table:table-cell office:value-type="float" office:value="972563" calcext:value-type="float">
            <text:p>972563</text:p>
          </table:table-cell>
          <table:table-cell office:value-type="float" office:value="293062" calcext:value-type="float">
            <text:p>293062</text:p>
          </table:table-cell>
          <table:table-cell office:value-type="string" calcext:value-type="string">
            <text:p>[[@18536]] <text:s/>it is 15 km away from nashik. <text:s/>Nashik Trimbak highway near sapkal knowledge hub college</text:p>
          </table:table-cell>
          <table:table-cell/>
        </table:table-row>
        <table:table-row table:style-name="ro1">
          <table:table-cell office:value-type="float" office:value="236086" calcext:value-type="float">
            <text:p>236086</text:p>
          </table:table-cell>
          <table:table-cell office:value-type="float" office:value="0" calcext:value-type="float">
            <text:p>0</text:p>
          </table:table-cell>
          <table:table-cell office:value-type="float" office:value="1189374" calcext:value-type="float">
            <text:p>1189374</text:p>
          </table:table-cell>
          <table:table-cell office:value-type="float" office:value="85580" calcext:value-type="float">
            <text:p>85580</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43996" calcext:value-type="float">
            <text:p>243996</text:p>
          </table:table-cell>
          <table:table-cell office:value-type="float" office:value="0" calcext:value-type="float">
            <text:p>0</text:p>
          </table:table-cell>
          <table:table-cell office:value-type="float" office:value="1223725" calcext:value-type="float">
            <text:p>1223725</text:p>
          </table:table-cell>
          <table:table-cell office:value-type="float" office:value="87020" calcext:value-type="float">
            <text:p>8702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72057" calcext:value-type="float">
            <text:p>272057</text:p>
          </table:table-cell>
          <table:table-cell office:value-type="float" office:value="0" calcext:value-type="float">
            <text:p>0</text:p>
          </table:table-cell>
          <table:table-cell office:value-type="float" office:value="1417135" calcext:value-type="float">
            <text:p>1417135</text:p>
          </table:table-cell>
          <table:table-cell office:value-type="float" office:value="80916" calcext:value-type="float">
            <text:p>80916</text:p>
          </table:table-cell>
          <table:table-cell office:value-type="string" calcext:value-type="string">
            <text:p>Hey what time of the year is best to visit this place?</text:p>
          </table:table-cell>
          <table:table-cell/>
        </table:table-row>
        <table:table-row table:style-name="ro1">
          <table:table-cell office:value-type="float" office:value="341290" calcext:value-type="float">
            <text:p>341290</text:p>
          </table:table-cell>
          <table:table-cell office:value-type="float" office:value="0" calcext:value-type="float">
            <text:p>0</text:p>
          </table:table-cell>
          <table:table-cell office:value-type="float" office:value="1822463" calcext:value-type="float">
            <text:p>1822463</text:p>
          </table:table-cell>
          <table:table-cell office:value-type="float" office:value="85772" calcext:value-type="float">
            <text:p>85772</text:p>
          </table:table-cell>
          <table:table-cell office:value-type="string" calcext:value-type="string">
            <text:p>loved your stories! wondering what your next trail would be?</text:p>
          </table:table-cell>
          <table:table-cell/>
        </table:table-row>
        <table:table-row table:style-name="ro1">
          <table:table-cell office:value-type="float" office:value="355247" calcext:value-type="float">
            <text:p>355247</text:p>
          </table:table-cell>
          <table:table-cell office:value-type="float" office:value="0" calcext:value-type="float">
            <text:p>0</text:p>
          </table:table-cell>
          <table:table-cell office:value-type="float" office:value="1936738" calcext:value-type="float">
            <text:p>1936738</text:p>
          </table:table-cell>
          <table:table-cell office:value-type="float" office:value="445798" calcext:value-type="float">
            <text:p>445798</text:p>
          </table:table-cell>
          <table:table-cell office:value-type="string" calcext:value-type="string">
            <text:p>[[@1]]</text:p>
          </table:table-cell>
          <table:table-cell/>
        </table:table-row>
        <table:table-row table:style-name="ro1">
          <table:table-cell office:value-type="float" office:value="376286" calcext:value-type="float">
            <text:p>376286</text:p>
          </table:table-cell>
          <table:table-cell office:value-type="float" office:value="0" calcext:value-type="float">
            <text:p>0</text:p>
          </table:table-cell>
          <table:table-cell office:value-type="float" office:value="2227791" calcext:value-type="float">
            <text:p>2227791</text:p>
          </table:table-cell>
          <table:table-cell office:value-type="float" office:value="82358" calcext:value-type="float">
            <text:p>82358</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77080" calcext:value-type="float">
            <text:p>377080</text:p>
          </table:table-cell>
          <table:table-cell office:value-type="float" office:value="0" calcext:value-type="float">
            <text:p>0</text:p>
          </table:table-cell>
          <table:table-cell office:value-type="float" office:value="2229154" calcext:value-type="float">
            <text:p>2229154</text:p>
          </table:table-cell>
          <table:table-cell office:value-type="float" office:value="80095" calcext:value-type="float">
            <text:p>80095</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90922" calcext:value-type="float">
            <text:p>390922</text:p>
          </table:table-cell>
          <table:table-cell office:value-type="float" office:value="0" calcext:value-type="float">
            <text:p>0</text:p>
          </table:table-cell>
          <table:table-cell office:value-type="float" office:value="353440" calcext:value-type="float">
            <text:p>353440</text:p>
          </table:table-cell>
          <table:table-cell office:value-type="float" office:value="933593" calcext:value-type="float">
            <text:p>933593</text:p>
          </table:table-cell>
          <table:table-cell office:value-type="string" calcext:value-type="string">
            <text:p>Tasty</text:p>
          </table:table-cell>
          <table:table-cell/>
        </table:table-row>
        <table:table-row table:style-name="ro1">
          <table:table-cell office:value-type="float" office:value="17963" calcext:value-type="float">
            <text:p>17963</text:p>
          </table:table-cell>
          <table:table-cell office:value-type="float" office:value="0" calcext:value-type="float">
            <text:p>0</text:p>
          </table:table-cell>
          <table:table-cell office:value-type="float" office:value="571309" calcext:value-type="float">
            <text:p>571309</text:p>
          </table:table-cell>
          <table:table-cell office:value-type="float" office:value="171097" calcext:value-type="float">
            <text:p>171097</text:p>
          </table:table-cell>
          <table:table-cell office:value-type="string" calcext:value-type="string">
            <text:p>Travel till die... .</text:p>
          </table:table-cell>
          <table:table-cell/>
        </table:table-row>
        <table:table-row table:style-name="ro1">
          <table:table-cell office:value-type="float" office:value="17991" calcext:value-type="float">
            <text:p>17991</text:p>
          </table:table-cell>
          <table:table-cell office:value-type="float" office:value="0" calcext:value-type="float">
            <text:p>0</text:p>
          </table:table-cell>
          <table:table-cell office:value-type="float" office:value="204898" calcext:value-type="float">
            <text:p>204898</text:p>
          </table:table-cell>
          <table:table-cell office:value-type="float" office:value="165102" calcext:value-type="float">
            <text:p>165102</text:p>
          </table:table-cell>
          <table:table-cell office:value-type="string" calcext:value-type="string">
            <text:p>Good clicks</text:p>
          </table:table-cell>
          <table:table-cell/>
        </table:table-row>
        <table:table-row table:style-name="ro1">
          <table:table-cell office:value-type="float" office:value="29196" calcext:value-type="float">
            <text:p>29196</text:p>
          </table:table-cell>
          <table:table-cell office:value-type="float" office:value="0" calcext:value-type="float">
            <text:p>0</text:p>
          </table:table-cell>
          <table:table-cell office:value-type="float" office:value="609584" calcext:value-type="float">
            <text:p>609584</text:p>
          </table:table-cell>
          <table:table-cell office:value-type="float" office:value="182173" calcext:value-type="float">
            <text:p>182173</text:p>
          </table:table-cell>
          <table:table-cell office:value-type="string" calcext:value-type="string">
            <text:p>[[@79433]] the trell actually isn't about content its just an experience i had on the day.</text:p>
          </table:table-cell>
          <table:table-cell/>
        </table:table-row>
        <table:table-row table:style-name="ro1">
          <table:table-cell office:value-type="float" office:value="31930" calcext:value-type="float">
            <text:p>31930</text:p>
          </table:table-cell>
          <table:table-cell office:value-type="float" office:value="0" calcext:value-type="float">
            <text:p>0</text:p>
          </table:table-cell>
          <table:table-cell office:value-type="float" office:value="615649" calcext:value-type="float">
            <text:p>615649</text:p>
          </table:table-cell>
          <table:table-cell office:value-type="float" office:value="184126" calcext:value-type="float">
            <text:p>184126</text:p>
          </table:table-cell>
          <table:table-cell office:value-type="string" calcext:value-type="string">
            <text:p>Sure</text:p>
          </table:table-cell>
          <table:table-cell/>
        </table:table-row>
        <table:table-row table:style-name="ro1">
          <table:table-cell office:value-type="float" office:value="78404" calcext:value-type="float">
            <text:p>78404</text:p>
          </table:table-cell>
          <table:table-cell office:value-type="float" office:value="0" calcext:value-type="float">
            <text:p>0</text:p>
          </table:table-cell>
          <table:table-cell office:value-type="float" office:value="730097" calcext:value-type="float">
            <text:p>730097</text:p>
          </table:table-cell>
          <table:table-cell office:value-type="float" office:value="88237" calcext:value-type="float">
            <text:p>88237</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79101" calcext:value-type="float">
            <text:p>179101</text:p>
          </table:table-cell>
          <table:table-cell office:value-type="float" office:value="0" calcext:value-type="float">
            <text:p>0</text:p>
          </table:table-cell>
          <table:table-cell office:value-type="float" office:value="213828" calcext:value-type="float">
            <text:p>213828</text:p>
          </table:table-cell>
          <table:table-cell office:value-type="float" office:value="86978" calcext:value-type="float">
            <text:p>86978</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23570" calcext:value-type="float">
            <text:p>223570</text:p>
          </table:table-cell>
          <table:table-cell office:value-type="float" office:value="0" calcext:value-type="float">
            <text:p>0</text:p>
          </table:table-cell>
          <table:table-cell office:value-type="float" office:value="1151556" calcext:value-type="float">
            <text:p>1151556</text:p>
          </table:table-cell>
          <table:table-cell office:value-type="float" office:value="347075" calcext:value-type="float">
            <text:p>347075</text:p>
          </table:table-cell>
          <table:table-cell office:value-type="string" calcext:value-type="string">
            <text:p>[[@81970]].. Thanks</text:p>
          </table:table-cell>
          <table:table-cell/>
        </table:table-row>
        <table:table-row table:style-name="ro1">
          <table:table-cell office:value-type="float" office:value="299101" calcext:value-type="float">
            <text:p>299101</text:p>
          </table:table-cell>
          <table:table-cell office:value-type="float" office:value="0" calcext:value-type="float">
            <text:p>0</text:p>
          </table:table-cell>
          <table:table-cell office:value-type="float" office:value="1580657" calcext:value-type="float">
            <text:p>1580657</text:p>
          </table:table-cell>
          <table:table-cell office:value-type="float" office:value="86914" calcext:value-type="float">
            <text:p>86914</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20194" calcext:value-type="float">
            <text:p>320194</text:p>
          </table:table-cell>
          <table:table-cell office:value-type="float" office:value="0" calcext:value-type="float">
            <text:p>0</text:p>
          </table:table-cell>
          <table:table-cell office:value-type="float" office:value="1707170" calcext:value-type="float">
            <text:p>1707170</text:p>
          </table:table-cell>
          <table:table-cell office:value-type="float" office:value="468759" calcext:value-type="float">
            <text:p>468759</text:p>
          </table:table-cell>
          <table:table-cell office:value-type="string" calcext:value-type="string">
            <text:p>[[@86885]] thanks for the encouragement</text:p>
          </table:table-cell>
          <table:table-cell/>
        </table:table-row>
        <table:table-row table:style-name="ro1">
          <table:table-cell office:value-type="float" office:value="84496" calcext:value-type="float">
            <text:p>84496</text:p>
          </table:table-cell>
          <table:table-cell office:value-type="float" office:value="0" calcext:value-type="float">
            <text:p>0</text:p>
          </table:table-cell>
          <table:table-cell office:value-type="float" office:value="65199" calcext:value-type="float">
            <text:p>65199</text:p>
          </table:table-cell>
          <table:table-cell office:value-type="float" office:value="79728" calcext:value-type="float">
            <text:p>79728</text:p>
          </table:table-cell>
          <table:table-cell office:value-type="string" calcext:value-type="string">
            <text:p>When's your next update?!</text:p>
          </table:table-cell>
          <table:table-cell/>
        </table:table-row>
        <table:table-row table:style-name="ro1">
          <table:table-cell office:value-type="float" office:value="101268" calcext:value-type="float">
            <text:p>101268</text:p>
          </table:table-cell>
          <table:table-cell office:value-type="float" office:value="0" calcext:value-type="float">
            <text:p>0</text:p>
          </table:table-cell>
          <table:table-cell office:value-type="float" office:value="780975" calcext:value-type="float">
            <text:p>780975</text:p>
          </table:table-cell>
          <table:table-cell office:value-type="float" office:value="79833" calcext:value-type="float">
            <text:p>79833</text:p>
          </table:table-cell>
          <table:table-cell office:value-type="string" calcext:value-type="string">
            <text:p>Whoa! ?</text:p>
          </table:table-cell>
          <table:table-cell/>
        </table:table-row>
        <table:table-row table:style-name="ro1">
          <table:table-cell office:value-type="float" office:value="136101" calcext:value-type="float">
            <text:p>136101</text:p>
          </table:table-cell>
          <table:table-cell office:value-type="float" office:value="0" calcext:value-type="float">
            <text:p>0</text:p>
          </table:table-cell>
          <table:table-cell office:value-type="float" office:value="857086" calcext:value-type="float">
            <text:p>857086</text:p>
          </table:table-cell>
          <table:table-cell office:value-type="float" office:value="43132" calcext:value-type="float">
            <text:p>43132</text:p>
          </table:table-cell>
          <table:table-cell office:value-type="string" calcext:value-type="string">
            <text:p>I wish to visit here so much! :D</text:p>
          </table:table-cell>
          <table:table-cell/>
        </table:table-row>
        <table:table-row table:style-name="ro1">
          <table:table-cell office:value-type="float" office:value="168878" calcext:value-type="float">
            <text:p>168878</text:p>
          </table:table-cell>
          <table:table-cell office:value-type="float" office:value="0" calcext:value-type="float">
            <text:p>0</text:p>
          </table:table-cell>
          <table:table-cell office:value-type="float" office:value="840983" calcext:value-type="float">
            <text:p>840983</text:p>
          </table:table-cell>
          <table:table-cell office:value-type="float" office:value="82032" calcext:value-type="float">
            <text:p>82032</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179002" calcext:value-type="float">
            <text:p>179002</text:p>
          </table:table-cell>
          <table:table-cell office:value-type="float" office:value="0" calcext:value-type="float">
            <text:p>0</text:p>
          </table:table-cell>
          <table:table-cell office:value-type="float" office:value="228821" calcext:value-type="float">
            <text:p>228821</text:p>
          </table:table-cell>
          <table:table-cell office:value-type="float" office:value="40808" calcext:value-type="float">
            <text:p>40808</text:p>
          </table:table-cell>
          <table:table-cell office:value-type="string" calcext:value-type="string">
            <text:p>Kya edit he.. mastt ekdum.</text:p>
          </table:table-cell>
          <table:table-cell/>
        </table:table-row>
        <table:table-row table:style-name="ro1">
          <table:table-cell office:value-type="float" office:value="261313" calcext:value-type="float">
            <text:p>261313</text:p>
          </table:table-cell>
          <table:table-cell office:value-type="float" office:value="930907" calcext:value-type="float">
            <text:p>930907</text:p>
          </table:table-cell>
          <table:table-cell office:value-type="float" office:value="0" calcext:value-type="float">
            <text:p>0</text:p>
          </table:table-cell>
          <table:table-cell office:value-type="float" office:value="415583" calcext:value-type="float">
            <text:p>415583</text:p>
          </table:table-cell>
          <table:table-cell office:value-type="string" calcext:value-type="string">
            <text:p>How's the pic?</text:p>
          </table:table-cell>
          <table:table-cell/>
        </table:table-row>
        <table:table-row table:style-name="ro1">
          <table:table-cell office:value-type="float" office:value="290258" calcext:value-type="float">
            <text:p>290258</text:p>
          </table:table-cell>
          <table:table-cell office:value-type="float" office:value="0" calcext:value-type="float">
            <text:p>0</text:p>
          </table:table-cell>
          <table:table-cell office:value-type="float" office:value="1527956" calcext:value-type="float">
            <text:p>1527956</text:p>
          </table:table-cell>
          <table:table-cell office:value-type="float" office:value="470135" calcext:value-type="float">
            <text:p>470135</text:p>
          </table:table-cell>
          <table:table-cell office:value-type="string" calcext:value-type="string">
            <text:p>[[@40346]] thanks</text:p>
          </table:table-cell>
          <table:table-cell/>
        </table:table-row>
        <table:table-row table:style-name="ro1">
          <table:table-cell office:value-type="float" office:value="365347" calcext:value-type="float">
            <text:p>365347</text:p>
          </table:table-cell>
          <table:table-cell office:value-type="float" office:value="0" calcext:value-type="float">
            <text:p>0</text:p>
          </table:table-cell>
          <table:table-cell office:value-type="float" office:value="2108519" calcext:value-type="float">
            <text:p>2108519</text:p>
          </table:table-cell>
          <table:table-cell office:value-type="float" office:value="663797" calcext:value-type="float">
            <text:p>663797</text:p>
          </table:table-cell>
          <table:table-cell office:value-type="string" calcext:value-type="string">
            <text:p>[[@83943]] <text:s/>Thanks</text:p>
          </table:table-cell>
          <table:table-cell/>
        </table:table-row>
        <table:table-row table:style-name="ro1">
          <table:table-cell office:value-type="float" office:value="381958" calcext:value-type="float">
            <text:p>381958</text:p>
          </table:table-cell>
          <table:table-cell office:value-type="float" office:value="0" calcext:value-type="float">
            <text:p>0</text:p>
          </table:table-cell>
          <table:table-cell office:value-type="float" office:value="1806831" calcext:value-type="float">
            <text:p>1806831</text:p>
          </table:table-cell>
          <table:table-cell office:value-type="float" office:value="377232" calcext:value-type="float">
            <text:p>377232</text:p>
          </table:table-cell>
          <table:table-cell office:value-type="string" calcext:value-type="string">
            <text:p>[[@565196]] hello sir</text:p>
          </table:table-cell>
          <table:table-cell/>
        </table:table-row>
        <table:table-row table:style-name="ro1">
          <table:table-cell office:value-type="float" office:value="406441" calcext:value-type="float">
            <text:p>406441</text:p>
          </table:table-cell>
          <table:table-cell office:value-type="float" office:value="0" calcext:value-type="float">
            <text:p>0</text:p>
          </table:table-cell>
          <table:table-cell office:value-type="float" office:value="2270364" calcext:value-type="float">
            <text:p>2270364</text:p>
          </table:table-cell>
          <table:table-cell office:value-type="float" office:value="1115496" calcext:value-type="float">
            <text:p>1115496</text:p>
          </table:table-cell>
          <table:table-cell office:value-type="string" calcext:value-type="string">
            <text:p>Lovely</text:p>
          </table:table-cell>
          <table:table-cell/>
        </table:table-row>
        <table:table-row table:style-name="ro1">
          <table:table-cell office:value-type="float" office:value="413266" calcext:value-type="float">
            <text:p>413266</text:p>
          </table:table-cell>
          <table:table-cell office:value-type="float" office:value="0" calcext:value-type="float">
            <text:p>0</text:p>
          </table:table-cell>
          <table:table-cell office:value-type="float" office:value="2348144" calcext:value-type="float">
            <text:p>2348144</text:p>
          </table:table-cell>
          <table:table-cell office:value-type="float" office:value="1356469" calcext:value-type="float">
            <text:p>1356469</text:p>
          </table:table-cell>
          <table:table-cell office:value-type="string" calcext:value-type="string">
            <text:p>Sab like do</text:p>
          </table:table-cell>
          <table:table-cell/>
        </table:table-row>
        <table:table-row table:style-name="ro1">
          <table:table-cell office:value-type="float" office:value="458835" calcext:value-type="float">
            <text:p>458835</text:p>
          </table:table-cell>
          <table:table-cell office:value-type="float" office:value="0" calcext:value-type="float">
            <text:p>0</text:p>
          </table:table-cell>
          <table:table-cell office:value-type="float" office:value="2265482" calcext:value-type="float">
            <text:p>2265482</text:p>
          </table:table-cell>
          <table:table-cell office:value-type="float" office:value="2143974" calcext:value-type="float">
            <text:p>2143974</text:p>
          </table:table-cell>
          <table:table-cell office:value-type="string" calcext:value-type="string">
            <text:p>SABIR</text:p>
          </table:table-cell>
          <table:table-cell/>
        </table:table-row>
        <table:table-row table:style-name="ro1">
          <table:table-cell office:value-type="float" office:value="3601" calcext:value-type="float">
            <text:p>3601</text:p>
          </table:table-cell>
          <table:table-cell office:value-type="float" office:value="28742" calcext:value-type="float">
            <text:p>28742</text:p>
          </table:table-cell>
          <table:table-cell office:value-type="float" office:value="0" calcext:value-type="float">
            <text:p>0</text:p>
          </table:table-cell>
          <table:table-cell office:value-type="float" office:value="19547" calcext:value-type="float">
            <text:p>19547</text:p>
          </table:table-cell>
          <table:table-cell office:value-type="string" calcext:value-type="string">
            <text:p>[[@19547]] haha</text:p>
          </table:table-cell>
          <table:table-cell/>
        </table:table-row>
        <table:table-row table:style-name="ro1">
          <table:table-cell office:value-type="float" office:value="10678" calcext:value-type="float">
            <text:p>10678</text:p>
          </table:table-cell>
          <table:table-cell office:value-type="float" office:value="106620" calcext:value-type="float">
            <text:p>106620</text:p>
          </table:table-cell>
          <table:table-cell office:value-type="float" office:value="0" calcext:value-type="float">
            <text:p>0</text:p>
          </table:table-cell>
          <table:table-cell office:value-type="float" office:value="121165" calcext:value-type="float">
            <text:p>121165</text:p>
          </table:table-cell>
          <table:table-cell office:value-type="string" calcext:value-type="string">
            <text:p>Sexooo?</text:p>
          </table:table-cell>
          <table:table-cell/>
        </table:table-row>
        <table:table-row table:style-name="ro1">
          <table:table-cell office:value-type="float" office:value="207685" calcext:value-type="float">
            <text:p>207685</text:p>
          </table:table-cell>
          <table:table-cell office:value-type="float" office:value="0" calcext:value-type="float">
            <text:p>0</text:p>
          </table:table-cell>
          <table:table-cell office:value-type="float" office:value="1066522" calcext:value-type="float">
            <text:p>1066522</text:p>
          </table:table-cell>
          <table:table-cell office:value-type="float" office:value="142676" calcext:value-type="float">
            <text:p>142676</text:p>
          </table:table-cell>
          <table:table-cell office:value-type="string" calcext:value-type="string">
            <text:p>i have been to uttarakhand and calling it Switzerland isn't fair enough. u should visit Kashmir instead and feel the difference</text:p>
          </table:table-cell>
          <table:table-cell/>
        </table:table-row>
        <table:table-row table:style-name="ro1">
          <table:table-cell office:value-type="float" office:value="228586" calcext:value-type="float">
            <text:p>228586</text:p>
          </table:table-cell>
          <table:table-cell office:value-type="float" office:value="0" calcext:value-type="float">
            <text:p>0</text:p>
          </table:table-cell>
          <table:table-cell office:value-type="float" office:value="1171174" calcext:value-type="float">
            <text:p>1171174</text:p>
          </table:table-cell>
          <table:table-cell office:value-type="float" office:value="353346" calcext:value-type="float">
            <text:p>353346</text:p>
          </table:table-cell>
          <table:table-cell office:value-type="string" calcext:value-type="string">
            <text:p>[[@20128]] okay i will keep that in mind..thanks for the advice</text:p>
          </table:table-cell>
          <table:table-cell/>
        </table:table-row>
        <table:table-row table:style-name="ro1">
          <table:table-cell office:value-type="float" office:value="247638" calcext:value-type="float">
            <text:p>247638</text:p>
          </table:table-cell>
          <table:table-cell office:value-type="float" office:value="0" calcext:value-type="float">
            <text:p>0</text:p>
          </table:table-cell>
          <table:table-cell office:value-type="float" office:value="1247128" calcext:value-type="float">
            <text:p>1247128</text:p>
          </table:table-cell>
          <table:table-cell office:value-type="float" office:value="81016" calcext:value-type="float">
            <text:p>81016</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47834" calcext:value-type="float">
            <text:p>247834</text:p>
          </table:table-cell>
          <table:table-cell office:value-type="float" office:value="0" calcext:value-type="float">
            <text:p>0</text:p>
          </table:table-cell>
          <table:table-cell office:value-type="float" office:value="1248230" calcext:value-type="float">
            <text:p>1248230</text:p>
          </table:table-cell>
          <table:table-cell office:value-type="float" office:value="80366" calcext:value-type="float">
            <text:p>80366</text:p>
          </table:table-cell>
          <table:table-cell office:value-type="string" calcext:value-type="string">
            <text:p>This is the place I wanted to go! ?</text:p>
          </table:table-cell>
          <table:table-cell/>
        </table:table-row>
        <table:table-row table:style-name="ro1">
          <table:table-cell office:value-type="float" office:value="310085" calcext:value-type="float">
            <text:p>310085</text:p>
          </table:table-cell>
          <table:table-cell office:value-type="float" office:value="0" calcext:value-type="float">
            <text:p>0</text:p>
          </table:table-cell>
          <table:table-cell office:value-type="float" office:value="1632817" calcext:value-type="float">
            <text:p>1632817</text:p>
          </table:table-cell>
          <table:table-cell office:value-type="float" office:value="85945" calcext:value-type="float">
            <text:p>85945</text:p>
          </table:table-cell>
          <table:table-cell office:value-type="string" calcext:value-type="string">
            <text:p>Hey the trail is amazing, could you give some info?</text:p>
          </table:table-cell>
          <table:table-cell/>
        </table:table-row>
        <table:table-row table:style-name="ro1">
          <table:table-cell office:value-type="float" office:value="395359" calcext:value-type="float">
            <text:p>395359</text:p>
          </table:table-cell>
          <table:table-cell office:value-type="float" office:value="0" calcext:value-type="float">
            <text:p>0</text:p>
          </table:table-cell>
          <table:table-cell office:value-type="float" office:value="2264259" calcext:value-type="float">
            <text:p>2264259</text:p>
          </table:table-cell>
          <table:table-cell office:value-type="float" office:value="5949" calcext:value-type="float">
            <text:p>5949</text:p>
          </table:table-cell>
          <table:table-cell office:value-type="string" calcext:value-type="string">
            <text:p>Love the plating!!</text:p>
          </table:table-cell>
          <table:table-cell/>
        </table:table-row>
        <table:table-row table:style-name="ro1">
          <table:table-cell office:value-type="float" office:value="413694" calcext:value-type="float">
            <text:p>413694</text:p>
          </table:table-cell>
          <table:table-cell office:value-type="float" office:value="0" calcext:value-type="float">
            <text:p>0</text:p>
          </table:table-cell>
          <table:table-cell office:value-type="float" office:value="2340837" calcext:value-type="float">
            <text:p>2340837</text:p>
          </table:table-cell>
          <table:table-cell office:value-type="float" office:value="1374513" calcext:value-type="float">
            <text:p>1374513</text:p>
          </table:table-cell>
          <table:table-cell office:value-type="string" calcext:value-type="string">
            <text:p>Milk maid add bannalama</text:p>
          </table:table-cell>
          <table:table-cell/>
        </table:table-row>
        <table:table-row table:style-name="ro1">
          <table:table-cell office:value-type="float" office:value="109882" calcext:value-type="float">
            <text:p>109882</text:p>
          </table:table-cell>
          <table:table-cell office:value-type="float" office:value="0" calcext:value-type="float">
            <text:p>0</text:p>
          </table:table-cell>
          <table:table-cell office:value-type="float" office:value="799891" calcext:value-type="float">
            <text:p>799891</text:p>
          </table:table-cell>
          <table:table-cell office:value-type="float" office:value="76966" calcext:value-type="float">
            <text:p>76966</text:p>
          </table:table-cell>
          <table:table-cell office:value-type="string" calcext:value-type="string">
            <text:p>loved your stories! wondering what your next trail would be?</text:p>
          </table:table-cell>
          <table:table-cell/>
        </table:table-row>
        <table:table-row table:style-name="ro1">
          <table:table-cell office:value-type="float" office:value="242605" calcext:value-type="float">
            <text:p>242605</text:p>
          </table:table-cell>
          <table:table-cell office:value-type="float" office:value="0" calcext:value-type="float">
            <text:p>0</text:p>
          </table:table-cell>
          <table:table-cell office:value-type="float" office:value="1215218" calcext:value-type="float">
            <text:p>1215218</text:p>
          </table:table-cell>
          <table:table-cell office:value-type="float" office:value="84719" calcext:value-type="float">
            <text:p>84719</text:p>
          </table:table-cell>
          <table:table-cell office:value-type="string" calcext:value-type="string">
            <text:p>Awesome! I too am heading there next week</text:p>
          </table:table-cell>
          <table:table-cell/>
        </table:table-row>
        <table:table-row table:style-name="ro1">
          <table:table-cell office:value-type="float" office:value="247038" calcext:value-type="float">
            <text:p>247038</text:p>
          </table:table-cell>
          <table:table-cell office:value-type="float" office:value="0" calcext:value-type="float">
            <text:p>0</text:p>
          </table:table-cell>
          <table:table-cell office:value-type="float" office:value="1243370" calcext:value-type="float">
            <text:p>1243370</text:p>
          </table:table-cell>
          <table:table-cell office:value-type="float" office:value="375727" calcext:value-type="float">
            <text:p>375727</text:p>
          </table:table-cell>
          <table:table-cell office:value-type="string" calcext:value-type="string">
            <text:p>Whats tricky in it...tel me. I might help you..</text:p>
          </table:table-cell>
          <table:table-cell/>
        </table:table-row>
        <table:table-row table:style-name="ro1">
          <table:table-cell office:value-type="float" office:value="266354" calcext:value-type="float">
            <text:p>266354</text:p>
          </table:table-cell>
          <table:table-cell office:value-type="float" office:value="0" calcext:value-type="float">
            <text:p>0</text:p>
          </table:table-cell>
          <table:table-cell office:value-type="float" office:value="1389586" calcext:value-type="float">
            <text:p>1389586</text:p>
          </table:table-cell>
          <table:table-cell office:value-type="float" office:value="42510" calcext:value-type="float">
            <text:p>42510</text:p>
          </table:table-cell>
          <table:table-cell office:value-type="string" calcext:value-type="string">
            <text:p>Hey what time of the year is best to visit this place?</text:p>
          </table:table-cell>
          <table:table-cell/>
        </table:table-row>
        <table:table-row table:style-name="ro1">
          <table:table-cell office:value-type="float" office:value="304976" calcext:value-type="float">
            <text:p>304976</text:p>
          </table:table-cell>
          <table:table-cell office:value-type="float" office:value="0" calcext:value-type="float">
            <text:p>0</text:p>
          </table:table-cell>
          <table:table-cell office:value-type="float" office:value="1133025" calcext:value-type="float">
            <text:p>1133025</text:p>
          </table:table-cell>
          <table:table-cell office:value-type="float" office:value="116632" calcext:value-type="float">
            <text:p>116632</text:p>
          </table:table-cell>
          <table:table-cell office:value-type="string" calcext:value-type="string">
            <text:p>Ofcourse [[@341542]] ???</text:p>
          </table:table-cell>
          <table:table-cell/>
        </table:table-row>
        <table:table-row table:style-name="ro1">
          <table:table-cell office:value-type="float" office:value="418884" calcext:value-type="float">
            <text:p>418884</text:p>
          </table:table-cell>
          <table:table-cell office:value-type="float" office:value="0" calcext:value-type="float">
            <text:p>0</text:p>
          </table:table-cell>
          <table:table-cell office:value-type="float" office:value="2344074" calcext:value-type="float">
            <text:p>2344074</text:p>
          </table:table-cell>
          <table:table-cell office:value-type="float" office:value="1425500" calcext:value-type="float">
            <text:p>1425500</text:p>
          </table:table-cell>
          <table:table-cell office:value-type="string" calcext:value-type="string">
            <text:p>meghalaya??</text:p>
          </table:table-cell>
          <table:table-cell/>
        </table:table-row>
        <table:table-row table:style-name="ro1">
          <table:table-cell office:value-type="float" office:value="44414" calcext:value-type="float">
            <text:p>44414</text:p>
          </table:table-cell>
          <table:table-cell office:value-type="float" office:value="0" calcext:value-type="float">
            <text:p>0</text:p>
          </table:table-cell>
          <table:table-cell office:value-type="float" office:value="644554" calcext:value-type="float">
            <text:p>644554</text:p>
          </table:table-cell>
          <table:table-cell office:value-type="float" office:value="48952" calcext:value-type="float">
            <text:p>4895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53087" calcext:value-type="float">
            <text:p>53087</text:p>
          </table:table-cell>
          <table:table-cell office:value-type="float" office:value="0" calcext:value-type="float">
            <text:p>0</text:p>
          </table:table-cell>
          <table:table-cell office:value-type="float" office:value="663784" calcext:value-type="float">
            <text:p>663784</text:p>
          </table:table-cell>
          <table:table-cell office:value-type="float" office:value="197423" calcext:value-type="float">
            <text:p>197423</text:p>
          </table:table-cell>
          <table:table-cell office:value-type="string" calcext:value-type="string">
            <text:p>Sure i will add more information ?</text:p>
          </table:table-cell>
          <table:table-cell/>
        </table:table-row>
        <table:table-row table:style-name="ro1">
          <table:table-cell office:value-type="float" office:value="139501" calcext:value-type="float">
            <text:p>139501</text:p>
          </table:table-cell>
          <table:table-cell office:value-type="float" office:value="0" calcext:value-type="float">
            <text:p>0</text:p>
          </table:table-cell>
          <table:table-cell office:value-type="float" office:value="866112" calcext:value-type="float">
            <text:p>866112</text:p>
          </table:table-cell>
          <table:table-cell office:value-type="float" office:value="84295" calcext:value-type="float">
            <text:p>84295</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04315" calcext:value-type="float">
            <text:p>204315</text:p>
          </table:table-cell>
          <table:table-cell office:value-type="float" office:value="0" calcext:value-type="float">
            <text:p>0</text:p>
          </table:table-cell>
          <table:table-cell office:value-type="float" office:value="1054146" calcext:value-type="float">
            <text:p>1054146</text:p>
          </table:table-cell>
          <table:table-cell office:value-type="float" office:value="317892" calcext:value-type="float">
            <text:p>317892</text:p>
          </table:table-cell>
          <table:table-cell office:value-type="string" calcext:value-type="string">
            <text:p>[[@306953]] ☺</text:p>
          </table:table-cell>
          <table:table-cell/>
        </table:table-row>
        <table:table-row table:style-name="ro1">
          <table:table-cell office:value-type="float" office:value="305942" calcext:value-type="float">
            <text:p>305942</text:p>
          </table:table-cell>
          <table:table-cell office:value-type="float" office:value="0" calcext:value-type="float">
            <text:p>0</text:p>
          </table:table-cell>
          <table:table-cell office:value-type="float" office:value="480043" calcext:value-type="float">
            <text:p>480043</text:p>
          </table:table-cell>
          <table:table-cell office:value-type="float" office:value="82385" calcext:value-type="float">
            <text:p>82385</text:p>
          </table:table-cell>
          <table:table-cell office:value-type="string" calcext:value-type="string">
            <text:p>The content and the images don't sit well with one another!</text:p>
          </table:table-cell>
          <table:table-cell/>
        </table:table-row>
        <table:table-row table:style-name="ro1">
          <table:table-cell office:value-type="float" office:value="309766" calcext:value-type="float">
            <text:p>309766</text:p>
          </table:table-cell>
          <table:table-cell office:value-type="float" office:value="0" calcext:value-type="float">
            <text:p>0</text:p>
          </table:table-cell>
          <table:table-cell office:value-type="float" office:value="1643148" calcext:value-type="float">
            <text:p>1643148</text:p>
          </table:table-cell>
          <table:table-cell office:value-type="float" office:value="98011" calcext:value-type="float">
            <text:p>98011</text:p>
          </table:table-cell>
          <table:table-cell office:value-type="string" calcext:value-type="string">
            <text:p>[[@243908]] Thanks</text:p>
          </table:table-cell>
          <table:table-cell/>
        </table:table-row>
        <table:table-row table:style-name="ro1">
          <table:table-cell office:value-type="float" office:value="425423" calcext:value-type="float">
            <text:p>425423</text:p>
          </table:table-cell>
          <table:table-cell office:value-type="float" office:value="0" calcext:value-type="float">
            <text:p>0</text:p>
          </table:table-cell>
          <table:table-cell office:value-type="float" office:value="2275232" calcext:value-type="float">
            <text:p>2275232</text:p>
          </table:table-cell>
          <table:table-cell office:value-type="float" office:value="55972" calcext:value-type="float">
            <text:p>55972</text:p>
          </table:table-cell>
          <table:table-cell office:value-type="string" calcext:value-type="string">
            <text:p>good vlog</text:p>
          </table:table-cell>
          <table:table-cell/>
        </table:table-row>
        <table:table-row table:style-name="ro1">
          <table:table-cell office:value-type="float" office:value="452577" calcext:value-type="float">
            <text:p>452577</text:p>
          </table:table-cell>
          <table:table-cell office:value-type="float" office:value="0" calcext:value-type="float">
            <text:p>0</text:p>
          </table:table-cell>
          <table:table-cell office:value-type="float" office:value="2276566" calcext:value-type="float">
            <text:p>2276566</text:p>
          </table:table-cell>
          <table:table-cell office:value-type="float" office:value="1264695" calcext:value-type="float">
            <text:p>1264695</text:p>
          </table:table-cell>
          <table:table-cell office:value-type="string" calcext:value-type="string">
            <text:p>good</text:p>
          </table:table-cell>
          <table:table-cell/>
        </table:table-row>
        <table:table-row table:style-name="ro1">
          <table:table-cell office:value-type="float" office:value="23127" calcext:value-type="float">
            <text:p>23127</text:p>
          </table:table-cell>
          <table:table-cell office:value-type="float" office:value="50762" calcext:value-type="float">
            <text:p>50762</text:p>
          </table:table-cell>
          <table:table-cell office:value-type="float" office:value="0" calcext:value-type="float">
            <text:p>0</text:p>
          </table:table-cell>
          <table:table-cell office:value-type="float" office:value="178143" calcext:value-type="float">
            <text:p>178143</text:p>
          </table:table-cell>
          <table:table-cell office:value-type="string" calcext:value-type="string">
            <text:p>Wonderful</text:p>
          </table:table-cell>
          <table:table-cell/>
        </table:table-row>
        <table:table-row table:style-name="ro1">
          <table:table-cell office:value-type="float" office:value="56753" calcext:value-type="float">
            <text:p>56753</text:p>
          </table:table-cell>
          <table:table-cell office:value-type="float" office:value="0" calcext:value-type="float">
            <text:p>0</text:p>
          </table:table-cell>
          <table:table-cell office:value-type="float" office:value="176871" calcext:value-type="float">
            <text:p>176871</text:p>
          </table:table-cell>
          <table:table-cell office:value-type="float" office:value="200957" calcext:value-type="float">
            <text:p>200957</text:p>
          </table:table-cell>
          <table:table-cell office:value-type="string" calcext:value-type="string">
            <text:p>How much u paid for it?</text:p>
          </table:table-cell>
          <table:table-cell/>
        </table:table-row>
        <table:table-row table:style-name="ro1">
          <table:table-cell office:value-type="float" office:value="69650" calcext:value-type="float">
            <text:p>69650</text:p>
          </table:table-cell>
          <table:table-cell office:value-type="float" office:value="0" calcext:value-type="float">
            <text:p>0</text:p>
          </table:table-cell>
          <table:table-cell office:value-type="float" office:value="703864" calcext:value-type="float">
            <text:p>703864</text:p>
          </table:table-cell>
          <table:table-cell office:value-type="float" office:value="136468" calcext:value-type="float">
            <text:p>136468</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219924" calcext:value-type="float">
            <text:p>219924</text:p>
          </table:table-cell>
          <table:table-cell office:value-type="float" office:value="0" calcext:value-type="float">
            <text:p>0</text:p>
          </table:table-cell>
          <table:table-cell office:value-type="float" office:value="1132012" calcext:value-type="float">
            <text:p>1132012</text:p>
          </table:table-cell>
          <table:table-cell office:value-type="float" office:value="243604" calcext:value-type="float">
            <text:p>243604</text:p>
          </table:table-cell>
          <table:table-cell office:value-type="string" calcext:value-type="string">
            <text:p>This is so cool ?</text:p>
          </table:table-cell>
          <table:table-cell/>
        </table:table-row>
        <table:table-row table:style-name="ro1">
          <table:table-cell office:value-type="float" office:value="221108" calcext:value-type="float">
            <text:p>221108</text:p>
          </table:table-cell>
          <table:table-cell office:value-type="float" office:value="0" calcext:value-type="float">
            <text:p>0</text:p>
          </table:table-cell>
          <table:table-cell office:value-type="float" office:value="1139705" calcext:value-type="float">
            <text:p>1139705</text:p>
          </table:table-cell>
          <table:table-cell office:value-type="float" office:value="19910" calcext:value-type="float">
            <text:p>19910</text:p>
          </table:table-cell>
          <table:table-cell office:value-type="string" calcext:value-type="string">
            <text:p>Gorgeous click this one! ❤️</text:p>
          </table:table-cell>
          <table:table-cell/>
        </table:table-row>
        <table:table-row table:style-name="ro1">
          <table:table-cell office:value-type="float" office:value="286995" calcext:value-type="float">
            <text:p>286995</text:p>
          </table:table-cell>
          <table:table-cell office:value-type="float" office:value="0" calcext:value-type="float">
            <text:p>0</text:p>
          </table:table-cell>
          <table:table-cell office:value-type="float" office:value="1511363" calcext:value-type="float">
            <text:p>1511363</text:p>
          </table:table-cell>
          <table:table-cell office:value-type="float" office:value="39714" calcext:value-type="float">
            <text:p>39714</text:p>
          </table:table-cell>
          <table:table-cell office:value-type="string" calcext:value-type="string">
            <text:p>The content digresses a little, the pictures are so good but!</text:p>
          </table:table-cell>
          <table:table-cell/>
        </table:table-row>
        <table:table-row table:style-name="ro1">
          <table:table-cell office:value-type="float" office:value="339979" calcext:value-type="float">
            <text:p>339979</text:p>
          </table:table-cell>
          <table:table-cell office:value-type="float" office:value="0" calcext:value-type="float">
            <text:p>0</text:p>
          </table:table-cell>
          <table:table-cell office:value-type="float" office:value="1814453" calcext:value-type="float">
            <text:p>1814453</text:p>
          </table:table-cell>
          <table:table-cell office:value-type="float" office:value="69" calcext:value-type="float">
            <text:p>69</text:p>
          </table:table-cell>
          <table:table-cell office:value-type="string" calcext:value-type="string">
            <text:p>Oh my!! ?</text:p>
          </table:table-cell>
          <table:table-cell/>
        </table:table-row>
        <table:table-row table:style-name="ro1">
          <table:table-cell office:value-type="float" office:value="403401" calcext:value-type="float">
            <text:p>403401</text:p>
          </table:table-cell>
          <table:table-cell office:value-type="float" office:value="0" calcext:value-type="float">
            <text:p>0</text:p>
          </table:table-cell>
          <table:table-cell office:value-type="float" office:value="2300889" calcext:value-type="float">
            <text:p>2300889</text:p>
          </table:table-cell>
          <table:table-cell office:value-type="float" office:value="3742" calcext:value-type="float">
            <text:p>3742</text:p>
          </table:table-cell>
          <table:table-cell office:value-type="string" calcext:value-type="string">
            <text:p>Wow</text:p>
          </table:table-cell>
          <table:table-cell/>
        </table:table-row>
        <table:table-row table:style-name="ro1">
          <table:table-cell office:value-type="float" office:value="412798" calcext:value-type="float">
            <text:p>412798</text:p>
          </table:table-cell>
          <table:table-cell office:value-type="float" office:value="0" calcext:value-type="float">
            <text:p>0</text:p>
          </table:table-cell>
          <table:table-cell office:value-type="float" office:value="2313281" calcext:value-type="float">
            <text:p>2313281</text:p>
          </table:table-cell>
          <table:table-cell office:value-type="float" office:value="1341365" calcext:value-type="float">
            <text:p>1341365</text:p>
          </table:table-cell>
          <table:table-cell office:value-type="string" calcext:value-type="string">
            <text:p>Hii</text:p>
          </table:table-cell>
          <table:table-cell/>
        </table:table-row>
        <table:table-row table:style-name="ro1">
          <table:table-cell office:value-type="float" office:value="457210" calcext:value-type="float">
            <text:p>457210</text:p>
          </table:table-cell>
          <table:table-cell office:value-type="float" office:value="0" calcext:value-type="float">
            <text:p>0</text:p>
          </table:table-cell>
          <table:table-cell office:value-type="float" office:value="2580317" calcext:value-type="float">
            <text:p>2580317</text:p>
          </table:table-cell>
          <table:table-cell office:value-type="float" office:value="2101520" calcext:value-type="float">
            <text:p>2101520</text:p>
          </table:table-cell>
          <table:table-cell office:value-type="string" calcext:value-type="string">
            <text:p>Follow me ❤️</text:p>
          </table:table-cell>
          <table:table-cell/>
        </table:table-row>
        <table:table-row table:style-name="ro1">
          <table:table-cell office:value-type="float" office:value="460466" calcext:value-type="float">
            <text:p>460466</text:p>
          </table:table-cell>
          <table:table-cell office:value-type="float" office:value="0" calcext:value-type="float">
            <text:p>0</text:p>
          </table:table-cell>
          <table:table-cell office:value-type="float" office:value="2367895" calcext:value-type="float">
            <text:p>2367895</text:p>
          </table:table-cell>
          <table:table-cell office:value-type="float" office:value="2042137" calcext:value-type="float">
            <text:p>2042137</text:p>
          </table:table-cell>
          <table:table-cell office:value-type="string" calcext:value-type="string">
            <text:p>UFC 2019 follow</text:p>
          </table:table-cell>
          <table:table-cell/>
        </table:table-row>
        <table:table-row table:style-name="ro1">
          <table:table-cell office:value-type="float" office:value="54724" calcext:value-type="float">
            <text:p>54724</text:p>
          </table:table-cell>
          <table:table-cell office:value-type="float" office:value="0" calcext:value-type="float">
            <text:p>0</text:p>
          </table:table-cell>
          <table:table-cell office:value-type="float" office:value="653199" calcext:value-type="float">
            <text:p>653199</text:p>
          </table:table-cell>
          <table:table-cell office:value-type="float" office:value="39638" calcext:value-type="float">
            <text:p>39638</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66827" calcext:value-type="float">
            <text:p>66827</text:p>
          </table:table-cell>
          <table:table-cell office:value-type="float" office:value="0" calcext:value-type="float">
            <text:p>0</text:p>
          </table:table-cell>
          <table:table-cell office:value-type="float" office:value="695927" calcext:value-type="float">
            <text:p>695927</text:p>
          </table:table-cell>
          <table:table-cell office:value-type="float" office:value="207559" calcext:value-type="float">
            <text:p>207559</text:p>
          </table:table-cell>
          <table:table-cell office:value-type="string" calcext:value-type="string">
            <text:p>@wheelzonrent.in a bit time for next adventure, there are more pics yet to upload from current trip.</text:p>
          </table:table-cell>
          <table:table-cell/>
        </table:table-row>
        <table:table-row table:style-name="ro1">
          <table:table-cell office:value-type="float" office:value="96050" calcext:value-type="float">
            <text:p>96050</text:p>
          </table:table-cell>
          <table:table-cell office:value-type="float" office:value="0" calcext:value-type="float">
            <text:p>0</text:p>
          </table:table-cell>
          <table:table-cell office:value-type="float" office:value="765316" calcext:value-type="float">
            <text:p>765316</text:p>
          </table:table-cell>
          <table:table-cell office:value-type="float" office:value="41237" calcext:value-type="float">
            <text:p>41237</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03202" calcext:value-type="float">
            <text:p>103202</text:p>
          </table:table-cell>
          <table:table-cell office:value-type="float" office:value="0" calcext:value-type="float">
            <text:p>0</text:p>
          </table:table-cell>
          <table:table-cell office:value-type="float" office:value="720297" calcext:value-type="float">
            <text:p>720297</text:p>
          </table:table-cell>
          <table:table-cell office:value-type="float" office:value="34502" calcext:value-type="float">
            <text:p>34502</text:p>
          </table:table-cell>
          <table:table-cell office:value-type="string" calcext:value-type="string">
            <text:p>[[@221261]] <text:s/>you can get homestays through Oyo or MakeMyTrip as cheap as 5-700.</text:p>
          </table:table-cell>
          <table:table-cell/>
        </table:table-row>
        <table:table-row table:style-name="ro1">
          <table:table-cell office:value-type="float" office:value="132656" calcext:value-type="float">
            <text:p>132656</text:p>
          </table:table-cell>
          <table:table-cell office:value-type="float" office:value="0" calcext:value-type="float">
            <text:p>0</text:p>
          </table:table-cell>
          <table:table-cell office:value-type="float" office:value="844229" calcext:value-type="float">
            <text:p>844229</text:p>
          </table:table-cell>
          <table:table-cell office:value-type="float" office:value="78764" calcext:value-type="float">
            <text:p>78764</text:p>
          </table:table-cell>
          <table:table-cell office:value-type="string" calcext:value-type="string">
            <text:p>Your title is my new catchphrase!</text:p>
          </table:table-cell>
          <table:table-cell/>
        </table:table-row>
        <table:table-row table:style-name="ro4">
          <table:table-cell office:value-type="float" office:value="247876" calcext:value-type="float">
            <text:p>247876</text:p>
          </table:table-cell>
          <table:table-cell office:value-type="float" office:value="0" calcext:value-type="float">
            <text:p>0</text:p>
          </table:table-cell>
          <table:table-cell office:value-type="float" office:value="1236748" calcext:value-type="float">
            <text:p>1236748</text:p>
          </table:table-cell>
          <table:table-cell office:value-type="float" office:value="373848" calcext:value-type="float">
            <text:p>373848</text:p>
          </table:table-cell>
          <table:table-cell office:value-type="string" calcext:value-type="string">
            <text:p>[[@79709]] ..hey jay..thanQ... posted today itself... a Royal Home of Our King..heartbeat of entire Hindus of India.. "Chatrapati Shivaji Maharaj"</text:p>
            <text:p>Location : Raigad Fort (Capital of Swarajya)</text:p>
            <text:p>Ocassion : 354th Coronation Ceremony of Maharaj</text:p>
          </table:table-cell>
          <table:table-cell/>
        </table:table-row>
        <table:table-row table:style-name="ro1">
          <table:table-cell office:value-type="float" office:value="339635" calcext:value-type="float">
            <text:p>339635</text:p>
          </table:table-cell>
          <table:table-cell office:value-type="float" office:value="0" calcext:value-type="float">
            <text:p>0</text:p>
          </table:table-cell>
          <table:table-cell office:value-type="float" office:value="1812754" calcext:value-type="float">
            <text:p>1812754</text:p>
          </table:table-cell>
          <table:table-cell office:value-type="float" office:value="83201" calcext:value-type="float">
            <text:p>83201</text:p>
          </table:table-cell>
          <table:table-cell office:value-type="string" calcext:value-type="string">
            <text:p>The photos are just so cool, what camera do you use?</text:p>
          </table:table-cell>
          <table:table-cell/>
        </table:table-row>
        <table:table-row table:style-name="ro1">
          <table:table-cell office:value-type="float" office:value="345793" calcext:value-type="float">
            <text:p>345793</text:p>
          </table:table-cell>
          <table:table-cell office:value-type="float" office:value="0" calcext:value-type="float">
            <text:p>0</text:p>
          </table:table-cell>
          <table:table-cell office:value-type="float" office:value="1794093" calcext:value-type="float">
            <text:p>1794093</text:p>
          </table:table-cell>
          <table:table-cell office:value-type="float" office:value="333592" calcext:value-type="float">
            <text:p>333592</text:p>
          </table:table-cell>
          <table:table-cell office:value-type="string" calcext:value-type="string">
            <text:p>[[@568677]] ?</text:p>
          </table:table-cell>
          <table:table-cell/>
        </table:table-row>
        <table:table-row table:style-name="ro1">
          <table:table-cell office:value-type="float" office:value="368705" calcext:value-type="float">
            <text:p>368705</text:p>
          </table:table-cell>
          <table:table-cell office:value-type="float" office:value="0" calcext:value-type="float">
            <text:p>0</text:p>
          </table:table-cell>
          <table:table-cell office:value-type="float" office:value="2170032" calcext:value-type="float">
            <text:p>2170032</text:p>
          </table:table-cell>
          <table:table-cell office:value-type="float" office:value="77483" calcext:value-type="float">
            <text:p>77483</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427381" calcext:value-type="float">
            <text:p>427381</text:p>
          </table:table-cell>
          <table:table-cell office:value-type="float" office:value="0" calcext:value-type="float">
            <text:p>0</text:p>
          </table:table-cell>
          <table:table-cell office:value-type="float" office:value="2285418" calcext:value-type="float">
            <text:p>2285418</text:p>
          </table:table-cell>
          <table:table-cell office:value-type="float" office:value="46089" calcext:value-type="float">
            <text:p>46089</text:p>
          </table:table-cell>
          <table:table-cell office:value-type="string" calcext:value-type="string">
            <text:p>did you read the shiva-trilogy</text:p>
          </table:table-cell>
          <table:table-cell/>
        </table:table-row>
        <table:table-row table:style-name="ro1">
          <table:table-cell office:value-type="float" office:value="31580" calcext:value-type="float">
            <text:p>31580</text:p>
          </table:table-cell>
          <table:table-cell office:value-type="float" office:value="0" calcext:value-type="float">
            <text:p>0</text:p>
          </table:table-cell>
          <table:table-cell office:value-type="float" office:value="613459" calcext:value-type="float">
            <text:p>613459</text:p>
          </table:table-cell>
          <table:table-cell office:value-type="float" office:value="85376" calcext:value-type="float">
            <text:p>85376</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57398" calcext:value-type="float">
            <text:p>157398</text:p>
          </table:table-cell>
          <table:table-cell office:value-type="float" office:value="0" calcext:value-type="float">
            <text:p>0</text:p>
          </table:table-cell>
          <table:table-cell office:value-type="float" office:value="908593" calcext:value-type="float">
            <text:p>908593</text:p>
          </table:table-cell>
          <table:table-cell office:value-type="float" office:value="85157" calcext:value-type="float">
            <text:p>85157</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62196" calcext:value-type="float">
            <text:p>162196</text:p>
          </table:table-cell>
          <table:table-cell office:value-type="float" office:value="0" calcext:value-type="float">
            <text:p>0</text:p>
          </table:table-cell>
          <table:table-cell office:value-type="float" office:value="869272" calcext:value-type="float">
            <text:p>869272</text:p>
          </table:table-cell>
          <table:table-cell office:value-type="float" office:value="260080" calcext:value-type="float">
            <text:p>260080</text:p>
          </table:table-cell>
          <table:table-cell office:value-type="string" calcext:value-type="string">
            <text:p>@o.layla.mumbai hi Layla, yes I have travelled cheap while backpacking in India. What do you want to know?</text:p>
          </table:table-cell>
          <table:table-cell/>
        </table:table-row>
        <table:table-row table:style-name="ro1">
          <table:table-cell office:value-type="float" office:value="219612" calcext:value-type="float">
            <text:p>219612</text:p>
          </table:table-cell>
          <table:table-cell office:value-type="float" office:value="0" calcext:value-type="float">
            <text:p>0</text:p>
          </table:table-cell>
          <table:table-cell office:value-type="float" office:value="1131104" calcext:value-type="float">
            <text:p>1131104</text:p>
          </table:table-cell>
          <table:table-cell office:value-type="float" office:value="84661" calcext:value-type="float">
            <text:p>84661</text:p>
          </table:table-cell>
          <table:table-cell office:value-type="string" calcext:value-type="string">
            <text:p>I would love to see your videos of this place!</text:p>
          </table:table-cell>
          <table:table-cell/>
        </table:table-row>
        <table:table-row table:style-name="ro1">
          <table:table-cell office:value-type="float" office:value="240056" calcext:value-type="float">
            <text:p>240056</text:p>
          </table:table-cell>
          <table:table-cell office:value-type="float" office:value="0" calcext:value-type="float">
            <text:p>0</text:p>
          </table:table-cell>
          <table:table-cell office:value-type="float" office:value="1198769" calcext:value-type="float">
            <text:p>1198769</text:p>
          </table:table-cell>
          <table:table-cell office:value-type="float" office:value="82383" calcext:value-type="float">
            <text:p>82383</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79908" calcext:value-type="float">
            <text:p>279908</text:p>
          </table:table-cell>
          <table:table-cell office:value-type="float" office:value="0" calcext:value-type="float">
            <text:p>0</text:p>
          </table:table-cell>
          <table:table-cell office:value-type="float" office:value="1466845" calcext:value-type="float">
            <text:p>1466845</text:p>
          </table:table-cell>
          <table:table-cell office:value-type="float" office:value="19746" calcext:value-type="float">
            <text:p>19746</text:p>
          </table:table-cell>
          <table:table-cell office:value-type="string" calcext:value-type="string">
            <text:p>you have travelled so much, i'm waiting to hear more stories</text:p>
          </table:table-cell>
          <table:table-cell/>
        </table:table-row>
        <table:table-row table:style-name="ro1">
          <table:table-cell office:value-type="float" office:value="392036" calcext:value-type="float">
            <text:p>392036</text:p>
          </table:table-cell>
          <table:table-cell office:value-type="float" office:value="0" calcext:value-type="float">
            <text:p>0</text:p>
          </table:table-cell>
          <table:table-cell office:value-type="float" office:value="2276685" calcext:value-type="float">
            <text:p>2276685</text:p>
          </table:table-cell>
          <table:table-cell office:value-type="float" office:value="941134" calcext:value-type="float">
            <text:p>941134</text:p>
          </table:table-cell>
          <table:table-cell office:value-type="string" calcext:value-type="string">
            <text:p>Aswam</text:p>
          </table:table-cell>
          <table:table-cell/>
        </table:table-row>
        <table:table-row table:style-name="ro1">
          <table:table-cell office:value-type="float" office:value="409608" calcext:value-type="float">
            <text:p>409608</text:p>
          </table:table-cell>
          <table:table-cell office:value-type="float" office:value="0" calcext:value-type="float">
            <text:p>0</text:p>
          </table:table-cell>
          <table:table-cell office:value-type="float" office:value="2320123" calcext:value-type="float">
            <text:p>2320123</text:p>
          </table:table-cell>
          <table:table-cell office:value-type="float" office:value="461555" calcext:value-type="float">
            <text:p>461555</text:p>
          </table:table-cell>
          <table:table-cell office:value-type="string" calcext:value-type="string">
            <text:p>Nice</text:p>
          </table:table-cell>
          <table:table-cell/>
        </table:table-row>
        <table:table-row table:style-name="ro1">
          <table:table-cell office:value-type="float" office:value="433610" calcext:value-type="float">
            <text:p>433610</text:p>
          </table:table-cell>
          <table:table-cell office:value-type="float" office:value="0" calcext:value-type="float">
            <text:p>0</text:p>
          </table:table-cell>
          <table:table-cell office:value-type="float" office:value="52011" calcext:value-type="float">
            <text:p>52011</text:p>
          </table:table-cell>
          <table:table-cell office:value-type="float" office:value="14354" calcext:value-type="float">
            <text:p>14354</text:p>
          </table:table-cell>
          <table:table-cell office:value-type="string" calcext:value-type="string">
            <text:p>amazing</text:p>
          </table:table-cell>
          <table:table-cell/>
        </table:table-row>
        <table:table-row table:style-name="ro1">
          <table:table-cell office:value-type="float" office:value="12636" calcext:value-type="float">
            <text:p>12636</text:p>
          </table:table-cell>
          <table:table-cell office:value-type="float" office:value="0" calcext:value-type="float">
            <text:p>0</text:p>
          </table:table-cell>
          <table:table-cell office:value-type="float" office:value="434775" calcext:value-type="float">
            <text:p>434775</text:p>
          </table:table-cell>
          <table:table-cell office:value-type="float" office:value="114388" calcext:value-type="float">
            <text:p>114388</text:p>
          </table:table-cell>
          <table:table-cell office:value-type="string" calcext:value-type="string">
            <text:p>Awesome... <text:s/>Its beautiful.. cheak out my post plz , thanks ( be like #nature )</text:p>
          </table:table-cell>
          <table:table-cell/>
        </table:table-row>
        <table:table-row table:style-name="ro1">
          <table:table-cell office:value-type="float" office:value="20873" calcext:value-type="float">
            <text:p>20873</text:p>
          </table:table-cell>
          <table:table-cell office:value-type="float" office:value="0" calcext:value-type="float">
            <text:p>0</text:p>
          </table:table-cell>
          <table:table-cell office:value-type="float" office:value="587411" calcext:value-type="float">
            <text:p>587411</text:p>
          </table:table-cell>
          <table:table-cell office:value-type="float" office:value="43235" calcext:value-type="float">
            <text:p>43235</text:p>
          </table:table-cell>
          <table:table-cell office:value-type="string" calcext:value-type="string">
            <text:p>Your stories are truely travel goals, how do you plan them?</text:p>
          </table:table-cell>
          <table:table-cell/>
        </table:table-row>
        <table:table-row table:style-name="ro1">
          <table:table-cell office:value-type="float" office:value="124995" calcext:value-type="float">
            <text:p>124995</text:p>
          </table:table-cell>
          <table:table-cell office:value-type="float" office:value="0" calcext:value-type="float">
            <text:p>0</text:p>
          </table:table-cell>
          <table:table-cell office:value-type="float" office:value="828359" calcext:value-type="float">
            <text:p>828359</text:p>
          </table:table-cell>
          <table:table-cell office:value-type="float" office:value="45014" calcext:value-type="float">
            <text:p>45014</text:p>
          </table:table-cell>
          <table:table-cell office:value-type="string" calcext:value-type="string">
            <text:p>? Gorgeous Trail! ❤️</text:p>
          </table:table-cell>
          <table:table-cell/>
        </table:table-row>
        <table:table-row table:style-name="ro1">
          <table:table-cell office:value-type="float" office:value="251151" calcext:value-type="float">
            <text:p>251151</text:p>
          </table:table-cell>
          <table:table-cell office:value-type="float" office:value="0" calcext:value-type="float">
            <text:p>0</text:p>
          </table:table-cell>
          <table:table-cell office:value-type="float" office:value="1272349" calcext:value-type="float">
            <text:p>1272349</text:p>
          </table:table-cell>
          <table:table-cell office:value-type="float" office:value="83132" calcext:value-type="float">
            <text:p>83132</text:p>
          </table:table-cell>
          <table:table-cell office:value-type="string" calcext:value-type="string">
            <text:p>i love your work and i use it to plan my trips :)</text:p>
          </table:table-cell>
          <table:table-cell/>
        </table:table-row>
        <table:table-row table:style-name="ro1">
          <table:table-cell office:value-type="float" office:value="264356" calcext:value-type="float">
            <text:p>264356</text:p>
          </table:table-cell>
          <table:table-cell office:value-type="float" office:value="852121" calcext:value-type="float">
            <text:p>852121</text:p>
          </table:table-cell>
          <table:table-cell office:value-type="float" office:value="0" calcext:value-type="float">
            <text:p>0</text:p>
          </table:table-cell>
          <table:table-cell office:value-type="float" office:value="422984" calcext:value-type="float">
            <text:p>422984</text:p>
          </table:table-cell>
          <table:table-cell office:value-type="string" calcext:value-type="string">
            <text:p>Awesome</text:p>
          </table:table-cell>
          <table:table-cell/>
        </table:table-row>
        <table:table-row table:style-name="ro1">
          <table:table-cell office:value-type="float" office:value="272527" calcext:value-type="float">
            <text:p>272527</text:p>
          </table:table-cell>
          <table:table-cell office:value-type="float" office:value="0" calcext:value-type="float">
            <text:p>0</text:p>
          </table:table-cell>
          <table:table-cell office:value-type="float" office:value="1423170" calcext:value-type="float">
            <text:p>1423170</text:p>
          </table:table-cell>
          <table:table-cell office:value-type="float" office:value="87540" calcext:value-type="float">
            <text:p>87540</text:p>
          </table:table-cell>
          <table:table-cell office:value-type="string" calcext:value-type="string">
            <text:p>Super se bhi uper!</text:p>
          </table:table-cell>
          <table:table-cell/>
        </table:table-row>
        <table:table-row table:style-name="ro1">
          <table:table-cell office:value-type="float" office:value="332399" calcext:value-type="float">
            <text:p>332399</text:p>
          </table:table-cell>
          <table:table-cell office:value-type="float" office:value="0" calcext:value-type="float">
            <text:p>0</text:p>
          </table:table-cell>
          <table:table-cell office:value-type="float" office:value="1775807" calcext:value-type="float">
            <text:p>1775807</text:p>
          </table:table-cell>
          <table:table-cell office:value-type="float" office:value="41177" calcext:value-type="float">
            <text:p>41177</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05388" calcext:value-type="float">
            <text:p>205388</text:p>
          </table:table-cell>
          <table:table-cell office:value-type="float" office:value="0" calcext:value-type="float">
            <text:p>0</text:p>
          </table:table-cell>
          <table:table-cell office:value-type="float" office:value="1059783" calcext:value-type="float">
            <text:p>1059783</text:p>
          </table:table-cell>
          <table:table-cell office:value-type="float" office:value="300284" calcext:value-type="float">
            <text:p>300284</text:p>
          </table:table-cell>
          <table:table-cell office:value-type="string" calcext:value-type="string">
            <text:p>[[@260723]] Thank you ?</text:p>
          </table:table-cell>
          <table:table-cell/>
        </table:table-row>
        <table:table-row table:style-name="ro1">
          <table:table-cell office:value-type="float" office:value="278452" calcext:value-type="float">
            <text:p>278452</text:p>
          </table:table-cell>
          <table:table-cell office:value-type="float" office:value="0" calcext:value-type="float">
            <text:p>0</text:p>
          </table:table-cell>
          <table:table-cell office:value-type="float" office:value="1459019" calcext:value-type="float">
            <text:p>1459019</text:p>
          </table:table-cell>
          <table:table-cell office:value-type="float" office:value="77784" calcext:value-type="float">
            <text:p>7778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24992" calcext:value-type="float">
            <text:p>324992</text:p>
          </table:table-cell>
          <table:table-cell office:value-type="float" office:value="0" calcext:value-type="float">
            <text:p>0</text:p>
          </table:table-cell>
          <table:table-cell office:value-type="float" office:value="1324660" calcext:value-type="float">
            <text:p>1324660</text:p>
          </table:table-cell>
          <table:table-cell office:value-type="float" office:value="48457" calcext:value-type="float">
            <text:p>48457</text:p>
          </table:table-cell>
          <table:table-cell office:value-type="string" calcext:value-type="string">
            <text:p>This trail has the best image of all times!</text:p>
          </table:table-cell>
          <table:table-cell/>
        </table:table-row>
        <table:table-row table:style-name="ro1">
          <table:table-cell office:value-type="float" office:value="364497" calcext:value-type="float">
            <text:p>364497</text:p>
          </table:table-cell>
          <table:table-cell office:value-type="float" office:value="0" calcext:value-type="float">
            <text:p>0</text:p>
          </table:table-cell>
          <table:table-cell office:value-type="float" office:value="2107908" calcext:value-type="float">
            <text:p>2107908</text:p>
          </table:table-cell>
          <table:table-cell office:value-type="float" office:value="43591" calcext:value-type="float">
            <text:p>43591</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82844" calcext:value-type="float">
            <text:p>382844</text:p>
          </table:table-cell>
          <table:table-cell office:value-type="float" office:value="0" calcext:value-type="float">
            <text:p>0</text:p>
          </table:table-cell>
          <table:table-cell office:value-type="float" office:value="2257319" calcext:value-type="float">
            <text:p>2257319</text:p>
          </table:table-cell>
          <table:table-cell office:value-type="float" office:value="202585" calcext:value-type="float">
            <text:p>202585</text:p>
          </table:table-cell>
          <table:table-cell office:value-type="string" calcext:value-type="string">
            <text:p>[[@1]]</text:p>
          </table:table-cell>
          <table:table-cell/>
        </table:table-row>
        <table:table-row table:style-name="ro1">
          <table:table-cell office:value-type="float" office:value="404572" calcext:value-type="float">
            <text:p>404572</text:p>
          </table:table-cell>
          <table:table-cell office:value-type="float" office:value="0" calcext:value-type="float">
            <text:p>0</text:p>
          </table:table-cell>
          <table:table-cell office:value-type="float" office:value="2289198" calcext:value-type="float">
            <text:p>2289198</text:p>
          </table:table-cell>
          <table:table-cell office:value-type="float" office:value="5225" calcext:value-type="float">
            <text:p>5225</text:p>
          </table:table-cell>
          <table:table-cell office:value-type="string" calcext:value-type="string">
            <text:p>Yummy in my tummy</text:p>
          </table:table-cell>
          <table:table-cell/>
        </table:table-row>
        <table:table-row table:style-name="ro1">
          <table:table-cell office:value-type="float" office:value="5702" calcext:value-type="float">
            <text:p>5702</text:p>
          </table:table-cell>
          <table:table-cell office:value-type="float" office:value="0" calcext:value-type="float">
            <text:p>0</text:p>
          </table:table-cell>
          <table:table-cell office:value-type="float" office:value="139624" calcext:value-type="float">
            <text:p>139624</text:p>
          </table:table-cell>
          <table:table-cell office:value-type="float" office:value="33424" calcext:value-type="float">
            <text:p>33424</text:p>
          </table:table-cell>
          <table:table-cell office:value-type="string" calcext:value-type="string">
            <text:p>Good place near Hassan for Photography. One day Tourist spot from Bengaluru</text:p>
          </table:table-cell>
          <table:table-cell/>
        </table:table-row>
        <table:table-row table:style-name="ro1">
          <table:table-cell office:value-type="float" office:value="22837" calcext:value-type="float">
            <text:p>22837</text:p>
          </table:table-cell>
          <table:table-cell office:value-type="float" office:value="0" calcext:value-type="float">
            <text:p>0</text:p>
          </table:table-cell>
          <table:table-cell office:value-type="float" office:value="590751" calcext:value-type="float">
            <text:p>590751</text:p>
          </table:table-cell>
          <table:table-cell office:value-type="float" office:value="82295" calcext:value-type="float">
            <text:p>82295</text:p>
          </table:table-cell>
          <table:table-cell office:value-type="string" calcext:value-type="string">
            <text:p>Sahi banaya he !!</text:p>
          </table:table-cell>
          <table:table-cell/>
        </table:table-row>
        <table:table-row table:style-name="ro1">
          <table:table-cell office:value-type="float" office:value="72600" calcext:value-type="float">
            <text:p>72600</text:p>
          </table:table-cell>
          <table:table-cell office:value-type="float" office:value="0" calcext:value-type="float">
            <text:p>0</text:p>
          </table:table-cell>
          <table:table-cell office:value-type="float" office:value="712352" calcext:value-type="float">
            <text:p>712352</text:p>
          </table:table-cell>
          <table:table-cell office:value-type="float" office:value="212139" calcext:value-type="float">
            <text:p>212139</text:p>
          </table:table-cell>
          <table:table-cell office:value-type="string" calcext:value-type="string">
            <text:p>[[@78308]] sure sis do check on this profile when you find time ❤️</text:p>
          </table:table-cell>
          <table:table-cell/>
        </table:table-row>
        <table:table-row table:style-name="ro1">
          <table:table-cell office:value-type="float" office:value="155644" calcext:value-type="float">
            <text:p>155644</text:p>
          </table:table-cell>
          <table:table-cell office:value-type="float" office:value="0" calcext:value-type="float">
            <text:p>0</text:p>
          </table:table-cell>
          <table:table-cell office:value-type="float" office:value="906094" calcext:value-type="float">
            <text:p>906094</text:p>
          </table:table-cell>
          <table:table-cell office:value-type="float" office:value="76333" calcext:value-type="float">
            <text:p>76333</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70749" calcext:value-type="float">
            <text:p>170749</text:p>
          </table:table-cell>
          <table:table-cell office:value-type="float" office:value="0" calcext:value-type="float">
            <text:p>0</text:p>
          </table:table-cell>
          <table:table-cell office:value-type="float" office:value="946749" calcext:value-type="float">
            <text:p>946749</text:p>
          </table:table-cell>
          <table:table-cell office:value-type="float" office:value="135793" calcext:value-type="float">
            <text:p>13579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225549" calcext:value-type="float">
            <text:p>225549</text:p>
          </table:table-cell>
          <table:table-cell office:value-type="float" office:value="0" calcext:value-type="float">
            <text:p>0</text:p>
          </table:table-cell>
          <table:table-cell office:value-type="float" office:value="1162895" calcext:value-type="float">
            <text:p>1162895</text:p>
          </table:table-cell>
          <table:table-cell office:value-type="float" office:value="41352" calcext:value-type="float">
            <text:p>41352</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81042" calcext:value-type="float">
            <text:p>281042</text:p>
          </table:table-cell>
          <table:table-cell office:value-type="float" office:value="0" calcext:value-type="float">
            <text:p>0</text:p>
          </table:table-cell>
          <table:table-cell office:value-type="float" office:value="1475165" calcext:value-type="float">
            <text:p>1475165</text:p>
          </table:table-cell>
          <table:table-cell office:value-type="float" office:value="79306" calcext:value-type="float">
            <text:p>7930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47194" calcext:value-type="float">
            <text:p>347194</text:p>
          </table:table-cell>
          <table:table-cell office:value-type="float" office:value="0" calcext:value-type="float">
            <text:p>0</text:p>
          </table:table-cell>
          <table:table-cell office:value-type="float" office:value="1864763" calcext:value-type="float">
            <text:p>1864763</text:p>
          </table:table-cell>
          <table:table-cell office:value-type="float" office:value="77024" calcext:value-type="float">
            <text:p>77024</text:p>
          </table:table-cell>
          <table:table-cell office:value-type="string" calcext:value-type="string">
            <text:p>I wish to visit here so much! :D</text:p>
          </table:table-cell>
          <table:table-cell/>
        </table:table-row>
        <table:table-row table:style-name="ro1">
          <table:table-cell office:value-type="float" office:value="405646" calcext:value-type="float">
            <text:p>405646</text:p>
          </table:table-cell>
          <table:table-cell office:value-type="float" office:value="0" calcext:value-type="float">
            <text:p>0</text:p>
          </table:table-cell>
          <table:table-cell office:value-type="float" office:value="2260711" calcext:value-type="float">
            <text:p>2260711</text:p>
          </table:table-cell>
          <table:table-cell office:value-type="float" office:value="1100601" calcext:value-type="float">
            <text:p>1100601</text:p>
          </table:table-cell>
          <table:table-cell office:value-type="string" calcext:value-type="string">
            <text:p>Nice</text:p>
          </table:table-cell>
          <table:table-cell/>
        </table:table-row>
        <table:table-row table:style-name="ro1">
          <table:table-cell office:value-type="float" office:value="415794" calcext:value-type="float">
            <text:p>415794</text:p>
          </table:table-cell>
          <table:table-cell office:value-type="float" office:value="0" calcext:value-type="float">
            <text:p>0</text:p>
          </table:table-cell>
          <table:table-cell office:value-type="float" office:value="2332266" calcext:value-type="float">
            <text:p>2332266</text:p>
          </table:table-cell>
          <table:table-cell office:value-type="float" office:value="1417540" calcext:value-type="float">
            <text:p>1417540</text:p>
          </table:table-cell>
          <table:table-cell office:value-type="string" calcext:value-type="string">
            <text:p>Hi</text:p>
          </table:table-cell>
          <table:table-cell/>
        </table:table-row>
        <table:table-row table:style-name="ro1">
          <table:table-cell office:value-type="float" office:value="434015" calcext:value-type="float">
            <text:p>434015</text:p>
          </table:table-cell>
          <table:table-cell office:value-type="float" office:value="0" calcext:value-type="float">
            <text:p>0</text:p>
          </table:table-cell>
          <table:table-cell office:value-type="float" office:value="2355627" calcext:value-type="float">
            <text:p>2355627</text:p>
          </table:table-cell>
          <table:table-cell office:value-type="float" office:value="1486845" calcext:value-type="float">
            <text:p>1486845</text:p>
          </table:table-cell>
          <table:table-cell office:value-type="string" calcext:value-type="string">
            <text:p>Nice</text:p>
          </table:table-cell>
          <table:table-cell/>
        </table:table-row>
        <table:table-row table:style-name="ro1">
          <table:table-cell office:value-type="float" office:value="26125" calcext:value-type="float">
            <text:p>26125</text:p>
          </table:table-cell>
          <table:table-cell office:value-type="float" office:value="0" calcext:value-type="float">
            <text:p>0</text:p>
          </table:table-cell>
          <table:table-cell office:value-type="float" office:value="601338" calcext:value-type="float">
            <text:p>601338</text:p>
          </table:table-cell>
          <table:table-cell office:value-type="float" office:value="81335" calcext:value-type="float">
            <text:p>81335</text:p>
          </table:table-cell>
          <table:table-cell office:value-type="string" calcext:value-type="string">
            <text:p>Awesome! I too am heading there next week</text:p>
          </table:table-cell>
          <table:table-cell/>
        </table:table-row>
        <table:table-row table:style-name="ro1">
          <table:table-cell office:value-type="float" office:value="50080" calcext:value-type="float">
            <text:p>50080</text:p>
          </table:table-cell>
          <table:table-cell office:value-type="float" office:value="0" calcext:value-type="float">
            <text:p>0</text:p>
          </table:table-cell>
          <table:table-cell office:value-type="float" office:value="655871" calcext:value-type="float">
            <text:p>655871</text:p>
          </table:table-cell>
          <table:table-cell office:value-type="float" office:value="45554" calcext:value-type="float">
            <text:p>45554</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51312" calcext:value-type="float">
            <text:p>51312</text:p>
          </table:table-cell>
          <table:table-cell office:value-type="float" office:value="0" calcext:value-type="float">
            <text:p>0</text:p>
          </table:table-cell>
          <table:table-cell office:value-type="float" office:value="660252" calcext:value-type="float">
            <text:p>660252</text:p>
          </table:table-cell>
          <table:table-cell office:value-type="float" office:value="87255" calcext:value-type="float">
            <text:p>87255</text:p>
          </table:table-cell>
          <table:table-cell office:value-type="string" calcext:value-type="string">
            <text:p>i love your trails,Where to next? </text:p>
          </table:table-cell>
          <table:table-cell/>
        </table:table-row>
        <table:table-row table:style-name="ro1">
          <table:table-cell office:value-type="float" office:value="68405" calcext:value-type="float">
            <text:p>68405</text:p>
          </table:table-cell>
          <table:table-cell office:value-type="float" office:value="0" calcext:value-type="float">
            <text:p>0</text:p>
          </table:table-cell>
          <table:table-cell office:value-type="float" office:value="700746" calcext:value-type="float">
            <text:p>700746</text:p>
          </table:table-cell>
          <table:table-cell office:value-type="float" office:value="81181" calcext:value-type="float">
            <text:p>81181</text:p>
          </table:table-cell>
          <table:table-cell office:value-type="string" calcext:value-type="string">
            <text:p>Wow! Thats amazing that you covered so much in so less budget!</text:p>
          </table:table-cell>
          <table:table-cell/>
        </table:table-row>
        <table:table-row table:style-name="ro1">
          <table:table-cell office:value-type="float" office:value="132914" calcext:value-type="float">
            <text:p>132914</text:p>
          </table:table-cell>
          <table:table-cell office:value-type="float" office:value="0" calcext:value-type="float">
            <text:p>0</text:p>
          </table:table-cell>
          <table:table-cell office:value-type="float" office:value="845457" calcext:value-type="float">
            <text:p>845457</text:p>
          </table:table-cell>
          <table:table-cell office:value-type="float" office:value="82630" calcext:value-type="float">
            <text:p>8263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153284" calcext:value-type="float">
            <text:p>153284</text:p>
          </table:table-cell>
          <table:table-cell office:value-type="float" office:value="0" calcext:value-type="float">
            <text:p>0</text:p>
          </table:table-cell>
          <table:table-cell office:value-type="float" office:value="900686" calcext:value-type="float">
            <text:p>900686</text:p>
          </table:table-cell>
          <table:table-cell office:value-type="float" office:value="79895" calcext:value-type="float">
            <text:p>79895</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73656" calcext:value-type="float">
            <text:p>173656</text:p>
          </table:table-cell>
          <table:table-cell office:value-type="float" office:value="0" calcext:value-type="float">
            <text:p>0</text:p>
          </table:table-cell>
          <table:table-cell office:value-type="float" office:value="938226" calcext:value-type="float">
            <text:p>938226</text:p>
          </table:table-cell>
          <table:table-cell office:value-type="float" office:value="78772" calcext:value-type="float">
            <text:p>78772</text:p>
          </table:table-cell>
          <table:table-cell office:value-type="string" calcext:value-type="string">
            <text:p>This is the place I wanted to go! ?</text:p>
          </table:table-cell>
          <table:table-cell/>
        </table:table-row>
        <table:table-row table:style-name="ro1">
          <table:table-cell office:value-type="float" office:value="178183" calcext:value-type="float">
            <text:p>178183</text:p>
          </table:table-cell>
          <table:table-cell office:value-type="float" office:value="0" calcext:value-type="float">
            <text:p>0</text:p>
          </table:table-cell>
          <table:table-cell office:value-type="float" office:value="971120" calcext:value-type="float">
            <text:p>971120</text:p>
          </table:table-cell>
          <table:table-cell office:value-type="float" office:value="82213" calcext:value-type="float">
            <text:p>82213</text:p>
          </table:table-cell>
          <table:table-cell office:value-type="string" calcext:value-type="string">
            <text:p>Really cool pictures!!! Any more on the way?</text:p>
          </table:table-cell>
          <table:table-cell/>
        </table:table-row>
        <table:table-row table:style-name="ro1">
          <table:table-cell office:value-type="float" office:value="373170" calcext:value-type="float">
            <text:p>373170</text:p>
          </table:table-cell>
          <table:table-cell office:value-type="float" office:value="0" calcext:value-type="float">
            <text:p>0</text:p>
          </table:table-cell>
          <table:table-cell office:value-type="float" office:value="2217364" calcext:value-type="float">
            <text:p>2217364</text:p>
          </table:table-cell>
          <table:table-cell office:value-type="float" office:value="548763" calcext:value-type="float">
            <text:p>548763</text:p>
          </table:table-cell>
          <table:table-cell office:value-type="string" calcext:value-type="string">
            <text:p>I will add this in my bucket list</text:p>
          </table:table-cell>
          <table:table-cell/>
        </table:table-row>
        <table:table-row table:style-name="ro1">
          <table:table-cell office:value-type="float" office:value="385421" calcext:value-type="float">
            <text:p>385421</text:p>
          </table:table-cell>
          <table:table-cell office:value-type="float" office:value="0" calcext:value-type="float">
            <text:p>0</text:p>
          </table:table-cell>
          <table:table-cell office:value-type="float" office:value="1710186" calcext:value-type="float">
            <text:p>1710186</text:p>
          </table:table-cell>
          <table:table-cell office:value-type="float" office:value="886745" calcext:value-type="float">
            <text:p>886745</text:p>
          </table:table-cell>
          <table:table-cell office:value-type="string" calcext:value-type="string">
            <text:p>So so so beautiful ❤️</text:p>
          </table:table-cell>
          <table:table-cell/>
        </table:table-row>
        <table:table-row table:style-name="ro1">
          <table:table-cell office:value-type="float" office:value="388128" calcext:value-type="float">
            <text:p>388128</text:p>
          </table:table-cell>
          <table:table-cell office:value-type="float" office:value="0" calcext:value-type="float">
            <text:p>0</text:p>
          </table:table-cell>
          <table:table-cell office:value-type="float" office:value="2275494" calcext:value-type="float">
            <text:p>2275494</text:p>
          </table:table-cell>
          <table:table-cell office:value-type="float" office:value="908940" calcext:value-type="float">
            <text:p>908940</text:p>
          </table:table-cell>
          <table:table-cell office:value-type="string" calcext:value-type="string">
            <text:p>No problem guys! Ehab look up the weather before you visit mountains</text:p>
          </table:table-cell>
          <table:table-cell/>
        </table:table-row>
        <table:table-row table:style-name="ro1">
          <table:table-cell office:value-type="float" office:value="420133" calcext:value-type="float">
            <text:p>420133</text:p>
          </table:table-cell>
          <table:table-cell office:value-type="float" office:value="0" calcext:value-type="float">
            <text:p>0</text:p>
          </table:table-cell>
          <table:table-cell office:value-type="float" office:value="2327212" calcext:value-type="float">
            <text:p>2327212</text:p>
          </table:table-cell>
          <table:table-cell office:value-type="float" office:value="21697" calcext:value-type="float">
            <text:p>21697</text:p>
          </table:table-cell>
          <table:table-cell office:value-type="string" calcext:value-type="string">
            <text:p>I love eating </text:p>
          </table:table-cell>
          <table:table-cell/>
        </table:table-row>
        <table:table-row table:style-name="ro1">
          <table:table-cell office:value-type="float" office:value="94509" calcext:value-type="float">
            <text:p>94509</text:p>
          </table:table-cell>
          <table:table-cell office:value-type="float" office:value="0" calcext:value-type="float">
            <text:p>0</text:p>
          </table:table-cell>
          <table:table-cell office:value-type="float" office:value="762417" calcext:value-type="float">
            <text:p>762417</text:p>
          </table:table-cell>
          <table:table-cell office:value-type="float" office:value="84743" calcext:value-type="float">
            <text:p>84743</text:p>
          </table:table-cell>
          <table:table-cell office:value-type="string" calcext:value-type="string">
            <text:p>amazing stories! when can i read your next adventure?</text:p>
          </table:table-cell>
          <table:table-cell/>
        </table:table-row>
        <table:table-row table:style-name="ro1">
          <table:table-cell office:value-type="float" office:value="172750" calcext:value-type="float">
            <text:p>172750</text:p>
          </table:table-cell>
          <table:table-cell office:value-type="float" office:value="0" calcext:value-type="float">
            <text:p>0</text:p>
          </table:table-cell>
          <table:table-cell office:value-type="float" office:value="281329" calcext:value-type="float">
            <text:p>281329</text:p>
          </table:table-cell>
          <table:table-cell office:value-type="float" office:value="83418" calcext:value-type="float">
            <text:p>83418</text:p>
          </table:table-cell>
          <table:table-cell office:value-type="string" calcext:value-type="string">
            <text:p>Subahnaalah!</text:p>
          </table:table-cell>
          <table:table-cell/>
        </table:table-row>
        <table:table-row table:style-name="ro2">
          <table:table-cell office:value-type="float" office:value="210690" calcext:value-type="float">
            <text:p>210690</text:p>
          </table:table-cell>
          <table:table-cell office:value-type="float" office:value="0" calcext:value-type="float">
            <text:p>0</text:p>
          </table:table-cell>
          <table:table-cell office:value-type="float" office:value="1070851" calcext:value-type="float">
            <text:p>1070851</text:p>
          </table:table-cell>
          <table:table-cell office:value-type="float" office:value="294491" calcext:value-type="float">
            <text:p>294491</text:p>
          </table:table-cell>
          <table:table-cell office:value-type="string" calcext:value-type="string">
            <text:p>[[@77348]] first of all you should choose either a camera or  good phone with features of slow motion shooting.</text:p>
            <text:p>That would be amazing.</text:p>
          </table:table-cell>
          <table:table-cell/>
        </table:table-row>
        <table:table-row table:style-name="ro1">
          <table:table-cell office:value-type="float" office:value="325658" calcext:value-type="float">
            <text:p>325658</text:p>
          </table:table-cell>
          <table:table-cell office:value-type="float" office:value="0" calcext:value-type="float">
            <text:p>0</text:p>
          </table:table-cell>
          <table:table-cell office:value-type="float" office:value="1741923" calcext:value-type="float">
            <text:p>1741923</text:p>
          </table:table-cell>
          <table:table-cell office:value-type="float" office:value="86836" calcext:value-type="float">
            <text:p>86836</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6376" calcext:value-type="float">
            <text:p>16376</text:p>
          </table:table-cell>
          <table:table-cell office:value-type="float" office:value="0" calcext:value-type="float">
            <text:p>0</text:p>
          </table:table-cell>
          <table:table-cell office:value-type="float" office:value="457307" calcext:value-type="float">
            <text:p>457307</text:p>
          </table:table-cell>
          <table:table-cell office:value-type="float" office:value="91224" calcext:value-type="float">
            <text:p>91224</text:p>
          </table:table-cell>
          <table:table-cell office:value-type="string" calcext:value-type="string">
            <text:p>What is the best time to visit this place??</text:p>
          </table:table-cell>
          <table:table-cell/>
        </table:table-row>
        <table:table-row table:style-name="ro1">
          <table:table-cell office:value-type="float" office:value="56732" calcext:value-type="float">
            <text:p>56732</text:p>
          </table:table-cell>
          <table:table-cell office:value-type="float" office:value="0" calcext:value-type="float">
            <text:p>0</text:p>
          </table:table-cell>
          <table:table-cell office:value-type="float" office:value="670650" calcext:value-type="float">
            <text:p>670650</text:p>
          </table:table-cell>
          <table:table-cell office:value-type="float" office:value="200327" calcext:value-type="float">
            <text:p>200327</text:p>
          </table:table-cell>
          <table:table-cell office:value-type="string" calcext:value-type="string">
            <text:p>I'll be on jebel shams this week gazing the stars and get some of the best shots</text:p>
          </table:table-cell>
          <table:table-cell/>
        </table:table-row>
        <table:table-row table:style-name="ro1">
          <table:table-cell office:value-type="float" office:value="109708" calcext:value-type="float">
            <text:p>109708</text:p>
          </table:table-cell>
          <table:table-cell office:value-type="float" office:value="347079" calcext:value-type="float">
            <text:p>347079</text:p>
          </table:table-cell>
          <table:table-cell office:value-type="float" office:value="0" calcext:value-type="float">
            <text:p>0</text:p>
          </table:table-cell>
          <table:table-cell office:value-type="float" office:value="138298" calcext:value-type="float">
            <text:p>138298</text:p>
          </table:table-cell>
          <table:table-cell office:value-type="string" calcext:value-type="string">
            <text:p>Nice pics.. Check out mine...</text:p>
          </table:table-cell>
          <table:table-cell/>
        </table:table-row>
        <table:table-row table:style-name="ro1">
          <table:table-cell office:value-type="float" office:value="198733" calcext:value-type="float">
            <text:p>198733</text:p>
          </table:table-cell>
          <table:table-cell office:value-type="float" office:value="0" calcext:value-type="float">
            <text:p>0</text:p>
          </table:table-cell>
          <table:table-cell office:value-type="float" office:value="1032425" calcext:value-type="float">
            <text:p>1032425</text:p>
          </table:table-cell>
          <table:table-cell office:value-type="float" office:value="40476" calcext:value-type="float">
            <text:p>40476</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49259" calcext:value-type="float">
            <text:p>249259</text:p>
          </table:table-cell>
          <table:table-cell office:value-type="float" office:value="0" calcext:value-type="float">
            <text:p>0</text:p>
          </table:table-cell>
          <table:table-cell office:value-type="float" office:value="1257585" calcext:value-type="float">
            <text:p>1257585</text:p>
          </table:table-cell>
          <table:table-cell office:value-type="float" office:value="83920" calcext:value-type="float">
            <text:p>83920</text:p>
          </table:table-cell>
          <table:table-cell office:value-type="string" calcext:value-type="string">
            <text:p>Kya edit he.. mastt ekdum.</text:p>
          </table:table-cell>
          <table:table-cell/>
        </table:table-row>
        <table:table-row table:style-name="ro1">
          <table:table-cell office:value-type="float" office:value="251054" calcext:value-type="float">
            <text:p>251054</text:p>
          </table:table-cell>
          <table:table-cell office:value-type="float" office:value="0" calcext:value-type="float">
            <text:p>0</text:p>
          </table:table-cell>
          <table:table-cell office:value-type="float" office:value="1278711" calcext:value-type="float">
            <text:p>1278711</text:p>
          </table:table-cell>
          <table:table-cell office:value-type="float" office:value="385270" calcext:value-type="float">
            <text:p>385270</text:p>
          </table:table-cell>
          <table:table-cell office:value-type="string" calcext:value-type="string">
            <text:p>thanx..</text:p>
          </table:table-cell>
          <table:table-cell/>
        </table:table-row>
        <table:table-row table:style-name="ro1">
          <table:table-cell office:value-type="float" office:value="260323" calcext:value-type="float">
            <text:p>260323</text:p>
          </table:table-cell>
          <table:table-cell office:value-type="float" office:value="0" calcext:value-type="float">
            <text:p>0</text:p>
          </table:table-cell>
          <table:table-cell office:value-type="float" office:value="1350827" calcext:value-type="float">
            <text:p>1350827</text:p>
          </table:table-cell>
          <table:table-cell office:value-type="float" office:value="83261" calcext:value-type="float">
            <text:p>83261</text:p>
          </table:table-cell>
          <table:table-cell office:value-type="string" calcext:value-type="string">
            <text:p>When's your next update?!</text:p>
          </table:table-cell>
          <table:table-cell/>
        </table:table-row>
        <table:table-row table:style-name="ro1">
          <table:table-cell office:value-type="float" office:value="266967" calcext:value-type="float">
            <text:p>266967</text:p>
          </table:table-cell>
          <table:table-cell office:value-type="float" office:value="0" calcext:value-type="float">
            <text:p>0</text:p>
          </table:table-cell>
          <table:table-cell office:value-type="float" office:value="1389321" calcext:value-type="float">
            <text:p>1389321</text:p>
          </table:table-cell>
          <table:table-cell office:value-type="float" office:value="426315" calcext:value-type="float">
            <text:p>426315</text:p>
          </table:table-cell>
          <table:table-cell office:value-type="string" calcext:value-type="string">
            <text:p>[[@79502]] <text:s/>Cool. Let me know!</text:p>
          </table:table-cell>
          <table:table-cell/>
        </table:table-row>
        <table:table-row table:style-name="ro1">
          <table:table-cell office:value-type="float" office:value="274174" calcext:value-type="float">
            <text:p>274174</text:p>
          </table:table-cell>
          <table:table-cell office:value-type="float" office:value="0" calcext:value-type="float">
            <text:p>0</text:p>
          </table:table-cell>
          <table:table-cell office:value-type="float" office:value="1432764" calcext:value-type="float">
            <text:p>1432764</text:p>
          </table:table-cell>
          <table:table-cell office:value-type="float" office:value="49029" calcext:value-type="float">
            <text:p>49029</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90105" calcext:value-type="float">
            <text:p>290105</text:p>
          </table:table-cell>
          <table:table-cell office:value-type="float" office:value="0" calcext:value-type="float">
            <text:p>0</text:p>
          </table:table-cell>
          <table:table-cell office:value-type="float" office:value="1532811" calcext:value-type="float">
            <text:p>1532811</text:p>
          </table:table-cell>
          <table:table-cell office:value-type="float" office:value="81246" calcext:value-type="float">
            <text:p>81246</text:p>
          </table:table-cell>
          <table:table-cell office:value-type="string" calcext:value-type="string">
            <text:p>The title was superb! The content was a little dreary!</text:p>
          </table:table-cell>
          <table:table-cell/>
        </table:table-row>
        <table:table-row table:style-name="ro1">
          <table:table-cell office:value-type="float" office:value="309453" calcext:value-type="float">
            <text:p>309453</text:p>
          </table:table-cell>
          <table:table-cell office:value-type="float" office:value="0" calcext:value-type="float">
            <text:p>0</text:p>
          </table:table-cell>
          <table:table-cell office:value-type="float" office:value="1638624" calcext:value-type="float">
            <text:p>1638624</text:p>
          </table:table-cell>
          <table:table-cell office:value-type="float" office:value="331450" calcext:value-type="float">
            <text:p>331450</text:p>
          </table:table-cell>
          <table:table-cell office:value-type="string" calcext:value-type="string">
            <text:p>Fell in love with ur smile</text:p>
          </table:table-cell>
          <table:table-cell/>
        </table:table-row>
        <table:table-row table:style-name="ro1">
          <table:table-cell office:value-type="float" office:value="327154" calcext:value-type="float">
            <text:p>327154</text:p>
          </table:table-cell>
          <table:table-cell office:value-type="float" office:value="0" calcext:value-type="float">
            <text:p>0</text:p>
          </table:table-cell>
          <table:table-cell office:value-type="float" office:value="1750310" calcext:value-type="float">
            <text:p>1750310</text:p>
          </table:table-cell>
          <table:table-cell office:value-type="float" office:value="78325" calcext:value-type="float">
            <text:p>78325</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53837" calcext:value-type="float">
            <text:p>353837</text:p>
          </table:table-cell>
          <table:table-cell office:value-type="float" office:value="0" calcext:value-type="float">
            <text:p>0</text:p>
          </table:table-cell>
          <table:table-cell office:value-type="float" office:value="1920394" calcext:value-type="float">
            <text:p>1920394</text:p>
          </table:table-cell>
          <table:table-cell office:value-type="float" office:value="79950" calcext:value-type="float">
            <text:p>79950</text:p>
          </table:table-cell>
          <table:table-cell office:value-type="string" calcext:value-type="string">
            <text:p>Kya edit he.. mastt ekdum.</text:p>
          </table:table-cell>
          <table:table-cell/>
        </table:table-row>
        <table:table-row table:style-name="ro1">
          <table:table-cell office:value-type="float" office:value="374191" calcext:value-type="float">
            <text:p>374191</text:p>
          </table:table-cell>
          <table:table-cell office:value-type="float" office:value="0" calcext:value-type="float">
            <text:p>0</text:p>
          </table:table-cell>
          <table:table-cell office:value-type="float" office:value="2224173" calcext:value-type="float">
            <text:p>2224173</text:p>
          </table:table-cell>
          <table:table-cell office:value-type="float" office:value="85206" calcext:value-type="float">
            <text:p>85206</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406197" calcext:value-type="float">
            <text:p>406197</text:p>
          </table:table-cell>
          <table:table-cell office:value-type="float" office:value="0" calcext:value-type="float">
            <text:p>0</text:p>
          </table:table-cell>
          <table:table-cell office:value-type="float" office:value="2312160" calcext:value-type="float">
            <text:p>2312160</text:p>
          </table:table-cell>
          <table:table-cell office:value-type="float" office:value="1089536" calcext:value-type="float">
            <text:p>1089536</text:p>
          </table:table-cell>
          <table:table-cell office:value-type="string" calcext:value-type="string">
            <text:p>Nice</text:p>
          </table:table-cell>
          <table:table-cell/>
        </table:table-row>
        <table:table-row table:style-name="ro2">
          <table:table-cell office:value-type="float" office:value="109024" calcext:value-type="float">
            <text:p>109024</text:p>
          </table:table-cell>
          <table:table-cell office:value-type="float" office:value="0" calcext:value-type="float">
            <text:p>0</text:p>
          </table:table-cell>
          <table:table-cell office:value-type="float" office:value="797653" calcext:value-type="float">
            <text:p>797653</text:p>
          </table:table-cell>
          <table:table-cell office:value-type="float" office:value="210660" calcext:value-type="float">
            <text:p>210660</text:p>
          </table:table-cell>
          <table:table-cell office:value-type="string" calcext:value-type="string">
            <text:p>@trails </text:p>
            <text:p>@tealovoer</text:p>
          </table:table-cell>
          <table:table-cell/>
        </table:table-row>
        <table:table-row table:style-name="ro1">
          <table:table-cell office:value-type="float" office:value="232444" calcext:value-type="float">
            <text:p>232444</text:p>
          </table:table-cell>
          <table:table-cell office:value-type="float" office:value="0" calcext:value-type="float">
            <text:p>0</text:p>
          </table:table-cell>
          <table:table-cell office:value-type="float" office:value="1180534" calcext:value-type="float">
            <text:p>1180534</text:p>
          </table:table-cell>
          <table:table-cell office:value-type="float" office:value="83347" calcext:value-type="float">
            <text:p>83347</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33321" calcext:value-type="float">
            <text:p>233321</text:p>
          </table:table-cell>
          <table:table-cell office:value-type="float" office:value="0" calcext:value-type="float">
            <text:p>0</text:p>
          </table:table-cell>
          <table:table-cell office:value-type="float" office:value="1179483" calcext:value-type="float">
            <text:p>1179483</text:p>
          </table:table-cell>
          <table:table-cell office:value-type="float" office:value="355921" calcext:value-type="float">
            <text:p>355921</text:p>
          </table:table-cell>
          <table:table-cell office:value-type="string" calcext:value-type="string">
            <text:p>[[@86763]] thank you for commenting</text:p>
          </table:table-cell>
          <table:table-cell/>
        </table:table-row>
        <table:table-row table:style-name="ro1">
          <table:table-cell office:value-type="float" office:value="282899" calcext:value-type="float">
            <text:p>282899</text:p>
          </table:table-cell>
          <table:table-cell office:value-type="float" office:value="0" calcext:value-type="float">
            <text:p>0</text:p>
          </table:table-cell>
          <table:table-cell office:value-type="float" office:value="1475500" calcext:value-type="float">
            <text:p>1475500</text:p>
          </table:table-cell>
          <table:table-cell office:value-type="float" office:value="78944" calcext:value-type="float">
            <text:p>78944</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96103" calcext:value-type="float">
            <text:p>296103</text:p>
          </table:table-cell>
          <table:table-cell office:value-type="float" office:value="0" calcext:value-type="float">
            <text:p>0</text:p>
          </table:table-cell>
          <table:table-cell office:value-type="float" office:value="1562544" calcext:value-type="float">
            <text:p>1562544</text:p>
          </table:table-cell>
          <table:table-cell office:value-type="float" office:value="481003" calcext:value-type="float">
            <text:p>481003</text:p>
          </table:table-cell>
          <table:table-cell office:value-type="string" calcext:value-type="string">
            <text:p>Which information do u wish to know??</text:p>
          </table:table-cell>
          <table:table-cell/>
        </table:table-row>
        <table:table-row table:style-name="ro1">
          <table:table-cell office:value-type="float" office:value="311192" calcext:value-type="float">
            <text:p>311192</text:p>
          </table:table-cell>
          <table:table-cell office:value-type="float" office:value="0" calcext:value-type="float">
            <text:p>0</text:p>
          </table:table-cell>
          <table:table-cell office:value-type="float" office:value="1606837" calcext:value-type="float">
            <text:p>1606837</text:p>
          </table:table-cell>
          <table:table-cell office:value-type="float" office:value="485248" calcext:value-type="float">
            <text:p>485248</text:p>
          </table:table-cell>
          <table:table-cell office:value-type="string" calcext:value-type="string">
            <text:p>[[@87982]] from my mobile onyl</text:p>
          </table:table-cell>
          <table:table-cell/>
        </table:table-row>
        <table:table-row table:style-name="ro1">
          <table:table-cell office:value-type="float" office:value="377438" calcext:value-type="float">
            <text:p>377438</text:p>
          </table:table-cell>
          <table:table-cell office:value-type="float" office:value="0" calcext:value-type="float">
            <text:p>0</text:p>
          </table:table-cell>
          <table:table-cell office:value-type="float" office:value="1819932" calcext:value-type="float">
            <text:p>1819932</text:p>
          </table:table-cell>
          <table:table-cell office:value-type="float" office:value="86770" calcext:value-type="float">
            <text:p>86770</text:p>
          </table:table-cell>
          <table:table-cell office:value-type="string" calcext:value-type="string">
            <text:p>Hey what time of the year is best to visit this place?</text:p>
          </table:table-cell>
          <table:table-cell/>
        </table:table-row>
        <table:table-row table:style-name="ro1">
          <table:table-cell office:value-type="float" office:value="416940" calcext:value-type="float">
            <text:p>416940</text:p>
          </table:table-cell>
          <table:table-cell office:value-type="float" office:value="0" calcext:value-type="float">
            <text:p>0</text:p>
          </table:table-cell>
          <table:table-cell office:value-type="float" office:value="2332272" calcext:value-type="float">
            <text:p>2332272</text:p>
          </table:table-cell>
          <table:table-cell office:value-type="float" office:value="327497" calcext:value-type="float">
            <text:p>327497</text:p>
          </table:table-cell>
          <table:table-cell office:value-type="string" calcext:value-type="string">
            <text:p>[[@7490]] buddy ?</text:p>
          </table:table-cell>
          <table:table-cell/>
        </table:table-row>
        <table:table-row table:style-name="ro1">
          <table:table-cell office:value-type="float" office:value="421091" calcext:value-type="float">
            <text:p>421091</text:p>
          </table:table-cell>
          <table:table-cell office:value-type="float" office:value="0" calcext:value-type="float">
            <text:p>0</text:p>
          </table:table-cell>
          <table:table-cell office:value-type="float" office:value="2345416" calcext:value-type="float">
            <text:p>2345416</text:p>
          </table:table-cell>
          <table:table-cell office:value-type="float" office:value="10659" calcext:value-type="float">
            <text:p>10659</text:p>
          </table:table-cell>
          <table:table-cell office:value-type="string" calcext:value-type="string">
            <text:p>what movie is this??</text:p>
          </table:table-cell>
          <table:table-cell/>
        </table:table-row>
        <table:table-row table:style-name="ro1">
          <table:table-cell office:value-type="float" office:value="445584" calcext:value-type="float">
            <text:p>445584</text:p>
          </table:table-cell>
          <table:table-cell office:value-type="float" office:value="0" calcext:value-type="float">
            <text:p>0</text:p>
          </table:table-cell>
          <table:table-cell office:value-type="float" office:value="2474425" calcext:value-type="float">
            <text:p>2474425</text:p>
          </table:table-cell>
          <table:table-cell office:value-type="float" office:value="1787382" calcext:value-type="float">
            <text:p>1787382</text:p>
          </table:table-cell>
          <table:table-cell office:value-type="string" calcext:value-type="string">
            <text:p>?</text:p>
          </table:table-cell>
          <table:table-cell/>
        </table:table-row>
        <table:table-row table:style-name="ro1">
          <table:table-cell office:value-type="float" office:value="7888" calcext:value-type="float">
            <text:p>7888</text:p>
          </table:table-cell>
          <table:table-cell office:value-type="float" office:value="0" calcext:value-type="float">
            <text:p>0</text:p>
          </table:table-cell>
          <table:table-cell office:value-type="float" office:value="232052" calcext:value-type="float">
            <text:p>232052</text:p>
          </table:table-cell>
          <table:table-cell office:value-type="float" office:value="50700" calcext:value-type="float">
            <text:p>50700</text:p>
          </table:table-cell>
          <table:table-cell office:value-type="string" calcext:value-type="string">
            <text:p>Lovely.....</text:p>
          </table:table-cell>
          <table:table-cell/>
        </table:table-row>
        <table:table-row table:style-name="ro1">
          <table:table-cell office:value-type="float" office:value="97378" calcext:value-type="float">
            <text:p>97378</text:p>
          </table:table-cell>
          <table:table-cell office:value-type="float" office:value="0" calcext:value-type="float">
            <text:p>0</text:p>
          </table:table-cell>
          <table:table-cell office:value-type="float" office:value="770098" calcext:value-type="float">
            <text:p>770098</text:p>
          </table:table-cell>
          <table:table-cell office:value-type="float" office:value="86454" calcext:value-type="float">
            <text:p>86454</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15220" calcext:value-type="float">
            <text:p>115220</text:p>
          </table:table-cell>
          <table:table-cell office:value-type="float" office:value="0" calcext:value-type="float">
            <text:p>0</text:p>
          </table:table-cell>
          <table:table-cell office:value-type="float" office:value="812046" calcext:value-type="float">
            <text:p>812046</text:p>
          </table:table-cell>
          <table:table-cell office:value-type="float" office:value="80578" calcext:value-type="float">
            <text:p>80578</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171737" calcext:value-type="float">
            <text:p>171737</text:p>
          </table:table-cell>
          <table:table-cell office:value-type="float" office:value="0" calcext:value-type="float">
            <text:p>0</text:p>
          </table:table-cell>
          <table:table-cell office:value-type="float" office:value="949183" calcext:value-type="float">
            <text:p>949183</text:p>
          </table:table-cell>
          <table:table-cell office:value-type="float" office:value="82438" calcext:value-type="float">
            <text:p>82438</text:p>
          </table:table-cell>
          <table:table-cell office:value-type="string" calcext:value-type="string">
            <text:p>Wow! that's such a cool title! but the images were so blurry!</text:p>
          </table:table-cell>
          <table:table-cell/>
        </table:table-row>
        <table:table-row table:style-name="ro1">
          <table:table-cell office:value-type="float" office:value="199011" calcext:value-type="float">
            <text:p>199011</text:p>
          </table:table-cell>
          <table:table-cell office:value-type="float" office:value="0" calcext:value-type="float">
            <text:p>0</text:p>
          </table:table-cell>
          <table:table-cell office:value-type="float" office:value="1032760" calcext:value-type="float">
            <text:p>1032760</text:p>
          </table:table-cell>
          <table:table-cell office:value-type="float" office:value="88351" calcext:value-type="float">
            <text:p>88351</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34288" calcext:value-type="float">
            <text:p>234288</text:p>
          </table:table-cell>
          <table:table-cell office:value-type="float" office:value="0" calcext:value-type="float">
            <text:p>0</text:p>
          </table:table-cell>
          <table:table-cell office:value-type="float" office:value="1187320" calcext:value-type="float">
            <text:p>1187320</text:p>
          </table:table-cell>
          <table:table-cell office:value-type="float" office:value="40545" calcext:value-type="float">
            <text:p>40545</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06017" calcext:value-type="float">
            <text:p>306017</text:p>
          </table:table-cell>
          <table:table-cell office:value-type="float" office:value="309973" calcext:value-type="float">
            <text:p>309973</text:p>
          </table:table-cell>
          <table:table-cell office:value-type="float" office:value="0" calcext:value-type="float">
            <text:p>0</text:p>
          </table:table-cell>
          <table:table-cell office:value-type="float" office:value="481940" calcext:value-type="float">
            <text:p>481940</text:p>
          </table:table-cell>
          <table:table-cell office:value-type="string" calcext:value-type="string">
            <text:p>[[@497712]] madhya Pradesh,near Jabalpur</text:p>
          </table:table-cell>
          <table:table-cell/>
        </table:table-row>
        <table:table-row table:style-name="ro1">
          <table:table-cell office:value-type="float" office:value="317174" calcext:value-type="float">
            <text:p>317174</text:p>
          </table:table-cell>
          <table:table-cell office:value-type="float" office:value="1274951" calcext:value-type="float">
            <text:p>1274951</text:p>
          </table:table-cell>
          <table:table-cell office:value-type="float" office:value="0" calcext:value-type="float">
            <text:p>0</text:p>
          </table:table-cell>
          <table:table-cell office:value-type="float" office:value="520460" calcext:value-type="float">
            <text:p>520460</text:p>
          </table:table-cell>
          <table:table-cell office:value-type="string" calcext:value-type="string">
            <text:p>Love to visit this place</text:p>
          </table:table-cell>
          <table:table-cell/>
        </table:table-row>
        <table:table-row table:style-name="ro1">
          <table:table-cell office:value-type="float" office:value="335370" calcext:value-type="float">
            <text:p>335370</text:p>
          </table:table-cell>
          <table:table-cell office:value-type="float" office:value="0" calcext:value-type="float">
            <text:p>0</text:p>
          </table:table-cell>
          <table:table-cell office:value-type="float" office:value="1789366" calcext:value-type="float">
            <text:p>1789366</text:p>
          </table:table-cell>
          <table:table-cell office:value-type="float" office:value="81345" calcext:value-type="float">
            <text:p>81345</text:p>
          </table:table-cell>
          <table:table-cell office:value-type="string" calcext:value-type="string">
            <text:p>Maa kaasam! maza aa gaya</text:p>
          </table:table-cell>
          <table:table-cell/>
        </table:table-row>
        <table:table-row table:style-name="ro1">
          <table:table-cell office:value-type="float" office:value="411339" calcext:value-type="float">
            <text:p>411339</text:p>
          </table:table-cell>
          <table:table-cell office:value-type="float" office:value="0" calcext:value-type="float">
            <text:p>0</text:p>
          </table:table-cell>
          <table:table-cell office:value-type="float" office:value="1945494" calcext:value-type="float">
            <text:p>1945494</text:p>
          </table:table-cell>
          <table:table-cell office:value-type="float" office:value="1259788" calcext:value-type="float">
            <text:p>1259788</text:p>
          </table:table-cell>
          <table:table-cell office:value-type="string" calcext:value-type="string">
            <text:p>Beautiful place</text:p>
          </table:table-cell>
          <table:table-cell/>
        </table:table-row>
        <table:table-row table:style-name="ro1">
          <table:table-cell office:value-type="float" office:value="449280" calcext:value-type="float">
            <text:p>449280</text:p>
          </table:table-cell>
          <table:table-cell office:value-type="float" office:value="0" calcext:value-type="float">
            <text:p>0</text:p>
          </table:table-cell>
          <table:table-cell office:value-type="float" office:value="2269168" calcext:value-type="float">
            <text:p>2269168</text:p>
          </table:table-cell>
          <table:table-cell office:value-type="float" office:value="1876073" calcext:value-type="float">
            <text:p>1876073</text:p>
          </table:table-cell>
          <table:table-cell office:value-type="string" calcext:value-type="string">
            <text:p>Hii</text:p>
          </table:table-cell>
          <table:table-cell/>
        </table:table-row>
        <table:table-row table:style-name="ro1">
          <table:table-cell office:value-type="float" office:value="461732" calcext:value-type="float">
            <text:p>461732</text:p>
          </table:table-cell>
          <table:table-cell office:value-type="float" office:value="0" calcext:value-type="float">
            <text:p>0</text:p>
          </table:table-cell>
          <table:table-cell office:value-type="float" office:value="2311308" calcext:value-type="float">
            <text:p>2311308</text:p>
          </table:table-cell>
          <table:table-cell office:value-type="float" office:value="49756" calcext:value-type="float">
            <text:p>49756</text:p>
          </table:table-cell>
          <table:table-cell office:value-type="string" calcext:value-type="string">
            <text:p>IS OIL MASSAGE GOOD THERE, DID YOU TRY!</text:p>
          </table:table-cell>
          <table:table-cell/>
        </table:table-row>
        <table:table-row table:style-name="ro1">
          <table:table-cell office:value-type="float" office:value="114709" calcext:value-type="float">
            <text:p>114709</text:p>
          </table:table-cell>
          <table:table-cell office:value-type="float" office:value="0" calcext:value-type="float">
            <text:p>0</text:p>
          </table:table-cell>
          <table:table-cell office:value-type="float" office:value="812140" calcext:value-type="float">
            <text:p>812140</text:p>
          </table:table-cell>
          <table:table-cell office:value-type="float" office:value="84413" calcext:value-type="float">
            <text:p>84413</text:p>
          </table:table-cell>
          <table:table-cell office:value-type="string" calcext:value-type="string">
            <text:p>Fantastic Work <text:s/>?</text:p>
          </table:table-cell>
          <table:table-cell/>
        </table:table-row>
        <table:table-row table:style-name="ro1">
          <table:table-cell office:value-type="float" office:value="147519" calcext:value-type="float">
            <text:p>147519</text:p>
          </table:table-cell>
          <table:table-cell office:value-type="float" office:value="0" calcext:value-type="float">
            <text:p>0</text:p>
          </table:table-cell>
          <table:table-cell office:value-type="float" office:value="882998" calcext:value-type="float">
            <text:p>882998</text:p>
          </table:table-cell>
          <table:table-cell office:value-type="float" office:value="40734" calcext:value-type="float">
            <text:p>40734</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89521" calcext:value-type="float">
            <text:p>289521</text:p>
          </table:table-cell>
          <table:table-cell office:value-type="float" office:value="0" calcext:value-type="float">
            <text:p>0</text:p>
          </table:table-cell>
          <table:table-cell office:value-type="float" office:value="1527069" calcext:value-type="float">
            <text:p>1527069</text:p>
          </table:table-cell>
          <table:table-cell office:value-type="float" office:value="85277" calcext:value-type="float">
            <text:p>85277</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69848" calcext:value-type="float">
            <text:p>69848</text:p>
          </table:table-cell>
          <table:table-cell office:value-type="float" office:value="0" calcext:value-type="float">
            <text:p>0</text:p>
          </table:table-cell>
          <table:table-cell office:value-type="float" office:value="702504" calcext:value-type="float">
            <text:p>702504</text:p>
          </table:table-cell>
          <table:table-cell office:value-type="float" office:value="43068" calcext:value-type="float">
            <text:p>43068</text:p>
          </table:table-cell>
          <table:table-cell office:value-type="string" calcext:value-type="string">
            <text:p>Awesome pictures, could you also share some videos of the placce?</text:p>
          </table:table-cell>
          <table:table-cell/>
        </table:table-row>
        <table:table-row table:style-name="ro1">
          <table:table-cell office:value-type="float" office:value="80694" calcext:value-type="float">
            <text:p>80694</text:p>
          </table:table-cell>
          <table:table-cell office:value-type="float" office:value="0" calcext:value-type="float">
            <text:p>0</text:p>
          </table:table-cell>
          <table:table-cell office:value-type="float" office:value="731915" calcext:value-type="float">
            <text:p>731915</text:p>
          </table:table-cell>
          <table:table-cell office:value-type="float" office:value="217057" calcext:value-type="float">
            <text:p>217057</text:p>
          </table:table-cell>
          <table:table-cell office:value-type="string" calcext:value-type="string">
            <text:p>@svn.brwn Surely will keep that in mind ?</text:p>
          </table:table-cell>
          <table:table-cell/>
        </table:table-row>
        <table:table-row table:style-name="ro1">
          <table:table-cell office:value-type="float" office:value="169355" calcext:value-type="float">
            <text:p>169355</text:p>
          </table:table-cell>
          <table:table-cell office:value-type="float" office:value="0" calcext:value-type="float">
            <text:p>0</text:p>
          </table:table-cell>
          <table:table-cell office:value-type="float" office:value="942973" calcext:value-type="float">
            <text:p>942973</text:p>
          </table:table-cell>
          <table:table-cell office:value-type="float" office:value="283706" calcext:value-type="float">
            <text:p>283706</text:p>
          </table:table-cell>
          <table:table-cell office:value-type="string" calcext:value-type="string">
            <text:p>[[@43470]] hey thanks !!! although I do use a Nikon D5300 with basic lens for my trips dis beauty was captured by IPhone 7</text:p>
          </table:table-cell>
          <table:table-cell/>
        </table:table-row>
        <table:table-row table:style-name="ro1">
          <table:table-cell office:value-type="float" office:value="175746" calcext:value-type="float">
            <text:p>175746</text:p>
          </table:table-cell>
          <table:table-cell office:value-type="float" office:value="0" calcext:value-type="float">
            <text:p>0</text:p>
          </table:table-cell>
          <table:table-cell office:value-type="float" office:value="964529" calcext:value-type="float">
            <text:p>964529</text:p>
          </table:table-cell>
          <table:table-cell office:value-type="float" office:value="20189" calcext:value-type="float">
            <text:p>20189</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91011" calcext:value-type="float">
            <text:p>191011</text:p>
          </table:table-cell>
          <table:table-cell office:value-type="float" office:value="0" calcext:value-type="float">
            <text:p>0</text:p>
          </table:table-cell>
          <table:table-cell office:value-type="float" office:value="982467" calcext:value-type="float">
            <text:p>982467</text:p>
          </table:table-cell>
          <table:table-cell office:value-type="float" office:value="296156" calcext:value-type="float">
            <text:p>296156</text:p>
          </table:table-cell>
          <table:table-cell office:value-type="string" calcext:value-type="string">
            <text:p>[[@79800]] ???</text:p>
          </table:table-cell>
          <table:table-cell/>
        </table:table-row>
        <table:table-row table:style-name="ro1">
          <table:table-cell office:value-type="float" office:value="298146" calcext:value-type="float">
            <text:p>298146</text:p>
          </table:table-cell>
          <table:table-cell office:value-type="float" office:value="0" calcext:value-type="float">
            <text:p>0</text:p>
          </table:table-cell>
          <table:table-cell office:value-type="float" office:value="1573394" calcext:value-type="float">
            <text:p>1573394</text:p>
          </table:table-cell>
          <table:table-cell office:value-type="float" office:value="484450" calcext:value-type="float">
            <text:p>484450</text:p>
          </table:table-cell>
          <table:table-cell office:value-type="string" calcext:value-type="string">
            <text:p>[[@83559]] yeah?</text:p>
          </table:table-cell>
          <table:table-cell/>
        </table:table-row>
        <table:table-row table:style-name="ro1">
          <table:table-cell office:value-type="float" office:value="356562" calcext:value-type="float">
            <text:p>356562</text:p>
          </table:table-cell>
          <table:table-cell office:value-type="float" office:value="0" calcext:value-type="float">
            <text:p>0</text:p>
          </table:table-cell>
          <table:table-cell office:value-type="float" office:value="1950141" calcext:value-type="float">
            <text:p>1950141</text:p>
          </table:table-cell>
          <table:table-cell office:value-type="float" office:value="136072" calcext:value-type="float">
            <text:p>136072</text:p>
          </table:table-cell>
          <table:table-cell office:value-type="string" calcext:value-type="string">
            <text:p>I love the wordplay in your title!</text:p>
          </table:table-cell>
          <table:table-cell/>
        </table:table-row>
        <table:table-row table:style-name="ro1">
          <table:table-cell office:value-type="float" office:value="387759" calcext:value-type="float">
            <text:p>387759</text:p>
          </table:table-cell>
          <table:table-cell office:value-type="float" office:value="0" calcext:value-type="float">
            <text:p>0</text:p>
          </table:table-cell>
          <table:table-cell office:value-type="float" office:value="884296" calcext:value-type="float">
            <text:p>884296</text:p>
          </table:table-cell>
          <table:table-cell office:value-type="float" office:value="502718" calcext:value-type="float">
            <text:p>502718</text:p>
          </table:table-cell>
          <table:table-cell office:value-type="string" calcext:value-type="string">
            <text:p>Amazing</text:p>
          </table:table-cell>
          <table:table-cell/>
        </table:table-row>
        <table:table-row table:style-name="ro1">
          <table:table-cell office:value-type="float" office:value="432442" calcext:value-type="float">
            <text:p>432442</text:p>
          </table:table-cell>
          <table:table-cell office:value-type="float" office:value="0" calcext:value-type="float">
            <text:p>0</text:p>
          </table:table-cell>
          <table:table-cell office:value-type="float" office:value="2329744" calcext:value-type="float">
            <text:p>2329744</text:p>
          </table:table-cell>
          <table:table-cell office:value-type="float" office:value="23450" calcext:value-type="float">
            <text:p>23450</text:p>
          </table:table-cell>
          <table:table-cell office:value-type="string" calcext:value-type="string">
            <text:p>cool bro</text:p>
          </table:table-cell>
          <table:table-cell/>
        </table:table-row>
        <table:table-row table:style-name="ro1">
          <table:table-cell office:value-type="float" office:value="451138" calcext:value-type="float">
            <text:p>451138</text:p>
          </table:table-cell>
          <table:table-cell office:value-type="float" office:value="0" calcext:value-type="float">
            <text:p>0</text:p>
          </table:table-cell>
          <table:table-cell office:value-type="float" office:value="2317246" calcext:value-type="float">
            <text:p>2317246</text:p>
          </table:table-cell>
          <table:table-cell office:value-type="float" office:value="1910459" calcext:value-type="float">
            <text:p>1910459</text:p>
          </table:table-cell>
          <table:table-cell office:value-type="string" calcext:value-type="string">
            <text:p>Ho</text:p>
          </table:table-cell>
          <table:table-cell/>
        </table:table-row>
        <table:table-row table:style-name="ro1">
          <table:table-cell office:value-type="float" office:value="457941" calcext:value-type="float">
            <text:p>457941</text:p>
          </table:table-cell>
          <table:table-cell office:value-type="float" office:value="0" calcext:value-type="float">
            <text:p>0</text:p>
          </table:table-cell>
          <table:table-cell office:value-type="float" office:value="435798" calcext:value-type="float">
            <text:p>435798</text:p>
          </table:table-cell>
          <table:table-cell office:value-type="float" office:value="2107981" calcext:value-type="float">
            <text:p>2107981</text:p>
          </table:table-cell>
          <table:table-cell office:value-type="string" calcext:value-type="string">
            <text:p>Nyc</text:p>
          </table:table-cell>
          <table:table-cell/>
        </table:table-row>
        <table:table-row table:style-name="ro1">
          <table:table-cell office:value-type="float" office:value="57029" calcext:value-type="float">
            <text:p>57029</text:p>
          </table:table-cell>
          <table:table-cell office:value-type="float" office:value="0" calcext:value-type="float">
            <text:p>0</text:p>
          </table:table-cell>
          <table:table-cell office:value-type="float" office:value="673182" calcext:value-type="float">
            <text:p>673182</text:p>
          </table:table-cell>
          <table:table-cell office:value-type="float" office:value="201082" calcext:value-type="float">
            <text:p>201082</text:p>
          </table:table-cell>
          <table:table-cell office:value-type="string" calcext:value-type="string">
            <text:p>[[@43696]] <text:s/>hey thanks for the compliment ?</text:p>
          </table:table-cell>
          <table:table-cell/>
        </table:table-row>
        <table:table-row table:style-name="ro1">
          <table:table-cell office:value-type="float" office:value="117524" calcext:value-type="float">
            <text:p>117524</text:p>
          </table:table-cell>
          <table:table-cell office:value-type="float" office:value="0" calcext:value-type="float">
            <text:p>0</text:p>
          </table:table-cell>
          <table:table-cell office:value-type="float" office:value="815986" calcext:value-type="float">
            <text:p>815986</text:p>
          </table:table-cell>
          <table:table-cell office:value-type="float" office:value="243044" calcext:value-type="float">
            <text:p>243044</text:p>
          </table:table-cell>
          <table:table-cell office:value-type="string" calcext:value-type="string">
            <text:p>[[@86296]] thanks. I will prepare in a better way.</text:p>
          </table:table-cell>
          <table:table-cell/>
        </table:table-row>
        <table:table-row table:style-name="ro1">
          <table:table-cell office:value-type="float" office:value="178006" calcext:value-type="float">
            <text:p>178006</text:p>
          </table:table-cell>
          <table:table-cell office:value-type="float" office:value="0" calcext:value-type="float">
            <text:p>0</text:p>
          </table:table-cell>
          <table:table-cell office:value-type="float" office:value="968982" calcext:value-type="float">
            <text:p>968982</text:p>
          </table:table-cell>
          <table:table-cell office:value-type="float" office:value="78574" calcext:value-type="float">
            <text:p>78574</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210642" calcext:value-type="float">
            <text:p>210642</text:p>
          </table:table-cell>
          <table:table-cell office:value-type="float" office:value="0" calcext:value-type="float">
            <text:p>0</text:p>
          </table:table-cell>
          <table:table-cell office:value-type="float" office:value="1082731" calcext:value-type="float">
            <text:p>1082731</text:p>
          </table:table-cell>
          <table:table-cell office:value-type="float" office:value="80299" calcext:value-type="float">
            <text:p>80299</text:p>
          </table:table-cell>
          <table:table-cell office:value-type="string" calcext:value-type="string">
            <text:p>Good </text:p>
          </table:table-cell>
          <table:table-cell/>
        </table:table-row>
        <table:table-row table:style-name="ro1">
          <table:table-cell office:value-type="float" office:value="222784" calcext:value-type="float">
            <text:p>222784</text:p>
          </table:table-cell>
          <table:table-cell office:value-type="float" office:value="0" calcext:value-type="float">
            <text:p>0</text:p>
          </table:table-cell>
          <table:table-cell office:value-type="float" office:value="1148146" calcext:value-type="float">
            <text:p>1148146</text:p>
          </table:table-cell>
          <table:table-cell office:value-type="float" office:value="345714" calcext:value-type="float">
            <text:p>345714</text:p>
          </table:table-cell>
          <table:table-cell office:value-type="string" calcext:value-type="string">
            <text:p>haha...actually this is not my pic, i will be uploading actual pics tomorrow...i promise you all will love them?</text:p>
          </table:table-cell>
          <table:table-cell/>
        </table:table-row>
        <table:table-row table:style-name="ro1">
          <table:table-cell office:value-type="float" office:value="329095" calcext:value-type="float">
            <text:p>329095</text:p>
          </table:table-cell>
          <table:table-cell office:value-type="float" office:value="0" calcext:value-type="float">
            <text:p>0</text:p>
          </table:table-cell>
          <table:table-cell office:value-type="float" office:value="1761006" calcext:value-type="float">
            <text:p>1761006</text:p>
          </table:table-cell>
          <table:table-cell office:value-type="float" office:value="170846" calcext:value-type="float">
            <text:p>170846</text:p>
          </table:table-cell>
          <table:table-cell office:value-type="string" calcext:value-type="string">
            <text:p>This Trail is excellent and it definitely is worthy of more eyes!</text:p>
          </table:table-cell>
          <table:table-cell/>
        </table:table-row>
        <table:table-row table:style-name="ro1">
          <table:table-cell office:value-type="float" office:value="350802" calcext:value-type="float">
            <text:p>350802</text:p>
          </table:table-cell>
          <table:table-cell office:value-type="float" office:value="0" calcext:value-type="float">
            <text:p>0</text:p>
          </table:table-cell>
          <table:table-cell office:value-type="float" office:value="1889924" calcext:value-type="float">
            <text:p>1889924</text:p>
          </table:table-cell>
          <table:table-cell office:value-type="float" office:value="40624" calcext:value-type="float">
            <text:p>40624</text:p>
          </table:table-cell>
          <table:table-cell office:value-type="string" calcext:value-type="string">
            <text:p>love this </text:p>
          </table:table-cell>
          <table:table-cell/>
        </table:table-row>
        <table:table-row table:style-name="ro1">
          <table:table-cell office:value-type="float" office:value="351318" calcext:value-type="float">
            <text:p>351318</text:p>
          </table:table-cell>
          <table:table-cell office:value-type="float" office:value="0" calcext:value-type="float">
            <text:p>0</text:p>
          </table:table-cell>
          <table:table-cell office:value-type="float" office:value="1800005" calcext:value-type="float">
            <text:p>1800005</text:p>
          </table:table-cell>
          <table:table-cell office:value-type="float" office:value="576671" calcext:value-type="float">
            <text:p>576671</text:p>
          </table:table-cell>
          <table:table-cell office:value-type="string" calcext:value-type="string">
            <text:p>V nice</text:p>
          </table:table-cell>
          <table:table-cell/>
        </table:table-row>
        <table:table-row table:style-name="ro1">
          <table:table-cell office:value-type="float" office:value="81054" calcext:value-type="float">
            <text:p>81054</text:p>
          </table:table-cell>
          <table:table-cell office:value-type="float" office:value="0" calcext:value-type="float">
            <text:p>0</text:p>
          </table:table-cell>
          <table:table-cell office:value-type="float" office:value="739390" calcext:value-type="float">
            <text:p>739390</text:p>
          </table:table-cell>
          <table:table-cell office:value-type="float" office:value="41493" calcext:value-type="float">
            <text:p>41493</text:p>
          </table:table-cell>
          <table:table-cell office:value-type="string" calcext:value-type="string">
            <text:p>Dekhne mein mast lag rahi hai yeh jagah</text:p>
          </table:table-cell>
          <table:table-cell/>
        </table:table-row>
        <table:table-row table:style-name="ro1">
          <table:table-cell office:value-type="float" office:value="178397" calcext:value-type="float">
            <text:p>178397</text:p>
          </table:table-cell>
          <table:table-cell office:value-type="float" office:value="0" calcext:value-type="float">
            <text:p>0</text:p>
          </table:table-cell>
          <table:table-cell office:value-type="float" office:value="971518" calcext:value-type="float">
            <text:p>971518</text:p>
          </table:table-cell>
          <table:table-cell office:value-type="float" office:value="41589" calcext:value-type="float">
            <text:p>41589</text:p>
          </table:table-cell>
          <table:table-cell office:value-type="string" calcext:value-type="string">
            <text:p>Wow! that's such a cool title! but the images were so blurry!</text:p>
          </table:table-cell>
          <table:table-cell/>
        </table:table-row>
        <table:table-row table:style-name="ro1">
          <table:table-cell office:value-type="float" office:value="238032" calcext:value-type="float">
            <text:p>238032</text:p>
          </table:table-cell>
          <table:table-cell office:value-type="float" office:value="0" calcext:value-type="float">
            <text:p>0</text:p>
          </table:table-cell>
          <table:table-cell office:value-type="float" office:value="1194193" calcext:value-type="float">
            <text:p>1194193</text:p>
          </table:table-cell>
          <table:table-cell office:value-type="float" office:value="86181" calcext:value-type="float">
            <text:p>86181</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78604" calcext:value-type="float">
            <text:p>278604</text:p>
          </table:table-cell>
          <table:table-cell office:value-type="float" office:value="0" calcext:value-type="float">
            <text:p>0</text:p>
          </table:table-cell>
          <table:table-cell office:value-type="float" office:value="1459826" calcext:value-type="float">
            <text:p>1459826</text:p>
          </table:table-cell>
          <table:table-cell office:value-type="float" office:value="443216" calcext:value-type="float">
            <text:p>443216</text:p>
          </table:table-cell>
          <table:table-cell office:value-type="string" calcext:value-type="string">
            <text:p>This was my first post. I am still learning about this app?. I am sure next post will carry the information you need.</text:p>
          </table:table-cell>
          <table:table-cell/>
        </table:table-row>
        <table:table-row table:style-name="ro1">
          <table:table-cell office:value-type="float" office:value="322571" calcext:value-type="float">
            <text:p>322571</text:p>
          </table:table-cell>
          <table:table-cell office:value-type="float" office:value="0" calcext:value-type="float">
            <text:p>0</text:p>
          </table:table-cell>
          <table:table-cell office:value-type="float" office:value="1721368" calcext:value-type="float">
            <text:p>1721368</text:p>
          </table:table-cell>
          <table:table-cell office:value-type="float" office:value="85457" calcext:value-type="float">
            <text:p>85457</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23084" calcext:value-type="float">
            <text:p>323084</text:p>
          </table:table-cell>
          <table:table-cell office:value-type="float" office:value="0" calcext:value-type="float">
            <text:p>0</text:p>
          </table:table-cell>
          <table:table-cell office:value-type="float" office:value="1725278" calcext:value-type="float">
            <text:p>1725278</text:p>
          </table:table-cell>
          <table:table-cell office:value-type="float" office:value="77847" calcext:value-type="float">
            <text:p>77847</text:p>
          </table:table-cell>
          <table:table-cell office:value-type="string" calcext:value-type="string">
            <text:p>Subahnaalah!</text:p>
          </table:table-cell>
          <table:table-cell/>
        </table:table-row>
        <table:table-row table:style-name="ro1">
          <table:table-cell office:value-type="float" office:value="363324" calcext:value-type="float">
            <text:p>363324</text:p>
          </table:table-cell>
          <table:table-cell office:value-type="float" office:value="0" calcext:value-type="float">
            <text:p>0</text:p>
          </table:table-cell>
          <table:table-cell office:value-type="float" office:value="2083387" calcext:value-type="float">
            <text:p>2083387</text:p>
          </table:table-cell>
          <table:table-cell office:value-type="float" office:value="50323" calcext:value-type="float">
            <text:p>50323</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95300" calcext:value-type="float">
            <text:p>395300</text:p>
          </table:table-cell>
          <table:table-cell office:value-type="float" office:value="0" calcext:value-type="float">
            <text:p>0</text:p>
          </table:table-cell>
          <table:table-cell office:value-type="float" office:value="2123941" calcext:value-type="float">
            <text:p>2123941</text:p>
          </table:table-cell>
          <table:table-cell office:value-type="float" office:value="326" calcext:value-type="float">
            <text:p>326</text:p>
          </table:table-cell>
          <table:table-cell office:value-type="string" calcext:value-type="string">
            <text:p>Where this again??</text:p>
          </table:table-cell>
          <table:table-cell/>
        </table:table-row>
        <table:table-row table:style-name="ro1">
          <table:table-cell office:value-type="float" office:value="35891" calcext:value-type="float">
            <text:p>35891</text:p>
          </table:table-cell>
          <table:table-cell office:value-type="float" office:value="0" calcext:value-type="float">
            <text:p>0</text:p>
          </table:table-cell>
          <table:table-cell office:value-type="float" office:value="625536" calcext:value-type="float">
            <text:p>625536</text:p>
          </table:table-cell>
          <table:table-cell office:value-type="float" office:value="83714" calcext:value-type="float">
            <text:p>83714</text:p>
          </table:table-cell>
          <table:table-cell office:value-type="string" calcext:value-type="string">
            <text:p>Great trail ❤️</text:p>
          </table:table-cell>
          <table:table-cell/>
        </table:table-row>
        <table:table-row table:style-name="ro1">
          <table:table-cell office:value-type="float" office:value="110604" calcext:value-type="float">
            <text:p>110604</text:p>
          </table:table-cell>
          <table:table-cell office:value-type="float" office:value="0" calcext:value-type="float">
            <text:p>0</text:p>
          </table:table-cell>
          <table:table-cell office:value-type="float" office:value="774288" calcext:value-type="float">
            <text:p>774288</text:p>
          </table:table-cell>
          <table:table-cell office:value-type="float" office:value="80616" calcext:value-type="float">
            <text:p>80616</text:p>
          </table:table-cell>
          <table:table-cell office:value-type="string" calcext:value-type="string">
            <text:p>Wow! that's such a cool title! but the images were so blurry!</text:p>
          </table:table-cell>
          <table:table-cell/>
        </table:table-row>
        <table:table-row table:style-name="ro1">
          <table:table-cell office:value-type="float" office:value="187531" calcext:value-type="float">
            <text:p>187531</text:p>
          </table:table-cell>
          <table:table-cell office:value-type="float" office:value="0" calcext:value-type="float">
            <text:p>0</text:p>
          </table:table-cell>
          <table:table-cell office:value-type="float" office:value="978817" calcext:value-type="float">
            <text:p>978817</text:p>
          </table:table-cell>
          <table:table-cell office:value-type="float" office:value="40310" calcext:value-type="float">
            <text:p>4031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55154" calcext:value-type="float">
            <text:p>255154</text:p>
          </table:table-cell>
          <table:table-cell office:value-type="float" office:value="0" calcext:value-type="float">
            <text:p>0</text:p>
          </table:table-cell>
          <table:table-cell office:value-type="float" office:value="1309081" calcext:value-type="float">
            <text:p>1309081</text:p>
          </table:table-cell>
          <table:table-cell office:value-type="float" office:value="85642" calcext:value-type="float">
            <text:p>85642</text:p>
          </table:table-cell>
          <table:table-cell office:value-type="string" calcext:value-type="string">
            <text:p>aapke pass shabdo ko istemal karne ki kala hai</text:p>
          </table:table-cell>
          <table:table-cell/>
        </table:table-row>
        <table:table-row table:style-name="ro1">
          <table:table-cell office:value-type="float" office:value="279647" calcext:value-type="float">
            <text:p>279647</text:p>
          </table:table-cell>
          <table:table-cell office:value-type="float" office:value="0" calcext:value-type="float">
            <text:p>0</text:p>
          </table:table-cell>
          <table:table-cell office:value-type="float" office:value="1465387" calcext:value-type="float">
            <text:p>1465387</text:p>
          </table:table-cell>
          <table:table-cell office:value-type="float" office:value="85152" calcext:value-type="float">
            <text:p>85152</text:p>
          </table:table-cell>
          <table:table-cell office:value-type="string" calcext:value-type="string">
            <text:p>Mast ekdum</text:p>
          </table:table-cell>
          <table:table-cell/>
        </table:table-row>
        <table:table-row table:style-name="ro1">
          <table:table-cell office:value-type="float" office:value="291898" calcext:value-type="float">
            <text:p>291898</text:p>
          </table:table-cell>
          <table:table-cell office:value-type="float" office:value="0" calcext:value-type="float">
            <text:p>0</text:p>
          </table:table-cell>
          <table:table-cell office:value-type="float" office:value="1541399" calcext:value-type="float">
            <text:p>1541399</text:p>
          </table:table-cell>
          <table:table-cell office:value-type="float" office:value="79011" calcext:value-type="float">
            <text:p>79011</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339582" calcext:value-type="float">
            <text:p>339582</text:p>
          </table:table-cell>
          <table:table-cell office:value-type="float" office:value="0" calcext:value-type="float">
            <text:p>0</text:p>
          </table:table-cell>
          <table:table-cell office:value-type="float" office:value="1813082" calcext:value-type="float">
            <text:p>1813082</text:p>
          </table:table-cell>
          <table:table-cell office:value-type="float" office:value="43234" calcext:value-type="float">
            <text:p>43234</text:p>
          </table:table-cell>
          <table:table-cell office:value-type="string" calcext:value-type="string">
            <text:p>Really cool pictures!!! Any more on the way?</text:p>
          </table:table-cell>
          <table:table-cell/>
        </table:table-row>
        <table:table-row table:style-name="ro1">
          <table:table-cell office:value-type="float" office:value="365777" calcext:value-type="float">
            <text:p>365777</text:p>
          </table:table-cell>
          <table:table-cell office:value-type="float" office:value="0" calcext:value-type="float">
            <text:p>0</text:p>
          </table:table-cell>
          <table:table-cell office:value-type="float" office:value="2125825" calcext:value-type="float">
            <text:p>2125825</text:p>
          </table:table-cell>
          <table:table-cell office:value-type="float" office:value="19926" calcext:value-type="float">
            <text:p>1992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420034" calcext:value-type="float">
            <text:p>420034</text:p>
          </table:table-cell>
          <table:table-cell office:value-type="float" office:value="0" calcext:value-type="float">
            <text:p>0</text:p>
          </table:table-cell>
          <table:table-cell office:value-type="float" office:value="2331488" calcext:value-type="float">
            <text:p>2331488</text:p>
          </table:table-cell>
          <table:table-cell office:value-type="float" office:value="56287" calcext:value-type="float">
            <text:p>56287</text:p>
          </table:table-cell>
          <table:table-cell office:value-type="string" calcext:value-type="string">
            <text:p>you should get drunk instead of go karting</text:p>
          </table:table-cell>
          <table:table-cell/>
        </table:table-row>
        <table:table-row table:style-name="ro1">
          <table:table-cell office:value-type="float" office:value="452603" calcext:value-type="float">
            <text:p>452603</text:p>
          </table:table-cell>
          <table:table-cell office:value-type="float" office:value="0" calcext:value-type="float">
            <text:p>0</text:p>
          </table:table-cell>
          <table:table-cell office:value-type="float" office:value="2309938" calcext:value-type="float">
            <text:p>2309938</text:p>
          </table:table-cell>
          <table:table-cell office:value-type="float" office:value="1967137" calcext:value-type="float">
            <text:p>1967137</text:p>
          </table:table-cell>
          <table:table-cell office:value-type="string" calcext:value-type="string">
            <text:p>Amazing</text:p>
          </table:table-cell>
          <table:table-cell/>
        </table:table-row>
        <table:table-row table:style-name="ro1">
          <table:table-cell office:value-type="float" office:value="48745" calcext:value-type="float">
            <text:p>48745</text:p>
          </table:table-cell>
          <table:table-cell office:value-type="float" office:value="0" calcext:value-type="float">
            <text:p>0</text:p>
          </table:table-cell>
          <table:table-cell office:value-type="float" office:value="653623" calcext:value-type="float">
            <text:p>653623</text:p>
          </table:table-cell>
          <table:table-cell office:value-type="float" office:value="82542" calcext:value-type="float">
            <text:p>82542</text:p>
          </table:table-cell>
          <table:table-cell office:value-type="string" calcext:value-type="string">
            <text:p>Tum ho bemissal, kya trail hai ekdum</text:p>
          </table:table-cell>
          <table:table-cell/>
        </table:table-row>
        <table:table-row table:style-name="ro1">
          <table:table-cell office:value-type="float" office:value="59977" calcext:value-type="float">
            <text:p>59977</text:p>
          </table:table-cell>
          <table:table-cell office:value-type="float" office:value="0" calcext:value-type="float">
            <text:p>0</text:p>
          </table:table-cell>
          <table:table-cell office:value-type="float" office:value="678035" calcext:value-type="float">
            <text:p>678035</text:p>
          </table:table-cell>
          <table:table-cell office:value-type="float" office:value="202428" calcext:value-type="float">
            <text:p>202428</text:p>
          </table:table-cell>
          <table:table-cell office:value-type="string" calcext:value-type="string">
            <text:p>[[@43248]] <text:s/>hey, there is Information, but I chose it to be more about personal experience than being entirely informative about the city. <text:s/>I am sure you can find other trails about Tosh, that are more informative. Thanks.</text:p>
          </table:table-cell>
          <table:table-cell/>
        </table:table-row>
        <table:table-row table:style-name="ro1">
          <table:table-cell office:value-type="float" office:value="105648" calcext:value-type="float">
            <text:p>105648</text:p>
          </table:table-cell>
          <table:table-cell office:value-type="float" office:value="0" calcext:value-type="float">
            <text:p>0</text:p>
          </table:table-cell>
          <table:table-cell office:value-type="float" office:value="789251" calcext:value-type="float">
            <text:p>789251</text:p>
          </table:table-cell>
          <table:table-cell office:value-type="float" office:value="76534" calcext:value-type="float">
            <text:p>76534</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111318" calcext:value-type="float">
            <text:p>111318</text:p>
          </table:table-cell>
          <table:table-cell office:value-type="float" office:value="0" calcext:value-type="float">
            <text:p>0</text:p>
          </table:table-cell>
          <table:table-cell office:value-type="float" office:value="803407" calcext:value-type="float">
            <text:p>803407</text:p>
          </table:table-cell>
          <table:table-cell office:value-type="float" office:value="50393" calcext:value-type="float">
            <text:p>50393</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62347" calcext:value-type="float">
            <text:p>162347</text:p>
          </table:table-cell>
          <table:table-cell office:value-type="float" office:value="0" calcext:value-type="float">
            <text:p>0</text:p>
          </table:table-cell>
          <table:table-cell office:value-type="float" office:value="921539" calcext:value-type="float">
            <text:p>921539</text:p>
          </table:table-cell>
          <table:table-cell office:value-type="float" office:value="88432" calcext:value-type="float">
            <text:p>88432</text:p>
          </table:table-cell>
          <table:table-cell office:value-type="string" calcext:value-type="string">
            <text:p>Wow! this is simply an amazing trail!</text:p>
          </table:table-cell>
          <table:table-cell/>
        </table:table-row>
        <table:table-row table:style-name="ro1">
          <table:table-cell office:value-type="float" office:value="167451" calcext:value-type="float">
            <text:p>167451</text:p>
          </table:table-cell>
          <table:table-cell office:value-type="float" office:value="0" calcext:value-type="float">
            <text:p>0</text:p>
          </table:table-cell>
          <table:table-cell office:value-type="float" office:value="932692" calcext:value-type="float">
            <text:p>932692</text:p>
          </table:table-cell>
          <table:table-cell office:value-type="float" office:value="280468" calcext:value-type="float">
            <text:p>280468</text:p>
          </table:table-cell>
          <table:table-cell office:value-type="string" calcext:value-type="string">
            <text:p>[[@18524]] thank you..!! This pics were took last before weekend..!! The place is still the amazing as always ..!! It was raining actually when i was returning back from Ooty..</text:p>
          </table:table-cell>
          <table:table-cell/>
        </table:table-row>
        <table:table-row table:style-name="ro1">
          <table:table-cell office:value-type="float" office:value="264064" calcext:value-type="float">
            <text:p>264064</text:p>
          </table:table-cell>
          <table:table-cell office:value-type="float" office:value="0" calcext:value-type="float">
            <text:p>0</text:p>
          </table:table-cell>
          <table:table-cell office:value-type="float" office:value="1362330" calcext:value-type="float">
            <text:p>1362330</text:p>
          </table:table-cell>
          <table:table-cell office:value-type="float" office:value="80723" calcext:value-type="float">
            <text:p>80723</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311363" calcext:value-type="float">
            <text:p>311363</text:p>
          </table:table-cell>
          <table:table-cell office:value-type="float" office:value="0" calcext:value-type="float">
            <text:p>0</text:p>
          </table:table-cell>
          <table:table-cell office:value-type="float" office:value="42771" calcext:value-type="float">
            <text:p>42771</text:p>
          </table:table-cell>
          <table:table-cell office:value-type="float" office:value="508377" calcext:value-type="float">
            <text:p>508377</text:p>
          </table:table-cell>
          <table:table-cell office:value-type="string" calcext:value-type="string">
            <text:p>Recently I did it... Well not exactly bag packing ...but drove all the way... And experienced the divine landscape</text:p>
          </table:table-cell>
          <table:table-cell/>
        </table:table-row>
        <table:table-row table:style-name="ro1">
          <table:table-cell office:value-type="float" office:value="334136" calcext:value-type="float">
            <text:p>334136</text:p>
          </table:table-cell>
          <table:table-cell office:value-type="float" office:value="0" calcext:value-type="float">
            <text:p>0</text:p>
          </table:table-cell>
          <table:table-cell office:value-type="float" office:value="1768710" calcext:value-type="float">
            <text:p>1768710</text:p>
          </table:table-cell>
          <table:table-cell office:value-type="float" office:value="546486" calcext:value-type="float">
            <text:p>546486</text:p>
          </table:table-cell>
          <table:table-cell office:value-type="string" calcext:value-type="string">
            <text:p>[[@85290]] thku dear I went to this place recently</text:p>
          </table:table-cell>
          <table:table-cell/>
        </table:table-row>
        <table:table-row table:style-name="ro1">
          <table:table-cell office:value-type="float" office:value="340821" calcext:value-type="float">
            <text:p>340821</text:p>
          </table:table-cell>
          <table:table-cell office:value-type="float" office:value="0" calcext:value-type="float">
            <text:p>0</text:p>
          </table:table-cell>
          <table:table-cell office:value-type="float" office:value="1820566" calcext:value-type="float">
            <text:p>1820566</text:p>
          </table:table-cell>
          <table:table-cell office:value-type="float" office:value="79573" calcext:value-type="float">
            <text:p>79573</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51348" calcext:value-type="float">
            <text:p>351348</text:p>
          </table:table-cell>
          <table:table-cell office:value-type="float" office:value="0" calcext:value-type="float">
            <text:p>0</text:p>
          </table:table-cell>
          <table:table-cell office:value-type="float" office:value="1322358" calcext:value-type="float">
            <text:p>1322358</text:p>
          </table:table-cell>
          <table:table-cell office:value-type="float" office:value="582517" calcext:value-type="float">
            <text:p>582517</text:p>
          </table:table-cell>
          <table:table-cell office:value-type="string" calcext:value-type="string">
            <text:p>Very informative! Loved the clicks?</text:p>
          </table:table-cell>
          <table:table-cell/>
        </table:table-row>
        <table:table-row table:style-name="ro1">
          <table:table-cell office:value-type="float" office:value="371052" calcext:value-type="float">
            <text:p>371052</text:p>
          </table:table-cell>
          <table:table-cell office:value-type="float" office:value="0" calcext:value-type="float">
            <text:p>0</text:p>
          </table:table-cell>
          <table:table-cell office:value-type="float" office:value="2204929" calcext:value-type="float">
            <text:p>2204929</text:p>
          </table:table-cell>
          <table:table-cell office:value-type="float" office:value="698637" calcext:value-type="float">
            <text:p>698637</text:p>
          </table:table-cell>
          <table:table-cell office:value-type="string" calcext:value-type="string">
            <text:p>[[@52755]] me too</text:p>
          </table:table-cell>
          <table:table-cell/>
        </table:table-row>
        <table:table-row table:style-name="ro1">
          <table:table-cell office:value-type="float" office:value="396347" calcext:value-type="float">
            <text:p>396347</text:p>
          </table:table-cell>
          <table:table-cell office:value-type="float" office:value="0" calcext:value-type="float">
            <text:p>0</text:p>
          </table:table-cell>
          <table:table-cell office:value-type="float" office:value="1640371" calcext:value-type="float">
            <text:p>1640371</text:p>
          </table:table-cell>
          <table:table-cell office:value-type="float" office:value="17083" calcext:value-type="float">
            <text:p>17083</text:p>
          </table:table-cell>
          <table:table-cell office:value-type="string" calcext:value-type="string">
            <text:p>How expensive is the food there?</text:p>
          </table:table-cell>
          <table:table-cell/>
        </table:table-row>
        <table:table-row table:style-name="ro1">
          <table:table-cell office:value-type="float" office:value="397278" calcext:value-type="float">
            <text:p>397278</text:p>
          </table:table-cell>
          <table:table-cell office:value-type="float" office:value="0" calcext:value-type="float">
            <text:p>0</text:p>
          </table:table-cell>
          <table:table-cell office:value-type="float" office:value="1811003" calcext:value-type="float">
            <text:p>1811003</text:p>
          </table:table-cell>
          <table:table-cell office:value-type="float" office:value="13093" calcext:value-type="float">
            <text:p>13093</text:p>
          </table:table-cell>
          <table:table-cell office:value-type="string" calcext:value-type="string">
            <text:p>Please make more vlogs!</text:p>
          </table:table-cell>
          <table:table-cell/>
        </table:table-row>
        <table:table-row table:style-name="ro1">
          <table:table-cell office:value-type="float" office:value="418231" calcext:value-type="float">
            <text:p>418231</text:p>
          </table:table-cell>
          <table:table-cell office:value-type="float" office:value="0" calcext:value-type="float">
            <text:p>0</text:p>
          </table:table-cell>
          <table:table-cell office:value-type="float" office:value="2348871" calcext:value-type="float">
            <text:p>2348871</text:p>
          </table:table-cell>
          <table:table-cell office:value-type="float" office:value="21011" calcext:value-type="float">
            <text:p>21011</text:p>
          </table:table-cell>
          <table:table-cell office:value-type="string" calcext:value-type="string">
            <text:p>its a good idea </text:p>
          </table:table-cell>
          <table:table-cell/>
        </table:table-row>
        <table:table-row table:style-name="ro1">
          <table:table-cell office:value-type="float" office:value="434992" calcext:value-type="float">
            <text:p>434992</text:p>
          </table:table-cell>
          <table:table-cell office:value-type="float" office:value="0" calcext:value-type="float">
            <text:p>0</text:p>
          </table:table-cell>
          <table:table-cell office:value-type="float" office:value="2358857" calcext:value-type="float">
            <text:p>2358857</text:p>
          </table:table-cell>
          <table:table-cell office:value-type="float" office:value="1513119" calcext:value-type="float">
            <text:p>1513119</text:p>
          </table:table-cell>
          <table:table-cell office:value-type="string" calcext:value-type="string">
            <text:p>Wow</text:p>
          </table:table-cell>
          <table:table-cell/>
        </table:table-row>
        <table:table-row table:style-name="ro1">
          <table:table-cell office:value-type="float" office:value="8258" calcext:value-type="float">
            <text:p>8258</text:p>
          </table:table-cell>
          <table:table-cell office:value-type="float" office:value="0" calcext:value-type="float">
            <text:p>0</text:p>
          </table:table-cell>
          <table:table-cell office:value-type="float" office:value="137911" calcext:value-type="float">
            <text:p>137911</text:p>
          </table:table-cell>
          <table:table-cell office:value-type="float" office:value="500" calcext:value-type="float">
            <text:p>500</text:p>
          </table:table-cell>
          <table:table-cell office:value-type="string" calcext:value-type="string">
            <text:p>nice photos!!</text:p>
          </table:table-cell>
          <table:table-cell/>
        </table:table-row>
        <table:table-row table:style-name="ro2">
          <table:table-cell office:value-type="float" office:value="35356" calcext:value-type="float">
            <text:p>35356</text:p>
          </table:table-cell>
          <table:table-cell office:value-type="float" office:value="0" calcext:value-type="float">
            <text:p>0</text:p>
          </table:table-cell>
          <table:table-cell office:value-type="float" office:value="525260" calcext:value-type="float">
            <text:p>525260</text:p>
          </table:table-cell>
          <table:table-cell office:value-type="float" office:value="156669" calcext:value-type="float">
            <text:p>156669</text:p>
          </table:table-cell>
          <table:table-cell office:value-type="string" calcext:value-type="string">
            <text:p>[[@82621]] best tym is starting of November...u can get room for one person only @300 RS (cheapest one)I don't remember name of that stay...u can ask anyone there</text:p>
            <text:p>Other hotels are also cheap too at this tym of year</text:p>
          </table:table-cell>
          <table:table-cell/>
        </table:table-row>
        <table:table-row table:style-name="ro1">
          <table:table-cell office:value-type="float" office:value="82452" calcext:value-type="float">
            <text:p>82452</text:p>
          </table:table-cell>
          <table:table-cell office:value-type="float" office:value="0" calcext:value-type="float">
            <text:p>0</text:p>
          </table:table-cell>
          <table:table-cell office:value-type="float" office:value="195785" calcext:value-type="float">
            <text:p>195785</text:p>
          </table:table-cell>
          <table:table-cell office:value-type="float" office:value="39677" calcext:value-type="float">
            <text:p>39677</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11363" calcext:value-type="float">
            <text:p>111363</text:p>
          </table:table-cell>
          <table:table-cell office:value-type="float" office:value="0" calcext:value-type="float">
            <text:p>0</text:p>
          </table:table-cell>
          <table:table-cell office:value-type="float" office:value="801770" calcext:value-type="float">
            <text:p>801770</text:p>
          </table:table-cell>
          <table:table-cell office:value-type="float" office:value="79838" calcext:value-type="float">
            <text:p>79838</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19943" calcext:value-type="float">
            <text:p>119943</text:p>
          </table:table-cell>
          <table:table-cell office:value-type="float" office:value="0" calcext:value-type="float">
            <text:p>0</text:p>
          </table:table-cell>
          <table:table-cell office:value-type="float" office:value="95662" calcext:value-type="float">
            <text:p>95662</text:p>
          </table:table-cell>
          <table:table-cell office:value-type="float" office:value="78605" calcext:value-type="float">
            <text:p>78605</text:p>
          </table:table-cell>
          <table:table-cell office:value-type="string" calcext:value-type="string">
            <text:p>Sahi khel gaye tum toh</text:p>
          </table:table-cell>
          <table:table-cell/>
        </table:table-row>
        <table:table-row table:style-name="ro1">
          <table:table-cell office:value-type="float" office:value="141775" calcext:value-type="float">
            <text:p>141775</text:p>
          </table:table-cell>
          <table:table-cell office:value-type="float" office:value="0" calcext:value-type="float">
            <text:p>0</text:p>
          </table:table-cell>
          <table:table-cell office:value-type="float" office:value="871146" calcext:value-type="float">
            <text:p>871146</text:p>
          </table:table-cell>
          <table:table-cell office:value-type="float" office:value="136045" calcext:value-type="float">
            <text:p>136045</text:p>
          </table:table-cell>
          <table:table-cell office:value-type="string" calcext:value-type="string">
            <text:p>I love the wordplay in your title!</text:p>
          </table:table-cell>
          <table:table-cell/>
        </table:table-row>
        <table:table-row table:style-name="ro1">
          <table:table-cell office:value-type="float" office:value="169361" calcext:value-type="float">
            <text:p>169361</text:p>
          </table:table-cell>
          <table:table-cell office:value-type="float" office:value="0" calcext:value-type="float">
            <text:p>0</text:p>
          </table:table-cell>
          <table:table-cell office:value-type="float" office:value="940729" calcext:value-type="float">
            <text:p>940729</text:p>
          </table:table-cell>
          <table:table-cell office:value-type="float" office:value="88192" calcext:value-type="float">
            <text:p>88192</text:p>
          </table:table-cell>
          <table:table-cell office:value-type="string" calcext:value-type="string">
            <text:p>Awesome! I too am heading there next week</text:p>
          </table:table-cell>
          <table:table-cell/>
        </table:table-row>
        <table:table-row table:style-name="ro1">
          <table:table-cell office:value-type="float" office:value="249851" calcext:value-type="float">
            <text:p>249851</text:p>
          </table:table-cell>
          <table:table-cell office:value-type="float" office:value="0" calcext:value-type="float">
            <text:p>0</text:p>
          </table:table-cell>
          <table:table-cell office:value-type="float" office:value="1266429" calcext:value-type="float">
            <text:p>1266429</text:p>
          </table:table-cell>
          <table:table-cell office:value-type="float" office:value="80011" calcext:value-type="float">
            <text:p>80011</text:p>
          </table:table-cell>
          <table:table-cell office:value-type="string" calcext:value-type="string">
            <text:p>Awesome! I too am heading there next week</text:p>
          </table:table-cell>
          <table:table-cell/>
        </table:table-row>
        <table:table-row table:style-name="ro1">
          <table:table-cell office:value-type="float" office:value="301296" calcext:value-type="float">
            <text:p>301296</text:p>
          </table:table-cell>
          <table:table-cell office:value-type="float" office:value="0" calcext:value-type="float">
            <text:p>0</text:p>
          </table:table-cell>
          <table:table-cell office:value-type="float" office:value="1590463" calcext:value-type="float">
            <text:p>1590463</text:p>
          </table:table-cell>
          <table:table-cell office:value-type="float" office:value="82798" calcext:value-type="float">
            <text:p>82798</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80519" calcext:value-type="float">
            <text:p>380519</text:p>
          </table:table-cell>
          <table:table-cell office:value-type="float" office:value="0" calcext:value-type="float">
            <text:p>0</text:p>
          </table:table-cell>
          <table:table-cell office:value-type="float" office:value="2221558" calcext:value-type="float">
            <text:p>2221558</text:p>
          </table:table-cell>
          <table:table-cell office:value-type="float" office:value="435197" calcext:value-type="float">
            <text:p>435197</text:p>
          </table:table-cell>
          <table:table-cell office:value-type="string" calcext:value-type="string">
            <text:p>[[@772638]] thank you!</text:p>
          </table:table-cell>
          <table:table-cell/>
        </table:table-row>
        <table:table-row table:style-name="ro1">
          <table:table-cell office:value-type="float" office:value="20203" calcext:value-type="float">
            <text:p>20203</text:p>
          </table:table-cell>
          <table:table-cell office:value-type="float" office:value="0" calcext:value-type="float">
            <text:p>0</text:p>
          </table:table-cell>
          <table:table-cell office:value-type="float" office:value="585116" calcext:value-type="float">
            <text:p>585116</text:p>
          </table:table-cell>
          <table:table-cell office:value-type="float" office:value="83169" calcext:value-type="float">
            <text:p>83169</text:p>
          </table:table-cell>
          <table:table-cell office:value-type="string" calcext:value-type="string">
            <text:p>Wow! that's such a cool title! but the images were so blurry!</text:p>
          </table:table-cell>
          <table:table-cell/>
        </table:table-row>
        <table:table-row table:style-name="ro1">
          <table:table-cell office:value-type="float" office:value="64071" calcext:value-type="float">
            <text:p>64071</text:p>
          </table:table-cell>
          <table:table-cell office:value-type="float" office:value="0" calcext:value-type="float">
            <text:p>0</text:p>
          </table:table-cell>
          <table:table-cell office:value-type="float" office:value="687905" calcext:value-type="float">
            <text:p>687905</text:p>
          </table:table-cell>
          <table:table-cell office:value-type="float" office:value="137882" calcext:value-type="float">
            <text:p>137882</text:p>
          </table:table-cell>
          <table:table-cell office:value-type="string" calcext:value-type="string">
            <text:p>[[@1]]</text:p>
          </table:table-cell>
          <table:table-cell/>
        </table:table-row>
        <table:table-row table:style-name="ro1">
          <table:table-cell office:value-type="float" office:value="74224" calcext:value-type="float">
            <text:p>74224</text:p>
          </table:table-cell>
          <table:table-cell office:value-type="float" office:value="0" calcext:value-type="float">
            <text:p>0</text:p>
          </table:table-cell>
          <table:table-cell office:value-type="float" office:value="719502" calcext:value-type="float">
            <text:p>719502</text:p>
          </table:table-cell>
          <table:table-cell office:value-type="float" office:value="180046" calcext:value-type="float">
            <text:p>180046</text:p>
          </table:table-cell>
          <table:table-cell office:value-type="string" calcext:value-type="string">
            <text:p>@trail</text:p>
          </table:table-cell>
          <table:table-cell/>
        </table:table-row>
        <table:table-row table:style-name="ro1">
          <table:table-cell office:value-type="float" office:value="111278" calcext:value-type="float">
            <text:p>111278</text:p>
          </table:table-cell>
          <table:table-cell office:value-type="float" office:value="387868" calcext:value-type="float">
            <text:p>387868</text:p>
          </table:table-cell>
          <table:table-cell office:value-type="float" office:value="0" calcext:value-type="float">
            <text:p>0</text:p>
          </table:table-cell>
          <table:table-cell office:value-type="float" office:value="221410" calcext:value-type="float">
            <text:p>221410</text:p>
          </table:table-cell>
          <table:table-cell office:value-type="string" calcext:value-type="string">
            <text:p>[[@160632]] awesome</text:p>
          </table:table-cell>
          <table:table-cell/>
        </table:table-row>
        <table:table-row table:style-name="ro1">
          <table:table-cell office:value-type="float" office:value="153170" calcext:value-type="float">
            <text:p>153170</text:p>
          </table:table-cell>
          <table:table-cell office:value-type="float" office:value="0" calcext:value-type="float">
            <text:p>0</text:p>
          </table:table-cell>
          <table:table-cell office:value-type="float" office:value="898984" calcext:value-type="float">
            <text:p>898984</text:p>
          </table:table-cell>
          <table:table-cell office:value-type="float" office:value="43049" calcext:value-type="float">
            <text:p>4304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81030" calcext:value-type="float">
            <text:p>181030</text:p>
          </table:table-cell>
          <table:table-cell office:value-type="float" office:value="0" calcext:value-type="float">
            <text:p>0</text:p>
          </table:table-cell>
          <table:table-cell office:value-type="float" office:value="419864" calcext:value-type="float">
            <text:p>419864</text:p>
          </table:table-cell>
          <table:table-cell office:value-type="float" office:value="81251" calcext:value-type="float">
            <text:p>81251</text:p>
          </table:table-cell>
          <table:table-cell office:value-type="string" calcext:value-type="string">
            <text:p>Hey! Loved your trail !When are you posting your next one?</text:p>
          </table:table-cell>
          <table:table-cell/>
        </table:table-row>
        <table:table-row table:style-name="ro1">
          <table:table-cell office:value-type="float" office:value="229663" calcext:value-type="float">
            <text:p>229663</text:p>
          </table:table-cell>
          <table:table-cell office:value-type="float" office:value="0" calcext:value-type="float">
            <text:p>0</text:p>
          </table:table-cell>
          <table:table-cell office:value-type="float" office:value="1174821" calcext:value-type="float">
            <text:p>1174821</text:p>
          </table:table-cell>
          <table:table-cell office:value-type="float" office:value="49962" calcext:value-type="float">
            <text:p>49962</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377767" calcext:value-type="float">
            <text:p>377767</text:p>
          </table:table-cell>
          <table:table-cell office:value-type="float" office:value="0" calcext:value-type="float">
            <text:p>0</text:p>
          </table:table-cell>
          <table:table-cell office:value-type="float" office:value="2230311" calcext:value-type="float">
            <text:p>2230311</text:p>
          </table:table-cell>
          <table:table-cell office:value-type="float" office:value="737682" calcext:value-type="float">
            <text:p>737682</text:p>
          </table:table-cell>
          <table:table-cell office:value-type="string" calcext:value-type="string">
            <text:p>[[@88194]] <text:s/>thanks Nicole ?</text:p>
          </table:table-cell>
          <table:table-cell/>
        </table:table-row>
        <table:table-row table:style-name="ro1">
          <table:table-cell office:value-type="float" office:value="2303" calcext:value-type="float">
            <text:p>2303</text:p>
          </table:table-cell>
          <table:table-cell office:value-type="float" office:value="6776" calcext:value-type="float">
            <text:p>6776</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Haha..Seems like PK nhi ja sakte waha :P ;)</text:p>
          </table:table-cell>
          <table:table-cell/>
        </table:table-row>
        <table:table-row table:style-name="ro1">
          <table:table-cell office:value-type="float" office:value="27394" calcext:value-type="float">
            <text:p>27394</text:p>
          </table:table-cell>
          <table:table-cell office:value-type="float" office:value="0" calcext:value-type="float">
            <text:p>0</text:p>
          </table:table-cell>
          <table:table-cell office:value-type="float" office:value="605990" calcext:value-type="float">
            <text:p>605990</text:p>
          </table:table-cell>
          <table:table-cell office:value-type="float" office:value="81325" calcext:value-type="float">
            <text:p>81325</text:p>
          </table:table-cell>
          <table:table-cell office:value-type="string" calcext:value-type="string">
            <text:p>Sahi khel gaye tum toh :P</text:p>
          </table:table-cell>
          <table:table-cell/>
        </table:table-row>
        <table:table-row table:style-name="ro1">
          <table:table-cell office:value-type="float" office:value="108805" calcext:value-type="float">
            <text:p>108805</text:p>
          </table:table-cell>
          <table:table-cell office:value-type="float" office:value="0" calcext:value-type="float">
            <text:p>0</text:p>
          </table:table-cell>
          <table:table-cell office:value-type="float" office:value="797147" calcext:value-type="float">
            <text:p>797147</text:p>
          </table:table-cell>
          <table:table-cell office:value-type="float" office:value="237279" calcext:value-type="float">
            <text:p>237279</text:p>
          </table:table-cell>
          <table:table-cell office:value-type="string" calcext:value-type="string">
            <text:p>[[@78034]] <text:s/>yes go for it its not so expensive.</text:p>
          </table:table-cell>
          <table:table-cell/>
        </table:table-row>
        <table:table-row table:style-name="ro1">
          <table:table-cell office:value-type="float" office:value="214232" calcext:value-type="float">
            <text:p>214232</text:p>
          </table:table-cell>
          <table:table-cell office:value-type="float" office:value="0" calcext:value-type="float">
            <text:p>0</text:p>
          </table:table-cell>
          <table:table-cell office:value-type="float" office:value="1102431" calcext:value-type="float">
            <text:p>1102431</text:p>
          </table:table-cell>
          <table:table-cell office:value-type="float" office:value="87996" calcext:value-type="float">
            <text:p>87996</text:p>
          </table:table-cell>
          <table:table-cell office:value-type="string" calcext:value-type="string">
            <text:p>Kya mast hai bhai</text:p>
          </table:table-cell>
          <table:table-cell/>
        </table:table-row>
        <table:table-row table:style-name="ro2">
          <table:table-cell office:value-type="float" office:value="309042" calcext:value-type="float">
            <text:p>309042</text:p>
          </table:table-cell>
          <table:table-cell office:value-type="float" office:value="0" calcext:value-type="float">
            <text:p>0</text:p>
          </table:table-cell>
          <table:table-cell office:value-type="float" office:value="1525075" calcext:value-type="float">
            <text:p>1525075</text:p>
          </table:table-cell>
          <table:table-cell office:value-type="float" office:value="469232" calcext:value-type="float">
            <text:p>469232</text:p>
          </table:table-cell>
          <table:table-cell office:value-type="string" calcext:value-type="string">
            <text:p>[[@45067]] </text:p>
            <text:p>This place is called as 'kanheri caves' which is in Sanjay Gandhi National Park which is located in Borivali, Mumbai. It is at the top of the national park and the entry charges are ₹50</text:p>
          </table:table-cell>
          <table:table-cell/>
        </table:table-row>
        <table:table-row table:style-name="ro1">
          <table:table-cell office:value-type="float" office:value="310715" calcext:value-type="float">
            <text:p>310715</text:p>
          </table:table-cell>
          <table:table-cell office:value-type="float" office:value="0" calcext:value-type="float">
            <text:p>0</text:p>
          </table:table-cell>
          <table:table-cell office:value-type="float" office:value="1647818" calcext:value-type="float">
            <text:p>1647818</text:p>
          </table:table-cell>
          <table:table-cell office:value-type="float" office:value="377680" calcext:value-type="float">
            <text:p>377680</text:p>
          </table:table-cell>
          <table:table-cell office:value-type="string" calcext:value-type="string">
            <text:p>[[@1]], my latest tour mobile photography</text:p>
          </table:table-cell>
          <table:table-cell/>
        </table:table-row>
        <table:table-row table:style-name="ro1">
          <table:table-cell office:value-type="float" office:value="314948" calcext:value-type="float">
            <text:p>314948</text:p>
          </table:table-cell>
          <table:table-cell office:value-type="float" office:value="0" calcext:value-type="float">
            <text:p>0</text:p>
          </table:table-cell>
          <table:table-cell office:value-type="float" office:value="1671711" calcext:value-type="float">
            <text:p>1671711</text:p>
          </table:table-cell>
          <table:table-cell office:value-type="float" office:value="78046" calcext:value-type="float">
            <text:p>78046</text:p>
          </table:table-cell>
          <table:table-cell office:value-type="string" calcext:value-type="string">
            <text:p>Hoping for another awesome adventure soon!</text:p>
          </table:table-cell>
          <table:table-cell/>
        </table:table-row>
        <table:table-row table:style-name="ro1">
          <table:table-cell office:value-type="float" office:value="387549" calcext:value-type="float">
            <text:p>387549</text:p>
          </table:table-cell>
          <table:table-cell office:value-type="float" office:value="0" calcext:value-type="float">
            <text:p>0</text:p>
          </table:table-cell>
          <table:table-cell office:value-type="float" office:value="2256610" calcext:value-type="float">
            <text:p>2256610</text:p>
          </table:table-cell>
          <table:table-cell office:value-type="float" office:value="894104" calcext:value-type="float">
            <text:p>894104</text:p>
          </table:table-cell>
          <table:table-cell office:value-type="string" calcext:value-type="string">
            <text:p>wow</text:p>
          </table:table-cell>
          <table:table-cell/>
        </table:table-row>
        <table:table-row table:style-name="ro1">
          <table:table-cell office:value-type="float" office:value="399372" calcext:value-type="float">
            <text:p>399372</text:p>
          </table:table-cell>
          <table:table-cell office:value-type="float" office:value="0" calcext:value-type="float">
            <text:p>0</text:p>
          </table:table-cell>
          <table:table-cell office:value-type="float" office:value="770038" calcext:value-type="float">
            <text:p>770038</text:p>
          </table:table-cell>
          <table:table-cell office:value-type="float" office:value="8340" calcext:value-type="float">
            <text:p>8340</text:p>
          </table:table-cell>
          <table:table-cell office:value-type="string" calcext:value-type="string">
            <text:p>Beautiful</text:p>
          </table:table-cell>
          <table:table-cell/>
        </table:table-row>
        <table:table-row table:style-name="ro1">
          <table:table-cell office:value-type="float" office:value="437270" calcext:value-type="float">
            <text:p>437270</text:p>
          </table:table-cell>
          <table:table-cell office:value-type="float" office:value="0" calcext:value-type="float">
            <text:p>0</text:p>
          </table:table-cell>
          <table:table-cell office:value-type="float" office:value="2362356" calcext:value-type="float">
            <text:p>2362356</text:p>
          </table:table-cell>
          <table:table-cell office:value-type="float" office:value="17209" calcext:value-type="float">
            <text:p>17209</text:p>
          </table:table-cell>
          <table:table-cell office:value-type="string" calcext:value-type="string">
            <text:p>curly hair romba messy akka</text:p>
          </table:table-cell>
          <table:table-cell/>
        </table:table-row>
        <table:table-row table:style-name="ro1">
          <table:table-cell office:value-type="float" office:value="453938" calcext:value-type="float">
            <text:p>453938</text:p>
          </table:table-cell>
          <table:table-cell office:value-type="float" office:value="0" calcext:value-type="float">
            <text:p>0</text:p>
          </table:table-cell>
          <table:table-cell office:value-type="float" office:value="2262380" calcext:value-type="float">
            <text:p>2262380</text:p>
          </table:table-cell>
          <table:table-cell office:value-type="float" office:value="2008554" calcext:value-type="float">
            <text:p>2008554</text:p>
          </table:table-cell>
          <table:table-cell office:value-type="string" calcext:value-type="string">
            <text:p>o</text:p>
          </table:table-cell>
          <table:table-cell/>
        </table:table-row>
        <table:table-row table:style-name="ro1">
          <table:table-cell office:value-type="float" office:value="30762" calcext:value-type="float">
            <text:p>30762</text:p>
          </table:table-cell>
          <table:table-cell office:value-type="float" office:value="0" calcext:value-type="float">
            <text:p>0</text:p>
          </table:table-cell>
          <table:table-cell office:value-type="float" office:value="615002" calcext:value-type="float">
            <text:p>615002</text:p>
          </table:table-cell>
          <table:table-cell office:value-type="float" office:value="77831" calcext:value-type="float">
            <text:p>77831</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194665" calcext:value-type="float">
            <text:p>194665</text:p>
          </table:table-cell>
          <table:table-cell office:value-type="float" office:value="0" calcext:value-type="float">
            <text:p>0</text:p>
          </table:table-cell>
          <table:table-cell office:value-type="float" office:value="1006877" calcext:value-type="float">
            <text:p>1006877</text:p>
          </table:table-cell>
          <table:table-cell office:value-type="float" office:value="19851" calcext:value-type="float">
            <text:p>19851</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59229" calcext:value-type="float">
            <text:p>259229</text:p>
          </table:table-cell>
          <table:table-cell office:value-type="float" office:value="0" calcext:value-type="float">
            <text:p>0</text:p>
          </table:table-cell>
          <table:table-cell office:value-type="float" office:value="1342555" calcext:value-type="float">
            <text:p>1342555</text:p>
          </table:table-cell>
          <table:table-cell office:value-type="float" office:value="43565" calcext:value-type="float">
            <text:p>43565</text:p>
          </table:table-cell>
          <table:table-cell office:value-type="string" calcext:value-type="string">
            <text:p>Sahi banaya he !!</text:p>
          </table:table-cell>
          <table:table-cell/>
        </table:table-row>
        <table:table-row table:style-name="ro1">
          <table:table-cell office:value-type="float" office:value="307088" calcext:value-type="float">
            <text:p>307088</text:p>
          </table:table-cell>
          <table:table-cell office:value-type="float" office:value="0" calcext:value-type="float">
            <text:p>0</text:p>
          </table:table-cell>
          <table:table-cell office:value-type="float" office:value="1625711" calcext:value-type="float">
            <text:p>1625711</text:p>
          </table:table-cell>
          <table:table-cell office:value-type="float" office:value="80638" calcext:value-type="float">
            <text:p>80638</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336733" calcext:value-type="float">
            <text:p>336733</text:p>
          </table:table-cell>
          <table:table-cell office:value-type="float" office:value="0" calcext:value-type="float">
            <text:p>0</text:p>
          </table:table-cell>
          <table:table-cell office:value-type="float" office:value="1796082" calcext:value-type="float">
            <text:p>1796082</text:p>
          </table:table-cell>
          <table:table-cell office:value-type="float" office:value="554410" calcext:value-type="float">
            <text:p>554410</text:p>
          </table:table-cell>
          <table:table-cell office:value-type="string" calcext:value-type="string">
            <text:p>[[@86850]] Sorry buddy. My mistake.... If you wish, I could clarify your thoughts and opinion.</text:p>
          </table:table-cell>
          <table:table-cell/>
        </table:table-row>
        <table:table-row table:style-name="ro1">
          <table:table-cell office:value-type="float" office:value="434968" calcext:value-type="float">
            <text:p>434968</text:p>
          </table:table-cell>
          <table:table-cell office:value-type="float" office:value="0" calcext:value-type="float">
            <text:p>0</text:p>
          </table:table-cell>
          <table:table-cell office:value-type="float" office:value="2333447" calcext:value-type="float">
            <text:p>2333447</text:p>
          </table:table-cell>
          <table:table-cell office:value-type="float" office:value="1512587" calcext:value-type="float">
            <text:p>1512587</text:p>
          </table:table-cell>
          <table:table-cell office:value-type="string" calcext:value-type="string">
            <text:p>Mee house rayaseema ruchulu sida</text:p>
          </table:table-cell>
          <table:table-cell/>
        </table:table-row>
        <table:table-row table:style-name="ro1">
          <table:table-cell office:value-type="float" office:value="437885" calcext:value-type="float">
            <text:p>437885</text:p>
          </table:table-cell>
          <table:table-cell office:value-type="float" office:value="0" calcext:value-type="float">
            <text:p>0</text:p>
          </table:table-cell>
          <table:table-cell office:value-type="float" office:value="2316704" calcext:value-type="float">
            <text:p>2316704</text:p>
          </table:table-cell>
          <table:table-cell office:value-type="float" office:value="1607936" calcext:value-type="float">
            <text:p>1607936</text:p>
          </table:table-cell>
          <table:table-cell office:value-type="string" calcext:value-type="string">
            <text:p>Hii</text:p>
          </table:table-cell>
          <table:table-cell/>
        </table:table-row>
        <table:table-row table:style-name="ro1">
          <table:table-cell office:value-type="float" office:value="45691" calcext:value-type="float">
            <text:p>45691</text:p>
          </table:table-cell>
          <table:table-cell office:value-type="float" office:value="0" calcext:value-type="float">
            <text:p>0</text:p>
          </table:table-cell>
          <table:table-cell office:value-type="float" office:value="281272" calcext:value-type="float">
            <text:p>281272</text:p>
          </table:table-cell>
          <table:table-cell office:value-type="float" office:value="79292" calcext:value-type="float">
            <text:p>79292</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96598" calcext:value-type="float">
            <text:p>96598</text:p>
          </table:table-cell>
          <table:table-cell office:value-type="float" office:value="0" calcext:value-type="float">
            <text:p>0</text:p>
          </table:table-cell>
          <table:table-cell office:value-type="float" office:value="766574" calcext:value-type="float">
            <text:p>766574</text:p>
          </table:table-cell>
          <table:table-cell office:value-type="float" office:value="76780" calcext:value-type="float">
            <text:p>76780</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135801" calcext:value-type="float">
            <text:p>135801</text:p>
          </table:table-cell>
          <table:table-cell office:value-type="float" office:value="0" calcext:value-type="float">
            <text:p>0</text:p>
          </table:table-cell>
          <table:table-cell office:value-type="float" office:value="854710" calcext:value-type="float">
            <text:p>854710</text:p>
          </table:table-cell>
          <table:table-cell office:value-type="float" office:value="255462" calcext:value-type="float">
            <text:p>255462</text:p>
          </table:table-cell>
          <table:table-cell office:value-type="string" calcext:value-type="string">
            <text:p>[[@80635]] it is.</text:p>
          </table:table-cell>
          <table:table-cell/>
        </table:table-row>
        <table:table-row table:style-name="ro1">
          <table:table-cell office:value-type="float" office:value="308613" calcext:value-type="float">
            <text:p>308613</text:p>
          </table:table-cell>
          <table:table-cell office:value-type="float" office:value="0" calcext:value-type="float">
            <text:p>0</text:p>
          </table:table-cell>
          <table:table-cell office:value-type="float" office:value="1634387" calcext:value-type="float">
            <text:p>1634387</text:p>
          </table:table-cell>
          <table:table-cell office:value-type="float" office:value="41183" calcext:value-type="float">
            <text:p>41183</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321330" calcext:value-type="float">
            <text:p>321330</text:p>
          </table:table-cell>
          <table:table-cell office:value-type="float" office:value="953290" calcext:value-type="float">
            <text:p>953290</text:p>
          </table:table-cell>
          <table:table-cell office:value-type="float" office:value="0" calcext:value-type="float">
            <text:p>0</text:p>
          </table:table-cell>
          <table:table-cell office:value-type="float" office:value="383289" calcext:value-type="float">
            <text:p>383289</text:p>
          </table:table-cell>
          <table:table-cell office:value-type="string" calcext:value-type="string">
            <text:p>Havelock is best for scuba diving....I think you should try in Havelock.....It is much much better than north bay</text:p>
          </table:table-cell>
          <table:table-cell/>
        </table:table-row>
        <table:table-row table:style-name="ro1">
          <table:table-cell office:value-type="float" office:value="330060" calcext:value-type="float">
            <text:p>330060</text:p>
          </table:table-cell>
          <table:table-cell office:value-type="float" office:value="0" calcext:value-type="float">
            <text:p>0</text:p>
          </table:table-cell>
          <table:table-cell office:value-type="float" office:value="1765551" calcext:value-type="float">
            <text:p>1765551</text:p>
          </table:table-cell>
          <table:table-cell office:value-type="float" office:value="81862" calcext:value-type="float">
            <text:p>8186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68847" calcext:value-type="float">
            <text:p>368847</text:p>
          </table:table-cell>
          <table:table-cell office:value-type="float" office:value="0" calcext:value-type="float">
            <text:p>0</text:p>
          </table:table-cell>
          <table:table-cell office:value-type="float" office:value="2171704" calcext:value-type="float">
            <text:p>2171704</text:p>
          </table:table-cell>
          <table:table-cell office:value-type="float" office:value="76646" calcext:value-type="float">
            <text:p>76646</text:p>
          </table:table-cell>
          <table:table-cell office:value-type="string" calcext:value-type="string">
            <text:p>Really cool pictures!!! Any more on the way?</text:p>
          </table:table-cell>
          <table:table-cell/>
        </table:table-row>
        <table:table-row table:style-name="ro1">
          <table:table-cell office:value-type="float" office:value="415806" calcext:value-type="float">
            <text:p>415806</text:p>
          </table:table-cell>
          <table:table-cell office:value-type="float" office:value="0" calcext:value-type="float">
            <text:p>0</text:p>
          </table:table-cell>
          <table:table-cell office:value-type="float" office:value="2331824" calcext:value-type="float">
            <text:p>2331824</text:p>
          </table:table-cell>
          <table:table-cell office:value-type="float" office:value="1417829" calcext:value-type="float">
            <text:p>1417829</text:p>
          </table:table-cell>
          <table:table-cell office:value-type="string" calcext:value-type="string">
            <text:p>??????</text:p>
          </table:table-cell>
          <table:table-cell/>
        </table:table-row>
        <table:table-row table:style-name="ro1">
          <table:table-cell office:value-type="float" office:value="8784" calcext:value-type="float">
            <text:p>8784</text:p>
          </table:table-cell>
          <table:table-cell office:value-type="float" office:value="0" calcext:value-type="float">
            <text:p>0</text:p>
          </table:table-cell>
          <table:table-cell office:value-type="float" office:value="382025" calcext:value-type="float">
            <text:p>382025</text:p>
          </table:table-cell>
          <table:table-cell office:value-type="float" office:value="114868" calcext:value-type="float">
            <text:p>114868</text:p>
          </table:table-cell>
          <table:table-cell office:value-type="string" calcext:value-type="string">
            <text:p>[[@6511]] Please follow my blog website for details.</text:p>
          </table:table-cell>
          <table:table-cell/>
        </table:table-row>
        <table:table-row table:style-name="ro1">
          <table:table-cell office:value-type="float" office:value="17422" calcext:value-type="float">
            <text:p>17422</text:p>
          </table:table-cell>
          <table:table-cell office:value-type="float" office:value="0" calcext:value-type="float">
            <text:p>0</text:p>
          </table:table-cell>
          <table:table-cell office:value-type="float" office:value="1227" calcext:value-type="float">
            <text:p>1227</text:p>
          </table:table-cell>
          <table:table-cell office:value-type="float" office:value="162490" calcext:value-type="float">
            <text:p>162490</text:p>
          </table:table-cell>
          <table:table-cell office:value-type="string" calcext:value-type="string">
            <text:p>Wow</text:p>
          </table:table-cell>
          <table:table-cell/>
        </table:table-row>
        <table:table-row table:style-name="ro1">
          <table:table-cell office:value-type="float" office:value="109906" calcext:value-type="float">
            <text:p>109906</text:p>
          </table:table-cell>
          <table:table-cell office:value-type="float" office:value="0" calcext:value-type="float">
            <text:p>0</text:p>
          </table:table-cell>
          <table:table-cell office:value-type="float" office:value="799916" calcext:value-type="float">
            <text:p>799916</text:p>
          </table:table-cell>
          <table:table-cell office:value-type="float" office:value="80477" calcext:value-type="float">
            <text:p>80477</text:p>
          </table:table-cell>
          <table:table-cell office:value-type="string" calcext:value-type="string">
            <text:p>Love dis</text:p>
          </table:table-cell>
          <table:table-cell/>
        </table:table-row>
        <table:table-row table:style-name="ro1">
          <table:table-cell office:value-type="float" office:value="263239" calcext:value-type="float">
            <text:p>263239</text:p>
          </table:table-cell>
          <table:table-cell office:value-type="float" office:value="0" calcext:value-type="float">
            <text:p>0</text:p>
          </table:table-cell>
          <table:table-cell office:value-type="float" office:value="1369876" calcext:value-type="float">
            <text:p>1369876</text:p>
          </table:table-cell>
          <table:table-cell office:value-type="float" office:value="420127" calcext:value-type="float">
            <text:p>420127</text:p>
          </table:table-cell>
          <table:table-cell office:value-type="string" calcext:value-type="string">
            <text:p>[[@40541]] yes sure</text:p>
          </table:table-cell>
          <table:table-cell/>
        </table:table-row>
        <table:table-row table:style-name="ro1">
          <table:table-cell office:value-type="float" office:value="264473" calcext:value-type="float">
            <text:p>264473</text:p>
          </table:table-cell>
          <table:table-cell office:value-type="float" office:value="0" calcext:value-type="float">
            <text:p>0</text:p>
          </table:table-cell>
          <table:table-cell office:value-type="float" office:value="1379007" calcext:value-type="float">
            <text:p>1379007</text:p>
          </table:table-cell>
          <table:table-cell office:value-type="float" office:value="81962" calcext:value-type="float">
            <text:p>81962</text:p>
          </table:table-cell>
          <table:table-cell office:value-type="string" calcext:value-type="string">
            <text:p>I have been to this place, and your pictures couldn't have done more justice to it!</text:p>
          </table:table-cell>
          <table:table-cell/>
        </table:table-row>
        <table:table-row table:style-name="ro1">
          <table:table-cell office:value-type="float" office:value="281870" calcext:value-type="float">
            <text:p>281870</text:p>
          </table:table-cell>
          <table:table-cell office:value-type="float" office:value="0" calcext:value-type="float">
            <text:p>0</text:p>
          </table:table-cell>
          <table:table-cell office:value-type="float" office:value="1480713" calcext:value-type="float">
            <text:p>1480713</text:p>
          </table:table-cell>
          <table:table-cell office:value-type="float" office:value="83765" calcext:value-type="float">
            <text:p>83765</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42992" calcext:value-type="float">
            <text:p>342992</text:p>
          </table:table-cell>
          <table:table-cell office:value-type="float" office:value="0" calcext:value-type="float">
            <text:p>0</text:p>
          </table:table-cell>
          <table:table-cell office:value-type="float" office:value="1832827" calcext:value-type="float">
            <text:p>1832827</text:p>
          </table:table-cell>
          <table:table-cell office:value-type="float" office:value="88125" calcext:value-type="float">
            <text:p>88125</text:p>
          </table:table-cell>
          <table:table-cell office:value-type="string" calcext:value-type="string">
            <text:p>Gonna tryout this! ?</text:p>
          </table:table-cell>
          <table:table-cell/>
        </table:table-row>
        <table:table-row table:style-name="ro1">
          <table:table-cell office:value-type="float" office:value="6982" calcext:value-type="float">
            <text:p>6982</text:p>
          </table:table-cell>
          <table:table-cell office:value-type="float" office:value="89550" calcext:value-type="float">
            <text:p>89550</text:p>
          </table:table-cell>
          <table:table-cell office:value-type="float" office:value="0" calcext:value-type="float">
            <text:p>0</text:p>
          </table:table-cell>
          <table:table-cell office:value-type="float" office:value="59730" calcext:value-type="float">
            <text:p>59730</text:p>
          </table:table-cell>
          <table:table-cell office:value-type="string" calcext:value-type="string">
            <text:p>How to reach their from Goa?</text:p>
          </table:table-cell>
          <table:table-cell/>
        </table:table-row>
        <table:table-row table:style-name="ro1">
          <table:table-cell office:value-type="float" office:value="67410" calcext:value-type="float">
            <text:p>67410</text:p>
          </table:table-cell>
          <table:table-cell office:value-type="float" office:value="0" calcext:value-type="float">
            <text:p>0</text:p>
          </table:table-cell>
          <table:table-cell office:value-type="float" office:value="692850" calcext:value-type="float">
            <text:p>692850</text:p>
          </table:table-cell>
          <table:table-cell office:value-type="float" office:value="84349" calcext:value-type="float">
            <text:p>84349</text:p>
          </table:table-cell>
          <table:table-cell office:value-type="string" calcext:value-type="string">
            <text:p>Loved your trail, keep pushing! <text:s/>??</text:p>
          </table:table-cell>
          <table:table-cell/>
        </table:table-row>
        <table:table-row table:style-name="ro1">
          <table:table-cell office:value-type="float" office:value="79435" calcext:value-type="float">
            <text:p>79435</text:p>
          </table:table-cell>
          <table:table-cell office:value-type="float" office:value="0" calcext:value-type="float">
            <text:p>0</text:p>
          </table:table-cell>
          <table:table-cell office:value-type="float" office:value="737424" calcext:value-type="float">
            <text:p>737424</text:p>
          </table:table-cell>
          <table:table-cell office:value-type="float" office:value="218909" calcext:value-type="float">
            <text:p>218909</text:p>
          </table:table-cell>
          <table:table-cell office:value-type="string" calcext:value-type="string">
            <text:p>[[@18539]] hey Ridhi.. just started using this app. still exploring it. The trai is of my Sikkim trip, in north east india. The pictures are of Gurudongmar lake which is near India-China border on 19000 ft. Height. It is usually frozen at -15 degree celcius. Let me know if you want any more info on this one..!</text:p>
          </table:table-cell>
          <table:table-cell/>
        </table:table-row>
        <table:table-row table:style-name="ro1">
          <table:table-cell office:value-type="float" office:value="106301" calcext:value-type="float">
            <text:p>106301</text:p>
          </table:table-cell>
          <table:table-cell office:value-type="float" office:value="0" calcext:value-type="float">
            <text:p>0</text:p>
          </table:table-cell>
          <table:table-cell office:value-type="float" office:value="781652" calcext:value-type="float">
            <text:p>781652</text:p>
          </table:table-cell>
          <table:table-cell office:value-type="float" office:value="232106" calcext:value-type="float">
            <text:p>232106</text:p>
          </table:table-cell>
          <table:table-cell office:value-type="string" calcext:value-type="string">
            <text:p>Really? <text:s/>K.. I will inform you..</text:p>
          </table:table-cell>
          <table:table-cell/>
        </table:table-row>
        <table:table-row table:style-name="ro1">
          <table:table-cell office:value-type="float" office:value="143313" calcext:value-type="float">
            <text:p>143313</text:p>
          </table:table-cell>
          <table:table-cell office:value-type="float" office:value="0" calcext:value-type="float">
            <text:p>0</text:p>
          </table:table-cell>
          <table:table-cell office:value-type="float" office:value="875806" calcext:value-type="float">
            <text:p>875806</text:p>
          </table:table-cell>
          <table:table-cell office:value-type="float" office:value="84318" calcext:value-type="float">
            <text:p>84318</text:p>
          </table:table-cell>
          <table:table-cell office:value-type="string" calcext:value-type="string">
            <text:p>Hey the trail is amazing, could you give some info?</text:p>
          </table:table-cell>
          <table:table-cell/>
        </table:table-row>
        <table:table-row table:style-name="ro1">
          <table:table-cell office:value-type="float" office:value="294950" calcext:value-type="float">
            <text:p>294950</text:p>
          </table:table-cell>
          <table:table-cell office:value-type="float" office:value="0" calcext:value-type="float">
            <text:p>0</text:p>
          </table:table-cell>
          <table:table-cell office:value-type="float" office:value="1558782" calcext:value-type="float">
            <text:p>1558782</text:p>
          </table:table-cell>
          <table:table-cell office:value-type="float" office:value="18486" calcext:value-type="float">
            <text:p>18486</text:p>
          </table:table-cell>
          <table:table-cell office:value-type="string" calcext:value-type="string">
            <text:p>mast content h</text:p>
          </table:table-cell>
          <table:table-cell/>
        </table:table-row>
        <table:table-row table:style-name="ro1">
          <table:table-cell office:value-type="float" office:value="314955" calcext:value-type="float">
            <text:p>314955</text:p>
          </table:table-cell>
          <table:table-cell office:value-type="float" office:value="0" calcext:value-type="float">
            <text:p>0</text:p>
          </table:table-cell>
          <table:table-cell office:value-type="float" office:value="1672896" calcext:value-type="float">
            <text:p>1672896</text:p>
          </table:table-cell>
          <table:table-cell office:value-type="float" office:value="515902" calcext:value-type="float">
            <text:p>515902</text:p>
          </table:table-cell>
          <table:table-cell office:value-type="string" calcext:value-type="string">
            <text:p>[[@83749]] you welcome</text:p>
          </table:table-cell>
          <table:table-cell/>
        </table:table-row>
        <table:table-row table:style-name="ro1">
          <table:table-cell office:value-type="float" office:value="341894" calcext:value-type="float">
            <text:p>341894</text:p>
          </table:table-cell>
          <table:table-cell office:value-type="float" office:value="0" calcext:value-type="float">
            <text:p>0</text:p>
          </table:table-cell>
          <table:table-cell office:value-type="float" office:value="86687" calcext:value-type="float">
            <text:p>86687</text:p>
          </table:table-cell>
          <table:table-cell office:value-type="float" office:value="521295" calcext:value-type="float">
            <text:p>521295</text:p>
          </table:table-cell>
          <table:table-cell office:value-type="float" office:value="0" calcext:value-type="float">
            <text:p>0</text:p>
          </table:table-cell>
          <table:table-cell/>
        </table:table-row>
        <table:table-row table:style-name="ro1">
          <table:table-cell office:value-type="float" office:value="356480" calcext:value-type="float">
            <text:p>356480</text:p>
          </table:table-cell>
          <table:table-cell office:value-type="float" office:value="0" calcext:value-type="float">
            <text:p>0</text:p>
          </table:table-cell>
          <table:table-cell office:value-type="float" office:value="1947725" calcext:value-type="float">
            <text:p>1947725</text:p>
          </table:table-cell>
          <table:table-cell office:value-type="float" office:value="49975" calcext:value-type="float">
            <text:p>4997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409451" calcext:value-type="float">
            <text:p>409451</text:p>
          </table:table-cell>
          <table:table-cell office:value-type="float" office:value="0" calcext:value-type="float">
            <text:p>0</text:p>
          </table:table-cell>
          <table:table-cell office:value-type="float" office:value="2326043" calcext:value-type="float">
            <text:p>2326043</text:p>
          </table:table-cell>
          <table:table-cell office:value-type="float" office:value="1223938" calcext:value-type="float">
            <text:p>1223938</text:p>
          </table:table-cell>
          <table:table-cell office:value-type="string" calcext:value-type="string">
            <text:p>Wow fantastic</text:p>
          </table:table-cell>
          <table:table-cell/>
        </table:table-row>
        <table:table-row table:style-name="ro1">
          <table:table-cell office:value-type="float" office:value="22777" calcext:value-type="float">
            <text:p>22777</text:p>
          </table:table-cell>
          <table:table-cell office:value-type="float" office:value="0" calcext:value-type="float">
            <text:p>0</text:p>
          </table:table-cell>
          <table:table-cell office:value-type="float" office:value="594665" calcext:value-type="float">
            <text:p>594665</text:p>
          </table:table-cell>
          <table:table-cell office:value-type="float" office:value="82781" calcext:value-type="float">
            <text:p>82781</text:p>
          </table:table-cell>
          <table:table-cell office:value-type="string" calcext:value-type="string">
            <text:p>you have travelled so much, i'm waiting to hear more stories</text:p>
          </table:table-cell>
          <table:table-cell/>
        </table:table-row>
        <table:table-row table:style-name="ro1">
          <table:table-cell office:value-type="float" office:value="82618" calcext:value-type="float">
            <text:p>82618</text:p>
          </table:table-cell>
          <table:table-cell office:value-type="float" office:value="0" calcext:value-type="float">
            <text:p>0</text:p>
          </table:table-cell>
          <table:table-cell office:value-type="float" office:value="163816" calcext:value-type="float">
            <text:p>163816</text:p>
          </table:table-cell>
          <table:table-cell office:value-type="float" office:value="82158" calcext:value-type="float">
            <text:p>82158</text:p>
          </table:table-cell>
          <table:table-cell office:value-type="string" calcext:value-type="string">
            <text:p>Hey what time of the year is best to visit this place?</text:p>
          </table:table-cell>
          <table:table-cell/>
        </table:table-row>
        <table:table-row table:style-name="ro1">
          <table:table-cell office:value-type="float" office:value="98947" calcext:value-type="float">
            <text:p>98947</text:p>
          </table:table-cell>
          <table:table-cell office:value-type="float" office:value="0" calcext:value-type="float">
            <text:p>0</text:p>
          </table:table-cell>
          <table:table-cell office:value-type="float" office:value="774168" calcext:value-type="float">
            <text:p>774168</text:p>
          </table:table-cell>
          <table:table-cell office:value-type="float" office:value="86151" calcext:value-type="float">
            <text:p>86151</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25048" calcext:value-type="float">
            <text:p>125048</text:p>
          </table:table-cell>
          <table:table-cell office:value-type="float" office:value="0" calcext:value-type="float">
            <text:p>0</text:p>
          </table:table-cell>
          <table:table-cell office:value-type="float" office:value="825659" calcext:value-type="float">
            <text:p>825659</text:p>
          </table:table-cell>
          <table:table-cell office:value-type="float" office:value="246268" calcext:value-type="float">
            <text:p>246268</text:p>
          </table:table-cell>
          <table:table-cell office:value-type="string" calcext:value-type="string">
            <text:p>[[@82558]] <text:s/>?</text:p>
          </table:table-cell>
          <table:table-cell/>
        </table:table-row>
        <table:table-row table:style-name="ro4">
          <table:table-cell office:value-type="float" office:value="127738" calcext:value-type="float">
            <text:p>127738</text:p>
          </table:table-cell>
          <table:table-cell office:value-type="float" office:value="0" calcext:value-type="float">
            <text:p>0</text:p>
          </table:table-cell>
          <table:table-cell office:value-type="float" office:value="835163" calcext:value-type="float">
            <text:p>835163</text:p>
          </table:table-cell>
          <table:table-cell office:value-type="float" office:value="249197" calcext:value-type="float">
            <text:p>249197</text:p>
          </table:table-cell>
          <table:table-cell office:value-type="string" calcext:value-type="string">
            <text:p>Thanks Dhara!</text:p>
            <text:p/>
            <text:p>For this trip i only had my phone which is an asus.</text:p>
          </table:table-cell>
          <table:table-cell/>
        </table:table-row>
        <table:table-row table:style-name="ro1">
          <table:table-cell office:value-type="float" office:value="149151" calcext:value-type="float">
            <text:p>149151</text:p>
          </table:table-cell>
          <table:table-cell office:value-type="float" office:value="0" calcext:value-type="float">
            <text:p>0</text:p>
          </table:table-cell>
          <table:table-cell office:value-type="float" office:value="887797" calcext:value-type="float">
            <text:p>887797</text:p>
          </table:table-cell>
          <table:table-cell office:value-type="float" office:value="76378" calcext:value-type="float">
            <text:p>76378</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89648" calcext:value-type="float">
            <text:p>189648</text:p>
          </table:table-cell>
          <table:table-cell office:value-type="float" office:value="0" calcext:value-type="float">
            <text:p>0</text:p>
          </table:table-cell>
          <table:table-cell office:value-type="float" office:value="984701" calcext:value-type="float">
            <text:p>984701</text:p>
          </table:table-cell>
          <table:table-cell office:value-type="float" office:value="296409" calcext:value-type="float">
            <text:p>296409</text:p>
          </table:table-cell>
          <table:table-cell office:value-type="string" calcext:value-type="string">
            <text:p>Thanks Lavina. Sure, <text:s/>I will definietly share more trials with my stories.</text:p>
          </table:table-cell>
          <table:table-cell/>
        </table:table-row>
        <table:table-row table:style-name="ro1">
          <table:table-cell office:value-type="float" office:value="247511" calcext:value-type="float">
            <text:p>247511</text:p>
          </table:table-cell>
          <table:table-cell office:value-type="float" office:value="0" calcext:value-type="float">
            <text:p>0</text:p>
          </table:table-cell>
          <table:table-cell office:value-type="float" office:value="1246340" calcext:value-type="float">
            <text:p>1246340</text:p>
          </table:table-cell>
          <table:table-cell office:value-type="float" office:value="83324" calcext:value-type="float">
            <text:p>83324</text:p>
          </table:table-cell>
          <table:table-cell office:value-type="string" calcext:value-type="string">
            <text:p>Hey, the title is so innovative!</text:p>
          </table:table-cell>
          <table:table-cell/>
        </table:table-row>
        <table:table-row table:style-name="ro1">
          <table:table-cell office:value-type="float" office:value="274131" calcext:value-type="float">
            <text:p>274131</text:p>
          </table:table-cell>
          <table:table-cell office:value-type="float" office:value="0" calcext:value-type="float">
            <text:p>0</text:p>
          </table:table-cell>
          <table:table-cell office:value-type="float" office:value="1347770" calcext:value-type="float">
            <text:p>1347770</text:p>
          </table:table-cell>
          <table:table-cell office:value-type="float" office:value="413100" calcext:value-type="float">
            <text:p>413100</text:p>
          </table:table-cell>
          <table:table-cell office:value-type="string" calcext:value-type="string">
            <text:p>Thanks for your support.... content will given in near future</text:p>
          </table:table-cell>
          <table:table-cell/>
        </table:table-row>
        <table:table-row table:style-name="ro1">
          <table:table-cell office:value-type="float" office:value="328366" calcext:value-type="float">
            <text:p>328366</text:p>
          </table:table-cell>
          <table:table-cell office:value-type="float" office:value="0" calcext:value-type="float">
            <text:p>0</text:p>
          </table:table-cell>
          <table:table-cell office:value-type="float" office:value="1758328" calcext:value-type="float">
            <text:p>1758328</text:p>
          </table:table-cell>
          <table:table-cell office:value-type="float" office:value="41002" calcext:value-type="float">
            <text:p>41002</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84815" calcext:value-type="float">
            <text:p>384815</text:p>
          </table:table-cell>
          <table:table-cell office:value-type="float" office:value="0" calcext:value-type="float">
            <text:p>0</text:p>
          </table:table-cell>
          <table:table-cell office:value-type="float" office:value="2255392" calcext:value-type="float">
            <text:p>2255392</text:p>
          </table:table-cell>
          <table:table-cell office:value-type="float" office:value="101960" calcext:value-type="float">
            <text:p>101960</text:p>
          </table:table-cell>
          <table:table-cell office:value-type="string" calcext:value-type="string">
            <text:p>[[@99044]] thanks! Do connect on Trell and Instagram. [[@101960]]</text:p>
          </table:table-cell>
          <table:table-cell/>
        </table:table-row>
        <table:table-row table:style-name="ro1">
          <table:table-cell office:value-type="float" office:value="399115" calcext:value-type="float">
            <text:p>399115</text:p>
          </table:table-cell>
          <table:table-cell office:value-type="float" office:value="0" calcext:value-type="float">
            <text:p>0</text:p>
          </table:table-cell>
          <table:table-cell office:value-type="float" office:value="2278709" calcext:value-type="float">
            <text:p>2278709</text:p>
          </table:table-cell>
          <table:table-cell office:value-type="float" office:value="1019472" calcext:value-type="float">
            <text:p>1019472</text:p>
          </table:table-cell>
          <table:table-cell office:value-type="string" calcext:value-type="string">
            <text:p>Nice</text:p>
          </table:table-cell>
          <table:table-cell/>
        </table:table-row>
        <table:table-row table:style-name="ro1">
          <table:table-cell office:value-type="float" office:value="400478" calcext:value-type="float">
            <text:p>400478</text:p>
          </table:table-cell>
          <table:table-cell office:value-type="float" office:value="0" calcext:value-type="float">
            <text:p>0</text:p>
          </table:table-cell>
          <table:table-cell office:value-type="float" office:value="2254832" calcext:value-type="float">
            <text:p>2254832</text:p>
          </table:table-cell>
          <table:table-cell office:value-type="float" office:value="802442" calcext:value-type="float">
            <text:p>802442</text:p>
          </table:table-cell>
          <table:table-cell office:value-type="string" calcext:value-type="string">
            <text:p>Got</text:p>
          </table:table-cell>
          <table:table-cell/>
        </table:table-row>
        <table:table-row table:style-name="ro1">
          <table:table-cell office:value-type="float" office:value="432953" calcext:value-type="float">
            <text:p>432953</text:p>
          </table:table-cell>
          <table:table-cell office:value-type="float" office:value="0" calcext:value-type="float">
            <text:p>0</text:p>
          </table:table-cell>
          <table:table-cell office:value-type="float" office:value="2347222" calcext:value-type="float">
            <text:p>2347222</text:p>
          </table:table-cell>
          <table:table-cell office:value-type="float" office:value="50622" calcext:value-type="float">
            <text:p>50622</text:p>
          </table:table-cell>
          <table:table-cell office:value-type="string" calcext:value-type="string">
            <text:p>are there any cafe near that place </text:p>
          </table:table-cell>
          <table:table-cell/>
        </table:table-row>
        <table:table-row table:style-name="ro1">
          <table:table-cell office:value-type="float" office:value="39664" calcext:value-type="float">
            <text:p>39664</text:p>
          </table:table-cell>
          <table:table-cell office:value-type="float" office:value="0" calcext:value-type="float">
            <text:p>0</text:p>
          </table:table-cell>
          <table:table-cell office:value-type="float" office:value="596293" calcext:value-type="float">
            <text:p>596293</text:p>
          </table:table-cell>
          <table:table-cell office:value-type="float" office:value="178165" calcext:value-type="float">
            <text:p>178165</text:p>
          </table:table-cell>
          <table:table-cell office:value-type="string" calcext:value-type="string">
            <text:p>[[@43650]] thanks....</text:p>
          </table:table-cell>
          <table:table-cell/>
        </table:table-row>
        <table:table-row table:style-name="ro1">
          <table:table-cell office:value-type="float" office:value="50902" calcext:value-type="float">
            <text:p>50902</text:p>
          </table:table-cell>
          <table:table-cell office:value-type="float" office:value="0" calcext:value-type="float">
            <text:p>0</text:p>
          </table:table-cell>
          <table:table-cell office:value-type="float" office:value="657815" calcext:value-type="float">
            <text:p>657815</text:p>
          </table:table-cell>
          <table:table-cell office:value-type="float" office:value="196460" calcext:value-type="float">
            <text:p>196460</text:p>
          </table:table-cell>
          <table:table-cell office:value-type="string" calcext:value-type="string">
            <text:p>this is really a real pic.</text:p>
          </table:table-cell>
          <table:table-cell/>
        </table:table-row>
        <table:table-row table:style-name="ro1">
          <table:table-cell office:value-type="float" office:value="153463" calcext:value-type="float">
            <text:p>153463</text:p>
          </table:table-cell>
          <table:table-cell office:value-type="float" office:value="0" calcext:value-type="float">
            <text:p>0</text:p>
          </table:table-cell>
          <table:table-cell office:value-type="float" office:value="899360" calcext:value-type="float">
            <text:p>899360</text:p>
          </table:table-cell>
          <table:table-cell office:value-type="float" office:value="81117" calcext:value-type="float">
            <text:p>81117</text:p>
          </table:table-cell>
          <table:table-cell office:value-type="string" calcext:value-type="string">
            <text:p>Wow! Thats amazing that you covered so much in so less budget!</text:p>
          </table:table-cell>
          <table:table-cell/>
        </table:table-row>
        <table:table-row table:style-name="ro1">
          <table:table-cell office:value-type="float" office:value="203397" calcext:value-type="float">
            <text:p>203397</text:p>
          </table:table-cell>
          <table:table-cell office:value-type="float" office:value="644726" calcext:value-type="float">
            <text:p>644726</text:p>
          </table:table-cell>
          <table:table-cell office:value-type="float" office:value="0" calcext:value-type="float">
            <text:p>0</text:p>
          </table:table-cell>
          <table:table-cell office:value-type="float" office:value="210887" calcext:value-type="float">
            <text:p>210887</text:p>
          </table:table-cell>
          <table:table-cell office:value-type="string" calcext:value-type="string">
            <text:p>[[@1]]</text:p>
          </table:table-cell>
          <table:table-cell/>
        </table:table-row>
        <table:table-row table:style-name="ro1">
          <table:table-cell office:value-type="float" office:value="211893" calcext:value-type="float">
            <text:p>211893</text:p>
          </table:table-cell>
          <table:table-cell office:value-type="float" office:value="0" calcext:value-type="float">
            <text:p>0</text:p>
          </table:table-cell>
          <table:table-cell office:value-type="float" office:value="1089303" calcext:value-type="float">
            <text:p>1089303</text:p>
          </table:table-cell>
          <table:table-cell office:value-type="float" office:value="87294" calcext:value-type="float">
            <text:p>87294</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56993" calcext:value-type="float">
            <text:p>256993</text:p>
          </table:table-cell>
          <table:table-cell office:value-type="float" office:value="0" calcext:value-type="float">
            <text:p>0</text:p>
          </table:table-cell>
          <table:table-cell office:value-type="float" office:value="1327477" calcext:value-type="float">
            <text:p>1327477</text:p>
          </table:table-cell>
          <table:table-cell office:value-type="float" office:value="79874" calcext:value-type="float">
            <text:p>79874</text:p>
          </table:table-cell>
          <table:table-cell office:value-type="string" calcext:value-type="string">
            <text:p>Lajavaab</text:p>
          </table:table-cell>
          <table:table-cell/>
        </table:table-row>
        <table:table-row table:style-name="ro1">
          <table:table-cell office:value-type="float" office:value="312615" calcext:value-type="float">
            <text:p>312615</text:p>
          </table:table-cell>
          <table:table-cell office:value-type="float" office:value="0" calcext:value-type="float">
            <text:p>0</text:p>
          </table:table-cell>
          <table:table-cell office:value-type="float" office:value="1643559" calcext:value-type="float">
            <text:p>1643559</text:p>
          </table:table-cell>
          <table:table-cell office:value-type="float" office:value="136106" calcext:value-type="float">
            <text:p>136106</text:p>
          </table:table-cell>
          <table:table-cell office:value-type="string" calcext:value-type="string">
            <text:p>Awesome! I too am heading there next week</text:p>
          </table:table-cell>
          <table:table-cell/>
        </table:table-row>
        <table:table-row table:style-name="ro1">
          <table:table-cell office:value-type="float" office:value="331159" calcext:value-type="float">
            <text:p>331159</text:p>
          </table:table-cell>
          <table:table-cell office:value-type="float" office:value="0" calcext:value-type="float">
            <text:p>0</text:p>
          </table:table-cell>
          <table:table-cell office:value-type="float" office:value="1771356" calcext:value-type="float">
            <text:p>1771356</text:p>
          </table:table-cell>
          <table:table-cell office:value-type="float" office:value="79906" calcext:value-type="float">
            <text:p>79906</text:p>
          </table:table-cell>
          <table:table-cell office:value-type="string" calcext:value-type="string">
            <text:p>Nyc shot ❤️❤️❤️</text:p>
          </table:table-cell>
          <table:table-cell/>
        </table:table-row>
        <table:table-row table:style-name="ro1">
          <table:table-cell office:value-type="float" office:value="377986" calcext:value-type="float">
            <text:p>377986</text:p>
          </table:table-cell>
          <table:table-cell office:value-type="float" office:value="0" calcext:value-type="float">
            <text:p>0</text:p>
          </table:table-cell>
          <table:table-cell office:value-type="float" office:value="2229518" calcext:value-type="float">
            <text:p>2229518</text:p>
          </table:table-cell>
          <table:table-cell office:value-type="float" office:value="734659" calcext:value-type="float">
            <text:p>734659</text:p>
          </table:table-cell>
          <table:table-cell office:value-type="string" calcext:value-type="string">
            <text:p>Thanks for suggestion</text:p>
          </table:table-cell>
          <table:table-cell/>
        </table:table-row>
        <table:table-row table:style-name="ro1">
          <table:table-cell office:value-type="float" office:value="201695" calcext:value-type="float">
            <text:p>201695</text:p>
          </table:table-cell>
          <table:table-cell office:value-type="float" office:value="0" calcext:value-type="float">
            <text:p>0</text:p>
          </table:table-cell>
          <table:table-cell office:value-type="float" office:value="1038582" calcext:value-type="float">
            <text:p>1038582</text:p>
          </table:table-cell>
          <table:table-cell office:value-type="float" office:value="313156" calcext:value-type="float">
            <text:p>313156</text:p>
          </table:table-cell>
          <table:table-cell office:value-type="string" calcext:value-type="string">
            <text:p>[[@84816]] Thanks ?</text:p>
          </table:table-cell>
          <table:table-cell/>
        </table:table-row>
        <table:table-row table:style-name="ro1">
          <table:table-cell office:value-type="float" office:value="204948" calcext:value-type="float">
            <text:p>204948</text:p>
          </table:table-cell>
          <table:table-cell office:value-type="float" office:value="0" calcext:value-type="float">
            <text:p>0</text:p>
          </table:table-cell>
          <table:table-cell office:value-type="float" office:value="1059655" calcext:value-type="float">
            <text:p>1059655</text:p>
          </table:table-cell>
          <table:table-cell office:value-type="float" office:value="268301" calcext:value-type="float">
            <text:p>268301</text:p>
          </table:table-cell>
          <table:table-cell office:value-type="string" calcext:value-type="string">
            <text:p>[[@80462]] <text:s/>with friends help</text:p>
          </table:table-cell>
          <table:table-cell/>
        </table:table-row>
        <table:table-row table:style-name="ro1">
          <table:table-cell office:value-type="float" office:value="400742" calcext:value-type="float">
            <text:p>400742</text:p>
          </table:table-cell>
          <table:table-cell office:value-type="float" office:value="0" calcext:value-type="float">
            <text:p>0</text:p>
          </table:table-cell>
          <table:table-cell office:value-type="float" office:value="2286952" calcext:value-type="float">
            <text:p>2286952</text:p>
          </table:table-cell>
          <table:table-cell office:value-type="float" office:value="1034942" calcext:value-type="float">
            <text:p>1034942</text:p>
          </table:table-cell>
          <table:table-cell office:value-type="string" calcext:value-type="string">
            <text:p>Sabah malik</text:p>
          </table:table-cell>
          <table:table-cell/>
        </table:table-row>
        <table:table-row table:style-name="ro1">
          <table:table-cell office:value-type="float" office:value="447192" calcext:value-type="float">
            <text:p>447192</text:p>
          </table:table-cell>
          <table:table-cell office:value-type="float" office:value="0" calcext:value-type="float">
            <text:p>0</text:p>
          </table:table-cell>
          <table:table-cell office:value-type="float" office:value="1344750" calcext:value-type="float">
            <text:p>1344750</text:p>
          </table:table-cell>
          <table:table-cell office:value-type="float" office:value="1824162" calcext:value-type="float">
            <text:p>1824162</text:p>
          </table:table-cell>
          <table:table-cell office:value-type="string" calcext:value-type="string">
            <text:p>Lets see</text:p>
          </table:table-cell>
          <table:table-cell/>
        </table:table-row>
        <table:table-row table:style-name="ro1">
          <table:table-cell office:value-type="float" office:value="22289" calcext:value-type="float">
            <text:p>22289</text:p>
          </table:table-cell>
          <table:table-cell office:value-type="float" office:value="0" calcext:value-type="float">
            <text:p>0</text:p>
          </table:table-cell>
          <table:table-cell office:value-type="float" office:value="593910" calcext:value-type="float">
            <text:p>593910</text:p>
          </table:table-cell>
          <table:table-cell office:value-type="float" office:value="177583" calcext:value-type="float">
            <text:p>177583</text:p>
          </table:table-cell>
          <table:table-cell office:value-type="string" calcext:value-type="string">
            <text:p>[[@52456]] nxt adventure is still on a planning phase?</text:p>
          </table:table-cell>
          <table:table-cell/>
        </table:table-row>
        <table:table-row table:style-name="ro1">
          <table:table-cell office:value-type="float" office:value="33594" calcext:value-type="float">
            <text:p>33594</text:p>
          </table:table-cell>
          <table:table-cell office:value-type="float" office:value="0" calcext:value-type="float">
            <text:p>0</text:p>
          </table:table-cell>
          <table:table-cell office:value-type="float" office:value="621375" calcext:value-type="float">
            <text:p>621375</text:p>
          </table:table-cell>
          <table:table-cell office:value-type="float" office:value="43275" calcext:value-type="float">
            <text:p>43275</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51709" calcext:value-type="float">
            <text:p>51709</text:p>
          </table:table-cell>
          <table:table-cell office:value-type="float" office:value="0" calcext:value-type="float">
            <text:p>0</text:p>
          </table:table-cell>
          <table:table-cell office:value-type="float" office:value="660206" calcext:value-type="float">
            <text:p>660206</text:p>
          </table:table-cell>
          <table:table-cell office:value-type="float" office:value="40050" calcext:value-type="float">
            <text:p>4005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99760" calcext:value-type="float">
            <text:p>99760</text:p>
          </table:table-cell>
          <table:table-cell office:value-type="float" office:value="0" calcext:value-type="float">
            <text:p>0</text:p>
          </table:table-cell>
          <table:table-cell office:value-type="float" office:value="773539" calcext:value-type="float">
            <text:p>773539</text:p>
          </table:table-cell>
          <table:table-cell office:value-type="float" office:value="230048" calcext:value-type="float">
            <text:p>230048</text:p>
          </table:table-cell>
          <table:table-cell office:value-type="string" calcext:value-type="string">
            <text:p>[[@77197]] thank you ?</text:p>
          </table:table-cell>
          <table:table-cell/>
        </table:table-row>
        <table:table-row table:style-name="ro1">
          <table:table-cell office:value-type="float" office:value="100984" calcext:value-type="float">
            <text:p>100984</text:p>
          </table:table-cell>
          <table:table-cell office:value-type="float" office:value="0" calcext:value-type="float">
            <text:p>0</text:p>
          </table:table-cell>
          <table:table-cell office:value-type="float" office:value="195914" calcext:value-type="float">
            <text:p>195914</text:p>
          </table:table-cell>
          <table:table-cell office:value-type="float" office:value="65268" calcext:value-type="float">
            <text:p>65268</text:p>
          </table:table-cell>
          <table:table-cell office:value-type="string" calcext:value-type="string">
            <text:p>[[@230911]] Just go for it bud, these adventures always have a lot of amazing surprises waiting for you!</text:p>
          </table:table-cell>
          <table:table-cell/>
        </table:table-row>
        <table:table-row table:style-name="ro1">
          <table:table-cell office:value-type="float" office:value="116153" calcext:value-type="float">
            <text:p>116153</text:p>
          </table:table-cell>
          <table:table-cell office:value-type="float" office:value="0" calcext:value-type="float">
            <text:p>0</text:p>
          </table:table-cell>
          <table:table-cell office:value-type="float" office:value="815083" calcext:value-type="float">
            <text:p>815083</text:p>
          </table:table-cell>
          <table:table-cell office:value-type="float" office:value="242786" calcext:value-type="float">
            <text:p>242786</text:p>
          </table:table-cell>
          <table:table-cell office:value-type="string" calcext:value-type="string">
            <text:p>@toshi.mishra thank you</text:p>
          </table:table-cell>
          <table:table-cell/>
        </table:table-row>
        <table:table-row table:style-name="ro1">
          <table:table-cell office:value-type="float" office:value="135899" calcext:value-type="float">
            <text:p>135899</text:p>
          </table:table-cell>
          <table:table-cell office:value-type="float" office:value="0" calcext:value-type="float">
            <text:p>0</text:p>
          </table:table-cell>
          <table:table-cell office:value-type="float" office:value="856362" calcext:value-type="float">
            <text:p>856362</text:p>
          </table:table-cell>
          <table:table-cell office:value-type="float" office:value="80639" calcext:value-type="float">
            <text:p>80639</text:p>
          </table:table-cell>
          <table:table-cell office:value-type="string" calcext:value-type="string">
            <text:p>Your trail is detailed perfectly!</text:p>
          </table:table-cell>
          <table:table-cell/>
        </table:table-row>
        <table:table-row table:style-name="ro1">
          <table:table-cell office:value-type="float" office:value="158277" calcext:value-type="float">
            <text:p>158277</text:p>
          </table:table-cell>
          <table:table-cell office:value-type="float" office:value="0" calcext:value-type="float">
            <text:p>0</text:p>
          </table:table-cell>
          <table:table-cell office:value-type="float" office:value="913291" calcext:value-type="float">
            <text:p>913291</text:p>
          </table:table-cell>
          <table:table-cell office:value-type="float" office:value="39720" calcext:value-type="float">
            <text:p>39720</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238378" calcext:value-type="float">
            <text:p>238378</text:p>
          </table:table-cell>
          <table:table-cell office:value-type="float" office:value="0" calcext:value-type="float">
            <text:p>0</text:p>
          </table:table-cell>
          <table:table-cell office:value-type="float" office:value="1194055" calcext:value-type="float">
            <text:p>1194055</text:p>
          </table:table-cell>
          <table:table-cell office:value-type="float" office:value="360441" calcext:value-type="float">
            <text:p>360441</text:p>
          </table:table-cell>
          <table:table-cell office:value-type="string" calcext:value-type="string">
            <text:p>[[@80553]] they just came in my dreams</text:p>
          </table:table-cell>
          <table:table-cell/>
        </table:table-row>
        <table:table-row table:style-name="ro1">
          <table:table-cell office:value-type="float" office:value="280691" calcext:value-type="float">
            <text:p>280691</text:p>
          </table:table-cell>
          <table:table-cell office:value-type="float" office:value="680353" calcext:value-type="float">
            <text:p>680353</text:p>
          </table:table-cell>
          <table:table-cell office:value-type="float" office:value="0" calcext:value-type="float">
            <text:p>0</text:p>
          </table:table-cell>
          <table:table-cell office:value-type="float" office:value="423050" calcext:value-type="float">
            <text:p>423050</text:p>
          </table:table-cell>
          <table:table-cell office:value-type="string" calcext:value-type="string">
            <text:p>Waheguru ji <text:s/>Dhan Gurunanakdev ji</text:p>
          </table:table-cell>
          <table:table-cell/>
        </table:table-row>
        <table:table-row table:style-name="ro1">
          <table:table-cell office:value-type="float" office:value="319593" calcext:value-type="float">
            <text:p>319593</text:p>
          </table:table-cell>
          <table:table-cell office:value-type="float" office:value="0" calcext:value-type="float">
            <text:p>0</text:p>
          </table:table-cell>
          <table:table-cell office:value-type="float" office:value="1702583" calcext:value-type="float">
            <text:p>1702583</text:p>
          </table:table-cell>
          <table:table-cell office:value-type="float" office:value="45578" calcext:value-type="float">
            <text:p>45578</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4358" calcext:value-type="float">
            <text:p>24358</text:p>
          </table:table-cell>
          <table:table-cell office:value-type="float" office:value="0" calcext:value-type="float">
            <text:p>0</text:p>
          </table:table-cell>
          <table:table-cell office:value-type="float" office:value="599103" calcext:value-type="float">
            <text:p>599103</text:p>
          </table:table-cell>
          <table:table-cell office:value-type="float" office:value="77219" calcext:value-type="float">
            <text:p>77219</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56501" calcext:value-type="float">
            <text:p>156501</text:p>
          </table:table-cell>
          <table:table-cell office:value-type="float" office:value="0" calcext:value-type="float">
            <text:p>0</text:p>
          </table:table-cell>
          <table:table-cell office:value-type="float" office:value="871130" calcext:value-type="float">
            <text:p>871130</text:p>
          </table:table-cell>
          <table:table-cell office:value-type="float" office:value="260670" calcext:value-type="float">
            <text:p>260670</text:p>
          </table:table-cell>
          <table:table-cell office:value-type="string" calcext:value-type="string">
            <text:p>[[@41325]] i m new and i upload only best of them</text:p>
          </table:table-cell>
          <table:table-cell/>
        </table:table-row>
        <table:table-row table:style-name="ro1">
          <table:table-cell office:value-type="float" office:value="200731" calcext:value-type="float">
            <text:p>200731</text:p>
          </table:table-cell>
          <table:table-cell office:value-type="float" office:value="0" calcext:value-type="float">
            <text:p>0</text:p>
          </table:table-cell>
          <table:table-cell office:value-type="float" office:value="1041221" calcext:value-type="float">
            <text:p>1041221</text:p>
          </table:table-cell>
          <table:table-cell office:value-type="float" office:value="83448" calcext:value-type="float">
            <text:p>83448</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47116" calcext:value-type="float">
            <text:p>247116</text:p>
          </table:table-cell>
          <table:table-cell office:value-type="float" office:value="0" calcext:value-type="float">
            <text:p>0</text:p>
          </table:table-cell>
          <table:table-cell office:value-type="float" office:value="1243222" calcext:value-type="float">
            <text:p>1243222</text:p>
          </table:table-cell>
          <table:table-cell office:value-type="float" office:value="372671" calcext:value-type="float">
            <text:p>372671</text:p>
          </table:table-cell>
          <table:table-cell office:value-type="string" calcext:value-type="string">
            <text:p>[[@88115]] ha....jagah bhi mast hi hai.?</text:p>
          </table:table-cell>
          <table:table-cell/>
        </table:table-row>
        <table:table-row table:style-name="ro1">
          <table:table-cell office:value-type="float" office:value="438558" calcext:value-type="float">
            <text:p>438558</text:p>
          </table:table-cell>
          <table:table-cell office:value-type="float" office:value="0" calcext:value-type="float">
            <text:p>0</text:p>
          </table:table-cell>
          <table:table-cell office:value-type="float" office:value="2324190" calcext:value-type="float">
            <text:p>2324190</text:p>
          </table:table-cell>
          <table:table-cell office:value-type="float" office:value="1223869" calcext:value-type="float">
            <text:p>1223869</text:p>
          </table:table-cell>
          <table:table-cell office:value-type="string" calcext:value-type="string">
            <text:p>Very nice</text:p>
          </table:table-cell>
          <table:table-cell/>
        </table:table-row>
        <table:table-row table:style-name="ro1">
          <table:table-cell office:value-type="float" office:value="960" calcext:value-type="float">
            <text:p>960</text:p>
          </table:table-cell>
          <table:table-cell office:value-type="float" office:value="2407" calcext:value-type="float">
            <text:p>2407</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156]] Coop stuff man! ?</text:p>
          </table:table-cell>
          <table:table-cell/>
        </table:table-row>
        <table:table-row table:style-name="ro1">
          <table:table-cell office:value-type="float" office:value="14324" calcext:value-type="float">
            <text:p>14324</text:p>
          </table:table-cell>
          <table:table-cell office:value-type="float" office:value="0" calcext:value-type="float">
            <text:p>0</text:p>
          </table:table-cell>
          <table:table-cell office:value-type="float" office:value="439477" calcext:value-type="float">
            <text:p>439477</text:p>
          </table:table-cell>
          <table:table-cell office:value-type="float" office:value="130812" calcext:value-type="float">
            <text:p>130812</text:p>
          </table:table-cell>
          <table:table-cell office:value-type="string" calcext:value-type="string">
            <text:p>[[@1]]</text:p>
          </table:table-cell>
          <table:table-cell/>
        </table:table-row>
        <table:table-row table:style-name="ro1">
          <table:table-cell office:value-type="float" office:value="21933" calcext:value-type="float">
            <text:p>21933</text:p>
          </table:table-cell>
          <table:table-cell office:value-type="float" office:value="0" calcext:value-type="float">
            <text:p>0</text:p>
          </table:table-cell>
          <table:table-cell office:value-type="float" office:value="592983" calcext:value-type="float">
            <text:p>592983</text:p>
          </table:table-cell>
          <table:table-cell office:value-type="float" office:value="77702" calcext:value-type="float">
            <text:p>77702</text:p>
          </table:table-cell>
          <table:table-cell office:value-type="string" calcext:value-type="string">
            <text:p>Your trail is detailed perfectly!</text:p>
          </table:table-cell>
          <table:table-cell/>
        </table:table-row>
        <table:table-row table:style-name="ro1">
          <table:table-cell office:value-type="float" office:value="328586" calcext:value-type="float">
            <text:p>328586</text:p>
          </table:table-cell>
          <table:table-cell office:value-type="float" office:value="1341679" calcext:value-type="float">
            <text:p>1341679</text:p>
          </table:table-cell>
          <table:table-cell office:value-type="float" office:value="0" calcext:value-type="float">
            <text:p>0</text:p>
          </table:table-cell>
          <table:table-cell office:value-type="float" office:value="314485" calcext:value-type="float">
            <text:p>314485</text:p>
          </table:table-cell>
          <table:table-cell office:value-type="string" calcext:value-type="string">
            <text:p>[[@1]]</text:p>
          </table:table-cell>
          <table:table-cell/>
        </table:table-row>
        <table:table-row table:style-name="ro1">
          <table:table-cell office:value-type="float" office:value="336399" calcext:value-type="float">
            <text:p>336399</text:p>
          </table:table-cell>
          <table:table-cell office:value-type="float" office:value="0" calcext:value-type="float">
            <text:p>0</text:p>
          </table:table-cell>
          <table:table-cell office:value-type="float" office:value="1784172" calcext:value-type="float">
            <text:p>1784172</text:p>
          </table:table-cell>
          <table:table-cell office:value-type="float" office:value="81982" calcext:value-type="float">
            <text:p>81982</text:p>
          </table:table-cell>
          <table:table-cell office:value-type="string" calcext:value-type="string">
            <text:p>Maa kaasam! maza aa gaya</text:p>
          </table:table-cell>
          <table:table-cell/>
        </table:table-row>
        <table:table-row table:style-name="ro1">
          <table:table-cell office:value-type="float" office:value="366965" calcext:value-type="float">
            <text:p>366965</text:p>
          </table:table-cell>
          <table:table-cell office:value-type="float" office:value="0" calcext:value-type="float">
            <text:p>0</text:p>
          </table:table-cell>
          <table:table-cell office:value-type="float" office:value="1769280" calcext:value-type="float">
            <text:p>1769280</text:p>
          </table:table-cell>
          <table:table-cell office:value-type="float" office:value="671706" calcext:value-type="float">
            <text:p>671706</text:p>
          </table:table-cell>
          <table:table-cell office:value-type="string" calcext:value-type="string">
            <text:p>Love Sikkim.</text:p>
          </table:table-cell>
          <table:table-cell/>
        </table:table-row>
        <table:table-row table:style-name="ro1">
          <table:table-cell office:value-type="float" office:value="441352" calcext:value-type="float">
            <text:p>441352</text:p>
          </table:table-cell>
          <table:table-cell office:value-type="float" office:value="0" calcext:value-type="float">
            <text:p>0</text:p>
          </table:table-cell>
          <table:table-cell office:value-type="float" office:value="2339546" calcext:value-type="float">
            <text:p>2339546</text:p>
          </table:table-cell>
          <table:table-cell office:value-type="float" office:value="1676268" calcext:value-type="float">
            <text:p>1676268</text:p>
          </table:table-cell>
          <table:table-cell office:value-type="string" calcext:value-type="string">
            <text:p>Wow</text:p>
          </table:table-cell>
          <table:table-cell/>
        </table:table-row>
        <table:table-row table:style-name="ro1">
          <table:table-cell office:value-type="float" office:value="462650" calcext:value-type="float">
            <text:p>462650</text:p>
          </table:table-cell>
          <table:table-cell office:value-type="float" office:value="0" calcext:value-type="float">
            <text:p>0</text:p>
          </table:table-cell>
          <table:table-cell office:value-type="float" office:value="2294291" calcext:value-type="float">
            <text:p>2294291</text:p>
          </table:table-cell>
          <table:table-cell office:value-type="float" office:value="2227300" calcext:value-type="float">
            <text:p>2227300</text:p>
          </table:table-cell>
          <table:table-cell office:value-type="string" calcext:value-type="string">
            <text:p>gh</text:p>
          </table:table-cell>
          <table:table-cell/>
        </table:table-row>
        <table:table-row table:style-name="ro1">
          <table:table-cell office:value-type="float" office:value="43561" calcext:value-type="float">
            <text:p>43561</text:p>
          </table:table-cell>
          <table:table-cell office:value-type="float" office:value="0" calcext:value-type="float">
            <text:p>0</text:p>
          </table:table-cell>
          <table:table-cell office:value-type="float" office:value="641622" calcext:value-type="float">
            <text:p>641622</text:p>
          </table:table-cell>
          <table:table-cell office:value-type="float" office:value="80349" calcext:value-type="float">
            <text:p>80349</text:p>
          </table:table-cell>
          <table:table-cell office:value-type="string" calcext:value-type="string">
            <text:p>Amazing trail</text:p>
          </table:table-cell>
          <table:table-cell/>
        </table:table-row>
        <table:table-row table:style-name="ro1">
          <table:table-cell office:value-type="float" office:value="91102" calcext:value-type="float">
            <text:p>91102</text:p>
          </table:table-cell>
          <table:table-cell office:value-type="float" office:value="0" calcext:value-type="float">
            <text:p>0</text:p>
          </table:table-cell>
          <table:table-cell office:value-type="float" office:value="755894" calcext:value-type="float">
            <text:p>755894</text:p>
          </table:table-cell>
          <table:table-cell office:value-type="float" office:value="224610" calcext:value-type="float">
            <text:p>224610</text:p>
          </table:table-cell>
          <table:table-cell office:value-type="string" calcext:value-type="string">
            <text:p>In my defence.... I am more in to riding......ammature in photography..</text:p>
          </table:table-cell>
          <table:table-cell/>
        </table:table-row>
        <table:table-row table:style-name="ro1">
          <table:table-cell office:value-type="float" office:value="107831" calcext:value-type="float">
            <text:p>107831</text:p>
          </table:table-cell>
          <table:table-cell office:value-type="float" office:value="425274" calcext:value-type="float">
            <text:p>425274</text:p>
          </table:table-cell>
          <table:table-cell office:value-type="float" office:value="0" calcext:value-type="float">
            <text:p>0</text:p>
          </table:table-cell>
          <table:table-cell office:value-type="float" office:value="236645" calcext:value-type="float">
            <text:p>236645</text:p>
          </table:table-cell>
          <table:table-cell office:value-type="string" calcext:value-type="string">
            <text:p>Such a beautiful picture!!</text:p>
          </table:table-cell>
          <table:table-cell/>
        </table:table-row>
        <table:table-row table:style-name="ro1">
          <table:table-cell office:value-type="float" office:value="115361" calcext:value-type="float">
            <text:p>115361</text:p>
          </table:table-cell>
          <table:table-cell office:value-type="float" office:value="0" calcext:value-type="float">
            <text:p>0</text:p>
          </table:table-cell>
          <table:table-cell office:value-type="float" office:value="813169" calcext:value-type="float">
            <text:p>813169</text:p>
          </table:table-cell>
          <table:table-cell office:value-type="float" office:value="82543" calcext:value-type="float">
            <text:p>8254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130332" calcext:value-type="float">
            <text:p>130332</text:p>
          </table:table-cell>
          <table:table-cell office:value-type="float" office:value="0" calcext:value-type="float">
            <text:p>0</text:p>
          </table:table-cell>
          <table:table-cell office:value-type="float" office:value="839290" calcext:value-type="float">
            <text:p>839290</text:p>
          </table:table-cell>
          <table:table-cell office:value-type="float" office:value="135778" calcext:value-type="float">
            <text:p>135778</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61144" calcext:value-type="float">
            <text:p>161144</text:p>
          </table:table-cell>
          <table:table-cell office:value-type="float" office:value="0" calcext:value-type="float">
            <text:p>0</text:p>
          </table:table-cell>
          <table:table-cell office:value-type="float" office:value="919936" calcext:value-type="float">
            <text:p>919936</text:p>
          </table:table-cell>
          <table:table-cell office:value-type="float" office:value="77915" calcext:value-type="float">
            <text:p>7791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40978" calcext:value-type="float">
            <text:p>240978</text:p>
          </table:table-cell>
          <table:table-cell office:value-type="float" office:value="0" calcext:value-type="float">
            <text:p>0</text:p>
          </table:table-cell>
          <table:table-cell office:value-type="float" office:value="1204781" calcext:value-type="float">
            <text:p>1204781</text:p>
          </table:table-cell>
          <table:table-cell office:value-type="float" office:value="136521" calcext:value-type="float">
            <text:p>136521</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463940" calcext:value-type="float">
            <text:p>463940</text:p>
          </table:table-cell>
          <table:table-cell office:value-type="float" office:value="0" calcext:value-type="float">
            <text:p>0</text:p>
          </table:table-cell>
          <table:table-cell office:value-type="float" office:value="2287012" calcext:value-type="float">
            <text:p>2287012</text:p>
          </table:table-cell>
          <table:table-cell office:value-type="float" office:value="2233688" calcext:value-type="float">
            <text:p>2233688</text:p>
          </table:table-cell>
          <table:table-cell office:value-type="string" calcext:value-type="string">
            <text:p>hi</text:p>
          </table:table-cell>
          <table:table-cell/>
        </table:table-row>
        <table:table-row table:style-name="ro1">
          <table:table-cell office:value-type="float" office:value="2890" calcext:value-type="float">
            <text:p>2890</text:p>
          </table:table-cell>
          <table:table-cell office:value-type="float" office:value="2620" calcext:value-type="float">
            <text:p>2620</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Such beautiful description. Loved your trail ?</text:p>
          </table:table-cell>
          <table:table-cell/>
        </table:table-row>
        <table:table-row table:style-name="ro1">
          <table:table-cell office:value-type="float" office:value="22600" calcext:value-type="float">
            <text:p>22600</text:p>
          </table:table-cell>
          <table:table-cell office:value-type="float" office:value="0" calcext:value-type="float">
            <text:p>0</text:p>
          </table:table-cell>
          <table:table-cell office:value-type="float" office:value="583068" calcext:value-type="float">
            <text:p>583068</text:p>
          </table:table-cell>
          <table:table-cell office:value-type="float" office:value="168895" calcext:value-type="float">
            <text:p>168895</text:p>
          </table:table-cell>
          <table:table-cell office:value-type="string" calcext:value-type="string">
            <text:p>@jayd_2.0 <text:s/>yeah bro ??</text:p>
          </table:table-cell>
          <table:table-cell/>
        </table:table-row>
        <table:table-row table:style-name="ro1">
          <table:table-cell office:value-type="float" office:value="114752" calcext:value-type="float">
            <text:p>114752</text:p>
          </table:table-cell>
          <table:table-cell office:value-type="float" office:value="0" calcext:value-type="float">
            <text:p>0</text:p>
          </table:table-cell>
          <table:table-cell office:value-type="float" office:value="810559" calcext:value-type="float">
            <text:p>810559</text:p>
          </table:table-cell>
          <table:table-cell office:value-type="float" office:value="79093" calcext:value-type="float">
            <text:p>79093</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309562" calcext:value-type="float">
            <text:p>309562</text:p>
          </table:table-cell>
          <table:table-cell office:value-type="float" office:value="0" calcext:value-type="float">
            <text:p>0</text:p>
          </table:table-cell>
          <table:table-cell office:value-type="float" office:value="1641128" calcext:value-type="float">
            <text:p>1641128</text:p>
          </table:table-cell>
          <table:table-cell office:value-type="float" office:value="77815" calcext:value-type="float">
            <text:p>77815</text:p>
          </table:table-cell>
          <table:table-cell office:value-type="string" calcext:value-type="string">
            <text:p>This is one of the best trails I've gone through to be honest!</text:p>
          </table:table-cell>
          <table:table-cell/>
        </table:table-row>
        <table:table-row table:style-name="ro1">
          <table:table-cell office:value-type="float" office:value="375433" calcext:value-type="float">
            <text:p>375433</text:p>
          </table:table-cell>
          <table:table-cell office:value-type="float" office:value="0" calcext:value-type="float">
            <text:p>0</text:p>
          </table:table-cell>
          <table:table-cell office:value-type="float" office:value="2226461" calcext:value-type="float">
            <text:p>2226461</text:p>
          </table:table-cell>
          <table:table-cell office:value-type="float" office:value="87319" calcext:value-type="float">
            <text:p>87319</text:p>
          </table:table-cell>
          <table:table-cell office:value-type="string" calcext:value-type="string">
            <text:p>Awesome! I too am heading there next week</text:p>
          </table:table-cell>
          <table:table-cell/>
        </table:table-row>
        <table:table-row table:style-name="ro1">
          <table:table-cell office:value-type="float" office:value="377328" calcext:value-type="float">
            <text:p>377328</text:p>
          </table:table-cell>
          <table:table-cell office:value-type="float" office:value="0" calcext:value-type="float">
            <text:p>0</text:p>
          </table:table-cell>
          <table:table-cell office:value-type="float" office:value="2229394" calcext:value-type="float">
            <text:p>2229394</text:p>
          </table:table-cell>
          <table:table-cell office:value-type="float" office:value="84179" calcext:value-type="float">
            <text:p>84179</text:p>
          </table:table-cell>
          <table:table-cell office:value-type="string" calcext:value-type="string">
            <text:p>gr8 ?</text:p>
          </table:table-cell>
          <table:table-cell/>
        </table:table-row>
        <table:table-row table:style-name="ro1">
          <table:table-cell office:value-type="float" office:value="384720" calcext:value-type="float">
            <text:p>384720</text:p>
          </table:table-cell>
          <table:table-cell office:value-type="float" office:value="0" calcext:value-type="float">
            <text:p>0</text:p>
          </table:table-cell>
          <table:table-cell office:value-type="float" office:value="81406" calcext:value-type="float">
            <text:p>81406</text:p>
          </table:table-cell>
          <table:table-cell office:value-type="float" office:value="881566" calcext:value-type="float">
            <text:p>881566</text:p>
          </table:table-cell>
          <table:table-cell office:value-type="string" calcext:value-type="string">
            <text:p>Any one interested,</text:p>
          </table:table-cell>
          <table:table-cell/>
        </table:table-row>
        <table:table-row table:style-name="ro1">
          <table:table-cell office:value-type="float" office:value="384819" calcext:value-type="float">
            <text:p>384819</text:p>
          </table:table-cell>
          <table:table-cell office:value-type="float" office:value="0" calcext:value-type="float">
            <text:p>0</text:p>
          </table:table-cell>
          <table:table-cell office:value-type="float" office:value="2259930" calcext:value-type="float">
            <text:p>2259930</text:p>
          </table:table-cell>
          <table:table-cell office:value-type="float" office:value="101960" calcext:value-type="float">
            <text:p>101960</text:p>
          </table:table-cell>
          <table:table-cell office:value-type="string" calcext:value-type="string">
            <text:p>[[@881715]] thanks! Do connect on Trell and Instagram. [[@101960]]</text:p>
          </table:table-cell>
          <table:table-cell/>
        </table:table-row>
        <table:table-row table:style-name="ro1">
          <table:table-cell office:value-type="float" office:value="389097" calcext:value-type="float">
            <text:p>389097</text:p>
          </table:table-cell>
          <table:table-cell office:value-type="float" office:value="0" calcext:value-type="float">
            <text:p>0</text:p>
          </table:table-cell>
          <table:table-cell office:value-type="float" office:value="1176567" calcext:value-type="float">
            <text:p>1176567</text:p>
          </table:table-cell>
          <table:table-cell office:value-type="float" office:value="522409" calcext:value-type="float">
            <text:p>522409</text:p>
          </table:table-cell>
          <table:table-cell office:value-type="string" calcext:value-type="string">
            <text:p>awesome view...</text:p>
          </table:table-cell>
          <table:table-cell/>
        </table:table-row>
        <table:table-row table:style-name="ro1">
          <table:table-cell office:value-type="float" office:value="402328" calcext:value-type="float">
            <text:p>402328</text:p>
          </table:table-cell>
          <table:table-cell office:value-type="float" office:value="0" calcext:value-type="float">
            <text:p>0</text:p>
          </table:table-cell>
          <table:table-cell office:value-type="float" office:value="2281802" calcext:value-type="float">
            <text:p>2281802</text:p>
          </table:table-cell>
          <table:table-cell office:value-type="float" office:value="1069344" calcext:value-type="float">
            <text:p>1069344</text:p>
          </table:table-cell>
          <table:table-cell office:value-type="string" calcext:value-type="string">
            <text:p>Hii</text:p>
          </table:table-cell>
          <table:table-cell/>
        </table:table-row>
        <table:table-row table:style-name="ro1">
          <table:table-cell office:value-type="float" office:value="55341" calcext:value-type="float">
            <text:p>55341</text:p>
          </table:table-cell>
          <table:table-cell office:value-type="float" office:value="0" calcext:value-type="float">
            <text:p>0</text:p>
          </table:table-cell>
          <table:table-cell office:value-type="float" office:value="667109" calcext:value-type="float">
            <text:p>667109</text:p>
          </table:table-cell>
          <table:table-cell office:value-type="float" office:value="199259" calcext:value-type="float">
            <text:p>199259</text:p>
          </table:table-cell>
          <table:table-cell office:value-type="string" calcext:value-type="string">
            <text:p>[[@86253]] it's a place where you can just visit during weekends, as the travel will be more interesting. There are waterfalls in few seasons as well. It's a quite nature based place, and u will love it if u are a nature lover ?</text:p>
          </table:table-cell>
          <table:table-cell/>
        </table:table-row>
        <table:table-row table:style-name="ro1">
          <table:table-cell office:value-type="float" office:value="221779" calcext:value-type="float">
            <text:p>221779</text:p>
          </table:table-cell>
          <table:table-cell office:value-type="float" office:value="0" calcext:value-type="float">
            <text:p>0</text:p>
          </table:table-cell>
          <table:table-cell office:value-type="float" office:value="1142757" calcext:value-type="float">
            <text:p>1142757</text:p>
          </table:table-cell>
          <table:table-cell office:value-type="float" office:value="83482" calcext:value-type="float">
            <text:p>83482</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25539" calcext:value-type="float">
            <text:p>225539</text:p>
          </table:table-cell>
          <table:table-cell office:value-type="float" office:value="0" calcext:value-type="float">
            <text:p>0</text:p>
          </table:table-cell>
          <table:table-cell office:value-type="float" office:value="1163670" calcext:value-type="float">
            <text:p>1163670</text:p>
          </table:table-cell>
          <table:table-cell office:value-type="float" office:value="84310" calcext:value-type="float">
            <text:p>84310</text:p>
          </table:table-cell>
          <table:table-cell office:value-type="string" calcext:value-type="string">
            <text:p>The content digresses a little, the pictures are so good but!</text:p>
          </table:table-cell>
          <table:table-cell/>
        </table:table-row>
        <table:table-row table:style-name="ro1">
          <table:table-cell office:value-type="float" office:value="268338" calcext:value-type="float">
            <text:p>268338</text:p>
          </table:table-cell>
          <table:table-cell office:value-type="float" office:value="0" calcext:value-type="float">
            <text:p>0</text:p>
          </table:table-cell>
          <table:table-cell office:value-type="float" office:value="1398488" calcext:value-type="float">
            <text:p>1398488</text:p>
          </table:table-cell>
          <table:table-cell office:value-type="float" office:value="133151" calcext:value-type="float">
            <text:p>133151</text:p>
          </table:table-cell>
          <table:table-cell office:value-type="string" calcext:value-type="string">
            <text:p>[[@1]]</text:p>
          </table:table-cell>
          <table:table-cell/>
        </table:table-row>
        <table:table-row table:style-name="ro1">
          <table:table-cell office:value-type="float" office:value="278668" calcext:value-type="float">
            <text:p>278668</text:p>
          </table:table-cell>
          <table:table-cell office:value-type="float" office:value="0" calcext:value-type="float">
            <text:p>0</text:p>
          </table:table-cell>
          <table:table-cell office:value-type="float" office:value="1879" calcext:value-type="float">
            <text:p>1879</text:p>
          </table:table-cell>
          <table:table-cell office:value-type="float" office:value="448834" calcext:value-type="float">
            <text:p>448834</text:p>
          </table:table-cell>
          <table:table-cell office:value-type="string" calcext:value-type="string">
            <text:p>Beautiful</text:p>
          </table:table-cell>
          <table:table-cell/>
        </table:table-row>
        <table:table-row table:style-name="ro1">
          <table:table-cell office:value-type="float" office:value="298646" calcext:value-type="float">
            <text:p>298646</text:p>
          </table:table-cell>
          <table:table-cell office:value-type="float" office:value="1170370" calcext:value-type="float">
            <text:p>1170370</text:p>
          </table:table-cell>
          <table:table-cell office:value-type="float" office:value="0" calcext:value-type="float">
            <text:p>0</text:p>
          </table:table-cell>
          <table:table-cell office:value-type="float" office:value="467823" calcext:value-type="float">
            <text:p>467823</text:p>
          </table:table-cell>
          <table:table-cell office:value-type="string" calcext:value-type="string">
            <text:p>Historical places</text:p>
          </table:table-cell>
          <table:table-cell/>
        </table:table-row>
        <table:table-row table:style-name="ro1">
          <table:table-cell office:value-type="float" office:value="393695" calcext:value-type="float">
            <text:p>393695</text:p>
          </table:table-cell>
          <table:table-cell office:value-type="float" office:value="0" calcext:value-type="float">
            <text:p>0</text:p>
          </table:table-cell>
          <table:table-cell office:value-type="float" office:value="2281802" calcext:value-type="float">
            <text:p>2281802</text:p>
          </table:table-cell>
          <table:table-cell office:value-type="float" office:value="951875" calcext:value-type="float">
            <text:p>951875</text:p>
          </table:table-cell>
          <table:table-cell office:value-type="string" calcext:value-type="string">
            <text:p>Nice Luk so cute</text:p>
          </table:table-cell>
          <table:table-cell/>
        </table:table-row>
        <table:table-row table:style-name="ro1">
          <table:table-cell office:value-type="float" office:value="398171" calcext:value-type="float">
            <text:p>398171</text:p>
          </table:table-cell>
          <table:table-cell office:value-type="float" office:value="0" calcext:value-type="float">
            <text:p>0</text:p>
          </table:table-cell>
          <table:table-cell office:value-type="float" office:value="775501" calcext:value-type="float">
            <text:p>775501</text:p>
          </table:table-cell>
          <table:table-cell office:value-type="float" office:value="360802" calcext:value-type="float">
            <text:p>360802</text:p>
          </table:table-cell>
          <table:table-cell office:value-type="string" calcext:value-type="string">
            <text:p>What <text:s/>to do</text:p>
          </table:table-cell>
          <table:table-cell/>
        </table:table-row>
        <table:table-row table:style-name="ro1">
          <table:table-cell office:value-type="float" office:value="434162" calcext:value-type="float">
            <text:p>434162</text:p>
          </table:table-cell>
          <table:table-cell office:value-type="float" office:value="0" calcext:value-type="float">
            <text:p>0</text:p>
          </table:table-cell>
          <table:table-cell office:value-type="float" office:value="2351619" calcext:value-type="float">
            <text:p>2351619</text:p>
          </table:table-cell>
          <table:table-cell office:value-type="float" office:value="318581" calcext:value-type="float">
            <text:p>318581</text:p>
          </table:table-cell>
          <table:table-cell office:value-type="string" calcext:value-type="string">
            <text:p>[[@28945]] sure</text:p>
          </table:table-cell>
          <table:table-cell/>
        </table:table-row>
        <table:table-row table:style-name="ro1">
          <table:table-cell office:value-type="float" office:value="462204" calcext:value-type="float">
            <text:p>462204</text:p>
          </table:table-cell>
          <table:table-cell office:value-type="float" office:value="0" calcext:value-type="float">
            <text:p>0</text:p>
          </table:table-cell>
          <table:table-cell office:value-type="float" office:value="2636963" calcext:value-type="float">
            <text:p>2636963</text:p>
          </table:table-cell>
          <table:table-cell office:value-type="float" office:value="2219887" calcext:value-type="float">
            <text:p>2219887</text:p>
          </table:table-cell>
          <table:table-cell office:value-type="string" calcext:value-type="string">
            <text:p>Hame AAP se baat nahi karni</text:p>
          </table:table-cell>
          <table:table-cell/>
        </table:table-row>
        <table:table-row table:style-name="ro1">
          <table:table-cell office:value-type="float" office:value="81089" calcext:value-type="float">
            <text:p>81089</text:p>
          </table:table-cell>
          <table:table-cell office:value-type="float" office:value="0" calcext:value-type="float">
            <text:p>0</text:p>
          </table:table-cell>
          <table:table-cell office:value-type="float" office:value="735632" calcext:value-type="float">
            <text:p>735632</text:p>
          </table:table-cell>
          <table:table-cell office:value-type="float" office:value="39975" calcext:value-type="float">
            <text:p>39975</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45564" calcext:value-type="float">
            <text:p>145564</text:p>
          </table:table-cell>
          <table:table-cell office:value-type="float" office:value="0" calcext:value-type="float">
            <text:p>0</text:p>
          </table:table-cell>
          <table:table-cell office:value-type="float" office:value="881665" calcext:value-type="float">
            <text:p>881665</text:p>
          </table:table-cell>
          <table:table-cell office:value-type="float" office:value="79838" calcext:value-type="float">
            <text:p>79838</text:p>
          </table:table-cell>
          <table:table-cell office:value-type="string" calcext:value-type="string">
            <text:p>Your image selection is excellent! good content too!</text:p>
          </table:table-cell>
          <table:table-cell/>
        </table:table-row>
        <table:table-row table:style-name="ro1">
          <table:table-cell office:value-type="float" office:value="145603" calcext:value-type="float">
            <text:p>145603</text:p>
          </table:table-cell>
          <table:table-cell office:value-type="float" office:value="0" calcext:value-type="float">
            <text:p>0</text:p>
          </table:table-cell>
          <table:table-cell office:value-type="float" office:value="877750" calcext:value-type="float">
            <text:p>877750</text:p>
          </table:table-cell>
          <table:table-cell office:value-type="float" office:value="40374" calcext:value-type="float">
            <text:p>40374</text:p>
          </table:table-cell>
          <table:table-cell office:value-type="string" calcext:value-type="string">
            <text:p>i love your work and i use it to plan my trips :)</text:p>
          </table:table-cell>
          <table:table-cell/>
        </table:table-row>
        <table:table-row table:style-name="ro1">
          <table:table-cell office:value-type="float" office:value="146484" calcext:value-type="float">
            <text:p>146484</text:p>
          </table:table-cell>
          <table:table-cell office:value-type="float" office:value="0" calcext:value-type="float">
            <text:p>0</text:p>
          </table:table-cell>
          <table:table-cell office:value-type="float" office:value="882809" calcext:value-type="float">
            <text:p>882809</text:p>
          </table:table-cell>
          <table:table-cell office:value-type="float" office:value="80268" calcext:value-type="float">
            <text:p>80268</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11534" calcext:value-type="float">
            <text:p>211534</text:p>
          </table:table-cell>
          <table:table-cell office:value-type="float" office:value="0" calcext:value-type="float">
            <text:p>0</text:p>
          </table:table-cell>
          <table:table-cell office:value-type="float" office:value="1087007" calcext:value-type="float">
            <text:p>1087007</text:p>
          </table:table-cell>
          <table:table-cell office:value-type="float" office:value="327201" calcext:value-type="float">
            <text:p>327201</text:p>
          </table:table-cell>
          <table:table-cell office:value-type="string" calcext:value-type="string">
            <text:p>thanku..but im sorry..hv dltd somehow</text:p>
          </table:table-cell>
          <table:table-cell/>
        </table:table-row>
        <table:table-row table:style-name="ro1">
          <table:table-cell office:value-type="float" office:value="219400" calcext:value-type="float">
            <text:p>219400</text:p>
          </table:table-cell>
          <table:table-cell office:value-type="float" office:value="0" calcext:value-type="float">
            <text:p>0</text:p>
          </table:table-cell>
          <table:table-cell office:value-type="float" office:value="1129471" calcext:value-type="float">
            <text:p>1129471</text:p>
          </table:table-cell>
          <table:table-cell office:value-type="float" office:value="73328" calcext:value-type="float">
            <text:p>73328</text:p>
          </table:table-cell>
          <table:table-cell office:value-type="string" calcext:value-type="string">
            <text:p>[[@87727]] what do u mean innovative.. sorry I'm new to this app.</text:p>
          </table:table-cell>
          <table:table-cell/>
        </table:table-row>
        <table:table-row table:style-name="ro1">
          <table:table-cell office:value-type="float" office:value="237493" calcext:value-type="float">
            <text:p>237493</text:p>
          </table:table-cell>
          <table:table-cell office:value-type="float" office:value="0" calcext:value-type="float">
            <text:p>0</text:p>
          </table:table-cell>
          <table:table-cell office:value-type="float" office:value="1194338" calcext:value-type="float">
            <text:p>1194338</text:p>
          </table:table-cell>
          <table:table-cell office:value-type="float" office:value="80059" calcext:value-type="float">
            <text:p>80059</text:p>
          </table:table-cell>
          <table:table-cell office:value-type="string" calcext:value-type="string">
            <text:p>Loved your trail ❤️</text:p>
          </table:table-cell>
          <table:table-cell/>
        </table:table-row>
        <table:table-row table:style-name="ro1">
          <table:table-cell office:value-type="float" office:value="304369" calcext:value-type="float">
            <text:p>304369</text:p>
          </table:table-cell>
          <table:table-cell office:value-type="float" office:value="1199616" calcext:value-type="float">
            <text:p>1199616</text:p>
          </table:table-cell>
          <table:table-cell office:value-type="float" office:value="0" calcext:value-type="float">
            <text:p>0</text:p>
          </table:table-cell>
          <table:table-cell office:value-type="float" office:value="492911" calcext:value-type="float">
            <text:p>492911</text:p>
          </table:table-cell>
          <table:table-cell office:value-type="string" calcext:value-type="string">
            <text:p>Best festival of the year!! My friend Ganesha!!</text:p>
          </table:table-cell>
          <table:table-cell/>
        </table:table-row>
        <table:table-row table:style-name="ro1">
          <table:table-cell office:value-type="float" office:value="337230" calcext:value-type="float">
            <text:p>337230</text:p>
          </table:table-cell>
          <table:table-cell office:value-type="float" office:value="0" calcext:value-type="float">
            <text:p>0</text:p>
          </table:table-cell>
          <table:table-cell office:value-type="float" office:value="1800130" calcext:value-type="float">
            <text:p>1800130</text:p>
          </table:table-cell>
          <table:table-cell office:value-type="float" office:value="49040" calcext:value-type="float">
            <text:p>49040</text:p>
          </table:table-cell>
          <table:table-cell office:value-type="string" calcext:value-type="string">
            <text:p>Fantastic Work <text:s/>?</text:p>
          </table:table-cell>
          <table:table-cell/>
        </table:table-row>
        <table:table-row table:style-name="ro1">
          <table:table-cell office:value-type="float" office:value="389364" calcext:value-type="float">
            <text:p>389364</text:p>
          </table:table-cell>
          <table:table-cell office:value-type="float" office:value="0" calcext:value-type="float">
            <text:p>0</text:p>
          </table:table-cell>
          <table:table-cell office:value-type="float" office:value="1617615" calcext:value-type="float">
            <text:p>1617615</text:p>
          </table:table-cell>
          <table:table-cell office:value-type="float" office:value="771831" calcext:value-type="float">
            <text:p>771831</text:p>
          </table:table-cell>
          <table:table-cell office:value-type="string" calcext:value-type="string">
            <text:p>Good</text:p>
          </table:table-cell>
          <table:table-cell/>
        </table:table-row>
        <table:table-row table:style-name="ro1">
          <table:table-cell office:value-type="float" office:value="415773" calcext:value-type="float">
            <text:p>415773</text:p>
          </table:table-cell>
          <table:table-cell office:value-type="float" office:value="0" calcext:value-type="float">
            <text:p>0</text:p>
          </table:table-cell>
          <table:table-cell office:value-type="float" office:value="2229466" calcext:value-type="float">
            <text:p>2229466</text:p>
          </table:table-cell>
          <table:table-cell office:value-type="float" office:value="1414326" calcext:value-type="float">
            <text:p>1414326</text:p>
          </table:table-cell>
          <table:table-cell office:value-type="string" calcext:value-type="string">
            <text:p>Nice</text:p>
          </table:table-cell>
          <table:table-cell/>
        </table:table-row>
        <table:table-row table:style-name="ro1">
          <table:table-cell office:value-type="float" office:value="132292" calcext:value-type="float">
            <text:p>132292</text:p>
          </table:table-cell>
          <table:table-cell office:value-type="float" office:value="0" calcext:value-type="float">
            <text:p>0</text:p>
          </table:table-cell>
          <table:table-cell office:value-type="float" office:value="846907" calcext:value-type="float">
            <text:p>846907</text:p>
          </table:table-cell>
          <table:table-cell office:value-type="float" office:value="80150" calcext:value-type="float">
            <text:p>80150</text:p>
          </table:table-cell>
          <table:table-cell office:value-type="string" calcext:value-type="string">
            <text:p>Amazing trail, could share some videos of the same</text:p>
          </table:table-cell>
          <table:table-cell/>
        </table:table-row>
        <table:table-row table:style-name="ro1">
          <table:table-cell office:value-type="float" office:value="186057" calcext:value-type="float">
            <text:p>186057</text:p>
          </table:table-cell>
          <table:table-cell office:value-type="float" office:value="0" calcext:value-type="float">
            <text:p>0</text:p>
          </table:table-cell>
          <table:table-cell office:value-type="float" office:value="973524" calcext:value-type="float">
            <text:p>973524</text:p>
          </table:table-cell>
          <table:table-cell office:value-type="float" office:value="79569" calcext:value-type="float">
            <text:p>79569</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68298" calcext:value-type="float">
            <text:p>268298</text:p>
          </table:table-cell>
          <table:table-cell office:value-type="float" office:value="0" calcext:value-type="float">
            <text:p>0</text:p>
          </table:table-cell>
          <table:table-cell office:value-type="float" office:value="1398316" calcext:value-type="float">
            <text:p>1398316</text:p>
          </table:table-cell>
          <table:table-cell office:value-type="float" office:value="87367" calcext:value-type="float">
            <text:p>87367</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15459" calcext:value-type="float">
            <text:p>315459</text:p>
          </table:table-cell>
          <table:table-cell office:value-type="float" office:value="0" calcext:value-type="float">
            <text:p>0</text:p>
          </table:table-cell>
          <table:table-cell office:value-type="float" office:value="1676890" calcext:value-type="float">
            <text:p>1676890</text:p>
          </table:table-cell>
          <table:table-cell office:value-type="float" office:value="44429" calcext:value-type="float">
            <text:p>4442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32825" calcext:value-type="float">
            <text:p>332825</text:p>
          </table:table-cell>
          <table:table-cell office:value-type="float" office:value="0" calcext:value-type="float">
            <text:p>0</text:p>
          </table:table-cell>
          <table:table-cell office:value-type="float" office:value="1242047" calcext:value-type="float">
            <text:p>1242047</text:p>
          </table:table-cell>
          <table:table-cell office:value-type="float" office:value="219058" calcext:value-type="float">
            <text:p>219058</text:p>
          </table:table-cell>
          <table:table-cell office:value-type="string" calcext:value-type="string">
            <text:p>[[@442311]] Yeah, man! We suck at it.</text:p>
          </table:table-cell>
          <table:table-cell/>
        </table:table-row>
        <table:table-row table:style-name="ro1">
          <table:table-cell office:value-type="float" office:value="336127" calcext:value-type="float">
            <text:p>336127</text:p>
          </table:table-cell>
          <table:table-cell office:value-type="float" office:value="0" calcext:value-type="float">
            <text:p>0</text:p>
          </table:table-cell>
          <table:table-cell office:value-type="float" office:value="1792857" calcext:value-type="float">
            <text:p>1792857</text:p>
          </table:table-cell>
          <table:table-cell office:value-type="float" office:value="41534" calcext:value-type="float">
            <text:p>41534</text:p>
          </table:table-cell>
          <table:table-cell office:value-type="string" calcext:value-type="string">
            <text:p>I love the wordplay in your title!</text:p>
          </table:table-cell>
          <table:table-cell/>
        </table:table-row>
        <table:table-row table:style-name="ro1">
          <table:table-cell office:value-type="float" office:value="360599" calcext:value-type="float">
            <text:p>360599</text:p>
          </table:table-cell>
          <table:table-cell office:value-type="float" office:value="0" calcext:value-type="float">
            <text:p>0</text:p>
          </table:table-cell>
          <table:table-cell office:value-type="float" office:value="2020730" calcext:value-type="float">
            <text:p>2020730</text:p>
          </table:table-cell>
          <table:table-cell office:value-type="float" office:value="631409" calcext:value-type="float">
            <text:p>631409</text:p>
          </table:table-cell>
          <table:table-cell office:value-type="string" calcext:value-type="string">
            <text:p>[[@45169]] thank you</text:p>
          </table:table-cell>
          <table:table-cell/>
        </table:table-row>
        <table:table-row table:style-name="ro1">
          <table:table-cell office:value-type="float" office:value="370712" calcext:value-type="float">
            <text:p>370712</text:p>
          </table:table-cell>
          <table:table-cell office:value-type="float" office:value="0" calcext:value-type="float">
            <text:p>0</text:p>
          </table:table-cell>
          <table:table-cell office:value-type="float" office:value="1928901" calcext:value-type="float">
            <text:p>1928901</text:p>
          </table:table-cell>
          <table:table-cell office:value-type="float" office:value="598301" calcext:value-type="float">
            <text:p>598301</text:p>
          </table:table-cell>
          <table:table-cell office:value-type="string" calcext:value-type="string">
            <text:p>Thanks bro</text:p>
          </table:table-cell>
          <table:table-cell/>
        </table:table-row>
        <table:table-row table:style-name="ro1">
          <table:table-cell office:value-type="float" office:value="382628" calcext:value-type="float">
            <text:p>382628</text:p>
          </table:table-cell>
          <table:table-cell office:value-type="float" office:value="0" calcext:value-type="float">
            <text:p>0</text:p>
          </table:table-cell>
          <table:table-cell office:value-type="float" office:value="1185142" calcext:value-type="float">
            <text:p>1185142</text:p>
          </table:table-cell>
          <table:table-cell office:value-type="float" office:value="121105" calcext:value-type="float">
            <text:p>121105</text:p>
          </table:table-cell>
          <table:table-cell office:value-type="string" calcext:value-type="string">
            <text:p>Snow is amazing</text:p>
          </table:table-cell>
          <table:table-cell/>
        </table:table-row>
        <table:table-row table:style-name="ro1">
          <table:table-cell office:value-type="float" office:value="383292" calcext:value-type="float">
            <text:p>383292</text:p>
          </table:table-cell>
          <table:table-cell office:value-type="float" office:value="0" calcext:value-type="float">
            <text:p>0</text:p>
          </table:table-cell>
          <table:table-cell office:value-type="float" office:value="2186708" calcext:value-type="float">
            <text:p>2186708</text:p>
          </table:table-cell>
          <table:table-cell office:value-type="float" office:value="854461" calcext:value-type="float">
            <text:p>854461</text:p>
          </table:table-cell>
          <table:table-cell office:value-type="string" calcext:value-type="string">
            <text:p>Mst</text:p>
          </table:table-cell>
          <table:table-cell/>
        </table:table-row>
        <table:table-row table:style-name="ro1">
          <table:table-cell office:value-type="float" office:value="15816" calcext:value-type="float">
            <text:p>15816</text:p>
          </table:table-cell>
          <table:table-cell office:value-type="float" office:value="0" calcext:value-type="float">
            <text:p>0</text:p>
          </table:table-cell>
          <table:table-cell office:value-type="float" office:value="473755" calcext:value-type="float">
            <text:p>473755</text:p>
          </table:table-cell>
          <table:table-cell office:value-type="float" office:value="5177" calcext:value-type="float">
            <text:p>5177</text:p>
          </table:table-cell>
          <table:table-cell office:value-type="string" calcext:value-type="string">
            <text:p>This trail has the best image of all times!</text:p>
          </table:table-cell>
          <table:table-cell/>
        </table:table-row>
        <table:table-row table:style-name="ro1">
          <table:table-cell office:value-type="float" office:value="116146" calcext:value-type="float">
            <text:p>116146</text:p>
          </table:table-cell>
          <table:table-cell office:value-type="float" office:value="0" calcext:value-type="float">
            <text:p>0</text:p>
          </table:table-cell>
          <table:table-cell office:value-type="float" office:value="814889" calcext:value-type="float">
            <text:p>814889</text:p>
          </table:table-cell>
          <table:table-cell office:value-type="float" office:value="80181" calcext:value-type="float">
            <text:p>80181</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22899" calcext:value-type="float">
            <text:p>122899</text:p>
          </table:table-cell>
          <table:table-cell office:value-type="float" office:value="0" calcext:value-type="float">
            <text:p>0</text:p>
          </table:table-cell>
          <table:table-cell office:value-type="float" office:value="548052" calcext:value-type="float">
            <text:p>548052</text:p>
          </table:table-cell>
          <table:table-cell office:value-type="float" office:value="241305" calcext:value-type="float">
            <text:p>241305</text:p>
          </table:table-cell>
          <table:table-cell office:value-type="string" calcext:value-type="string">
            <text:p>Hey Nihit, i liked your post - would like to know more about the place and like to connect. Can you please share your contact details</text:p>
          </table:table-cell>
          <table:table-cell/>
        </table:table-row>
        <table:table-row table:style-name="ro1">
          <table:table-cell office:value-type="float" office:value="127384" calcext:value-type="float">
            <text:p>127384</text:p>
          </table:table-cell>
          <table:table-cell office:value-type="float" office:value="0" calcext:value-type="float">
            <text:p>0</text:p>
          </table:table-cell>
          <table:table-cell office:value-type="float" office:value="834600" calcext:value-type="float">
            <text:p>834600</text:p>
          </table:table-cell>
          <table:table-cell office:value-type="float" office:value="136537" calcext:value-type="float">
            <text:p>136537</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34618" calcext:value-type="float">
            <text:p>134618</text:p>
          </table:table-cell>
          <table:table-cell office:value-type="float" office:value="0" calcext:value-type="float">
            <text:p>0</text:p>
          </table:table-cell>
          <table:table-cell office:value-type="float" office:value="850496" calcext:value-type="float">
            <text:p>850496</text:p>
          </table:table-cell>
          <table:table-cell office:value-type="float" office:value="84119" calcext:value-type="float">
            <text:p>8411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40663" calcext:value-type="float">
            <text:p>140663</text:p>
          </table:table-cell>
          <table:table-cell office:value-type="float" office:value="0" calcext:value-type="float">
            <text:p>0</text:p>
          </table:table-cell>
          <table:table-cell office:value-type="float" office:value="868987" calcext:value-type="float">
            <text:p>868987</text:p>
          </table:table-cell>
          <table:table-cell office:value-type="float" office:value="49904" calcext:value-type="float">
            <text:p>49904</text:p>
          </table:table-cell>
          <table:table-cell office:value-type="string" calcext:value-type="string">
            <text:p>Atti Sundar!</text:p>
          </table:table-cell>
          <table:table-cell/>
        </table:table-row>
        <table:table-row table:style-name="ro1">
          <table:table-cell office:value-type="float" office:value="175546" calcext:value-type="float">
            <text:p>175546</text:p>
          </table:table-cell>
          <table:table-cell office:value-type="float" office:value="0" calcext:value-type="float">
            <text:p>0</text:p>
          </table:table-cell>
          <table:table-cell office:value-type="float" office:value="934902" calcext:value-type="float">
            <text:p>934902</text:p>
          </table:table-cell>
          <table:table-cell office:value-type="float" office:value="290359" calcext:value-type="float">
            <text:p>290359</text:p>
          </table:table-cell>
          <table:table-cell office:value-type="string" calcext:value-type="string">
            <text:p>Interested</text:p>
          </table:table-cell>
          <table:table-cell/>
        </table:table-row>
        <table:table-row table:style-name="ro1">
          <table:table-cell office:value-type="float" office:value="224083" calcext:value-type="float">
            <text:p>224083</text:p>
          </table:table-cell>
          <table:table-cell office:value-type="float" office:value="0" calcext:value-type="float">
            <text:p>0</text:p>
          </table:table-cell>
          <table:table-cell office:value-type="float" office:value="1153954" calcext:value-type="float">
            <text:p>1153954</text:p>
          </table:table-cell>
          <table:table-cell office:value-type="float" office:value="347600" calcext:value-type="float">
            <text:p>347600</text:p>
          </table:table-cell>
          <table:table-cell office:value-type="string" calcext:value-type="string">
            <text:p>Information like ?</text:p>
          </table:table-cell>
          <table:table-cell/>
        </table:table-row>
        <table:table-row table:style-name="ro1">
          <table:table-cell office:value-type="float" office:value="276727" calcext:value-type="float">
            <text:p>276727</text:p>
          </table:table-cell>
          <table:table-cell office:value-type="float" office:value="0" calcext:value-type="float">
            <text:p>0</text:p>
          </table:table-cell>
          <table:table-cell office:value-type="float" office:value="1446258" calcext:value-type="float">
            <text:p>1446258</text:p>
          </table:table-cell>
          <table:table-cell office:value-type="float" office:value="84085" calcext:value-type="float">
            <text:p>84085</text:p>
          </table:table-cell>
          <table:table-cell office:value-type="string" calcext:value-type="string">
            <text:p>So glad you shared this today!</text:p>
          </table:table-cell>
          <table:table-cell/>
        </table:table-row>
        <table:table-row table:style-name="ro1">
          <table:table-cell office:value-type="float" office:value="298516" calcext:value-type="float">
            <text:p>298516</text:p>
          </table:table-cell>
          <table:table-cell office:value-type="float" office:value="0" calcext:value-type="float">
            <text:p>0</text:p>
          </table:table-cell>
          <table:table-cell office:value-type="float" office:value="1579703" calcext:value-type="float">
            <text:p>1579703</text:p>
          </table:table-cell>
          <table:table-cell office:value-type="float" office:value="84009" calcext:value-type="float">
            <text:p>84009</text:p>
          </table:table-cell>
          <table:table-cell office:value-type="string" calcext:value-type="string">
            <text:p>The title is so amazing, but the trail didn't look very promising :( </text:p>
          </table:table-cell>
          <table:table-cell/>
        </table:table-row>
        <table:table-row table:style-name="ro4">
          <table:table-cell office:value-type="float" office:value="332435" calcext:value-type="float">
            <text:p>332435</text:p>
          </table:table-cell>
          <table:table-cell office:value-type="float" office:value="0" calcext:value-type="float">
            <text:p>0</text:p>
          </table:table-cell>
          <table:table-cell office:value-type="float" office:value="1775372" calcext:value-type="float">
            <text:p>1775372</text:p>
          </table:table-cell>
          <table:table-cell office:value-type="float" office:value="548335" calcext:value-type="float">
            <text:p>548335</text:p>
          </table:table-cell>
          <table:table-cell office:value-type="string" calcext:value-type="string">
            <text:p>[[@19879]] I'm new to trell.</text:p>
            <text:p>You can help me by giving some suggestions.</text:p>
            <text:p>#SUPPORT</text:p>
          </table:table-cell>
          <table:table-cell/>
        </table:table-row>
        <table:table-row table:style-name="ro1">
          <table:table-cell office:value-type="float" office:value="428758" calcext:value-type="float">
            <text:p>428758</text:p>
          </table:table-cell>
          <table:table-cell office:value-type="float" office:value="0" calcext:value-type="float">
            <text:p>0</text:p>
          </table:table-cell>
          <table:table-cell office:value-type="float" office:value="1342101" calcext:value-type="float">
            <text:p>1342101</text:p>
          </table:table-cell>
          <table:table-cell office:value-type="float" office:value="46211" calcext:value-type="float">
            <text:p>46211</text:p>
          </table:table-cell>
          <table:table-cell office:value-type="string" calcext:value-type="string">
            <text:p>cool</text:p>
          </table:table-cell>
          <table:table-cell/>
        </table:table-row>
        <table:table-row table:style-name="ro1">
          <table:table-cell office:value-type="float" office:value="441084" calcext:value-type="float">
            <text:p>441084</text:p>
          </table:table-cell>
          <table:table-cell office:value-type="float" office:value="0" calcext:value-type="float">
            <text:p>0</text:p>
          </table:table-cell>
          <table:table-cell office:value-type="float" office:value="2378609" calcext:value-type="float">
            <text:p>2378609</text:p>
          </table:table-cell>
          <table:table-cell office:value-type="float" office:value="345343" calcext:value-type="float">
            <text:p>345343</text:p>
          </table:table-cell>
          <table:table-cell office:value-type="string" calcext:value-type="string">
            <text:p>[[@309106]] nope</text:p>
          </table:table-cell>
          <table:table-cell/>
        </table:table-row>
        <table:table-row table:style-name="ro1">
          <table:table-cell office:value-type="float" office:value="38000" calcext:value-type="float">
            <text:p>38000</text:p>
          </table:table-cell>
          <table:table-cell office:value-type="float" office:value="0" calcext:value-type="float">
            <text:p>0</text:p>
          </table:table-cell>
          <table:table-cell office:value-type="float" office:value="611538" calcext:value-type="float">
            <text:p>611538</text:p>
          </table:table-cell>
          <table:table-cell office:value-type="float" office:value="4225" calcext:value-type="float">
            <text:p>4225</text:p>
          </table:table-cell>
          <table:table-cell office:value-type="string" calcext:value-type="string">
            <text:p>Beautiful</text:p>
          </table:table-cell>
          <table:table-cell/>
        </table:table-row>
        <table:table-row table:style-name="ro1">
          <table:table-cell office:value-type="float" office:value="63950" calcext:value-type="float">
            <text:p>63950</text:p>
          </table:table-cell>
          <table:table-cell office:value-type="float" office:value="0" calcext:value-type="float">
            <text:p>0</text:p>
          </table:table-cell>
          <table:table-cell office:value-type="float" office:value="686589" calcext:value-type="float">
            <text:p>686589</text:p>
          </table:table-cell>
          <table:table-cell office:value-type="float" office:value="50308" calcext:value-type="float">
            <text:p>50308</text:p>
          </table:table-cell>
          <table:table-cell office:value-type="string" calcext:value-type="string">
            <text:p>Sahi banaya he !!</text:p>
          </table:table-cell>
          <table:table-cell/>
        </table:table-row>
        <table:table-row table:style-name="ro1">
          <table:table-cell office:value-type="float" office:value="78012" calcext:value-type="float">
            <text:p>78012</text:p>
          </table:table-cell>
          <table:table-cell office:value-type="float" office:value="0" calcext:value-type="float">
            <text:p>0</text:p>
          </table:table-cell>
          <table:table-cell office:value-type="float" office:value="730279" calcext:value-type="float">
            <text:p>730279</text:p>
          </table:table-cell>
          <table:table-cell office:value-type="float" office:value="77304" calcext:value-type="float">
            <text:p>77304</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153619" calcext:value-type="float">
            <text:p>153619</text:p>
          </table:table-cell>
          <table:table-cell office:value-type="float" office:value="0" calcext:value-type="float">
            <text:p>0</text:p>
          </table:table-cell>
          <table:table-cell office:value-type="float" office:value="877521" calcext:value-type="float">
            <text:p>877521</text:p>
          </table:table-cell>
          <table:table-cell office:value-type="float" office:value="76659" calcext:value-type="float">
            <text:p>76659</text:p>
          </table:table-cell>
          <table:table-cell office:value-type="string" calcext:value-type="string">
            <text:p>Beautiful trail ? ?</text:p>
          </table:table-cell>
          <table:table-cell/>
        </table:table-row>
        <table:table-row table:style-name="ro1">
          <table:table-cell office:value-type="float" office:value="286796" calcext:value-type="float">
            <text:p>286796</text:p>
          </table:table-cell>
          <table:table-cell office:value-type="float" office:value="0" calcext:value-type="float">
            <text:p>0</text:p>
          </table:table-cell>
          <table:table-cell office:value-type="float" office:value="1510547" calcext:value-type="float">
            <text:p>1510547</text:p>
          </table:table-cell>
          <table:table-cell office:value-type="float" office:value="77360" calcext:value-type="float">
            <text:p>77360</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294789" calcext:value-type="float">
            <text:p>294789</text:p>
          </table:table-cell>
          <table:table-cell office:value-type="float" office:value="0" calcext:value-type="float">
            <text:p>0</text:p>
          </table:table-cell>
          <table:table-cell office:value-type="float" office:value="1559161" calcext:value-type="float">
            <text:p>1559161</text:p>
          </table:table-cell>
          <table:table-cell office:value-type="float" office:value="50311" calcext:value-type="float">
            <text:p>50311</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445760" calcext:value-type="float">
            <text:p>445760</text:p>
          </table:table-cell>
          <table:table-cell office:value-type="float" office:value="0" calcext:value-type="float">
            <text:p>0</text:p>
          </table:table-cell>
          <table:table-cell office:value-type="float" office:value="2132279" calcext:value-type="float">
            <text:p>2132279</text:p>
          </table:table-cell>
          <table:table-cell office:value-type="float" office:value="1791656" calcext:value-type="float">
            <text:p>1791656</text:p>
          </table:table-cell>
          <table:table-cell office:value-type="string" calcext:value-type="string">
            <text:p>Me sikandar Khan guide Jaisalmer India Rajasthan</text:p>
          </table:table-cell>
          <table:table-cell/>
        </table:table-row>
        <table:table-row table:style-name="ro1">
          <table:table-cell office:value-type="float" office:value="452303" calcext:value-type="float">
            <text:p>452303</text:p>
          </table:table-cell>
          <table:table-cell office:value-type="float" office:value="0" calcext:value-type="float">
            <text:p>0</text:p>
          </table:table-cell>
          <table:table-cell office:value-type="float" office:value="2185206" calcext:value-type="float">
            <text:p>2185206</text:p>
          </table:table-cell>
          <table:table-cell office:value-type="float" office:value="1954346" calcext:value-type="float">
            <text:p>1954346</text:p>
          </table:table-cell>
          <table:table-cell office:value-type="string" calcext:value-type="string">
            <text:p>[[@1836801]]</text:p>
          </table:table-cell>
          <table:table-cell/>
        </table:table-row>
        <table:table-row table:style-name="ro1">
          <table:table-cell office:value-type="float" office:value="69911" calcext:value-type="float">
            <text:p>69911</text:p>
          </table:table-cell>
          <table:table-cell office:value-type="float" office:value="0" calcext:value-type="float">
            <text:p>0</text:p>
          </table:table-cell>
          <table:table-cell office:value-type="float" office:value="705008" calcext:value-type="float">
            <text:p>705008</text:p>
          </table:table-cell>
          <table:table-cell office:value-type="float" office:value="210152" calcext:value-type="float">
            <text:p>210152</text:p>
          </table:table-cell>
          <table:table-cell office:value-type="string" calcext:value-type="string">
            <text:p>Thnks # anugrah chand</text:p>
          </table:table-cell>
          <table:table-cell/>
        </table:table-row>
        <table:table-row table:style-name="ro1">
          <table:table-cell office:value-type="float" office:value="94959" calcext:value-type="float">
            <text:p>94959</text:p>
          </table:table-cell>
          <table:table-cell office:value-type="float" office:value="0" calcext:value-type="float">
            <text:p>0</text:p>
          </table:table-cell>
          <table:table-cell office:value-type="float" office:value="764214" calcext:value-type="float">
            <text:p>764214</text:p>
          </table:table-cell>
          <table:table-cell office:value-type="float" office:value="227122" calcext:value-type="float">
            <text:p>227122</text:p>
          </table:table-cell>
          <table:table-cell office:value-type="string" calcext:value-type="string">
            <text:p>[[@80584]] you can use Google maps <text:s/>and I suggest to take a road trip with your friends to Nashik from were you can ask anyone about the route to bhandardara dam</text:p>
          </table:table-cell>
          <table:table-cell/>
        </table:table-row>
        <table:table-row table:style-name="ro1">
          <table:table-cell office:value-type="float" office:value="138135" calcext:value-type="float">
            <text:p>138135</text:p>
          </table:table-cell>
          <table:table-cell office:value-type="float" office:value="0" calcext:value-type="float">
            <text:p>0</text:p>
          </table:table-cell>
          <table:table-cell office:value-type="float" office:value="861776" calcext:value-type="float">
            <text:p>861776</text:p>
          </table:table-cell>
          <table:table-cell office:value-type="float" office:value="84480" calcext:value-type="float">
            <text:p>84480</text:p>
          </table:table-cell>
          <table:table-cell office:value-type="string" calcext:value-type="string">
            <text:p>Lage Raho Launde! Mast kaam kar rahe ho</text:p>
          </table:table-cell>
          <table:table-cell/>
        </table:table-row>
        <table:table-row table:style-name="ro1">
          <table:table-cell office:value-type="float" office:value="141117" calcext:value-type="float">
            <text:p>141117</text:p>
          </table:table-cell>
          <table:table-cell office:value-type="float" office:value="0" calcext:value-type="float">
            <text:p>0</text:p>
          </table:table-cell>
          <table:table-cell office:value-type="float" office:value="868212" calcext:value-type="float">
            <text:p>868212</text:p>
          </table:table-cell>
          <table:table-cell office:value-type="float" office:value="82746" calcext:value-type="float">
            <text:p>82746</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16739" calcext:value-type="float">
            <text:p>216739</text:p>
          </table:table-cell>
          <table:table-cell office:value-type="float" office:value="0" calcext:value-type="float">
            <text:p>0</text:p>
          </table:table-cell>
          <table:table-cell office:value-type="float" office:value="1114422" calcext:value-type="float">
            <text:p>1114422</text:p>
          </table:table-cell>
          <table:table-cell office:value-type="float" office:value="320569" calcext:value-type="float">
            <text:p>320569</text:p>
          </table:table-cell>
          <table:table-cell office:value-type="string" calcext:value-type="string">
            <text:p>[[@1]]</text:p>
          </table:table-cell>
          <table:table-cell/>
        </table:table-row>
        <table:table-row table:style-name="ro1">
          <table:table-cell office:value-type="float" office:value="300506" calcext:value-type="float">
            <text:p>300506</text:p>
          </table:table-cell>
          <table:table-cell office:value-type="float" office:value="0" calcext:value-type="float">
            <text:p>0</text:p>
          </table:table-cell>
          <table:table-cell office:value-type="float" office:value="1587272" calcext:value-type="float">
            <text:p>1587272</text:p>
          </table:table-cell>
          <table:table-cell office:value-type="float" office:value="457909" calcext:value-type="float">
            <text:p>457909</text:p>
          </table:table-cell>
          <table:table-cell office:value-type="string" calcext:value-type="string">
            <text:p>Nice</text:p>
          </table:table-cell>
          <table:table-cell/>
        </table:table-row>
        <table:table-row table:style-name="ro1">
          <table:table-cell office:value-type="float" office:value="307827" calcext:value-type="float">
            <text:p>307827</text:p>
          </table:table-cell>
          <table:table-cell office:value-type="float" office:value="0" calcext:value-type="float">
            <text:p>0</text:p>
          </table:table-cell>
          <table:table-cell office:value-type="float" office:value="1628962" calcext:value-type="float">
            <text:p>1628962</text:p>
          </table:table-cell>
          <table:table-cell office:value-type="float" office:value="39945" calcext:value-type="float">
            <text:p>39945</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72576" calcext:value-type="float">
            <text:p>372576</text:p>
          </table:table-cell>
          <table:table-cell office:value-type="float" office:value="0" calcext:value-type="float">
            <text:p>0</text:p>
          </table:table-cell>
          <table:table-cell office:value-type="float" office:value="2144888" calcext:value-type="float">
            <text:p>2144888</text:p>
          </table:table-cell>
          <table:table-cell office:value-type="float" office:value="677093" calcext:value-type="float">
            <text:p>677093</text:p>
          </table:table-cell>
          <table:table-cell office:value-type="string" calcext:value-type="string">
            <text:p>[[@83784]] <text:s/>appreciate..I am learning. ?</text:p>
          </table:table-cell>
          <table:table-cell/>
        </table:table-row>
        <table:table-row table:style-name="ro1">
          <table:table-cell office:value-type="float" office:value="408397" calcext:value-type="float">
            <text:p>408397</text:p>
          </table:table-cell>
          <table:table-cell office:value-type="float" office:value="0" calcext:value-type="float">
            <text:p>0</text:p>
          </table:table-cell>
          <table:table-cell office:value-type="float" office:value="2312777" calcext:value-type="float">
            <text:p>2312777</text:p>
          </table:table-cell>
          <table:table-cell office:value-type="float" office:value="1168852" calcext:value-type="float">
            <text:p>1168852</text:p>
          </table:table-cell>
          <table:table-cell office:value-type="string" calcext:value-type="string">
            <text:p>I like you ??</text:p>
          </table:table-cell>
          <table:table-cell/>
        </table:table-row>
        <table:table-row table:style-name="ro1">
          <table:table-cell office:value-type="float" office:value="434123" calcext:value-type="float">
            <text:p>434123</text:p>
          </table:table-cell>
          <table:table-cell office:value-type="float" office:value="0" calcext:value-type="float">
            <text:p>0</text:p>
          </table:table-cell>
          <table:table-cell office:value-type="float" office:value="2357886" calcext:value-type="float">
            <text:p>2357886</text:p>
          </table:table-cell>
          <table:table-cell office:value-type="float" office:value="318581" calcext:value-type="float">
            <text:p>318581</text:p>
          </table:table-cell>
          <table:table-cell office:value-type="string" calcext:value-type="string">
            <text:p>[[@7513]] ??</text:p>
          </table:table-cell>
          <table:table-cell/>
        </table:table-row>
        <table:table-row table:style-name="ro1">
          <table:table-cell office:value-type="float" office:value="12817" calcext:value-type="float">
            <text:p>12817</text:p>
          </table:table-cell>
          <table:table-cell office:value-type="float" office:value="0" calcext:value-type="float">
            <text:p>0</text:p>
          </table:table-cell>
          <table:table-cell office:value-type="float" office:value="439701" calcext:value-type="float">
            <text:p>439701</text:p>
          </table:table-cell>
          <table:table-cell office:value-type="float" office:value="12774" calcext:value-type="float">
            <text:p>12774</text:p>
          </table:table-cell>
          <table:table-cell office:value-type="string" calcext:value-type="string">
            <text:p>Your image selection is excellent! good content too!</text:p>
          </table:table-cell>
          <table:table-cell/>
        </table:table-row>
        <table:table-row table:style-name="ro1">
          <table:table-cell office:value-type="float" office:value="57270" calcext:value-type="float">
            <text:p>57270</text:p>
          </table:table-cell>
          <table:table-cell office:value-type="float" office:value="0" calcext:value-type="float">
            <text:p>0</text:p>
          </table:table-cell>
          <table:table-cell office:value-type="float" office:value="671925" calcext:value-type="float">
            <text:p>671925</text:p>
          </table:table-cell>
          <table:table-cell office:value-type="float" office:value="40638" calcext:value-type="float">
            <text:p>40638</text:p>
          </table:table-cell>
          <table:table-cell office:value-type="string" calcext:value-type="string">
            <text:p>Atti Sundar!</text:p>
          </table:table-cell>
          <table:table-cell/>
        </table:table-row>
        <table:table-row table:style-name="ro1">
          <table:table-cell office:value-type="float" office:value="69709" calcext:value-type="float">
            <text:p>69709</text:p>
          </table:table-cell>
          <table:table-cell office:value-type="float" office:value="0" calcext:value-type="float">
            <text:p>0</text:p>
          </table:table-cell>
          <table:table-cell office:value-type="float" office:value="704334" calcext:value-type="float">
            <text:p>704334</text:p>
          </table:table-cell>
          <table:table-cell office:value-type="float" office:value="53069" calcext:value-type="float">
            <text:p>53069</text:p>
          </table:table-cell>
          <table:table-cell office:value-type="string" calcext:value-type="string">
            <text:p>Beautiful! Waiting for the next post in series <text:s/>??</text:p>
          </table:table-cell>
          <table:table-cell/>
        </table:table-row>
        <table:table-row table:style-name="ro1">
          <table:table-cell office:value-type="float" office:value="120527" calcext:value-type="float">
            <text:p>120527</text:p>
          </table:table-cell>
          <table:table-cell office:value-type="float" office:value="0" calcext:value-type="float">
            <text:p>0</text:p>
          </table:table-cell>
          <table:table-cell office:value-type="float" office:value="65090" calcext:value-type="float">
            <text:p>65090</text:p>
          </table:table-cell>
          <table:table-cell office:value-type="float" office:value="39917" calcext:value-type="float">
            <text:p>39917</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94696" calcext:value-type="float">
            <text:p>194696</text:p>
          </table:table-cell>
          <table:table-cell office:value-type="float" office:value="0" calcext:value-type="float">
            <text:p>0</text:p>
          </table:table-cell>
          <table:table-cell office:value-type="float" office:value="1010885" calcext:value-type="float">
            <text:p>1010885</text:p>
          </table:table-cell>
          <table:table-cell office:value-type="float" office:value="49823" calcext:value-type="float">
            <text:p>49823</text:p>
          </table:table-cell>
          <table:table-cell office:value-type="string" calcext:value-type="string">
            <text:p>OMG! yeh mera India</text:p>
          </table:table-cell>
          <table:table-cell/>
        </table:table-row>
        <table:table-row table:style-name="ro1">
          <table:table-cell office:value-type="float" office:value="337103" calcext:value-type="float">
            <text:p>337103</text:p>
          </table:table-cell>
          <table:table-cell office:value-type="float" office:value="0" calcext:value-type="float">
            <text:p>0</text:p>
          </table:table-cell>
          <table:table-cell office:value-type="float" office:value="1798648" calcext:value-type="float">
            <text:p>1798648</text:p>
          </table:table-cell>
          <table:table-cell office:value-type="float" office:value="78658" calcext:value-type="float">
            <text:p>78658</text:p>
          </table:table-cell>
          <table:table-cell office:value-type="string" calcext:value-type="string">
            <text:p>I wish to visit here so much! :D</text:p>
          </table:table-cell>
          <table:table-cell/>
        </table:table-row>
        <table:table-row table:style-name="ro1">
          <table:table-cell office:value-type="float" office:value="458337" calcext:value-type="float">
            <text:p>458337</text:p>
          </table:table-cell>
          <table:table-cell office:value-type="float" office:value="0" calcext:value-type="float">
            <text:p>0</text:p>
          </table:table-cell>
          <table:table-cell office:value-type="float" office:value="2281932" calcext:value-type="float">
            <text:p>2281932</text:p>
          </table:table-cell>
          <table:table-cell office:value-type="float" office:value="2130300" calcext:value-type="float">
            <text:p>2130300</text:p>
          </table:table-cell>
          <table:table-cell office:value-type="string" calcext:value-type="string">
            <text:p>Sunil Kumar</text:p>
          </table:table-cell>
          <table:table-cell/>
        </table:table-row>
        <table:table-row table:style-name="ro1">
          <table:table-cell office:value-type="float" office:value="153326" calcext:value-type="float">
            <text:p>153326</text:p>
          </table:table-cell>
          <table:table-cell office:value-type="float" office:value="0" calcext:value-type="float">
            <text:p>0</text:p>
          </table:table-cell>
          <table:table-cell office:value-type="float" office:value="898933" calcext:value-type="float">
            <text:p>898933</text:p>
          </table:table-cell>
          <table:table-cell office:value-type="float" office:value="86206" calcext:value-type="float">
            <text:p>86206</text:p>
          </table:table-cell>
          <table:table-cell office:value-type="string" calcext:value-type="string">
            <text:p>can't wait to read about your next adventure</text:p>
          </table:table-cell>
          <table:table-cell/>
        </table:table-row>
        <table:table-row table:style-name="ro1">
          <table:table-cell office:value-type="float" office:value="271652" calcext:value-type="float">
            <text:p>271652</text:p>
          </table:table-cell>
          <table:table-cell office:value-type="float" office:value="0" calcext:value-type="float">
            <text:p>0</text:p>
          </table:table-cell>
          <table:table-cell office:value-type="float" office:value="1417731" calcext:value-type="float">
            <text:p>1417731</text:p>
          </table:table-cell>
          <table:table-cell office:value-type="float" office:value="79712" calcext:value-type="float">
            <text:p>79712</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271937" calcext:value-type="float">
            <text:p>271937</text:p>
          </table:table-cell>
          <table:table-cell office:value-type="float" office:value="0" calcext:value-type="float">
            <text:p>0</text:p>
          </table:table-cell>
          <table:table-cell office:value-type="float" office:value="1420561" calcext:value-type="float">
            <text:p>1420561</text:p>
          </table:table-cell>
          <table:table-cell office:value-type="float" office:value="45844" calcext:value-type="float">
            <text:p>45844</text:p>
          </table:table-cell>
          <table:table-cell office:value-type="string" calcext:value-type="string">
            <text:p>?nice!</text:p>
          </table:table-cell>
          <table:table-cell/>
        </table:table-row>
        <table:table-row table:style-name="ro1">
          <table:table-cell office:value-type="float" office:value="353523" calcext:value-type="float">
            <text:p>353523</text:p>
          </table:table-cell>
          <table:table-cell office:value-type="float" office:value="0" calcext:value-type="float">
            <text:p>0</text:p>
          </table:table-cell>
          <table:table-cell office:value-type="float" office:value="1518864" calcext:value-type="float">
            <text:p>1518864</text:p>
          </table:table-cell>
          <table:table-cell office:value-type="float" office:value="81087" calcext:value-type="float">
            <text:p>81087</text:p>
          </table:table-cell>
          <table:table-cell office:value-type="string" calcext:value-type="string">
            <text:p>Keep posting your amazing trail ??</text:p>
          </table:table-cell>
          <table:table-cell/>
        </table:table-row>
        <table:table-row table:style-name="ro1">
          <table:table-cell office:value-type="float" office:value="375650" calcext:value-type="float">
            <text:p>375650</text:p>
          </table:table-cell>
          <table:table-cell office:value-type="float" office:value="0" calcext:value-type="float">
            <text:p>0</text:p>
          </table:table-cell>
          <table:table-cell office:value-type="float" office:value="2227043" calcext:value-type="float">
            <text:p>2227043</text:p>
          </table:table-cell>
          <table:table-cell office:value-type="float" office:value="77961" calcext:value-type="float">
            <text:p>77961</text:p>
          </table:table-cell>
          <table:table-cell office:value-type="string" calcext:value-type="string">
            <text:p>The content digresses a little, the pictures are so good but!</text:p>
          </table:table-cell>
          <table:table-cell/>
        </table:table-row>
        <table:table-row table:style-name="ro1">
          <table:table-cell office:value-type="float" office:value="382284" calcext:value-type="float">
            <text:p>382284</text:p>
          </table:table-cell>
          <table:table-cell office:value-type="float" office:value="0" calcext:value-type="float">
            <text:p>0</text:p>
          </table:table-cell>
          <table:table-cell office:value-type="float" office:value="2253313" calcext:value-type="float">
            <text:p>2253313</text:p>
          </table:table-cell>
          <table:table-cell office:value-type="float" office:value="831010" calcext:value-type="float">
            <text:p>831010</text:p>
          </table:table-cell>
          <table:table-cell office:value-type="string" calcext:value-type="string">
            <text:p>Wooooo</text:p>
          </table:table-cell>
          <table:table-cell/>
        </table:table-row>
        <table:table-row table:style-name="ro1">
          <table:table-cell office:value-type="float" office:value="397774" calcext:value-type="float">
            <text:p>397774</text:p>
          </table:table-cell>
          <table:table-cell office:value-type="float" office:value="0" calcext:value-type="float">
            <text:p>0</text:p>
          </table:table-cell>
          <table:table-cell office:value-type="float" office:value="1098592" calcext:value-type="float">
            <text:p>1098592</text:p>
          </table:table-cell>
          <table:table-cell office:value-type="float" office:value="2945" calcext:value-type="float">
            <text:p>2945</text:p>
          </table:table-cell>
          <table:table-cell office:value-type="string" calcext:value-type="string">
            <text:p>Aesthetic op:)</text:p>
          </table:table-cell>
          <table:table-cell/>
        </table:table-row>
        <table:table-row table:style-name="ro1">
          <table:table-cell office:value-type="float" office:value="424740" calcext:value-type="float">
            <text:p>424740</text:p>
          </table:table-cell>
          <table:table-cell office:value-type="float" office:value="0" calcext:value-type="float">
            <text:p>0</text:p>
          </table:table-cell>
          <table:table-cell office:value-type="float" office:value="2329688" calcext:value-type="float">
            <text:p>2329688</text:p>
          </table:table-cell>
          <table:table-cell office:value-type="float" office:value="24313" calcext:value-type="float">
            <text:p>24313</text:p>
          </table:table-cell>
          <table:table-cell office:value-type="string" calcext:value-type="string">
            <text:p>d othey serve non veg?</text:p>
          </table:table-cell>
          <table:table-cell/>
        </table:table-row>
        <table:table-row table:style-name="ro1">
          <table:table-cell office:value-type="float" office:value="435335" calcext:value-type="float">
            <text:p>435335</text:p>
          </table:table-cell>
          <table:table-cell office:value-type="float" office:value="0" calcext:value-type="float">
            <text:p>0</text:p>
          </table:table-cell>
          <table:table-cell office:value-type="float" office:value="2337481" calcext:value-type="float">
            <text:p>2337481</text:p>
          </table:table-cell>
          <table:table-cell office:value-type="float" office:value="1358324" calcext:value-type="float">
            <text:p>1358324</text:p>
          </table:table-cell>
          <table:table-cell office:value-type="string" calcext:value-type="string">
            <text:p>nice</text:p>
          </table:table-cell>
          <table:table-cell/>
        </table:table-row>
        <table:table-row table:style-name="ro1">
          <table:table-cell office:value-type="float" office:value="4760" calcext:value-type="float">
            <text:p>4760</text:p>
          </table:table-cell>
          <table:table-cell office:value-type="float" office:value="22345" calcext:value-type="float">
            <text:p>22345</text:p>
          </table:table-cell>
          <table:table-cell office:value-type="float" office:value="0" calcext:value-type="float">
            <text:p>0</text:p>
          </table:table-cell>
          <table:table-cell office:value-type="float" office:value="38632" calcext:value-type="float">
            <text:p>38632</text:p>
          </table:table-cell>
          <table:table-cell office:value-type="string" calcext:value-type="string">
            <text:p>??</text:p>
          </table:table-cell>
          <table:table-cell/>
        </table:table-row>
        <table:table-row table:style-name="ro1">
          <table:table-cell office:value-type="float" office:value="54564" calcext:value-type="float">
            <text:p>54564</text:p>
          </table:table-cell>
          <table:table-cell office:value-type="float" office:value="0" calcext:value-type="float">
            <text:p>0</text:p>
          </table:table-cell>
          <table:table-cell office:value-type="float" office:value="666349" calcext:value-type="float">
            <text:p>666349</text:p>
          </table:table-cell>
          <table:table-cell office:value-type="float" office:value="45549" calcext:value-type="float">
            <text:p>4554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13920" calcext:value-type="float">
            <text:p>113920</text:p>
          </table:table-cell>
          <table:table-cell office:value-type="float" office:value="0" calcext:value-type="float">
            <text:p>0</text:p>
          </table:table-cell>
          <table:table-cell office:value-type="float" office:value="808496" calcext:value-type="float">
            <text:p>808496</text:p>
          </table:table-cell>
          <table:table-cell office:value-type="float" office:value="48905" calcext:value-type="float">
            <text:p>4890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26966" calcext:value-type="float">
            <text:p>126966</text:p>
          </table:table-cell>
          <table:table-cell office:value-type="float" office:value="0" calcext:value-type="float">
            <text:p>0</text:p>
          </table:table-cell>
          <table:table-cell office:value-type="float" office:value="832195" calcext:value-type="float">
            <text:p>832195</text:p>
          </table:table-cell>
          <table:table-cell office:value-type="float" office:value="77327" calcext:value-type="float">
            <text:p>77327</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50031" calcext:value-type="float">
            <text:p>150031</text:p>
          </table:table-cell>
          <table:table-cell office:value-type="float" office:value="505461" calcext:value-type="float">
            <text:p>505461</text:p>
          </table:table-cell>
          <table:table-cell office:value-type="float" office:value="0" calcext:value-type="float">
            <text:p>0</text:p>
          </table:table-cell>
          <table:table-cell office:value-type="float" office:value="267562" calcext:value-type="float">
            <text:p>267562</text:p>
          </table:table-cell>
          <table:table-cell office:value-type="string" calcext:value-type="string">
            <text:p>U reminded me That Bunny from Yeh jaawani h Deewani ??</text:p>
          </table:table-cell>
          <table:table-cell/>
        </table:table-row>
        <table:table-row table:style-name="ro1">
          <table:table-cell office:value-type="float" office:value="150313" calcext:value-type="float">
            <text:p>150313</text:p>
          </table:table-cell>
          <table:table-cell office:value-type="float" office:value="0" calcext:value-type="float">
            <text:p>0</text:p>
          </table:table-cell>
          <table:table-cell office:value-type="float" office:value="651411" calcext:value-type="float">
            <text:p>651411</text:p>
          </table:table-cell>
          <table:table-cell office:value-type="float" office:value="194591" calcext:value-type="float">
            <text:p>194591</text:p>
          </table:table-cell>
          <table:table-cell office:value-type="string" calcext:value-type="string">
            <text:p>Yeah [[@115161]]</text:p>
          </table:table-cell>
          <table:table-cell/>
        </table:table-row>
        <table:table-row table:style-name="ro1">
          <table:table-cell office:value-type="float" office:value="155720" calcext:value-type="float">
            <text:p>155720</text:p>
          </table:table-cell>
          <table:table-cell office:value-type="float" office:value="0" calcext:value-type="float">
            <text:p>0</text:p>
          </table:table-cell>
          <table:table-cell office:value-type="float" office:value="904862" calcext:value-type="float">
            <text:p>904862</text:p>
          </table:table-cell>
          <table:table-cell office:value-type="float" office:value="77950" calcext:value-type="float">
            <text:p>77950</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97771" calcext:value-type="float">
            <text:p>197771</text:p>
          </table:table-cell>
          <table:table-cell office:value-type="float" office:value="0" calcext:value-type="float">
            <text:p>0</text:p>
          </table:table-cell>
          <table:table-cell office:value-type="float" office:value="1025374" calcext:value-type="float">
            <text:p>1025374</text:p>
          </table:table-cell>
          <table:table-cell office:value-type="float" office:value="80190" calcext:value-type="float">
            <text:p>80190</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248151" calcext:value-type="float">
            <text:p>248151</text:p>
          </table:table-cell>
          <table:table-cell office:value-type="float" office:value="766763" calcext:value-type="float">
            <text:p>766763</text:p>
          </table:table-cell>
          <table:table-cell office:value-type="float" office:value="0" calcext:value-type="float">
            <text:p>0</text:p>
          </table:table-cell>
          <table:table-cell office:value-type="float" office:value="378418" calcext:value-type="float">
            <text:p>378418</text:p>
          </table:table-cell>
          <table:table-cell office:value-type="string" calcext:value-type="string">
            <text:p>Ek number</text:p>
          </table:table-cell>
          <table:table-cell/>
        </table:table-row>
        <table:table-row table:style-name="ro1">
          <table:table-cell office:value-type="float" office:value="250617" calcext:value-type="float">
            <text:p>250617</text:p>
          </table:table-cell>
          <table:table-cell office:value-type="float" office:value="0" calcext:value-type="float">
            <text:p>0</text:p>
          </table:table-cell>
          <table:table-cell office:value-type="float" office:value="1271480" calcext:value-type="float">
            <text:p>1271480</text:p>
          </table:table-cell>
          <table:table-cell office:value-type="float" office:value="45696" calcext:value-type="float">
            <text:p>45696</text:p>
          </table:table-cell>
          <table:table-cell office:value-type="string" calcext:value-type="string">
            <text:p>i'm so trying this sometime, do you have more experiences?</text:p>
          </table:table-cell>
          <table:table-cell/>
        </table:table-row>
        <table:table-row table:style-name="ro1">
          <table:table-cell office:value-type="float" office:value="292573" calcext:value-type="float">
            <text:p>292573</text:p>
          </table:table-cell>
          <table:table-cell office:value-type="float" office:value="0" calcext:value-type="float">
            <text:p>0</text:p>
          </table:table-cell>
          <table:table-cell office:value-type="float" office:value="1546413" calcext:value-type="float">
            <text:p>1546413</text:p>
          </table:table-cell>
          <table:table-cell office:value-type="float" office:value="80898" calcext:value-type="float">
            <text:p>8089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02079" calcext:value-type="float">
            <text:p>302079</text:p>
          </table:table-cell>
          <table:table-cell office:value-type="float" office:value="0" calcext:value-type="float">
            <text:p>0</text:p>
          </table:table-cell>
          <table:table-cell office:value-type="float" office:value="1594561" calcext:value-type="float">
            <text:p>1594561</text:p>
          </table:table-cell>
          <table:table-cell office:value-type="float" office:value="20046" calcext:value-type="float">
            <text:p>20046</text:p>
          </table:table-cell>
          <table:table-cell office:value-type="string" calcext:value-type="string">
            <text:p>Your trail makes me believe that travel is the best investment! perfect!</text:p>
          </table:table-cell>
          <table:table-cell/>
        </table:table-row>
        <table:table-row table:style-name="ro5">
          <table:table-cell office:value-type="float" office:value="325872" calcext:value-type="float">
            <text:p>325872</text:p>
          </table:table-cell>
          <table:table-cell office:value-type="float" office:value="0" calcext:value-type="float">
            <text:p>0</text:p>
          </table:table-cell>
          <table:table-cell office:value-type="float" office:value="1740123" calcext:value-type="float">
            <text:p>1740123</text:p>
          </table:table-cell>
          <table:table-cell office:value-type="float" office:value="537657" calcext:value-type="float">
            <text:p>537657</text:p>
          </table:table-cell>
          <table:table-cell office:value-type="string" calcext:value-type="string">
            <text:p>[[@136486]] thankyou </text:p>
            <text:p>This is near Lonavla , best time to visit is in July or August </text:p>
            <text:p>The trekking is of medium level of difficulty </text:p>
            <text:p>You can go with your friends there also prefer a guide while going </text:p>
            <text:p>And if you have a gang and want to go there </text:p>
            <text:p>Just ping me </text:p>
            <text:p>I will arrange a trek for you guys</text:p>
          </table:table-cell>
          <table:table-cell/>
        </table:table-row>
        <table:table-row table:style-name="ro1">
          <table:table-cell office:value-type="float" office:value="456375" calcext:value-type="float">
            <text:p>456375</text:p>
          </table:table-cell>
          <table:table-cell office:value-type="float" office:value="0" calcext:value-type="float">
            <text:p>0</text:p>
          </table:table-cell>
          <table:table-cell office:value-type="float" office:value="2339744" calcext:value-type="float">
            <text:p>2339744</text:p>
          </table:table-cell>
          <table:table-cell office:value-type="float" office:value="2081948" calcext:value-type="float">
            <text:p>2081948</text:p>
          </table:table-cell>
          <table:table-cell office:value-type="string" calcext:value-type="string">
            <text:p>Colgate lagaya h bhai esne ye nahi batayega to ham bata eahe h</text:p>
          </table:table-cell>
          <table:table-cell/>
        </table:table-row>
        <table:table-row table:style-name="ro1">
          <table:table-cell office:value-type="float" office:value="461590" calcext:value-type="float">
            <text:p>461590</text:p>
          </table:table-cell>
          <table:table-cell office:value-type="float" office:value="0" calcext:value-type="float">
            <text:p>0</text:p>
          </table:table-cell>
          <table:table-cell office:value-type="float" office:value="2294291" calcext:value-type="float">
            <text:p>2294291</text:p>
          </table:table-cell>
          <table:table-cell office:value-type="float" office:value="2212999" calcext:value-type="float">
            <text:p>2212999</text:p>
          </table:table-cell>
          <table:table-cell office:value-type="string" calcext:value-type="string">
            <text:p>super</text:p>
          </table:table-cell>
          <table:table-cell/>
        </table:table-row>
        <table:table-row table:style-name="ro1">
          <table:table-cell office:value-type="float" office:value="464295" calcext:value-type="float">
            <text:p>464295</text:p>
          </table:table-cell>
          <table:table-cell office:value-type="float" office:value="0" calcext:value-type="float">
            <text:p>0</text:p>
          </table:table-cell>
          <table:table-cell office:value-type="float" office:value="2317325" calcext:value-type="float">
            <text:p>2317325</text:p>
          </table:table-cell>
          <table:table-cell office:value-type="float" office:value="2234611" calcext:value-type="float">
            <text:p>2234611</text:p>
          </table:table-cell>
          <table:table-cell office:value-type="string" calcext:value-type="string">
            <text:p>Nice</text:p>
          </table:table-cell>
          <table:table-cell/>
        </table:table-row>
        <table:table-row table:style-name="ro1">
          <table:table-cell office:value-type="float" office:value="24547" calcext:value-type="float">
            <text:p>24547</text:p>
          </table:table-cell>
          <table:table-cell office:value-type="float" office:value="0" calcext:value-type="float">
            <text:p>0</text:p>
          </table:table-cell>
          <table:table-cell office:value-type="float" office:value="598590" calcext:value-type="float">
            <text:p>598590</text:p>
          </table:table-cell>
          <table:table-cell office:value-type="float" office:value="558" calcext:value-type="float">
            <text:p>558</text:p>
          </table:table-cell>
          <table:table-cell office:value-type="string" calcext:value-type="string">
            <text:p>badhiya!</text:p>
          </table:table-cell>
          <table:table-cell/>
        </table:table-row>
        <table:table-row table:style-name="ro1">
          <table:table-cell office:value-type="float" office:value="60833" calcext:value-type="float">
            <text:p>60833</text:p>
          </table:table-cell>
          <table:table-cell office:value-type="float" office:value="0" calcext:value-type="float">
            <text:p>0</text:p>
          </table:table-cell>
          <table:table-cell office:value-type="float" office:value="679565" calcext:value-type="float">
            <text:p>679565</text:p>
          </table:table-cell>
          <table:table-cell office:value-type="float" office:value="87531" calcext:value-type="float">
            <text:p>87531</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76735" calcext:value-type="float">
            <text:p>76735</text:p>
          </table:table-cell>
          <table:table-cell office:value-type="float" office:value="0" calcext:value-type="float">
            <text:p>0</text:p>
          </table:table-cell>
          <table:table-cell office:value-type="float" office:value="725949" calcext:value-type="float">
            <text:p>725949</text:p>
          </table:table-cell>
          <table:table-cell office:value-type="float" office:value="215456" calcext:value-type="float">
            <text:p>215456</text:p>
          </table:table-cell>
          <table:table-cell office:value-type="string" calcext:value-type="string">
            <text:p>Will post soon Franchua</text:p>
          </table:table-cell>
          <table:table-cell/>
        </table:table-row>
        <table:table-row table:style-name="ro1">
          <table:table-cell office:value-type="float" office:value="99217" calcext:value-type="float">
            <text:p>99217</text:p>
          </table:table-cell>
          <table:table-cell office:value-type="float" office:value="0" calcext:value-type="float">
            <text:p>0</text:p>
          </table:table-cell>
          <table:table-cell office:value-type="float" office:value="773815" calcext:value-type="float">
            <text:p>773815</text:p>
          </table:table-cell>
          <table:table-cell office:value-type="float" office:value="170813" calcext:value-type="float">
            <text:p>170813</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53263" calcext:value-type="float">
            <text:p>153263</text:p>
          </table:table-cell>
          <table:table-cell office:value-type="float" office:value="0" calcext:value-type="float">
            <text:p>0</text:p>
          </table:table-cell>
          <table:table-cell office:value-type="float" office:value="896749" calcext:value-type="float">
            <text:p>896749</text:p>
          </table:table-cell>
          <table:table-cell office:value-type="float" office:value="42443" calcext:value-type="float">
            <text:p>42443</text:p>
          </table:table-cell>
          <table:table-cell office:value-type="string" calcext:value-type="string">
            <text:p>Loved your trail ❤️</text:p>
          </table:table-cell>
          <table:table-cell/>
        </table:table-row>
        <table:table-row table:style-name="ro1">
          <table:table-cell office:value-type="float" office:value="179505" calcext:value-type="float">
            <text:p>179505</text:p>
          </table:table-cell>
          <table:table-cell office:value-type="float" office:value="0" calcext:value-type="float">
            <text:p>0</text:p>
          </table:table-cell>
          <table:table-cell office:value-type="float" office:value="185919" calcext:value-type="float">
            <text:p>185919</text:p>
          </table:table-cell>
          <table:table-cell office:value-type="float" office:value="84634" calcext:value-type="float">
            <text:p>84634</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11762" calcext:value-type="float">
            <text:p>211762</text:p>
          </table:table-cell>
          <table:table-cell office:value-type="float" office:value="0" calcext:value-type="float">
            <text:p>0</text:p>
          </table:table-cell>
          <table:table-cell office:value-type="float" office:value="1090105" calcext:value-type="float">
            <text:p>1090105</text:p>
          </table:table-cell>
          <table:table-cell office:value-type="float" office:value="79545" calcext:value-type="float">
            <text:p>79545</text:p>
          </table:table-cell>
          <table:table-cell office:value-type="string" calcext:value-type="string">
            <text:p>The photographs and the content are beautifully amalgamated</text:p>
          </table:table-cell>
          <table:table-cell/>
        </table:table-row>
        <table:table-row table:style-name="ro1">
          <table:table-cell office:value-type="float" office:value="240514" calcext:value-type="float">
            <text:p>240514</text:p>
          </table:table-cell>
          <table:table-cell office:value-type="float" office:value="0" calcext:value-type="float">
            <text:p>0</text:p>
          </table:table-cell>
          <table:table-cell office:value-type="float" office:value="1201009" calcext:value-type="float">
            <text:p>1201009</text:p>
          </table:table-cell>
          <table:table-cell office:value-type="float" office:value="136302" calcext:value-type="float">
            <text:p>136302</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47516" calcext:value-type="float">
            <text:p>247516</text:p>
          </table:table-cell>
          <table:table-cell office:value-type="float" office:value="0" calcext:value-type="float">
            <text:p>0</text:p>
          </table:table-cell>
          <table:table-cell office:value-type="float" office:value="1244381" calcext:value-type="float">
            <text:p>1244381</text:p>
          </table:table-cell>
          <table:table-cell office:value-type="float" office:value="376141" calcext:value-type="float">
            <text:p>376141</text:p>
          </table:table-cell>
          <table:table-cell office:value-type="string" calcext:value-type="string">
            <text:p>[[@41221]] It will be extremely hot to wander to such places. I would suggest october-mid March is appropriate.</text:p>
          </table:table-cell>
          <table:table-cell/>
        </table:table-row>
        <table:table-row table:style-name="ro1">
          <table:table-cell office:value-type="float" office:value="250198" calcext:value-type="float">
            <text:p>250198</text:p>
          </table:table-cell>
          <table:table-cell office:value-type="float" office:value="0" calcext:value-type="float">
            <text:p>0</text:p>
          </table:table-cell>
          <table:table-cell office:value-type="float" office:value="1267747" calcext:value-type="float">
            <text:p>1267747</text:p>
          </table:table-cell>
          <table:table-cell office:value-type="float" office:value="382316" calcext:value-type="float">
            <text:p>382316</text:p>
          </table:table-cell>
          <table:table-cell office:value-type="string" calcext:value-type="string">
            <text:p>Oh thnx</text:p>
          </table:table-cell>
          <table:table-cell/>
        </table:table-row>
        <table:table-row table:style-name="ro1">
          <table:table-cell office:value-type="float" office:value="260997" calcext:value-type="float">
            <text:p>260997</text:p>
          </table:table-cell>
          <table:table-cell office:value-type="float" office:value="0" calcext:value-type="float">
            <text:p>0</text:p>
          </table:table-cell>
          <table:table-cell office:value-type="float" office:value="1346142" calcext:value-type="float">
            <text:p>1346142</text:p>
          </table:table-cell>
          <table:table-cell office:value-type="float" office:value="50534" calcext:value-type="float">
            <text:p>50534</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38903" calcext:value-type="float">
            <text:p>338903</text:p>
          </table:table-cell>
          <table:table-cell office:value-type="float" office:value="0" calcext:value-type="float">
            <text:p>0</text:p>
          </table:table-cell>
          <table:table-cell office:value-type="float" office:value="1769480" calcext:value-type="float">
            <text:p>1769480</text:p>
          </table:table-cell>
          <table:table-cell office:value-type="float" office:value="518040" calcext:value-type="float">
            <text:p>518040</text:p>
          </table:table-cell>
          <table:table-cell office:value-type="string" calcext:value-type="string">
            <text:p>Can I join you</text:p>
          </table:table-cell>
          <table:table-cell/>
        </table:table-row>
        <table:table-row table:style-name="ro1">
          <table:table-cell office:value-type="float" office:value="382096" calcext:value-type="float">
            <text:p>382096</text:p>
          </table:table-cell>
          <table:table-cell office:value-type="float" office:value="0" calcext:value-type="float">
            <text:p>0</text:p>
          </table:table-cell>
          <table:table-cell office:value-type="float" office:value="1255979" calcext:value-type="float">
            <text:p>1255979</text:p>
          </table:table-cell>
          <table:table-cell office:value-type="float" office:value="379288" calcext:value-type="float">
            <text:p>379288</text:p>
          </table:table-cell>
          <table:table-cell office:value-type="string" calcext:value-type="string">
            <text:p>You can go to Kalpa any time of the year via shimla, avoid cars between Jan to March.</text:p>
          </table:table-cell>
          <table:table-cell/>
        </table:table-row>
        <table:table-row table:style-name="ro1">
          <table:table-cell office:value-type="float" office:value="382379" calcext:value-type="float">
            <text:p>382379</text:p>
          </table:table-cell>
          <table:table-cell office:value-type="float" office:value="0" calcext:value-type="float">
            <text:p>0</text:p>
          </table:table-cell>
          <table:table-cell office:value-type="float" office:value="2247894" calcext:value-type="float">
            <text:p>2247894</text:p>
          </table:table-cell>
          <table:table-cell office:value-type="float" office:value="808584" calcext:value-type="float">
            <text:p>808584</text:p>
          </table:table-cell>
          <table:table-cell office:value-type="string" calcext:value-type="string">
            <text:p>Super</text:p>
          </table:table-cell>
          <table:table-cell/>
        </table:table-row>
        <table:table-row table:style-name="ro1">
          <table:table-cell office:value-type="float" office:value="412146" calcext:value-type="float">
            <text:p>412146</text:p>
          </table:table-cell>
          <table:table-cell office:value-type="float" office:value="0" calcext:value-type="float">
            <text:p>0</text:p>
          </table:table-cell>
          <table:table-cell office:value-type="float" office:value="2284142" calcext:value-type="float">
            <text:p>2284142</text:p>
          </table:table-cell>
          <table:table-cell office:value-type="float" office:value="1313272" calcext:value-type="float">
            <text:p>1313272</text:p>
          </table:table-cell>
          <table:table-cell office:value-type="string" calcext:value-type="string">
            <text:p>Name:Ravi I</text:p>
          </table:table-cell>
          <table:table-cell/>
        </table:table-row>
        <table:table-row table:style-name="ro1">
          <table:table-cell office:value-type="float" office:value="32953" calcext:value-type="float">
            <text:p>32953</text:p>
          </table:table-cell>
          <table:table-cell office:value-type="float" office:value="0" calcext:value-type="float">
            <text:p>0</text:p>
          </table:table-cell>
          <table:table-cell office:value-type="float" office:value="619961" calcext:value-type="float">
            <text:p>619961</text:p>
          </table:table-cell>
          <table:table-cell office:value-type="float" office:value="83501" calcext:value-type="float">
            <text:p>83501</text:p>
          </table:table-cell>
          <table:table-cell office:value-type="string" calcext:value-type="string">
            <text:p>awsme post ??</text:p>
          </table:table-cell>
          <table:table-cell/>
        </table:table-row>
        <table:table-row table:style-name="ro1">
          <table:table-cell office:value-type="float" office:value="74290" calcext:value-type="float">
            <text:p>74290</text:p>
          </table:table-cell>
          <table:table-cell office:value-type="float" office:value="0" calcext:value-type="float">
            <text:p>0</text:p>
          </table:table-cell>
          <table:table-cell office:value-type="float" office:value="663264" calcext:value-type="float">
            <text:p>663264</text:p>
          </table:table-cell>
          <table:table-cell office:value-type="float" office:value="50426" calcext:value-type="float">
            <text:p>50426</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95196" calcext:value-type="float">
            <text:p>95196</text:p>
          </table:table-cell>
          <table:table-cell office:value-type="float" office:value="0" calcext:value-type="float">
            <text:p>0</text:p>
          </table:table-cell>
          <table:table-cell office:value-type="float" office:value="765246" calcext:value-type="float">
            <text:p>765246</text:p>
          </table:table-cell>
          <table:table-cell office:value-type="float" office:value="83670" calcext:value-type="float">
            <text:p>83670</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94112" calcext:value-type="float">
            <text:p>294112</text:p>
          </table:table-cell>
          <table:table-cell office:value-type="float" office:value="0" calcext:value-type="float">
            <text:p>0</text:p>
          </table:table-cell>
          <table:table-cell office:value-type="float" office:value="1555399" calcext:value-type="float">
            <text:p>1555399</text:p>
          </table:table-cell>
          <table:table-cell office:value-type="float" office:value="82118" calcext:value-type="float">
            <text:p>82118</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11136" calcext:value-type="float">
            <text:p>311136</text:p>
          </table:table-cell>
          <table:table-cell office:value-type="float" office:value="0" calcext:value-type="float">
            <text:p>0</text:p>
          </table:table-cell>
          <table:table-cell office:value-type="float" office:value="1650657" calcext:value-type="float">
            <text:p>1650657</text:p>
          </table:table-cell>
          <table:table-cell office:value-type="float" office:value="80000" calcext:value-type="float">
            <text:p>80000</text:p>
          </table:table-cell>
          <table:table-cell office:value-type="string" calcext:value-type="string">
            <text:p>Hey the trail is amazing, could you give some info?</text:p>
          </table:table-cell>
          <table:table-cell/>
        </table:table-row>
        <table:table-row table:style-name="ro1">
          <table:table-cell office:value-type="float" office:value="411047" calcext:value-type="float">
            <text:p>411047</text:p>
          </table:table-cell>
          <table:table-cell office:value-type="float" office:value="0" calcext:value-type="float">
            <text:p>0</text:p>
          </table:table-cell>
          <table:table-cell office:value-type="float" office:value="2235792" calcext:value-type="float">
            <text:p>2235792</text:p>
          </table:table-cell>
          <table:table-cell office:value-type="float" office:value="629364" calcext:value-type="float">
            <text:p>629364</text:p>
          </table:table-cell>
          <table:table-cell office:value-type="string" calcext:value-type="string">
            <text:p>How are u varunvagish</text:p>
          </table:table-cell>
          <table:table-cell/>
        </table:table-row>
        <table:table-row table:style-name="ro1">
          <table:table-cell office:value-type="float" office:value="431464" calcext:value-type="float">
            <text:p>431464</text:p>
          </table:table-cell>
          <table:table-cell office:value-type="float" office:value="0" calcext:value-type="float">
            <text:p>0</text:p>
          </table:table-cell>
          <table:table-cell office:value-type="float" office:value="2325457" calcext:value-type="float">
            <text:p>2325457</text:p>
          </table:table-cell>
          <table:table-cell office:value-type="float" office:value="878922" calcext:value-type="float">
            <text:p>878922</text:p>
          </table:table-cell>
          <table:table-cell office:value-type="string" calcext:value-type="string">
            <text:p>[[@1920]] i am a full time travel vlogger. You can find me on youtube as well?</text:p>
          </table:table-cell>
          <table:table-cell/>
        </table:table-row>
        <table:table-row table:style-name="ro1">
          <table:table-cell office:value-type="float" office:value="447534" calcext:value-type="float">
            <text:p>447534</text:p>
          </table:table-cell>
          <table:table-cell office:value-type="float" office:value="0" calcext:value-type="float">
            <text:p>0</text:p>
          </table:table-cell>
          <table:table-cell office:value-type="float" office:value="2347726" calcext:value-type="float">
            <text:p>2347726</text:p>
          </table:table-cell>
          <table:table-cell office:value-type="float" office:value="899837" calcext:value-type="float">
            <text:p>899837</text:p>
          </table:table-cell>
          <table:table-cell office:value-type="string" calcext:value-type="string">
            <text:p>Hello bro i have a work for all 7351159412 <text:s/>call whatsapp</text:p>
          </table:table-cell>
          <table:table-cell/>
        </table:table-row>
        <table:table-row table:style-name="ro1">
          <table:table-cell office:value-type="float" office:value="459463" calcext:value-type="float">
            <text:p>459463</text:p>
          </table:table-cell>
          <table:table-cell office:value-type="float" office:value="0" calcext:value-type="float">
            <text:p>0</text:p>
          </table:table-cell>
          <table:table-cell office:value-type="float" office:value="2565087" calcext:value-type="float">
            <text:p>2565087</text:p>
          </table:table-cell>
          <table:table-cell office:value-type="float" office:value="2092355" calcext:value-type="float">
            <text:p>2092355</text:p>
          </table:table-cell>
          <table:table-cell office:value-type="string" calcext:value-type="string">
            <text:p>Hi I love the way you do it, if you are younger than 24 then why don't you upload your talent video in tagteen and earn unlimited cash now. 1rupee for 1 like in tagteen. Tagteen app from playstore. Good luck.</text:p>
          </table:table-cell>
          <table:table-cell/>
        </table:table-row>
        <table:table-row table:style-name="ro1">
          <table:table-cell office:value-type="float" office:value="36569" calcext:value-type="float">
            <text:p>36569</text:p>
          </table:table-cell>
          <table:table-cell office:value-type="float" office:value="0" calcext:value-type="float">
            <text:p>0</text:p>
          </table:table-cell>
          <table:table-cell office:value-type="float" office:value="627870" calcext:value-type="float">
            <text:p>627870</text:p>
          </table:table-cell>
          <table:table-cell office:value-type="float" office:value="187698" calcext:value-type="float">
            <text:p>187698</text:p>
          </table:table-cell>
          <table:table-cell office:value-type="string" calcext:value-type="string">
            <text:p>[[@50550]] <text:s/>thnx fr support....dekho kha le jati h manzil</text:p>
          </table:table-cell>
          <table:table-cell/>
        </table:table-row>
        <table:table-row table:style-name="ro1">
          <table:table-cell office:value-type="float" office:value="104407" calcext:value-type="float">
            <text:p>104407</text:p>
          </table:table-cell>
          <table:table-cell office:value-type="float" office:value="0" calcext:value-type="float">
            <text:p>0</text:p>
          </table:table-cell>
          <table:table-cell office:value-type="float" office:value="787009" calcext:value-type="float">
            <text:p>787009</text:p>
          </table:table-cell>
          <table:table-cell office:value-type="float" office:value="81312" calcext:value-type="float">
            <text:p>81312</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81767" calcext:value-type="float">
            <text:p>181767</text:p>
          </table:table-cell>
          <table:table-cell office:value-type="float" office:value="0" calcext:value-type="float">
            <text:p>0</text:p>
          </table:table-cell>
          <table:table-cell office:value-type="float" office:value="419864" calcext:value-type="float">
            <text:p>419864</text:p>
          </table:table-cell>
          <table:table-cell office:value-type="float" office:value="77855" calcext:value-type="float">
            <text:p>7785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52254" calcext:value-type="float">
            <text:p>252254</text:p>
          </table:table-cell>
          <table:table-cell office:value-type="float" office:value="0" calcext:value-type="float">
            <text:p>0</text:p>
          </table:table-cell>
          <table:table-cell office:value-type="float" office:value="1287435" calcext:value-type="float">
            <text:p>1287435</text:p>
          </table:table-cell>
          <table:table-cell office:value-type="float" office:value="86220" calcext:value-type="float">
            <text:p>8622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257672" calcext:value-type="float">
            <text:p>257672</text:p>
          </table:table-cell>
          <table:table-cell office:value-type="float" office:value="0" calcext:value-type="float">
            <text:p>0</text:p>
          </table:table-cell>
          <table:table-cell office:value-type="float" office:value="1331897" calcext:value-type="float">
            <text:p>1331897</text:p>
          </table:table-cell>
          <table:table-cell office:value-type="float" office:value="82284" calcext:value-type="float">
            <text:p>82284</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79632" calcext:value-type="float">
            <text:p>279632</text:p>
          </table:table-cell>
          <table:table-cell office:value-type="float" office:value="0" calcext:value-type="float">
            <text:p>0</text:p>
          </table:table-cell>
          <table:table-cell office:value-type="float" office:value="1460962" calcext:value-type="float">
            <text:p>1460962</text:p>
          </table:table-cell>
          <table:table-cell office:value-type="float" office:value="449020" calcext:value-type="float">
            <text:p>449020</text:p>
          </table:table-cell>
          <table:table-cell office:value-type="string" calcext:value-type="string">
            <text:p>[[@76358]] okayy</text:p>
          </table:table-cell>
          <table:table-cell/>
        </table:table-row>
        <table:table-row table:style-name="ro1">
          <table:table-cell office:value-type="float" office:value="280303" calcext:value-type="float">
            <text:p>280303</text:p>
          </table:table-cell>
          <table:table-cell office:value-type="float" office:value="0" calcext:value-type="float">
            <text:p>0</text:p>
          </table:table-cell>
          <table:table-cell office:value-type="float" office:value="2092" calcext:value-type="float">
            <text:p>2092</text:p>
          </table:table-cell>
          <table:table-cell office:value-type="float" office:value="451939" calcext:value-type="float">
            <text:p>451939</text:p>
          </table:table-cell>
          <table:table-cell office:value-type="string" calcext:value-type="string">
            <text:p>@dhwani.patel <text:s/>are you in Ahmedabad ?</text:p>
          </table:table-cell>
          <table:table-cell/>
        </table:table-row>
        <table:table-row table:style-name="ro1">
          <table:table-cell office:value-type="float" office:value="293651" calcext:value-type="float">
            <text:p>293651</text:p>
          </table:table-cell>
          <table:table-cell office:value-type="float" office:value="0" calcext:value-type="float">
            <text:p>0</text:p>
          </table:table-cell>
          <table:table-cell office:value-type="float" office:value="1551590" calcext:value-type="float">
            <text:p>1551590</text:p>
          </table:table-cell>
          <table:table-cell office:value-type="float" office:value="88160" calcext:value-type="float">
            <text:p>88160</text:p>
          </table:table-cell>
          <table:table-cell office:value-type="string" calcext:value-type="string">
            <text:p>can't wait to read about your next adventure</text:p>
          </table:table-cell>
          <table:table-cell/>
        </table:table-row>
        <table:table-row table:style-name="ro1">
          <table:table-cell office:value-type="float" office:value="320318" calcext:value-type="float">
            <text:p>320318</text:p>
          </table:table-cell>
          <table:table-cell office:value-type="float" office:value="0" calcext:value-type="float">
            <text:p>0</text:p>
          </table:table-cell>
          <table:table-cell office:value-type="float" office:value="1707090" calcext:value-type="float">
            <text:p>1707090</text:p>
          </table:table-cell>
          <table:table-cell office:value-type="float" office:value="78548" calcext:value-type="float">
            <text:p>78548</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36931" calcext:value-type="float">
            <text:p>336931</text:p>
          </table:table-cell>
          <table:table-cell office:value-type="float" office:value="0" calcext:value-type="float">
            <text:p>0</text:p>
          </table:table-cell>
          <table:table-cell office:value-type="float" office:value="1798065" calcext:value-type="float">
            <text:p>1798065</text:p>
          </table:table-cell>
          <table:table-cell office:value-type="float" office:value="554971" calcext:value-type="float">
            <text:p>554971</text:p>
          </table:table-cell>
          <table:table-cell office:value-type="string" calcext:value-type="string">
            <text:p>[[@40487]] of course</text:p>
          </table:table-cell>
          <table:table-cell/>
        </table:table-row>
        <table:table-row table:style-name="ro1">
          <table:table-cell office:value-type="float" office:value="346594" calcext:value-type="float">
            <text:p>346594</text:p>
          </table:table-cell>
          <table:table-cell office:value-type="float" office:value="0" calcext:value-type="float">
            <text:p>0</text:p>
          </table:table-cell>
          <table:table-cell office:value-type="float" office:value="1856193" calcext:value-type="float">
            <text:p>1856193</text:p>
          </table:table-cell>
          <table:table-cell office:value-type="float" office:value="573629" calcext:value-type="float">
            <text:p>573629</text:p>
          </table:table-cell>
          <table:table-cell office:value-type="string" calcext:value-type="string">
            <text:p>[[@19750]] yes....</text:p>
          </table:table-cell>
          <table:table-cell/>
        </table:table-row>
        <table:table-row table:style-name="ro1">
          <table:table-cell office:value-type="float" office:value="402052" calcext:value-type="float">
            <text:p>402052</text:p>
          </table:table-cell>
          <table:table-cell office:value-type="float" office:value="0" calcext:value-type="float">
            <text:p>0</text:p>
          </table:table-cell>
          <table:table-cell office:value-type="float" office:value="2300204" calcext:value-type="float">
            <text:p>2300204</text:p>
          </table:table-cell>
          <table:table-cell office:value-type="float" office:value="5007" calcext:value-type="float">
            <text:p>5007</text:p>
          </table:table-cell>
          <table:table-cell office:value-type="string" calcext:value-type="string">
            <text:p>Wonderful</text:p>
          </table:table-cell>
          <table:table-cell/>
        </table:table-row>
        <table:table-row table:style-name="ro1">
          <table:table-cell office:value-type="float" office:value="420098" calcext:value-type="float">
            <text:p>420098</text:p>
          </table:table-cell>
          <table:table-cell office:value-type="float" office:value="0" calcext:value-type="float">
            <text:p>0</text:p>
          </table:table-cell>
          <table:table-cell office:value-type="float" office:value="2351619" calcext:value-type="float">
            <text:p>2351619</text:p>
          </table:table-cell>
          <table:table-cell office:value-type="float" office:value="27063" calcext:value-type="float">
            <text:p>27063</text:p>
          </table:table-cell>
          <table:table-cell office:value-type="string" calcext:value-type="string">
            <text:p>where will i get the best kulfi ever?</text:p>
          </table:table-cell>
          <table:table-cell/>
        </table:table-row>
        <table:table-row table:style-name="ro1">
          <table:table-cell office:value-type="float" office:value="422381" calcext:value-type="float">
            <text:p>422381</text:p>
          </table:table-cell>
          <table:table-cell office:value-type="float" office:value="0" calcext:value-type="float">
            <text:p>0</text:p>
          </table:table-cell>
          <table:table-cell office:value-type="float" office:value="2193391" calcext:value-type="float">
            <text:p>2193391</text:p>
          </table:table-cell>
          <table:table-cell office:value-type="float" office:value="6409" calcext:value-type="float">
            <text:p>6409</text:p>
          </table:table-cell>
          <table:table-cell office:value-type="string" calcext:value-type="string">
            <text:p>cool</text:p>
          </table:table-cell>
          <table:table-cell/>
        </table:table-row>
        <table:table-row table:style-name="ro1">
          <table:table-cell office:value-type="float" office:value="449056" calcext:value-type="float">
            <text:p>449056</text:p>
          </table:table-cell>
          <table:table-cell office:value-type="float" office:value="0" calcext:value-type="float">
            <text:p>0</text:p>
          </table:table-cell>
          <table:table-cell office:value-type="float" office:value="2503053" calcext:value-type="float">
            <text:p>2503053</text:p>
          </table:table-cell>
          <table:table-cell office:value-type="float" office:value="1866979" calcext:value-type="float">
            <text:p>1866979</text:p>
          </table:table-cell>
          <table:table-cell office:value-type="string" calcext:value-type="string">
            <text:p>Hi I???</text:p>
          </table:table-cell>
          <table:table-cell/>
        </table:table-row>
        <table:table-row table:style-name="ro1">
          <table:table-cell office:value-type="float" office:value="455464" calcext:value-type="float">
            <text:p>455464</text:p>
          </table:table-cell>
          <table:table-cell office:value-type="float" office:value="0" calcext:value-type="float">
            <text:p>0</text:p>
          </table:table-cell>
          <table:table-cell office:value-type="float" office:value="2564520" calcext:value-type="float">
            <text:p>2564520</text:p>
          </table:table-cell>
          <table:table-cell office:value-type="float" office:value="2034314" calcext:value-type="float">
            <text:p>2034314</text:p>
          </table:table-cell>
          <table:table-cell office:value-type="string" calcext:value-type="string">
            <text:p>Fomom</text:p>
          </table:table-cell>
          <table:table-cell/>
        </table:table-row>
        <table:table-row table:style-name="ro1">
          <table:table-cell office:value-type="float" office:value="126330" calcext:value-type="float">
            <text:p>126330</text:p>
          </table:table-cell>
          <table:table-cell office:value-type="float" office:value="0" calcext:value-type="float">
            <text:p>0</text:p>
          </table:table-cell>
          <table:table-cell office:value-type="float" office:value="829803" calcext:value-type="float">
            <text:p>829803</text:p>
          </table:table-cell>
          <table:table-cell office:value-type="float" office:value="82666" calcext:value-type="float">
            <text:p>82666</text:p>
          </table:table-cell>
          <table:table-cell office:value-type="string" calcext:value-type="string">
            <text:p>Nyc..lovely ?</text:p>
          </table:table-cell>
          <table:table-cell/>
        </table:table-row>
        <table:table-row table:style-name="ro1">
          <table:table-cell office:value-type="float" office:value="143341" calcext:value-type="float">
            <text:p>143341</text:p>
          </table:table-cell>
          <table:table-cell office:value-type="float" office:value="0" calcext:value-type="float">
            <text:p>0</text:p>
          </table:table-cell>
          <table:table-cell office:value-type="float" office:value="875842" calcext:value-type="float">
            <text:p>875842</text:p>
          </table:table-cell>
          <table:table-cell office:value-type="float" office:value="79013" calcext:value-type="float">
            <text:p>79013</text:p>
          </table:table-cell>
          <table:table-cell office:value-type="string" calcext:value-type="string">
            <text:p>Dum hai bhai!</text:p>
          </table:table-cell>
          <table:table-cell/>
        </table:table-row>
        <table:table-row table:style-name="ro1">
          <table:table-cell office:value-type="float" office:value="180199" calcext:value-type="float">
            <text:p>180199</text:p>
          </table:table-cell>
          <table:table-cell office:value-type="float" office:value="0" calcext:value-type="float">
            <text:p>0</text:p>
          </table:table-cell>
          <table:table-cell office:value-type="float" office:value="116717" calcext:value-type="float">
            <text:p>116717</text:p>
          </table:table-cell>
          <table:table-cell office:value-type="float" office:value="41364" calcext:value-type="float">
            <text:p>41364</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32902" calcext:value-type="float">
            <text:p>232902</text:p>
          </table:table-cell>
          <table:table-cell office:value-type="float" office:value="50684" calcext:value-type="float">
            <text:p>50684</text:p>
          </table:table-cell>
          <table:table-cell office:value-type="float" office:value="0" calcext:value-type="float">
            <text:p>0</text:p>
          </table:table-cell>
          <table:table-cell office:value-type="float" office:value="356676" calcext:value-type="float">
            <text:p>356676</text:p>
          </table:table-cell>
          <table:table-cell office:value-type="string" calcext:value-type="string">
            <text:p>Really fantabulus pic</text:p>
          </table:table-cell>
          <table:table-cell/>
        </table:table-row>
        <table:table-row table:style-name="ro1">
          <table:table-cell office:value-type="float" office:value="323962" calcext:value-type="float">
            <text:p>323962</text:p>
          </table:table-cell>
          <table:table-cell office:value-type="float" office:value="0" calcext:value-type="float">
            <text:p>0</text:p>
          </table:table-cell>
          <table:table-cell office:value-type="float" office:value="1729848" calcext:value-type="float">
            <text:p>1729848</text:p>
          </table:table-cell>
          <table:table-cell office:value-type="float" office:value="87263" calcext:value-type="float">
            <text:p>87263</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35150" calcext:value-type="float">
            <text:p>335150</text:p>
          </table:table-cell>
          <table:table-cell office:value-type="float" office:value="0" calcext:value-type="float">
            <text:p>0</text:p>
          </table:table-cell>
          <table:table-cell office:value-type="float" office:value="1787964" calcext:value-type="float">
            <text:p>1787964</text:p>
          </table:table-cell>
          <table:table-cell office:value-type="float" office:value="551979" calcext:value-type="float">
            <text:p>551979</text:p>
          </table:table-cell>
          <table:table-cell office:value-type="string" calcext:value-type="string">
            <text:p>What type of innovative???</text:p>
          </table:table-cell>
          <table:table-cell/>
        </table:table-row>
        <table:table-row table:style-name="ro1">
          <table:table-cell office:value-type="float" office:value="385538" calcext:value-type="float">
            <text:p>385538</text:p>
          </table:table-cell>
          <table:table-cell office:value-type="float" office:value="0" calcext:value-type="float">
            <text:p>0</text:p>
          </table:table-cell>
          <table:table-cell office:value-type="float" office:value="2266842" calcext:value-type="float">
            <text:p>2266842</text:p>
          </table:table-cell>
          <table:table-cell office:value-type="float" office:value="767361" calcext:value-type="float">
            <text:p>767361</text:p>
          </table:table-cell>
          <table:table-cell office:value-type="string" calcext:value-type="string">
            <text:p>?</text:p>
          </table:table-cell>
          <table:table-cell/>
        </table:table-row>
        <table:table-row table:style-name="ro1">
          <table:table-cell office:value-type="float" office:value="87956" calcext:value-type="float">
            <text:p>87956</text:p>
          </table:table-cell>
          <table:table-cell office:value-type="float" office:value="0" calcext:value-type="float">
            <text:p>0</text:p>
          </table:table-cell>
          <table:table-cell office:value-type="float" office:value="742761" calcext:value-type="float">
            <text:p>742761</text:p>
          </table:table-cell>
          <table:table-cell office:value-type="float" office:value="220586" calcext:value-type="float">
            <text:p>220586</text:p>
          </table:table-cell>
          <table:table-cell office:value-type="string" calcext:value-type="string">
            <text:p>[[@79458]] thank you!</text:p>
          </table:table-cell>
          <table:table-cell/>
        </table:table-row>
        <table:table-row table:style-name="ro1">
          <table:table-cell office:value-type="float" office:value="181080" calcext:value-type="float">
            <text:p>181080</text:p>
          </table:table-cell>
          <table:table-cell office:value-type="float" office:value="0" calcext:value-type="float">
            <text:p>0</text:p>
          </table:table-cell>
          <table:table-cell office:value-type="float" office:value="973960" calcext:value-type="float">
            <text:p>973960</text:p>
          </table:table-cell>
          <table:table-cell office:value-type="float" office:value="285092" calcext:value-type="float">
            <text:p>285092</text:p>
          </table:table-cell>
          <table:table-cell office:value-type="string" calcext:value-type="string">
            <text:p>Beautiful ??</text:p>
          </table:table-cell>
          <table:table-cell/>
        </table:table-row>
        <table:table-row table:style-name="ro1">
          <table:table-cell office:value-type="float" office:value="182948" calcext:value-type="float">
            <text:p>182948</text:p>
          </table:table-cell>
          <table:table-cell office:value-type="float" office:value="0" calcext:value-type="float">
            <text:p>0</text:p>
          </table:table-cell>
          <table:table-cell office:value-type="float" office:value="46432" calcext:value-type="float">
            <text:p>46432</text:p>
          </table:table-cell>
          <table:table-cell office:value-type="float" office:value="80233" calcext:value-type="float">
            <text:p>80233</text:p>
          </table:table-cell>
          <table:table-cell office:value-type="string" calcext:value-type="string">
            <text:p>Awesome! I too am heading there next week</text:p>
          </table:table-cell>
          <table:table-cell/>
        </table:table-row>
        <table:table-row table:style-name="ro1">
          <table:table-cell office:value-type="float" office:value="233696" calcext:value-type="float">
            <text:p>233696</text:p>
          </table:table-cell>
          <table:table-cell office:value-type="float" office:value="0" calcext:value-type="float">
            <text:p>0</text:p>
          </table:table-cell>
          <table:table-cell office:value-type="float" office:value="1104818" calcext:value-type="float">
            <text:p>1104818</text:p>
          </table:table-cell>
          <table:table-cell office:value-type="float" office:value="45722" calcext:value-type="float">
            <text:p>45722</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316106" calcext:value-type="float">
            <text:p>316106</text:p>
          </table:table-cell>
          <table:table-cell office:value-type="float" office:value="0" calcext:value-type="float">
            <text:p>0</text:p>
          </table:table-cell>
          <table:table-cell office:value-type="float" office:value="1680574" calcext:value-type="float">
            <text:p>1680574</text:p>
          </table:table-cell>
          <table:table-cell office:value-type="float" office:value="39686" calcext:value-type="float">
            <text:p>3968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451689" calcext:value-type="float">
            <text:p>451689</text:p>
          </table:table-cell>
          <table:table-cell office:value-type="float" office:value="0" calcext:value-type="float">
            <text:p>0</text:p>
          </table:table-cell>
          <table:table-cell office:value-type="float" office:value="2186708" calcext:value-type="float">
            <text:p>2186708</text:p>
          </table:table-cell>
          <table:table-cell office:value-type="float" office:value="1937827" calcext:value-type="float">
            <text:p>1937827</text:p>
          </table:table-cell>
          <table:table-cell office:value-type="string" calcext:value-type="string">
            <text:p>Hii8</text:p>
          </table:table-cell>
          <table:table-cell/>
        </table:table-row>
        <table:table-row table:style-name="ro1">
          <table:table-cell office:value-type="float" office:value="464595" calcext:value-type="float">
            <text:p>464595</text:p>
          </table:table-cell>
          <table:table-cell office:value-type="float" office:value="0" calcext:value-type="float">
            <text:p>0</text:p>
          </table:table-cell>
          <table:table-cell office:value-type="float" office:value="2627318" calcext:value-type="float">
            <text:p>2627318</text:p>
          </table:table-cell>
          <table:table-cell office:value-type="float" office:value="2236233" calcext:value-type="float">
            <text:p>2236233</text:p>
          </table:table-cell>
          <table:table-cell office:value-type="string" calcext:value-type="string">
            <text:p>Tell</text:p>
          </table:table-cell>
          <table:table-cell/>
        </table:table-row>
        <table:table-row table:style-name="ro1">
          <table:table-cell office:value-type="float" office:value="11443" calcext:value-type="float">
            <text:p>11443</text:p>
          </table:table-cell>
          <table:table-cell office:value-type="float" office:value="0" calcext:value-type="float">
            <text:p>0</text:p>
          </table:table-cell>
          <table:table-cell office:value-type="float" office:value="428832" calcext:value-type="float">
            <text:p>428832</text:p>
          </table:table-cell>
          <table:table-cell office:value-type="float" office:value="15447" calcext:value-type="float">
            <text:p>15447</text:p>
          </table:table-cell>
          <table:table-cell office:value-type="string" calcext:value-type="string">
            <text:p>This trail has the best image of all times!</text:p>
          </table:table-cell>
          <table:table-cell/>
        </table:table-row>
        <table:table-row table:style-name="ro1">
          <table:table-cell office:value-type="float" office:value="41015" calcext:value-type="float">
            <text:p>41015</text:p>
          </table:table-cell>
          <table:table-cell office:value-type="float" office:value="0" calcext:value-type="float">
            <text:p>0</text:p>
          </table:table-cell>
          <table:table-cell office:value-type="float" office:value="635209" calcext:value-type="float">
            <text:p>635209</text:p>
          </table:table-cell>
          <table:table-cell office:value-type="float" office:value="52672" calcext:value-type="float">
            <text:p>52672</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57956" calcext:value-type="float">
            <text:p>157956</text:p>
          </table:table-cell>
          <table:table-cell office:value-type="float" office:value="0" calcext:value-type="float">
            <text:p>0</text:p>
          </table:table-cell>
          <table:table-cell office:value-type="float" office:value="912463" calcext:value-type="float">
            <text:p>912463</text:p>
          </table:table-cell>
          <table:table-cell office:value-type="float" office:value="274017" calcext:value-type="float">
            <text:p>274017</text:p>
          </table:table-cell>
          <table:table-cell office:value-type="string" calcext:value-type="string">
            <text:p>Sure your most welcome ...this place starts the package from 5699/- per person ..with meals n other activities for family , corporate , solo riders</text:p>
          </table:table-cell>
          <table:table-cell/>
        </table:table-row>
        <table:table-row table:style-name="ro1">
          <table:table-cell office:value-type="float" office:value="164550" calcext:value-type="float">
            <text:p>164550</text:p>
          </table:table-cell>
          <table:table-cell office:value-type="float" office:value="0" calcext:value-type="float">
            <text:p>0</text:p>
          </table:table-cell>
          <table:table-cell office:value-type="float" office:value="928012" calcext:value-type="float">
            <text:p>928012</text:p>
          </table:table-cell>
          <table:table-cell office:value-type="float" office:value="278985" calcext:value-type="float">
            <text:p>278985</text:p>
          </table:table-cell>
          <table:table-cell office:value-type="string" calcext:value-type="string">
            <text:p>[[@19981]] Ramoji Film City is situated about 35-40kms from Secundarabad railway station. Tourists can either go by cab or bus. The bus goes from Secundarabad railway station directly to Ramoji Film City at 9.30 am. They took prebookings also, charging INR250 per head.</text:p>
          </table:table-cell>
          <table:table-cell/>
        </table:table-row>
        <table:table-row table:style-name="ro1">
          <table:table-cell office:value-type="float" office:value="226523" calcext:value-type="float">
            <text:p>226523</text:p>
          </table:table-cell>
          <table:table-cell office:value-type="float" office:value="0" calcext:value-type="float">
            <text:p>0</text:p>
          </table:table-cell>
          <table:table-cell office:value-type="float" office:value="1168251" calcext:value-type="float">
            <text:p>1168251</text:p>
          </table:table-cell>
          <table:table-cell office:value-type="float" office:value="81491" calcext:value-type="float">
            <text:p>81491</text:p>
          </table:table-cell>
          <table:table-cell office:value-type="string" calcext:value-type="string">
            <text:p>Gonna tryout this! ?</text:p>
          </table:table-cell>
          <table:table-cell/>
        </table:table-row>
        <table:table-row table:style-name="ro1">
          <table:table-cell office:value-type="float" office:value="246132" calcext:value-type="float">
            <text:p>246132</text:p>
          </table:table-cell>
          <table:table-cell office:value-type="float" office:value="0" calcext:value-type="float">
            <text:p>0</text:p>
          </table:table-cell>
          <table:table-cell office:value-type="float" office:value="1236456" calcext:value-type="float">
            <text:p>1236456</text:p>
          </table:table-cell>
          <table:table-cell office:value-type="float" office:value="41295" calcext:value-type="float">
            <text:p>41295</text:p>
          </table:table-cell>
          <table:table-cell office:value-type="string" calcext:value-type="string">
            <text:p>I am so trying this out soon, do you have any suggestions or tips?</text:p>
          </table:table-cell>
          <table:table-cell/>
        </table:table-row>
        <table:table-row table:style-name="ro1">
          <table:table-cell office:value-type="float" office:value="321702" calcext:value-type="float">
            <text:p>321702</text:p>
          </table:table-cell>
          <table:table-cell office:value-type="float" office:value="0" calcext:value-type="float">
            <text:p>0</text:p>
          </table:table-cell>
          <table:table-cell office:value-type="float" office:value="1715166" calcext:value-type="float">
            <text:p>1715166</text:p>
          </table:table-cell>
          <table:table-cell office:value-type="float" office:value="19789" calcext:value-type="float">
            <text:p>19789</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60512" calcext:value-type="float">
            <text:p>360512</text:p>
          </table:table-cell>
          <table:table-cell office:value-type="float" office:value="0" calcext:value-type="float">
            <text:p>0</text:p>
          </table:table-cell>
          <table:table-cell office:value-type="float" office:value="1207847" calcext:value-type="float">
            <text:p>1207847</text:p>
          </table:table-cell>
          <table:table-cell office:value-type="float" office:value="77753" calcext:value-type="float">
            <text:p>77753</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395159" calcext:value-type="float">
            <text:p>395159</text:p>
          </table:table-cell>
          <table:table-cell office:value-type="float" office:value="0" calcext:value-type="float">
            <text:p>0</text:p>
          </table:table-cell>
          <table:table-cell office:value-type="float" office:value="2264254" calcext:value-type="float">
            <text:p>2264254</text:p>
          </table:table-cell>
          <table:table-cell office:value-type="float" office:value="12970" calcext:value-type="float">
            <text:p>12970</text:p>
          </table:table-cell>
          <table:table-cell office:value-type="string" calcext:value-type="string">
            <text:p>beautiful!!</text:p>
          </table:table-cell>
          <table:table-cell/>
        </table:table-row>
        <table:table-row table:style-name="ro1">
          <table:table-cell office:value-type="float" office:value="156" calcext:value-type="float">
            <text:p>156</text:p>
          </table:table-cell>
          <table:table-cell office:value-type="float" office:value="314" calcext:value-type="float">
            <text:p>314</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hat smell has a term to it, called 'petrichor'</text:p>
          </table:table-cell>
          <table:table-cell/>
        </table:table-row>
        <table:table-row table:style-name="ro1">
          <table:table-cell office:value-type="float" office:value="55090" calcext:value-type="float">
            <text:p>55090</text:p>
          </table:table-cell>
          <table:table-cell office:value-type="float" office:value="0" calcext:value-type="float">
            <text:p>0</text:p>
          </table:table-cell>
          <table:table-cell office:value-type="float" office:value="667060" calcext:value-type="float">
            <text:p>667060</text:p>
          </table:table-cell>
          <table:table-cell office:value-type="float" office:value="78087" calcext:value-type="float">
            <text:p>7808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51822" calcext:value-type="float">
            <text:p>151822</text:p>
          </table:table-cell>
          <table:table-cell office:value-type="float" office:value="0" calcext:value-type="float">
            <text:p>0</text:p>
          </table:table-cell>
          <table:table-cell office:value-type="float" office:value="895925" calcext:value-type="float">
            <text:p>895925</text:p>
          </table:table-cell>
          <table:table-cell office:value-type="float" office:value="77698" calcext:value-type="float">
            <text:p>77698</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04819" calcext:value-type="float">
            <text:p>204819</text:p>
          </table:table-cell>
          <table:table-cell office:value-type="float" office:value="0" calcext:value-type="float">
            <text:p>0</text:p>
          </table:table-cell>
          <table:table-cell office:value-type="float" office:value="1059773" calcext:value-type="float">
            <text:p>1059773</text:p>
          </table:table-cell>
          <table:table-cell office:value-type="float" office:value="79312" calcext:value-type="float">
            <text:p>79312</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60749" calcext:value-type="float">
            <text:p>260749</text:p>
          </table:table-cell>
          <table:table-cell office:value-type="float" office:value="0" calcext:value-type="float">
            <text:p>0</text:p>
          </table:table-cell>
          <table:table-cell office:value-type="float" office:value="1353029" calcext:value-type="float">
            <text:p>1353029</text:p>
          </table:table-cell>
          <table:table-cell office:value-type="float" office:value="40309" calcext:value-type="float">
            <text:p>40309</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334608" calcext:value-type="float">
            <text:p>334608</text:p>
          </table:table-cell>
          <table:table-cell office:value-type="float" office:value="0" calcext:value-type="float">
            <text:p>0</text:p>
          </table:table-cell>
          <table:table-cell office:value-type="float" office:value="1785189" calcext:value-type="float">
            <text:p>1785189</text:p>
          </table:table-cell>
          <table:table-cell office:value-type="float" office:value="536537" calcext:value-type="float">
            <text:p>536537</text:p>
          </table:table-cell>
          <table:table-cell office:value-type="string" calcext:value-type="string">
            <text:p>What a college.. What a wow :p</text:p>
          </table:table-cell>
          <table:table-cell/>
        </table:table-row>
        <table:table-row table:style-name="ro1">
          <table:table-cell office:value-type="float" office:value="365794" calcext:value-type="float">
            <text:p>365794</text:p>
          </table:table-cell>
          <table:table-cell office:value-type="float" office:value="0" calcext:value-type="float">
            <text:p>0</text:p>
          </table:table-cell>
          <table:table-cell office:value-type="float" office:value="2124214" calcext:value-type="float">
            <text:p>2124214</text:p>
          </table:table-cell>
          <table:table-cell office:value-type="float" office:value="88481" calcext:value-type="float">
            <text:p>88481</text:p>
          </table:table-cell>
          <table:table-cell office:value-type="string" calcext:value-type="string">
            <text:p>I am so trying this out soon, do you have any suggestions or tips?</text:p>
          </table:table-cell>
          <table:table-cell/>
        </table:table-row>
        <table:table-row table:style-name="ro1">
          <table:table-cell office:value-type="float" office:value="441065" calcext:value-type="float">
            <text:p>441065</text:p>
          </table:table-cell>
          <table:table-cell office:value-type="float" office:value="0" calcext:value-type="float">
            <text:p>0</text:p>
          </table:table-cell>
          <table:table-cell office:value-type="float" office:value="2342381" calcext:value-type="float">
            <text:p>2342381</text:p>
          </table:table-cell>
          <table:table-cell office:value-type="float" office:value="1668789" calcext:value-type="float">
            <text:p>1668789</text:p>
          </table:table-cell>
          <table:table-cell office:value-type="string" calcext:value-type="string">
            <text:p>Super</text:p>
          </table:table-cell>
          <table:table-cell/>
        </table:table-row>
        <table:table-row table:style-name="ro1">
          <table:table-cell office:value-type="float" office:value="460380" calcext:value-type="float">
            <text:p>460380</text:p>
          </table:table-cell>
          <table:table-cell office:value-type="float" office:value="0" calcext:value-type="float">
            <text:p>0</text:p>
          </table:table-cell>
          <table:table-cell office:value-type="float" office:value="2611222" calcext:value-type="float">
            <text:p>2611222</text:p>
          </table:table-cell>
          <table:table-cell office:value-type="float" office:value="2180344" calcext:value-type="float">
            <text:p>2180344</text:p>
          </table:table-cell>
          <table:table-cell office:value-type="string" calcext:value-type="string">
            <text:p>Thx To all</text:p>
          </table:table-cell>
          <table:table-cell/>
        </table:table-row>
        <table:table-row table:style-name="ro1">
          <table:table-cell office:value-type="float" office:value="63718" calcext:value-type="float">
            <text:p>63718</text:p>
          </table:table-cell>
          <table:table-cell office:value-type="float" office:value="0" calcext:value-type="float">
            <text:p>0</text:p>
          </table:table-cell>
          <table:table-cell office:value-type="float" office:value="687041" calcext:value-type="float">
            <text:p>687041</text:p>
          </table:table-cell>
          <table:table-cell office:value-type="float" office:value="87415" calcext:value-type="float">
            <text:p>87415</text:p>
          </table:table-cell>
          <table:table-cell office:value-type="string" calcext:value-type="string">
            <text:p>It's really amazing pictures ? </text:p>
          </table:table-cell>
          <table:table-cell/>
        </table:table-row>
        <table:table-row table:style-name="ro1">
          <table:table-cell office:value-type="float" office:value="74536" calcext:value-type="float">
            <text:p>74536</text:p>
          </table:table-cell>
          <table:table-cell office:value-type="float" office:value="0" calcext:value-type="float">
            <text:p>0</text:p>
          </table:table-cell>
          <table:table-cell office:value-type="float" office:value="718376" calcext:value-type="float">
            <text:p>718376</text:p>
          </table:table-cell>
          <table:table-cell office:value-type="float" office:value="86711" calcext:value-type="float">
            <text:p>86711</text:p>
          </table:table-cell>
          <table:table-cell office:value-type="string" calcext:value-type="string">
            <text:p>Loved your trail, keep pushing! <text:s/>??</text:p>
          </table:table-cell>
          <table:table-cell/>
        </table:table-row>
        <table:table-row table:style-name="ro1">
          <table:table-cell office:value-type="float" office:value="325763" calcext:value-type="float">
            <text:p>325763</text:p>
          </table:table-cell>
          <table:table-cell office:value-type="float" office:value="0" calcext:value-type="float">
            <text:p>0</text:p>
          </table:table-cell>
          <table:table-cell office:value-type="float" office:value="1742494" calcext:value-type="float">
            <text:p>1742494</text:p>
          </table:table-cell>
          <table:table-cell office:value-type="float" office:value="86298" calcext:value-type="float">
            <text:p>86298</text:p>
          </table:table-cell>
          <table:table-cell office:value-type="string" calcext:value-type="string">
            <text:p>Wow! ?</text:p>
          </table:table-cell>
          <table:table-cell/>
        </table:table-row>
        <table:table-row table:style-name="ro1">
          <table:table-cell office:value-type="float" office:value="329865" calcext:value-type="float">
            <text:p>329865</text:p>
          </table:table-cell>
          <table:table-cell office:value-type="float" office:value="0" calcext:value-type="float">
            <text:p>0</text:p>
          </table:table-cell>
          <table:table-cell office:value-type="float" office:value="1366544" calcext:value-type="float">
            <text:p>1366544</text:p>
          </table:table-cell>
          <table:table-cell office:value-type="float" office:value="544724" calcext:value-type="float">
            <text:p>544724</text:p>
          </table:table-cell>
          <table:table-cell office:value-type="string" calcext:value-type="string">
            <text:p>[[@406954]] let's go together begging ?</text:p>
          </table:table-cell>
          <table:table-cell/>
        </table:table-row>
        <table:table-row table:style-name="ro1">
          <table:table-cell office:value-type="float" office:value="464436" calcext:value-type="float">
            <text:p>464436</text:p>
          </table:table-cell>
          <table:table-cell office:value-type="float" office:value="0" calcext:value-type="float">
            <text:p>0</text:p>
          </table:table-cell>
          <table:table-cell office:value-type="float" office:value="2317326" calcext:value-type="float">
            <text:p>2317326</text:p>
          </table:table-cell>
          <table:table-cell office:value-type="float" office:value="2234986" calcext:value-type="float">
            <text:p>2234986</text:p>
          </table:table-cell>
          <table:table-cell office:value-type="string" calcext:value-type="string">
            <text:p>Mast</text:p>
          </table:table-cell>
          <table:table-cell/>
        </table:table-row>
        <table:table-row table:style-name="ro1">
          <table:table-cell office:value-type="float" office:value="12810" calcext:value-type="float">
            <text:p>12810</text:p>
          </table:table-cell>
          <table:table-cell office:value-type="float" office:value="0" calcext:value-type="float">
            <text:p>0</text:p>
          </table:table-cell>
          <table:table-cell office:value-type="float" office:value="440286" calcext:value-type="float">
            <text:p>440286</text:p>
          </table:table-cell>
          <table:table-cell office:value-type="float" office:value="5842" calcext:value-type="float">
            <text:p>5842</text:p>
          </table:table-cell>
          <table:table-cell office:value-type="string" calcext:value-type="string">
            <text:p>This trail has the best image of all times!</text:p>
          </table:table-cell>
          <table:table-cell/>
        </table:table-row>
        <table:table-row table:style-name="ro1">
          <table:table-cell office:value-type="float" office:value="46466" calcext:value-type="float">
            <text:p>46466</text:p>
          </table:table-cell>
          <table:table-cell office:value-type="float" office:value="0" calcext:value-type="float">
            <text:p>0</text:p>
          </table:table-cell>
          <table:table-cell office:value-type="float" office:value="647802" calcext:value-type="float">
            <text:p>647802</text:p>
          </table:table-cell>
          <table:table-cell office:value-type="float" office:value="39973" calcext:value-type="float">
            <text:p>39973</text:p>
          </table:table-cell>
          <table:table-cell office:value-type="string" calcext:value-type="string">
            <text:p>badhiya!</text:p>
          </table:table-cell>
          <table:table-cell/>
        </table:table-row>
        <table:table-row table:style-name="ro1">
          <table:table-cell office:value-type="float" office:value="128293" calcext:value-type="float">
            <text:p>128293</text:p>
          </table:table-cell>
          <table:table-cell office:value-type="float" office:value="0" calcext:value-type="float">
            <text:p>0</text:p>
          </table:table-cell>
          <table:table-cell office:value-type="float" office:value="835794" calcext:value-type="float">
            <text:p>835794</text:p>
          </table:table-cell>
          <table:table-cell office:value-type="float" office:value="80187" calcext:value-type="float">
            <text:p>80187</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129353" calcext:value-type="float">
            <text:p>129353</text:p>
          </table:table-cell>
          <table:table-cell office:value-type="float" office:value="0" calcext:value-type="float">
            <text:p>0</text:p>
          </table:table-cell>
          <table:table-cell office:value-type="float" office:value="837565" calcext:value-type="float">
            <text:p>837565</text:p>
          </table:table-cell>
          <table:table-cell office:value-type="float" office:value="249959" calcext:value-type="float">
            <text:p>249959</text:p>
          </table:table-cell>
          <table:table-cell office:value-type="string" calcext:value-type="string">
            <text:p>[[@82903]] <text:s/>sure thank you ♥️</text:p>
          </table:table-cell>
          <table:table-cell/>
        </table:table-row>
        <table:table-row table:style-name="ro1">
          <table:table-cell office:value-type="float" office:value="132254" calcext:value-type="float">
            <text:p>132254</text:p>
          </table:table-cell>
          <table:table-cell office:value-type="float" office:value="0" calcext:value-type="float">
            <text:p>0</text:p>
          </table:table-cell>
          <table:table-cell office:value-type="float" office:value="847506" calcext:value-type="float">
            <text:p>847506</text:p>
          </table:table-cell>
          <table:table-cell office:value-type="float" office:value="41626" calcext:value-type="float">
            <text:p>41626</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309856" calcext:value-type="float">
            <text:p>309856</text:p>
          </table:table-cell>
          <table:table-cell office:value-type="float" office:value="0" calcext:value-type="float">
            <text:p>0</text:p>
          </table:table-cell>
          <table:table-cell office:value-type="float" office:value="1611035" calcext:value-type="float">
            <text:p>1611035</text:p>
          </table:table-cell>
          <table:table-cell office:value-type="float" office:value="496322" calcext:value-type="float">
            <text:p>496322</text:p>
          </table:table-cell>
          <table:table-cell office:value-type="string" calcext:value-type="string">
            <text:p>Hi hi Uma is here. This photo was taken on near to hamta pass. Hamta pass is at altitude of 14400ft. Photo also from nearby. I always told my nearly ppl to go n explore Himalayan trek.in my opinion trek is the good option to explore any place.nw I'm <text:s/>writinh my journey of 1st Himalayan trek I e.e hamta pass trek. When I complete I will share here.hope u understand tysm</text:p>
          </table:table-cell>
          <table:table-cell/>
        </table:table-row>
        <table:table-row table:style-name="ro1">
          <table:table-cell office:value-type="float" office:value="393391" calcext:value-type="float">
            <text:p>393391</text:p>
          </table:table-cell>
          <table:table-cell office:value-type="float" office:value="0" calcext:value-type="float">
            <text:p>0</text:p>
          </table:table-cell>
          <table:table-cell office:value-type="float" office:value="2281926" calcext:value-type="float">
            <text:p>2281926</text:p>
          </table:table-cell>
          <table:table-cell office:value-type="float" office:value="948154" calcext:value-type="float">
            <text:p>948154</text:p>
          </table:table-cell>
          <table:table-cell office:value-type="string" calcext:value-type="string">
            <text:p>Like the music ?</text:p>
          </table:table-cell>
          <table:table-cell/>
        </table:table-row>
        <table:table-row table:style-name="ro1">
          <table:table-cell office:value-type="float" office:value="91010" calcext:value-type="float">
            <text:p>91010</text:p>
          </table:table-cell>
          <table:table-cell office:value-type="float" office:value="0" calcext:value-type="float">
            <text:p>0</text:p>
          </table:table-cell>
          <table:table-cell office:value-type="float" office:value="755637" calcext:value-type="float">
            <text:p>755637</text:p>
          </table:table-cell>
          <table:table-cell office:value-type="float" office:value="178628" calcext:value-type="float">
            <text:p>178628</text:p>
          </table:table-cell>
          <table:table-cell office:value-type="string" calcext:value-type="string">
            <text:p>[[@86984]] thank you for your lovely comment, plz explain what type of more information you want. Thank you once again?</text:p>
          </table:table-cell>
          <table:table-cell/>
        </table:table-row>
        <table:table-row table:style-name="ro1">
          <table:table-cell office:value-type="float" office:value="126587" calcext:value-type="float">
            <text:p>126587</text:p>
          </table:table-cell>
          <table:table-cell office:value-type="float" office:value="0" calcext:value-type="float">
            <text:p>0</text:p>
          </table:table-cell>
          <table:table-cell office:value-type="float" office:value="831184" calcext:value-type="float">
            <text:p>831184</text:p>
          </table:table-cell>
          <table:table-cell office:value-type="float" office:value="84599" calcext:value-type="float">
            <text:p>84599</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186011" calcext:value-type="float">
            <text:p>186011</text:p>
          </table:table-cell>
          <table:table-cell office:value-type="float" office:value="574753" calcext:value-type="float">
            <text:p>574753</text:p>
          </table:table-cell>
          <table:table-cell office:value-type="float" office:value="0" calcext:value-type="float">
            <text:p>0</text:p>
          </table:table-cell>
          <table:table-cell office:value-type="float" office:value="292286" calcext:value-type="float">
            <text:p>292286</text:p>
          </table:table-cell>
          <table:table-cell office:value-type="string" calcext:value-type="string">
            <text:p>This park is behind dhamek stupa. The park was lacking of greenery and proper shade. Its sad to see their condition. We dont understand that animals cant speak but their condition <text:s/>tells everything. Lets not showcase them when we cant take care of them</text:p>
          </table:table-cell>
          <table:table-cell/>
        </table:table-row>
        <table:table-row table:style-name="ro1">
          <table:table-cell office:value-type="float" office:value="192588" calcext:value-type="float">
            <text:p>192588</text:p>
          </table:table-cell>
          <table:table-cell office:value-type="float" office:value="0" calcext:value-type="float">
            <text:p>0</text:p>
          </table:table-cell>
          <table:table-cell office:value-type="float" office:value="936009" calcext:value-type="float">
            <text:p>936009</text:p>
          </table:table-cell>
          <table:table-cell office:value-type="float" office:value="281536" calcext:value-type="float">
            <text:p>281536</text:p>
          </table:table-cell>
          <table:table-cell office:value-type="string" calcext:value-type="string">
            <text:p>Thanks for your suggestion..</text:p>
          </table:table-cell>
          <table:table-cell/>
        </table:table-row>
        <table:table-row table:style-name="ro1">
          <table:table-cell office:value-type="float" office:value="310312" calcext:value-type="float">
            <text:p>310312</text:p>
          </table:table-cell>
          <table:table-cell office:value-type="float" office:value="0" calcext:value-type="float">
            <text:p>0</text:p>
          </table:table-cell>
          <table:table-cell office:value-type="float" office:value="1646091" calcext:value-type="float">
            <text:p>1646091</text:p>
          </table:table-cell>
          <table:table-cell office:value-type="float" office:value="76953" calcext:value-type="float">
            <text:p>76953</text:p>
          </table:table-cell>
          <table:table-cell office:value-type="string" calcext:value-type="string">
            <text:p>I'd definitely watch this Trail more than once, there should definitely be more viewers to appreciate it!</text:p>
          </table:table-cell>
          <table:table-cell/>
        </table:table-row>
        <table:table-row table:style-name="ro1">
          <table:table-cell office:value-type="float" office:value="359134" calcext:value-type="float">
            <text:p>359134</text:p>
          </table:table-cell>
          <table:table-cell office:value-type="float" office:value="0" calcext:value-type="float">
            <text:p>0</text:p>
          </table:table-cell>
          <table:table-cell office:value-type="float" office:value="1994626" calcext:value-type="float">
            <text:p>1994626</text:p>
          </table:table-cell>
          <table:table-cell office:value-type="float" office:value="83185" calcext:value-type="float">
            <text:p>83185</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62857" calcext:value-type="float">
            <text:p>362857</text:p>
          </table:table-cell>
          <table:table-cell office:value-type="float" office:value="0" calcext:value-type="float">
            <text:p>0</text:p>
          </table:table-cell>
          <table:table-cell office:value-type="float" office:value="454143" calcext:value-type="float">
            <text:p>454143</text:p>
          </table:table-cell>
          <table:table-cell office:value-type="float" office:value="612478" calcext:value-type="float">
            <text:p>612478</text:p>
          </table:table-cell>
          <table:table-cell office:value-type="string" calcext:value-type="string">
            <text:p>Very nice</text:p>
          </table:table-cell>
          <table:table-cell/>
        </table:table-row>
        <table:table-row table:style-name="ro1">
          <table:table-cell office:value-type="float" office:value="375639" calcext:value-type="float">
            <text:p>375639</text:p>
          </table:table-cell>
          <table:table-cell office:value-type="float" office:value="0" calcext:value-type="float">
            <text:p>0</text:p>
          </table:table-cell>
          <table:table-cell office:value-type="float" office:value="1885753" calcext:value-type="float">
            <text:p>1885753</text:p>
          </table:table-cell>
          <table:table-cell office:value-type="float" office:value="718749" calcext:value-type="float">
            <text:p>718749</text:p>
          </table:table-cell>
          <table:table-cell office:value-type="float" office:value="7349655092" calcext:value-type="float">
            <text:p>7349655092</text:p>
          </table:table-cell>
          <table:table-cell/>
        </table:table-row>
        <table:table-row table:style-name="ro1">
          <table:table-cell office:value-type="float" office:value="13419" calcext:value-type="float">
            <text:p>13419</text:p>
          </table:table-cell>
          <table:table-cell office:value-type="float" office:value="0" calcext:value-type="float">
            <text:p>0</text:p>
          </table:table-cell>
          <table:table-cell office:value-type="float" office:value="410467" calcext:value-type="float">
            <text:p>410467</text:p>
          </table:table-cell>
          <table:table-cell office:value-type="float" office:value="5862" calcext:value-type="float">
            <text:p>5862</text:p>
          </table:table-cell>
          <table:table-cell office:value-type="string" calcext:value-type="string">
            <text:p>[[@1]]</text:p>
          </table:table-cell>
          <table:table-cell/>
        </table:table-row>
        <table:table-row table:style-name="ro1">
          <table:table-cell office:value-type="float" office:value="74051" calcext:value-type="float">
            <text:p>74051</text:p>
          </table:table-cell>
          <table:table-cell office:value-type="float" office:value="0" calcext:value-type="float">
            <text:p>0</text:p>
          </table:table-cell>
          <table:table-cell office:value-type="float" office:value="716366" calcext:value-type="float">
            <text:p>716366</text:p>
          </table:table-cell>
          <table:table-cell office:value-type="float" office:value="210660" calcext:value-type="float">
            <text:p>210660</text:p>
          </table:table-cell>
          <table:table-cell office:value-type="string" calcext:value-type="string">
            <text:p>[[@88222]] thanks .. as a photographer I'll take it as a compliment :)</text:p>
          </table:table-cell>
          <table:table-cell/>
        </table:table-row>
        <table:table-row table:style-name="ro1">
          <table:table-cell office:value-type="float" office:value="85924" calcext:value-type="float">
            <text:p>85924</text:p>
          </table:table-cell>
          <table:table-cell office:value-type="float" office:value="0" calcext:value-type="float">
            <text:p>0</text:p>
          </table:table-cell>
          <table:table-cell office:value-type="float" office:value="521" calcext:value-type="float">
            <text:p>521</text:p>
          </table:table-cell>
          <table:table-cell office:value-type="float" office:value="20025" calcext:value-type="float">
            <text:p>20025</text:p>
          </table:table-cell>
          <table:table-cell office:value-type="string" calcext:value-type="string">
            <text:p>i love the way you travel, when are posting more our your stories?</text:p>
          </table:table-cell>
          <table:table-cell/>
        </table:table-row>
        <table:table-row table:style-name="ro1">
          <table:table-cell office:value-type="float" office:value="95322" calcext:value-type="float">
            <text:p>95322</text:p>
          </table:table-cell>
          <table:table-cell office:value-type="float" office:value="0" calcext:value-type="float">
            <text:p>0</text:p>
          </table:table-cell>
          <table:table-cell office:value-type="float" office:value="738165" calcext:value-type="float">
            <text:p>738165</text:p>
          </table:table-cell>
          <table:table-cell office:value-type="float" office:value="80387" calcext:value-type="float">
            <text:p>8038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29452" calcext:value-type="float">
            <text:p>129452</text:p>
          </table:table-cell>
          <table:table-cell office:value-type="float" office:value="0" calcext:value-type="float">
            <text:p>0</text:p>
          </table:table-cell>
          <table:table-cell office:value-type="float" office:value="840095" calcext:value-type="float">
            <text:p>840095</text:p>
          </table:table-cell>
          <table:table-cell office:value-type="float" office:value="84938" calcext:value-type="float">
            <text:p>84938</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34758" calcext:value-type="float">
            <text:p>134758</text:p>
          </table:table-cell>
          <table:table-cell office:value-type="float" office:value="0" calcext:value-type="float">
            <text:p>0</text:p>
          </table:table-cell>
          <table:table-cell office:value-type="float" office:value="854440" calcext:value-type="float">
            <text:p>854440</text:p>
          </table:table-cell>
          <table:table-cell office:value-type="float" office:value="84233" calcext:value-type="float">
            <text:p>84233</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205399" calcext:value-type="float">
            <text:p>205399</text:p>
          </table:table-cell>
          <table:table-cell office:value-type="float" office:value="657618" calcext:value-type="float">
            <text:p>657618</text:p>
          </table:table-cell>
          <table:table-cell office:value-type="float" office:value="0" calcext:value-type="float">
            <text:p>0</text:p>
          </table:table-cell>
          <table:table-cell office:value-type="float" office:value="266292" calcext:value-type="float">
            <text:p>266292</text:p>
          </table:table-cell>
          <table:table-cell office:value-type="string" calcext:value-type="string">
            <text:p>Hi h r u</text:p>
          </table:table-cell>
          <table:table-cell/>
        </table:table-row>
        <table:table-row table:style-name="ro1">
          <table:table-cell office:value-type="float" office:value="215478" calcext:value-type="float">
            <text:p>215478</text:p>
          </table:table-cell>
          <table:table-cell office:value-type="float" office:value="0" calcext:value-type="float">
            <text:p>0</text:p>
          </table:table-cell>
          <table:table-cell office:value-type="float" office:value="1099729" calcext:value-type="float">
            <text:p>1099729</text:p>
          </table:table-cell>
          <table:table-cell office:value-type="float" office:value="331199" calcext:value-type="float">
            <text:p>331199</text:p>
          </table:table-cell>
          <table:table-cell office:value-type="string" calcext:value-type="string">
            <text:p>Thank you ?, Surprising places to come ?</text:p>
          </table:table-cell>
          <table:table-cell/>
        </table:table-row>
        <table:table-row table:style-name="ro1">
          <table:table-cell office:value-type="float" office:value="229889" calcext:value-type="float">
            <text:p>229889</text:p>
          </table:table-cell>
          <table:table-cell office:value-type="float" office:value="0" calcext:value-type="float">
            <text:p>0</text:p>
          </table:table-cell>
          <table:table-cell office:value-type="float" office:value="1174800" calcext:value-type="float">
            <text:p>1174800</text:p>
          </table:table-cell>
          <table:table-cell office:value-type="float" office:value="43410" calcext:value-type="float">
            <text:p>43410</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244011" calcext:value-type="float">
            <text:p>244011</text:p>
          </table:table-cell>
          <table:table-cell office:value-type="float" office:value="808806" calcext:value-type="float">
            <text:p>808806</text:p>
          </table:table-cell>
          <table:table-cell office:value-type="float" office:value="0" calcext:value-type="float">
            <text:p>0</text:p>
          </table:table-cell>
          <table:table-cell office:value-type="float" office:value="369087" calcext:value-type="float">
            <text:p>369087</text:p>
          </table:table-cell>
          <table:table-cell office:value-type="string" calcext:value-type="string">
            <text:p>Incredible INDIA, I must say...</text:p>
          </table:table-cell>
          <table:table-cell/>
        </table:table-row>
        <table:table-row table:style-name="ro1">
          <table:table-cell office:value-type="float" office:value="278330" calcext:value-type="float">
            <text:p>278330</text:p>
          </table:table-cell>
          <table:table-cell office:value-type="float" office:value="0" calcext:value-type="float">
            <text:p>0</text:p>
          </table:table-cell>
          <table:table-cell office:value-type="float" office:value="1457772" calcext:value-type="float">
            <text:p>1457772</text:p>
          </table:table-cell>
          <table:table-cell office:value-type="float" office:value="301927" calcext:value-type="float">
            <text:p>301927</text:p>
          </table:table-cell>
          <table:table-cell office:value-type="string" calcext:value-type="string">
            <text:p>Yay thanks !</text:p>
          </table:table-cell>
          <table:table-cell/>
        </table:table-row>
        <table:table-row table:style-name="ro1">
          <table:table-cell office:value-type="float" office:value="323558" calcext:value-type="float">
            <text:p>323558</text:p>
          </table:table-cell>
          <table:table-cell office:value-type="float" office:value="0" calcext:value-type="float">
            <text:p>0</text:p>
          </table:table-cell>
          <table:table-cell office:value-type="float" office:value="1709232" calcext:value-type="float">
            <text:p>1709232</text:p>
          </table:table-cell>
          <table:table-cell office:value-type="float" office:value="526415" calcext:value-type="float">
            <text:p>526415</text:p>
          </table:table-cell>
          <table:table-cell office:value-type="string" calcext:value-type="string">
            <text:p>[[@1]]</text:p>
          </table:table-cell>
          <table:table-cell/>
        </table:table-row>
        <table:table-row table:style-name="ro1">
          <table:table-cell office:value-type="float" office:value="331833" calcext:value-type="float">
            <text:p>331833</text:p>
          </table:table-cell>
          <table:table-cell office:value-type="float" office:value="0" calcext:value-type="float">
            <text:p>0</text:p>
          </table:table-cell>
          <table:table-cell office:value-type="float" office:value="1773864" calcext:value-type="float">
            <text:p>1773864</text:p>
          </table:table-cell>
          <table:table-cell office:value-type="float" office:value="78707" calcext:value-type="float">
            <text:p>7870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393156" calcext:value-type="float">
            <text:p>393156</text:p>
          </table:table-cell>
          <table:table-cell office:value-type="float" office:value="0" calcext:value-type="float">
            <text:p>0</text:p>
          </table:table-cell>
          <table:table-cell office:value-type="float" office:value="2281802" calcext:value-type="float">
            <text:p>2281802</text:p>
          </table:table-cell>
          <table:table-cell office:value-type="float" office:value="948071" calcext:value-type="float">
            <text:p>948071</text:p>
          </table:table-cell>
          <table:table-cell office:value-type="string" calcext:value-type="string">
            <text:p>Good</text:p>
          </table:table-cell>
          <table:table-cell/>
        </table:table-row>
        <table:table-row table:style-name="ro1">
          <table:table-cell office:value-type="float" office:value="426001" calcext:value-type="float">
            <text:p>426001</text:p>
          </table:table-cell>
          <table:table-cell office:value-type="float" office:value="0" calcext:value-type="float">
            <text:p>0</text:p>
          </table:table-cell>
          <table:table-cell office:value-type="float" office:value="2255660" calcext:value-type="float">
            <text:p>2255660</text:p>
          </table:table-cell>
          <table:table-cell office:value-type="float" office:value="53018" calcext:value-type="float">
            <text:p>53018</text:p>
          </table:table-cell>
          <table:table-cell office:value-type="string" calcext:value-type="string">
            <text:p>nice</text:p>
          </table:table-cell>
          <table:table-cell/>
        </table:table-row>
        <table:table-row table:style-name="ro1">
          <table:table-cell office:value-type="float" office:value="437396" calcext:value-type="float">
            <text:p>437396</text:p>
          </table:table-cell>
          <table:table-cell office:value-type="float" office:value="0" calcext:value-type="float">
            <text:p>0</text:p>
          </table:table-cell>
          <table:table-cell office:value-type="float" office:value="2362314" calcext:value-type="float">
            <text:p>2362314</text:p>
          </table:table-cell>
          <table:table-cell office:value-type="float" office:value="32234" calcext:value-type="float">
            <text:p>32234</text:p>
          </table:table-cell>
          <table:table-cell office:value-type="string" calcext:value-type="string">
            <text:p>काला कलर अच्छा नहीं है </text:p>
          </table:table-cell>
          <table:table-cell/>
        </table:table-row>
        <table:table-row table:style-name="ro1">
          <table:table-cell office:value-type="float" office:value="41642" calcext:value-type="float">
            <text:p>41642</text:p>
          </table:table-cell>
          <table:table-cell office:value-type="float" office:value="0" calcext:value-type="float">
            <text:p>0</text:p>
          </table:table-cell>
          <table:table-cell office:value-type="float" office:value="634284" calcext:value-type="float">
            <text:p>634284</text:p>
          </table:table-cell>
          <table:table-cell office:value-type="float" office:value="189558" calcext:value-type="float">
            <text:p>189558</text:p>
          </table:table-cell>
          <table:table-cell office:value-type="string" calcext:value-type="string">
            <text:p>[[@85075]] well my plan is to cover all the states of India as I want to enjoy different cultures n wanna taste different verities in food wanna meet different type of <text:s/>people</text:p>
          </table:table-cell>
          <table:table-cell/>
        </table:table-row>
        <table:table-row table:style-name="ro1">
          <table:table-cell office:value-type="float" office:value="45486" calcext:value-type="float">
            <text:p>45486</text:p>
          </table:table-cell>
          <table:table-cell office:value-type="float" office:value="0" calcext:value-type="float">
            <text:p>0</text:p>
          </table:table-cell>
          <table:table-cell office:value-type="float" office:value="645548" calcext:value-type="float">
            <text:p>645548</text:p>
          </table:table-cell>
          <table:table-cell office:value-type="float" office:value="192594" calcext:value-type="float">
            <text:p>192594</text:p>
          </table:table-cell>
          <table:table-cell office:value-type="string" calcext:value-type="string">
            <text:p>[[@41072]] No plans bro when u feel like you should travel get up pack the bag and say yeay it's a trip time....?</text:p>
          </table:table-cell>
          <table:table-cell/>
        </table:table-row>
        <table:table-row table:style-name="ro1">
          <table:table-cell office:value-type="float" office:value="90274" calcext:value-type="float">
            <text:p>90274</text:p>
          </table:table-cell>
          <table:table-cell office:value-type="float" office:value="0" calcext:value-type="float">
            <text:p>0</text:p>
          </table:table-cell>
          <table:table-cell office:value-type="float" office:value="753453" calcext:value-type="float">
            <text:p>753453</text:p>
          </table:table-cell>
          <table:table-cell office:value-type="float" office:value="77927" calcext:value-type="float">
            <text:p>77927</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175022" calcext:value-type="float">
            <text:p>175022</text:p>
          </table:table-cell>
          <table:table-cell office:value-type="float" office:value="0" calcext:value-type="float">
            <text:p>0</text:p>
          </table:table-cell>
          <table:table-cell office:value-type="float" office:value="960426" calcext:value-type="float">
            <text:p>960426</text:p>
          </table:table-cell>
          <table:table-cell office:value-type="float" office:value="41498" calcext:value-type="float">
            <text:p>41498</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01168" calcext:value-type="float">
            <text:p>201168</text:p>
          </table:table-cell>
          <table:table-cell office:value-type="float" office:value="0" calcext:value-type="float">
            <text:p>0</text:p>
          </table:table-cell>
          <table:table-cell office:value-type="float" office:value="1041520" calcext:value-type="float">
            <text:p>1041520</text:p>
          </table:table-cell>
          <table:table-cell office:value-type="float" office:value="314102" calcext:value-type="float">
            <text:p>314102</text:p>
          </table:table-cell>
          <table:table-cell office:value-type="string" calcext:value-type="string">
            <text:p>[[@45691]] tq fr comments</text:p>
          </table:table-cell>
          <table:table-cell/>
        </table:table-row>
        <table:table-row table:style-name="ro1">
          <table:table-cell office:value-type="float" office:value="224797" calcext:value-type="float">
            <text:p>224797</text:p>
          </table:table-cell>
          <table:table-cell office:value-type="float" office:value="0" calcext:value-type="float">
            <text:p>0</text:p>
          </table:table-cell>
          <table:table-cell office:value-type="float" office:value="1153471" calcext:value-type="float">
            <text:p>1153471</text:p>
          </table:table-cell>
          <table:table-cell office:value-type="float" office:value="347876" calcext:value-type="float">
            <text:p>347876</text:p>
          </table:table-cell>
          <table:table-cell office:value-type="string" calcext:value-type="string">
            <text:p>[[@43418]] thank you !</text:p>
          </table:table-cell>
          <table:table-cell/>
        </table:table-row>
        <table:table-row table:style-name="ro1">
          <table:table-cell office:value-type="float" office:value="298342" calcext:value-type="float">
            <text:p>298342</text:p>
          </table:table-cell>
          <table:table-cell office:value-type="float" office:value="0" calcext:value-type="float">
            <text:p>0</text:p>
          </table:table-cell>
          <table:table-cell office:value-type="float" office:value="1578634" calcext:value-type="float">
            <text:p>1578634</text:p>
          </table:table-cell>
          <table:table-cell office:value-type="float" office:value="86891" calcext:value-type="float">
            <text:p>86891</text:p>
          </table:table-cell>
          <table:table-cell office:value-type="string" calcext:value-type="string">
            <text:p>Loved your trail, keep pushing! <text:s/>??</text:p>
          </table:table-cell>
          <table:table-cell/>
        </table:table-row>
        <table:table-row table:style-name="ro1">
          <table:table-cell office:value-type="float" office:value="311961" calcext:value-type="float">
            <text:p>311961</text:p>
          </table:table-cell>
          <table:table-cell office:value-type="float" office:value="0" calcext:value-type="float">
            <text:p>0</text:p>
          </table:table-cell>
          <table:table-cell office:value-type="float" office:value="1655061" calcext:value-type="float">
            <text:p>1655061</text:p>
          </table:table-cell>
          <table:table-cell office:value-type="float" office:value="510187" calcext:value-type="float">
            <text:p>510187</text:p>
          </table:table-cell>
          <table:table-cell office:value-type="string" calcext:value-type="string">
            <text:p>If you like traveling, then go to the places that are still in front of everyone's eyes but blurry.</text:p>
          </table:table-cell>
          <table:table-cell/>
        </table:table-row>
        <table:table-row table:style-name="ro1">
          <table:table-cell office:value-type="float" office:value="343226" calcext:value-type="float">
            <text:p>343226</text:p>
          </table:table-cell>
          <table:table-cell office:value-type="float" office:value="0" calcext:value-type="float">
            <text:p>0</text:p>
          </table:table-cell>
          <table:table-cell office:value-type="float" office:value="1833722" calcext:value-type="float">
            <text:p>1833722</text:p>
          </table:table-cell>
          <table:table-cell office:value-type="float" office:value="566092" calcext:value-type="float">
            <text:p>566092</text:p>
          </table:table-cell>
          <table:table-cell office:value-type="string" calcext:value-type="string">
            <text:p>Ask me what you want to know</text:p>
          </table:table-cell>
          <table:table-cell/>
        </table:table-row>
        <table:table-row table:style-name="ro1">
          <table:table-cell office:value-type="float" office:value="347092" calcext:value-type="float">
            <text:p>347092</text:p>
          </table:table-cell>
          <table:table-cell office:value-type="float" office:value="0" calcext:value-type="float">
            <text:p>0</text:p>
          </table:table-cell>
          <table:table-cell office:value-type="float" office:value="1863870" calcext:value-type="float">
            <text:p>1863870</text:p>
          </table:table-cell>
          <table:table-cell office:value-type="float" office:value="83270" calcext:value-type="float">
            <text:p>8327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0076" calcext:value-type="float">
            <text:p>10076</text:p>
          </table:table-cell>
          <table:table-cell office:value-type="float" office:value="0" calcext:value-type="float">
            <text:p>0</text:p>
          </table:table-cell>
          <table:table-cell office:value-type="float" office:value="30267" calcext:value-type="float">
            <text:p>30267</text:p>
          </table:table-cell>
          <table:table-cell office:value-type="float" office:value="123145" calcext:value-type="float">
            <text:p>123145</text:p>
          </table:table-cell>
          <table:table-cell office:value-type="string" calcext:value-type="string">
            <text:p>Nice Riya , nicely clicked pics</text:p>
          </table:table-cell>
          <table:table-cell/>
        </table:table-row>
        <table:table-row table:style-name="ro1">
          <table:table-cell office:value-type="float" office:value="71516" calcext:value-type="float">
            <text:p>71516</text:p>
          </table:table-cell>
          <table:table-cell office:value-type="float" office:value="0" calcext:value-type="float">
            <text:p>0</text:p>
          </table:table-cell>
          <table:table-cell office:value-type="float" office:value="710801" calcext:value-type="float">
            <text:p>710801</text:p>
          </table:table-cell>
          <table:table-cell office:value-type="float" office:value="87146" calcext:value-type="float">
            <text:p>87146</text:p>
          </table:table-cell>
          <table:table-cell office:value-type="string" calcext:value-type="string">
            <text:p>Oh my!! ?</text:p>
          </table:table-cell>
          <table:table-cell/>
        </table:table-row>
        <table:table-row table:style-name="ro1">
          <table:table-cell office:value-type="float" office:value="97152" calcext:value-type="float">
            <text:p>97152</text:p>
          </table:table-cell>
          <table:table-cell office:value-type="float" office:value="0" calcext:value-type="float">
            <text:p>0</text:p>
          </table:table-cell>
          <table:table-cell office:value-type="float" office:value="767888" calcext:value-type="float">
            <text:p>767888</text:p>
          </table:table-cell>
          <table:table-cell office:value-type="float" office:value="79522" calcext:value-type="float">
            <text:p>79522</text:p>
          </table:table-cell>
          <table:table-cell office:value-type="string" calcext:value-type="string">
            <text:p>that's really cool experience, do you have more such? you should really share them</text:p>
          </table:table-cell>
          <table:table-cell/>
        </table:table-row>
        <table:table-row table:style-name="ro1">
          <table:table-cell office:value-type="float" office:value="179848" calcext:value-type="float">
            <text:p>179848</text:p>
          </table:table-cell>
          <table:table-cell office:value-type="float" office:value="0" calcext:value-type="float">
            <text:p>0</text:p>
          </table:table-cell>
          <table:table-cell office:value-type="float" office:value="969851" calcext:value-type="float">
            <text:p>969851</text:p>
          </table:table-cell>
          <table:table-cell office:value-type="float" office:value="292224" calcext:value-type="float">
            <text:p>292224</text:p>
          </table:table-cell>
          <table:table-cell office:value-type="string" calcext:value-type="string">
            <text:p>@gaurav_das i did it for u bri</text:p>
          </table:table-cell>
          <table:table-cell/>
        </table:table-row>
        <table:table-row table:style-name="ro1">
          <table:table-cell office:value-type="float" office:value="183730" calcext:value-type="float">
            <text:p>183730</text:p>
          </table:table-cell>
          <table:table-cell office:value-type="float" office:value="0" calcext:value-type="float">
            <text:p>0</text:p>
          </table:table-cell>
          <table:table-cell office:value-type="float" office:value="15604" calcext:value-type="float">
            <text:p>15604</text:p>
          </table:table-cell>
          <table:table-cell office:value-type="float" office:value="79168" calcext:value-type="float">
            <text:p>79168</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191846" calcext:value-type="float">
            <text:p>191846</text:p>
          </table:table-cell>
          <table:table-cell office:value-type="float" office:value="0" calcext:value-type="float">
            <text:p>0</text:p>
          </table:table-cell>
          <table:table-cell office:value-type="float" office:value="976101" calcext:value-type="float">
            <text:p>976101</text:p>
          </table:table-cell>
          <table:table-cell office:value-type="float" office:value="294170" calcext:value-type="float">
            <text:p>294170</text:p>
          </table:table-cell>
          <table:table-cell office:value-type="string" calcext:value-type="string">
            <text:p>Its all written in above message...</text:p>
          </table:table-cell>
          <table:table-cell/>
        </table:table-row>
        <table:table-row table:style-name="ro1">
          <table:table-cell office:value-type="float" office:value="254583" calcext:value-type="float">
            <text:p>254583</text:p>
          </table:table-cell>
          <table:table-cell office:value-type="float" office:value="0" calcext:value-type="float">
            <text:p>0</text:p>
          </table:table-cell>
          <table:table-cell office:value-type="float" office:value="1307829" calcext:value-type="float">
            <text:p>1307829</text:p>
          </table:table-cell>
          <table:table-cell office:value-type="float" office:value="42635" calcext:value-type="float">
            <text:p>42635</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88864" calcext:value-type="float">
            <text:p>288864</text:p>
          </table:table-cell>
          <table:table-cell office:value-type="float" office:value="0" calcext:value-type="float">
            <text:p>0</text:p>
          </table:table-cell>
          <table:table-cell office:value-type="float" office:value="1524290" calcext:value-type="float">
            <text:p>1524290</text:p>
          </table:table-cell>
          <table:table-cell office:value-type="float" office:value="45768" calcext:value-type="float">
            <text:p>45768</text:p>
          </table:table-cell>
          <table:table-cell office:value-type="string" calcext:value-type="string">
            <text:p>Atti Sundar!</text:p>
          </table:table-cell>
          <table:table-cell/>
        </table:table-row>
        <table:table-row table:style-name="ro1">
          <table:table-cell office:value-type="float" office:value="316907" calcext:value-type="float">
            <text:p>316907</text:p>
          </table:table-cell>
          <table:table-cell office:value-type="float" office:value="0" calcext:value-type="float">
            <text:p>0</text:p>
          </table:table-cell>
          <table:table-cell office:value-type="float" office:value="1569145" calcext:value-type="float">
            <text:p>1569145</text:p>
          </table:table-cell>
          <table:table-cell office:value-type="float" office:value="40561" calcext:value-type="float">
            <text:p>40561</text:p>
          </table:table-cell>
          <table:table-cell office:value-type="string" calcext:value-type="string">
            <text:p>loved your stories! wondering what your next trail would be?</text:p>
          </table:table-cell>
          <table:table-cell/>
        </table:table-row>
        <table:table-row table:style-name="ro1">
          <table:table-cell office:value-type="float" office:value="319298" calcext:value-type="float">
            <text:p>319298</text:p>
          </table:table-cell>
          <table:table-cell office:value-type="float" office:value="0" calcext:value-type="float">
            <text:p>0</text:p>
          </table:table-cell>
          <table:table-cell office:value-type="float" office:value="1699509" calcext:value-type="float">
            <text:p>1699509</text:p>
          </table:table-cell>
          <table:table-cell office:value-type="float" office:value="86448" calcext:value-type="float">
            <text:p>86448</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322143" calcext:value-type="float">
            <text:p>322143</text:p>
          </table:table-cell>
          <table:table-cell office:value-type="float" office:value="0" calcext:value-type="float">
            <text:p>0</text:p>
          </table:table-cell>
          <table:table-cell office:value-type="float" office:value="1720264" calcext:value-type="float">
            <text:p>1720264</text:p>
          </table:table-cell>
          <table:table-cell office:value-type="float" office:value="86437" calcext:value-type="float">
            <text:p>86437</text:p>
          </table:table-cell>
          <table:table-cell office:value-type="string" calcext:value-type="string">
            <text:p>gr8 trail ?</text:p>
          </table:table-cell>
          <table:table-cell/>
        </table:table-row>
        <table:table-row table:style-name="ro1">
          <table:table-cell office:value-type="float" office:value="354640" calcext:value-type="float">
            <text:p>354640</text:p>
          </table:table-cell>
          <table:table-cell office:value-type="float" office:value="0" calcext:value-type="float">
            <text:p>0</text:p>
          </table:table-cell>
          <table:table-cell office:value-type="float" office:value="1879157" calcext:value-type="float">
            <text:p>1879157</text:p>
          </table:table-cell>
          <table:table-cell office:value-type="float" office:value="87714" calcext:value-type="float">
            <text:p>87714</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406731" calcext:value-type="float">
            <text:p>406731</text:p>
          </table:table-cell>
          <table:table-cell office:value-type="float" office:value="0" calcext:value-type="float">
            <text:p>0</text:p>
          </table:table-cell>
          <table:table-cell office:value-type="float" office:value="1062064" calcext:value-type="float">
            <text:p>1062064</text:p>
          </table:table-cell>
          <table:table-cell office:value-type="float" office:value="1130028" calcext:value-type="float">
            <text:p>1130028</text:p>
          </table:table-cell>
          <table:table-cell office:value-type="string" calcext:value-type="string">
            <text:p>Hi</text:p>
          </table:table-cell>
          <table:table-cell/>
        </table:table-row>
        <table:table-row table:style-name="ro1">
          <table:table-cell office:value-type="float" office:value="423347" calcext:value-type="float">
            <text:p>423347</text:p>
          </table:table-cell>
          <table:table-cell office:value-type="float" office:value="0" calcext:value-type="float">
            <text:p>0</text:p>
          </table:table-cell>
          <table:table-cell office:value-type="float" office:value="2324385" calcext:value-type="float">
            <text:p>2324385</text:p>
          </table:table-cell>
          <table:table-cell office:value-type="float" office:value="44783" calcext:value-type="float">
            <text:p>44783</text:p>
          </table:table-cell>
          <table:table-cell office:value-type="string" calcext:value-type="string">
            <text:p>WHICHPONY</text:p>
          </table:table-cell>
          <table:table-cell/>
        </table:table-row>
        <table:table-row table:style-name="ro1">
          <table:table-cell office:value-type="float" office:value="37262" calcext:value-type="float">
            <text:p>37262</text:p>
          </table:table-cell>
          <table:table-cell office:value-type="float" office:value="0" calcext:value-type="float">
            <text:p>0</text:p>
          </table:table-cell>
          <table:table-cell office:value-type="float" office:value="147647" calcext:value-type="float">
            <text:p>147647</text:p>
          </table:table-cell>
          <table:table-cell office:value-type="float" office:value="41000" calcext:value-type="float">
            <text:p>41000</text:p>
          </table:table-cell>
          <table:table-cell office:value-type="string" calcext:value-type="string">
            <text:p>Hoping for another awesome adventure soon!</text:p>
          </table:table-cell>
          <table:table-cell/>
        </table:table-row>
        <table:table-row table:style-name="ro1">
          <table:table-cell office:value-type="float" office:value="82102" calcext:value-type="float">
            <text:p>82102</text:p>
          </table:table-cell>
          <table:table-cell office:value-type="float" office:value="0" calcext:value-type="float">
            <text:p>0</text:p>
          </table:table-cell>
          <table:table-cell office:value-type="float" office:value="215307" calcext:value-type="float">
            <text:p>215307</text:p>
          </table:table-cell>
          <table:table-cell office:value-type="float" office:value="49024" calcext:value-type="float">
            <text:p>49024</text:p>
          </table:table-cell>
          <table:table-cell office:value-type="string" calcext:value-type="string">
            <text:p>Hey the trail is amazing, could you give some info?</text:p>
          </table:table-cell>
          <table:table-cell/>
        </table:table-row>
        <table:table-row table:style-name="ro1">
          <table:table-cell office:value-type="float" office:value="82362" calcext:value-type="float">
            <text:p>82362</text:p>
          </table:table-cell>
          <table:table-cell office:value-type="float" office:value="0" calcext:value-type="float">
            <text:p>0</text:p>
          </table:table-cell>
          <table:table-cell office:value-type="float" office:value="201528" calcext:value-type="float">
            <text:p>201528</text:p>
          </table:table-cell>
          <table:table-cell office:value-type="float" office:value="86943" calcext:value-type="float">
            <text:p>86943</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101539" calcext:value-type="float">
            <text:p>101539</text:p>
          </table:table-cell>
          <table:table-cell office:value-type="float" office:value="0" calcext:value-type="float">
            <text:p>0</text:p>
          </table:table-cell>
          <table:table-cell office:value-type="float" office:value="697549" calcext:value-type="float">
            <text:p>697549</text:p>
          </table:table-cell>
          <table:table-cell office:value-type="float" office:value="129893" calcext:value-type="float">
            <text:p>129893</text:p>
          </table:table-cell>
          <table:table-cell office:value-type="string" calcext:value-type="string">
            <text:p>[[@40680]].. it will be</text:p>
          </table:table-cell>
          <table:table-cell/>
        </table:table-row>
        <table:table-row table:style-name="ro1">
          <table:table-cell office:value-type="float" office:value="122109" calcext:value-type="float">
            <text:p>122109</text:p>
          </table:table-cell>
          <table:table-cell office:value-type="float" office:value="0" calcext:value-type="float">
            <text:p>0</text:p>
          </table:table-cell>
          <table:table-cell office:value-type="float" office:value="7587" calcext:value-type="float">
            <text:p>7587</text:p>
          </table:table-cell>
          <table:table-cell office:value-type="float" office:value="85052" calcext:value-type="float">
            <text:p>85052</text:p>
          </table:table-cell>
          <table:table-cell office:value-type="string" calcext:value-type="string">
            <text:p>Sahi hai yeh toh bc</text:p>
          </table:table-cell>
          <table:table-cell/>
        </table:table-row>
        <table:table-row table:style-name="ro1">
          <table:table-cell office:value-type="float" office:value="148667" calcext:value-type="float">
            <text:p>148667</text:p>
          </table:table-cell>
          <table:table-cell office:value-type="float" office:value="0" calcext:value-type="float">
            <text:p>0</text:p>
          </table:table-cell>
          <table:table-cell office:value-type="float" office:value="887124" calcext:value-type="float">
            <text:p>887124</text:p>
          </table:table-cell>
          <table:table-cell office:value-type="float" office:value="39756" calcext:value-type="float">
            <text:p>3975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63163" calcext:value-type="float">
            <text:p>163163</text:p>
          </table:table-cell>
          <table:table-cell office:value-type="float" office:value="0" calcext:value-type="float">
            <text:p>0</text:p>
          </table:table-cell>
          <table:table-cell office:value-type="float" office:value="926542" calcext:value-type="float">
            <text:p>926542</text:p>
          </table:table-cell>
          <table:table-cell office:value-type="float" office:value="78725" calcext:value-type="float">
            <text:p>78725</text:p>
          </table:table-cell>
          <table:table-cell office:value-type="string" calcext:value-type="string">
            <text:p>Amazed ?❤️</text:p>
          </table:table-cell>
          <table:table-cell/>
        </table:table-row>
        <table:table-row table:style-name="ro1">
          <table:table-cell office:value-type="float" office:value="189853" calcext:value-type="float">
            <text:p>189853</text:p>
          </table:table-cell>
          <table:table-cell office:value-type="float" office:value="0" calcext:value-type="float">
            <text:p>0</text:p>
          </table:table-cell>
          <table:table-cell office:value-type="float" office:value="987249" calcext:value-type="float">
            <text:p>987249</text:p>
          </table:table-cell>
          <table:table-cell office:value-type="float" office:value="40858" calcext:value-type="float">
            <text:p>40858</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236543" calcext:value-type="float">
            <text:p>236543</text:p>
          </table:table-cell>
          <table:table-cell office:value-type="float" office:value="0" calcext:value-type="float">
            <text:p>0</text:p>
          </table:table-cell>
          <table:table-cell office:value-type="float" office:value="1191110" calcext:value-type="float">
            <text:p>1191110</text:p>
          </table:table-cell>
          <table:table-cell office:value-type="float" office:value="76794" calcext:value-type="float">
            <text:p>76794</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97185" calcext:value-type="float">
            <text:p>297185</text:p>
          </table:table-cell>
          <table:table-cell office:value-type="float" office:value="0" calcext:value-type="float">
            <text:p>0</text:p>
          </table:table-cell>
          <table:table-cell office:value-type="float" office:value="1572667" calcext:value-type="float">
            <text:p>1572667</text:p>
          </table:table-cell>
          <table:table-cell office:value-type="float" office:value="135715" calcext:value-type="float">
            <text:p>135715</text:p>
          </table:table-cell>
          <table:table-cell office:value-type="string" calcext:value-type="string">
            <text:p>Hey thats so informative and amazing, could you give more details?</text:p>
          </table:table-cell>
          <table:table-cell/>
        </table:table-row>
        <table:table-row table:style-name="ro1">
          <table:table-cell office:value-type="float" office:value="301039" calcext:value-type="float">
            <text:p>301039</text:p>
          </table:table-cell>
          <table:table-cell office:value-type="float" office:value="0" calcext:value-type="float">
            <text:p>0</text:p>
          </table:table-cell>
          <table:table-cell office:value-type="float" office:value="1589573" calcext:value-type="float">
            <text:p>1589573</text:p>
          </table:table-cell>
          <table:table-cell office:value-type="float" office:value="85110" calcext:value-type="float">
            <text:p>85110</text:p>
          </table:table-cell>
          <table:table-cell office:value-type="string" calcext:value-type="string">
            <text:p>wow..wonderful..</text:p>
          </table:table-cell>
          <table:table-cell/>
        </table:table-row>
        <table:table-row table:style-name="ro1">
          <table:table-cell office:value-type="float" office:value="388265" calcext:value-type="float">
            <text:p>388265</text:p>
          </table:table-cell>
          <table:table-cell office:value-type="float" office:value="0" calcext:value-type="float">
            <text:p>0</text:p>
          </table:table-cell>
          <table:table-cell office:value-type="float" office:value="2269162" calcext:value-type="float">
            <text:p>2269162</text:p>
          </table:table-cell>
          <table:table-cell office:value-type="float" office:value="102966" calcext:value-type="float">
            <text:p>102966</text:p>
          </table:table-cell>
          <table:table-cell office:value-type="string" calcext:value-type="string">
            <text:p>But the thing ....is ..u don't need any makeups....?.......nice work....☺️</text:p>
          </table:table-cell>
          <table:table-cell/>
        </table:table-row>
        <table:table-row table:style-name="ro1">
          <table:table-cell office:value-type="float" office:value="395701" calcext:value-type="float">
            <text:p>395701</text:p>
          </table:table-cell>
          <table:table-cell office:value-type="float" office:value="0" calcext:value-type="float">
            <text:p>0</text:p>
          </table:table-cell>
          <table:table-cell office:value-type="float" office:value="2270614" calcext:value-type="float">
            <text:p>2270614</text:p>
          </table:table-cell>
          <table:table-cell office:value-type="float" office:value="875" calcext:value-type="float">
            <text:p>875</text:p>
          </table:table-cell>
          <table:table-cell office:value-type="string" calcext:value-type="string">
            <text:p>It really is time consuming!</text:p>
          </table:table-cell>
          <table:table-cell/>
        </table:table-row>
        <table:table-row table:style-name="ro1">
          <table:table-cell office:value-type="float" office:value="401620" calcext:value-type="float">
            <text:p>401620</text:p>
          </table:table-cell>
          <table:table-cell office:value-type="float" office:value="0" calcext:value-type="float">
            <text:p>0</text:p>
          </table:table-cell>
          <table:table-cell office:value-type="float" office:value="1762378" calcext:value-type="float">
            <text:p>1762378</text:p>
          </table:table-cell>
          <table:table-cell office:value-type="float" office:value="12082" calcext:value-type="float">
            <text:p>12082</text:p>
          </table:table-cell>
          <table:table-cell office:value-type="string" calcext:value-type="string">
            <text:p>AMAZING </text:p>
          </table:table-cell>
          <table:table-cell/>
        </table:table-row>
        <table:table-row table:style-name="ro1">
          <table:table-cell office:value-type="float" office:value="444779" calcext:value-type="float">
            <text:p>444779</text:p>
          </table:table-cell>
          <table:table-cell office:value-type="float" office:value="0" calcext:value-type="float">
            <text:p>0</text:p>
          </table:table-cell>
          <table:table-cell office:value-type="float" office:value="2378167" calcext:value-type="float">
            <text:p>2378167</text:p>
          </table:table-cell>
          <table:table-cell office:value-type="float" office:value="1764315" calcext:value-type="float">
            <text:p>1764315</text:p>
          </table:table-cell>
          <table:table-cell office:value-type="string" calcext:value-type="string">
            <text:p>Nice</text:p>
          </table:table-cell>
          <table:table-cell/>
        </table:table-row>
        <table:table-row table:style-name="ro1">
          <table:table-cell office:value-type="float" office:value="7305" calcext:value-type="float">
            <text:p>7305</text:p>
          </table:table-cell>
          <table:table-cell office:value-type="float" office:value="97902" calcext:value-type="float">
            <text:p>97902</text:p>
          </table:table-cell>
          <table:table-cell office:value-type="float" office:value="0" calcext:value-type="float">
            <text:p>0</text:p>
          </table:table-cell>
          <table:table-cell office:value-type="float" office:value="61655" calcext:value-type="float">
            <text:p>61655</text:p>
          </table:table-cell>
          <table:table-cell office:value-type="string" calcext:value-type="string">
            <text:p>Ohhh what a view</text:p>
          </table:table-cell>
          <table:table-cell/>
        </table:table-row>
        <table:table-row table:style-name="ro1">
          <table:table-cell office:value-type="float" office:value="198395" calcext:value-type="float">
            <text:p>198395</text:p>
          </table:table-cell>
          <table:table-cell office:value-type="float" office:value="0" calcext:value-type="float">
            <text:p>0</text:p>
          </table:table-cell>
          <table:table-cell office:value-type="float" office:value="1025545" calcext:value-type="float">
            <text:p>1025545</text:p>
          </table:table-cell>
          <table:table-cell office:value-type="float" office:value="309490" calcext:value-type="float">
            <text:p>309490</text:p>
          </table:table-cell>
          <table:table-cell office:value-type="string" calcext:value-type="string">
            <text:p>[[@87521]] <text:s/>..soon I ll upload some</text:p>
          </table:table-cell>
          <table:table-cell/>
        </table:table-row>
        <table:table-row table:style-name="ro1">
          <table:table-cell office:value-type="float" office:value="305097" calcext:value-type="float">
            <text:p>305097</text:p>
          </table:table-cell>
          <table:table-cell office:value-type="float" office:value="0" calcext:value-type="float">
            <text:p>0</text:p>
          </table:table-cell>
          <table:table-cell office:value-type="float" office:value="1611490" calcext:value-type="float">
            <text:p>1611490</text:p>
          </table:table-cell>
          <table:table-cell office:value-type="float" office:value="496231" calcext:value-type="float">
            <text:p>496231</text:p>
          </table:table-cell>
          <table:table-cell office:value-type="string" calcext:value-type="string">
            <text:p>Yes I do have! Would love to share</text:p>
          </table:table-cell>
          <table:table-cell/>
        </table:table-row>
        <table:table-row table:style-name="ro1">
          <table:table-cell office:value-type="float" office:value="333773" calcext:value-type="float">
            <text:p>333773</text:p>
          </table:table-cell>
          <table:table-cell office:value-type="float" office:value="0" calcext:value-type="float">
            <text:p>0</text:p>
          </table:table-cell>
          <table:table-cell office:value-type="float" office:value="1782116" calcext:value-type="float">
            <text:p>1782116</text:p>
          </table:table-cell>
          <table:table-cell office:value-type="float" office:value="86535" calcext:value-type="float">
            <text:p>86535</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349839" calcext:value-type="float">
            <text:p>349839</text:p>
          </table:table-cell>
          <table:table-cell office:value-type="float" office:value="0" calcext:value-type="float">
            <text:p>0</text:p>
          </table:table-cell>
          <table:table-cell office:value-type="float" office:value="1873004" calcext:value-type="float">
            <text:p>1873004</text:p>
          </table:table-cell>
          <table:table-cell office:value-type="float" office:value="419122" calcext:value-type="float">
            <text:p>419122</text:p>
          </table:table-cell>
          <table:table-cell office:value-type="string" calcext:value-type="string">
            <text:p>[[@88465]] sorry brother I don't know the exact best time to visit there. It might be November to Feb to see the snowfall there....</text:p>
          </table:table-cell>
          <table:table-cell/>
        </table:table-row>
        <table:table-row table:style-name="ro1">
          <table:table-cell office:value-type="float" office:value="350282" calcext:value-type="float">
            <text:p>350282</text:p>
          </table:table-cell>
          <table:table-cell office:value-type="float" office:value="0" calcext:value-type="float">
            <text:p>0</text:p>
          </table:table-cell>
          <table:table-cell office:value-type="float" office:value="1884979" calcext:value-type="float">
            <text:p>1884979</text:p>
          </table:table-cell>
          <table:table-cell office:value-type="float" office:value="85217" calcext:value-type="float">
            <text:p>85217</text:p>
          </table:table-cell>
          <table:table-cell office:value-type="string" calcext:value-type="string">
            <text:p>i'm so trying this sometime, do you have more experiences?</text:p>
          </table:table-cell>
          <table:table-cell/>
        </table:table-row>
        <table:table-row table:style-name="ro1">
          <table:table-cell office:value-type="float" office:value="384999" calcext:value-type="float">
            <text:p>384999</text:p>
          </table:table-cell>
          <table:table-cell office:value-type="float" office:value="0" calcext:value-type="float">
            <text:p>0</text:p>
          </table:table-cell>
          <table:table-cell office:value-type="float" office:value="800999" calcext:value-type="float">
            <text:p>800999</text:p>
          </table:table-cell>
          <table:table-cell office:value-type="float" office:value="880032" calcext:value-type="float">
            <text:p>880032</text:p>
          </table:table-cell>
          <table:table-cell office:value-type="string" calcext:value-type="string">
            <text:p>It's a great place</text:p>
          </table:table-cell>
          <table:table-cell/>
        </table:table-row>
        <table:table-row table:style-name="ro1">
          <table:table-cell office:value-type="float" office:value="389923" calcext:value-type="float">
            <text:p>389923</text:p>
          </table:table-cell>
          <table:table-cell office:value-type="float" office:value="0" calcext:value-type="float">
            <text:p>0</text:p>
          </table:table-cell>
          <table:table-cell office:value-type="float" office:value="2257450" calcext:value-type="float">
            <text:p>2257450</text:p>
          </table:table-cell>
          <table:table-cell office:value-type="float" office:value="927476" calcext:value-type="float">
            <text:p>927476</text:p>
          </table:table-cell>
          <table:table-cell office:value-type="string" calcext:value-type="string">
            <text:p>Wooow</text:p>
          </table:table-cell>
          <table:table-cell/>
        </table:table-row>
        <table:table-row table:style-name="ro1">
          <table:table-cell office:value-type="float" office:value="25922" calcext:value-type="float">
            <text:p>25922</text:p>
          </table:table-cell>
          <table:table-cell office:value-type="float" office:value="0" calcext:value-type="float">
            <text:p>0</text:p>
          </table:table-cell>
          <table:table-cell office:value-type="float" office:value="600608" calcext:value-type="float">
            <text:p>600608</text:p>
          </table:table-cell>
          <table:table-cell office:value-type="float" office:value="87624" calcext:value-type="float">
            <text:p>87624</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40050" calcext:value-type="float">
            <text:p>40050</text:p>
          </table:table-cell>
          <table:table-cell office:value-type="float" office:value="0" calcext:value-type="float">
            <text:p>0</text:p>
          </table:table-cell>
          <table:table-cell office:value-type="float" office:value="629533" calcext:value-type="float">
            <text:p>629533</text:p>
          </table:table-cell>
          <table:table-cell office:value-type="float" office:value="188137" calcext:value-type="float">
            <text:p>188137</text:p>
          </table:table-cell>
          <table:table-cell office:value-type="string" calcext:value-type="string">
            <text:p>Thanks</text:p>
          </table:table-cell>
          <table:table-cell/>
        </table:table-row>
        <table:table-row table:style-name="ro1">
          <table:table-cell office:value-type="float" office:value="66469" calcext:value-type="float">
            <text:p>66469</text:p>
          </table:table-cell>
          <table:table-cell office:value-type="float" office:value="0" calcext:value-type="float">
            <text:p>0</text:p>
          </table:table-cell>
          <table:table-cell office:value-type="float" office:value="694632" calcext:value-type="float">
            <text:p>694632</text:p>
          </table:table-cell>
          <table:table-cell office:value-type="float" office:value="77306" calcext:value-type="float">
            <text:p>77306</text:p>
          </table:table-cell>
          <table:table-cell office:value-type="string" calcext:value-type="string">
            <text:p>The pictures are so vivid it almost makes me want to visit there myself, but there's no details to it! wish to see some the next time!</text:p>
          </table:table-cell>
          <table:table-cell/>
        </table:table-row>
        <table:table-row table:style-name="ro1">
          <table:table-cell office:value-type="float" office:value="202416" calcext:value-type="float">
            <text:p>202416</text:p>
          </table:table-cell>
          <table:table-cell office:value-type="float" office:value="0" calcext:value-type="float">
            <text:p>0</text:p>
          </table:table-cell>
          <table:table-cell office:value-type="float" office:value="923880" calcext:value-type="float">
            <text:p>923880</text:p>
          </table:table-cell>
          <table:table-cell office:value-type="float" office:value="122" calcext:value-type="float">
            <text:p>122</text:p>
          </table:table-cell>
          <table:table-cell office:value-type="string" calcext:value-type="string">
            <text:p>[[@1]]</text:p>
          </table:table-cell>
          <table:table-cell/>
        </table:table-row>
        <table:table-row table:style-name="ro1">
          <table:table-cell office:value-type="float" office:value="403600" calcext:value-type="float">
            <text:p>403600</text:p>
          </table:table-cell>
          <table:table-cell office:value-type="float" office:value="0" calcext:value-type="float">
            <text:p>0</text:p>
          </table:table-cell>
          <table:table-cell office:value-type="float" office:value="2281802" calcext:value-type="float">
            <text:p>2281802</text:p>
          </table:table-cell>
          <table:table-cell office:value-type="float" office:value="1077876" calcext:value-type="float">
            <text:p>1077876</text:p>
          </table:table-cell>
          <table:table-cell office:value-type="string" calcext:value-type="string">
            <text:p>Hi</text:p>
          </table:table-cell>
          <table:table-cell/>
        </table:table-row>
        <table:table-row table:style-name="ro1">
          <table:table-cell office:value-type="float" office:value="406258" calcext:value-type="float">
            <text:p>406258</text:p>
          </table:table-cell>
          <table:table-cell office:value-type="float" office:value="0" calcext:value-type="float">
            <text:p>0</text:p>
          </table:table-cell>
          <table:table-cell office:value-type="float" office:value="2307130" calcext:value-type="float">
            <text:p>2307130</text:p>
          </table:table-cell>
          <table:table-cell office:value-type="float" office:value="822926" calcext:value-type="float">
            <text:p>822926</text:p>
          </table:table-cell>
          <table:table-cell office:value-type="string" calcext:value-type="string">
            <text:p>[[@1111936]] thankyou please follow me for more content</text:p>
          </table:table-cell>
          <table:table-cell/>
        </table:table-row>
        <table:table-row table:style-name="ro1">
          <table:table-cell office:value-type="float" office:value="7159" calcext:value-type="float">
            <text:p>7159</text:p>
          </table:table-cell>
          <table:table-cell office:value-type="float" office:value="89088" calcext:value-type="float">
            <text:p>89088</text:p>
          </table:table-cell>
          <table:table-cell office:value-type="float" office:value="0" calcext:value-type="float">
            <text:p>0</text:p>
          </table:table-cell>
          <table:table-cell office:value-type="float" office:value="67895" calcext:value-type="float">
            <text:p>67895</text:p>
          </table:table-cell>
          <table:table-cell office:value-type="string" calcext:value-type="string">
            <text:p>All are available after 9pm?</text:p>
          </table:table-cell>
          <table:table-cell/>
        </table:table-row>
        <table:table-row table:style-name="ro1">
          <table:table-cell office:value-type="float" office:value="42435" calcext:value-type="float">
            <text:p>42435</text:p>
          </table:table-cell>
          <table:table-cell office:value-type="float" office:value="0" calcext:value-type="float">
            <text:p>0</text:p>
          </table:table-cell>
          <table:table-cell office:value-type="float" office:value="637737" calcext:value-type="float">
            <text:p>637737</text:p>
          </table:table-cell>
          <table:table-cell office:value-type="float" office:value="190581" calcext:value-type="float">
            <text:p>190581</text:p>
          </table:table-cell>
          <table:table-cell office:value-type="string" calcext:value-type="string">
            <text:p>[[@39515]] thank yu ?</text:p>
          </table:table-cell>
          <table:table-cell/>
        </table:table-row>
        <table:table-row table:style-name="ro1">
          <table:table-cell office:value-type="float" office:value="194790" calcext:value-type="float">
            <text:p>194790</text:p>
          </table:table-cell>
          <table:table-cell office:value-type="float" office:value="0" calcext:value-type="float">
            <text:p>0</text:p>
          </table:table-cell>
          <table:table-cell office:value-type="float" office:value="1007325" calcext:value-type="float">
            <text:p>1007325</text:p>
          </table:table-cell>
          <table:table-cell office:value-type="float" office:value="303772" calcext:value-type="float">
            <text:p>303772</text:p>
          </table:table-cell>
          <table:table-cell office:value-type="string" calcext:value-type="string">
            <text:p>Yep vinay thx dude</text:p>
          </table:table-cell>
          <table:table-cell/>
        </table:table-row>
        <table:table-row table:style-name="ro1">
          <table:table-cell office:value-type="float" office:value="256693" calcext:value-type="float">
            <text:p>256693</text:p>
          </table:table-cell>
          <table:table-cell office:value-type="float" office:value="0" calcext:value-type="float">
            <text:p>0</text:p>
          </table:table-cell>
          <table:table-cell office:value-type="float" office:value="1319791" calcext:value-type="float">
            <text:p>1319791</text:p>
          </table:table-cell>
          <table:table-cell office:value-type="float" office:value="375218" calcext:value-type="float">
            <text:p>375218</text:p>
          </table:table-cell>
          <table:table-cell office:value-type="string" calcext:value-type="string">
            <text:p>Ok.. let me tell you where this is.. "Rajahmundry-533105" situated in Andhra Pradesh,India... ?</text:p>
          </table:table-cell>
          <table:table-cell/>
        </table:table-row>
        <table:table-row table:style-name="ro1">
          <table:table-cell office:value-type="float" office:value="298454" calcext:value-type="float">
            <text:p>298454</text:p>
          </table:table-cell>
          <table:table-cell office:value-type="float" office:value="0" calcext:value-type="float">
            <text:p>0</text:p>
          </table:table-cell>
          <table:table-cell office:value-type="float" office:value="1579195" calcext:value-type="float">
            <text:p>1579195</text:p>
          </table:table-cell>
          <table:table-cell office:value-type="float" office:value="486291" calcext:value-type="float">
            <text:p>486291</text:p>
          </table:table-cell>
          <table:table-cell office:value-type="string" calcext:value-type="string">
            <text:p>[[@44522]] <text:s/>I'll post one soon !!</text:p>
          </table:table-cell>
          <table:table-cell/>
        </table:table-row>
        <table:table-row table:style-name="ro1">
          <table:table-cell office:value-type="float" office:value="385301" calcext:value-type="float">
            <text:p>385301</text:p>
          </table:table-cell>
          <table:table-cell office:value-type="float" office:value="0" calcext:value-type="float">
            <text:p>0</text:p>
          </table:table-cell>
          <table:table-cell office:value-type="float" office:value="1769488" calcext:value-type="float">
            <text:p>1769488</text:p>
          </table:table-cell>
          <table:table-cell office:value-type="float" office:value="345243" calcext:value-type="float">
            <text:p>345243</text:p>
          </table:table-cell>
          <table:table-cell office:value-type="string" calcext:value-type="string">
            <text:p>Nice view</text:p>
          </table:table-cell>
          <table:table-cell/>
        </table:table-row>
        <table:table-row table:style-name="ro1">
          <table:table-cell office:value-type="float" office:value="416157" calcext:value-type="float">
            <text:p>416157</text:p>
          </table:table-cell>
          <table:table-cell office:value-type="float" office:value="0" calcext:value-type="float">
            <text:p>0</text:p>
          </table:table-cell>
          <table:table-cell office:value-type="float" office:value="2352655" calcext:value-type="float">
            <text:p>2352655</text:p>
          </table:table-cell>
          <table:table-cell office:value-type="float" office:value="13540" calcext:value-type="float">
            <text:p>13540</text:p>
          </table:table-cell>
          <table:table-cell office:value-type="string" calcext:value-type="string">
            <text:p>good</text:p>
          </table:table-cell>
          <table:table-cell/>
        </table:table-row>
        <table:table-row table:style-name="ro1">
          <table:table-cell office:value-type="float" office:value="440793" calcext:value-type="float">
            <text:p>440793</text:p>
          </table:table-cell>
          <table:table-cell office:value-type="float" office:value="0" calcext:value-type="float">
            <text:p>0</text:p>
          </table:table-cell>
          <table:table-cell office:value-type="float" office:value="2419533" calcext:value-type="float">
            <text:p>2419533</text:p>
          </table:table-cell>
          <table:table-cell office:value-type="float" office:value="1661481" calcext:value-type="float">
            <text:p>1661481</text:p>
          </table:table-cell>
          <table:table-cell office:value-type="string" calcext:value-type="string">
            <text:p>Nice</text:p>
          </table:table-cell>
          <table:table-cell/>
        </table:table-row>
        <table:table-row table:style-name="ro1">
          <table:table-cell office:value-type="float" office:value="12383" calcext:value-type="float">
            <text:p>12383</text:p>
          </table:table-cell>
          <table:table-cell office:value-type="float" office:value="0" calcext:value-type="float">
            <text:p>0</text:p>
          </table:table-cell>
          <table:table-cell office:value-type="float" office:value="431536" calcext:value-type="float">
            <text:p>431536</text:p>
          </table:table-cell>
          <table:table-cell office:value-type="float" office:value="6664" calcext:value-type="float">
            <text:p>6664</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22563" calcext:value-type="float">
            <text:p>22563</text:p>
          </table:table-cell>
          <table:table-cell office:value-type="float" office:value="0" calcext:value-type="float">
            <text:p>0</text:p>
          </table:table-cell>
          <table:table-cell office:value-type="float" office:value="592955" calcext:value-type="float">
            <text:p>592955</text:p>
          </table:table-cell>
          <table:table-cell office:value-type="float" office:value="177348" calcext:value-type="float">
            <text:p>177348</text:p>
          </table:table-cell>
          <table:table-cell office:value-type="string" calcext:value-type="string">
            <text:p>[[@87079]] ty brdr nd will try to improve next tym</text:p>
          </table:table-cell>
          <table:table-cell/>
        </table:table-row>
        <table:table-row table:style-name="ro1">
          <table:table-cell office:value-type="float" office:value="25246" calcext:value-type="float">
            <text:p>25246</text:p>
          </table:table-cell>
          <table:table-cell office:value-type="float" office:value="0" calcext:value-type="float">
            <text:p>0</text:p>
          </table:table-cell>
          <table:table-cell office:value-type="float" office:value="542719" calcext:value-type="float">
            <text:p>542719</text:p>
          </table:table-cell>
          <table:table-cell office:value-type="float" office:value="136006" calcext:value-type="float">
            <text:p>136006</text:p>
          </table:table-cell>
          <table:table-cell office:value-type="string" calcext:value-type="string">
            <text:p>Your title is my new catchphrase!</text:p>
          </table:table-cell>
          <table:table-cell/>
        </table:table-row>
        <table:table-row table:style-name="ro1">
          <table:table-cell office:value-type="float" office:value="53809" calcext:value-type="float">
            <text:p>53809</text:p>
          </table:table-cell>
          <table:table-cell office:value-type="float" office:value="0" calcext:value-type="float">
            <text:p>0</text:p>
          </table:table-cell>
          <table:table-cell office:value-type="float" office:value="664950" calcext:value-type="float">
            <text:p>664950</text:p>
          </table:table-cell>
          <table:table-cell office:value-type="float" office:value="198562" calcext:value-type="float">
            <text:p>198562</text:p>
          </table:table-cell>
          <table:table-cell office:value-type="string" calcext:value-type="string">
            <text:p>[[@86164]] thanks</text:p>
          </table:table-cell>
          <table:table-cell/>
        </table:table-row>
        <table:table-row table:style-name="ro1">
          <table:table-cell office:value-type="float" office:value="54538" calcext:value-type="float">
            <text:p>54538</text:p>
          </table:table-cell>
          <table:table-cell office:value-type="float" office:value="0" calcext:value-type="float">
            <text:p>0</text:p>
          </table:table-cell>
          <table:table-cell office:value-type="float" office:value="666461" calcext:value-type="float">
            <text:p>666461</text:p>
          </table:table-cell>
          <table:table-cell office:value-type="float" office:value="50505" calcext:value-type="float">
            <text:p>50505</text:p>
          </table:table-cell>
          <table:table-cell office:value-type="string" calcext:value-type="string">
            <text:p>mast content h</text:p>
          </table:table-cell>
          <table:table-cell/>
        </table:table-row>
        <table:table-row table:style-name="ro1">
          <table:table-cell office:value-type="float" office:value="62921" calcext:value-type="float">
            <text:p>62921</text:p>
          </table:table-cell>
          <table:table-cell office:value-type="float" office:value="0" calcext:value-type="float">
            <text:p>0</text:p>
          </table:table-cell>
          <table:table-cell office:value-type="float" office:value="685325" calcext:value-type="float">
            <text:p>685325</text:p>
          </table:table-cell>
          <table:table-cell office:value-type="float" office:value="48438" calcext:value-type="float">
            <text:p>48438</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23933" calcext:value-type="float">
            <text:p>123933</text:p>
          </table:table-cell>
          <table:table-cell office:value-type="float" office:value="0" calcext:value-type="float">
            <text:p>0</text:p>
          </table:table-cell>
          <table:table-cell office:value-type="float" office:value="823765" calcext:value-type="float">
            <text:p>823765</text:p>
          </table:table-cell>
          <table:table-cell office:value-type="float" office:value="80113" calcext:value-type="float">
            <text:p>80113</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157530" calcext:value-type="float">
            <text:p>157530</text:p>
          </table:table-cell>
          <table:table-cell office:value-type="float" office:value="0" calcext:value-type="float">
            <text:p>0</text:p>
          </table:table-cell>
          <table:table-cell office:value-type="float" office:value="909455" calcext:value-type="float">
            <text:p>909455</text:p>
          </table:table-cell>
          <table:table-cell office:value-type="float" office:value="78747" calcext:value-type="float">
            <text:p>78747</text:p>
          </table:table-cell>
          <table:table-cell office:value-type="string" calcext:value-type="string">
            <text:p>Loved your trail, keep pushing! <text:s/>??</text:p>
          </table:table-cell>
          <table:table-cell/>
        </table:table-row>
        <table:table-row table:style-name="ro1">
          <table:table-cell office:value-type="float" office:value="199253" calcext:value-type="float">
            <text:p>199253</text:p>
          </table:table-cell>
          <table:table-cell office:value-type="float" office:value="592103" calcext:value-type="float">
            <text:p>592103</text:p>
          </table:table-cell>
          <table:table-cell office:value-type="float" office:value="0" calcext:value-type="float">
            <text:p>0</text:p>
          </table:table-cell>
          <table:table-cell office:value-type="float" office:value="294972" calcext:value-type="float">
            <text:p>294972</text:p>
          </table:table-cell>
          <table:table-cell office:value-type="string" calcext:value-type="string">
            <text:p>Superb. Well done. )</text:p>
          </table:table-cell>
          <table:table-cell/>
        </table:table-row>
        <table:table-row table:style-name="ro1">
          <table:table-cell office:value-type="float" office:value="254058" calcext:value-type="float">
            <text:p>254058</text:p>
          </table:table-cell>
          <table:table-cell office:value-type="float" office:value="0" calcext:value-type="float">
            <text:p>0</text:p>
          </table:table-cell>
          <table:table-cell office:value-type="float" office:value="1302166" calcext:value-type="float">
            <text:p>1302166</text:p>
          </table:table-cell>
          <table:table-cell office:value-type="float" office:value="79825" calcext:value-type="float">
            <text:p>79825</text:p>
          </table:table-cell>
          <table:table-cell office:value-type="string" calcext:value-type="string">
            <text:p>loved your stories! wondering what your next trail would be?</text:p>
          </table:table-cell>
          <table:table-cell/>
        </table:table-row>
        <table:table-row table:style-name="ro1">
          <table:table-cell office:value-type="float" office:value="277595" calcext:value-type="float">
            <text:p>277595</text:p>
          </table:table-cell>
          <table:table-cell office:value-type="float" office:value="0" calcext:value-type="float">
            <text:p>0</text:p>
          </table:table-cell>
          <table:table-cell office:value-type="float" office:value="1453312" calcext:value-type="float">
            <text:p>1453312</text:p>
          </table:table-cell>
          <table:table-cell office:value-type="float" office:value="83076" calcext:value-type="float">
            <text:p>83076</text:p>
          </table:table-cell>
          <table:table-cell office:value-type="string" calcext:value-type="string">
            <text:p>masttt!!</text:p>
          </table:table-cell>
          <table:table-cell/>
        </table:table-row>
        <table:table-row table:style-name="ro1">
          <table:table-cell office:value-type="float" office:value="304719" calcext:value-type="float">
            <text:p>304719</text:p>
          </table:table-cell>
          <table:table-cell office:value-type="float" office:value="0" calcext:value-type="float">
            <text:p>0</text:p>
          </table:table-cell>
          <table:table-cell office:value-type="float" office:value="1609726" calcext:value-type="float">
            <text:p>1609726</text:p>
          </table:table-cell>
          <table:table-cell office:value-type="float" office:value="83696" calcext:value-type="float">
            <text:p>83696</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363435" calcext:value-type="float">
            <text:p>363435</text:p>
          </table:table-cell>
          <table:table-cell office:value-type="float" office:value="0" calcext:value-type="float">
            <text:p>0</text:p>
          </table:table-cell>
          <table:table-cell office:value-type="float" office:value="2081611" calcext:value-type="float">
            <text:p>2081611</text:p>
          </table:table-cell>
          <table:table-cell office:value-type="float" office:value="79591" calcext:value-type="float">
            <text:p>79591</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93707" calcext:value-type="float">
            <text:p>393707</text:p>
          </table:table-cell>
          <table:table-cell office:value-type="float" office:value="0" calcext:value-type="float">
            <text:p>0</text:p>
          </table:table-cell>
          <table:table-cell office:value-type="float" office:value="2276639" calcext:value-type="float">
            <text:p>2276639</text:p>
          </table:table-cell>
          <table:table-cell office:value-type="float" office:value="951659" calcext:value-type="float">
            <text:p>951659</text:p>
          </table:table-cell>
          <table:table-cell office:value-type="string" calcext:value-type="string">
            <text:p>Mouth watering</text:p>
          </table:table-cell>
          <table:table-cell/>
        </table:table-row>
        <table:table-row table:style-name="ro1">
          <table:table-cell office:value-type="float" office:value="450601" calcext:value-type="float">
            <text:p>450601</text:p>
          </table:table-cell>
          <table:table-cell office:value-type="float" office:value="0" calcext:value-type="float">
            <text:p>0</text:p>
          </table:table-cell>
          <table:table-cell office:value-type="float" office:value="2333533" calcext:value-type="float">
            <text:p>2333533</text:p>
          </table:table-cell>
          <table:table-cell office:value-type="float" office:value="1896058" calcext:value-type="float">
            <text:p>1896058</text:p>
          </table:table-cell>
          <table:table-cell office:value-type="string" calcext:value-type="string">
            <text:p>nice bro</text:p>
          </table:table-cell>
          <table:table-cell/>
        </table:table-row>
        <table:table-row table:style-name="ro1">
          <table:table-cell office:value-type="float" office:value="83978" calcext:value-type="float">
            <text:p>83978</text:p>
          </table:table-cell>
          <table:table-cell office:value-type="float" office:value="0" calcext:value-type="float">
            <text:p>0</text:p>
          </table:table-cell>
          <table:table-cell office:value-type="float" office:value="90817" calcext:value-type="float">
            <text:p>90817</text:p>
          </table:table-cell>
          <table:table-cell office:value-type="float" office:value="136042" calcext:value-type="float">
            <text:p>13604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12503" calcext:value-type="float">
            <text:p>112503</text:p>
          </table:table-cell>
          <table:table-cell office:value-type="float" office:value="0" calcext:value-type="float">
            <text:p>0</text:p>
          </table:table-cell>
          <table:table-cell office:value-type="float" office:value="804708" calcext:value-type="float">
            <text:p>804708</text:p>
          </table:table-cell>
          <table:table-cell office:value-type="float" office:value="78126" calcext:value-type="float">
            <text:p>78126</text:p>
          </table:table-cell>
          <table:table-cell office:value-type="string" calcext:value-type="string">
            <text:p>Dum hai bhai!</text:p>
          </table:table-cell>
          <table:table-cell/>
        </table:table-row>
        <table:table-row table:style-name="ro1">
          <table:table-cell office:value-type="float" office:value="143823" calcext:value-type="float">
            <text:p>143823</text:p>
          </table:table-cell>
          <table:table-cell office:value-type="float" office:value="0" calcext:value-type="float">
            <text:p>0</text:p>
          </table:table-cell>
          <table:table-cell office:value-type="float" office:value="876196" calcext:value-type="float">
            <text:p>876196</text:p>
          </table:table-cell>
          <table:table-cell office:value-type="float" office:value="77940" calcext:value-type="float">
            <text:p>77940</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145179" calcext:value-type="float">
            <text:p>145179</text:p>
          </table:table-cell>
          <table:table-cell office:value-type="float" office:value="0" calcext:value-type="float">
            <text:p>0</text:p>
          </table:table-cell>
          <table:table-cell office:value-type="float" office:value="876608" calcext:value-type="float">
            <text:p>876608</text:p>
          </table:table-cell>
          <table:table-cell office:value-type="float" office:value="39755" calcext:value-type="float">
            <text:p>39755</text:p>
          </table:table-cell>
          <table:table-cell office:value-type="string" calcext:value-type="string">
            <text:p>Your content is so good, wonder why the followers count is low!</text:p>
          </table:table-cell>
          <table:table-cell/>
        </table:table-row>
        <table:table-row table:style-name="ro1">
          <table:table-cell office:value-type="float" office:value="152824" calcext:value-type="float">
            <text:p>152824</text:p>
          </table:table-cell>
          <table:table-cell office:value-type="float" office:value="0" calcext:value-type="float">
            <text:p>0</text:p>
          </table:table-cell>
          <table:table-cell office:value-type="float" office:value="894930" calcext:value-type="float">
            <text:p>894930</text:p>
          </table:table-cell>
          <table:table-cell office:value-type="float" office:value="80303" calcext:value-type="float">
            <text:p>80303</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179450" calcext:value-type="float">
            <text:p>179450</text:p>
          </table:table-cell>
          <table:table-cell office:value-type="float" office:value="0" calcext:value-type="float">
            <text:p>0</text:p>
          </table:table-cell>
          <table:table-cell office:value-type="float" office:value="195200" calcext:value-type="float">
            <text:p>195200</text:p>
          </table:table-cell>
          <table:table-cell office:value-type="float" office:value="85127" calcext:value-type="float">
            <text:p>8512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199331" calcext:value-type="float">
            <text:p>199331</text:p>
          </table:table-cell>
          <table:table-cell office:value-type="float" office:value="0" calcext:value-type="float">
            <text:p>0</text:p>
          </table:table-cell>
          <table:table-cell office:value-type="float" office:value="1033005" calcext:value-type="float">
            <text:p>1033005</text:p>
          </table:table-cell>
          <table:table-cell office:value-type="float" office:value="81254" calcext:value-type="float">
            <text:p>81254</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51898" calcext:value-type="float">
            <text:p>251898</text:p>
          </table:table-cell>
          <table:table-cell office:value-type="float" office:value="0" calcext:value-type="float">
            <text:p>0</text:p>
          </table:table-cell>
          <table:table-cell office:value-type="float" office:value="1285393" calcext:value-type="float">
            <text:p>1285393</text:p>
          </table:table-cell>
          <table:table-cell office:value-type="float" office:value="84244" calcext:value-type="float">
            <text:p>84244</text:p>
          </table:table-cell>
          <table:table-cell office:value-type="string" calcext:value-type="string">
            <text:p>Great trail ❤️</text:p>
          </table:table-cell>
          <table:table-cell/>
        </table:table-row>
        <table:table-row table:style-name="ro1">
          <table:table-cell office:value-type="float" office:value="300642" calcext:value-type="float">
            <text:p>300642</text:p>
          </table:table-cell>
          <table:table-cell office:value-type="float" office:value="0" calcext:value-type="float">
            <text:p>0</text:p>
          </table:table-cell>
          <table:table-cell office:value-type="float" office:value="1588093" calcext:value-type="float">
            <text:p>1588093</text:p>
          </table:table-cell>
          <table:table-cell office:value-type="float" office:value="40036" calcext:value-type="float">
            <text:p>40036</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420" calcext:value-type="float">
            <text:p>2420</text:p>
          </table:table-cell>
          <table:table-cell office:value-type="float" office:value="7635" calcext:value-type="float">
            <text:p>7635</text:p>
          </table:table-cell>
          <table:table-cell office:value-type="float" office:value="0" calcext:value-type="float">
            <text:p>0</text:p>
          </table:table-cell>
          <table:table-cell office:value-type="float" office:value="405" calcext:value-type="float">
            <text:p>405</text:p>
          </table:table-cell>
          <table:table-cell office:value-type="string" calcext:value-type="string">
            <text:p>Oh I love this lane :)</text:p>
          </table:table-cell>
          <table:table-cell/>
        </table:table-row>
        <table:table-row table:style-name="ro1">
          <table:table-cell office:value-type="float" office:value="4842" calcext:value-type="float">
            <text:p>4842</text:p>
          </table:table-cell>
          <table:table-cell office:value-type="float" office:value="53172" calcext:value-type="float">
            <text:p>53172</text:p>
          </table:table-cell>
          <table:table-cell office:value-type="float" office:value="0" calcext:value-type="float">
            <text:p>0</text:p>
          </table:table-cell>
          <table:table-cell office:value-type="float" office:value="22351" calcext:value-type="float">
            <text:p>22351</text:p>
          </table:table-cell>
          <table:table-cell office:value-type="string" calcext:value-type="string">
            <text:p>[[@1]] </text:p>
          </table:table-cell>
          <table:table-cell/>
        </table:table-row>
        <table:table-row table:style-name="ro1">
          <table:table-cell office:value-type="float" office:value="12796" calcext:value-type="float">
            <text:p>12796</text:p>
          </table:table-cell>
          <table:table-cell office:value-type="float" office:value="0" calcext:value-type="float">
            <text:p>0</text:p>
          </table:table-cell>
          <table:table-cell office:value-type="float" office:value="434375" calcext:value-type="float">
            <text:p>434375</text:p>
          </table:table-cell>
          <table:table-cell office:value-type="float" office:value="17013" calcext:value-type="float">
            <text:p>17013</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153594" calcext:value-type="float">
            <text:p>153594</text:p>
          </table:table-cell>
          <table:table-cell office:value-type="float" office:value="0" calcext:value-type="float">
            <text:p>0</text:p>
          </table:table-cell>
          <table:table-cell office:value-type="float" office:value="894650" calcext:value-type="float">
            <text:p>894650</text:p>
          </table:table-cell>
          <table:table-cell office:value-type="float" office:value="170305" calcext:value-type="float">
            <text:p>170305</text:p>
          </table:table-cell>
          <table:table-cell office:value-type="string" calcext:value-type="string">
            <text:p>Thank you all</text:p>
          </table:table-cell>
          <table:table-cell/>
        </table:table-row>
        <table:table-row table:style-name="ro1">
          <table:table-cell office:value-type="float" office:value="231419" calcext:value-type="float">
            <text:p>231419</text:p>
          </table:table-cell>
          <table:table-cell office:value-type="float" office:value="0" calcext:value-type="float">
            <text:p>0</text:p>
          </table:table-cell>
          <table:table-cell office:value-type="float" office:value="1178905" calcext:value-type="float">
            <text:p>1178905</text:p>
          </table:table-cell>
          <table:table-cell office:value-type="float" office:value="83145" calcext:value-type="float">
            <text:p>83145</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45747" calcext:value-type="float">
            <text:p>245747</text:p>
          </table:table-cell>
          <table:table-cell office:value-type="float" office:value="0" calcext:value-type="float">
            <text:p>0</text:p>
          </table:table-cell>
          <table:table-cell office:value-type="float" office:value="1233968" calcext:value-type="float">
            <text:p>1233968</text:p>
          </table:table-cell>
          <table:table-cell office:value-type="float" office:value="84277" calcext:value-type="float">
            <text:p>84277</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72159" calcext:value-type="float">
            <text:p>272159</text:p>
          </table:table-cell>
          <table:table-cell office:value-type="float" office:value="0" calcext:value-type="float">
            <text:p>0</text:p>
          </table:table-cell>
          <table:table-cell office:value-type="float" office:value="1421129" calcext:value-type="float">
            <text:p>1421129</text:p>
          </table:table-cell>
          <table:table-cell office:value-type="float" office:value="78133" calcext:value-type="float">
            <text:p>78133</text:p>
          </table:table-cell>
          <table:table-cell office:value-type="string" calcext:value-type="string">
            <text:p>i'm so trying this sometime, do you have more experiences?</text:p>
          </table:table-cell>
          <table:table-cell/>
        </table:table-row>
        <table:table-row table:style-name="ro1">
          <table:table-cell office:value-type="float" office:value="344370" calcext:value-type="float">
            <text:p>344370</text:p>
          </table:table-cell>
          <table:table-cell office:value-type="float" office:value="0" calcext:value-type="float">
            <text:p>0</text:p>
          </table:table-cell>
          <table:table-cell office:value-type="float" office:value="427221" calcext:value-type="float">
            <text:p>427221</text:p>
          </table:table-cell>
          <table:table-cell office:value-type="float" office:value="19547" calcext:value-type="float">
            <text:p>19547</text:p>
          </table:table-cell>
          <table:table-cell office:value-type="string" calcext:value-type="string">
            <text:p>hey</text:p>
          </table:table-cell>
          <table:table-cell/>
        </table:table-row>
        <table:table-row table:style-name="ro1">
          <table:table-cell office:value-type="float" office:value="363341" calcext:value-type="float">
            <text:p>363341</text:p>
          </table:table-cell>
          <table:table-cell office:value-type="float" office:value="0" calcext:value-type="float">
            <text:p>0</text:p>
          </table:table-cell>
          <table:table-cell office:value-type="float" office:value="2089164" calcext:value-type="float">
            <text:p>2089164</text:p>
          </table:table-cell>
          <table:table-cell office:value-type="float" office:value="84295" calcext:value-type="float">
            <text:p>84295</text:p>
          </table:table-cell>
          <table:table-cell office:value-type="string" calcext:value-type="string">
            <text:p>Hey what time of the year is best to visit this place?</text:p>
          </table:table-cell>
          <table:table-cell/>
        </table:table-row>
        <table:table-row table:style-name="ro1">
          <table:table-cell office:value-type="float" office:value="384628" calcext:value-type="float">
            <text:p>384628</text:p>
          </table:table-cell>
          <table:table-cell office:value-type="float" office:value="0" calcext:value-type="float">
            <text:p>0</text:p>
          </table:table-cell>
          <table:table-cell office:value-type="float" office:value="1538978" calcext:value-type="float">
            <text:p>1538978</text:p>
          </table:table-cell>
          <table:table-cell office:value-type="float" office:value="223069" calcext:value-type="float">
            <text:p>223069</text:p>
          </table:table-cell>
          <table:table-cell office:value-type="string" calcext:value-type="string">
            <text:p>Lusciousjourney</text:p>
          </table:table-cell>
          <table:table-cell/>
        </table:table-row>
        <table:table-row table:style-name="ro1">
          <table:table-cell office:value-type="float" office:value="386702" calcext:value-type="float">
            <text:p>386702</text:p>
          </table:table-cell>
          <table:table-cell office:value-type="float" office:value="0" calcext:value-type="float">
            <text:p>0</text:p>
          </table:table-cell>
          <table:table-cell office:value-type="float" office:value="2268653" calcext:value-type="float">
            <text:p>2268653</text:p>
          </table:table-cell>
          <table:table-cell office:value-type="float" office:value="885561" calcext:value-type="float">
            <text:p>885561</text:p>
          </table:table-cell>
          <table:table-cell office:value-type="string" calcext:value-type="string">
            <text:p>Looks so good!nn</text:p>
          </table:table-cell>
          <table:table-cell/>
        </table:table-row>
        <table:table-row table:style-name="ro1">
          <table:table-cell office:value-type="float" office:value="417047" calcext:value-type="float">
            <text:p>417047</text:p>
          </table:table-cell>
          <table:table-cell office:value-type="float" office:value="0" calcext:value-type="float">
            <text:p>0</text:p>
          </table:table-cell>
          <table:table-cell office:value-type="float" office:value="2294345" calcext:value-type="float">
            <text:p>2294345</text:p>
          </table:table-cell>
          <table:table-cell office:value-type="float" office:value="1938" calcext:value-type="float">
            <text:p>1938</text:p>
          </table:table-cell>
          <table:table-cell office:value-type="string" calcext:value-type="string">
            <text:p>khana sahi lag rha hai</text:p>
          </table:table-cell>
          <table:table-cell/>
        </table:table-row>
        <table:table-row table:style-name="ro1">
          <table:table-cell office:value-type="float" office:value="69442" calcext:value-type="float">
            <text:p>69442</text:p>
          </table:table-cell>
          <table:table-cell office:value-type="float" office:value="0" calcext:value-type="float">
            <text:p>0</text:p>
          </table:table-cell>
          <table:table-cell office:value-type="float" office:value="695682" calcext:value-type="float">
            <text:p>695682</text:p>
          </table:table-cell>
          <table:table-cell office:value-type="float" office:value="207491" calcext:value-type="float">
            <text:p>207491</text:p>
          </table:table-cell>
          <table:table-cell office:value-type="string" calcext:value-type="string">
            <text:p>[[@19686]] this is in Toronto... There place is called Mississauga...</text:p>
          </table:table-cell>
          <table:table-cell/>
        </table:table-row>
        <table:table-row table:style-name="ro1">
          <table:table-cell office:value-type="float" office:value="115065" calcext:value-type="float">
            <text:p>115065</text:p>
          </table:table-cell>
          <table:table-cell office:value-type="float" office:value="0" calcext:value-type="float">
            <text:p>0</text:p>
          </table:table-cell>
          <table:table-cell office:value-type="float" office:value="811452" calcext:value-type="float">
            <text:p>811452</text:p>
          </table:table-cell>
          <table:table-cell office:value-type="float" office:value="87588" calcext:value-type="float">
            <text:p>87588</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44087" calcext:value-type="float">
            <text:p>144087</text:p>
          </table:table-cell>
          <table:table-cell office:value-type="float" office:value="0" calcext:value-type="float">
            <text:p>0</text:p>
          </table:table-cell>
          <table:table-cell office:value-type="float" office:value="876202" calcext:value-type="float">
            <text:p>876202</text:p>
          </table:table-cell>
          <table:table-cell office:value-type="float" office:value="41720" calcext:value-type="float">
            <text:p>41720</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163870" calcext:value-type="float">
            <text:p>163870</text:p>
          </table:table-cell>
          <table:table-cell office:value-type="float" office:value="0" calcext:value-type="float">
            <text:p>0</text:p>
          </table:table-cell>
          <table:table-cell office:value-type="float" office:value="924778" calcext:value-type="float">
            <text:p>924778</text:p>
          </table:table-cell>
          <table:table-cell office:value-type="float" office:value="42771" calcext:value-type="float">
            <text:p>42771</text:p>
          </table:table-cell>
          <table:table-cell office:value-type="string" calcext:value-type="string">
            <text:p>Hey the trail is amazing, could you give some info?</text:p>
          </table:table-cell>
          <table:table-cell/>
        </table:table-row>
        <table:table-row table:style-name="ro1">
          <table:table-cell office:value-type="float" office:value="343272" calcext:value-type="float">
            <text:p>343272</text:p>
          </table:table-cell>
          <table:table-cell office:value-type="float" office:value="0" calcext:value-type="float">
            <text:p>0</text:p>
          </table:table-cell>
          <table:table-cell office:value-type="float" office:value="1833777" calcext:value-type="float">
            <text:p>1833777</text:p>
          </table:table-cell>
          <table:table-cell office:value-type="float" office:value="566085" calcext:value-type="float">
            <text:p>566085</text:p>
          </table:table-cell>
          <table:table-cell office:value-type="string" calcext:value-type="string">
            <text:p>Almost daily. It's just the start</text:p>
          </table:table-cell>
          <table:table-cell/>
        </table:table-row>
        <table:table-row table:style-name="ro1">
          <table:table-cell office:value-type="float" office:value="404286" calcext:value-type="float">
            <text:p>404286</text:p>
          </table:table-cell>
          <table:table-cell office:value-type="float" office:value="0" calcext:value-type="float">
            <text:p>0</text:p>
          </table:table-cell>
          <table:table-cell office:value-type="float" office:value="970352" calcext:value-type="float">
            <text:p>970352</text:p>
          </table:table-cell>
          <table:table-cell office:value-type="float" office:value="1074083" calcext:value-type="float">
            <text:p>1074083</text:p>
          </table:table-cell>
          <table:table-cell office:value-type="string" calcext:value-type="string">
            <text:p>Alhamdullilah</text:p>
          </table:table-cell>
          <table:table-cell/>
        </table:table-row>
        <table:table-row table:style-name="ro1">
          <table:table-cell office:value-type="float" office:value="416950" calcext:value-type="float">
            <text:p>416950</text:p>
          </table:table-cell>
          <table:table-cell office:value-type="float" office:value="0" calcext:value-type="float">
            <text:p>0</text:p>
          </table:table-cell>
          <table:table-cell office:value-type="float" office:value="2347589" calcext:value-type="float">
            <text:p>2347589</text:p>
          </table:table-cell>
          <table:table-cell office:value-type="float" office:value="13435" calcext:value-type="float">
            <text:p>13435</text:p>
          </table:table-cell>
          <table:table-cell office:value-type="string" calcext:value-type="string">
            <text:p>plz stabilize video litte bit</text:p>
          </table:table-cell>
          <table:table-cell/>
        </table:table-row>
        <table:table-row table:style-name="ro1">
          <table:table-cell office:value-type="float" office:value="417924" calcext:value-type="float">
            <text:p>417924</text:p>
          </table:table-cell>
          <table:table-cell office:value-type="float" office:value="0" calcext:value-type="float">
            <text:p>0</text:p>
          </table:table-cell>
          <table:table-cell office:value-type="float" office:value="2341295" calcext:value-type="float">
            <text:p>2341295</text:p>
          </table:table-cell>
          <table:table-cell office:value-type="float" office:value="11882" calcext:value-type="float">
            <text:p>11882</text:p>
          </table:table-cell>
          <table:table-cell office:value-type="string" calcext:value-type="string">
            <text:p>nice vlog</text:p>
          </table:table-cell>
          <table:table-cell/>
        </table:table-row>
        <table:table-row table:style-name="ro1">
          <table:table-cell office:value-type="float" office:value="4689" calcext:value-type="float">
            <text:p>4689</text:p>
          </table:table-cell>
          <table:table-cell office:value-type="float" office:value="48384" calcext:value-type="float">
            <text:p>48384</text:p>
          </table:table-cell>
          <table:table-cell office:value-type="float" office:value="0" calcext:value-type="float">
            <text:p>0</text:p>
          </table:table-cell>
          <table:table-cell office:value-type="float" office:value="33344" calcext:value-type="float">
            <text:p>33344</text:p>
          </table:table-cell>
          <table:table-cell office:value-type="string" calcext:value-type="string">
            <text:p>[[@1]]</text:p>
          </table:table-cell>
          <table:table-cell/>
        </table:table-row>
        <table:table-row table:style-name="ro1">
          <table:table-cell office:value-type="float" office:value="11059" calcext:value-type="float">
            <text:p>11059</text:p>
          </table:table-cell>
          <table:table-cell office:value-type="float" office:value="0" calcext:value-type="float">
            <text:p>0</text:p>
          </table:table-cell>
          <table:table-cell office:value-type="float" office:value="222841" calcext:value-type="float">
            <text:p>222841</text:p>
          </table:table-cell>
          <table:table-cell office:value-type="float" office:value="33" calcext:value-type="float">
            <text:p>33</text:p>
          </table:table-cell>
          <table:table-cell office:value-type="string" calcext:value-type="string">
            <text:p>Interesting! Try sharing your entire story. Please check my Bangalore-Sakleshpur-Mangalore.. trail, and let me know what do you think.</text:p>
          </table:table-cell>
          <table:table-cell/>
        </table:table-row>
        <table:table-row table:style-name="ro1">
          <table:table-cell office:value-type="float" office:value="42471" calcext:value-type="float">
            <text:p>42471</text:p>
          </table:table-cell>
          <table:table-cell office:value-type="float" office:value="0" calcext:value-type="float">
            <text:p>0</text:p>
          </table:table-cell>
          <table:table-cell office:value-type="float" office:value="638042" calcext:value-type="float">
            <text:p>638042</text:p>
          </table:table-cell>
          <table:table-cell office:value-type="float" office:value="190657" calcext:value-type="float">
            <text:p>190657</text:p>
          </table:table-cell>
          <table:table-cell office:value-type="string" calcext:value-type="string">
            <text:p>[[@19564]] any of the dslr would be good ...</text:p>
          </table:table-cell>
          <table:table-cell/>
        </table:table-row>
        <table:table-row table:style-name="ro1">
          <table:table-cell office:value-type="float" office:value="141874" calcext:value-type="float">
            <text:p>141874</text:p>
          </table:table-cell>
          <table:table-cell office:value-type="float" office:value="0" calcext:value-type="float">
            <text:p>0</text:p>
          </table:table-cell>
          <table:table-cell office:value-type="float" office:value="870866" calcext:value-type="float">
            <text:p>870866</text:p>
          </table:table-cell>
          <table:table-cell office:value-type="float" office:value="52720" calcext:value-type="float">
            <text:p>52720</text:p>
          </table:table-cell>
          <table:table-cell office:value-type="string" calcext:value-type="string">
            <text:p>As a person who is going to have to wait a long time to go here...could you share some videos of the place</text:p>
          </table:table-cell>
          <table:table-cell/>
        </table:table-row>
        <table:table-row table:style-name="ro1">
          <table:table-cell office:value-type="float" office:value="332106" calcext:value-type="float">
            <text:p>332106</text:p>
          </table:table-cell>
          <table:table-cell office:value-type="float" office:value="0" calcext:value-type="float">
            <text:p>0</text:p>
          </table:table-cell>
          <table:table-cell office:value-type="float" office:value="1772889" calcext:value-type="float">
            <text:p>1772889</text:p>
          </table:table-cell>
          <table:table-cell office:value-type="float" office:value="547661" calcext:value-type="float">
            <text:p>547661</text:p>
          </table:table-cell>
          <table:table-cell office:value-type="string" calcext:value-type="string">
            <text:p>Thanks</text:p>
          </table:table-cell>
          <table:table-cell/>
        </table:table-row>
        <table:table-row table:style-name="ro1">
          <table:table-cell office:value-type="float" office:value="41312" calcext:value-type="float">
            <text:p>41312</text:p>
          </table:table-cell>
          <table:table-cell office:value-type="float" office:value="0" calcext:value-type="float">
            <text:p>0</text:p>
          </table:table-cell>
          <table:table-cell office:value-type="float" office:value="637191" calcext:value-type="float">
            <text:p>637191</text:p>
          </table:table-cell>
          <table:table-cell office:value-type="float" office:value="120838" calcext:value-type="float">
            <text:p>120838</text:p>
          </table:table-cell>
          <table:table-cell office:value-type="string" calcext:value-type="string">
            <text:p>Cool, it's a beautiful place to visit. Truly called the city of marvellous lakes</text:p>
          </table:table-cell>
          <table:table-cell/>
        </table:table-row>
        <table:table-row table:style-name="ro1">
          <table:table-cell office:value-type="float" office:value="60173" calcext:value-type="float">
            <text:p>60173</text:p>
          </table:table-cell>
          <table:table-cell office:value-type="float" office:value="0" calcext:value-type="float">
            <text:p>0</text:p>
          </table:table-cell>
          <table:table-cell office:value-type="float" office:value="677759" calcext:value-type="float">
            <text:p>677759</text:p>
          </table:table-cell>
          <table:table-cell office:value-type="float" office:value="82306" calcext:value-type="float">
            <text:p>82306</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40095" calcext:value-type="float">
            <text:p>140095</text:p>
          </table:table-cell>
          <table:table-cell office:value-type="float" office:value="0" calcext:value-type="float">
            <text:p>0</text:p>
          </table:table-cell>
          <table:table-cell office:value-type="float" office:value="866297" calcext:value-type="float">
            <text:p>866297</text:p>
          </table:table-cell>
          <table:table-cell office:value-type="float" office:value="259146" calcext:value-type="float">
            <text:p>259146</text:p>
          </table:table-cell>
          <table:table-cell office:value-type="string" calcext:value-type="string">
            <text:p>Thanks, its my 1st post i m not so friendly with this app, posted snaps to check shortly i will improve my uploads</text:p>
          </table:table-cell>
          <table:table-cell/>
        </table:table-row>
        <table:table-row table:style-name="ro1">
          <table:table-cell office:value-type="float" office:value="151072" calcext:value-type="float">
            <text:p>151072</text:p>
          </table:table-cell>
          <table:table-cell office:value-type="float" office:value="0" calcext:value-type="float">
            <text:p>0</text:p>
          </table:table-cell>
          <table:table-cell office:value-type="float" office:value="892669" calcext:value-type="float">
            <text:p>892669</text:p>
          </table:table-cell>
          <table:table-cell office:value-type="float" office:value="267580" calcext:value-type="float">
            <text:p>267580</text:p>
          </table:table-cell>
          <table:table-cell office:value-type="string" calcext:value-type="string">
            <text:p>[[@53081]] so many states</text:p>
          </table:table-cell>
          <table:table-cell/>
        </table:table-row>
        <table:table-row table:style-name="ro1">
          <table:table-cell office:value-type="float" office:value="268372" calcext:value-type="float">
            <text:p>268372</text:p>
          </table:table-cell>
          <table:table-cell office:value-type="float" office:value="975197" calcext:value-type="float">
            <text:p>975197</text:p>
          </table:table-cell>
          <table:table-cell office:value-type="float" office:value="0" calcext:value-type="float">
            <text:p>0</text:p>
          </table:table-cell>
          <table:table-cell office:value-type="float" office:value="388998" calcext:value-type="float">
            <text:p>388998</text:p>
          </table:table-cell>
          <table:table-cell office:value-type="string" calcext:value-type="string">
            <text:p>Whenever you visit ooty, don't forget to sip black tea ??</text:p>
          </table:table-cell>
          <table:table-cell/>
        </table:table-row>
        <table:table-row table:style-name="ro1">
          <table:table-cell office:value-type="float" office:value="292453" calcext:value-type="float">
            <text:p>292453</text:p>
          </table:table-cell>
          <table:table-cell office:value-type="float" office:value="0" calcext:value-type="float">
            <text:p>0</text:p>
          </table:table-cell>
          <table:table-cell office:value-type="float" office:value="1545649" calcext:value-type="float">
            <text:p>1545649</text:p>
          </table:table-cell>
          <table:table-cell office:value-type="float" office:value="83021" calcext:value-type="float">
            <text:p>83021</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313637" calcext:value-type="float">
            <text:p>313637</text:p>
          </table:table-cell>
          <table:table-cell office:value-type="float" office:value="0" calcext:value-type="float">
            <text:p>0</text:p>
          </table:table-cell>
          <table:table-cell office:value-type="float" office:value="1665775" calcext:value-type="float">
            <text:p>1665775</text:p>
          </table:table-cell>
          <table:table-cell office:value-type="float" office:value="489913" calcext:value-type="float">
            <text:p>489913</text:p>
          </table:table-cell>
          <table:table-cell office:value-type="string" calcext:value-type="string">
            <text:p>[[@86609]] yes</text:p>
          </table:table-cell>
          <table:table-cell/>
        </table:table-row>
        <table:table-row table:style-name="ro1">
          <table:table-cell office:value-type="float" office:value="331927" calcext:value-type="float">
            <text:p>331927</text:p>
          </table:table-cell>
          <table:table-cell office:value-type="float" office:value="0" calcext:value-type="float">
            <text:p>0</text:p>
          </table:table-cell>
          <table:table-cell office:value-type="float" office:value="1017732" calcext:value-type="float">
            <text:p>1017732</text:p>
          </table:table-cell>
          <table:table-cell office:value-type="float" office:value="535616" calcext:value-type="float">
            <text:p>535616</text:p>
          </table:table-cell>
          <table:table-cell office:value-type="string" calcext:value-type="string">
            <text:p>??</text:p>
          </table:table-cell>
          <table:table-cell/>
        </table:table-row>
        <table:table-row table:style-name="ro1">
          <table:table-cell office:value-type="float" office:value="368227" calcext:value-type="float">
            <text:p>368227</text:p>
          </table:table-cell>
          <table:table-cell office:value-type="float" office:value="0" calcext:value-type="float">
            <text:p>0</text:p>
          </table:table-cell>
          <table:table-cell office:value-type="float" office:value="2164375" calcext:value-type="float">
            <text:p>2164375</text:p>
          </table:table-cell>
          <table:table-cell office:value-type="float" office:value="676713" calcext:value-type="float">
            <text:p>676713</text:p>
          </table:table-cell>
          <table:table-cell office:value-type="string" calcext:value-type="string">
            <text:p>Any details about place can be asked in the comment</text:p>
          </table:table-cell>
          <table:table-cell/>
        </table:table-row>
        <table:table-row table:style-name="ro1">
          <table:table-cell office:value-type="float" office:value="445988" calcext:value-type="float">
            <text:p>445988</text:p>
          </table:table-cell>
          <table:table-cell office:value-type="float" office:value="0" calcext:value-type="float">
            <text:p>0</text:p>
          </table:table-cell>
          <table:table-cell office:value-type="float" office:value="2287012" calcext:value-type="float">
            <text:p>2287012</text:p>
          </table:table-cell>
          <table:table-cell office:value-type="float" office:value="1797906" calcext:value-type="float">
            <text:p>1797906</text:p>
          </table:table-cell>
          <table:table-cell office:value-type="string" calcext:value-type="string">
            <text:p>Nice</text:p>
          </table:table-cell>
          <table:table-cell/>
        </table:table-row>
        <table:table-row table:style-name="ro1">
          <table:table-cell office:value-type="float" office:value="423" calcext:value-type="float">
            <text:p>423</text:p>
          </table:table-cell>
          <table:table-cell office:value-type="float" office:value="946" calcext:value-type="float">
            <text:p>946</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 am already drooling!</text:p>
          </table:table-cell>
          <table:table-cell/>
        </table:table-row>
        <table:table-row table:style-name="ro1">
          <table:table-cell office:value-type="float" office:value="45570" calcext:value-type="float">
            <text:p>45570</text:p>
          </table:table-cell>
          <table:table-cell office:value-type="float" office:value="0" calcext:value-type="float">
            <text:p>0</text:p>
          </table:table-cell>
          <table:table-cell office:value-type="float" office:value="644195" calcext:value-type="float">
            <text:p>644195</text:p>
          </table:table-cell>
          <table:table-cell office:value-type="float" office:value="192494" calcext:value-type="float">
            <text:p>192494</text:p>
          </table:table-cell>
          <table:table-cell office:value-type="string" calcext:value-type="string">
            <text:p>[[@80012]] goa calls to u..Make sure u don disconnect the call next time?</text:p>
          </table:table-cell>
          <table:table-cell/>
        </table:table-row>
        <table:table-row table:style-name="ro4">
          <table:table-cell office:value-type="float" office:value="54616" calcext:value-type="float">
            <text:p>54616</text:p>
          </table:table-cell>
          <table:table-cell office:value-type="float" office:value="0" calcext:value-type="float">
            <text:p>0</text:p>
          </table:table-cell>
          <table:table-cell office:value-type="float" office:value="53005" calcext:value-type="float">
            <text:p>53005</text:p>
          </table:table-cell>
          <table:table-cell office:value-type="float" office:value="198947" calcext:value-type="float">
            <text:p>198947</text:p>
          </table:table-cell>
          <table:table-cell office:value-type="string" calcext:value-type="string">
            <text:p>WoW its a beautiful place </text:p>
            <text:p/>
            <text:p/>
          </table:table-cell>
          <table:table-cell/>
        </table:table-row>
        <table:table-row table:style-name="ro1">
          <table:table-cell office:value-type="float" office:value="82691" calcext:value-type="float">
            <text:p>82691</text:p>
          </table:table-cell>
          <table:table-cell office:value-type="float" office:value="0" calcext:value-type="float">
            <text:p>0</text:p>
          </table:table-cell>
          <table:table-cell office:value-type="float" office:value="140917" calcext:value-type="float">
            <text:p>140917</text:p>
          </table:table-cell>
          <table:table-cell office:value-type="float" office:value="41300" calcext:value-type="float">
            <text:p>41300</text:p>
          </table:table-cell>
          <table:table-cell office:value-type="string" calcext:value-type="string">
            <text:p>aapke pass shabdo ko istemal karne ki kala hai</text:p>
          </table:table-cell>
          <table:table-cell/>
        </table:table-row>
        <table:table-row table:style-name="ro1">
          <table:table-cell office:value-type="float" office:value="180688" calcext:value-type="float">
            <text:p>180688</text:p>
          </table:table-cell>
          <table:table-cell office:value-type="float" office:value="0" calcext:value-type="float">
            <text:p>0</text:p>
          </table:table-cell>
          <table:table-cell office:value-type="float" office:value="971719" calcext:value-type="float">
            <text:p>971719</text:p>
          </table:table-cell>
          <table:table-cell office:value-type="float" office:value="292804" calcext:value-type="float">
            <text:p>292804</text:p>
          </table:table-cell>
          <table:table-cell office:value-type="string" calcext:value-type="string">
            <text:p>[[@85096]] glad to know this ☺</text:p>
          </table:table-cell>
          <table:table-cell/>
        </table:table-row>
        <table:table-row table:style-name="ro1">
          <table:table-cell office:value-type="float" office:value="219173" calcext:value-type="float">
            <text:p>219173</text:p>
          </table:table-cell>
          <table:table-cell office:value-type="float" office:value="0" calcext:value-type="float">
            <text:p>0</text:p>
          </table:table-cell>
          <table:table-cell office:value-type="float" office:value="1128482" calcext:value-type="float">
            <text:p>1128482</text:p>
          </table:table-cell>
          <table:table-cell office:value-type="float" office:value="49394" calcext:value-type="float">
            <text:p>49394</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229228" calcext:value-type="float">
            <text:p>229228</text:p>
          </table:table-cell>
          <table:table-cell office:value-type="float" office:value="0" calcext:value-type="float">
            <text:p>0</text:p>
          </table:table-cell>
          <table:table-cell office:value-type="float" office:value="1172268" calcext:value-type="float">
            <text:p>1172268</text:p>
          </table:table-cell>
          <table:table-cell office:value-type="float" office:value="353700" calcext:value-type="float">
            <text:p>353700</text:p>
          </table:table-cell>
          <table:table-cell office:value-type="string" calcext:value-type="string">
            <text:p>[[@40487]] ☺</text:p>
          </table:table-cell>
          <table:table-cell/>
        </table:table-row>
        <table:table-row table:style-name="ro1">
          <table:table-cell office:value-type="float" office:value="258734" calcext:value-type="float">
            <text:p>258734</text:p>
          </table:table-cell>
          <table:table-cell office:value-type="float" office:value="0" calcext:value-type="float">
            <text:p>0</text:p>
          </table:table-cell>
          <table:table-cell office:value-type="float" office:value="1322395" calcext:value-type="float">
            <text:p>1322395</text:p>
          </table:table-cell>
          <table:table-cell office:value-type="float" office:value="79221" calcext:value-type="float">
            <text:p>79221</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90035" calcext:value-type="float">
            <text:p>290035</text:p>
          </table:table-cell>
          <table:table-cell office:value-type="float" office:value="0" calcext:value-type="float">
            <text:p>0</text:p>
          </table:table-cell>
          <table:table-cell office:value-type="float" office:value="1532225" calcext:value-type="float">
            <text:p>1532225</text:p>
          </table:table-cell>
          <table:table-cell office:value-type="float" office:value="44999" calcext:value-type="float">
            <text:p>44999</text:p>
          </table:table-cell>
          <table:table-cell office:value-type="string" calcext:value-type="string">
            <text:p>Your image selection is excellent! good content too!</text:p>
          </table:table-cell>
          <table:table-cell/>
        </table:table-row>
        <table:table-row table:style-name="ro1">
          <table:table-cell office:value-type="float" office:value="326106" calcext:value-type="float">
            <text:p>326106</text:p>
          </table:table-cell>
          <table:table-cell office:value-type="float" office:value="0" calcext:value-type="float">
            <text:p>0</text:p>
          </table:table-cell>
          <table:table-cell office:value-type="float" office:value="1735334" calcext:value-type="float">
            <text:p>1735334</text:p>
          </table:table-cell>
          <table:table-cell office:value-type="float" office:value="136343" calcext:value-type="float">
            <text:p>136343</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14030" calcext:value-type="float">
            <text:p>14030</text:p>
          </table:table-cell>
          <table:table-cell office:value-type="float" office:value="178382" calcext:value-type="float">
            <text:p>178382</text:p>
          </table:table-cell>
          <table:table-cell office:value-type="float" office:value="0" calcext:value-type="float">
            <text:p>0</text:p>
          </table:table-cell>
          <table:table-cell office:value-type="float" office:value="50014" calcext:value-type="float">
            <text:p>50014</text:p>
          </table:table-cell>
          <table:table-cell office:value-type="string" calcext:value-type="string">
            <text:p>@ trell</text:p>
          </table:table-cell>
          <table:table-cell/>
        </table:table-row>
        <table:table-row table:style-name="ro1">
          <table:table-cell office:value-type="float" office:value="53555" calcext:value-type="float">
            <text:p>53555</text:p>
          </table:table-cell>
          <table:table-cell office:value-type="float" office:value="0" calcext:value-type="float">
            <text:p>0</text:p>
          </table:table-cell>
          <table:table-cell office:value-type="float" office:value="663471" calcext:value-type="float">
            <text:p>663471</text:p>
          </table:table-cell>
          <table:table-cell office:value-type="float" office:value="136132" calcext:value-type="float">
            <text:p>136132</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140538" calcext:value-type="float">
            <text:p>140538</text:p>
          </table:table-cell>
          <table:table-cell office:value-type="float" office:value="0" calcext:value-type="float">
            <text:p>0</text:p>
          </table:table-cell>
          <table:table-cell office:value-type="float" office:value="866248" calcext:value-type="float">
            <text:p>866248</text:p>
          </table:table-cell>
          <table:table-cell office:value-type="float" office:value="258977" calcext:value-type="float">
            <text:p>258977</text:p>
          </table:table-cell>
          <table:table-cell office:value-type="string" calcext:value-type="string">
            <text:p>[[@79411]] <text:s/>I wish I could. But I am out of that place. But soon the video will come out .</text:p>
          </table:table-cell>
          <table:table-cell/>
        </table:table-row>
        <table:table-row table:style-name="ro1">
          <table:table-cell office:value-type="float" office:value="219290" calcext:value-type="float">
            <text:p>219290</text:p>
          </table:table-cell>
          <table:table-cell office:value-type="float" office:value="0" calcext:value-type="float">
            <text:p>0</text:p>
          </table:table-cell>
          <table:table-cell office:value-type="float" office:value="1129108" calcext:value-type="float">
            <text:p>1129108</text:p>
          </table:table-cell>
          <table:table-cell office:value-type="float" office:value="88123" calcext:value-type="float">
            <text:p>88123</text:p>
          </table:table-cell>
          <table:table-cell office:value-type="string" calcext:value-type="string">
            <text:p>The title was so rad! cool stuff really!</text:p>
          </table:table-cell>
          <table:table-cell/>
        </table:table-row>
        <table:table-row table:style-name="ro1">
          <table:table-cell office:value-type="float" office:value="238161" calcext:value-type="float">
            <text:p>238161</text:p>
          </table:table-cell>
          <table:table-cell office:value-type="float" office:value="0" calcext:value-type="float">
            <text:p>0</text:p>
          </table:table-cell>
          <table:table-cell office:value-type="float" office:value="1196020" calcext:value-type="float">
            <text:p>1196020</text:p>
          </table:table-cell>
          <table:table-cell office:value-type="float" office:value="361059" calcext:value-type="float">
            <text:p>361059</text:p>
          </table:table-cell>
          <table:table-cell office:value-type="string" calcext:value-type="string">
            <text:p>This is a place in Kerala, Idukki district. Between Munnar and Thekkady</text:p>
          </table:table-cell>
          <table:table-cell/>
        </table:table-row>
        <table:table-row table:style-name="ro1">
          <table:table-cell office:value-type="float" office:value="262558" calcext:value-type="float">
            <text:p>262558</text:p>
          </table:table-cell>
          <table:table-cell office:value-type="float" office:value="0" calcext:value-type="float">
            <text:p>0</text:p>
          </table:table-cell>
          <table:table-cell office:value-type="float" office:value="1364551" calcext:value-type="float">
            <text:p>1364551</text:p>
          </table:table-cell>
          <table:table-cell office:value-type="float" office:value="52410" calcext:value-type="float">
            <text:p>52410</text:p>
          </table:table-cell>
          <table:table-cell office:value-type="string" calcext:value-type="string">
            <text:p>This Trail is so neat it got me thinking why so less of followers! they're so good!</text:p>
          </table:table-cell>
          <table:table-cell/>
        </table:table-row>
        <table:table-row table:style-name="ro1">
          <table:table-cell office:value-type="float" office:value="264982" calcext:value-type="float">
            <text:p>264982</text:p>
          </table:table-cell>
          <table:table-cell office:value-type="float" office:value="0" calcext:value-type="float">
            <text:p>0</text:p>
          </table:table-cell>
          <table:table-cell office:value-type="float" office:value="1380113" calcext:value-type="float">
            <text:p>1380113</text:p>
          </table:table-cell>
          <table:table-cell office:value-type="float" office:value="45640" calcext:value-type="float">
            <text:p>45640</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10491" calcext:value-type="float">
            <text:p>310491</text:p>
          </table:table-cell>
          <table:table-cell office:value-type="float" office:value="0" calcext:value-type="float">
            <text:p>0</text:p>
          </table:table-cell>
          <table:table-cell office:value-type="float" office:value="1647011" calcext:value-type="float">
            <text:p>1647011</text:p>
          </table:table-cell>
          <table:table-cell office:value-type="float" office:value="85630" calcext:value-type="float">
            <text:p>85630</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353004" calcext:value-type="float">
            <text:p>353004</text:p>
          </table:table-cell>
          <table:table-cell office:value-type="float" office:value="0" calcext:value-type="float">
            <text:p>0</text:p>
          </table:table-cell>
          <table:table-cell office:value-type="float" office:value="1910208" calcext:value-type="float">
            <text:p>1910208</text:p>
          </table:table-cell>
          <table:table-cell office:value-type="float" office:value="80684" calcext:value-type="float">
            <text:p>80684</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381160" calcext:value-type="float">
            <text:p>381160</text:p>
          </table:table-cell>
          <table:table-cell office:value-type="float" office:value="0" calcext:value-type="float">
            <text:p>0</text:p>
          </table:table-cell>
          <table:table-cell office:value-type="float" office:value="2187667" calcext:value-type="float">
            <text:p>2187667</text:p>
          </table:table-cell>
          <table:table-cell office:value-type="float" office:value="345343" calcext:value-type="float">
            <text:p>345343</text:p>
          </table:table-cell>
          <table:table-cell office:value-type="string" calcext:value-type="string">
            <text:p>[[@774058]] thank you</text:p>
          </table:table-cell>
          <table:table-cell/>
        </table:table-row>
        <table:table-row table:style-name="ro1">
          <table:table-cell office:value-type="float" office:value="436744" calcext:value-type="float">
            <text:p>436744</text:p>
          </table:table-cell>
          <table:table-cell office:value-type="float" office:value="0" calcext:value-type="float">
            <text:p>0</text:p>
          </table:table-cell>
          <table:table-cell office:value-type="float" office:value="2378391" calcext:value-type="float">
            <text:p>2378391</text:p>
          </table:table-cell>
          <table:table-cell office:value-type="float" office:value="55671" calcext:value-type="float">
            <text:p>55671</text:p>
          </table:table-cell>
          <table:table-cell office:value-type="string" calcext:value-type="string">
            <text:p>இரண்டு நிமிடத்தில் பன்றது என்பது வாய்ப்புகள் இல்லை.நம்ம பன்ற நேரத்துக்கு எதுவுமே கைல <text:s/>கிடைக்காது.</text:p>
          </table:table-cell>
          <table:table-cell/>
        </table:table-row>
        <table:table-row table:style-name="ro1">
          <table:table-cell office:value-type="float" office:value="439013" calcext:value-type="float">
            <text:p>439013</text:p>
          </table:table-cell>
          <table:table-cell office:value-type="float" office:value="0" calcext:value-type="float">
            <text:p>0</text:p>
          </table:table-cell>
          <table:table-cell office:value-type="float" office:value="2385622" calcext:value-type="float">
            <text:p>2385622</text:p>
          </table:table-cell>
          <table:table-cell office:value-type="float" office:value="3262" calcext:value-type="float">
            <text:p>3262</text:p>
          </table:table-cell>
          <table:table-cell office:value-type="string" calcext:value-type="string">
            <text:p>வெளி நாட்டில் வேலை செய்யும் எனக்கு நீங்கள் தான் அம்மா . உங்கள் வீடியோவை பார்த்த பிறகு தான் எனக்கு சமைக்க வேண்டும் என்ற எண்ணமே வந்தது நன்றிம்மா .</text:p>
          </table:table-cell>
          <table:table-cell/>
        </table:table-row>
        <table:table-row table:style-name="ro1">
          <table:table-cell office:value-type="float" office:value="462770" calcext:value-type="float">
            <text:p>462770</text:p>
          </table:table-cell>
          <table:table-cell office:value-type="float" office:value="0" calcext:value-type="float">
            <text:p>0</text:p>
          </table:table-cell>
          <table:table-cell office:value-type="float" office:value="2317246" calcext:value-type="float">
            <text:p>2317246</text:p>
          </table:table-cell>
          <table:table-cell office:value-type="float" office:value="2228306" calcext:value-type="float">
            <text:p>2228306</text:p>
          </table:table-cell>
          <table:table-cell office:value-type="string" calcext:value-type="string">
            <text:p>Nice</text:p>
          </table:table-cell>
          <table:table-cell/>
        </table:table-row>
        <table:table-row table:style-name="ro1">
          <table:table-cell office:value-type="float" office:value="26087" calcext:value-type="float">
            <text:p>26087</text:p>
          </table:table-cell>
          <table:table-cell office:value-type="float" office:value="0" calcext:value-type="float">
            <text:p>0</text:p>
          </table:table-cell>
          <table:table-cell office:value-type="float" office:value="600493" calcext:value-type="float">
            <text:p>600493</text:p>
          </table:table-cell>
          <table:table-cell office:value-type="float" office:value="50373" calcext:value-type="float">
            <text:p>50373</text:p>
          </table:table-cell>
          <table:table-cell office:value-type="string" calcext:value-type="string">
            <text:p>The trail looks nothing less than a pro's work! excellent!</text:p>
          </table:table-cell>
          <table:table-cell/>
        </table:table-row>
        <table:table-row table:style-name="ro1">
          <table:table-cell office:value-type="float" office:value="112707" calcext:value-type="float">
            <text:p>112707</text:p>
          </table:table-cell>
          <table:table-cell office:value-type="float" office:value="0" calcext:value-type="float">
            <text:p>0</text:p>
          </table:table-cell>
          <table:table-cell office:value-type="float" office:value="805244" calcext:value-type="float">
            <text:p>805244</text:p>
          </table:table-cell>
          <table:table-cell office:value-type="float" office:value="20304" calcext:value-type="float">
            <text:p>20304</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11509" calcext:value-type="float">
            <text:p>311509</text:p>
          </table:table-cell>
          <table:table-cell office:value-type="float" office:value="1234431" calcext:value-type="float">
            <text:p>1234431</text:p>
          </table:table-cell>
          <table:table-cell office:value-type="float" office:value="0" calcext:value-type="float">
            <text:p>0</text:p>
          </table:table-cell>
          <table:table-cell office:value-type="float" office:value="509380" calcext:value-type="float">
            <text:p>509380</text:p>
          </table:table-cell>
          <table:table-cell office:value-type="string" calcext:value-type="string">
            <text:p>Super pic</text:p>
          </table:table-cell>
          <table:table-cell/>
        </table:table-row>
        <table:table-row table:style-name="ro1">
          <table:table-cell office:value-type="float" office:value="313491" calcext:value-type="float">
            <text:p>313491</text:p>
          </table:table-cell>
          <table:table-cell office:value-type="float" office:value="0" calcext:value-type="float">
            <text:p>0</text:p>
          </table:table-cell>
          <table:table-cell office:value-type="float" office:value="1665010" calcext:value-type="float">
            <text:p>1665010</text:p>
          </table:table-cell>
          <table:table-cell office:value-type="float" office:value="50319" calcext:value-type="float">
            <text:p>50319</text:p>
          </table:table-cell>
          <table:table-cell office:value-type="string" calcext:value-type="string">
            <text:p>masttt!!</text:p>
          </table:table-cell>
          <table:table-cell/>
        </table:table-row>
        <table:table-row table:style-name="ro1">
          <table:table-cell office:value-type="float" office:value="353613" calcext:value-type="float">
            <text:p>353613</text:p>
          </table:table-cell>
          <table:table-cell office:value-type="float" office:value="0" calcext:value-type="float">
            <text:p>0</text:p>
          </table:table-cell>
          <table:table-cell office:value-type="float" office:value="762230" calcext:value-type="float">
            <text:p>762230</text:p>
          </table:table-cell>
          <table:table-cell office:value-type="float" office:value="223863" calcext:value-type="float">
            <text:p>223863</text:p>
          </table:table-cell>
          <table:table-cell office:value-type="string" calcext:value-type="string">
            <text:p>[[@77065]] Thank you Jemima</text:p>
          </table:table-cell>
          <table:table-cell/>
        </table:table-row>
        <table:table-row table:style-name="ro1">
          <table:table-cell office:value-type="float" office:value="385270" calcext:value-type="float">
            <text:p>385270</text:p>
          </table:table-cell>
          <table:table-cell office:value-type="float" office:value="0" calcext:value-type="float">
            <text:p>0</text:p>
          </table:table-cell>
          <table:table-cell office:value-type="float" office:value="532156" calcext:value-type="float">
            <text:p>532156</text:p>
          </table:table-cell>
          <table:table-cell office:value-type="float" office:value="880032" calcext:value-type="float">
            <text:p>880032</text:p>
          </table:table-cell>
          <table:table-cell office:value-type="string" calcext:value-type="string">
            <text:p>Great</text:p>
          </table:table-cell>
          <table:table-cell/>
        </table:table-row>
        <table:table-row table:style-name="ro1">
          <table:table-cell office:value-type="float" office:value="409044" calcext:value-type="float">
            <text:p>409044</text:p>
          </table:table-cell>
          <table:table-cell office:value-type="float" office:value="0" calcext:value-type="float">
            <text:p>0</text:p>
          </table:table-cell>
          <table:table-cell office:value-type="float" office:value="2317325" calcext:value-type="float">
            <text:p>2317325</text:p>
          </table:table-cell>
          <table:table-cell office:value-type="float" office:value="1210733" calcext:value-type="float">
            <text:p>1210733</text:p>
          </table:table-cell>
          <table:table-cell office:value-type="string" calcext:value-type="string">
            <text:p>Osm</text:p>
          </table:table-cell>
          <table:table-cell/>
        </table:table-row>
        <table:table-row table:style-name="ro1">
          <table:table-cell office:value-type="float" office:value="452168" calcext:value-type="float">
            <text:p>452168</text:p>
          </table:table-cell>
          <table:table-cell office:value-type="float" office:value="0" calcext:value-type="float">
            <text:p>0</text:p>
          </table:table-cell>
          <table:table-cell office:value-type="float" office:value="2528315" calcext:value-type="float">
            <text:p>2528315</text:p>
          </table:table-cell>
          <table:table-cell office:value-type="float" office:value="1945924" calcext:value-type="float">
            <text:p>1945924</text:p>
          </table:table-cell>
          <table:table-cell office:value-type="string" calcext:value-type="string">
            <text:p>Khan Aamir Khan</text:p>
          </table:table-cell>
          <table:table-cell/>
        </table:table-row>
        <table:table-row table:style-name="ro1">
          <table:table-cell office:value-type="float" office:value="458058" calcext:value-type="float">
            <text:p>458058</text:p>
          </table:table-cell>
          <table:table-cell office:value-type="float" office:value="0" calcext:value-type="float">
            <text:p>0</text:p>
          </table:table-cell>
          <table:table-cell office:value-type="float" office:value="2343051" calcext:value-type="float">
            <text:p>2343051</text:p>
          </table:table-cell>
          <table:table-cell office:value-type="float" office:value="1766463" calcext:value-type="float">
            <text:p>1766463</text:p>
          </table:table-cell>
          <table:table-cell office:value-type="string" calcext:value-type="string">
            <text:p>Nice</text:p>
          </table:table-cell>
          <table:table-cell/>
        </table:table-row>
        <table:table-row table:style-name="ro1">
          <table:table-cell office:value-type="float" office:value="35222" calcext:value-type="float">
            <text:p>35222</text:p>
          </table:table-cell>
          <table:table-cell office:value-type="float" office:value="286729" calcext:value-type="float">
            <text:p>286729</text:p>
          </table:table-cell>
          <table:table-cell office:value-type="float" office:value="0" calcext:value-type="float">
            <text:p>0</text:p>
          </table:table-cell>
          <table:table-cell office:value-type="float" office:value="158965" calcext:value-type="float">
            <text:p>158965</text:p>
          </table:table-cell>
          <table:table-cell office:value-type="string" calcext:value-type="string">
            <text:p>[[@1]]</text:p>
          </table:table-cell>
          <table:table-cell/>
        </table:table-row>
        <table:table-row table:style-name="ro1">
          <table:table-cell office:value-type="float" office:value="62338" calcext:value-type="float">
            <text:p>62338</text:p>
          </table:table-cell>
          <table:table-cell office:value-type="float" office:value="0" calcext:value-type="float">
            <text:p>0</text:p>
          </table:table-cell>
          <table:table-cell office:value-type="float" office:value="684400" calcext:value-type="float">
            <text:p>684400</text:p>
          </table:table-cell>
          <table:table-cell office:value-type="float" office:value="85668" calcext:value-type="float">
            <text:p>85668</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87968" calcext:value-type="float">
            <text:p>87968</text:p>
          </table:table-cell>
          <table:table-cell office:value-type="float" office:value="0" calcext:value-type="float">
            <text:p>0</text:p>
          </table:table-cell>
          <table:table-cell office:value-type="float" office:value="745702" calcext:value-type="float">
            <text:p>745702</text:p>
          </table:table-cell>
          <table:table-cell office:value-type="float" office:value="136237" calcext:value-type="float">
            <text:p>136237</text:p>
          </table:table-cell>
          <table:table-cell office:value-type="string" calcext:value-type="string">
            <text:p>Lajavaab</text:p>
          </table:table-cell>
          <table:table-cell/>
        </table:table-row>
        <table:table-row table:style-name="ro1">
          <table:table-cell office:value-type="float" office:value="127624" calcext:value-type="float">
            <text:p>127624</text:p>
          </table:table-cell>
          <table:table-cell office:value-type="float" office:value="0" calcext:value-type="float">
            <text:p>0</text:p>
          </table:table-cell>
          <table:table-cell office:value-type="float" office:value="830976" calcext:value-type="float">
            <text:p>830976</text:p>
          </table:table-cell>
          <table:table-cell office:value-type="float" office:value="247898" calcext:value-type="float">
            <text:p>247898</text:p>
          </table:table-cell>
          <table:table-cell office:value-type="string" calcext:value-type="string">
            <text:p>[[@87031]] Thank you..I'll upload some more videos shortly</text:p>
          </table:table-cell>
          <table:table-cell/>
        </table:table-row>
        <table:table-row table:style-name="ro1">
          <table:table-cell office:value-type="float" office:value="165757" calcext:value-type="float">
            <text:p>165757</text:p>
          </table:table-cell>
          <table:table-cell office:value-type="float" office:value="0" calcext:value-type="float">
            <text:p>0</text:p>
          </table:table-cell>
          <table:table-cell office:value-type="float" office:value="931699" calcext:value-type="float">
            <text:p>931699</text:p>
          </table:table-cell>
          <table:table-cell office:value-type="float" office:value="86742" calcext:value-type="float">
            <text:p>86742</text:p>
          </table:table-cell>
          <table:table-cell office:value-type="string" calcext:value-type="string">
            <text:p>Wow! that's such a cool title! but the images were so blurry!</text:p>
          </table:table-cell>
          <table:table-cell/>
        </table:table-row>
        <table:table-row table:style-name="ro1">
          <table:table-cell office:value-type="float" office:value="220295" calcext:value-type="float">
            <text:p>220295</text:p>
          </table:table-cell>
          <table:table-cell office:value-type="float" office:value="0" calcext:value-type="float">
            <text:p>0</text:p>
          </table:table-cell>
          <table:table-cell office:value-type="float" office:value="1134465" calcext:value-type="float">
            <text:p>1134465</text:p>
          </table:table-cell>
          <table:table-cell office:value-type="float" office:value="86018" calcext:value-type="float">
            <text:p>86018</text:p>
          </table:table-cell>
          <table:table-cell office:value-type="string" calcext:value-type="string">
            <text:p>love this </text:p>
          </table:table-cell>
          <table:table-cell/>
        </table:table-row>
        <table:table-row table:style-name="ro1">
          <table:table-cell office:value-type="float" office:value="241693" calcext:value-type="float">
            <text:p>241693</text:p>
          </table:table-cell>
          <table:table-cell office:value-type="float" office:value="0" calcext:value-type="float">
            <text:p>0</text:p>
          </table:table-cell>
          <table:table-cell office:value-type="float" office:value="1209458" calcext:value-type="float">
            <text:p>1209458</text:p>
          </table:table-cell>
          <table:table-cell office:value-type="float" office:value="5230" calcext:value-type="float">
            <text:p>5230</text:p>
          </table:table-cell>
          <table:table-cell office:value-type="string" calcext:value-type="string">
            <text:p>Sahi khel gaye tum toh</text:p>
          </table:table-cell>
          <table:table-cell/>
        </table:table-row>
        <table:table-row table:style-name="ro1">
          <table:table-cell office:value-type="float" office:value="245081" calcext:value-type="float">
            <text:p>245081</text:p>
          </table:table-cell>
          <table:table-cell office:value-type="float" office:value="0" calcext:value-type="float">
            <text:p>0</text:p>
          </table:table-cell>
          <table:table-cell office:value-type="float" office:value="1228287" calcext:value-type="float">
            <text:p>1228287</text:p>
          </table:table-cell>
          <table:table-cell office:value-type="float" office:value="243566" calcext:value-type="float">
            <text:p>243566</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35671" calcext:value-type="float">
            <text:p>335671</text:p>
          </table:table-cell>
          <table:table-cell office:value-type="float" office:value="0" calcext:value-type="float">
            <text:p>0</text:p>
          </table:table-cell>
          <table:table-cell office:value-type="float" office:value="1790659" calcext:value-type="float">
            <text:p>1790659</text:p>
          </table:table-cell>
          <table:table-cell office:value-type="float" office:value="377803" calcext:value-type="float">
            <text:p>377803</text:p>
          </table:table-cell>
          <table:table-cell office:value-type="string" calcext:value-type="string">
            <text:p>[[@1]]</text:p>
          </table:table-cell>
          <table:table-cell/>
        </table:table-row>
        <table:table-row table:style-name="ro1">
          <table:table-cell office:value-type="float" office:value="364375" calcext:value-type="float">
            <text:p>364375</text:p>
          </table:table-cell>
          <table:table-cell office:value-type="float" office:value="0" calcext:value-type="float">
            <text:p>0</text:p>
          </table:table-cell>
          <table:table-cell office:value-type="float" office:value="2107962" calcext:value-type="float">
            <text:p>2107962</text:p>
          </table:table-cell>
          <table:table-cell office:value-type="float" office:value="84064" calcext:value-type="float">
            <text:p>84064</text:p>
          </table:table-cell>
          <table:table-cell office:value-type="string" calcext:value-type="string">
            <text:p>loved your stories! wondering what your next trail would be?</text:p>
          </table:table-cell>
          <table:table-cell/>
        </table:table-row>
        <table:table-row table:style-name="ro1">
          <table:table-cell office:value-type="float" office:value="415448" calcext:value-type="float">
            <text:p>415448</text:p>
          </table:table-cell>
          <table:table-cell office:value-type="float" office:value="0" calcext:value-type="float">
            <text:p>0</text:p>
          </table:table-cell>
          <table:table-cell office:value-type="float" office:value="2325367" calcext:value-type="float">
            <text:p>2325367</text:p>
          </table:table-cell>
          <table:table-cell office:value-type="float" office:value="1386692" calcext:value-type="float">
            <text:p>1386692</text:p>
          </table:table-cell>
          <table:table-cell office:value-type="string" calcext:value-type="string">
            <text:p>Nice</text:p>
          </table:table-cell>
          <table:table-cell/>
        </table:table-row>
        <table:table-row table:style-name="ro1">
          <table:table-cell office:value-type="float" office:value="460690" calcext:value-type="float">
            <text:p>460690</text:p>
          </table:table-cell>
          <table:table-cell office:value-type="float" office:value="0" calcext:value-type="float">
            <text:p>0</text:p>
          </table:table-cell>
          <table:table-cell office:value-type="float" office:value="2617110" calcext:value-type="float">
            <text:p>2617110</text:p>
          </table:table-cell>
          <table:table-cell office:value-type="float" office:value="2196522" calcext:value-type="float">
            <text:p>2196522</text:p>
          </table:table-cell>
          <table:table-cell office:value-type="string" calcext:value-type="string">
            <text:p>Support</text:p>
          </table:table-cell>
          <table:table-cell/>
        </table:table-row>
        <table:table-row table:style-name="ro1">
          <table:table-cell office:value-type="float" office:value="26395" calcext:value-type="float">
            <text:p>26395</text:p>
          </table:table-cell>
          <table:table-cell office:value-type="float" office:value="0" calcext:value-type="float">
            <text:p>0</text:p>
          </table:table-cell>
          <table:table-cell office:value-type="float" office:value="604131" calcext:value-type="float">
            <text:p>604131</text:p>
          </table:table-cell>
          <table:table-cell office:value-type="float" office:value="87945" calcext:value-type="float">
            <text:p>87945</text:p>
          </table:table-cell>
          <table:table-cell office:value-type="string" calcext:value-type="string">
            <text:p>Wow! that's such a cool title! but the images were so blurry!</text:p>
          </table:table-cell>
          <table:table-cell/>
        </table:table-row>
        <table:table-row table:style-name="ro1">
          <table:table-cell office:value-type="float" office:value="153154" calcext:value-type="float">
            <text:p>153154</text:p>
          </table:table-cell>
          <table:table-cell office:value-type="float" office:value="0" calcext:value-type="float">
            <text:p>0</text:p>
          </table:table-cell>
          <table:table-cell office:value-type="float" office:value="899075" calcext:value-type="float">
            <text:p>899075</text:p>
          </table:table-cell>
          <table:table-cell office:value-type="float" office:value="20237" calcext:value-type="float">
            <text:p>20237</text:p>
          </table:table-cell>
          <table:table-cell office:value-type="string" calcext:value-type="string">
            <text:p>Nice one </text:p>
          </table:table-cell>
          <table:table-cell/>
        </table:table-row>
        <table:table-row table:style-name="ro1">
          <table:table-cell office:value-type="float" office:value="271767" calcext:value-type="float">
            <text:p>271767</text:p>
          </table:table-cell>
          <table:table-cell office:value-type="float" office:value="0" calcext:value-type="float">
            <text:p>0</text:p>
          </table:table-cell>
          <table:table-cell office:value-type="float" office:value="1419644" calcext:value-type="float">
            <text:p>1419644</text:p>
          </table:table-cell>
          <table:table-cell office:value-type="float" office:value="80667" calcext:value-type="float">
            <text:p>80667</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367991" calcext:value-type="float">
            <text:p>367991</text:p>
          </table:table-cell>
          <table:table-cell office:value-type="float" office:value="0" calcext:value-type="float">
            <text:p>0</text:p>
          </table:table-cell>
          <table:table-cell office:value-type="float" office:value="2161123" calcext:value-type="float">
            <text:p>2161123</text:p>
          </table:table-cell>
          <table:table-cell office:value-type="float" office:value="682981" calcext:value-type="float">
            <text:p>682981</text:p>
          </table:table-cell>
          <table:table-cell office:value-type="string" calcext:value-type="string">
            <text:p>Thanks Niyati, just started :)</text:p>
          </table:table-cell>
          <table:table-cell/>
        </table:table-row>
        <table:table-row table:style-name="ro1">
          <table:table-cell office:value-type="float" office:value="452791" calcext:value-type="float">
            <text:p>452791</text:p>
          </table:table-cell>
          <table:table-cell office:value-type="float" office:value="0" calcext:value-type="float">
            <text:p>0</text:p>
          </table:table-cell>
          <table:table-cell office:value-type="float" office:value="2531046" calcext:value-type="float">
            <text:p>2531046</text:p>
          </table:table-cell>
          <table:table-cell office:value-type="float" office:value="1952443" calcext:value-type="float">
            <text:p>1952443</text:p>
          </table:table-cell>
          <table:table-cell office:value-type="string" calcext:value-type="string">
            <text:p>Nic</text:p>
          </table:table-cell>
          <table:table-cell/>
        </table:table-row>
        <table:table-row table:style-name="ro1">
          <table:table-cell office:value-type="float" office:value="63265" calcext:value-type="float">
            <text:p>63265</text:p>
          </table:table-cell>
          <table:table-cell office:value-type="float" office:value="0" calcext:value-type="float">
            <text:p>0</text:p>
          </table:table-cell>
          <table:table-cell office:value-type="float" office:value="685357" calcext:value-type="float">
            <text:p>685357</text:p>
          </table:table-cell>
          <table:table-cell office:value-type="float" office:value="50358" calcext:value-type="float">
            <text:p>50358</text:p>
          </table:table-cell>
          <table:table-cell office:value-type="string" calcext:value-type="string">
            <text:p>Amazing ❤️❤️</text:p>
          </table:table-cell>
          <table:table-cell/>
        </table:table-row>
        <table:table-row table:style-name="ro1">
          <table:table-cell office:value-type="float" office:value="200496" calcext:value-type="float">
            <text:p>200496</text:p>
          </table:table-cell>
          <table:table-cell office:value-type="float" office:value="0" calcext:value-type="float">
            <text:p>0</text:p>
          </table:table-cell>
          <table:table-cell office:value-type="float" office:value="1039943" calcext:value-type="float">
            <text:p>1039943</text:p>
          </table:table-cell>
          <table:table-cell office:value-type="float" office:value="39734" calcext:value-type="float">
            <text:p>39734</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77751" calcext:value-type="float">
            <text:p>277751</text:p>
          </table:table-cell>
          <table:table-cell office:value-type="float" office:value="0" calcext:value-type="float">
            <text:p>0</text:p>
          </table:table-cell>
          <table:table-cell office:value-type="float" office:value="1448066" calcext:value-type="float">
            <text:p>1448066</text:p>
          </table:table-cell>
          <table:table-cell office:value-type="float" office:value="444927" calcext:value-type="float">
            <text:p>444927</text:p>
          </table:table-cell>
          <table:table-cell office:value-type="string" calcext:value-type="string">
            <text:p>[[@78972]] ??</text:p>
          </table:table-cell>
          <table:table-cell/>
        </table:table-row>
        <table:table-row table:style-name="ro1">
          <table:table-cell office:value-type="float" office:value="314016" calcext:value-type="float">
            <text:p>314016</text:p>
          </table:table-cell>
          <table:table-cell office:value-type="float" office:value="0" calcext:value-type="float">
            <text:p>0</text:p>
          </table:table-cell>
          <table:table-cell office:value-type="float" office:value="1667390" calcext:value-type="float">
            <text:p>1667390</text:p>
          </table:table-cell>
          <table:table-cell office:value-type="float" office:value="41505" calcext:value-type="float">
            <text:p>41505</text:p>
          </table:table-cell>
          <table:table-cell office:value-type="string" calcext:value-type="string">
            <text:p>Hey the trail is amazing, could you give some info?</text:p>
          </table:table-cell>
          <table:table-cell/>
        </table:table-row>
        <table:table-row table:style-name="ro1">
          <table:table-cell office:value-type="float" office:value="354491" calcext:value-type="float">
            <text:p>354491</text:p>
          </table:table-cell>
          <table:table-cell office:value-type="float" office:value="0" calcext:value-type="float">
            <text:p>0</text:p>
          </table:table-cell>
          <table:table-cell office:value-type="float" office:value="1920606" calcext:value-type="float">
            <text:p>1920606</text:p>
          </table:table-cell>
          <table:table-cell office:value-type="float" office:value="595514" calcext:value-type="float">
            <text:p>595514</text:p>
          </table:table-cell>
          <table:table-cell office:value-type="string" calcext:value-type="string">
            <text:p>Coz I m new over here</text:p>
          </table:table-cell>
          <table:table-cell/>
        </table:table-row>
        <table:table-row table:style-name="ro1">
          <table:table-cell office:value-type="float" office:value="355131" calcext:value-type="float">
            <text:p>355131</text:p>
          </table:table-cell>
          <table:table-cell office:value-type="float" office:value="0" calcext:value-type="float">
            <text:p>0</text:p>
          </table:table-cell>
          <table:table-cell office:value-type="float" office:value="563610" calcext:value-type="float">
            <text:p>563610</text:p>
          </table:table-cell>
          <table:table-cell office:value-type="float" office:value="48898" calcext:value-type="float">
            <text:p>48898</text:p>
          </table:table-cell>
          <table:table-cell office:value-type="string" calcext:value-type="string">
            <text:p>The images in your trail are so amazing and clear!</text:p>
          </table:table-cell>
          <table:table-cell/>
        </table:table-row>
        <table:table-row table:style-name="ro1">
          <table:table-cell office:value-type="float" office:value="374461" calcext:value-type="float">
            <text:p>374461</text:p>
          </table:table-cell>
          <table:table-cell office:value-type="float" office:value="0" calcext:value-type="float">
            <text:p>0</text:p>
          </table:table-cell>
          <table:table-cell office:value-type="float" office:value="2224597" calcext:value-type="float">
            <text:p>2224597</text:p>
          </table:table-cell>
          <table:table-cell office:value-type="float" office:value="81546" calcext:value-type="float">
            <text:p>8154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409231" calcext:value-type="float">
            <text:p>409231</text:p>
          </table:table-cell>
          <table:table-cell office:value-type="float" office:value="0" calcext:value-type="float">
            <text:p>0</text:p>
          </table:table-cell>
          <table:table-cell office:value-type="float" office:value="2320123" calcext:value-type="float">
            <text:p>2320123</text:p>
          </table:table-cell>
          <table:table-cell office:value-type="float" office:value="1218007" calcext:value-type="float">
            <text:p>1218007</text:p>
          </table:table-cell>
          <table:table-cell office:value-type="string" calcext:value-type="string">
            <text:p>हाऐ</text:p>
          </table:table-cell>
          <table:table-cell/>
        </table:table-row>
        <table:table-row table:style-name="ro1">
          <table:table-cell office:value-type="float" office:value="437774" calcext:value-type="float">
            <text:p>437774</text:p>
          </table:table-cell>
          <table:table-cell office:value-type="float" office:value="0" calcext:value-type="float">
            <text:p>0</text:p>
          </table:table-cell>
          <table:table-cell office:value-type="float" office:value="2314295" calcext:value-type="float">
            <text:p>2314295</text:p>
          </table:table-cell>
          <table:table-cell office:value-type="float" office:value="1581087" calcext:value-type="float">
            <text:p>1581087</text:p>
          </table:table-cell>
          <table:table-cell office:value-type="string" calcext:value-type="string">
            <text:p>U are looking pretty</text:p>
          </table:table-cell>
          <table:table-cell/>
        </table:table-row>
        <table:table-row table:style-name="ro1">
          <table:table-cell office:value-type="float" office:value="33484" calcext:value-type="float">
            <text:p>33484</text:p>
          </table:table-cell>
          <table:table-cell office:value-type="float" office:value="0" calcext:value-type="float">
            <text:p>0</text:p>
          </table:table-cell>
          <table:table-cell office:value-type="float" office:value="619598" calcext:value-type="float">
            <text:p>619598</text:p>
          </table:table-cell>
          <table:table-cell office:value-type="float" office:value="183817" calcext:value-type="float">
            <text:p>183817</text:p>
          </table:table-cell>
          <table:table-cell office:value-type="string" calcext:value-type="string">
            <text:p>Will keep posting more from The Phoenix City.@The Bombay Cartel.</text:p>
          </table:table-cell>
          <table:table-cell/>
        </table:table-row>
        <table:table-row table:style-name="ro1">
          <table:table-cell office:value-type="float" office:value="77772" calcext:value-type="float">
            <text:p>77772</text:p>
          </table:table-cell>
          <table:table-cell office:value-type="float" office:value="0" calcext:value-type="float">
            <text:p>0</text:p>
          </table:table-cell>
          <table:table-cell office:value-type="float" office:value="728041" calcext:value-type="float">
            <text:p>728041</text:p>
          </table:table-cell>
          <table:table-cell office:value-type="float" office:value="79814" calcext:value-type="float">
            <text:p>79814</text:p>
          </table:table-cell>
          <table:table-cell office:value-type="string" calcext:value-type="string">
            <text:p>The photographs and the content are beautifully amalgamated</text:p>
          </table:table-cell>
          <table:table-cell/>
        </table:table-row>
        <table:table-row table:style-name="ro1">
          <table:table-cell office:value-type="float" office:value="146963" calcext:value-type="float">
            <text:p>146963</text:p>
          </table:table-cell>
          <table:table-cell office:value-type="float" office:value="0" calcext:value-type="float">
            <text:p>0</text:p>
          </table:table-cell>
          <table:table-cell office:value-type="float" office:value="526882" calcext:value-type="float">
            <text:p>526882</text:p>
          </table:table-cell>
          <table:table-cell office:value-type="float" office:value="157189" calcext:value-type="float">
            <text:p>157189</text:p>
          </table:table-cell>
          <table:table-cell office:value-type="string" calcext:value-type="string">
            <text:p>[[@1]]</text:p>
          </table:table-cell>
          <table:table-cell/>
        </table:table-row>
        <table:table-row table:style-name="ro1">
          <table:table-cell office:value-type="float" office:value="169648" calcext:value-type="float">
            <text:p>169648</text:p>
          </table:table-cell>
          <table:table-cell office:value-type="float" office:value="0" calcext:value-type="float">
            <text:p>0</text:p>
          </table:table-cell>
          <table:table-cell office:value-type="float" office:value="937658" calcext:value-type="float">
            <text:p>937658</text:p>
          </table:table-cell>
          <table:table-cell office:value-type="float" office:value="269550" calcext:value-type="float">
            <text:p>269550</text:p>
          </table:table-cell>
          <table:table-cell office:value-type="string" calcext:value-type="string">
            <text:p>[[@11467]].nigam.5 soon !!!!</text:p>
          </table:table-cell>
          <table:table-cell/>
        </table:table-row>
        <table:table-row table:style-name="ro1">
          <table:table-cell office:value-type="float" office:value="201523" calcext:value-type="float">
            <text:p>201523</text:p>
          </table:table-cell>
          <table:table-cell office:value-type="float" office:value="620870" calcext:value-type="float">
            <text:p>620870</text:p>
          </table:table-cell>
          <table:table-cell office:value-type="float" office:value="0" calcext:value-type="float">
            <text:p>0</text:p>
          </table:table-cell>
          <table:table-cell office:value-type="float" office:value="305589" calcext:value-type="float">
            <text:p>305589</text:p>
          </table:table-cell>
          <table:table-cell office:value-type="string" calcext:value-type="string">
            <text:p>Wow beautiful....</text:p>
          </table:table-cell>
          <table:table-cell/>
        </table:table-row>
        <table:table-row table:style-name="ro1">
          <table:table-cell office:value-type="float" office:value="218420" calcext:value-type="float">
            <text:p>218420</text:p>
          </table:table-cell>
          <table:table-cell office:value-type="float" office:value="0" calcext:value-type="float">
            <text:p>0</text:p>
          </table:table-cell>
          <table:table-cell office:value-type="float" office:value="1123703" calcext:value-type="float">
            <text:p>1123703</text:p>
          </table:table-cell>
          <table:table-cell office:value-type="float" office:value="338596" calcext:value-type="float">
            <text:p>338596</text:p>
          </table:table-cell>
          <table:table-cell office:value-type="string" calcext:value-type="string">
            <text:p>Its hot now, feb will be awesome</text:p>
          </table:table-cell>
          <table:table-cell/>
        </table:table-row>
        <table:table-row table:style-name="ro1">
          <table:table-cell office:value-type="float" office:value="363731" calcext:value-type="float">
            <text:p>363731</text:p>
          </table:table-cell>
          <table:table-cell office:value-type="float" office:value="0" calcext:value-type="float">
            <text:p>0</text:p>
          </table:table-cell>
          <table:table-cell office:value-type="float" office:value="2095735" calcext:value-type="float">
            <text:p>2095735</text:p>
          </table:table-cell>
          <table:table-cell office:value-type="float" office:value="83190" calcext:value-type="float">
            <text:p>83190</text:p>
          </table:table-cell>
          <table:table-cell office:value-type="string" calcext:value-type="string">
            <text:p>Your trail is detailed perfectly!</text:p>
          </table:table-cell>
          <table:table-cell/>
        </table:table-row>
        <table:table-row table:style-name="ro1">
          <table:table-cell office:value-type="float" office:value="407869" calcext:value-type="float">
            <text:p>407869</text:p>
          </table:table-cell>
          <table:table-cell office:value-type="float" office:value="0" calcext:value-type="float">
            <text:p>0</text:p>
          </table:table-cell>
          <table:table-cell office:value-type="float" office:value="2316704" calcext:value-type="float">
            <text:p>2316704</text:p>
          </table:table-cell>
          <table:table-cell office:value-type="float" office:value="1146356" calcext:value-type="float">
            <text:p>1146356</text:p>
          </table:table-cell>
          <table:table-cell office:value-type="string" calcext:value-type="string">
            <text:p>Hiii</text:p>
          </table:table-cell>
          <table:table-cell/>
        </table:table-row>
        <table:table-row table:style-name="ro1">
          <table:table-cell office:value-type="float" office:value="414521" calcext:value-type="float">
            <text:p>414521</text:p>
          </table:table-cell>
          <table:table-cell office:value-type="float" office:value="0" calcext:value-type="float">
            <text:p>0</text:p>
          </table:table-cell>
          <table:table-cell office:value-type="float" office:value="2324790" calcext:value-type="float">
            <text:p>2324790</text:p>
          </table:table-cell>
          <table:table-cell office:value-type="float" office:value="1395164" calcext:value-type="float">
            <text:p>1395164</text:p>
          </table:table-cell>
          <table:table-cell office:value-type="string" calcext:value-type="string">
            <text:p>Nice</text:p>
          </table:table-cell>
          <table:table-cell/>
        </table:table-row>
        <table:table-row table:style-name="ro1">
          <table:table-cell office:value-type="float" office:value="441652" calcext:value-type="float">
            <text:p>441652</text:p>
          </table:table-cell>
          <table:table-cell office:value-type="float" office:value="0" calcext:value-type="float">
            <text:p>0</text:p>
          </table:table-cell>
          <table:table-cell office:value-type="float" office:value="2269193" calcext:value-type="float">
            <text:p>2269193</text:p>
          </table:table-cell>
          <table:table-cell office:value-type="float" office:value="1635492" calcext:value-type="float">
            <text:p>1635492</text:p>
          </table:table-cell>
          <table:table-cell office:value-type="string" calcext:value-type="string">
            <text:p>Nice</text:p>
          </table:table-cell>
          <table:table-cell/>
        </table:table-row>
        <table:table-row table:style-name="ro1">
          <table:table-cell office:value-type="float" office:value="69902" calcext:value-type="float">
            <text:p>69902</text:p>
          </table:table-cell>
          <table:table-cell office:value-type="float" office:value="0" calcext:value-type="float">
            <text:p>0</text:p>
          </table:table-cell>
          <table:table-cell office:value-type="float" office:value="705008" calcext:value-type="float">
            <text:p>705008</text:p>
          </table:table-cell>
          <table:table-cell office:value-type="float" office:value="76461" calcext:value-type="float">
            <text:p>76461</text:p>
          </table:table-cell>
          <table:table-cell office:value-type="string" calcext:value-type="string">
            <text:p>Jhakaas ekdum</text:p>
          </table:table-cell>
          <table:table-cell/>
        </table:table-row>
        <table:table-row table:style-name="ro1">
          <table:table-cell office:value-type="float" office:value="149544" calcext:value-type="float">
            <text:p>149544</text:p>
          </table:table-cell>
          <table:table-cell office:value-type="float" office:value="0" calcext:value-type="float">
            <text:p>0</text:p>
          </table:table-cell>
          <table:table-cell office:value-type="float" office:value="891418" calcext:value-type="float">
            <text:p>891418</text:p>
          </table:table-cell>
          <table:table-cell office:value-type="float" office:value="87112" calcext:value-type="float">
            <text:p>87112</text:p>
          </table:table-cell>
          <table:table-cell office:value-type="string" calcext:value-type="string">
            <text:p>Your content is so good, wonder why the followers count is low!</text:p>
          </table:table-cell>
          <table:table-cell/>
        </table:table-row>
        <table:table-row table:style-name="ro1">
          <table:table-cell office:value-type="float" office:value="220378" calcext:value-type="float">
            <text:p>220378</text:p>
          </table:table-cell>
          <table:table-cell office:value-type="float" office:value="0" calcext:value-type="float">
            <text:p>0</text:p>
          </table:table-cell>
          <table:table-cell office:value-type="float" office:value="1134718" calcext:value-type="float">
            <text:p>1134718</text:p>
          </table:table-cell>
          <table:table-cell office:value-type="float" office:value="41573" calcext:value-type="float">
            <text:p>41573</text:p>
          </table:table-cell>
          <table:table-cell office:value-type="string" calcext:value-type="string">
            <text:p>Hey, the title is so innovative!</text:p>
          </table:table-cell>
          <table:table-cell/>
        </table:table-row>
        <table:table-row table:style-name="ro1">
          <table:table-cell office:value-type="float" office:value="243896" calcext:value-type="float">
            <text:p>243896</text:p>
          </table:table-cell>
          <table:table-cell office:value-type="float" office:value="0" calcext:value-type="float">
            <text:p>0</text:p>
          </table:table-cell>
          <table:table-cell office:value-type="float" office:value="1196723" calcext:value-type="float">
            <text:p>1196723</text:p>
          </table:table-cell>
          <table:table-cell office:value-type="float" office:value="81118" calcext:value-type="float">
            <text:p>81118</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292388" calcext:value-type="float">
            <text:p>292388</text:p>
          </table:table-cell>
          <table:table-cell office:value-type="float" office:value="0" calcext:value-type="float">
            <text:p>0</text:p>
          </table:table-cell>
          <table:table-cell office:value-type="float" office:value="1544880" calcext:value-type="float">
            <text:p>1544880</text:p>
          </table:table-cell>
          <table:table-cell office:value-type="float" office:value="475692" calcext:value-type="float">
            <text:p>475692</text:p>
          </table:table-cell>
          <table:table-cell office:value-type="string" calcext:value-type="string">
            <text:p>Nice bro</text:p>
          </table:table-cell>
          <table:table-cell/>
        </table:table-row>
        <table:table-row table:style-name="ro1">
          <table:table-cell office:value-type="float" office:value="358550" calcext:value-type="float">
            <text:p>358550</text:p>
          </table:table-cell>
          <table:table-cell office:value-type="float" office:value="0" calcext:value-type="float">
            <text:p>0</text:p>
          </table:table-cell>
          <table:table-cell office:value-type="float" office:value="1983024" calcext:value-type="float">
            <text:p>1983024</text:p>
          </table:table-cell>
          <table:table-cell office:value-type="float" office:value="50556" calcext:value-type="float">
            <text:p>50556</text:p>
          </table:table-cell>
          <table:table-cell office:value-type="string" calcext:value-type="string">
            <text:p>Nice Place ❤️</text:p>
          </table:table-cell>
          <table:table-cell/>
        </table:table-row>
        <table:table-row table:style-name="ro1">
          <table:table-cell office:value-type="float" office:value="81488" calcext:value-type="float">
            <text:p>81488</text:p>
          </table:table-cell>
          <table:table-cell office:value-type="float" office:value="0" calcext:value-type="float">
            <text:p>0</text:p>
          </table:table-cell>
          <table:table-cell office:value-type="float" office:value="739531" calcext:value-type="float">
            <text:p>739531</text:p>
          </table:table-cell>
          <table:table-cell office:value-type="float" office:value="81693" calcext:value-type="float">
            <text:p>81693</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150922" calcext:value-type="float">
            <text:p>150922</text:p>
          </table:table-cell>
          <table:table-cell office:value-type="float" office:value="0" calcext:value-type="float">
            <text:p>0</text:p>
          </table:table-cell>
          <table:table-cell office:value-type="float" office:value="893903" calcext:value-type="float">
            <text:p>893903</text:p>
          </table:table-cell>
          <table:table-cell office:value-type="float" office:value="78675" calcext:value-type="float">
            <text:p>78675</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99761" calcext:value-type="float">
            <text:p>299761</text:p>
          </table:table-cell>
          <table:table-cell office:value-type="float" office:value="1170731" calcext:value-type="float">
            <text:p>1170731</text:p>
          </table:table-cell>
          <table:table-cell office:value-type="float" office:value="0" calcext:value-type="float">
            <text:p>0</text:p>
          </table:table-cell>
          <table:table-cell office:value-type="float" office:value="486208" calcext:value-type="float">
            <text:p>486208</text:p>
          </table:table-cell>
          <table:table-cell office:value-type="string" calcext:value-type="string">
            <text:p>This one is actually Dharamshala from th cricket stadium.</text:p>
          </table:table-cell>
          <table:table-cell/>
        </table:table-row>
        <table:table-row table:style-name="ro1">
          <table:table-cell office:value-type="float" office:value="316487" calcext:value-type="float">
            <text:p>316487</text:p>
          </table:table-cell>
          <table:table-cell office:value-type="float" office:value="0" calcext:value-type="float">
            <text:p>0</text:p>
          </table:table-cell>
          <table:table-cell office:value-type="float" office:value="1682645" calcext:value-type="float">
            <text:p>1682645</text:p>
          </table:table-cell>
          <table:table-cell office:value-type="float" office:value="111449" calcext:value-type="float">
            <text:p>111449</text:p>
          </table:table-cell>
          <table:table-cell office:value-type="string" calcext:value-type="string">
            <text:p>Where is theform</text:p>
          </table:table-cell>
          <table:table-cell/>
        </table:table-row>
        <table:table-row table:style-name="ro7">
          <table:table-cell office:value-type="float" office:value="332974" calcext:value-type="float">
            <text:p>332974</text:p>
          </table:table-cell>
          <table:table-cell office:value-type="float" office:value="0" calcext:value-type="float">
            <text:p>0</text:p>
          </table:table-cell>
          <table:table-cell office:value-type="float" office:value="1706737" calcext:value-type="float">
            <text:p>1706737</text:p>
          </table:table-cell>
          <table:table-cell office:value-type="float" office:value="1" calcext:value-type="float">
            <text:p>1</text:p>
          </table:table-cell>
          <table:table-cell office:value-type="string" calcext:value-type="string">
            <text:p>[[@463645]] </text:p>
            <text:p>Wondering how to apply?</text:p>
            <text:p/>
            <text:p>Go to your profile, find the banner on top and tap on it to find out how you can participate.</text:p>
          </table:table-cell>
          <table:table-cell/>
        </table:table-row>
        <table:table-row table:style-name="ro1">
          <table:table-cell office:value-type="float" office:value="335004" calcext:value-type="float">
            <text:p>335004</text:p>
          </table:table-cell>
          <table:table-cell office:value-type="float" office:value="0" calcext:value-type="float">
            <text:p>0</text:p>
          </table:table-cell>
          <table:table-cell office:value-type="float" office:value="906794" calcext:value-type="float">
            <text:p>906794</text:p>
          </table:table-cell>
          <table:table-cell office:value-type="float" office:value="76637" calcext:value-type="float">
            <text:p>76637</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45386" calcext:value-type="float">
            <text:p>345386</text:p>
          </table:table-cell>
          <table:table-cell office:value-type="float" office:value="0" calcext:value-type="float">
            <text:p>0</text:p>
          </table:table-cell>
          <table:table-cell office:value-type="float" office:value="1848968" calcext:value-type="float">
            <text:p>1848968</text:p>
          </table:table-cell>
          <table:table-cell office:value-type="float" office:value="50367" calcext:value-type="float">
            <text:p>50367</text:p>
          </table:table-cell>
          <table:table-cell office:value-type="string" calcext:value-type="string">
            <text:p>i'm so trying this sometime, do you have more experiences?</text:p>
          </table:table-cell>
          <table:table-cell/>
        </table:table-row>
        <table:table-row table:style-name="ro1">
          <table:table-cell office:value-type="float" office:value="346714" calcext:value-type="float">
            <text:p>346714</text:p>
          </table:table-cell>
          <table:table-cell office:value-type="float" office:value="0" calcext:value-type="float">
            <text:p>0</text:p>
          </table:table-cell>
          <table:table-cell office:value-type="float" office:value="1857734" calcext:value-type="float">
            <text:p>1857734</text:p>
          </table:table-cell>
          <table:table-cell office:value-type="float" office:value="574145" calcext:value-type="float">
            <text:p>574145</text:p>
          </table:table-cell>
          <table:table-cell office:value-type="string" calcext:value-type="string">
            <text:p>[[@82359]] <text:s/>? ita my pleasure.</text:p>
          </table:table-cell>
          <table:table-cell/>
        </table:table-row>
        <table:table-row table:style-name="ro1">
          <table:table-cell office:value-type="float" office:value="348061" calcext:value-type="float">
            <text:p>348061</text:p>
          </table:table-cell>
          <table:table-cell office:value-type="float" office:value="0" calcext:value-type="float">
            <text:p>0</text:p>
          </table:table-cell>
          <table:table-cell office:value-type="float" office:value="1871289" calcext:value-type="float">
            <text:p>1871289</text:p>
          </table:table-cell>
          <table:table-cell office:value-type="float" office:value="82629" calcext:value-type="float">
            <text:p>82629</text:p>
          </table:table-cell>
          <table:table-cell office:value-type="string" calcext:value-type="string">
            <text:p>The title was so rad! cool stuff really!</text:p>
          </table:table-cell>
          <table:table-cell/>
        </table:table-row>
        <table:table-row table:style-name="ro8">
          <table:table-cell office:value-type="float" office:value="398253" calcext:value-type="float">
            <text:p>398253</text:p>
          </table:table-cell>
          <table:table-cell office:value-type="float" office:value="0" calcext:value-type="float">
            <text:p>0</text:p>
          </table:table-cell>
          <table:table-cell office:value-type="float" office:value="1063599" calcext:value-type="float">
            <text:p>1063599</text:p>
          </table:table-cell>
          <table:table-cell office:value-type="float" office:value="993086" calcext:value-type="float">
            <text:p>993086</text:p>
          </table:table-cell>
          <table:table-cell office:value-type="string" calcext:value-type="string">
            <text:p>Buy genuine IELTS certificate Online – Need Real verified IELTS certificate for sale – Get original IELTS certificate without Exam – I want verifiable IELTS Certificate – Buy real registered IELTS Certificate – Original IELTS certificate for sale – Genuine certificate online- original IELTS UK – buy IELTS verified certificate Dubai- buy original Certificate IELTS Kuwait – get genuine IELTS Certificate online Qatar- buy original IELTS certificate Singapore- buy verified IELTS Saudi Arabia- want IELTS certificate without Exam- Real ielts issued by the British council- Real database registered IELTS certificate- Get verified IELTS Indai- Buy original IELTS certificates China</text:p>
            <text:p/>
            <text:p>We offer our exclusive clients the ability to gain IELTS,TOEFL,ESOL AUTODESK certificates</text:p>
            <text:p/>
            <text:p>without taking the exams. The regions we cover are Asia ,UAE, Qatar,</text:p>
            <text:p/>
            <text:p>Oman, Saudi Arabia, Jordan,Kuwait ,Australia ,Canada and Europe</text:p>
            <text:p/>
            <text:p>YOU DO NOT NEED TO SIT FOR ANY EXAMS! WE WILL DO EVERYTHING FOR YOU! WE GET YOU REGISTERED! WITH YOUR DESIRED BAND SCORE! GENERAL AND ACADEMIC MODULES! ALL AVAILABLE! CONTACT NOW!</text:p>
            <text:p/>
            <text:p>BUY ORIGINAL AND REGISTERED IELTS AND TOEFL CERTIFICATES IN Dubai,Bahrain,Kuwait,Iran,Saudi Arabia, India, Oman, Pakistan,Qatar,Turkey,Abu Dhabi,Cyprus, Jordan,USA, Canada,Australia,UK, and all of Europe.</text:p>
            <text:p/>
            <text:p>Buy Genuine Registered IELTS Certificate Without Attending Exam</text:p>
            <text:p/>
            <text:p>YOUR PATHWAY TO IELTS SUCCESS</text:p>
            <text:p/>
            <text:p>? Buy Original and Authentic IELTS, TOEFL,PTE,ESOL,GRE Certificates</text:p>
            <text:p/>
            <text:p>? Certificates With Your Desired Score Band</text:p>
            <text:p/>
            <text:p>? 100% registered and verifiable IELTS score cards online </text:p>
            <text:p/>
            <text:p>Email us at : (Getieltscertificateswithoutexams@yahoo.com)</text:p>
            <text:p/>
            <text:p>Whatsapp us at : +237650862831</text:p>
            <text:p/>
            <text:p>Buy IELTS Certificate online| Genuine IELTS Certificate without Test| Get real ielts without exam| get ielts band 7 without exam | Buy legit ielts certificate| get real ielts online without exam| Buy real registered ielts certificate without exams| Genuine ielts certificate score cards| Get verified ielts score cards online| Buy legit ielts score cards online| Apply for ielts score cards| Buy ielt for immigration| Get original ielts for studies| Buy genuine ielts certificate for work| Buy legit ielts certificates for scholarship| Apply for ielts UK| Buy original ielts certificate without exams| Buy real issued ielts certificate by British council| Get real ielts issued by the british council| Ielts score cards band 7 and above| Get valid ielts scores without exams|Obtain valid ielts scores without test|Ielts score card adjustments| Best ielts certificate adjustment| Verified certificate after adjustment| Adjusted ielts certificates online| Best way to adjust my score card| Adjust my band 5.5 to band 7 &amp; above| Score card adjustment asap</text:p>
            <text:p/>
            <text:p>Buy Original Ielts Certificate Without Exam in United Arab Emitates,UAE,Dubai,Abu Dhabi</text:p>
            <text:p/>
            <text:p>Buy Original Ielts Certificate Without Exam in Jordan</text:p>
            <text:p/>
            <text:p>Buy Original Ielts Certificate Without Exam in Saudi Arabia</text:p>
            <text:p/>
            <text:p>Buy Original Ielts Certificate Without Exam in Bahrain</text:p>
            <text:p/>
            <text:p>Buy Original Ielts Certificate Without Exam in Oman</text:p>
            <text:p/>
            <text:p>Buy Original Ielts Certificate Without Exam in Dubai</text:p>
            <text:p/>
            <text:p>Buy Original Ielts Certificate Without Exam in Kuwait</text:p>
            <text:p/>
            <text:p>Buy Original Ielts Certificate Without Exam in Qatar</text:p>
            <text:p/>
            <text:p>Buy Original Ielts Certificate Without Exam in Egypt</text:p>
            <text:p/>
            <text:p>Buy Original Ielts Certificate Without Exam in Iran</text:p>
            <text:p/>
            <text:p>Buy Original Ielts Certificate Without Exam in Oman</text:p>
            <text:p/>
            <text:p>Buy Original Ielts Certificate Without Exam in Pakistan</text:p>
            <text:p/>
            <text:p>Buy Original Ielts Certificate Without Exam in India</text:p>
            <text:p/>
            <text:p>Buy Original Ielts Certificate Without Exam in Australia</text:p>
            <text:p/>
            <text:p>Buy Original Ielts Certificate Without Exam in Lebanon</text:p>
            <text:p/>
            <text:p>We can help you get ANY  ENGLISH LANGUAGE certificates with your desired score bands without you necessarily sitting in for the exams. Our certificates are real registered and can be verified online , you can use our genuine certificates for University admission, work and any immigration use.</text:p>
            <text:p>*WE ALSO LEAK OUT QUESTIONS AND ANSWERS BEFORE THE EXAMS *</text:p>
            <text:p>All our certificates are issued directly from the British concil/IDP its self.</text:p>
            <text:p/>
            <text:p>Sponsored::: (Getieltscertificateswithoutexams@yahoo.com)</text:p>
            <text:p/>
            <text:p>Skype::; (ielts Withoutexams)</text:p>
            <text:p>What'sapp::: (+237650862831)</text:p>
          </table:table-cell>
          <table:table-cell/>
        </table:table-row>
        <table:table-row table:style-name="ro1">
          <table:table-cell office:value-type="float" office:value="436238" calcext:value-type="float">
            <text:p>436238</text:p>
          </table:table-cell>
          <table:table-cell office:value-type="float" office:value="0" calcext:value-type="float">
            <text:p>0</text:p>
          </table:table-cell>
          <table:table-cell office:value-type="float" office:value="2378464" calcext:value-type="float">
            <text:p>2378464</text:p>
          </table:table-cell>
          <table:table-cell office:value-type="float" office:value="1553899" calcext:value-type="float">
            <text:p>1553899</text:p>
          </table:table-cell>
          <table:table-cell office:value-type="string" calcext:value-type="string">
            <text:p>No thanks</text:p>
          </table:table-cell>
          <table:table-cell/>
        </table:table-row>
        <table:table-row table:style-name="ro1">
          <table:table-cell office:value-type="float" office:value="63380" calcext:value-type="float">
            <text:p>63380</text:p>
          </table:table-cell>
          <table:table-cell office:value-type="float" office:value="0" calcext:value-type="float">
            <text:p>0</text:p>
          </table:table-cell>
          <table:table-cell office:value-type="float" office:value="685582" calcext:value-type="float">
            <text:p>685582</text:p>
          </table:table-cell>
          <table:table-cell office:value-type="float" office:value="86809" calcext:value-type="float">
            <text:p>86809</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85981" calcext:value-type="float">
            <text:p>85981</text:p>
          </table:table-cell>
          <table:table-cell office:value-type="float" office:value="377143" calcext:value-type="float">
            <text:p>377143</text:p>
          </table:table-cell>
          <table:table-cell office:value-type="float" office:value="0" calcext:value-type="float">
            <text:p>0</text:p>
          </table:table-cell>
          <table:table-cell office:value-type="float" office:value="24470" calcext:value-type="float">
            <text:p>24470</text:p>
          </table:table-cell>
          <table:table-cell office:value-type="string" calcext:value-type="string">
            <text:p>This is my second home ❤?</text:p>
          </table:table-cell>
          <table:table-cell/>
        </table:table-row>
        <table:table-row table:style-name="ro1">
          <table:table-cell office:value-type="float" office:value="199864" calcext:value-type="float">
            <text:p>199864</text:p>
          </table:table-cell>
          <table:table-cell office:value-type="float" office:value="0" calcext:value-type="float">
            <text:p>0</text:p>
          </table:table-cell>
          <table:table-cell office:value-type="float" office:value="1037351" calcext:value-type="float">
            <text:p>1037351</text:p>
          </table:table-cell>
          <table:table-cell office:value-type="float" office:value="84633" calcext:value-type="float">
            <text:p>84633</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206147" calcext:value-type="float">
            <text:p>206147</text:p>
          </table:table-cell>
          <table:table-cell office:value-type="float" office:value="0" calcext:value-type="float">
            <text:p>0</text:p>
          </table:table-cell>
          <table:table-cell office:value-type="float" office:value="1062981" calcext:value-type="float">
            <text:p>1062981</text:p>
          </table:table-cell>
          <table:table-cell office:value-type="float" office:value="45907" calcext:value-type="float">
            <text:p>45907</text:p>
          </table:table-cell>
          <table:table-cell office:value-type="string" calcext:value-type="string">
            <text:p>Dope!</text:p>
          </table:table-cell>
          <table:table-cell/>
        </table:table-row>
        <table:table-row table:style-name="ro1">
          <table:table-cell office:value-type="float" office:value="216178" calcext:value-type="float">
            <text:p>216178</text:p>
          </table:table-cell>
          <table:table-cell office:value-type="float" office:value="0" calcext:value-type="float">
            <text:p>0</text:p>
          </table:table-cell>
          <table:table-cell office:value-type="float" office:value="1062523" calcext:value-type="float">
            <text:p>1062523</text:p>
          </table:table-cell>
          <table:table-cell office:value-type="float" office:value="113516" calcext:value-type="float">
            <text:p>113516</text:p>
          </table:table-cell>
          <table:table-cell office:value-type="string" calcext:value-type="string">
            <text:p>Yeah sure ...nice to see u</text:p>
          </table:table-cell>
          <table:table-cell/>
        </table:table-row>
        <table:table-row table:style-name="ro1">
          <table:table-cell office:value-type="float" office:value="400827" calcext:value-type="float">
            <text:p>400827</text:p>
          </table:table-cell>
          <table:table-cell office:value-type="float" office:value="0" calcext:value-type="float">
            <text:p>0</text:p>
          </table:table-cell>
          <table:table-cell office:value-type="float" office:value="2283887" calcext:value-type="float">
            <text:p>2283887</text:p>
          </table:table-cell>
          <table:table-cell office:value-type="float" office:value="1030688" calcext:value-type="float">
            <text:p>1030688</text:p>
          </table:table-cell>
          <table:table-cell office:value-type="string" calcext:value-type="string">
            <text:p>hii</text:p>
          </table:table-cell>
          <table:table-cell/>
        </table:table-row>
        <table:table-row table:style-name="ro1">
          <table:table-cell office:value-type="float" office:value="73776" calcext:value-type="float">
            <text:p>73776</text:p>
          </table:table-cell>
          <table:table-cell office:value-type="float" office:value="0" calcext:value-type="float">
            <text:p>0</text:p>
          </table:table-cell>
          <table:table-cell office:value-type="float" office:value="715855" calcext:value-type="float">
            <text:p>715855</text:p>
          </table:table-cell>
          <table:table-cell office:value-type="float" office:value="80639" calcext:value-type="float">
            <text:p>80639</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90915" calcext:value-type="float">
            <text:p>90915</text:p>
          </table:table-cell>
          <table:table-cell office:value-type="float" office:value="0" calcext:value-type="float">
            <text:p>0</text:p>
          </table:table-cell>
          <table:table-cell office:value-type="float" office:value="755253" calcext:value-type="float">
            <text:p>755253</text:p>
          </table:table-cell>
          <table:table-cell office:value-type="float" office:value="211438" calcext:value-type="float">
            <text:p>211438</text:p>
          </table:table-cell>
          <table:table-cell office:value-type="string" calcext:value-type="string">
            <text:p>[[@571]] <text:s/>i have uploaded all the posts</text:p>
          </table:table-cell>
          <table:table-cell/>
        </table:table-row>
        <table:table-row table:style-name="ro1">
          <table:table-cell office:value-type="float" office:value="122253" calcext:value-type="float">
            <text:p>122253</text:p>
          </table:table-cell>
          <table:table-cell office:value-type="float" office:value="0" calcext:value-type="float">
            <text:p>0</text:p>
          </table:table-cell>
          <table:table-cell office:value-type="float" office:value="790097" calcext:value-type="float">
            <text:p>790097</text:p>
          </table:table-cell>
          <table:table-cell office:value-type="float" office:value="243365" calcext:value-type="float">
            <text:p>243365</text:p>
          </table:table-cell>
          <table:table-cell office:value-type="string" calcext:value-type="string">
            <text:p>?</text:p>
          </table:table-cell>
          <table:table-cell/>
        </table:table-row>
        <table:table-row table:style-name="ro1">
          <table:table-cell office:value-type="float" office:value="272869" calcext:value-type="float">
            <text:p>272869</text:p>
          </table:table-cell>
          <table:table-cell office:value-type="float" office:value="0" calcext:value-type="float">
            <text:p>0</text:p>
          </table:table-cell>
          <table:table-cell office:value-type="float" office:value="1426527" calcext:value-type="float">
            <text:p>1426527</text:p>
          </table:table-cell>
          <table:table-cell office:value-type="float" office:value="76851" calcext:value-type="float">
            <text:p>76851</text:p>
          </table:table-cell>
          <table:table-cell office:value-type="string" calcext:value-type="string">
            <text:p>❤️ Beautiful ❤️</text:p>
          </table:table-cell>
          <table:table-cell/>
        </table:table-row>
        <table:table-row table:style-name="ro1">
          <table:table-cell office:value-type="float" office:value="306857" calcext:value-type="float">
            <text:p>306857</text:p>
          </table:table-cell>
          <table:table-cell office:value-type="float" office:value="0" calcext:value-type="float">
            <text:p>0</text:p>
          </table:table-cell>
          <table:table-cell office:value-type="float" office:value="1623745" calcext:value-type="float">
            <text:p>1623745</text:p>
          </table:table-cell>
          <table:table-cell office:value-type="float" office:value="82221" calcext:value-type="float">
            <text:p>82221</text:p>
          </table:table-cell>
          <table:table-cell office:value-type="string" calcext:value-type="string">
            <text:p>I would love to see your videos of this place!</text:p>
          </table:table-cell>
          <table:table-cell/>
        </table:table-row>
        <table:table-row table:style-name="ro1">
          <table:table-cell office:value-type="float" office:value="401492" calcext:value-type="float">
            <text:p>401492</text:p>
          </table:table-cell>
          <table:table-cell office:value-type="float" office:value="0" calcext:value-type="float">
            <text:p>0</text:p>
          </table:table-cell>
          <table:table-cell office:value-type="float" office:value="2288068" calcext:value-type="float">
            <text:p>2288068</text:p>
          </table:table-cell>
          <table:table-cell office:value-type="float" office:value="1048535" calcext:value-type="float">
            <text:p>1048535</text:p>
          </table:table-cell>
          <table:table-cell office:value-type="string" calcext:value-type="string">
            <text:p>Very nice</text:p>
          </table:table-cell>
          <table:table-cell/>
        </table:table-row>
        <table:table-row table:style-name="ro1">
          <table:table-cell office:value-type="float" office:value="422422" calcext:value-type="float">
            <text:p>422422</text:p>
          </table:table-cell>
          <table:table-cell office:value-type="float" office:value="0" calcext:value-type="float">
            <text:p>0</text:p>
          </table:table-cell>
          <table:table-cell office:value-type="float" office:value="2351392" calcext:value-type="float">
            <text:p>2351392</text:p>
          </table:table-cell>
          <table:table-cell office:value-type="float" office:value="20641" calcext:value-type="float">
            <text:p>20641</text:p>
          </table:table-cell>
          <table:table-cell office:value-type="string" calcext:value-type="string">
            <text:p>Bhai ky start karte ho </text:p>
          </table:table-cell>
          <table:table-cell/>
        </table:table-row>
        <table:table-row table:style-name="ro1">
          <table:table-cell office:value-type="float" office:value="428777" calcext:value-type="float">
            <text:p>428777</text:p>
          </table:table-cell>
          <table:table-cell office:value-type="float" office:value="0" calcext:value-type="float">
            <text:p>0</text:p>
          </table:table-cell>
          <table:table-cell office:value-type="float" office:value="2282632" calcext:value-type="float">
            <text:p>2282632</text:p>
          </table:table-cell>
          <table:table-cell office:value-type="float" office:value="7183" calcext:value-type="float">
            <text:p>7183</text:p>
          </table:table-cell>
          <table:table-cell office:value-type="string" calcext:value-type="string">
            <text:p>hahahaha</text:p>
          </table:table-cell>
          <table:table-cell/>
        </table:table-row>
        <table:table-row table:style-name="ro1">
          <table:table-cell office:value-type="float" office:value="7097" calcext:value-type="float">
            <text:p>7097</text:p>
          </table:table-cell>
          <table:table-cell office:value-type="float" office:value="51223" calcext:value-type="float">
            <text:p>51223</text:p>
          </table:table-cell>
          <table:table-cell office:value-type="float" office:value="0" calcext:value-type="float">
            <text:p>0</text:p>
          </table:table-cell>
          <table:table-cell office:value-type="float" office:value="74182" calcext:value-type="float">
            <text:p>74182</text:p>
          </table:table-cell>
          <table:table-cell office:value-type="string" calcext:value-type="string">
            <text:p>NYC one??</text:p>
          </table:table-cell>
          <table:table-cell/>
        </table:table-row>
        <table:table-row table:style-name="ro1">
          <table:table-cell office:value-type="float" office:value="25304" calcext:value-type="float">
            <text:p>25304</text:p>
          </table:table-cell>
          <table:table-cell office:value-type="float" office:value="0" calcext:value-type="float">
            <text:p>0</text:p>
          </table:table-cell>
          <table:table-cell office:value-type="float" office:value="600790" calcext:value-type="float">
            <text:p>600790</text:p>
          </table:table-cell>
          <table:table-cell office:value-type="float" office:value="45806" calcext:value-type="float">
            <text:p>45806</text:p>
          </table:table-cell>
          <table:table-cell office:value-type="string" calcext:value-type="string">
            <text:p>This is cool! :)</text:p>
          </table:table-cell>
          <table:table-cell/>
        </table:table-row>
        <table:table-row table:style-name="ro1">
          <table:table-cell office:value-type="float" office:value="90262" calcext:value-type="float">
            <text:p>90262</text:p>
          </table:table-cell>
          <table:table-cell office:value-type="float" office:value="0" calcext:value-type="float">
            <text:p>0</text:p>
          </table:table-cell>
          <table:table-cell office:value-type="float" office:value="753803" calcext:value-type="float">
            <text:p>753803</text:p>
          </table:table-cell>
          <table:table-cell office:value-type="float" office:value="87587" calcext:value-type="float">
            <text:p>87587</text:p>
          </table:table-cell>
          <table:table-cell office:value-type="string" calcext:value-type="string">
            <text:p>loved your stories! wondering what your next trail would be?</text:p>
          </table:table-cell>
          <table:table-cell/>
        </table:table-row>
        <table:table-row table:style-name="ro1">
          <table:table-cell office:value-type="float" office:value="152165" calcext:value-type="float">
            <text:p>152165</text:p>
          </table:table-cell>
          <table:table-cell office:value-type="float" office:value="0" calcext:value-type="float">
            <text:p>0</text:p>
          </table:table-cell>
          <table:table-cell office:value-type="float" office:value="892599" calcext:value-type="float">
            <text:p>892599</text:p>
          </table:table-cell>
          <table:table-cell office:value-type="float" office:value="267432" calcext:value-type="float">
            <text:p>267432</text:p>
          </table:table-cell>
          <table:table-cell office:value-type="string" calcext:value-type="string">
            <text:p>[[@49376]] Thank you :)</text:p>
          </table:table-cell>
          <table:table-cell/>
        </table:table-row>
        <table:table-row table:style-name="ro1">
          <table:table-cell office:value-type="float" office:value="155659" calcext:value-type="float">
            <text:p>155659</text:p>
          </table:table-cell>
          <table:table-cell office:value-type="float" office:value="0" calcext:value-type="float">
            <text:p>0</text:p>
          </table:table-cell>
          <table:table-cell office:value-type="float" office:value="904662" calcext:value-type="float">
            <text:p>904662</text:p>
          </table:table-cell>
          <table:table-cell office:value-type="float" office:value="246770" calcext:value-type="float">
            <text:p>246770</text:p>
          </table:table-cell>
          <table:table-cell office:value-type="string" calcext:value-type="string">
            <text:p>[[@84444]] thanks Anju ...happy to share the good things in life :)</text:p>
          </table:table-cell>
          <table:table-cell/>
        </table:table-row>
        <table:table-row table:style-name="ro1">
          <table:table-cell office:value-type="float" office:value="206511" calcext:value-type="float">
            <text:p>206511</text:p>
          </table:table-cell>
          <table:table-cell office:value-type="float" office:value="0" calcext:value-type="float">
            <text:p>0</text:p>
          </table:table-cell>
          <table:table-cell office:value-type="float" office:value="1063998" calcext:value-type="float">
            <text:p>1063998</text:p>
          </table:table-cell>
          <table:table-cell office:value-type="float" office:value="320163" calcext:value-type="float">
            <text:p>320163</text:p>
          </table:table-cell>
          <table:table-cell office:value-type="string" calcext:value-type="string">
            <text:p>[[@1]] #trell</text:p>
          </table:table-cell>
          <table:table-cell/>
        </table:table-row>
        <table:table-row table:style-name="ro1">
          <table:table-cell office:value-type="float" office:value="217439" calcext:value-type="float">
            <text:p>217439</text:p>
          </table:table-cell>
          <table:table-cell office:value-type="float" office:value="0" calcext:value-type="float">
            <text:p>0</text:p>
          </table:table-cell>
          <table:table-cell office:value-type="float" office:value="1118895" calcext:value-type="float">
            <text:p>1118895</text:p>
          </table:table-cell>
          <table:table-cell office:value-type="float" office:value="84291" calcext:value-type="float">
            <text:p>84291</text:p>
          </table:table-cell>
          <table:table-cell office:value-type="string" calcext:value-type="string">
            <text:p>This looks so amazing ?</text:p>
          </table:table-cell>
          <table:table-cell/>
        </table:table-row>
        <table:table-row table:style-name="ro1">
          <table:table-cell office:value-type="float" office:value="240456" calcext:value-type="float">
            <text:p>240456</text:p>
          </table:table-cell>
          <table:table-cell office:value-type="float" office:value="0" calcext:value-type="float">
            <text:p>0</text:p>
          </table:table-cell>
          <table:table-cell office:value-type="float" office:value="1138158" calcext:value-type="float">
            <text:p>1138158</text:p>
          </table:table-cell>
          <table:table-cell office:value-type="float" office:value="136338" calcext:value-type="float">
            <text:p>136338</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243993" calcext:value-type="float">
            <text:p>243993</text:p>
          </table:table-cell>
          <table:table-cell office:value-type="float" office:value="0" calcext:value-type="float">
            <text:p>0</text:p>
          </table:table-cell>
          <table:table-cell office:value-type="float" office:value="1220829" calcext:value-type="float">
            <text:p>1220829</text:p>
          </table:table-cell>
          <table:table-cell office:value-type="float" office:value="42760" calcext:value-type="float">
            <text:p>42760</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256494" calcext:value-type="float">
            <text:p>256494</text:p>
          </table:table-cell>
          <table:table-cell office:value-type="float" office:value="0" calcext:value-type="float">
            <text:p>0</text:p>
          </table:table-cell>
          <table:table-cell office:value-type="float" office:value="1317013" calcext:value-type="float">
            <text:p>1317013</text:p>
          </table:table-cell>
          <table:table-cell office:value-type="float" office:value="85780" calcext:value-type="float">
            <text:p>85780</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65027" calcext:value-type="float">
            <text:p>265027</text:p>
          </table:table-cell>
          <table:table-cell office:value-type="float" office:value="0" calcext:value-type="float">
            <text:p>0</text:p>
          </table:table-cell>
          <table:table-cell office:value-type="float" office:value="1380834" calcext:value-type="float">
            <text:p>1380834</text:p>
          </table:table-cell>
          <table:table-cell office:value-type="float" office:value="87938" calcext:value-type="float">
            <text:p>87938</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359069" calcext:value-type="float">
            <text:p>359069</text:p>
          </table:table-cell>
          <table:table-cell office:value-type="float" office:value="0" calcext:value-type="float">
            <text:p>0</text:p>
          </table:table-cell>
          <table:table-cell office:value-type="float" office:value="1993024" calcext:value-type="float">
            <text:p>1993024</text:p>
          </table:table-cell>
          <table:table-cell office:value-type="float" office:value="77459" calcext:value-type="float">
            <text:p>7745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411471" calcext:value-type="float">
            <text:p>411471</text:p>
          </table:table-cell>
          <table:table-cell office:value-type="float" office:value="0" calcext:value-type="float">
            <text:p>0</text:p>
          </table:table-cell>
          <table:table-cell office:value-type="float" office:value="2267536" calcext:value-type="float">
            <text:p>2267536</text:p>
          </table:table-cell>
          <table:table-cell office:value-type="float" office:value="1294029" calcext:value-type="float">
            <text:p>1294029</text:p>
          </table:table-cell>
          <table:table-cell office:value-type="string" calcext:value-type="string">
            <text:p>Wow</text:p>
          </table:table-cell>
          <table:table-cell/>
        </table:table-row>
        <table:table-row table:style-name="ro1">
          <table:table-cell office:value-type="float" office:value="416500" calcext:value-type="float">
            <text:p>416500</text:p>
          </table:table-cell>
          <table:table-cell office:value-type="float" office:value="0" calcext:value-type="float">
            <text:p>0</text:p>
          </table:table-cell>
          <table:table-cell office:value-type="float" office:value="2341980" calcext:value-type="float">
            <text:p>2341980</text:p>
          </table:table-cell>
          <table:table-cell office:value-type="float" office:value="558" calcext:value-type="float">
            <text:p>558</text:p>
          </table:table-cell>
          <table:table-cell office:value-type="string" calcext:value-type="string">
            <text:p>love briyani</text:p>
          </table:table-cell>
          <table:table-cell/>
        </table:table-row>
        <table:table-row table:style-name="ro1">
          <table:table-cell office:value-type="float" office:value="426747" calcext:value-type="float">
            <text:p>426747</text:p>
          </table:table-cell>
          <table:table-cell office:value-type="float" office:value="0" calcext:value-type="float">
            <text:p>0</text:p>
          </table:table-cell>
          <table:table-cell office:value-type="float" office:value="2290902" calcext:value-type="float">
            <text:p>2290902</text:p>
          </table:table-cell>
          <table:table-cell office:value-type="float" office:value="28310" calcext:value-type="float">
            <text:p>28310</text:p>
          </table:table-cell>
          <table:table-cell office:value-type="string" calcext:value-type="string">
            <text:p>cool</text:p>
          </table:table-cell>
          <table:table-cell/>
        </table:table-row>
        <table:table-row table:style-name="ro1">
          <table:table-cell office:value-type="float" office:value="71363" calcext:value-type="float">
            <text:p>71363</text:p>
          </table:table-cell>
          <table:table-cell office:value-type="float" office:value="0" calcext:value-type="float">
            <text:p>0</text:p>
          </table:table-cell>
          <table:table-cell office:value-type="float" office:value="706037" calcext:value-type="float">
            <text:p>706037</text:p>
          </table:table-cell>
          <table:table-cell office:value-type="float" office:value="83283" calcext:value-type="float">
            <text:p>83283</text:p>
          </table:table-cell>
          <table:table-cell office:value-type="string" calcext:value-type="string">
            <text:p>Whoa! ?</text:p>
          </table:table-cell>
          <table:table-cell/>
        </table:table-row>
        <table:table-row table:style-name="ro1">
          <table:table-cell office:value-type="float" office:value="98082" calcext:value-type="float">
            <text:p>98082</text:p>
          </table:table-cell>
          <table:table-cell office:value-type="float" office:value="0" calcext:value-type="float">
            <text:p>0</text:p>
          </table:table-cell>
          <table:table-cell office:value-type="float" office:value="770912" calcext:value-type="float">
            <text:p>770912</text:p>
          </table:table-cell>
          <table:table-cell office:value-type="float" office:value="78412" calcext:value-type="float">
            <text:p>78412</text:p>
          </table:table-cell>
          <table:table-cell office:value-type="string" calcext:value-type="string">
            <text:p>Sahi banaya he !!</text:p>
          </table:table-cell>
          <table:table-cell/>
        </table:table-row>
        <table:table-row table:style-name="ro1">
          <table:table-cell office:value-type="float" office:value="147990" calcext:value-type="float">
            <text:p>147990</text:p>
          </table:table-cell>
          <table:table-cell office:value-type="float" office:value="0" calcext:value-type="float">
            <text:p>0</text:p>
          </table:table-cell>
          <table:table-cell office:value-type="float" office:value="883970" calcext:value-type="float">
            <text:p>883970</text:p>
          </table:table-cell>
          <table:table-cell office:value-type="float" office:value="77132" calcext:value-type="float">
            <text:p>77132</text:p>
          </table:table-cell>
          <table:table-cell office:value-type="string" calcext:value-type="string">
            <text:p>Dum hai bhai!</text:p>
          </table:table-cell>
          <table:table-cell/>
        </table:table-row>
        <table:table-row table:style-name="ro1">
          <table:table-cell office:value-type="float" office:value="172548" calcext:value-type="float">
            <text:p>172548</text:p>
          </table:table-cell>
          <table:table-cell office:value-type="float" office:value="0" calcext:value-type="float">
            <text:p>0</text:p>
          </table:table-cell>
          <table:table-cell office:value-type="float" office:value="952730" calcext:value-type="float">
            <text:p>952730</text:p>
          </table:table-cell>
          <table:table-cell office:value-type="float" office:value="48454" calcext:value-type="float">
            <text:p>48454</text:p>
          </table:table-cell>
          <table:table-cell office:value-type="string" calcext:value-type="string">
            <text:p>The photos are just so cool, what camera do you use?</text:p>
          </table:table-cell>
          <table:table-cell/>
        </table:table-row>
        <table:table-row table:style-name="ro1">
          <table:table-cell office:value-type="float" office:value="205113" calcext:value-type="float">
            <text:p>205113</text:p>
          </table:table-cell>
          <table:table-cell office:value-type="float" office:value="0" calcext:value-type="float">
            <text:p>0</text:p>
          </table:table-cell>
          <table:table-cell office:value-type="float" office:value="1060553" calcext:value-type="float">
            <text:p>1060553</text:p>
          </table:table-cell>
          <table:table-cell office:value-type="float" office:value="237776" calcext:value-type="float">
            <text:p>237776</text:p>
          </table:table-cell>
          <table:table-cell office:value-type="string" calcext:value-type="string">
            <text:p>One best from the basket</text:p>
          </table:table-cell>
          <table:table-cell/>
        </table:table-row>
        <table:table-row table:style-name="ro1">
          <table:table-cell office:value-type="float" office:value="222551" calcext:value-type="float">
            <text:p>222551</text:p>
          </table:table-cell>
          <table:table-cell office:value-type="float" office:value="0" calcext:value-type="float">
            <text:p>0</text:p>
          </table:table-cell>
          <table:table-cell office:value-type="float" office:value="1147004" calcext:value-type="float">
            <text:p>1147004</text:p>
          </table:table-cell>
          <table:table-cell office:value-type="float" office:value="79843" calcext:value-type="float">
            <text:p>79843</text:p>
          </table:table-cell>
          <table:table-cell office:value-type="string" calcext:value-type="string">
            <text:p>Lajavaab</text:p>
          </table:table-cell>
          <table:table-cell/>
        </table:table-row>
        <table:table-row table:style-name="ro1">
          <table:table-cell office:value-type="float" office:value="299968" calcext:value-type="float">
            <text:p>299968</text:p>
          </table:table-cell>
          <table:table-cell office:value-type="float" office:value="1170236" calcext:value-type="float">
            <text:p>1170236</text:p>
          </table:table-cell>
          <table:table-cell office:value-type="float" office:value="0" calcext:value-type="float">
            <text:p>0</text:p>
          </table:table-cell>
          <table:table-cell office:value-type="float" office:value="488205" calcext:value-type="float">
            <text:p>488205</text:p>
          </table:table-cell>
          <table:table-cell office:value-type="string" calcext:value-type="string">
            <text:p>Same my mom and dad make my home</text:p>
          </table:table-cell>
          <table:table-cell/>
        </table:table-row>
        <table:table-row table:style-name="ro1">
          <table:table-cell office:value-type="float" office:value="70461" calcext:value-type="float">
            <text:p>70461</text:p>
          </table:table-cell>
          <table:table-cell office:value-type="float" office:value="0" calcext:value-type="float">
            <text:p>0</text:p>
          </table:table-cell>
          <table:table-cell office:value-type="float" office:value="702899" calcext:value-type="float">
            <text:p>702899</text:p>
          </table:table-cell>
          <table:table-cell office:value-type="float" office:value="204102" calcext:value-type="float">
            <text:p>204102</text:p>
          </table:table-cell>
          <table:table-cell office:value-type="string" calcext:value-type="string">
            <text:p>[[@40242]] <text:s text:c="2"/>Thanks for the feedback....if u can explain a bit so that I can be more clear about ur opinion... which might help me to improve my work...</text:p>
          </table:table-cell>
          <table:table-cell/>
        </table:table-row>
        <table:table-row table:style-name="ro1">
          <table:table-cell office:value-type="float" office:value="189527" calcext:value-type="float">
            <text:p>189527</text:p>
          </table:table-cell>
          <table:table-cell office:value-type="float" office:value="583127" calcext:value-type="float">
            <text:p>583127</text:p>
          </table:table-cell>
          <table:table-cell office:value-type="float" office:value="0" calcext:value-type="float">
            <text:p>0</text:p>
          </table:table-cell>
          <table:table-cell office:value-type="float" office:value="210100" calcext:value-type="float">
            <text:p>210100</text:p>
          </table:table-cell>
          <table:table-cell office:value-type="string" calcext:value-type="string">
            <text:p>[[@172102]] take me here</text:p>
          </table:table-cell>
          <table:table-cell/>
        </table:table-row>
        <table:table-row table:style-name="ro1">
          <table:table-cell office:value-type="float" office:value="349961" calcext:value-type="float">
            <text:p>349961</text:p>
          </table:table-cell>
          <table:table-cell office:value-type="float" office:value="0" calcext:value-type="float">
            <text:p>0</text:p>
          </table:table-cell>
          <table:table-cell office:value-type="float" office:value="1880364" calcext:value-type="float">
            <text:p>1880364</text:p>
          </table:table-cell>
          <table:table-cell office:value-type="float" office:value="578835" calcext:value-type="float">
            <text:p>578835</text:p>
          </table:table-cell>
          <table:table-cell office:value-type="string" calcext:value-type="string">
            <text:p>Thank you <text:s/>all for showering your interest in my trail...</text:p>
          </table:table-cell>
          <table:table-cell/>
        </table:table-row>
        <table:table-row table:style-name="ro1">
          <table:table-cell office:value-type="float" office:value="349968" calcext:value-type="float">
            <text:p>349968</text:p>
          </table:table-cell>
          <table:table-cell office:value-type="float" office:value="0" calcext:value-type="float">
            <text:p>0</text:p>
          </table:table-cell>
          <table:table-cell office:value-type="float" office:value="1879107" calcext:value-type="float">
            <text:p>1879107</text:p>
          </table:table-cell>
          <table:table-cell office:value-type="float" office:value="581371" calcext:value-type="float">
            <text:p>581371</text:p>
          </table:table-cell>
          <table:table-cell office:value-type="string" calcext:value-type="string">
            <text:p>[[@40328]] <text:s/>Thank you. Didn't expect my first trail will have this much view!</text:p>
          </table:table-cell>
          <table:table-cell/>
        </table:table-row>
        <table:table-row table:style-name="ro1">
          <table:table-cell office:value-type="float" office:value="368661" calcext:value-type="float">
            <text:p>368661</text:p>
          </table:table-cell>
          <table:table-cell office:value-type="float" office:value="0" calcext:value-type="float">
            <text:p>0</text:p>
          </table:table-cell>
          <table:table-cell office:value-type="float" office:value="2171093" calcext:value-type="float">
            <text:p>2171093</text:p>
          </table:table-cell>
          <table:table-cell office:value-type="float" office:value="45869" calcext:value-type="float">
            <text:p>45869</text:p>
          </table:table-cell>
          <table:table-cell office:value-type="string" calcext:value-type="string">
            <text:p>Such a good Trail requires more appreciation, you should try and get more followers you know!</text:p>
          </table:table-cell>
          <table:table-cell/>
        </table:table-row>
        <table:table-row table:style-name="ro1">
          <table:table-cell office:value-type="float" office:value="391636" calcext:value-type="float">
            <text:p>391636</text:p>
          </table:table-cell>
          <table:table-cell office:value-type="float" office:value="0" calcext:value-type="float">
            <text:p>0</text:p>
          </table:table-cell>
          <table:table-cell office:value-type="float" office:value="49012" calcext:value-type="float">
            <text:p>49012</text:p>
          </table:table-cell>
          <table:table-cell office:value-type="float" office:value="442558" calcext:value-type="float">
            <text:p>442558</text:p>
          </table:table-cell>
          <table:table-cell office:value-type="string" calcext:value-type="string">
            <text:p>Ya it's a beautiful place . Am from Karnataka</text:p>
          </table:table-cell>
          <table:table-cell/>
        </table:table-row>
        <table:table-row table:style-name="ro1">
          <table:table-cell office:value-type="float" office:value="405686" calcext:value-type="float">
            <text:p>405686</text:p>
          </table:table-cell>
          <table:table-cell office:value-type="float" office:value="0" calcext:value-type="float">
            <text:p>0</text:p>
          </table:table-cell>
          <table:table-cell office:value-type="float" office:value="862959" calcext:value-type="float">
            <text:p>862959</text:p>
          </table:table-cell>
          <table:table-cell office:value-type="float" office:value="1100168" calcext:value-type="float">
            <text:p>1100168</text:p>
          </table:table-cell>
          <table:table-cell office:value-type="string" calcext:value-type="string">
            <text:p>Hi</text:p>
          </table:table-cell>
          <table:table-cell/>
        </table:table-row>
        <table:table-row table:style-name="ro1">
          <table:table-cell office:value-type="float" office:value="453429" calcext:value-type="float">
            <text:p>453429</text:p>
          </table:table-cell>
          <table:table-cell office:value-type="float" office:value="0" calcext:value-type="float">
            <text:p>0</text:p>
          </table:table-cell>
          <table:table-cell office:value-type="float" office:value="1689958" calcext:value-type="float">
            <text:p>1689958</text:p>
          </table:table-cell>
          <table:table-cell office:value-type="float" office:value="1993755" calcext:value-type="float">
            <text:p>1993755</text:p>
          </table:table-cell>
          <table:table-cell office:value-type="string" calcext:value-type="string">
            <text:p>Hii</text:p>
          </table:table-cell>
          <table:table-cell/>
        </table:table-row>
        <table:table-row table:style-name="ro1">
          <table:table-cell office:value-type="float" office:value="26884" calcext:value-type="float">
            <text:p>26884</text:p>
          </table:table-cell>
          <table:table-cell office:value-type="float" office:value="0" calcext:value-type="float">
            <text:p>0</text:p>
          </table:table-cell>
          <table:table-cell office:value-type="float" office:value="604287" calcext:value-type="float">
            <text:p>604287</text:p>
          </table:table-cell>
          <table:table-cell office:value-type="float" office:value="19674" calcext:value-type="float">
            <text:p>19674</text:p>
          </table:table-cell>
          <table:table-cell office:value-type="string" calcext:value-type="string">
            <text:p>The photos are just so cool, what camera do you use?</text:p>
          </table:table-cell>
          <table:table-cell/>
        </table:table-row>
        <table:table-row table:style-name="ro1">
          <table:table-cell office:value-type="float" office:value="59142" calcext:value-type="float">
            <text:p>59142</text:p>
          </table:table-cell>
          <table:table-cell office:value-type="float" office:value="0" calcext:value-type="float">
            <text:p>0</text:p>
          </table:table-cell>
          <table:table-cell office:value-type="float" office:value="674975" calcext:value-type="float">
            <text:p>674975</text:p>
          </table:table-cell>
          <table:table-cell office:value-type="float" office:value="198270" calcext:value-type="float">
            <text:p>198270</text:p>
          </table:table-cell>
          <table:table-cell office:value-type="string" calcext:value-type="string">
            <text:p>Thank u so much..</text:p>
          </table:table-cell>
          <table:table-cell/>
        </table:table-row>
        <table:table-row table:style-name="ro1">
          <table:table-cell office:value-type="float" office:value="138499" calcext:value-type="float">
            <text:p>138499</text:p>
          </table:table-cell>
          <table:table-cell office:value-type="float" office:value="0" calcext:value-type="float">
            <text:p>0</text:p>
          </table:table-cell>
          <table:table-cell office:value-type="float" office:value="862024" calcext:value-type="float">
            <text:p>862024</text:p>
          </table:table-cell>
          <table:table-cell office:value-type="float" office:value="76591" calcext:value-type="float">
            <text:p>76591</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38670" calcext:value-type="float">
            <text:p>138670</text:p>
          </table:table-cell>
          <table:table-cell office:value-type="float" office:value="0" calcext:value-type="float">
            <text:p>0</text:p>
          </table:table-cell>
          <table:table-cell office:value-type="float" office:value="864116" calcext:value-type="float">
            <text:p>864116</text:p>
          </table:table-cell>
          <table:table-cell office:value-type="float" office:value="88476" calcext:value-type="float">
            <text:p>88476</text:p>
          </table:table-cell>
          <table:table-cell office:value-type="string" calcext:value-type="string">
            <text:p>Subahnaalah!</text:p>
          </table:table-cell>
          <table:table-cell/>
        </table:table-row>
        <table:table-row table:style-name="ro1">
          <table:table-cell office:value-type="float" office:value="176992" calcext:value-type="float">
            <text:p>176992</text:p>
          </table:table-cell>
          <table:table-cell office:value-type="float" office:value="0" calcext:value-type="float">
            <text:p>0</text:p>
          </table:table-cell>
          <table:table-cell office:value-type="float" office:value="966238" calcext:value-type="float">
            <text:p>966238</text:p>
          </table:table-cell>
          <table:table-cell office:value-type="float" office:value="80998" calcext:value-type="float">
            <text:p>80998</text:p>
          </table:table-cell>
          <table:table-cell office:value-type="string" calcext:value-type="string">
            <text:p>Sahi hai yeh toh bc</text:p>
          </table:table-cell>
          <table:table-cell/>
        </table:table-row>
        <table:table-row table:style-name="ro1">
          <table:table-cell office:value-type="float" office:value="212033" calcext:value-type="float">
            <text:p>212033</text:p>
          </table:table-cell>
          <table:table-cell office:value-type="float" office:value="0" calcext:value-type="float">
            <text:p>0</text:p>
          </table:table-cell>
          <table:table-cell office:value-type="float" office:value="1090025" calcext:value-type="float">
            <text:p>1090025</text:p>
          </table:table-cell>
          <table:table-cell office:value-type="float" office:value="86373" calcext:value-type="float">
            <text:p>86373</text:p>
          </table:table-cell>
          <table:table-cell office:value-type="string" calcext:value-type="string">
            <text:p>Awesome post! :)</text:p>
          </table:table-cell>
          <table:table-cell/>
        </table:table-row>
        <table:table-row table:style-name="ro1">
          <table:table-cell office:value-type="float" office:value="217882" calcext:value-type="float">
            <text:p>217882</text:p>
          </table:table-cell>
          <table:table-cell office:value-type="float" office:value="0" calcext:value-type="float">
            <text:p>0</text:p>
          </table:table-cell>
          <table:table-cell office:value-type="float" office:value="1094772" calcext:value-type="float">
            <text:p>1094772</text:p>
          </table:table-cell>
          <table:table-cell office:value-type="float" office:value="329675" calcext:value-type="float">
            <text:p>329675</text:p>
          </table:table-cell>
          <table:table-cell office:value-type="string" calcext:value-type="string">
            <text:p>[[@41160]] <text:s/>contact me on Instagram -kapilarya97</text:p>
          </table:table-cell>
          <table:table-cell/>
        </table:table-row>
        <table:table-row table:style-name="ro1">
          <table:table-cell office:value-type="float" office:value="318287" calcext:value-type="float">
            <text:p>318287</text:p>
          </table:table-cell>
          <table:table-cell office:value-type="float" office:value="0" calcext:value-type="float">
            <text:p>0</text:p>
          </table:table-cell>
          <table:table-cell office:value-type="float" office:value="1693120" calcext:value-type="float">
            <text:p>1693120</text:p>
          </table:table-cell>
          <table:table-cell office:value-type="float" office:value="522317" calcext:value-type="float">
            <text:p>522317</text:p>
          </table:table-cell>
          <table:table-cell office:value-type="string" calcext:value-type="string">
            <text:p>Best of luck</text:p>
          </table:table-cell>
          <table:table-cell/>
        </table:table-row>
        <table:table-row table:style-name="ro1">
          <table:table-cell office:value-type="float" office:value="385361" calcext:value-type="float">
            <text:p>385361</text:p>
          </table:table-cell>
          <table:table-cell office:value-type="float" office:value="0" calcext:value-type="float">
            <text:p>0</text:p>
          </table:table-cell>
          <table:table-cell office:value-type="float" office:value="2260515" calcext:value-type="float">
            <text:p>2260515</text:p>
          </table:table-cell>
          <table:table-cell office:value-type="float" office:value="884277" calcext:value-type="float">
            <text:p>884277</text:p>
          </table:table-cell>
          <table:table-cell office:value-type="string" calcext:value-type="string">
            <text:p>Awsome place to visit</text:p>
          </table:table-cell>
          <table:table-cell/>
        </table:table-row>
        <table:table-row table:style-name="ro1">
          <table:table-cell office:value-type="float" office:value="388469" calcext:value-type="float">
            <text:p>388469</text:p>
          </table:table-cell>
          <table:table-cell office:value-type="float" office:value="0" calcext:value-type="float">
            <text:p>0</text:p>
          </table:table-cell>
          <table:table-cell office:value-type="float" office:value="1617615" calcext:value-type="float">
            <text:p>1617615</text:p>
          </table:table-cell>
          <table:table-cell office:value-type="float" office:value="193871" calcext:value-type="float">
            <text:p>193871</text:p>
          </table:table-cell>
          <table:table-cell office:value-type="string" calcext:value-type="string">
            <text:p>Hey! It's breathtakingly Gorgeous! ✨ Plus the info you shared here gonna come handy pretty soon for me! Thanks indeed ?</text:p>
          </table:table-cell>
          <table:table-cell/>
        </table:table-row>
        <table:table-row table:style-name="ro1">
          <table:table-cell office:value-type="float" office:value="429877" calcext:value-type="float">
            <text:p>429877</text:p>
          </table:table-cell>
          <table:table-cell office:value-type="float" office:value="0" calcext:value-type="float">
            <text:p>0</text:p>
          </table:table-cell>
          <table:table-cell office:value-type="float" office:value="203018" calcext:value-type="float">
            <text:p>203018</text:p>
          </table:table-cell>
          <table:table-cell office:value-type="float" office:value="52938" calcext:value-type="float">
            <text:p>52938</text:p>
          </table:table-cell>
          <table:table-cell office:value-type="string" calcext:value-type="string">
            <text:p>nice place</text:p>
          </table:table-cell>
          <table:table-cell/>
        </table:table-row>
        <table:table-row table:style-name="ro1">
          <table:table-cell office:value-type="float" office:value="5914" calcext:value-type="float">
            <text:p>5914</text:p>
          </table:table-cell>
          <table:table-cell office:value-type="float" office:value="0" calcext:value-type="float">
            <text:p>0</text:p>
          </table:table-cell>
          <table:table-cell office:value-type="float" office:value="55486" calcext:value-type="float">
            <text:p>55486</text:p>
          </table:table-cell>
          <table:table-cell office:value-type="float" office:value="51882" calcext:value-type="float">
            <text:p>51882</text:p>
          </table:table-cell>
          <table:table-cell office:value-type="string" calcext:value-type="string">
            <text:p>Lovely pictures...?</text:p>
          </table:table-cell>
          <table:table-cell/>
        </table:table-row>
        <table:table-row table:style-name="ro1">
          <table:table-cell office:value-type="float" office:value="34572" calcext:value-type="float">
            <text:p>34572</text:p>
          </table:table-cell>
          <table:table-cell office:value-type="float" office:value="0" calcext:value-type="float">
            <text:p>0</text:p>
          </table:table-cell>
          <table:table-cell office:value-type="float" office:value="619175" calcext:value-type="float">
            <text:p>619175</text:p>
          </table:table-cell>
          <table:table-cell office:value-type="float" office:value="82327" calcext:value-type="float">
            <text:p>82327</text:p>
          </table:table-cell>
          <table:table-cell office:value-type="string" calcext:value-type="string">
            <text:p>Brilliant ?</text:p>
          </table:table-cell>
          <table:table-cell/>
        </table:table-row>
        <table:table-row table:style-name="ro1">
          <table:table-cell office:value-type="float" office:value="121363" calcext:value-type="float">
            <text:p>121363</text:p>
          </table:table-cell>
          <table:table-cell office:value-type="float" office:value="0" calcext:value-type="float">
            <text:p>0</text:p>
          </table:table-cell>
          <table:table-cell office:value-type="float" office:value="38512" calcext:value-type="float">
            <text:p>38512</text:p>
          </table:table-cell>
          <table:table-cell office:value-type="float" office:value="79168" calcext:value-type="float">
            <text:p>79168</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169538" calcext:value-type="float">
            <text:p>169538</text:p>
          </table:table-cell>
          <table:table-cell office:value-type="float" office:value="0" calcext:value-type="float">
            <text:p>0</text:p>
          </table:table-cell>
          <table:table-cell office:value-type="float" office:value="945272" calcext:value-type="float">
            <text:p>945272</text:p>
          </table:table-cell>
          <table:table-cell office:value-type="float" office:value="85873" calcext:value-type="float">
            <text:p>85873</text:p>
          </table:table-cell>
          <table:table-cell office:value-type="string" calcext:value-type="string">
            <text:p>Beautiful trail ? ?</text:p>
          </table:table-cell>
          <table:table-cell/>
        </table:table-row>
        <table:table-row table:style-name="ro1">
          <table:table-cell office:value-type="float" office:value="176520" calcext:value-type="float">
            <text:p>176520</text:p>
          </table:table-cell>
          <table:table-cell office:value-type="float" office:value="0" calcext:value-type="float">
            <text:p>0</text:p>
          </table:table-cell>
          <table:table-cell office:value-type="float" office:value="965846" calcext:value-type="float">
            <text:p>965846</text:p>
          </table:table-cell>
          <table:table-cell office:value-type="float" office:value="80440" calcext:value-type="float">
            <text:p>80440</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250483" calcext:value-type="float">
            <text:p>250483</text:p>
          </table:table-cell>
          <table:table-cell office:value-type="float" office:value="0" calcext:value-type="float">
            <text:p>0</text:p>
          </table:table-cell>
          <table:table-cell office:value-type="float" office:value="1269928" calcext:value-type="float">
            <text:p>1269928</text:p>
          </table:table-cell>
          <table:table-cell office:value-type="float" office:value="40290" calcext:value-type="float">
            <text:p>40290</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402268" calcext:value-type="float">
            <text:p>402268</text:p>
          </table:table-cell>
          <table:table-cell office:value-type="float" office:value="0" calcext:value-type="float">
            <text:p>0</text:p>
          </table:table-cell>
          <table:table-cell office:value-type="float" office:value="1121269" calcext:value-type="float">
            <text:p>1121269</text:p>
          </table:table-cell>
          <table:table-cell office:value-type="float" office:value="1067505" calcext:value-type="float">
            <text:p>1067505</text:p>
          </table:table-cell>
          <table:table-cell office:value-type="string" calcext:value-type="string">
            <text:p>Hi</text:p>
          </table:table-cell>
          <table:table-cell/>
        </table:table-row>
        <table:table-row table:style-name="ro1">
          <table:table-cell office:value-type="float" office:value="456978" calcext:value-type="float">
            <text:p>456978</text:p>
          </table:table-cell>
          <table:table-cell office:value-type="float" office:value="0" calcext:value-type="float">
            <text:p>0</text:p>
          </table:table-cell>
          <table:table-cell office:value-type="float" office:value="2263928" calcext:value-type="float">
            <text:p>2263928</text:p>
          </table:table-cell>
          <table:table-cell office:value-type="float" office:value="2099614" calcext:value-type="float">
            <text:p>2099614</text:p>
          </table:table-cell>
          <table:table-cell office:value-type="string" calcext:value-type="string">
            <text:p>Hio</text:p>
          </table:table-cell>
          <table:table-cell/>
        </table:table-row>
        <table:table-row table:style-name="ro1">
          <table:table-cell office:value-type="float" office:value="57495" calcext:value-type="float">
            <text:p>57495</text:p>
          </table:table-cell>
          <table:table-cell office:value-type="float" office:value="0" calcext:value-type="float">
            <text:p>0</text:p>
          </table:table-cell>
          <table:table-cell office:value-type="float" office:value="673133" calcext:value-type="float">
            <text:p>673133</text:p>
          </table:table-cell>
          <table:table-cell office:value-type="float" office:value="84733" calcext:value-type="float">
            <text:p>84733</text:p>
          </table:table-cell>
          <table:table-cell office:value-type="string" calcext:value-type="string">
            <text:p>you have travelled so much, i'm waiting to hear more stories</text:p>
          </table:table-cell>
          <table:table-cell/>
        </table:table-row>
        <table:table-row table:style-name="ro1">
          <table:table-cell office:value-type="float" office:value="77867" calcext:value-type="float">
            <text:p>77867</text:p>
          </table:table-cell>
          <table:table-cell office:value-type="float" office:value="0" calcext:value-type="float">
            <text:p>0</text:p>
          </table:table-cell>
          <table:table-cell office:value-type="float" office:value="728919" calcext:value-type="float">
            <text:p>728919</text:p>
          </table:table-cell>
          <table:table-cell office:value-type="float" office:value="83470" calcext:value-type="float">
            <text:p>83470</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132669" calcext:value-type="float">
            <text:p>132669</text:p>
          </table:table-cell>
          <table:table-cell office:value-type="float" office:value="0" calcext:value-type="float">
            <text:p>0</text:p>
          </table:table-cell>
          <table:table-cell office:value-type="float" office:value="846503" calcext:value-type="float">
            <text:p>846503</text:p>
          </table:table-cell>
          <table:table-cell office:value-type="float" office:value="45077" calcext:value-type="float">
            <text:p>45077</text:p>
          </table:table-cell>
          <table:table-cell office:value-type="string" calcext:value-type="string">
            <text:p>Wow! that's such a cool title! but the images were so blurry!</text:p>
          </table:table-cell>
          <table:table-cell/>
        </table:table-row>
        <table:table-row table:style-name="ro1">
          <table:table-cell office:value-type="float" office:value="133834" calcext:value-type="float">
            <text:p>133834</text:p>
          </table:table-cell>
          <table:table-cell office:value-type="float" office:value="0" calcext:value-type="float">
            <text:p>0</text:p>
          </table:table-cell>
          <table:table-cell office:value-type="float" office:value="849483" calcext:value-type="float">
            <text:p>849483</text:p>
          </table:table-cell>
          <table:table-cell office:value-type="float" office:value="253747" calcext:value-type="float">
            <text:p>253747</text:p>
          </table:table-cell>
          <table:table-cell office:value-type="string" calcext:value-type="string">
            <text:p>[[@83149]] this time i am trying to skip the mountains..jaisalmer is my next dream destination...but eventually i always end up in mountains ?</text:p>
          </table:table-cell>
          <table:table-cell/>
        </table:table-row>
        <table:table-row table:style-name="ro1">
          <table:table-cell office:value-type="float" office:value="134687" calcext:value-type="float">
            <text:p>134687</text:p>
          </table:table-cell>
          <table:table-cell office:value-type="float" office:value="0" calcext:value-type="float">
            <text:p>0</text:p>
          </table:table-cell>
          <table:table-cell office:value-type="float" office:value="850789" calcext:value-type="float">
            <text:p>850789</text:p>
          </table:table-cell>
          <table:table-cell office:value-type="float" office:value="85690" calcext:value-type="float">
            <text:p>85690</text:p>
          </table:table-cell>
          <table:table-cell office:value-type="string" calcext:value-type="string">
            <text:p>badhiya!</text:p>
          </table:table-cell>
          <table:table-cell/>
        </table:table-row>
        <table:table-row table:style-name="ro1">
          <table:table-cell office:value-type="float" office:value="173227" calcext:value-type="float">
            <text:p>173227</text:p>
          </table:table-cell>
          <table:table-cell office:value-type="float" office:value="0" calcext:value-type="float">
            <text:p>0</text:p>
          </table:table-cell>
          <table:table-cell office:value-type="float" office:value="854764" calcext:value-type="float">
            <text:p>854764</text:p>
          </table:table-cell>
          <table:table-cell office:value-type="float" office:value="255507" calcext:value-type="float">
            <text:p>255507</text:p>
          </table:table-cell>
          <table:table-cell office:value-type="string" calcext:value-type="string">
            <text:p>[[@45709]] you can check it out now!</text:p>
          </table:table-cell>
          <table:table-cell/>
        </table:table-row>
        <table:table-row table:style-name="ro1">
          <table:table-cell office:value-type="float" office:value="242299" calcext:value-type="float">
            <text:p>242299</text:p>
          </table:table-cell>
          <table:table-cell office:value-type="float" office:value="0" calcext:value-type="float">
            <text:p>0</text:p>
          </table:table-cell>
          <table:table-cell office:value-type="float" office:value="1212704" calcext:value-type="float">
            <text:p>1212704</text:p>
          </table:table-cell>
          <table:table-cell office:value-type="float" office:value="77534" calcext:value-type="float">
            <text:p>77534</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375434" calcext:value-type="float">
            <text:p>375434</text:p>
          </table:table-cell>
          <table:table-cell office:value-type="float" office:value="0" calcext:value-type="float">
            <text:p>0</text:p>
          </table:table-cell>
          <table:table-cell office:value-type="float" office:value="2226460" calcext:value-type="float">
            <text:p>2226460</text:p>
          </table:table-cell>
          <table:table-cell office:value-type="float" office:value="724024" calcext:value-type="float">
            <text:p>724024</text:p>
          </table:table-cell>
          <table:table-cell office:value-type="string" calcext:value-type="string">
            <text:p>[[@43048]] <text:s/>thanks a lot buddy. If you ask me Gokarna is highly recommend. You won't find the chaos in the beach unlike Goa.</text:p>
          </table:table-cell>
          <table:table-cell/>
        </table:table-row>
        <table:table-row table:style-name="ro1">
          <table:table-cell office:value-type="float" office:value="422400" calcext:value-type="float">
            <text:p>422400</text:p>
          </table:table-cell>
          <table:table-cell office:value-type="float" office:value="0" calcext:value-type="float">
            <text:p>0</text:p>
          </table:table-cell>
          <table:table-cell office:value-type="float" office:value="2353013" calcext:value-type="float">
            <text:p>2353013</text:p>
          </table:table-cell>
          <table:table-cell office:value-type="float" office:value="14651" calcext:value-type="float">
            <text:p>14651</text:p>
          </table:table-cell>
          <table:table-cell office:value-type="string" calcext:value-type="string">
            <text:p>Aap kaha ke ho </text:p>
          </table:table-cell>
          <table:table-cell/>
        </table:table-row>
        <table:table-row table:style-name="ro1">
          <table:table-cell office:value-type="float" office:value="20571" calcext:value-type="float">
            <text:p>20571</text:p>
          </table:table-cell>
          <table:table-cell office:value-type="float" office:value="0" calcext:value-type="float">
            <text:p>0</text:p>
          </table:table-cell>
          <table:table-cell office:value-type="float" office:value="584720" calcext:value-type="float">
            <text:p>584720</text:p>
          </table:table-cell>
          <table:table-cell office:value-type="float" office:value="43726" calcext:value-type="float">
            <text:p>43726</text:p>
          </table:table-cell>
          <table:table-cell office:value-type="string" calcext:value-type="string">
            <text:p>Your content is so good, wonder why the followers count is low!</text:p>
          </table:table-cell>
          <table:table-cell/>
        </table:table-row>
        <table:table-row table:style-name="ro1">
          <table:table-cell office:value-type="float" office:value="21335" calcext:value-type="float">
            <text:p>21335</text:p>
          </table:table-cell>
          <table:table-cell office:value-type="float" office:value="0" calcext:value-type="float">
            <text:p>0</text:p>
          </table:table-cell>
          <table:table-cell office:value-type="float" office:value="591609" calcext:value-type="float">
            <text:p>591609</text:p>
          </table:table-cell>
          <table:table-cell office:value-type="float" office:value="86442" calcext:value-type="float">
            <text:p>86442</text:p>
          </table:table-cell>
          <table:table-cell office:value-type="string" calcext:value-type="string">
            <text:p>Absolutely amazing ?</text:p>
          </table:table-cell>
          <table:table-cell/>
        </table:table-row>
        <table:table-row table:style-name="ro1">
          <table:table-cell office:value-type="float" office:value="46690" calcext:value-type="float">
            <text:p>46690</text:p>
          </table:table-cell>
          <table:table-cell office:value-type="float" office:value="285332" calcext:value-type="float">
            <text:p>285332</text:p>
          </table:table-cell>
          <table:table-cell office:value-type="float" office:value="0" calcext:value-type="float">
            <text:p>0</text:p>
          </table:table-cell>
          <table:table-cell office:value-type="float" office:value="186050" calcext:value-type="float">
            <text:p>186050</text:p>
          </table:table-cell>
          <table:table-cell office:value-type="string" calcext:value-type="string">
            <text:p>Made by Britishers but a proud monument for India</text:p>
          </table:table-cell>
          <table:table-cell/>
        </table:table-row>
        <table:table-row table:style-name="ro1">
          <table:table-cell office:value-type="float" office:value="152630" calcext:value-type="float">
            <text:p>152630</text:p>
          </table:table-cell>
          <table:table-cell office:value-type="float" office:value="0" calcext:value-type="float">
            <text:p>0</text:p>
          </table:table-cell>
          <table:table-cell office:value-type="float" office:value="892593" calcext:value-type="float">
            <text:p>892593</text:p>
          </table:table-cell>
          <table:table-cell office:value-type="float" office:value="10477" calcext:value-type="float">
            <text:p>10477</text:p>
          </table:table-cell>
          <table:table-cell office:value-type="string" calcext:value-type="string">
            <text:p>This is so cool</text:p>
          </table:table-cell>
          <table:table-cell/>
        </table:table-row>
        <table:table-row table:style-name="ro1">
          <table:table-cell office:value-type="float" office:value="183733" calcext:value-type="float">
            <text:p>183733</text:p>
          </table:table-cell>
          <table:table-cell office:value-type="float" office:value="0" calcext:value-type="float">
            <text:p>0</text:p>
          </table:table-cell>
          <table:table-cell office:value-type="float" office:value="1313" calcext:value-type="float">
            <text:p>1313</text:p>
          </table:table-cell>
          <table:table-cell office:value-type="float" office:value="40221" calcext:value-type="float">
            <text:p>40221</text:p>
          </table:table-cell>
          <table:table-cell office:value-type="string" calcext:value-type="string">
            <text:p>Awesome! I too am heading there next week</text:p>
          </table:table-cell>
          <table:table-cell/>
        </table:table-row>
        <table:table-row table:style-name="ro1">
          <table:table-cell office:value-type="float" office:value="305570" calcext:value-type="float">
            <text:p>305570</text:p>
          </table:table-cell>
          <table:table-cell office:value-type="float" office:value="0" calcext:value-type="float">
            <text:p>0</text:p>
          </table:table-cell>
          <table:table-cell office:value-type="float" office:value="1615502" calcext:value-type="float">
            <text:p>1615502</text:p>
          </table:table-cell>
          <table:table-cell office:value-type="float" office:value="39445" calcext:value-type="float">
            <text:p>39445</text:p>
          </table:table-cell>
          <table:table-cell office:value-type="string" calcext:value-type="string">
            <text:p>Keep trelling ❤️❤️</text:p>
          </table:table-cell>
          <table:table-cell/>
        </table:table-row>
        <table:table-row table:style-name="ro1">
          <table:table-cell office:value-type="float" office:value="398074" calcext:value-type="float">
            <text:p>398074</text:p>
          </table:table-cell>
          <table:table-cell office:value-type="float" office:value="0" calcext:value-type="float">
            <text:p>0</text:p>
          </table:table-cell>
          <table:table-cell office:value-type="float" office:value="846495" calcext:value-type="float">
            <text:p>846495</text:p>
          </table:table-cell>
          <table:table-cell office:value-type="float" office:value="212" calcext:value-type="float">
            <text:p>212</text:p>
          </table:table-cell>
          <table:table-cell office:value-type="string" calcext:value-type="string">
            <text:p>do visit</text:p>
          </table:table-cell>
          <table:table-cell/>
        </table:table-row>
        <table:table-row table:style-name="ro6">
          <table:table-cell office:value-type="float" office:value="464762" calcext:value-type="float">
            <text:p>464762</text:p>
          </table:table-cell>
          <table:table-cell office:value-type="float" office:value="0" calcext:value-type="float">
            <text:p>0</text:p>
          </table:table-cell>
          <table:table-cell office:value-type="float" office:value="2264255" calcext:value-type="float">
            <text:p>2264255</text:p>
          </table:table-cell>
          <table:table-cell office:value-type="float" office:value="2215419" calcext:value-type="float">
            <text:p>2215419</text:p>
          </table:table-cell>
          <table:table-cell office:value-type="string" calcext:value-type="string">
            <text:p>? विश्व के जाने-माने पंडित श्याम स्वामी जी </text:p>
            <text:p>?#Love_Marriage_Specialist</text:p>
            <text:p>Call +91-9950857579</text:p>
            <text:p>सोचने से नही सम्पर्क करने से दूर होगा ?</text:p>
            <text:p>Love Marriage Specialist </text:p>
            <text:p>Love Problem Solution </text:p>
            <text:p>Love Vashikaran Specialist ?</text:p>
            <text:p>All Problem Solution </text:p>
            <text:p>Get Love Back By Solution?</text:p>
            <text:p> समस्या चाहे कैसी भी हो जड़ से खत्म। बड़ी से बड़ी समस्या का समाधान। अपने मन चाहे प्यार को पाना, काम कारोबार, किया कराया, सोतन से छुटकारा, पति - पत्नी में अनबन, ?</text:p>
            <text:p>You will chat on whatsup and call now +91-9950857579</text:p>
          </table:table-cell>
          <table:table-cell/>
        </table:table-row>
        <table:table-row table:style-name="ro1">
          <table:table-cell office:value-type="float" office:value="19940" calcext:value-type="float">
            <text:p>19940</text:p>
          </table:table-cell>
          <table:table-cell office:value-type="float" office:value="0" calcext:value-type="float">
            <text:p>0</text:p>
          </table:table-cell>
          <table:table-cell office:value-type="float" office:value="582054" calcext:value-type="float">
            <text:p>582054</text:p>
          </table:table-cell>
          <table:table-cell office:value-type="float" office:value="86169" calcext:value-type="float">
            <text:p>86169</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135587" calcext:value-type="float">
            <text:p>135587</text:p>
          </table:table-cell>
          <table:table-cell office:value-type="float" office:value="0" calcext:value-type="float">
            <text:p>0</text:p>
          </table:table-cell>
          <table:table-cell office:value-type="float" office:value="855554" calcext:value-type="float">
            <text:p>855554</text:p>
          </table:table-cell>
          <table:table-cell office:value-type="float" office:value="84651" calcext:value-type="float">
            <text:p>84651</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66316" calcext:value-type="float">
            <text:p>166316</text:p>
          </table:table-cell>
          <table:table-cell office:value-type="float" office:value="12029" calcext:value-type="float">
            <text:p>12029</text:p>
          </table:table-cell>
          <table:table-cell office:value-type="float" office:value="0" calcext:value-type="float">
            <text:p>0</text:p>
          </table:table-cell>
          <table:table-cell office:value-type="float" office:value="224123" calcext:value-type="float">
            <text:p>224123</text:p>
          </table:table-cell>
          <table:table-cell office:value-type="string" calcext:value-type="string">
            <text:p>Awesome</text:p>
          </table:table-cell>
          <table:table-cell/>
        </table:table-row>
        <table:table-row table:style-name="ro1">
          <table:table-cell office:value-type="float" office:value="228875" calcext:value-type="float">
            <text:p>228875</text:p>
          </table:table-cell>
          <table:table-cell office:value-type="float" office:value="0" calcext:value-type="float">
            <text:p>0</text:p>
          </table:table-cell>
          <table:table-cell office:value-type="float" office:value="1171401" calcext:value-type="float">
            <text:p>1171401</text:p>
          </table:table-cell>
          <table:table-cell office:value-type="float" office:value="81097" calcext:value-type="float">
            <text:p>81097</text:p>
          </table:table-cell>
          <table:table-cell office:value-type="string" calcext:value-type="string">
            <text:p>Atti Sundar!</text:p>
          </table:table-cell>
          <table:table-cell/>
        </table:table-row>
        <table:table-row table:style-name="ro1">
          <table:table-cell office:value-type="float" office:value="240080" calcext:value-type="float">
            <text:p>240080</text:p>
          </table:table-cell>
          <table:table-cell office:value-type="float" office:value="0" calcext:value-type="float">
            <text:p>0</text:p>
          </table:table-cell>
          <table:table-cell office:value-type="float" office:value="1198027" calcext:value-type="float">
            <text:p>1198027</text:p>
          </table:table-cell>
          <table:table-cell office:value-type="float" office:value="79720" calcext:value-type="float">
            <text:p>79720</text:p>
          </table:table-cell>
          <table:table-cell office:value-type="string" calcext:value-type="string">
            <text:p>Hey what time of the year is best to visit this place?</text:p>
          </table:table-cell>
          <table:table-cell/>
        </table:table-row>
        <table:table-row table:style-name="ro1">
          <table:table-cell office:value-type="float" office:value="287297" calcext:value-type="float">
            <text:p>287297</text:p>
          </table:table-cell>
          <table:table-cell office:value-type="float" office:value="0" calcext:value-type="float">
            <text:p>0</text:p>
          </table:table-cell>
          <table:table-cell office:value-type="float" office:value="1512678" calcext:value-type="float">
            <text:p>1512678</text:p>
          </table:table-cell>
          <table:table-cell office:value-type="float" office:value="81789" calcext:value-type="float">
            <text:p>81789</text:p>
          </table:table-cell>
          <table:table-cell office:value-type="string" calcext:value-type="string">
            <text:p>This is nice ???</text:p>
          </table:table-cell>
          <table:table-cell/>
        </table:table-row>
        <table:table-row table:style-name="ro1">
          <table:table-cell office:value-type="float" office:value="308618" calcext:value-type="float">
            <text:p>308618</text:p>
          </table:table-cell>
          <table:table-cell office:value-type="float" office:value="0" calcext:value-type="float">
            <text:p>0</text:p>
          </table:table-cell>
          <table:table-cell office:value-type="float" office:value="1634438" calcext:value-type="float">
            <text:p>1634438</text:p>
          </table:table-cell>
          <table:table-cell office:value-type="float" office:value="82845" calcext:value-type="float">
            <text:p>8284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58475" calcext:value-type="float">
            <text:p>358475</text:p>
          </table:table-cell>
          <table:table-cell office:value-type="float" office:value="0" calcext:value-type="float">
            <text:p>0</text:p>
          </table:table-cell>
          <table:table-cell office:value-type="float" office:value="1981873" calcext:value-type="float">
            <text:p>1981873</text:p>
          </table:table-cell>
          <table:table-cell office:value-type="float" office:value="77391" calcext:value-type="float">
            <text:p>77391</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379998" calcext:value-type="float">
            <text:p>379998</text:p>
          </table:table-cell>
          <table:table-cell office:value-type="float" office:value="0" calcext:value-type="float">
            <text:p>0</text:p>
          </table:table-cell>
          <table:table-cell office:value-type="float" office:value="2129924" calcext:value-type="float">
            <text:p>2129924</text:p>
          </table:table-cell>
          <table:table-cell office:value-type="float" office:value="765359" calcext:value-type="float">
            <text:p>765359</text:p>
          </table:table-cell>
          <table:table-cell office:value-type="string" calcext:value-type="string">
            <text:p>Very beautiful</text:p>
          </table:table-cell>
          <table:table-cell/>
        </table:table-row>
        <table:table-row table:style-name="ro1">
          <table:table-cell office:value-type="float" office:value="399694" calcext:value-type="float">
            <text:p>399694</text:p>
          </table:table-cell>
          <table:table-cell office:value-type="float" office:value="0" calcext:value-type="float">
            <text:p>0</text:p>
          </table:table-cell>
          <table:table-cell office:value-type="float" office:value="940677" calcext:value-type="float">
            <text:p>940677</text:p>
          </table:table-cell>
          <table:table-cell office:value-type="float" office:value="860" calcext:value-type="float">
            <text:p>860</text:p>
          </table:table-cell>
          <table:table-cell office:value-type="string" calcext:value-type="string">
            <text:p>Nice</text:p>
          </table:table-cell>
          <table:table-cell/>
        </table:table-row>
        <table:table-row table:style-name="ro1">
          <table:table-cell office:value-type="float" office:value="433252" calcext:value-type="float">
            <text:p>433252</text:p>
          </table:table-cell>
          <table:table-cell office:value-type="float" office:value="0" calcext:value-type="float">
            <text:p>0</text:p>
          </table:table-cell>
          <table:table-cell office:value-type="float" office:value="2296097" calcext:value-type="float">
            <text:p>2296097</text:p>
          </table:table-cell>
          <table:table-cell office:value-type="float" office:value="46752" calcext:value-type="float">
            <text:p>46752</text:p>
          </table:table-cell>
          <table:table-cell office:value-type="string" calcext:value-type="string">
            <text:p>what is that </text:p>
          </table:table-cell>
          <table:table-cell/>
        </table:table-row>
        <table:table-row table:style-name="ro1">
          <table:table-cell office:value-type="float" office:value="16360" calcext:value-type="float">
            <text:p>16360</text:p>
          </table:table-cell>
          <table:table-cell office:value-type="float" office:value="0" calcext:value-type="float">
            <text:p>0</text:p>
          </table:table-cell>
          <table:table-cell office:value-type="float" office:value="514124" calcext:value-type="float">
            <text:p>514124</text:p>
          </table:table-cell>
          <table:table-cell office:value-type="float" office:value="120366" calcext:value-type="float">
            <text:p>120366</text:p>
          </table:table-cell>
          <table:table-cell office:value-type="string" calcext:value-type="string">
            <text:p>[[@1]] Weekend challenge #21</text:p>
          </table:table-cell>
          <table:table-cell/>
        </table:table-row>
        <table:table-row table:style-name="ro1">
          <table:table-cell office:value-type="float" office:value="35424" calcext:value-type="float">
            <text:p>35424</text:p>
          </table:table-cell>
          <table:table-cell office:value-type="float" office:value="0" calcext:value-type="float">
            <text:p>0</text:p>
          </table:table-cell>
          <table:table-cell office:value-type="float" office:value="624768" calcext:value-type="float">
            <text:p>624768</text:p>
          </table:table-cell>
          <table:table-cell office:value-type="float" office:value="77198" calcext:value-type="float">
            <text:p>77198</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76460" calcext:value-type="float">
            <text:p>76460</text:p>
          </table:table-cell>
          <table:table-cell office:value-type="float" office:value="0" calcext:value-type="float">
            <text:p>0</text:p>
          </table:table-cell>
          <table:table-cell office:value-type="float" office:value="724388" calcext:value-type="float">
            <text:p>724388</text:p>
          </table:table-cell>
          <table:table-cell office:value-type="float" office:value="42521" calcext:value-type="float">
            <text:p>42521</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192107" calcext:value-type="float">
            <text:p>192107</text:p>
          </table:table-cell>
          <table:table-cell office:value-type="float" office:value="0" calcext:value-type="float">
            <text:p>0</text:p>
          </table:table-cell>
          <table:table-cell office:value-type="float" office:value="834788" calcext:value-type="float">
            <text:p>834788</text:p>
          </table:table-cell>
          <table:table-cell office:value-type="float" office:value="249087" calcext:value-type="float">
            <text:p>249087</text:p>
          </table:table-cell>
          <table:table-cell office:value-type="string" calcext:value-type="string">
            <text:p>[[@84972]] let's see it later..?</text:p>
          </table:table-cell>
          <table:table-cell/>
        </table:table-row>
        <table:table-row table:style-name="ro1">
          <table:table-cell office:value-type="float" office:value="294030" calcext:value-type="float">
            <text:p>294030</text:p>
          </table:table-cell>
          <table:table-cell office:value-type="float" office:value="0" calcext:value-type="float">
            <text:p>0</text:p>
          </table:table-cell>
          <table:table-cell office:value-type="float" office:value="1515135" calcext:value-type="float">
            <text:p>1515135</text:p>
          </table:table-cell>
          <table:table-cell office:value-type="float" office:value="466005" calcext:value-type="float">
            <text:p>466005</text:p>
          </table:table-cell>
          <table:table-cell office:value-type="string" calcext:value-type="string">
            <text:p>[[@45845]] <text:s/>yupp man!</text:p>
          </table:table-cell>
          <table:table-cell/>
        </table:table-row>
        <table:table-row table:style-name="ro1">
          <table:table-cell office:value-type="float" office:value="298826" calcext:value-type="float">
            <text:p>298826</text:p>
          </table:table-cell>
          <table:table-cell office:value-type="float" office:value="0" calcext:value-type="float">
            <text:p>0</text:p>
          </table:table-cell>
          <table:table-cell office:value-type="float" office:value="1581081" calcext:value-type="float">
            <text:p>1581081</text:p>
          </table:table-cell>
          <table:table-cell office:value-type="float" office:value="82626" calcext:value-type="float">
            <text:p>82626</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18955" calcext:value-type="float">
            <text:p>318955</text:p>
          </table:table-cell>
          <table:table-cell office:value-type="float" office:value="0" calcext:value-type="float">
            <text:p>0</text:p>
          </table:table-cell>
          <table:table-cell office:value-type="float" office:value="1696130" calcext:value-type="float">
            <text:p>1696130</text:p>
          </table:table-cell>
          <table:table-cell office:value-type="float" office:value="523365" calcext:value-type="float">
            <text:p>523365</text:p>
          </table:table-cell>
          <table:table-cell office:value-type="string" calcext:value-type="string">
            <text:p>[[@43300]] Ji haan. Mast to hai</text:p>
          </table:table-cell>
          <table:table-cell/>
        </table:table-row>
        <table:table-row table:style-name="ro1">
          <table:table-cell office:value-type="float" office:value="368271" calcext:value-type="float">
            <text:p>368271</text:p>
          </table:table-cell>
          <table:table-cell office:value-type="float" office:value="0" calcext:value-type="float">
            <text:p>0</text:p>
          </table:table-cell>
          <table:table-cell office:value-type="float" office:value="2164901" calcext:value-type="float">
            <text:p>2164901</text:p>
          </table:table-cell>
          <table:table-cell office:value-type="float" office:value="684346" calcext:value-type="float">
            <text:p>684346</text:p>
          </table:table-cell>
          <table:table-cell office:value-type="string" calcext:value-type="string">
            <text:p>Thnx</text:p>
          </table:table-cell>
          <table:table-cell/>
        </table:table-row>
        <table:table-row table:style-name="ro1">
          <table:table-cell office:value-type="float" office:value="388474" calcext:value-type="float">
            <text:p>388474</text:p>
          </table:table-cell>
          <table:table-cell office:value-type="float" office:value="0" calcext:value-type="float">
            <text:p>0</text:p>
          </table:table-cell>
          <table:table-cell office:value-type="float" office:value="2258535" calcext:value-type="float">
            <text:p>2258535</text:p>
          </table:table-cell>
          <table:table-cell office:value-type="float" office:value="808633" calcext:value-type="float">
            <text:p>808633</text:p>
          </table:table-cell>
          <table:table-cell office:value-type="string" calcext:value-type="string">
            <text:p>Hi ?</text:p>
          </table:table-cell>
          <table:table-cell/>
        </table:table-row>
        <table:table-row table:style-name="ro1">
          <table:table-cell office:value-type="float" office:value="405002" calcext:value-type="float">
            <text:p>405002</text:p>
          </table:table-cell>
          <table:table-cell office:value-type="float" office:value="0" calcext:value-type="float">
            <text:p>0</text:p>
          </table:table-cell>
          <table:table-cell office:value-type="float" office:value="2276669" calcext:value-type="float">
            <text:p>2276669</text:p>
          </table:table-cell>
          <table:table-cell office:value-type="float" office:value="18477" calcext:value-type="float">
            <text:p>18477</text:p>
          </table:table-cell>
          <table:table-cell office:value-type="string" calcext:value-type="string">
            <text:p>Do these actually work?</text:p>
          </table:table-cell>
          <table:table-cell/>
        </table:table-row>
        <table:table-row table:style-name="ro1">
          <table:table-cell office:value-type="float" office:value="144" calcext:value-type="float">
            <text:p>144</text:p>
          </table:table-cell>
          <table:table-cell office:value-type="float" office:value="288" calcext:value-type="float">
            <text:p>288</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I actually tried it out!</text:p>
          </table:table-cell>
          <table:table-cell/>
        </table:table-row>
        <table:table-row table:style-name="ro1">
          <table:table-cell office:value-type="float" office:value="117170" calcext:value-type="float">
            <text:p>117170</text:p>
          </table:table-cell>
          <table:table-cell office:value-type="float" office:value="0" calcext:value-type="float">
            <text:p>0</text:p>
          </table:table-cell>
          <table:table-cell office:value-type="float" office:value="817290" calcext:value-type="float">
            <text:p>817290</text:p>
          </table:table-cell>
          <table:table-cell office:value-type="float" office:value="243464" calcext:value-type="float">
            <text:p>243464</text:p>
          </table:table-cell>
          <table:table-cell office:value-type="string" calcext:value-type="string">
            <text:p>[[@39480]] <text:s/>oct to march</text:p>
          </table:table-cell>
          <table:table-cell/>
        </table:table-row>
        <table:table-row table:style-name="ro1">
          <table:table-cell office:value-type="float" office:value="253206" calcext:value-type="float">
            <text:p>253206</text:p>
          </table:table-cell>
          <table:table-cell office:value-type="float" office:value="0" calcext:value-type="float">
            <text:p>0</text:p>
          </table:table-cell>
          <table:table-cell office:value-type="float" office:value="1295228" calcext:value-type="float">
            <text:p>1295228</text:p>
          </table:table-cell>
          <table:table-cell office:value-type="float" office:value="390227" calcext:value-type="float">
            <text:p>390227</text:p>
          </table:table-cell>
          <table:table-cell office:value-type="string" calcext:value-type="string">
            <text:p>What details?</text:p>
          </table:table-cell>
          <table:table-cell/>
        </table:table-row>
        <table:table-row table:style-name="ro1">
          <table:table-cell office:value-type="float" office:value="270153" calcext:value-type="float">
            <text:p>270153</text:p>
          </table:table-cell>
          <table:table-cell office:value-type="float" office:value="0" calcext:value-type="float">
            <text:p>0</text:p>
          </table:table-cell>
          <table:table-cell office:value-type="float" office:value="1381966" calcext:value-type="float">
            <text:p>1381966</text:p>
          </table:table-cell>
          <table:table-cell office:value-type="float" office:value="86242" calcext:value-type="float">
            <text:p>86242</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278044" calcext:value-type="float">
            <text:p>278044</text:p>
          </table:table-cell>
          <table:table-cell office:value-type="float" office:value="0" calcext:value-type="float">
            <text:p>0</text:p>
          </table:table-cell>
          <table:table-cell office:value-type="float" office:value="1454788" calcext:value-type="float">
            <text:p>1454788</text:p>
          </table:table-cell>
          <table:table-cell office:value-type="float" office:value="447155" calcext:value-type="float">
            <text:p>447155</text:p>
          </table:table-cell>
          <table:table-cell office:value-type="string" calcext:value-type="string">
            <text:p>[[@39492]] as i am following some rider on YouTube as per there experience nikon 80d and go pro (a light weight easy to carry) are great cameras.</text:p>
          </table:table-cell>
          <table:table-cell/>
        </table:table-row>
        <table:table-row table:style-name="ro1">
          <table:table-cell office:value-type="float" office:value="284225" calcext:value-type="float">
            <text:p>284225</text:p>
          </table:table-cell>
          <table:table-cell office:value-type="float" office:value="0" calcext:value-type="float">
            <text:p>0</text:p>
          </table:table-cell>
          <table:table-cell office:value-type="float" office:value="1494817" calcext:value-type="float">
            <text:p>1494817</text:p>
          </table:table-cell>
          <table:table-cell office:value-type="float" office:value="81687" calcext:value-type="float">
            <text:p>81687</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433810" calcext:value-type="float">
            <text:p>433810</text:p>
          </table:table-cell>
          <table:table-cell office:value-type="float" office:value="0" calcext:value-type="float">
            <text:p>0</text:p>
          </table:table-cell>
          <table:table-cell office:value-type="float" office:value="2287701" calcext:value-type="float">
            <text:p>2287701</text:p>
          </table:table-cell>
          <table:table-cell office:value-type="float" office:value="931482" calcext:value-type="float">
            <text:p>931482</text:p>
          </table:table-cell>
          <table:table-cell office:value-type="string" calcext:value-type="string">
            <text:p>Thanks to all of you for commenting ❤️??</text:p>
          </table:table-cell>
          <table:table-cell/>
        </table:table-row>
        <table:table-row table:style-name="ro1">
          <table:table-cell office:value-type="float" office:value="37079" calcext:value-type="float">
            <text:p>37079</text:p>
          </table:table-cell>
          <table:table-cell office:value-type="float" office:value="0" calcext:value-type="float">
            <text:p>0</text:p>
          </table:table-cell>
          <table:table-cell office:value-type="float" office:value="139270" calcext:value-type="float">
            <text:p>139270</text:p>
          </table:table-cell>
          <table:table-cell office:value-type="float" office:value="84945" calcext:value-type="float">
            <text:p>84945</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46590" calcext:value-type="float">
            <text:p>146590</text:p>
          </table:table-cell>
          <table:table-cell office:value-type="float" office:value="0" calcext:value-type="float">
            <text:p>0</text:p>
          </table:table-cell>
          <table:table-cell office:value-type="float" office:value="883762" calcext:value-type="float">
            <text:p>883762</text:p>
          </table:table-cell>
          <table:table-cell office:value-type="float" office:value="45894" calcext:value-type="float">
            <text:p>45894</text:p>
          </table:table-cell>
          <table:table-cell office:value-type="string" calcext:value-type="string">
            <text:p>Really cool! But I hope to see better content the next time :) </text:p>
          </table:table-cell>
          <table:table-cell/>
        </table:table-row>
        <table:table-row table:style-name="ro1">
          <table:table-cell office:value-type="float" office:value="249698" calcext:value-type="float">
            <text:p>249698</text:p>
          </table:table-cell>
          <table:table-cell office:value-type="float" office:value="0" calcext:value-type="float">
            <text:p>0</text:p>
          </table:table-cell>
          <table:table-cell office:value-type="float" office:value="1234475" calcext:value-type="float">
            <text:p>1234475</text:p>
          </table:table-cell>
          <table:table-cell office:value-type="float" office:value="83113" calcext:value-type="float">
            <text:p>83113</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90511" calcext:value-type="float">
            <text:p>290511</text:p>
          </table:table-cell>
          <table:table-cell office:value-type="float" office:value="0" calcext:value-type="float">
            <text:p>0</text:p>
          </table:table-cell>
          <table:table-cell office:value-type="float" office:value="1535154" calcext:value-type="float">
            <text:p>1535154</text:p>
          </table:table-cell>
          <table:table-cell office:value-type="float" office:value="76559" calcext:value-type="float">
            <text:p>76559</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58305" calcext:value-type="float">
            <text:p>358305</text:p>
          </table:table-cell>
          <table:table-cell office:value-type="float" office:value="0" calcext:value-type="float">
            <text:p>0</text:p>
          </table:table-cell>
          <table:table-cell office:value-type="float" office:value="1978127" calcext:value-type="float">
            <text:p>1978127</text:p>
          </table:table-cell>
          <table:table-cell office:value-type="float" office:value="49812" calcext:value-type="float">
            <text:p>49812</text:p>
          </table:table-cell>
          <table:table-cell office:value-type="string" calcext:value-type="string">
            <text:p>Good luck with the next trails, cause this looks really nice and informative!</text:p>
          </table:table-cell>
          <table:table-cell/>
        </table:table-row>
        <table:table-row table:style-name="ro1">
          <table:table-cell office:value-type="float" office:value="369923" calcext:value-type="float">
            <text:p>369923</text:p>
          </table:table-cell>
          <table:table-cell office:value-type="float" office:value="0" calcext:value-type="float">
            <text:p>0</text:p>
          </table:table-cell>
          <table:table-cell office:value-type="float" office:value="676908" calcext:value-type="float">
            <text:p>676908</text:p>
          </table:table-cell>
          <table:table-cell office:value-type="float" office:value="243575" calcext:value-type="float">
            <text:p>243575</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374953" calcext:value-type="float">
            <text:p>374953</text:p>
          </table:table-cell>
          <table:table-cell office:value-type="float" office:value="0" calcext:value-type="float">
            <text:p>0</text:p>
          </table:table-cell>
          <table:table-cell office:value-type="float" office:value="36179" calcext:value-type="float">
            <text:p>36179</text:p>
          </table:table-cell>
          <table:table-cell office:value-type="float" office:value="722016" calcext:value-type="float">
            <text:p>722016</text:p>
          </table:table-cell>
          <table:table-cell office:value-type="string" calcext:value-type="string">
            <text:p>Nice pics</text:p>
          </table:table-cell>
          <table:table-cell/>
        </table:table-row>
        <table:table-row table:style-name="ro1">
          <table:table-cell office:value-type="float" office:value="403233" calcext:value-type="float">
            <text:p>403233</text:p>
          </table:table-cell>
          <table:table-cell office:value-type="float" office:value="0" calcext:value-type="float">
            <text:p>0</text:p>
          </table:table-cell>
          <table:table-cell office:value-type="float" office:value="2266756" calcext:value-type="float">
            <text:p>2266756</text:p>
          </table:table-cell>
          <table:table-cell office:value-type="float" office:value="6717" calcext:value-type="float">
            <text:p>6717</text:p>
          </table:table-cell>
          <table:table-cell office:value-type="string" calcext:value-type="string">
            <text:p>great </text:p>
          </table:table-cell>
          <table:table-cell/>
        </table:table-row>
        <table:table-row table:style-name="ro1">
          <table:table-cell office:value-type="float" office:value="455405" calcext:value-type="float">
            <text:p>455405</text:p>
          </table:table-cell>
          <table:table-cell office:value-type="float" office:value="0" calcext:value-type="float">
            <text:p>0</text:p>
          </table:table-cell>
          <table:table-cell office:value-type="float" office:value="2267543" calcext:value-type="float">
            <text:p>2267543</text:p>
          </table:table-cell>
          <table:table-cell office:value-type="float" office:value="2045905" calcext:value-type="float">
            <text:p>2045905</text:p>
          </table:table-cell>
          <table:table-cell office:value-type="string" calcext:value-type="string">
            <text:p>Hiiiii</text:p>
          </table:table-cell>
          <table:table-cell/>
        </table:table-row>
        <table:table-row table:style-name="ro1">
          <table:table-cell office:value-type="float" office:value="32007" calcext:value-type="float">
            <text:p>32007</text:p>
          </table:table-cell>
          <table:table-cell office:value-type="float" office:value="0" calcext:value-type="float">
            <text:p>0</text:p>
          </table:table-cell>
          <table:table-cell office:value-type="float" office:value="610980" calcext:value-type="float">
            <text:p>610980</text:p>
          </table:table-cell>
          <table:table-cell office:value-type="float" office:value="182698" calcext:value-type="float">
            <text:p>182698</text:p>
          </table:table-cell>
          <table:table-cell office:value-type="string" calcext:value-type="string">
            <text:p>[[@86468]] hi Bekal fort situated at Bekal, kasargod district, Kerala. One of the largest fort in Kerala.</text:p>
          </table:table-cell>
          <table:table-cell/>
        </table:table-row>
        <table:table-row table:style-name="ro1">
          <table:table-cell office:value-type="float" office:value="191274" calcext:value-type="float">
            <text:p>191274</text:p>
          </table:table-cell>
          <table:table-cell office:value-type="float" office:value="0" calcext:value-type="float">
            <text:p>0</text:p>
          </table:table-cell>
          <table:table-cell office:value-type="float" office:value="993414" calcext:value-type="float">
            <text:p>993414</text:p>
          </table:table-cell>
          <table:table-cell office:value-type="float" office:value="298590" calcext:value-type="float">
            <text:p>298590</text:p>
          </table:table-cell>
          <table:table-cell office:value-type="string" calcext:value-type="string">
            <text:p>Posting everyday , hope so u enjoy</text:p>
          </table:table-cell>
          <table:table-cell/>
        </table:table-row>
        <table:table-row table:style-name="ro1">
          <table:table-cell office:value-type="float" office:value="213621" calcext:value-type="float">
            <text:p>213621</text:p>
          </table:table-cell>
          <table:table-cell office:value-type="float" office:value="708414" calcext:value-type="float">
            <text:p>708414</text:p>
          </table:table-cell>
          <table:table-cell office:value-type="float" office:value="0" calcext:value-type="float">
            <text:p>0</text:p>
          </table:table-cell>
          <table:table-cell office:value-type="float" office:value="197954" calcext:value-type="float">
            <text:p>197954</text:p>
          </table:table-cell>
          <table:table-cell office:value-type="string" calcext:value-type="string">
            <text:p>[[@1]]</text:p>
          </table:table-cell>
          <table:table-cell/>
        </table:table-row>
        <table:table-row table:style-name="ro1">
          <table:table-cell office:value-type="float" office:value="215024" calcext:value-type="float">
            <text:p>215024</text:p>
          </table:table-cell>
          <table:table-cell office:value-type="float" office:value="0" calcext:value-type="float">
            <text:p>0</text:p>
          </table:table-cell>
          <table:table-cell office:value-type="float" office:value="1106668" calcext:value-type="float">
            <text:p>1106668</text:p>
          </table:table-cell>
          <table:table-cell office:value-type="float" office:value="587" calcext:value-type="float">
            <text:p>587</text:p>
          </table:table-cell>
          <table:table-cell office:value-type="string" calcext:value-type="string">
            <text:p>Beautiful! Waiting for the next post in series <text:s/>??</text:p>
          </table:table-cell>
          <table:table-cell/>
        </table:table-row>
        <table:table-row table:style-name="ro1">
          <table:table-cell office:value-type="float" office:value="309029" calcext:value-type="float">
            <text:p>309029</text:p>
          </table:table-cell>
          <table:table-cell office:value-type="float" office:value="0" calcext:value-type="float">
            <text:p>0</text:p>
          </table:table-cell>
          <table:table-cell office:value-type="float" office:value="1638688" calcext:value-type="float">
            <text:p>1638688</text:p>
          </table:table-cell>
          <table:table-cell office:value-type="float" office:value="83675" calcext:value-type="float">
            <text:p>83675</text:p>
          </table:table-cell>
          <table:table-cell office:value-type="string" calcext:value-type="string">
            <text:p>Hey what time of the year is best to visit this place?</text:p>
          </table:table-cell>
          <table:table-cell/>
        </table:table-row>
        <table:table-row table:style-name="ro1">
          <table:table-cell office:value-type="float" office:value="339515" calcext:value-type="float">
            <text:p>339515</text:p>
          </table:table-cell>
          <table:table-cell office:value-type="float" office:value="0" calcext:value-type="float">
            <text:p>0</text:p>
          </table:table-cell>
          <table:table-cell office:value-type="float" office:value="1809486" calcext:value-type="float">
            <text:p>1809486</text:p>
          </table:table-cell>
          <table:table-cell office:value-type="float" office:value="558521" calcext:value-type="float">
            <text:p>558521</text:p>
          </table:table-cell>
          <table:table-cell office:value-type="string" calcext:value-type="string">
            <text:p>Thanks... #sharlene</text:p>
          </table:table-cell>
          <table:table-cell/>
        </table:table-row>
        <table:table-row table:style-name="ro1">
          <table:table-cell office:value-type="float" office:value="347536" calcext:value-type="float">
            <text:p>347536</text:p>
          </table:table-cell>
          <table:table-cell office:value-type="float" office:value="0" calcext:value-type="float">
            <text:p>0</text:p>
          </table:table-cell>
          <table:table-cell office:value-type="float" office:value="1854843" calcext:value-type="float">
            <text:p>1854843</text:p>
          </table:table-cell>
          <table:table-cell office:value-type="float" office:value="573163" calcext:value-type="float">
            <text:p>573163</text:p>
          </table:table-cell>
          <table:table-cell office:value-type="string" calcext:value-type="string">
            <text:p>[[@77283]] thank you</text:p>
          </table:table-cell>
          <table:table-cell/>
        </table:table-row>
        <table:table-row table:style-name="ro1">
          <table:table-cell office:value-type="float" office:value="140725" calcext:value-type="float">
            <text:p>140725</text:p>
          </table:table-cell>
          <table:table-cell office:value-type="float" office:value="0" calcext:value-type="float">
            <text:p>0</text:p>
          </table:table-cell>
          <table:table-cell office:value-type="float" office:value="867789" calcext:value-type="float">
            <text:p>867789</text:p>
          </table:table-cell>
          <table:table-cell office:value-type="float" office:value="76446" calcext:value-type="float">
            <text:p>76446</text:p>
          </table:table-cell>
          <table:table-cell office:value-type="string" calcext:value-type="string">
            <text:p>Super se bhi uper!</text:p>
          </table:table-cell>
          <table:table-cell/>
        </table:table-row>
        <table:table-row table:style-name="ro1">
          <table:table-cell office:value-type="float" office:value="140972" calcext:value-type="float">
            <text:p>140972</text:p>
          </table:table-cell>
          <table:table-cell office:value-type="float" office:value="0" calcext:value-type="float">
            <text:p>0</text:p>
          </table:table-cell>
          <table:table-cell office:value-type="float" office:value="869502" calcext:value-type="float">
            <text:p>869502</text:p>
          </table:table-cell>
          <table:table-cell office:value-type="float" office:value="260132" calcext:value-type="float">
            <text:p>260132</text:p>
          </table:table-cell>
          <table:table-cell office:value-type="string" calcext:value-type="string">
            <text:p>[[@79111]]</text:p>
          </table:table-cell>
          <table:table-cell/>
        </table:table-row>
        <table:table-row table:style-name="ro1">
          <table:table-cell office:value-type="float" office:value="154550" calcext:value-type="float">
            <text:p>154550</text:p>
          </table:table-cell>
          <table:table-cell office:value-type="float" office:value="0" calcext:value-type="float">
            <text:p>0</text:p>
          </table:table-cell>
          <table:table-cell office:value-type="float" office:value="897176" calcext:value-type="float">
            <text:p>897176</text:p>
          </table:table-cell>
          <table:table-cell office:value-type="float" office:value="268996" calcext:value-type="float">
            <text:p>268996</text:p>
          </table:table-cell>
          <table:table-cell office:value-type="string" calcext:value-type="string">
            <text:p>[[@78701]] this pic was taken in <text:s text:c="3"/>Canon 750 d</text:p>
          </table:table-cell>
          <table:table-cell/>
        </table:table-row>
        <table:table-row table:style-name="ro1">
          <table:table-cell office:value-type="float" office:value="197996" calcext:value-type="float">
            <text:p>197996</text:p>
          </table:table-cell>
          <table:table-cell office:value-type="float" office:value="0" calcext:value-type="float">
            <text:p>0</text:p>
          </table:table-cell>
          <table:table-cell office:value-type="float" office:value="1027542" calcext:value-type="float">
            <text:p>1027542</text:p>
          </table:table-cell>
          <table:table-cell office:value-type="float" office:value="82293" calcext:value-type="float">
            <text:p>8229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22106" calcext:value-type="float">
            <text:p>222106</text:p>
          </table:table-cell>
          <table:table-cell office:value-type="float" office:value="0" calcext:value-type="float">
            <text:p>0</text:p>
          </table:table-cell>
          <table:table-cell office:value-type="float" office:value="1143792" calcext:value-type="float">
            <text:p>1143792</text:p>
          </table:table-cell>
          <table:table-cell office:value-type="float" office:value="87339" calcext:value-type="float">
            <text:p>87339</text:p>
          </table:table-cell>
          <table:table-cell office:value-type="string" calcext:value-type="string">
            <text:p>This is so cool ?</text:p>
          </table:table-cell>
          <table:table-cell/>
        </table:table-row>
        <table:table-row table:style-name="ro1">
          <table:table-cell office:value-type="float" office:value="233831" calcext:value-type="float">
            <text:p>233831</text:p>
          </table:table-cell>
          <table:table-cell office:value-type="float" office:value="0" calcext:value-type="float">
            <text:p>0</text:p>
          </table:table-cell>
          <table:table-cell office:value-type="float" office:value="1180537" calcext:value-type="float">
            <text:p>1180537</text:p>
          </table:table-cell>
          <table:table-cell office:value-type="float" office:value="356217" calcext:value-type="float">
            <text:p>356217</text:p>
          </table:table-cell>
          <table:table-cell office:value-type="string" calcext:value-type="string">
            <text:p>Thanks for reply all</text:p>
          </table:table-cell>
          <table:table-cell/>
        </table:table-row>
        <table:table-row table:style-name="ro1">
          <table:table-cell office:value-type="float" office:value="240034" calcext:value-type="float">
            <text:p>240034</text:p>
          </table:table-cell>
          <table:table-cell office:value-type="float" office:value="0" calcext:value-type="float">
            <text:p>0</text:p>
          </table:table-cell>
          <table:table-cell office:value-type="float" office:value="1198463" calcext:value-type="float">
            <text:p>1198463</text:p>
          </table:table-cell>
          <table:table-cell office:value-type="float" office:value="79912" calcext:value-type="float">
            <text:p>79912</text:p>
          </table:table-cell>
          <table:table-cell office:value-type="string" calcext:value-type="string">
            <text:p>gr8 ?</text:p>
          </table:table-cell>
          <table:table-cell/>
        </table:table-row>
        <table:table-row table:style-name="ro1">
          <table:table-cell office:value-type="float" office:value="255876" calcext:value-type="float">
            <text:p>255876</text:p>
          </table:table-cell>
          <table:table-cell office:value-type="float" office:value="0" calcext:value-type="float">
            <text:p>0</text:p>
          </table:table-cell>
          <table:table-cell office:value-type="float" office:value="1112391" calcext:value-type="float">
            <text:p>1112391</text:p>
          </table:table-cell>
          <table:table-cell office:value-type="float" office:value="372651" calcext:value-type="float">
            <text:p>372651</text:p>
          </table:table-cell>
          <table:table-cell office:value-type="string" calcext:value-type="string">
            <text:p>:)</text:p>
          </table:table-cell>
          <table:table-cell/>
        </table:table-row>
        <table:table-row table:style-name="ro1">
          <table:table-cell office:value-type="float" office:value="2678" calcext:value-type="float">
            <text:p>2678</text:p>
          </table:table-cell>
          <table:table-cell office:value-type="float" office:value="9869" calcext:value-type="float">
            <text:p>9869</text:p>
          </table:table-cell>
          <table:table-cell office:value-type="float" office:value="0" calcext:value-type="float">
            <text:p>0</text:p>
          </table:table-cell>
          <table:table-cell office:value-type="float" office:value="562" calcext:value-type="float">
            <text:p>562</text:p>
          </table:table-cell>
          <table:table-cell office:value-type="string" calcext:value-type="string">
            <text:p>Rocky n Mayur! ?</text:p>
          </table:table-cell>
          <table:table-cell/>
        </table:table-row>
        <table:table-row table:style-name="ro1">
          <table:table-cell office:value-type="float" office:value="74734" calcext:value-type="float">
            <text:p>74734</text:p>
          </table:table-cell>
          <table:table-cell office:value-type="float" office:value="0" calcext:value-type="float">
            <text:p>0</text:p>
          </table:table-cell>
          <table:table-cell office:value-type="float" office:value="717104" calcext:value-type="float">
            <text:p>717104</text:p>
          </table:table-cell>
          <table:table-cell office:value-type="float" office:value="126910" calcext:value-type="float">
            <text:p>126910</text:p>
          </table:table-cell>
          <table:table-cell office:value-type="string" calcext:value-type="string">
            <text:p>[[@1]]</text:p>
          </table:table-cell>
          <table:table-cell/>
        </table:table-row>
        <table:table-row table:style-name="ro1">
          <table:table-cell office:value-type="float" office:value="307435" calcext:value-type="float">
            <text:p>307435</text:p>
          </table:table-cell>
          <table:table-cell office:value-type="float" office:value="0" calcext:value-type="float">
            <text:p>0</text:p>
          </table:table-cell>
          <table:table-cell office:value-type="float" office:value="1627778" calcext:value-type="float">
            <text:p>1627778</text:p>
          </table:table-cell>
          <table:table-cell office:value-type="float" office:value="83912" calcext:value-type="float">
            <text:p>83912</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320378" calcext:value-type="float">
            <text:p>320378</text:p>
          </table:table-cell>
          <table:table-cell office:value-type="float" office:value="0" calcext:value-type="float">
            <text:p>0</text:p>
          </table:table-cell>
          <table:table-cell office:value-type="float" office:value="1708912" calcext:value-type="float">
            <text:p>1708912</text:p>
          </table:table-cell>
          <table:table-cell office:value-type="float" office:value="527558" calcext:value-type="float">
            <text:p>527558</text:p>
          </table:table-cell>
          <table:table-cell office:value-type="string" calcext:value-type="string">
            <text:p>I like it♥️.</text:p>
          </table:table-cell>
          <table:table-cell/>
        </table:table-row>
        <table:table-row table:style-name="ro1">
          <table:table-cell office:value-type="float" office:value="328642" calcext:value-type="float">
            <text:p>328642</text:p>
          </table:table-cell>
          <table:table-cell office:value-type="float" office:value="0" calcext:value-type="float">
            <text:p>0</text:p>
          </table:table-cell>
          <table:table-cell office:value-type="float" office:value="1724175" calcext:value-type="float">
            <text:p>1724175</text:p>
          </table:table-cell>
          <table:table-cell office:value-type="float" office:value="530156" calcext:value-type="float">
            <text:p>530156</text:p>
          </table:table-cell>
          <table:table-cell office:value-type="string" calcext:value-type="string">
            <text:p>[[@1]]</text:p>
          </table:table-cell>
          <table:table-cell/>
        </table:table-row>
        <table:table-row table:style-name="ro1">
          <table:table-cell office:value-type="float" office:value="410846" calcext:value-type="float">
            <text:p>410846</text:p>
          </table:table-cell>
          <table:table-cell office:value-type="float" office:value="0" calcext:value-type="float">
            <text:p>0</text:p>
          </table:table-cell>
          <table:table-cell office:value-type="float" office:value="720297" calcext:value-type="float">
            <text:p>720297</text:p>
          </table:table-cell>
          <table:table-cell office:value-type="float" office:value="1265740" calcext:value-type="float">
            <text:p>1265740</text:p>
          </table:table-cell>
          <table:table-cell office:value-type="string" calcext:value-type="string">
            <text:p>Hi</text:p>
          </table:table-cell>
          <table:table-cell/>
        </table:table-row>
        <table:table-row table:style-name="ro1">
          <table:table-cell office:value-type="float" office:value="459659" calcext:value-type="float">
            <text:p>459659</text:p>
          </table:table-cell>
          <table:table-cell office:value-type="float" office:value="0" calcext:value-type="float">
            <text:p>0</text:p>
          </table:table-cell>
          <table:table-cell office:value-type="float" office:value="2365852" calcext:value-type="float">
            <text:p>2365852</text:p>
          </table:table-cell>
          <table:table-cell office:value-type="float" office:value="2022745" calcext:value-type="float">
            <text:p>2022745</text:p>
          </table:table-cell>
          <table:table-cell office:value-type="string" calcext:value-type="string">
            <text:p>Wow! Amanda this video is so awesome . Make more vlogs for fun. And you are so beautiful and give me healthy and beauty tips ???</text:p>
          </table:table-cell>
          <table:table-cell/>
        </table:table-row>
        <table:table-row table:style-name="ro1">
          <table:table-cell office:value-type="float" office:value="11441" calcext:value-type="float">
            <text:p>11441</text:p>
          </table:table-cell>
          <table:table-cell office:value-type="float" office:value="0" calcext:value-type="float">
            <text:p>0</text:p>
          </table:table-cell>
          <table:table-cell office:value-type="float" office:value="428593" calcext:value-type="float">
            <text:p>428593</text:p>
          </table:table-cell>
          <table:table-cell office:value-type="float" office:value="112412" calcext:value-type="float">
            <text:p>112412</text:p>
          </table:table-cell>
          <table:table-cell office:value-type="string" calcext:value-type="string">
            <text:p>[[@11598]] thank you</text:p>
          </table:table-cell>
          <table:table-cell/>
        </table:table-row>
        <table:table-row table:style-name="ro1">
          <table:table-cell office:value-type="float" office:value="54265" calcext:value-type="float">
            <text:p>54265</text:p>
          </table:table-cell>
          <table:table-cell office:value-type="float" office:value="0" calcext:value-type="float">
            <text:p>0</text:p>
          </table:table-cell>
          <table:table-cell office:value-type="float" office:value="665908" calcext:value-type="float">
            <text:p>665908</text:p>
          </table:table-cell>
          <table:table-cell office:value-type="float" office:value="40773" calcext:value-type="float">
            <text:p>40773</text:p>
          </table:table-cell>
          <table:table-cell office:value-type="string" calcext:value-type="string">
            <text:p>Yeh picture toh blockbuster hai ekdum :D</text:p>
          </table:table-cell>
          <table:table-cell/>
        </table:table-row>
        <table:table-row table:style-name="ro1">
          <table:table-cell office:value-type="float" office:value="67235" calcext:value-type="float">
            <text:p>67235</text:p>
          </table:table-cell>
          <table:table-cell office:value-type="float" office:value="0" calcext:value-type="float">
            <text:p>0</text:p>
          </table:table-cell>
          <table:table-cell office:value-type="float" office:value="696521" calcext:value-type="float">
            <text:p>696521</text:p>
          </table:table-cell>
          <table:table-cell office:value-type="float" office:value="207156" calcext:value-type="float">
            <text:p>207156</text:p>
          </table:table-cell>
          <table:table-cell office:value-type="string" calcext:value-type="string">
            <text:p>[[@136257]] <text:s/>sure....!!! I was alone being bored and this was my first trip i have an other trip to istanbul this time you would get all the info about the place and surroundings</text:p>
          </table:table-cell>
          <table:table-cell/>
        </table:table-row>
        <table:table-row table:style-name="ro1">
          <table:table-cell office:value-type="float" office:value="120456" calcext:value-type="float">
            <text:p>120456</text:p>
          </table:table-cell>
          <table:table-cell office:value-type="float" office:value="0" calcext:value-type="float">
            <text:p>0</text:p>
          </table:table-cell>
          <table:table-cell office:value-type="float" office:value="68240" calcext:value-type="float">
            <text:p>68240</text:p>
          </table:table-cell>
          <table:table-cell office:value-type="float" office:value="82191" calcext:value-type="float">
            <text:p>82191</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144437" calcext:value-type="float">
            <text:p>144437</text:p>
          </table:table-cell>
          <table:table-cell office:value-type="float" office:value="0" calcext:value-type="float">
            <text:p>0</text:p>
          </table:table-cell>
          <table:table-cell office:value-type="float" office:value="878350" calcext:value-type="float">
            <text:p>878350</text:p>
          </table:table-cell>
          <table:table-cell office:value-type="float" office:value="83124" calcext:value-type="float">
            <text:p>83124</text:p>
          </table:table-cell>
          <table:table-cell office:value-type="string" calcext:value-type="string">
            <text:p>loved your stories! wondering what your next trail would be?</text:p>
          </table:table-cell>
          <table:table-cell/>
        </table:table-row>
        <table:table-row table:style-name="ro1">
          <table:table-cell office:value-type="float" office:value="256174" calcext:value-type="float">
            <text:p>256174</text:p>
          </table:table-cell>
          <table:table-cell office:value-type="float" office:value="0" calcext:value-type="float">
            <text:p>0</text:p>
          </table:table-cell>
          <table:table-cell office:value-type="float" office:value="1226974" calcext:value-type="float">
            <text:p>1226974</text:p>
          </table:table-cell>
          <table:table-cell office:value-type="float" office:value="334442" calcext:value-type="float">
            <text:p>334442</text:p>
          </table:table-cell>
          <table:table-cell office:value-type="string" calcext:value-type="string">
            <text:p>[[@317155]] there are different variations in paan in ice cream eyc</text:p>
          </table:table-cell>
          <table:table-cell/>
        </table:table-row>
        <table:table-row table:style-name="ro1">
          <table:table-cell office:value-type="float" office:value="281237" calcext:value-type="float">
            <text:p>281237</text:p>
          </table:table-cell>
          <table:table-cell office:value-type="float" office:value="0" calcext:value-type="float">
            <text:p>0</text:p>
          </table:table-cell>
          <table:table-cell office:value-type="float" office:value="1476154" calcext:value-type="float">
            <text:p>1476154</text:p>
          </table:table-cell>
          <table:table-cell office:value-type="float" office:value="87438" calcext:value-type="float">
            <text:p>87438</text:p>
          </table:table-cell>
          <table:table-cell office:value-type="string" calcext:value-type="string">
            <text:p>badhiya!</text:p>
          </table:table-cell>
          <table:table-cell/>
        </table:table-row>
        <table:table-row table:style-name="ro1">
          <table:table-cell office:value-type="float" office:value="285324" calcext:value-type="float">
            <text:p>285324</text:p>
          </table:table-cell>
          <table:table-cell office:value-type="float" office:value="0" calcext:value-type="float">
            <text:p>0</text:p>
          </table:table-cell>
          <table:table-cell office:value-type="float" office:value="1502335" calcext:value-type="float">
            <text:p>1502335</text:p>
          </table:table-cell>
          <table:table-cell office:value-type="float" office:value="80934" calcext:value-type="float">
            <text:p>80934</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421486" calcext:value-type="float">
            <text:p>421486</text:p>
          </table:table-cell>
          <table:table-cell office:value-type="float" office:value="0" calcext:value-type="float">
            <text:p>0</text:p>
          </table:table-cell>
          <table:table-cell office:value-type="float" office:value="2313014" calcext:value-type="float">
            <text:p>2313014</text:p>
          </table:table-cell>
          <table:table-cell office:value-type="float" office:value="35695" calcext:value-type="float">
            <text:p>35695</text:p>
          </table:table-cell>
          <table:table-cell office:value-type="string" calcext:value-type="string">
            <text:p>anyone from mysuru?</text:p>
          </table:table-cell>
          <table:table-cell/>
        </table:table-row>
        <table:table-row table:style-name="ro1">
          <table:table-cell office:value-type="float" office:value="439555" calcext:value-type="float">
            <text:p>439555</text:p>
          </table:table-cell>
          <table:table-cell office:value-type="float" office:value="0" calcext:value-type="float">
            <text:p>0</text:p>
          </table:table-cell>
          <table:table-cell office:value-type="float" office:value="2257976" calcext:value-type="float">
            <text:p>2257976</text:p>
          </table:table-cell>
          <table:table-cell office:value-type="float" office:value="1627717" calcext:value-type="float">
            <text:p>1627717</text:p>
          </table:table-cell>
          <table:table-cell office:value-type="string" calcext:value-type="string">
            <text:p>Nice babo</text:p>
          </table:table-cell>
          <table:table-cell/>
        </table:table-row>
        <table:table-row table:style-name="ro1">
          <table:table-cell office:value-type="float" office:value="448484" calcext:value-type="float">
            <text:p>448484</text:p>
          </table:table-cell>
          <table:table-cell office:value-type="float" office:value="0" calcext:value-type="float">
            <text:p>0</text:p>
          </table:table-cell>
          <table:table-cell office:value-type="float" office:value="2316799" calcext:value-type="float">
            <text:p>2316799</text:p>
          </table:table-cell>
          <table:table-cell office:value-type="float" office:value="1101066" calcext:value-type="float">
            <text:p>1101066</text:p>
          </table:table-cell>
          <table:table-cell office:value-type="string" calcext:value-type="string">
            <text:p>Hi</text:p>
          </table:table-cell>
          <table:table-cell/>
        </table:table-row>
        <table:table-row table:style-name="ro1">
          <table:table-cell office:value-type="float" office:value="35094" calcext:value-type="float">
            <text:p>35094</text:p>
          </table:table-cell>
          <table:table-cell office:value-type="float" office:value="138596" calcext:value-type="float">
            <text:p>138596</text:p>
          </table:table-cell>
          <table:table-cell office:value-type="float" office:value="0" calcext:value-type="float">
            <text:p>0</text:p>
          </table:table-cell>
          <table:table-cell office:value-type="float" office:value="186689" calcext:value-type="float">
            <text:p>186689</text:p>
          </table:table-cell>
          <table:table-cell office:value-type="string" calcext:value-type="string">
            <text:p>Luv with ice tea there.</text:p>
          </table:table-cell>
          <table:table-cell/>
        </table:table-row>
        <table:table-row table:style-name="ro1">
          <table:table-cell office:value-type="float" office:value="75260" calcext:value-type="float">
            <text:p>75260</text:p>
          </table:table-cell>
          <table:table-cell office:value-type="float" office:value="0" calcext:value-type="float">
            <text:p>0</text:p>
          </table:table-cell>
          <table:table-cell office:value-type="float" office:value="722025" calcext:value-type="float">
            <text:p>722025</text:p>
          </table:table-cell>
          <table:table-cell office:value-type="float" office:value="172343" calcext:value-type="float">
            <text:p>172343</text:p>
          </table:table-cell>
          <table:table-cell office:value-type="string" calcext:value-type="string">
            <text:p>[[@1]] <text:s/>for the challenge!</text:p>
          </table:table-cell>
          <table:table-cell/>
        </table:table-row>
        <table:table-row table:style-name="ro1">
          <table:table-cell office:value-type="float" office:value="77028" calcext:value-type="float">
            <text:p>77028</text:p>
          </table:table-cell>
          <table:table-cell office:value-type="float" office:value="0" calcext:value-type="float">
            <text:p>0</text:p>
          </table:table-cell>
          <table:table-cell office:value-type="float" office:value="726523" calcext:value-type="float">
            <text:p>726523</text:p>
          </table:table-cell>
          <table:table-cell office:value-type="float" office:value="19762" calcext:value-type="float">
            <text:p>19762</text:p>
          </table:table-cell>
          <table:table-cell office:value-type="string" calcext:value-type="string">
            <text:p>Your title is my new catchphrase!</text:p>
          </table:table-cell>
          <table:table-cell/>
        </table:table-row>
        <table:table-row table:style-name="ro1">
          <table:table-cell office:value-type="float" office:value="133220" calcext:value-type="float">
            <text:p>133220</text:p>
          </table:table-cell>
          <table:table-cell office:value-type="float" office:value="0" calcext:value-type="float">
            <text:p>0</text:p>
          </table:table-cell>
          <table:table-cell office:value-type="float" office:value="848808" calcext:value-type="float">
            <text:p>848808</text:p>
          </table:table-cell>
          <table:table-cell office:value-type="float" office:value="86119" calcext:value-type="float">
            <text:p>86119</text:p>
          </table:table-cell>
          <table:table-cell office:value-type="string" calcext:value-type="string">
            <text:p>i love your trails,Where to next? </text:p>
          </table:table-cell>
          <table:table-cell/>
        </table:table-row>
        <table:table-row table:style-name="ro1">
          <table:table-cell office:value-type="float" office:value="158235" calcext:value-type="float">
            <text:p>158235</text:p>
          </table:table-cell>
          <table:table-cell office:value-type="float" office:value="0" calcext:value-type="float">
            <text:p>0</text:p>
          </table:table-cell>
          <table:table-cell office:value-type="float" office:value="911574" calcext:value-type="float">
            <text:p>911574</text:p>
          </table:table-cell>
          <table:table-cell office:value-type="float" office:value="78030" calcext:value-type="float">
            <text:p>78030</text:p>
          </table:table-cell>
          <table:table-cell office:value-type="string" calcext:value-type="string">
            <text:p>This is one of the catchiest title I've come across, wish there was more information to read!</text:p>
          </table:table-cell>
          <table:table-cell/>
        </table:table-row>
        <table:table-row table:style-name="ro2">
          <table:table-cell office:value-type="float" office:value="175005" calcext:value-type="float">
            <text:p>175005</text:p>
          </table:table-cell>
          <table:table-cell office:value-type="float" office:value="0" calcext:value-type="float">
            <text:p>0</text:p>
          </table:table-cell>
          <table:table-cell office:value-type="float" office:value="845487" calcext:value-type="float">
            <text:p>845487</text:p>
          </table:table-cell>
          <table:table-cell office:value-type="float" office:value="252468" calcext:value-type="float">
            <text:p>252468</text:p>
          </table:table-cell>
          <table:table-cell office:value-type="string" calcext:value-type="string">
            <text:p>[[@41521]] </text:p>
            <text:p>Thanks! ?</text:p>
          </table:table-cell>
          <table:table-cell/>
        </table:table-row>
        <table:table-row table:style-name="ro9">
          <table:table-cell office:value-type="float" office:value="212614" calcext:value-type="float">
            <text:p>212614</text:p>
          </table:table-cell>
          <table:table-cell office:value-type="float" office:value="0" calcext:value-type="float">
            <text:p>0</text:p>
          </table:table-cell>
          <table:table-cell office:value-type="float" office:value="1089427" calcext:value-type="float">
            <text:p>1089427</text:p>
          </table:table-cell>
          <table:table-cell office:value-type="float" office:value="327654" calcext:value-type="float">
            <text:p>327654</text:p>
          </table:table-cell>
          <table:table-cell office:value-type="string" calcext:value-type="string">
            <text:p>[[@40729]] </text:p>
            <text:p/>
            <text:p>Sorry for not giving the details</text:p>
            <text:p/>
            <text:p>It was a long plan of ours to visit munnar.</text:p>
            <text:p>For those planning a trip to munnar . I would say not to waste your time out there and will suggest another point called mankulam.</text:p>
            <text:p/>
            <text:p>Mankulam is a rural remote village which is still unexplored by many travellusters .</text:p>
            <text:p>As its over shadowed by munnar and unattended by the tourism department.</text:p>
            <text:p>For an unforgettable memory , you should have a very talented guide like I would suggest our guide mr.kunjumon +91 94951 62192.</text:p>
            <text:p>Who is well experienced in driving through the untamed rough terrains out here..</text:p>
            <text:p>I used the word terrains as road are still a distant dream here.</text:p>
            <text:p> </text:p>
            <text:p>Its one of the best spots in kerala.</text:p>
            <text:p>Which still has the natural beauty of the mother earth.</text:p>
            <text:p>Please do visit ?</text:p>
          </table:table-cell>
          <table:table-cell/>
        </table:table-row>
        <table:table-row table:style-name="ro1">
          <table:table-cell office:value-type="float" office:value="221877" calcext:value-type="float">
            <text:p>221877</text:p>
          </table:table-cell>
          <table:table-cell office:value-type="float" office:value="0" calcext:value-type="float">
            <text:p>0</text:p>
          </table:table-cell>
          <table:table-cell office:value-type="float" office:value="1143801" calcext:value-type="float">
            <text:p>1143801</text:p>
          </table:table-cell>
          <table:table-cell office:value-type="float" office:value="40730" calcext:value-type="float">
            <text:p>40730</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224281" calcext:value-type="float">
            <text:p>224281</text:p>
          </table:table-cell>
          <table:table-cell office:value-type="float" office:value="0" calcext:value-type="float">
            <text:p>0</text:p>
          </table:table-cell>
          <table:table-cell office:value-type="float" office:value="1155195" calcext:value-type="float">
            <text:p>1155195</text:p>
          </table:table-cell>
          <table:table-cell office:value-type="float" office:value="43311" calcext:value-type="float">
            <text:p>43311</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31414" calcext:value-type="float">
            <text:p>231414</text:p>
          </table:table-cell>
          <table:table-cell office:value-type="float" office:value="0" calcext:value-type="float">
            <text:p>0</text:p>
          </table:table-cell>
          <table:table-cell office:value-type="float" office:value="1179461" calcext:value-type="float">
            <text:p>1179461</text:p>
          </table:table-cell>
          <table:table-cell office:value-type="float" office:value="43201" calcext:value-type="float">
            <text:p>43201</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53148" calcext:value-type="float">
            <text:p>253148</text:p>
          </table:table-cell>
          <table:table-cell office:value-type="float" office:value="0" calcext:value-type="float">
            <text:p>0</text:p>
          </table:table-cell>
          <table:table-cell office:value-type="float" office:value="1295511" calcext:value-type="float">
            <text:p>1295511</text:p>
          </table:table-cell>
          <table:table-cell office:value-type="float" office:value="76886" calcext:value-type="float">
            <text:p>7688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273016" calcext:value-type="float">
            <text:p>273016</text:p>
          </table:table-cell>
          <table:table-cell office:value-type="float" office:value="0" calcext:value-type="float">
            <text:p>0</text:p>
          </table:table-cell>
          <table:table-cell office:value-type="float" office:value="1426143" calcext:value-type="float">
            <text:p>1426143</text:p>
          </table:table-cell>
          <table:table-cell office:value-type="float" office:value="136035" calcext:value-type="float">
            <text:p>136035</text:p>
          </table:table-cell>
          <table:table-cell office:value-type="string" calcext:value-type="string">
            <text:p>Good Stuff! ?</text:p>
          </table:table-cell>
          <table:table-cell/>
        </table:table-row>
        <table:table-row table:style-name="ro1">
          <table:table-cell office:value-type="float" office:value="298811" calcext:value-type="float">
            <text:p>298811</text:p>
          </table:table-cell>
          <table:table-cell office:value-type="float" office:value="0" calcext:value-type="float">
            <text:p>0</text:p>
          </table:table-cell>
          <table:table-cell office:value-type="float" office:value="1580027" calcext:value-type="float">
            <text:p>1580027</text:p>
          </table:table-cell>
          <table:table-cell office:value-type="float" office:value="20228" calcext:value-type="float">
            <text:p>20228</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358221" calcext:value-type="float">
            <text:p>358221</text:p>
          </table:table-cell>
          <table:table-cell office:value-type="float" office:value="0" calcext:value-type="float">
            <text:p>0</text:p>
          </table:table-cell>
          <table:table-cell office:value-type="float" office:value="1976595" calcext:value-type="float">
            <text:p>1976595</text:p>
          </table:table-cell>
          <table:table-cell office:value-type="float" office:value="615218" calcext:value-type="float">
            <text:p>615218</text:p>
          </table:table-cell>
          <table:table-cell office:value-type="string" calcext:value-type="string">
            <text:p>[[@82317]] ???</text:p>
          </table:table-cell>
          <table:table-cell/>
        </table:table-row>
        <table:table-row table:style-name="ro1">
          <table:table-cell office:value-type="float" office:value="379888" calcext:value-type="float">
            <text:p>379888</text:p>
          </table:table-cell>
          <table:table-cell office:value-type="float" office:value="0" calcext:value-type="float">
            <text:p>0</text:p>
          </table:table-cell>
          <table:table-cell office:value-type="float" office:value="1330973" calcext:value-type="float">
            <text:p>1330973</text:p>
          </table:table-cell>
          <table:table-cell office:value-type="float" office:value="761756" calcext:value-type="float">
            <text:p>761756</text:p>
          </table:table-cell>
          <table:table-cell office:value-type="string" calcext:value-type="string">
            <text:p>Hiii</text:p>
          </table:table-cell>
          <table:table-cell/>
        </table:table-row>
        <table:table-row table:style-name="ro1">
          <table:table-cell office:value-type="float" office:value="422234" calcext:value-type="float">
            <text:p>422234</text:p>
          </table:table-cell>
          <table:table-cell office:value-type="float" office:value="0" calcext:value-type="float">
            <text:p>0</text:p>
          </table:table-cell>
          <table:table-cell office:value-type="float" office:value="1937902" calcext:value-type="float">
            <text:p>1937902</text:p>
          </table:table-cell>
          <table:table-cell office:value-type="float" office:value="33852" calcext:value-type="float">
            <text:p>33852</text:p>
          </table:table-cell>
          <table:table-cell office:value-type="string" calcext:value-type="string">
            <text:p>nice vlog</text:p>
          </table:table-cell>
          <table:table-cell/>
        </table:table-row>
        <table:table-row table:style-name="ro1">
          <table:table-cell office:value-type="float" office:value="117437" calcext:value-type="float">
            <text:p>117437</text:p>
          </table:table-cell>
          <table:table-cell office:value-type="float" office:value="412002" calcext:value-type="float">
            <text:p>412002</text:p>
          </table:table-cell>
          <table:table-cell office:value-type="float" office:value="0" calcext:value-type="float">
            <text:p>0</text:p>
          </table:table-cell>
          <table:table-cell office:value-type="float" office:value="5845" calcext:value-type="float">
            <text:p>5845</text:p>
          </table:table-cell>
          <table:table-cell office:value-type="string" calcext:value-type="string">
            <text:p>Yes.. absolutely correct. The flesh will become black and if it is strong it will start peeling off</text:p>
          </table:table-cell>
          <table:table-cell/>
        </table:table-row>
        <table:table-row table:style-name="ro1">
          <table:table-cell office:value-type="float" office:value="119847" calcext:value-type="float">
            <text:p>119847</text:p>
          </table:table-cell>
          <table:table-cell office:value-type="float" office:value="0" calcext:value-type="float">
            <text:p>0</text:p>
          </table:table-cell>
          <table:table-cell office:value-type="float" office:value="96308" calcext:value-type="float">
            <text:p>96308</text:p>
          </table:table-cell>
          <table:table-cell office:value-type="float" office:value="78071" calcext:value-type="float">
            <text:p>78071</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121411" calcext:value-type="float">
            <text:p>121411</text:p>
          </table:table-cell>
          <table:table-cell office:value-type="float" office:value="0" calcext:value-type="float">
            <text:p>0</text:p>
          </table:table-cell>
          <table:table-cell office:value-type="float" office:value="36699" calcext:value-type="float">
            <text:p>36699</text:p>
          </table:table-cell>
          <table:table-cell office:value-type="float" office:value="87274" calcext:value-type="float">
            <text:p>87274</text:p>
          </table:table-cell>
          <table:table-cell office:value-type="string" calcext:value-type="string">
            <text:p>Tum ho bemissal, kya trail hai ekdum</text:p>
          </table:table-cell>
          <table:table-cell/>
        </table:table-row>
        <table:table-row table:style-name="ro1">
          <table:table-cell office:value-type="float" office:value="127202" calcext:value-type="float">
            <text:p>127202</text:p>
          </table:table-cell>
          <table:table-cell office:value-type="float" office:value="0" calcext:value-type="float">
            <text:p>0</text:p>
          </table:table-cell>
          <table:table-cell office:value-type="float" office:value="830692" calcext:value-type="float">
            <text:p>830692</text:p>
          </table:table-cell>
          <table:table-cell office:value-type="float" office:value="81631" calcext:value-type="float">
            <text:p>81631</text:p>
          </table:table-cell>
          <table:table-cell office:value-type="string" calcext:value-type="string">
            <text:p>Sahi khel gaye tum toh :P</text:p>
          </table:table-cell>
          <table:table-cell/>
        </table:table-row>
        <table:table-row table:style-name="ro1">
          <table:table-cell office:value-type="float" office:value="193285" calcext:value-type="float">
            <text:p>193285</text:p>
          </table:table-cell>
          <table:table-cell office:value-type="float" office:value="0" calcext:value-type="float">
            <text:p>0</text:p>
          </table:table-cell>
          <table:table-cell office:value-type="float" office:value="999993" calcext:value-type="float">
            <text:p>999993</text:p>
          </table:table-cell>
          <table:table-cell office:value-type="float" office:value="301376" calcext:value-type="float">
            <text:p>301376</text:p>
          </table:table-cell>
          <table:table-cell office:value-type="string" calcext:value-type="string">
            <text:p>Sure ,Shud share ,whats d name of d book?</text:p>
          </table:table-cell>
          <table:table-cell/>
        </table:table-row>
        <table:table-row table:style-name="ro1">
          <table:table-cell office:value-type="float" office:value="204960" calcext:value-type="float">
            <text:p>204960</text:p>
          </table:table-cell>
          <table:table-cell office:value-type="float" office:value="0" calcext:value-type="float">
            <text:p>0</text:p>
          </table:table-cell>
          <table:table-cell office:value-type="float" office:value="894823" calcext:value-type="float">
            <text:p>894823</text:p>
          </table:table-cell>
          <table:table-cell office:value-type="float" office:value="268308" calcext:value-type="float">
            <text:p>268308</text:p>
          </table:table-cell>
          <table:table-cell office:value-type="string" calcext:value-type="string">
            <text:p>[[@43238]] ok I'll add the details next time</text:p>
          </table:table-cell>
          <table:table-cell/>
        </table:table-row>
        <table:table-row table:style-name="ro1">
          <table:table-cell office:value-type="float" office:value="296835" calcext:value-type="float">
            <text:p>296835</text:p>
          </table:table-cell>
          <table:table-cell office:value-type="float" office:value="0" calcext:value-type="float">
            <text:p>0</text:p>
          </table:table-cell>
          <table:table-cell office:value-type="float" office:value="1569306" calcext:value-type="float">
            <text:p>1569306</text:p>
          </table:table-cell>
          <table:table-cell office:value-type="float" office:value="86372" calcext:value-type="float">
            <text:p>86372</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17710" calcext:value-type="float">
            <text:p>317710</text:p>
          </table:table-cell>
          <table:table-cell office:value-type="float" office:value="960368" calcext:value-type="float">
            <text:p>960368</text:p>
          </table:table-cell>
          <table:table-cell office:value-type="float" office:value="0" calcext:value-type="float">
            <text:p>0</text:p>
          </table:table-cell>
          <table:table-cell office:value-type="float" office:value="517267" calcext:value-type="float">
            <text:p>517267</text:p>
          </table:table-cell>
          <table:table-cell office:value-type="string" calcext:value-type="string">
            <text:p>?</text:p>
          </table:table-cell>
          <table:table-cell/>
        </table:table-row>
        <table:table-row table:style-name="ro1">
          <table:table-cell office:value-type="float" office:value="319082" calcext:value-type="float">
            <text:p>319082</text:p>
          </table:table-cell>
          <table:table-cell office:value-type="float" office:value="0" calcext:value-type="float">
            <text:p>0</text:p>
          </table:table-cell>
          <table:table-cell office:value-type="float" office:value="1699628" calcext:value-type="float">
            <text:p>1699628</text:p>
          </table:table-cell>
          <table:table-cell office:value-type="float" office:value="507161" calcext:value-type="float">
            <text:p>507161</text:p>
          </table:table-cell>
          <table:table-cell office:value-type="string" calcext:value-type="string">
            <text:p>Awesome</text:p>
          </table:table-cell>
          <table:table-cell/>
        </table:table-row>
        <table:table-row table:style-name="ro1">
          <table:table-cell office:value-type="float" office:value="324588" calcext:value-type="float">
            <text:p>324588</text:p>
          </table:table-cell>
          <table:table-cell office:value-type="float" office:value="0" calcext:value-type="float">
            <text:p>0</text:p>
          </table:table-cell>
          <table:table-cell office:value-type="float" office:value="1734231" calcext:value-type="float">
            <text:p>1734231</text:p>
          </table:table-cell>
          <table:table-cell office:value-type="float" office:value="77966" calcext:value-type="float">
            <text:p>77966</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57485" calcext:value-type="float">
            <text:p>357485</text:p>
          </table:table-cell>
          <table:table-cell office:value-type="float" office:value="0" calcext:value-type="float">
            <text:p>0</text:p>
          </table:table-cell>
          <table:table-cell office:value-type="float" office:value="1813000" calcext:value-type="float">
            <text:p>1813000</text:p>
          </table:table-cell>
          <table:table-cell office:value-type="float" office:value="602829" calcext:value-type="float">
            <text:p>602829</text:p>
          </table:table-cell>
          <table:table-cell office:value-type="string" calcext:value-type="string">
            <text:p>Nice one</text:p>
          </table:table-cell>
          <table:table-cell/>
        </table:table-row>
        <table:table-row table:style-name="ro1">
          <table:table-cell office:value-type="float" office:value="363185" calcext:value-type="float">
            <text:p>363185</text:p>
          </table:table-cell>
          <table:table-cell office:value-type="float" office:value="0" calcext:value-type="float">
            <text:p>0</text:p>
          </table:table-cell>
          <table:table-cell office:value-type="float" office:value="2081245" calcext:value-type="float">
            <text:p>2081245</text:p>
          </table:table-cell>
          <table:table-cell office:value-type="float" office:value="87697" calcext:value-type="float">
            <text:p>87697</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405816" calcext:value-type="float">
            <text:p>405816</text:p>
          </table:table-cell>
          <table:table-cell office:value-type="float" office:value="0" calcext:value-type="float">
            <text:p>0</text:p>
          </table:table-cell>
          <table:table-cell office:value-type="float" office:value="2307455" calcext:value-type="float">
            <text:p>2307455</text:p>
          </table:table-cell>
          <table:table-cell office:value-type="float" office:value="201421" calcext:value-type="float">
            <text:p>201421</text:p>
          </table:table-cell>
          <table:table-cell office:value-type="string" calcext:value-type="string">
            <text:p>जय हिन्द</text:p>
          </table:table-cell>
          <table:table-cell/>
        </table:table-row>
        <table:table-row table:style-name="ro1">
          <table:table-cell office:value-type="float" office:value="23746" calcext:value-type="float">
            <text:p>23746</text:p>
          </table:table-cell>
          <table:table-cell office:value-type="float" office:value="0" calcext:value-type="float">
            <text:p>0</text:p>
          </table:table-cell>
          <table:table-cell office:value-type="float" office:value="596321" calcext:value-type="float">
            <text:p>596321</text:p>
          </table:table-cell>
          <table:table-cell office:value-type="float" office:value="84166" calcext:value-type="float">
            <text:p>84166</text:p>
          </table:table-cell>
          <table:table-cell office:value-type="string" calcext:value-type="string">
            <text:p>On my tryout list ❤️</text:p>
          </table:table-cell>
          <table:table-cell/>
        </table:table-row>
        <table:table-row table:style-name="ro1">
          <table:table-cell office:value-type="float" office:value="25462" calcext:value-type="float">
            <text:p>25462</text:p>
          </table:table-cell>
          <table:table-cell office:value-type="float" office:value="267165" calcext:value-type="float">
            <text:p>267165</text:p>
          </table:table-cell>
          <table:table-cell office:value-type="float" office:value="0" calcext:value-type="float">
            <text:p>0</text:p>
          </table:table-cell>
          <table:table-cell office:value-type="float" office:value="174373" calcext:value-type="float">
            <text:p>174373</text:p>
          </table:table-cell>
          <table:table-cell office:value-type="string" calcext:value-type="string">
            <text:p>Please go and try sunset it's so relaxing</text:p>
          </table:table-cell>
          <table:table-cell/>
        </table:table-row>
        <table:table-row table:style-name="ro1">
          <table:table-cell office:value-type="float" office:value="31677" calcext:value-type="float">
            <text:p>31677</text:p>
          </table:table-cell>
          <table:table-cell office:value-type="float" office:value="0" calcext:value-type="float">
            <text:p>0</text:p>
          </table:table-cell>
          <table:table-cell office:value-type="float" office:value="616892" calcext:value-type="float">
            <text:p>616892</text:p>
          </table:table-cell>
          <table:table-cell office:value-type="float" office:value="79038" calcext:value-type="float">
            <text:p>79038</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32700" calcext:value-type="float">
            <text:p>32700</text:p>
          </table:table-cell>
          <table:table-cell office:value-type="float" office:value="0" calcext:value-type="float">
            <text:p>0</text:p>
          </table:table-cell>
          <table:table-cell office:value-type="float" office:value="598217" calcext:value-type="float">
            <text:p>598217</text:p>
          </table:table-cell>
          <table:table-cell office:value-type="float" office:value="178894" calcext:value-type="float">
            <text:p>178894</text:p>
          </table:table-cell>
          <table:table-cell office:value-type="string" calcext:value-type="string">
            <text:p>Since I'm new to the trail excuse me if I <text:s/>couldn't make it up to ur expectations</text:p>
          </table:table-cell>
          <table:table-cell/>
        </table:table-row>
        <table:table-row table:style-name="ro1">
          <table:table-cell office:value-type="float" office:value="56921" calcext:value-type="float">
            <text:p>56921</text:p>
          </table:table-cell>
          <table:table-cell office:value-type="float" office:value="0" calcext:value-type="float">
            <text:p>0</text:p>
          </table:table-cell>
          <table:table-cell office:value-type="float" office:value="667831" calcext:value-type="float">
            <text:p>667831</text:p>
          </table:table-cell>
          <table:table-cell office:value-type="float" office:value="83848" calcext:value-type="float">
            <text:p>83848</text:p>
          </table:table-cell>
          <table:table-cell office:value-type="string" calcext:value-type="string">
            <text:p>Woah! </text:p>
          </table:table-cell>
          <table:table-cell/>
        </table:table-row>
        <table:table-row table:style-name="ro1">
          <table:table-cell office:value-type="float" office:value="92541" calcext:value-type="float">
            <text:p>92541</text:p>
          </table:table-cell>
          <table:table-cell office:value-type="float" office:value="0" calcext:value-type="float">
            <text:p>0</text:p>
          </table:table-cell>
          <table:table-cell office:value-type="float" office:value="759493" calcext:value-type="float">
            <text:p>759493</text:p>
          </table:table-cell>
          <table:table-cell office:value-type="float" office:value="50545" calcext:value-type="float">
            <text:p>50545</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40698" calcext:value-type="float">
            <text:p>140698</text:p>
          </table:table-cell>
          <table:table-cell office:value-type="float" office:value="0" calcext:value-type="float">
            <text:p>0</text:p>
          </table:table-cell>
          <table:table-cell office:value-type="float" office:value="867136" calcext:value-type="float">
            <text:p>867136</text:p>
          </table:table-cell>
          <table:table-cell office:value-type="float" office:value="40681" calcext:value-type="float">
            <text:p>40681</text:p>
          </table:table-cell>
          <table:table-cell office:value-type="string" calcext:value-type="string">
            <text:p>Your content is so good, wonder why the followers count is low!</text:p>
          </table:table-cell>
          <table:table-cell/>
        </table:table-row>
        <table:table-row table:style-name="ro1">
          <table:table-cell office:value-type="float" office:value="230624" calcext:value-type="float">
            <text:p>230624</text:p>
          </table:table-cell>
          <table:table-cell office:value-type="float" office:value="0" calcext:value-type="float">
            <text:p>0</text:p>
          </table:table-cell>
          <table:table-cell office:value-type="float" office:value="1176549" calcext:value-type="float">
            <text:p>1176549</text:p>
          </table:table-cell>
          <table:table-cell office:value-type="float" office:value="79756" calcext:value-type="float">
            <text:p>79756</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06797" calcext:value-type="float">
            <text:p>306797</text:p>
          </table:table-cell>
          <table:table-cell office:value-type="float" office:value="0" calcext:value-type="float">
            <text:p>0</text:p>
          </table:table-cell>
          <table:table-cell office:value-type="float" office:value="1623210" calcext:value-type="float">
            <text:p>1623210</text:p>
          </table:table-cell>
          <table:table-cell office:value-type="float" office:value="40493" calcext:value-type="float">
            <text:p>40493</text:p>
          </table:table-cell>
          <table:table-cell office:value-type="string" calcext:value-type="string">
            <text:p>masttt!!</text:p>
          </table:table-cell>
          <table:table-cell/>
        </table:table-row>
        <table:table-row table:style-name="ro1">
          <table:table-cell office:value-type="float" office:value="312642" calcext:value-type="float">
            <text:p>312642</text:p>
          </table:table-cell>
          <table:table-cell office:value-type="float" office:value="0" calcext:value-type="float">
            <text:p>0</text:p>
          </table:table-cell>
          <table:table-cell office:value-type="float" office:value="1659970" calcext:value-type="float">
            <text:p>1659970</text:p>
          </table:table-cell>
          <table:table-cell office:value-type="float" office:value="42591" calcext:value-type="float">
            <text:p>42591</text:p>
          </table:table-cell>
          <table:table-cell office:value-type="string" calcext:value-type="string">
            <text:p>loved it ❤️</text:p>
          </table:table-cell>
          <table:table-cell/>
        </table:table-row>
        <table:table-row table:style-name="ro1">
          <table:table-cell office:value-type="float" office:value="340860" calcext:value-type="float">
            <text:p>340860</text:p>
          </table:table-cell>
          <table:table-cell office:value-type="float" office:value="0" calcext:value-type="float">
            <text:p>0</text:p>
          </table:table-cell>
          <table:table-cell office:value-type="float" office:value="1820681" calcext:value-type="float">
            <text:p>1820681</text:p>
          </table:table-cell>
          <table:table-cell office:value-type="float" office:value="80550" calcext:value-type="float">
            <text:p>80550</text:p>
          </table:table-cell>
          <table:table-cell office:value-type="string" calcext:value-type="string">
            <text:p>The title was superb! The content was a little dreary!</text:p>
          </table:table-cell>
          <table:table-cell/>
        </table:table-row>
        <table:table-row table:style-name="ro1">
          <table:table-cell office:value-type="float" office:value="31861" calcext:value-type="float">
            <text:p>31861</text:p>
          </table:table-cell>
          <table:table-cell office:value-type="float" office:value="0" calcext:value-type="float">
            <text:p>0</text:p>
          </table:table-cell>
          <table:table-cell office:value-type="float" office:value="617167" calcext:value-type="float">
            <text:p>617167</text:p>
          </table:table-cell>
          <table:table-cell office:value-type="float" office:value="184578" calcext:value-type="float">
            <text:p>184578</text:p>
          </table:table-cell>
          <table:table-cell office:value-type="string" calcext:value-type="string">
            <text:p>Yes I will do that.. <text:s/>i am new to this app so it will take time to know abt this app</text:p>
          </table:table-cell>
          <table:table-cell/>
        </table:table-row>
        <table:table-row table:style-name="ro1">
          <table:table-cell office:value-type="float" office:value="75289" calcext:value-type="float">
            <text:p>75289</text:p>
          </table:table-cell>
          <table:table-cell office:value-type="float" office:value="0" calcext:value-type="float">
            <text:p>0</text:p>
          </table:table-cell>
          <table:table-cell office:value-type="float" office:value="722061" calcext:value-type="float">
            <text:p>722061</text:p>
          </table:table-cell>
          <table:table-cell office:value-type="float" office:value="39646" calcext:value-type="float">
            <text:p>39646</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113228" calcext:value-type="float">
            <text:p>113228</text:p>
          </table:table-cell>
          <table:table-cell office:value-type="float" office:value="0" calcext:value-type="float">
            <text:p>0</text:p>
          </table:table-cell>
          <table:table-cell office:value-type="float" office:value="806630" calcext:value-type="float">
            <text:p>806630</text:p>
          </table:table-cell>
          <table:table-cell office:value-type="float" office:value="77903" calcext:value-type="float">
            <text:p>77903</text:p>
          </table:table-cell>
          <table:table-cell office:value-type="string" calcext:value-type="string">
            <text:p>loved your stories! wondering what your next trail would be?</text:p>
          </table:table-cell>
          <table:table-cell/>
        </table:table-row>
        <table:table-row table:style-name="ro1">
          <table:table-cell office:value-type="float" office:value="231500" calcext:value-type="float">
            <text:p>231500</text:p>
          </table:table-cell>
          <table:table-cell office:value-type="float" office:value="0" calcext:value-type="float">
            <text:p>0</text:p>
          </table:table-cell>
          <table:table-cell office:value-type="float" office:value="1180372" calcext:value-type="float">
            <text:p>1180372</text:p>
          </table:table-cell>
          <table:table-cell office:value-type="float" office:value="40880" calcext:value-type="float">
            <text:p>4088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290398" calcext:value-type="float">
            <text:p>290398</text:p>
          </table:table-cell>
          <table:table-cell office:value-type="float" office:value="0" calcext:value-type="float">
            <text:p>0</text:p>
          </table:table-cell>
          <table:table-cell office:value-type="float" office:value="1533545" calcext:value-type="float">
            <text:p>1533545</text:p>
          </table:table-cell>
          <table:table-cell office:value-type="float" office:value="87365" calcext:value-type="float">
            <text:p>87365</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76192" calcext:value-type="float">
            <text:p>376192</text:p>
          </table:table-cell>
          <table:table-cell office:value-type="float" office:value="0" calcext:value-type="float">
            <text:p>0</text:p>
          </table:table-cell>
          <table:table-cell office:value-type="float" office:value="2227878" calcext:value-type="float">
            <text:p>2227878</text:p>
          </table:table-cell>
          <table:table-cell office:value-type="float" office:value="84595" calcext:value-type="float">
            <text:p>84595</text:p>
          </table:table-cell>
          <table:table-cell office:value-type="string" calcext:value-type="string">
            <text:p>Jhakaas ekdum</text:p>
          </table:table-cell>
          <table:table-cell/>
        </table:table-row>
        <table:table-row table:style-name="ro1">
          <table:table-cell office:value-type="float" office:value="409573" calcext:value-type="float">
            <text:p>409573</text:p>
          </table:table-cell>
          <table:table-cell office:value-type="float" office:value="0" calcext:value-type="float">
            <text:p>0</text:p>
          </table:table-cell>
          <table:table-cell office:value-type="float" office:value="2288525" calcext:value-type="float">
            <text:p>2288525</text:p>
          </table:table-cell>
          <table:table-cell office:value-type="float" office:value="1227308" calcext:value-type="float">
            <text:p>1227308</text:p>
          </table:table-cell>
          <table:table-cell office:value-type="string" calcext:value-type="string">
            <text:p>Hi</text:p>
          </table:table-cell>
          <table:table-cell/>
        </table:table-row>
        <table:table-row table:style-name="ro1">
          <table:table-cell office:value-type="float" office:value="419579" calcext:value-type="float">
            <text:p>419579</text:p>
          </table:table-cell>
          <table:table-cell office:value-type="float" office:value="0" calcext:value-type="float">
            <text:p>0</text:p>
          </table:table-cell>
          <table:table-cell office:value-type="float" office:value="2360250" calcext:value-type="float">
            <text:p>2360250</text:p>
          </table:table-cell>
          <table:table-cell office:value-type="float" office:value="20497" calcext:value-type="float">
            <text:p>20497</text:p>
          </table:table-cell>
          <table:table-cell office:value-type="string" calcext:value-type="string">
            <text:p>AMAZING REVIEW</text:p>
          </table:table-cell>
          <table:table-cell/>
        </table:table-row>
        <table:table-row table:style-name="ro1">
          <table:table-cell office:value-type="float" office:value="431300" calcext:value-type="float">
            <text:p>431300</text:p>
          </table:table-cell>
          <table:table-cell office:value-type="float" office:value="0" calcext:value-type="float">
            <text:p>0</text:p>
          </table:table-cell>
          <table:table-cell office:value-type="float" office:value="2240067" calcext:value-type="float">
            <text:p>2240067</text:p>
          </table:table-cell>
          <table:table-cell office:value-type="float" office:value="1472439" calcext:value-type="float">
            <text:p>1472439</text:p>
          </table:table-cell>
          <table:table-cell office:value-type="string" calcext:value-type="string">
            <text:p>Hi</text:p>
          </table:table-cell>
          <table:table-cell/>
        </table:table-row>
        <table:table-row table:style-name="ro1">
          <table:table-cell office:value-type="float" office:value="24980" calcext:value-type="float">
            <text:p>24980</text:p>
          </table:table-cell>
          <table:table-cell office:value-type="float" office:value="0" calcext:value-type="float">
            <text:p>0</text:p>
          </table:table-cell>
          <table:table-cell office:value-type="float" office:value="598756" calcext:value-type="float">
            <text:p>598756</text:p>
          </table:table-cell>
          <table:table-cell office:value-type="float" office:value="84275" calcext:value-type="float">
            <text:p>84275</text:p>
          </table:table-cell>
          <table:table-cell office:value-type="string" calcext:value-type="string">
            <text:p>The photographs and the content are beautifully amalgamated</text:p>
          </table:table-cell>
          <table:table-cell/>
        </table:table-row>
        <table:table-row table:style-name="ro1">
          <table:table-cell office:value-type="float" office:value="152429" calcext:value-type="float">
            <text:p>152429</text:p>
          </table:table-cell>
          <table:table-cell office:value-type="float" office:value="0" calcext:value-type="float">
            <text:p>0</text:p>
          </table:table-cell>
          <table:table-cell office:value-type="float" office:value="897979" calcext:value-type="float">
            <text:p>897979</text:p>
          </table:table-cell>
          <table:table-cell office:value-type="float" office:value="83344" calcext:value-type="float">
            <text:p>83344</text:p>
          </table:table-cell>
          <table:table-cell office:value-type="string" calcext:value-type="string">
            <text:p>So glad you shared this today!</text:p>
          </table:table-cell>
          <table:table-cell/>
        </table:table-row>
        <table:table-row table:style-name="ro1">
          <table:table-cell office:value-type="float" office:value="195055" calcext:value-type="float">
            <text:p>195055</text:p>
          </table:table-cell>
          <table:table-cell office:value-type="float" office:value="0" calcext:value-type="float">
            <text:p>0</text:p>
          </table:table-cell>
          <table:table-cell office:value-type="float" office:value="1013219" calcext:value-type="float">
            <text:p>1013219</text:p>
          </table:table-cell>
          <table:table-cell office:value-type="float" office:value="81008" calcext:value-type="float">
            <text:p>81008</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54664" calcext:value-type="float">
            <text:p>254664</text:p>
          </table:table-cell>
          <table:table-cell office:value-type="float" office:value="0" calcext:value-type="float">
            <text:p>0</text:p>
          </table:table-cell>
          <table:table-cell office:value-type="float" office:value="1306163" calcext:value-type="float">
            <text:p>1306163</text:p>
          </table:table-cell>
          <table:table-cell office:value-type="float" office:value="393679" calcext:value-type="float">
            <text:p>393679</text:p>
          </table:table-cell>
          <table:table-cell office:value-type="string" calcext:value-type="string">
            <text:p>I thought it could relate....we need everything for our lives...so do a hospital is also needed dear [[@39722]]</text:p>
          </table:table-cell>
          <table:table-cell/>
        </table:table-row>
        <table:table-row table:style-name="ro1">
          <table:table-cell office:value-type="float" office:value="313916" calcext:value-type="float">
            <text:p>313916</text:p>
          </table:table-cell>
          <table:table-cell office:value-type="float" office:value="0" calcext:value-type="float">
            <text:p>0</text:p>
          </table:table-cell>
          <table:table-cell office:value-type="float" office:value="1667069" calcext:value-type="float">
            <text:p>1667069</text:p>
          </table:table-cell>
          <table:table-cell office:value-type="float" office:value="86183" calcext:value-type="float">
            <text:p>86183</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317128" calcext:value-type="float">
            <text:p>317128</text:p>
          </table:table-cell>
          <table:table-cell office:value-type="float" office:value="0" calcext:value-type="float">
            <text:p>0</text:p>
          </table:table-cell>
          <table:table-cell office:value-type="float" office:value="1686795" calcext:value-type="float">
            <text:p>1686795</text:p>
          </table:table-cell>
          <table:table-cell office:value-type="float" office:value="84618" calcext:value-type="float">
            <text:p>84618</text:p>
          </table:table-cell>
          <table:table-cell office:value-type="string" calcext:value-type="string">
            <text:p>Oh my!! ?</text:p>
          </table:table-cell>
          <table:table-cell/>
        </table:table-row>
        <table:table-row table:style-name="ro1">
          <table:table-cell office:value-type="float" office:value="456025" calcext:value-type="float">
            <text:p>456025</text:p>
          </table:table-cell>
          <table:table-cell office:value-type="float" office:value="0" calcext:value-type="float">
            <text:p>0</text:p>
          </table:table-cell>
          <table:table-cell office:value-type="float" office:value="2385409" calcext:value-type="float">
            <text:p>2385409</text:p>
          </table:table-cell>
          <table:table-cell office:value-type="float" office:value="2066818" calcext:value-type="float">
            <text:p>2066818</text:p>
          </table:table-cell>
          <table:table-cell office:value-type="string" calcext:value-type="string">
            <text:p>Best app</text:p>
          </table:table-cell>
          <table:table-cell/>
        </table:table-row>
        <table:table-row table:style-name="ro1">
          <table:table-cell office:value-type="float" office:value="42703" calcext:value-type="float">
            <text:p>42703</text:p>
          </table:table-cell>
          <table:table-cell office:value-type="float" office:value="0" calcext:value-type="float">
            <text:p>0</text:p>
          </table:table-cell>
          <table:table-cell office:value-type="float" office:value="639445" calcext:value-type="float">
            <text:p>639445</text:p>
          </table:table-cell>
          <table:table-cell office:value-type="float" office:value="191092" calcext:value-type="float">
            <text:p>191092</text:p>
          </table:table-cell>
          <table:table-cell office:value-type="string" calcext:value-type="string">
            <text:p>[[@40819]] Ty</text:p>
          </table:table-cell>
          <table:table-cell/>
        </table:table-row>
        <table:table-row table:style-name="ro1">
          <table:table-cell office:value-type="float" office:value="93534" calcext:value-type="float">
            <text:p>93534</text:p>
          </table:table-cell>
          <table:table-cell office:value-type="float" office:value="0" calcext:value-type="float">
            <text:p>0</text:p>
          </table:table-cell>
          <table:table-cell office:value-type="float" office:value="761056" calcext:value-type="float">
            <text:p>761056</text:p>
          </table:table-cell>
          <table:table-cell office:value-type="float" office:value="226200" calcext:value-type="float">
            <text:p>226200</text:p>
          </table:table-cell>
          <table:table-cell office:value-type="string" calcext:value-type="string">
            <text:p>[[@20170]] if you don't get it... I can't help it?</text:p>
          </table:table-cell>
          <table:table-cell/>
        </table:table-row>
        <table:table-row table:style-name="ro1">
          <table:table-cell office:value-type="float" office:value="219276" calcext:value-type="float">
            <text:p>219276</text:p>
          </table:table-cell>
          <table:table-cell office:value-type="float" office:value="0" calcext:value-type="float">
            <text:p>0</text:p>
          </table:table-cell>
          <table:table-cell office:value-type="float" office:value="1128337" calcext:value-type="float">
            <text:p>1128337</text:p>
          </table:table-cell>
          <table:table-cell office:value-type="float" office:value="78384" calcext:value-type="float">
            <text:p>78384</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40566" calcext:value-type="float">
            <text:p>240566</text:p>
          </table:table-cell>
          <table:table-cell office:value-type="float" office:value="0" calcext:value-type="float">
            <text:p>0</text:p>
          </table:table-cell>
          <table:table-cell office:value-type="float" office:value="1203222" calcext:value-type="float">
            <text:p>1203222</text:p>
          </table:table-cell>
          <table:table-cell office:value-type="float" office:value="40606" calcext:value-type="float">
            <text:p>40606</text:p>
          </table:table-cell>
          <table:table-cell office:value-type="string" calcext:value-type="string">
            <text:p>Looks amazing ??</text:p>
          </table:table-cell>
          <table:table-cell/>
        </table:table-row>
        <table:table-row table:style-name="ro1">
          <table:table-cell office:value-type="float" office:value="252619" calcext:value-type="float">
            <text:p>252619</text:p>
          </table:table-cell>
          <table:table-cell office:value-type="float" office:value="0" calcext:value-type="float">
            <text:p>0</text:p>
          </table:table-cell>
          <table:table-cell office:value-type="float" office:value="1289996" calcext:value-type="float">
            <text:p>1289996</text:p>
          </table:table-cell>
          <table:table-cell office:value-type="float" office:value="78342" calcext:value-type="float">
            <text:p>78342</text:p>
          </table:table-cell>
          <table:table-cell office:value-type="string" calcext:value-type="string">
            <text:p>Subahnaalah!</text:p>
          </table:table-cell>
          <table:table-cell/>
        </table:table-row>
        <table:table-row table:style-name="ro1">
          <table:table-cell office:value-type="float" office:value="333788" calcext:value-type="float">
            <text:p>333788</text:p>
          </table:table-cell>
          <table:table-cell office:value-type="float" office:value="0" calcext:value-type="float">
            <text:p>0</text:p>
          </table:table-cell>
          <table:table-cell office:value-type="float" office:value="693591" calcext:value-type="float">
            <text:p>693591</text:p>
          </table:table-cell>
          <table:table-cell office:value-type="float" office:value="206875" calcext:value-type="float">
            <text:p>206875</text:p>
          </table:table-cell>
          <table:table-cell office:value-type="string" calcext:value-type="string">
            <text:p>Thanks ☺</text:p>
          </table:table-cell>
          <table:table-cell/>
        </table:table-row>
        <table:table-row table:style-name="ro1">
          <table:table-cell office:value-type="float" office:value="416685" calcext:value-type="float">
            <text:p>416685</text:p>
          </table:table-cell>
          <table:table-cell office:value-type="float" office:value="0" calcext:value-type="float">
            <text:p>0</text:p>
          </table:table-cell>
          <table:table-cell office:value-type="float" office:value="2289060" calcext:value-type="float">
            <text:p>2289060</text:p>
          </table:table-cell>
          <table:table-cell office:value-type="float" office:value="4118" calcext:value-type="float">
            <text:p>4118</text:p>
          </table:table-cell>
          <table:table-cell office:value-type="string" calcext:value-type="string">
            <text:p>super</text:p>
          </table:table-cell>
          <table:table-cell/>
        </table:table-row>
        <table:table-row table:style-name="ro1">
          <table:table-cell office:value-type="float" office:value="416985" calcext:value-type="float">
            <text:p>416985</text:p>
          </table:table-cell>
          <table:table-cell office:value-type="float" office:value="0" calcext:value-type="float">
            <text:p>0</text:p>
          </table:table-cell>
          <table:table-cell office:value-type="float" office:value="2347563" calcext:value-type="float">
            <text:p>2347563</text:p>
          </table:table-cell>
          <table:table-cell office:value-type="float" office:value="19030" calcext:value-type="float">
            <text:p>19030</text:p>
          </table:table-cell>
          <table:table-cell office:value-type="string" calcext:value-type="string">
            <text:p>very good vlog</text:p>
          </table:table-cell>
          <table:table-cell/>
        </table:table-row>
        <table:table-row table:style-name="ro1">
          <table:table-cell office:value-type="float" office:value="420027" calcext:value-type="float">
            <text:p>420027</text:p>
          </table:table-cell>
          <table:table-cell office:value-type="float" office:value="0" calcext:value-type="float">
            <text:p>0</text:p>
          </table:table-cell>
          <table:table-cell office:value-type="float" office:value="2296233" calcext:value-type="float">
            <text:p>2296233</text:p>
          </table:table-cell>
          <table:table-cell office:value-type="float" office:value="40542" calcext:value-type="float">
            <text:p>40542</text:p>
          </table:table-cell>
          <table:table-cell office:value-type="string" calcext:value-type="string">
            <text:p>whats sup bro</text:p>
          </table:table-cell>
          <table:table-cell/>
        </table:table-row>
        <table:table-row table:style-name="ro1">
          <table:table-cell office:value-type="float" office:value="458665" calcext:value-type="float">
            <text:p>458665</text:p>
          </table:table-cell>
          <table:table-cell office:value-type="float" office:value="0" calcext:value-type="float">
            <text:p>0</text:p>
          </table:table-cell>
          <table:table-cell office:value-type="float" office:value="2265619" calcext:value-type="float">
            <text:p>2265619</text:p>
          </table:table-cell>
          <table:table-cell office:value-type="float" office:value="2140534" calcext:value-type="float">
            <text:p>2140534</text:p>
          </table:table-cell>
          <table:table-cell office:value-type="string" calcext:value-type="string">
            <text:p>Hi</text:p>
          </table:table-cell>
          <table:table-cell/>
        </table:table-row>
        <table:table-row table:style-name="ro1">
          <table:table-cell office:value-type="float" office:value="5539" calcext:value-type="float">
            <text:p>5539</text:p>
          </table:table-cell>
          <table:table-cell office:value-type="float" office:value="0" calcext:value-type="float">
            <text:p>0</text:p>
          </table:table-cell>
          <table:table-cell office:value-type="float" office:value="134489" calcext:value-type="float">
            <text:p>134489</text:p>
          </table:table-cell>
          <table:table-cell office:value-type="float" office:value="35288" calcext:value-type="float">
            <text:p>35288</text:p>
          </table:table-cell>
          <table:table-cell office:value-type="string" calcext:value-type="string">
            <text:p>So Motivating!</text:p>
          </table:table-cell>
          <table:table-cell/>
        </table:table-row>
        <table:table-row table:style-name="ro1">
          <table:table-cell office:value-type="float" office:value="39452" calcext:value-type="float">
            <text:p>39452</text:p>
          </table:table-cell>
          <table:table-cell office:value-type="float" office:value="0" calcext:value-type="float">
            <text:p>0</text:p>
          </table:table-cell>
          <table:table-cell office:value-type="float" office:value="632124" calcext:value-type="float">
            <text:p>632124</text:p>
          </table:table-cell>
          <table:table-cell office:value-type="float" office:value="40792" calcext:value-type="float">
            <text:p>40792</text:p>
          </table:table-cell>
          <table:table-cell office:value-type="string" calcext:value-type="string">
            <text:p>Amazing trail, could share some videos of the same</text:p>
          </table:table-cell>
          <table:table-cell/>
        </table:table-row>
        <table:table-row table:style-name="ro1">
          <table:table-cell office:value-type="float" office:value="103171" calcext:value-type="float">
            <text:p>103171</text:p>
          </table:table-cell>
          <table:table-cell office:value-type="float" office:value="0" calcext:value-type="float">
            <text:p>0</text:p>
          </table:table-cell>
          <table:table-cell office:value-type="float" office:value="783375" calcext:value-type="float">
            <text:p>783375</text:p>
          </table:table-cell>
          <table:table-cell office:value-type="float" office:value="79881" calcext:value-type="float">
            <text:p>79881</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140350" calcext:value-type="float">
            <text:p>140350</text:p>
          </table:table-cell>
          <table:table-cell office:value-type="float" office:value="0" calcext:value-type="float">
            <text:p>0</text:p>
          </table:table-cell>
          <table:table-cell office:value-type="float" office:value="868163" calcext:value-type="float">
            <text:p>868163</text:p>
          </table:table-cell>
          <table:table-cell office:value-type="float" office:value="87934" calcext:value-type="float">
            <text:p>87934</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41950" calcext:value-type="float">
            <text:p>241950</text:p>
          </table:table-cell>
          <table:table-cell office:value-type="float" office:value="0" calcext:value-type="float">
            <text:p>0</text:p>
          </table:table-cell>
          <table:table-cell office:value-type="float" office:value="1211115" calcext:value-type="float">
            <text:p>1211115</text:p>
          </table:table-cell>
          <table:table-cell office:value-type="float" office:value="52630" calcext:value-type="float">
            <text:p>52630</text:p>
          </table:table-cell>
          <table:table-cell office:value-type="string" calcext:value-type="string">
            <text:p>Cool one ??</text:p>
          </table:table-cell>
          <table:table-cell/>
        </table:table-row>
        <table:table-row table:style-name="ro1">
          <table:table-cell office:value-type="float" office:value="245589" calcext:value-type="float">
            <text:p>245589</text:p>
          </table:table-cell>
          <table:table-cell office:value-type="float" office:value="0" calcext:value-type="float">
            <text:p>0</text:p>
          </table:table-cell>
          <table:table-cell office:value-type="float" office:value="1227761" calcext:value-type="float">
            <text:p>1227761</text:p>
          </table:table-cell>
          <table:table-cell office:value-type="float" office:value="370693" calcext:value-type="float">
            <text:p>370693</text:p>
          </table:table-cell>
          <table:table-cell office:value-type="string" calcext:value-type="string">
            <text:p>[[@84377]] it's a desert area in india. Historically important</text:p>
          </table:table-cell>
          <table:table-cell/>
        </table:table-row>
        <table:table-row table:style-name="ro1">
          <table:table-cell office:value-type="float" office:value="312925" calcext:value-type="float">
            <text:p>312925</text:p>
          </table:table-cell>
          <table:table-cell office:value-type="float" office:value="0" calcext:value-type="float">
            <text:p>0</text:p>
          </table:table-cell>
          <table:table-cell office:value-type="float" office:value="1660583" calcext:value-type="float">
            <text:p>1660583</text:p>
          </table:table-cell>
          <table:table-cell office:value-type="float" office:value="88462" calcext:value-type="float">
            <text:p>88462</text:p>
          </table:table-cell>
          <table:table-cell office:value-type="string" calcext:value-type="string">
            <text:p>Beautiful capture</text:p>
          </table:table-cell>
          <table:table-cell/>
        </table:table-row>
        <table:table-row table:style-name="ro1">
          <table:table-cell office:value-type="float" office:value="315400" calcext:value-type="float">
            <text:p>315400</text:p>
          </table:table-cell>
          <table:table-cell office:value-type="float" office:value="479608" calcext:value-type="float">
            <text:p>479608</text:p>
          </table:table-cell>
          <table:table-cell office:value-type="float" office:value="0" calcext:value-type="float">
            <text:p>0</text:p>
          </table:table-cell>
          <table:table-cell office:value-type="float" office:value="516828" calcext:value-type="float">
            <text:p>516828</text:p>
          </table:table-cell>
          <table:table-cell office:value-type="string" calcext:value-type="string">
            <text:p>Woww</text:p>
          </table:table-cell>
          <table:table-cell/>
        </table:table-row>
        <table:table-row table:style-name="ro1">
          <table:table-cell office:value-type="float" office:value="394723" calcext:value-type="float">
            <text:p>394723</text:p>
          </table:table-cell>
          <table:table-cell office:value-type="float" office:value="0" calcext:value-type="float">
            <text:p>0</text:p>
          </table:table-cell>
          <table:table-cell office:value-type="float" office:value="2287012" calcext:value-type="float">
            <text:p>2287012</text:p>
          </table:table-cell>
          <table:table-cell office:value-type="float" office:value="859918" calcext:value-type="float">
            <text:p>859918</text:p>
          </table:table-cell>
          <table:table-cell office:value-type="string" calcext:value-type="string">
            <text:p>Nice</text:p>
          </table:table-cell>
          <table:table-cell/>
        </table:table-row>
        <table:table-row table:style-name="ro1">
          <table:table-cell office:value-type="float" office:value="406532" calcext:value-type="float">
            <text:p>406532</text:p>
          </table:table-cell>
          <table:table-cell office:value-type="float" office:value="0" calcext:value-type="float">
            <text:p>0</text:p>
          </table:table-cell>
          <table:table-cell office:value-type="float" office:value="890267" calcext:value-type="float">
            <text:p>890267</text:p>
          </table:table-cell>
          <table:table-cell office:value-type="float" office:value="1122541" calcext:value-type="float">
            <text:p>1122541</text:p>
          </table:table-cell>
          <table:table-cell office:value-type="string" calcext:value-type="string">
            <text:p>Nice</text:p>
          </table:table-cell>
          <table:table-cell/>
        </table:table-row>
        <table:table-row table:style-name="ro1">
          <table:table-cell office:value-type="float" office:value="436583" calcext:value-type="float">
            <text:p>436583</text:p>
          </table:table-cell>
          <table:table-cell office:value-type="float" office:value="0" calcext:value-type="float">
            <text:p>0</text:p>
          </table:table-cell>
          <table:table-cell office:value-type="float" office:value="2376701" calcext:value-type="float">
            <text:p>2376701</text:p>
          </table:table-cell>
          <table:table-cell office:value-type="float" office:value="51680" calcext:value-type="float">
            <text:p>51680</text:p>
          </table:table-cell>
          <table:table-cell office:value-type="string" calcext:value-type="string">
            <text:p>இன்னும் இந்த மாதிரி நிறைய பண்ணுங்க </text:p>
          </table:table-cell>
          <table:table-cell/>
        </table:table-row>
        <table:table-row table:style-name="ro1">
          <table:table-cell office:value-type="float" office:value="92932" calcext:value-type="float">
            <text:p>92932</text:p>
          </table:table-cell>
          <table:table-cell office:value-type="float" office:value="0" calcext:value-type="float">
            <text:p>0</text:p>
          </table:table-cell>
          <table:table-cell office:value-type="float" office:value="760463" calcext:value-type="float">
            <text:p>760463</text:p>
          </table:table-cell>
          <table:table-cell office:value-type="float" office:value="43120" calcext:value-type="float">
            <text:p>43120</text:p>
          </table:table-cell>
          <table:table-cell office:value-type="string" calcext:value-type="string">
            <text:p>Hey what time of the year is best to visit this place?</text:p>
          </table:table-cell>
          <table:table-cell/>
        </table:table-row>
        <table:table-row table:style-name="ro1">
          <table:table-cell office:value-type="float" office:value="109529" calcext:value-type="float">
            <text:p>109529</text:p>
          </table:table-cell>
          <table:table-cell office:value-type="float" office:value="0" calcext:value-type="float">
            <text:p>0</text:p>
          </table:table-cell>
          <table:table-cell office:value-type="float" office:value="798754" calcext:value-type="float">
            <text:p>798754</text:p>
          </table:table-cell>
          <table:table-cell office:value-type="float" office:value="81916" calcext:value-type="float">
            <text:p>81916</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28398" calcext:value-type="float">
            <text:p>128398</text:p>
          </table:table-cell>
          <table:table-cell office:value-type="float" office:value="0" calcext:value-type="float">
            <text:p>0</text:p>
          </table:table-cell>
          <table:table-cell office:value-type="float" office:value="828134" calcext:value-type="float">
            <text:p>828134</text:p>
          </table:table-cell>
          <table:table-cell office:value-type="float" office:value="247038" calcext:value-type="float">
            <text:p>247038</text:p>
          </table:table-cell>
          <table:table-cell office:value-type="string" calcext:value-type="string">
            <text:p>[[@78124]] yes have more of them n will be sharing soon!!</text:p>
          </table:table-cell>
          <table:table-cell/>
        </table:table-row>
        <table:table-row table:style-name="ro1">
          <table:table-cell office:value-type="float" office:value="152412" calcext:value-type="float">
            <text:p>152412</text:p>
          </table:table-cell>
          <table:table-cell office:value-type="float" office:value="0" calcext:value-type="float">
            <text:p>0</text:p>
          </table:table-cell>
          <table:table-cell office:value-type="float" office:value="896643" calcext:value-type="float">
            <text:p>896643</text:p>
          </table:table-cell>
          <table:table-cell office:value-type="float" office:value="85188" calcext:value-type="float">
            <text:p>85188</text:p>
          </table:table-cell>
          <table:table-cell office:value-type="string" calcext:value-type="string">
            <text:p>Sahi hai yeh toh bc</text:p>
          </table:table-cell>
          <table:table-cell/>
        </table:table-row>
        <table:table-row table:style-name="ro1">
          <table:table-cell office:value-type="float" office:value="233200" calcext:value-type="float">
            <text:p>233200</text:p>
          </table:table-cell>
          <table:table-cell office:value-type="float" office:value="0" calcext:value-type="float">
            <text:p>0</text:p>
          </table:table-cell>
          <table:table-cell office:value-type="float" office:value="1177720" calcext:value-type="float">
            <text:p>1177720</text:p>
          </table:table-cell>
          <table:table-cell office:value-type="float" office:value="41026" calcext:value-type="float">
            <text:p>41026</text:p>
          </table:table-cell>
          <table:table-cell office:value-type="string" calcext:value-type="string">
            <text:p>Your trails are amazing, i think video would bring greater stories and experiences</text:p>
          </table:table-cell>
          <table:table-cell/>
        </table:table-row>
        <table:table-row table:style-name="ro1">
          <table:table-cell office:value-type="float" office:value="263758" calcext:value-type="float">
            <text:p>263758</text:p>
          </table:table-cell>
          <table:table-cell office:value-type="float" office:value="0" calcext:value-type="float">
            <text:p>0</text:p>
          </table:table-cell>
          <table:table-cell office:value-type="float" office:value="1374378" calcext:value-type="float">
            <text:p>1374378</text:p>
          </table:table-cell>
          <table:table-cell office:value-type="float" office:value="421642" calcext:value-type="float">
            <text:p>421642</text:p>
          </table:table-cell>
          <table:table-cell office:value-type="string" calcext:value-type="string">
            <text:p>Thanks info like what you <text:s/>want to know yeah you need to keep ready cash to pay your vehicle to the mountain and also need lots of patience bcz it takes 2 hours to reach till the top</text:p>
          </table:table-cell>
          <table:table-cell/>
        </table:table-row>
        <table:table-row table:style-name="ro1">
          <table:table-cell office:value-type="float" office:value="357249" calcext:value-type="float">
            <text:p>357249</text:p>
          </table:table-cell>
          <table:table-cell office:value-type="float" office:value="0" calcext:value-type="float">
            <text:p>0</text:p>
          </table:table-cell>
          <table:table-cell office:value-type="float" office:value="1961061" calcext:value-type="float">
            <text:p>1961061</text:p>
          </table:table-cell>
          <table:table-cell office:value-type="float" office:value="78525" calcext:value-type="float">
            <text:p>78525</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424562" calcext:value-type="float">
            <text:p>424562</text:p>
          </table:table-cell>
          <table:table-cell office:value-type="float" office:value="0" calcext:value-type="float">
            <text:p>0</text:p>
          </table:table-cell>
          <table:table-cell office:value-type="float" office:value="2269071" calcext:value-type="float">
            <text:p>2269071</text:p>
          </table:table-cell>
          <table:table-cell office:value-type="float" office:value="16222" calcext:value-type="float">
            <text:p>16222</text:p>
          </table:table-cell>
          <table:table-cell office:value-type="string" calcext:value-type="string">
            <text:p>I think the best restaurant is shangri la</text:p>
          </table:table-cell>
          <table:table-cell/>
        </table:table-row>
        <table:table-row table:style-name="ro1">
          <table:table-cell office:value-type="float" office:value="43082" calcext:value-type="float">
            <text:p>43082</text:p>
          </table:table-cell>
          <table:table-cell office:value-type="float" office:value="0" calcext:value-type="float">
            <text:p>0</text:p>
          </table:table-cell>
          <table:table-cell office:value-type="float" office:value="641318" calcext:value-type="float">
            <text:p>641318</text:p>
          </table:table-cell>
          <table:table-cell office:value-type="float" office:value="76726" calcext:value-type="float">
            <text:p>7672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141677" calcext:value-type="float">
            <text:p>141677</text:p>
          </table:table-cell>
          <table:table-cell office:value-type="float" office:value="0" calcext:value-type="float">
            <text:p>0</text:p>
          </table:table-cell>
          <table:table-cell office:value-type="float" office:value="871001" calcext:value-type="float">
            <text:p>871001</text:p>
          </table:table-cell>
          <table:table-cell office:value-type="float" office:value="259307" calcext:value-type="float">
            <text:p>259307</text:p>
          </table:table-cell>
          <table:table-cell office:value-type="string" calcext:value-type="string">
            <text:p>[[@84989]] thanks brotha</text:p>
          </table:table-cell>
          <table:table-cell/>
        </table:table-row>
        <table:table-row table:style-name="ro1">
          <table:table-cell office:value-type="float" office:value="214559" calcext:value-type="float">
            <text:p>214559</text:p>
          </table:table-cell>
          <table:table-cell office:value-type="float" office:value="0" calcext:value-type="float">
            <text:p>0</text:p>
          </table:table-cell>
          <table:table-cell office:value-type="float" office:value="1103831" calcext:value-type="float">
            <text:p>1103831</text:p>
          </table:table-cell>
          <table:table-cell office:value-type="float" office:value="86723" calcext:value-type="float">
            <text:p>86723</text:p>
          </table:table-cell>
          <table:table-cell office:value-type="string" calcext:value-type="string">
            <text:p>Lovely Trail ?</text:p>
          </table:table-cell>
          <table:table-cell/>
        </table:table-row>
        <table:table-row table:style-name="ro1">
          <table:table-cell office:value-type="float" office:value="234409" calcext:value-type="float">
            <text:p>234409</text:p>
          </table:table-cell>
          <table:table-cell office:value-type="float" office:value="0" calcext:value-type="float">
            <text:p>0</text:p>
          </table:table-cell>
          <table:table-cell office:value-type="float" office:value="1187522" calcext:value-type="float">
            <text:p>1187522</text:p>
          </table:table-cell>
          <table:table-cell office:value-type="float" office:value="43486" calcext:value-type="float">
            <text:p>4348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76508" calcext:value-type="float">
            <text:p>276508</text:p>
          </table:table-cell>
          <table:table-cell office:value-type="float" office:value="0" calcext:value-type="float">
            <text:p>0</text:p>
          </table:table-cell>
          <table:table-cell office:value-type="float" office:value="1440925" calcext:value-type="float">
            <text:p>1440925</text:p>
          </table:table-cell>
          <table:table-cell office:value-type="float" office:value="44468" calcext:value-type="float">
            <text:p>44468</text:p>
          </table:table-cell>
          <table:table-cell office:value-type="string" calcext:value-type="string">
            <text:p>I've patiently gone through each and every picture, and all of them are praiseworthy!</text:p>
          </table:table-cell>
          <table:table-cell/>
        </table:table-row>
        <table:table-row table:style-name="ro1">
          <table:table-cell office:value-type="float" office:value="280914" calcext:value-type="float">
            <text:p>280914</text:p>
          </table:table-cell>
          <table:table-cell office:value-type="float" office:value="0" calcext:value-type="float">
            <text:p>0</text:p>
          </table:table-cell>
          <table:table-cell office:value-type="float" office:value="1472698" calcext:value-type="float">
            <text:p>1472698</text:p>
          </table:table-cell>
          <table:table-cell office:value-type="float" office:value="452829" calcext:value-type="float">
            <text:p>452829</text:p>
          </table:table-cell>
          <table:table-cell office:value-type="string" calcext:value-type="string">
            <text:p>[[@86829]] <text:s/>Thank you so much. Your comments boosted my confidence. Please follow my posts for next uodates very soon for North-east, then Thailand, Paris and Amsterdam. Thanks</text:p>
          </table:table-cell>
          <table:table-cell/>
        </table:table-row>
        <table:table-row table:style-name="ro1">
          <table:table-cell office:value-type="float" office:value="308037" calcext:value-type="float">
            <text:p>308037</text:p>
          </table:table-cell>
          <table:table-cell office:value-type="float" office:value="0" calcext:value-type="float">
            <text:p>0</text:p>
          </table:table-cell>
          <table:table-cell office:value-type="float" office:value="1631589" calcext:value-type="float">
            <text:p>1631589</text:p>
          </table:table-cell>
          <table:table-cell office:value-type="float" office:value="88277" calcext:value-type="float">
            <text:p>88277</text:p>
          </table:table-cell>
          <table:table-cell office:value-type="string" calcext:value-type="string">
            <text:p>Great trail ❤️</text:p>
          </table:table-cell>
          <table:table-cell/>
        </table:table-row>
        <table:table-row table:style-name="ro1">
          <table:table-cell office:value-type="float" office:value="453549" calcext:value-type="float">
            <text:p>453549</text:p>
          </table:table-cell>
          <table:table-cell office:value-type="float" office:value="0" calcext:value-type="float">
            <text:p>0</text:p>
          </table:table-cell>
          <table:table-cell office:value-type="float" office:value="2279365" calcext:value-type="float">
            <text:p>2279365</text:p>
          </table:table-cell>
          <table:table-cell office:value-type="float" office:value="1997824" calcext:value-type="float">
            <text:p>1997824</text:p>
          </table:table-cell>
          <table:table-cell office:value-type="string" calcext:value-type="string">
            <text:p>Hii</text:p>
          </table:table-cell>
          <table:table-cell/>
        </table:table-row>
        <table:table-row table:style-name="ro1">
          <table:table-cell office:value-type="float" office:value="84919" calcext:value-type="float">
            <text:p>84919</text:p>
          </table:table-cell>
          <table:table-cell office:value-type="float" office:value="0" calcext:value-type="float">
            <text:p>0</text:p>
          </table:table-cell>
          <table:table-cell office:value-type="float" office:value="52210" calcext:value-type="float">
            <text:p>52210</text:p>
          </table:table-cell>
          <table:table-cell office:value-type="float" office:value="83683" calcext:value-type="float">
            <text:p>83683</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57616" calcext:value-type="float">
            <text:p>157616</text:p>
          </table:table-cell>
          <table:table-cell office:value-type="float" office:value="0" calcext:value-type="float">
            <text:p>0</text:p>
          </table:table-cell>
          <table:table-cell office:value-type="float" office:value="909538" calcext:value-type="float">
            <text:p>909538</text:p>
          </table:table-cell>
          <table:table-cell office:value-type="float" office:value="79502" calcext:value-type="float">
            <text:p>79502</text:p>
          </table:table-cell>
          <table:table-cell office:value-type="string" calcext:value-type="string">
            <text:p>OMG! yeh mera India</text:p>
          </table:table-cell>
          <table:table-cell/>
        </table:table-row>
        <table:table-row table:style-name="ro1">
          <table:table-cell office:value-type="float" office:value="288688" calcext:value-type="float">
            <text:p>288688</text:p>
          </table:table-cell>
          <table:table-cell office:value-type="float" office:value="0" calcext:value-type="float">
            <text:p>0</text:p>
          </table:table-cell>
          <table:table-cell office:value-type="float" office:value="1502952" calcext:value-type="float">
            <text:p>1502952</text:p>
          </table:table-cell>
          <table:table-cell office:value-type="float" office:value="240246" calcext:value-type="float">
            <text:p>240246</text:p>
          </table:table-cell>
          <table:table-cell office:value-type="string" calcext:value-type="string">
            <text:p>Absolutely stunning.....</text:p>
          </table:table-cell>
          <table:table-cell/>
        </table:table-row>
        <table:table-row table:style-name="ro1">
          <table:table-cell office:value-type="float" office:value="308773" calcext:value-type="float">
            <text:p>308773</text:p>
          </table:table-cell>
          <table:table-cell office:value-type="float" office:value="0" calcext:value-type="float">
            <text:p>0</text:p>
          </table:table-cell>
          <table:table-cell office:value-type="float" office:value="1636697" calcext:value-type="float">
            <text:p>1636697</text:p>
          </table:table-cell>
          <table:table-cell office:value-type="float" office:value="80288" calcext:value-type="float">
            <text:p>80288</text:p>
          </table:table-cell>
          <table:table-cell office:value-type="string" calcext:value-type="string">
            <text:p>I am so trying this out soon, do you have any suggestions or tips?</text:p>
          </table:table-cell>
          <table:table-cell/>
        </table:table-row>
        <table:table-row table:style-name="ro7">
          <table:table-cell office:value-type="float" office:value="332963" calcext:value-type="float">
            <text:p>332963</text:p>
          </table:table-cell>
          <table:table-cell office:value-type="float" office:value="0" calcext:value-type="float">
            <text:p>0</text:p>
          </table:table-cell>
          <table:table-cell office:value-type="float" office:value="1706737" calcext:value-type="float">
            <text:p>1706737</text:p>
          </table:table-cell>
          <table:table-cell office:value-type="float" office:value="1" calcext:value-type="float">
            <text:p>1</text:p>
          </table:table-cell>
          <table:table-cell office:value-type="string" calcext:value-type="string">
            <text:p>[[@516021]] </text:p>
            <text:p>Wondering how to apply?</text:p>
            <text:p/>
            <text:p>Go to your profile, find the banner on top and tap on it to find out how you can participate.</text:p>
          </table:table-cell>
          <table:table-cell/>
        </table:table-row>
        <table:table-row table:style-name="ro1">
          <table:table-cell office:value-type="float" office:value="344420" calcext:value-type="float">
            <text:p>344420</text:p>
          </table:table-cell>
          <table:table-cell office:value-type="float" office:value="0" calcext:value-type="float">
            <text:p>0</text:p>
          </table:table-cell>
          <table:table-cell office:value-type="float" office:value="458197" calcext:value-type="float">
            <text:p>458197</text:p>
          </table:table-cell>
          <table:table-cell office:value-type="float" office:value="567111" calcext:value-type="float">
            <text:p>567111</text:p>
          </table:table-cell>
          <table:table-cell office:value-type="string" calcext:value-type="string">
            <text:p>Laura Lee so nice beautiful looking you ???????????????</text:p>
          </table:table-cell>
          <table:table-cell/>
        </table:table-row>
        <table:table-row table:style-name="ro1">
          <table:table-cell office:value-type="float" office:value="366567" calcext:value-type="float">
            <text:p>366567</text:p>
          </table:table-cell>
          <table:table-cell office:value-type="float" office:value="0" calcext:value-type="float">
            <text:p>0</text:p>
          </table:table-cell>
          <table:table-cell office:value-type="float" office:value="2126414" calcext:value-type="float">
            <text:p>2126414</text:p>
          </table:table-cell>
          <table:table-cell office:value-type="float" office:value="49362" calcext:value-type="float">
            <text:p>4936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379144" calcext:value-type="float">
            <text:p>379144</text:p>
          </table:table-cell>
          <table:table-cell office:value-type="float" office:value="0" calcext:value-type="float">
            <text:p>0</text:p>
          </table:table-cell>
          <table:table-cell office:value-type="float" office:value="2232421" calcext:value-type="float">
            <text:p>2232421</text:p>
          </table:table-cell>
          <table:table-cell office:value-type="float" office:value="80123" calcext:value-type="float">
            <text:p>80123</text:p>
          </table:table-cell>
          <table:table-cell office:value-type="string" calcext:value-type="string">
            <text:p>The photos are just so cool, what camera do you use?</text:p>
          </table:table-cell>
          <table:table-cell/>
        </table:table-row>
        <table:table-row table:style-name="ro1">
          <table:table-cell office:value-type="float" office:value="392671" calcext:value-type="float">
            <text:p>392671</text:p>
          </table:table-cell>
          <table:table-cell office:value-type="float" office:value="0" calcext:value-type="float">
            <text:p>0</text:p>
          </table:table-cell>
          <table:table-cell office:value-type="float" office:value="2282244" calcext:value-type="float">
            <text:p>2282244</text:p>
          </table:table-cell>
          <table:table-cell office:value-type="float" office:value="802442" calcext:value-type="float">
            <text:p>802442</text:p>
          </table:table-cell>
          <table:table-cell office:value-type="string" calcext:value-type="string">
            <text:p>Good</text:p>
          </table:table-cell>
          <table:table-cell/>
        </table:table-row>
        <table:table-row table:style-name="ro1">
          <table:table-cell office:value-type="float" office:value="49568" calcext:value-type="float">
            <text:p>49568</text:p>
          </table:table-cell>
          <table:table-cell office:value-type="float" office:value="0" calcext:value-type="float">
            <text:p>0</text:p>
          </table:table-cell>
          <table:table-cell office:value-type="float" office:value="656360" calcext:value-type="float">
            <text:p>656360</text:p>
          </table:table-cell>
          <table:table-cell office:value-type="float" office:value="41273" calcext:value-type="float">
            <text:p>41273</text:p>
          </table:table-cell>
          <table:table-cell office:value-type="string" calcext:value-type="string">
            <text:p>This trail looks really nice, but I wish there could be more information about it!</text:p>
          </table:table-cell>
          <table:table-cell/>
        </table:table-row>
        <table:table-row table:style-name="ro2">
          <table:table-cell office:value-type="float" office:value="234036" calcext:value-type="float">
            <text:p>234036</text:p>
          </table:table-cell>
          <table:table-cell office:value-type="float" office:value="0" calcext:value-type="float">
            <text:p>0</text:p>
          </table:table-cell>
          <table:table-cell office:value-type="float" office:value="1184786" calcext:value-type="float">
            <text:p>1184786</text:p>
          </table:table-cell>
          <table:table-cell office:value-type="float" office:value="247394" calcext:value-type="float">
            <text:p>247394</text:p>
          </table:table-cell>
          <table:table-cell office:value-type="string" calcext:value-type="string">
            <text:p>[[@52720]] ya .. im on that way.. this trail has not been completed yet.. I'm trying my best..</text:p>
            <text:p>Thanks for correcting me amd telling your expectations from me...</text:p>
          </table:table-cell>
          <table:table-cell/>
        </table:table-row>
        <table:table-row table:style-name="ro1">
          <table:table-cell office:value-type="float" office:value="353640" calcext:value-type="float">
            <text:p>353640</text:p>
          </table:table-cell>
          <table:table-cell office:value-type="float" office:value="0" calcext:value-type="float">
            <text:p>0</text:p>
          </table:table-cell>
          <table:table-cell office:value-type="float" office:value="1684835" calcext:value-type="float">
            <text:p>1684835</text:p>
          </table:table-cell>
          <table:table-cell office:value-type="float" office:value="594054" calcext:value-type="float">
            <text:p>594054</text:p>
          </table:table-cell>
          <table:table-cell office:value-type="string" calcext:value-type="string">
            <text:p>Ur post r just <text:s/>awesome loved it?</text:p>
          </table:table-cell>
          <table:table-cell/>
        </table:table-row>
        <table:table-row table:style-name="ro1">
          <table:table-cell office:value-type="float" office:value="462038" calcext:value-type="float">
            <text:p>462038</text:p>
          </table:table-cell>
          <table:table-cell office:value-type="float" office:value="0" calcext:value-type="float">
            <text:p>0</text:p>
          </table:table-cell>
          <table:table-cell office:value-type="float" office:value="2262271" calcext:value-type="float">
            <text:p>2262271</text:p>
          </table:table-cell>
          <table:table-cell office:value-type="float" office:value="2143082" calcext:value-type="float">
            <text:p>2143082</text:p>
          </table:table-cell>
          <table:table-cell office:value-type="string" calcext:value-type="string">
            <text:p>Nice</text:p>
          </table:table-cell>
          <table:table-cell/>
        </table:table-row>
        <table:table-row table:style-name="ro1">
          <table:table-cell office:value-type="float" office:value="15960" calcext:value-type="float">
            <text:p>15960</text:p>
          </table:table-cell>
          <table:table-cell office:value-type="float" office:value="0" calcext:value-type="float">
            <text:p>0</text:p>
          </table:table-cell>
          <table:table-cell office:value-type="float" office:value="108728" calcext:value-type="float">
            <text:p>108728</text:p>
          </table:table-cell>
          <table:table-cell office:value-type="float" office:value="127535" calcext:value-type="float">
            <text:p>127535</text:p>
          </table:table-cell>
          <table:table-cell office:value-type="string" calcext:value-type="string">
            <text:p>[[@33124]] ?</text:p>
          </table:table-cell>
          <table:table-cell/>
        </table:table-row>
        <table:table-row table:style-name="ro1">
          <table:table-cell office:value-type="float" office:value="25438" calcext:value-type="float">
            <text:p>25438</text:p>
          </table:table-cell>
          <table:table-cell office:value-type="float" office:value="0" calcext:value-type="float">
            <text:p>0</text:p>
          </table:table-cell>
          <table:table-cell office:value-type="float" office:value="600347" calcext:value-type="float">
            <text:p>600347</text:p>
          </table:table-cell>
          <table:table-cell office:value-type="float" office:value="179532" calcext:value-type="float">
            <text:p>179532</text:p>
          </table:table-cell>
          <table:table-cell office:value-type="string" calcext:value-type="string">
            <text:p>[[@82192]] now it's better ? ty</text:p>
          </table:table-cell>
          <table:table-cell/>
        </table:table-row>
        <table:table-row table:style-name="ro1">
          <table:table-cell office:value-type="float" office:value="103745" calcext:value-type="float">
            <text:p>103745</text:p>
          </table:table-cell>
          <table:table-cell office:value-type="float" office:value="0" calcext:value-type="float">
            <text:p>0</text:p>
          </table:table-cell>
          <table:table-cell office:value-type="float" office:value="785406" calcext:value-type="float">
            <text:p>785406</text:p>
          </table:table-cell>
          <table:table-cell office:value-type="float" office:value="19564" calcext:value-type="float">
            <text:p>19564</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109984" calcext:value-type="float">
            <text:p>109984</text:p>
          </table:table-cell>
          <table:table-cell office:value-type="float" office:value="0" calcext:value-type="float">
            <text:p>0</text:p>
          </table:table-cell>
          <table:table-cell office:value-type="float" office:value="800030" calcext:value-type="float">
            <text:p>800030</text:p>
          </table:table-cell>
          <table:table-cell office:value-type="float" office:value="238157" calcext:value-type="float">
            <text:p>238157</text:p>
          </table:table-cell>
          <table:table-cell office:value-type="string" calcext:value-type="string">
            <text:p>[[@77601]] I clicked it from my Redmi note 3 and then edit the pictures</text:p>
          </table:table-cell>
          <table:table-cell/>
        </table:table-row>
        <table:table-row table:style-name="ro1">
          <table:table-cell office:value-type="float" office:value="110349" calcext:value-type="float">
            <text:p>110349</text:p>
          </table:table-cell>
          <table:table-cell office:value-type="float" office:value="0" calcext:value-type="float">
            <text:p>0</text:p>
          </table:table-cell>
          <table:table-cell office:value-type="float" office:value="800177" calcext:value-type="float">
            <text:p>800177</text:p>
          </table:table-cell>
          <table:table-cell office:value-type="float" office:value="80506" calcext:value-type="float">
            <text:p>8050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42532" calcext:value-type="float">
            <text:p>142532</text:p>
          </table:table-cell>
          <table:table-cell office:value-type="float" office:value="0" calcext:value-type="float">
            <text:p>0</text:p>
          </table:table-cell>
          <table:table-cell office:value-type="float" office:value="870614" calcext:value-type="float">
            <text:p>870614</text:p>
          </table:table-cell>
          <table:table-cell office:value-type="float" office:value="81361" calcext:value-type="float">
            <text:p>81361</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43757" calcext:value-type="float">
            <text:p>143757</text:p>
          </table:table-cell>
          <table:table-cell office:value-type="float" office:value="0" calcext:value-type="float">
            <text:p>0</text:p>
          </table:table-cell>
          <table:table-cell office:value-type="float" office:value="876706" calcext:value-type="float">
            <text:p>876706</text:p>
          </table:table-cell>
          <table:table-cell office:value-type="float" office:value="80600" calcext:value-type="float">
            <text:p>80600</text:p>
          </table:table-cell>
          <table:table-cell office:value-type="string" calcext:value-type="string">
            <text:p>Wow! Thats amazing that you covered so much in so less budget!</text:p>
          </table:table-cell>
          <table:table-cell/>
        </table:table-row>
        <table:table-row table:style-name="ro1">
          <table:table-cell office:value-type="float" office:value="190210" calcext:value-type="float">
            <text:p>190210</text:p>
          </table:table-cell>
          <table:table-cell office:value-type="float" office:value="0" calcext:value-type="float">
            <text:p>0</text:p>
          </table:table-cell>
          <table:table-cell office:value-type="float" office:value="987609" calcext:value-type="float">
            <text:p>987609</text:p>
          </table:table-cell>
          <table:table-cell office:value-type="float" office:value="297767" calcext:value-type="float">
            <text:p>297767</text:p>
          </table:table-cell>
          <table:table-cell office:value-type="string" calcext:value-type="string">
            <text:p>[[@151216]].instadiary soon</text:p>
          </table:table-cell>
          <table:table-cell/>
        </table:table-row>
        <table:table-row table:style-name="ro1">
          <table:table-cell office:value-type="float" office:value="250374" calcext:value-type="float">
            <text:p>250374</text:p>
          </table:table-cell>
          <table:table-cell office:value-type="float" office:value="0" calcext:value-type="float">
            <text:p>0</text:p>
          </table:table-cell>
          <table:table-cell office:value-type="float" office:value="1265435" calcext:value-type="float">
            <text:p>1265435</text:p>
          </table:table-cell>
          <table:table-cell office:value-type="float" office:value="81680" calcext:value-type="float">
            <text:p>81680</text:p>
          </table:table-cell>
          <table:table-cell office:value-type="string" calcext:value-type="string">
            <text:p>The content digresses a little, the pictures are so good but!</text:p>
          </table:table-cell>
          <table:table-cell/>
        </table:table-row>
        <table:table-row table:style-name="ro1">
          <table:table-cell office:value-type="float" office:value="327187" calcext:value-type="float">
            <text:p>327187</text:p>
          </table:table-cell>
          <table:table-cell office:value-type="float" office:value="0" calcext:value-type="float">
            <text:p>0</text:p>
          </table:table-cell>
          <table:table-cell office:value-type="float" office:value="1747930" calcext:value-type="float">
            <text:p>1747930</text:p>
          </table:table-cell>
          <table:table-cell office:value-type="float" office:value="538116" calcext:value-type="float">
            <text:p>538116</text:p>
          </table:table-cell>
          <table:table-cell office:value-type="string" calcext:value-type="string">
            <text:p>[[@80746]] thank you soo much,!! Since this was my first time in wanna make you know more about this train in upcoming posts</text:p>
          </table:table-cell>
          <table:table-cell/>
        </table:table-row>
        <table:table-row table:style-name="ro1">
          <table:table-cell office:value-type="float" office:value="334484" calcext:value-type="float">
            <text:p>334484</text:p>
          </table:table-cell>
          <table:table-cell office:value-type="float" office:value="0" calcext:value-type="float">
            <text:p>0</text:p>
          </table:table-cell>
          <table:table-cell office:value-type="float" office:value="1784873" calcext:value-type="float">
            <text:p>1784873</text:p>
          </table:table-cell>
          <table:table-cell office:value-type="float" office:value="83746" calcext:value-type="float">
            <text:p>83746</text:p>
          </table:table-cell>
          <table:table-cell office:value-type="string" calcext:value-type="string">
            <text:p>The pictures look as real as the place itself! That itself is so amazing!</text:p>
          </table:table-cell>
          <table:table-cell/>
        </table:table-row>
        <table:table-row table:style-name="ro1">
          <table:table-cell office:value-type="float" office:value="335602" calcext:value-type="float">
            <text:p>335602</text:p>
          </table:table-cell>
          <table:table-cell office:value-type="float" office:value="0" calcext:value-type="float">
            <text:p>0</text:p>
          </table:table-cell>
          <table:table-cell office:value-type="float" office:value="1788525" calcext:value-type="float">
            <text:p>1788525</text:p>
          </table:table-cell>
          <table:table-cell office:value-type="float" office:value="551905" calcext:value-type="float">
            <text:p>551905</text:p>
          </table:table-cell>
          <table:table-cell office:value-type="string" calcext:value-type="string">
            <text:p>[[@81594]] <text:s/>thnks bro i appreciate ?</text:p>
          </table:table-cell>
          <table:table-cell/>
        </table:table-row>
        <table:table-row table:style-name="ro1">
          <table:table-cell office:value-type="float" office:value="342791" calcext:value-type="float">
            <text:p>342791</text:p>
          </table:table-cell>
          <table:table-cell office:value-type="float" office:value="0" calcext:value-type="float">
            <text:p>0</text:p>
          </table:table-cell>
          <table:table-cell office:value-type="float" office:value="1778602" calcext:value-type="float">
            <text:p>1778602</text:p>
          </table:table-cell>
          <table:table-cell office:value-type="float" office:value="544280" calcext:value-type="float">
            <text:p>544280</text:p>
          </table:table-cell>
          <table:table-cell office:value-type="string" calcext:value-type="string">
            <text:p>Angel nadiya</text:p>
          </table:table-cell>
          <table:table-cell/>
        </table:table-row>
        <table:table-row table:style-name="ro1">
          <table:table-cell office:value-type="float" office:value="375004" calcext:value-type="float">
            <text:p>375004</text:p>
          </table:table-cell>
          <table:table-cell office:value-type="float" office:value="0" calcext:value-type="float">
            <text:p>0</text:p>
          </table:table-cell>
          <table:table-cell office:value-type="float" office:value="2226035" calcext:value-type="float">
            <text:p>2226035</text:p>
          </table:table-cell>
          <table:table-cell office:value-type="float" office:value="722448" calcext:value-type="float">
            <text:p>722448</text:p>
          </table:table-cell>
          <table:table-cell office:value-type="string" calcext:value-type="string">
            <text:p>[[@39478]] <text:s/>thanks</text:p>
          </table:table-cell>
          <table:table-cell/>
        </table:table-row>
        <table:table-row table:style-name="ro1">
          <table:table-cell office:value-type="float" office:value="90805" calcext:value-type="float">
            <text:p>90805</text:p>
          </table:table-cell>
          <table:table-cell office:value-type="float" office:value="0" calcext:value-type="float">
            <text:p>0</text:p>
          </table:table-cell>
          <table:table-cell office:value-type="float" office:value="754233" calcext:value-type="float">
            <text:p>754233</text:p>
          </table:table-cell>
          <table:table-cell office:value-type="float" office:value="224122" calcext:value-type="float">
            <text:p>224122</text:p>
          </table:table-cell>
          <table:table-cell office:value-type="string" calcext:value-type="string">
            <text:p>[[@82802]] ok.. Content about my post???</text:p>
          </table:table-cell>
          <table:table-cell/>
        </table:table-row>
        <table:table-row table:style-name="ro1">
          <table:table-cell office:value-type="float" office:value="144424" calcext:value-type="float">
            <text:p>144424</text:p>
          </table:table-cell>
          <table:table-cell office:value-type="float" office:value="0" calcext:value-type="float">
            <text:p>0</text:p>
          </table:table-cell>
          <table:table-cell office:value-type="float" office:value="74597" calcext:value-type="float">
            <text:p>74597</text:p>
          </table:table-cell>
          <table:table-cell office:value-type="float" office:value="41306" calcext:value-type="float">
            <text:p>41306</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59479" calcext:value-type="float">
            <text:p>159479</text:p>
          </table:table-cell>
          <table:table-cell office:value-type="float" office:value="0" calcext:value-type="float">
            <text:p>0</text:p>
          </table:table-cell>
          <table:table-cell office:value-type="float" office:value="917031" calcext:value-type="float">
            <text:p>917031</text:p>
          </table:table-cell>
          <table:table-cell office:value-type="float" office:value="268723" calcext:value-type="float">
            <text:p>268723</text:p>
          </table:table-cell>
          <table:table-cell office:value-type="string" calcext:value-type="string">
            <text:p>[[@135899]]. Oh realy.. Nice.. If you want more details i will giv you</text:p>
          </table:table-cell>
          <table:table-cell/>
        </table:table-row>
        <table:table-row table:style-name="ro1">
          <table:table-cell office:value-type="float" office:value="195752" calcext:value-type="float">
            <text:p>195752</text:p>
          </table:table-cell>
          <table:table-cell office:value-type="float" office:value="508995" calcext:value-type="float">
            <text:p>508995</text:p>
          </table:table-cell>
          <table:table-cell office:value-type="float" office:value="0" calcext:value-type="float">
            <text:p>0</text:p>
          </table:table-cell>
          <table:table-cell office:value-type="float" office:value="167565" calcext:value-type="float">
            <text:p>167565</text:p>
          </table:table-cell>
          <table:table-cell office:value-type="string" calcext:value-type="string">
            <text:p>[[@1]]</text:p>
          </table:table-cell>
          <table:table-cell/>
        </table:table-row>
        <table:table-row table:style-name="ro1">
          <table:table-cell office:value-type="float" office:value="245396" calcext:value-type="float">
            <text:p>245396</text:p>
          </table:table-cell>
          <table:table-cell office:value-type="float" office:value="0" calcext:value-type="float">
            <text:p>0</text:p>
          </table:table-cell>
          <table:table-cell office:value-type="float" office:value="1230800" calcext:value-type="float">
            <text:p>1230800</text:p>
          </table:table-cell>
          <table:table-cell office:value-type="float" office:value="41550" calcext:value-type="float">
            <text:p>41550</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71022" calcext:value-type="float">
            <text:p>271022</text:p>
          </table:table-cell>
          <table:table-cell office:value-type="float" office:value="0" calcext:value-type="float">
            <text:p>0</text:p>
          </table:table-cell>
          <table:table-cell office:value-type="float" office:value="1414748" calcext:value-type="float">
            <text:p>1414748</text:p>
          </table:table-cell>
          <table:table-cell office:value-type="float" office:value="79869" calcext:value-type="float">
            <text:p>79869</text:p>
          </table:table-cell>
          <table:table-cell office:value-type="string" calcext:value-type="string">
            <text:p>i love your trails,Where to next? </text:p>
          </table:table-cell>
          <table:table-cell/>
        </table:table-row>
        <table:table-row table:style-name="ro1">
          <table:table-cell office:value-type="float" office:value="418113" calcext:value-type="float">
            <text:p>418113</text:p>
          </table:table-cell>
          <table:table-cell office:value-type="float" office:value="0" calcext:value-type="float">
            <text:p>0</text:p>
          </table:table-cell>
          <table:table-cell office:value-type="float" office:value="2280243" calcext:value-type="float">
            <text:p>2280243</text:p>
          </table:table-cell>
          <table:table-cell office:value-type="float" office:value="40379" calcext:value-type="float">
            <text:p>40379</text:p>
          </table:table-cell>
          <table:table-cell office:value-type="string" calcext:value-type="string">
            <text:p>it is shit</text:p>
          </table:table-cell>
          <table:table-cell/>
        </table:table-row>
        <table:table-row table:style-name="ro1">
          <table:table-cell office:value-type="float" office:value="11282" calcext:value-type="float">
            <text:p>11282</text:p>
          </table:table-cell>
          <table:table-cell office:value-type="float" office:value="146173" calcext:value-type="float">
            <text:p>146173</text:p>
          </table:table-cell>
          <table:table-cell office:value-type="float" office:value="0" calcext:value-type="float">
            <text:p>0</text:p>
          </table:table-cell>
          <table:table-cell office:value-type="float" office:value="88573" calcext:value-type="float">
            <text:p>88573</text:p>
          </table:table-cell>
          <table:table-cell office:value-type="string" calcext:value-type="string">
            <text:p>[[@1]]</text:p>
          </table:table-cell>
          <table:table-cell/>
        </table:table-row>
        <table:table-row table:style-name="ro1">
          <table:table-cell office:value-type="float" office:value="79045" calcext:value-type="float">
            <text:p>79045</text:p>
          </table:table-cell>
          <table:table-cell office:value-type="float" office:value="0" calcext:value-type="float">
            <text:p>0</text:p>
          </table:table-cell>
          <table:table-cell office:value-type="float" office:value="731895" calcext:value-type="float">
            <text:p>731895</text:p>
          </table:table-cell>
          <table:table-cell office:value-type="float" office:value="82769" calcext:value-type="float">
            <text:p>82769</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02696" calcext:value-type="float">
            <text:p>102696</text:p>
          </table:table-cell>
          <table:table-cell office:value-type="float" office:value="0" calcext:value-type="float">
            <text:p>0</text:p>
          </table:table-cell>
          <table:table-cell office:value-type="float" office:value="781848" calcext:value-type="float">
            <text:p>781848</text:p>
          </table:table-cell>
          <table:table-cell office:value-type="float" office:value="232607" calcext:value-type="float">
            <text:p>232607</text:p>
          </table:table-cell>
          <table:table-cell office:value-type="string" calcext:value-type="string">
            <text:p>[[@43232]] ya sure.</text:p>
          </table:table-cell>
          <table:table-cell/>
        </table:table-row>
        <table:table-row table:style-name="ro1">
          <table:table-cell office:value-type="float" office:value="161235" calcext:value-type="float">
            <text:p>161235</text:p>
          </table:table-cell>
          <table:table-cell office:value-type="float" office:value="0" calcext:value-type="float">
            <text:p>0</text:p>
          </table:table-cell>
          <table:table-cell office:value-type="float" office:value="920924" calcext:value-type="float">
            <text:p>920924</text:p>
          </table:table-cell>
          <table:table-cell office:value-type="float" office:value="78107" calcext:value-type="float">
            <text:p>78107</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181798" calcext:value-type="float">
            <text:p>181798</text:p>
          </table:table-cell>
          <table:table-cell office:value-type="float" office:value="0" calcext:value-type="float">
            <text:p>0</text:p>
          </table:table-cell>
          <table:table-cell office:value-type="float" office:value="93153" calcext:value-type="float">
            <text:p>93153</text:p>
          </table:table-cell>
          <table:table-cell office:value-type="float" office:value="41071" calcext:value-type="float">
            <text:p>4107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27193" calcext:value-type="float">
            <text:p>227193</text:p>
          </table:table-cell>
          <table:table-cell office:value-type="float" office:value="0" calcext:value-type="float">
            <text:p>0</text:p>
          </table:table-cell>
          <table:table-cell office:value-type="float" office:value="1170167" calcext:value-type="float">
            <text:p>1170167</text:p>
          </table:table-cell>
          <table:table-cell office:value-type="float" office:value="85305" calcext:value-type="float">
            <text:p>85305</text:p>
          </table:table-cell>
          <table:table-cell office:value-type="string" calcext:value-type="string">
            <text:p>masttt!!</text:p>
          </table:table-cell>
          <table:table-cell/>
        </table:table-row>
        <table:table-row table:style-name="ro1">
          <table:table-cell office:value-type="float" office:value="238497" calcext:value-type="float">
            <text:p>238497</text:p>
          </table:table-cell>
          <table:table-cell office:value-type="float" office:value="0" calcext:value-type="float">
            <text:p>0</text:p>
          </table:table-cell>
          <table:table-cell office:value-type="float" office:value="1195555" calcext:value-type="float">
            <text:p>1195555</text:p>
          </table:table-cell>
          <table:table-cell office:value-type="float" office:value="80924" calcext:value-type="float">
            <text:p>80924</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283875" calcext:value-type="float">
            <text:p>283875</text:p>
          </table:table-cell>
          <table:table-cell office:value-type="float" office:value="0" calcext:value-type="float">
            <text:p>0</text:p>
          </table:table-cell>
          <table:table-cell office:value-type="float" office:value="1492735" calcext:value-type="float">
            <text:p>1492735</text:p>
          </table:table-cell>
          <table:table-cell office:value-type="float" office:value="83897" calcext:value-type="float">
            <text:p>83897</text:p>
          </table:table-cell>
          <table:table-cell office:value-type="string" calcext:value-type="string">
            <text:p>i love the way you travel, when are posting more our your stories?</text:p>
          </table:table-cell>
          <table:table-cell/>
        </table:table-row>
        <table:table-row table:style-name="ro1">
          <table:table-cell office:value-type="float" office:value="345234" calcext:value-type="float">
            <text:p>345234</text:p>
          </table:table-cell>
          <table:table-cell office:value-type="float" office:value="0" calcext:value-type="float">
            <text:p>0</text:p>
          </table:table-cell>
          <table:table-cell office:value-type="float" office:value="1838203" calcext:value-type="float">
            <text:p>1838203</text:p>
          </table:table-cell>
          <table:table-cell office:value-type="float" office:value="19561" calcext:value-type="float">
            <text:p>19561</text:p>
          </table:table-cell>
          <table:table-cell office:value-type="string" calcext:value-type="string">
            <text:p>Kya mast hai bhai</text:p>
          </table:table-cell>
          <table:table-cell/>
        </table:table-row>
        <table:table-row table:style-name="ro1">
          <table:table-cell office:value-type="float" office:value="356982" calcext:value-type="float">
            <text:p>356982</text:p>
          </table:table-cell>
          <table:table-cell office:value-type="float" office:value="0" calcext:value-type="float">
            <text:p>0</text:p>
          </table:table-cell>
          <table:table-cell office:value-type="float" office:value="1932728" calcext:value-type="float">
            <text:p>1932728</text:p>
          </table:table-cell>
          <table:table-cell office:value-type="float" office:value="580867" calcext:value-type="float">
            <text:p>580867</text:p>
          </table:table-cell>
          <table:table-cell office:value-type="string" calcext:value-type="string">
            <text:p>Sweet</text:p>
          </table:table-cell>
          <table:table-cell/>
        </table:table-row>
        <table:table-row table:style-name="ro1">
          <table:table-cell office:value-type="float" office:value="396058" calcext:value-type="float">
            <text:p>396058</text:p>
          </table:table-cell>
          <table:table-cell office:value-type="float" office:value="0" calcext:value-type="float">
            <text:p>0</text:p>
          </table:table-cell>
          <table:table-cell office:value-type="float" office:value="2288020" calcext:value-type="float">
            <text:p>2288020</text:p>
          </table:table-cell>
          <table:table-cell office:value-type="float" office:value="967173" calcext:value-type="float">
            <text:p>967173</text:p>
          </table:table-cell>
          <table:table-cell office:value-type="string" calcext:value-type="string">
            <text:p>Hlw fd</text:p>
          </table:table-cell>
          <table:table-cell/>
        </table:table-row>
        <table:table-row table:style-name="ro1">
          <table:table-cell office:value-type="float" office:value="428012" calcext:value-type="float">
            <text:p>428012</text:p>
          </table:table-cell>
          <table:table-cell office:value-type="float" office:value="0" calcext:value-type="float">
            <text:p>0</text:p>
          </table:table-cell>
          <table:table-cell office:value-type="float" office:value="1480608" calcext:value-type="float">
            <text:p>1480608</text:p>
          </table:table-cell>
          <table:table-cell office:value-type="float" office:value="37309" calcext:value-type="float">
            <text:p>37309</text:p>
          </table:table-cell>
          <table:table-cell office:value-type="string" calcext:value-type="string">
            <text:p>good vlog!!</text:p>
          </table:table-cell>
          <table:table-cell/>
        </table:table-row>
        <table:table-row table:style-name="ro1">
          <table:table-cell office:value-type="float" office:value="435125" calcext:value-type="float">
            <text:p>435125</text:p>
          </table:table-cell>
          <table:table-cell office:value-type="float" office:value="0" calcext:value-type="float">
            <text:p>0</text:p>
          </table:table-cell>
          <table:table-cell office:value-type="float" office:value="2238173" calcext:value-type="float">
            <text:p>2238173</text:p>
          </table:table-cell>
          <table:table-cell office:value-type="float" office:value="137882" calcext:value-type="float">
            <text:p>137882</text:p>
          </table:table-cell>
          <table:table-cell office:value-type="string" calcext:value-type="string">
            <text:p>[[@4605]] u will for sure love it ?</text:p>
          </table:table-cell>
          <table:table-cell/>
        </table:table-row>
        <table:table-row table:style-name="ro1">
          <table:table-cell office:value-type="float" office:value="456432" calcext:value-type="float">
            <text:p>456432</text:p>
          </table:table-cell>
          <table:table-cell office:value-type="float" office:value="0" calcext:value-type="float">
            <text:p>0</text:p>
          </table:table-cell>
          <table:table-cell office:value-type="float" office:value="2269168" calcext:value-type="float">
            <text:p>2269168</text:p>
          </table:table-cell>
          <table:table-cell office:value-type="float" office:value="2084740" calcext:value-type="float">
            <text:p>2084740</text:p>
          </table:table-cell>
          <table:table-cell office:value-type="string" calcext:value-type="string">
            <text:p>your eyes is very sweet ?</text:p>
          </table:table-cell>
          <table:table-cell/>
        </table:table-row>
        <table:table-row table:style-name="ro1">
          <table:table-cell office:value-type="float" office:value="457006" calcext:value-type="float">
            <text:p>457006</text:p>
          </table:table-cell>
          <table:table-cell office:value-type="float" office:value="0" calcext:value-type="float">
            <text:p>0</text:p>
          </table:table-cell>
          <table:table-cell office:value-type="float" office:value="2230686" calcext:value-type="float">
            <text:p>2230686</text:p>
          </table:table-cell>
          <table:table-cell office:value-type="float" office:value="2099732" calcext:value-type="float">
            <text:p>2099732</text:p>
          </table:table-cell>
          <table:table-cell office:value-type="string" calcext:value-type="string">
            <text:p>Beyler türk varsa pubg icinmi cevap versin</text:p>
          </table:table-cell>
          <table:table-cell/>
        </table:table-row>
        <table:table-row table:style-name="ro1">
          <table:table-cell office:value-type="float" office:value="9339" calcext:value-type="float">
            <text:p>9339</text:p>
          </table:table-cell>
          <table:table-cell office:value-type="float" office:value="116140" calcext:value-type="float">
            <text:p>116140</text:p>
          </table:table-cell>
          <table:table-cell office:value-type="float" office:value="0" calcext:value-type="float">
            <text:p>0</text:p>
          </table:table-cell>
          <table:table-cell office:value-type="float" office:value="46030" calcext:value-type="float">
            <text:p>46030</text:p>
          </table:table-cell>
          <table:table-cell office:value-type="string" calcext:value-type="string">
            <text:p>[[@1]]</text:p>
          </table:table-cell>
          <table:table-cell/>
        </table:table-row>
        <table:table-row table:style-name="ro1">
          <table:table-cell office:value-type="float" office:value="66563" calcext:value-type="float">
            <text:p>66563</text:p>
          </table:table-cell>
          <table:table-cell office:value-type="float" office:value="0" calcext:value-type="float">
            <text:p>0</text:p>
          </table:table-cell>
          <table:table-cell office:value-type="float" office:value="577308" calcext:value-type="float">
            <text:p>577308</text:p>
          </table:table-cell>
          <table:table-cell office:value-type="float" office:value="83045" calcext:value-type="float">
            <text:p>83045</text:p>
          </table:table-cell>
          <table:table-cell office:value-type="string" calcext:value-type="string">
            <text:p>Whoa! ?</text:p>
          </table:table-cell>
          <table:table-cell/>
        </table:table-row>
        <table:table-row table:style-name="ro1">
          <table:table-cell office:value-type="float" office:value="99861" calcext:value-type="float">
            <text:p>99861</text:p>
          </table:table-cell>
          <table:table-cell office:value-type="float" office:value="0" calcext:value-type="float">
            <text:p>0</text:p>
          </table:table-cell>
          <table:table-cell office:value-type="float" office:value="776849" calcext:value-type="float">
            <text:p>776849</text:p>
          </table:table-cell>
          <table:table-cell office:value-type="float" office:value="82591" calcext:value-type="float">
            <text:p>82591</text:p>
          </table:table-cell>
          <table:table-cell office:value-type="string" calcext:value-type="string">
            <text:p>i love the way you travel, when are posting more our your stories?</text:p>
          </table:table-cell>
          <table:table-cell/>
        </table:table-row>
        <table:table-row table:style-name="ro1">
          <table:table-cell office:value-type="float" office:value="100809" calcext:value-type="float">
            <text:p>100809</text:p>
          </table:table-cell>
          <table:table-cell office:value-type="float" office:value="0" calcext:value-type="float">
            <text:p>0</text:p>
          </table:table-cell>
          <table:table-cell office:value-type="float" office:value="779334" calcext:value-type="float">
            <text:p>779334</text:p>
          </table:table-cell>
          <table:table-cell office:value-type="float" office:value="52692" calcext:value-type="float">
            <text:p>52692</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188867" calcext:value-type="float">
            <text:p>188867</text:p>
          </table:table-cell>
          <table:table-cell office:value-type="float" office:value="0" calcext:value-type="float">
            <text:p>0</text:p>
          </table:table-cell>
          <table:table-cell office:value-type="float" office:value="979200" calcext:value-type="float">
            <text:p>979200</text:p>
          </table:table-cell>
          <table:table-cell office:value-type="float" office:value="19989" calcext:value-type="float">
            <text:p>19989</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249319" calcext:value-type="float">
            <text:p>249319</text:p>
          </table:table-cell>
          <table:table-cell office:value-type="float" office:value="0" calcext:value-type="float">
            <text:p>0</text:p>
          </table:table-cell>
          <table:table-cell office:value-type="float" office:value="1259425" calcext:value-type="float">
            <text:p>1259425</text:p>
          </table:table-cell>
          <table:table-cell office:value-type="float" office:value="40245" calcext:value-type="float">
            <text:p>40245</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327104" calcext:value-type="float">
            <text:p>327104</text:p>
          </table:table-cell>
          <table:table-cell office:value-type="float" office:value="0" calcext:value-type="float">
            <text:p>0</text:p>
          </table:table-cell>
          <table:table-cell office:value-type="float" office:value="1321633" calcext:value-type="float">
            <text:p>1321633</text:p>
          </table:table-cell>
          <table:table-cell office:value-type="float" office:value="358037" calcext:value-type="float">
            <text:p>358037</text:p>
          </table:table-cell>
          <table:table-cell office:value-type="string" calcext:value-type="string">
            <text:p>[[@87563]] thanks , means a lot .So me anytime for any info on exploring gokarna..</text:p>
          </table:table-cell>
          <table:table-cell/>
        </table:table-row>
        <table:table-row table:style-name="ro1">
          <table:table-cell office:value-type="float" office:value="358924" calcext:value-type="float">
            <text:p>358924</text:p>
          </table:table-cell>
          <table:table-cell office:value-type="float" office:value="0" calcext:value-type="float">
            <text:p>0</text:p>
          </table:table-cell>
          <table:table-cell office:value-type="float" office:value="1994916" calcext:value-type="float">
            <text:p>1994916</text:p>
          </table:table-cell>
          <table:table-cell office:value-type="float" office:value="76826" calcext:value-type="float">
            <text:p>76826</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452674" calcext:value-type="float">
            <text:p>452674</text:p>
          </table:table-cell>
          <table:table-cell office:value-type="float" office:value="0" calcext:value-type="float">
            <text:p>0</text:p>
          </table:table-cell>
          <table:table-cell office:value-type="float" office:value="2536342" calcext:value-type="float">
            <text:p>2536342</text:p>
          </table:table-cell>
          <table:table-cell office:value-type="float" office:value="1958729" calcext:value-type="float">
            <text:p>1958729</text:p>
          </table:table-cell>
          <table:table-cell office:value-type="string" calcext:value-type="string">
            <text:p>?</text:p>
          </table:table-cell>
          <table:table-cell/>
        </table:table-row>
        <table:table-row table:style-name="ro1">
          <table:table-cell office:value-type="float" office:value="79589" calcext:value-type="float">
            <text:p>79589</text:p>
          </table:table-cell>
          <table:table-cell office:value-type="float" office:value="0" calcext:value-type="float">
            <text:p>0</text:p>
          </table:table-cell>
          <table:table-cell office:value-type="float" office:value="735508" calcext:value-type="float">
            <text:p>735508</text:p>
          </table:table-cell>
          <table:table-cell office:value-type="float" office:value="79119" calcext:value-type="float">
            <text:p>79119</text:p>
          </table:table-cell>
          <table:table-cell office:value-type="string" calcext:value-type="string">
            <text:p>Both the image and the content of this Trail is so good, you really need more people to get to see this!</text:p>
          </table:table-cell>
          <table:table-cell/>
        </table:table-row>
        <table:table-row table:style-name="ro1">
          <table:table-cell office:value-type="float" office:value="100922" calcext:value-type="float">
            <text:p>100922</text:p>
          </table:table-cell>
          <table:table-cell office:value-type="float" office:value="0" calcext:value-type="float">
            <text:p>0</text:p>
          </table:table-cell>
          <table:table-cell office:value-type="float" office:value="780036" calcext:value-type="float">
            <text:p>780036</text:p>
          </table:table-cell>
          <table:table-cell office:value-type="float" office:value="232051" calcext:value-type="float">
            <text:p>232051</text:p>
          </table:table-cell>
          <table:table-cell office:value-type="string" calcext:value-type="string">
            <text:p>[[@139018]] ❤️thanks</text:p>
          </table:table-cell>
          <table:table-cell/>
        </table:table-row>
        <table:table-row table:style-name="ro1">
          <table:table-cell office:value-type="float" office:value="119093" calcext:value-type="float">
            <text:p>119093</text:p>
          </table:table-cell>
          <table:table-cell office:value-type="float" office:value="0" calcext:value-type="float">
            <text:p>0</text:p>
          </table:table-cell>
          <table:table-cell office:value-type="float" office:value="112410" calcext:value-type="float">
            <text:p>112410</text:p>
          </table:table-cell>
          <table:table-cell office:value-type="float" office:value="42806" calcext:value-type="float">
            <text:p>42806</text:p>
          </table:table-cell>
          <table:table-cell office:value-type="string" calcext:value-type="string">
            <text:p>Your stories are truely travel goals, how do you plan them?</text:p>
          </table:table-cell>
          <table:table-cell/>
        </table:table-row>
        <table:table-row table:style-name="ro1">
          <table:table-cell office:value-type="float" office:value="198767" calcext:value-type="float">
            <text:p>198767</text:p>
          </table:table-cell>
          <table:table-cell office:value-type="float" office:value="0" calcext:value-type="float">
            <text:p>0</text:p>
          </table:table-cell>
          <table:table-cell office:value-type="float" office:value="1032491" calcext:value-type="float">
            <text:p>1032491</text:p>
          </table:table-cell>
          <table:table-cell office:value-type="float" office:value="311345" calcext:value-type="float">
            <text:p>311345</text:p>
          </table:table-cell>
          <table:table-cell office:value-type="string" calcext:value-type="string">
            <text:p>Ok..</text:p>
          </table:table-cell>
          <table:table-cell/>
        </table:table-row>
        <table:table-row table:style-name="ro1">
          <table:table-cell office:value-type="float" office:value="204784" calcext:value-type="float">
            <text:p>204784</text:p>
          </table:table-cell>
          <table:table-cell office:value-type="float" office:value="0" calcext:value-type="float">
            <text:p>0</text:p>
          </table:table-cell>
          <table:table-cell office:value-type="float" office:value="1059498" calcext:value-type="float">
            <text:p>1059498</text:p>
          </table:table-cell>
          <table:table-cell office:value-type="float" office:value="52594" calcext:value-type="float">
            <text:p>52594</text:p>
          </table:table-cell>
          <table:table-cell office:value-type="string" calcext:value-type="string">
            <text:p>I am so trying this out soon, do you have any suggestions or tips?</text:p>
          </table:table-cell>
          <table:table-cell/>
        </table:table-row>
        <table:table-row table:style-name="ro1">
          <table:table-cell office:value-type="float" office:value="296297" calcext:value-type="float">
            <text:p>296297</text:p>
          </table:table-cell>
          <table:table-cell office:value-type="float" office:value="0" calcext:value-type="float">
            <text:p>0</text:p>
          </table:table-cell>
          <table:table-cell office:value-type="float" office:value="1565537" calcext:value-type="float">
            <text:p>1565537</text:p>
          </table:table-cell>
          <table:table-cell office:value-type="float" office:value="82406" calcext:value-type="float">
            <text:p>82406</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18521" calcext:value-type="float">
            <text:p>318521</text:p>
          </table:table-cell>
          <table:table-cell office:value-type="float" office:value="0" calcext:value-type="float">
            <text:p>0</text:p>
          </table:table-cell>
          <table:table-cell office:value-type="float" office:value="1688271" calcext:value-type="float">
            <text:p>1688271</text:p>
          </table:table-cell>
          <table:table-cell office:value-type="float" office:value="520779" calcext:value-type="float">
            <text:p>520779</text:p>
          </table:table-cell>
          <table:table-cell office:value-type="string" calcext:value-type="string">
            <text:p>[[@50403]] I'll be more than happy to help!</text:p>
          </table:table-cell>
          <table:table-cell/>
        </table:table-row>
        <table:table-row table:style-name="ro1">
          <table:table-cell office:value-type="float" office:value="371925" calcext:value-type="float">
            <text:p>371925</text:p>
          </table:table-cell>
          <table:table-cell office:value-type="float" office:value="0" calcext:value-type="float">
            <text:p>0</text:p>
          </table:table-cell>
          <table:table-cell office:value-type="float" office:value="2216009" calcext:value-type="float">
            <text:p>2216009</text:p>
          </table:table-cell>
          <table:table-cell office:value-type="float" office:value="697974" calcext:value-type="float">
            <text:p>697974</text:p>
          </table:table-cell>
          <table:table-cell office:value-type="string" calcext:value-type="string">
            <text:p>[[@243680]] thank you</text:p>
          </table:table-cell>
          <table:table-cell/>
        </table:table-row>
        <table:table-row table:style-name="ro1">
          <table:table-cell office:value-type="float" office:value="408288" calcext:value-type="float">
            <text:p>408288</text:p>
          </table:table-cell>
          <table:table-cell office:value-type="float" office:value="0" calcext:value-type="float">
            <text:p>0</text:p>
          </table:table-cell>
          <table:table-cell office:value-type="float" office:value="2309929" calcext:value-type="float">
            <text:p>2309929</text:p>
          </table:table-cell>
          <table:table-cell office:value-type="float" office:value="957444" calcext:value-type="float">
            <text:p>957444</text:p>
          </table:table-cell>
          <table:table-cell office:value-type="string" calcext:value-type="string">
            <text:p>Great</text:p>
          </table:table-cell>
          <table:table-cell/>
        </table:table-row>
        <table:table-row table:style-name="ro1">
          <table:table-cell office:value-type="float" office:value="420806" calcext:value-type="float">
            <text:p>420806</text:p>
          </table:table-cell>
          <table:table-cell office:value-type="float" office:value="0" calcext:value-type="float">
            <text:p>0</text:p>
          </table:table-cell>
          <table:table-cell office:value-type="float" office:value="2330057" calcext:value-type="float">
            <text:p>2330057</text:p>
          </table:table-cell>
          <table:table-cell office:value-type="float" office:value="45553" calcext:value-type="float">
            <text:p>45553</text:p>
          </table:table-cell>
          <table:table-cell office:value-type="string" calcext:value-type="string">
            <text:p>NCEEEEEEEEEEEEEEE</text:p>
          </table:table-cell>
          <table:table-cell/>
        </table:table-row>
        <table:table-row table:style-name="ro1">
          <table:table-cell office:value-type="float" office:value="464313" calcext:value-type="float">
            <text:p>464313</text:p>
          </table:table-cell>
          <table:table-cell office:value-type="float" office:value="0" calcext:value-type="float">
            <text:p>0</text:p>
          </table:table-cell>
          <table:table-cell office:value-type="float" office:value="2288525" calcext:value-type="float">
            <text:p>2288525</text:p>
          </table:table-cell>
          <table:table-cell office:value-type="float" office:value="2234671" calcext:value-type="float">
            <text:p>2234671</text:p>
          </table:table-cell>
          <table:table-cell office:value-type="string" calcext:value-type="string">
            <text:p>Super</text:p>
          </table:table-cell>
          <table:table-cell/>
        </table:table-row>
        <table:table-row table:style-name="ro1">
          <table:table-cell office:value-type="float" office:value="31433" calcext:value-type="float">
            <text:p>31433</text:p>
          </table:table-cell>
          <table:table-cell office:value-type="float" office:value="0" calcext:value-type="float">
            <text:p>0</text:p>
          </table:table-cell>
          <table:table-cell office:value-type="float" office:value="616346" calcext:value-type="float">
            <text:p>616346</text:p>
          </table:table-cell>
          <table:table-cell office:value-type="float" office:value="85369" calcext:value-type="float">
            <text:p>85369</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77622" calcext:value-type="float">
            <text:p>77622</text:p>
          </table:table-cell>
          <table:table-cell office:value-type="float" office:value="0" calcext:value-type="float">
            <text:p>0</text:p>
          </table:table-cell>
          <table:table-cell office:value-type="float" office:value="727575" calcext:value-type="float">
            <text:p>727575</text:p>
          </table:table-cell>
          <table:table-cell office:value-type="float" office:value="83918" calcext:value-type="float">
            <text:p>83918</text:p>
          </table:table-cell>
          <table:table-cell office:value-type="string" calcext:value-type="string">
            <text:p>Awesome post! :)</text:p>
          </table:table-cell>
          <table:table-cell/>
        </table:table-row>
        <table:table-row table:style-name="ro1">
          <table:table-cell office:value-type="float" office:value="115523" calcext:value-type="float">
            <text:p>115523</text:p>
          </table:table-cell>
          <table:table-cell office:value-type="float" office:value="0" calcext:value-type="float">
            <text:p>0</text:p>
          </table:table-cell>
          <table:table-cell office:value-type="float" office:value="813088" calcext:value-type="float">
            <text:p>813088</text:p>
          </table:table-cell>
          <table:table-cell office:value-type="float" office:value="83239" calcext:value-type="float">
            <text:p>83239</text:p>
          </table:table-cell>
          <table:table-cell office:value-type="string" calcext:value-type="string">
            <text:p>Your title is my new catchphrase!</text:p>
          </table:table-cell>
          <table:table-cell/>
        </table:table-row>
        <table:table-row table:style-name="ro1">
          <table:table-cell office:value-type="float" office:value="156958" calcext:value-type="float">
            <text:p>156958</text:p>
          </table:table-cell>
          <table:table-cell office:value-type="float" office:value="0" calcext:value-type="float">
            <text:p>0</text:p>
          </table:table-cell>
          <table:table-cell office:value-type="float" office:value="890870" calcext:value-type="float">
            <text:p>890870</text:p>
          </table:table-cell>
          <table:table-cell office:value-type="float" office:value="49344" calcext:value-type="float">
            <text:p>49344</text:p>
          </table:table-cell>
          <table:table-cell office:value-type="string" calcext:value-type="string">
            <text:p>awsme post ??</text:p>
          </table:table-cell>
          <table:table-cell/>
        </table:table-row>
        <table:table-row table:style-name="ro1">
          <table:table-cell office:value-type="float" office:value="244128" calcext:value-type="float">
            <text:p>244128</text:p>
          </table:table-cell>
          <table:table-cell office:value-type="float" office:value="0" calcext:value-type="float">
            <text:p>0</text:p>
          </table:table-cell>
          <table:table-cell office:value-type="float" office:value="1222486" calcext:value-type="float">
            <text:p>1222486</text:p>
          </table:table-cell>
          <table:table-cell office:value-type="float" office:value="76658" calcext:value-type="float">
            <text:p>76658</text:p>
          </table:table-cell>
          <table:table-cell office:value-type="string" calcext:value-type="string">
            <text:p>Good luck with the next trails, cause this looks really nice and informative!</text:p>
          </table:table-cell>
          <table:table-cell/>
        </table:table-row>
        <table:table-row table:style-name="ro2">
          <table:table-cell office:value-type="float" office:value="302640" calcext:value-type="float">
            <text:p>302640</text:p>
          </table:table-cell>
          <table:table-cell office:value-type="float" office:value="0" calcext:value-type="float">
            <text:p>0</text:p>
          </table:table-cell>
          <table:table-cell office:value-type="float" office:value="1595271" calcext:value-type="float">
            <text:p>1595271</text:p>
          </table:table-cell>
          <table:table-cell office:value-type="float" office:value="491225" calcext:value-type="float">
            <text:p>491225</text:p>
          </table:table-cell>
          <table:table-cell office:value-type="string" calcext:value-type="string">
            <text:p>[[@19867]] I'm afraid that's all from Hampi</text:p>
            <text:p>But many more journeys will be posted soon</text:p>
          </table:table-cell>
          <table:table-cell/>
        </table:table-row>
        <table:table-row table:style-name="ro1">
          <table:table-cell office:value-type="float" office:value="377746" calcext:value-type="float">
            <text:p>377746</text:p>
          </table:table-cell>
          <table:table-cell office:value-type="float" office:value="0" calcext:value-type="float">
            <text:p>0</text:p>
          </table:table-cell>
          <table:table-cell office:value-type="float" office:value="2230295" calcext:value-type="float">
            <text:p>2230295</text:p>
          </table:table-cell>
          <table:table-cell office:value-type="float" office:value="736787" calcext:value-type="float">
            <text:p>736787</text:p>
          </table:table-cell>
          <table:table-cell office:value-type="string" calcext:value-type="string">
            <text:p>Osm</text:p>
          </table:table-cell>
          <table:table-cell/>
        </table:table-row>
        <table:table-row table:style-name="ro1">
          <table:table-cell office:value-type="float" office:value="383725" calcext:value-type="float">
            <text:p>383725</text:p>
          </table:table-cell>
          <table:table-cell office:value-type="float" office:value="0" calcext:value-type="float">
            <text:p>0</text:p>
          </table:table-cell>
          <table:table-cell office:value-type="float" office:value="1529689" calcext:value-type="float">
            <text:p>1529689</text:p>
          </table:table-cell>
          <table:table-cell office:value-type="float" office:value="470688" calcext:value-type="float">
            <text:p>470688</text:p>
          </table:table-cell>
          <table:table-cell office:value-type="string" calcext:value-type="string">
            <text:p>[[@50585]] haha. I am also wondering ?</text:p>
          </table:table-cell>
          <table:table-cell/>
        </table:table-row>
        <table:table-row table:style-name="ro1">
          <table:table-cell office:value-type="float" office:value="384980" calcext:value-type="float">
            <text:p>384980</text:p>
          </table:table-cell>
          <table:table-cell office:value-type="float" office:value="0" calcext:value-type="float">
            <text:p>0</text:p>
          </table:table-cell>
          <table:table-cell office:value-type="float" office:value="684835" calcext:value-type="float">
            <text:p>684835</text:p>
          </table:table-cell>
          <table:table-cell office:value-type="float" office:value="883849" calcext:value-type="float">
            <text:p>883849</text:p>
          </table:table-cell>
          <table:table-cell office:value-type="string" calcext:value-type="string">
            <text:p>?</text:p>
          </table:table-cell>
          <table:table-cell/>
        </table:table-row>
        <table:table-row table:style-name="ro1">
          <table:table-cell office:value-type="float" office:value="432986" calcext:value-type="float">
            <text:p>432986</text:p>
          </table:table-cell>
          <table:table-cell office:value-type="float" office:value="0" calcext:value-type="float">
            <text:p>0</text:p>
          </table:table-cell>
          <table:table-cell office:value-type="float" office:value="2347087" calcext:value-type="float">
            <text:p>2347087</text:p>
          </table:table-cell>
          <table:table-cell office:value-type="float" office:value="24901" calcext:value-type="float">
            <text:p>24901</text:p>
          </table:table-cell>
          <table:table-cell office:value-type="string" calcext:value-type="string">
            <text:p>nice makeup</text:p>
          </table:table-cell>
          <table:table-cell/>
        </table:table-row>
        <table:table-row table:style-name="ro1">
          <table:table-cell office:value-type="float" office:value="63270" calcext:value-type="float">
            <text:p>63270</text:p>
          </table:table-cell>
          <table:table-cell office:value-type="float" office:value="0" calcext:value-type="float">
            <text:p>0</text:p>
          </table:table-cell>
          <table:table-cell office:value-type="float" office:value="464402" calcext:value-type="float">
            <text:p>464402</text:p>
          </table:table-cell>
          <table:table-cell office:value-type="float" office:value="204500" calcext:value-type="float">
            <text:p>204500</text:p>
          </table:table-cell>
          <table:table-cell office:value-type="string" calcext:value-type="string">
            <text:p>Time to explore these places,anyone intrested,we can form a group and do it,those in bombay</text:p>
          </table:table-cell>
          <table:table-cell/>
        </table:table-row>
        <table:table-row table:style-name="ro1">
          <table:table-cell office:value-type="float" office:value="150592" calcext:value-type="float">
            <text:p>150592</text:p>
          </table:table-cell>
          <table:table-cell office:value-type="float" office:value="0" calcext:value-type="float">
            <text:p>0</text:p>
          </table:table-cell>
          <table:table-cell office:value-type="float" office:value="893884" calcext:value-type="float">
            <text:p>893884</text:p>
          </table:table-cell>
          <table:table-cell office:value-type="float" office:value="264906" calcext:value-type="float">
            <text:p>264906</text:p>
          </table:table-cell>
          <table:table-cell office:value-type="string" calcext:value-type="string">
            <text:p>[[@19643]] Thanks! I have something in my mind. It’ll be soon ☺️</text:p>
          </table:table-cell>
          <table:table-cell/>
        </table:table-row>
        <table:table-row table:style-name="ro2">
          <table:table-cell office:value-type="float" office:value="162570" calcext:value-type="float">
            <text:p>162570</text:p>
          </table:table-cell>
          <table:table-cell office:value-type="float" office:value="0" calcext:value-type="float">
            <text:p>0</text:p>
          </table:table-cell>
          <table:table-cell office:value-type="float" office:value="925007" calcext:value-type="float">
            <text:p>925007</text:p>
          </table:table-cell>
          <table:table-cell office:value-type="float" office:value="34862" calcext:value-type="float">
            <text:p>34862</text:p>
          </table:table-cell>
          <table:table-cell office:value-type="string" calcext:value-type="string">
            <text:p>@trellbangalore </text:p>
            <text:p/>
          </table:table-cell>
          <table:table-cell/>
        </table:table-row>
        <table:table-row table:style-name="ro1">
          <table:table-cell office:value-type="float" office:value="208959" calcext:value-type="float">
            <text:p>208959</text:p>
          </table:table-cell>
          <table:table-cell office:value-type="float" office:value="0" calcext:value-type="float">
            <text:p>0</text:p>
          </table:table-cell>
          <table:table-cell office:value-type="float" office:value="1073244" calcext:value-type="float">
            <text:p>1073244</text:p>
          </table:table-cell>
          <table:table-cell office:value-type="float" office:value="322865" calcext:value-type="float">
            <text:p>322865</text:p>
          </table:table-cell>
          <table:table-cell office:value-type="string" calcext:value-type="string">
            <text:p>[[@79519]] i am new to this ?</text:p>
          </table:table-cell>
          <table:table-cell/>
        </table:table-row>
        <table:table-row table:style-name="ro1">
          <table:table-cell office:value-type="float" office:value="230745" calcext:value-type="float">
            <text:p>230745</text:p>
          </table:table-cell>
          <table:table-cell office:value-type="float" office:value="0" calcext:value-type="float">
            <text:p>0</text:p>
          </table:table-cell>
          <table:table-cell office:value-type="float" office:value="1178129" calcext:value-type="float">
            <text:p>1178129</text:p>
          </table:table-cell>
          <table:table-cell office:value-type="float" office:value="355397" calcext:value-type="float">
            <text:p>355397</text:p>
          </table:table-cell>
          <table:table-cell office:value-type="string" calcext:value-type="string">
            <text:p>Yes...anytime ?</text:p>
          </table:table-cell>
          <table:table-cell/>
        </table:table-row>
        <table:table-row table:style-name="ro1">
          <table:table-cell office:value-type="float" office:value="331645" calcext:value-type="float">
            <text:p>331645</text:p>
          </table:table-cell>
          <table:table-cell office:value-type="float" office:value="0" calcext:value-type="float">
            <text:p>0</text:p>
          </table:table-cell>
          <table:table-cell office:value-type="float" office:value="1772292" calcext:value-type="float">
            <text:p>1772292</text:p>
          </table:table-cell>
          <table:table-cell office:value-type="float" office:value="335422" calcext:value-type="float">
            <text:p>335422</text:p>
          </table:table-cell>
          <table:table-cell office:value-type="string" calcext:value-type="string">
            <text:p>[[@78217]] Thanks :)</text:p>
          </table:table-cell>
          <table:table-cell/>
        </table:table-row>
        <table:table-row table:style-name="ro1">
          <table:table-cell office:value-type="float" office:value="384183" calcext:value-type="float">
            <text:p>384183</text:p>
          </table:table-cell>
          <table:table-cell office:value-type="float" office:value="0" calcext:value-type="float">
            <text:p>0</text:p>
          </table:table-cell>
          <table:table-cell office:value-type="float" office:value="1573949" calcext:value-type="float">
            <text:p>1573949</text:p>
          </table:table-cell>
          <table:table-cell office:value-type="float" office:value="259498" calcext:value-type="float">
            <text:p>259498</text:p>
          </table:table-cell>
          <table:table-cell office:value-type="string" calcext:value-type="string">
            <text:p>How?</text:p>
          </table:table-cell>
          <table:table-cell/>
        </table:table-row>
        <table:table-row table:style-name="ro1">
          <table:table-cell office:value-type="float" office:value="59822" calcext:value-type="float">
            <text:p>59822</text:p>
          </table:table-cell>
          <table:table-cell office:value-type="float" office:value="0" calcext:value-type="float">
            <text:p>0</text:p>
          </table:table-cell>
          <table:table-cell office:value-type="float" office:value="664743" calcext:value-type="float">
            <text:p>664743</text:p>
          </table:table-cell>
          <table:table-cell office:value-type="float" office:value="191951" calcext:value-type="float">
            <text:p>191951</text:p>
          </table:table-cell>
          <table:table-cell office:value-type="string" calcext:value-type="string">
            <text:p>[[@1]]</text:p>
          </table:table-cell>
          <table:table-cell/>
        </table:table-row>
        <table:table-row table:style-name="ro1">
          <table:table-cell office:value-type="float" office:value="64054" calcext:value-type="float">
            <text:p>64054</text:p>
          </table:table-cell>
          <table:table-cell office:value-type="float" office:value="0" calcext:value-type="float">
            <text:p>0</text:p>
          </table:table-cell>
          <table:table-cell office:value-type="float" office:value="685702" calcext:value-type="float">
            <text:p>685702</text:p>
          </table:table-cell>
          <table:table-cell office:value-type="float" office:value="203829" calcext:value-type="float">
            <text:p>203829</text:p>
          </table:table-cell>
          <table:table-cell office:value-type="string" calcext:value-type="string">
            <text:p>[[@85039]] Thanx Gargi?</text:p>
          </table:table-cell>
          <table:table-cell/>
        </table:table-row>
        <table:table-row table:style-name="ro1">
          <table:table-cell office:value-type="float" office:value="126222" calcext:value-type="float">
            <text:p>126222</text:p>
          </table:table-cell>
          <table:table-cell office:value-type="float" office:value="0" calcext:value-type="float">
            <text:p>0</text:p>
          </table:table-cell>
          <table:table-cell office:value-type="float" office:value="829617" calcext:value-type="float">
            <text:p>829617</text:p>
          </table:table-cell>
          <table:table-cell office:value-type="float" office:value="246566" calcext:value-type="float">
            <text:p>246566</text:p>
          </table:table-cell>
          <table:table-cell office:value-type="string" calcext:value-type="string">
            <text:p>@serendipitous.snapshot Thanks ?</text:p>
          </table:table-cell>
          <table:table-cell/>
        </table:table-row>
        <table:table-row table:style-name="ro1">
          <table:table-cell office:value-type="float" office:value="142475" calcext:value-type="float">
            <text:p>142475</text:p>
          </table:table-cell>
          <table:table-cell office:value-type="float" office:value="0" calcext:value-type="float">
            <text:p>0</text:p>
          </table:table-cell>
          <table:table-cell office:value-type="float" office:value="872682" calcext:value-type="float">
            <text:p>872682</text:p>
          </table:table-cell>
          <table:table-cell office:value-type="float" office:value="261161" calcext:value-type="float">
            <text:p>261161</text:p>
          </table:table-cell>
          <table:table-cell office:value-type="string" calcext:value-type="string">
            <text:p>Haha. Thanks. Well I shall edit and update in due course ?</text:p>
          </table:table-cell>
          <table:table-cell/>
        </table:table-row>
        <table:table-row table:style-name="ro1">
          <table:table-cell office:value-type="float" office:value="177045" calcext:value-type="float">
            <text:p>177045</text:p>
          </table:table-cell>
          <table:table-cell office:value-type="float" office:value="0" calcext:value-type="float">
            <text:p>0</text:p>
          </table:table-cell>
          <table:table-cell office:value-type="float" office:value="965488" calcext:value-type="float">
            <text:p>965488</text:p>
          </table:table-cell>
          <table:table-cell office:value-type="float" office:value="290248" calcext:value-type="float">
            <text:p>290248</text:p>
          </table:table-cell>
          <table:table-cell office:value-type="string" calcext:value-type="string">
            <text:p>[[@557]] thnku</text:p>
          </table:table-cell>
          <table:table-cell/>
        </table:table-row>
        <table:table-row table:style-name="ro1">
          <table:table-cell office:value-type="float" office:value="240021" calcext:value-type="float">
            <text:p>240021</text:p>
          </table:table-cell>
          <table:table-cell office:value-type="float" office:value="0" calcext:value-type="float">
            <text:p>0</text:p>
          </table:table-cell>
          <table:table-cell office:value-type="float" office:value="1198621" calcext:value-type="float">
            <text:p>1198621</text:p>
          </table:table-cell>
          <table:table-cell office:value-type="float" office:value="76633" calcext:value-type="float">
            <text:p>76633</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265147" calcext:value-type="float">
            <text:p>265147</text:p>
          </table:table-cell>
          <table:table-cell office:value-type="float" office:value="914600" calcext:value-type="float">
            <text:p>914600</text:p>
          </table:table-cell>
          <table:table-cell office:value-type="float" office:value="0" calcext:value-type="float">
            <text:p>0</text:p>
          </table:table-cell>
          <table:table-cell office:value-type="float" office:value="356761" calcext:value-type="float">
            <text:p>356761</text:p>
          </table:table-cell>
          <table:table-cell office:value-type="string" calcext:value-type="string">
            <text:p>[[@385270]] 8181233075 is their number, enjoy :)</text:p>
          </table:table-cell>
          <table:table-cell/>
        </table:table-row>
        <table:table-row table:style-name="ro1">
          <table:table-cell office:value-type="float" office:value="313705" calcext:value-type="float">
            <text:p>313705</text:p>
          </table:table-cell>
          <table:table-cell office:value-type="float" office:value="0" calcext:value-type="float">
            <text:p>0</text:p>
          </table:table-cell>
          <table:table-cell office:value-type="float" office:value="1664057" calcext:value-type="float">
            <text:p>1664057</text:p>
          </table:table-cell>
          <table:table-cell office:value-type="float" office:value="82162" calcext:value-type="float">
            <text:p>82162</text:p>
          </table:table-cell>
          <table:table-cell office:value-type="string" calcext:value-type="string">
            <text:p>Dum hai bhai!</text:p>
          </table:table-cell>
          <table:table-cell/>
        </table:table-row>
        <table:table-row table:style-name="ro1">
          <table:table-cell office:value-type="float" office:value="367539" calcext:value-type="float">
            <text:p>367539</text:p>
          </table:table-cell>
          <table:table-cell office:value-type="float" office:value="0" calcext:value-type="float">
            <text:p>0</text:p>
          </table:table-cell>
          <table:table-cell office:value-type="float" office:value="2153638" calcext:value-type="float">
            <text:p>2153638</text:p>
          </table:table-cell>
          <table:table-cell office:value-type="float" office:value="81105" calcext:value-type="float">
            <text:p>81105</text:p>
          </table:table-cell>
          <table:table-cell office:value-type="string" calcext:value-type="string">
            <text:p>Amazing trail, could share some videos of the same</text:p>
          </table:table-cell>
          <table:table-cell/>
        </table:table-row>
        <table:table-row table:style-name="ro1">
          <table:table-cell office:value-type="float" office:value="370670" calcext:value-type="float">
            <text:p>370670</text:p>
          </table:table-cell>
          <table:table-cell office:value-type="float" office:value="0" calcext:value-type="float">
            <text:p>0</text:p>
          </table:table-cell>
          <table:table-cell office:value-type="float" office:value="2197960" calcext:value-type="float">
            <text:p>2197960</text:p>
          </table:table-cell>
          <table:table-cell office:value-type="float" office:value="40699" calcext:value-type="float">
            <text:p>40699</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379754" calcext:value-type="float">
            <text:p>379754</text:p>
          </table:table-cell>
          <table:table-cell office:value-type="float" office:value="0" calcext:value-type="float">
            <text:p>0</text:p>
          </table:table-cell>
          <table:table-cell office:value-type="float" office:value="2235518" calcext:value-type="float">
            <text:p>2235518</text:p>
          </table:table-cell>
          <table:table-cell office:value-type="float" office:value="747091" calcext:value-type="float">
            <text:p>747091</text:p>
          </table:table-cell>
          <table:table-cell office:value-type="string" calcext:value-type="string">
            <text:p>[[@1]]</text:p>
          </table:table-cell>
          <table:table-cell/>
        </table:table-row>
        <table:table-row table:style-name="ro1">
          <table:table-cell office:value-type="float" office:value="413201" calcext:value-type="float">
            <text:p>413201</text:p>
          </table:table-cell>
          <table:table-cell office:value-type="float" office:value="0" calcext:value-type="float">
            <text:p>0</text:p>
          </table:table-cell>
          <table:table-cell office:value-type="float" office:value="2339466" calcext:value-type="float">
            <text:p>2339466</text:p>
          </table:table-cell>
          <table:table-cell office:value-type="float" office:value="670419" calcext:value-type="float">
            <text:p>670419</text:p>
          </table:table-cell>
          <table:table-cell office:value-type="string" calcext:value-type="string">
            <text:p>Superb...</text:p>
          </table:table-cell>
          <table:table-cell/>
        </table:table-row>
        <table:table-row table:style-name="ro1">
          <table:table-cell office:value-type="float" office:value="64904" calcext:value-type="float">
            <text:p>64904</text:p>
          </table:table-cell>
          <table:table-cell office:value-type="float" office:value="0" calcext:value-type="float">
            <text:p>0</text:p>
          </table:table-cell>
          <table:table-cell office:value-type="float" office:value="690198" calcext:value-type="float">
            <text:p>690198</text:p>
          </table:table-cell>
          <table:table-cell office:value-type="float" office:value="80519" calcext:value-type="float">
            <text:p>80519</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45950" calcext:value-type="float">
            <text:p>145950</text:p>
          </table:table-cell>
          <table:table-cell office:value-type="float" office:value="0" calcext:value-type="float">
            <text:p>0</text:p>
          </table:table-cell>
          <table:table-cell office:value-type="float" office:value="880338" calcext:value-type="float">
            <text:p>880338</text:p>
          </table:table-cell>
          <table:table-cell office:value-type="float" office:value="263613" calcext:value-type="float">
            <text:p>263613</text:p>
          </table:table-cell>
          <table:table-cell office:value-type="string" calcext:value-type="string">
            <text:p>[[@20130]] thank youuuuuu</text:p>
          </table:table-cell>
          <table:table-cell/>
        </table:table-row>
        <table:table-row table:style-name="ro1">
          <table:table-cell office:value-type="float" office:value="154800" calcext:value-type="float">
            <text:p>154800</text:p>
          </table:table-cell>
          <table:table-cell office:value-type="float" office:value="0" calcext:value-type="float">
            <text:p>0</text:p>
          </table:table-cell>
          <table:table-cell office:value-type="float" office:value="904436" calcext:value-type="float">
            <text:p>904436</text:p>
          </table:table-cell>
          <table:table-cell office:value-type="float" office:value="84335" calcext:value-type="float">
            <text:p>84335</text:p>
          </table:table-cell>
          <table:table-cell office:value-type="string" calcext:value-type="string">
            <text:p>Awesome pictures, could you also share some videos of the placce?</text:p>
          </table:table-cell>
          <table:table-cell/>
        </table:table-row>
        <table:table-row table:style-name="ro1">
          <table:table-cell office:value-type="float" office:value="161483" calcext:value-type="float">
            <text:p>161483</text:p>
          </table:table-cell>
          <table:table-cell office:value-type="float" office:value="217103" calcext:value-type="float">
            <text:p>217103</text:p>
          </table:table-cell>
          <table:table-cell office:value-type="float" office:value="0" calcext:value-type="float">
            <text:p>0</text:p>
          </table:table-cell>
          <table:table-cell office:value-type="float" office:value="260101" calcext:value-type="float">
            <text:p>260101</text:p>
          </table:table-cell>
          <table:table-cell office:value-type="string" calcext:value-type="string">
            <text:p>They are known as giant Malabar squirrel</text:p>
          </table:table-cell>
          <table:table-cell/>
        </table:table-row>
        <table:table-row table:style-name="ro1">
          <table:table-cell office:value-type="float" office:value="321819" calcext:value-type="float">
            <text:p>321819</text:p>
          </table:table-cell>
          <table:table-cell office:value-type="float" office:value="0" calcext:value-type="float">
            <text:p>0</text:p>
          </table:table-cell>
          <table:table-cell office:value-type="float" office:value="1718000" calcext:value-type="float">
            <text:p>1718000</text:p>
          </table:table-cell>
          <table:table-cell office:value-type="float" office:value="79579" calcext:value-type="float">
            <text:p>7957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323023" calcext:value-type="float">
            <text:p>323023</text:p>
          </table:table-cell>
          <table:table-cell office:value-type="float" office:value="0" calcext:value-type="float">
            <text:p>0</text:p>
          </table:table-cell>
          <table:table-cell office:value-type="float" office:value="1722766" calcext:value-type="float">
            <text:p>1722766</text:p>
          </table:table-cell>
          <table:table-cell office:value-type="float" office:value="81440" calcext:value-type="float">
            <text:p>81440</text:p>
          </table:table-cell>
          <table:table-cell office:value-type="string" calcext:value-type="string">
            <text:p>Nice! Waiting for the next post in series <text:s/>?</text:p>
          </table:table-cell>
          <table:table-cell/>
        </table:table-row>
        <table:table-row table:style-name="ro1">
          <table:table-cell office:value-type="float" office:value="385709" calcext:value-type="float">
            <text:p>385709</text:p>
          </table:table-cell>
          <table:table-cell office:value-type="float" office:value="0" calcext:value-type="float">
            <text:p>0</text:p>
          </table:table-cell>
          <table:table-cell office:value-type="float" office:value="2249404" calcext:value-type="float">
            <text:p>2249404</text:p>
          </table:table-cell>
          <table:table-cell office:value-type="float" office:value="885675" calcext:value-type="float">
            <text:p>885675</text:p>
          </table:table-cell>
          <table:table-cell office:value-type="string" calcext:value-type="string">
            <text:p>Keep rocking</text:p>
          </table:table-cell>
          <table:table-cell/>
        </table:table-row>
        <table:table-row table:style-name="ro1">
          <table:table-cell office:value-type="float" office:value="398891" calcext:value-type="float">
            <text:p>398891</text:p>
          </table:table-cell>
          <table:table-cell office:value-type="float" office:value="0" calcext:value-type="float">
            <text:p>0</text:p>
          </table:table-cell>
          <table:table-cell office:value-type="float" office:value="2287012" calcext:value-type="float">
            <text:p>2287012</text:p>
          </table:table-cell>
          <table:table-cell office:value-type="float" office:value="1013535" calcext:value-type="float">
            <text:p>1013535</text:p>
          </table:table-cell>
          <table:table-cell office:value-type="string" calcext:value-type="string">
            <text:p>Isme Sach pe pay.tm paise milenge kya please btaiye</text:p>
          </table:table-cell>
          <table:table-cell/>
        </table:table-row>
        <table:table-row table:style-name="ro1">
          <table:table-cell office:value-type="float" office:value="435965" calcext:value-type="float">
            <text:p>435965</text:p>
          </table:table-cell>
          <table:table-cell office:value-type="float" office:value="0" calcext:value-type="float">
            <text:p>0</text:p>
          </table:table-cell>
          <table:table-cell office:value-type="float" office:value="2338802" calcext:value-type="float">
            <text:p>2338802</text:p>
          </table:table-cell>
          <table:table-cell office:value-type="float" office:value="1543915" calcext:value-type="float">
            <text:p>1543915</text:p>
          </table:table-cell>
          <table:table-cell office:value-type="string" calcext:value-type="string">
            <text:p>nice</text:p>
          </table:table-cell>
          <table:table-cell/>
        </table:table-row>
        <table:table-row table:style-name="ro1">
          <table:table-cell office:value-type="float" office:value="58045" calcext:value-type="float">
            <text:p>58045</text:p>
          </table:table-cell>
          <table:table-cell office:value-type="float" office:value="0" calcext:value-type="float">
            <text:p>0</text:p>
          </table:table-cell>
          <table:table-cell office:value-type="float" office:value="674667" calcext:value-type="float">
            <text:p>674667</text:p>
          </table:table-cell>
          <table:table-cell office:value-type="float" office:value="189198" calcext:value-type="float">
            <text:p>189198</text:p>
          </table:table-cell>
          <table:table-cell office:value-type="string" calcext:value-type="string">
            <text:p>Yay!!??</text:p>
          </table:table-cell>
          <table:table-cell/>
        </table:table-row>
        <table:table-row table:style-name="ro1">
          <table:table-cell office:value-type="float" office:value="225845" calcext:value-type="float">
            <text:p>225845</text:p>
          </table:table-cell>
          <table:table-cell office:value-type="float" office:value="0" calcext:value-type="float">
            <text:p>0</text:p>
          </table:table-cell>
          <table:table-cell office:value-type="float" office:value="1165591" calcext:value-type="float">
            <text:p>1165591</text:p>
          </table:table-cell>
          <table:table-cell office:value-type="float" office:value="40845" calcext:value-type="float">
            <text:p>40845</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341364" calcext:value-type="float">
            <text:p>341364</text:p>
          </table:table-cell>
          <table:table-cell office:value-type="float" office:value="0" calcext:value-type="float">
            <text:p>0</text:p>
          </table:table-cell>
          <table:table-cell office:value-type="float" office:value="1824111" calcext:value-type="float">
            <text:p>1824111</text:p>
          </table:table-cell>
          <table:table-cell office:value-type="float" office:value="78299" calcext:value-type="float">
            <text:p>78299</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347029" calcext:value-type="float">
            <text:p>347029</text:p>
          </table:table-cell>
          <table:table-cell office:value-type="float" office:value="0" calcext:value-type="float">
            <text:p>0</text:p>
          </table:table-cell>
          <table:table-cell office:value-type="float" office:value="1863476" calcext:value-type="float">
            <text:p>1863476</text:p>
          </table:table-cell>
          <table:table-cell office:value-type="float" office:value="84003" calcext:value-type="float">
            <text:p>84003</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380437" calcext:value-type="float">
            <text:p>380437</text:p>
          </table:table-cell>
          <table:table-cell office:value-type="float" office:value="0" calcext:value-type="float">
            <text:p>0</text:p>
          </table:table-cell>
          <table:table-cell office:value-type="float" office:value="2219338" calcext:value-type="float">
            <text:p>2219338</text:p>
          </table:table-cell>
          <table:table-cell office:value-type="float" office:value="751782" calcext:value-type="float">
            <text:p>751782</text:p>
          </table:table-cell>
          <table:table-cell office:value-type="string" calcext:value-type="string">
            <text:p>Nice View</text:p>
          </table:table-cell>
          <table:table-cell/>
        </table:table-row>
        <table:table-row table:style-name="ro1">
          <table:table-cell office:value-type="float" office:value="48502" calcext:value-type="float">
            <text:p>48502</text:p>
          </table:table-cell>
          <table:table-cell office:value-type="float" office:value="0" calcext:value-type="float">
            <text:p>0</text:p>
          </table:table-cell>
          <table:table-cell office:value-type="float" office:value="652383" calcext:value-type="float">
            <text:p>652383</text:p>
          </table:table-cell>
          <table:table-cell office:value-type="float" office:value="136114" calcext:value-type="float">
            <text:p>136114</text:p>
          </table:table-cell>
          <table:table-cell office:value-type="string" calcext:value-type="string">
            <text:p>masttt!!</text:p>
          </table:table-cell>
          <table:table-cell/>
        </table:table-row>
        <table:table-row table:style-name="ro1">
          <table:table-cell office:value-type="float" office:value="49967" calcext:value-type="float">
            <text:p>49967</text:p>
          </table:table-cell>
          <table:table-cell office:value-type="float" office:value="0" calcext:value-type="float">
            <text:p>0</text:p>
          </table:table-cell>
          <table:table-cell office:value-type="float" office:value="655773" calcext:value-type="float">
            <text:p>655773</text:p>
          </table:table-cell>
          <table:table-cell office:value-type="float" office:value="78643" calcext:value-type="float">
            <text:p>78643</text:p>
          </table:table-cell>
          <table:table-cell office:value-type="string" calcext:value-type="string">
            <text:p>On my tryout list ❤️</text:p>
          </table:table-cell>
          <table:table-cell/>
        </table:table-row>
        <table:table-row table:style-name="ro4">
          <table:table-cell office:value-type="float" office:value="89546" calcext:value-type="float">
            <text:p>89546</text:p>
          </table:table-cell>
          <table:table-cell office:value-type="float" office:value="0" calcext:value-type="float">
            <text:p>0</text:p>
          </table:table-cell>
          <table:table-cell office:value-type="float" office:value="753650" calcext:value-type="float">
            <text:p>753650</text:p>
          </table:table-cell>
          <table:table-cell office:value-type="float" office:value="223976" calcext:value-type="float">
            <text:p>223976</text:p>
          </table:table-cell>
          <table:table-cell office:value-type="string" calcext:value-type="string">
            <text:p>[[@80458]] thankyou  and I don't know much about cameras  , this link might help you</text:p>
            <text:p> https://photophique.com/best-backpacking-cameras/</text:p>
            <text:p>And about this picture, it was clicked by phone camera.</text:p>
          </table:table-cell>
          <table:table-cell/>
        </table:table-row>
        <table:table-row table:style-name="ro1">
          <table:table-cell office:value-type="float" office:value="94136" calcext:value-type="float">
            <text:p>94136</text:p>
          </table:table-cell>
          <table:table-cell office:value-type="float" office:value="0" calcext:value-type="float">
            <text:p>0</text:p>
          </table:table-cell>
          <table:table-cell office:value-type="float" office:value="763086" calcext:value-type="float">
            <text:p>763086</text:p>
          </table:table-cell>
          <table:table-cell office:value-type="float" office:value="83752" calcext:value-type="float">
            <text:p>83752</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95090" calcext:value-type="float">
            <text:p>95090</text:p>
          </table:table-cell>
          <table:table-cell office:value-type="float" office:value="0" calcext:value-type="float">
            <text:p>0</text:p>
          </table:table-cell>
          <table:table-cell office:value-type="float" office:value="764597" calcext:value-type="float">
            <text:p>764597</text:p>
          </table:table-cell>
          <table:table-cell office:value-type="float" office:value="82888" calcext:value-type="float">
            <text:p>82888</text:p>
          </table:table-cell>
          <table:table-cell office:value-type="string" calcext:value-type="string">
            <text:p>Yeh picture toh blockbuster hai ekdum :D</text:p>
          </table:table-cell>
          <table:table-cell/>
        </table:table-row>
        <table:table-row table:style-name="ro1">
          <table:table-cell office:value-type="float" office:value="109035" calcext:value-type="float">
            <text:p>109035</text:p>
          </table:table-cell>
          <table:table-cell office:value-type="float" office:value="0" calcext:value-type="float">
            <text:p>0</text:p>
          </table:table-cell>
          <table:table-cell office:value-type="float" office:value="797220" calcext:value-type="float">
            <text:p>797220</text:p>
          </table:table-cell>
          <table:table-cell office:value-type="float" office:value="45547" calcext:value-type="float">
            <text:p>45547</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78059" calcext:value-type="float">
            <text:p>178059</text:p>
          </table:table-cell>
          <table:table-cell office:value-type="float" office:value="0" calcext:value-type="float">
            <text:p>0</text:p>
          </table:table-cell>
          <table:table-cell office:value-type="float" office:value="968678" calcext:value-type="float">
            <text:p>968678</text:p>
          </table:table-cell>
          <table:table-cell office:value-type="float" office:value="87332" calcext:value-type="float">
            <text:p>87332</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203394" calcext:value-type="float">
            <text:p>203394</text:p>
          </table:table-cell>
          <table:table-cell office:value-type="float" office:value="0" calcext:value-type="float">
            <text:p>0</text:p>
          </table:table-cell>
          <table:table-cell office:value-type="float" office:value="1044397" calcext:value-type="float">
            <text:p>1044397</text:p>
          </table:table-cell>
          <table:table-cell office:value-type="float" office:value="314969" calcext:value-type="float">
            <text:p>314969</text:p>
          </table:table-cell>
          <table:table-cell office:value-type="string" calcext:value-type="string">
            <text:p>I don't its worth to share more on trell. it looks quite fake audience.</text:p>
          </table:table-cell>
          <table:table-cell/>
        </table:table-row>
        <table:table-row table:style-name="ro1">
          <table:table-cell office:value-type="float" office:value="231614" calcext:value-type="float">
            <text:p>231614</text:p>
          </table:table-cell>
          <table:table-cell office:value-type="float" office:value="0" calcext:value-type="float">
            <text:p>0</text:p>
          </table:table-cell>
          <table:table-cell office:value-type="float" office:value="1178948" calcext:value-type="float">
            <text:p>1178948</text:p>
          </table:table-cell>
          <table:table-cell office:value-type="float" office:value="80112" calcext:value-type="float">
            <text:p>80112</text:p>
          </table:table-cell>
          <table:table-cell office:value-type="string" calcext:value-type="string">
            <text:p>Amazing trail</text:p>
          </table:table-cell>
          <table:table-cell/>
        </table:table-row>
        <table:table-row table:style-name="ro1">
          <table:table-cell office:value-type="float" office:value="233140" calcext:value-type="float">
            <text:p>233140</text:p>
          </table:table-cell>
          <table:table-cell office:value-type="float" office:value="0" calcext:value-type="float">
            <text:p>0</text:p>
          </table:table-cell>
          <table:table-cell office:value-type="float" office:value="1183810" calcext:value-type="float">
            <text:p>1183810</text:p>
          </table:table-cell>
          <table:table-cell office:value-type="float" office:value="87651" calcext:value-type="float">
            <text:p>87651</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62216" calcext:value-type="float">
            <text:p>262216</text:p>
          </table:table-cell>
          <table:table-cell office:value-type="float" office:value="0" calcext:value-type="float">
            <text:p>0</text:p>
          </table:table-cell>
          <table:table-cell office:value-type="float" office:value="1360125" calcext:value-type="float">
            <text:p>1360125</text:p>
          </table:table-cell>
          <table:table-cell office:value-type="float" office:value="82109" calcext:value-type="float">
            <text:p>8210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90380" calcext:value-type="float">
            <text:p>290380</text:p>
          </table:table-cell>
          <table:table-cell office:value-type="float" office:value="0" calcext:value-type="float">
            <text:p>0</text:p>
          </table:table-cell>
          <table:table-cell office:value-type="float" office:value="1513556" calcext:value-type="float">
            <text:p>1513556</text:p>
          </table:table-cell>
          <table:table-cell office:value-type="float" office:value="85698" calcext:value-type="float">
            <text:p>85698</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438620" calcext:value-type="float">
            <text:p>438620</text:p>
          </table:table-cell>
          <table:table-cell office:value-type="float" office:value="0" calcext:value-type="float">
            <text:p>0</text:p>
          </table:table-cell>
          <table:table-cell office:value-type="float" office:value="2391616" calcext:value-type="float">
            <text:p>2391616</text:p>
          </table:table-cell>
          <table:table-cell office:value-type="float" office:value="1611712" calcext:value-type="float">
            <text:p>1611712</text:p>
          </table:table-cell>
          <table:table-cell office:value-type="string" calcext:value-type="string">
            <text:p>Hey baby</text:p>
          </table:table-cell>
          <table:table-cell/>
        </table:table-row>
        <table:table-row table:style-name="ro1">
          <table:table-cell office:value-type="float" office:value="443502" calcext:value-type="float">
            <text:p>443502</text:p>
          </table:table-cell>
          <table:table-cell office:value-type="float" office:value="0" calcext:value-type="float">
            <text:p>0</text:p>
          </table:table-cell>
          <table:table-cell office:value-type="float" office:value="2306935" calcext:value-type="float">
            <text:p>2306935</text:p>
          </table:table-cell>
          <table:table-cell office:value-type="float" office:value="1612744" calcext:value-type="float">
            <text:p>1612744</text:p>
          </table:table-cell>
          <table:table-cell office:value-type="string" calcext:value-type="string">
            <text:p>Easy to get the ? curry done.</text:p>
          </table:table-cell>
          <table:table-cell/>
        </table:table-row>
        <table:table-row table:style-name="ro1">
          <table:table-cell office:value-type="float" office:value="456706" calcext:value-type="float">
            <text:p>456706</text:p>
          </table:table-cell>
          <table:table-cell office:value-type="float" office:value="0" calcext:value-type="float">
            <text:p>0</text:p>
          </table:table-cell>
          <table:table-cell office:value-type="float" office:value="2267064" calcext:value-type="float">
            <text:p>2267064</text:p>
          </table:table-cell>
          <table:table-cell office:value-type="float" office:value="2092362" calcext:value-type="float">
            <text:p>2092362</text:p>
          </table:table-cell>
          <table:table-cell office:value-type="string" calcext:value-type="string">
            <text:p>Hii</text:p>
          </table:table-cell>
          <table:table-cell/>
        </table:table-row>
        <table:table-row table:style-name="ro1">
          <table:table-cell office:value-type="float" office:value="464242" calcext:value-type="float">
            <text:p>464242</text:p>
          </table:table-cell>
          <table:table-cell office:value-type="float" office:value="0" calcext:value-type="float">
            <text:p>0</text:p>
          </table:table-cell>
          <table:table-cell office:value-type="float" office:value="2638476" calcext:value-type="float">
            <text:p>2638476</text:p>
          </table:table-cell>
          <table:table-cell office:value-type="float" office:value="257590" calcext:value-type="float">
            <text:p>257590</text:p>
          </table:table-cell>
          <table:table-cell office:value-type="string" calcext:value-type="string">
            <text:p>Deepika's Look ossam</text:p>
          </table:table-cell>
          <table:table-cell/>
        </table:table-row>
        <table:table-row table:style-name="ro1">
          <table:table-cell office:value-type="float" office:value="80864" calcext:value-type="float">
            <text:p>80864</text:p>
          </table:table-cell>
          <table:table-cell office:value-type="float" office:value="0" calcext:value-type="float">
            <text:p>0</text:p>
          </table:table-cell>
          <table:table-cell office:value-type="float" office:value="735782" calcext:value-type="float">
            <text:p>735782</text:p>
          </table:table-cell>
          <table:table-cell office:value-type="float" office:value="52607" calcext:value-type="float">
            <text:p>52607</text:p>
          </table:table-cell>
          <table:table-cell office:value-type="string" calcext:value-type="string">
            <text:p>I am so trying this out soon, do you have any suggestions or tips?</text:p>
          </table:table-cell>
          <table:table-cell/>
        </table:table-row>
        <table:table-row table:style-name="ro1">
          <table:table-cell office:value-type="float" office:value="93464" calcext:value-type="float">
            <text:p>93464</text:p>
          </table:table-cell>
          <table:table-cell office:value-type="float" office:value="0" calcext:value-type="float">
            <text:p>0</text:p>
          </table:table-cell>
          <table:table-cell office:value-type="float" office:value="760474" calcext:value-type="float">
            <text:p>760474</text:p>
          </table:table-cell>
          <table:table-cell office:value-type="float" office:value="40751" calcext:value-type="float">
            <text:p>40751</text:p>
          </table:table-cell>
          <table:table-cell office:value-type="string" calcext:value-type="string">
            <text:p>?nice!</text:p>
          </table:table-cell>
          <table:table-cell/>
        </table:table-row>
        <table:table-row table:style-name="ro1">
          <table:table-cell office:value-type="float" office:value="156005" calcext:value-type="float">
            <text:p>156005</text:p>
          </table:table-cell>
          <table:table-cell office:value-type="float" office:value="0" calcext:value-type="float">
            <text:p>0</text:p>
          </table:table-cell>
          <table:table-cell office:value-type="float" office:value="904924" calcext:value-type="float">
            <text:p>904924</text:p>
          </table:table-cell>
          <table:table-cell office:value-type="float" office:value="83152" calcext:value-type="float">
            <text:p>83152</text:p>
          </table:table-cell>
          <table:table-cell office:value-type="string" calcext:value-type="string">
            <text:p>Jhakaas ekdum</text:p>
          </table:table-cell>
          <table:table-cell/>
        </table:table-row>
        <table:table-row table:style-name="ro1">
          <table:table-cell office:value-type="float" office:value="176490" calcext:value-type="float">
            <text:p>176490</text:p>
          </table:table-cell>
          <table:table-cell office:value-type="float" office:value="0" calcext:value-type="float">
            <text:p>0</text:p>
          </table:table-cell>
          <table:table-cell office:value-type="float" office:value="964048" calcext:value-type="float">
            <text:p>964048</text:p>
          </table:table-cell>
          <table:table-cell office:value-type="float" office:value="82216" calcext:value-type="float">
            <text:p>82216</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272513" calcext:value-type="float">
            <text:p>272513</text:p>
          </table:table-cell>
          <table:table-cell office:value-type="float" office:value="0" calcext:value-type="float">
            <text:p>0</text:p>
          </table:table-cell>
          <table:table-cell office:value-type="float" office:value="1424099" calcext:value-type="float">
            <text:p>1424099</text:p>
          </table:table-cell>
          <table:table-cell office:value-type="float" office:value="77121" calcext:value-type="float">
            <text:p>77121</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296046" calcext:value-type="float">
            <text:p>296046</text:p>
          </table:table-cell>
          <table:table-cell office:value-type="float" office:value="0" calcext:value-type="float">
            <text:p>0</text:p>
          </table:table-cell>
          <table:table-cell office:value-type="float" office:value="1564812" calcext:value-type="float">
            <text:p>1564812</text:p>
          </table:table-cell>
          <table:table-cell office:value-type="float" office:value="481529" calcext:value-type="float">
            <text:p>481529</text:p>
          </table:table-cell>
          <table:table-cell office:value-type="string" calcext:value-type="string">
            <text:p>[[@87621]] <text:s/>Thanks. <text:s/>I'll do better next time ?</text:p>
          </table:table-cell>
          <table:table-cell/>
        </table:table-row>
        <table:table-row table:style-name="ro1">
          <table:table-cell office:value-type="float" office:value="307671" calcext:value-type="float">
            <text:p>307671</text:p>
          </table:table-cell>
          <table:table-cell office:value-type="float" office:value="0" calcext:value-type="float">
            <text:p>0</text:p>
          </table:table-cell>
          <table:table-cell office:value-type="float" office:value="1613409" calcext:value-type="float">
            <text:p>1613409</text:p>
          </table:table-cell>
          <table:table-cell office:value-type="float" office:value="83734" calcext:value-type="float">
            <text:p>83734</text:p>
          </table:table-cell>
          <table:table-cell office:value-type="string" calcext:value-type="string">
            <text:p>Maa kaasam! maza aa gaya</text:p>
          </table:table-cell>
          <table:table-cell/>
        </table:table-row>
        <table:table-row table:style-name="ro1">
          <table:table-cell office:value-type="float" office:value="353632" calcext:value-type="float">
            <text:p>353632</text:p>
          </table:table-cell>
          <table:table-cell office:value-type="float" office:value="0" calcext:value-type="float">
            <text:p>0</text:p>
          </table:table-cell>
          <table:table-cell office:value-type="float" office:value="1919743" calcext:value-type="float">
            <text:p>1919743</text:p>
          </table:table-cell>
          <table:table-cell office:value-type="float" office:value="595215" calcext:value-type="float">
            <text:p>595215</text:p>
          </table:table-cell>
          <table:table-cell office:value-type="string" calcext:value-type="string">
            <text:p>thanks, but it is andhra pradesh place. here i am check what are the features its contain.</text:p>
          </table:table-cell>
          <table:table-cell/>
        </table:table-row>
        <table:table-row table:style-name="ro1">
          <table:table-cell office:value-type="float" office:value="369195" calcext:value-type="float">
            <text:p>369195</text:p>
          </table:table-cell>
          <table:table-cell office:value-type="float" office:value="0" calcext:value-type="float">
            <text:p>0</text:p>
          </table:table-cell>
          <table:table-cell office:value-type="float" office:value="2130634" calcext:value-type="float">
            <text:p>2130634</text:p>
          </table:table-cell>
          <table:table-cell office:value-type="float" office:value="689012" calcext:value-type="float">
            <text:p>689012</text:p>
          </table:table-cell>
          <table:table-cell office:value-type="string" calcext:value-type="string">
            <text:p>I love mumbai... Jai maharashtra</text:p>
          </table:table-cell>
          <table:table-cell/>
        </table:table-row>
        <table:table-row table:style-name="ro1">
          <table:table-cell office:value-type="float" office:value="383235" calcext:value-type="float">
            <text:p>383235</text:p>
          </table:table-cell>
          <table:table-cell office:value-type="float" office:value="0" calcext:value-type="float">
            <text:p>0</text:p>
          </table:table-cell>
          <table:table-cell office:value-type="float" office:value="2260097" calcext:value-type="float">
            <text:p>2260097</text:p>
          </table:table-cell>
          <table:table-cell office:value-type="float" office:value="725357" calcext:value-type="float">
            <text:p>725357</text:p>
          </table:table-cell>
          <table:table-cell office:value-type="string" calcext:value-type="string">
            <text:p>?️ ice creams are love ? ? keep posting more n more videos ?</text:p>
          </table:table-cell>
          <table:table-cell/>
        </table:table-row>
        <table:table-row table:style-name="ro1">
          <table:table-cell office:value-type="float" office:value="93571" calcext:value-type="float">
            <text:p>93571</text:p>
          </table:table-cell>
          <table:table-cell office:value-type="float" office:value="0" calcext:value-type="float">
            <text:p>0</text:p>
          </table:table-cell>
          <table:table-cell office:value-type="float" office:value="761354" calcext:value-type="float">
            <text:p>761354</text:p>
          </table:table-cell>
          <table:table-cell office:value-type="float" office:value="216540" calcext:value-type="float">
            <text:p>216540</text:p>
          </table:table-cell>
          <table:table-cell office:value-type="string" calcext:value-type="string">
            <text:p>I just came across trell recently, and find it difficult to take time out, as posting takes time! Though it's on my list to share as many experiences as I can! Thanks for your comment!! Cheers!</text:p>
          </table:table-cell>
          <table:table-cell/>
        </table:table-row>
        <table:table-row table:style-name="ro1">
          <table:table-cell office:value-type="float" office:value="172300" calcext:value-type="float">
            <text:p>172300</text:p>
          </table:table-cell>
          <table:table-cell office:value-type="float" office:value="0" calcext:value-type="float">
            <text:p>0</text:p>
          </table:table-cell>
          <table:table-cell office:value-type="float" office:value="952210" calcext:value-type="float">
            <text:p>952210</text:p>
          </table:table-cell>
          <table:table-cell office:value-type="float" office:value="79393" calcext:value-type="float">
            <text:p>79393</text:p>
          </table:table-cell>
          <table:table-cell office:value-type="string" calcext:value-type="string">
            <text:p>Dekhne mein mast lag rahi hai yeh jagah</text:p>
          </table:table-cell>
          <table:table-cell/>
        </table:table-row>
        <table:table-row table:style-name="ro1">
          <table:table-cell office:value-type="float" office:value="275181" calcext:value-type="float">
            <text:p>275181</text:p>
          </table:table-cell>
          <table:table-cell office:value-type="float" office:value="0" calcext:value-type="float">
            <text:p>0</text:p>
          </table:table-cell>
          <table:table-cell office:value-type="float" office:value="1370485" calcext:value-type="float">
            <text:p>1370485</text:p>
          </table:table-cell>
          <table:table-cell office:value-type="float" office:value="418963" calcext:value-type="float">
            <text:p>418963</text:p>
          </table:table-cell>
          <table:table-cell office:value-type="string" calcext:value-type="string">
            <text:p>[[@1]]</text:p>
          </table:table-cell>
          <table:table-cell/>
        </table:table-row>
        <table:table-row table:style-name="ro1">
          <table:table-cell office:value-type="float" office:value="365549" calcext:value-type="float">
            <text:p>365549</text:p>
          </table:table-cell>
          <table:table-cell office:value-type="float" office:value="0" calcext:value-type="float">
            <text:p>0</text:p>
          </table:table-cell>
          <table:table-cell office:value-type="float" office:value="1896837" calcext:value-type="float">
            <text:p>1896837</text:p>
          </table:table-cell>
          <table:table-cell office:value-type="float" office:value="435197" calcext:value-type="float">
            <text:p>435197</text:p>
          </table:table-cell>
          <table:table-cell office:value-type="string" calcext:value-type="string">
            <text:p>[[@604886]] ??</text:p>
          </table:table-cell>
          <table:table-cell/>
        </table:table-row>
        <table:table-row table:style-name="ro1">
          <table:table-cell office:value-type="float" office:value="374885" calcext:value-type="float">
            <text:p>374885</text:p>
          </table:table-cell>
          <table:table-cell office:value-type="float" office:value="0" calcext:value-type="float">
            <text:p>0</text:p>
          </table:table-cell>
          <table:table-cell office:value-type="float" office:value="2225897" calcext:value-type="float">
            <text:p>2225897</text:p>
          </table:table-cell>
          <table:table-cell office:value-type="float" office:value="44994" calcext:value-type="float">
            <text:p>44994</text:p>
          </table:table-cell>
          <table:table-cell office:value-type="string" calcext:value-type="string">
            <text:p>I love the wordplay in your title!</text:p>
          </table:table-cell>
          <table:table-cell/>
        </table:table-row>
        <table:table-row table:style-name="ro1">
          <table:table-cell office:value-type="float" office:value="401686" calcext:value-type="float">
            <text:p>401686</text:p>
          </table:table-cell>
          <table:table-cell office:value-type="float" office:value="0" calcext:value-type="float">
            <text:p>0</text:p>
          </table:table-cell>
          <table:table-cell office:value-type="float" office:value="2167583" calcext:value-type="float">
            <text:p>2167583</text:p>
          </table:table-cell>
          <table:table-cell office:value-type="float" office:value="4155" calcext:value-type="float">
            <text:p>4155</text:p>
          </table:table-cell>
          <table:table-cell office:value-type="string" calcext:value-type="string">
            <text:p>Serene~</text:p>
          </table:table-cell>
          <table:table-cell/>
        </table:table-row>
        <table:table-row table:style-name="ro1">
          <table:table-cell office:value-type="float" office:value="408150" calcext:value-type="float">
            <text:p>408150</text:p>
          </table:table-cell>
          <table:table-cell office:value-type="float" office:value="0" calcext:value-type="float">
            <text:p>0</text:p>
          </table:table-cell>
          <table:table-cell office:value-type="float" office:value="1483369" calcext:value-type="float">
            <text:p>1483369</text:p>
          </table:table-cell>
          <table:table-cell office:value-type="float" office:value="1167974" calcext:value-type="float">
            <text:p>1167974</text:p>
          </table:table-cell>
          <table:table-cell office:value-type="string" calcext:value-type="string">
            <text:p>Hi</text:p>
          </table:table-cell>
          <table:table-cell/>
        </table:table-row>
        <table:table-row table:style-name="ro1">
          <table:table-cell office:value-type="float" office:value="413374" calcext:value-type="float">
            <text:p>413374</text:p>
          </table:table-cell>
          <table:table-cell office:value-type="float" office:value="0" calcext:value-type="float">
            <text:p>0</text:p>
          </table:table-cell>
          <table:table-cell office:value-type="float" office:value="2314632" calcext:value-type="float">
            <text:p>2314632</text:p>
          </table:table-cell>
          <table:table-cell office:value-type="float" office:value="1364171" calcext:value-type="float">
            <text:p>1364171</text:p>
          </table:table-cell>
          <table:table-cell office:value-type="string" calcext:value-type="string">
            <text:p>Nice</text:p>
          </table:table-cell>
          <table:table-cell/>
        </table:table-row>
        <table:table-row table:style-name="ro1">
          <table:table-cell office:value-type="float" office:value="38161" calcext:value-type="float">
            <text:p>38161</text:p>
          </table:table-cell>
          <table:table-cell office:value-type="float" office:value="0" calcext:value-type="float">
            <text:p>0</text:p>
          </table:table-cell>
          <table:table-cell office:value-type="float" office:value="628601" calcext:value-type="float">
            <text:p>628601</text:p>
          </table:table-cell>
          <table:table-cell office:value-type="float" office:value="187899" calcext:value-type="float">
            <text:p>187899</text:p>
          </table:table-cell>
          <table:table-cell office:value-type="string" calcext:value-type="string">
            <text:p>Thanks</text:p>
          </table:table-cell>
          <table:table-cell/>
        </table:table-row>
        <table:table-row table:style-name="ro1">
          <table:table-cell office:value-type="float" office:value="75549" calcext:value-type="float">
            <text:p>75549</text:p>
          </table:table-cell>
          <table:table-cell office:value-type="float" office:value="0" calcext:value-type="float">
            <text:p>0</text:p>
          </table:table-cell>
          <table:table-cell office:value-type="float" office:value="709327" calcext:value-type="float">
            <text:p>709327</text:p>
          </table:table-cell>
          <table:table-cell office:value-type="float" office:value="43416" calcext:value-type="float">
            <text:p>43416</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97037" calcext:value-type="float">
            <text:p>97037</text:p>
          </table:table-cell>
          <table:table-cell office:value-type="float" office:value="0" calcext:value-type="float">
            <text:p>0</text:p>
          </table:table-cell>
          <table:table-cell office:value-type="float" office:value="767248" calcext:value-type="float">
            <text:p>767248</text:p>
          </table:table-cell>
          <table:table-cell office:value-type="float" office:value="76621" calcext:value-type="float">
            <text:p>76621</text:p>
          </table:table-cell>
          <table:table-cell office:value-type="string" calcext:value-type="string">
            <text:p>Whoa! The images are crystal clear and so is the content!</text:p>
          </table:table-cell>
          <table:table-cell/>
        </table:table-row>
        <table:table-row table:style-name="ro1">
          <table:table-cell office:value-type="float" office:value="101446" calcext:value-type="float">
            <text:p>101446</text:p>
          </table:table-cell>
          <table:table-cell office:value-type="float" office:value="0" calcext:value-type="float">
            <text:p>0</text:p>
          </table:table-cell>
          <table:table-cell office:value-type="float" office:value="781283" calcext:value-type="float">
            <text:p>781283</text:p>
          </table:table-cell>
          <table:table-cell office:value-type="float" office:value="85563" calcext:value-type="float">
            <text:p>85563</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130976" calcext:value-type="float">
            <text:p>130976</text:p>
          </table:table-cell>
          <table:table-cell office:value-type="float" office:value="0" calcext:value-type="float">
            <text:p>0</text:p>
          </table:table-cell>
          <table:table-cell office:value-type="float" office:value="842747" calcext:value-type="float">
            <text:p>842747</text:p>
          </table:table-cell>
          <table:table-cell office:value-type="float" office:value="53064" calcext:value-type="float">
            <text:p>53064</text:p>
          </table:table-cell>
          <table:table-cell office:value-type="string" calcext:value-type="string">
            <text:p>The trail name got me all interested but the content got me a little mixed up!</text:p>
          </table:table-cell>
          <table:table-cell/>
        </table:table-row>
        <table:table-row table:style-name="ro2">
          <table:table-cell office:value-type="float" office:value="229414" calcext:value-type="float">
            <text:p>229414</text:p>
          </table:table-cell>
          <table:table-cell office:value-type="float" office:value="779016" calcext:value-type="float">
            <text:p>779016</text:p>
          </table:table-cell>
          <table:table-cell office:value-type="float" office:value="0" calcext:value-type="float">
            <text:p>0</text:p>
          </table:table-cell>
          <table:table-cell office:value-type="float" office:value="325336" calcext:value-type="float">
            <text:p>325336</text:p>
          </table:table-cell>
          <table:table-cell office:value-type="string" calcext:value-type="string">
            <text:p>You can reach Devkund waterfall after 3 hrs ?️trek.</text:p>
            <text:p>The major part of the trek takes you through some of the densest and deciduous forest ?and river crossing?the scene will remind you of a landscape from Amazon.?</text:p>
          </table:table-cell>
          <table:table-cell/>
        </table:table-row>
        <table:table-row table:style-name="ro1">
          <table:table-cell office:value-type="float" office:value="259698" calcext:value-type="float">
            <text:p>259698</text:p>
          </table:table-cell>
          <table:table-cell office:value-type="float" office:value="0" calcext:value-type="float">
            <text:p>0</text:p>
          </table:table-cell>
          <table:table-cell office:value-type="float" office:value="1346470" calcext:value-type="float">
            <text:p>1346470</text:p>
          </table:table-cell>
          <table:table-cell office:value-type="float" office:value="412670" calcext:value-type="float">
            <text:p>412670</text:p>
          </table:table-cell>
          <table:table-cell office:value-type="string" calcext:value-type="string">
            <text:p>??</text:p>
          </table:table-cell>
          <table:table-cell/>
        </table:table-row>
        <table:table-row table:style-name="ro1">
          <table:table-cell office:value-type="float" office:value="266860" calcext:value-type="float">
            <text:p>266860</text:p>
          </table:table-cell>
          <table:table-cell office:value-type="float" office:value="0" calcext:value-type="float">
            <text:p>0</text:p>
          </table:table-cell>
          <table:table-cell office:value-type="float" office:value="1390213" calcext:value-type="float">
            <text:p>1390213</text:p>
          </table:table-cell>
          <table:table-cell office:value-type="float" office:value="41657" calcext:value-type="float">
            <text:p>41657</text:p>
          </table:table-cell>
          <table:table-cell office:value-type="string" calcext:value-type="string">
            <text:p>Hey! Loved your trail !When are you posting your next one?</text:p>
          </table:table-cell>
          <table:table-cell/>
        </table:table-row>
        <table:table-row table:style-name="ro1">
          <table:table-cell office:value-type="float" office:value="267031" calcext:value-type="float">
            <text:p>267031</text:p>
          </table:table-cell>
          <table:table-cell office:value-type="float" office:value="0" calcext:value-type="float">
            <text:p>0</text:p>
          </table:table-cell>
          <table:table-cell office:value-type="float" office:value="1390129" calcext:value-type="float">
            <text:p>1390129</text:p>
          </table:table-cell>
          <table:table-cell office:value-type="float" office:value="425803" calcext:value-type="float">
            <text:p>425803</text:p>
          </table:table-cell>
          <table:table-cell office:value-type="string" calcext:value-type="string">
            <text:p>Your travel partner is perfect ?</text:p>
          </table:table-cell>
          <table:table-cell/>
        </table:table-row>
        <table:table-row table:style-name="ro2">
          <table:table-cell office:value-type="float" office:value="333092" calcext:value-type="float">
            <text:p>333092</text:p>
          </table:table-cell>
          <table:table-cell office:value-type="float" office:value="0" calcext:value-type="float">
            <text:p>0</text:p>
          </table:table-cell>
          <table:table-cell office:value-type="float" office:value="1583753" calcext:value-type="float">
            <text:p>1583753</text:p>
          </table:table-cell>
          <table:table-cell office:value-type="float" office:value="292714" calcext:value-type="float">
            <text:p>292714</text:p>
          </table:table-cell>
          <table:table-cell office:value-type="string" calcext:value-type="string">
            <text:p>You really did a great job...</text:p>
            <text:p>Impressed....</text:p>
          </table:table-cell>
          <table:table-cell/>
        </table:table-row>
        <table:table-row table:style-name="ro1">
          <table:table-cell office:value-type="float" office:value="346395" calcext:value-type="float">
            <text:p>346395</text:p>
          </table:table-cell>
          <table:table-cell office:value-type="float" office:value="0" calcext:value-type="float">
            <text:p>0</text:p>
          </table:table-cell>
          <table:table-cell office:value-type="float" office:value="1845354" calcext:value-type="float">
            <text:p>1845354</text:p>
          </table:table-cell>
          <table:table-cell office:value-type="float" office:value="81776" calcext:value-type="float">
            <text:p>8177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379736" calcext:value-type="float">
            <text:p>379736</text:p>
          </table:table-cell>
          <table:table-cell office:value-type="float" office:value="0" calcext:value-type="float">
            <text:p>0</text:p>
          </table:table-cell>
          <table:table-cell office:value-type="float" office:value="2235703" calcext:value-type="float">
            <text:p>2235703</text:p>
          </table:table-cell>
          <table:table-cell office:value-type="float" office:value="755665" calcext:value-type="float">
            <text:p>755665</text:p>
          </table:table-cell>
          <table:table-cell office:value-type="string" calcext:value-type="string">
            <text:p>That's what Awesome year for I had good and bad both experiences which taught me lot ... &amp; helps me make my life sober?</text:p>
          </table:table-cell>
          <table:table-cell/>
        </table:table-row>
        <table:table-row table:style-name="ro1">
          <table:table-cell office:value-type="float" office:value="456710" calcext:value-type="float">
            <text:p>456710</text:p>
          </table:table-cell>
          <table:table-cell office:value-type="float" office:value="0" calcext:value-type="float">
            <text:p>0</text:p>
          </table:table-cell>
          <table:table-cell office:value-type="float" office:value="2264259" calcext:value-type="float">
            <text:p>2264259</text:p>
          </table:table-cell>
          <table:table-cell office:value-type="float" office:value="2042457" calcext:value-type="float">
            <text:p>2042457</text:p>
          </table:table-cell>
          <table:table-cell office:value-type="string" calcext:value-type="string">
            <text:p>Nice</text:p>
          </table:table-cell>
          <table:table-cell/>
        </table:table-row>
        <table:table-row table:style-name="ro1">
          <table:table-cell office:value-type="float" office:value="89067" calcext:value-type="float">
            <text:p>89067</text:p>
          </table:table-cell>
          <table:table-cell office:value-type="float" office:value="0" calcext:value-type="float">
            <text:p>0</text:p>
          </table:table-cell>
          <table:table-cell office:value-type="float" office:value="748990" calcext:value-type="float">
            <text:p>748990</text:p>
          </table:table-cell>
          <table:table-cell office:value-type="float" office:value="222472" calcext:value-type="float">
            <text:p>222472</text:p>
          </table:table-cell>
          <table:table-cell office:value-type="string" calcext:value-type="string">
            <text:p>Thank you next month u can see my next stories...</text:p>
          </table:table-cell>
          <table:table-cell/>
        </table:table-row>
        <table:table-row table:style-name="ro1">
          <table:table-cell office:value-type="float" office:value="114785" calcext:value-type="float">
            <text:p>114785</text:p>
          </table:table-cell>
          <table:table-cell office:value-type="float" office:value="94658" calcext:value-type="float">
            <text:p>94658</text:p>
          </table:table-cell>
          <table:table-cell office:value-type="float" office:value="0" calcext:value-type="float">
            <text:p>0</text:p>
          </table:table-cell>
          <table:table-cell office:value-type="float" office:value="190309" calcext:value-type="float">
            <text:p>190309</text:p>
          </table:table-cell>
          <table:table-cell office:value-type="string" calcext:value-type="string">
            <text:p>I have been to this place July 2017. Indeed its a beautiful place! Cheers!</text:p>
          </table:table-cell>
          <table:table-cell/>
        </table:table-row>
        <table:table-row table:style-name="ro1">
          <table:table-cell office:value-type="float" office:value="180538" calcext:value-type="float">
            <text:p>180538</text:p>
          </table:table-cell>
          <table:table-cell office:value-type="float" office:value="0" calcext:value-type="float">
            <text:p>0</text:p>
          </table:table-cell>
          <table:table-cell office:value-type="float" office:value="104835" calcext:value-type="float">
            <text:p>104835</text:p>
          </table:table-cell>
          <table:table-cell office:value-type="float" office:value="78826" calcext:value-type="float">
            <text:p>78826</text:p>
          </table:table-cell>
          <table:table-cell office:value-type="string" calcext:value-type="string">
            <text:p>This is one of most creative trails in terms of images, wish I could read something about the place too!</text:p>
          </table:table-cell>
          <table:table-cell/>
        </table:table-row>
        <table:table-row table:style-name="ro1">
          <table:table-cell office:value-type="float" office:value="217205" calcext:value-type="float">
            <text:p>217205</text:p>
          </table:table-cell>
          <table:table-cell office:value-type="float" office:value="0" calcext:value-type="float">
            <text:p>0</text:p>
          </table:table-cell>
          <table:table-cell office:value-type="float" office:value="1101296" calcext:value-type="float">
            <text:p>1101296</text:p>
          </table:table-cell>
          <table:table-cell office:value-type="float" office:value="331986" calcext:value-type="float">
            <text:p>331986</text:p>
          </table:table-cell>
          <table:table-cell office:value-type="string" calcext:value-type="string">
            <text:p>[[@331620]] ✌️</text:p>
          </table:table-cell>
          <table:table-cell/>
        </table:table-row>
        <table:table-row table:style-name="ro1">
          <table:table-cell office:value-type="float" office:value="241238" calcext:value-type="float">
            <text:p>241238</text:p>
          </table:table-cell>
          <table:table-cell office:value-type="float" office:value="0" calcext:value-type="float">
            <text:p>0</text:p>
          </table:table-cell>
          <table:table-cell office:value-type="float" office:value="1207165" calcext:value-type="float">
            <text:p>1207165</text:p>
          </table:table-cell>
          <table:table-cell office:value-type="float" office:value="76335" calcext:value-type="float">
            <text:p>76335</text:p>
          </table:table-cell>
          <table:table-cell office:value-type="string" calcext:value-type="string">
            <text:p>masttt!!</text:p>
          </table:table-cell>
          <table:table-cell/>
        </table:table-row>
        <table:table-row table:style-name="ro1">
          <table:table-cell office:value-type="float" office:value="404701" calcext:value-type="float">
            <text:p>404701</text:p>
          </table:table-cell>
          <table:table-cell office:value-type="float" office:value="0" calcext:value-type="float">
            <text:p>0</text:p>
          </table:table-cell>
          <table:table-cell office:value-type="float" office:value="2283992" calcext:value-type="float">
            <text:p>2283992</text:p>
          </table:table-cell>
          <table:table-cell office:value-type="float" office:value="13958" calcext:value-type="float">
            <text:p>13958</text:p>
          </table:table-cell>
          <table:table-cell office:value-type="string" calcext:value-type="string">
            <text:p>WOW</text:p>
          </table:table-cell>
          <table:table-cell/>
        </table:table-row>
        <table:table-row table:style-name="ro1">
          <table:table-cell office:value-type="float" office:value="441759" calcext:value-type="float">
            <text:p>441759</text:p>
          </table:table-cell>
          <table:table-cell office:value-type="float" office:value="0" calcext:value-type="float">
            <text:p>0</text:p>
          </table:table-cell>
          <table:table-cell office:value-type="float" office:value="726647" calcext:value-type="float">
            <text:p>726647</text:p>
          </table:table-cell>
          <table:table-cell office:value-type="float" office:value="215612" calcext:value-type="float">
            <text:p>215612</text:p>
          </table:table-cell>
          <table:table-cell office:value-type="string" calcext:value-type="string">
            <text:p>[[@87776]] Thank you !?</text:p>
          </table:table-cell>
          <table:table-cell/>
        </table:table-row>
        <table:table-row table:style-name="ro1">
          <table:table-cell office:value-type="float" office:value="460272" calcext:value-type="float">
            <text:p>460272</text:p>
          </table:table-cell>
          <table:table-cell office:value-type="float" office:value="0" calcext:value-type="float">
            <text:p>0</text:p>
          </table:table-cell>
          <table:table-cell office:value-type="float" office:value="2601759" calcext:value-type="float">
            <text:p>2601759</text:p>
          </table:table-cell>
          <table:table-cell office:value-type="float" office:value="2165170" calcext:value-type="float">
            <text:p>2165170</text:p>
          </table:table-cell>
          <table:table-cell office:value-type="string" calcext:value-type="string">
            <text:p>Bhai logo sorry title galat de diya dil se sorry</text:p>
          </table:table-cell>
          <table:table-cell/>
        </table:table-row>
        <table:table-row table:style-name="ro1">
          <table:table-cell office:value-type="float" office:value="40173" calcext:value-type="float">
            <text:p>40173</text:p>
          </table:table-cell>
          <table:table-cell office:value-type="float" office:value="0" calcext:value-type="float">
            <text:p>0</text:p>
          </table:table-cell>
          <table:table-cell office:value-type="float" office:value="630311" calcext:value-type="float">
            <text:p>630311</text:p>
          </table:table-cell>
          <table:table-cell office:value-type="float" office:value="188418" calcext:value-type="float">
            <text:p>188418</text:p>
          </table:table-cell>
          <table:table-cell office:value-type="string" calcext:value-type="string">
            <text:p>[[@82593]] <text:s text:c="3"/>added plan derails <text:s/>This is one of the posts from my trail - "Never ending road trips!!" on Trell. Checkout all the posts here: <text:s/>https://trell.co/tale/kerala-manoj-ashok-7b248837ec4</text:p>
          </table:table-cell>
          <table:table-cell/>
        </table:table-row>
        <table:table-row table:style-name="ro1">
          <table:table-cell office:value-type="float" office:value="254708" calcext:value-type="float">
            <text:p>254708</text:p>
          </table:table-cell>
          <table:table-cell office:value-type="float" office:value="0" calcext:value-type="float">
            <text:p>0</text:p>
          </table:table-cell>
          <table:table-cell office:value-type="float" office:value="1307251" calcext:value-type="float">
            <text:p>1307251</text:p>
          </table:table-cell>
          <table:table-cell office:value-type="float" office:value="39514" calcext:value-type="float">
            <text:p>39514</text:p>
          </table:table-cell>
          <table:table-cell office:value-type="string" calcext:value-type="string">
            <text:p>Cool one ??</text:p>
          </table:table-cell>
          <table:table-cell/>
        </table:table-row>
        <table:table-row table:style-name="ro1">
          <table:table-cell office:value-type="float" office:value="299811" calcext:value-type="float">
            <text:p>299811</text:p>
          </table:table-cell>
          <table:table-cell office:value-type="float" office:value="0" calcext:value-type="float">
            <text:p>0</text:p>
          </table:table-cell>
          <table:table-cell office:value-type="float" office:value="1519984" calcext:value-type="float">
            <text:p>1519984</text:p>
          </table:table-cell>
          <table:table-cell office:value-type="float" office:value="77537" calcext:value-type="float">
            <text:p>77537</text:p>
          </table:table-cell>
          <table:table-cell office:value-type="string" calcext:value-type="string">
            <text:p>The images in your trail are so amazing and clear!</text:p>
          </table:table-cell>
          <table:table-cell/>
        </table:table-row>
        <table:table-row table:style-name="ro1">
          <table:table-cell office:value-type="float" office:value="336865" calcext:value-type="float">
            <text:p>336865</text:p>
          </table:table-cell>
          <table:table-cell office:value-type="float" office:value="0" calcext:value-type="float">
            <text:p>0</text:p>
          </table:table-cell>
          <table:table-cell office:value-type="float" office:value="1796646" calcext:value-type="float">
            <text:p>1796646</text:p>
          </table:table-cell>
          <table:table-cell office:value-type="float" office:value="81545" calcext:value-type="float">
            <text:p>81545</text:p>
          </table:table-cell>
          <table:table-cell office:value-type="string" calcext:value-type="string">
            <text:p>This Trail made me contemplate about my next trip to the beaches! wonderful!</text:p>
          </table:table-cell>
          <table:table-cell/>
        </table:table-row>
        <table:table-row table:style-name="ro1">
          <table:table-cell office:value-type="float" office:value="393531" calcext:value-type="float">
            <text:p>393531</text:p>
          </table:table-cell>
          <table:table-cell office:value-type="float" office:value="0" calcext:value-type="float">
            <text:p>0</text:p>
          </table:table-cell>
          <table:table-cell office:value-type="float" office:value="1182583" calcext:value-type="float">
            <text:p>1182583</text:p>
          </table:table-cell>
          <table:table-cell office:value-type="float" office:value="937330" calcext:value-type="float">
            <text:p>937330</text:p>
          </table:table-cell>
          <table:table-cell office:value-type="string" calcext:value-type="string">
            <text:p>Nice</text:p>
          </table:table-cell>
          <table:table-cell/>
        </table:table-row>
        <table:table-row table:style-name="ro1">
          <table:table-cell office:value-type="float" office:value="449038" calcext:value-type="float">
            <text:p>449038</text:p>
          </table:table-cell>
          <table:table-cell office:value-type="float" office:value="0" calcext:value-type="float">
            <text:p>0</text:p>
          </table:table-cell>
          <table:table-cell office:value-type="float" office:value="2502236" calcext:value-type="float">
            <text:p>2502236</text:p>
          </table:table-cell>
          <table:table-cell office:value-type="float" office:value="1866983" calcext:value-type="float">
            <text:p>1866983</text:p>
          </table:table-cell>
          <table:table-cell office:value-type="string" calcext:value-type="string">
            <text:p>Nic</text:p>
          </table:table-cell>
          <table:table-cell/>
        </table:table-row>
        <table:table-row table:style-name="ro1">
          <table:table-cell office:value-type="float" office:value="14894" calcext:value-type="float">
            <text:p>14894</text:p>
          </table:table-cell>
          <table:table-cell office:value-type="float" office:value="192188" calcext:value-type="float">
            <text:p>192188</text:p>
          </table:table-cell>
          <table:table-cell office:value-type="float" office:value="0" calcext:value-type="float">
            <text:p>0</text:p>
          </table:table-cell>
          <table:table-cell office:value-type="float" office:value="131918" calcext:value-type="float">
            <text:p>131918</text:p>
          </table:table-cell>
          <table:table-cell office:value-type="string" calcext:value-type="string">
            <text:p>[[@1]]</text:p>
          </table:table-cell>
          <table:table-cell/>
        </table:table-row>
        <table:table-row table:style-name="ro2">
          <table:table-cell office:value-type="float" office:value="95230" calcext:value-type="float">
            <text:p>95230</text:p>
          </table:table-cell>
          <table:table-cell office:value-type="float" office:value="0" calcext:value-type="float">
            <text:p>0</text:p>
          </table:table-cell>
          <table:table-cell office:value-type="float" office:value="764848" calcext:value-type="float">
            <text:p>764848</text:p>
          </table:table-cell>
          <table:table-cell office:value-type="float" office:value="227352" calcext:value-type="float">
            <text:p>227352</text:p>
          </table:table-cell>
          <table:table-cell office:value-type="string" calcext:value-type="string">
            <text:p>[[@85356]] ohk follow for such trails</text:p>
            <text:p>Thank you?</text:p>
          </table:table-cell>
          <table:table-cell/>
        </table:table-row>
        <table:table-row table:style-name="ro1">
          <table:table-cell office:value-type="float" office:value="204270" calcext:value-type="float">
            <text:p>204270</text:p>
          </table:table-cell>
          <table:table-cell office:value-type="float" office:value="0" calcext:value-type="float">
            <text:p>0</text:p>
          </table:table-cell>
          <table:table-cell office:value-type="float" office:value="793021" calcext:value-type="float">
            <text:p>793021</text:p>
          </table:table-cell>
          <table:table-cell office:value-type="float" office:value="316462" calcext:value-type="float">
            <text:p>316462</text:p>
          </table:table-cell>
          <table:table-cell office:value-type="string" calcext:value-type="string">
            <text:p>the slowmo water looks great.. nice trail.</text:p>
          </table:table-cell>
          <table:table-cell/>
        </table:table-row>
        <table:table-row table:style-name="ro1">
          <table:table-cell office:value-type="float" office:value="242406" calcext:value-type="float">
            <text:p>242406</text:p>
          </table:table-cell>
          <table:table-cell office:value-type="float" office:value="0" calcext:value-type="float">
            <text:p>0</text:p>
          </table:table-cell>
          <table:table-cell office:value-type="float" office:value="1211960" calcext:value-type="float">
            <text:p>1211960</text:p>
          </table:table-cell>
          <table:table-cell office:value-type="float" office:value="79083" calcext:value-type="float">
            <text:p>79083</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266853" calcext:value-type="float">
            <text:p>266853</text:p>
          </table:table-cell>
          <table:table-cell office:value-type="float" office:value="0" calcext:value-type="float">
            <text:p>0</text:p>
          </table:table-cell>
          <table:table-cell office:value-type="float" office:value="1392916" calcext:value-type="float">
            <text:p>1392916</text:p>
          </table:table-cell>
          <table:table-cell office:value-type="float" office:value="50415" calcext:value-type="float">
            <text:p>50415</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306546" calcext:value-type="float">
            <text:p>306546</text:p>
          </table:table-cell>
          <table:table-cell office:value-type="float" office:value="629970" calcext:value-type="float">
            <text:p>629970</text:p>
          </table:table-cell>
          <table:table-cell office:value-type="float" office:value="0" calcext:value-type="float">
            <text:p>0</text:p>
          </table:table-cell>
          <table:table-cell office:value-type="float" office:value="423050" calcext:value-type="float">
            <text:p>423050</text:p>
          </table:table-cell>
          <table:table-cell office:value-type="string" calcext:value-type="string">
            <text:p>Nice place</text:p>
          </table:table-cell>
          <table:table-cell/>
        </table:table-row>
        <table:table-row table:style-name="ro1">
          <table:table-cell office:value-type="float" office:value="330950" calcext:value-type="float">
            <text:p>330950</text:p>
          </table:table-cell>
          <table:table-cell office:value-type="float" office:value="0" calcext:value-type="float">
            <text:p>0</text:p>
          </table:table-cell>
          <table:table-cell office:value-type="float" office:value="1769974" calcext:value-type="float">
            <text:p>1769974</text:p>
          </table:table-cell>
          <table:table-cell office:value-type="float" office:value="538608" calcext:value-type="float">
            <text:p>538608</text:p>
          </table:table-cell>
          <table:table-cell office:value-type="string" calcext:value-type="string">
            <text:p>Bike kab dega wapas mujhe? mujhe bhi ghumana hai..</text:p>
          </table:table-cell>
          <table:table-cell/>
        </table:table-row>
        <table:table-row table:style-name="ro1">
          <table:table-cell office:value-type="float" office:value="331223" calcext:value-type="float">
            <text:p>331223</text:p>
          </table:table-cell>
          <table:table-cell office:value-type="float" office:value="0" calcext:value-type="float">
            <text:p>0</text:p>
          </table:table-cell>
          <table:table-cell office:value-type="float" office:value="1771194" calcext:value-type="float">
            <text:p>1771194</text:p>
          </table:table-cell>
          <table:table-cell office:value-type="float" office:value="78133" calcext:value-type="float">
            <text:p>7813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74615" calcext:value-type="float">
            <text:p>74615</text:p>
          </table:table-cell>
          <table:table-cell office:value-type="float" office:value="0" calcext:value-type="float">
            <text:p>0</text:p>
          </table:table-cell>
          <table:table-cell office:value-type="float" office:value="44151" calcext:value-type="float">
            <text:p>44151</text:p>
          </table:table-cell>
          <table:table-cell office:value-type="float" office:value="17199" calcext:value-type="float">
            <text:p>17199</text:p>
          </table:table-cell>
          <table:table-cell office:value-type="string" calcext:value-type="string">
            <text:p>Pure milk centre, Ghatkopar (Mumbai)</text:p>
          </table:table-cell>
          <table:table-cell/>
        </table:table-row>
        <table:table-row table:style-name="ro1">
          <table:table-cell office:value-type="float" office:value="169045" calcext:value-type="float">
            <text:p>169045</text:p>
          </table:table-cell>
          <table:table-cell office:value-type="float" office:value="0" calcext:value-type="float">
            <text:p>0</text:p>
          </table:table-cell>
          <table:table-cell office:value-type="float" office:value="941947" calcext:value-type="float">
            <text:p>941947</text:p>
          </table:table-cell>
          <table:table-cell office:value-type="float" office:value="49498" calcext:value-type="float">
            <text:p>49498</text:p>
          </table:table-cell>
          <table:table-cell office:value-type="string" calcext:value-type="string">
            <text:p>Nice shot! ❤️</text:p>
          </table:table-cell>
          <table:table-cell/>
        </table:table-row>
        <table:table-row table:style-name="ro1">
          <table:table-cell office:value-type="float" office:value="171528" calcext:value-type="float">
            <text:p>171528</text:p>
          </table:table-cell>
          <table:table-cell office:value-type="float" office:value="0" calcext:value-type="float">
            <text:p>0</text:p>
          </table:table-cell>
          <table:table-cell office:value-type="float" office:value="949024" calcext:value-type="float">
            <text:p>949024</text:p>
          </table:table-cell>
          <table:table-cell office:value-type="float" office:value="19631" calcext:value-type="float">
            <text:p>19631</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186346" calcext:value-type="float">
            <text:p>186346</text:p>
          </table:table-cell>
          <table:table-cell office:value-type="float" office:value="0" calcext:value-type="float">
            <text:p>0</text:p>
          </table:table-cell>
          <table:table-cell office:value-type="float" office:value="973836" calcext:value-type="float">
            <text:p>973836</text:p>
          </table:table-cell>
          <table:table-cell office:value-type="float" office:value="82790" calcext:value-type="float">
            <text:p>82790</text:p>
          </table:table-cell>
          <table:table-cell office:value-type="string" calcext:value-type="string">
            <text:p>This Trail looks quite superb, you totally deserve more followers than this!</text:p>
          </table:table-cell>
          <table:table-cell/>
        </table:table-row>
        <table:table-row table:style-name="ro7">
          <table:table-cell office:value-type="float" office:value="199649" calcext:value-type="float">
            <text:p>199649</text:p>
          </table:table-cell>
          <table:table-cell office:value-type="float" office:value="0" calcext:value-type="float">
            <text:p>0</text:p>
          </table:table-cell>
          <table:table-cell office:value-type="float" office:value="600821" calcext:value-type="float">
            <text:p>600821</text:p>
          </table:table-cell>
          <table:table-cell office:value-type="float" office:value="179663" calcext:value-type="float">
            <text:p>179663</text:p>
          </table:table-cell>
          <table:table-cell office:value-type="string" calcext:value-type="string">
            <text:p>Yeahh sure </text:p>
            <text:p>Masanacudi one place </text:p>
            <text:p>Then wagamon </text:p>
            <text:p>Ezhavila punchira(idukki) ...gold</text:p>
          </table:table-cell>
          <table:table-cell/>
        </table:table-row>
        <table:table-row table:style-name="ro1">
          <table:table-cell office:value-type="float" office:value="210811" calcext:value-type="float">
            <text:p>210811</text:p>
          </table:table-cell>
          <table:table-cell office:value-type="float" office:value="0" calcext:value-type="float">
            <text:p>0</text:p>
          </table:table-cell>
          <table:table-cell office:value-type="float" office:value="1079565" calcext:value-type="float">
            <text:p>1079565</text:p>
          </table:table-cell>
          <table:table-cell office:value-type="float" office:value="324773" calcext:value-type="float">
            <text:p>324773</text:p>
          </table:table-cell>
          <table:table-cell office:value-type="string" calcext:value-type="string">
            <text:p>[[@87413]] there are more snaps of it and will definately upload them later. till then keep surfing my profile.</text:p>
          </table:table-cell>
          <table:table-cell/>
        </table:table-row>
        <table:table-row table:style-name="ro1">
          <table:table-cell office:value-type="float" office:value="243960" calcext:value-type="float">
            <text:p>243960</text:p>
          </table:table-cell>
          <table:table-cell office:value-type="float" office:value="0" calcext:value-type="float">
            <text:p>0</text:p>
          </table:table-cell>
          <table:table-cell office:value-type="float" office:value="1222618" calcext:value-type="float">
            <text:p>1222618</text:p>
          </table:table-cell>
          <table:table-cell office:value-type="float" office:value="369485" calcext:value-type="float">
            <text:p>369485</text:p>
          </table:table-cell>
          <table:table-cell office:value-type="string" calcext:value-type="string">
            <text:p>[[@41491]] yeah why not!</text:p>
          </table:table-cell>
          <table:table-cell/>
        </table:table-row>
        <table:table-row table:style-name="ro1">
          <table:table-cell office:value-type="float" office:value="266652" calcext:value-type="float">
            <text:p>266652</text:p>
          </table:table-cell>
          <table:table-cell office:value-type="float" office:value="0" calcext:value-type="float">
            <text:p>0</text:p>
          </table:table-cell>
          <table:table-cell office:value-type="float" office:value="1391939" calcext:value-type="float">
            <text:p>1391939</text:p>
          </table:table-cell>
          <table:table-cell office:value-type="float" office:value="135644" calcext:value-type="float">
            <text:p>135644</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68244" calcext:value-type="float">
            <text:p>268244</text:p>
          </table:table-cell>
          <table:table-cell office:value-type="float" office:value="0" calcext:value-type="float">
            <text:p>0</text:p>
          </table:table-cell>
          <table:table-cell office:value-type="float" office:value="1397897" calcext:value-type="float">
            <text:p>1397897</text:p>
          </table:table-cell>
          <table:table-cell office:value-type="float" office:value="20269" calcext:value-type="float">
            <text:p>20269</text:p>
          </table:table-cell>
          <table:table-cell office:value-type="string" calcext:value-type="string">
            <text:p>Hey, the title is so innovative!</text:p>
          </table:table-cell>
          <table:table-cell/>
        </table:table-row>
        <table:table-row table:style-name="ro1">
          <table:table-cell office:value-type="float" office:value="296784" calcext:value-type="float">
            <text:p>296784</text:p>
          </table:table-cell>
          <table:table-cell office:value-type="float" office:value="0" calcext:value-type="float">
            <text:p>0</text:p>
          </table:table-cell>
          <table:table-cell office:value-type="float" office:value="1562296" calcext:value-type="float">
            <text:p>1562296</text:p>
          </table:table-cell>
          <table:table-cell office:value-type="float" office:value="81523" calcext:value-type="float">
            <text:p>81523</text:p>
          </table:table-cell>
          <table:table-cell office:value-type="string" calcext:value-type="string">
            <text:p>The images in your trail are so amazing and clear!</text:p>
          </table:table-cell>
          <table:table-cell/>
        </table:table-row>
        <table:table-row table:style-name="ro1">
          <table:table-cell office:value-type="float" office:value="354744" calcext:value-type="float">
            <text:p>354744</text:p>
          </table:table-cell>
          <table:table-cell office:value-type="float" office:value="0" calcext:value-type="float">
            <text:p>0</text:p>
          </table:table-cell>
          <table:table-cell office:value-type="float" office:value="1923179" calcext:value-type="float">
            <text:p>1923179</text:p>
          </table:table-cell>
          <table:table-cell office:value-type="float" office:value="136239" calcext:value-type="float">
            <text:p>136239</text:p>
          </table:table-cell>
          <table:table-cell office:value-type="string" calcext:value-type="string">
            <text:p>Heavenly ?</text:p>
          </table:table-cell>
          <table:table-cell/>
        </table:table-row>
        <table:table-row table:style-name="ro1">
          <table:table-cell office:value-type="float" office:value="1031" calcext:value-type="float">
            <text:p>1031</text:p>
          </table:table-cell>
          <table:table-cell office:value-type="float" office:value="2551" calcext:value-type="float">
            <text:p>2551</text:p>
          </table:table-cell>
          <table:table-cell office:value-type="float" office:value="0" calcext:value-type="float">
            <text:p>0</text:p>
          </table:table-cell>
          <table:table-cell office:value-type="float" office:value="107" calcext:value-type="float">
            <text:p>107</text:p>
          </table:table-cell>
          <table:table-cell office:value-type="string" calcext:value-type="string">
            <text:p>Yes definitely.. Cause a lot of other things are good! [[@23]]</text:p>
          </table:table-cell>
          <table:table-cell/>
        </table:table-row>
        <table:table-row table:style-name="ro1">
          <table:table-cell office:value-type="float" office:value="72038" calcext:value-type="float">
            <text:p>72038</text:p>
          </table:table-cell>
          <table:table-cell office:value-type="float" office:value="0" calcext:value-type="float">
            <text:p>0</text:p>
          </table:table-cell>
          <table:table-cell office:value-type="float" office:value="712376" calcext:value-type="float">
            <text:p>712376</text:p>
          </table:table-cell>
          <table:table-cell office:value-type="float" office:value="19623" calcext:value-type="float">
            <text:p>19623</text:p>
          </table:table-cell>
          <table:table-cell office:value-type="string" calcext:value-type="string">
            <text:p>The images are so cool! I wish there could be nice information about the place as well!</text:p>
          </table:table-cell>
          <table:table-cell/>
        </table:table-row>
        <table:table-row table:style-name="ro1">
          <table:table-cell office:value-type="float" office:value="101955" calcext:value-type="float">
            <text:p>101955</text:p>
          </table:table-cell>
          <table:table-cell office:value-type="float" office:value="0" calcext:value-type="float">
            <text:p>0</text:p>
          </table:table-cell>
          <table:table-cell office:value-type="float" office:value="782412" calcext:value-type="float">
            <text:p>782412</text:p>
          </table:table-cell>
          <table:table-cell office:value-type="float" office:value="43103" calcext:value-type="float">
            <text:p>43103</text:p>
          </table:table-cell>
          <table:table-cell office:value-type="string" calcext:value-type="string">
            <text:p>I'd definitely try to have more followers with trails this brilliant!</text:p>
          </table:table-cell>
          <table:table-cell/>
        </table:table-row>
        <table:table-row table:style-name="ro1">
          <table:table-cell office:value-type="float" office:value="119507" calcext:value-type="float">
            <text:p>119507</text:p>
          </table:table-cell>
          <table:table-cell office:value-type="float" office:value="0" calcext:value-type="float">
            <text:p>0</text:p>
          </table:table-cell>
          <table:table-cell office:value-type="float" office:value="107172" calcext:value-type="float">
            <text:p>107172</text:p>
          </table:table-cell>
          <table:table-cell office:value-type="float" office:value="85941" calcext:value-type="float">
            <text:p>85941</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25486" calcext:value-type="float">
            <text:p>125486</text:p>
          </table:table-cell>
          <table:table-cell office:value-type="float" office:value="0" calcext:value-type="float">
            <text:p>0</text:p>
          </table:table-cell>
          <table:table-cell office:value-type="float" office:value="827913" calcext:value-type="float">
            <text:p>827913</text:p>
          </table:table-cell>
          <table:table-cell office:value-type="float" office:value="40493" calcext:value-type="float">
            <text:p>40493</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181702" calcext:value-type="float">
            <text:p>181702</text:p>
          </table:table-cell>
          <table:table-cell office:value-type="float" office:value="0" calcext:value-type="float">
            <text:p>0</text:p>
          </table:table-cell>
          <table:table-cell office:value-type="float" office:value="94665" calcext:value-type="float">
            <text:p>94665</text:p>
          </table:table-cell>
          <table:table-cell office:value-type="float" office:value="81256" calcext:value-type="float">
            <text:p>8125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88770" calcext:value-type="float">
            <text:p>188770</text:p>
          </table:table-cell>
          <table:table-cell office:value-type="float" office:value="0" calcext:value-type="float">
            <text:p>0</text:p>
          </table:table-cell>
          <table:table-cell office:value-type="float" office:value="977643" calcext:value-type="float">
            <text:p>977643</text:p>
          </table:table-cell>
          <table:table-cell office:value-type="float" office:value="78052" calcext:value-type="float">
            <text:p>78052</text:p>
          </table:table-cell>
          <table:table-cell office:value-type="string" calcext:value-type="string">
            <text:p>I love the way you've described your stories, when will you post next trail </text:p>
          </table:table-cell>
          <table:table-cell/>
        </table:table-row>
        <table:table-row table:style-name="ro1">
          <table:table-cell office:value-type="float" office:value="286626" calcext:value-type="float">
            <text:p>286626</text:p>
          </table:table-cell>
          <table:table-cell office:value-type="float" office:value="0" calcext:value-type="float">
            <text:p>0</text:p>
          </table:table-cell>
          <table:table-cell office:value-type="float" office:value="1510331" calcext:value-type="float">
            <text:p>1510331</text:p>
          </table:table-cell>
          <table:table-cell office:value-type="float" office:value="83336" calcext:value-type="float">
            <text:p>83336</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450259" calcext:value-type="float">
            <text:p>450259</text:p>
          </table:table-cell>
          <table:table-cell office:value-type="float" office:value="0" calcext:value-type="float">
            <text:p>0</text:p>
          </table:table-cell>
          <table:table-cell office:value-type="float" office:value="2281932" calcext:value-type="float">
            <text:p>2281932</text:p>
          </table:table-cell>
          <table:table-cell office:value-type="float" office:value="1898343" calcext:value-type="float">
            <text:p>1898343</text:p>
          </table:table-cell>
          <table:table-cell office:value-type="string" calcext:value-type="string">
            <text:p>Hii</text:p>
          </table:table-cell>
          <table:table-cell/>
        </table:table-row>
        <table:table-row table:style-name="ro1">
          <table:table-cell office:value-type="float" office:value="10074" calcext:value-type="float">
            <text:p>10074</text:p>
          </table:table-cell>
          <table:table-cell office:value-type="float" office:value="0" calcext:value-type="float">
            <text:p>0</text:p>
          </table:table-cell>
          <table:table-cell office:value-type="float" office:value="133952" calcext:value-type="float">
            <text:p>133952</text:p>
          </table:table-cell>
          <table:table-cell office:value-type="float" office:value="114800" calcext:value-type="float">
            <text:p>114800</text:p>
          </table:table-cell>
          <table:table-cell office:value-type="string" calcext:value-type="string">
            <text:p>Thanks for sharing such an amaizing experience ...loved it ❤</text:p>
          </table:table-cell>
          <table:table-cell/>
        </table:table-row>
        <table:table-row table:style-name="ro1">
          <table:table-cell office:value-type="float" office:value="35495" calcext:value-type="float">
            <text:p>35495</text:p>
          </table:table-cell>
          <table:table-cell office:value-type="float" office:value="0" calcext:value-type="float">
            <text:p>0</text:p>
          </table:table-cell>
          <table:table-cell office:value-type="float" office:value="625302" calcext:value-type="float">
            <text:p>625302</text:p>
          </table:table-cell>
          <table:table-cell office:value-type="float" office:value="85954" calcext:value-type="float">
            <text:p>85954</text:p>
          </table:table-cell>
          <table:table-cell office:value-type="string" calcext:value-type="string">
            <text:p>Hoping for another awesome adventure soon!</text:p>
          </table:table-cell>
          <table:table-cell/>
        </table:table-row>
        <table:table-row table:style-name="ro1">
          <table:table-cell office:value-type="float" office:value="153821" calcext:value-type="float">
            <text:p>153821</text:p>
          </table:table-cell>
          <table:table-cell office:value-type="float" office:value="0" calcext:value-type="float">
            <text:p>0</text:p>
          </table:table-cell>
          <table:table-cell office:value-type="float" office:value="901964" calcext:value-type="float">
            <text:p>901964</text:p>
          </table:table-cell>
          <table:table-cell office:value-type="float" office:value="84892" calcext:value-type="float">
            <text:p>84892</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90533" calcext:value-type="float">
            <text:p>290533</text:p>
          </table:table-cell>
          <table:table-cell office:value-type="float" office:value="0" calcext:value-type="float">
            <text:p>0</text:p>
          </table:table-cell>
          <table:table-cell office:value-type="float" office:value="1534448" calcext:value-type="float">
            <text:p>1534448</text:p>
          </table:table-cell>
          <table:table-cell office:value-type="float" office:value="39440" calcext:value-type="float">
            <text:p>39440</text:p>
          </table:table-cell>
          <table:table-cell office:value-type="string" calcext:value-type="string">
            <text:p>One needs to be a pro Traveller to create a detailed content as beautiful as this one!</text:p>
          </table:table-cell>
          <table:table-cell/>
        </table:table-row>
        <table:table-row table:style-name="ro1">
          <table:table-cell office:value-type="float" office:value="315460" calcext:value-type="float">
            <text:p>315460</text:p>
          </table:table-cell>
          <table:table-cell office:value-type="float" office:value="0" calcext:value-type="float">
            <text:p>0</text:p>
          </table:table-cell>
          <table:table-cell office:value-type="float" office:value="1675891" calcext:value-type="float">
            <text:p>1675891</text:p>
          </table:table-cell>
          <table:table-cell office:value-type="float" office:value="81941" calcext:value-type="float">
            <text:p>81941</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19483" calcext:value-type="float">
            <text:p>319483</text:p>
          </table:table-cell>
          <table:table-cell office:value-type="float" office:value="0" calcext:value-type="float">
            <text:p>0</text:p>
          </table:table-cell>
          <table:table-cell office:value-type="float" office:value="1701937" calcext:value-type="float">
            <text:p>1701937</text:p>
          </table:table-cell>
          <table:table-cell office:value-type="float" office:value="52676" calcext:value-type="float">
            <text:p>52676</text:p>
          </table:table-cell>
          <table:table-cell office:value-type="string" calcext:value-type="string">
            <text:p>The timings in your pictures are perfect, but I wish I could know a little more about the place!</text:p>
          </table:table-cell>
          <table:table-cell/>
        </table:table-row>
        <table:table-row table:style-name="ro1">
          <table:table-cell office:value-type="float" office:value="359949" calcext:value-type="float">
            <text:p>359949</text:p>
          </table:table-cell>
          <table:table-cell office:value-type="float" office:value="0" calcext:value-type="float">
            <text:p>0</text:p>
          </table:table-cell>
          <table:table-cell office:value-type="float" office:value="1944207" calcext:value-type="float">
            <text:p>1944207</text:p>
          </table:table-cell>
          <table:table-cell office:value-type="float" office:value="596419" calcext:value-type="float">
            <text:p>596419</text:p>
          </table:table-cell>
          <table:table-cell office:value-type="string" calcext:value-type="string">
            <text:p>Thanks [[@1]] <text:s/>for appreciating! ?❤️</text:p>
          </table:table-cell>
          <table:table-cell/>
        </table:table-row>
        <table:table-row table:style-name="ro1">
          <table:table-cell office:value-type="float" office:value="382307" calcext:value-type="float">
            <text:p>382307</text:p>
          </table:table-cell>
          <table:table-cell office:value-type="float" office:value="0" calcext:value-type="float">
            <text:p>0</text:p>
          </table:table-cell>
          <table:table-cell office:value-type="float" office:value="2253313" calcext:value-type="float">
            <text:p>2253313</text:p>
          </table:table-cell>
          <table:table-cell office:value-type="float" office:value="831099" calcext:value-type="float">
            <text:p>831099</text:p>
          </table:table-cell>
          <table:table-cell office:value-type="string" calcext:value-type="string">
            <text:p>Bf</text:p>
          </table:table-cell>
          <table:table-cell/>
        </table:table-row>
        <table:table-row table:style-name="ro1">
          <table:table-cell office:value-type="float" office:value="393603" calcext:value-type="float">
            <text:p>393603</text:p>
          </table:table-cell>
          <table:table-cell office:value-type="float" office:value="0" calcext:value-type="float">
            <text:p>0</text:p>
          </table:table-cell>
          <table:table-cell office:value-type="float" office:value="2284942" calcext:value-type="float">
            <text:p>2284942</text:p>
          </table:table-cell>
          <table:table-cell office:value-type="float" office:value="950964" calcext:value-type="float">
            <text:p>950964</text:p>
          </table:table-cell>
          <table:table-cell office:value-type="string" calcext:value-type="string">
            <text:p>Ok</text:p>
          </table:table-cell>
          <table:table-cell/>
        </table:table-row>
        <table:table-row table:style-name="ro1">
          <table:table-cell office:value-type="float" office:value="401560" calcext:value-type="float">
            <text:p>401560</text:p>
          </table:table-cell>
          <table:table-cell office:value-type="float" office:value="0" calcext:value-type="float">
            <text:p>0</text:p>
          </table:table-cell>
          <table:table-cell office:value-type="float" office:value="2289855" calcext:value-type="float">
            <text:p>2289855</text:p>
          </table:table-cell>
          <table:table-cell office:value-type="float" office:value="1390" calcext:value-type="float">
            <text:p>1390</text:p>
          </table:table-cell>
          <table:table-cell office:value-type="string" calcext:value-type="string">
            <text:p>nice video </text:p>
          </table:table-cell>
          <table:table-cell/>
        </table:table-row>
        <table:table-row table:style-name="ro1">
          <table:table-cell office:value-type="float" office:value="428912" calcext:value-type="float">
            <text:p>428912</text:p>
          </table:table-cell>
          <table:table-cell office:value-type="float" office:value="0" calcext:value-type="float">
            <text:p>0</text:p>
          </table:table-cell>
          <table:table-cell office:value-type="float" office:value="66513" calcext:value-type="float">
            <text:p>66513</text:p>
          </table:table-cell>
          <table:table-cell office:value-type="float" office:value="11118" calcext:value-type="float">
            <text:p>11118</text:p>
          </table:table-cell>
          <table:table-cell office:value-type="string" calcext:value-type="string">
            <text:p>So many places in Powai! </text:p>
          </table:table-cell>
          <table:table-cell/>
        </table:table-row>
        <table:table-row table:style-name="ro1">
          <table:table-cell office:value-type="float" office:value="457530" calcext:value-type="float">
            <text:p>457530</text:p>
          </table:table-cell>
          <table:table-cell office:value-type="float" office:value="0" calcext:value-type="float">
            <text:p>0</text:p>
          </table:table-cell>
          <table:table-cell office:value-type="float" office:value="2281932" calcext:value-type="float">
            <text:p>2281932</text:p>
          </table:table-cell>
          <table:table-cell office:value-type="float" office:value="2110549" calcext:value-type="float">
            <text:p>2110549</text:p>
          </table:table-cell>
          <table:table-cell office:value-type="string" calcext:value-type="string">
            <text:p>Hello</text:p>
          </table:table-cell>
          <table:table-cell/>
        </table:table-row>
        <table:table-row table:style-name="ro1">
          <table:table-cell office:value-type="float" office:value="41717" calcext:value-type="float">
            <text:p>41717</text:p>
          </table:table-cell>
          <table:table-cell office:value-type="float" office:value="0" calcext:value-type="float">
            <text:p>0</text:p>
          </table:table-cell>
          <table:table-cell office:value-type="float" office:value="637729" calcext:value-type="float">
            <text:p>637729</text:p>
          </table:table-cell>
          <table:table-cell office:value-type="float" office:value="86458" calcext:value-type="float">
            <text:p>86458</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95315" calcext:value-type="float">
            <text:p>95315</text:p>
          </table:table-cell>
          <table:table-cell office:value-type="float" office:value="0" calcext:value-type="float">
            <text:p>0</text:p>
          </table:table-cell>
          <table:table-cell office:value-type="float" office:value="764026" calcext:value-type="float">
            <text:p>764026</text:p>
          </table:table-cell>
          <table:table-cell office:value-type="float" office:value="87368" calcext:value-type="float">
            <text:p>87368</text:p>
          </table:table-cell>
          <table:table-cell office:value-type="string" calcext:value-type="string">
            <text:p>Amazing trail, could share some videos of the same</text:p>
          </table:table-cell>
          <table:table-cell/>
        </table:table-row>
        <table:table-row table:style-name="ro1">
          <table:table-cell office:value-type="float" office:value="275065" calcext:value-type="float">
            <text:p>275065</text:p>
          </table:table-cell>
          <table:table-cell office:value-type="float" office:value="0" calcext:value-type="float">
            <text:p>0</text:p>
          </table:table-cell>
          <table:table-cell office:value-type="float" office:value="1306809" calcext:value-type="float">
            <text:p>1306809</text:p>
          </table:table-cell>
          <table:table-cell office:value-type="float" office:value="393880" calcext:value-type="float">
            <text:p>393880</text:p>
          </table:table-cell>
          <table:table-cell office:value-type="string" calcext:value-type="string">
            <text:p>To watch full video visit my youtube channel</text:p>
          </table:table-cell>
          <table:table-cell/>
        </table:table-row>
        <table:table-row table:style-name="ro1">
          <table:table-cell office:value-type="float" office:value="359988" calcext:value-type="float">
            <text:p>359988</text:p>
          </table:table-cell>
          <table:table-cell office:value-type="float" office:value="0" calcext:value-type="float">
            <text:p>0</text:p>
          </table:table-cell>
          <table:table-cell office:value-type="float" office:value="2011348" calcext:value-type="float">
            <text:p>2011348</text:p>
          </table:table-cell>
          <table:table-cell office:value-type="float" office:value="18543" calcext:value-type="float">
            <text:p>18543</text:p>
          </table:table-cell>
          <table:table-cell office:value-type="string" calcext:value-type="string">
            <text:p>Your trail is detailed perfectly!</text:p>
          </table:table-cell>
          <table:table-cell/>
        </table:table-row>
        <table:table-row table:style-name="ro1">
          <table:table-cell office:value-type="float" office:value="374764" calcext:value-type="float">
            <text:p>374764</text:p>
          </table:table-cell>
          <table:table-cell office:value-type="float" office:value="0" calcext:value-type="float">
            <text:p>0</text:p>
          </table:table-cell>
          <table:table-cell office:value-type="float" office:value="2225504" calcext:value-type="float">
            <text:p>2225504</text:p>
          </table:table-cell>
          <table:table-cell office:value-type="float" office:value="83822" calcext:value-type="float">
            <text:p>83822</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411429" calcext:value-type="float">
            <text:p>411429</text:p>
          </table:table-cell>
          <table:table-cell office:value-type="float" office:value="0" calcext:value-type="float">
            <text:p>0</text:p>
          </table:table-cell>
          <table:table-cell office:value-type="float" office:value="2263979" calcext:value-type="float">
            <text:p>2263979</text:p>
          </table:table-cell>
          <table:table-cell office:value-type="float" office:value="980350" calcext:value-type="float">
            <text:p>980350</text:p>
          </table:table-cell>
          <table:table-cell office:value-type="string" calcext:value-type="string">
            <text:p>Hi</text:p>
          </table:table-cell>
          <table:table-cell/>
        </table:table-row>
        <table:table-row table:style-name="ro1">
          <table:table-cell office:value-type="float" office:value="452765" calcext:value-type="float">
            <text:p>452765</text:p>
          </table:table-cell>
          <table:table-cell office:value-type="float" office:value="0" calcext:value-type="float">
            <text:p>0</text:p>
          </table:table-cell>
          <table:table-cell office:value-type="float" office:value="2534663" calcext:value-type="float">
            <text:p>2534663</text:p>
          </table:table-cell>
          <table:table-cell office:value-type="float" office:value="1952443" calcext:value-type="float">
            <text:p>1952443</text:p>
          </table:table-cell>
          <table:table-cell office:value-type="string" calcext:value-type="string">
            <text:p>Nic</text:p>
          </table:table-cell>
          <table:table-cell/>
        </table:table-row>
        <table:table-row table:style-name="ro1">
          <table:table-cell office:value-type="float" office:value="22679" calcext:value-type="float">
            <text:p>22679</text:p>
          </table:table-cell>
          <table:table-cell office:value-type="float" office:value="0" calcext:value-type="float">
            <text:p>0</text:p>
          </table:table-cell>
          <table:table-cell office:value-type="float" office:value="594448" calcext:value-type="float">
            <text:p>594448</text:p>
          </table:table-cell>
          <table:table-cell office:value-type="float" office:value="177726" calcext:value-type="float">
            <text:p>177726</text:p>
          </table:table-cell>
          <table:table-cell office:value-type="string" calcext:value-type="string">
            <text:p>[[@48985]] I felt very good being there, I spent very good time with My friends it was a great experience.</text:p>
          </table:table-cell>
          <table:table-cell/>
        </table:table-row>
        <table:table-row table:style-name="ro1">
          <table:table-cell office:value-type="float" office:value="60975" calcext:value-type="float">
            <text:p>60975</text:p>
          </table:table-cell>
          <table:table-cell office:value-type="float" office:value="0" calcext:value-type="float">
            <text:p>0</text:p>
          </table:table-cell>
          <table:table-cell office:value-type="float" office:value="680126" calcext:value-type="float">
            <text:p>680126</text:p>
          </table:table-cell>
          <table:table-cell office:value-type="float" office:value="203060" calcext:value-type="float">
            <text:p>203060</text:p>
          </table:table-cell>
          <table:table-cell office:value-type="string" calcext:value-type="string">
            <text:p>[[@83288]] <text:s/>ask me what u wana know....Will be glad to shate details about it</text:p>
          </table:table-cell>
          <table:table-cell/>
        </table:table-row>
        <table:table-row table:style-name="ro1">
          <table:table-cell office:value-type="float" office:value="72746" calcext:value-type="float">
            <text:p>72746</text:p>
          </table:table-cell>
          <table:table-cell office:value-type="float" office:value="0" calcext:value-type="float">
            <text:p>0</text:p>
          </table:table-cell>
          <table:table-cell office:value-type="float" office:value="712149" calcext:value-type="float">
            <text:p>712149</text:p>
          </table:table-cell>
          <table:table-cell office:value-type="float" office:value="43141" calcext:value-type="float">
            <text:p>43141</text:p>
          </table:table-cell>
          <table:table-cell office:value-type="string" calcext:value-type="string">
            <text:p>When's your next update?!</text:p>
          </table:table-cell>
          <table:table-cell/>
        </table:table-row>
        <table:table-row table:style-name="ro1">
          <table:table-cell office:value-type="float" office:value="78792" calcext:value-type="float">
            <text:p>78792</text:p>
          </table:table-cell>
          <table:table-cell office:value-type="float" office:value="0" calcext:value-type="float">
            <text:p>0</text:p>
          </table:table-cell>
          <table:table-cell office:value-type="float" office:value="730534" calcext:value-type="float">
            <text:p>730534</text:p>
          </table:table-cell>
          <table:table-cell office:value-type="float" office:value="197592" calcext:value-type="float">
            <text:p>197592</text:p>
          </table:table-cell>
          <table:table-cell office:value-type="string" calcext:value-type="string">
            <text:p>[[@87394]] what details</text:p>
          </table:table-cell>
          <table:table-cell/>
        </table:table-row>
        <table:table-row table:style-name="ro1">
          <table:table-cell office:value-type="float" office:value="117209" calcext:value-type="float">
            <text:p>117209</text:p>
          </table:table-cell>
          <table:table-cell office:value-type="float" office:value="0" calcext:value-type="float">
            <text:p>0</text:p>
          </table:table-cell>
          <table:table-cell office:value-type="float" office:value="816460" calcext:value-type="float">
            <text:p>816460</text:p>
          </table:table-cell>
          <table:table-cell office:value-type="float" office:value="19592" calcext:value-type="float">
            <text:p>19592</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151304" calcext:value-type="float">
            <text:p>151304</text:p>
          </table:table-cell>
          <table:table-cell office:value-type="float" office:value="0" calcext:value-type="float">
            <text:p>0</text:p>
          </table:table-cell>
          <table:table-cell office:value-type="float" office:value="896022" calcext:value-type="float">
            <text:p>896022</text:p>
          </table:table-cell>
          <table:table-cell office:value-type="float" office:value="87226" calcext:value-type="float">
            <text:p>87226</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49377" calcext:value-type="float">
            <text:p>349377</text:p>
          </table:table-cell>
          <table:table-cell office:value-type="float" office:value="0" calcext:value-type="float">
            <text:p>0</text:p>
          </table:table-cell>
          <table:table-cell office:value-type="float" office:value="1872558" calcext:value-type="float">
            <text:p>1872558</text:p>
          </table:table-cell>
          <table:table-cell office:value-type="float" office:value="80828" calcext:value-type="float">
            <text:p>80828</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423085" calcext:value-type="float">
            <text:p>423085</text:p>
          </table:table-cell>
          <table:table-cell office:value-type="float" office:value="0" calcext:value-type="float">
            <text:p>0</text:p>
          </table:table-cell>
          <table:table-cell office:value-type="float" office:value="2279057" calcext:value-type="float">
            <text:p>2279057</text:p>
          </table:table-cell>
          <table:table-cell office:value-type="float" office:value="11523" calcext:value-type="float">
            <text:p>11523</text:p>
          </table:table-cell>
          <table:table-cell office:value-type="string" calcext:value-type="string">
            <text:p>beautiful</text:p>
          </table:table-cell>
          <table:table-cell/>
        </table:table-row>
        <table:table-row table:style-name="ro1">
          <table:table-cell office:value-type="float" office:value="449476" calcext:value-type="float">
            <text:p>449476</text:p>
          </table:table-cell>
          <table:table-cell office:value-type="float" office:value="0" calcext:value-type="float">
            <text:p>0</text:p>
          </table:table-cell>
          <table:table-cell office:value-type="float" office:value="2288525" calcext:value-type="float">
            <text:p>2288525</text:p>
          </table:table-cell>
          <table:table-cell office:value-type="float" office:value="1878276" calcext:value-type="float">
            <text:p>1878276</text:p>
          </table:table-cell>
          <table:table-cell office:value-type="string" calcext:value-type="string">
            <text:p>Nice</text:p>
          </table:table-cell>
          <table:table-cell/>
        </table:table-row>
        <table:table-row table:style-name="ro1">
          <table:table-cell office:value-type="float" office:value="89279" calcext:value-type="float">
            <text:p>89279</text:p>
          </table:table-cell>
          <table:table-cell office:value-type="float" office:value="0" calcext:value-type="float">
            <text:p>0</text:p>
          </table:table-cell>
          <table:table-cell office:value-type="float" office:value="749969" calcext:value-type="float">
            <text:p>749969</text:p>
          </table:table-cell>
          <table:table-cell office:value-type="float" office:value="43399" calcext:value-type="float">
            <text:p>43399</text:p>
          </table:table-cell>
          <table:table-cell office:value-type="string" calcext:value-type="string">
            <text:p>I love the wordplay in your title!</text:p>
          </table:table-cell>
          <table:table-cell/>
        </table:table-row>
        <table:table-row table:style-name="ro1">
          <table:table-cell office:value-type="float" office:value="117173" calcext:value-type="float">
            <text:p>117173</text:p>
          </table:table-cell>
          <table:table-cell office:value-type="float" office:value="0" calcext:value-type="float">
            <text:p>0</text:p>
          </table:table-cell>
          <table:table-cell office:value-type="float" office:value="817156" calcext:value-type="float">
            <text:p>817156</text:p>
          </table:table-cell>
          <table:table-cell office:value-type="float" office:value="243421" calcext:value-type="float">
            <text:p>243421</text:p>
          </table:table-cell>
          <table:table-cell office:value-type="string" calcext:value-type="string">
            <text:p>[[@45887]] sure?</text:p>
          </table:table-cell>
          <table:table-cell/>
        </table:table-row>
        <table:table-row table:style-name="ro1">
          <table:table-cell office:value-type="float" office:value="180689" calcext:value-type="float">
            <text:p>180689</text:p>
          </table:table-cell>
          <table:table-cell office:value-type="float" office:value="0" calcext:value-type="float">
            <text:p>0</text:p>
          </table:table-cell>
          <table:table-cell office:value-type="float" office:value="970627" calcext:value-type="float">
            <text:p>970627</text:p>
          </table:table-cell>
          <table:table-cell office:value-type="float" office:value="292473" calcext:value-type="float">
            <text:p>292473</text:p>
          </table:table-cell>
          <table:table-cell office:value-type="string" calcext:value-type="string">
            <text:p>[[@86798]] not really sure how. It would be great if you could elaborate</text:p>
          </table:table-cell>
          <table:table-cell/>
        </table:table-row>
        <table:table-row table:style-name="ro1">
          <table:table-cell office:value-type="float" office:value="182609" calcext:value-type="float">
            <text:p>182609</text:p>
          </table:table-cell>
          <table:table-cell office:value-type="float" office:value="0" calcext:value-type="float">
            <text:p>0</text:p>
          </table:table-cell>
          <table:table-cell office:value-type="float" office:value="55769" calcext:value-type="float">
            <text:p>55769</text:p>
          </table:table-cell>
          <table:table-cell office:value-type="float" office:value="80852" calcext:value-type="float">
            <text:p>80852</text:p>
          </table:table-cell>
          <table:table-cell office:value-type="string" calcext:value-type="string">
            <text:p>mast content h</text:p>
          </table:table-cell>
          <table:table-cell/>
        </table:table-row>
        <table:table-row table:style-name="ro1">
          <table:table-cell office:value-type="float" office:value="239028" calcext:value-type="float">
            <text:p>239028</text:p>
          </table:table-cell>
          <table:table-cell office:value-type="float" office:value="0" calcext:value-type="float">
            <text:p>0</text:p>
          </table:table-cell>
          <table:table-cell office:value-type="float" office:value="1199773" calcext:value-type="float">
            <text:p>1199773</text:p>
          </table:table-cell>
          <table:table-cell office:value-type="float" office:value="84589" calcext:value-type="float">
            <text:p>84589</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265665" calcext:value-type="float">
            <text:p>265665</text:p>
          </table:table-cell>
          <table:table-cell office:value-type="float" office:value="0" calcext:value-type="float">
            <text:p>0</text:p>
          </table:table-cell>
          <table:table-cell office:value-type="float" office:value="1383697" calcext:value-type="float">
            <text:p>1383697</text:p>
          </table:table-cell>
          <table:table-cell office:value-type="float" office:value="78039" calcext:value-type="float">
            <text:p>78039</text:p>
          </table:table-cell>
          <table:table-cell office:value-type="string" calcext:value-type="string">
            <text:p>This is nice ???</text:p>
          </table:table-cell>
          <table:table-cell/>
        </table:table-row>
        <table:table-row table:style-name="ro1">
          <table:table-cell office:value-type="float" office:value="297099" calcext:value-type="float">
            <text:p>297099</text:p>
          </table:table-cell>
          <table:table-cell office:value-type="float" office:value="0" calcext:value-type="float">
            <text:p>0</text:p>
          </table:table-cell>
          <table:table-cell office:value-type="float" office:value="1572212" calcext:value-type="float">
            <text:p>1572212</text:p>
          </table:table-cell>
          <table:table-cell office:value-type="float" office:value="135960" calcext:value-type="float">
            <text:p>13596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02174" calcext:value-type="float">
            <text:p>302174</text:p>
          </table:table-cell>
          <table:table-cell office:value-type="float" office:value="0" calcext:value-type="float">
            <text:p>0</text:p>
          </table:table-cell>
          <table:table-cell office:value-type="float" office:value="1596627" calcext:value-type="float">
            <text:p>1596627</text:p>
          </table:table-cell>
          <table:table-cell office:value-type="float" office:value="81481" calcext:value-type="float">
            <text:p>81481</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17065" calcext:value-type="float">
            <text:p>317065</text:p>
          </table:table-cell>
          <table:table-cell office:value-type="float" office:value="0" calcext:value-type="float">
            <text:p>0</text:p>
          </table:table-cell>
          <table:table-cell office:value-type="float" office:value="1685169" calcext:value-type="float">
            <text:p>1685169</text:p>
          </table:table-cell>
          <table:table-cell office:value-type="float" office:value="76409" calcext:value-type="float">
            <text:p>76409</text:p>
          </table:table-cell>
          <table:table-cell office:value-type="string" calcext:value-type="string">
            <text:p>Hey, your pictures are so good! I wonder how to take the alternate route though. </text:p>
          </table:table-cell>
          <table:table-cell/>
        </table:table-row>
        <table:table-row table:style-name="ro1">
          <table:table-cell office:value-type="float" office:value="339069" calcext:value-type="float">
            <text:p>339069</text:p>
          </table:table-cell>
          <table:table-cell office:value-type="float" office:value="0" calcext:value-type="float">
            <text:p>0</text:p>
          </table:table-cell>
          <table:table-cell office:value-type="float" office:value="1809458" calcext:value-type="float">
            <text:p>1809458</text:p>
          </table:table-cell>
          <table:table-cell office:value-type="float" office:value="52788" calcext:value-type="float">
            <text:p>52788</text:p>
          </table:table-cell>
          <table:table-cell office:value-type="string" calcext:value-type="string">
            <text:p>Lage Raho Launde! Mast kaam kar rahe ho</text:p>
          </table:table-cell>
          <table:table-cell/>
        </table:table-row>
        <table:table-row table:style-name="ro1">
          <table:table-cell office:value-type="float" office:value="358772" calcext:value-type="float">
            <text:p>358772</text:p>
          </table:table-cell>
          <table:table-cell office:value-type="float" office:value="0" calcext:value-type="float">
            <text:p>0</text:p>
          </table:table-cell>
          <table:table-cell office:value-type="float" office:value="1934179" calcext:value-type="float">
            <text:p>1934179</text:p>
          </table:table-cell>
          <table:table-cell office:value-type="float" office:value="620906" calcext:value-type="float">
            <text:p>620906</text:p>
          </table:table-cell>
          <table:table-cell office:value-type="string" calcext:value-type="string">
            <text:p>Hii</text:p>
          </table:table-cell>
          <table:table-cell/>
        </table:table-row>
        <table:table-row table:style-name="ro1">
          <table:table-cell office:value-type="float" office:value="463070" calcext:value-type="float">
            <text:p>463070</text:p>
          </table:table-cell>
          <table:table-cell office:value-type="float" office:value="0" calcext:value-type="float">
            <text:p>0</text:p>
          </table:table-cell>
          <table:table-cell office:value-type="float" office:value="2266849" calcext:value-type="float">
            <text:p>2266849</text:p>
          </table:table-cell>
          <table:table-cell office:value-type="float" office:value="1012962" calcext:value-type="float">
            <text:p>1012962</text:p>
          </table:table-cell>
          <table:table-cell office:value-type="string" calcext:value-type="string">
            <text:p>Good</text:p>
          </table:table-cell>
          <table:table-cell/>
        </table:table-row>
        <table:table-row table:style-name="ro1">
          <table:table-cell office:value-type="float" office:value="17056" calcext:value-type="float">
            <text:p>17056</text:p>
          </table:table-cell>
          <table:table-cell office:value-type="float" office:value="12779" calcext:value-type="float">
            <text:p>12779</text:p>
          </table:table-cell>
          <table:table-cell office:value-type="float" office:value="0" calcext:value-type="float">
            <text:p>0</text:p>
          </table:table-cell>
          <table:table-cell office:value-type="float" office:value="17665" calcext:value-type="float">
            <text:p>17665</text:p>
          </table:table-cell>
          <table:table-cell office:value-type="string" calcext:value-type="string">
            <text:p>[[@144369]] it's cheese and penny! Yes it taste great!</text:p>
          </table:table-cell>
          <table:table-cell/>
        </table:table-row>
        <table:table-row table:style-name="ro1">
          <table:table-cell office:value-type="float" office:value="43020" calcext:value-type="float">
            <text:p>43020</text:p>
          </table:table-cell>
          <table:table-cell office:value-type="float" office:value="0" calcext:value-type="float">
            <text:p>0</text:p>
          </table:table-cell>
          <table:table-cell office:value-type="float" office:value="640042" calcext:value-type="float">
            <text:p>640042</text:p>
          </table:table-cell>
          <table:table-cell office:value-type="float" office:value="52406" calcext:value-type="float">
            <text:p>52406</text:p>
          </table:table-cell>
          <table:table-cell office:value-type="string" calcext:value-type="string">
            <text:p>Wow! that's such a cool title! but the images were so blurry!</text:p>
          </table:table-cell>
          <table:table-cell/>
        </table:table-row>
        <table:table-row table:style-name="ro1">
          <table:table-cell office:value-type="float" office:value="159597" calcext:value-type="float">
            <text:p>159597</text:p>
          </table:table-cell>
          <table:table-cell office:value-type="float" office:value="0" calcext:value-type="float">
            <text:p>0</text:p>
          </table:table-cell>
          <table:table-cell office:value-type="float" office:value="916055" calcext:value-type="float">
            <text:p>916055</text:p>
          </table:table-cell>
          <table:table-cell office:value-type="float" office:value="20080" calcext:value-type="float">
            <text:p>20080</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60425" calcext:value-type="float">
            <text:p>160425</text:p>
          </table:table-cell>
          <table:table-cell office:value-type="float" office:value="0" calcext:value-type="float">
            <text:p>0</text:p>
          </table:table-cell>
          <table:table-cell office:value-type="float" office:value="917146" calcext:value-type="float">
            <text:p>917146</text:p>
          </table:table-cell>
          <table:table-cell office:value-type="float" office:value="83881" calcext:value-type="float">
            <text:p>83881</text:p>
          </table:table-cell>
          <table:table-cell office:value-type="string" calcext:value-type="string">
            <text:p>Hoping for another awesome adventure soon!</text:p>
          </table:table-cell>
          <table:table-cell/>
        </table:table-row>
        <table:table-row table:style-name="ro1">
          <table:table-cell office:value-type="float" office:value="221420" calcext:value-type="float">
            <text:p>221420</text:p>
          </table:table-cell>
          <table:table-cell office:value-type="float" office:value="0" calcext:value-type="float">
            <text:p>0</text:p>
          </table:table-cell>
          <table:table-cell office:value-type="float" office:value="1140252" calcext:value-type="float">
            <text:p>1140252</text:p>
          </table:table-cell>
          <table:table-cell office:value-type="float" office:value="79912" calcext:value-type="float">
            <text:p>79912</text:p>
          </table:table-cell>
          <table:table-cell office:value-type="string" calcext:value-type="string">
            <text:p>The photographs and the content are beautifully amalgamated</text:p>
          </table:table-cell>
          <table:table-cell/>
        </table:table-row>
        <table:table-row table:style-name="ro1">
          <table:table-cell office:value-type="float" office:value="263049" calcext:value-type="float">
            <text:p>263049</text:p>
          </table:table-cell>
          <table:table-cell office:value-type="float" office:value="0" calcext:value-type="float">
            <text:p>0</text:p>
          </table:table-cell>
          <table:table-cell office:value-type="float" office:value="1369954" calcext:value-type="float">
            <text:p>1369954</text:p>
          </table:table-cell>
          <table:table-cell office:value-type="float" office:value="77684" calcext:value-type="float">
            <text:p>77684</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52137" calcext:value-type="float">
            <text:p>352137</text:p>
          </table:table-cell>
          <table:table-cell office:value-type="float" office:value="0" calcext:value-type="float">
            <text:p>0</text:p>
          </table:table-cell>
          <table:table-cell office:value-type="float" office:value="1903512" calcext:value-type="float">
            <text:p>1903512</text:p>
          </table:table-cell>
          <table:table-cell office:value-type="float" office:value="82935" calcext:value-type="float">
            <text:p>82935</text:p>
          </table:table-cell>
          <table:table-cell office:value-type="string" calcext:value-type="string">
            <text:p>This Trail instantly peaked my interest, it should definitely have more followers!</text:p>
          </table:table-cell>
          <table:table-cell/>
        </table:table-row>
        <table:table-row table:style-name="ro1">
          <table:table-cell office:value-type="float" office:value="366464" calcext:value-type="float">
            <text:p>366464</text:p>
          </table:table-cell>
          <table:table-cell office:value-type="float" office:value="0" calcext:value-type="float">
            <text:p>0</text:p>
          </table:table-cell>
          <table:table-cell office:value-type="float" office:value="2137139" calcext:value-type="float">
            <text:p>2137139</text:p>
          </table:table-cell>
          <table:table-cell office:value-type="float" office:value="87879" calcext:value-type="float">
            <text:p>87879</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57497" calcext:value-type="float">
            <text:p>57497</text:p>
          </table:table-cell>
          <table:table-cell office:value-type="float" office:value="0" calcext:value-type="float">
            <text:p>0</text:p>
          </table:table-cell>
          <table:table-cell office:value-type="float" office:value="673060" calcext:value-type="float">
            <text:p>673060</text:p>
          </table:table-cell>
          <table:table-cell office:value-type="float" office:value="80163" calcext:value-type="float">
            <text:p>80163</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98192" calcext:value-type="float">
            <text:p>98192</text:p>
          </table:table-cell>
          <table:table-cell office:value-type="float" office:value="0" calcext:value-type="float">
            <text:p>0</text:p>
          </table:table-cell>
          <table:table-cell office:value-type="float" office:value="751713" calcext:value-type="float">
            <text:p>751713</text:p>
          </table:table-cell>
          <table:table-cell office:value-type="float" office:value="81700" calcext:value-type="float">
            <text:p>81700</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124673" calcext:value-type="float">
            <text:p>124673</text:p>
          </table:table-cell>
          <table:table-cell office:value-type="float" office:value="0" calcext:value-type="float">
            <text:p>0</text:p>
          </table:table-cell>
          <table:table-cell office:value-type="float" office:value="826077" calcext:value-type="float">
            <text:p>826077</text:p>
          </table:table-cell>
          <table:table-cell office:value-type="float" office:value="45570" calcext:value-type="float">
            <text:p>45570</text:p>
          </table:table-cell>
          <table:table-cell office:value-type="string" calcext:value-type="string">
            <text:p>Hey, the title totally caught my attention,the image quality could be a little better though!</text:p>
          </table:table-cell>
          <table:table-cell/>
        </table:table-row>
        <table:table-row table:style-name="ro1">
          <table:table-cell office:value-type="float" office:value="134466" calcext:value-type="float">
            <text:p>134466</text:p>
          </table:table-cell>
          <table:table-cell office:value-type="float" office:value="0" calcext:value-type="float">
            <text:p>0</text:p>
          </table:table-cell>
          <table:table-cell office:value-type="float" office:value="851288" calcext:value-type="float">
            <text:p>851288</text:p>
          </table:table-cell>
          <table:table-cell office:value-type="float" office:value="254393" calcext:value-type="float">
            <text:p>254393</text:p>
          </table:table-cell>
          <table:table-cell office:value-type="string" calcext:value-type="string">
            <text:p>Keep watching ?</text:p>
          </table:table-cell>
          <table:table-cell/>
        </table:table-row>
        <table:table-row table:style-name="ro1">
          <table:table-cell office:value-type="float" office:value="165708" calcext:value-type="float">
            <text:p>165708</text:p>
          </table:table-cell>
          <table:table-cell office:value-type="float" office:value="0" calcext:value-type="float">
            <text:p>0</text:p>
          </table:table-cell>
          <table:table-cell office:value-type="float" office:value="931464" calcext:value-type="float">
            <text:p>931464</text:p>
          </table:table-cell>
          <table:table-cell office:value-type="float" office:value="280064" calcext:value-type="float">
            <text:p>280064</text:p>
          </table:table-cell>
          <table:table-cell office:value-type="string" calcext:value-type="string">
            <text:p>Planning to go some place like hill stn.</text:p>
          </table:table-cell>
          <table:table-cell/>
        </table:table-row>
        <table:table-row table:style-name="ro1">
          <table:table-cell office:value-type="float" office:value="203222" calcext:value-type="float">
            <text:p>203222</text:p>
          </table:table-cell>
          <table:table-cell office:value-type="float" office:value="0" calcext:value-type="float">
            <text:p>0</text:p>
          </table:table-cell>
          <table:table-cell office:value-type="float" office:value="1053579" calcext:value-type="float">
            <text:p>1053579</text:p>
          </table:table-cell>
          <table:table-cell office:value-type="float" office:value="43281" calcext:value-type="float">
            <text:p>43281</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206776" calcext:value-type="float">
            <text:p>206776</text:p>
          </table:table-cell>
          <table:table-cell office:value-type="float" office:value="0" calcext:value-type="float">
            <text:p>0</text:p>
          </table:table-cell>
          <table:table-cell office:value-type="float" office:value="1064495" calcext:value-type="float">
            <text:p>1064495</text:p>
          </table:table-cell>
          <table:table-cell office:value-type="float" office:value="320471" calcext:value-type="float">
            <text:p>320471</text:p>
          </table:table-cell>
          <table:table-cell office:value-type="string" calcext:value-type="string">
            <text:p>[[@83247]] ?</text:p>
          </table:table-cell>
          <table:table-cell/>
        </table:table-row>
        <table:table-row table:style-name="ro2">
          <table:table-cell office:value-type="float" office:value="263983" calcext:value-type="float">
            <text:p>263983</text:p>
          </table:table-cell>
          <table:table-cell office:value-type="float" office:value="0" calcext:value-type="float">
            <text:p>0</text:p>
          </table:table-cell>
          <table:table-cell office:value-type="float" office:value="1372605" calcext:value-type="float">
            <text:p>1372605</text:p>
          </table:table-cell>
          <table:table-cell office:value-type="float" office:value="420922" calcext:value-type="float">
            <text:p>420922</text:p>
          </table:table-cell>
          <table:table-cell office:value-type="string" calcext:value-type="string">
            <text:p>[[@49431]] Thank you for the inputs. I will work towards betterment in next post or tell.</text:p>
            <text:p>No justification however I genuinely wanted to share my views and experiences , thus attempted as detailing as I could.</text:p>
          </table:table-cell>
          <table:table-cell/>
        </table:table-row>
        <table:table-row table:style-name="ro1">
          <table:table-cell office:value-type="float" office:value="275678" calcext:value-type="float">
            <text:p>275678</text:p>
          </table:table-cell>
          <table:table-cell office:value-type="float" office:value="0" calcext:value-type="float">
            <text:p>0</text:p>
          </table:table-cell>
          <table:table-cell office:value-type="float" office:value="1440956" calcext:value-type="float">
            <text:p>1440956</text:p>
          </table:table-cell>
          <table:table-cell office:value-type="float" office:value="84802" calcext:value-type="float">
            <text:p>84802</text:p>
          </table:table-cell>
          <table:table-cell office:value-type="string" calcext:value-type="string">
            <text:p>i love your trails,Where to next? </text:p>
          </table:table-cell>
          <table:table-cell/>
        </table:table-row>
        <table:table-row table:style-name="ro1">
          <table:table-cell office:value-type="float" office:value="279495" calcext:value-type="float">
            <text:p>279495</text:p>
          </table:table-cell>
          <table:table-cell office:value-type="float" office:value="0" calcext:value-type="float">
            <text:p>0</text:p>
          </table:table-cell>
          <table:table-cell office:value-type="float" office:value="1464583" calcext:value-type="float">
            <text:p>1464583</text:p>
          </table:table-cell>
          <table:table-cell office:value-type="float" office:value="77989" calcext:value-type="float">
            <text:p>77989</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282432" calcext:value-type="float">
            <text:p>282432</text:p>
          </table:table-cell>
          <table:table-cell office:value-type="float" office:value="0" calcext:value-type="float">
            <text:p>0</text:p>
          </table:table-cell>
          <table:table-cell office:value-type="float" office:value="1484016" calcext:value-type="float">
            <text:p>1484016</text:p>
          </table:table-cell>
          <table:table-cell office:value-type="float" office:value="456418" calcext:value-type="float">
            <text:p>456418</text:p>
          </table:table-cell>
          <table:table-cell office:value-type="string" calcext:value-type="string">
            <text:p>Yes it's a great place to hangout with friends .?</text:p>
          </table:table-cell>
          <table:table-cell/>
        </table:table-row>
        <table:table-row table:style-name="ro1">
          <table:table-cell office:value-type="float" office:value="330759" calcext:value-type="float">
            <text:p>330759</text:p>
          </table:table-cell>
          <table:table-cell office:value-type="float" office:value="0" calcext:value-type="float">
            <text:p>0</text:p>
          </table:table-cell>
          <table:table-cell office:value-type="float" office:value="1769361" calcext:value-type="float">
            <text:p>1769361</text:p>
          </table:table-cell>
          <table:table-cell office:value-type="float" office:value="531473" calcext:value-type="float">
            <text:p>531473</text:p>
          </table:table-cell>
          <table:table-cell office:value-type="string" calcext:value-type="string">
            <text:p>[[@40597]] best time is monsoon if u r nature loving.. Nd if u r adventure sports lover than u should prefer winter... But monsoon is luck dependent more.. Bcoz if heavy rain occurs than your plan will be messed up. So go after checking weather conditions. Otherwise monsoon is best.</text:p>
          </table:table-cell>
          <table:table-cell/>
        </table:table-row>
        <table:table-row table:style-name="ro1">
          <table:table-cell office:value-type="float" office:value="437908" calcext:value-type="float">
            <text:p>437908</text:p>
          </table:table-cell>
          <table:table-cell office:value-type="float" office:value="0" calcext:value-type="float">
            <text:p>0</text:p>
          </table:table-cell>
          <table:table-cell office:value-type="float" office:value="2348457" calcext:value-type="float">
            <text:p>2348457</text:p>
          </table:table-cell>
          <table:table-cell office:value-type="float" office:value="1608292" calcext:value-type="float">
            <text:p>1608292</text:p>
          </table:table-cell>
          <table:table-cell office:value-type="string" calcext:value-type="string">
            <text:p>Hiii</text:p>
          </table:table-cell>
          <table:table-cell/>
        </table:table-row>
        <table:table-row table:style-name="ro1">
          <table:table-cell office:value-type="float" office:value="22532" calcext:value-type="float">
            <text:p>22532</text:p>
          </table:table-cell>
          <table:table-cell office:value-type="float" office:value="0" calcext:value-type="float">
            <text:p>0</text:p>
          </table:table-cell>
          <table:table-cell office:value-type="float" office:value="226596" calcext:value-type="float">
            <text:p>226596</text:p>
          </table:table-cell>
          <table:table-cell office:value-type="float" office:value="177345" calcext:value-type="float">
            <text:p>177345</text:p>
          </table:table-cell>
          <table:table-cell office:value-type="string" calcext:value-type="string">
            <text:p>Fabulous trail,keep posting!!</text:p>
          </table:table-cell>
          <table:table-cell/>
        </table:table-row>
        <table:table-row table:style-name="ro1">
          <table:table-cell office:value-type="float" office:value="226811" calcext:value-type="float">
            <text:p>226811</text:p>
          </table:table-cell>
          <table:table-cell office:value-type="float" office:value="0" calcext:value-type="float">
            <text:p>0</text:p>
          </table:table-cell>
          <table:table-cell office:value-type="float" office:value="1167918" calcext:value-type="float">
            <text:p>1167918</text:p>
          </table:table-cell>
          <table:table-cell office:value-type="float" office:value="49427" calcext:value-type="float">
            <text:p>49427</text:p>
          </table:table-cell>
          <table:table-cell office:value-type="string" calcext:value-type="string">
            <text:p>Awesome post! :)</text:p>
          </table:table-cell>
          <table:table-cell/>
        </table:table-row>
        <table:table-row table:style-name="ro1">
          <table:table-cell office:value-type="float" office:value="234235" calcext:value-type="float">
            <text:p>234235</text:p>
          </table:table-cell>
          <table:table-cell office:value-type="float" office:value="0" calcext:value-type="float">
            <text:p>0</text:p>
          </table:table-cell>
          <table:table-cell office:value-type="float" office:value="1185735" calcext:value-type="float">
            <text:p>1185735</text:p>
          </table:table-cell>
          <table:table-cell office:value-type="float" office:value="87812" calcext:value-type="float">
            <text:p>87812</text:p>
          </table:table-cell>
          <table:table-cell office:value-type="string" calcext:value-type="string">
            <text:p>The pictures are just awesome, I wish the description was little more detailed</text:p>
          </table:table-cell>
          <table:table-cell/>
        </table:table-row>
        <table:table-row table:style-name="ro1">
          <table:table-cell office:value-type="float" office:value="252021" calcext:value-type="float">
            <text:p>252021</text:p>
          </table:table-cell>
          <table:table-cell office:value-type="float" office:value="0" calcext:value-type="float">
            <text:p>0</text:p>
          </table:table-cell>
          <table:table-cell office:value-type="float" office:value="1287439" calcext:value-type="float">
            <text:p>1287439</text:p>
          </table:table-cell>
          <table:table-cell office:value-type="float" office:value="86045" calcext:value-type="float">
            <text:p>86045</text:p>
          </table:table-cell>
          <table:table-cell office:value-type="string" calcext:value-type="string">
            <text:p>Your stories are truely travel goals, how do you plan them?</text:p>
          </table:table-cell>
          <table:table-cell/>
        </table:table-row>
        <table:table-row table:style-name="ro1">
          <table:table-cell office:value-type="float" office:value="260517" calcext:value-type="float">
            <text:p>260517</text:p>
          </table:table-cell>
          <table:table-cell office:value-type="float" office:value="0" calcext:value-type="float">
            <text:p>0</text:p>
          </table:table-cell>
          <table:table-cell office:value-type="float" office:value="1350688" calcext:value-type="float">
            <text:p>1350688</text:p>
          </table:table-cell>
          <table:table-cell office:value-type="float" office:value="413983" calcext:value-type="float">
            <text:p>413983</text:p>
          </table:table-cell>
          <table:table-cell office:value-type="string" calcext:value-type="string">
            <text:p>[[@170762]] <text:s/>checck it now i tried a little</text:p>
          </table:table-cell>
          <table:table-cell/>
        </table:table-row>
        <table:table-row table:style-name="ro1">
          <table:table-cell office:value-type="float" office:value="285939" calcext:value-type="float">
            <text:p>285939</text:p>
          </table:table-cell>
          <table:table-cell office:value-type="float" office:value="0" calcext:value-type="float">
            <text:p>0</text:p>
          </table:table-cell>
          <table:table-cell office:value-type="float" office:value="1506705" calcext:value-type="float">
            <text:p>1506705</text:p>
          </table:table-cell>
          <table:table-cell office:value-type="float" office:value="461309" calcext:value-type="float">
            <text:p>461309</text:p>
          </table:table-cell>
          <table:table-cell office:value-type="string" calcext:value-type="string">
            <text:p>[[@18543]] thnks...?</text:p>
          </table:table-cell>
          <table:table-cell/>
        </table:table-row>
        <table:table-row table:style-name="ro1">
          <table:table-cell office:value-type="float" office:value="324169" calcext:value-type="float">
            <text:p>324169</text:p>
          </table:table-cell>
          <table:table-cell office:value-type="float" office:value="0" calcext:value-type="float">
            <text:p>0</text:p>
          </table:table-cell>
          <table:table-cell office:value-type="float" office:value="1254912" calcext:value-type="float">
            <text:p>1254912</text:p>
          </table:table-cell>
          <table:table-cell office:value-type="float" office:value="321012" calcext:value-type="float">
            <text:p>321012</text:p>
          </table:table-cell>
          <table:table-cell office:value-type="string" calcext:value-type="string">
            <text:p>Such amazing clicks</text:p>
          </table:table-cell>
          <table:table-cell/>
        </table:table-row>
        <table:table-row table:style-name="ro1">
          <table:table-cell office:value-type="float" office:value="70024" calcext:value-type="float">
            <text:p>70024</text:p>
          </table:table-cell>
          <table:table-cell office:value-type="float" office:value="353565" calcext:value-type="float">
            <text:p>353565</text:p>
          </table:table-cell>
          <table:table-cell office:value-type="float" office:value="0" calcext:value-type="float">
            <text:p>0</text:p>
          </table:table-cell>
          <table:table-cell office:value-type="float" office:value="210100" calcext:value-type="float">
            <text:p>210100</text:p>
          </table:table-cell>
          <table:table-cell office:value-type="string" calcext:value-type="string">
            <text:p>You didn’t take me.</text:p>
          </table:table-cell>
          <table:table-cell/>
        </table:table-row>
        <table:table-row table:style-name="ro1">
          <table:table-cell office:value-type="float" office:value="71453" calcext:value-type="float">
            <text:p>71453</text:p>
          </table:table-cell>
          <table:table-cell office:value-type="float" office:value="0" calcext:value-type="float">
            <text:p>0</text:p>
          </table:table-cell>
          <table:table-cell office:value-type="float" office:value="559870" calcext:value-type="float">
            <text:p>559870</text:p>
          </table:table-cell>
          <table:table-cell office:value-type="float" office:value="84741" calcext:value-type="float">
            <text:p>84741</text:p>
          </table:table-cell>
          <table:table-cell office:value-type="string" calcext:value-type="string">
            <text:p>The title was so quirky it truely encouraged me to go through your Trail in details! great!</text:p>
          </table:table-cell>
          <table:table-cell/>
        </table:table-row>
        <table:table-row table:style-name="ro1">
          <table:table-cell office:value-type="float" office:value="143122" calcext:value-type="float">
            <text:p>143122</text:p>
          </table:table-cell>
          <table:table-cell office:value-type="float" office:value="0" calcext:value-type="float">
            <text:p>0</text:p>
          </table:table-cell>
          <table:table-cell office:value-type="float" office:value="873524" calcext:value-type="float">
            <text:p>873524</text:p>
          </table:table-cell>
          <table:table-cell office:value-type="float" office:value="43126" calcext:value-type="float">
            <text:p>43126</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161559" calcext:value-type="float">
            <text:p>161559</text:p>
          </table:table-cell>
          <table:table-cell office:value-type="float" office:value="208926" calcext:value-type="float">
            <text:p>208926</text:p>
          </table:table-cell>
          <table:table-cell office:value-type="float" office:value="0" calcext:value-type="float">
            <text:p>0</text:p>
          </table:table-cell>
          <table:table-cell office:value-type="float" office:value="42004" calcext:value-type="float">
            <text:p>42004</text:p>
          </table:table-cell>
          <table:table-cell office:value-type="string" calcext:value-type="string">
            <text:p>Semma shot?</text:p>
          </table:table-cell>
          <table:table-cell/>
        </table:table-row>
        <table:table-row table:style-name="ro1">
          <table:table-cell office:value-type="float" office:value="201198" calcext:value-type="float">
            <text:p>201198</text:p>
          </table:table-cell>
          <table:table-cell office:value-type="float" office:value="0" calcext:value-type="float">
            <text:p>0</text:p>
          </table:table-cell>
          <table:table-cell office:value-type="float" office:value="1041753" calcext:value-type="float">
            <text:p>1041753</text:p>
          </table:table-cell>
          <table:table-cell office:value-type="float" office:value="80169" calcext:value-type="float">
            <text:p>8016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255352" calcext:value-type="float">
            <text:p>255352</text:p>
          </table:table-cell>
          <table:table-cell office:value-type="float" office:value="0" calcext:value-type="float">
            <text:p>0</text:p>
          </table:table-cell>
          <table:table-cell office:value-type="float" office:value="1310626" calcext:value-type="float">
            <text:p>1310626</text:p>
          </table:table-cell>
          <table:table-cell office:value-type="float" office:value="395078" calcext:value-type="float">
            <text:p>395078</text:p>
          </table:table-cell>
          <table:table-cell office:value-type="string" calcext:value-type="string">
            <text:p>Yes</text:p>
          </table:table-cell>
          <table:table-cell/>
        </table:table-row>
        <table:table-row table:style-name="ro1">
          <table:table-cell office:value-type="float" office:value="284322" calcext:value-type="float">
            <text:p>284322</text:p>
          </table:table-cell>
          <table:table-cell office:value-type="float" office:value="0" calcext:value-type="float">
            <text:p>0</text:p>
          </table:table-cell>
          <table:table-cell office:value-type="float" office:value="1495776" calcext:value-type="float">
            <text:p>1495776</text:p>
          </table:table-cell>
          <table:table-cell office:value-type="float" office:value="80013" calcext:value-type="float">
            <text:p>80013</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298491" calcext:value-type="float">
            <text:p>298491</text:p>
          </table:table-cell>
          <table:table-cell office:value-type="float" office:value="0" calcext:value-type="float">
            <text:p>0</text:p>
          </table:table-cell>
          <table:table-cell office:value-type="float" office:value="1574242" calcext:value-type="float">
            <text:p>1574242</text:p>
          </table:table-cell>
          <table:table-cell office:value-type="float" office:value="484714" calcext:value-type="float">
            <text:p>484714</text:p>
          </table:table-cell>
          <table:table-cell office:value-type="string" calcext:value-type="string">
            <text:p>[[@78296]] Thank you! More coming soon!</text:p>
          </table:table-cell>
          <table:table-cell/>
        </table:table-row>
        <table:table-row table:style-name="ro1">
          <table:table-cell office:value-type="float" office:value="307274" calcext:value-type="float">
            <text:p>307274</text:p>
          </table:table-cell>
          <table:table-cell office:value-type="float" office:value="0" calcext:value-type="float">
            <text:p>0</text:p>
          </table:table-cell>
          <table:table-cell office:value-type="float" office:value="665299" calcext:value-type="float">
            <text:p>665299</text:p>
          </table:table-cell>
          <table:table-cell office:value-type="float" office:value="382541" calcext:value-type="float">
            <text:p>382541</text:p>
          </table:table-cell>
          <table:table-cell office:value-type="string" calcext:value-type="string">
            <text:p>[[@319774]] Park Street</text:p>
          </table:table-cell>
          <table:table-cell/>
        </table:table-row>
        <table:table-row table:style-name="ro1">
          <table:table-cell office:value-type="float" office:value="346864" calcext:value-type="float">
            <text:p>346864</text:p>
          </table:table-cell>
          <table:table-cell office:value-type="float" office:value="0" calcext:value-type="float">
            <text:p>0</text:p>
          </table:table-cell>
          <table:table-cell office:value-type="float" office:value="1861701" calcext:value-type="float">
            <text:p>1861701</text:p>
          </table:table-cell>
          <table:table-cell office:value-type="float" office:value="77404" calcext:value-type="float">
            <text:p>77404</text:p>
          </table:table-cell>
          <table:table-cell office:value-type="string" calcext:value-type="string">
            <text:p>Really cool pictures!!! Any more on the way?</text:p>
          </table:table-cell>
          <table:table-cell/>
        </table:table-row>
        <table:table-row table:style-name="ro1">
          <table:table-cell office:value-type="float" office:value="397877" calcext:value-type="float">
            <text:p>397877</text:p>
          </table:table-cell>
          <table:table-cell office:value-type="float" office:value="0" calcext:value-type="float">
            <text:p>0</text:p>
          </table:table-cell>
          <table:table-cell office:value-type="float" office:value="1098592" calcext:value-type="float">
            <text:p>1098592</text:p>
          </table:table-cell>
          <table:table-cell office:value-type="float" office:value="2046" calcext:value-type="float">
            <text:p>2046</text:p>
          </table:table-cell>
          <table:table-cell office:value-type="string" calcext:value-type="string">
            <text:p>Beaches are the best</text:p>
          </table:table-cell>
          <table:table-cell/>
        </table:table-row>
        <table:table-row table:style-name="ro1">
          <table:table-cell office:value-type="float" office:value="426664" calcext:value-type="float">
            <text:p>426664</text:p>
          </table:table-cell>
          <table:table-cell office:value-type="float" office:value="0" calcext:value-type="float">
            <text:p>0</text:p>
          </table:table-cell>
          <table:table-cell office:value-type="float" office:value="30275" calcext:value-type="float">
            <text:p>30275</text:p>
          </table:table-cell>
          <table:table-cell office:value-type="float" office:value="53261" calcext:value-type="float">
            <text:p>53261</text:p>
          </table:table-cell>
          <table:table-cell office:value-type="string" calcext:value-type="string">
            <text:p>Mumbai is beautiful</text:p>
          </table:table-cell>
          <table:table-cell/>
        </table:table-row>
        <table:table-row table:style-name="ro1">
          <table:table-cell office:value-type="float" office:value="428523" calcext:value-type="float">
            <text:p>428523</text:p>
          </table:table-cell>
          <table:table-cell office:value-type="float" office:value="0" calcext:value-type="float">
            <text:p>0</text:p>
          </table:table-cell>
          <table:table-cell office:value-type="float" office:value="2362309" calcext:value-type="float">
            <text:p>2362309</text:p>
          </table:table-cell>
          <table:table-cell office:value-type="float" office:value="50149" calcext:value-type="float">
            <text:p>50149</text:p>
          </table:table-cell>
          <table:table-cell office:value-type="string" calcext:value-type="string">
            <text:p>does it help?</text:p>
          </table:table-cell>
          <table:table-cell/>
        </table:table-row>
        <table:table-row table:style-name="ro1">
          <table:table-cell office:value-type="float" office:value="5362" calcext:value-type="float">
            <text:p>5362</text:p>
          </table:table-cell>
          <table:table-cell office:value-type="float" office:value="0" calcext:value-type="float">
            <text:p>0</text:p>
          </table:table-cell>
          <table:table-cell office:value-type="float" office:value="112446" calcext:value-type="float">
            <text:p>112446</text:p>
          </table:table-cell>
          <table:table-cell office:value-type="float" office:value="35101" calcext:value-type="float">
            <text:p>35101</text:p>
          </table:table-cell>
          <table:table-cell office:value-type="string" calcext:value-type="string">
            <text:p>??</text:p>
          </table:table-cell>
          <table:table-cell/>
        </table:table-row>
        <table:table-row table:style-name="ro1">
          <table:table-cell office:value-type="float" office:value="88183" calcext:value-type="float">
            <text:p>88183</text:p>
          </table:table-cell>
          <table:table-cell office:value-type="float" office:value="0" calcext:value-type="float">
            <text:p>0</text:p>
          </table:table-cell>
          <table:table-cell office:value-type="float" office:value="538162" calcext:value-type="float">
            <text:p>538162</text:p>
          </table:table-cell>
          <table:table-cell office:value-type="float" office:value="207855" calcext:value-type="float">
            <text:p>207855</text:p>
          </table:table-cell>
          <table:table-cell office:value-type="string" calcext:value-type="string">
            <text:p>Beauty of your pictures, tells us about you. Keep adding</text:p>
          </table:table-cell>
          <table:table-cell/>
        </table:table-row>
        <table:table-row table:style-name="ro1">
          <table:table-cell office:value-type="float" office:value="152164" calcext:value-type="float">
            <text:p>152164</text:p>
          </table:table-cell>
          <table:table-cell office:value-type="float" office:value="0" calcext:value-type="float">
            <text:p>0</text:p>
          </table:table-cell>
          <table:table-cell office:value-type="float" office:value="892599" calcext:value-type="float">
            <text:p>892599</text:p>
          </table:table-cell>
          <table:table-cell office:value-type="float" office:value="267432" calcext:value-type="float">
            <text:p>267432</text:p>
          </table:table-cell>
          <table:table-cell office:value-type="string" calcext:value-type="string">
            <text:p>[[@80692]] <text:s/>Chennai-Tiruchi-Madurai. The Meenakshi Amman temple , Alagar Kovil are some of the places I visited. <text:s/>Thanks :)</text:p>
          </table:table-cell>
          <table:table-cell/>
        </table:table-row>
        <table:table-row table:style-name="ro1">
          <table:table-cell office:value-type="float" office:value="316236" calcext:value-type="float">
            <text:p>316236</text:p>
          </table:table-cell>
          <table:table-cell office:value-type="float" office:value="0" calcext:value-type="float">
            <text:p>0</text:p>
          </table:table-cell>
          <table:table-cell office:value-type="float" office:value="1680830" calcext:value-type="float">
            <text:p>1680830</text:p>
          </table:table-cell>
          <table:table-cell office:value-type="float" office:value="481304" calcext:value-type="float">
            <text:p>481304</text:p>
          </table:table-cell>
          <table:table-cell office:value-type="string" calcext:value-type="string">
            <text:p>All happy vibes. ..made an amazing day.</text:p>
          </table:table-cell>
          <table:table-cell/>
        </table:table-row>
        <table:table-row table:style-name="ro1">
          <table:table-cell office:value-type="float" office:value="348978" calcext:value-type="float">
            <text:p>348978</text:p>
          </table:table-cell>
          <table:table-cell office:value-type="float" office:value="0" calcext:value-type="float">
            <text:p>0</text:p>
          </table:table-cell>
          <table:table-cell office:value-type="float" office:value="1875928" calcext:value-type="float">
            <text:p>1875928</text:p>
          </table:table-cell>
          <table:table-cell office:value-type="float" office:value="76109" calcext:value-type="float">
            <text:p>76109</text:p>
          </table:table-cell>
          <table:table-cell office:value-type="string" calcext:value-type="string">
            <text:p>Sure Kolkata is a very nostalgic place. I will be there next week too</text:p>
          </table:table-cell>
          <table:table-cell/>
        </table:table-row>
        <table:table-row table:style-name="ro1">
          <table:table-cell office:value-type="float" office:value="356243" calcext:value-type="float">
            <text:p>356243</text:p>
          </table:table-cell>
          <table:table-cell office:value-type="float" office:value="0" calcext:value-type="float">
            <text:p>0</text:p>
          </table:table-cell>
          <table:table-cell office:value-type="float" office:value="1946235" calcext:value-type="float">
            <text:p>1946235</text:p>
          </table:table-cell>
          <table:table-cell office:value-type="float" office:value="41663" calcext:value-type="float">
            <text:p>41663</text:p>
          </table:table-cell>
          <table:table-cell office:value-type="string" calcext:value-type="string">
            <text:p>The title was so rad! cool stuff really!</text:p>
          </table:table-cell>
          <table:table-cell/>
        </table:table-row>
        <table:table-row table:style-name="ro1">
          <table:table-cell office:value-type="float" office:value="409687" calcext:value-type="float">
            <text:p>409687</text:p>
          </table:table-cell>
          <table:table-cell office:value-type="float" office:value="0" calcext:value-type="float">
            <text:p>0</text:p>
          </table:table-cell>
          <table:table-cell office:value-type="float" office:value="2140980" calcext:value-type="float">
            <text:p>2140980</text:p>
          </table:table-cell>
          <table:table-cell office:value-type="float" office:value="1215888" calcext:value-type="float">
            <text:p>1215888</text:p>
          </table:table-cell>
          <table:table-cell office:value-type="string" calcext:value-type="string">
            <text:p>Heloo gud</text:p>
          </table:table-cell>
          <table:table-cell/>
        </table:table-row>
        <table:table-row table:style-name="ro1">
          <table:table-cell office:value-type="float" office:value="411567" calcext:value-type="float">
            <text:p>411567</text:p>
          </table:table-cell>
          <table:table-cell office:value-type="float" office:value="0" calcext:value-type="float">
            <text:p>0</text:p>
          </table:table-cell>
          <table:table-cell office:value-type="float" office:value="2265980" calcext:value-type="float">
            <text:p>2265980</text:p>
          </table:table-cell>
          <table:table-cell office:value-type="float" office:value="1296974" calcext:value-type="float">
            <text:p>1296974</text:p>
          </table:table-cell>
          <table:table-cell office:value-type="string" calcext:value-type="string">
            <text:p>Halo finas</text:p>
          </table:table-cell>
          <table:table-cell/>
        </table:table-row>
        <table:table-row table:style-name="ro1">
          <table:table-cell office:value-type="float" office:value="416552" calcext:value-type="float">
            <text:p>416552</text:p>
          </table:table-cell>
          <table:table-cell office:value-type="float" office:value="0" calcext:value-type="float">
            <text:p>0</text:p>
          </table:table-cell>
          <table:table-cell office:value-type="float" office:value="2316673" calcext:value-type="float">
            <text:p>2316673</text:p>
          </table:table-cell>
          <table:table-cell office:value-type="float" office:value="15922" calcext:value-type="float">
            <text:p>15922</text:p>
          </table:table-cell>
          <table:table-cell office:value-type="string" calcext:value-type="string">
            <text:p>you play PUBG?</text:p>
          </table:table-cell>
          <table:table-cell/>
        </table:table-row>
        <table:table-row table:style-name="ro1">
          <table:table-cell office:value-type="float" office:value="417828" calcext:value-type="float">
            <text:p>417828</text:p>
          </table:table-cell>
          <table:table-cell office:value-type="float" office:value="0" calcext:value-type="float">
            <text:p>0</text:p>
          </table:table-cell>
          <table:table-cell office:value-type="float" office:value="2357878" calcext:value-type="float">
            <text:p>2357878</text:p>
          </table:table-cell>
          <table:table-cell office:value-type="float" office:value="51353" calcext:value-type="float">
            <text:p>51353</text:p>
          </table:table-cell>
          <table:table-cell office:value-type="string" calcext:value-type="string">
            <text:p>I'm buying it</text:p>
          </table:table-cell>
          <table:table-cell/>
        </table:table-row>
        <table:table-row table:style-name="ro1">
          <table:table-cell office:value-type="float" office:value="448220" calcext:value-type="float">
            <text:p>448220</text:p>
          </table:table-cell>
          <table:table-cell office:value-type="float" office:value="0" calcext:value-type="float">
            <text:p>0</text:p>
          </table:table-cell>
          <table:table-cell office:value-type="float" office:value="2260711" calcext:value-type="float">
            <text:p>2260711</text:p>
          </table:table-cell>
          <table:table-cell office:value-type="float" office:value="1849931" calcext:value-type="float">
            <text:p>1849931</text:p>
          </table:table-cell>
          <table:table-cell office:value-type="string" calcext:value-type="string">
            <text:p>Hii</text:p>
          </table:table-cell>
          <table:table-cell/>
        </table:table-row>
        <table:table-row table:style-name="ro1">
          <table:table-cell office:value-type="float" office:value="60238" calcext:value-type="float">
            <text:p>60238</text:p>
          </table:table-cell>
          <table:table-cell office:value-type="float" office:value="0" calcext:value-type="float">
            <text:p>0</text:p>
          </table:table-cell>
          <table:table-cell office:value-type="float" office:value="664067" calcext:value-type="float">
            <text:p>664067</text:p>
          </table:table-cell>
          <table:table-cell office:value-type="float" office:value="76384" calcext:value-type="float">
            <text:p>76384</text:p>
          </table:table-cell>
          <table:table-cell office:value-type="string" calcext:value-type="string">
            <text:p>The content got me a little puzzled, is the information up to the mark? <text:s/></text:p>
          </table:table-cell>
          <table:table-cell/>
        </table:table-row>
        <table:table-row table:style-name="ro1">
          <table:table-cell office:value-type="float" office:value="149732" calcext:value-type="float">
            <text:p>149732</text:p>
          </table:table-cell>
          <table:table-cell office:value-type="float" office:value="0" calcext:value-type="float">
            <text:p>0</text:p>
          </table:table-cell>
          <table:table-cell office:value-type="float" office:value="891754" calcext:value-type="float">
            <text:p>891754</text:p>
          </table:table-cell>
          <table:table-cell office:value-type="float" office:value="40164" calcext:value-type="float">
            <text:p>40164</text:p>
          </table:table-cell>
          <table:table-cell office:value-type="string" calcext:value-type="string">
            <text:p>Hey what time of the year is best to visit this place?</text:p>
          </table:table-cell>
          <table:table-cell/>
        </table:table-row>
        <table:table-row table:style-name="ro1">
          <table:table-cell office:value-type="float" office:value="182420" calcext:value-type="float">
            <text:p>182420</text:p>
          </table:table-cell>
          <table:table-cell office:value-type="float" office:value="0" calcext:value-type="float">
            <text:p>0</text:p>
          </table:table-cell>
          <table:table-cell office:value-type="float" office:value="63487" calcext:value-type="float">
            <text:p>63487</text:p>
          </table:table-cell>
          <table:table-cell office:value-type="float" office:value="80332" calcext:value-type="float">
            <text:p>80332</text:p>
          </table:table-cell>
          <table:table-cell office:value-type="string" calcext:value-type="string">
            <text:p>Hey, your pictures are so good! I wonder how to take the alternate route though.</text:p>
          </table:table-cell>
          <table:table-cell/>
        </table:table-row>
        <table:table-row table:style-name="ro1">
          <table:table-cell office:value-type="float" office:value="220391" calcext:value-type="float">
            <text:p>220391</text:p>
          </table:table-cell>
          <table:table-cell office:value-type="float" office:value="0" calcext:value-type="float">
            <text:p>0</text:p>
          </table:table-cell>
          <table:table-cell office:value-type="float" office:value="1134290" calcext:value-type="float">
            <text:p>1134290</text:p>
          </table:table-cell>
          <table:table-cell office:value-type="float" office:value="52611" calcext:value-type="float">
            <text:p>52611</text:p>
          </table:table-cell>
          <table:table-cell office:value-type="string" calcext:value-type="string">
            <text:p>I love the wordplay in your title!</text:p>
          </table:table-cell>
          <table:table-cell/>
        </table:table-row>
        <table:table-row table:style-name="ro1">
          <table:table-cell office:value-type="float" office:value="220540" calcext:value-type="float">
            <text:p>220540</text:p>
          </table:table-cell>
          <table:table-cell office:value-type="float" office:value="0" calcext:value-type="float">
            <text:p>0</text:p>
          </table:table-cell>
          <table:table-cell office:value-type="float" office:value="1133719" calcext:value-type="float">
            <text:p>1133719</text:p>
          </table:table-cell>
          <table:table-cell office:value-type="float" office:value="19597" calcext:value-type="float">
            <text:p>19597</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228673" calcext:value-type="float">
            <text:p>228673</text:p>
          </table:table-cell>
          <table:table-cell office:value-type="float" office:value="0" calcext:value-type="float">
            <text:p>0</text:p>
          </table:table-cell>
          <table:table-cell office:value-type="float" office:value="1172677" calcext:value-type="float">
            <text:p>1172677</text:p>
          </table:table-cell>
          <table:table-cell office:value-type="float" office:value="80193" calcext:value-type="float">
            <text:p>80193</text:p>
          </table:table-cell>
          <table:table-cell office:value-type="string" calcext:value-type="string">
            <text:p>?awesm</text:p>
          </table:table-cell>
          <table:table-cell/>
        </table:table-row>
        <table:table-row table:style-name="ro1">
          <table:table-cell office:value-type="float" office:value="258769" calcext:value-type="float">
            <text:p>258769</text:p>
          </table:table-cell>
          <table:table-cell office:value-type="float" office:value="0" calcext:value-type="float">
            <text:p>0</text:p>
          </table:table-cell>
          <table:table-cell office:value-type="float" office:value="1337799" calcext:value-type="float">
            <text:p>1337799</text:p>
          </table:table-cell>
          <table:table-cell office:value-type="float" office:value="52764" calcext:value-type="float">
            <text:p>52764</text:p>
          </table:table-cell>
          <table:table-cell office:value-type="string" calcext:value-type="string">
            <text:p>Chaa gaye tum toh</text:p>
          </table:table-cell>
          <table:table-cell/>
        </table:table-row>
        <table:table-row table:style-name="ro1">
          <table:table-cell office:value-type="float" office:value="283325" calcext:value-type="float">
            <text:p>283325</text:p>
          </table:table-cell>
          <table:table-cell office:value-type="float" office:value="951541" calcext:value-type="float">
            <text:p>951541</text:p>
          </table:table-cell>
          <table:table-cell office:value-type="float" office:value="0" calcext:value-type="float">
            <text:p>0</text:p>
          </table:table-cell>
          <table:table-cell office:value-type="float" office:value="423085" calcext:value-type="float">
            <text:p>423085</text:p>
          </table:table-cell>
          <table:table-cell office:value-type="string" calcext:value-type="string">
            <text:p>[[@1]]</text:p>
          </table:table-cell>
          <table:table-cell/>
        </table:table-row>
        <table:table-row table:style-name="ro1">
          <table:table-cell office:value-type="float" office:value="388577" calcext:value-type="float">
            <text:p>388577</text:p>
          </table:table-cell>
          <table:table-cell office:value-type="float" office:value="0" calcext:value-type="float">
            <text:p>0</text:p>
          </table:table-cell>
          <table:table-cell office:value-type="float" office:value="1749065" calcext:value-type="float">
            <text:p>1749065</text:p>
          </table:table-cell>
          <table:table-cell office:value-type="float" office:value="917307" calcext:value-type="float">
            <text:p>917307</text:p>
          </table:table-cell>
          <table:table-cell office:value-type="string" calcext:value-type="string">
            <text:p>Asif</text:p>
          </table:table-cell>
          <table:table-cell/>
        </table:table-row>
        <table:table-row table:style-name="ro1">
          <table:table-cell office:value-type="float" office:value="394745" calcext:value-type="float">
            <text:p>394745</text:p>
          </table:table-cell>
          <table:table-cell office:value-type="float" office:value="0" calcext:value-type="float">
            <text:p>0</text:p>
          </table:table-cell>
          <table:table-cell office:value-type="float" office:value="2286036" calcext:value-type="float">
            <text:p>2286036</text:p>
          </table:table-cell>
          <table:table-cell office:value-type="float" office:value="951751" calcext:value-type="float">
            <text:p>951751</text:p>
          </table:table-cell>
          <table:table-cell office:value-type="string" calcext:value-type="string">
            <text:p>Hi find</text:p>
          </table:table-cell>
          <table:table-cell/>
        </table:table-row>
        <table:table-row table:style-name="ro1">
          <table:table-cell office:value-type="float" office:value="7248" calcext:value-type="float">
            <text:p>7248</text:p>
          </table:table-cell>
          <table:table-cell office:value-type="float" office:value="97974" calcext:value-type="float">
            <text:p>97974</text:p>
          </table:table-cell>
          <table:table-cell office:value-type="float" office:value="0" calcext:value-type="float">
            <text:p>0</text:p>
          </table:table-cell>
          <table:table-cell office:value-type="float" office:value="51767" calcext:value-type="float">
            <text:p>51767</text:p>
          </table:table-cell>
          <table:table-cell office:value-type="string" calcext:value-type="string">
            <text:p>[[@51760]] Gharpe bula kb ra h!</text:p>
          </table:table-cell>
          <table:table-cell/>
        </table:table-row>
        <table:table-row table:style-name="ro1">
          <table:table-cell office:value-type="float" office:value="13524" calcext:value-type="float">
            <text:p>13524</text:p>
          </table:table-cell>
          <table:table-cell office:value-type="float" office:value="0" calcext:value-type="float">
            <text:p>0</text:p>
          </table:table-cell>
          <table:table-cell office:value-type="float" office:value="1965" calcext:value-type="float">
            <text:p>1965</text:p>
          </table:table-cell>
          <table:table-cell office:value-type="float" office:value="135142" calcext:value-type="float">
            <text:p>135142</text:p>
          </table:table-cell>
          <table:table-cell office:value-type="string" calcext:value-type="string">
            <text:p>Niceee</text:p>
          </table:table-cell>
          <table:table-cell/>
        </table:table-row>
        <table:table-row table:style-name="ro1">
          <table:table-cell office:value-type="float" office:value="142905" calcext:value-type="float">
            <text:p>142905</text:p>
          </table:table-cell>
          <table:table-cell office:value-type="float" office:value="0" calcext:value-type="float">
            <text:p>0</text:p>
          </table:table-cell>
          <table:table-cell office:value-type="float" office:value="874652" calcext:value-type="float">
            <text:p>874652</text:p>
          </table:table-cell>
          <table:table-cell office:value-type="float" office:value="44973" calcext:value-type="float">
            <text:p>44973</text:p>
          </table:table-cell>
          <table:table-cell office:value-type="string" calcext:value-type="string">
            <text:p>You've had some awesome adventures! What's the next one?</text:p>
          </table:table-cell>
          <table:table-cell/>
        </table:table-row>
        <table:table-row table:style-name="ro1">
          <table:table-cell office:value-type="float" office:value="153338" calcext:value-type="float">
            <text:p>153338</text:p>
          </table:table-cell>
          <table:table-cell office:value-type="float" office:value="0" calcext:value-type="float">
            <text:p>0</text:p>
          </table:table-cell>
          <table:table-cell office:value-type="float" office:value="898239" calcext:value-type="float">
            <text:p>898239</text:p>
          </table:table-cell>
          <table:table-cell office:value-type="float" office:value="265825" calcext:value-type="float">
            <text:p>265825</text:p>
          </table:table-cell>
          <table:table-cell office:value-type="string" calcext:value-type="string">
            <text:p>[[@77473]] thanks</text:p>
          </table:table-cell>
          <table:table-cell/>
        </table:table-row>
        <table:table-row table:style-name="ro1">
          <table:table-cell office:value-type="float" office:value="161598" calcext:value-type="float">
            <text:p>161598</text:p>
          </table:table-cell>
          <table:table-cell office:value-type="float" office:value="0" calcext:value-type="float">
            <text:p>0</text:p>
          </table:table-cell>
          <table:table-cell office:value-type="float" office:value="922175" calcext:value-type="float">
            <text:p>922175</text:p>
          </table:table-cell>
          <table:table-cell office:value-type="float" office:value="79234" calcext:value-type="float">
            <text:p>79234</text:p>
          </table:table-cell>
          <table:table-cell office:value-type="string" calcext:value-type="string">
            <text:p>The title was superb! The content was a little dreary!</text:p>
          </table:table-cell>
          <table:table-cell/>
        </table:table-row>
        <table:table-row table:style-name="ro1">
          <table:table-cell office:value-type="float" office:value="250768" calcext:value-type="float">
            <text:p>250768</text:p>
          </table:table-cell>
          <table:table-cell office:value-type="float" office:value="0" calcext:value-type="float">
            <text:p>0</text:p>
          </table:table-cell>
          <table:table-cell office:value-type="float" office:value="1273308" calcext:value-type="float">
            <text:p>1273308</text:p>
          </table:table-cell>
          <table:table-cell office:value-type="float" office:value="87872" calcext:value-type="float">
            <text:p>87872</text:p>
          </table:table-cell>
          <table:table-cell office:value-type="string" calcext:value-type="string">
            <text:p>Your image selection is excellent! good content too!</text:p>
          </table:table-cell>
          <table:table-cell/>
        </table:table-row>
        <table:table-row table:style-name="ro1">
          <table:table-cell office:value-type="float" office:value="264076" calcext:value-type="float">
            <text:p>264076</text:p>
          </table:table-cell>
          <table:table-cell office:value-type="float" office:value="0" calcext:value-type="float">
            <text:p>0</text:p>
          </table:table-cell>
          <table:table-cell office:value-type="float" office:value="1377096" calcext:value-type="float">
            <text:p>1377096</text:p>
          </table:table-cell>
          <table:table-cell office:value-type="float" office:value="81671" calcext:value-type="float">
            <text:p>81671</text:p>
          </table:table-cell>
          <table:table-cell office:value-type="string" calcext:value-type="string">
            <text:p>Awesome pictures, could you also share some videos of the placce?</text:p>
          </table:table-cell>
          <table:table-cell/>
        </table:table-row>
        <table:table-row table:style-name="ro1">
          <table:table-cell office:value-type="float" office:value="288426" calcext:value-type="float">
            <text:p>288426</text:p>
          </table:table-cell>
          <table:table-cell office:value-type="float" office:value="0" calcext:value-type="float">
            <text:p>0</text:p>
          </table:table-cell>
          <table:table-cell office:value-type="float" office:value="1522262" calcext:value-type="float">
            <text:p>1522262</text:p>
          </table:table-cell>
          <table:table-cell office:value-type="float" office:value="82698" calcext:value-type="float">
            <text:p>82698</text:p>
          </table:table-cell>
          <table:table-cell office:value-type="string" calcext:value-type="string">
            <text:p>Wow! this is simply an amazing trail!</text:p>
          </table:table-cell>
          <table:table-cell/>
        </table:table-row>
        <table:table-row table:style-name="ro1">
          <table:table-cell office:value-type="float" office:value="305577" calcext:value-type="float">
            <text:p>305577</text:p>
          </table:table-cell>
          <table:table-cell office:value-type="float" office:value="0" calcext:value-type="float">
            <text:p>0</text:p>
          </table:table-cell>
          <table:table-cell office:value-type="float" office:value="1615125" calcext:value-type="float">
            <text:p>1615125</text:p>
          </table:table-cell>
          <table:table-cell office:value-type="float" office:value="83977" calcext:value-type="float">
            <text:p>83977</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51061" calcext:value-type="float">
            <text:p>351061</text:p>
          </table:table-cell>
          <table:table-cell office:value-type="float" office:value="0" calcext:value-type="float">
            <text:p>0</text:p>
          </table:table-cell>
          <table:table-cell office:value-type="float" office:value="1892995" calcext:value-type="float">
            <text:p>1892995</text:p>
          </table:table-cell>
          <table:table-cell office:value-type="float" office:value="45660" calcext:value-type="float">
            <text:p>45660</text:p>
          </table:table-cell>
          <table:table-cell office:value-type="string" calcext:value-type="string">
            <text:p>Amazing trail, loved the story! ❤️</text:p>
          </table:table-cell>
          <table:table-cell/>
        </table:table-row>
        <table:table-row table:style-name="ro1">
          <table:table-cell office:value-type="float" office:value="383945" calcext:value-type="float">
            <text:p>383945</text:p>
          </table:table-cell>
          <table:table-cell office:value-type="float" office:value="0" calcext:value-type="float">
            <text:p>0</text:p>
          </table:table-cell>
          <table:table-cell office:value-type="float" office:value="2205345" calcext:value-type="float">
            <text:p>2205345</text:p>
          </table:table-cell>
          <table:table-cell office:value-type="float" office:value="671667" calcext:value-type="float">
            <text:p>671667</text:p>
          </table:table-cell>
          <table:table-cell office:value-type="string" calcext:value-type="string">
            <text:p>Messing around with ?</text:p>
          </table:table-cell>
          <table:table-cell/>
        </table:table-row>
        <table:table-row table:style-name="ro1">
          <table:table-cell office:value-type="float" office:value="439842" calcext:value-type="float">
            <text:p>439842</text:p>
          </table:table-cell>
          <table:table-cell office:value-type="float" office:value="0" calcext:value-type="float">
            <text:p>0</text:p>
          </table:table-cell>
          <table:table-cell office:value-type="float" office:value="2339546" calcext:value-type="float">
            <text:p>2339546</text:p>
          </table:table-cell>
          <table:table-cell office:value-type="float" office:value="1646075" calcext:value-type="float">
            <text:p>1646075</text:p>
          </table:table-cell>
          <table:table-cell office:value-type="string" calcext:value-type="string">
            <text:p>Hi</text:p>
          </table:table-cell>
          <table:table-cell/>
        </table:table-row>
        <table:table-row table:style-name="ro1">
          <table:table-cell office:value-type="float" office:value="453196" calcext:value-type="float">
            <text:p>453196</text:p>
          </table:table-cell>
          <table:table-cell office:value-type="float" office:value="0" calcext:value-type="float">
            <text:p>0</text:p>
          </table:table-cell>
          <table:table-cell office:value-type="float" office:value="2541614" calcext:value-type="float">
            <text:p>2541614</text:p>
          </table:table-cell>
          <table:table-cell office:value-type="float" office:value="1987832" calcext:value-type="float">
            <text:p>1987832</text:p>
          </table:table-cell>
          <table:table-cell office:value-type="string" calcext:value-type="string">
            <text:p>FOLLOWER ADD LİKE</text:p>
          </table:table-cell>
          <table:table-cell/>
        </table:table-row>
        <table:table-row table:style-name="ro1">
          <table:table-cell office:value-type="float" office:value="42763" calcext:value-type="float">
            <text:p>42763</text:p>
          </table:table-cell>
          <table:table-cell office:value-type="float" office:value="0" calcext:value-type="float">
            <text:p>0</text:p>
          </table:table-cell>
          <table:table-cell office:value-type="float" office:value="639766" calcext:value-type="float">
            <text:p>639766</text:p>
          </table:table-cell>
          <table:table-cell office:value-type="float" office:value="191186" calcext:value-type="float">
            <text:p>191186</text:p>
          </table:table-cell>
          <table:table-cell office:value-type="string" calcext:value-type="string">
            <text:p>Just created my account today!</text:p>
          </table:table-cell>
          <table:table-cell/>
        </table:table-row>
        <table:table-row table:style-name="ro1">
          <table:table-cell office:value-type="float" office:value="53049" calcext:value-type="float">
            <text:p>53049</text:p>
          </table:table-cell>
          <table:table-cell office:value-type="float" office:value="0" calcext:value-type="float">
            <text:p>0</text:p>
          </table:table-cell>
          <table:table-cell office:value-type="float" office:value="663952" calcext:value-type="float">
            <text:p>663952</text:p>
          </table:table-cell>
          <table:table-cell office:value-type="float" office:value="84052" calcext:value-type="float">
            <text:p>84052</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73904" calcext:value-type="float">
            <text:p>73904</text:p>
          </table:table-cell>
          <table:table-cell office:value-type="float" office:value="0" calcext:value-type="float">
            <text:p>0</text:p>
          </table:table-cell>
          <table:table-cell office:value-type="float" office:value="716024" calcext:value-type="float">
            <text:p>716024</text:p>
          </table:table-cell>
          <table:table-cell office:value-type="float" office:value="84324" calcext:value-type="float">
            <text:p>84324</text:p>
          </table:table-cell>
          <table:table-cell office:value-type="string" calcext:value-type="string">
            <text:p>So glad you shared this today!</text:p>
          </table:table-cell>
          <table:table-cell/>
        </table:table-row>
        <table:table-row table:style-name="ro1">
          <table:table-cell office:value-type="float" office:value="241613" calcext:value-type="float">
            <text:p>241613</text:p>
          </table:table-cell>
          <table:table-cell office:value-type="float" office:value="680920" calcext:value-type="float">
            <text:p>680920</text:p>
          </table:table-cell>
          <table:table-cell office:value-type="float" office:value="0" calcext:value-type="float">
            <text:p>0</text:p>
          </table:table-cell>
          <table:table-cell office:value-type="float" office:value="364975" calcext:value-type="float">
            <text:p>364975</text:p>
          </table:table-cell>
          <table:table-cell office:value-type="string" calcext:value-type="string">
            <text:p>Awesome place i will visit there</text:p>
          </table:table-cell>
          <table:table-cell/>
        </table:table-row>
        <table:table-row table:style-name="ro1">
          <table:table-cell office:value-type="float" office:value="311200" calcext:value-type="float">
            <text:p>311200</text:p>
          </table:table-cell>
          <table:table-cell office:value-type="float" office:value="0" calcext:value-type="float">
            <text:p>0</text:p>
          </table:table-cell>
          <table:table-cell office:value-type="float" office:value="1647959" calcext:value-type="float">
            <text:p>1647959</text:p>
          </table:table-cell>
          <table:table-cell office:value-type="float" office:value="40069" calcext:value-type="float">
            <text:p>40069</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408579" calcext:value-type="float">
            <text:p>408579</text:p>
          </table:table-cell>
          <table:table-cell office:value-type="float" office:value="0" calcext:value-type="float">
            <text:p>0</text:p>
          </table:table-cell>
          <table:table-cell office:value-type="float" office:value="548515" calcext:value-type="float">
            <text:p>548515</text:p>
          </table:table-cell>
          <table:table-cell office:value-type="float" office:value="300863" calcext:value-type="float">
            <text:p>300863</text:p>
          </table:table-cell>
          <table:table-cell office:value-type="string" calcext:value-type="string">
            <text:p>Wowww</text:p>
          </table:table-cell>
          <table:table-cell/>
        </table:table-row>
        <table:table-row table:style-name="ro1">
          <table:table-cell office:value-type="float" office:value="5137" calcext:value-type="float">
            <text:p>5137</text:p>
          </table:table-cell>
          <table:table-cell office:value-type="float" office:value="59137" calcext:value-type="float">
            <text:p>59137</text:p>
          </table:table-cell>
          <table:table-cell office:value-type="float" office:value="0" calcext:value-type="float">
            <text:p>0</text:p>
          </table:table-cell>
          <table:table-cell office:value-type="float" office:value="4679" calcext:value-type="float">
            <text:p>4679</text:p>
          </table:table-cell>
          <table:table-cell office:value-type="string" calcext:value-type="string">
            <text:p>[[@1]]</text:p>
          </table:table-cell>
          <table:table-cell/>
        </table:table-row>
        <table:table-row table:style-name="ro4">
          <table:table-cell office:value-type="float" office:value="37596" calcext:value-type="float">
            <text:p>37596</text:p>
          </table:table-cell>
          <table:table-cell office:value-type="float" office:value="0" calcext:value-type="float">
            <text:p>0</text:p>
          </table:table-cell>
          <table:table-cell office:value-type="float" office:value="627556" calcext:value-type="float">
            <text:p>627556</text:p>
          </table:table-cell>
          <table:table-cell office:value-type="float" office:value="187599" calcext:value-type="float">
            <text:p>187599</text:p>
          </table:table-cell>
          <table:table-cell office:value-type="string" calcext:value-type="string">
            <text:p>Well we're learn a lot with exploring and travel makes us keep stress free and creates a learning experience. </text:p>
            <text:p/>
            <text:p>Let's not stick to dream destinations and we'll explore the world than places. ?</text:p>
          </table:table-cell>
          <table:table-cell/>
        </table:table-row>
        <table:table-row table:style-name="ro1">
          <table:table-cell office:value-type="float" office:value="46359" calcext:value-type="float">
            <text:p>46359</text:p>
          </table:table-cell>
          <table:table-cell office:value-type="float" office:value="0" calcext:value-type="float">
            <text:p>0</text:p>
          </table:table-cell>
          <table:table-cell office:value-type="float" office:value="474871" calcext:value-type="float">
            <text:p>474871</text:p>
          </table:table-cell>
          <table:table-cell office:value-type="float" office:value="52569" calcext:value-type="float">
            <text:p>52569</text:p>
          </table:table-cell>
          <table:table-cell office:value-type="string" calcext:value-type="string">
            <text:p>you have travelled so much, i'm waiting to hear more stories</text:p>
          </table:table-cell>
          <table:table-cell/>
        </table:table-row>
        <table:table-row table:style-name="ro1">
          <table:table-cell office:value-type="float" office:value="262272" calcext:value-type="float">
            <text:p>262272</text:p>
          </table:table-cell>
          <table:table-cell office:value-type="float" office:value="0" calcext:value-type="float">
            <text:p>0</text:p>
          </table:table-cell>
          <table:table-cell office:value-type="float" office:value="1362586" calcext:value-type="float">
            <text:p>1362586</text:p>
          </table:table-cell>
          <table:table-cell office:value-type="float" office:value="82910" calcext:value-type="float">
            <text:p>82910</text:p>
          </table:table-cell>
          <table:table-cell office:value-type="string" calcext:value-type="string">
            <text:p>Your pictures truely inspire me to travel to this place, but your content is too less to say how :(</text:p>
          </table:table-cell>
          <table:table-cell/>
        </table:table-row>
        <table:table-row table:style-name="ro1">
          <table:table-cell office:value-type="float" office:value="276212" calcext:value-type="float">
            <text:p>276212</text:p>
          </table:table-cell>
          <table:table-cell office:value-type="float" office:value="0" calcext:value-type="float">
            <text:p>0</text:p>
          </table:table-cell>
          <table:table-cell office:value-type="float" office:value="1366256" calcext:value-type="float">
            <text:p>1366256</text:p>
          </table:table-cell>
          <table:table-cell office:value-type="float" office:value="418963" calcext:value-type="float">
            <text:p>418963</text:p>
          </table:table-cell>
          <table:table-cell office:value-type="string" calcext:value-type="string">
            <text:p>[[@80836]] wow thanks alot :)</text:p>
          </table:table-cell>
          <table:table-cell/>
        </table:table-row>
        <table:table-row table:style-name="ro1">
          <table:table-cell office:value-type="float" office:value="353303" calcext:value-type="float">
            <text:p>353303</text:p>
          </table:table-cell>
          <table:table-cell office:value-type="float" office:value="0" calcext:value-type="float">
            <text:p>0</text:p>
          </table:table-cell>
          <table:table-cell office:value-type="float" office:value="1915135" calcext:value-type="float">
            <text:p>1915135</text:p>
          </table:table-cell>
          <table:table-cell office:value-type="float" office:value="40136" calcext:value-type="float">
            <text:p>40136</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10410" calcext:value-type="float">
            <text:p>10410</text:p>
          </table:table-cell>
          <table:table-cell office:value-type="float" office:value="133318" calcext:value-type="float">
            <text:p>133318</text:p>
          </table:table-cell>
          <table:table-cell office:value-type="float" office:value="0" calcext:value-type="float">
            <text:p>0</text:p>
          </table:table-cell>
          <table:table-cell office:value-type="float" office:value="93226" calcext:value-type="float">
            <text:p>93226</text:p>
          </table:table-cell>
          <table:table-cell office:value-type="string" calcext:value-type="string">
            <text:p>[[@1]]</text:p>
          </table:table-cell>
          <table:table-cell/>
        </table:table-row>
        <table:table-row table:style-name="ro1">
          <table:table-cell office:value-type="float" office:value="67153" calcext:value-type="float">
            <text:p>67153</text:p>
          </table:table-cell>
          <table:table-cell office:value-type="float" office:value="0" calcext:value-type="float">
            <text:p>0</text:p>
          </table:table-cell>
          <table:table-cell office:value-type="float" office:value="696347" calcext:value-type="float">
            <text:p>696347</text:p>
          </table:table-cell>
          <table:table-cell office:value-type="float" office:value="76898" calcext:value-type="float">
            <text:p>76898</text:p>
          </table:table-cell>
          <table:table-cell office:value-type="string" calcext:value-type="string">
            <text:p>Your trail reminded me of an old book i'd read, maybe you could share some videos of the place</text:p>
          </table:table-cell>
          <table:table-cell/>
        </table:table-row>
        <table:table-row table:style-name="ro1">
          <table:table-cell office:value-type="float" office:value="71613" calcext:value-type="float">
            <text:p>71613</text:p>
          </table:table-cell>
          <table:table-cell office:value-type="float" office:value="0" calcext:value-type="float">
            <text:p>0</text:p>
          </table:table-cell>
          <table:table-cell office:value-type="float" office:value="708586" calcext:value-type="float">
            <text:p>708586</text:p>
          </table:table-cell>
          <table:table-cell office:value-type="float" office:value="82748" calcext:value-type="float">
            <text:p>82748</text:p>
          </table:table-cell>
          <table:table-cell office:value-type="string" calcext:value-type="string">
            <text:p>Hey thats so informative and amazing, could you give more details?</text:p>
          </table:table-cell>
          <table:table-cell/>
        </table:table-row>
        <table:table-row table:style-name="ro1">
          <table:table-cell office:value-type="float" office:value="256797" calcext:value-type="float">
            <text:p>256797</text:p>
          </table:table-cell>
          <table:table-cell office:value-type="float" office:value="0" calcext:value-type="float">
            <text:p>0</text:p>
          </table:table-cell>
          <table:table-cell office:value-type="float" office:value="1326821" calcext:value-type="float">
            <text:p>1326821</text:p>
          </table:table-cell>
          <table:table-cell office:value-type="float" office:value="82869" calcext:value-type="float">
            <text:p>82869</text:p>
          </table:table-cell>
          <table:table-cell office:value-type="string" calcext:value-type="string">
            <text:p>The title drew my attention at once, wish the information could be a little more detailed!</text:p>
          </table:table-cell>
          <table:table-cell/>
        </table:table-row>
        <table:table-row table:style-name="ro1">
          <table:table-cell office:value-type="float" office:value="293847" calcext:value-type="float">
            <text:p>293847</text:p>
          </table:table-cell>
          <table:table-cell office:value-type="float" office:value="0" calcext:value-type="float">
            <text:p>0</text:p>
          </table:table-cell>
          <table:table-cell office:value-type="float" office:value="1553978" calcext:value-type="float">
            <text:p>1553978</text:p>
          </table:table-cell>
          <table:table-cell office:value-type="float" office:value="84235" calcext:value-type="float">
            <text:p>84235</text:p>
          </table:table-cell>
          <table:table-cell office:value-type="string" calcext:value-type="string">
            <text:p>This trail is ingenious! brilliant work!</text:p>
          </table:table-cell>
          <table:table-cell/>
        </table:table-row>
        <table:table-row table:style-name="ro1">
          <table:table-cell office:value-type="float" office:value="425200" calcext:value-type="float">
            <text:p>425200</text:p>
          </table:table-cell>
          <table:table-cell office:value-type="float" office:value="0" calcext:value-type="float">
            <text:p>0</text:p>
          </table:table-cell>
          <table:table-cell office:value-type="float" office:value="869684" calcext:value-type="float">
            <text:p>869684</text:p>
          </table:table-cell>
          <table:table-cell office:value-type="float" office:value="7356" calcext:value-type="float">
            <text:p>7356</text:p>
          </table:table-cell>
          <table:table-cell office:value-type="string" calcext:value-type="string">
            <text:p>cheese cake </text:p>
          </table:table-cell>
          <table:table-cell/>
        </table:table-row>
        <table:table-row table:style-name="ro4">
          <table:table-cell office:value-type="float" office:value="1008" calcext:value-type="float">
            <text:p>1008</text:p>
          </table:table-cell>
          <table:table-cell office:value-type="float" office:value="2528" calcext:value-type="float">
            <text:p>2528</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Hey Suyog.. </text:p>
            <text:p>Awesome content you are creating here. The community is loving it. Just a suggestion on the trail name, I don't think mentioning the word Trail in the name of this trail is required..Had I created it,  I would have mentioned as 'My favourite Non veg dishes/food/places in town'. What do you think?</text:p>
            <text:p>Btw, check my profile and suggest what how can I make my tales better. Cheers.</text:p>
          </table:table-cell>
          <table:table-cell/>
        </table:table-row>
        <table:table-row table:style-name="ro1">
          <table:table-cell office:value-type="float" office:value="4595" calcext:value-type="float">
            <text:p>4595</text:p>
          </table:table-cell>
          <table:table-cell office:value-type="float" office:value="46893" calcext:value-type="float">
            <text:p>46893</text:p>
          </table:table-cell>
          <table:table-cell office:value-type="float" office:value="0" calcext:value-type="float">
            <text:p>0</text:p>
          </table:table-cell>
          <table:table-cell office:value-type="float" office:value="34387" calcext:value-type="float">
            <text:p>34387</text:p>
          </table:table-cell>
          <table:table-cell office:value-type="string" calcext:value-type="string">
            <text:p>I skydived in Queenstown a few years ago- amazing experience! </text:p>
          </table:table-cell>
          <table:table-cell/>
        </table:table-row>
        <table:table-row table:style-name="ro1">
          <table:table-cell office:value-type="float" office:value="31969" calcext:value-type="float">
            <text:p>31969</text:p>
          </table:table-cell>
          <table:table-cell office:value-type="float" office:value="0" calcext:value-type="float">
            <text:p>0</text:p>
          </table:table-cell>
          <table:table-cell office:value-type="float" office:value="98933" calcext:value-type="float">
            <text:p>98933</text:p>
          </table:table-cell>
          <table:table-cell office:value-type="float" office:value="35217" calcext:value-type="float">
            <text:p>35217</text:p>
          </table:table-cell>
          <table:table-cell office:value-type="string" calcext:value-type="string">
            <text:p>[[@1]]</text:p>
          </table:table-cell>
          <table:table-cell/>
        </table:table-row>
        <table:table-row table:style-name="ro1">
          <table:table-cell office:value-type="float" office:value="124076" calcext:value-type="float">
            <text:p>124076</text:p>
          </table:table-cell>
          <table:table-cell office:value-type="float" office:value="0" calcext:value-type="float">
            <text:p>0</text:p>
          </table:table-cell>
          <table:table-cell office:value-type="float" office:value="825174" calcext:value-type="float">
            <text:p>825174</text:p>
          </table:table-cell>
          <table:table-cell office:value-type="float" office:value="245474" calcext:value-type="float">
            <text:p>245474</text:p>
          </table:table-cell>
          <table:table-cell office:value-type="string" calcext:value-type="string">
            <text:p>[[@82703]] haha am amateur.. just trying out to share my experience..</text:p>
          </table:table-cell>
          <table:table-cell/>
        </table:table-row>
        <table:table-row table:style-name="ro1">
          <table:table-cell office:value-type="float" office:value="144406" calcext:value-type="float">
            <text:p>144406</text:p>
          </table:table-cell>
          <table:table-cell office:value-type="float" office:value="0" calcext:value-type="float">
            <text:p>0</text:p>
          </table:table-cell>
          <table:table-cell office:value-type="float" office:value="877092" calcext:value-type="float">
            <text:p>877092</text:p>
          </table:table-cell>
          <table:table-cell office:value-type="float" office:value="86024" calcext:value-type="float">
            <text:p>86024</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156682" calcext:value-type="float">
            <text:p>156682</text:p>
          </table:table-cell>
          <table:table-cell office:value-type="float" office:value="0" calcext:value-type="float">
            <text:p>0</text:p>
          </table:table-cell>
          <table:table-cell office:value-type="float" office:value="908923" calcext:value-type="float">
            <text:p>908923</text:p>
          </table:table-cell>
          <table:table-cell office:value-type="float" office:value="79994" calcext:value-type="float">
            <text:p>79994</text:p>
          </table:table-cell>
          <table:table-cell office:value-type="string" calcext:value-type="string">
            <text:p>Amazing trail, could share some videos of the same</text:p>
          </table:table-cell>
          <table:table-cell/>
        </table:table-row>
        <table:table-row table:style-name="ro1">
          <table:table-cell office:value-type="float" office:value="287464" calcext:value-type="float">
            <text:p>287464</text:p>
          </table:table-cell>
          <table:table-cell office:value-type="float" office:value="0" calcext:value-type="float">
            <text:p>0</text:p>
          </table:table-cell>
          <table:table-cell office:value-type="float" office:value="1514937" calcext:value-type="float">
            <text:p>1514937</text:p>
          </table:table-cell>
          <table:table-cell office:value-type="float" office:value="80822" calcext:value-type="float">
            <text:p>80822</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02328" calcext:value-type="float">
            <text:p>302328</text:p>
          </table:table-cell>
          <table:table-cell office:value-type="float" office:value="0" calcext:value-type="float">
            <text:p>0</text:p>
          </table:table-cell>
          <table:table-cell office:value-type="float" office:value="1595942" calcext:value-type="float">
            <text:p>1595942</text:p>
          </table:table-cell>
          <table:table-cell office:value-type="float" office:value="491464" calcext:value-type="float">
            <text:p>491464</text:p>
          </table:table-cell>
          <table:table-cell office:value-type="string" calcext:value-type="string">
            <text:p>[[@45103]] <text:s/>thank u! Will definitely <text:s/>try to improve...</text:p>
          </table:table-cell>
          <table:table-cell/>
        </table:table-row>
        <table:table-row table:style-name="ro1">
          <table:table-cell office:value-type="float" office:value="309697" calcext:value-type="float">
            <text:p>309697</text:p>
          </table:table-cell>
          <table:table-cell office:value-type="float" office:value="0" calcext:value-type="float">
            <text:p>0</text:p>
          </table:table-cell>
          <table:table-cell office:value-type="float" office:value="1642482" calcext:value-type="float">
            <text:p>1642482</text:p>
          </table:table-cell>
          <table:table-cell office:value-type="float" office:value="43326" calcext:value-type="float">
            <text:p>43326</text:p>
          </table:table-cell>
          <table:table-cell office:value-type="string" calcext:value-type="string">
            <text:p>Whoa! The images are crystal clear and so is the content!</text:p>
          </table:table-cell>
          <table:table-cell/>
        </table:table-row>
        <table:table-row table:style-name="ro1">
          <table:table-cell office:value-type="float" office:value="5177" calcext:value-type="float">
            <text:p>5177</text:p>
          </table:table-cell>
          <table:table-cell office:value-type="float" office:value="59430" calcext:value-type="float">
            <text:p>59430</text:p>
          </table:table-cell>
          <table:table-cell office:value-type="float" office:value="0" calcext:value-type="float">
            <text:p>0</text:p>
          </table:table-cell>
          <table:table-cell office:value-type="float" office:value="29307" calcext:value-type="float">
            <text:p>29307</text:p>
          </table:table-cell>
          <table:table-cell office:value-type="string" calcext:value-type="string">
            <text:p>[[@1]]</text:p>
          </table:table-cell>
          <table:table-cell/>
        </table:table-row>
        <table:table-row table:style-name="ro1">
          <table:table-cell office:value-type="float" office:value="30915" calcext:value-type="float">
            <text:p>30915</text:p>
          </table:table-cell>
          <table:table-cell office:value-type="float" office:value="0" calcext:value-type="float">
            <text:p>0</text:p>
          </table:table-cell>
          <table:table-cell office:value-type="float" office:value="613647" calcext:value-type="float">
            <text:p>613647</text:p>
          </table:table-cell>
          <table:table-cell office:value-type="float" office:value="40706" calcext:value-type="float">
            <text:p>4070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83151" calcext:value-type="float">
            <text:p>83151</text:p>
          </table:table-cell>
          <table:table-cell office:value-type="float" office:value="0" calcext:value-type="float">
            <text:p>0</text:p>
          </table:table-cell>
          <table:table-cell office:value-type="float" office:value="122573" calcext:value-type="float">
            <text:p>122573</text:p>
          </table:table-cell>
          <table:table-cell office:value-type="float" office:value="49440" calcext:value-type="float">
            <text:p>49440</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84908" calcext:value-type="float">
            <text:p>84908</text:p>
          </table:table-cell>
          <table:table-cell office:value-type="float" office:value="0" calcext:value-type="float">
            <text:p>0</text:p>
          </table:table-cell>
          <table:table-cell office:value-type="float" office:value="52662" calcext:value-type="float">
            <text:p>52662</text:p>
          </table:table-cell>
          <table:table-cell office:value-type="float" office:value="40711" calcext:value-type="float">
            <text:p>40711</text:p>
          </table:table-cell>
          <table:table-cell office:value-type="string" calcext:value-type="string">
            <text:p>When's your next update?!</text:p>
          </table:table-cell>
          <table:table-cell/>
        </table:table-row>
        <table:table-row table:style-name="ro1">
          <table:table-cell office:value-type="float" office:value="131638" calcext:value-type="float">
            <text:p>131638</text:p>
          </table:table-cell>
          <table:table-cell office:value-type="float" office:value="0" calcext:value-type="float">
            <text:p>0</text:p>
          </table:table-cell>
          <table:table-cell office:value-type="float" office:value="838776" calcext:value-type="float">
            <text:p>838776</text:p>
          </table:table-cell>
          <table:table-cell office:value-type="float" office:value="250343" calcext:value-type="float">
            <text:p>250343</text:p>
          </table:table-cell>
          <table:table-cell office:value-type="string" calcext:value-type="string">
            <text:p>[[@81218]] ... thanks Nupur</text:p>
          </table:table-cell>
          <table:table-cell/>
        </table:table-row>
        <table:table-row table:style-name="ro1">
          <table:table-cell office:value-type="float" office:value="153257" calcext:value-type="float">
            <text:p>153257</text:p>
          </table:table-cell>
          <table:table-cell office:value-type="float" office:value="0" calcext:value-type="float">
            <text:p>0</text:p>
          </table:table-cell>
          <table:table-cell office:value-type="float" office:value="894491" calcext:value-type="float">
            <text:p>894491</text:p>
          </table:table-cell>
          <table:table-cell office:value-type="float" office:value="268193" calcext:value-type="float">
            <text:p>268193</text:p>
          </table:table-cell>
          <table:table-cell office:value-type="string" calcext:value-type="string">
            <text:p>[[@85129]] I use my Google Android phone! ??</text:p>
          </table:table-cell>
          <table:table-cell/>
        </table:table-row>
        <table:table-row table:style-name="ro1">
          <table:table-cell office:value-type="float" office:value="250955" calcext:value-type="float">
            <text:p>250955</text:p>
          </table:table-cell>
          <table:table-cell office:value-type="float" office:value="0" calcext:value-type="float">
            <text:p>0</text:p>
          </table:table-cell>
          <table:table-cell office:value-type="float" office:value="1277522" calcext:value-type="float">
            <text:p>1277522</text:p>
          </table:table-cell>
          <table:table-cell office:value-type="float" office:value="349156" calcext:value-type="float">
            <text:p>349156</text:p>
          </table:table-cell>
          <table:table-cell office:value-type="string" calcext:value-type="string">
            <text:p>[[@1]]</text:p>
          </table:table-cell>
          <table:table-cell/>
        </table:table-row>
        <table:table-row table:style-name="ro1">
          <table:table-cell office:value-type="float" office:value="266243" calcext:value-type="float">
            <text:p>266243</text:p>
          </table:table-cell>
          <table:table-cell office:value-type="float" office:value="0" calcext:value-type="float">
            <text:p>0</text:p>
          </table:table-cell>
          <table:table-cell office:value-type="float" office:value="1376325" calcext:value-type="float">
            <text:p>1376325</text:p>
          </table:table-cell>
          <table:table-cell office:value-type="float" office:value="422248" calcext:value-type="float">
            <text:p>422248</text:p>
          </table:table-cell>
          <table:table-cell office:value-type="string" calcext:value-type="string">
            <text:p>[[@1]]</text:p>
          </table:table-cell>
          <table:table-cell/>
        </table:table-row>
        <table:table-row table:style-name="ro1">
          <table:table-cell office:value-type="float" office:value="395109" calcext:value-type="float">
            <text:p>395109</text:p>
          </table:table-cell>
          <table:table-cell office:value-type="float" office:value="0" calcext:value-type="float">
            <text:p>0</text:p>
          </table:table-cell>
          <table:table-cell office:value-type="float" office:value="2288782" calcext:value-type="float">
            <text:p>2288782</text:p>
          </table:table-cell>
          <table:table-cell office:value-type="float" office:value="2560" calcext:value-type="float">
            <text:p>2560</text:p>
          </table:table-cell>
          <table:table-cell office:value-type="string" calcext:value-type="string">
            <text:p>I wish this video was longer tbh!! </text:p>
          </table:table-cell>
          <table:table-cell/>
        </table:table-row>
        <table:table-row table:style-name="ro1">
          <table:table-cell office:value-type="float" office:value="408453" calcext:value-type="float">
            <text:p>408453</text:p>
          </table:table-cell>
          <table:table-cell office:value-type="float" office:value="0" calcext:value-type="float">
            <text:p>0</text:p>
          </table:table-cell>
          <table:table-cell office:value-type="float" office:value="2307130" calcext:value-type="float">
            <text:p>2307130</text:p>
          </table:table-cell>
          <table:table-cell office:value-type="float" office:value="822926" calcext:value-type="float">
            <text:p>822926</text:p>
          </table:table-cell>
          <table:table-cell office:value-type="string" calcext:value-type="string">
            <text:p>[[@1177292]] i love my india.</text:p>
          </table:table-cell>
          <table:table-cell/>
        </table:table-row>
        <table:table-row table:style-name="ro1">
          <table:table-cell office:value-type="float" office:value="435370" calcext:value-type="float">
            <text:p>435370</text:p>
          </table:table-cell>
          <table:table-cell office:value-type="float" office:value="0" calcext:value-type="float">
            <text:p>0</text:p>
          </table:table-cell>
          <table:table-cell office:value-type="float" office:value="2316704" calcext:value-type="float">
            <text:p>2316704</text:p>
          </table:table-cell>
          <table:table-cell office:value-type="float" office:value="1521875" calcext:value-type="float">
            <text:p>1521875</text:p>
          </table:table-cell>
          <table:table-cell office:value-type="string" calcext:value-type="string">
            <text:p>Oo kaise ho m.....</text:p>
          </table:table-cell>
          <table:table-cell/>
        </table:table-row>
        <table:table-row table:style-name="ro1">
          <table:table-cell office:value-type="float" office:value="17714" calcext:value-type="float">
            <text:p>17714</text:p>
          </table:table-cell>
          <table:table-cell office:value-type="float" office:value="0" calcext:value-type="float">
            <text:p>0</text:p>
          </table:table-cell>
          <table:table-cell office:value-type="float" office:value="2106" calcext:value-type="float">
            <text:p>2106</text:p>
          </table:table-cell>
          <table:table-cell office:value-type="float" office:value="133598" calcext:value-type="float">
            <text:p>133598</text:p>
          </table:table-cell>
          <table:table-cell office:value-type="string" calcext:value-type="string">
            <text:p>Delicious</text:p>
          </table:table-cell>
          <table:table-cell/>
        </table:table-row>
        <table:table-row table:style-name="ro1">
          <table:table-cell office:value-type="float" office:value="137542" calcext:value-type="float">
            <text:p>137542</text:p>
          </table:table-cell>
          <table:table-cell office:value-type="float" office:value="335104" calcext:value-type="float">
            <text:p>335104</text:p>
          </table:table-cell>
          <table:table-cell office:value-type="float" office:value="0" calcext:value-type="float">
            <text:p>0</text:p>
          </table:table-cell>
          <table:table-cell office:value-type="float" office:value="245260" calcext:value-type="float">
            <text:p>245260</text:p>
          </table:table-cell>
          <table:table-cell office:value-type="string" calcext:value-type="string">
            <text:p>Hey lovely pics..the place looks <text:s/>very beautiful..can u suggest places to visit in devala n which would b the right time to visit?</text:p>
          </table:table-cell>
          <table:table-cell/>
        </table:table-row>
        <table:table-row table:style-name="ro1">
          <table:table-cell office:value-type="float" office:value="144808" calcext:value-type="float">
            <text:p>144808</text:p>
          </table:table-cell>
          <table:table-cell office:value-type="float" office:value="0" calcext:value-type="float">
            <text:p>0</text:p>
          </table:table-cell>
          <table:table-cell office:value-type="float" office:value="878821" calcext:value-type="float">
            <text:p>878821</text:p>
          </table:table-cell>
          <table:table-cell office:value-type="float" office:value="78658" calcext:value-type="float">
            <text:p>78658</text:p>
          </table:table-cell>
          <table:table-cell office:value-type="string" calcext:value-type="string">
            <text:p>Keep trelling ❤️❤️</text:p>
          </table:table-cell>
          <table:table-cell/>
        </table:table-row>
        <table:table-row table:style-name="ro1">
          <table:table-cell office:value-type="float" office:value="189175" calcext:value-type="float">
            <text:p>189175</text:p>
          </table:table-cell>
          <table:table-cell office:value-type="float" office:value="0" calcext:value-type="float">
            <text:p>0</text:p>
          </table:table-cell>
          <table:table-cell office:value-type="float" office:value="979277" calcext:value-type="float">
            <text:p>979277</text:p>
          </table:table-cell>
          <table:table-cell office:value-type="float" office:value="295055" calcext:value-type="float">
            <text:p>295055</text:p>
          </table:table-cell>
          <table:table-cell office:value-type="string" calcext:value-type="string">
            <text:p>[[@83394]] thanks it's inbuild in my mobile.</text:p>
          </table:table-cell>
          <table:table-cell/>
        </table:table-row>
        <table:table-row table:style-name="ro1">
          <table:table-cell office:value-type="float" office:value="189309" calcext:value-type="float">
            <text:p>189309</text:p>
          </table:table-cell>
          <table:table-cell office:value-type="float" office:value="0" calcext:value-type="float">
            <text:p>0</text:p>
          </table:table-cell>
          <table:table-cell office:value-type="float" office:value="923519" calcext:value-type="float">
            <text:p>923519</text:p>
          </table:table-cell>
          <table:table-cell office:value-type="float" office:value="82984" calcext:value-type="float">
            <text:p>82984</text:p>
          </table:table-cell>
          <table:table-cell office:value-type="string" calcext:value-type="string">
            <text:p>I'm in love the picture selection of this Trail! only if the content would've been a little detailed!</text:p>
          </table:table-cell>
          <table:table-cell/>
        </table:table-row>
        <table:table-row table:style-name="ro1">
          <table:table-cell office:value-type="float" office:value="203509" calcext:value-type="float">
            <text:p>203509</text:p>
          </table:table-cell>
          <table:table-cell office:value-type="float" office:value="0" calcext:value-type="float">
            <text:p>0</text:p>
          </table:table-cell>
          <table:table-cell office:value-type="float" office:value="1054453" calcext:value-type="float">
            <text:p>1054453</text:p>
          </table:table-cell>
          <table:table-cell office:value-type="float" office:value="317349" calcext:value-type="float">
            <text:p>317349</text:p>
          </table:table-cell>
          <table:table-cell office:value-type="string" calcext:value-type="string">
            <text:p>[[@40352]] yes bro?</text:p>
          </table:table-cell>
          <table:table-cell/>
        </table:table-row>
        <table:table-row table:style-name="ro1">
          <table:table-cell office:value-type="float" office:value="281851" calcext:value-type="float">
            <text:p>281851</text:p>
          </table:table-cell>
          <table:table-cell office:value-type="float" office:value="0" calcext:value-type="float">
            <text:p>0</text:p>
          </table:table-cell>
          <table:table-cell office:value-type="float" office:value="1480552" calcext:value-type="float">
            <text:p>1480552</text:p>
          </table:table-cell>
          <table:table-cell office:value-type="float" office:value="52640" calcext:value-type="float">
            <text:p>52640</text:p>
          </table:table-cell>
          <table:table-cell office:value-type="string" calcext:value-type="string">
            <text:p>When's your next update?!</text:p>
          </table:table-cell>
          <table:table-cell/>
        </table:table-row>
        <table:table-row table:style-name="ro1">
          <table:table-cell office:value-type="float" office:value="348112" calcext:value-type="float">
            <text:p>348112</text:p>
          </table:table-cell>
          <table:table-cell office:value-type="float" office:value="0" calcext:value-type="float">
            <text:p>0</text:p>
          </table:table-cell>
          <table:table-cell office:value-type="float" office:value="1871746" calcext:value-type="float">
            <text:p>1871746</text:p>
          </table:table-cell>
          <table:table-cell office:value-type="float" office:value="86019" calcext:value-type="float">
            <text:p>86019</text:p>
          </table:table-cell>
          <table:table-cell office:value-type="string" calcext:value-type="string">
            <text:p>Amazing content ❤️❤️</text:p>
          </table:table-cell>
          <table:table-cell/>
        </table:table-row>
        <table:table-row table:style-name="ro1">
          <table:table-cell office:value-type="float" office:value="357466" calcext:value-type="float">
            <text:p>357466</text:p>
          </table:table-cell>
          <table:table-cell office:value-type="float" office:value="0" calcext:value-type="float">
            <text:p>0</text:p>
          </table:table-cell>
          <table:table-cell office:value-type="float" office:value="1871249" calcext:value-type="float">
            <text:p>1871249</text:p>
          </table:table-cell>
          <table:table-cell office:value-type="float" office:value="607028" calcext:value-type="float">
            <text:p>607028</text:p>
          </table:table-cell>
          <table:table-cell office:value-type="string" calcext:value-type="string">
            <text:p>Which place it is</text:p>
          </table:table-cell>
          <table:table-cell/>
        </table:table-row>
        <table:table-row table:style-name="ro1">
          <table:table-cell office:value-type="float" office:value="371372" calcext:value-type="float">
            <text:p>371372</text:p>
          </table:table-cell>
          <table:table-cell office:value-type="float" office:value="0" calcext:value-type="float">
            <text:p>0</text:p>
          </table:table-cell>
          <table:table-cell office:value-type="float" office:value="2209976" calcext:value-type="float">
            <text:p>2209976</text:p>
          </table:table-cell>
          <table:table-cell office:value-type="float" office:value="39640" calcext:value-type="float">
            <text:p>39640</text:p>
          </table:table-cell>
          <table:table-cell office:value-type="string" calcext:value-type="string">
            <text:p>luvd it..❤️❤️❤️❤️</text:p>
          </table:table-cell>
          <table:table-cell/>
        </table:table-row>
        <table:table-row table:style-name="ro1">
          <table:table-cell office:value-type="float" office:value="386873" calcext:value-type="float">
            <text:p>386873</text:p>
          </table:table-cell>
          <table:table-cell office:value-type="float" office:value="0" calcext:value-type="float">
            <text:p>0</text:p>
          </table:table-cell>
          <table:table-cell office:value-type="float" office:value="1735105" calcext:value-type="float">
            <text:p>1735105</text:p>
          </table:table-cell>
          <table:table-cell office:value-type="float" office:value="897893" calcext:value-type="float">
            <text:p>897893</text:p>
          </table:table-cell>
          <table:table-cell office:value-type="string" calcext:value-type="string">
            <text:p>very nice</text:p>
          </table:table-cell>
          <table:table-cell/>
        </table:table-row>
        <table:table-row table:style-name="ro1">
          <table:table-cell office:value-type="float" office:value="390440" calcext:value-type="float">
            <text:p>390440</text:p>
          </table:table-cell>
          <table:table-cell office:value-type="float" office:value="0" calcext:value-type="float">
            <text:p>0</text:p>
          </table:table-cell>
          <table:table-cell office:value-type="float" office:value="2268008" calcext:value-type="float">
            <text:p>2268008</text:p>
          </table:table-cell>
          <table:table-cell office:value-type="float" office:value="930601" calcext:value-type="float">
            <text:p>930601</text:p>
          </table:table-cell>
          <table:table-cell office:value-type="string" calcext:value-type="string">
            <text:p>Nice</text:p>
          </table:table-cell>
          <table:table-cell/>
        </table:table-row>
        <table:table-row table:style-name="ro1">
          <table:table-cell office:value-type="float" office:value="405172" calcext:value-type="float">
            <text:p>405172</text:p>
          </table:table-cell>
          <table:table-cell office:value-type="float" office:value="0" calcext:value-type="float">
            <text:p>0</text:p>
          </table:table-cell>
          <table:table-cell office:value-type="float" office:value="761311" calcext:value-type="float">
            <text:p>761311</text:p>
          </table:table-cell>
          <table:table-cell office:value-type="float" office:value="1093415" calcext:value-type="float">
            <text:p>1093415</text:p>
          </table:table-cell>
          <table:table-cell office:value-type="string" calcext:value-type="string">
            <text:p>Hmmm yummy</text:p>
          </table:table-cell>
          <table:table-cell/>
        </table:table-row>
        <table:table-row table:style-name="ro1">
          <table:table-cell office:value-type="float" office:value="408171" calcext:value-type="float">
            <text:p>408171</text:p>
          </table:table-cell>
          <table:table-cell office:value-type="float" office:value="0" calcext:value-type="float">
            <text:p>0</text:p>
          </table:table-cell>
          <table:table-cell office:value-type="float" office:value="2317325" calcext:value-type="float">
            <text:p>2317325</text:p>
          </table:table-cell>
          <table:table-cell office:value-type="float" office:value="1169809" calcext:value-type="float">
            <text:p>1169809</text:p>
          </table:table-cell>
          <table:table-cell office:value-type="string" calcext:value-type="string">
            <text:p>Hiiiii</text:p>
          </table:table-cell>
          <table:table-cell/>
        </table:table-row>
        <table:table-row table:style-name="ro2">
          <table:table-cell office:value-type="float" office:value="3342" calcext:value-type="float">
            <text:p>3342</text:p>
          </table:table-cell>
          <table:table-cell office:value-type="float" office:value="25446" calcext:value-type="float">
            <text:p>25446</text:p>
          </table:table-cell>
          <table:table-cell office:value-type="float" office:value="0" calcext:value-type="float">
            <text:p>0</text:p>
          </table:table-cell>
          <table:table-cell office:value-type="float" office:value="23" calcext:value-type="float">
            <text:p>23</text:p>
          </table:table-cell>
          <table:table-cell office:value-type="string" calcext:value-type="string">
            <text:p>Pizza is Bae! ?</text:p>
            <text:p>Have you tried Cheese Burst of Square Pizza? It's insanely delicious man!</text:p>
          </table:table-cell>
          <table:table-cell/>
        </table:table-row>
        <table:table-row table:style-name="ro1">
          <table:table-cell office:value-type="float" office:value="9429" calcext:value-type="float">
            <text:p>9429</text:p>
          </table:table-cell>
          <table:table-cell office:value-type="float" office:value="0" calcext:value-type="float">
            <text:p>0</text:p>
          </table:table-cell>
          <table:table-cell office:value-type="float" office:value="396111" calcext:value-type="float">
            <text:p>396111</text:p>
          </table:table-cell>
          <table:table-cell office:value-type="float" office:value="5624" calcext:value-type="float">
            <text:p>5624</text:p>
          </table:table-cell>
          <table:table-cell office:value-type="string" calcext:value-type="string">
            <text:p>kamaaal kr diya!!!!</text:p>
          </table:table-cell>
          <table:table-cell/>
        </table:table-row>
        <table:table-row table:style-name="ro1">
          <table:table-cell office:value-type="float" office:value="20905" calcext:value-type="float">
            <text:p>20905</text:p>
          </table:table-cell>
          <table:table-cell office:value-type="float" office:value="0" calcext:value-type="float">
            <text:p>0</text:p>
          </table:table-cell>
          <table:table-cell office:value-type="float" office:value="586915" calcext:value-type="float">
            <text:p>586915</text:p>
          </table:table-cell>
          <table:table-cell office:value-type="float" office:value="80705" calcext:value-type="float">
            <text:p>80705</text:p>
          </table:table-cell>
          <table:table-cell office:value-type="string" calcext:value-type="string">
            <text:p>loved your stories! wondering what your next trail would be?</text:p>
          </table:table-cell>
          <table:table-cell/>
        </table:table-row>
        <table:table-row table:style-name="ro1">
          <table:table-cell office:value-type="float" office:value="68034" calcext:value-type="float">
            <text:p>68034</text:p>
          </table:table-cell>
          <table:table-cell office:value-type="float" office:value="0" calcext:value-type="float">
            <text:p>0</text:p>
          </table:table-cell>
          <table:table-cell office:value-type="float" office:value="700061" calcext:value-type="float">
            <text:p>700061</text:p>
          </table:table-cell>
          <table:table-cell office:value-type="float" office:value="87390" calcext:value-type="float">
            <text:p>87390</text:p>
          </table:table-cell>
          <table:table-cell office:value-type="string" calcext:value-type="string">
            <text:p>Sahi hai yeh toh bc</text:p>
          </table:table-cell>
          <table:table-cell/>
        </table:table-row>
        <table:table-row table:style-name="ro1">
          <table:table-cell office:value-type="float" office:value="134076" calcext:value-type="float">
            <text:p>134076</text:p>
          </table:table-cell>
          <table:table-cell office:value-type="float" office:value="0" calcext:value-type="float">
            <text:p>0</text:p>
          </table:table-cell>
          <table:table-cell office:value-type="float" office:value="849882" calcext:value-type="float">
            <text:p>849882</text:p>
          </table:table-cell>
          <table:table-cell office:value-type="float" office:value="253858" calcext:value-type="float">
            <text:p>253858</text:p>
          </table:table-cell>
          <table:table-cell office:value-type="string" calcext:value-type="string">
            <text:p>Well to visit Kolkata it's better to visit during winter. Or springs. U can visit anytime and you will find same love and warmth!</text:p>
          </table:table-cell>
          <table:table-cell/>
        </table:table-row>
        <table:table-row table:style-name="ro1">
          <table:table-cell office:value-type="float" office:value="176066" calcext:value-type="float">
            <text:p>176066</text:p>
          </table:table-cell>
          <table:table-cell office:value-type="float" office:value="0" calcext:value-type="float">
            <text:p>0</text:p>
          </table:table-cell>
          <table:table-cell office:value-type="float" office:value="961444" calcext:value-type="float">
            <text:p>961444</text:p>
          </table:table-cell>
          <table:table-cell office:value-type="float" office:value="289040" calcext:value-type="float">
            <text:p>289040</text:p>
          </table:table-cell>
          <table:table-cell office:value-type="string" calcext:value-type="string">
            <text:p>[[@82697]] <text:s/>for trekking in Pune you can check out for lohagadh fort, tikona fort and sinhagadh fort too especially in rainy days.</text:p>
          </table:table-cell>
          <table:table-cell/>
        </table:table-row>
        <table:table-row table:style-name="ro1">
          <table:table-cell office:value-type="float" office:value="200712" calcext:value-type="float">
            <text:p>200712</text:p>
          </table:table-cell>
          <table:table-cell office:value-type="float" office:value="0" calcext:value-type="float">
            <text:p>0</text:p>
          </table:table-cell>
          <table:table-cell office:value-type="float" office:value="1040148" calcext:value-type="float">
            <text:p>1040148</text:p>
          </table:table-cell>
          <table:table-cell office:value-type="float" office:value="313780" calcext:value-type="float">
            <text:p>313780</text:p>
          </table:table-cell>
          <table:table-cell office:value-type="string" calcext:value-type="string">
            <text:p>@pattern.nation Phuket will be good.. trekking I'm not sure but you can walk and explore a lot.. <text:s/>that what I did every evening to night.. <text:s/>loved it..</text:p>
          </table:table-cell>
          <table:table-cell/>
        </table:table-row>
        <table:table-row table:style-name="ro1">
          <table:table-cell office:value-type="float" office:value="236685" calcext:value-type="float">
            <text:p>236685</text:p>
          </table:table-cell>
          <table:table-cell office:value-type="float" office:value="0" calcext:value-type="float">
            <text:p>0</text:p>
          </table:table-cell>
          <table:table-cell office:value-type="float" office:value="1192268" calcext:value-type="float">
            <text:p>1192268</text:p>
          </table:table-cell>
          <table:table-cell office:value-type="float" office:value="79412" calcext:value-type="float">
            <text:p>79412</text:p>
          </table:table-cell>
          <table:table-cell office:value-type="string" calcext:value-type="string">
            <text:p>The title took me further to your Trell, but I lost interest midway because there was no content.</text:p>
          </table:table-cell>
          <table:table-cell/>
        </table:table-row>
        <table:table-row table:style-name="ro1">
          <table:table-cell office:value-type="float" office:value="304939" calcext:value-type="float">
            <text:p>304939</text:p>
          </table:table-cell>
          <table:table-cell office:value-type="float" office:value="0" calcext:value-type="float">
            <text:p>0</text:p>
          </table:table-cell>
          <table:table-cell office:value-type="float" office:value="1206010" calcext:value-type="float">
            <text:p>1206010</text:p>
          </table:table-cell>
          <table:table-cell office:value-type="float" office:value="82018" calcext:value-type="float">
            <text:p>82018</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338528" calcext:value-type="float">
            <text:p>338528</text:p>
          </table:table-cell>
          <table:table-cell office:value-type="float" office:value="0" calcext:value-type="float">
            <text:p>0</text:p>
          </table:table-cell>
          <table:table-cell office:value-type="float" office:value="1806384" calcext:value-type="float">
            <text:p>1806384</text:p>
          </table:table-cell>
          <table:table-cell office:value-type="float" office:value="82241" calcext:value-type="float">
            <text:p>82241</text:p>
          </table:table-cell>
          <table:table-cell office:value-type="string" calcext:value-type="string">
            <text:p>The title was superb! The content was a little dreary!</text:p>
          </table:table-cell>
          <table:table-cell/>
        </table:table-row>
        <table:table-row table:style-name="ro1">
          <table:table-cell office:value-type="float" office:value="378655" calcext:value-type="float">
            <text:p>378655</text:p>
          </table:table-cell>
          <table:table-cell office:value-type="float" office:value="0" calcext:value-type="float">
            <text:p>0</text:p>
          </table:table-cell>
          <table:table-cell office:value-type="float" office:value="2231801" calcext:value-type="float">
            <text:p>2231801</text:p>
          </table:table-cell>
          <table:table-cell office:value-type="float" office:value="742989" calcext:value-type="float">
            <text:p>742989</text:p>
          </table:table-cell>
          <table:table-cell office:value-type="string" calcext:value-type="string">
            <text:p>Aur kya ho rha hai</text:p>
          </table:table-cell>
          <table:table-cell/>
        </table:table-row>
        <table:table-row table:style-name="ro1">
          <table:table-cell office:value-type="float" office:value="402169" calcext:value-type="float">
            <text:p>402169</text:p>
          </table:table-cell>
          <table:table-cell office:value-type="float" office:value="0" calcext:value-type="float">
            <text:p>0</text:p>
          </table:table-cell>
          <table:table-cell office:value-type="float" office:value="904619" calcext:value-type="float">
            <text:p>904619</text:p>
          </table:table-cell>
          <table:table-cell office:value-type="float" office:value="162750" calcext:value-type="float">
            <text:p>162750</text:p>
          </table:table-cell>
          <table:table-cell office:value-type="string" calcext:value-type="string">
            <text:p>Nice</text:p>
          </table:table-cell>
          <table:table-cell/>
        </table:table-row>
        <table:table-row table:style-name="ro1">
          <table:table-cell office:value-type="float" office:value="433494" calcext:value-type="float">
            <text:p>433494</text:p>
          </table:table-cell>
          <table:table-cell office:value-type="float" office:value="0" calcext:value-type="float">
            <text:p>0</text:p>
          </table:table-cell>
          <table:table-cell office:value-type="float" office:value="2287808" calcext:value-type="float">
            <text:p>2287808</text:p>
          </table:table-cell>
          <table:table-cell office:value-type="float" office:value="30095" calcext:value-type="float">
            <text:p>30095</text:p>
          </table:table-cell>
          <table:table-cell office:value-type="string" calcext:value-type="string">
            <text:p>cool camel</text:p>
          </table:table-cell>
          <table:table-cell/>
        </table:table-row>
        <table:table-row table:style-name="ro1">
          <table:table-cell office:value-type="float" office:value="435602" calcext:value-type="float">
            <text:p>435602</text:p>
          </table:table-cell>
          <table:table-cell office:value-type="float" office:value="0" calcext:value-type="float">
            <text:p>0</text:p>
          </table:table-cell>
          <table:table-cell office:value-type="float" office:value="2269193" calcext:value-type="float">
            <text:p>2269193</text:p>
          </table:table-cell>
          <table:table-cell office:value-type="float" office:value="1531365" calcext:value-type="float">
            <text:p>1531365</text:p>
          </table:table-cell>
          <table:table-cell office:value-type="string" calcext:value-type="string">
            <text:p>hii</text:p>
          </table:table-cell>
          <table:table-cell/>
        </table:table-row>
        <table:table-row table:style-name="ro1">
          <table:table-cell office:value-type="float" office:value="446030" calcext:value-type="float">
            <text:p>446030</text:p>
          </table:table-cell>
          <table:table-cell office:value-type="float" office:value="0" calcext:value-type="float">
            <text:p>0</text:p>
          </table:table-cell>
          <table:table-cell office:value-type="float" office:value="2378167" calcext:value-type="float">
            <text:p>2378167</text:p>
          </table:table-cell>
          <table:table-cell office:value-type="float" office:value="1799177" calcext:value-type="float">
            <text:p>1799177</text:p>
          </table:table-cell>
          <table:table-cell office:value-type="string" calcext:value-type="string">
            <text:p>Nice</text:p>
          </table:table-cell>
          <table:table-cell/>
        </table:table-row>
        <table:table-row table:style-name="ro1">
          <table:table-cell office:value-type="float" office:value="29395" calcext:value-type="float">
            <text:p>29395</text:p>
          </table:table-cell>
          <table:table-cell office:value-type="float" office:value="0" calcext:value-type="float">
            <text:p>0</text:p>
          </table:table-cell>
          <table:table-cell office:value-type="float" office:value="608892" calcext:value-type="float">
            <text:p>608892</text:p>
          </table:table-cell>
          <table:table-cell office:value-type="float" office:value="83287" calcext:value-type="float">
            <text:p>83287</text:p>
          </table:table-cell>
          <table:table-cell office:value-type="string" calcext:value-type="string">
            <text:p>Hey awesome experience, do you have any tips on camping in that area?</text:p>
          </table:table-cell>
          <table:table-cell/>
        </table:table-row>
        <table:table-row table:style-name="ro1">
          <table:table-cell office:value-type="float" office:value="37308" calcext:value-type="float">
            <text:p>37308</text:p>
          </table:table-cell>
          <table:table-cell office:value-type="float" office:value="0" calcext:value-type="float">
            <text:p>0</text:p>
          </table:table-cell>
          <table:table-cell office:value-type="float" office:value="150520" calcext:value-type="float">
            <text:p>150520</text:p>
          </table:table-cell>
          <table:table-cell office:value-type="float" office:value="81485" calcext:value-type="float">
            <text:p>81485</text:p>
          </table:table-cell>
          <table:table-cell office:value-type="string" calcext:value-type="string">
            <text:p>Hey the trail is amazing, could you give some info?</text:p>
          </table:table-cell>
          <table:table-cell/>
        </table:table-row>
        <table:table-row table:style-name="ro1">
          <table:table-cell office:value-type="float" office:value="198717" calcext:value-type="float">
            <text:p>198717</text:p>
          </table:table-cell>
          <table:table-cell office:value-type="float" office:value="0" calcext:value-type="float">
            <text:p>0</text:p>
          </table:table-cell>
          <table:table-cell office:value-type="float" office:value="1032109" calcext:value-type="float">
            <text:p>1032109</text:p>
          </table:table-cell>
          <table:table-cell office:value-type="float" office:value="311341" calcext:value-type="float">
            <text:p>311341</text:p>
          </table:table-cell>
          <table:table-cell office:value-type="string" calcext:value-type="string">
            <text:p>[[@87468]] <text:s/>yupp me too with super healthy dish?</text:p>
          </table:table-cell>
          <table:table-cell/>
        </table:table-row>
        <table:table-row table:style-name="ro1">
          <table:table-cell office:value-type="float" office:value="312590" calcext:value-type="float">
            <text:p>312590</text:p>
          </table:table-cell>
          <table:table-cell office:value-type="float" office:value="0" calcext:value-type="float">
            <text:p>0</text:p>
          </table:table-cell>
          <table:table-cell office:value-type="float" office:value="1656869" calcext:value-type="float">
            <text:p>1656869</text:p>
          </table:table-cell>
          <table:table-cell office:value-type="float" office:value="510731" calcext:value-type="float">
            <text:p>510731</text:p>
          </table:table-cell>
          <table:table-cell office:value-type="string" calcext:value-type="string">
            <text:p>Super Thanks Buddies ?✌️</text:p>
          </table:table-cell>
          <table:table-cell/>
        </table:table-row>
        <table:table-row table:style-name="ro1">
          <table:table-cell office:value-type="float" office:value="357645" calcext:value-type="float">
            <text:p>357645</text:p>
          </table:table-cell>
          <table:table-cell office:value-type="float" office:value="0" calcext:value-type="float">
            <text:p>0</text:p>
          </table:table-cell>
          <table:table-cell office:value-type="float" office:value="1935418" calcext:value-type="float">
            <text:p>1935418</text:p>
          </table:table-cell>
          <table:table-cell office:value-type="float" office:value="600539" calcext:value-type="float">
            <text:p>600539</text:p>
          </table:table-cell>
          <table:table-cell office:value-type="string" calcext:value-type="string">
            <text:p>@trail</text:p>
          </table:table-cell>
          <table:table-cell/>
        </table:table-row>
        <table:table-row table:style-name="ro1">
          <table:table-cell office:value-type="float" office:value="388064" calcext:value-type="float">
            <text:p>388064</text:p>
          </table:table-cell>
          <table:table-cell office:value-type="float" office:value="0" calcext:value-type="float">
            <text:p>0</text:p>
          </table:table-cell>
          <table:table-cell office:value-type="float" office:value="2267037" calcext:value-type="float">
            <text:p>2267037</text:p>
          </table:table-cell>
          <table:table-cell office:value-type="float" office:value="906032" calcext:value-type="float">
            <text:p>906032</text:p>
          </table:table-cell>
          <table:table-cell office:value-type="string" calcext:value-type="string">
            <text:p>Hi beautiful</text:p>
          </table:table-cell>
          <table:table-cell/>
        </table:table-row>
        <table:table-row table:style-name="ro1">
          <table:table-cell office:value-type="float" office:value="393776" calcext:value-type="float">
            <text:p>393776</text:p>
          </table:table-cell>
          <table:table-cell office:value-type="float" office:value="0" calcext:value-type="float">
            <text:p>0</text:p>
          </table:table-cell>
          <table:table-cell office:value-type="float" office:value="2231154" calcext:value-type="float">
            <text:p>2231154</text:p>
          </table:table-cell>
          <table:table-cell office:value-type="float" office:value="952355" calcext:value-type="float">
            <text:p>952355</text:p>
          </table:table-cell>
          <table:table-cell office:value-type="string" calcext:value-type="string">
            <text:p>Good</text:p>
          </table:table-cell>
          <table:table-cell/>
        </table:table-row>
        <table:table-row table:style-name="ro1">
          <table:table-cell office:value-type="float" office:value="464879" calcext:value-type="float">
            <text:p>464879</text:p>
          </table:table-cell>
          <table:table-cell office:value-type="float" office:value="0" calcext:value-type="float">
            <text:p>0</text:p>
          </table:table-cell>
          <table:table-cell office:value-type="float" office:value="2305372" calcext:value-type="float">
            <text:p>2305372</text:p>
          </table:table-cell>
          <table:table-cell office:value-type="float" office:value="2238142" calcext:value-type="float">
            <text:p>2238142</text:p>
          </table:table-cell>
          <table:table-cell office:value-type="string" calcext:value-type="string">
            <text:p>Nice</text:p>
          </table:table-cell>
          <table:table-cell/>
        </table:table-row>
        <table:table-row table:style-name="ro1">
          <table:table-cell office:value-type="float" office:value="1153" calcext:value-type="float">
            <text:p>1153</text:p>
          </table:table-cell>
          <table:table-cell office:value-type="float" office:value="2953" calcext:value-type="float">
            <text:p>2953</text:p>
          </table:table-cell>
          <table:table-cell office:value-type="float" office:value="0" calcext:value-type="float">
            <text:p>0</text:p>
          </table:table-cell>
          <table:table-cell office:value-type="float" office:value="203" calcext:value-type="float">
            <text:p>203</text:p>
          </table:table-cell>
          <table:table-cell office:value-type="string" calcext:value-type="string">
            <text:p>[[@657]] So you are already here !</text:p>
          </table:table-cell>
          <table:table-cell/>
        </table:table-row>
        <table:table-row table:style-name="ro1">
          <table:table-cell office:value-type="float" office:value="7187" calcext:value-type="float">
            <text:p>7187</text:p>
          </table:table-cell>
          <table:table-cell office:value-type="float" office:value="96471" calcext:value-type="float">
            <text:p>96471</text:p>
          </table:table-cell>
          <table:table-cell office:value-type="float" office:value="0" calcext:value-type="float">
            <text:p>0</text:p>
          </table:table-cell>
          <table:table-cell office:value-type="float" office:value="75038" calcext:value-type="float">
            <text:p>75038</text:p>
          </table:table-cell>
          <table:table-cell office:value-type="string" calcext:value-type="string">
            <text:p>Private beach</text:p>
          </table:table-cell>
          <table:table-cell/>
        </table:table-row>
        <table:table-row table:style-name="ro1">
          <table:table-cell office:value-type="float" office:value="147339" calcext:value-type="float">
            <text:p>147339</text:p>
          </table:table-cell>
          <table:table-cell office:value-type="float" office:value="0" calcext:value-type="float">
            <text:p>0</text:p>
          </table:table-cell>
          <table:table-cell office:value-type="float" office:value="877057" calcext:value-type="float">
            <text:p>877057</text:p>
          </table:table-cell>
          <table:table-cell office:value-type="float" office:value="223266" calcext:value-type="float">
            <text:p>223266</text:p>
          </table:table-cell>
          <table:table-cell office:value-type="string" calcext:value-type="string">
            <text:p>[[@8488]] thanks ?</text:p>
          </table:table-cell>
          <table:table-cell/>
        </table:table-row>
        <table:table-row table:style-name="ro1">
          <table:table-cell office:value-type="float" office:value="218625" calcext:value-type="float">
            <text:p>218625</text:p>
          </table:table-cell>
          <table:table-cell office:value-type="float" office:value="0" calcext:value-type="float">
            <text:p>0</text:p>
          </table:table-cell>
          <table:table-cell office:value-type="float" office:value="1126033" calcext:value-type="float">
            <text:p>1126033</text:p>
          </table:table-cell>
          <table:table-cell office:value-type="float" office:value="336433" calcext:value-type="float">
            <text:p>336433</text:p>
          </table:table-cell>
          <table:table-cell office:value-type="string" calcext:value-type="string">
            <text:p>Go in winters as the lake will be full of water and you can do boating. There's a restaurant of Haryana Tourism, so you have a chilled beer and good food. Camel cart ride is also available.</text:p>
          </table:table-cell>
          <table:table-cell/>
        </table:table-row>
        <table:table-row table:style-name="ro1">
          <table:table-cell office:value-type="float" office:value="242711" calcext:value-type="float">
            <text:p>242711</text:p>
          </table:table-cell>
          <table:table-cell office:value-type="float" office:value="0" calcext:value-type="float">
            <text:p>0</text:p>
          </table:table-cell>
          <table:table-cell office:value-type="float" office:value="1215980" calcext:value-type="float">
            <text:p>1215980</text:p>
          </table:table-cell>
          <table:table-cell office:value-type="float" office:value="84489" calcext:value-type="float">
            <text:p>84489</text:p>
          </table:table-cell>
          <table:table-cell office:value-type="string" calcext:value-type="string">
            <text:p>Amazing content ❤️❤️</text:p>
          </table:table-cell>
          <table:table-cell/>
        </table:table-row>
        <table:table-row table:style-name="ro1">
          <table:table-cell office:value-type="float" office:value="261213" calcext:value-type="float">
            <text:p>261213</text:p>
          </table:table-cell>
          <table:table-cell office:value-type="float" office:value="0" calcext:value-type="float">
            <text:p>0</text:p>
          </table:table-cell>
          <table:table-cell office:value-type="float" office:value="1354962" calcext:value-type="float">
            <text:p>1354962</text:p>
          </table:table-cell>
          <table:table-cell office:value-type="float" office:value="77480" calcext:value-type="float">
            <text:p>77480</text:p>
          </table:table-cell>
          <table:table-cell office:value-type="string" calcext:value-type="string">
            <text:p>This is such good Trail with cool images, wish the content could give a little more clarity!</text:p>
          </table:table-cell>
          <table:table-cell/>
        </table:table-row>
        <table:table-row table:style-name="ro1">
          <table:table-cell office:value-type="float" office:value="261340" calcext:value-type="float">
            <text:p>261340</text:p>
          </table:table-cell>
          <table:table-cell office:value-type="float" office:value="0" calcext:value-type="float">
            <text:p>0</text:p>
          </table:table-cell>
          <table:table-cell office:value-type="float" office:value="1356176" calcext:value-type="float">
            <text:p>1356176</text:p>
          </table:table-cell>
          <table:table-cell office:value-type="float" office:value="84211" calcext:value-type="float">
            <text:p>84211</text:p>
          </table:table-cell>
          <table:table-cell office:value-type="string" calcext:value-type="string">
            <text:p>Picture on point! It'd be amazing to get more information on the routes that you followed!</text:p>
          </table:table-cell>
          <table:table-cell/>
        </table:table-row>
        <table:table-row table:style-name="ro1">
          <table:table-cell office:value-type="float" office:value="13747" calcext:value-type="float">
            <text:p>13747</text:p>
          </table:table-cell>
          <table:table-cell office:value-type="float" office:value="0" calcext:value-type="float">
            <text:p>0</text:p>
          </table:table-cell>
          <table:table-cell office:value-type="float" office:value="458820" calcext:value-type="float">
            <text:p>458820</text:p>
          </table:table-cell>
          <table:table-cell office:value-type="float" office:value="110712" calcext:value-type="float">
            <text:p>110712</text:p>
          </table:table-cell>
          <table:table-cell office:value-type="string" calcext:value-type="string">
            <text:p>@trail</text:p>
          </table:table-cell>
          <table:table-cell/>
        </table:table-row>
        <table:table-row table:style-name="ro1">
          <table:table-cell office:value-type="float" office:value="24229" calcext:value-type="float">
            <text:p>24229</text:p>
          </table:table-cell>
          <table:table-cell office:value-type="float" office:value="0" calcext:value-type="float">
            <text:p>0</text:p>
          </table:table-cell>
          <table:table-cell office:value-type="float" office:value="598860" calcext:value-type="float">
            <text:p>598860</text:p>
          </table:table-cell>
          <table:table-cell office:value-type="float" office:value="76960" calcext:value-type="float">
            <text:p>76960</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63791" calcext:value-type="float">
            <text:p>63791</text:p>
          </table:table-cell>
          <table:table-cell office:value-type="float" office:value="0" calcext:value-type="float">
            <text:p>0</text:p>
          </table:table-cell>
          <table:table-cell office:value-type="float" office:value="687209" calcext:value-type="float">
            <text:p>687209</text:p>
          </table:table-cell>
          <table:table-cell office:value-type="float" office:value="48977" calcext:value-type="float">
            <text:p>48977</text:p>
          </table:table-cell>
          <table:table-cell office:value-type="string" calcext:value-type="string">
            <text:p>The title was superb! The content was a little dreary!</text:p>
          </table:table-cell>
          <table:table-cell/>
        </table:table-row>
        <table:table-row table:style-name="ro1">
          <table:table-cell office:value-type="float" office:value="100308" calcext:value-type="float">
            <text:p>100308</text:p>
          </table:table-cell>
          <table:table-cell office:value-type="float" office:value="0" calcext:value-type="float">
            <text:p>0</text:p>
          </table:table-cell>
          <table:table-cell office:value-type="float" office:value="776618" calcext:value-type="float">
            <text:p>776618</text:p>
          </table:table-cell>
          <table:table-cell office:value-type="float" office:value="82892" calcext:value-type="float">
            <text:p>82892</text:p>
          </table:table-cell>
          <table:table-cell office:value-type="string" calcext:value-type="string">
            <text:p>The title was so rad! cool stuff really!</text:p>
          </table:table-cell>
          <table:table-cell/>
        </table:table-row>
        <table:table-row table:style-name="ro1">
          <table:table-cell office:value-type="float" office:value="189773" calcext:value-type="float">
            <text:p>189773</text:p>
          </table:table-cell>
          <table:table-cell office:value-type="float" office:value="0" calcext:value-type="float">
            <text:p>0</text:p>
          </table:table-cell>
          <table:table-cell office:value-type="float" office:value="983943" calcext:value-type="float">
            <text:p>983943</text:p>
          </table:table-cell>
          <table:table-cell office:value-type="float" office:value="45890" calcext:value-type="float">
            <text:p>45890</text:p>
          </table:table-cell>
          <table:table-cell office:value-type="string" calcext:value-type="string">
            <text:p>Woah! Waiting for the next post in series <text:s/>❤️?</text:p>
          </table:table-cell>
          <table:table-cell/>
        </table:table-row>
        <table:table-row table:style-name="ro1">
          <table:table-cell office:value-type="float" office:value="300880" calcext:value-type="float">
            <text:p>300880</text:p>
          </table:table-cell>
          <table:table-cell office:value-type="float" office:value="0" calcext:value-type="float">
            <text:p>0</text:p>
          </table:table-cell>
          <table:table-cell office:value-type="float" office:value="1570234" calcext:value-type="float">
            <text:p>1570234</text:p>
          </table:table-cell>
          <table:table-cell office:value-type="float" office:value="78953" calcext:value-type="float">
            <text:p>78953</text:p>
          </table:table-cell>
          <table:table-cell office:value-type="string" calcext:value-type="string">
            <text:p>The photos are just so cool, what camera do you use?</text:p>
          </table:table-cell>
          <table:table-cell/>
        </table:table-row>
        <table:table-row table:style-name="ro1">
          <table:table-cell office:value-type="float" office:value="314693" calcext:value-type="float">
            <text:p>314693</text:p>
          </table:table-cell>
          <table:table-cell office:value-type="float" office:value="0" calcext:value-type="float">
            <text:p>0</text:p>
          </table:table-cell>
          <table:table-cell office:value-type="float" office:value="1671820" calcext:value-type="float">
            <text:p>1671820</text:p>
          </table:table-cell>
          <table:table-cell office:value-type="float" office:value="80557" calcext:value-type="float">
            <text:p>80557</text:p>
          </table:table-cell>
          <table:table-cell office:value-type="string" calcext:value-type="string">
            <text:p>Absolutely amazing ?</text:p>
          </table:table-cell>
          <table:table-cell/>
        </table:table-row>
        <table:table-row table:style-name="ro1">
          <table:table-cell office:value-type="float" office:value="346751" calcext:value-type="float">
            <text:p>346751</text:p>
          </table:table-cell>
          <table:table-cell office:value-type="float" office:value="0" calcext:value-type="float">
            <text:p>0</text:p>
          </table:table-cell>
          <table:table-cell office:value-type="float" office:value="1817753" calcext:value-type="float">
            <text:p>1817753</text:p>
          </table:table-cell>
          <table:table-cell office:value-type="float" office:value="561106" calcext:value-type="float">
            <text:p>561106</text:p>
          </table:table-cell>
          <table:table-cell office:value-type="string" calcext:value-type="string">
            <text:p>Bro I I've</text:p>
          </table:table-cell>
          <table:table-cell/>
        </table:table-row>
        <table:table-row table:style-name="ro1">
          <table:table-cell office:value-type="float" office:value="426715" calcext:value-type="float">
            <text:p>426715</text:p>
          </table:table-cell>
          <table:table-cell office:value-type="float" office:value="0" calcext:value-type="float">
            <text:p>0</text:p>
          </table:table-cell>
          <table:table-cell office:value-type="float" office:value="127401" calcext:value-type="float">
            <text:p>127401</text:p>
          </table:table-cell>
          <table:table-cell office:value-type="float" office:value="16060" calcext:value-type="float">
            <text:p>16060</text:p>
          </table:table-cell>
          <table:table-cell office:value-type="string" calcext:value-type="string">
            <text:p>love the food here</text:p>
          </table:table-cell>
          <table:table-cell/>
        </table:table-row>
        <table:table-row table:style-name="ro1">
          <table:table-cell office:value-type="float" office:value="459065" calcext:value-type="float">
            <text:p>459065</text:p>
          </table:table-cell>
          <table:table-cell office:value-type="float" office:value="0" calcext:value-type="float">
            <text:p>0</text:p>
          </table:table-cell>
          <table:table-cell office:value-type="float" office:value="2264806" calcext:value-type="float">
            <text:p>2264806</text:p>
          </table:table-cell>
          <table:table-cell office:value-type="float" office:value="1577470" calcext:value-type="float">
            <text:p>1577470</text:p>
          </table:table-cell>
          <table:table-cell office:value-type="string" calcext:value-type="string">
            <text:p>Nice figure</text:p>
          </table:table-cell>
          <table:table-cell/>
        </table:table-row>
        <table:table-row table:style-name="ro1">
          <table:table-cell office:value-type="float" office:value="27038" calcext:value-type="float">
            <text:p>27038</text:p>
          </table:table-cell>
          <table:table-cell office:value-type="float" office:value="0" calcext:value-type="float">
            <text:p>0</text:p>
          </table:table-cell>
          <table:table-cell office:value-type="float" office:value="602989" calcext:value-type="float">
            <text:p>602989</text:p>
          </table:table-cell>
          <table:table-cell office:value-type="float" office:value="83705" calcext:value-type="float">
            <text:p>83705</text:p>
          </table:table-cell>
          <table:table-cell office:value-type="string" calcext:value-type="string">
            <text:p>You've had some awesome adventures! What's the next one?</text:p>
          </table:table-cell>
          <table:table-cell/>
        </table:table-row>
        <table:table-row table:style-name="ro4">
          <table:table-cell office:value-type="float" office:value="123869" calcext:value-type="float">
            <text:p>123869</text:p>
          </table:table-cell>
          <table:table-cell office:value-type="float" office:value="0" calcext:value-type="float">
            <text:p>0</text:p>
          </table:table-cell>
          <table:table-cell office:value-type="float" office:value="824633" calcext:value-type="float">
            <text:p>824633</text:p>
          </table:table-cell>
          <table:table-cell office:value-type="float" office:value="244489" calcext:value-type="float">
            <text:p>244489</text:p>
          </table:table-cell>
          <table:table-cell office:value-type="string" calcext:value-type="string">
            <text:p>[[@52493]] yea, it was fantastic experience to me and 5rs food at Amma canteen :)</text:p>
            <text:p/>
            <text:p>U will find interesting characters around the beach:)</text:p>
          </table:table-cell>
          <table:table-cell/>
        </table:table-row>
        <table:table-row table:style-name="ro1">
          <table:table-cell office:value-type="float" office:value="231138" calcext:value-type="float">
            <text:p>231138</text:p>
          </table:table-cell>
          <table:table-cell office:value-type="float" office:value="0" calcext:value-type="float">
            <text:p>0</text:p>
          </table:table-cell>
          <table:table-cell office:value-type="float" office:value="1177260" calcext:value-type="float">
            <text:p>1177260</text:p>
          </table:table-cell>
          <table:table-cell office:value-type="float" office:value="80477" calcext:value-type="float">
            <text:p>80477</text:p>
          </table:table-cell>
          <table:table-cell office:value-type="string" calcext:value-type="string">
            <text:p>This trail got me searching for railway tickets! so inspiring!</text:p>
          </table:table-cell>
          <table:table-cell/>
        </table:table-row>
        <table:table-row table:style-name="ro1">
          <table:table-cell office:value-type="float" office:value="356446" calcext:value-type="float">
            <text:p>356446</text:p>
          </table:table-cell>
          <table:table-cell office:value-type="float" office:value="0" calcext:value-type="float">
            <text:p>0</text:p>
          </table:table-cell>
          <table:table-cell office:value-type="float" office:value="1949030" calcext:value-type="float">
            <text:p>1949030</text:p>
          </table:table-cell>
          <table:table-cell office:value-type="float" office:value="39969" calcext:value-type="float">
            <text:p>39969</text:p>
          </table:table-cell>
          <table:table-cell office:value-type="string" calcext:value-type="string">
            <text:p>The pictures are so cool, wish there would've been a little more follower !</text:p>
          </table:table-cell>
          <table:table-cell/>
        </table:table-row>
        <table:table-row table:style-name="ro1">
          <table:table-cell office:value-type="float" office:value="373274" calcext:value-type="float">
            <text:p>373274</text:p>
          </table:table-cell>
          <table:table-cell office:value-type="float" office:value="0" calcext:value-type="float">
            <text:p>0</text:p>
          </table:table-cell>
          <table:table-cell office:value-type="float" office:value="2222055" calcext:value-type="float">
            <text:p>2222055</text:p>
          </table:table-cell>
          <table:table-cell office:value-type="float" office:value="82968" calcext:value-type="float">
            <text:p>82968</text:p>
          </table:table-cell>
          <table:table-cell office:value-type="string" calcext:value-type="string">
            <text:p>i'm so trying this sometime, do you have more experiences?</text:p>
          </table:table-cell>
          <table:table-cell/>
        </table:table-row>
        <table:table-row table:style-name="ro1">
          <table:table-cell office:value-type="float" office:value="392733" calcext:value-type="float">
            <text:p>392733</text:p>
          </table:table-cell>
          <table:table-cell office:value-type="float" office:value="0" calcext:value-type="float">
            <text:p>0</text:p>
          </table:table-cell>
          <table:table-cell office:value-type="float" office:value="2279365" calcext:value-type="float">
            <text:p>2279365</text:p>
          </table:table-cell>
          <table:table-cell office:value-type="float" office:value="932881" calcext:value-type="float">
            <text:p>932881</text:p>
          </table:table-cell>
          <table:table-cell office:value-type="string" calcext:value-type="string">
            <text:p>[[@931747]] hi</text:p>
          </table:table-cell>
          <table:table-cell/>
        </table:table-row>
        <table:table-row table:style-name="ro1">
          <table:table-cell office:value-type="float" office:value="444423" calcext:value-type="float">
            <text:p>444423</text:p>
          </table:table-cell>
          <table:table-cell office:value-type="float" office:value="0" calcext:value-type="float">
            <text:p>0</text:p>
          </table:table-cell>
          <table:table-cell office:value-type="float" office:value="2367455" calcext:value-type="float">
            <text:p>2367455</text:p>
          </table:table-cell>
          <table:table-cell office:value-type="float" office:value="1686839" calcext:value-type="float">
            <text:p>1686839</text:p>
          </table:table-cell>
          <table:table-cell office:value-type="string" calcext:value-type="string">
            <text:p>Hi</text:p>
          </table:table-cell>
          <table:table-cell/>
        </table:table-row>
        <table:table-row table:style-name="ro1">
          <table:table-cell office:value-type="float" office:value="448663" calcext:value-type="float">
            <text:p>448663</text:p>
          </table:table-cell>
          <table:table-cell office:value-type="float" office:value="0" calcext:value-type="float">
            <text:p>0</text:p>
          </table:table-cell>
          <table:table-cell office:value-type="float" office:value="1121269" calcext:value-type="float">
            <text:p>1121269</text:p>
          </table:table-cell>
          <table:table-cell office:value-type="float" office:value="1859110" calcext:value-type="float">
            <text:p>1859110</text:p>
          </table:table-cell>
          <table:table-cell office:value-type="string" calcext:value-type="string">
            <text:p>Hi</text:p>
          </table:table-cell>
          <table:table-cell/>
        </table:table-row>
        <table:table-row table:style-name="ro1">
          <table:table-cell office:value-type="float" office:value="40028" calcext:value-type="float">
            <text:p>40028</text:p>
          </table:table-cell>
          <table:table-cell office:value-type="float" office:value="0" calcext:value-type="float">
            <text:p>0</text:p>
          </table:table-cell>
          <table:table-cell office:value-type="float" office:value="633438" calcext:value-type="float">
            <text:p>633438</text:p>
          </table:table-cell>
          <table:table-cell office:value-type="float" office:value="82172" calcext:value-type="float">
            <text:p>82172</text:p>
          </table:table-cell>
          <table:table-cell office:value-type="string" calcext:value-type="string">
            <text:p>Maa kaasam! maza aa gaya</text:p>
          </table:table-cell>
          <table:table-cell/>
        </table:table-row>
        <table:table-row table:style-name="ro1">
          <table:table-cell office:value-type="float" office:value="100560" calcext:value-type="float">
            <text:p>100560</text:p>
          </table:table-cell>
          <table:table-cell office:value-type="float" office:value="8697" calcext:value-type="float">
            <text:p>8697</text:p>
          </table:table-cell>
          <table:table-cell office:value-type="float" office:value="0" calcext:value-type="float">
            <text:p>0</text:p>
          </table:table-cell>
          <table:table-cell office:value-type="float" office:value="54189" calcext:value-type="float">
            <text:p>54189</text:p>
          </table:table-cell>
          <table:table-cell office:value-type="string" calcext:value-type="string">
            <text:p>Was this not a reserved forest?</text:p>
          </table:table-cell>
          <table:table-cell/>
        </table:table-row>
        <table:table-row table:style-name="ro1">
          <table:table-cell office:value-type="float" office:value="137721" calcext:value-type="float">
            <text:p>137721</text:p>
          </table:table-cell>
          <table:table-cell office:value-type="float" office:value="0" calcext:value-type="float">
            <text:p>0</text:p>
          </table:table-cell>
          <table:table-cell office:value-type="float" office:value="861974" calcext:value-type="float">
            <text:p>861974</text:p>
          </table:table-cell>
          <table:table-cell office:value-type="float" office:value="80338" calcext:value-type="float">
            <text:p>80338</text:p>
          </table:table-cell>
          <table:table-cell office:value-type="string" calcext:value-type="string">
            <text:p>This is the best information I've got of this place!</text:p>
          </table:table-cell>
          <table:table-cell/>
        </table:table-row>
        <table:table-row table:style-name="ro1">
          <table:table-cell office:value-type="float" office:value="140760" calcext:value-type="float">
            <text:p>140760</text:p>
          </table:table-cell>
          <table:table-cell office:value-type="float" office:value="0" calcext:value-type="float">
            <text:p>0</text:p>
          </table:table-cell>
          <table:table-cell office:value-type="float" office:value="869080" calcext:value-type="float">
            <text:p>869080</text:p>
          </table:table-cell>
          <table:table-cell office:value-type="float" office:value="40238" calcext:value-type="float">
            <text:p>40238</text:p>
          </table:table-cell>
          <table:table-cell office:value-type="string" calcext:value-type="string">
            <text:p>I too had been to the same place, such an amazing experience! where are oyu off to next?</text:p>
          </table:table-cell>
          <table:table-cell/>
        </table:table-row>
        <table:table-row table:style-name="ro1">
          <table:table-cell office:value-type="float" office:value="204807" calcext:value-type="float">
            <text:p>204807</text:p>
          </table:table-cell>
          <table:table-cell office:value-type="float" office:value="0" calcext:value-type="float">
            <text:p>0</text:p>
          </table:table-cell>
          <table:table-cell office:value-type="float" office:value="969039" calcext:value-type="float">
            <text:p>969039</text:p>
          </table:table-cell>
          <table:table-cell office:value-type="float" office:value="142853" calcext:value-type="float">
            <text:p>142853</text:p>
          </table:table-cell>
          <table:table-cell office:value-type="string" calcext:value-type="string">
            <text:p>[[@185591]] <text:s/>Ya</text:p>
          </table:table-cell>
          <table:table-cell/>
        </table:table-row>
        <table:table-row table:style-name="ro1">
          <table:table-cell office:value-type="float" office:value="249849" calcext:value-type="float">
            <text:p>249849</text:p>
          </table:table-cell>
          <table:table-cell office:value-type="float" office:value="0" calcext:value-type="float">
            <text:p>0</text:p>
          </table:table-cell>
          <table:table-cell office:value-type="float" office:value="1265584" calcext:value-type="float">
            <text:p>1265584</text:p>
          </table:table-cell>
          <table:table-cell office:value-type="float" office:value="43259" calcext:value-type="float">
            <text:p>43259</text:p>
          </table:table-cell>
          <table:table-cell office:value-type="string" calcext:value-type="string">
            <text:p>you're really good at this story telling you must share morer of your adventures</text:p>
          </table:table-cell>
          <table:table-cell/>
        </table:table-row>
        <table:table-row table:style-name="ro1">
          <table:table-cell office:value-type="float" office:value="267430" calcext:value-type="float">
            <text:p>267430</text:p>
          </table:table-cell>
          <table:table-cell office:value-type="float" office:value="0" calcext:value-type="float">
            <text:p>0</text:p>
          </table:table-cell>
          <table:table-cell office:value-type="float" office:value="1393393" calcext:value-type="float">
            <text:p>1393393</text:p>
          </table:table-cell>
          <table:table-cell office:value-type="float" office:value="423818" calcext:value-type="float">
            <text:p>423818</text:p>
          </table:table-cell>
          <table:table-cell office:value-type="string" calcext:value-type="string">
            <text:p>[[@43413]] thanxx a lot dear, sure will update soon..?</text:p>
          </table:table-cell>
          <table:table-cell/>
        </table:table-row>
        <table:table-row table:style-name="ro1">
          <table:table-cell office:value-type="float" office:value="286121" calcext:value-type="float">
            <text:p>286121</text:p>
          </table:table-cell>
          <table:table-cell office:value-type="float" office:value="754500" calcext:value-type="float">
            <text:p>754500</text:p>
          </table:table-cell>
          <table:table-cell office:value-type="float" office:value="0" calcext:value-type="float">
            <text:p>0</text:p>
          </table:table-cell>
          <table:table-cell office:value-type="float" office:value="304039" calcext:value-type="float">
            <text:p>304039</text:p>
          </table:table-cell>
          <table:table-cell office:value-type="string" calcext:value-type="string">
            <text:p>I went to eastern Europe last year. <text:s/>Loved the night walk on CHAIN bridge <text:s text:c="2"/>?</text:p>
          </table:table-cell>
          <table:table-cell/>
        </table:table-row>
        <table:table-row table:style-name="ro1">
          <table:table-cell office:value-type="float" office:value="339539" calcext:value-type="float">
            <text:p>339539</text:p>
          </table:table-cell>
          <table:table-cell office:value-type="float" office:value="0" calcext:value-type="float">
            <text:p>0</text:p>
          </table:table-cell>
          <table:table-cell office:value-type="float" office:value="1812513" calcext:value-type="float">
            <text:p>1812513</text:p>
          </table:table-cell>
          <table:table-cell office:value-type="float" office:value="84672" calcext:value-type="float">
            <text:p>84672</text:p>
          </table:table-cell>
          <table:table-cell office:value-type="string" calcext:value-type="string">
            <text:p>Brilliant ?</text:p>
          </table:table-cell>
          <table:table-cell/>
        </table:table-row>
        <table:table-row table:style-name="ro1">
          <table:table-cell office:value-type="float" office:value="377491" calcext:value-type="float">
            <text:p>377491</text:p>
          </table:table-cell>
          <table:table-cell office:value-type="float" office:value="0" calcext:value-type="float">
            <text:p>0</text:p>
          </table:table-cell>
          <table:table-cell office:value-type="float" office:value="458562" calcext:value-type="float">
            <text:p>458562</text:p>
          </table:table-cell>
          <table:table-cell office:value-type="float" office:value="704227" calcext:value-type="float">
            <text:p>704227</text:p>
          </table:table-cell>
          <table:table-cell office:value-type="string" calcext:value-type="string">
            <text:p>Wow</text:p>
          </table:table-cell>
          <table:table-cell/>
        </table:table-row>
        <table:table-row table:style-name="ro1">
          <table:table-cell office:value-type="float" office:value="11327" calcext:value-type="float">
            <text:p>11327</text:p>
          </table:table-cell>
          <table:table-cell office:value-type="float" office:value="0" calcext:value-type="float">
            <text:p>0</text:p>
          </table:table-cell>
          <table:table-cell office:value-type="float" office:value="428679" calcext:value-type="float">
            <text:p>428679</text:p>
          </table:table-cell>
          <table:table-cell office:value-type="float" office:value="27314" calcext:value-type="float">
            <text:p>27314</text:p>
          </table:table-cell>
          <table:table-cell office:value-type="string" calcext:value-type="string">
            <text:p>Lajavaab kalakari!</text:p>
          </table:table-cell>
          <table:table-cell/>
        </table:table-row>
        <table:table-row table:style-name="ro1">
          <table:table-cell office:value-type="float" office:value="30160" calcext:value-type="float">
            <text:p>30160</text:p>
          </table:table-cell>
          <table:table-cell office:value-type="float" office:value="0" calcext:value-type="float">
            <text:p>0</text:p>
          </table:table-cell>
          <table:table-cell office:value-type="float" office:value="607832" calcext:value-type="float">
            <text:p>607832</text:p>
          </table:table-cell>
          <table:table-cell office:value-type="float" office:value="181771" calcext:value-type="float">
            <text:p>181771</text:p>
          </table:table-cell>
          <table:table-cell office:value-type="string" calcext:value-type="string">
            <text:p>[[@78278]] yeah, I ll share</text:p>
          </table:table-cell>
          <table:table-cell/>
        </table:table-row>
        <table:table-row table:style-name="ro1">
          <table:table-cell office:value-type="float" office:value="46415" calcext:value-type="float">
            <text:p>46415</text:p>
          </table:table-cell>
          <table:table-cell office:value-type="float" office:value="0" calcext:value-type="float">
            <text:p>0</text:p>
          </table:table-cell>
          <table:table-cell office:value-type="float" office:value="646826" calcext:value-type="float">
            <text:p>646826</text:p>
          </table:table-cell>
          <table:table-cell office:value-type="float" office:value="86929" calcext:value-type="float">
            <text:p>86929</text:p>
          </table:table-cell>
          <table:table-cell office:value-type="string" calcext:value-type="string">
            <text:p>I am so trying this out soon, do you have any suggestions or tips?</text:p>
          </table:table-cell>
          <table:table-cell/>
        </table:table-row>
        <table:table-row table:style-name="ro1">
          <table:table-cell office:value-type="float" office:value="128221" calcext:value-type="float">
            <text:p>128221</text:p>
          </table:table-cell>
          <table:table-cell office:value-type="float" office:value="0" calcext:value-type="float">
            <text:p>0</text:p>
          </table:table-cell>
          <table:table-cell office:value-type="float" office:value="835402" calcext:value-type="float">
            <text:p>835402</text:p>
          </table:table-cell>
          <table:table-cell office:value-type="float" office:value="88043" calcext:value-type="float">
            <text:p>88043</text:p>
          </table:table-cell>
          <table:table-cell office:value-type="string" calcext:value-type="string">
            <text:p>I have been wanting to go here! The pictures makes me want to go there but your content is a little tricky.</text:p>
          </table:table-cell>
          <table:table-cell/>
        </table:table-row>
        <table:table-row table:style-name="ro1">
          <table:table-cell office:value-type="float" office:value="166130" calcext:value-type="float">
            <text:p>166130</text:p>
          </table:table-cell>
          <table:table-cell office:value-type="float" office:value="0" calcext:value-type="float">
            <text:p>0</text:p>
          </table:table-cell>
          <table:table-cell office:value-type="float" office:value="931318" calcext:value-type="float">
            <text:p>931318</text:p>
          </table:table-cell>
          <table:table-cell office:value-type="float" office:value="280033" calcext:value-type="float">
            <text:p>280033</text:p>
          </table:table-cell>
          <table:table-cell office:value-type="string" calcext:value-type="string">
            <text:p>[[@41497]] y so?</text:p>
          </table:table-cell>
          <table:table-cell/>
        </table:table-row>
        <table:table-row table:style-name="ro1">
          <table:table-cell office:value-type="float" office:value="176924" calcext:value-type="float">
            <text:p>176924</text:p>
          </table:table-cell>
          <table:table-cell office:value-type="float" office:value="0" calcext:value-type="float">
            <text:p>0</text:p>
          </table:table-cell>
          <table:table-cell office:value-type="float" office:value="966156" calcext:value-type="float">
            <text:p>966156</text:p>
          </table:table-cell>
          <table:table-cell office:value-type="float" office:value="40165" calcext:value-type="float">
            <text:p>40165</text:p>
          </table:table-cell>
          <table:table-cell office:value-type="string" calcext:value-type="string">
            <text:p>Your stories are truely travel goals, how do you plan them?</text:p>
          </table:table-cell>
          <table:table-cell/>
        </table:table-row>
        <table:table-row table:style-name="ro1">
          <table:table-cell office:value-type="float" office:value="177861" calcext:value-type="float">
            <text:p>177861</text:p>
          </table:table-cell>
          <table:table-cell office:value-type="float" office:value="0" calcext:value-type="float">
            <text:p>0</text:p>
          </table:table-cell>
          <table:table-cell office:value-type="float" office:value="967636" calcext:value-type="float">
            <text:p>967636</text:p>
          </table:table-cell>
          <table:table-cell office:value-type="float" office:value="82820" calcext:value-type="float">
            <text:p>82820</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187844" calcext:value-type="float">
            <text:p>187844</text:p>
          </table:table-cell>
          <table:table-cell office:value-type="float" office:value="0" calcext:value-type="float">
            <text:p>0</text:p>
          </table:table-cell>
          <table:table-cell office:value-type="float" office:value="840619" calcext:value-type="float">
            <text:p>840619</text:p>
          </table:table-cell>
          <table:table-cell office:value-type="float" office:value="250922" calcext:value-type="float">
            <text:p>250922</text:p>
          </table:table-cell>
          <table:table-cell office:value-type="string" calcext:value-type="string">
            <text:p>@verve.mag thanks, this was my first post here in trell, I'll keep that in mind next time...</text:p>
          </table:table-cell>
          <table:table-cell/>
        </table:table-row>
        <table:table-row table:style-name="ro1">
          <table:table-cell office:value-type="float" office:value="244216" calcext:value-type="float">
            <text:p>244216</text:p>
          </table:table-cell>
          <table:table-cell office:value-type="float" office:value="0" calcext:value-type="float">
            <text:p>0</text:p>
          </table:table-cell>
          <table:table-cell office:value-type="float" office:value="1224139" calcext:value-type="float">
            <text:p>1224139</text:p>
          </table:table-cell>
          <table:table-cell office:value-type="float" office:value="369984" calcext:value-type="float">
            <text:p>369984</text:p>
          </table:table-cell>
          <table:table-cell office:value-type="string" calcext:value-type="string">
            <text:p>[[@80397]] thank you??</text:p>
          </table:table-cell>
          <table:table-cell/>
        </table:table-row>
        <table:table-row table:style-name="ro1">
          <table:table-cell office:value-type="float" office:value="251881" calcext:value-type="float">
            <text:p>251881</text:p>
          </table:table-cell>
          <table:table-cell office:value-type="float" office:value="0" calcext:value-type="float">
            <text:p>0</text:p>
          </table:table-cell>
          <table:table-cell office:value-type="float" office:value="1276484" calcext:value-type="float">
            <text:p>1276484</text:p>
          </table:table-cell>
          <table:table-cell office:value-type="float" office:value="384727" calcext:value-type="float">
            <text:p>384727</text:p>
          </table:table-cell>
          <table:table-cell office:value-type="string" calcext:value-type="string">
            <text:p>[[@87850]] I will update it with other uploads</text:p>
          </table:table-cell>
          <table:table-cell/>
        </table:table-row>
        <table:table-row table:style-name="ro1">
          <table:table-cell office:value-type="float" office:value="279256" calcext:value-type="float">
            <text:p>279256</text:p>
          </table:table-cell>
          <table:table-cell office:value-type="float" office:value="0" calcext:value-type="float">
            <text:p>0</text:p>
          </table:table-cell>
          <table:table-cell office:value-type="float" office:value="1461420" calcext:value-type="float">
            <text:p>1461420</text:p>
          </table:table-cell>
          <table:table-cell office:value-type="float" office:value="449173" calcext:value-type="float">
            <text:p>449173</text:p>
          </table:table-cell>
          <table:table-cell office:value-type="string" calcext:value-type="string">
            <text:p>[[@76449]] <text:s/>I'd say that the most convenient one is to take a digital camera like a Canon Powershot G9 (the one I used to take this picture) as it doesn't take up any space and is very easy to carry and plus you can take a lot of videos for vlogging purposes or just keepsake. :)</text:p>
          </table:table-cell>
          <table:table-cell/>
        </table:table-row>
        <table:table-row table:style-name="ro1">
          <table:table-cell office:value-type="float" office:value="280716" calcext:value-type="float">
            <text:p>280716</text:p>
          </table:table-cell>
          <table:table-cell office:value-type="float" office:value="0" calcext:value-type="float">
            <text:p>0</text:p>
          </table:table-cell>
          <table:table-cell office:value-type="float" office:value="1473409" calcext:value-type="float">
            <text:p>1473409</text:p>
          </table:table-cell>
          <table:table-cell office:value-type="float" office:value="453060" calcext:value-type="float">
            <text:p>453060</text:p>
          </table:table-cell>
          <table:table-cell office:value-type="string" calcext:value-type="string">
            <text:p>[[@88042]] Thank you brother ??</text:p>
          </table:table-cell>
          <table:table-cell/>
        </table:table-row>
        <table:table-row table:style-name="ro1">
          <table:table-cell office:value-type="float" office:value="292560" calcext:value-type="float">
            <text:p>292560</text:p>
          </table:table-cell>
          <table:table-cell office:value-type="float" office:value="0" calcext:value-type="float">
            <text:p>0</text:p>
          </table:table-cell>
          <table:table-cell office:value-type="float" office:value="1546256" calcext:value-type="float">
            <text:p>1546256</text:p>
          </table:table-cell>
          <table:table-cell office:value-type="float" office:value="52769" calcext:value-type="float">
            <text:p>52769</text:p>
          </table:table-cell>
          <table:table-cell office:value-type="string" calcext:value-type="string">
            <text:p>Wow! that's such a cool title! but the images were so blurry!</text:p>
          </table:table-cell>
          <table:table-cell/>
        </table:table-row>
        <table:table-row table:style-name="ro1">
          <table:table-cell office:value-type="float" office:value="324562" calcext:value-type="float">
            <text:p>324562</text:p>
          </table:table-cell>
          <table:table-cell office:value-type="float" office:value="0" calcext:value-type="float">
            <text:p>0</text:p>
          </table:table-cell>
          <table:table-cell office:value-type="float" office:value="1732473" calcext:value-type="float">
            <text:p>1732473</text:p>
          </table:table-cell>
          <table:table-cell office:value-type="float" office:value="48978" calcext:value-type="float">
            <text:p>48978</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51783" calcext:value-type="float">
            <text:p>351783</text:p>
          </table:table-cell>
          <table:table-cell office:value-type="float" office:value="0" calcext:value-type="float">
            <text:p>0</text:p>
          </table:table-cell>
          <table:table-cell office:value-type="float" office:value="1898474" calcext:value-type="float">
            <text:p>1898474</text:p>
          </table:table-cell>
          <table:table-cell office:value-type="float" office:value="88233" calcext:value-type="float">
            <text:p>88233</text:p>
          </table:table-cell>
          <table:table-cell office:value-type="string" calcext:value-type="string">
            <text:p>Chal yaha jaate hai, chal waha jaate hai :D</text:p>
          </table:table-cell>
          <table:table-cell/>
        </table:table-row>
        <table:table-row table:style-name="ro1">
          <table:table-cell office:value-type="float" office:value="352827" calcext:value-type="float">
            <text:p>352827</text:p>
          </table:table-cell>
          <table:table-cell office:value-type="float" office:value="0" calcext:value-type="float">
            <text:p>0</text:p>
          </table:table-cell>
          <table:table-cell office:value-type="float" office:value="1909200" calcext:value-type="float">
            <text:p>1909200</text:p>
          </table:table-cell>
          <table:table-cell office:value-type="float" office:value="39547" calcext:value-type="float">
            <text:p>39547</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77692" calcext:value-type="float">
            <text:p>377692</text:p>
          </table:table-cell>
          <table:table-cell office:value-type="float" office:value="0" calcext:value-type="float">
            <text:p>0</text:p>
          </table:table-cell>
          <table:table-cell office:value-type="float" office:value="2230242" calcext:value-type="float">
            <text:p>2230242</text:p>
          </table:table-cell>
          <table:table-cell office:value-type="float" office:value="84011" calcext:value-type="float">
            <text:p>84011</text:p>
          </table:table-cell>
          <table:table-cell office:value-type="string" calcext:value-type="string">
            <text:p>i had the same experience here! where else have you been? maybe you could talk about it</text:p>
          </table:table-cell>
          <table:table-cell/>
        </table:table-row>
        <table:table-row table:style-name="ro1">
          <table:table-cell office:value-type="float" office:value="449392" calcext:value-type="float">
            <text:p>449392</text:p>
          </table:table-cell>
          <table:table-cell office:value-type="float" office:value="0" calcext:value-type="float">
            <text:p>0</text:p>
          </table:table-cell>
          <table:table-cell office:value-type="float" office:value="2185206" calcext:value-type="float">
            <text:p>2185206</text:p>
          </table:table-cell>
          <table:table-cell office:value-type="float" office:value="1860557" calcext:value-type="float">
            <text:p>1860557</text:p>
          </table:table-cell>
          <table:table-cell office:value-type="string" calcext:value-type="string">
            <text:p>Hii</text:p>
          </table:table-cell>
          <table:table-cell/>
        </table:table-row>
        <table:table-row table:style-name="ro1">
          <table:table-cell office:value-type="float" office:value="66260" calcext:value-type="float">
            <text:p>66260</text:p>
          </table:table-cell>
          <table:table-cell office:value-type="float" office:value="350779" calcext:value-type="float">
            <text:p>350779</text:p>
          </table:table-cell>
          <table:table-cell office:value-type="float" office:value="0" calcext:value-type="float">
            <text:p>0</text:p>
          </table:table-cell>
          <table:table-cell office:value-type="float" office:value="203905" calcext:value-type="float">
            <text:p>203905</text:p>
          </table:table-cell>
          <table:table-cell office:value-type="string" calcext:value-type="string">
            <text:p>Madam you are a true spirited traveller</text:p>
          </table:table-cell>
          <table:table-cell/>
        </table:table-row>
        <table:table-row table:style-name="ro1">
          <table:table-cell office:value-type="float" office:value="85598" calcext:value-type="float">
            <text:p>85598</text:p>
          </table:table-cell>
          <table:table-cell office:value-type="float" office:value="0" calcext:value-type="float">
            <text:p>0</text:p>
          </table:table-cell>
          <table:table-cell office:value-type="float" office:value="17470" calcext:value-type="float">
            <text:p>17470</text:p>
          </table:table-cell>
          <table:table-cell office:value-type="float" office:value="87945" calcext:value-type="float">
            <text:p>87945</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178445" calcext:value-type="float">
            <text:p>178445</text:p>
          </table:table-cell>
          <table:table-cell office:value-type="float" office:value="0" calcext:value-type="float">
            <text:p>0</text:p>
          </table:table-cell>
          <table:table-cell office:value-type="float" office:value="970799" calcext:value-type="float">
            <text:p>970799</text:p>
          </table:table-cell>
          <table:table-cell office:value-type="float" office:value="39728" calcext:value-type="float">
            <text:p>39728</text:p>
          </table:table-cell>
          <table:table-cell office:value-type="string" calcext:value-type="string">
            <text:p>amazing stories! when can i read your next adventure?</text:p>
          </table:table-cell>
          <table:table-cell/>
        </table:table-row>
        <table:table-row table:style-name="ro1">
          <table:table-cell office:value-type="float" office:value="247600" calcext:value-type="float">
            <text:p>247600</text:p>
          </table:table-cell>
          <table:table-cell office:value-type="float" office:value="0" calcext:value-type="float">
            <text:p>0</text:p>
          </table:table-cell>
          <table:table-cell office:value-type="float" office:value="1247011" calcext:value-type="float">
            <text:p>1247011</text:p>
          </table:table-cell>
          <table:table-cell office:value-type="float" office:value="136540" calcext:value-type="float">
            <text:p>136540</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53954" calcext:value-type="float">
            <text:p>253954</text:p>
          </table:table-cell>
          <table:table-cell office:value-type="float" office:value="0" calcext:value-type="float">
            <text:p>0</text:p>
          </table:table-cell>
          <table:table-cell office:value-type="float" office:value="1303410" calcext:value-type="float">
            <text:p>1303410</text:p>
          </table:table-cell>
          <table:table-cell office:value-type="float" office:value="109316" calcext:value-type="float">
            <text:p>109316</text:p>
          </table:table-cell>
          <table:table-cell office:value-type="string" calcext:value-type="string">
            <text:p>The moisture in the atmosphere caused a lovely event.In the noon sunlight through the sky caused the shinning of woods</text:p>
          </table:table-cell>
          <table:table-cell/>
        </table:table-row>
        <table:table-row table:style-name="ro1">
          <table:table-cell office:value-type="float" office:value="271139" calcext:value-type="float">
            <text:p>271139</text:p>
          </table:table-cell>
          <table:table-cell office:value-type="float" office:value="0" calcext:value-type="float">
            <text:p>0</text:p>
          </table:table-cell>
          <table:table-cell office:value-type="float" office:value="1415941" calcext:value-type="float">
            <text:p>1415941</text:p>
          </table:table-cell>
          <table:table-cell office:value-type="float" office:value="85600" calcext:value-type="float">
            <text:p>85600</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313274" calcext:value-type="float">
            <text:p>313274</text:p>
          </table:table-cell>
          <table:table-cell office:value-type="float" office:value="1253761" calcext:value-type="float">
            <text:p>1253761</text:p>
          </table:table-cell>
          <table:table-cell office:value-type="float" office:value="0" calcext:value-type="float">
            <text:p>0</text:p>
          </table:table-cell>
          <table:table-cell office:value-type="float" office:value="481304" calcext:value-type="float">
            <text:p>481304</text:p>
          </table:table-cell>
          <table:table-cell office:value-type="string" calcext:value-type="string">
            <text:p>I love this picture, wow</text:p>
          </table:table-cell>
          <table:table-cell/>
        </table:table-row>
        <table:table-row table:style-name="ro1">
          <table:table-cell office:value-type="float" office:value="416600" calcext:value-type="float">
            <text:p>416600</text:p>
          </table:table-cell>
          <table:table-cell office:value-type="float" office:value="0" calcext:value-type="float">
            <text:p>0</text:p>
          </table:table-cell>
          <table:table-cell office:value-type="float" office:value="2341980" calcext:value-type="float">
            <text:p>2341980</text:p>
          </table:table-cell>
          <table:table-cell office:value-type="float" office:value="7885" calcext:value-type="float">
            <text:p>7885</text:p>
          </table:table-cell>
          <table:table-cell office:value-type="string" calcext:value-type="string">
            <text:p>enjoyed it man !! yeah</text:p>
          </table:table-cell>
          <table:table-cell/>
        </table:table-row>
        <table:table-row table:style-name="ro1">
          <table:table-cell office:value-type="float" office:value="420624" calcext:value-type="float">
            <text:p>420624</text:p>
          </table:table-cell>
          <table:table-cell office:value-type="float" office:value="0" calcext:value-type="float">
            <text:p>0</text:p>
          </table:table-cell>
          <table:table-cell office:value-type="float" office:value="2348732" calcext:value-type="float">
            <text:p>2348732</text:p>
          </table:table-cell>
          <table:table-cell office:value-type="float" office:value="47009" calcext:value-type="float">
            <text:p>47009</text:p>
          </table:table-cell>
          <table:table-cell office:value-type="string" calcext:value-type="string">
            <text:p>your title says paneer making but i don't see anything related to making.</text:p>
          </table:table-cell>
          <table:table-cell/>
        </table:table-row>
        <table:table-row table:style-name="ro1">
          <table:table-cell office:value-type="float" office:value="4303" calcext:value-type="float">
            <text:p>4303</text:p>
          </table:table-cell>
          <table:table-cell office:value-type="float" office:value="10375" calcext:value-type="float">
            <text:p>10375</text:p>
          </table:table-cell>
          <table:table-cell office:value-type="float" office:value="0" calcext:value-type="float">
            <text:p>0</text:p>
          </table:table-cell>
          <table:table-cell office:value-type="float" office:value="33188" calcext:value-type="float">
            <text:p>33188</text:p>
          </table:table-cell>
          <table:table-cell office:value-type="string" calcext:value-type="string">
            <text:p>Beautiful</text:p>
          </table:table-cell>
          <table:table-cell/>
        </table:table-row>
        <table:table-row table:style-name="ro1">
          <table:table-cell office:value-type="float" office:value="16698" calcext:value-type="float">
            <text:p>16698</text:p>
          </table:table-cell>
          <table:table-cell office:value-type="float" office:value="221859" calcext:value-type="float">
            <text:p>221859</text:p>
          </table:table-cell>
          <table:table-cell office:value-type="float" office:value="0" calcext:value-type="float">
            <text:p>0</text:p>
          </table:table-cell>
          <table:table-cell office:value-type="float" office:value="149834" calcext:value-type="float">
            <text:p>149834</text:p>
          </table:table-cell>
          <table:table-cell office:value-type="string" calcext:value-type="string">
            <text:p>Awwwuuuuu</text:p>
          </table:table-cell>
          <table:table-cell/>
        </table:table-row>
        <table:table-row table:style-name="ro1">
          <table:table-cell office:value-type="float" office:value="90868" calcext:value-type="float">
            <text:p>90868</text:p>
          </table:table-cell>
          <table:table-cell office:value-type="float" office:value="0" calcext:value-type="float">
            <text:p>0</text:p>
          </table:table-cell>
          <table:table-cell office:value-type="float" office:value="755627" calcext:value-type="float">
            <text:p>755627</text:p>
          </table:table-cell>
          <table:table-cell office:value-type="float" office:value="224592" calcext:value-type="float">
            <text:p>224592</text:p>
          </table:table-cell>
          <table:table-cell office:value-type="string" calcext:value-type="string">
            <text:p>[[@78643]] thank you ?</text:p>
          </table:table-cell>
          <table:table-cell/>
        </table:table-row>
        <table:table-row table:style-name="ro1">
          <table:table-cell office:value-type="float" office:value="118987" calcext:value-type="float">
            <text:p>118987</text:p>
          </table:table-cell>
          <table:table-cell office:value-type="float" office:value="0" calcext:value-type="float">
            <text:p>0</text:p>
          </table:table-cell>
          <table:table-cell office:value-type="float" office:value="117496" calcext:value-type="float">
            <text:p>117496</text:p>
          </table:table-cell>
          <table:table-cell office:value-type="float" office:value="86499" calcext:value-type="float">
            <text:p>86499</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26606" calcext:value-type="float">
            <text:p>126606</text:p>
          </table:table-cell>
          <table:table-cell office:value-type="float" office:value="0" calcext:value-type="float">
            <text:p>0</text:p>
          </table:table-cell>
          <table:table-cell office:value-type="float" office:value="830531" calcext:value-type="float">
            <text:p>830531</text:p>
          </table:table-cell>
          <table:table-cell office:value-type="float" office:value="53086" calcext:value-type="float">
            <text:p>53086</text:p>
          </table:table-cell>
          <table:table-cell office:value-type="string" calcext:value-type="string">
            <text:p>This Trail looks quite superb, you totally deserve more followers than this!</text:p>
          </table:table-cell>
          <table:table-cell/>
        </table:table-row>
        <table:table-row table:style-name="ro1">
          <table:table-cell office:value-type="float" office:value="138048" calcext:value-type="float">
            <text:p>138048</text:p>
          </table:table-cell>
          <table:table-cell office:value-type="float" office:value="0" calcext:value-type="float">
            <text:p>0</text:p>
          </table:table-cell>
          <table:table-cell office:value-type="float" office:value="861764" calcext:value-type="float">
            <text:p>861764</text:p>
          </table:table-cell>
          <table:table-cell office:value-type="float" office:value="45991" calcext:value-type="float">
            <text:p>45991</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94376" calcext:value-type="float">
            <text:p>194376</text:p>
          </table:table-cell>
          <table:table-cell office:value-type="float" office:value="0" calcext:value-type="float">
            <text:p>0</text:p>
          </table:table-cell>
          <table:table-cell office:value-type="float" office:value="1008019" calcext:value-type="float">
            <text:p>1008019</text:p>
          </table:table-cell>
          <table:table-cell office:value-type="float" office:value="45896" calcext:value-type="float">
            <text:p>45896</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219045" calcext:value-type="float">
            <text:p>219045</text:p>
          </table:table-cell>
          <table:table-cell office:value-type="float" office:value="0" calcext:value-type="float">
            <text:p>0</text:p>
          </table:table-cell>
          <table:table-cell office:value-type="float" office:value="1127857" calcext:value-type="float">
            <text:p>1127857</text:p>
          </table:table-cell>
          <table:table-cell office:value-type="float" office:value="88257" calcext:value-type="float">
            <text:p>88257</text:p>
          </table:table-cell>
          <table:table-cell office:value-type="string" calcext:value-type="string">
            <text:p>This Trail has such a good topic, a few more good videos and images and it could be a beautiful travelogue!</text:p>
          </table:table-cell>
          <table:table-cell/>
        </table:table-row>
        <table:table-row table:style-name="ro1">
          <table:table-cell office:value-type="float" office:value="268641" calcext:value-type="float">
            <text:p>268641</text:p>
          </table:table-cell>
          <table:table-cell office:value-type="float" office:value="0" calcext:value-type="float">
            <text:p>0</text:p>
          </table:table-cell>
          <table:table-cell office:value-type="float" office:value="1400662" calcext:value-type="float">
            <text:p>1400662</text:p>
          </table:table-cell>
          <table:table-cell office:value-type="float" office:value="429866" calcext:value-type="float">
            <text:p>429866</text:p>
          </table:table-cell>
          <table:table-cell office:value-type="string" calcext:value-type="string">
            <text:p>Waite for the next features.....</text:p>
          </table:table-cell>
          <table:table-cell/>
        </table:table-row>
        <table:table-row table:style-name="ro1">
          <table:table-cell office:value-type="float" office:value="300084" calcext:value-type="float">
            <text:p>300084</text:p>
          </table:table-cell>
          <table:table-cell office:value-type="float" office:value="0" calcext:value-type="float">
            <text:p>0</text:p>
          </table:table-cell>
          <table:table-cell office:value-type="float" office:value="1581859" calcext:value-type="float">
            <text:p>1581859</text:p>
          </table:table-cell>
          <table:table-cell office:value-type="float" office:value="487132" calcext:value-type="float">
            <text:p>487132</text:p>
          </table:table-cell>
          <table:table-cell office:value-type="string" calcext:value-type="string">
            <text:p>What you want in this post ?</text:p>
          </table:table-cell>
          <table:table-cell/>
        </table:table-row>
        <table:table-row table:style-name="ro1">
          <table:table-cell office:value-type="float" office:value="310954" calcext:value-type="float">
            <text:p>310954</text:p>
          </table:table-cell>
          <table:table-cell office:value-type="float" office:value="0" calcext:value-type="float">
            <text:p>0</text:p>
          </table:table-cell>
          <table:table-cell office:value-type="float" office:value="39503" calcext:value-type="float">
            <text:p>39503</text:p>
          </table:table-cell>
          <table:table-cell office:value-type="float" office:value="467577" calcext:value-type="float">
            <text:p>467577</text:p>
          </table:table-cell>
          <table:table-cell office:value-type="string" calcext:value-type="string">
            <text:p>Hi</text:p>
          </table:table-cell>
          <table:table-cell/>
        </table:table-row>
        <table:table-row table:style-name="ro1">
          <table:table-cell office:value-type="float" office:value="342036" calcext:value-type="float">
            <text:p>342036</text:p>
          </table:table-cell>
          <table:table-cell office:value-type="float" office:value="0" calcext:value-type="float">
            <text:p>0</text:p>
          </table:table-cell>
          <table:table-cell office:value-type="float" office:value="1824821" calcext:value-type="float">
            <text:p>1824821</text:p>
          </table:table-cell>
          <table:table-cell office:value-type="float" office:value="563295" calcext:value-type="float">
            <text:p>563295</text:p>
          </table:table-cell>
          <table:table-cell office:value-type="string" calcext:value-type="string">
            <text:p>[[@79780]] wait 4 sme tym</text:p>
          </table:table-cell>
          <table:table-cell/>
        </table:table-row>
        <table:table-row table:style-name="ro1">
          <table:table-cell office:value-type="float" office:value="410358" calcext:value-type="float">
            <text:p>410358</text:p>
          </table:table-cell>
          <table:table-cell office:value-type="float" office:value="0" calcext:value-type="float">
            <text:p>0</text:p>
          </table:table-cell>
          <table:table-cell office:value-type="float" office:value="2316704" calcext:value-type="float">
            <text:p>2316704</text:p>
          </table:table-cell>
          <table:table-cell office:value-type="float" office:value="1231678" calcext:value-type="float">
            <text:p>1231678</text:p>
          </table:table-cell>
          <table:table-cell office:value-type="string" calcext:value-type="string">
            <text:p>महाकाल के भक्तों से पंगा, और भरी महेफिल में दंगा मत करना वर्ना करूँगा चौराहे पे नंगा और भेजूँगा तेरी अस्थियों को गंगा$/</text:p>
          </table:table-cell>
          <table:table-cell/>
        </table:table-row>
        <table:table-row table:style-name="ro1">
          <table:table-cell office:value-type="float" office:value="423411" calcext:value-type="float">
            <text:p>423411</text:p>
          </table:table-cell>
          <table:table-cell office:value-type="float" office:value="0" calcext:value-type="float">
            <text:p>0</text:p>
          </table:table-cell>
          <table:table-cell office:value-type="float" office:value="51763" calcext:value-type="float">
            <text:p>51763</text:p>
          </table:table-cell>
          <table:table-cell office:value-type="float" office:value="11148" calcext:value-type="float">
            <text:p>11148</text:p>
          </table:table-cell>
          <table:table-cell office:value-type="string" calcext:value-type="string">
            <text:p>what an aesthetic place!</text:p>
          </table:table-cell>
          <table:table-cell/>
        </table:table-row>
        <table:table-row table:style-name="ro1">
          <table:table-cell office:value-type="float" office:value="16979" calcext:value-type="float">
            <text:p>16979</text:p>
          </table:table-cell>
          <table:table-cell office:value-type="float" office:value="0" calcext:value-type="float">
            <text:p>0</text:p>
          </table:table-cell>
          <table:table-cell office:value-type="float" office:value="299519" calcext:value-type="float">
            <text:p>299519</text:p>
          </table:table-cell>
          <table:table-cell office:value-type="float" office:value="161561" calcext:value-type="float">
            <text:p>161561</text:p>
          </table:table-cell>
          <table:table-cell office:value-type="string" calcext:value-type="string">
            <text:p>Hii</text:p>
          </table:table-cell>
          <table:table-cell/>
        </table:table-row>
        <table:table-row table:style-name="ro2">
          <table:table-cell office:value-type="float" office:value="33334" calcext:value-type="float">
            <text:p>33334</text:p>
          </table:table-cell>
          <table:table-cell office:value-type="float" office:value="0" calcext:value-type="float">
            <text:p>0</text:p>
          </table:table-cell>
          <table:table-cell office:value-type="float" office:value="618638" calcext:value-type="float">
            <text:p>618638</text:p>
          </table:table-cell>
          <table:table-cell office:value-type="float" office:value="185024" calcext:value-type="float">
            <text:p>185024</text:p>
          </table:table-cell>
          <table:table-cell office:value-type="string" calcext:value-type="string">
            <text:p>[[@82399]] thank you </text:p>
            <text:p>I will update the rest photos when i done discovered that particular place ?</text:p>
          </table:table-cell>
          <table:table-cell/>
        </table:table-row>
        <table:table-row table:style-name="ro1">
          <table:table-cell office:value-type="float" office:value="70144" calcext:value-type="float">
            <text:p>70144</text:p>
          </table:table-cell>
          <table:table-cell office:value-type="float" office:value="0" calcext:value-type="float">
            <text:p>0</text:p>
          </table:table-cell>
          <table:table-cell office:value-type="float" office:value="702865" calcext:value-type="float">
            <text:p>702865</text:p>
          </table:table-cell>
          <table:table-cell office:value-type="float" office:value="209523" calcext:value-type="float">
            <text:p>209523</text:p>
          </table:table-cell>
          <table:table-cell office:value-type="string" calcext:value-type="string">
            <text:p>[[@85782]] thanks bro</text:p>
          </table:table-cell>
          <table:table-cell/>
        </table:table-row>
        <table:table-row table:style-name="ro1">
          <table:table-cell office:value-type="float" office:value="133519" calcext:value-type="float">
            <text:p>133519</text:p>
          </table:table-cell>
          <table:table-cell office:value-type="float" office:value="0" calcext:value-type="float">
            <text:p>0</text:p>
          </table:table-cell>
          <table:table-cell office:value-type="float" office:value="850008" calcext:value-type="float">
            <text:p>850008</text:p>
          </table:table-cell>
          <table:table-cell office:value-type="float" office:value="41401" calcext:value-type="float">
            <text:p>41401</text:p>
          </table:table-cell>
          <table:table-cell office:value-type="string" calcext:value-type="string">
            <text:p>Stunning </text:p>
          </table:table-cell>
          <table:table-cell/>
        </table:table-row>
        <table:table-row table:style-name="ro1">
          <table:table-cell office:value-type="float" office:value="327917" calcext:value-type="float">
            <text:p>327917</text:p>
          </table:table-cell>
          <table:table-cell office:value-type="float" office:value="0" calcext:value-type="float">
            <text:p>0</text:p>
          </table:table-cell>
          <table:table-cell office:value-type="float" office:value="1755296" calcext:value-type="float">
            <text:p>1755296</text:p>
          </table:table-cell>
          <table:table-cell office:value-type="float" office:value="43674" calcext:value-type="float">
            <text:p>43674</text:p>
          </table:table-cell>
          <table:table-cell office:value-type="string" calcext:value-type="string">
            <text:p>Incredible ❤️</text:p>
          </table:table-cell>
          <table:table-cell/>
        </table:table-row>
        <table:table-row table:style-name="ro1">
          <table:table-cell office:value-type="float" office:value="358570" calcext:value-type="float">
            <text:p>358570</text:p>
          </table:table-cell>
          <table:table-cell office:value-type="float" office:value="0" calcext:value-type="float">
            <text:p>0</text:p>
          </table:table-cell>
          <table:table-cell office:value-type="float" office:value="1986436" calcext:value-type="float">
            <text:p>1986436</text:p>
          </table:table-cell>
          <table:table-cell office:value-type="float" office:value="81189" calcext:value-type="float">
            <text:p>81189</text:p>
          </table:table-cell>
          <table:table-cell office:value-type="string" calcext:value-type="string">
            <text:p>The pictures are so amazing, even the content! But the title could be a little more relevant you know :)</text:p>
          </table:table-cell>
          <table:table-cell/>
        </table:table-row>
        <table:table-row table:style-name="ro1">
          <table:table-cell office:value-type="float" office:value="360215" calcext:value-type="float">
            <text:p>360215</text:p>
          </table:table-cell>
          <table:table-cell office:value-type="float" office:value="0" calcext:value-type="float">
            <text:p>0</text:p>
          </table:table-cell>
          <table:table-cell office:value-type="float" office:value="2019986" calcext:value-type="float">
            <text:p>2019986</text:p>
          </table:table-cell>
          <table:table-cell office:value-type="float" office:value="82727" calcext:value-type="float">
            <text:p>82727</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6262" calcext:value-type="float">
            <text:p>6262</text:p>
          </table:table-cell>
          <table:table-cell office:value-type="float" office:value="0" calcext:value-type="float">
            <text:p>0</text:p>
          </table:table-cell>
          <table:table-cell office:value-type="float" office:value="169352" calcext:value-type="float">
            <text:p>169352</text:p>
          </table:table-cell>
          <table:table-cell office:value-type="float" office:value="62954" calcext:value-type="float">
            <text:p>62954</text:p>
          </table:table-cell>
          <table:table-cell office:value-type="string" calcext:value-type="string">
            <text:p>Smja smja Bhai smja ye trell smja</text:p>
          </table:table-cell>
          <table:table-cell/>
        </table:table-row>
        <table:table-row table:style-name="ro1">
          <table:table-cell office:value-type="float" office:value="32323" calcext:value-type="float">
            <text:p>32323</text:p>
          </table:table-cell>
          <table:table-cell office:value-type="float" office:value="0" calcext:value-type="float">
            <text:p>0</text:p>
          </table:table-cell>
          <table:table-cell office:value-type="float" office:value="616660" calcext:value-type="float">
            <text:p>616660</text:p>
          </table:table-cell>
          <table:table-cell office:value-type="float" office:value="19873" calcext:value-type="float">
            <text:p>19873</text:p>
          </table:table-cell>
          <table:table-cell office:value-type="string" calcext:value-type="string">
            <text:p>Will Tryout ❤️</text:p>
          </table:table-cell>
          <table:table-cell/>
        </table:table-row>
        <table:table-row table:style-name="ro1">
          <table:table-cell office:value-type="float" office:value="44737" calcext:value-type="float">
            <text:p>44737</text:p>
          </table:table-cell>
          <table:table-cell office:value-type="float" office:value="0" calcext:value-type="float">
            <text:p>0</text:p>
          </table:table-cell>
          <table:table-cell office:value-type="float" office:value="223445" calcext:value-type="float">
            <text:p>223445</text:p>
          </table:table-cell>
          <table:table-cell office:value-type="float" office:value="48416" calcext:value-type="float">
            <text:p>48416</text:p>
          </table:table-cell>
          <table:table-cell office:value-type="string" calcext:value-type="string">
            <text:p>amazing stories! when can i read your next adventure?</text:p>
          </table:table-cell>
          <table:table-cell/>
        </table:table-row>
        <table:table-row table:style-name="ro1">
          <table:table-cell office:value-type="float" office:value="223056" calcext:value-type="float">
            <text:p>223056</text:p>
          </table:table-cell>
          <table:table-cell office:value-type="float" office:value="0" calcext:value-type="float">
            <text:p>0</text:p>
          </table:table-cell>
          <table:table-cell office:value-type="float" office:value="1075909" calcext:value-type="float">
            <text:p>1075909</text:p>
          </table:table-cell>
          <table:table-cell office:value-type="float" office:value="243671" calcext:value-type="float">
            <text:p>243671</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23237" calcext:value-type="float">
            <text:p>223237</text:p>
          </table:table-cell>
          <table:table-cell office:value-type="float" office:value="0" calcext:value-type="float">
            <text:p>0</text:p>
          </table:table-cell>
          <table:table-cell office:value-type="float" office:value="1150794" calcext:value-type="float">
            <text:p>1150794</text:p>
          </table:table-cell>
          <table:table-cell office:value-type="float" office:value="79450" calcext:value-type="float">
            <text:p>79450</text:p>
          </table:table-cell>
          <table:table-cell office:value-type="string" calcext:value-type="string">
            <text:p>So inspiring! makes me wanna pack my rucksack and go to the mountains away from this monotonous life!</text:p>
          </table:table-cell>
          <table:table-cell/>
        </table:table-row>
        <table:table-row table:style-name="ro1">
          <table:table-cell office:value-type="float" office:value="272315" calcext:value-type="float">
            <text:p>272315</text:p>
          </table:table-cell>
          <table:table-cell office:value-type="float" office:value="0" calcext:value-type="float">
            <text:p>0</text:p>
          </table:table-cell>
          <table:table-cell office:value-type="float" office:value="1423032" calcext:value-type="float">
            <text:p>1423032</text:p>
          </table:table-cell>
          <table:table-cell office:value-type="float" office:value="52544" calcext:value-type="float">
            <text:p>52544</text:p>
          </table:table-cell>
          <table:table-cell office:value-type="string" calcext:value-type="string">
            <text:p>The trail looks nothing less than a pro's work! excellent!</text:p>
          </table:table-cell>
          <table:table-cell/>
        </table:table-row>
        <table:table-row table:style-name="ro1">
          <table:table-cell office:value-type="float" office:value="318720" calcext:value-type="float">
            <text:p>318720</text:p>
          </table:table-cell>
          <table:table-cell office:value-type="float" office:value="0" calcext:value-type="float">
            <text:p>0</text:p>
          </table:table-cell>
          <table:table-cell office:value-type="float" office:value="1696918" calcext:value-type="float">
            <text:p>1696918</text:p>
          </table:table-cell>
          <table:table-cell office:value-type="float" office:value="79163" calcext:value-type="float">
            <text:p>79163</text:p>
          </table:table-cell>
          <table:table-cell office:value-type="string" calcext:value-type="string">
            <text:p>The trail is so niche, every Traveller would relate to it!wish there were more followers to view it!</text:p>
          </table:table-cell>
          <table:table-cell/>
        </table:table-row>
        <table:table-row table:style-name="ro1">
          <table:table-cell office:value-type="float" office:value="342443" calcext:value-type="float">
            <text:p>342443</text:p>
          </table:table-cell>
          <table:table-cell office:value-type="float" office:value="0" calcext:value-type="float">
            <text:p>0</text:p>
          </table:table-cell>
          <table:table-cell office:value-type="float" office:value="1829854" calcext:value-type="float">
            <text:p>1829854</text:p>
          </table:table-cell>
          <table:table-cell office:value-type="float" office:value="80278" calcext:value-type="float">
            <text:p>80278</text:p>
          </table:table-cell>
          <table:table-cell office:value-type="string" calcext:value-type="string">
            <text:p>Every single line of every single post took me to the next one! so interesting!</text:p>
          </table:table-cell>
          <table:table-cell/>
        </table:table-row>
        <table:table-row table:style-name="ro1">
          <table:table-cell office:value-type="float" office:value="369477" calcext:value-type="float">
            <text:p>369477</text:p>
          </table:table-cell>
          <table:table-cell office:value-type="float" office:value="0" calcext:value-type="float">
            <text:p>0</text:p>
          </table:table-cell>
          <table:table-cell office:value-type="float" office:value="858252" calcext:value-type="float">
            <text:p>858252</text:p>
          </table:table-cell>
          <table:table-cell office:value-type="float" office:value="690058" calcext:value-type="float">
            <text:p>690058</text:p>
          </table:table-cell>
          <table:table-cell office:value-type="string" calcext:value-type="string">
            <text:p>I, Sunny Leone, just joined Trell. Help me set up and Follow me for my upcoming exciting stuff. Account will start posting my Vlogs after reaching 100k Followers. So, Unleash the REAL me and Follow. [[@690058]]</text:p>
          </table:table-cell>
          <table:table-cell/>
        </table:table-row>
        <table:table-row table:style-name="ro1">
          <table:table-cell office:value-type="float" office:value="397893" calcext:value-type="float">
            <text:p>397893</text:p>
          </table:table-cell>
          <table:table-cell office:value-type="float" office:value="0" calcext:value-type="float">
            <text:p>0</text:p>
          </table:table-cell>
          <table:table-cell office:value-type="float" office:value="703347" calcext:value-type="float">
            <text:p>703347</text:p>
          </table:table-cell>
          <table:table-cell office:value-type="float" office:value="18852" calcext:value-type="float">
            <text:p>18852</text:p>
          </table:table-cell>
          <table:table-cell office:value-type="string" calcext:value-type="string">
            <text:p>Did you go here on a <text:s/>package tour?</text:p>
          </table:table-cell>
          <table:table-cell/>
        </table:table-row>
        <table:table-row table:style-name="ro1">
          <table:table-cell office:value-type="float" office:value="442929" calcext:value-type="float">
            <text:p>442929</text:p>
          </table:table-cell>
          <table:table-cell office:value-type="float" office:value="0" calcext:value-type="float">
            <text:p>0</text:p>
          </table:table-cell>
          <table:table-cell office:value-type="float" office:value="2266243" calcext:value-type="float">
            <text:p>2266243</text:p>
          </table:table-cell>
          <table:table-cell office:value-type="float" office:value="1722140" calcext:value-type="float">
            <text:p>1722140</text:p>
          </table:table-cell>
          <table:table-cell office:value-type="string" calcext:value-type="string">
            <text:p>So nice</text:p>
          </table:table-cell>
          <table:table-cell/>
        </table:table-row>
        <table:table-row table:style-name="ro1">
          <table:table-cell office:value-type="float" office:value="454852" calcext:value-type="float">
            <text:p>454852</text:p>
          </table:table-cell>
          <table:table-cell office:value-type="float" office:value="0" calcext:value-type="float">
            <text:p>0</text:p>
          </table:table-cell>
          <table:table-cell office:value-type="float" office:value="2268008" calcext:value-type="float">
            <text:p>2268008</text:p>
          </table:table-cell>
          <table:table-cell office:value-type="float" office:value="2022545" calcext:value-type="float">
            <text:p>2022545</text:p>
          </table:table-cell>
          <table:table-cell office:value-type="string" calcext:value-type="string">
            <text:p>Hello</text:p>
          </table:table-cell>
          <table:table-cell/>
        </table:table-row>
        <table:table-row table:style-name="ro1">
          <table:table-cell office:value-type="float" office:value="7283" calcext:value-type="float">
            <text:p>7283</text:p>
          </table:table-cell>
          <table:table-cell office:value-type="float" office:value="0" calcext:value-type="float">
            <text:p>0</text:p>
          </table:table-cell>
          <table:table-cell office:value-type="float" office:value="211836" calcext:value-type="float">
            <text:p>211836</text:p>
          </table:table-cell>
          <table:table-cell office:value-type="float" office:value="61275" calcext:value-type="float">
            <text:p>61275</text:p>
          </table:table-cell>
          <table:table-cell office:value-type="string" calcext:value-type="string">
            <text:p>Pleasant evenings ❤️?</text:p>
          </table:table-cell>
          <table:table-cell/>
        </table:table-row>
        <table:table-row table:style-name="ro1">
          <table:table-cell office:value-type="float" office:value="65292" calcext:value-type="float">
            <text:p>65292</text:p>
          </table:table-cell>
          <table:table-cell office:value-type="float" office:value="0" calcext:value-type="float">
            <text:p>0</text:p>
          </table:table-cell>
          <table:table-cell office:value-type="float" office:value="691259" calcext:value-type="float">
            <text:p>691259</text:p>
          </table:table-cell>
          <table:table-cell office:value-type="float" office:value="48956" calcext:value-type="float">
            <text:p>48956</text:p>
          </table:table-cell>
          <table:table-cell office:value-type="string" calcext:value-type="string">
            <text:p>I just decided to utilize my money fixed in an account for this route, yes your trail inspired me that much!</text:p>
          </table:table-cell>
          <table:table-cell/>
        </table:table-row>
        <table:table-row table:style-name="ro1">
          <table:table-cell office:value-type="float" office:value="66448" calcext:value-type="float">
            <text:p>66448</text:p>
          </table:table-cell>
          <table:table-cell office:value-type="float" office:value="0" calcext:value-type="float">
            <text:p>0</text:p>
          </table:table-cell>
          <table:table-cell office:value-type="float" office:value="692239" calcext:value-type="float">
            <text:p>692239</text:p>
          </table:table-cell>
          <table:table-cell office:value-type="float" office:value="76715" calcext:value-type="float">
            <text:p>76715</text:p>
          </table:table-cell>
          <table:table-cell office:value-type="string" calcext:value-type="string">
            <text:p>Hey! Loved your trail !When are you posting your next one?</text:p>
          </table:table-cell>
          <table:table-cell/>
        </table:table-row>
        <table:table-row table:style-name="ro1">
          <table:table-cell office:value-type="float" office:value="78081" calcext:value-type="float">
            <text:p>78081</text:p>
          </table:table-cell>
          <table:table-cell office:value-type="float" office:value="0" calcext:value-type="float">
            <text:p>0</text:p>
          </table:table-cell>
          <table:table-cell office:value-type="float" office:value="728198" calcext:value-type="float">
            <text:p>728198</text:p>
          </table:table-cell>
          <table:table-cell office:value-type="float" office:value="52697" calcext:value-type="float">
            <text:p>52697</text:p>
          </table:table-cell>
          <table:table-cell office:value-type="string" calcext:value-type="string">
            <text:p>The second picture just took my mind off my textbooks, wish I could read about your experience here</text:p>
          </table:table-cell>
          <table:table-cell/>
        </table:table-row>
        <table:table-row table:style-name="ro1">
          <table:table-cell office:value-type="float" office:value="102943" calcext:value-type="float">
            <text:p>102943</text:p>
          </table:table-cell>
          <table:table-cell office:value-type="float" office:value="0" calcext:value-type="float">
            <text:p>0</text:p>
          </table:table-cell>
          <table:table-cell office:value-type="float" office:value="783585" calcext:value-type="float">
            <text:p>783585</text:p>
          </table:table-cell>
          <table:table-cell office:value-type="float" office:value="84157" calcext:value-type="float">
            <text:p>84157</text:p>
          </table:table-cell>
          <table:table-cell office:value-type="string" calcext:value-type="string">
            <text:p>Your trail is so encouraging! I almost want to set out of my house and adventure forth!</text:p>
          </table:table-cell>
          <table:table-cell/>
        </table:table-row>
        <table:table-row table:style-name="ro1">
          <table:table-cell office:value-type="float" office:value="116233" calcext:value-type="float">
            <text:p>116233</text:p>
          </table:table-cell>
          <table:table-cell office:value-type="float" office:value="0" calcext:value-type="float">
            <text:p>0</text:p>
          </table:table-cell>
          <table:table-cell office:value-type="float" office:value="815522" calcext:value-type="float">
            <text:p>815522</text:p>
          </table:table-cell>
          <table:table-cell office:value-type="float" office:value="19856" calcext:value-type="float">
            <text:p>19856</text:p>
          </table:table-cell>
          <table:table-cell office:value-type="string" calcext:value-type="string">
            <text:p>The content is inspiring beyond words, but wish the images could be a less blurry!</text:p>
          </table:table-cell>
          <table:table-cell/>
        </table:table-row>
        <table:table-row table:style-name="ro1">
          <table:table-cell office:value-type="float" office:value="155490" calcext:value-type="float">
            <text:p>155490</text:p>
          </table:table-cell>
          <table:table-cell office:value-type="float" office:value="0" calcext:value-type="float">
            <text:p>0</text:p>
          </table:table-cell>
          <table:table-cell office:value-type="float" office:value="906261" calcext:value-type="float">
            <text:p>906261</text:p>
          </table:table-cell>
          <table:table-cell office:value-type="float" office:value="76933" calcext:value-type="float">
            <text:p>76933</text:p>
          </table:table-cell>
          <table:table-cell office:value-type="string" calcext:value-type="string">
            <text:p>Hey I am learning photography, and your trail has amazing pictures, do you have any suggestions to improve photography skills/</text:p>
          </table:table-cell>
          <table:table-cell/>
        </table:table-row>
        <table:table-row table:style-name="ro1">
          <table:table-cell office:value-type="float" office:value="189294" calcext:value-type="float">
            <text:p>189294</text:p>
          </table:table-cell>
          <table:table-cell office:value-type="float" office:value="0" calcext:value-type="float">
            <text:p>0</text:p>
          </table:table-cell>
          <table:table-cell office:value-type="float" office:value="983571" calcext:value-type="float">
            <text:p>983571</text:p>
          </table:table-cell>
          <table:table-cell office:value-type="float" office:value="78033" calcext:value-type="float">
            <text:p>78033</text:p>
          </table:table-cell>
          <table:table-cell office:value-type="string" calcext:value-type="string">
            <text:p>The content of the trail is so interesting! This is perfect to enthused a traveller!</text:p>
          </table:table-cell>
          <table:table-cell/>
        </table:table-row>
        <table:table-row table:style-name="ro1">
          <table:table-cell office:value-type="float" office:value="203848" calcext:value-type="float">
            <text:p>203848</text:p>
          </table:table-cell>
          <table:table-cell office:value-type="float" office:value="638390" calcext:value-type="float">
            <text:p>638390</text:p>
          </table:table-cell>
          <table:table-cell office:value-type="float" office:value="0" calcext:value-type="float">
            <text:p>0</text:p>
          </table:table-cell>
          <table:table-cell office:value-type="float" office:value="250913" calcext:value-type="float">
            <text:p>250913</text:p>
          </table:table-cell>
          <table:table-cell office:value-type="string" calcext:value-type="string">
            <text:p>Wow</text:p>
          </table:table-cell>
          <table:table-cell/>
        </table:table-row>
        <table:table-row table:style-name="ro1">
          <table:table-cell office:value-type="float" office:value="282823" calcext:value-type="float">
            <text:p>282823</text:p>
          </table:table-cell>
          <table:table-cell office:value-type="float" office:value="0" calcext:value-type="float">
            <text:p>0</text:p>
          </table:table-cell>
          <table:table-cell office:value-type="float" office:value="1486910" calcext:value-type="float">
            <text:p>1486910</text:p>
          </table:table-cell>
          <table:table-cell office:value-type="float" office:value="457277" calcext:value-type="float">
            <text:p>457277</text:p>
          </table:table-cell>
          <table:table-cell office:value-type="string" calcext:value-type="string">
            <text:p>[[@40068]] winter would be the best. Low temperature, no heat or rains and you can enjoy anytime of the day :)</text:p>
          </table:table-cell>
          <table:table-cell/>
        </table:table-row>
        <table:table-row table:style-name="ro1">
          <table:table-cell office:value-type="float" office:value="334697" calcext:value-type="float">
            <text:p>334697</text:p>
          </table:table-cell>
          <table:table-cell office:value-type="float" office:value="0" calcext:value-type="float">
            <text:p>0</text:p>
          </table:table-cell>
          <table:table-cell office:value-type="float" office:value="1784632" calcext:value-type="float">
            <text:p>1784632</text:p>
          </table:table-cell>
          <table:table-cell office:value-type="float" office:value="550947" calcext:value-type="float">
            <text:p>550947</text:p>
          </table:table-cell>
          <table:table-cell office:value-type="string" calcext:value-type="string">
            <text:p>[[@88125]] thankyou ??</text:p>
          </table:table-cell>
          <table:table-cell/>
        </table:table-row>
        <table:table-row table:style-name="ro1">
          <table:table-cell office:value-type="float" office:value="338094" calcext:value-type="float">
            <text:p>338094</text:p>
          </table:table-cell>
          <table:table-cell office:value-type="float" office:value="0" calcext:value-type="float">
            <text:p>0</text:p>
          </table:table-cell>
          <table:table-cell office:value-type="float" office:value="1802807" calcext:value-type="float">
            <text:p>1802807</text:p>
          </table:table-cell>
          <table:table-cell office:value-type="float" office:value="556427" calcext:value-type="float">
            <text:p>556427</text:p>
          </table:table-cell>
          <table:table-cell office:value-type="string" calcext:value-type="string">
            <text:p>[[@77914]] yeah definitely. <text:s/>✌</text:p>
          </table:table-cell>
          <table:table-cell/>
        </table:table-row>
        <table:table-row table:style-name="ro1">
          <table:table-cell office:value-type="float" office:value="355492" calcext:value-type="float">
            <text:p>355492</text:p>
          </table:table-cell>
          <table:table-cell office:value-type="float" office:value="0" calcext:value-type="float">
            <text:p>0</text:p>
          </table:table-cell>
          <table:table-cell office:value-type="float" office:value="1938879" calcext:value-type="float">
            <text:p>1938879</text:p>
          </table:table-cell>
          <table:table-cell office:value-type="float" office:value="87169" calcext:value-type="float">
            <text:p>87169</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391020" calcext:value-type="float">
            <text:p>391020</text:p>
          </table:table-cell>
          <table:table-cell office:value-type="float" office:value="0" calcext:value-type="float">
            <text:p>0</text:p>
          </table:table-cell>
          <table:table-cell office:value-type="float" office:value="1874048" calcext:value-type="float">
            <text:p>1874048</text:p>
          </table:table-cell>
          <table:table-cell office:value-type="float" office:value="934120" calcext:value-type="float">
            <text:p>934120</text:p>
          </table:table-cell>
          <table:table-cell office:value-type="string" calcext:value-type="string">
            <text:p>Cutie princess</text:p>
          </table:table-cell>
          <table:table-cell/>
        </table:table-row>
        <table:table-row table:style-name="ro1">
          <table:table-cell office:value-type="float" office:value="393174" calcext:value-type="float">
            <text:p>393174</text:p>
          </table:table-cell>
          <table:table-cell office:value-type="float" office:value="0" calcext:value-type="float">
            <text:p>0</text:p>
          </table:table-cell>
          <table:table-cell office:value-type="float" office:value="2281802" calcext:value-type="float">
            <text:p>2281802</text:p>
          </table:table-cell>
          <table:table-cell office:value-type="float" office:value="948203" calcext:value-type="float">
            <text:p>948203</text:p>
          </table:table-cell>
          <table:table-cell office:value-type="string" calcext:value-type="string">
            <text:p>Hello</text:p>
          </table:table-cell>
          <table:table-cell/>
        </table:table-row>
        <table:table-row table:style-name="ro1">
          <table:table-cell office:value-type="float" office:value="397468" calcext:value-type="float">
            <text:p>397468</text:p>
          </table:table-cell>
          <table:table-cell office:value-type="float" office:value="0" calcext:value-type="float">
            <text:p>0</text:p>
          </table:table-cell>
          <table:table-cell office:value-type="float" office:value="651498" calcext:value-type="float">
            <text:p>651498</text:p>
          </table:table-cell>
          <table:table-cell office:value-type="float" office:value="18580" calcext:value-type="float">
            <text:p>18580</text:p>
          </table:table-cell>
          <table:table-cell office:value-type="string" calcext:value-type="string">
            <text:p>WOWWWWWWWW </text:p>
          </table:table-cell>
          <table:table-cell/>
        </table:table-row>
        <table:table-row table:style-name="ro1">
          <table:table-cell office:value-type="float" office:value="461900" calcext:value-type="float">
            <text:p>461900</text:p>
          </table:table-cell>
          <table:table-cell office:value-type="float" office:value="0" calcext:value-type="float">
            <text:p>0</text:p>
          </table:table-cell>
          <table:table-cell office:value-type="float" office:value="2320085" calcext:value-type="float">
            <text:p>2320085</text:p>
          </table:table-cell>
          <table:table-cell office:value-type="float" office:value="2143082" calcext:value-type="float">
            <text:p>2143082</text:p>
          </table:table-cell>
          <table:table-cell office:value-type="string" calcext:value-type="string">
            <text:p>Nice ver</text:p>
          </table:table-cell>
          <table:table-cell/>
        </table:table-row>
        <table:table-row table:style-name="ro1">
          <table:table-cell office:value-type="float" office:value="45007" calcext:value-type="float">
            <text:p>45007</text:p>
          </table:table-cell>
          <table:table-cell office:value-type="float" office:value="0" calcext:value-type="float">
            <text:p>0</text:p>
          </table:table-cell>
          <table:table-cell office:value-type="float" office:value="645310" calcext:value-type="float">
            <text:p>645310</text:p>
          </table:table-cell>
          <table:table-cell office:value-type="float" office:value="192813" calcext:value-type="float">
            <text:p>192813</text:p>
          </table:table-cell>
          <table:table-cell office:value-type="string" calcext:value-type="string">
            <text:p>[[@78731]] <text:s/>Rishikesh.</text:p>
          </table:table-cell>
          <table:table-cell/>
        </table:table-row>
        <table:table-row table:style-name="ro1">
          <table:table-cell office:value-type="float" office:value="59707" calcext:value-type="float">
            <text:p>59707</text:p>
          </table:table-cell>
          <table:table-cell office:value-type="float" office:value="0" calcext:value-type="float">
            <text:p>0</text:p>
          </table:table-cell>
          <table:table-cell office:value-type="float" office:value="677092" calcext:value-type="float">
            <text:p>677092</text:p>
          </table:table-cell>
          <table:table-cell office:value-type="float" office:value="88273" calcext:value-type="float">
            <text:p>88273</text:p>
          </table:table-cell>
          <table:table-cell office:value-type="string" calcext:value-type="string">
            <text:p>Lovely ❤️</text:p>
          </table:table-cell>
          <table:table-cell/>
        </table:table-row>
        <table:table-row table:style-name="ro1">
          <table:table-cell office:value-type="float" office:value="181793" calcext:value-type="float">
            <text:p>181793</text:p>
          </table:table-cell>
          <table:table-cell office:value-type="float" office:value="0" calcext:value-type="float">
            <text:p>0</text:p>
          </table:table-cell>
          <table:table-cell office:value-type="float" office:value="93255" calcext:value-type="float">
            <text:p>93255</text:p>
          </table:table-cell>
          <table:table-cell office:value-type="float" office:value="78492" calcext:value-type="float">
            <text:p>78492</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90882" calcext:value-type="float">
            <text:p>190882</text:p>
          </table:table-cell>
          <table:table-cell office:value-type="float" office:value="0" calcext:value-type="float">
            <text:p>0</text:p>
          </table:table-cell>
          <table:table-cell office:value-type="float" office:value="990271" calcext:value-type="float">
            <text:p>990271</text:p>
          </table:table-cell>
          <table:table-cell office:value-type="float" office:value="42905" calcext:value-type="float">
            <text:p>42905</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253815" calcext:value-type="float">
            <text:p>253815</text:p>
          </table:table-cell>
          <table:table-cell office:value-type="float" office:value="0" calcext:value-type="float">
            <text:p>0</text:p>
          </table:table-cell>
          <table:table-cell office:value-type="float" office:value="1272972" calcext:value-type="float">
            <text:p>1272972</text:p>
          </table:table-cell>
          <table:table-cell office:value-type="float" office:value="374652" calcext:value-type="float">
            <text:p>374652</text:p>
          </table:table-cell>
          <table:table-cell office:value-type="string" calcext:value-type="string">
            <text:p>??❤️❤️❤️super</text:p>
          </table:table-cell>
          <table:table-cell/>
        </table:table-row>
        <table:table-row table:style-name="ro1">
          <table:table-cell office:value-type="float" office:value="371256" calcext:value-type="float">
            <text:p>371256</text:p>
          </table:table-cell>
          <table:table-cell office:value-type="float" office:value="0" calcext:value-type="float">
            <text:p>0</text:p>
          </table:table-cell>
          <table:table-cell office:value-type="float" office:value="2208176" calcext:value-type="float">
            <text:p>2208176</text:p>
          </table:table-cell>
          <table:table-cell office:value-type="float" office:value="40300" calcext:value-type="float">
            <text:p>40300</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431006" calcext:value-type="float">
            <text:p>431006</text:p>
          </table:table-cell>
          <table:table-cell office:value-type="float" office:value="0" calcext:value-type="float">
            <text:p>0</text:p>
          </table:table-cell>
          <table:table-cell office:value-type="float" office:value="2310721" calcext:value-type="float">
            <text:p>2310721</text:p>
          </table:table-cell>
          <table:table-cell office:value-type="float" office:value="802330" calcext:value-type="float">
            <text:p>802330</text:p>
          </table:table-cell>
          <table:table-cell office:value-type="string" calcext:value-type="string">
            <text:p>[[@52262]] awhh sweetie and what’s wrong with that? ?</text:p>
          </table:table-cell>
          <table:table-cell/>
        </table:table-row>
        <table:table-row table:style-name="ro1">
          <table:table-cell office:value-type="float" office:value="2681" calcext:value-type="float">
            <text:p>2681</text:p>
          </table:table-cell>
          <table:table-cell office:value-type="float" office:value="10161" calcext:value-type="float">
            <text:p>10161</text:p>
          </table:table-cell>
          <table:table-cell office:value-type="float" office:value="0" calcext:value-type="float">
            <text:p>0</text:p>
          </table:table-cell>
          <table:table-cell office:value-type="float" office:value="562" calcext:value-type="float">
            <text:p>562</text:p>
          </table:table-cell>
          <table:table-cell office:value-type="string" calcext:value-type="string">
            <text:p>Droolworthy ?</text:p>
          </table:table-cell>
          <table:table-cell/>
        </table:table-row>
        <table:table-row table:style-name="ro1">
          <table:table-cell office:value-type="float" office:value="165084" calcext:value-type="float">
            <text:p>165084</text:p>
          </table:table-cell>
          <table:table-cell office:value-type="float" office:value="0" calcext:value-type="float">
            <text:p>0</text:p>
          </table:table-cell>
          <table:table-cell office:value-type="float" office:value="931533" calcext:value-type="float">
            <text:p>931533</text:p>
          </table:table-cell>
          <table:table-cell office:value-type="float" office:value="82035" calcext:value-type="float">
            <text:p>82035</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169282" calcext:value-type="float">
            <text:p>169282</text:p>
          </table:table-cell>
          <table:table-cell office:value-type="float" office:value="0" calcext:value-type="float">
            <text:p>0</text:p>
          </table:table-cell>
          <table:table-cell office:value-type="float" office:value="943748" calcext:value-type="float">
            <text:p>943748</text:p>
          </table:table-cell>
          <table:table-cell office:value-type="float" office:value="83102" calcext:value-type="float">
            <text:p>83102</text:p>
          </table:table-cell>
          <table:table-cell office:value-type="string" calcext:value-type="string">
            <text:p>beatutiful photo ? </text:p>
          </table:table-cell>
          <table:table-cell/>
        </table:table-row>
        <table:table-row table:style-name="ro1">
          <table:table-cell office:value-type="float" office:value="200056" calcext:value-type="float">
            <text:p>200056</text:p>
          </table:table-cell>
          <table:table-cell office:value-type="float" office:value="0" calcext:value-type="float">
            <text:p>0</text:p>
          </table:table-cell>
          <table:table-cell office:value-type="float" office:value="1038510" calcext:value-type="float">
            <text:p>1038510</text:p>
          </table:table-cell>
          <table:table-cell office:value-type="float" office:value="252915" calcext:value-type="float">
            <text:p>252915</text:p>
          </table:table-cell>
          <table:table-cell office:value-type="string" calcext:value-type="string">
            <text:p>Yo ,u make a plan to go there in this summer vacation.</text:p>
          </table:table-cell>
          <table:table-cell/>
        </table:table-row>
        <table:table-row table:style-name="ro1">
          <table:table-cell office:value-type="float" office:value="212509" calcext:value-type="float">
            <text:p>212509</text:p>
          </table:table-cell>
          <table:table-cell office:value-type="float" office:value="0" calcext:value-type="float">
            <text:p>0</text:p>
          </table:table-cell>
          <table:table-cell office:value-type="float" office:value="1093212" calcext:value-type="float">
            <text:p>1093212</text:p>
          </table:table-cell>
          <table:table-cell office:value-type="float" office:value="84724" calcext:value-type="float">
            <text:p>84724</text:p>
          </table:table-cell>
          <table:table-cell office:value-type="string" calcext:value-type="string">
            <text:p>Hoping for another awesome adventure soon!</text:p>
          </table:table-cell>
          <table:table-cell/>
        </table:table-row>
        <table:table-row table:style-name="ro1">
          <table:table-cell office:value-type="float" office:value="216189" calcext:value-type="float">
            <text:p>216189</text:p>
          </table:table-cell>
          <table:table-cell office:value-type="float" office:value="0" calcext:value-type="float">
            <text:p>0</text:p>
          </table:table-cell>
          <table:table-cell office:value-type="float" office:value="1112420" calcext:value-type="float">
            <text:p>1112420</text:p>
          </table:table-cell>
          <table:table-cell office:value-type="float" office:value="84832" calcext:value-type="float">
            <text:p>84832</text:p>
          </table:table-cell>
          <table:table-cell office:value-type="string" calcext:value-type="string">
            <text:p>Hey! I loved your images but I didn't understand exactly how you felt going there. Some additional information would be great :D </text:p>
          </table:table-cell>
          <table:table-cell/>
        </table:table-row>
        <table:table-row table:style-name="ro1">
          <table:table-cell office:value-type="float" office:value="219312" calcext:value-type="float">
            <text:p>219312</text:p>
          </table:table-cell>
          <table:table-cell office:value-type="float" office:value="0" calcext:value-type="float">
            <text:p>0</text:p>
          </table:table-cell>
          <table:table-cell office:value-type="float" office:value="1129133" calcext:value-type="float">
            <text:p>1129133</text:p>
          </table:table-cell>
          <table:table-cell office:value-type="float" office:value="337119" calcext:value-type="float">
            <text:p>337119</text:p>
          </table:table-cell>
          <table:table-cell office:value-type="string" calcext:value-type="string">
            <text:p>Jambugoda is a place nearby</text:p>
          </table:table-cell>
          <table:table-cell/>
        </table:table-row>
        <table:table-row table:style-name="ro1">
          <table:table-cell office:value-type="float" office:value="229792" calcext:value-type="float">
            <text:p>229792</text:p>
          </table:table-cell>
          <table:table-cell office:value-type="float" office:value="0" calcext:value-type="float">
            <text:p>0</text:p>
          </table:table-cell>
          <table:table-cell office:value-type="float" office:value="1173247" calcext:value-type="float">
            <text:p>1173247</text:p>
          </table:table-cell>
          <table:table-cell office:value-type="float" office:value="353998" calcext:value-type="float">
            <text:p>353998</text:p>
          </table:table-cell>
          <table:table-cell office:value-type="string" calcext:value-type="string">
            <text:p>[[@84484]] <text:s/>yess</text:p>
          </table:table-cell>
          <table:table-cell/>
        </table:table-row>
        <table:table-row table:style-name="ro1">
          <table:table-cell office:value-type="float" office:value="338339" calcext:value-type="float">
            <text:p>338339</text:p>
          </table:table-cell>
          <table:table-cell office:value-type="float" office:value="0" calcext:value-type="float">
            <text:p>0</text:p>
          </table:table-cell>
          <table:table-cell office:value-type="float" office:value="1772187" calcext:value-type="float">
            <text:p>1772187</text:p>
          </table:table-cell>
          <table:table-cell office:value-type="float" office:value="547462" calcext:value-type="float">
            <text:p>547462</text:p>
          </table:table-cell>
          <table:table-cell office:value-type="string" calcext:value-type="string">
            <text:p>Thanks .</text:p>
          </table:table-cell>
          <table:table-cell/>
        </table:table-row>
        <table:table-row table:style-name="ro1">
          <table:table-cell office:value-type="float" office:value="406554" calcext:value-type="float">
            <text:p>406554</text:p>
          </table:table-cell>
          <table:table-cell office:value-type="float" office:value="0" calcext:value-type="float">
            <text:p>0</text:p>
          </table:table-cell>
          <table:table-cell office:value-type="float" office:value="642557" calcext:value-type="float">
            <text:p>642557</text:p>
          </table:table-cell>
          <table:table-cell office:value-type="float" office:value="1097935" calcext:value-type="float">
            <text:p>1097935</text:p>
          </table:table-cell>
          <table:table-cell office:value-type="string" calcext:value-type="string">
            <text:p>Ghj</text:p>
          </table:table-cell>
          <table:table-cell/>
        </table:table-row>
        <table:table-row table:style-name="ro1">
          <table:table-cell office:value-type="float" office:value="8848" calcext:value-type="float">
            <text:p>8848</text:p>
          </table:table-cell>
          <table:table-cell office:value-type="float" office:value="0" calcext:value-type="float">
            <text:p>0</text:p>
          </table:table-cell>
          <table:table-cell office:value-type="float" office:value="384193" calcext:value-type="float">
            <text:p>384193</text:p>
          </table:table-cell>
          <table:table-cell office:value-type="float" office:value="7055" calcext:value-type="float">
            <text:p>7055</text:p>
          </table:table-cell>
          <table:table-cell office:value-type="string" calcext:value-type="string">
            <text:p>mastt!!</text:p>
          </table:table-cell>
          <table:table-cell/>
        </table:table-row>
        <table:table-row table:style-name="ro1">
          <table:table-cell office:value-type="float" office:value="130377" calcext:value-type="float">
            <text:p>130377</text:p>
          </table:table-cell>
          <table:table-cell office:value-type="float" office:value="0" calcext:value-type="float">
            <text:p>0</text:p>
          </table:table-cell>
          <table:table-cell office:value-type="float" office:value="842031" calcext:value-type="float">
            <text:p>842031</text:p>
          </table:table-cell>
          <table:table-cell office:value-type="float" office:value="251172" calcext:value-type="float">
            <text:p>251172</text:p>
          </table:table-cell>
          <table:table-cell office:value-type="string" calcext:value-type="string">
            <text:p>Thanks.. it's Munnar, Kerala ??</text:p>
          </table:table-cell>
          <table:table-cell/>
        </table:table-row>
        <table:table-row table:style-name="ro1">
          <table:table-cell office:value-type="float" office:value="247453" calcext:value-type="float">
            <text:p>247453</text:p>
          </table:table-cell>
          <table:table-cell office:value-type="float" office:value="0" calcext:value-type="float">
            <text:p>0</text:p>
          </table:table-cell>
          <table:table-cell office:value-type="float" office:value="219768" calcext:value-type="float">
            <text:p>219768</text:p>
          </table:table-cell>
          <table:table-cell office:value-type="float" office:value="92349" calcext:value-type="float">
            <text:p>92349</text:p>
          </table:table-cell>
          <table:table-cell office:value-type="string" calcext:value-type="string">
            <text:p>[[@136463]] thank you sir.</text:p>
          </table:table-cell>
          <table:table-cell/>
        </table:table-row>
        <table:table-row table:style-name="ro1">
          <table:table-cell office:value-type="float" office:value="247723" calcext:value-type="float">
            <text:p>247723</text:p>
          </table:table-cell>
          <table:table-cell office:value-type="float" office:value="0" calcext:value-type="float">
            <text:p>0</text:p>
          </table:table-cell>
          <table:table-cell office:value-type="float" office:value="1246295" calcext:value-type="float">
            <text:p>1246295</text:p>
          </table:table-cell>
          <table:table-cell office:value-type="float" office:value="49957" calcext:value-type="float">
            <text:p>49957</text:p>
          </table:table-cell>
          <table:table-cell office:value-type="string" calcext:value-type="string">
            <text:p>The title is superbly framed, wish the content could be a little more elaborate!</text:p>
          </table:table-cell>
          <table:table-cell/>
        </table:table-row>
        <table:table-row table:style-name="ro1">
          <table:table-cell office:value-type="float" office:value="253598" calcext:value-type="float">
            <text:p>253598</text:p>
          </table:table-cell>
          <table:table-cell office:value-type="float" office:value="0" calcext:value-type="float">
            <text:p>0</text:p>
          </table:table-cell>
          <table:table-cell office:value-type="float" office:value="1300160" calcext:value-type="float">
            <text:p>1300160</text:p>
          </table:table-cell>
          <table:table-cell office:value-type="float" office:value="81064" calcext:value-type="float">
            <text:p>81064</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268782" calcext:value-type="float">
            <text:p>268782</text:p>
          </table:table-cell>
          <table:table-cell office:value-type="float" office:value="0" calcext:value-type="float">
            <text:p>0</text:p>
          </table:table-cell>
          <table:table-cell office:value-type="float" office:value="1399009" calcext:value-type="float">
            <text:p>1399009</text:p>
          </table:table-cell>
          <table:table-cell office:value-type="float" office:value="429372" calcext:value-type="float">
            <text:p>429372</text:p>
          </table:table-cell>
          <table:table-cell office:value-type="string" calcext:value-type="string">
            <text:p>[[@79031]] <text:s/>thank you. Bt how can i lose you ?.</text:p>
          </table:table-cell>
          <table:table-cell/>
        </table:table-row>
        <table:table-row table:style-name="ro1">
          <table:table-cell office:value-type="float" office:value="307810" calcext:value-type="float">
            <text:p>307810</text:p>
          </table:table-cell>
          <table:table-cell office:value-type="float" office:value="0" calcext:value-type="float">
            <text:p>0</text:p>
          </table:table-cell>
          <table:table-cell office:value-type="float" office:value="1630274" calcext:value-type="float">
            <text:p>1630274</text:p>
          </table:table-cell>
          <table:table-cell office:value-type="float" office:value="87344" calcext:value-type="float">
            <text:p>87344</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316886" calcext:value-type="float">
            <text:p>316886</text:p>
          </table:table-cell>
          <table:table-cell office:value-type="float" office:value="0" calcext:value-type="float">
            <text:p>0</text:p>
          </table:table-cell>
          <table:table-cell office:value-type="float" office:value="1685732" calcext:value-type="float">
            <text:p>1685732</text:p>
          </table:table-cell>
          <table:table-cell office:value-type="float" office:value="82387" calcext:value-type="float">
            <text:p>82387</text:p>
          </table:table-cell>
          <table:table-cell office:value-type="string" calcext:value-type="string">
            <text:p>The title was superb! The content was a little dreary!</text:p>
          </table:table-cell>
          <table:table-cell/>
        </table:table-row>
        <table:table-row table:style-name="ro1">
          <table:table-cell office:value-type="float" office:value="321494" calcext:value-type="float">
            <text:p>321494</text:p>
          </table:table-cell>
          <table:table-cell office:value-type="float" office:value="0" calcext:value-type="float">
            <text:p>0</text:p>
          </table:table-cell>
          <table:table-cell office:value-type="float" office:value="1713545" calcext:value-type="float">
            <text:p>1713545</text:p>
          </table:table-cell>
          <table:table-cell office:value-type="float" office:value="529035" calcext:value-type="float">
            <text:p>529035</text:p>
          </table:table-cell>
          <table:table-cell office:value-type="string" calcext:value-type="string">
            <text:p>[[@81481]] next time I will definitely give more info .... thanks for liking</text:p>
          </table:table-cell>
          <table:table-cell/>
        </table:table-row>
        <table:table-row table:style-name="ro1">
          <table:table-cell office:value-type="float" office:value="396642" calcext:value-type="float">
            <text:p>396642</text:p>
          </table:table-cell>
          <table:table-cell office:value-type="float" office:value="0" calcext:value-type="float">
            <text:p>0</text:p>
          </table:table-cell>
          <table:table-cell office:value-type="float" office:value="621386" calcext:value-type="float">
            <text:p>621386</text:p>
          </table:table-cell>
          <table:table-cell office:value-type="float" office:value="4279" calcext:value-type="float">
            <text:p>4279</text:p>
          </table:table-cell>
          <table:table-cell office:value-type="string" calcext:value-type="string">
            <text:p>love the mornings in mumbai!!!!!!</text:p>
          </table:table-cell>
          <table:table-cell/>
        </table:table-row>
        <table:table-row table:style-name="ro1">
          <table:table-cell office:value-type="float" office:value="401185" calcext:value-type="float">
            <text:p>401185</text:p>
          </table:table-cell>
          <table:table-cell office:value-type="float" office:value="0" calcext:value-type="float">
            <text:p>0</text:p>
          </table:table-cell>
          <table:table-cell office:value-type="float" office:value="2302843" calcext:value-type="float">
            <text:p>2302843</text:p>
          </table:table-cell>
          <table:table-cell office:value-type="float" office:value="965203" calcext:value-type="float">
            <text:p>965203</text:p>
          </table:table-cell>
          <table:table-cell office:value-type="string" calcext:value-type="string">
            <text:p>[[@909302]] Honestly speaking you have done alot fabulous work ,It really is treat to watch??</text:p>
          </table:table-cell>
          <table:table-cell/>
        </table:table-row>
        <table:table-row table:style-name="ro1">
          <table:table-cell office:value-type="float" office:value="117280" calcext:value-type="float">
            <text:p>117280</text:p>
          </table:table-cell>
          <table:table-cell office:value-type="float" office:value="0" calcext:value-type="float">
            <text:p>0</text:p>
          </table:table-cell>
          <table:table-cell office:value-type="float" office:value="816238" calcext:value-type="float">
            <text:p>816238</text:p>
          </table:table-cell>
          <table:table-cell office:value-type="float" office:value="242802" calcext:value-type="float">
            <text:p>242802</text:p>
          </table:table-cell>
          <table:table-cell office:value-type="string" calcext:value-type="string">
            <text:p>[[@41706]] <text:s/>from Salem it will take 100 kms to reach the place</text:p>
          </table:table-cell>
          <table:table-cell/>
        </table:table-row>
        <table:table-row table:style-name="ro1">
          <table:table-cell office:value-type="float" office:value="131026" calcext:value-type="float">
            <text:p>131026</text:p>
          </table:table-cell>
          <table:table-cell office:value-type="float" office:value="0" calcext:value-type="float">
            <text:p>0</text:p>
          </table:table-cell>
          <table:table-cell office:value-type="float" office:value="825214" calcext:value-type="float">
            <text:p>825214</text:p>
          </table:table-cell>
          <table:table-cell office:value-type="float" office:value="83333" calcext:value-type="float">
            <text:p>83333</text:p>
          </table:table-cell>
          <table:table-cell office:value-type="string" calcext:value-type="string">
            <text:p>masttt!!</text:p>
          </table:table-cell>
          <table:table-cell/>
        </table:table-row>
        <table:table-row table:style-name="ro1">
          <table:table-cell office:value-type="float" office:value="156394" calcext:value-type="float">
            <text:p>156394</text:p>
          </table:table-cell>
          <table:table-cell office:value-type="float" office:value="0" calcext:value-type="float">
            <text:p>0</text:p>
          </table:table-cell>
          <table:table-cell office:value-type="float" office:value="907595" calcext:value-type="float">
            <text:p>907595</text:p>
          </table:table-cell>
          <table:table-cell office:value-type="float" office:value="50374" calcext:value-type="float">
            <text:p>50374</text:p>
          </table:table-cell>
          <table:table-cell office:value-type="string" calcext:value-type="string">
            <text:p>I've always been wanting to visit this place, but sadly due to lack of holidays, I was missing out on all the fun! This trail means so much to me!</text:p>
          </table:table-cell>
          <table:table-cell/>
        </table:table-row>
        <table:table-row table:style-name="ro1">
          <table:table-cell office:value-type="float" office:value="164534" calcext:value-type="float">
            <text:p>164534</text:p>
          </table:table-cell>
          <table:table-cell office:value-type="float" office:value="0" calcext:value-type="float">
            <text:p>0</text:p>
          </table:table-cell>
          <table:table-cell office:value-type="float" office:value="930754" calcext:value-type="float">
            <text:p>930754</text:p>
          </table:table-cell>
          <table:table-cell office:value-type="float" office:value="79612" calcext:value-type="float">
            <text:p>79612</text:p>
          </table:table-cell>
          <table:table-cell office:value-type="string" calcext:value-type="string">
            <text:p>I really hope to see better images in your trails, your content has so much potential!</text:p>
          </table:table-cell>
          <table:table-cell/>
        </table:table-row>
        <table:table-row table:style-name="ro1">
          <table:table-cell office:value-type="float" office:value="187415" calcext:value-type="float">
            <text:p>187415</text:p>
          </table:table-cell>
          <table:table-cell office:value-type="float" office:value="0" calcext:value-type="float">
            <text:p>0</text:p>
          </table:table-cell>
          <table:table-cell office:value-type="float" office:value="976981" calcext:value-type="float">
            <text:p>976981</text:p>
          </table:table-cell>
          <table:table-cell office:value-type="float" office:value="52527" calcext:value-type="float">
            <text:p>52527</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281134" calcext:value-type="float">
            <text:p>281134</text:p>
          </table:table-cell>
          <table:table-cell office:value-type="float" office:value="0" calcext:value-type="float">
            <text:p>0</text:p>
          </table:table-cell>
          <table:table-cell office:value-type="float" office:value="1458166" calcext:value-type="float">
            <text:p>1458166</text:p>
          </table:table-cell>
          <table:table-cell office:value-type="float" office:value="447588" calcext:value-type="float">
            <text:p>447588</text:p>
          </table:table-cell>
          <table:table-cell office:value-type="string" calcext:value-type="string">
            <text:p>[[@442104]] waiting for your trell ?</text:p>
          </table:table-cell>
          <table:table-cell/>
        </table:table-row>
        <table:table-row table:style-name="ro1">
          <table:table-cell office:value-type="float" office:value="281355" calcext:value-type="float">
            <text:p>281355</text:p>
          </table:table-cell>
          <table:table-cell office:value-type="float" office:value="0" calcext:value-type="float">
            <text:p>0</text:p>
          </table:table-cell>
          <table:table-cell office:value-type="float" office:value="1477146" calcext:value-type="float">
            <text:p>1477146</text:p>
          </table:table-cell>
          <table:table-cell office:value-type="float" office:value="454265" calcext:value-type="float">
            <text:p>454265</text:p>
          </table:table-cell>
          <table:table-cell office:value-type="string" calcext:value-type="string">
            <text:p>There is no proper place to camping there. You can just visit for some hours.</text:p>
          </table:table-cell>
          <table:table-cell/>
        </table:table-row>
        <table:table-row table:style-name="ro1">
          <table:table-cell office:value-type="float" office:value="300136" calcext:value-type="float">
            <text:p>300136</text:p>
          </table:table-cell>
          <table:table-cell office:value-type="float" office:value="0" calcext:value-type="float">
            <text:p>0</text:p>
          </table:table-cell>
          <table:table-cell office:value-type="float" office:value="1584808" calcext:value-type="float">
            <text:p>1584808</text:p>
          </table:table-cell>
          <table:table-cell office:value-type="float" office:value="80248" calcext:value-type="float">
            <text:p>80248</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422282" calcext:value-type="float">
            <text:p>422282</text:p>
          </table:table-cell>
          <table:table-cell office:value-type="float" office:value="0" calcext:value-type="float">
            <text:p>0</text:p>
          </table:table-cell>
          <table:table-cell office:value-type="float" office:value="2303133" calcext:value-type="float">
            <text:p>2303133</text:p>
          </table:table-cell>
          <table:table-cell office:value-type="float" office:value="19826" calcext:value-type="float">
            <text:p>19826</text:p>
          </table:table-cell>
          <table:table-cell office:value-type="string" calcext:value-type="string">
            <text:p>melody is a old chocolate</text:p>
          </table:table-cell>
          <table:table-cell/>
        </table:table-row>
        <table:table-row table:style-name="ro1">
          <table:table-cell office:value-type="float" office:value="451640" calcext:value-type="float">
            <text:p>451640</text:p>
          </table:table-cell>
          <table:table-cell office:value-type="float" office:value="0" calcext:value-type="float">
            <text:p>0</text:p>
          </table:table-cell>
          <table:table-cell office:value-type="float" office:value="2360941" calcext:value-type="float">
            <text:p>2360941</text:p>
          </table:table-cell>
          <table:table-cell office:value-type="float" office:value="1806861" calcext:value-type="float">
            <text:p>1806861</text:p>
          </table:table-cell>
          <table:table-cell office:value-type="string" calcext:value-type="string">
            <text:p>Good</text:p>
          </table:table-cell>
          <table:table-cell/>
        </table:table-row>
        <table:table-row table:style-name="ro1">
          <table:table-cell office:value-type="float" office:value="461741" calcext:value-type="float">
            <text:p>461741</text:p>
          </table:table-cell>
          <table:table-cell office:value-type="float" office:value="0" calcext:value-type="float">
            <text:p>0</text:p>
          </table:table-cell>
          <table:table-cell office:value-type="float" office:value="2365954" calcext:value-type="float">
            <text:p>2365954</text:p>
          </table:table-cell>
          <table:table-cell office:value-type="float" office:value="2190720" calcext:value-type="float">
            <text:p>2190720</text:p>
          </table:table-cell>
          <table:table-cell office:value-type="string" calcext:value-type="string">
            <text:p>nice dear</text:p>
          </table:table-cell>
          <table:table-cell/>
        </table:table-row>
        <table:table-row table:style-name="ro1">
          <table:table-cell office:value-type="float" office:value="6368" calcext:value-type="float">
            <text:p>6368</text:p>
          </table:table-cell>
          <table:table-cell office:value-type="float" office:value="67950" calcext:value-type="float">
            <text:p>67950</text:p>
          </table:table-cell>
          <table:table-cell office:value-type="float" office:value="0" calcext:value-type="float">
            <text:p>0</text:p>
          </table:table-cell>
          <table:table-cell office:value-type="float" office:value="64955" calcext:value-type="float">
            <text:p>64955</text:p>
          </table:table-cell>
          <table:table-cell office:value-type="string" calcext:value-type="string">
            <text:p>Bahut acche lag rahe hain aap</text:p>
          </table:table-cell>
          <table:table-cell/>
        </table:table-row>
        <table:table-row table:style-name="ro1">
          <table:table-cell office:value-type="float" office:value="68927" calcext:value-type="float">
            <text:p>68927</text:p>
          </table:table-cell>
          <table:table-cell office:value-type="float" office:value="0" calcext:value-type="float">
            <text:p>0</text:p>
          </table:table-cell>
          <table:table-cell office:value-type="float" office:value="687907" calcext:value-type="float">
            <text:p>687907</text:p>
          </table:table-cell>
          <table:table-cell office:value-type="float" office:value="209784" calcext:value-type="float">
            <text:p>209784</text:p>
          </table:table-cell>
          <table:table-cell office:value-type="string" calcext:value-type="string">
            <text:p>Nice 1</text:p>
          </table:table-cell>
          <table:table-cell/>
        </table:table-row>
        <table:table-row table:style-name="ro1">
          <table:table-cell office:value-type="float" office:value="71726" calcext:value-type="float">
            <text:p>71726</text:p>
          </table:table-cell>
          <table:table-cell office:value-type="float" office:value="0" calcext:value-type="float">
            <text:p>0</text:p>
          </table:table-cell>
          <table:table-cell office:value-type="float" office:value="707525" calcext:value-type="float">
            <text:p>707525</text:p>
          </table:table-cell>
          <table:table-cell office:value-type="float" office:value="77116" calcext:value-type="float">
            <text:p>77116</text:p>
          </table:table-cell>
          <table:table-cell office:value-type="string" calcext:value-type="string">
            <text:p>Love dis</text:p>
          </table:table-cell>
          <table:table-cell/>
        </table:table-row>
        <table:table-row table:style-name="ro1">
          <table:table-cell office:value-type="float" office:value="84271" calcext:value-type="float">
            <text:p>84271</text:p>
          </table:table-cell>
          <table:table-cell office:value-type="float" office:value="0" calcext:value-type="float">
            <text:p>0</text:p>
          </table:table-cell>
          <table:table-cell office:value-type="float" office:value="96789" calcext:value-type="float">
            <text:p>96789</text:p>
          </table:table-cell>
          <table:table-cell office:value-type="float" office:value="78770" calcext:value-type="float">
            <text:p>78770</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264132" calcext:value-type="float">
            <text:p>264132</text:p>
          </table:table-cell>
          <table:table-cell office:value-type="float" office:value="0" calcext:value-type="float">
            <text:p>0</text:p>
          </table:table-cell>
          <table:table-cell office:value-type="float" office:value="1377340" calcext:value-type="float">
            <text:p>1377340</text:p>
          </table:table-cell>
          <table:table-cell office:value-type="float" office:value="42705" calcext:value-type="float">
            <text:p>42705</text:p>
          </table:table-cell>
          <table:table-cell office:value-type="string" calcext:value-type="string">
            <text:p>much appreciation to your work, could you share moretrails with your stories!</text:p>
          </table:table-cell>
          <table:table-cell/>
        </table:table-row>
        <table:table-row table:style-name="ro1">
          <table:table-cell office:value-type="float" office:value="286106" calcext:value-type="float">
            <text:p>286106</text:p>
          </table:table-cell>
          <table:table-cell office:value-type="float" office:value="0" calcext:value-type="float">
            <text:p>0</text:p>
          </table:table-cell>
          <table:table-cell office:value-type="float" office:value="1500198" calcext:value-type="float">
            <text:p>1500198</text:p>
          </table:table-cell>
          <table:table-cell office:value-type="float" office:value="461359" calcext:value-type="float">
            <text:p>461359</text:p>
          </table:table-cell>
          <table:table-cell office:value-type="string" calcext:value-type="string">
            <text:p>Really u just try it...</text:p>
          </table:table-cell>
          <table:table-cell/>
        </table:table-row>
        <table:table-row table:style-name="ro1">
          <table:table-cell office:value-type="float" office:value="293338" calcext:value-type="float">
            <text:p>293338</text:p>
          </table:table-cell>
          <table:table-cell office:value-type="float" office:value="0" calcext:value-type="float">
            <text:p>0</text:p>
          </table:table-cell>
          <table:table-cell office:value-type="float" office:value="1549798" calcext:value-type="float">
            <text:p>1549798</text:p>
          </table:table-cell>
          <table:table-cell office:value-type="float" office:value="45897" calcext:value-type="float">
            <text:p>4589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416456" calcext:value-type="float">
            <text:p>416456</text:p>
          </table:table-cell>
          <table:table-cell office:value-type="float" office:value="0" calcext:value-type="float">
            <text:p>0</text:p>
          </table:table-cell>
          <table:table-cell office:value-type="float" office:value="2332348" calcext:value-type="float">
            <text:p>2332348</text:p>
          </table:table-cell>
          <table:table-cell office:value-type="float" office:value="20122" calcext:value-type="float">
            <text:p>20122</text:p>
          </table:table-cell>
          <table:table-cell office:value-type="string" calcext:value-type="string">
            <text:p>GREAT JOB MATE</text:p>
          </table:table-cell>
          <table:table-cell/>
        </table:table-row>
        <table:table-row table:style-name="ro1">
          <table:table-cell office:value-type="float" office:value="435597" calcext:value-type="float">
            <text:p>435597</text:p>
          </table:table-cell>
          <table:table-cell office:value-type="float" office:value="0" calcext:value-type="float">
            <text:p>0</text:p>
          </table:table-cell>
          <table:table-cell office:value-type="float" office:value="2269193" calcext:value-type="float">
            <text:p>2269193</text:p>
          </table:table-cell>
          <table:table-cell office:value-type="float" office:value="1529734" calcext:value-type="float">
            <text:p>1529734</text:p>
          </table:table-cell>
          <table:table-cell office:value-type="string" calcext:value-type="string">
            <text:p>Jk</text:p>
          </table:table-cell>
          <table:table-cell/>
        </table:table-row>
        <table:table-row table:style-name="ro1">
          <table:table-cell office:value-type="float" office:value="459559" calcext:value-type="float">
            <text:p>459559</text:p>
          </table:table-cell>
          <table:table-cell office:value-type="float" office:value="0" calcext:value-type="float">
            <text:p>0</text:p>
          </table:table-cell>
          <table:table-cell office:value-type="float" office:value="2288020" calcext:value-type="float">
            <text:p>2288020</text:p>
          </table:table-cell>
          <table:table-cell office:value-type="float" office:value="2033559" calcext:value-type="float">
            <text:p>2033559</text:p>
          </table:table-cell>
          <table:table-cell office:value-type="string" calcext:value-type="string">
            <text:p>Hi</text:p>
          </table:table-cell>
          <table:table-cell/>
        </table:table-row>
        <table:table-row table:style-name="ro1">
          <table:table-cell office:value-type="float" office:value="48342" calcext:value-type="float">
            <text:p>48342</text:p>
          </table:table-cell>
          <table:table-cell office:value-type="float" office:value="0" calcext:value-type="float">
            <text:p>0</text:p>
          </table:table-cell>
          <table:table-cell office:value-type="float" office:value="653308" calcext:value-type="float">
            <text:p>653308</text:p>
          </table:table-cell>
          <table:table-cell office:value-type="float" office:value="81427" calcext:value-type="float">
            <text:p>81427</text:p>
          </table:table-cell>
          <table:table-cell office:value-type="string" calcext:value-type="string">
            <text:p>Hey! Loved your trail !When are you posting your next one?</text:p>
          </table:table-cell>
          <table:table-cell/>
        </table:table-row>
        <table:table-row table:style-name="ro1">
          <table:table-cell office:value-type="float" office:value="87395" calcext:value-type="float">
            <text:p>87395</text:p>
          </table:table-cell>
          <table:table-cell office:value-type="float" office:value="0" calcext:value-type="float">
            <text:p>0</text:p>
          </table:table-cell>
          <table:table-cell office:value-type="float" office:value="744786" calcext:value-type="float">
            <text:p>744786</text:p>
          </table:table-cell>
          <table:table-cell office:value-type="float" office:value="88415" calcext:value-type="float">
            <text:p>88415</text:p>
          </table:table-cell>
          <table:table-cell office:value-type="string" calcext:value-type="string">
            <text:p>The images are so good, but I kind of lost my way in the middle of the content!</text:p>
          </table:table-cell>
          <table:table-cell/>
        </table:table-row>
        <table:table-row table:style-name="ro1">
          <table:table-cell office:value-type="float" office:value="95956" calcext:value-type="float">
            <text:p>95956</text:p>
          </table:table-cell>
          <table:table-cell office:value-type="float" office:value="0" calcext:value-type="float">
            <text:p>0</text:p>
          </table:table-cell>
          <table:table-cell office:value-type="float" office:value="766162" calcext:value-type="float">
            <text:p>766162</text:p>
          </table:table-cell>
          <table:table-cell office:value-type="float" office:value="39720" calcext:value-type="float">
            <text:p>39720</text:p>
          </table:table-cell>
          <table:table-cell office:value-type="string" calcext:value-type="string">
            <text:p>This trail looks really nice, but I wish there could be more information about it!</text:p>
          </table:table-cell>
          <table:table-cell/>
        </table:table-row>
        <table:table-row table:style-name="ro1">
          <table:table-cell office:value-type="float" office:value="178758" calcext:value-type="float">
            <text:p>178758</text:p>
          </table:table-cell>
          <table:table-cell office:value-type="float" office:value="0" calcext:value-type="float">
            <text:p>0</text:p>
          </table:table-cell>
          <table:table-cell office:value-type="float" office:value="970969" calcext:value-type="float">
            <text:p>970969</text:p>
          </table:table-cell>
          <table:table-cell office:value-type="float" office:value="40103" calcext:value-type="float">
            <text:p>40103</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206847" calcext:value-type="float">
            <text:p>206847</text:p>
          </table:table-cell>
          <table:table-cell office:value-type="float" office:value="0" calcext:value-type="float">
            <text:p>0</text:p>
          </table:table-cell>
          <table:table-cell office:value-type="float" office:value="42215" calcext:value-type="float">
            <text:p>42215</text:p>
          </table:table-cell>
          <table:table-cell office:value-type="float" office:value="202439" calcext:value-type="float">
            <text:p>202439</text:p>
          </table:table-cell>
          <table:table-cell office:value-type="string" calcext:value-type="string">
            <text:p>Fantstic park</text:p>
          </table:table-cell>
          <table:table-cell/>
        </table:table-row>
        <table:table-row table:style-name="ro1">
          <table:table-cell office:value-type="float" office:value="303686" calcext:value-type="float">
            <text:p>303686</text:p>
          </table:table-cell>
          <table:table-cell office:value-type="float" office:value="0" calcext:value-type="float">
            <text:p>0</text:p>
          </table:table-cell>
          <table:table-cell office:value-type="float" office:value="1568213" calcext:value-type="float">
            <text:p>1568213</text:p>
          </table:table-cell>
          <table:table-cell office:value-type="float" office:value="482939" calcext:value-type="float">
            <text:p>482939</text:p>
          </table:table-cell>
          <table:table-cell office:value-type="string" calcext:value-type="string">
            <text:p>Nyc</text:p>
          </table:table-cell>
          <table:table-cell/>
        </table:table-row>
        <table:table-row table:style-name="ro1">
          <table:table-cell office:value-type="float" office:value="307237" calcext:value-type="float">
            <text:p>307237</text:p>
          </table:table-cell>
          <table:table-cell office:value-type="float" office:value="0" calcext:value-type="float">
            <text:p>0</text:p>
          </table:table-cell>
          <table:table-cell office:value-type="float" office:value="1618157" calcext:value-type="float">
            <text:p>1618157</text:p>
          </table:table-cell>
          <table:table-cell office:value-type="float" office:value="39814" calcext:value-type="float">
            <text:p>39814</text:p>
          </table:table-cell>
          <table:table-cell office:value-type="string" calcext:value-type="string">
            <text:p>Mast ekdum</text:p>
          </table:table-cell>
          <table:table-cell/>
        </table:table-row>
        <table:table-row table:style-name="ro1">
          <table:table-cell office:value-type="float" office:value="427847" calcext:value-type="float">
            <text:p>427847</text:p>
          </table:table-cell>
          <table:table-cell office:value-type="float" office:value="0" calcext:value-type="float">
            <text:p>0</text:p>
          </table:table-cell>
          <table:table-cell office:value-type="float" office:value="123800" calcext:value-type="float">
            <text:p>123800</text:p>
          </table:table-cell>
          <table:table-cell office:value-type="float" office:value="35778" calcext:value-type="float">
            <text:p>35778</text:p>
          </table:table-cell>
          <table:table-cell office:value-type="string" calcext:value-type="string">
            <text:p>awesome</text:p>
          </table:table-cell>
          <table:table-cell/>
        </table:table-row>
        <table:table-row table:style-name="ro2">
          <table:table-cell office:value-type="float" office:value="16073" calcext:value-type="float">
            <text:p>16073</text:p>
          </table:table-cell>
          <table:table-cell office:value-type="float" office:value="0" calcext:value-type="float">
            <text:p>0</text:p>
          </table:table-cell>
          <table:table-cell office:value-type="float" office:value="25878" calcext:value-type="float">
            <text:p>25878</text:p>
          </table:table-cell>
          <table:table-cell office:value-type="float" office:value="146155" calcext:value-type="float">
            <text:p>146155</text:p>
          </table:table-cell>
          <table:table-cell office:value-type="string" calcext:value-type="string">
            <text:p>Foodiesssssssss</text:p>
            <text:p>#Taste</text:p>
          </table:table-cell>
          <table:table-cell/>
        </table:table-row>
        <table:table-row table:style-name="ro1">
          <table:table-cell office:value-type="float" office:value="18139" calcext:value-type="float">
            <text:p>18139</text:p>
          </table:table-cell>
          <table:table-cell office:value-type="float" office:value="0" calcext:value-type="float">
            <text:p>0</text:p>
          </table:table-cell>
          <table:table-cell office:value-type="float" office:value="580797" calcext:value-type="float">
            <text:p>580797</text:p>
          </table:table-cell>
          <table:table-cell office:value-type="float" office:value="79535" calcext:value-type="float">
            <text:p>79535</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46621" calcext:value-type="float">
            <text:p>46621</text:p>
          </table:table-cell>
          <table:table-cell office:value-type="float" office:value="0" calcext:value-type="float">
            <text:p>0</text:p>
          </table:table-cell>
          <table:table-cell office:value-type="float" office:value="649554" calcext:value-type="float">
            <text:p>649554</text:p>
          </table:table-cell>
          <table:table-cell office:value-type="float" office:value="41412" calcext:value-type="float">
            <text:p>41412</text:p>
          </table:table-cell>
          <table:table-cell office:value-type="string" calcext:value-type="string">
            <text:p>Hoping for another awesome adventure soon!</text:p>
          </table:table-cell>
          <table:table-cell/>
        </table:table-row>
        <table:table-row table:style-name="ro1">
          <table:table-cell office:value-type="float" office:value="98358" calcext:value-type="float">
            <text:p>98358</text:p>
          </table:table-cell>
          <table:table-cell office:value-type="float" office:value="0" calcext:value-type="float">
            <text:p>0</text:p>
          </table:table-cell>
          <table:table-cell office:value-type="float" office:value="772011" calcext:value-type="float">
            <text:p>772011</text:p>
          </table:table-cell>
          <table:table-cell office:value-type="float" office:value="85945" calcext:value-type="float">
            <text:p>85945</text:p>
          </table:table-cell>
          <table:table-cell office:value-type="string" calcext:value-type="string">
            <text:p>you have travelled so much, i'm waiting to hear more stories</text:p>
          </table:table-cell>
          <table:table-cell/>
        </table:table-row>
        <table:table-row table:style-name="ro1">
          <table:table-cell office:value-type="float" office:value="108929" calcext:value-type="float">
            <text:p>108929</text:p>
          </table:table-cell>
          <table:table-cell office:value-type="float" office:value="0" calcext:value-type="float">
            <text:p>0</text:p>
          </table:table-cell>
          <table:table-cell office:value-type="float" office:value="796947" calcext:value-type="float">
            <text:p>796947</text:p>
          </table:table-cell>
          <table:table-cell office:value-type="float" office:value="80949" calcext:value-type="float">
            <text:p>80949</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158556" calcext:value-type="float">
            <text:p>158556</text:p>
          </table:table-cell>
          <table:table-cell office:value-type="float" office:value="0" calcext:value-type="float">
            <text:p>0</text:p>
          </table:table-cell>
          <table:table-cell office:value-type="float" office:value="913905" calcext:value-type="float">
            <text:p>913905</text:p>
          </table:table-cell>
          <table:table-cell office:value-type="float" office:value="40458" calcext:value-type="float">
            <text:p>40458</text:p>
          </table:table-cell>
          <table:table-cell office:value-type="string" calcext:value-type="string">
            <text:p>looks awsm ❤️❤️</text:p>
          </table:table-cell>
          <table:table-cell/>
        </table:table-row>
        <table:table-row table:style-name="ro1">
          <table:table-cell office:value-type="float" office:value="194058" calcext:value-type="float">
            <text:p>194058</text:p>
          </table:table-cell>
          <table:table-cell office:value-type="float" office:value="0" calcext:value-type="float">
            <text:p>0</text:p>
          </table:table-cell>
          <table:table-cell office:value-type="float" office:value="1000667" calcext:value-type="float">
            <text:p>1000667</text:p>
          </table:table-cell>
          <table:table-cell office:value-type="float" office:value="79193" calcext:value-type="float">
            <text:p>79193</text:p>
          </table:table-cell>
          <table:table-cell office:value-type="string" calcext:value-type="string">
            <text:p>Stunning </text:p>
          </table:table-cell>
          <table:table-cell/>
        </table:table-row>
        <table:table-row table:style-name="ro1">
          <table:table-cell office:value-type="float" office:value="233487" calcext:value-type="float">
            <text:p>233487</text:p>
          </table:table-cell>
          <table:table-cell office:value-type="float" office:value="0" calcext:value-type="float">
            <text:p>0</text:p>
          </table:table-cell>
          <table:table-cell office:value-type="float" office:value="1168953" calcext:value-type="float">
            <text:p>1168953</text:p>
          </table:table-cell>
          <table:table-cell office:value-type="float" office:value="352658" calcext:value-type="float">
            <text:p>352658</text:p>
          </table:table-cell>
          <table:table-cell office:value-type="string" calcext:value-type="string">
            <text:p>[[@78941]] <text:s/>thanks for your honest reviews.</text:p>
          </table:table-cell>
          <table:table-cell/>
        </table:table-row>
        <table:table-row table:style-name="ro1">
          <table:table-cell office:value-type="float" office:value="339085" calcext:value-type="float">
            <text:p>339085</text:p>
          </table:table-cell>
          <table:table-cell office:value-type="float" office:value="0" calcext:value-type="float">
            <text:p>0</text:p>
          </table:table-cell>
          <table:table-cell office:value-type="float" office:value="1809063" calcext:value-type="float">
            <text:p>1809063</text:p>
          </table:table-cell>
          <table:table-cell office:value-type="float" office:value="80684" calcext:value-type="float">
            <text:p>80684</text:p>
          </table:table-cell>
          <table:table-cell office:value-type="string" calcext:value-type="string">
            <text:p>Amazing trail</text:p>
          </table:table-cell>
          <table:table-cell/>
        </table:table-row>
        <table:table-row table:style-name="ro1">
          <table:table-cell office:value-type="float" office:value="443068" calcext:value-type="float">
            <text:p>443068</text:p>
          </table:table-cell>
          <table:table-cell office:value-type="float" office:value="0" calcext:value-type="float">
            <text:p>0</text:p>
          </table:table-cell>
          <table:table-cell office:value-type="float" office:value="2446929" calcext:value-type="float">
            <text:p>2446929</text:p>
          </table:table-cell>
          <table:table-cell office:value-type="float" office:value="1706827" calcext:value-type="float">
            <text:p>1706827</text:p>
          </table:table-cell>
          <table:table-cell office:value-type="string" calcext:value-type="string">
            <text:p>Good morning welcome dosto</text:p>
          </table:table-cell>
          <table:table-cell/>
        </table:table-row>
        <table:table-row table:style-name="ro1">
          <table:table-cell office:value-type="float" office:value="118463" calcext:value-type="float">
            <text:p>118463</text:p>
          </table:table-cell>
          <table:table-cell office:value-type="float" office:value="0" calcext:value-type="float">
            <text:p>0</text:p>
          </table:table-cell>
          <table:table-cell office:value-type="float" office:value="139975" calcext:value-type="float">
            <text:p>139975</text:p>
          </table:table-cell>
          <table:table-cell office:value-type="float" office:value="49917" calcext:value-type="float">
            <text:p>49917</text:p>
          </table:table-cell>
          <table:table-cell office:value-type="string" calcext:value-type="string">
            <text:p>Lajavaab</text:p>
          </table:table-cell>
          <table:table-cell/>
        </table:table-row>
        <table:table-row table:style-name="ro1">
          <table:table-cell office:value-type="float" office:value="311811" calcext:value-type="float">
            <text:p>311811</text:p>
          </table:table-cell>
          <table:table-cell office:value-type="float" office:value="0" calcext:value-type="float">
            <text:p>0</text:p>
          </table:table-cell>
          <table:table-cell office:value-type="float" office:value="170468" calcext:value-type="float">
            <text:p>170468</text:p>
          </table:table-cell>
          <table:table-cell office:value-type="float" office:value="19741" calcext:value-type="float">
            <text:p>19741</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380694" calcext:value-type="float">
            <text:p>380694</text:p>
          </table:table-cell>
          <table:table-cell office:value-type="float" office:value="0" calcext:value-type="float">
            <text:p>0</text:p>
          </table:table-cell>
          <table:table-cell office:value-type="float" office:value="2131192" calcext:value-type="float">
            <text:p>2131192</text:p>
          </table:table-cell>
          <table:table-cell office:value-type="float" office:value="788179" calcext:value-type="float">
            <text:p>788179</text:p>
          </table:table-cell>
          <table:table-cell office:value-type="string" calcext:value-type="string">
            <text:p>Hii</text:p>
          </table:table-cell>
          <table:table-cell/>
        </table:table-row>
        <table:table-row table:style-name="ro1">
          <table:table-cell office:value-type="float" office:value="446777" calcext:value-type="float">
            <text:p>446777</text:p>
          </table:table-cell>
          <table:table-cell office:value-type="float" office:value="0" calcext:value-type="float">
            <text:p>0</text:p>
          </table:table-cell>
          <table:table-cell office:value-type="float" office:value="2251450" calcext:value-type="float">
            <text:p>2251450</text:p>
          </table:table-cell>
          <table:table-cell office:value-type="float" office:value="1816638" calcext:value-type="float">
            <text:p>1816638</text:p>
          </table:table-cell>
          <table:table-cell office:value-type="string" calcext:value-type="string">
            <text:p>Good</text:p>
          </table:table-cell>
          <table:table-cell/>
        </table:table-row>
        <table:table-row table:style-name="ro1">
          <table:table-cell office:value-type="float" office:value="50587" calcext:value-type="float">
            <text:p>50587</text:p>
          </table:table-cell>
          <table:table-cell office:value-type="float" office:value="0" calcext:value-type="float">
            <text:p>0</text:p>
          </table:table-cell>
          <table:table-cell office:value-type="float" office:value="656864" calcext:value-type="float">
            <text:p>656864</text:p>
          </table:table-cell>
          <table:table-cell office:value-type="float" office:value="196175" calcext:value-type="float">
            <text:p>196175</text:p>
          </table:table-cell>
          <table:table-cell office:value-type="string" calcext:value-type="string">
            <text:p>[[@19988]] there is no specific time but it will be better if you visit in evengings</text:p>
          </table:table-cell>
          <table:table-cell/>
        </table:table-row>
        <table:table-row table:style-name="ro1">
          <table:table-cell office:value-type="float" office:value="71891" calcext:value-type="float">
            <text:p>71891</text:p>
          </table:table-cell>
          <table:table-cell office:value-type="float" office:value="0" calcext:value-type="float">
            <text:p>0</text:p>
          </table:table-cell>
          <table:table-cell office:value-type="float" office:value="613593" calcext:value-type="float">
            <text:p>613593</text:p>
          </table:table-cell>
          <table:table-cell office:value-type="float" office:value="80096" calcext:value-type="float">
            <text:p>80096</text:p>
          </table:table-cell>
          <table:table-cell office:value-type="string" calcext:value-type="string">
            <text:p>Good Stuff! ?</text:p>
          </table:table-cell>
          <table:table-cell/>
        </table:table-row>
        <table:table-row table:style-name="ro1">
          <table:table-cell office:value-type="float" office:value="88239" calcext:value-type="float">
            <text:p>88239</text:p>
          </table:table-cell>
          <table:table-cell office:value-type="float" office:value="0" calcext:value-type="float">
            <text:p>0</text:p>
          </table:table-cell>
          <table:table-cell office:value-type="float" office:value="746824" calcext:value-type="float">
            <text:p>746824</text:p>
          </table:table-cell>
          <table:table-cell office:value-type="float" office:value="40565" calcext:value-type="float">
            <text:p>40565</text:p>
          </table:table-cell>
          <table:table-cell office:value-type="string" calcext:value-type="string">
            <text:p>I have been to this place and I can totally relate to the pictures, but I'd definitely put more details with it :)</text:p>
          </table:table-cell>
          <table:table-cell/>
        </table:table-row>
        <table:table-row table:style-name="ro1">
          <table:table-cell office:value-type="float" office:value="94984" calcext:value-type="float">
            <text:p>94984</text:p>
          </table:table-cell>
          <table:table-cell office:value-type="float" office:value="0" calcext:value-type="float">
            <text:p>0</text:p>
          </table:table-cell>
          <table:table-cell office:value-type="float" office:value="763753" calcext:value-type="float">
            <text:p>763753</text:p>
          </table:table-cell>
          <table:table-cell office:value-type="float" office:value="80105" calcext:value-type="float">
            <text:p>80105</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35451" calcext:value-type="float">
            <text:p>135451</text:p>
          </table:table-cell>
          <table:table-cell office:value-type="float" office:value="0" calcext:value-type="float">
            <text:p>0</text:p>
          </table:table-cell>
          <table:table-cell office:value-type="float" office:value="855810" calcext:value-type="float">
            <text:p>855810</text:p>
          </table:table-cell>
          <table:table-cell office:value-type="float" office:value="255838" calcext:value-type="float">
            <text:p>255838</text:p>
          </table:table-cell>
          <table:table-cell office:value-type="string" calcext:value-type="string">
            <text:p>Iam new in this.. Thanks for the information</text:p>
          </table:table-cell>
          <table:table-cell/>
        </table:table-row>
        <table:table-row table:style-name="ro1">
          <table:table-cell office:value-type="float" office:value="188595" calcext:value-type="float">
            <text:p>188595</text:p>
          </table:table-cell>
          <table:table-cell office:value-type="float" office:value="0" calcext:value-type="float">
            <text:p>0</text:p>
          </table:table-cell>
          <table:table-cell office:value-type="float" office:value="981465" calcext:value-type="float">
            <text:p>981465</text:p>
          </table:table-cell>
          <table:table-cell office:value-type="float" office:value="79936" calcext:value-type="float">
            <text:p>79936</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220817" calcext:value-type="float">
            <text:p>220817</text:p>
          </table:table-cell>
          <table:table-cell office:value-type="float" office:value="108635" calcext:value-type="float">
            <text:p>108635</text:p>
          </table:table-cell>
          <table:table-cell office:value-type="float" office:value="0" calcext:value-type="float">
            <text:p>0</text:p>
          </table:table-cell>
          <table:table-cell office:value-type="float" office:value="343107" calcext:value-type="float">
            <text:p>343107</text:p>
          </table:table-cell>
          <table:table-cell office:value-type="string" calcext:value-type="string">
            <text:p>Location?</text:p>
          </table:table-cell>
          <table:table-cell/>
        </table:table-row>
        <table:table-row table:style-name="ro1">
          <table:table-cell office:value-type="float" office:value="225350" calcext:value-type="float">
            <text:p>225350</text:p>
          </table:table-cell>
          <table:table-cell office:value-type="float" office:value="0" calcext:value-type="float">
            <text:p>0</text:p>
          </table:table-cell>
          <table:table-cell office:value-type="float" office:value="1159586" calcext:value-type="float">
            <text:p>1159586</text:p>
          </table:table-cell>
          <table:table-cell office:value-type="float" office:value="349781" calcext:value-type="float">
            <text:p>349781</text:p>
          </table:table-cell>
          <table:table-cell office:value-type="string" calcext:value-type="string">
            <text:p>Looking forward....</text:p>
          </table:table-cell>
          <table:table-cell/>
        </table:table-row>
        <table:table-row table:style-name="ro1">
          <table:table-cell office:value-type="float" office:value="256603" calcext:value-type="float">
            <text:p>256603</text:p>
          </table:table-cell>
          <table:table-cell office:value-type="float" office:value="0" calcext:value-type="float">
            <text:p>0</text:p>
          </table:table-cell>
          <table:table-cell office:value-type="float" office:value="1201533" calcext:value-type="float">
            <text:p>1201533</text:p>
          </table:table-cell>
          <table:table-cell office:value-type="float" office:value="19703" calcext:value-type="float">
            <text:p>19703</text:p>
          </table:table-cell>
          <table:table-cell office:value-type="string" calcext:value-type="string">
            <text:p>I wish to visit here so much! :D</text:p>
          </table:table-cell>
          <table:table-cell/>
        </table:table-row>
        <table:table-row table:style-name="ro1">
          <table:table-cell office:value-type="float" office:value="323803" calcext:value-type="float">
            <text:p>323803</text:p>
          </table:table-cell>
          <table:table-cell office:value-type="float" office:value="0" calcext:value-type="float">
            <text:p>0</text:p>
          </table:table-cell>
          <table:table-cell office:value-type="float" office:value="1717861" calcext:value-type="float">
            <text:p>1717861</text:p>
          </table:table-cell>
          <table:table-cell office:value-type="float" office:value="522423" calcext:value-type="float">
            <text:p>522423</text:p>
          </table:table-cell>
          <table:table-cell office:value-type="string" calcext:value-type="string">
            <text:p>I think you are enjoyed <text:s/>your day.</text:p>
          </table:table-cell>
          <table:table-cell/>
        </table:table-row>
        <table:table-row table:style-name="ro1">
          <table:table-cell office:value-type="float" office:value="348787" calcext:value-type="float">
            <text:p>348787</text:p>
          </table:table-cell>
          <table:table-cell office:value-type="float" office:value="0" calcext:value-type="float">
            <text:p>0</text:p>
          </table:table-cell>
          <table:table-cell office:value-type="float" office:value="1875721" calcext:value-type="float">
            <text:p>1875721</text:p>
          </table:table-cell>
          <table:table-cell office:value-type="float" office:value="81885" calcext:value-type="float">
            <text:p>81885</text:p>
          </table:table-cell>
          <table:table-cell office:value-type="string" calcext:value-type="string">
            <text:p>i love your work and i use it to plan my trips :)</text:p>
          </table:table-cell>
          <table:table-cell/>
        </table:table-row>
        <table:table-row table:style-name="ro1">
          <table:table-cell office:value-type="float" office:value="368617" calcext:value-type="float">
            <text:p>368617</text:p>
          </table:table-cell>
          <table:table-cell office:value-type="float" office:value="0" calcext:value-type="float">
            <text:p>0</text:p>
          </table:table-cell>
          <table:table-cell office:value-type="float" office:value="2166200" calcext:value-type="float">
            <text:p>2166200</text:p>
          </table:table-cell>
          <table:table-cell office:value-type="float" office:value="85145" calcext:value-type="float">
            <text:p>85145</text:p>
          </table:table-cell>
          <table:table-cell office:value-type="string" calcext:value-type="string">
            <text:p>Jhakaas ekdum</text:p>
          </table:table-cell>
          <table:table-cell/>
        </table:table-row>
        <table:table-row table:style-name="ro1">
          <table:table-cell office:value-type="float" office:value="379979" calcext:value-type="float">
            <text:p>379979</text:p>
          </table:table-cell>
          <table:table-cell office:value-type="float" office:value="0" calcext:value-type="float">
            <text:p>0</text:p>
          </table:table-cell>
          <table:table-cell office:value-type="float" office:value="2236739" calcext:value-type="float">
            <text:p>2236739</text:p>
          </table:table-cell>
          <table:table-cell office:value-type="float" office:value="231322" calcext:value-type="float">
            <text:p>231322</text:p>
          </table:table-cell>
          <table:table-cell office:value-type="string" calcext:value-type="string">
            <text:p>[[@1]]</text:p>
          </table:table-cell>
          <table:table-cell/>
        </table:table-row>
        <table:table-row table:style-name="ro1">
          <table:table-cell office:value-type="float" office:value="439731" calcext:value-type="float">
            <text:p>439731</text:p>
          </table:table-cell>
          <table:table-cell office:value-type="float" office:value="0" calcext:value-type="float">
            <text:p>0</text:p>
          </table:table-cell>
          <table:table-cell office:value-type="float" office:value="2340713" calcext:value-type="float">
            <text:p>2340713</text:p>
          </table:table-cell>
          <table:table-cell office:value-type="float" office:value="1642994" calcext:value-type="float">
            <text:p>1642994</text:p>
          </table:table-cell>
          <table:table-cell office:value-type="string" calcext:value-type="string">
            <text:p>Hii</text:p>
          </table:table-cell>
          <table:table-cell/>
        </table:table-row>
        <table:table-row table:style-name="ro1">
          <table:table-cell office:value-type="float" office:value="448210" calcext:value-type="float">
            <text:p>448210</text:p>
          </table:table-cell>
          <table:table-cell office:value-type="float" office:value="0" calcext:value-type="float">
            <text:p>0</text:p>
          </table:table-cell>
          <table:table-cell office:value-type="float" office:value="2497316" calcext:value-type="float">
            <text:p>2497316</text:p>
          </table:table-cell>
          <table:table-cell office:value-type="float" office:value="1848425" calcext:value-type="float">
            <text:p>1848425</text:p>
          </table:table-cell>
          <table:table-cell office:value-type="string" calcext:value-type="string">
            <text:p>Mast joke I liked</text:p>
          </table:table-cell>
          <table:table-cell/>
        </table:table-row>
        <table:table-row table:style-name="ro1">
          <table:table-cell office:value-type="float" office:value="5626" calcext:value-type="float">
            <text:p>5626</text:p>
          </table:table-cell>
          <table:table-cell office:value-type="float" office:value="0" calcext:value-type="float">
            <text:p>0</text:p>
          </table:table-cell>
          <table:table-cell office:value-type="float" office:value="54257" calcext:value-type="float">
            <text:p>54257</text:p>
          </table:table-cell>
          <table:table-cell office:value-type="float" office:value="21127" calcext:value-type="float">
            <text:p>21127</text:p>
          </table:table-cell>
          <table:table-cell office:value-type="string" calcext:value-type="string">
            <text:p>[[@1]]</text:p>
          </table:table-cell>
          <table:table-cell/>
        </table:table-row>
        <table:table-row table:style-name="ro1">
          <table:table-cell office:value-type="float" office:value="27213" calcext:value-type="float">
            <text:p>27213</text:p>
          </table:table-cell>
          <table:table-cell office:value-type="float" office:value="0" calcext:value-type="float">
            <text:p>0</text:p>
          </table:table-cell>
          <table:table-cell office:value-type="float" office:value="601752" calcext:value-type="float">
            <text:p>601752</text:p>
          </table:table-cell>
          <table:table-cell office:value-type="float" office:value="39509" calcext:value-type="float">
            <text:p>39509</text:p>
          </table:table-cell>
          <table:table-cell office:value-type="string" calcext:value-type="string">
            <text:p>The content digresses a little, the pictures are so good but!</text:p>
          </table:table-cell>
          <table:table-cell/>
        </table:table-row>
        <table:table-row table:style-name="ro1">
          <table:table-cell office:value-type="float" office:value="28277" calcext:value-type="float">
            <text:p>28277</text:p>
          </table:table-cell>
          <table:table-cell office:value-type="float" office:value="0" calcext:value-type="float">
            <text:p>0</text:p>
          </table:table-cell>
          <table:table-cell office:value-type="float" office:value="607948" calcext:value-type="float">
            <text:p>607948</text:p>
          </table:table-cell>
          <table:table-cell office:value-type="float" office:value="87289" calcext:value-type="float">
            <text:p>87289</text:p>
          </table:table-cell>
          <table:table-cell office:value-type="string" calcext:value-type="string">
            <text:p>thank you! i have so much on my bucket list now.. do you have more such experience to share?</text:p>
          </table:table-cell>
          <table:table-cell/>
        </table:table-row>
        <table:table-row table:style-name="ro1">
          <table:table-cell office:value-type="float" office:value="30128" calcext:value-type="float">
            <text:p>30128</text:p>
          </table:table-cell>
          <table:table-cell office:value-type="float" office:value="0" calcext:value-type="float">
            <text:p>0</text:p>
          </table:table-cell>
          <table:table-cell office:value-type="float" office:value="607406" calcext:value-type="float">
            <text:p>607406</text:p>
          </table:table-cell>
          <table:table-cell office:value-type="float" office:value="181650" calcext:value-type="float">
            <text:p>181650</text:p>
          </table:table-cell>
          <table:table-cell office:value-type="string" calcext:value-type="string">
            <text:p>[[@77146]] i hope you will find what you are looking for</text:p>
          </table:table-cell>
          <table:table-cell/>
        </table:table-row>
        <table:table-row table:style-name="ro1">
          <table:table-cell office:value-type="float" office:value="48549" calcext:value-type="float">
            <text:p>48549</text:p>
          </table:table-cell>
          <table:table-cell office:value-type="float" office:value="0" calcext:value-type="float">
            <text:p>0</text:p>
          </table:table-cell>
          <table:table-cell office:value-type="float" office:value="651165" calcext:value-type="float">
            <text:p>651165</text:p>
          </table:table-cell>
          <table:table-cell office:value-type="float" office:value="183818" calcext:value-type="float">
            <text:p>183818</text:p>
          </table:table-cell>
          <table:table-cell office:value-type="string" calcext:value-type="string">
            <text:p>[[@20085]] thankyou. ?</text:p>
          </table:table-cell>
          <table:table-cell/>
        </table:table-row>
        <table:table-row table:style-name="ro1">
          <table:table-cell office:value-type="float" office:value="61632" calcext:value-type="float">
            <text:p>61632</text:p>
          </table:table-cell>
          <table:table-cell office:value-type="float" office:value="0" calcext:value-type="float">
            <text:p>0</text:p>
          </table:table-cell>
          <table:table-cell office:value-type="float" office:value="682494" calcext:value-type="float">
            <text:p>682494</text:p>
          </table:table-cell>
          <table:table-cell office:value-type="float" office:value="77227" calcext:value-type="float">
            <text:p>77227</text:p>
          </table:table-cell>
          <table:table-cell office:value-type="string" calcext:value-type="string">
            <text:p>Kya edit he.. mastt ekdum.</text:p>
          </table:table-cell>
          <table:table-cell/>
        </table:table-row>
        <table:table-row table:style-name="ro1">
          <table:table-cell office:value-type="float" office:value="135462" calcext:value-type="float">
            <text:p>135462</text:p>
          </table:table-cell>
          <table:table-cell office:value-type="float" office:value="0" calcext:value-type="float">
            <text:p>0</text:p>
          </table:table-cell>
          <table:table-cell office:value-type="float" office:value="840585" calcext:value-type="float">
            <text:p>840585</text:p>
          </table:table-cell>
          <table:table-cell office:value-type="float" office:value="250913" calcext:value-type="float">
            <text:p>250913</text:p>
          </table:table-cell>
          <table:table-cell office:value-type="string" calcext:value-type="string">
            <text:p>[[@87037]] It's nothing fancy but definitely a soulful place as crowds are lesser compared to other nearby beaches.</text:p>
          </table:table-cell>
          <table:table-cell/>
        </table:table-row>
        <table:table-row table:style-name="ro1">
          <table:table-cell office:value-type="float" office:value="142319" calcext:value-type="float">
            <text:p>142319</text:p>
          </table:table-cell>
          <table:table-cell office:value-type="float" office:value="0" calcext:value-type="float">
            <text:p>0</text:p>
          </table:table-cell>
          <table:table-cell office:value-type="float" office:value="870158" calcext:value-type="float">
            <text:p>870158</text:p>
          </table:table-cell>
          <table:table-cell office:value-type="float" office:value="79040" calcext:value-type="float">
            <text:p>79040</text:p>
          </table:table-cell>
          <table:table-cell office:value-type="string" calcext:value-type="string">
            <text:p>This trail enticed me enough to go through it bit by bit, wish you good luck with the other ones too!</text:p>
          </table:table-cell>
          <table:table-cell/>
        </table:table-row>
        <table:table-row table:style-name="ro1">
          <table:table-cell office:value-type="float" office:value="167827" calcext:value-type="float">
            <text:p>167827</text:p>
          </table:table-cell>
          <table:table-cell office:value-type="float" office:value="0" calcext:value-type="float">
            <text:p>0</text:p>
          </table:table-cell>
          <table:table-cell office:value-type="float" office:value="939600" calcext:value-type="float">
            <text:p>939600</text:p>
          </table:table-cell>
          <table:table-cell office:value-type="float" office:value="41191" calcext:value-type="float">
            <text:p>41191</text:p>
          </table:table-cell>
          <table:table-cell office:value-type="string" calcext:value-type="string">
            <text:p>The pictures are crystal clear, wish they could relate better to the content!</text:p>
          </table:table-cell>
          <table:table-cell/>
        </table:table-row>
        <table:table-row table:style-name="ro1">
          <table:table-cell office:value-type="float" office:value="336758" calcext:value-type="float">
            <text:p>336758</text:p>
          </table:table-cell>
          <table:table-cell office:value-type="float" office:value="0" calcext:value-type="float">
            <text:p>0</text:p>
          </table:table-cell>
          <table:table-cell office:value-type="float" office:value="1794741" calcext:value-type="float">
            <text:p>1794741</text:p>
          </table:table-cell>
          <table:table-cell office:value-type="float" office:value="553972" calcext:value-type="float">
            <text:p>553972</text:p>
          </table:table-cell>
          <table:table-cell office:value-type="string" calcext:value-type="string">
            <text:p>Thank you Vaibhav Venkataraman</text:p>
          </table:table-cell>
          <table:table-cell/>
        </table:table-row>
        <table:table-row table:style-name="ro1">
          <table:table-cell office:value-type="float" office:value="409782" calcext:value-type="float">
            <text:p>409782</text:p>
          </table:table-cell>
          <table:table-cell office:value-type="float" office:value="0" calcext:value-type="float">
            <text:p>0</text:p>
          </table:table-cell>
          <table:table-cell office:value-type="float" office:value="2309907" calcext:value-type="float">
            <text:p>2309907</text:p>
          </table:table-cell>
          <table:table-cell office:value-type="float" office:value="1234387" calcext:value-type="float">
            <text:p>1234387</text:p>
          </table:table-cell>
          <table:table-cell office:value-type="string" calcext:value-type="string">
            <text:p>Oooo</text:p>
          </table:table-cell>
          <table:table-cell/>
        </table:table-row>
        <table:table-row table:style-name="ro1">
          <table:table-cell office:value-type="float" office:value="422996" calcext:value-type="float">
            <text:p>422996</text:p>
          </table:table-cell>
          <table:table-cell office:value-type="float" office:value="0" calcext:value-type="float">
            <text:p>0</text:p>
          </table:table-cell>
          <table:table-cell office:value-type="float" office:value="1835160" calcext:value-type="float">
            <text:p>1835160</text:p>
          </table:table-cell>
          <table:table-cell office:value-type="float" office:value="28433" calcext:value-type="float">
            <text:p>28433</text:p>
          </table:table-cell>
          <table:table-cell office:value-type="string" calcext:value-type="string">
            <text:p>pal retreat!!!</text:p>
          </table:table-cell>
          <table:table-cell/>
        </table:table-row>
        <table:table-row table:style-name="ro1">
          <table:table-cell office:value-type="float" office:value="436178" calcext:value-type="float">
            <text:p>436178</text:p>
          </table:table-cell>
          <table:table-cell office:value-type="float" office:value="0" calcext:value-type="float">
            <text:p>0</text:p>
          </table:table-cell>
          <table:table-cell office:value-type="float" office:value="2371513" calcext:value-type="float">
            <text:p>2371513</text:p>
          </table:table-cell>
          <table:table-cell office:value-type="float" office:value="1557997" calcext:value-type="float">
            <text:p>1557997</text:p>
          </table:table-cell>
          <table:table-cell office:value-type="string" calcext:value-type="string">
            <text:p>Hii</text:p>
          </table:table-cell>
          <table:table-cell/>
        </table:table-row>
        <table:table-row table:style-name="ro1">
          <table:table-cell office:value-type="float" office:value="7784" calcext:value-type="float">
            <text:p>7784</text:p>
          </table:table-cell>
          <table:table-cell office:value-type="float" office:value="0" calcext:value-type="float">
            <text:p>0</text:p>
          </table:table-cell>
          <table:table-cell office:value-type="float" office:value="259298" calcext:value-type="float">
            <text:p>259298</text:p>
          </table:table-cell>
          <table:table-cell office:value-type="float" office:value="33880" calcext:value-type="float">
            <text:p>33880</text:p>
          </table:table-cell>
          <table:table-cell office:value-type="string" calcext:value-type="string">
            <text:p>[[@1]]</text:p>
          </table:table-cell>
          <table:table-cell/>
        </table:table-row>
        <table:table-row table:style-name="ro1">
          <table:table-cell office:value-type="float" office:value="51440" calcext:value-type="float">
            <text:p>51440</text:p>
          </table:table-cell>
          <table:table-cell office:value-type="float" office:value="322804" calcext:value-type="float">
            <text:p>322804</text:p>
          </table:table-cell>
          <table:table-cell office:value-type="float" office:value="0" calcext:value-type="float">
            <text:p>0</text:p>
          </table:table-cell>
          <table:table-cell office:value-type="float" office:value="186762" calcext:value-type="float">
            <text:p>186762</text:p>
          </table:table-cell>
          <table:table-cell office:value-type="string" calcext:value-type="string">
            <text:p>[[@185591]] thank you</text:p>
          </table:table-cell>
          <table:table-cell/>
        </table:table-row>
        <table:table-row table:style-name="ro1">
          <table:table-cell office:value-type="float" office:value="70355" calcext:value-type="float">
            <text:p>70355</text:p>
          </table:table-cell>
          <table:table-cell office:value-type="float" office:value="0" calcext:value-type="float">
            <text:p>0</text:p>
          </table:table-cell>
          <table:table-cell office:value-type="float" office:value="703608" calcext:value-type="float">
            <text:p>703608</text:p>
          </table:table-cell>
          <table:table-cell office:value-type="float" office:value="209766" calcext:value-type="float">
            <text:p>209766</text:p>
          </table:table-cell>
          <table:table-cell office:value-type="string" calcext:value-type="string">
            <text:p>[[@49007]] there is aravali hills here in gurugram for trekking</text:p>
          </table:table-cell>
          <table:table-cell/>
        </table:table-row>
        <table:table-row table:style-name="ro1">
          <table:table-cell office:value-type="float" office:value="119736" calcext:value-type="float">
            <text:p>119736</text:p>
          </table:table-cell>
          <table:table-cell office:value-type="float" office:value="0" calcext:value-type="float">
            <text:p>0</text:p>
          </table:table-cell>
          <table:table-cell office:value-type="float" office:value="819447" calcext:value-type="float">
            <text:p>819447</text:p>
          </table:table-cell>
          <table:table-cell office:value-type="float" office:value="42400" calcext:value-type="float">
            <text:p>42400</text:p>
          </table:table-cell>
          <table:table-cell office:value-type="string" calcext:value-type="string">
            <text:p>love your trails, I'm planning to make one with video, do you have any tips?</text:p>
          </table:table-cell>
          <table:table-cell/>
        </table:table-row>
        <table:table-row table:style-name="ro1">
          <table:table-cell office:value-type="float" office:value="140988" calcext:value-type="float">
            <text:p>140988</text:p>
          </table:table-cell>
          <table:table-cell office:value-type="float" office:value="490291" calcext:value-type="float">
            <text:p>490291</text:p>
          </table:table-cell>
          <table:table-cell office:value-type="float" office:value="0" calcext:value-type="float">
            <text:p>0</text:p>
          </table:table-cell>
          <table:table-cell office:value-type="float" office:value="225544" calcext:value-type="float">
            <text:p>225544</text:p>
          </table:table-cell>
          <table:table-cell office:value-type="string" calcext:value-type="string">
            <text:p>Witnessing sunrise at 6am?</text:p>
          </table:table-cell>
          <table:table-cell/>
        </table:table-row>
        <table:table-row table:style-name="ro1">
          <table:table-cell office:value-type="float" office:value="207969" calcext:value-type="float">
            <text:p>207969</text:p>
          </table:table-cell>
          <table:table-cell office:value-type="float" office:value="0" calcext:value-type="float">
            <text:p>0</text:p>
          </table:table-cell>
          <table:table-cell office:value-type="float" office:value="104896" calcext:value-type="float">
            <text:p>104896</text:p>
          </table:table-cell>
          <table:table-cell office:value-type="float" office:value="36805" calcext:value-type="float">
            <text:p>36805</text:p>
          </table:table-cell>
          <table:table-cell office:value-type="string" calcext:value-type="string">
            <text:p>[[@197062]] thank you :)</text:p>
          </table:table-cell>
          <table:table-cell/>
        </table:table-row>
        <table:table-row table:style-name="ro1">
          <table:table-cell office:value-type="float" office:value="216417" calcext:value-type="float">
            <text:p>216417</text:p>
          </table:table-cell>
          <table:table-cell office:value-type="float" office:value="0" calcext:value-type="float">
            <text:p>0</text:p>
          </table:table-cell>
          <table:table-cell office:value-type="float" office:value="1111919" calcext:value-type="float">
            <text:p>1111919</text:p>
          </table:table-cell>
          <table:table-cell office:value-type="float" office:value="334991" calcext:value-type="float">
            <text:p>334991</text:p>
          </table:table-cell>
          <table:table-cell office:value-type="string" calcext:value-type="string">
            <text:p>[[@83279]] Tysm</text:p>
          </table:table-cell>
          <table:table-cell/>
        </table:table-row>
        <table:table-row table:style-name="ro1">
          <table:table-cell office:value-type="float" office:value="240663" calcext:value-type="float">
            <text:p>240663</text:p>
          </table:table-cell>
          <table:table-cell office:value-type="float" office:value="0" calcext:value-type="float">
            <text:p>0</text:p>
          </table:table-cell>
          <table:table-cell office:value-type="float" office:value="1201108" calcext:value-type="float">
            <text:p>1201108</text:p>
          </table:table-cell>
          <table:table-cell office:value-type="float" office:value="40839" calcext:value-type="float">
            <text:p>40839</text:p>
          </table:table-cell>
          <table:table-cell office:value-type="string" calcext:value-type="string">
            <text:p>The images are absolutely surrealistic! I do wish the content would be as crisp!</text:p>
          </table:table-cell>
          <table:table-cell/>
        </table:table-row>
        <table:table-row table:style-name="ro1">
          <table:table-cell office:value-type="float" office:value="284043" calcext:value-type="float">
            <text:p>284043</text:p>
          </table:table-cell>
          <table:table-cell office:value-type="float" office:value="0" calcext:value-type="float">
            <text:p>0</text:p>
          </table:table-cell>
          <table:table-cell office:value-type="float" office:value="1493554" calcext:value-type="float">
            <text:p>1493554</text:p>
          </table:table-cell>
          <table:table-cell office:value-type="float" office:value="78600" calcext:value-type="float">
            <text:p>78600</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349991" calcext:value-type="float">
            <text:p>349991</text:p>
          </table:table-cell>
          <table:table-cell office:value-type="float" office:value="0" calcext:value-type="float">
            <text:p>0</text:p>
          </table:table-cell>
          <table:table-cell office:value-type="float" office:value="1882640" calcext:value-type="float">
            <text:p>1882640</text:p>
          </table:table-cell>
          <table:table-cell office:value-type="float" office:value="81226" calcext:value-type="float">
            <text:p>81226</text:p>
          </table:table-cell>
          <table:table-cell office:value-type="string" calcext:value-type="string">
            <text:p>Hey the trail is amazing, could you give some info?</text:p>
          </table:table-cell>
          <table:table-cell/>
        </table:table-row>
        <table:table-row table:style-name="ro1">
          <table:table-cell office:value-type="float" office:value="364599" calcext:value-type="float">
            <text:p>364599</text:p>
          </table:table-cell>
          <table:table-cell office:value-type="float" office:value="0" calcext:value-type="float">
            <text:p>0</text:p>
          </table:table-cell>
          <table:table-cell office:value-type="float" office:value="1573949" calcext:value-type="float">
            <text:p>1573949</text:p>
          </table:table-cell>
          <table:table-cell office:value-type="float" office:value="555043" calcext:value-type="float">
            <text:p>555043</text:p>
          </table:table-cell>
          <table:table-cell office:value-type="string" calcext:value-type="string">
            <text:p>I want this too?</text:p>
          </table:table-cell>
          <table:table-cell/>
        </table:table-row>
        <table:table-row table:style-name="ro8">
          <table:table-cell office:value-type="float" office:value="398267" calcext:value-type="float">
            <text:p>398267</text:p>
          </table:table-cell>
          <table:table-cell office:value-type="float" office:value="0" calcext:value-type="float">
            <text:p>0</text:p>
          </table:table-cell>
          <table:table-cell office:value-type="float" office:value="422336" calcext:value-type="float">
            <text:p>422336</text:p>
          </table:table-cell>
          <table:table-cell office:value-type="float" office:value="993086" calcext:value-type="float">
            <text:p>993086</text:p>
          </table:table-cell>
          <table:table-cell office:value-type="string" calcext:value-type="string">
            <text:p>Buy genuine IELTS certificate Online – Need Real verified IELTS certificate for sale – Get original IELTS certificate without Exam – I want verifiable IELTS Certificate – Buy real registered IELTS Certificate – Original IELTS certificate for sale – Genuine certificate online- original IELTS UK – buy IELTS verified certificate Dubai- buy original Certificate IELTS Kuwait – get genuine IELTS Certificate online Qatar- buy original IELTS certificate Singapore- buy verified IELTS Saudi Arabia- want IELTS certificate without Exam- Real ielts issued by the British council- Real database registered IELTS certificate- Get verified IELTS Indai- Buy original IELTS certificates China</text:p>
            <text:p/>
            <text:p>We offer our exclusive clients the ability to gain IELTS,TOEFL,ESOL AUTODESK certificates</text:p>
            <text:p/>
            <text:p>without taking the exams. The regions we cover are Asia ,UAE, Qatar,</text:p>
            <text:p/>
            <text:p>Oman, Saudi Arabia, Jordan,Kuwait ,Australia ,Canada and Europe</text:p>
            <text:p/>
            <text:p>YOU DO NOT NEED TO SIT FOR ANY EXAMS! WE WILL DO EVERYTHING FOR YOU! WE GET YOU REGISTERED! WITH YOUR DESIRED BAND SCORE! GENERAL AND ACADEMIC MODULES! ALL AVAILABLE! CONTACT NOW!</text:p>
            <text:p/>
            <text:p>BUY ORIGINAL AND REGISTERED IELTS AND TOEFL CERTIFICATES IN Dubai,Bahrain,Kuwait,Iran,Saudi Arabia, India, Oman, Pakistan,Qatar,Turkey,Abu Dhabi,Cyprus, Jordan,USA, Canada,Australia,UK, and all of Europe.</text:p>
            <text:p/>
            <text:p>Buy Genuine Registered IELTS Certificate Without Attending Exam</text:p>
            <text:p/>
            <text:p>YOUR PATHWAY TO IELTS SUCCESS</text:p>
            <text:p/>
            <text:p>? Buy Original and Authentic IELTS, TOEFL,PTE,ESOL,GRE Certificates</text:p>
            <text:p/>
            <text:p>? Certificates With Your Desired Score Band</text:p>
            <text:p/>
            <text:p>? 100% registered and verifiable IELTS score cards online </text:p>
            <text:p/>
            <text:p>Email us at : (Getieltscertificateswithoutexams@yahoo.com)</text:p>
            <text:p/>
            <text:p>Whatsapp us at : +237650862831</text:p>
            <text:p/>
            <text:p>Buy IELTS Certificate online| Genuine IELTS Certificate without Test| Get real ielts without exam| get ielts band 7 without exam | Buy legit ielts certificate| get real ielts online without exam| Buy real registered ielts certificate without exams| Genuine ielts certificate score cards| Get verified ielts score cards online| Buy legit ielts score cards online| Apply for ielts score cards| Buy ielt for immigration| Get original ielts for studies| Buy genuine ielts certificate for work| Buy legit ielts certificates for scholarship| Apply for ielts UK| Buy original ielts certificate without exams| Buy real issued ielts certificate by British council| Get real ielts issued by the british council| Ielts score cards band 7 and above| Get valid ielts scores without exams|Obtain valid ielts scores without test|Ielts score card adjustments| Best ielts certificate adjustment| Verified certificate after adjustment| Adjusted ielts certificates online| Best way to adjust my score card| Adjust my band 5.5 to band 7 &amp; above| Score card adjustment asap</text:p>
            <text:p/>
            <text:p>Buy Original Ielts Certificate Without Exam in United Arab Emitates,UAE,Dubai,Abu Dhabi</text:p>
            <text:p/>
            <text:p>Buy Original Ielts Certificate Without Exam in Jordan</text:p>
            <text:p/>
            <text:p>Buy Original Ielts Certificate Without Exam in Saudi Arabia</text:p>
            <text:p/>
            <text:p>Buy Original Ielts Certificate Without Exam in Bahrain</text:p>
            <text:p/>
            <text:p>Buy Original Ielts Certificate Without Exam in Oman</text:p>
            <text:p/>
            <text:p>Buy Original Ielts Certificate Without Exam in Dubai</text:p>
            <text:p/>
            <text:p>Buy Original Ielts Certificate Without Exam in Kuwait</text:p>
            <text:p/>
            <text:p>Buy Original Ielts Certificate Without Exam in Qatar</text:p>
            <text:p/>
            <text:p>Buy Original Ielts Certificate Without Exam in Egypt</text:p>
            <text:p/>
            <text:p>Buy Original Ielts Certificate Without Exam in Iran</text:p>
            <text:p/>
            <text:p>Buy Original Ielts Certificate Without Exam in Oman</text:p>
            <text:p/>
            <text:p>Buy Original Ielts Certificate Without Exam in Pakistan</text:p>
            <text:p/>
            <text:p>Buy Original Ielts Certificate Without Exam in India</text:p>
            <text:p/>
            <text:p>Buy Original Ielts Certificate Without Exam in Australia</text:p>
            <text:p/>
            <text:p>Buy Original Ielts Certificate Without Exam in Lebanon</text:p>
            <text:p/>
            <text:p>We can help you get ANY  ENGLISH LANGUAGE certificates with your desired score bands without you necessarily sitting in for the exams. Our certificates are real registered and can be verified online , you can use our genuine certificates for University admission, work and any immigration use.</text:p>
            <text:p>*WE ALSO LEAK OUT QUESTIONS AND ANSWERS BEFORE THE EXAMS *</text:p>
            <text:p>All our certificates are issued directly from the British concil/IDP its self.</text:p>
            <text:p/>
            <text:p>Sponsored::: (Getieltscertificateswithoutexams@yahoo.com)</text:p>
            <text:p/>
            <text:p>Skype::; (ielts Withoutexams)</text:p>
            <text:p>What'sapp::: (+237650862831)</text:p>
          </table:table-cell>
          <table:table-cell/>
        </table:table-row>
        <table:table-row table:style-name="ro1">
          <table:table-cell office:value-type="float" office:value="403070" calcext:value-type="float">
            <text:p>403070</text:p>
          </table:table-cell>
          <table:table-cell office:value-type="float" office:value="0" calcext:value-type="float">
            <text:p>0</text:p>
          </table:table-cell>
          <table:table-cell office:value-type="float" office:value="2269680" calcext:value-type="float">
            <text:p>2269680</text:p>
          </table:table-cell>
          <table:table-cell office:value-type="float" office:value="4849" calcext:value-type="float">
            <text:p>4849</text:p>
          </table:table-cell>
          <table:table-cell office:value-type="string" calcext:value-type="string">
            <text:p>How long did it take you guys to reach?</text:p>
          </table:table-cell>
          <table:table-cell/>
        </table:table-row>
        <table:table-row table:style-name="ro1">
          <table:table-cell office:value-type="float" office:value="419923" calcext:value-type="float">
            <text:p>419923</text:p>
          </table:table-cell>
          <table:table-cell office:value-type="float" office:value="0" calcext:value-type="float">
            <text:p>0</text:p>
          </table:table-cell>
          <table:table-cell office:value-type="float" office:value="2340053" calcext:value-type="float">
            <text:p>2340053</text:p>
          </table:table-cell>
          <table:table-cell office:value-type="float" office:value="15243" calcext:value-type="float">
            <text:p>15243</text:p>
          </table:table-cell>
          <table:table-cell office:value-type="string" calcext:value-type="string">
            <text:p>betting kelna hai kya?</text:p>
          </table:table-cell>
          <table:table-cell/>
        </table:table-row>
        <table:table-row table:style-name="ro1">
          <table:table-cell office:value-type="float" office:value="17886" calcext:value-type="float">
            <text:p>17886</text:p>
          </table:table-cell>
          <table:table-cell office:value-type="float" office:value="0" calcext:value-type="float">
            <text:p>0</text:p>
          </table:table-cell>
          <table:table-cell office:value-type="float" office:value="469674" calcext:value-type="float">
            <text:p>469674</text:p>
          </table:table-cell>
          <table:table-cell office:value-type="float" office:value="138944" calcext:value-type="float">
            <text:p>138944</text:p>
          </table:table-cell>
          <table:table-cell office:value-type="string" calcext:value-type="string">
            <text:p>[[@1]]</text:p>
          </table:table-cell>
          <table:table-cell/>
        </table:table-row>
        <table:table-row table:style-name="ro1">
          <table:table-cell office:value-type="float" office:value="26875" calcext:value-type="float">
            <text:p>26875</text:p>
          </table:table-cell>
          <table:table-cell office:value-type="float" office:value="0" calcext:value-type="float">
            <text:p>0</text:p>
          </table:table-cell>
          <table:table-cell office:value-type="float" office:value="603959" calcext:value-type="float">
            <text:p>603959</text:p>
          </table:table-cell>
          <table:table-cell office:value-type="float" office:value="80451" calcext:value-type="float">
            <text:p>80451</text:p>
          </table:table-cell>
          <table:table-cell office:value-type="string" calcext:value-type="string">
            <text:p>Wow! The pictures came so clear, the place must be amazing! what about the loopholes of the place though?</text:p>
          </table:table-cell>
          <table:table-cell/>
        </table:table-row>
        <table:table-row table:style-name="ro1">
          <table:table-cell office:value-type="float" office:value="122020" calcext:value-type="float">
            <text:p>122020</text:p>
          </table:table-cell>
          <table:table-cell office:value-type="float" office:value="0" calcext:value-type="float">
            <text:p>0</text:p>
          </table:table-cell>
          <table:table-cell office:value-type="float" office:value="819393" calcext:value-type="float">
            <text:p>819393</text:p>
          </table:table-cell>
          <table:table-cell office:value-type="float" office:value="45931" calcext:value-type="float">
            <text:p>45931</text:p>
          </table:table-cell>
          <table:table-cell office:value-type="string" calcext:value-type="string">
            <text:p>badhiya!</text:p>
          </table:table-cell>
          <table:table-cell/>
        </table:table-row>
        <table:table-row table:style-name="ro1">
          <table:table-cell office:value-type="float" office:value="126461" calcext:value-type="float">
            <text:p>126461</text:p>
          </table:table-cell>
          <table:table-cell office:value-type="float" office:value="0" calcext:value-type="float">
            <text:p>0</text:p>
          </table:table-cell>
          <table:table-cell office:value-type="float" office:value="830023" calcext:value-type="float">
            <text:p>830023</text:p>
          </table:table-cell>
          <table:table-cell office:value-type="float" office:value="86706" calcext:value-type="float">
            <text:p>86706</text:p>
          </table:table-cell>
          <table:table-cell office:value-type="string" calcext:value-type="string">
            <text:p>Any traveller would be enthused to set out on a journey after going through your trail, so it'd be great if you could provide more details about the routes!</text:p>
          </table:table-cell>
          <table:table-cell/>
        </table:table-row>
        <table:table-row table:style-name="ro1">
          <table:table-cell office:value-type="float" office:value="222829" calcext:value-type="float">
            <text:p>222829</text:p>
          </table:table-cell>
          <table:table-cell office:value-type="float" office:value="0" calcext:value-type="float">
            <text:p>0</text:p>
          </table:table-cell>
          <table:table-cell office:value-type="float" office:value="1147446" calcext:value-type="float">
            <text:p>1147446</text:p>
          </table:table-cell>
          <table:table-cell office:value-type="float" office:value="86596" calcext:value-type="float">
            <text:p>86596</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223804" calcext:value-type="float">
            <text:p>223804</text:p>
          </table:table-cell>
          <table:table-cell office:value-type="float" office:value="0" calcext:value-type="float">
            <text:p>0</text:p>
          </table:table-cell>
          <table:table-cell office:value-type="float" office:value="1153471" calcext:value-type="float">
            <text:p>1153471</text:p>
          </table:table-cell>
          <table:table-cell office:value-type="float" office:value="88295" calcext:value-type="float">
            <text:p>88295</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273895" calcext:value-type="float">
            <text:p>273895</text:p>
          </table:table-cell>
          <table:table-cell office:value-type="float" office:value="970122" calcext:value-type="float">
            <text:p>970122</text:p>
          </table:table-cell>
          <table:table-cell office:value-type="float" office:value="0" calcext:value-type="float">
            <text:p>0</text:p>
          </table:table-cell>
          <table:table-cell office:value-type="float" office:value="345343" calcext:value-type="float">
            <text:p>345343</text:p>
          </table:table-cell>
          <table:table-cell office:value-type="string" calcext:value-type="string">
            <text:p>[[@220385]] Thank you for taking the time to go through it!</text:p>
          </table:table-cell>
          <table:table-cell/>
        </table:table-row>
        <table:table-row table:style-name="ro1">
          <table:table-cell office:value-type="float" office:value="284453" calcext:value-type="float">
            <text:p>284453</text:p>
          </table:table-cell>
          <table:table-cell office:value-type="float" office:value="0" calcext:value-type="float">
            <text:p>0</text:p>
          </table:table-cell>
          <table:table-cell office:value-type="float" office:value="1496795" calcext:value-type="float">
            <text:p>1496795</text:p>
          </table:table-cell>
          <table:table-cell office:value-type="float" office:value="49868" calcext:value-type="float">
            <text:p>49868</text:p>
          </table:table-cell>
          <table:table-cell office:value-type="string" calcext:value-type="string">
            <text:p>The images are so good, I coaxed my sister into going through the trail!</text:p>
          </table:table-cell>
          <table:table-cell/>
        </table:table-row>
        <table:table-row table:style-name="ro1">
          <table:table-cell office:value-type="float" office:value="337916" calcext:value-type="float">
            <text:p>337916</text:p>
          </table:table-cell>
          <table:table-cell office:value-type="float" office:value="0" calcext:value-type="float">
            <text:p>0</text:p>
          </table:table-cell>
          <table:table-cell office:value-type="float" office:value="1803076" calcext:value-type="float">
            <text:p>1803076</text:p>
          </table:table-cell>
          <table:table-cell office:value-type="float" office:value="79246" calcext:value-type="float">
            <text:p>79246</text:p>
          </table:table-cell>
          <table:table-cell office:value-type="string" calcext:value-type="string">
            <text:p>The trail looks so amazing, just wish it would be a little more innovative!</text:p>
          </table:table-cell>
          <table:table-cell/>
        </table:table-row>
        <table:table-row table:style-name="ro1">
          <table:table-cell office:value-type="float" office:value="362708" calcext:value-type="float">
            <text:p>362708</text:p>
          </table:table-cell>
          <table:table-cell office:value-type="float" office:value="0" calcext:value-type="float">
            <text:p>0</text:p>
          </table:table-cell>
          <table:table-cell office:value-type="float" office:value="2074580" calcext:value-type="float">
            <text:p>2074580</text:p>
          </table:table-cell>
          <table:table-cell office:value-type="float" office:value="135736" calcext:value-type="float">
            <text:p>135736</text:p>
          </table:table-cell>
          <table:table-cell office:value-type="string" calcext:value-type="string">
            <text:p>loved your stories! wondering what your next trail would be?</text:p>
          </table:table-cell>
          <table:table-cell/>
        </table:table-row>
        <table:table-row table:style-name="ro1">
          <table:table-cell office:value-type="float" office:value="47203" calcext:value-type="float">
            <text:p>47203</text:p>
          </table:table-cell>
          <table:table-cell office:value-type="float" office:value="0" calcext:value-type="float">
            <text:p>0</text:p>
          </table:table-cell>
          <table:table-cell office:value-type="float" office:value="649752" calcext:value-type="float">
            <text:p>649752</text:p>
          </table:table-cell>
          <table:table-cell office:value-type="float" office:value="194122" calcext:value-type="float">
            <text:p>194122</text:p>
          </table:table-cell>
          <table:table-cell office:value-type="string" calcext:value-type="string">
            <text:p>What kind of details you want</text:p>
          </table:table-cell>
          <table:table-cell/>
        </table:table-row>
        <table:table-row table:style-name="ro1">
          <table:table-cell office:value-type="float" office:value="114244" calcext:value-type="float">
            <text:p>114244</text:p>
          </table:table-cell>
          <table:table-cell office:value-type="float" office:value="0" calcext:value-type="float">
            <text:p>0</text:p>
          </table:table-cell>
          <table:table-cell office:value-type="float" office:value="810212" calcext:value-type="float">
            <text:p>810212</text:p>
          </table:table-cell>
          <table:table-cell office:value-type="float" office:value="88289" calcext:value-type="float">
            <text:p>88289</text:p>
          </table:table-cell>
          <table:table-cell office:value-type="string" calcext:value-type="string">
            <text:p>Lajavaab</text:p>
          </table:table-cell>
          <table:table-cell/>
        </table:table-row>
        <table:table-row table:style-name="ro1">
          <table:table-cell office:value-type="float" office:value="161892" calcext:value-type="float">
            <text:p>161892</text:p>
          </table:table-cell>
          <table:table-cell office:value-type="float" office:value="0" calcext:value-type="float">
            <text:p>0</text:p>
          </table:table-cell>
          <table:table-cell office:value-type="float" office:value="920853" calcext:value-type="float">
            <text:p>920853</text:p>
          </table:table-cell>
          <table:table-cell office:value-type="float" office:value="86125" calcext:value-type="float">
            <text:p>86125</text:p>
          </table:table-cell>
          <table:table-cell office:value-type="string" calcext:value-type="string">
            <text:p>Hey the trail is amazing, could you give some info?</text:p>
          </table:table-cell>
          <table:table-cell/>
        </table:table-row>
        <table:table-row table:style-name="ro1">
          <table:table-cell office:value-type="float" office:value="258118" calcext:value-type="float">
            <text:p>258118</text:p>
          </table:table-cell>
          <table:table-cell office:value-type="float" office:value="0" calcext:value-type="float">
            <text:p>0</text:p>
          </table:table-cell>
          <table:table-cell office:value-type="float" office:value="1334496" calcext:value-type="float">
            <text:p>1334496</text:p>
          </table:table-cell>
          <table:table-cell office:value-type="float" office:value="87238" calcext:value-type="float">
            <text:p>87238</text:p>
          </table:table-cell>
          <table:table-cell office:value-type="string" calcext:value-type="string">
            <text:p>The trail name and the images are so vivid and interesting, I wish the content would be a little more clear!</text:p>
          </table:table-cell>
          <table:table-cell/>
        </table:table-row>
        <table:table-row table:style-name="ro1">
          <table:table-cell office:value-type="float" office:value="319434" calcext:value-type="float">
            <text:p>319434</text:p>
          </table:table-cell>
          <table:table-cell office:value-type="float" office:value="0" calcext:value-type="float">
            <text:p>0</text:p>
          </table:table-cell>
          <table:table-cell office:value-type="float" office:value="1700829" calcext:value-type="float">
            <text:p>1700829</text:p>
          </table:table-cell>
          <table:table-cell office:value-type="float" office:value="40812" calcext:value-type="float">
            <text:p>40812</text:p>
          </table:table-cell>
          <table:table-cell office:value-type="string" calcext:value-type="string">
            <text:p>its super wow pic ❤️</text:p>
          </table:table-cell>
          <table:table-cell/>
        </table:table-row>
        <table:table-row table:style-name="ro1">
          <table:table-cell office:value-type="float" office:value="1182" calcext:value-type="float">
            <text:p>1182</text:p>
          </table:table-cell>
          <table:table-cell office:value-type="float" office:value="2963" calcext:value-type="float">
            <text:p>2963</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must say this is an amazing trail ?</text:p>
          </table:table-cell>
          <table:table-cell/>
        </table:table-row>
        <table:table-row table:style-name="ro1">
          <table:table-cell office:value-type="float" office:value="16763" calcext:value-type="float">
            <text:p>16763</text:p>
          </table:table-cell>
          <table:table-cell office:value-type="float" office:value="0" calcext:value-type="float">
            <text:p>0</text:p>
          </table:table-cell>
          <table:table-cell office:value-type="float" office:value="159899" calcext:value-type="float">
            <text:p>159899</text:p>
          </table:table-cell>
          <table:table-cell office:value-type="float" office:value="158164" calcext:value-type="float">
            <text:p>158164</text:p>
          </table:table-cell>
          <table:table-cell office:value-type="string" calcext:value-type="string">
            <text:p>I did this trek twice</text:p>
          </table:table-cell>
          <table:table-cell/>
        </table:table-row>
        <table:table-row table:style-name="ro1">
          <table:table-cell office:value-type="float" office:value="18725" calcext:value-type="float">
            <text:p>18725</text:p>
          </table:table-cell>
          <table:table-cell office:value-type="float" office:value="0" calcext:value-type="float">
            <text:p>0</text:p>
          </table:table-cell>
          <table:table-cell office:value-type="float" office:value="581604" calcext:value-type="float">
            <text:p>581604</text:p>
          </table:table-cell>
          <table:table-cell office:value-type="float" office:value="49452" calcext:value-type="float">
            <text:p>49452</text:p>
          </table:table-cell>
          <table:table-cell office:value-type="string" calcext:value-type="string">
            <text:p>The title was so rad! cool stuff really!</text:p>
          </table:table-cell>
          <table:table-cell/>
        </table:table-row>
        <table:table-row table:style-name="ro1">
          <table:table-cell office:value-type="float" office:value="47250" calcext:value-type="float">
            <text:p>47250</text:p>
          </table:table-cell>
          <table:table-cell office:value-type="float" office:value="0" calcext:value-type="float">
            <text:p>0</text:p>
          </table:table-cell>
          <table:table-cell office:value-type="float" office:value="649534" calcext:value-type="float">
            <text:p>649534</text:p>
          </table:table-cell>
          <table:table-cell office:value-type="float" office:value="76879" calcext:value-type="float">
            <text:p>76879</text:p>
          </table:table-cell>
          <table:table-cell office:value-type="string" calcext:value-type="string">
            <text:p>amazing stories! when can i read your next adventure?</text:p>
          </table:table-cell>
          <table:table-cell/>
        </table:table-row>
        <table:table-row table:style-name="ro1">
          <table:table-cell office:value-type="float" office:value="91543" calcext:value-type="float">
            <text:p>91543</text:p>
          </table:table-cell>
          <table:table-cell office:value-type="float" office:value="0" calcext:value-type="float">
            <text:p>0</text:p>
          </table:table-cell>
          <table:table-cell office:value-type="float" office:value="744143" calcext:value-type="float">
            <text:p>744143</text:p>
          </table:table-cell>
          <table:table-cell office:value-type="float" office:value="221026" calcext:value-type="float">
            <text:p>221026</text:p>
          </table:table-cell>
          <table:table-cell office:value-type="string" calcext:value-type="string">
            <text:p>Thank harsh.. as I am not professional photographer and we used normal DSLR .. ?</text:p>
          </table:table-cell>
          <table:table-cell/>
        </table:table-row>
        <table:table-row table:style-name="ro1">
          <table:table-cell office:value-type="float" office:value="101593" calcext:value-type="float">
            <text:p>101593</text:p>
          </table:table-cell>
          <table:table-cell office:value-type="float" office:value="0" calcext:value-type="float">
            <text:p>0</text:p>
          </table:table-cell>
          <table:table-cell office:value-type="float" office:value="778593" calcext:value-type="float">
            <text:p>778593</text:p>
          </table:table-cell>
          <table:table-cell office:value-type="float" office:value="78631" calcext:value-type="float">
            <text:p>78631</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17659" calcext:value-type="float">
            <text:p>117659</text:p>
          </table:table-cell>
          <table:table-cell office:value-type="float" office:value="0" calcext:value-type="float">
            <text:p>0</text:p>
          </table:table-cell>
          <table:table-cell office:value-type="float" office:value="817748" calcext:value-type="float">
            <text:p>817748</text:p>
          </table:table-cell>
          <table:table-cell office:value-type="float" office:value="243765" calcext:value-type="float">
            <text:p>243765</text:p>
          </table:table-cell>
          <table:table-cell office:value-type="string" calcext:value-type="string">
            <text:p>[[@81787]] <text:s/>thank u so much for u r compliment</text:p>
          </table:table-cell>
          <table:table-cell/>
        </table:table-row>
        <table:table-row table:style-name="ro1">
          <table:table-cell office:value-type="float" office:value="190120" calcext:value-type="float">
            <text:p>190120</text:p>
          </table:table-cell>
          <table:table-cell office:value-type="float" office:value="0" calcext:value-type="float">
            <text:p>0</text:p>
          </table:table-cell>
          <table:table-cell office:value-type="float" office:value="988345" calcext:value-type="float">
            <text:p>988345</text:p>
          </table:table-cell>
          <table:table-cell office:value-type="float" office:value="84997" calcext:value-type="float">
            <text:p>84997</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326154" calcext:value-type="float">
            <text:p>326154</text:p>
          </table:table-cell>
          <table:table-cell office:value-type="float" office:value="115594" calcext:value-type="float">
            <text:p>115594</text:p>
          </table:table-cell>
          <table:table-cell office:value-type="float" office:value="0" calcext:value-type="float">
            <text:p>0</text:p>
          </table:table-cell>
          <table:table-cell office:value-type="float" office:value="376671" calcext:value-type="float">
            <text:p>376671</text:p>
          </table:table-cell>
          <table:table-cell office:value-type="string" calcext:value-type="string">
            <text:p>Its look so nice.. <text:s/>where is it..?</text:p>
          </table:table-cell>
          <table:table-cell/>
        </table:table-row>
        <table:table-row table:style-name="ro1">
          <table:table-cell office:value-type="float" office:value="329677" calcext:value-type="float">
            <text:p>329677</text:p>
          </table:table-cell>
          <table:table-cell office:value-type="float" office:value="0" calcext:value-type="float">
            <text:p>0</text:p>
          </table:table-cell>
          <table:table-cell office:value-type="float" office:value="1763456" calcext:value-type="float">
            <text:p>1763456</text:p>
          </table:table-cell>
          <table:table-cell office:value-type="float" office:value="544954" calcext:value-type="float">
            <text:p>544954</text:p>
          </table:table-cell>
          <table:table-cell office:value-type="string" calcext:value-type="string">
            <text:p>[[@76866]] it was a wonderful experience.</text:p>
          </table:table-cell>
          <table:table-cell/>
        </table:table-row>
        <table:table-row table:style-name="ro1">
          <table:table-cell office:value-type="float" office:value="351397" calcext:value-type="float">
            <text:p>351397</text:p>
          </table:table-cell>
          <table:table-cell office:value-type="float" office:value="0" calcext:value-type="float">
            <text:p>0</text:p>
          </table:table-cell>
          <table:table-cell office:value-type="float" office:value="1897196" calcext:value-type="float">
            <text:p>1897196</text:p>
          </table:table-cell>
          <table:table-cell office:value-type="float" office:value="80953" calcext:value-type="float">
            <text:p>80953</text:p>
          </table:table-cell>
          <table:table-cell office:value-type="string" calcext:value-type="string">
            <text:p>Nice one </text:p>
          </table:table-cell>
          <table:table-cell/>
        </table:table-row>
        <table:table-row table:style-name="ro1">
          <table:table-cell office:value-type="float" office:value="461503" calcext:value-type="float">
            <text:p>461503</text:p>
          </table:table-cell>
          <table:table-cell office:value-type="float" office:value="0" calcext:value-type="float">
            <text:p>0</text:p>
          </table:table-cell>
          <table:table-cell office:value-type="float" office:value="2259666" calcext:value-type="float">
            <text:p>2259666</text:p>
          </table:table-cell>
          <table:table-cell office:value-type="float" office:value="1836543" calcext:value-type="float">
            <text:p>1836543</text:p>
          </table:table-cell>
          <table:table-cell office:value-type="string" calcext:value-type="string">
            <text:p>Hello</text:p>
          </table:table-cell>
          <table:table-cell/>
        </table:table-row>
        <table:table-row table:style-name="ro1">
          <table:table-cell office:value-type="float" office:value="573" calcext:value-type="float">
            <text:p>573</text:p>
          </table:table-cell>
          <table:table-cell office:value-type="float" office:value="1360" calcext:value-type="float">
            <text:p>1360</text:p>
          </table:table-cell>
          <table:table-cell office:value-type="float" office:value="0" calcext:value-type="float">
            <text:p>0</text:p>
          </table:table-cell>
          <table:table-cell office:value-type="float" office:value="258" calcext:value-type="float">
            <text:p>258</text:p>
          </table:table-cell>
          <table:table-cell office:value-type="string" calcext:value-type="string">
            <text:p>[[@203]] not fair ðŸ˜ŸðŸ˜²ðŸ˜¥ðŸ˜­</text:p>
          </table:table-cell>
          <table:table-cell/>
        </table:table-row>
        <table:table-row table:style-name="ro1">
          <table:table-cell office:value-type="float" office:value="9687" calcext:value-type="float">
            <text:p>9687</text:p>
          </table:table-cell>
          <table:table-cell office:value-type="float" office:value="0" calcext:value-type="float">
            <text:p>0</text:p>
          </table:table-cell>
          <table:table-cell office:value-type="float" office:value="371225" calcext:value-type="float">
            <text:p>371225</text:p>
          </table:table-cell>
          <table:table-cell office:value-type="float" office:value="114388" calcext:value-type="float">
            <text:p>114388</text:p>
          </table:table-cell>
          <table:table-cell office:value-type="string" calcext:value-type="string">
            <text:p>Thanks for your support [[@10477]]</text:p>
          </table:table-cell>
          <table:table-cell/>
        </table:table-row>
        <table:table-row table:style-name="ro1">
          <table:table-cell office:value-type="float" office:value="84283" calcext:value-type="float">
            <text:p>84283</text:p>
          </table:table-cell>
          <table:table-cell office:value-type="float" office:value="0" calcext:value-type="float">
            <text:p>0</text:p>
          </table:table-cell>
          <table:table-cell office:value-type="float" office:value="76923" calcext:value-type="float">
            <text:p>76923</text:p>
          </table:table-cell>
          <table:table-cell office:value-type="float" office:value="87504" calcext:value-type="float">
            <text:p>87504</text:p>
          </table:table-cell>
          <table:table-cell office:value-type="string" calcext:value-type="string">
            <text:p>i love your trails,Where to next?</text:p>
          </table:table-cell>
          <table:table-cell/>
        </table:table-row>
        <table:table-row table:style-name="ro1">
          <table:table-cell office:value-type="float" office:value="116362" calcext:value-type="float">
            <text:p>116362</text:p>
          </table:table-cell>
          <table:table-cell office:value-type="float" office:value="0" calcext:value-type="float">
            <text:p>0</text:p>
          </table:table-cell>
          <table:table-cell office:value-type="float" office:value="815643" calcext:value-type="float">
            <text:p>815643</text:p>
          </table:table-cell>
          <table:table-cell office:value-type="float" office:value="52530" calcext:value-type="float">
            <text:p>52530</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274670" calcext:value-type="float">
            <text:p>274670</text:p>
          </table:table-cell>
          <table:table-cell office:value-type="float" office:value="0" calcext:value-type="float">
            <text:p>0</text:p>
          </table:table-cell>
          <table:table-cell office:value-type="float" office:value="1436504" calcext:value-type="float">
            <text:p>1436504</text:p>
          </table:table-cell>
          <table:table-cell office:value-type="float" office:value="44980" calcext:value-type="float">
            <text:p>44980</text:p>
          </table:table-cell>
          <table:table-cell office:value-type="string" calcext:value-type="string">
            <text:p>?nice!</text:p>
          </table:table-cell>
          <table:table-cell/>
        </table:table-row>
        <table:table-row table:style-name="ro1">
          <table:table-cell office:value-type="float" office:value="297460" calcext:value-type="float">
            <text:p>297460</text:p>
          </table:table-cell>
          <table:table-cell office:value-type="float" office:value="0" calcext:value-type="float">
            <text:p>0</text:p>
          </table:table-cell>
          <table:table-cell office:value-type="float" office:value="1573127" calcext:value-type="float">
            <text:p>1573127</text:p>
          </table:table-cell>
          <table:table-cell office:value-type="float" office:value="461903" calcext:value-type="float">
            <text:p>461903</text:p>
          </table:table-cell>
          <table:table-cell office:value-type="string" calcext:value-type="string">
            <text:p>[[@484640]] thanks</text:p>
          </table:table-cell>
          <table:table-cell/>
        </table:table-row>
        <table:table-row table:style-name="ro1">
          <table:table-cell office:value-type="float" office:value="313654" calcext:value-type="float">
            <text:p>313654</text:p>
          </table:table-cell>
          <table:table-cell office:value-type="float" office:value="0" calcext:value-type="float">
            <text:p>0</text:p>
          </table:table-cell>
          <table:table-cell office:value-type="float" office:value="1665864" calcext:value-type="float">
            <text:p>1665864</text:p>
          </table:table-cell>
          <table:table-cell office:value-type="float" office:value="78086" calcext:value-type="float">
            <text:p>78086</text:p>
          </table:table-cell>
          <table:table-cell office:value-type="string" calcext:value-type="string">
            <text:p>This is one of most creative trails in terms of images, wish I could read something about the place too! </text:p>
          </table:table-cell>
          <table:table-cell/>
        </table:table-row>
        <table:table-row table:style-name="ro1">
          <table:table-cell office:value-type="float" office:value="326295" calcext:value-type="float">
            <text:p>326295</text:p>
          </table:table-cell>
          <table:table-cell office:value-type="float" office:value="0" calcext:value-type="float">
            <text:p>0</text:p>
          </table:table-cell>
          <table:table-cell office:value-type="float" office:value="1745617" calcext:value-type="float">
            <text:p>1745617</text:p>
          </table:table-cell>
          <table:table-cell office:value-type="float" office:value="82227" calcext:value-type="float">
            <text:p>82227</text:p>
          </table:table-cell>
          <table:table-cell office:value-type="string" calcext:value-type="string">
            <text:p>You look like a true traveller from your pictures, it is so refreshing!</text:p>
          </table:table-cell>
          <table:table-cell/>
        </table:table-row>
        <table:table-row table:style-name="ro1">
          <table:table-cell office:value-type="float" office:value="341351" calcext:value-type="float">
            <text:p>341351</text:p>
          </table:table-cell>
          <table:table-cell office:value-type="float" office:value="0" calcext:value-type="float">
            <text:p>0</text:p>
          </table:table-cell>
          <table:table-cell office:value-type="float" office:value="1372523" calcext:value-type="float">
            <text:p>1372523</text:p>
          </table:table-cell>
          <table:table-cell office:value-type="float" office:value="561029" calcext:value-type="float">
            <text:p>561029</text:p>
          </table:table-cell>
          <table:table-cell office:value-type="string" calcext:value-type="string">
            <text:p>Hi</text:p>
          </table:table-cell>
          <table:table-cell/>
        </table:table-row>
        <table:table-row table:style-name="ro1">
          <table:table-cell office:value-type="float" office:value="361767" calcext:value-type="float">
            <text:p>361767</text:p>
          </table:table-cell>
          <table:table-cell office:value-type="float" office:value="0" calcext:value-type="float">
            <text:p>0</text:p>
          </table:table-cell>
          <table:table-cell office:value-type="float" office:value="2048209" calcext:value-type="float">
            <text:p>2048209</text:p>
          </table:table-cell>
          <table:table-cell office:value-type="float" office:value="83097" calcext:value-type="float">
            <text:p>83097</text:p>
          </table:table-cell>
          <table:table-cell office:value-type="string" calcext:value-type="string">
            <text:p>Could you share more stories through another story, it seems very interesting</text:p>
          </table:table-cell>
          <table:table-cell/>
        </table:table-row>
        <table:table-row table:style-name="ro1">
          <table:table-cell office:value-type="float" office:value="394608" calcext:value-type="float">
            <text:p>394608</text:p>
          </table:table-cell>
          <table:table-cell office:value-type="float" office:value="0" calcext:value-type="float">
            <text:p>0</text:p>
          </table:table-cell>
          <table:table-cell office:value-type="float" office:value="2288015" calcext:value-type="float">
            <text:p>2288015</text:p>
          </table:table-cell>
          <table:table-cell office:value-type="float" office:value="864153" calcext:value-type="float">
            <text:p>864153</text:p>
          </table:table-cell>
          <table:table-cell office:value-type="string" calcext:value-type="string">
            <text:p>Good</text:p>
          </table:table-cell>
          <table:table-cell/>
        </table:table-row>
        <table:table-row table:style-name="ro1">
          <table:table-cell office:value-type="float" office:value="439045" calcext:value-type="float">
            <text:p>439045</text:p>
          </table:table-cell>
          <table:table-cell office:value-type="float" office:value="0" calcext:value-type="float">
            <text:p>0</text:p>
          </table:table-cell>
          <table:table-cell office:value-type="float" office:value="2381293" calcext:value-type="float">
            <text:p>2381293</text:p>
          </table:table-cell>
          <table:table-cell office:value-type="float" office:value="15737" calcext:value-type="float">
            <text:p>15737</text:p>
          </table:table-cell>
          <table:table-cell office:value-type="string" calcext:value-type="string">
            <text:p>உங்க விடீயோவை பாத்தாலே வெயிலுக்கு இதமா இருக்கு </text:p>
          </table:table-cell>
          <table:table-cell/>
        </table:table-row>
        <table:table-row table:style-name="ro1">
          <table:table-cell office:value-type="float" office:value="76685" calcext:value-type="float">
            <text:p>76685</text:p>
          </table:table-cell>
          <table:table-cell office:value-type="float" office:value="0" calcext:value-type="float">
            <text:p>0</text:p>
          </table:table-cell>
          <table:table-cell office:value-type="float" office:value="724893" calcext:value-type="float">
            <text:p>724893</text:p>
          </table:table-cell>
          <table:table-cell office:value-type="float" office:value="82181" calcext:value-type="float">
            <text:p>82181</text:p>
          </table:table-cell>
          <table:table-cell office:value-type="string" calcext:value-type="string">
            <text:p>Chaa gaye tum toh</text:p>
          </table:table-cell>
          <table:table-cell/>
        </table:table-row>
        <table:table-row table:style-name="ro1">
          <table:table-cell office:value-type="float" office:value="106071" calcext:value-type="float">
            <text:p>106071</text:p>
          </table:table-cell>
          <table:table-cell office:value-type="float" office:value="0" calcext:value-type="float">
            <text:p>0</text:p>
          </table:table-cell>
          <table:table-cell office:value-type="float" office:value="791040" calcext:value-type="float">
            <text:p>791040</text:p>
          </table:table-cell>
          <table:table-cell office:value-type="float" office:value="39485" calcext:value-type="float">
            <text:p>39485</text:p>
          </table:table-cell>
          <table:table-cell office:value-type="string" calcext:value-type="string">
            <text:p>Jhakaas ekdum</text:p>
          </table:table-cell>
          <table:table-cell/>
        </table:table-row>
        <table:table-row table:style-name="ro1">
          <table:table-cell office:value-type="float" office:value="158965" calcext:value-type="float">
            <text:p>158965</text:p>
          </table:table-cell>
          <table:table-cell office:value-type="float" office:value="0" calcext:value-type="float">
            <text:p>0</text:p>
          </table:table-cell>
          <table:table-cell office:value-type="float" office:value="914852" calcext:value-type="float">
            <text:p>914852</text:p>
          </table:table-cell>
          <table:table-cell office:value-type="float" office:value="86817" calcext:value-type="float">
            <text:p>86817</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227138" calcext:value-type="float">
            <text:p>227138</text:p>
          </table:table-cell>
          <table:table-cell office:value-type="float" office:value="0" calcext:value-type="float">
            <text:p>0</text:p>
          </table:table-cell>
          <table:table-cell office:value-type="float" office:value="1166220" calcext:value-type="float">
            <text:p>1166220</text:p>
          </table:table-cell>
          <table:table-cell office:value-type="float" office:value="41598" calcext:value-type="float">
            <text:p>41598</text:p>
          </table:table-cell>
          <table:table-cell office:value-type="string" calcext:value-type="string">
            <text:p>Amazing trail, could share some videos of the same</text:p>
          </table:table-cell>
          <table:table-cell/>
        </table:table-row>
        <table:table-row table:style-name="ro1">
          <table:table-cell office:value-type="float" office:value="231817" calcext:value-type="float">
            <text:p>231817</text:p>
          </table:table-cell>
          <table:table-cell office:value-type="float" office:value="0" calcext:value-type="float">
            <text:p>0</text:p>
          </table:table-cell>
          <table:table-cell office:value-type="float" office:value="1181153" calcext:value-type="float">
            <text:p>1181153</text:p>
          </table:table-cell>
          <table:table-cell office:value-type="float" office:value="81826" calcext:value-type="float">
            <text:p>81826</text:p>
          </table:table-cell>
          <table:table-cell office:value-type="string" calcext:value-type="string">
            <text:p>This trail reminded me of my journey here, and it's absolutely novel!</text:p>
          </table:table-cell>
          <table:table-cell/>
        </table:table-row>
        <table:table-row table:style-name="ro1">
          <table:table-cell office:value-type="float" office:value="249501" calcext:value-type="float">
            <text:p>249501</text:p>
          </table:table-cell>
          <table:table-cell office:value-type="float" office:value="0" calcext:value-type="float">
            <text:p>0</text:p>
          </table:table-cell>
          <table:table-cell office:value-type="float" office:value="1259697" calcext:value-type="float">
            <text:p>1259697</text:p>
          </table:table-cell>
          <table:table-cell office:value-type="float" office:value="80327" calcext:value-type="float">
            <text:p>80327</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309261" calcext:value-type="float">
            <text:p>309261</text:p>
          </table:table-cell>
          <table:table-cell office:value-type="float" office:value="0" calcext:value-type="float">
            <text:p>0</text:p>
          </table:table-cell>
          <table:table-cell office:value-type="float" office:value="1640471" calcext:value-type="float">
            <text:p>1640471</text:p>
          </table:table-cell>
          <table:table-cell office:value-type="float" office:value="42397" calcext:value-type="float">
            <text:p>42397</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374063" calcext:value-type="float">
            <text:p>374063</text:p>
          </table:table-cell>
          <table:table-cell office:value-type="float" office:value="0" calcext:value-type="float">
            <text:p>0</text:p>
          </table:table-cell>
          <table:table-cell office:value-type="float" office:value="2215129" calcext:value-type="float">
            <text:p>2215129</text:p>
          </table:table-cell>
          <table:table-cell office:value-type="float" office:value="231012" calcext:value-type="float">
            <text:p>231012</text:p>
          </table:table-cell>
          <table:table-cell office:value-type="string" calcext:value-type="string">
            <text:p>Hey Pratheek!! Hope u r good.. sounds wierd, but I am not able to add description after the latest update. Are u facing the same issue? Sorry to ping u here..??</text:p>
          </table:table-cell>
          <table:table-cell/>
        </table:table-row>
        <table:table-row table:style-name="ro1">
          <table:table-cell office:value-type="float" office:value="144902" calcext:value-type="float">
            <text:p>144902</text:p>
          </table:table-cell>
          <table:table-cell office:value-type="float" office:value="0" calcext:value-type="float">
            <text:p>0</text:p>
          </table:table-cell>
          <table:table-cell office:value-type="float" office:value="879577" calcext:value-type="float">
            <text:p>879577</text:p>
          </table:table-cell>
          <table:table-cell office:value-type="float" office:value="79459" calcext:value-type="float">
            <text:p>79459</text:p>
          </table:table-cell>
          <table:table-cell office:value-type="string" calcext:value-type="string">
            <text:p>I love the wordplay in your title!</text:p>
          </table:table-cell>
          <table:table-cell/>
        </table:table-row>
        <table:table-row table:style-name="ro1">
          <table:table-cell office:value-type="float" office:value="172559" calcext:value-type="float">
            <text:p>172559</text:p>
          </table:table-cell>
          <table:table-cell office:value-type="float" office:value="0" calcext:value-type="float">
            <text:p>0</text:p>
          </table:table-cell>
          <table:table-cell office:value-type="float" office:value="953270" calcext:value-type="float">
            <text:p>953270</text:p>
          </table:table-cell>
          <table:table-cell office:value-type="float" office:value="85614" calcext:value-type="float">
            <text:p>85614</text:p>
          </table:table-cell>
          <table:table-cell office:value-type="string" calcext:value-type="string">
            <text:p>Looks like a fun place! I think I might visit and shoot some vlogs there!!</text:p>
          </table:table-cell>
          <table:table-cell/>
        </table:table-row>
        <table:table-row table:style-name="ro1">
          <table:table-cell office:value-type="float" office:value="224651" calcext:value-type="float">
            <text:p>224651</text:p>
          </table:table-cell>
          <table:table-cell office:value-type="float" office:value="0" calcext:value-type="float">
            <text:p>0</text:p>
          </table:table-cell>
          <table:table-cell office:value-type="float" office:value="1157390" calcext:value-type="float">
            <text:p>1157390</text:p>
          </table:table-cell>
          <table:table-cell office:value-type="float" office:value="349078" calcext:value-type="float">
            <text:p>349078</text:p>
          </table:table-cell>
          <table:table-cell office:value-type="string" calcext:value-type="string">
            <text:p>[[@78943]] ☺️????</text:p>
          </table:table-cell>
          <table:table-cell/>
        </table:table-row>
        <table:table-row table:style-name="ro1">
          <table:table-cell office:value-type="float" office:value="261341" calcext:value-type="float">
            <text:p>261341</text:p>
          </table:table-cell>
          <table:table-cell office:value-type="float" office:value="0" calcext:value-type="float">
            <text:p>0</text:p>
          </table:table-cell>
          <table:table-cell office:value-type="float" office:value="1356161" calcext:value-type="float">
            <text:p>1356161</text:p>
          </table:table-cell>
          <table:table-cell office:value-type="float" office:value="415677" calcext:value-type="float">
            <text:p>415677</text:p>
          </table:table-cell>
          <table:table-cell office:value-type="string" calcext:value-type="string">
            <text:p>Amazing</text:p>
          </table:table-cell>
          <table:table-cell/>
        </table:table-row>
        <table:table-row table:style-name="ro1">
          <table:table-cell office:value-type="float" office:value="273493" calcext:value-type="float">
            <text:p>273493</text:p>
          </table:table-cell>
          <table:table-cell office:value-type="float" office:value="43922" calcext:value-type="float">
            <text:p>43922</text:p>
          </table:table-cell>
          <table:table-cell office:value-type="float" office:value="0" calcext:value-type="float">
            <text:p>0</text:p>
          </table:table-cell>
          <table:table-cell office:value-type="float" office:value="438609" calcext:value-type="float">
            <text:p>438609</text:p>
          </table:table-cell>
          <table:table-cell office:value-type="string" calcext:value-type="string">
            <text:p>Very nice</text:p>
          </table:table-cell>
          <table:table-cell/>
        </table:table-row>
        <table:table-row table:style-name="ro1">
          <table:table-cell office:value-type="float" office:value="342468" calcext:value-type="float">
            <text:p>342468</text:p>
          </table:table-cell>
          <table:table-cell office:value-type="float" office:value="0" calcext:value-type="float">
            <text:p>0</text:p>
          </table:table-cell>
          <table:table-cell office:value-type="float" office:value="1830339" calcext:value-type="float">
            <text:p>1830339</text:p>
          </table:table-cell>
          <table:table-cell office:value-type="float" office:value="565035" calcext:value-type="float">
            <text:p>565035</text:p>
          </table:table-cell>
          <table:table-cell office:value-type="string" calcext:value-type="string">
            <text:p>[[@85042]] <text:s/>thanks ?</text:p>
          </table:table-cell>
          <table:table-cell/>
        </table:table-row>
        <table:table-row table:style-name="ro1">
          <table:table-cell office:value-type="float" office:value="354419" calcext:value-type="float">
            <text:p>354419</text:p>
          </table:table-cell>
          <table:table-cell office:value-type="float" office:value="0" calcext:value-type="float">
            <text:p>0</text:p>
          </table:table-cell>
          <table:table-cell office:value-type="float" office:value="1928368" calcext:value-type="float">
            <text:p>1928368</text:p>
          </table:table-cell>
          <table:table-cell office:value-type="float" office:value="85716" calcext:value-type="float">
            <text:p>85716</text:p>
          </table:table-cell>
          <table:table-cell office:value-type="string" calcext:value-type="string">
            <text:p>Your Trail could go from average to wow just by the use of some good quality images, the content is so informative!</text:p>
          </table:table-cell>
          <table:table-cell/>
        </table:table-row>
        <table:table-row table:style-name="ro1">
          <table:table-cell office:value-type="float" office:value="368580" calcext:value-type="float">
            <text:p>368580</text:p>
          </table:table-cell>
          <table:table-cell office:value-type="float" office:value="0" calcext:value-type="float">
            <text:p>0</text:p>
          </table:table-cell>
          <table:table-cell office:value-type="float" office:value="2166005" calcext:value-type="float">
            <text:p>2166005</text:p>
          </table:table-cell>
          <table:table-cell office:value-type="float" office:value="76510" calcext:value-type="float">
            <text:p>76510</text:p>
          </table:table-cell>
          <table:table-cell office:value-type="string" calcext:value-type="string">
            <text:p>Dekhne mein mast lag rahi hai yeh jagah</text:p>
          </table:table-cell>
          <table:table-cell/>
        </table:table-row>
        <table:table-row table:style-name="ro1">
          <table:table-cell office:value-type="float" office:value="370630" calcext:value-type="float">
            <text:p>370630</text:p>
          </table:table-cell>
          <table:table-cell office:value-type="float" office:value="0" calcext:value-type="float">
            <text:p>0</text:p>
          </table:table-cell>
          <table:table-cell office:value-type="float" office:value="2182471" calcext:value-type="float">
            <text:p>2182471</text:p>
          </table:table-cell>
          <table:table-cell office:value-type="float" office:value="690603" calcext:value-type="float">
            <text:p>690603</text:p>
          </table:table-cell>
          <table:table-cell office:value-type="string" calcext:value-type="string">
            <text:p>[[@82415]] it was a trip arranged by one of our colleague. We traveled to Gaeta by bus.</text:p>
          </table:table-cell>
          <table:table-cell/>
        </table:table-row>
        <table:table-row table:style-name="ro1">
          <table:table-cell office:value-type="float" office:value="392834" calcext:value-type="float">
            <text:p>392834</text:p>
          </table:table-cell>
          <table:table-cell office:value-type="float" office:value="0" calcext:value-type="float">
            <text:p>0</text:p>
          </table:table-cell>
          <table:table-cell office:value-type="float" office:value="1677378" calcext:value-type="float">
            <text:p>1677378</text:p>
          </table:table-cell>
          <table:table-cell office:value-type="float" office:value="924040" calcext:value-type="float">
            <text:p>924040</text:p>
          </table:table-cell>
          <table:table-cell office:value-type="string" calcext:value-type="string">
            <text:p>lovely</text:p>
          </table:table-cell>
          <table:table-cell/>
        </table:table-row>
        <table:table-row table:style-name="ro1">
          <table:table-cell office:value-type="float" office:value="403644" calcext:value-type="float">
            <text:p>403644</text:p>
          </table:table-cell>
          <table:table-cell office:value-type="float" office:value="0" calcext:value-type="float">
            <text:p>0</text:p>
          </table:table-cell>
          <table:table-cell office:value-type="float" office:value="2269841" calcext:value-type="float">
            <text:p>2269841</text:p>
          </table:table-cell>
          <table:table-cell office:value-type="float" office:value="453" calcext:value-type="float">
            <text:p>453</text:p>
          </table:table-cell>
          <table:table-cell office:value-type="string" calcext:value-type="string">
            <text:p>No wonder singapore is one of the most expensive country in the world</text:p>
          </table:table-cell>
          <table:table-cell/>
        </table:table-row>
        <table:table-row table:style-name="ro1">
          <table:table-cell office:value-type="float" office:value="408309" calcext:value-type="float">
            <text:p>408309</text:p>
          </table:table-cell>
          <table:table-cell office:value-type="float" office:value="0" calcext:value-type="float">
            <text:p>0</text:p>
          </table:table-cell>
          <table:table-cell office:value-type="float" office:value="2285839" calcext:value-type="float">
            <text:p>2285839</text:p>
          </table:table-cell>
          <table:table-cell office:value-type="float" office:value="1176926" calcext:value-type="float">
            <text:p>1176926</text:p>
          </table:table-cell>
          <table:table-cell office:value-type="string" calcext:value-type="string">
            <text:p>Hey</text:p>
          </table:table-cell>
          <table:table-cell/>
        </table:table-row>
        <table:table-row table:style-name="ro1">
          <table:table-cell office:value-type="float" office:value="414500" calcext:value-type="float">
            <text:p>414500</text:p>
          </table:table-cell>
          <table:table-cell office:value-type="float" office:value="0" calcext:value-type="float">
            <text:p>0</text:p>
          </table:table-cell>
          <table:table-cell office:value-type="float" office:value="1940963" calcext:value-type="float">
            <text:p>1940963</text:p>
          </table:table-cell>
          <table:table-cell office:value-type="float" office:value="1301649" calcext:value-type="float">
            <text:p>1301649</text:p>
          </table:table-cell>
          <table:table-cell office:value-type="string" calcext:value-type="string">
            <text:p>Goodnight</text:p>
          </table:table-cell>
          <table:table-cell/>
        </table:table-row>
        <table:table-row table:style-name="ro1">
          <table:table-cell office:value-type="float" office:value="430378" calcext:value-type="float">
            <text:p>430378</text:p>
          </table:table-cell>
          <table:table-cell office:value-type="float" office:value="0" calcext:value-type="float">
            <text:p>0</text:p>
          </table:table-cell>
          <table:table-cell office:value-type="float" office:value="82133" calcext:value-type="float">
            <text:p>82133</text:p>
          </table:table-cell>
          <table:table-cell office:value-type="float" office:value="19678" calcext:value-type="float">
            <text:p>19678</text:p>
          </table:table-cell>
          <table:table-cell office:value-type="string" calcext:value-type="string">
            <text:p>its great</text:p>
          </table:table-cell>
          <table:table-cell/>
        </table:table-row>
        <table:table-row table:style-name="ro1">
          <table:table-cell office:value-type="float" office:value="18501" calcext:value-type="float">
            <text:p>18501</text:p>
          </table:table-cell>
          <table:table-cell office:value-type="float" office:value="0" calcext:value-type="float">
            <text:p>0</text:p>
          </table:table-cell>
          <table:table-cell office:value-type="float" office:value="579607" calcext:value-type="float">
            <text:p>579607</text:p>
          </table:table-cell>
          <table:table-cell office:value-type="float" office:value="173644" calcext:value-type="float">
            <text:p>173644</text:p>
          </table:table-cell>
          <table:table-cell office:value-type="string" calcext:value-type="string">
            <text:p>[[@85353]] yeaah!! Actually I'm from dharmshala!!</text:p>
          </table:table-cell>
          <table:table-cell/>
        </table:table-row>
        <table:table-row table:style-name="ro1">
          <table:table-cell office:value-type="float" office:value="171347" calcext:value-type="float">
            <text:p>171347</text:p>
          </table:table-cell>
          <table:table-cell office:value-type="float" office:value="0" calcext:value-type="float">
            <text:p>0</text:p>
          </table:table-cell>
          <table:table-cell office:value-type="float" office:value="902094" calcext:value-type="float">
            <text:p>902094</text:p>
          </table:table-cell>
          <table:table-cell office:value-type="float" office:value="49019" calcext:value-type="float">
            <text:p>49019</text:p>
          </table:table-cell>
          <table:table-cell office:value-type="string" calcext:value-type="string">
            <text:p>I came across this trail in such a hurry, and it was all cause the catchy title! </text:p>
          </table:table-cell>
          <table:table-cell/>
        </table:table-row>
        <table:table-row table:style-name="ro1">
          <table:table-cell office:value-type="float" office:value="179488" calcext:value-type="float">
            <text:p>179488</text:p>
          </table:table-cell>
          <table:table-cell office:value-type="float" office:value="0" calcext:value-type="float">
            <text:p>0</text:p>
          </table:table-cell>
          <table:table-cell office:value-type="float" office:value="188283" calcext:value-type="float">
            <text:p>188283</text:p>
          </table:table-cell>
          <table:table-cell office:value-type="float" office:value="44491" calcext:value-type="float">
            <text:p>44491</text:p>
          </table:table-cell>
          <table:table-cell office:value-type="string" calcext:value-type="string">
            <text:p>I too am a backpacker like you, do you have any insights on cheap travel?</text:p>
          </table:table-cell>
          <table:table-cell/>
        </table:table-row>
        <table:table-row table:style-name="ro1">
          <table:table-cell office:value-type="float" office:value="193633" calcext:value-type="float">
            <text:p>193633</text:p>
          </table:table-cell>
          <table:table-cell office:value-type="float" office:value="0" calcext:value-type="float">
            <text:p>0</text:p>
          </table:table-cell>
          <table:table-cell office:value-type="float" office:value="1000638" calcext:value-type="float">
            <text:p>1000638</text:p>
          </table:table-cell>
          <table:table-cell office:value-type="float" office:value="301586" calcext:value-type="float">
            <text:p>301586</text:p>
          </table:table-cell>
          <table:table-cell office:value-type="string" calcext:value-type="string">
            <text:p>You have a direct bus to murdeshwar from Bangalore or from udupi.. own transport is the best option.. i.e car.. The temple is located next to the sea..</text:p>
          </table:table-cell>
          <table:table-cell/>
        </table:table-row>
        <table:table-row table:style-name="ro1">
          <table:table-cell office:value-type="float" office:value="219105" calcext:value-type="float">
            <text:p>219105</text:p>
          </table:table-cell>
          <table:table-cell office:value-type="float" office:value="0" calcext:value-type="float">
            <text:p>0</text:p>
          </table:table-cell>
          <table:table-cell office:value-type="float" office:value="1128190" calcext:value-type="float">
            <text:p>1128190</text:p>
          </table:table-cell>
          <table:table-cell office:value-type="float" office:value="340032" calcext:value-type="float">
            <text:p>340032</text:p>
          </table:table-cell>
          <table:table-cell office:value-type="string" calcext:value-type="string">
            <text:p>Every week</text:p>
          </table:table-cell>
          <table:table-cell/>
        </table:table-row>
        <table:table-row table:style-name="ro1">
          <table:table-cell office:value-type="float" office:value="287611" calcext:value-type="float">
            <text:p>287611</text:p>
          </table:table-cell>
          <table:table-cell office:value-type="float" office:value="0" calcext:value-type="float">
            <text:p>0</text:p>
          </table:table-cell>
          <table:table-cell office:value-type="float" office:value="1516278" calcext:value-type="float">
            <text:p>1516278</text:p>
          </table:table-cell>
          <table:table-cell office:value-type="float" office:value="459270" calcext:value-type="float">
            <text:p>459270</text:p>
          </table:table-cell>
          <table:table-cell office:value-type="string" calcext:value-type="string">
            <text:p>I love to travel and make good friends... almost I have traveled half of India</text:p>
          </table:table-cell>
          <table:table-cell/>
        </table:table-row>
        <table:table-row table:style-name="ro1">
          <table:table-cell office:value-type="float" office:value="293222" calcext:value-type="float">
            <text:p>293222</text:p>
          </table:table-cell>
          <table:table-cell office:value-type="float" office:value="1140539" calcext:value-type="float">
            <text:p>1140539</text:p>
          </table:table-cell>
          <table:table-cell office:value-type="float" office:value="0" calcext:value-type="float">
            <text:p>0</text:p>
          </table:table-cell>
          <table:table-cell office:value-type="float" office:value="466609" calcext:value-type="float">
            <text:p>466609</text:p>
          </table:table-cell>
          <table:table-cell office:value-type="string" calcext:value-type="string">
            <text:p>?✌️✌️?</text:p>
          </table:table-cell>
          <table:table-cell/>
        </table:table-row>
        <table:table-row table:style-name="ro1">
          <table:table-cell office:value-type="float" office:value="304879" calcext:value-type="float">
            <text:p>304879</text:p>
          </table:table-cell>
          <table:table-cell office:value-type="float" office:value="0" calcext:value-type="float">
            <text:p>0</text:p>
          </table:table-cell>
          <table:table-cell office:value-type="float" office:value="1605880" calcext:value-type="float">
            <text:p>1605880</text:p>
          </table:table-cell>
          <table:table-cell office:value-type="float" office:value="488113" calcext:value-type="float">
            <text:p>488113</text:p>
          </table:table-cell>
          <table:table-cell office:value-type="string" calcext:value-type="string">
            <text:p>[[@86107]] <text:s/>thank u for the kind words though m not a professional but yes for a tip .. U just need to put in ur heart while capturing the moment ..</text:p>
          </table:table-cell>
          <table:table-cell/>
        </table:table-row>
        <table:table-row table:style-name="ro1">
          <table:table-cell office:value-type="float" office:value="18087" calcext:value-type="float">
            <text:p>18087</text:p>
          </table:table-cell>
          <table:table-cell office:value-type="float" office:value="0" calcext:value-type="float">
            <text:p>0</text:p>
          </table:table-cell>
          <table:table-cell office:value-type="float" office:value="580192" calcext:value-type="float">
            <text:p>580192</text:p>
          </table:table-cell>
          <table:table-cell office:value-type="float" office:value="173830" calcext:value-type="float">
            <text:p>173830</text:p>
          </table:table-cell>
          <table:table-cell office:value-type="string" calcext:value-type="string">
            <text:p>[[@88158]] r u asking?????</text:p>
          </table:table-cell>
          <table:table-cell/>
        </table:table-row>
        <table:table-row table:style-name="ro1">
          <table:table-cell office:value-type="float" office:value="30347" calcext:value-type="float">
            <text:p>30347</text:p>
          </table:table-cell>
          <table:table-cell office:value-type="float" office:value="0" calcext:value-type="float">
            <text:p>0</text:p>
          </table:table-cell>
          <table:table-cell office:value-type="float" office:value="608645" calcext:value-type="float">
            <text:p>608645</text:p>
          </table:table-cell>
          <table:table-cell office:value-type="float" office:value="159289" calcext:value-type="float">
            <text:p>159289</text:p>
          </table:table-cell>
          <table:table-cell office:value-type="string" calcext:value-type="string">
            <text:p>Thank u soo much</text:p>
          </table:table-cell>
          <table:table-cell/>
        </table:table-row>
        <table:table-row table:style-name="ro1">
          <table:table-cell office:value-type="float" office:value="39225" calcext:value-type="float">
            <text:p>39225</text:p>
          </table:table-cell>
          <table:table-cell office:value-type="float" office:value="0" calcext:value-type="float">
            <text:p>0</text:p>
          </table:table-cell>
          <table:table-cell office:value-type="float" office:value="629785" calcext:value-type="float">
            <text:p>629785</text:p>
          </table:table-cell>
          <table:table-cell office:value-type="float" office:value="41628" calcext:value-type="float">
            <text:p>41628</text:p>
          </table:table-cell>
          <table:table-cell office:value-type="string" calcext:value-type="string">
            <text:p>Wow this looks so amazing </text:p>
          </table:table-cell>
          <table:table-cell/>
        </table:table-row>
        <table:table-row table:style-name="ro1">
          <table:table-cell office:value-type="float" office:value="87310" calcext:value-type="float">
            <text:p>87310</text:p>
          </table:table-cell>
          <table:table-cell office:value-type="float" office:value="0" calcext:value-type="float">
            <text:p>0</text:p>
          </table:table-cell>
          <table:table-cell office:value-type="float" office:value="107915" calcext:value-type="float">
            <text:p>107915</text:p>
          </table:table-cell>
          <table:table-cell office:value-type="float" office:value="76341" calcext:value-type="float">
            <text:p>76341</text:p>
          </table:table-cell>
          <table:table-cell office:value-type="string" calcext:value-type="string">
            <text:p>This is one of the catchiest title I've come across, wish there was more information to read!</text:p>
          </table:table-cell>
          <table:table-cell/>
        </table:table-row>
        <table:table-row table:style-name="ro1">
          <table:table-cell office:value-type="float" office:value="157813" calcext:value-type="float">
            <text:p>157813</text:p>
          </table:table-cell>
          <table:table-cell office:value-type="float" office:value="0" calcext:value-type="float">
            <text:p>0</text:p>
          </table:table-cell>
          <table:table-cell office:value-type="float" office:value="911803" calcext:value-type="float">
            <text:p>911803</text:p>
          </table:table-cell>
          <table:table-cell office:value-type="float" office:value="79779" calcext:value-type="float">
            <text:p>79779</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159894" calcext:value-type="float">
            <text:p>159894</text:p>
          </table:table-cell>
          <table:table-cell office:value-type="float" office:value="0" calcext:value-type="float">
            <text:p>0</text:p>
          </table:table-cell>
          <table:table-cell office:value-type="float" office:value="829355" calcext:value-type="float">
            <text:p>829355</text:p>
          </table:table-cell>
          <table:table-cell office:value-type="float" office:value="160632" calcext:value-type="float">
            <text:p>160632</text:p>
          </table:table-cell>
          <table:table-cell office:value-type="string" calcext:value-type="string">
            <text:p>[[@105394]] Bir Billing is included in the trail, dear. If you read all posts of the trail.</text:p>
          </table:table-cell>
          <table:table-cell/>
        </table:table-row>
        <table:table-row table:style-name="ro1">
          <table:table-cell office:value-type="float" office:value="174816" calcext:value-type="float">
            <text:p>174816</text:p>
          </table:table-cell>
          <table:table-cell office:value-type="float" office:value="0" calcext:value-type="float">
            <text:p>0</text:p>
          </table:table-cell>
          <table:table-cell office:value-type="float" office:value="957718" calcext:value-type="float">
            <text:p>957718</text:p>
          </table:table-cell>
          <table:table-cell office:value-type="float" office:value="83167" calcext:value-type="float">
            <text:p>83167</text:p>
          </table:table-cell>
          <table:table-cell office:value-type="string" calcext:value-type="string">
            <text:p>I just loved the trail, do you have any suggestions on what camera is best for backpacking?</text:p>
          </table:table-cell>
          <table:table-cell/>
        </table:table-row>
        <table:table-row table:style-name="ro1">
          <table:table-cell office:value-type="float" office:value="207040" calcext:value-type="float">
            <text:p>207040</text:p>
          </table:table-cell>
          <table:table-cell office:value-type="float" office:value="0" calcext:value-type="float">
            <text:p>0</text:p>
          </table:table-cell>
          <table:table-cell office:value-type="float" office:value="1065000" calcext:value-type="float">
            <text:p>1065000</text:p>
          </table:table-cell>
          <table:table-cell office:value-type="float" office:value="77982" calcext:value-type="float">
            <text:p>77982</text:p>
          </table:table-cell>
          <table:table-cell office:value-type="string" calcext:value-type="string">
            <text:p>The title took me by surprise, but I kind of lost track of the routes in the content!</text:p>
          </table:table-cell>
          <table:table-cell/>
        </table:table-row>
        <table:table-row table:style-name="ro1">
          <table:table-cell office:value-type="float" office:value="218377" calcext:value-type="float">
            <text:p>218377</text:p>
          </table:table-cell>
          <table:table-cell office:value-type="float" office:value="0" calcext:value-type="float">
            <text:p>0</text:p>
          </table:table-cell>
          <table:table-cell office:value-type="float" office:value="1095210" calcext:value-type="float">
            <text:p>1095210</text:p>
          </table:table-cell>
          <table:table-cell office:value-type="float" office:value="329813" calcext:value-type="float">
            <text:p>329813</text:p>
          </table:table-cell>
          <table:table-cell office:value-type="string" calcext:value-type="string">
            <text:p>[[@41050]] yep.. It is.. N thanks..</text:p>
          </table:table-cell>
          <table:table-cell/>
        </table:table-row>
        <table:table-row table:style-name="ro1">
          <table:table-cell office:value-type="float" office:value="253696" calcext:value-type="float">
            <text:p>253696</text:p>
          </table:table-cell>
          <table:table-cell office:value-type="float" office:value="0" calcext:value-type="float">
            <text:p>0</text:p>
          </table:table-cell>
          <table:table-cell office:value-type="float" office:value="1300935" calcext:value-type="float">
            <text:p>1300935</text:p>
          </table:table-cell>
          <table:table-cell office:value-type="float" office:value="40538" calcext:value-type="float">
            <text:p>40538</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87652" calcext:value-type="float">
            <text:p>287652</text:p>
          </table:table-cell>
          <table:table-cell office:value-type="float" office:value="0" calcext:value-type="float">
            <text:p>0</text:p>
          </table:table-cell>
          <table:table-cell office:value-type="float" office:value="1516786" calcext:value-type="float">
            <text:p>1516786</text:p>
          </table:table-cell>
          <table:table-cell office:value-type="float" office:value="466512" calcext:value-type="float">
            <text:p>466512</text:p>
          </table:table-cell>
          <table:table-cell office:value-type="string" calcext:value-type="string">
            <text:p>I will keep in mind @BHUMIT Bohra</text:p>
          </table:table-cell>
          <table:table-cell/>
        </table:table-row>
        <table:table-row table:style-name="ro1">
          <table:table-cell office:value-type="float" office:value="327151" calcext:value-type="float">
            <text:p>327151</text:p>
          </table:table-cell>
          <table:table-cell office:value-type="float" office:value="0" calcext:value-type="float">
            <text:p>0</text:p>
          </table:table-cell>
          <table:table-cell office:value-type="float" office:value="1749552" calcext:value-type="float">
            <text:p>1749552</text:p>
          </table:table-cell>
          <table:table-cell office:value-type="float" office:value="136247" calcext:value-type="float">
            <text:p>136247</text:p>
          </table:table-cell>
          <table:table-cell office:value-type="string" calcext:value-type="string">
            <text:p>Nyc shot ❤️❤️❤️</text:p>
          </table:table-cell>
          <table:table-cell/>
        </table:table-row>
        <table:table-row table:style-name="ro1">
          <table:table-cell office:value-type="float" office:value="446241" calcext:value-type="float">
            <text:p>446241</text:p>
          </table:table-cell>
          <table:table-cell office:value-type="float" office:value="0" calcext:value-type="float">
            <text:p>0</text:p>
          </table:table-cell>
          <table:table-cell office:value-type="float" office:value="2428904" calcext:value-type="float">
            <text:p>2428904</text:p>
          </table:table-cell>
          <table:table-cell office:value-type="float" office:value="1689892" calcext:value-type="float">
            <text:p>1689892</text:p>
          </table:table-cell>
          <table:table-cell office:value-type="string" calcext:value-type="string">
            <text:p>Nice</text:p>
          </table:table-cell>
          <table:table-cell/>
        </table:table-row>
        <table:table-row table:style-name="ro1">
          <table:table-cell office:value-type="float" office:value="461456" calcext:value-type="float">
            <text:p>461456</text:p>
          </table:table-cell>
          <table:table-cell office:value-type="float" office:value="0" calcext:value-type="float">
            <text:p>0</text:p>
          </table:table-cell>
          <table:table-cell office:value-type="float" office:value="704912" calcext:value-type="float">
            <text:p>704912</text:p>
          </table:table-cell>
          <table:table-cell office:value-type="float" office:value="2084861" calcext:value-type="float">
            <text:p>2084861</text:p>
          </table:table-cell>
          <table:table-cell office:value-type="string" calcext:value-type="string">
            <text:p>Good</text:p>
          </table:table-cell>
          <table:table-cell/>
        </table:table-row>
        <table:table-row table:style-name="ro1">
          <table:table-cell office:value-type="float" office:value="19257" calcext:value-type="float">
            <text:p>19257</text:p>
          </table:table-cell>
          <table:table-cell office:value-type="float" office:value="0" calcext:value-type="float">
            <text:p>0</text:p>
          </table:table-cell>
          <table:table-cell office:value-type="float" office:value="75092" calcext:value-type="float">
            <text:p>75092</text:p>
          </table:table-cell>
          <table:table-cell office:value-type="float" office:value="169727" calcext:value-type="float">
            <text:p>169727</text:p>
          </table:table-cell>
          <table:table-cell office:value-type="string" calcext:value-type="string">
            <text:p>Nice... Will try out those 3 remainders...</text:p>
          </table:table-cell>
          <table:table-cell/>
        </table:table-row>
        <table:table-row table:style-name="ro1">
          <table:table-cell office:value-type="float" office:value="66258" calcext:value-type="float">
            <text:p>66258</text:p>
          </table:table-cell>
          <table:table-cell office:value-type="float" office:value="0" calcext:value-type="float">
            <text:p>0</text:p>
          </table:table-cell>
          <table:table-cell office:value-type="float" office:value="689190" calcext:value-type="float">
            <text:p>689190</text:p>
          </table:table-cell>
          <table:table-cell office:value-type="float" office:value="201319" calcext:value-type="float">
            <text:p>201319</text:p>
          </table:table-cell>
          <table:table-cell office:value-type="string" calcext:value-type="string">
            <text:p>what a place???</text:p>
          </table:table-cell>
          <table:table-cell/>
        </table:table-row>
        <table:table-row table:style-name="ro1">
          <table:table-cell office:value-type="float" office:value="124751" calcext:value-type="float">
            <text:p>124751</text:p>
          </table:table-cell>
          <table:table-cell office:value-type="float" office:value="0" calcext:value-type="float">
            <text:p>0</text:p>
          </table:table-cell>
          <table:table-cell office:value-type="float" office:value="805144" calcext:value-type="float">
            <text:p>805144</text:p>
          </table:table-cell>
          <table:table-cell office:value-type="float" office:value="78316" calcext:value-type="float">
            <text:p>78316</text:p>
          </table:table-cell>
          <table:table-cell office:value-type="string" calcext:value-type="string">
            <text:p>Amazing trail, photos are so great, i wonder how the video might look, could you share some?</text:p>
          </table:table-cell>
          <table:table-cell/>
        </table:table-row>
        <table:table-row table:style-name="ro1">
          <table:table-cell office:value-type="float" office:value="164532" calcext:value-type="float">
            <text:p>164532</text:p>
          </table:table-cell>
          <table:table-cell office:value-type="float" office:value="0" calcext:value-type="float">
            <text:p>0</text:p>
          </table:table-cell>
          <table:table-cell office:value-type="float" office:value="928977" calcext:value-type="float">
            <text:p>928977</text:p>
          </table:table-cell>
          <table:table-cell office:value-type="float" office:value="39814" calcext:value-type="float">
            <text:p>39814</text:p>
          </table:table-cell>
          <table:table-cell office:value-type="string" calcext:value-type="string">
            <text:p>Awesome photos,videos would help describe those beautiful places i guess</text:p>
          </table:table-cell>
          <table:table-cell/>
        </table:table-row>
        <table:table-row table:style-name="ro1">
          <table:table-cell office:value-type="float" office:value="183278" calcext:value-type="float">
            <text:p>183278</text:p>
          </table:table-cell>
          <table:table-cell office:value-type="float" office:value="0" calcext:value-type="float">
            <text:p>0</text:p>
          </table:table-cell>
          <table:table-cell office:value-type="float" office:value="33725" calcext:value-type="float">
            <text:p>33725</text:p>
          </table:table-cell>
          <table:table-cell office:value-type="float" office:value="87274" calcext:value-type="float">
            <text:p>87274</text:p>
          </table:table-cell>
          <table:table-cell office:value-type="string" calcext:value-type="string">
            <text:p>Tum ho bemissal, kya trail hai ekdum</text:p>
          </table:table-cell>
          <table:table-cell/>
        </table:table-row>
        <table:table-row table:style-name="ro1">
          <table:table-cell office:value-type="float" office:value="211262" calcext:value-type="float">
            <text:p>211262</text:p>
          </table:table-cell>
          <table:table-cell office:value-type="float" office:value="0" calcext:value-type="float">
            <text:p>0</text:p>
          </table:table-cell>
          <table:table-cell office:value-type="float" office:value="1070812" calcext:value-type="float">
            <text:p>1070812</text:p>
          </table:table-cell>
          <table:table-cell office:value-type="float" office:value="80682" calcext:value-type="float">
            <text:p>80682</text:p>
          </table:table-cell>
          <table:table-cell office:value-type="string" calcext:value-type="string">
            <text:p>The pictures are just like that of the travel bloggers that I come across! Amazing for a beginner I would say!</text:p>
          </table:table-cell>
          <table:table-cell/>
        </table:table-row>
        <table:table-row table:style-name="ro1">
          <table:table-cell office:value-type="float" office:value="244275" calcext:value-type="float">
            <text:p>244275</text:p>
          </table:table-cell>
          <table:table-cell office:value-type="float" office:value="0" calcext:value-type="float">
            <text:p>0</text:p>
          </table:table-cell>
          <table:table-cell office:value-type="float" office:value="1224633" calcext:value-type="float">
            <text:p>1224633</text:p>
          </table:table-cell>
          <table:table-cell office:value-type="float" office:value="247644" calcext:value-type="float">
            <text:p>247644</text:p>
          </table:table-cell>
          <table:table-cell office:value-type="string" calcext:value-type="string">
            <text:p>Awesome work, Waiting for more :)</text:p>
          </table:table-cell>
          <table:table-cell/>
        </table:table-row>
        <table:table-row table:style-name="ro1">
          <table:table-cell office:value-type="float" office:value="247811" calcext:value-type="float">
            <text:p>247811</text:p>
          </table:table-cell>
          <table:table-cell office:value-type="float" office:value="0" calcext:value-type="float">
            <text:p>0</text:p>
          </table:table-cell>
          <table:table-cell office:value-type="float" office:value="1246854" calcext:value-type="float">
            <text:p>1246854</text:p>
          </table:table-cell>
          <table:table-cell office:value-type="float" office:value="20252" calcext:value-type="float">
            <text:p>20252</text:p>
          </table:table-cell>
          <table:table-cell office:value-type="string" calcext:value-type="string">
            <text:p>i love your trails,Where to next? </text:p>
          </table:table-cell>
          <table:table-cell/>
        </table:table-row>
        <table:table-row table:style-name="ro1">
          <table:table-cell office:value-type="float" office:value="251618" calcext:value-type="float">
            <text:p>251618</text:p>
          </table:table-cell>
          <table:table-cell office:value-type="float" office:value="0" calcext:value-type="float">
            <text:p>0</text:p>
          </table:table-cell>
          <table:table-cell office:value-type="float" office:value="1281794" calcext:value-type="float">
            <text:p>1281794</text:p>
          </table:table-cell>
          <table:table-cell office:value-type="float" office:value="387189" calcext:value-type="float">
            <text:p>387189</text:p>
          </table:table-cell>
          <table:table-cell office:value-type="string" calcext:value-type="string">
            <text:p>Wow ❤️</text:p>
          </table:table-cell>
          <table:table-cell/>
        </table:table-row>
        <table:table-row table:style-name="ro1">
          <table:table-cell office:value-type="float" office:value="292761" calcext:value-type="float">
            <text:p>292761</text:p>
          </table:table-cell>
          <table:table-cell office:value-type="float" office:value="0" calcext:value-type="float">
            <text:p>0</text:p>
          </table:table-cell>
          <table:table-cell office:value-type="float" office:value="1547798" calcext:value-type="float">
            <text:p>1547798</text:p>
          </table:table-cell>
          <table:table-cell office:value-type="float" office:value="476396" calcext:value-type="float">
            <text:p>476396</text:p>
          </table:table-cell>
          <table:table-cell office:value-type="string" calcext:value-type="string">
            <text:p>Kashmir</text:p>
          </table:table-cell>
          <table:table-cell/>
        </table:table-row>
        <table:table-row table:style-name="ro1">
          <table:table-cell office:value-type="float" office:value="309473" calcext:value-type="float">
            <text:p>309473</text:p>
          </table:table-cell>
          <table:table-cell office:value-type="float" office:value="0" calcext:value-type="float">
            <text:p>0</text:p>
          </table:table-cell>
          <table:table-cell office:value-type="float" office:value="519665" calcext:value-type="float">
            <text:p>519665</text:p>
          </table:table-cell>
          <table:table-cell office:value-type="float" office:value="170792" calcext:value-type="float">
            <text:p>170792</text:p>
          </table:table-cell>
          <table:table-cell office:value-type="string" calcext:value-type="string">
            <text:p>i love your trail, do you think this time of the year is apt to visit this place?</text:p>
          </table:table-cell>
          <table:table-cell/>
        </table:table-row>
        <table:table-row table:style-name="ro1">
          <table:table-cell office:value-type="float" office:value="380771" calcext:value-type="float">
            <text:p>380771</text:p>
          </table:table-cell>
          <table:table-cell office:value-type="float" office:value="0" calcext:value-type="float">
            <text:p>0</text:p>
          </table:table-cell>
          <table:table-cell office:value-type="float" office:value="53655" calcext:value-type="float">
            <text:p>53655</text:p>
          </table:table-cell>
          <table:table-cell office:value-type="float" office:value="772416" calcext:value-type="float">
            <text:p>772416</text:p>
          </table:table-cell>
          <table:table-cell office:value-type="string" calcext:value-type="string">
            <text:p>Nice</text:p>
          </table:table-cell>
          <table:table-cell/>
        </table:table-row>
        <table:table-row table:style-name="ro1">
          <table:table-cell office:value-type="float" office:value="5728" calcext:value-type="float">
            <text:p>5728</text:p>
          </table:table-cell>
          <table:table-cell office:value-type="float" office:value="0" calcext:value-type="float">
            <text:p>0</text:p>
          </table:table-cell>
          <table:table-cell office:value-type="float" office:value="107763" calcext:value-type="float">
            <text:p>107763</text:p>
          </table:table-cell>
          <table:table-cell office:value-type="float" office:value="49724" calcext:value-type="float">
            <text:p>49724</text:p>
          </table:table-cell>
          <table:table-cell office:value-type="string" calcext:value-type="string">
            <text:p>I m planing next week. Thanks</text:p>
          </table:table-cell>
          <table:table-cell/>
        </table:table-row>
        <table:table-row table:style-name="ro1">
          <table:table-cell office:value-type="float" office:value="58718" calcext:value-type="float">
            <text:p>58718</text:p>
          </table:table-cell>
          <table:table-cell office:value-type="float" office:value="0" calcext:value-type="float">
            <text:p>0</text:p>
          </table:table-cell>
          <table:table-cell office:value-type="float" office:value="676582" calcext:value-type="float">
            <text:p>676582</text:p>
          </table:table-cell>
          <table:table-cell office:value-type="float" office:value="43535" calcext:value-type="float">
            <text:p>43535</text:p>
          </table:table-cell>
          <table:table-cell office:value-type="string" calcext:value-type="string">
            <text:p>Must appreciate your photography skills, but you lost me with the content bit. </text:p>
          </table:table-cell>
          <table:table-cell/>
        </table:table-row>
        <table:table-row table:style-name="ro1">
          <table:table-cell office:value-type="float" office:value="70002" calcext:value-type="float">
            <text:p>70002</text:p>
          </table:table-cell>
          <table:table-cell office:value-type="float" office:value="0" calcext:value-type="float">
            <text:p>0</text:p>
          </table:table-cell>
          <table:table-cell office:value-type="float" office:value="704300" calcext:value-type="float">
            <text:p>704300</text:p>
          </table:table-cell>
          <table:table-cell office:value-type="float" office:value="209985" calcext:value-type="float">
            <text:p>209985</text:p>
          </table:table-cell>
          <table:table-cell office:value-type="string" calcext:value-type="string">
            <text:p>[[@83682]] thanks</text:p>
          </table:table-cell>
          <table:table-cell/>
        </table:table-row>
        <table:table-row table:style-name="ro1">
          <table:table-cell office:value-type="float" office:value="86277" calcext:value-type="float">
            <text:p>86277</text:p>
          </table:table-cell>
          <table:table-cell office:value-type="float" office:value="0" calcext:value-type="float">
            <text:p>0</text:p>
          </table:table-cell>
          <table:table-cell office:value-type="float" office:value="743632" calcext:value-type="float">
            <text:p>743632</text:p>
          </table:table-cell>
          <table:table-cell office:value-type="float" office:value="40061" calcext:value-type="float">
            <text:p>40061</text:p>
          </table:table-cell>
          <table:table-cell office:value-type="string" calcext:value-type="string">
            <text:p>This trail has the best image of all times!</text:p>
          </table:table-cell>
          <table:table-cell/>
        </table:table-row>
        <table:table-row table:style-name="ro1">
          <table:table-cell office:value-type="float" office:value="166300" calcext:value-type="float">
            <text:p>166300</text:p>
          </table:table-cell>
          <table:table-cell office:value-type="float" office:value="0" calcext:value-type="float">
            <text:p>0</text:p>
          </table:table-cell>
          <table:table-cell office:value-type="float" office:value="935996" calcext:value-type="float">
            <text:p>935996</text:p>
          </table:table-cell>
          <table:table-cell office:value-type="float" office:value="87869" calcext:value-type="float">
            <text:p>87869</text:p>
          </table:table-cell>
          <table:table-cell office:value-type="string" calcext:value-type="string">
            <text:p>This trail is ingenious! brilliant work!</text:p>
          </table:table-cell>
          <table:table-cell/>
        </table:table-row>
        <table:table-row table:style-name="ro1">
          <table:table-cell office:value-type="float" office:value="193859" calcext:value-type="float">
            <text:p>193859</text:p>
          </table:table-cell>
          <table:table-cell office:value-type="float" office:value="0" calcext:value-type="float">
            <text:p>0</text:p>
          </table:table-cell>
          <table:table-cell office:value-type="float" office:value="1006103" calcext:value-type="float">
            <text:p>1006103</text:p>
          </table:table-cell>
          <table:table-cell office:value-type="float" office:value="79798" calcext:value-type="float">
            <text:p>79798</text:p>
          </table:table-cell>
          <table:table-cell office:value-type="string" calcext:value-type="string">
            <text:p>Well that was a very ineteresting trail do you have more stories to tell</text:p>
          </table:table-cell>
          <table:table-cell/>
        </table:table-row>
        <table:table-row table:style-name="ro1">
          <table:table-cell office:value-type="float" office:value="194385" calcext:value-type="float">
            <text:p>194385</text:p>
          </table:table-cell>
          <table:table-cell office:value-type="float" office:value="0" calcext:value-type="float">
            <text:p>0</text:p>
          </table:table-cell>
          <table:table-cell office:value-type="float" office:value="1008888" calcext:value-type="float">
            <text:p>1008888</text:p>
          </table:table-cell>
          <table:table-cell office:value-type="float" office:value="41322" calcext:value-type="float">
            <text:p>41322</text:p>
          </table:table-cell>
          <table:table-cell office:value-type="string" calcext:value-type="string">
            <text:p>Chaa gaye tum toh</text:p>
          </table:table-cell>
          <table:table-cell/>
        </table:table-row>
        <table:table-row table:style-name="ro1">
          <table:table-cell office:value-type="float" office:value="237708" calcext:value-type="float">
            <text:p>237708</text:p>
          </table:table-cell>
          <table:table-cell office:value-type="float" office:value="0" calcext:value-type="float">
            <text:p>0</text:p>
          </table:table-cell>
          <table:table-cell office:value-type="float" office:value="1192577" calcext:value-type="float">
            <text:p>1192577</text:p>
          </table:table-cell>
          <table:table-cell office:value-type="float" office:value="86145" calcext:value-type="float">
            <text:p>86145</text:p>
          </table:table-cell>
          <table:table-cell office:value-type="string" calcext:value-type="string">
            <text:p>Wow! Thats amazing that you covered so much in so less budget!</text:p>
          </table:table-cell>
          <table:table-cell/>
        </table:table-row>
        <table:table-row table:style-name="ro1">
          <table:table-cell office:value-type="float" office:value="320095" calcext:value-type="float">
            <text:p>320095</text:p>
          </table:table-cell>
          <table:table-cell office:value-type="float" office:value="0" calcext:value-type="float">
            <text:p>0</text:p>
          </table:table-cell>
          <table:table-cell office:value-type="float" office:value="1707086" calcext:value-type="float">
            <text:p>1707086</text:p>
          </table:table-cell>
          <table:table-cell office:value-type="float" office:value="136483" calcext:value-type="float">
            <text:p>136483</text:p>
          </table:table-cell>
          <table:table-cell office:value-type="string" calcext:value-type="string">
            <text:p>OMG! yeh mera India</text:p>
          </table:table-cell>
          <table:table-cell/>
        </table:table-row>
        <table:table-row table:style-name="ro1">
          <table:table-cell office:value-type="float" office:value="449523" calcext:value-type="float">
            <text:p>449523</text:p>
          </table:table-cell>
          <table:table-cell office:value-type="float" office:value="0" calcext:value-type="float">
            <text:p>0</text:p>
          </table:table-cell>
          <table:table-cell office:value-type="float" office:value="2307455" calcext:value-type="float">
            <text:p>2307455</text:p>
          </table:table-cell>
          <table:table-cell office:value-type="float" office:value="1867996" calcext:value-type="float">
            <text:p>1867996</text:p>
          </table:table-cell>
          <table:table-cell office:value-type="string" calcext:value-type="string">
            <text:p>Vote for modi ji</text:p>
          </table:table-cell>
          <table:table-cell/>
        </table:table-row>
        <table:table-row table:style-name="ro1">
          <table:table-cell office:value-type="float" office:value="133511" calcext:value-type="float">
            <text:p>133511</text:p>
          </table:table-cell>
          <table:table-cell office:value-type="float" office:value="0" calcext:value-type="float">
            <text:p>0</text:p>
          </table:table-cell>
          <table:table-cell office:value-type="float" office:value="850426" calcext:value-type="float">
            <text:p>850426</text:p>
          </table:table-cell>
          <table:table-cell office:value-type="float" office:value="87689" calcext:value-type="float">
            <text:p>87689</text:p>
          </table:table-cell>
          <table:table-cell office:value-type="string" calcext:value-type="string">
            <text:p>you have travelled so much, i'm waiting to hear more stories</text:p>
          </table:table-cell>
          <table:table-cell/>
        </table:table-row>
        <table:table-row table:style-name="ro1">
          <table:table-cell office:value-type="float" office:value="146942" calcext:value-type="float">
            <text:p>146942</text:p>
          </table:table-cell>
          <table:table-cell office:value-type="float" office:value="0" calcext:value-type="float">
            <text:p>0</text:p>
          </table:table-cell>
          <table:table-cell office:value-type="float" office:value="882853" calcext:value-type="float">
            <text:p>882853</text:p>
          </table:table-cell>
          <table:table-cell office:value-type="float" office:value="81231" calcext:value-type="float">
            <text:p>81231</text:p>
          </table:table-cell>
          <table:table-cell office:value-type="string" calcext:value-type="string">
            <text:p>The photos are just so cool, what camera do you use?</text:p>
          </table:table-cell>
          <table:table-cell/>
        </table:table-row>
        <table:table-row table:style-name="ro2">
          <table:table-cell office:value-type="float" office:value="204846" calcext:value-type="float">
            <text:p>204846</text:p>
          </table:table-cell>
          <table:table-cell office:value-type="float" office:value="0" calcext:value-type="float">
            <text:p>0</text:p>
          </table:table-cell>
          <table:table-cell office:value-type="float" office:value="1059790" calcext:value-type="float">
            <text:p>1059790</text:p>
          </table:table-cell>
          <table:table-cell office:value-type="float" office:value="319121" calcext:value-type="float">
            <text:p>319121</text:p>
          </table:table-cell>
          <table:table-cell office:value-type="string" calcext:value-type="string">
            <text:p>[[@83240]]  Hey Mayur. Thank you.  :) </text:p>
            <text:p>I will add the stories shortly.</text:p>
          </table:table-cell>
          <table:table-cell/>
        </table:table-row>
        <table:table-row table:style-name="ro1">
          <table:table-cell office:value-type="float" office:value="247334" calcext:value-type="float">
            <text:p>247334</text:p>
          </table:table-cell>
          <table:table-cell office:value-type="float" office:value="0" calcext:value-type="float">
            <text:p>0</text:p>
          </table:table-cell>
          <table:table-cell office:value-type="float" office:value="1243423" calcext:value-type="float">
            <text:p>1243423</text:p>
          </table:table-cell>
          <table:table-cell office:value-type="float" office:value="87230" calcext:value-type="float">
            <text:p>87230</text:p>
          </table:table-cell>
          <table:table-cell office:value-type="string" calcext:value-type="string">
            <text:p>Looks like you've travelled a lot. I am also planning a trip for myself now, When would be the best time to visit according to you??</text:p>
          </table:table-cell>
          <table:table-cell/>
        </table:table-row>
        <table:table-row table:style-name="ro1">
          <table:table-cell office:value-type="float" office:value="248186" calcext:value-type="float">
            <text:p>248186</text:p>
          </table:table-cell>
          <table:table-cell office:value-type="float" office:value="0" calcext:value-type="float">
            <text:p>0</text:p>
          </table:table-cell>
          <table:table-cell office:value-type="float" office:value="1252915" calcext:value-type="float">
            <text:p>1252915</text:p>
          </table:table-cell>
          <table:table-cell office:value-type="float" office:value="135907" calcext:value-type="float">
            <text:p>135907</text:p>
          </table:table-cell>
          <table:table-cell office:value-type="string" calcext:value-type="string">
            <text:p>Your trail makes me believe that travel is the best investment! perfect!</text:p>
          </table:table-cell>
          <table:table-cell/>
        </table:table-row>
        <table:table-row table:style-name="ro1">
          <table:table-cell office:value-type="float" office:value="305538" calcext:value-type="float">
            <text:p>305538</text:p>
          </table:table-cell>
          <table:table-cell office:value-type="float" office:value="0" calcext:value-type="float">
            <text:p>0</text:p>
          </table:table-cell>
          <table:table-cell office:value-type="float" office:value="1615246" calcext:value-type="float">
            <text:p>1615246</text:p>
          </table:table-cell>
          <table:table-cell office:value-type="float" office:value="76811" calcext:value-type="float">
            <text:p>76811</text:p>
          </table:table-cell>
          <table:table-cell office:value-type="string" calcext:value-type="string">
            <text:p>Amazing content ❤️❤️</text:p>
          </table:table-cell>
          <table:table-cell/>
        </table:table-row>
        <table:table-row table:style-name="ro1">
          <table:table-cell office:value-type="float" office:value="313777" calcext:value-type="float">
            <text:p>313777</text:p>
          </table:table-cell>
          <table:table-cell office:value-type="float" office:value="1256171" calcext:value-type="float">
            <text:p>1256171</text:p>
          </table:table-cell>
          <table:table-cell office:value-type="float" office:value="0" calcext:value-type="float">
            <text:p>0</text:p>
          </table:table-cell>
          <table:table-cell office:value-type="float" office:value="494013" calcext:value-type="float">
            <text:p>494013</text:p>
          </table:table-cell>
          <table:table-cell office:value-type="string" calcext:value-type="string">
            <text:p>Missing...</text:p>
          </table:table-cell>
          <table:table-cell/>
        </table:table-row>
        <table:table-row table:style-name="ro1">
          <table:table-cell office:value-type="float" office:value="361935" calcext:value-type="float">
            <text:p>361935</text:p>
          </table:table-cell>
          <table:table-cell office:value-type="float" office:value="0" calcext:value-type="float">
            <text:p>0</text:p>
          </table:table-cell>
          <table:table-cell office:value-type="float" office:value="2058026" calcext:value-type="float">
            <text:p>2058026</text:p>
          </table:table-cell>
          <table:table-cell office:value-type="float" office:value="79040" calcext:value-type="float">
            <text:p>79040</text:p>
          </table:table-cell>
          <table:table-cell office:value-type="string" calcext:value-type="string">
            <text:p>The trail name got me all interested but the content got me a little mixed up!</text:p>
          </table:table-cell>
          <table:table-cell/>
        </table:table-row>
        <table:table-row table:style-name="ro1">
          <table:table-cell office:value-type="float" office:value="401154" calcext:value-type="float">
            <text:p>401154</text:p>
          </table:table-cell>
          <table:table-cell office:value-type="float" office:value="0" calcext:value-type="float">
            <text:p>0</text:p>
          </table:table-cell>
          <table:table-cell office:value-type="float" office:value="2298078" calcext:value-type="float">
            <text:p>2298078</text:p>
          </table:table-cell>
          <table:table-cell office:value-type="float" office:value="709578" calcext:value-type="float">
            <text:p>709578</text:p>
          </table:table-cell>
          <table:table-cell office:value-type="string" calcext:value-type="string">
            <text:p>[[@13288]] the only reason i watched the movie</text:p>
          </table:table-cell>
          <table:table-cell/>
        </table:table-row>
        <table:table-row table:style-name="ro1">
          <table:table-cell office:value-type="float" office:value="404008" calcext:value-type="float">
            <text:p>404008</text:p>
          </table:table-cell>
          <table:table-cell office:value-type="float" office:value="0" calcext:value-type="float">
            <text:p>0</text:p>
          </table:table-cell>
          <table:table-cell office:value-type="float" office:value="2266492" calcext:value-type="float">
            <text:p>2266492</text:p>
          </table:table-cell>
          <table:table-cell office:value-type="float" office:value="1078474" calcext:value-type="float">
            <text:p>1078474</text:p>
          </table:table-cell>
          <table:table-cell office:value-type="string" calcext:value-type="string">
            <text:p>Good sisterr but bad feeling</text:p>
          </table:table-cell>
          <table:table-cell/>
        </table:table-row>
        <table:table-row table:style-name="ro1">
          <table:table-cell office:value-type="float" office:value="64740" calcext:value-type="float">
            <text:p>64740</text:p>
          </table:table-cell>
          <table:table-cell office:value-type="float" office:value="0" calcext:value-type="float">
            <text:p>0</text:p>
          </table:table-cell>
          <table:table-cell office:value-type="float" office:value="538162" calcext:value-type="float">
            <text:p>538162</text:p>
          </table:table-cell>
          <table:table-cell office:value-type="float" office:value="160632" calcext:value-type="float">
            <text:p>160632</text:p>
          </table:table-cell>
          <table:table-cell office:value-type="string" calcext:value-type="string">
            <text:p>[[@99403]] You take a bus to Manali and get down at Bhuntar from where you can either take a taxi/cab or a local bus to Kasol (if you want to stay there for a while) or to Barsaini (if you directly want to go for the trek.) Kasol is in way to Barsaini. The taxis are rather expensive in comparison to the local buses. We, ourselves did stay in Kasol for a couple days and travelled by the local buses. And it cost us about 7k per person. So plan according to how you want to spend. :)</text:p>
          </table:table-cell>
          <table:table-cell/>
        </table:table-row>
        <table:table-row table:style-name="ro1">
          <table:table-cell office:value-type="float" office:value="112061" calcext:value-type="float">
            <text:p>112061</text:p>
          </table:table-cell>
          <table:table-cell office:value-type="float" office:value="0" calcext:value-type="float">
            <text:p>0</text:p>
          </table:table-cell>
          <table:table-cell office:value-type="float" office:value="802924" calcext:value-type="float">
            <text:p>802924</text:p>
          </table:table-cell>
          <table:table-cell office:value-type="float" office:value="77746" calcext:value-type="float">
            <text:p>77746</text:p>
          </table:table-cell>
          <table:table-cell office:value-type="string" calcext:value-type="string">
            <text:p>Amazing content ❤️❤️</text:p>
          </table:table-cell>
          <table:table-cell/>
        </table:table-row>
        <table:table-row table:style-name="ro1">
          <table:table-cell office:value-type="float" office:value="260734" calcext:value-type="float">
            <text:p>260734</text:p>
          </table:table-cell>
          <table:table-cell office:value-type="float" office:value="0" calcext:value-type="float">
            <text:p>0</text:p>
          </table:table-cell>
          <table:table-cell office:value-type="float" office:value="1343186" calcext:value-type="float">
            <text:p>1343186</text:p>
          </table:table-cell>
          <table:table-cell office:value-type="float" office:value="56143" calcext:value-type="float">
            <text:p>56143</text:p>
          </table:table-cell>
          <table:table-cell office:value-type="string" calcext:value-type="string">
            <text:p>Kindly join my group to share travel experience on fb group page travelling my passion https://www.facebook.com/groups/220528741821775/</text:p>
          </table:table-cell>
          <table:table-cell/>
        </table:table-row>
        <table:table-row table:style-name="ro1">
          <table:table-cell office:value-type="float" office:value="389953" calcext:value-type="float">
            <text:p>389953</text:p>
          </table:table-cell>
          <table:table-cell office:value-type="float" office:value="0" calcext:value-type="float">
            <text:p>0</text:p>
          </table:table-cell>
          <table:table-cell office:value-type="float" office:value="2268708" calcext:value-type="float">
            <text:p>2268708</text:p>
          </table:table-cell>
          <table:table-cell office:value-type="float" office:value="927657" calcext:value-type="float">
            <text:p>927657</text:p>
          </table:table-cell>
          <table:table-cell office:value-type="string" calcext:value-type="string">
            <text:p>Gjkg</text:p>
          </table:table-cell>
          <table:table-cell/>
        </table:table-row>
        <table:table-row table:style-name="ro1">
          <table:table-cell office:value-type="float" office:value="412754" calcext:value-type="float">
            <text:p>412754</text:p>
          </table:table-cell>
          <table:table-cell office:value-type="float" office:value="0" calcext:value-type="float">
            <text:p>0</text:p>
          </table:table-cell>
          <table:table-cell office:value-type="float" office:value="2343076" calcext:value-type="float">
            <text:p>2343076</text:p>
          </table:table-cell>
          <table:table-cell office:value-type="float" office:value="1338693" calcext:value-type="float">
            <text:p>1338693</text:p>
          </table:table-cell>
          <table:table-cell office:value-type="string" calcext:value-type="string">
            <text:p>Is tis fake or really it will work?</text:p>
          </table:table-cell>
          <table:table-cell/>
        </table:table-row>
        <table:table-row table:style-name="ro1">
          <table:table-cell office:value-type="float" office:value="431486" calcext:value-type="float">
            <text:p>431486</text:p>
          </table:table-cell>
          <table:table-cell office:value-type="float" office:value="0" calcext:value-type="float">
            <text:p>0</text:p>
          </table:table-cell>
          <table:table-cell office:value-type="float" office:value="1748960" calcext:value-type="float">
            <text:p>1748960</text:p>
          </table:table-cell>
          <table:table-cell office:value-type="float" office:value="461555" calcext:value-type="float">
            <text:p>461555</text:p>
          </table:table-cell>
          <table:table-cell office:value-type="string" calcext:value-type="string">
            <text:p>Love e</text:p>
          </table:table-cell>
          <table:table-cell/>
        </table:table-row>
        <table:table-row table:style-name="ro1">
          <table:table-cell office:value-type="float" office:value="52529" calcext:value-type="float">
            <text:p>52529</text:p>
          </table:table-cell>
          <table:table-cell office:value-type="float" office:value="0" calcext:value-type="float">
            <text:p>0</text:p>
          </table:table-cell>
          <table:table-cell office:value-type="float" office:value="661637" calcext:value-type="float">
            <text:p>661637</text:p>
          </table:table-cell>
          <table:table-cell office:value-type="float" office:value="41376" calcext:value-type="float">
            <text:p>41376</text:p>
          </table:table-cell>
          <table:table-cell office:value-type="string" calcext:value-type="string">
            <text:p>The title is so amazing, but the trail didn't look very promising :( </text:p>
          </table:table-cell>
          <table:table-cell/>
        </table:table-row>
        <table:table-row table:style-name="ro1">
          <table:table-cell office:value-type="float" office:value="89780" calcext:value-type="float">
            <text:p>89780</text:p>
          </table:table-cell>
          <table:table-cell office:value-type="float" office:value="0" calcext:value-type="float">
            <text:p>0</text:p>
          </table:table-cell>
          <table:table-cell office:value-type="float" office:value="752275" calcext:value-type="float">
            <text:p>752275</text:p>
          </table:table-cell>
          <table:table-cell office:value-type="float" office:value="88299" calcext:value-type="float">
            <text:p>88299</text:p>
          </table:table-cell>
          <table:table-cell office:value-type="string" calcext:value-type="string">
            <text:p>Awespme trail! could you give some suggestions on trekking paces around (place name)</text:p>
          </table:table-cell>
          <table:table-cell/>
        </table:table-row>
        <table:table-row table:style-name="ro1">
          <table:table-cell office:value-type="float" office:value="111422" calcext:value-type="float">
            <text:p>111422</text:p>
          </table:table-cell>
          <table:table-cell office:value-type="float" office:value="0" calcext:value-type="float">
            <text:p>0</text:p>
          </table:table-cell>
          <table:table-cell office:value-type="float" office:value="802066" calcext:value-type="float">
            <text:p>802066</text:p>
          </table:table-cell>
          <table:table-cell office:value-type="float" office:value="79489" calcext:value-type="float">
            <text:p>79489</text:p>
          </table:table-cell>
          <table:table-cell office:value-type="string" calcext:value-type="string">
            <text:p>I wish to visit here so much! :D</text:p>
          </table:table-cell>
          <table:table-cell/>
        </table:table-row>
        <table:table-row table:style-name="ro1">
          <table:table-cell office:value-type="float" office:value="116775" calcext:value-type="float">
            <text:p>116775</text:p>
          </table:table-cell>
          <table:table-cell office:value-type="float" office:value="0" calcext:value-type="float">
            <text:p>0</text:p>
          </table:table-cell>
          <table:table-cell office:value-type="float" office:value="815571" calcext:value-type="float">
            <text:p>815571</text:p>
          </table:table-cell>
          <table:table-cell office:value-type="float" office:value="242930" calcext:value-type="float">
            <text:p>242930</text:p>
          </table:table-cell>
          <table:table-cell office:value-type="string" calcext:value-type="string">
            <text:p>[[@86747]] thanku</text:p>
          </table:table-cell>
          <table:table-cell/>
        </table:table-row>
        <table:table-row table:style-name="ro1">
          <table:table-cell office:value-type="float" office:value="279224" calcext:value-type="float">
            <text:p>279224</text:p>
          </table:table-cell>
          <table:table-cell office:value-type="float" office:value="0" calcext:value-type="float">
            <text:p>0</text:p>
          </table:table-cell>
          <table:table-cell office:value-type="float" office:value="1463259" calcext:value-type="float">
            <text:p>1463259</text:p>
          </table:table-cell>
          <table:table-cell office:value-type="float" office:value="43465" calcext:value-type="float">
            <text:p>43465</text:p>
          </table:table-cell>
          <table:table-cell office:value-type="string" calcext:value-type="string">
            <text:p>The content is brilliant really, wish I could say the same for the pictures and the videos!</text:p>
          </table:table-cell>
          <table:table-cell/>
        </table:table-row>
        <table:table-row table:style-name="ro1">
          <table:table-cell office:value-type="float" office:value="346354" calcext:value-type="float">
            <text:p>346354</text:p>
          </table:table-cell>
          <table:table-cell office:value-type="float" office:value="0" calcext:value-type="float">
            <text:p>0</text:p>
          </table:table-cell>
          <table:table-cell office:value-type="float" office:value="1857076" calcext:value-type="float">
            <text:p>1857076</text:p>
          </table:table-cell>
          <table:table-cell office:value-type="float" office:value="573913" calcext:value-type="float">
            <text:p>573913</text:p>
          </table:table-cell>
          <table:table-cell office:value-type="string" calcext:value-type="string">
            <text:p>[[@83240]] thanks pls watch and subscribe me on my YouTube channel fire faizan vloggs</text:p>
          </table:table-cell>
          <table:table-cell/>
        </table:table-row>
        <table:table-row table:style-name="ro1">
          <table:table-cell office:value-type="float" office:value="405174" calcext:value-type="float">
            <text:p>405174</text:p>
          </table:table-cell>
          <table:table-cell office:value-type="float" office:value="0" calcext:value-type="float">
            <text:p>0</text:p>
          </table:table-cell>
          <table:table-cell office:value-type="float" office:value="761311" calcext:value-type="float">
            <text:p>761311</text:p>
          </table:table-cell>
          <table:table-cell office:value-type="float" office:value="1093415" calcext:value-type="float">
            <text:p>1093415</text:p>
          </table:table-cell>
          <table:table-cell office:value-type="string" calcext:value-type="string">
            <text:p>Yummy</text:p>
          </table:table-cell>
          <table:table-cell/>
        </table:table-row>
        <table:table-row table:style-name="ro1">
          <table:table-cell office:value-type="float" office:value="440141" calcext:value-type="float">
            <text:p>440141</text:p>
          </table:table-cell>
          <table:table-cell office:value-type="float" office:value="0" calcext:value-type="float">
            <text:p>0</text:p>
          </table:table-cell>
          <table:table-cell office:value-type="float" office:value="2187662" calcext:value-type="float">
            <text:p>2187662</text:p>
          </table:table-cell>
          <table:table-cell office:value-type="float" office:value="1649791" calcext:value-type="float">
            <text:p>1649791</text:p>
          </table:table-cell>
          <table:table-cell office:value-type="string" calcext:value-type="string">
            <text:p>Hii sexy</text:p>
          </table:table-cell>
          <table:table-cell/>
        </table:table-row>
        <table:table-row table:style-name="ro1">
          <table:table-cell office:value-type="float" office:value="461057" calcext:value-type="float">
            <text:p>461057</text:p>
          </table:table-cell>
          <table:table-cell office:value-type="float" office:value="0" calcext:value-type="float">
            <text:p>0</text:p>
          </table:table-cell>
          <table:table-cell office:value-type="float" office:value="2363610" calcext:value-type="float">
            <text:p>2363610</text:p>
          </table:table-cell>
          <table:table-cell office:value-type="float" office:value="2194690" calcext:value-type="float">
            <text:p>2194690</text:p>
          </table:table-cell>
          <table:table-cell office:value-type="string" calcext:value-type="string">
            <text:p>Hi aditi tumhara no kya hai</text:p>
          </table:table-cell>
          <table:table-cell/>
        </table:table-row>
        <table:table-row table:style-name="ro1">
          <table:table-cell office:value-type="float" office:value="58412" calcext:value-type="float">
            <text:p>58412</text:p>
          </table:table-cell>
          <table:table-cell office:value-type="float" office:value="0" calcext:value-type="float">
            <text:p>0</text:p>
          </table:table-cell>
          <table:table-cell office:value-type="float" office:value="672227" calcext:value-type="float">
            <text:p>672227</text:p>
          </table:table-cell>
          <table:table-cell office:value-type="float" office:value="200795" calcext:value-type="float">
            <text:p>200795</text:p>
          </table:table-cell>
          <table:table-cell office:value-type="string" calcext:value-type="string">
            <text:p>[[@80704]] I goes to udaipur daily as I studied there</text:p>
          </table:table-cell>
          <table:table-cell/>
        </table:table-row>
        <table:table-row table:style-name="ro1">
          <table:table-cell office:value-type="float" office:value="112652" calcext:value-type="float">
            <text:p>112652</text:p>
          </table:table-cell>
          <table:table-cell office:value-type="float" office:value="435413" calcext:value-type="float">
            <text:p>435413</text:p>
          </table:table-cell>
          <table:table-cell office:value-type="float" office:value="0" calcext:value-type="float">
            <text:p>0</text:p>
          </table:table-cell>
          <table:table-cell office:value-type="float" office:value="209519" calcext:value-type="float">
            <text:p>209519</text:p>
          </table:table-cell>
          <table:table-cell office:value-type="string" calcext:value-type="string">
            <text:p>Sorry its looks look like a pre setteled shoot</text:p>
          </table:table-cell>
          <table:table-cell/>
        </table:table-row>
        <table:table-row table:style-name="ro1">
          <table:table-cell office:value-type="float" office:value="182299" calcext:value-type="float">
            <text:p>182299</text:p>
          </table:table-cell>
          <table:table-cell office:value-type="float" office:value="0" calcext:value-type="float">
            <text:p>0</text:p>
          </table:table-cell>
          <table:table-cell office:value-type="float" office:value="68632" calcext:value-type="float">
            <text:p>68632</text:p>
          </table:table-cell>
          <table:table-cell office:value-type="float" office:value="86415" calcext:value-type="float">
            <text:p>86415</text:p>
          </table:table-cell>
          <table:table-cell office:value-type="string" calcext:value-type="string">
            <text:p>mast content h</text:p>
          </table:table-cell>
          <table:table-cell/>
        </table:table-row>
        <table:table-row table:style-name="ro1">
          <table:table-cell office:value-type="float" office:value="295973" calcext:value-type="float">
            <text:p>295973</text:p>
          </table:table-cell>
          <table:table-cell office:value-type="float" office:value="0" calcext:value-type="float">
            <text:p>0</text:p>
          </table:table-cell>
          <table:table-cell office:value-type="float" office:value="1565483" calcext:value-type="float">
            <text:p>1565483</text:p>
          </table:table-cell>
          <table:table-cell office:value-type="float" office:value="481884" calcext:value-type="float">
            <text:p>481884</text:p>
          </table:table-cell>
          <table:table-cell office:value-type="string" calcext:value-type="string">
            <text:p>Yes why not</text:p>
          </table:table-cell>
          <table:table-cell/>
        </table:table-row>
        <table:table-row table:style-name="ro1">
          <table:table-cell office:value-type="float" office:value="314809" calcext:value-type="float">
            <text:p>314809</text:p>
          </table:table-cell>
          <table:table-cell office:value-type="float" office:value="0" calcext:value-type="float">
            <text:p>0</text:p>
          </table:table-cell>
          <table:table-cell office:value-type="float" office:value="1625820" calcext:value-type="float">
            <text:p>1625820</text:p>
          </table:table-cell>
          <table:table-cell office:value-type="float" office:value="40573" calcext:value-type="float">
            <text:p>40573</text:p>
          </table:table-cell>
          <table:table-cell office:value-type="string" calcext:value-type="string">
            <text:p>can't wait to read about your next adventure</text:p>
          </table:table-cell>
          <table:table-cell/>
        </table:table-row>
        <table:table-row table:style-name="ro4">
          <table:table-cell office:value-type="float" office:value="379673" calcext:value-type="float">
            <text:p>379673</text:p>
          </table:table-cell>
          <table:table-cell office:value-type="float" office:value="0" calcext:value-type="float">
            <text:p>0</text:p>
          </table:table-cell>
          <table:table-cell office:value-type="float" office:value="1879355" calcext:value-type="float">
            <text:p>1879355</text:p>
          </table:table-cell>
          <table:table-cell office:value-type="float" office:value="337514" calcext:value-type="float">
            <text:p>337514</text:p>
          </table:table-cell>
          <table:table-cell office:value-type="string" calcext:value-type="string">
            <text:p>Hey good one?</text:p>
            <text:p>Would you mind checking my experience of the Blue City: Jodhpur?</text:p>
            <text:p>Check out here please?I shared my trail - Jodhpur: The Blue City of Rajasthan on Trell. Check it out here: https://trell.co/trail/jodhpur-the-blue-city-of-rajasthan-24d21cf9d43a/share/?utm_source=default</text:p>
          </table:table-cell>
          <table:table-cell/>
        </table:table-row>
        <table:table-row table:style-name="ro1">
          <table:table-cell office:value-type="float" office:value="397050" calcext:value-type="float">
            <text:p>397050</text:p>
          </table:table-cell>
          <table:table-cell office:value-type="float" office:value="0" calcext:value-type="float">
            <text:p>0</text:p>
          </table:table-cell>
          <table:table-cell office:value-type="float" office:value="2286008" calcext:value-type="float">
            <text:p>2286008</text:p>
          </table:table-cell>
          <table:table-cell office:value-type="float" office:value="985471" calcext:value-type="float">
            <text:p>985471</text:p>
          </table:table-cell>
          <table:table-cell office:value-type="float" office:value="9199185435" calcext:value-type="float">
            <text:p>9199185435</text:p>
          </table:table-cell>
          <table:table-cell/>
        </table:table-row>
        <table:table-row table:style-name="ro1">
          <table:table-cell office:value-type="float" office:value="397698" calcext:value-type="float">
            <text:p>397698</text:p>
          </table:table-cell>
          <table:table-cell office:value-type="float" office:value="0" calcext:value-type="float">
            <text:p>0</text:p>
          </table:table-cell>
          <table:table-cell office:value-type="float" office:value="2252468" calcext:value-type="float">
            <text:p>2252468</text:p>
          </table:table-cell>
          <table:table-cell office:value-type="float" office:value="4967" calcext:value-type="float">
            <text:p>4967</text:p>
          </table:table-cell>
          <table:table-cell office:value-type="string" calcext:value-type="string">
            <text:p>Love this so fricking much</text:p>
          </table:table-cell>
          <table:table-cell/>
        </table:table-row>
        <table:table-row table:style-name="ro1">
          <table:table-cell office:value-type="float" office:value="400320" calcext:value-type="float">
            <text:p>400320</text:p>
          </table:table-cell>
          <table:table-cell office:value-type="float" office:value="0" calcext:value-type="float">
            <text:p>0</text:p>
          </table:table-cell>
          <table:table-cell office:value-type="float" office:value="973110" calcext:value-type="float">
            <text:p>973110</text:p>
          </table:table-cell>
          <table:table-cell office:value-type="float" office:value="1991" calcext:value-type="float">
            <text:p>1991</text:p>
          </table:table-cell>
          <table:table-cell office:value-type="string" calcext:value-type="string">
            <text:p>its all about the fun </text:p>
          </table:table-cell>
          <table:table-cell/>
        </table:table-row>
        <table:table-row table:style-name="ro1">
          <table:table-cell office:value-type="float" office:value="112017" calcext:value-type="float">
            <text:p>112017</text:p>
          </table:table-cell>
          <table:table-cell office:value-type="float" office:value="0" calcext:value-type="float">
            <text:p>0</text:p>
          </table:table-cell>
          <table:table-cell office:value-type="float" office:value="803934" calcext:value-type="float">
            <text:p>803934</text:p>
          </table:table-cell>
          <table:table-cell office:value-type="float" office:value="82733" calcext:value-type="float">
            <text:p>82733</text:p>
          </table:table-cell>
          <table:table-cell office:value-type="string" calcext:value-type="string">
            <text:p>Brilliant trail! what pictures!</text:p>
          </table:table-cell>
          <table:table-cell/>
        </table:table-row>
        <table:table-row table:style-name="ro1">
          <table:table-cell office:value-type="float" office:value="139586" calcext:value-type="float">
            <text:p>139586</text:p>
          </table:table-cell>
          <table:table-cell office:value-type="float" office:value="0" calcext:value-type="float">
            <text:p>0</text:p>
          </table:table-cell>
          <table:table-cell office:value-type="float" office:value="865239" calcext:value-type="float">
            <text:p>865239</text:p>
          </table:table-cell>
          <table:table-cell office:value-type="float" office:value="85934" calcext:value-type="float">
            <text:p>85934</text:p>
          </table:table-cell>
          <table:table-cell office:value-type="string" calcext:value-type="string">
            <text:p>Subahnaalah!</text:p>
          </table:table-cell>
          <table:table-cell/>
        </table:table-row>
        <table:table-row table:style-name="ro1">
          <table:table-cell office:value-type="float" office:value="205381" calcext:value-type="float">
            <text:p>205381</text:p>
          </table:table-cell>
          <table:table-cell office:value-type="float" office:value="0" calcext:value-type="float">
            <text:p>0</text:p>
          </table:table-cell>
          <table:table-cell office:value-type="float" office:value="1060896" calcext:value-type="float">
            <text:p>1060896</text:p>
          </table:table-cell>
          <table:table-cell office:value-type="float" office:value="137046" calcext:value-type="float">
            <text:p>137046</text:p>
          </table:table-cell>
          <table:table-cell office:value-type="string" calcext:value-type="string">
            <text:p>Yummi too ?</text:p>
          </table:table-cell>
          <table:table-cell/>
        </table:table-row>
        <table:table-row table:style-name="ro1">
          <table:table-cell office:value-type="float" office:value="205538" calcext:value-type="float">
            <text:p>205538</text:p>
          </table:table-cell>
          <table:table-cell office:value-type="float" office:value="0" calcext:value-type="float">
            <text:p>0</text:p>
          </table:table-cell>
          <table:table-cell office:value-type="float" office:value="1061597" calcext:value-type="float">
            <text:p>1061597</text:p>
          </table:table-cell>
          <table:table-cell office:value-type="float" office:value="171899" calcext:value-type="float">
            <text:p>171899</text:p>
          </table:table-cell>
          <table:table-cell office:value-type="string" calcext:value-type="string">
            <text:p>[[@170793]] That was absolutely surprising</text:p>
          </table:table-cell>
          <table:table-cell/>
        </table:table-row>
        <table:table-row table:style-name="ro1">
          <table:table-cell office:value-type="float" office:value="224007" calcext:value-type="float">
            <text:p>224007</text:p>
          </table:table-cell>
          <table:table-cell office:value-type="float" office:value="0" calcext:value-type="float">
            <text:p>0</text:p>
          </table:table-cell>
          <table:table-cell office:value-type="float" office:value="1155000" calcext:value-type="float">
            <text:p>1155000</text:p>
          </table:table-cell>
          <table:table-cell office:value-type="float" office:value="348315" calcext:value-type="float">
            <text:p>348315</text:p>
          </table:table-cell>
          <table:table-cell office:value-type="string" calcext:value-type="string">
            <text:p>@Ruben_Devaj74thankyou?</text:p>
          </table:table-cell>
          <table:table-cell/>
        </table:table-row>
        <table:table-row table:style-name="ro1">
          <table:table-cell office:value-type="float" office:value="308091" calcext:value-type="float">
            <text:p>308091</text:p>
          </table:table-cell>
          <table:table-cell office:value-type="float" office:value="1183498" calcext:value-type="float">
            <text:p>1183498</text:p>
          </table:table-cell>
          <table:table-cell office:value-type="float" office:value="0" calcext:value-type="float">
            <text:p>0</text:p>
          </table:table-cell>
          <table:table-cell office:value-type="float" office:value="486050" calcext:value-type="float">
            <text:p>486050</text:p>
          </table:table-cell>
          <table:table-cell office:value-type="string" calcext:value-type="string">
            <text:p>The Old Look</text:p>
          </table:table-cell>
          <table:table-cell/>
        </table:table-row>
        <table:table-row table:style-name="ro1">
          <table:table-cell office:value-type="float" office:value="400855" calcext:value-type="float">
            <text:p>400855</text:p>
          </table:table-cell>
          <table:table-cell office:value-type="float" office:value="0" calcext:value-type="float">
            <text:p>0</text:p>
          </table:table-cell>
          <table:table-cell office:value-type="float" office:value="2301059" calcext:value-type="float">
            <text:p>2301059</text:p>
          </table:table-cell>
          <table:table-cell office:value-type="float" office:value="1037754" calcext:value-type="float">
            <text:p>1037754</text:p>
          </table:table-cell>
          <table:table-cell office:value-type="string" calcext:value-type="string">
            <text:p>ਚੜਦੀ ਕਲਾ <text:s/>ਫੋਜਾਂ</text:p>
          </table:table-cell>
          <table:table-cell/>
        </table:table-row>
        <table:table-row table:style-name="ro1">
          <table:table-cell office:value-type="float" office:value="96200" calcext:value-type="float">
            <text:p>96200</text:p>
          </table:table-cell>
          <table:table-cell office:value-type="float" office:value="0" calcext:value-type="float">
            <text:p>0</text:p>
          </table:table-cell>
          <table:table-cell office:value-type="float" office:value="765448" calcext:value-type="float">
            <text:p>765448</text:p>
          </table:table-cell>
          <table:table-cell office:value-type="float" office:value="86877" calcext:value-type="float">
            <text:p>86877</text:p>
          </table:table-cell>
          <table:table-cell office:value-type="string" calcext:value-type="string">
            <text:p>Your pictures reminded me of my childhood trip to this exact place, I wish there was more information...just to relive those days!</text:p>
          </table:table-cell>
          <table:table-cell/>
        </table:table-row>
        <table:table-row table:style-name="ro1">
          <table:table-cell office:value-type="float" office:value="224100" calcext:value-type="float">
            <text:p>224100</text:p>
          </table:table-cell>
          <table:table-cell office:value-type="float" office:value="0" calcext:value-type="float">
            <text:p>0</text:p>
          </table:table-cell>
          <table:table-cell office:value-type="float" office:value="1155538" calcext:value-type="float">
            <text:p>1155538</text:p>
          </table:table-cell>
          <table:table-cell office:value-type="float" office:value="87490" calcext:value-type="float">
            <text:p>87490</text:p>
          </table:table-cell>
          <table:table-cell office:value-type="string" calcext:value-type="string">
            <text:p>I myself have been to this place and your pictures brought back such good memories! How brilliant!</text:p>
          </table:table-cell>
          <table:table-cell/>
        </table:table-row>
        <table:table-row table:style-name="ro1">
          <table:table-cell office:value-type="float" office:value="266838" calcext:value-type="float">
            <text:p>266838</text:p>
          </table:table-cell>
          <table:table-cell office:value-type="float" office:value="951979" calcext:value-type="float">
            <text:p>951979</text:p>
          </table:table-cell>
          <table:table-cell office:value-type="float" office:value="0" calcext:value-type="float">
            <text:p>0</text:p>
          </table:table-cell>
          <table:table-cell office:value-type="float" office:value="422502" calcext:value-type="float">
            <text:p>422502</text:p>
          </table:table-cell>
          <table:table-cell office:value-type="string" calcext:value-type="string">
            <text:p>Wao</text:p>
          </table:table-cell>
          <table:table-cell/>
        </table:table-row>
        <table:table-row table:style-name="ro1">
          <table:table-cell office:value-type="float" office:value="270940" calcext:value-type="float">
            <text:p>270940</text:p>
          </table:table-cell>
          <table:table-cell office:value-type="float" office:value="888175" calcext:value-type="float">
            <text:p>888175</text:p>
          </table:table-cell>
          <table:table-cell office:value-type="float" office:value="0" calcext:value-type="float">
            <text:p>0</text:p>
          </table:table-cell>
          <table:table-cell office:value-type="float" office:value="168119" calcext:value-type="float">
            <text:p>168119</text:p>
          </table:table-cell>
          <table:table-cell office:value-type="string" calcext:value-type="string">
            <text:p>I want to apply</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0:08:45.510117768</meta:creation-date>
    <dc:date>2019-06-13T10:12:21.842289095</dc:date>
    <meta:editing-duration>PT3M35S</meta:editing-duration>
    <meta:editing-cycles>2</meta:editing-cycles>
    <meta:generator>LibreOffice/5.1.6.2$Linux_X86_64 LibreOffice_project/10m0$Build-2</meta:generator>
    <meta:document-statistic meta:table-count="1" meta:cell-count="20011" meta:object-count="0"/>
  </office:meta>
</office:document-meta>
</file>